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649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3.194cm"/>
    </style:style>
    <style:style style:name="co16" style:family="table-column">
      <style:table-column-properties fo:break-before="auto" style:column-width="2.24cm"/>
    </style:style>
    <style:style style:name="co17" style:family="table-column">
      <style:table-column-properties fo:break-before="auto" style:column-width="1.669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column table:style-name="co4" table:default-cell-style-name="Default"/>
        <table:table-column table:style-name="co17" table:number-columns-repeated="17" table:default-cell-style-name="Default"/>
        <table:table-column table:style-name="co16" table:number-columns-repeated="3" table:default-cell-style-name="Default"/>
        <table:table-column table:style-name="co10" table:number-columns-repeated="10" table:default-cell-style-name="Default"/>
        <table:table-column table:style-name="co18" table:default-cell-style-name="Default"/>
        <table:table-column table:style-name="co10" table:number-columns-repeated="20" table:default-cell-style-name="Default"/>
        <table:table-row table:style-name="ro1">
          <table:table-cell table:style-name="ce3" office:value-type="string" calcext:value-type="string">
            <text:p>EstacaoCodigo</text:p>
          </table:table-cell>
          <table:table-cell table:style-name="ce3" office:value-type="string" calcext:value-type="string">
            <text:p>NivelConsistenci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Hora</text:p>
          </table:table-cell>
          <table:table-cell table:style-name="ce3" office:value-type="string" calcext:value-type="string">
            <text:p>MediaDiaria</text:p>
          </table:table-cell>
          <table:table-cell table:style-name="ce3" office:value-type="string" calcext:value-type="string">
            <text:p>MetodoObtencaoVazoes</text:p>
          </table:table-cell>
          <table:table-cell table:style-name="ce3" office:value-type="string" calcext:value-type="string">
            <text:p>Maxima</text:p>
          </table:table-cell>
          <table:table-cell table:style-name="ce3" office:value-type="string" calcext:value-type="string">
            <text:p>Minima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DiaMaxima</text:p>
          </table:table-cell>
          <table:table-cell table:style-name="ce3" office:value-type="string" calcext:value-type="string">
            <text:p>DiaMinima</text:p>
          </table:table-cell>
          <table:table-cell table:style-name="ce3" office:value-type="string" calcext:value-type="string">
            <text:p>MaximaStatus</text:p>
          </table:table-cell>
          <table:table-cell table:style-name="ce3" office:value-type="string" calcext:value-type="string">
            <text:p>MinimaStatus</text:p>
          </table:table-cell>
          <table:table-cell table:style-name="ce3" office:value-type="string" calcext:value-type="string">
            <text:p>MediaStatus</text:p>
          </table:table-cell>
          <table:table-cell table:style-name="ce3" office:value-type="string" calcext:value-type="string">
            <text:p>MediaAnual</text:p>
          </table:table-cell>
          <table:table-cell table:style-name="ce3" office:value-type="string" calcext:value-type="string">
            <text:p>MediaAnualStatus</text:p>
          </table:table-cell>
          <table:table-cell table:style-name="ce3" office:value-type="string" calcext:value-type="string">
            <text:p>Vazao01</text:p>
          </table:table-cell>
          <table:table-cell table:style-name="ce3" office:value-type="string" calcext:value-type="string">
            <text:p>Vazao02</text:p>
          </table:table-cell>
          <table:table-cell table:style-name="ce3" office:value-type="string" calcext:value-type="string">
            <text:p>Vazao03</text:p>
          </table:table-cell>
          <table:table-cell table:style-name="ce3" office:value-type="string" calcext:value-type="string">
            <text:p>Vazao04</text:p>
          </table:table-cell>
          <table:table-cell table:style-name="ce3" office:value-type="string" calcext:value-type="string">
            <text:p>Vazao05</text:p>
          </table:table-cell>
          <table:table-cell table:style-name="ce3" office:value-type="string" calcext:value-type="string">
            <text:p>Vazao06</text:p>
          </table:table-cell>
          <table:table-cell table:style-name="ce3" office:value-type="string" calcext:value-type="string">
            <text:p>Vazao07</text:p>
          </table:table-cell>
          <table:table-cell table:style-name="ce3" office:value-type="string" calcext:value-type="string">
            <text:p>Vazao08</text:p>
          </table:table-cell>
          <table:table-cell table:style-name="ce3" office:value-type="string" calcext:value-type="string">
            <text:p>Vazao09</text:p>
          </table:table-cell>
          <table:table-cell table:style-name="ce3" office:value-type="string" calcext:value-type="string">
            <text:p>Vazao10</text:p>
          </table:table-cell>
          <table:table-cell table:style-name="ce3" office:value-type="string" calcext:value-type="string">
            <text:p>Vazao11</text:p>
          </table:table-cell>
          <table:table-cell table:style-name="ce3" office:value-type="string" calcext:value-type="string">
            <text:p>Vazao12</text:p>
          </table:table-cell>
          <table:table-cell table:style-name="ce3" office:value-type="string" calcext:value-type="string">
            <text:p>Vazao13</text:p>
          </table:table-cell>
          <table:table-cell table:style-name="ce3" office:value-type="string" calcext:value-type="string">
            <text:p>Vazao14</text:p>
          </table:table-cell>
          <table:table-cell table:style-name="ce3" office:value-type="string" calcext:value-type="string">
            <text:p>Vazao15</text:p>
          </table:table-cell>
          <table:table-cell table:style-name="ce3" office:value-type="string" calcext:value-type="string">
            <text:p>Vazao16</text:p>
          </table:table-cell>
          <table:table-cell table:style-name="ce3" office:value-type="string" calcext:value-type="string">
            <text:p>Vazao17</text:p>
          </table:table-cell>
          <table:table-cell table:style-name="ce3" office:value-type="string" calcext:value-type="string">
            <text:p>Vazao18</text:p>
          </table:table-cell>
          <table:table-cell table:style-name="ce3" office:value-type="string" calcext:value-type="string">
            <text:p>Vazao19</text:p>
          </table:table-cell>
          <table:table-cell table:style-name="ce3" office:value-type="string" calcext:value-type="string">
            <text:p>Vazao20</text:p>
          </table:table-cell>
          <table:table-cell table:style-name="ce3" office:value-type="string" calcext:value-type="string">
            <text:p>Vazao21</text:p>
          </table:table-cell>
          <table:table-cell table:style-name="ce3" office:value-type="string" calcext:value-type="string">
            <text:p>Vazao22</text:p>
          </table:table-cell>
          <table:table-cell table:style-name="ce3" office:value-type="string" calcext:value-type="string">
            <text:p>Vazao23</text:p>
          </table:table-cell>
          <table:table-cell table:style-name="ce3" office:value-type="string" calcext:value-type="string">
            <text:p>Vazao24</text:p>
          </table:table-cell>
          <table:table-cell table:style-name="ce3" office:value-type="string" calcext:value-type="string">
            <text:p>Vazao25</text:p>
          </table:table-cell>
          <table:table-cell table:style-name="ce3" office:value-type="string" calcext:value-type="string">
            <text:p>Vazao26</text:p>
          </table:table-cell>
          <table:table-cell table:style-name="ce3" office:value-type="string" calcext:value-type="string">
            <text:p>Vazao27</text:p>
          </table:table-cell>
          <table:table-cell table:style-name="ce3" office:value-type="string" calcext:value-type="string">
            <text:p>Vazao28</text:p>
          </table:table-cell>
          <table:table-cell table:style-name="ce3" office:value-type="string" calcext:value-type="string">
            <text:p>Vazao29</text:p>
          </table:table-cell>
          <table:table-cell table:style-name="ce3" office:value-type="string" calcext:value-type="string">
            <text:p>Vazao30</text:p>
          </table:table-cell>
          <table:table-cell table:style-name="ce3" office:value-type="string" calcext:value-type="string">
            <text:p>Vazao31</text:p>
          </table:table-cell>
          <table:table-cell table:style-name="ce3" office:value-type="string" calcext:value-type="string">
            <text:p>Vazao01Status</text:p>
          </table:table-cell>
          <table:table-cell table:style-name="ce3" office:value-type="string" calcext:value-type="string">
            <text:p>Vazao02Status</text:p>
          </table:table-cell>
          <table:table-cell table:style-name="ce3" office:value-type="string" calcext:value-type="string">
            <text:p>Vazao03Status</text:p>
          </table:table-cell>
          <table:table-cell table:style-name="ce3" office:value-type="string" calcext:value-type="string">
            <text:p>Vazao04Status</text:p>
          </table:table-cell>
          <table:table-cell table:style-name="ce3" office:value-type="string" calcext:value-type="string">
            <text:p>Vazao05Status</text:p>
          </table:table-cell>
          <table:table-cell table:style-name="ce3" office:value-type="string" calcext:value-type="string">
            <text:p>Vazao06Status</text:p>
          </table:table-cell>
          <table:table-cell table:style-name="ce3" office:value-type="string" calcext:value-type="string">
            <text:p>Vazao07Status</text:p>
          </table:table-cell>
          <table:table-cell table:style-name="ce3" office:value-type="string" calcext:value-type="string">
            <text:p>Vazao08Status</text:p>
          </table:table-cell>
          <table:table-cell table:style-name="ce3" office:value-type="string" calcext:value-type="string">
            <text:p>Vazao09Status</text:p>
          </table:table-cell>
          <table:table-cell table:style-name="ce3" office:value-type="string" calcext:value-type="string">
            <text:p>Vazao10Status</text:p>
          </table:table-cell>
          <table:table-cell table:style-name="ce3" office:value-type="string" calcext:value-type="string">
            <text:p>Vazao11Status</text:p>
          </table:table-cell>
          <table:table-cell table:style-name="ce3" office:value-type="string" calcext:value-type="string">
            <text:p>Vazao12Status</text:p>
          </table:table-cell>
          <table:table-cell table:style-name="ce3" office:value-type="string" calcext:value-type="string">
            <text:p>Vazao13Status</text:p>
          </table:table-cell>
          <table:table-cell table:style-name="ce3" office:value-type="string" calcext:value-type="string">
            <text:p>Vazao14Status</text:p>
          </table:table-cell>
          <table:table-cell table:style-name="ce3" office:value-type="string" calcext:value-type="string">
            <text:p>Vazao15Status</text:p>
          </table:table-cell>
          <table:table-cell table:style-name="ce3" office:value-type="string" calcext:value-type="string">
            <text:p>Vazao16Status</text:p>
          </table:table-cell>
          <table:table-cell table:style-name="ce3" office:value-type="string" calcext:value-type="string">
            <text:p>Vazao17Status</text:p>
          </table:table-cell>
          <table:table-cell table:style-name="ce3" office:value-type="string" calcext:value-type="string">
            <text:p>Vazao18Status</text:p>
          </table:table-cell>
          <table:table-cell table:style-name="ce3" office:value-type="string" calcext:value-type="string">
            <text:p>Vazao19Status</text:p>
          </table:table-cell>
          <table:table-cell table:style-name="ce3" office:value-type="string" calcext:value-type="string">
            <text:p>Vazao20Status</text:p>
          </table:table-cell>
          <table:table-cell table:style-name="ce3" office:value-type="string" calcext:value-type="string">
            <text:p>Vazao21Status</text:p>
          </table:table-cell>
          <table:table-cell table:style-name="ce3" office:value-type="string" calcext:value-type="string">
            <text:p>Vazao22Status</text:p>
          </table:table-cell>
          <table:table-cell table:style-name="ce3" office:value-type="string" calcext:value-type="string">
            <text:p>Vazao23Status</text:p>
          </table:table-cell>
          <table:table-cell table:style-name="ce3" office:value-type="string" calcext:value-type="string">
            <text:p>Vazao24Status</text:p>
          </table:table-cell>
          <table:table-cell table:style-name="ce3" office:value-type="string" calcext:value-type="string">
            <text:p>Vazao25Status</text:p>
          </table:table-cell>
          <table:table-cell table:style-name="ce3" office:value-type="string" calcext:value-type="string">
            <text:p>Vazao26Status</text:p>
          </table:table-cell>
          <table:table-cell table:style-name="ce3" office:value-type="string" calcext:value-type="string">
            <text:p>Vazao27Status</text:p>
          </table:table-cell>
          <table:table-cell table:style-name="ce3" office:value-type="string" calcext:value-type="string">
            <text:p>Vazao28Status</text:p>
          </table:table-cell>
          <table:table-cell table:style-name="ce3" office:value-type="string" calcext:value-type="string">
            <text:p>Vazao29Status</text:p>
          </table:table-cell>
          <table:table-cell table:style-name="ce3" office:value-type="string" calcext:value-type="string">
            <text:p>Vazao30Status</text:p>
          </table:table-cell>
          <table:table-cell table:style-name="ce3" office:value-type="string" calcext:value-type="string">
            <text:p>Vazao31Status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808" calcext:value-type="float">
            <text:p>19,808</text:p>
          </table:table-cell>
          <table:table-cell office:value-type="float" office:value="10.465" calcext:value-type="float">
            <text:p>10,465</text:p>
          </table:table-cell>
          <table:table-cell office:value-type="float" office:value="14.864" calcext:value-type="float">
            <text:p>14,86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08" calcext:value-type="float">
            <text:p>19,808</text:p>
          </table:table-cell>
          <table:table-cell office:value-type="float" office:value="18.021" calcext:value-type="float">
            <text:p>18,021</text:p>
          </table:table-cell>
          <table:table-cell table:number-columns-repeated="3" office:value-type="float" office:value="17.752" calcext:value-type="float">
            <text:p>17,752</text:p>
          </table:table-cell>
          <table:table-cell table:number-columns-repeated="3" office:value-type="float" office:value="17.486" calcext:value-type="float">
            <text:p>17,486</text:p>
          </table:table-cell>
          <table:table-cell office:value-type="float" office:value="17.221" calcext:value-type="float">
            <text:p>17,221</text:p>
          </table:table-cell>
          <table:table-cell table:number-columns-repeated="5" office:value-type="float" office:value="16.959" calcext:value-type="float">
            <text:p>16,959</text:p>
          </table:table-cell>
          <table:table-cell office:value-type="float" office:value="16.31" calcext:value-type="float">
            <text:p>16,31</text:p>
          </table:table-cell>
          <table:table-cell office:value-type="float" office:value="14.433" calcext:value-type="float">
            <text:p>14,433</text:p>
          </table:table-cell>
          <table:table-cell table:number-columns-repeated="3" office:value-type="float" office:value="14.312" calcext:value-type="float">
            <text:p>14,312</text:p>
          </table:table-cell>
          <table:table-cell office:value-type="float" office:value="13.95" calcext:value-type="float">
            <text:p>13,95</text:p>
          </table:table-cell>
          <table:table-cell office:value-type="float" office:value="14.071" calcext:value-type="float">
            <text:p>14,071</text:p>
          </table:table-cell>
          <table:table-cell office:value-type="float" office:value="11.65" calcext:value-type="float">
            <text:p>11,65</text:p>
          </table:table-cell>
          <table:table-cell office:value-type="float" office:value="11.43" calcext:value-type="float">
            <text:p>11,43</text:p>
          </table:table-cell>
          <table:table-cell office:value-type="float" office:value="10.889" calcext:value-type="float">
            <text:p>10,889</text:p>
          </table:table-cell>
          <table:table-cell office:value-type="float" office:value="10.996" calcext:value-type="float">
            <text:p>10,996</text:p>
          </table:table-cell>
          <table:table-cell table:number-columns-repeated="2" office:value-type="float" office:value="10.889" calcext:value-type="float">
            <text:p>10,889</text:p>
          </table:table-cell>
          <table:table-cell office:value-type="float" office:value="10.782" calcext:value-type="float">
            <text:p>10,782</text:p>
          </table:table-cell>
          <table:table-cell office:value-type="float" office:value="10.676" calcext:value-type="float">
            <text:p>10,676</text:p>
          </table:table-cell>
          <table:table-cell office:value-type="float" office:value="10.465" calcext:value-type="float">
            <text:p>10,46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232" calcext:value-type="float">
            <text:p>27,232</text:p>
          </table:table-cell>
          <table:table-cell office:value-type="float" office:value="17.752" calcext:value-type="float">
            <text:p>17,752</text:p>
          </table:table-cell>
          <table:table-cell office:value-type="float" office:value="20.32" calcext:value-type="float">
            <text:p>20,3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2.559" calcext:value-type="float">
            <text:p>22,559</text:p>
          </table:table-cell>
          <table:table-cell office:value-type="float" office:value="20.517" calcext:value-type="float">
            <text:p>20,517</text:p>
          </table:table-cell>
          <table:table-cell office:value-type="float" office:value="19.668" calcext:value-type="float">
            <text:p>19,668</text:p>
          </table:table-cell>
          <table:table-cell office:value-type="float" office:value="19.112" calcext:value-type="float">
            <text:p>19,112</text:p>
          </table:table-cell>
          <table:table-cell table:number-columns-repeated="2" office:value-type="float" office:value="19.668" calcext:value-type="float">
            <text:p>19,668</text:p>
          </table:table-cell>
          <table:table-cell office:value-type="float" office:value="19.389" calcext:value-type="float">
            <text:p>19,389</text:p>
          </table:table-cell>
          <table:table-cell office:value-type="float" office:value="19.528" calcext:value-type="float">
            <text:p>19,528</text:p>
          </table:table-cell>
          <table:table-cell table:number-columns-repeated="2" office:value-type="float" office:value="19.668" calcext:value-type="float">
            <text:p>19,668</text:p>
          </table:table-cell>
          <table:table-cell table:number-columns-repeated="4" office:value-type="float" office:value="19.389" calcext:value-type="float">
            <text:p>19,389</text:p>
          </table:table-cell>
          <table:table-cell office:value-type="float" office:value="19.25" calcext:value-type="float">
            <text:p>19,25</text:p>
          </table:table-cell>
          <table:table-cell office:value-type="float" office:value="19.389" calcext:value-type="float">
            <text:p>19,389</text:p>
          </table:table-cell>
          <table:table-cell office:value-type="float" office:value="23.462" calcext:value-type="float">
            <text:p>23,462</text:p>
          </table:table-cell>
          <table:table-cell office:value-type="float" office:value="21.967" calcext:value-type="float">
            <text:p>21,967</text:p>
          </table:table-cell>
          <table:table-cell office:value-type="float" office:value="19.668" calcext:value-type="float">
            <text:p>19,668</text:p>
          </table:table-cell>
          <table:table-cell office:value-type="float" office:value="18.836" calcext:value-type="float">
            <text:p>18,836</text:p>
          </table:table-cell>
          <table:table-cell table:number-columns-repeated="4" office:value-type="float" office:value="17.752" calcext:value-type="float">
            <text:p>17,752</text:p>
          </table:table-cell>
          <table:table-cell office:value-type="float" office:value="20.947" calcext:value-type="float">
            <text:p>20,947</text:p>
          </table:table-cell>
          <table:table-cell office:value-type="float" office:value="27.232" calcext:value-type="float">
            <text:p>27,232</text:p>
          </table:table-cell>
          <table:table-cell table:number-columns-repeated="2" office:value-type="float" office:value="22.858" calcext:value-type="float">
            <text:p>22,85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574" calcext:value-type="float">
            <text:p>39,574</text:p>
          </table:table-cell>
          <table:table-cell office:value-type="float" office:value="19.668" calcext:value-type="float">
            <text:p>19,668</text:p>
          </table:table-cell>
          <table:table-cell office:value-type="float" office:value="23.081" calcext:value-type="float">
            <text:p>23,08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2.559" calcext:value-type="float">
            <text:p>22,559</text:p>
          </table:table-cell>
          <table:table-cell office:value-type="float" office:value="21.82" calcext:value-type="float">
            <text:p>21,82</text:p>
          </table:table-cell>
          <table:table-cell table:number-columns-repeated="2" office:value-type="float" office:value="21.091" calcext:value-type="float">
            <text:p>21,091</text:p>
          </table:table-cell>
          <table:table-cell office:value-type="float" office:value="21.82" calcext:value-type="float">
            <text:p>21,82</text:p>
          </table:table-cell>
          <table:table-cell office:value-type="float" office:value="25.315" calcext:value-type="float">
            <text:p>25,315</text:p>
          </table:table-cell>
          <table:table-cell office:value-type="float" office:value="30.569" calcext:value-type="float">
            <text:p>30,569</text:p>
          </table:table-cell>
          <table:table-cell table:number-columns-repeated="2" office:value-type="float" office:value="25.63" calcext:value-type="float">
            <text:p>25,63</text:p>
          </table:table-cell>
          <table:table-cell office:value-type="float" office:value="26.747" calcext:value-type="float">
            <text:p>26,747</text:p>
          </table:table-cell>
          <table:table-cell office:value-type="float" office:value="39.574" calcext:value-type="float">
            <text:p>39,574</text:p>
          </table:table-cell>
          <table:table-cell office:value-type="float" office:value="28.879" calcext:value-type="float">
            <text:p>28,879</text:p>
          </table:table-cell>
          <table:table-cell office:value-type="float" office:value="24.073" calcext:value-type="float">
            <text:p>24,073</text:p>
          </table:table-cell>
          <table:table-cell office:value-type="float" office:value="22.262" calcext:value-type="float">
            <text:p>22,262</text:p>
          </table:table-cell>
          <table:table-cell office:value-type="float" office:value="20.517" calcext:value-type="float">
            <text:p>20,517</text:p>
          </table:table-cell>
          <table:table-cell office:value-type="float" office:value="20.803" calcext:value-type="float">
            <text:p>20,803</text:p>
          </table:table-cell>
          <table:table-cell table:number-columns-repeated="5" office:value-type="float" office:value="21.091" calcext:value-type="float">
            <text:p>21,091</text:p>
          </table:table-cell>
          <table:table-cell office:value-type="float" office:value="20.517" calcext:value-type="float">
            <text:p>20,517</text:p>
          </table:table-cell>
          <table:table-cell table:number-columns-repeated="2" office:value-type="float" office:value="19.808" calcext:value-type="float">
            <text:p>19,808</text:p>
          </table:table-cell>
          <table:table-cell table:number-columns-repeated="4" office:value-type="float" office:value="19.668" calcext:value-type="float">
            <text:p>19,668</text:p>
          </table:table-cell>
          <table:table-cell office:value-type="float" office:value="22.262" calcext:value-type="float">
            <text:p>22,262</text:p>
          </table:table-cell>
          <table:table-cell office:value-type="float" office:value="28.05" calcext:value-type="float">
            <text:p>28,0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45" calcext:value-type="float">
            <text:p>49,45</text:p>
          </table:table-cell>
          <table:table-cell office:value-type="float" office:value="15.673" calcext:value-type="float">
            <text:p>15,673</text:p>
          </table:table-cell>
          <table:table-cell office:value-type="float" office:value="30.838" calcext:value-type="float">
            <text:p>30,8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6.959" calcext:value-type="float">
            <text:p>16,959</text:p>
          </table:table-cell>
          <table:table-cell office:value-type="float" office:value="15.673" calcext:value-type="float">
            <text:p>15,673</text:p>
          </table:table-cell>
          <table:table-cell office:value-type="float" office:value="16.31" calcext:value-type="float">
            <text:p>16,31</text:p>
          </table:table-cell>
          <table:table-cell office:value-type="float" office:value="19.668" calcext:value-type="float">
            <text:p>19,668</text:p>
          </table:table-cell>
          <table:table-cell office:value-type="float" office:value="29.718" calcext:value-type="float">
            <text:p>29,718</text:p>
          </table:table-cell>
          <table:table-cell office:value-type="float" office:value="38.697" calcext:value-type="float">
            <text:p>38,697</text:p>
          </table:table-cell>
          <table:table-cell office:value-type="float" office:value="42.249" calcext:value-type="float">
            <text:p>42,249</text:p>
          </table:table-cell>
          <table:table-cell office:value-type="float" office:value="49.45" calcext:value-type="float">
            <text:p>49,45</text:p>
          </table:table-cell>
          <table:table-cell office:value-type="float" office:value="37.764" calcext:value-type="float">
            <text:p>37,764</text:p>
          </table:table-cell>
          <table:table-cell office:value-type="float" office:value="33.186" calcext:value-type="float">
            <text:p>33,186</text:p>
          </table:table-cell>
          <table:table-cell table:number-columns-repeated="2" office:value-type="float" office:value="34.08" calcext:value-type="float">
            <text:p>34,08</text:p>
          </table:table-cell>
          <table:table-cell office:value-type="float" office:value="39.574" calcext:value-type="float">
            <text:p>39,574</text:p>
          </table:table-cell>
          <table:table-cell office:value-type="float" office:value="40.458" calcext:value-type="float">
            <text:p>40,458</text:p>
          </table:table-cell>
          <table:table-cell office:value-type="float" office:value="32.303" calcext:value-type="float">
            <text:p>32,303</text:p>
          </table:table-cell>
          <table:table-cell office:value-type="float" office:value="27.232" calcext:value-type="float">
            <text:p>27,232</text:p>
          </table:table-cell>
          <table:table-cell office:value-type="float" office:value="37.764" calcext:value-type="float">
            <text:p>37,764</text:p>
          </table:table-cell>
          <table:table-cell table:number-columns-repeated="2" office:value-type="float" office:value="36.827" calcext:value-type="float">
            <text:p>36,827</text:p>
          </table:table-cell>
          <table:table-cell office:value-type="float" office:value="39.574" calcext:value-type="float">
            <text:p>39,574</text:p>
          </table:table-cell>
          <table:table-cell office:value-type="float" office:value="36.827" calcext:value-type="float">
            <text:p>36,827</text:p>
          </table:table-cell>
          <table:table-cell office:value-type="float" office:value="32.303" calcext:value-type="float">
            <text:p>32,303</text:p>
          </table:table-cell>
          <table:table-cell office:value-type="float" office:value="27.232" calcext:value-type="float">
            <text:p>27,232</text:p>
          </table:table-cell>
          <table:table-cell table:number-columns-repeated="2" office:value-type="float" office:value="22.559" calcext:value-type="float">
            <text:p>22,559</text:p>
          </table:table-cell>
          <table:table-cell office:value-type="float" office:value="24.073" calcext:value-type="float">
            <text:p>24,073</text:p>
          </table:table-cell>
          <table:table-cell office:value-type="float" office:value="22.559" calcext:value-type="float">
            <text:p>22,559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8.109" calcext:value-type="float">
            <text:p>128,109</text:p>
          </table:table-cell>
          <table:table-cell office:value-type="float" office:value="17.619" calcext:value-type="float">
            <text:p>17,619</text:p>
          </table:table-cell>
          <table:table-cell office:value-type="float" office:value="39.634" calcext:value-type="float">
            <text:p>39,6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79" calcext:value-type="float">
            <text:p>28,879</text:p>
          </table:table-cell>
          <table:table-cell office:value-type="float" office:value="34.08" calcext:value-type="float">
            <text:p>34,08</text:p>
          </table:table-cell>
          <table:table-cell office:value-type="float" office:value="34.985" calcext:value-type="float">
            <text:p>34,985</text:p>
          </table:table-cell>
          <table:table-cell office:value-type="float" office:value="65.009" calcext:value-type="float">
            <text:p>65,009</text:p>
          </table:table-cell>
          <table:table-cell office:value-type="float" office:value="54.036" calcext:value-type="float">
            <text:p>54,036</text:p>
          </table:table-cell>
          <table:table-cell office:value-type="float" office:value="47.225" calcext:value-type="float">
            <text:p>47,225</text:p>
          </table:table-cell>
          <table:table-cell office:value-type="float" office:value="36.827" calcext:value-type="float">
            <text:p>36,827</text:p>
          </table:table-cell>
          <table:table-cell office:value-type="float" office:value="71.492" calcext:value-type="float">
            <text:p>71,492</text:p>
          </table:table-cell>
          <table:table-cell office:value-type="float" office:value="36.827" calcext:value-type="float">
            <text:p>36,827</text:p>
          </table:table-cell>
          <table:table-cell office:value-type="float" office:value="109.217" calcext:value-type="float">
            <text:p>109,217</text:p>
          </table:table-cell>
          <table:table-cell office:value-type="float" office:value="128.109" calcext:value-type="float">
            <text:p>128,109</text:p>
          </table:table-cell>
          <table:table-cell office:value-type="float" office:value="76.875" calcext:value-type="float">
            <text:p>76,875</text:p>
          </table:table-cell>
          <table:table-cell office:value-type="float" office:value="68.866" calcext:value-type="float">
            <text:p>68,866</text:p>
          </table:table-cell>
          <table:table-cell office:value-type="float" office:value="46.13" calcext:value-type="float">
            <text:p>46,13</text:p>
          </table:table-cell>
          <table:table-cell office:value-type="float" office:value="34.08" calcext:value-type="float">
            <text:p>34,08</text:p>
          </table:table-cell>
          <table:table-cell office:value-type="float" office:value="33.186" calcext:value-type="float">
            <text:p>33,186</text:p>
          </table:table-cell>
          <table:table-cell office:value-type="float" office:value="28.879" calcext:value-type="float">
            <text:p>28,879</text:p>
          </table:table-cell>
          <table:table-cell office:value-type="float" office:value="27.722" calcext:value-type="float">
            <text:p>27,722</text:p>
          </table:table-cell>
          <table:table-cell office:value-type="float" office:value="27.232" calcext:value-type="float">
            <text:p>27,232</text:p>
          </table:table-cell>
          <table:table-cell office:value-type="float" office:value="25.63" calcext:value-type="float">
            <text:p>25,63</text:p>
          </table:table-cell>
          <table:table-cell office:value-type="float" office:value="24.846" calcext:value-type="float">
            <text:p>24,846</text:p>
          </table:table-cell>
          <table:table-cell table:number-columns-repeated="2" office:value-type="float" office:value="21.091" calcext:value-type="float">
            <text:p>21,091</text:p>
          </table:table-cell>
          <table:table-cell office:value-type="float" office:value="18.974" calcext:value-type="float">
            <text:p>18,974</text:p>
          </table:table-cell>
          <table:table-cell table:number-columns-repeated="6" office:value-type="float" office:value="18.291" calcext:value-type="float">
            <text:p>18,291</text:p>
          </table:table-cell>
          <table:table-cell office:value-type="float" office:value="17.619" calcext:value-type="float">
            <text:p>17,61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955" calcext:value-type="float">
            <text:p>94,955</text:p>
          </table:table-cell>
          <table:table-cell office:value-type="float" office:value="14.8" calcext:value-type="float">
            <text:p>14,8</text:p>
          </table:table-cell>
          <table:table-cell office:value-type="float" office:value="36.066" calcext:value-type="float">
            <text:p>36,06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,8</text:p>
          </table:table-cell>
          <table:table-cell office:value-type="float" office:value="28.38" calcext:value-type="float">
            <text:p>28,38</text:p>
          </table:table-cell>
          <table:table-cell office:value-type="float" office:value="25.315" calcext:value-type="float">
            <text:p>25,315</text:p>
          </table:table-cell>
          <table:table-cell office:value-type="float" office:value="29.718" calcext:value-type="float">
            <text:p>29,718</text:p>
          </table:table-cell>
          <table:table-cell office:value-type="float" office:value="33.186" calcext:value-type="float">
            <text:p>33,186</text:p>
          </table:table-cell>
          <table:table-cell office:value-type="float" office:value="94.955" calcext:value-type="float">
            <text:p>94,955</text:p>
          </table:table-cell>
          <table:table-cell office:value-type="float" office:value="82.149" calcext:value-type="float">
            <text:p>82,149</text:p>
          </table:table-cell>
          <table:table-cell office:value-type="float" office:value="77.972" calcext:value-type="float">
            <text:p>77,972</text:p>
          </table:table-cell>
          <table:table-cell table:number-columns-repeated="2" office:value-type="float" office:value="30.569" calcext:value-type="float">
            <text:p>30,569</text:p>
          </table:table-cell>
          <table:table-cell office:value-type="float" office:value="29.381" calcext:value-type="float">
            <text:p>29,381</text:p>
          </table:table-cell>
          <table:table-cell office:value-type="float" office:value="30.057" calcext:value-type="float">
            <text:p>30,057</text:p>
          </table:table-cell>
          <table:table-cell office:value-type="float" office:value="34.622" calcext:value-type="float">
            <text:p>34,622</text:p>
          </table:table-cell>
          <table:table-cell office:value-type="float" office:value="29.718" calcext:value-type="float">
            <text:p>29,718</text:p>
          </table:table-cell>
          <table:table-cell office:value-type="float" office:value="27.232" calcext:value-type="float">
            <text:p>27,232</text:p>
          </table:table-cell>
          <table:table-cell table:number-columns-repeated="2" office:value-type="float" office:value="22.559" calcext:value-type="float">
            <text:p>22,559</text:p>
          </table:table-cell>
          <table:table-cell office:value-type="float" office:value="21.091" calcext:value-type="float">
            <text:p>21,091</text:p>
          </table:table-cell>
          <table:table-cell office:value-type="float" office:value="29.718" calcext:value-type="float">
            <text:p>29,718</text:p>
          </table:table-cell>
          <table:table-cell office:value-type="float" office:value="28.05" calcext:value-type="float">
            <text:p>28,05</text:p>
          </table:table-cell>
          <table:table-cell office:value-type="float" office:value="23.919" calcext:value-type="float">
            <text:p>23,919</text:p>
          </table:table-cell>
          <table:table-cell office:value-type="float" office:value="26.106" calcext:value-type="float">
            <text:p>26,106</text:p>
          </table:table-cell>
          <table:table-cell office:value-type="float" office:value="40.458" calcext:value-type="float">
            <text:p>40,458</text:p>
          </table:table-cell>
          <table:table-cell office:value-type="float" office:value="45.478" calcext:value-type="float">
            <text:p>45,478</text:p>
          </table:table-cell>
          <table:table-cell office:value-type="float" office:value="35.901" calcext:value-type="float">
            <text:p>35,901</text:p>
          </table:table-cell>
          <table:table-cell office:value-type="float" office:value="54.036" calcext:value-type="float">
            <text:p>54,036</text:p>
          </table:table-cell>
          <table:table-cell office:value-type="float" office:value="40.814" calcext:value-type="float">
            <text:p>40,814</text:p>
          </table:table-cell>
          <table:table-cell office:value-type="float" office:value="39.574" calcext:value-type="float">
            <text:p>39,574</text:p>
          </table:table-cell>
          <table:table-cell office:value-type="float" office:value="30.569" calcext:value-type="float">
            <text:p>30,569</text:p>
          </table:table-cell>
          <table:table-cell office:value-type="float" office:value="29.718" calcext:value-type="float">
            <text:p>29,718</text:p>
          </table:table-cell>
          <table:table-cell office:value-type="float" office:value="28.879" calcext:value-type="float">
            <text:p>28,879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2.149" calcext:value-type="float">
            <text:p>82,149</text:p>
          </table:table-cell>
          <table:table-cell office:value-type="float" office:value="9.339" calcext:value-type="float">
            <text:p>9,339</text:p>
          </table:table-cell>
          <table:table-cell office:value-type="float" office:value="25.01" calcext:value-type="float">
            <text:p>25,0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339" calcext:value-type="float">
            <text:p>9,339</text:p>
          </table:table-cell>
          <table:table-cell office:value-type="float" office:value="9.64" calcext:value-type="float">
            <text:p>9,64</text:p>
          </table:table-cell>
          <table:table-cell office:value-type="float" office:value="10.465" calcext:value-type="float">
            <text:p>10,465</text:p>
          </table:table-cell>
          <table:table-cell office:value-type="float" office:value="22.411" calcext:value-type="float">
            <text:p>22,411</text:p>
          </table:table-cell>
          <table:table-cell office:value-type="float" office:value="20.803" calcext:value-type="float">
            <text:p>20,803</text:p>
          </table:table-cell>
          <table:table-cell office:value-type="float" office:value="19.949" calcext:value-type="float">
            <text:p>19,949</text:p>
          </table:table-cell>
          <table:table-cell office:value-type="float" office:value="14.433" calcext:value-type="float">
            <text:p>14,433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433" calcext:value-type="float">
            <text:p>12,433</text:p>
          </table:table-cell>
          <table:table-cell office:value-type="float" office:value="52.873" calcext:value-type="float">
            <text:p>52,873</text:p>
          </table:table-cell>
          <table:table-cell office:value-type="float" office:value="44.622" calcext:value-type="float">
            <text:p>44,622</text:p>
          </table:table-cell>
          <table:table-cell office:value-type="float" office:value="80.746" calcext:value-type="float">
            <text:p>80,746</text:p>
          </table:table-cell>
          <table:table-cell office:value-type="float" office:value="34.985" calcext:value-type="float">
            <text:p>34,985</text:p>
          </table:table-cell>
          <table:table-cell office:value-type="float" office:value="24.073" calcext:value-type="float">
            <text:p>24,073</text:p>
          </table:table-cell>
          <table:table-cell office:value-type="float" office:value="23.159" calcext:value-type="float">
            <text:p>23,159</text:p>
          </table:table-cell>
          <table:table-cell office:value-type="float" office:value="21.236" calcext:value-type="float">
            <text:p>21,236</text:p>
          </table:table-cell>
          <table:table-cell office:value-type="float" office:value="26.426" calcext:value-type="float">
            <text:p>26,426</text:p>
          </table:table-cell>
          <table:table-cell office:value-type="float" office:value="19.808" calcext:value-type="float">
            <text:p>19,808</text:p>
          </table:table-cell>
          <table:table-cell office:value-type="float" office:value="82.149" calcext:value-type="float">
            <text:p>82,149</text:p>
          </table:table-cell>
          <table:table-cell office:value-type="float" office:value="28.05" calcext:value-type="float">
            <text:p>28,05</text:p>
          </table:table-cell>
          <table:table-cell office:value-type="float" office:value="17.619" calcext:value-type="float">
            <text:p>17,619</text:p>
          </table:table-cell>
          <table:table-cell office:value-type="float" office:value="19.389" calcext:value-type="float">
            <text:p>19,389</text:p>
          </table:table-cell>
          <table:table-cell office:value-type="float" office:value="30.569" calcext:value-type="float">
            <text:p>30,569</text:p>
          </table:table-cell>
          <table:table-cell office:value-type="float" office:value="26.426" calcext:value-type="float">
            <text:p>26,426</text:p>
          </table:table-cell>
          <table:table-cell office:value-type="float" office:value="18.562" calcext:value-type="float">
            <text:p>18,562</text:p>
          </table:table-cell>
          <table:table-cell office:value-type="float" office:value="17.353" calcext:value-type="float">
            <text:p>17,353</text:p>
          </table:table-cell>
          <table:table-cell office:value-type="float" office:value="15.547" calcext:value-type="float">
            <text:p>15,547</text:p>
          </table:table-cell>
          <table:table-cell office:value-type="float" office:value="12.095" calcext:value-type="float">
            <text:p>12,095</text:p>
          </table:table-cell>
          <table:table-cell office:value-type="float" office:value="11.76" calcext:value-type="float">
            <text:p>11,76</text:p>
          </table:table-cell>
          <table:table-cell office:value-type="float" office:value="10.36" calcext:value-type="float">
            <text:p>10,3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8.05" calcext:value-type="float">
            <text:p>28,05</text:p>
          </table:table-cell>
          <table:table-cell office:value-type="float" office:value="9.14" calcext:value-type="float">
            <text:p>9,14</text:p>
          </table:table-cell>
          <table:table-cell office:value-type="float" office:value="12.185" calcext:value-type="float">
            <text:p>12,18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9.14" calcext:value-type="float">
            <text:p>9,14</text:p>
          </table:table-cell>
          <table:table-cell table:number-columns-repeated="2" office:value-type="float" office:value="10.152" calcext:value-type="float">
            <text:p>10,152</text:p>
          </table:table-cell>
          <table:table-cell table:number-columns-repeated="2" office:value-type="float" office:value="9.339" calcext:value-type="float">
            <text:p>9,339</text:p>
          </table:table-cell>
          <table:table-cell office:value-type="float" office:value="28.05" calcext:value-type="float">
            <text:p>28,05</text:p>
          </table:table-cell>
          <table:table-cell office:value-type="float" office:value="14.191" calcext:value-type="float">
            <text:p>14,191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57" calcext:value-type="float">
            <text:p>10,57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782" calcext:value-type="float">
            <text:p>10,782</text:p>
          </table:table-cell>
          <table:table-cell office:value-type="float" office:value="13.712" calcext:value-type="float">
            <text:p>13,712</text:p>
          </table:table-cell>
          <table:table-cell office:value-type="float" office:value="12.892" calcext:value-type="float">
            <text:p>12,892</text:p>
          </table:table-cell>
          <table:table-cell table:number-columns-repeated="4" office:value-type="float" office:value="10.782" calcext:value-type="float">
            <text:p>10,782</text:p>
          </table:table-cell>
          <table:table-cell office:value-type="float" office:value="11.43" calcext:value-type="float">
            <text:p>11,43</text:p>
          </table:table-cell>
          <table:table-cell office:value-type="float" office:value="18.291" calcext:value-type="float">
            <text:p>18,291</text:p>
          </table:table-cell>
          <table:table-cell office:value-type="float" office:value="14.071" calcext:value-type="float">
            <text:p>14,071</text:p>
          </table:table-cell>
          <table:table-cell office:value-type="float" office:value="11.983" calcext:value-type="float">
            <text:p>11,983</text:p>
          </table:table-cell>
          <table:table-cell office:value-type="float" office:value="15.047" calcext:value-type="float">
            <text:p>15,047</text:p>
          </table:table-cell>
          <table:table-cell office:value-type="float" office:value="17.619" calcext:value-type="float">
            <text:p>17,619</text:p>
          </table:table-cell>
          <table:table-cell office:value-type="float" office:value="14.433" calcext:value-type="float">
            <text:p>14,433</text:p>
          </table:table-cell>
          <table:table-cell office:value-type="float" office:value="10.996" calcext:value-type="float">
            <text:p>10,996</text:p>
          </table:table-cell>
          <table:table-cell office:value-type="float" office:value="11.321" calcext:value-type="float">
            <text:p>11,321</text:p>
          </table:table-cell>
          <table:table-cell table:number-columns-repeated="2" office:value-type="float" office:value="10.996" calcext:value-type="float">
            <text:p>10,99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433" calcext:value-type="float">
            <text:p>14,433</text:p>
          </table:table-cell>
          <table:table-cell office:value-type="float" office:value="9.339" calcext:value-type="float">
            <text:p>9,339</text:p>
          </table:table-cell>
          <table:table-cell office:value-type="float" office:value="12.221" calcext:value-type="float">
            <text:p>12,22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4.433" calcext:value-type="float">
            <text:p>14,433</text:p>
          </table:table-cell>
          <table:table-cell table:number-columns-repeated="2" office:value-type="float" office:value="13.95" calcext:value-type="float">
            <text:p>13,95</text:p>
          </table:table-cell>
          <table:table-cell office:value-type="float" office:value="13.24" calcext:value-type="float">
            <text:p>13,24</text:p>
          </table:table-cell>
          <table:table-cell office:value-type="float" office:value="14.191" calcext:value-type="float">
            <text:p>14,191</text:p>
          </table:table-cell>
          <table:table-cell office:value-type="float" office:value="13.95" calcext:value-type="float">
            <text:p>13,95</text:p>
          </table:table-cell>
          <table:table-cell office:value-type="float" office:value="13.712" calcext:value-type="float">
            <text:p>13,712</text:p>
          </table:table-cell>
          <table:table-cell office:value-type="float" office:value="13.831" calcext:value-type="float">
            <text:p>13,831</text:p>
          </table:table-cell>
          <table:table-cell table:number-columns-repeated="2" office:value-type="float" office:value="13.475" calcext:value-type="float">
            <text:p>13,475</text:p>
          </table:table-cell>
          <table:table-cell office:value-type="float" office:value="13.24" calcext:value-type="float">
            <text:p>13,24</text:p>
          </table:table-cell>
          <table:table-cell office:value-type="float" office:value="10.996" calcext:value-type="float">
            <text:p>10,996</text:p>
          </table:table-cell>
          <table:table-cell office:value-type="float" office:value="9.946" calcext:value-type="float">
            <text:p>9,946</text:p>
          </table:table-cell>
          <table:table-cell table:number-columns-repeated="2" office:value-type="float" office:value="9.741" calcext:value-type="float">
            <text:p>9,741</text:p>
          </table:table-cell>
          <table:table-cell office:value-type="float" office:value="9.339" calcext:value-type="float">
            <text:p>9,339</text:p>
          </table:table-cell>
          <table:table-cell office:value-type="float" office:value="9.539" calcext:value-type="float">
            <text:p>9,539</text:p>
          </table:table-cell>
          <table:table-cell office:value-type="float" office:value="13.475" calcext:value-type="float">
            <text:p>13,475</text:p>
          </table:table-cell>
          <table:table-cell office:value-type="float" office:value="11.983" calcext:value-type="float">
            <text:p>11,983</text:p>
          </table:table-cell>
          <table:table-cell office:value-type="float" office:value="13.712" calcext:value-type="float">
            <text:p>13,712</text:p>
          </table:table-cell>
          <table:table-cell office:value-type="float" office:value="12.32" calcext:value-type="float">
            <text:p>12,32</text:p>
          </table:table-cell>
          <table:table-cell office:value-type="float" office:value="11.65" calcext:value-type="float">
            <text:p>11,65</text:p>
          </table:table-cell>
          <table:table-cell office:value-type="float" office:value="10.782" calcext:value-type="float">
            <text:p>10,782</text:p>
          </table:table-cell>
          <table:table-cell office:value-type="float" office:value="9.946" calcext:value-type="float">
            <text:p>9,946</text:p>
          </table:table-cell>
          <table:table-cell office:value-type="float" office:value="9.741" calcext:value-type="float">
            <text:p>9,741</text:p>
          </table:table-cell>
          <table:table-cell office:value-type="float" office:value="9.64" calcext:value-type="float">
            <text:p>9,64</text:p>
          </table:table-cell>
          <table:table-cell office:value-type="float" office:value="9.339" calcext:value-type="float">
            <text:p>9,339</text:p>
          </table:table-cell>
          <table:table-cell table:number-columns-repeated="31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155" calcext:value-type="float">
            <text:p>18,155</text:p>
          </table:table-cell>
          <table:table-cell office:value-type="float" office:value="14.191" calcext:value-type="float">
            <text:p>14,191</text:p>
          </table:table-cell>
          <table:table-cell office:value-type="float" office:value="14.847" calcext:value-type="float">
            <text:p>14,84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5.171" calcext:value-type="float">
            <text:p>15,171</text:p>
          </table:table-cell>
          <table:table-cell office:value-type="float" office:value="15.047" calcext:value-type="float">
            <text:p>15,047</text:p>
          </table:table-cell>
          <table:table-cell table:number-columns-repeated="5" office:value-type="float" office:value="14.923" calcext:value-type="float">
            <text:p>14,923</text:p>
          </table:table-cell>
          <table:table-cell office:value-type="float" office:value="14.8" calcext:value-type="float">
            <text:p>14,8</text:p>
          </table:table-cell>
          <table:table-cell office:value-type="float" office:value="14.555" calcext:value-type="float">
            <text:p>14,555</text:p>
          </table:table-cell>
          <table:table-cell table:number-columns-repeated="3" office:value-type="float" office:value="14.433" calcext:value-type="float">
            <text:p>14,433</text:p>
          </table:table-cell>
          <table:table-cell office:value-type="float" office:value="14.312" calcext:value-type="float">
            <text:p>14,312</text:p>
          </table:table-cell>
          <table:table-cell table:number-columns-repeated="2" office:value-type="float" office:value="14.191" calcext:value-type="float">
            <text:p>14,191</text:p>
          </table:table-cell>
          <table:table-cell office:value-type="float" office:value="15.296" calcext:value-type="float">
            <text:p>15,296</text:p>
          </table:table-cell>
          <table:table-cell office:value-type="float" office:value="18.155" calcext:value-type="float">
            <text:p>18,155</text:p>
          </table:table-cell>
          <table:table-cell office:value-type="float" office:value="15.296" calcext:value-type="float">
            <text:p>15,296</text:p>
          </table:table-cell>
          <table:table-cell table:number-columns-repeated="8" office:value-type="float" office:value="14.433" calcext:value-type="float">
            <text:p>14,43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181" calcext:value-type="float">
            <text:p>16,181</text:p>
          </table:table-cell>
          <table:table-cell office:value-type="float" office:value="15.171" calcext:value-type="float">
            <text:p>15,171</text:p>
          </table:table-cell>
          <table:table-cell office:value-type="float" office:value="15.508" calcext:value-type="float">
            <text:p>15,50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6.181" calcext:value-type="float">
            <text:p>16,181</text:p>
          </table:table-cell>
          <table:table-cell table:number-columns-repeated="3" office:value-type="float" office:value="15.926" calcext:value-type="float">
            <text:p>15,926</text:p>
          </table:table-cell>
          <table:table-cell office:value-type="float" office:value="15.673" calcext:value-type="float">
            <text:p>15,673</text:p>
          </table:table-cell>
          <table:table-cell office:value-type="float" office:value="15.926" calcext:value-type="float">
            <text:p>15,926</text:p>
          </table:table-cell>
          <table:table-cell office:value-type="float" office:value="15.799" calcext:value-type="float">
            <text:p>15,799</text:p>
          </table:table-cell>
          <table:table-cell office:value-type="float" office:value="15.673" calcext:value-type="float">
            <text:p>15,673</text:p>
          </table:table-cell>
          <table:table-cell table:number-columns-repeated="3" office:value-type="float" office:value="15.421" calcext:value-type="float">
            <text:p>15,421</text:p>
          </table:table-cell>
          <table:table-cell table:number-columns-repeated="2" office:value-type="float" office:value="15.296" calcext:value-type="float">
            <text:p>15,296</text:p>
          </table:table-cell>
          <table:table-cell office:value-type="float" office:value="15.421" calcext:value-type="float">
            <text:p>15,421</text:p>
          </table:table-cell>
          <table:table-cell office:value-type="float" office:value="15.673" calcext:value-type="float">
            <text:p>15,673</text:p>
          </table:table-cell>
          <table:table-cell table:number-columns-repeated="3" office:value-type="float" office:value="15.421" calcext:value-type="float">
            <text:p>15,421</text:p>
          </table:table-cell>
          <table:table-cell office:value-type="float" office:value="15.296" calcext:value-type="float">
            <text:p>15,296</text:p>
          </table:table-cell>
          <table:table-cell table:number-columns-repeated="9" office:value-type="float" office:value="15.171" calcext:value-type="float">
            <text:p>15,171</text:p>
          </table:table-cell>
          <table:table-cell office:value-type="float" office:value="15.296" calcext:value-type="float">
            <text:p>15,296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021" calcext:value-type="float">
            <text:p>18,021</text:p>
          </table:table-cell>
          <table:table-cell office:value-type="float" office:value="15.926" calcext:value-type="float">
            <text:p>15,926</text:p>
          </table:table-cell>
          <table:table-cell office:value-type="float" office:value="16.693" calcext:value-type="float">
            <text:p>16,69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6.698" calcext:value-type="float">
            <text:p>16,698</text:p>
          </table:table-cell>
          <table:table-cell office:value-type="float" office:value="17.619" calcext:value-type="float">
            <text:p>17,619</text:p>
          </table:table-cell>
          <table:table-cell office:value-type="float" office:value="16.959" calcext:value-type="float">
            <text:p>16,959</text:p>
          </table:table-cell>
          <table:table-cell table:number-columns-repeated="2" office:value-type="float" office:value="17.353" calcext:value-type="float">
            <text:p>17,353</text:p>
          </table:table-cell>
          <table:table-cell office:value-type="float" office:value="16.568" calcext:value-type="float">
            <text:p>16,568</text:p>
          </table:table-cell>
          <table:table-cell table:number-columns-repeated="3" office:value-type="float" office:value="16.439" calcext:value-type="float">
            <text:p>16,439</text:p>
          </table:table-cell>
          <table:table-cell office:value-type="float" office:value="16.959" calcext:value-type="float">
            <text:p>16,959</text:p>
          </table:table-cell>
          <table:table-cell office:value-type="float" office:value="17.752" calcext:value-type="float">
            <text:p>17,752</text:p>
          </table:table-cell>
          <table:table-cell office:value-type="float" office:value="18.021" calcext:value-type="float">
            <text:p>18,021</text:p>
          </table:table-cell>
          <table:table-cell office:value-type="float" office:value="17.486" calcext:value-type="float">
            <text:p>17,486</text:p>
          </table:table-cell>
          <table:table-cell office:value-type="float" office:value="16.959" calcext:value-type="float">
            <text:p>16,959</text:p>
          </table:table-cell>
          <table:table-cell office:value-type="float" office:value="16.181" calcext:value-type="float">
            <text:p>16,181</text:p>
          </table:table-cell>
          <table:table-cell office:value-type="float" office:value="15.926" calcext:value-type="float">
            <text:p>15,926</text:p>
          </table:table-cell>
          <table:table-cell table:number-columns-repeated="4" office:value-type="float" office:value="16.181" calcext:value-type="float">
            <text:p>16,181</text:p>
          </table:table-cell>
          <table:table-cell table:number-columns-repeated="2" office:value-type="float" office:value="15.926" calcext:value-type="float">
            <text:p>15,926</text:p>
          </table:table-cell>
          <table:table-cell office:value-type="float" office:value="16.439" calcext:value-type="float">
            <text:p>16,439</text:p>
          </table:table-cell>
          <table:table-cell table:number-columns-repeated="2" office:value-type="float" office:value="16.568" calcext:value-type="float">
            <text:p>16,568</text:p>
          </table:table-cell>
          <table:table-cell table:number-columns-repeated="31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836" calcext:value-type="float">
            <text:p>18,836</text:p>
          </table:table-cell>
          <table:table-cell office:value-type="float" office:value="16.439" calcext:value-type="float">
            <text:p>16,439</text:p>
          </table:table-cell>
          <table:table-cell office:value-type="float" office:value="17.861" calcext:value-type="float">
            <text:p>17,86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.486" calcext:value-type="float">
            <text:p>17,486</text:p>
          </table:table-cell>
          <table:table-cell table:number-columns-repeated="2" office:value-type="float" office:value="17.752" calcext:value-type="float">
            <text:p>17,752</text:p>
          </table:table-cell>
          <table:table-cell office:value-type="float" office:value="17.886" calcext:value-type="float">
            <text:p>17,886</text:p>
          </table:table-cell>
          <table:table-cell office:value-type="float" office:value="18.021" calcext:value-type="float">
            <text:p>18,021</text:p>
          </table:table-cell>
          <table:table-cell office:value-type="float" office:value="18.562" calcext:value-type="float">
            <text:p>18,562</text:p>
          </table:table-cell>
          <table:table-cell table:number-columns-repeated="2" office:value-type="float" office:value="18.836" calcext:value-type="float">
            <text:p>18,836</text:p>
          </table:table-cell>
          <table:table-cell table:number-columns-repeated="2" office:value-type="float" office:value="18.291" calcext:value-type="float">
            <text:p>18,291</text:p>
          </table:table-cell>
          <table:table-cell table:number-columns-repeated="3" office:value-type="float" office:value="17.752" calcext:value-type="float">
            <text:p>17,752</text:p>
          </table:table-cell>
          <table:table-cell office:value-type="float" office:value="18.291" calcext:value-type="float">
            <text:p>18,291</text:p>
          </table:table-cell>
          <table:table-cell office:value-type="float" office:value="18.562" calcext:value-type="float">
            <text:p>18,562</text:p>
          </table:table-cell>
          <table:table-cell office:value-type="float" office:value="18.836" calcext:value-type="float">
            <text:p>18,836</text:p>
          </table:table-cell>
          <table:table-cell office:value-type="float" office:value="18.562" calcext:value-type="float">
            <text:p>18,562</text:p>
          </table:table-cell>
          <table:table-cell office:value-type="float" office:value="18.021" calcext:value-type="float">
            <text:p>18,021</text:p>
          </table:table-cell>
          <table:table-cell office:value-type="float" office:value="17.752" calcext:value-type="float">
            <text:p>17,752</text:p>
          </table:table-cell>
          <table:table-cell office:value-type="float" office:value="17.886" calcext:value-type="float">
            <text:p>17,886</text:p>
          </table:table-cell>
          <table:table-cell office:value-type="float" office:value="17.619" calcext:value-type="float">
            <text:p>17,619</text:p>
          </table:table-cell>
          <table:table-cell office:value-type="float" office:value="17.752" calcext:value-type="float">
            <text:p>17,752</text:p>
          </table:table-cell>
          <table:table-cell office:value-type="float" office:value="17.886" calcext:value-type="float">
            <text:p>17,886</text:p>
          </table:table-cell>
          <table:table-cell office:value-type="float" office:value="18.562" calcext:value-type="float">
            <text:p>18,562</text:p>
          </table:table-cell>
          <table:table-cell office:value-type="float" office:value="18.021" calcext:value-type="float">
            <text:p>18,021</text:p>
          </table:table-cell>
          <table:table-cell office:value-type="float" office:value="16.959" calcext:value-type="float">
            <text:p>16,959</text:p>
          </table:table-cell>
          <table:table-cell office:value-type="float" office:value="16.439" calcext:value-type="float">
            <text:p>16,439</text:p>
          </table:table-cell>
          <table:table-cell table:number-columns-repeated="3" office:value-type="float" office:value="16.698" calcext:value-type="float">
            <text:p>16,69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0.021" calcext:value-type="float">
            <text:p>60,021</text:p>
          </table:table-cell>
          <table:table-cell office:value-type="float" office:value="16.959" calcext:value-type="float">
            <text:p>16,959</text:p>
          </table:table-cell>
          <table:table-cell office:value-type="float" office:value="22.814" calcext:value-type="float">
            <text:p>22,8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.021" calcext:value-type="float">
            <text:p>60,021</text:p>
          </table:table-cell>
          <table:table-cell office:value-type="float" office:value="36.827" calcext:value-type="float">
            <text:p>36,827</text:p>
          </table:table-cell>
          <table:table-cell office:value-type="float" office:value="28.712" calcext:value-type="float">
            <text:p>28,712</text:p>
          </table:table-cell>
          <table:table-cell office:value-type="float" office:value="28.05" calcext:value-type="float">
            <text:p>28,05</text:p>
          </table:table-cell>
          <table:table-cell office:value-type="float" office:value="26.586" calcext:value-type="float">
            <text:p>26,586</text:p>
          </table:table-cell>
          <table:table-cell office:value-type="float" office:value="25.63" calcext:value-type="float">
            <text:p>25,63</text:p>
          </table:table-cell>
          <table:table-cell office:value-type="float" office:value="26.426" calcext:value-type="float">
            <text:p>26,426</text:p>
          </table:table-cell>
          <table:table-cell office:value-type="float" office:value="23.919" calcext:value-type="float">
            <text:p>23,919</text:p>
          </table:table-cell>
          <table:table-cell office:value-type="float" office:value="19.668" calcext:value-type="float">
            <text:p>19,668</text:p>
          </table:table-cell>
          <table:table-cell office:value-type="float" office:value="18.974" calcext:value-type="float">
            <text:p>18,974</text:p>
          </table:table-cell>
          <table:table-cell office:value-type="float" office:value="28.879" calcext:value-type="float">
            <text:p>28,879</text:p>
          </table:table-cell>
          <table:table-cell office:value-type="float" office:value="25.63" calcext:value-type="float">
            <text:p>25,63</text:p>
          </table:table-cell>
          <table:table-cell office:value-type="float" office:value="21.091" calcext:value-type="float">
            <text:p>21,091</text:p>
          </table:table-cell>
          <table:table-cell office:value-type="float" office:value="19.668" calcext:value-type="float">
            <text:p>19,668</text:p>
          </table:table-cell>
          <table:table-cell office:value-type="float" office:value="18.291" calcext:value-type="float">
            <text:p>18,291</text:p>
          </table:table-cell>
          <table:table-cell table:number-columns-repeated="3" office:value-type="float" office:value="16.959" calcext:value-type="float">
            <text:p>16,959</text:p>
          </table:table-cell>
          <table:table-cell office:value-type="float" office:value="17.619" calcext:value-type="float">
            <text:p>17,619</text:p>
          </table:table-cell>
          <table:table-cell office:value-type="float" office:value="20.66" calcext:value-type="float">
            <text:p>20,66</text:p>
          </table:table-cell>
          <table:table-cell office:value-type="float" office:value="19.808" calcext:value-type="float">
            <text:p>19,808</text:p>
          </table:table-cell>
          <table:table-cell office:value-type="float" office:value="19.112" calcext:value-type="float">
            <text:p>19,112</text:p>
          </table:table-cell>
          <table:table-cell office:value-type="float" office:value="19.25" calcext:value-type="float">
            <text:p>19,25</text:p>
          </table:table-cell>
          <table:table-cell table:number-columns-repeated="2" office:value-type="float" office:value="18.836" calcext:value-type="float">
            <text:p>18,836</text:p>
          </table:table-cell>
          <table:table-cell office:value-type="float" office:value="18.426" calcext:value-type="float">
            <text:p>18,426</text:p>
          </table:table-cell>
          <table:table-cell office:value-type="float" office:value="18.562" calcext:value-type="float">
            <text:p>18,562</text:p>
          </table:table-cell>
          <table:table-cell office:value-type="float" office:value="18.291" calcext:value-type="float">
            <text:p>18,291</text:p>
          </table:table-cell>
          <table:table-cell office:value-type="float" office:value="18.021" calcext:value-type="float">
            <text:p>18,021</text:p>
          </table:table-cell>
          <table:table-cell office:value-type="float" office:value="17.752" calcext:value-type="float">
            <text:p>17,752</text:p>
          </table:table-cell>
          <table:table-cell table:number-columns-repeated="31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0.011" calcext:value-type="float">
            <text:p>140,011</text:p>
          </table:table-cell>
          <table:table-cell office:value-type="float" office:value="22.559" calcext:value-type="float">
            <text:p>22,559</text:p>
          </table:table-cell>
          <table:table-cell office:value-type="float" office:value="39.182" calcext:value-type="float">
            <text:p>39,18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569" calcext:value-type="float">
            <text:p>30,569</text:p>
          </table:table-cell>
          <table:table-cell office:value-type="float" office:value="63.746" calcext:value-type="float">
            <text:p>63,746</text:p>
          </table:table-cell>
          <table:table-cell office:value-type="float" office:value="68.866" calcext:value-type="float">
            <text:p>68,866</text:p>
          </table:table-cell>
          <table:table-cell office:value-type="float" office:value="140.011" calcext:value-type="float">
            <text:p>140,011</text:p>
          </table:table-cell>
          <table:table-cell office:value-type="float" office:value="101.975" calcext:value-type="float">
            <text:p>101,975</text:p>
          </table:table-cell>
          <table:table-cell table:number-columns-repeated="5" office:value-type="float" office:value="34.08" calcext:value-type="float">
            <text:p>34,08</text:p>
          </table:table-cell>
          <table:table-cell office:value-type="float" office:value="32.303" calcext:value-type="float">
            <text:p>32,303</text:p>
          </table:table-cell>
          <table:table-cell office:value-type="float" office:value="31.43" calcext:value-type="float">
            <text:p>31,43</text:p>
          </table:table-cell>
          <table:table-cell table:number-columns-repeated="5" office:value-type="float" office:value="28.879" calcext:value-type="float">
            <text:p>28,879</text:p>
          </table:table-cell>
          <table:table-cell office:value-type="float" office:value="30.569" calcext:value-type="float">
            <text:p>30,569</text:p>
          </table:table-cell>
          <table:table-cell office:value-type="float" office:value="32.303" calcext:value-type="float">
            <text:p>32,303</text:p>
          </table:table-cell>
          <table:table-cell office:value-type="float" office:value="58.802" calcext:value-type="float">
            <text:p>58,802</text:p>
          </table:table-cell>
          <table:table-cell office:value-type="float" office:value="35.901" calcext:value-type="float">
            <text:p>35,901</text:p>
          </table:table-cell>
          <table:table-cell office:value-type="float" office:value="34.08" calcext:value-type="float">
            <text:p>34,08</text:p>
          </table:table-cell>
          <table:table-cell office:value-type="float" office:value="30.569" calcext:value-type="float">
            <text:p>30,569</text:p>
          </table:table-cell>
          <table:table-cell office:value-type="float" office:value="29.213" calcext:value-type="float">
            <text:p>29,213</text:p>
          </table:table-cell>
          <table:table-cell office:value-type="float" office:value="28.879" calcext:value-type="float">
            <text:p>28,879</text:p>
          </table:table-cell>
          <table:table-cell office:value-type="float" office:value="28.05" calcext:value-type="float">
            <text:p>28,05</text:p>
          </table:table-cell>
          <table:table-cell office:value-type="float" office:value="24.846" calcext:value-type="float">
            <text:p>24,846</text:p>
          </table:table-cell>
          <table:table-cell office:value-type="float" office:value="24.073" calcext:value-type="float">
            <text:p>24,073</text:p>
          </table:table-cell>
          <table:table-cell table:number-columns-repeated="2" office:value-type="float" office:value="22.559" calcext:value-type="float">
            <text:p>22,559</text:p>
          </table:table-cell>
          <table:table-cell office:value-type="float" office:value="28.546" calcext:value-type="float">
            <text:p>28,54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59" calcext:value-type="float">
            <text:p>98,59</text:p>
          </table:table-cell>
          <table:table-cell office:value-type="float" office:value="16.959" calcext:value-type="float">
            <text:p>16,959</text:p>
          </table:table-cell>
          <table:table-cell office:value-type="float" office:value="38.906" calcext:value-type="float">
            <text:p>38,90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05" calcext:value-type="float">
            <text:p>28,05</text:p>
          </table:table-cell>
          <table:table-cell office:value-type="float" office:value="27.232" calcext:value-type="float">
            <text:p>27,232</text:p>
          </table:table-cell>
          <table:table-cell table:number-columns-repeated="2" office:value-type="float" office:value="28.879" calcext:value-type="float">
            <text:p>28,879</text:p>
          </table:table-cell>
          <table:table-cell office:value-type="float" office:value="27.232" calcext:value-type="float">
            <text:p>27,232</text:p>
          </table:table-cell>
          <table:table-cell office:value-type="float" office:value="67.57" calcext:value-type="float">
            <text:p>67,57</text:p>
          </table:table-cell>
          <table:table-cell office:value-type="float" office:value="65.009" calcext:value-type="float">
            <text:p>65,009</text:p>
          </table:table-cell>
          <table:table-cell office:value-type="float" office:value="63.746" calcext:value-type="float">
            <text:p>63,746</text:p>
          </table:table-cell>
          <table:table-cell office:value-type="float" office:value="27.232" calcext:value-type="float">
            <text:p>27,232</text:p>
          </table:table-cell>
          <table:table-cell table:number-columns-repeated="2" office:value-type="float" office:value="29.718" calcext:value-type="float">
            <text:p>29,718</text:p>
          </table:table-cell>
          <table:table-cell office:value-type="float" office:value="33.186" calcext:value-type="float">
            <text:p>33,186</text:p>
          </table:table-cell>
          <table:table-cell office:value-type="float" office:value="98.59" calcext:value-type="float">
            <text:p>98,59</text:p>
          </table:table-cell>
          <table:table-cell office:value-type="float" office:value="74.971" calcext:value-type="float">
            <text:p>74,971</text:p>
          </table:table-cell>
          <table:table-cell office:value-type="float" office:value="35.901" calcext:value-type="float">
            <text:p>35,901</text:p>
          </table:table-cell>
          <table:table-cell office:value-type="float" office:value="36.827" calcext:value-type="float">
            <text:p>36,827</text:p>
          </table:table-cell>
          <table:table-cell office:value-type="float" office:value="33.186" calcext:value-type="float">
            <text:p>33,186</text:p>
          </table:table-cell>
          <table:table-cell office:value-type="float" office:value="30.569" calcext:value-type="float">
            <text:p>30,569</text:p>
          </table:table-cell>
          <table:table-cell office:value-type="float" office:value="28.05" calcext:value-type="float">
            <text:p>28,05</text:p>
          </table:table-cell>
          <table:table-cell office:value-type="float" office:value="18.974" calcext:value-type="float">
            <text:p>18,974</text:p>
          </table:table-cell>
          <table:table-cell office:value-type="float" office:value="16.959" calcext:value-type="float">
            <text:p>16,959</text:p>
          </table:table-cell>
          <table:table-cell table:number-columns-repeated="2" office:value-type="float" office:value="28.879" calcext:value-type="float">
            <text:p>28,879</text:p>
          </table:table-cell>
          <table:table-cell office:value-type="float" office:value="24.846" calcext:value-type="float">
            <text:p>24,846</text:p>
          </table:table-cell>
          <table:table-cell office:value-type="float" office:value="30.569" calcext:value-type="float">
            <text:p>30,569</text:p>
          </table:table-cell>
          <table:table-cell office:value-type="float" office:value="34.08" calcext:value-type="float">
            <text:p>34,08</text:p>
          </table:table-cell>
          <table:table-cell office:value-type="float" office:value="28.879" calcext:value-type="float">
            <text:p>28,879</text:p>
          </table:table-cell>
          <table:table-cell office:value-type="float" office:value="91.085" calcext:value-type="float">
            <text:p>91,085</text:p>
          </table:table-cell>
          <table:table-cell office:value-type="float" office:value="30.569" calcext:value-type="float">
            <text:p>30,569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07" calcext:value-type="float">
            <text:p>44,07</text:p>
          </table:table-cell>
          <table:table-cell office:value-type="float" office:value="9.946" calcext:value-type="float">
            <text:p>9,946</text:p>
          </table:table-cell>
          <table:table-cell office:value-type="float" office:value="24.059" calcext:value-type="float">
            <text:p>24,05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33" calcext:value-type="float">
            <text:p>14,433</text:p>
          </table:table-cell>
          <table:table-cell office:value-type="float" office:value="13.831" calcext:value-type="float">
            <text:p>13,831</text:p>
          </table:table-cell>
          <table:table-cell office:value-type="float" office:value="29.718" calcext:value-type="float">
            <text:p>29,718</text:p>
          </table:table-cell>
          <table:table-cell office:value-type="float" office:value="28.05" calcext:value-type="float">
            <text:p>28,05</text:p>
          </table:table-cell>
          <table:table-cell office:value-type="float" office:value="31.43" calcext:value-type="float">
            <text:p>31,43</text:p>
          </table:table-cell>
          <table:table-cell office:value-type="float" office:value="44.07" calcext:value-type="float">
            <text:p>44,07</text:p>
          </table:table-cell>
          <table:table-cell office:value-type="float" office:value="31.43" calcext:value-type="float">
            <text:p>31,43</text:p>
          </table:table-cell>
          <table:table-cell office:value-type="float" office:value="28.05" calcext:value-type="float">
            <text:p>28,05</text:p>
          </table:table-cell>
          <table:table-cell table:number-columns-repeated="4" office:value-type="float" office:value="27.232" calcext:value-type="float">
            <text:p>27,232</text:p>
          </table:table-cell>
          <table:table-cell office:value-type="float" office:value="43.156" calcext:value-type="float">
            <text:p>43,156</text:p>
          </table:table-cell>
          <table:table-cell office:value-type="float" office:value="19.668" calcext:value-type="float">
            <text:p>19,668</text:p>
          </table:table-cell>
          <table:table-cell office:value-type="float" office:value="19.808" calcext:value-type="float">
            <text:p>19,808</text:p>
          </table:table-cell>
          <table:table-cell office:value-type="float" office:value="36.641" calcext:value-type="float">
            <text:p>36,641</text:p>
          </table:table-cell>
          <table:table-cell office:value-type="float" office:value="26.426" calcext:value-type="float">
            <text:p>26,426</text:p>
          </table:table-cell>
          <table:table-cell office:value-type="float" office:value="20.947" calcext:value-type="float">
            <text:p>20,947</text:p>
          </table:table-cell>
          <table:table-cell office:value-type="float" office:value="18.021" calcext:value-type="float">
            <text:p>18,021</text:p>
          </table:table-cell>
          <table:table-cell office:value-type="float" office:value="17.886" calcext:value-type="float">
            <text:p>17,886</text:p>
          </table:table-cell>
          <table:table-cell office:value-type="float" office:value="17.486" calcext:value-type="float">
            <text:p>17,486</text:p>
          </table:table-cell>
          <table:table-cell office:value-type="float" office:value="21.82" calcext:value-type="float">
            <text:p>21,82</text:p>
          </table:table-cell>
          <table:table-cell office:value-type="float" office:value="13.124" calcext:value-type="float">
            <text:p>13,124</text:p>
          </table:table-cell>
          <table:table-cell office:value-type="float" office:value="21.091" calcext:value-type="float">
            <text:p>21,091</text:p>
          </table:table-cell>
          <table:table-cell office:value-type="float" office:value="13.593" calcext:value-type="float">
            <text:p>13,593</text:p>
          </table:table-cell>
          <table:table-cell office:value-type="float" office:value="11.104" calcext:value-type="float">
            <text:p>11,104</text:p>
          </table:table-cell>
          <table:table-cell table:number-columns-repeated="2" office:value-type="float" office:value="9.946" calcext:value-type="float">
            <text:p>9,946</text:p>
          </table:table-cell>
          <table:table-cell office:value-type="float" office:value="34.08" calcext:value-type="float">
            <text:p>34,08</text:p>
          </table:table-cell>
          <table:table-cell table:number-columns-repeated="2" office:value-type="float" office:value="30.569" calcext:value-type="float">
            <text:p>30,569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4.782" calcext:value-type="float">
            <text:p>104,782</text:p>
          </table:table-cell>
          <table:table-cell office:value-type="float" office:value="12.095" calcext:value-type="float">
            <text:p>12,095</text:p>
          </table:table-cell>
          <table:table-cell office:value-type="float" office:value="30.425" calcext:value-type="float">
            <text:p>30,42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433" calcext:value-type="float">
            <text:p>12,433</text:p>
          </table:table-cell>
          <table:table-cell office:value-type="float" office:value="19.668" calcext:value-type="float">
            <text:p>19,668</text:p>
          </table:table-cell>
          <table:table-cell office:value-type="float" office:value="14.555" calcext:value-type="float">
            <text:p>14,555</text:p>
          </table:table-cell>
          <table:table-cell office:value-type="float" office:value="13.358" calcext:value-type="float">
            <text:p>13,358</text:p>
          </table:table-cell>
          <table:table-cell office:value-type="float" office:value="12.892" calcext:value-type="float">
            <text:p>12,892</text:p>
          </table:table-cell>
          <table:table-cell office:value-type="float" office:value="25.158" calcext:value-type="float">
            <text:p>25,158</text:p>
          </table:table-cell>
          <table:table-cell office:value-type="float" office:value="15.673" calcext:value-type="float">
            <text:p>15,673</text:p>
          </table:table-cell>
          <table:table-cell office:value-type="float" office:value="12.662" calcext:value-type="float">
            <text:p>12,662</text:p>
          </table:table-cell>
          <table:table-cell office:value-type="float" office:value="12.095" calcext:value-type="float">
            <text:p>12,095</text:p>
          </table:table-cell>
          <table:table-cell office:value-type="float" office:value="15.047" calcext:value-type="float">
            <text:p>15,047</text:p>
          </table:table-cell>
          <table:table-cell office:value-type="float" office:value="42.249" calcext:value-type="float">
            <text:p>42,249</text:p>
          </table:table-cell>
          <table:table-cell office:value-type="float" office:value="85.273" calcext:value-type="float">
            <text:p>85,273</text:p>
          </table:table-cell>
          <table:table-cell office:value-type="float" office:value="70.174" calcext:value-type="float">
            <text:p>70,174</text:p>
          </table:table-cell>
          <table:table-cell office:value-type="float" office:value="29.718" calcext:value-type="float">
            <text:p>29,718</text:p>
          </table:table-cell>
          <table:table-cell office:value-type="float" office:value="27.232" calcext:value-type="float">
            <text:p>27,232</text:p>
          </table:table-cell>
          <table:table-cell office:value-type="float" office:value="29.718" calcext:value-type="float">
            <text:p>29,718</text:p>
          </table:table-cell>
          <table:table-cell office:value-type="float" office:value="13.24" calcext:value-type="float">
            <text:p>13,24</text:p>
          </table:table-cell>
          <table:table-cell office:value-type="float" office:value="13.831" calcext:value-type="float">
            <text:p>13,831</text:p>
          </table:table-cell>
          <table:table-cell office:value-type="float" office:value="22.559" calcext:value-type="float">
            <text:p>22,559</text:p>
          </table:table-cell>
          <table:table-cell office:value-type="float" office:value="68.866" calcext:value-type="float">
            <text:p>68,866</text:p>
          </table:table-cell>
          <table:table-cell table:number-columns-repeated="2" office:value-type="float" office:value="18.974" calcext:value-type="float">
            <text:p>18,974</text:p>
          </table:table-cell>
          <table:table-cell office:value-type="float" office:value="104.782" calcext:value-type="float">
            <text:p>104,782</text:p>
          </table:table-cell>
          <table:table-cell office:value-type="float" office:value="87.577" calcext:value-type="float">
            <text:p>87,577</text:p>
          </table:table-cell>
          <table:table-cell office:value-type="float" office:value="49.45" calcext:value-type="float">
            <text:p>49,45</text:p>
          </table:table-cell>
          <table:table-cell office:value-type="float" office:value="29.718" calcext:value-type="float">
            <text:p>29,718</text:p>
          </table:table-cell>
          <table:table-cell office:value-type="float" office:value="16.959" calcext:value-type="float">
            <text:p>16,959</text:p>
          </table:table-cell>
          <table:table-cell office:value-type="float" office:value="15.673" calcext:value-type="float">
            <text:p>15,673</text:p>
          </table:table-cell>
          <table:table-cell office:value-type="float" office:value="15.421" calcext:value-type="float">
            <text:p>15,421</text:p>
          </table:table-cell>
          <table:table-cell office:value-type="float" office:value="14.8" calcext:value-type="float">
            <text:p>14,8</text:p>
          </table:table-cell>
          <table:table-cell office:value-type="float" office:value="14.433" calcext:value-type="float">
            <text:p>14,433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718" calcext:value-type="float">
            <text:p>29,718</text:p>
          </table:table-cell>
          <table:table-cell office:value-type="float" office:value="7.086" calcext:value-type="float">
            <text:p>7,086</text:p>
          </table:table-cell>
          <table:table-cell office:value-type="float" office:value="12.516" calcext:value-type="float">
            <text:p>12,5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944" calcext:value-type="float">
            <text:p>8,944</text:p>
          </table:table-cell>
          <table:table-cell office:value-type="float" office:value="10.465" calcext:value-type="float">
            <text:p>10,465</text:p>
          </table:table-cell>
          <table:table-cell office:value-type="float" office:value="8.846" calcext:value-type="float">
            <text:p>8,846</text:p>
          </table:table-cell>
          <table:table-cell office:value-type="float" office:value="7.714" calcext:value-type="float">
            <text:p>7,714</text:p>
          </table:table-cell>
          <table:table-cell office:value-type="float" office:value="7.086" calcext:value-type="float">
            <text:p>7,086</text:p>
          </table:table-cell>
          <table:table-cell office:value-type="float" office:value="7.263" calcext:value-type="float">
            <text:p>7,263</text:p>
          </table:table-cell>
          <table:table-cell office:value-type="float" office:value="16.568" calcext:value-type="float">
            <text:p>16,568</text:p>
          </table:table-cell>
          <table:table-cell office:value-type="float" office:value="8.271" calcext:value-type="float">
            <text:p>8,271</text:p>
          </table:table-cell>
          <table:table-cell office:value-type="float" office:value="7.263" calcext:value-type="float">
            <text:p>7,263</text:p>
          </table:table-cell>
          <table:table-cell office:value-type="float" office:value="13.124" calcext:value-type="float">
            <text:p>13,124</text:p>
          </table:table-cell>
          <table:table-cell office:value-type="float" office:value="12.095" calcext:value-type="float">
            <text:p>12,095</text:p>
          </table:table-cell>
          <table:table-cell office:value-type="float" office:value="12.892" calcext:value-type="float">
            <text:p>12,892</text:p>
          </table:table-cell>
          <table:table-cell office:value-type="float" office:value="9.843" calcext:value-type="float">
            <text:p>9,843</text:p>
          </table:table-cell>
          <table:table-cell office:value-type="float" office:value="10.465" calcext:value-type="float">
            <text:p>10,465</text:p>
          </table:table-cell>
          <table:table-cell office:value-type="float" office:value="17.619" calcext:value-type="float">
            <text:p>17,619</text:p>
          </table:table-cell>
          <table:table-cell office:value-type="float" office:value="12.892" calcext:value-type="float">
            <text:p>12,892</text:p>
          </table:table-cell>
          <table:table-cell office:value-type="float" office:value="10.152" calcext:value-type="float">
            <text:p>10,152</text:p>
          </table:table-cell>
          <table:table-cell office:value-type="float" office:value="9.439" calcext:value-type="float">
            <text:p>9,439</text:p>
          </table:table-cell>
          <table:table-cell office:value-type="float" office:value="8.944" calcext:value-type="float">
            <text:p>8,944</text:p>
          </table:table-cell>
          <table:table-cell office:value-type="float" office:value="29.718" calcext:value-type="float">
            <text:p>29,718</text:p>
          </table:table-cell>
          <table:table-cell office:value-type="float" office:value="21.091" calcext:value-type="float">
            <text:p>21,091</text:p>
          </table:table-cell>
          <table:table-cell office:value-type="float" office:value="16.31" calcext:value-type="float">
            <text:p>16,31</text:p>
          </table:table-cell>
          <table:table-cell office:value-type="float" office:value="13.124" calcext:value-type="float">
            <text:p>13,124</text:p>
          </table:table-cell>
          <table:table-cell office:value-type="float" office:value="21.091" calcext:value-type="float">
            <text:p>21,091</text:p>
          </table:table-cell>
          <table:table-cell office:value-type="float" office:value="13.593" calcext:value-type="float">
            <text:p>13,593</text:p>
          </table:table-cell>
          <table:table-cell office:value-type="float" office:value="11.104" calcext:value-type="float">
            <text:p>11,104</text:p>
          </table:table-cell>
          <table:table-cell office:value-type="float" office:value="10.889" calcext:value-type="float">
            <text:p>10,889</text:p>
          </table:table-cell>
          <table:table-cell table:number-columns-repeated="2" office:value-type="float" office:value="8.944" calcext:value-type="float">
            <text:p>8,944</text:p>
          </table:table-cell>
          <table:table-cell office:value-type="float" office:value="20.803" calcext:value-type="float">
            <text:p>20,80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57" calcext:value-type="float">
            <text:p>10,57</text:p>
          </table:table-cell>
          <table:table-cell office:value-type="float" office:value="5.349" calcext:value-type="float">
            <text:p>5,349</text:p>
          </table:table-cell>
          <table:table-cell office:value-type="float" office:value="6.717" calcext:value-type="float">
            <text:p>6,71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482" calcext:value-type="float">
            <text:p>6,482</text:p>
          </table:table-cell>
          <table:table-cell office:value-type="float" office:value="6.066" calcext:value-type="float">
            <text:p>6,066</text:p>
          </table:table-cell>
          <table:table-cell office:value-type="float" office:value="5.985" calcext:value-type="float">
            <text:p>5,985</text:p>
          </table:table-cell>
          <table:table-cell table:number-columns-repeated="2" office:value-type="float" office:value="6.066" calcext:value-type="float">
            <text:p>6,066</text:p>
          </table:table-cell>
          <table:table-cell office:value-type="float" office:value="5.663" calcext:value-type="float">
            <text:p>5,663</text:p>
          </table:table-cell>
          <table:table-cell office:value-type="float" office:value="5.584" calcext:value-type="float">
            <text:p>5,584</text:p>
          </table:table-cell>
          <table:table-cell office:value-type="float" office:value="5.743" calcext:value-type="float">
            <text:p>5,743</text:p>
          </table:table-cell>
          <table:table-cell office:value-type="float" office:value="9.239" calcext:value-type="float">
            <text:p>9,239</text:p>
          </table:table-cell>
          <table:table-cell office:value-type="float" office:value="7.99" calcext:value-type="float">
            <text:p>7,99</text:p>
          </table:table-cell>
          <table:table-cell office:value-type="float" office:value="7.174" calcext:value-type="float">
            <text:p>7,174</text:p>
          </table:table-cell>
          <table:table-cell office:value-type="float" office:value="6.652" calcext:value-type="float">
            <text:p>6,652</text:p>
          </table:table-cell>
          <table:table-cell office:value-type="float" office:value="6.231" calcext:value-type="float">
            <text:p>6,231</text:p>
          </table:table-cell>
          <table:table-cell office:value-type="float" office:value="6.066" calcext:value-type="float">
            <text:p>6,066</text:p>
          </table:table-cell>
          <table:table-cell office:value-type="float" office:value="5.904" calcext:value-type="float">
            <text:p>5,904</text:p>
          </table:table-cell>
          <table:table-cell office:value-type="float" office:value="5.985" calcext:value-type="float">
            <text:p>5,985</text:p>
          </table:table-cell>
          <table:table-cell office:value-type="float" office:value="5.743" calcext:value-type="float">
            <text:p>5,743</text:p>
          </table:table-cell>
          <table:table-cell office:value-type="float" office:value="5.584" calcext:value-type="float">
            <text:p>5,584</text:p>
          </table:table-cell>
          <table:table-cell table:number-columns-repeated="2" office:value-type="float" office:value="5.349" calcext:value-type="float">
            <text:p>5,349</text:p>
          </table:table-cell>
          <table:table-cell office:value-type="float" office:value="5.584" calcext:value-type="float">
            <text:p>5,584</text:p>
          </table:table-cell>
          <table:table-cell office:value-type="float" office:value="5.823" calcext:value-type="float">
            <text:p>5,823</text:p>
          </table:table-cell>
          <table:table-cell office:value-type="float" office:value="6.066" calcext:value-type="float">
            <text:p>6,066</text:p>
          </table:table-cell>
          <table:table-cell office:value-type="float" office:value="5.904" calcext:value-type="float">
            <text:p>5,904</text:p>
          </table:table-cell>
          <table:table-cell office:value-type="float" office:value="5.985" calcext:value-type="float">
            <text:p>5,985</text:p>
          </table:table-cell>
          <table:table-cell table:number-columns-repeated="2" office:value-type="float" office:value="9.14" calcext:value-type="float">
            <text:p>9,14</text:p>
          </table:table-cell>
          <table:table-cell office:value-type="float" office:value="8.366" calcext:value-type="float">
            <text:p>8,366</text:p>
          </table:table-cell>
          <table:table-cell office:value-type="float" office:value="7.99" calcext:value-type="float">
            <text:p>7,99</text:p>
          </table:table-cell>
          <table:table-cell office:value-type="float" office:value="8.749" calcext:value-type="float">
            <text:p>8,749</text:p>
          </table:table-cell>
          <table:table-cell office:value-type="float" office:value="10.57" calcext:value-type="float">
            <text:p>10,5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82" calcext:value-type="float">
            <text:p>21,82</text:p>
          </table:table-cell>
          <table:table-cell office:value-type="float" office:value="5.272" calcext:value-type="float">
            <text:p>5,272</text:p>
          </table:table-cell>
          <table:table-cell office:value-type="float" office:value="6.419" calcext:value-type="float">
            <text:p>6,41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6.066" calcext:value-type="float">
            <text:p>6,066</text:p>
          </table:table-cell>
          <table:table-cell office:value-type="float" office:value="6.149" calcext:value-type="float">
            <text:p>6,149</text:p>
          </table:table-cell>
          <table:table-cell table:number-columns-repeated="5" office:value-type="float" office:value="6.066" calcext:value-type="float">
            <text:p>6,066</text:p>
          </table:table-cell>
          <table:table-cell office:value-type="float" office:value="5.985" calcext:value-type="float">
            <text:p>5,985</text:p>
          </table:table-cell>
          <table:table-cell office:value-type="float" office:value="6.066" calcext:value-type="float">
            <text:p>6,066</text:p>
          </table:table-cell>
          <table:table-cell office:value-type="float" office:value="5.427" calcext:value-type="float">
            <text:p>5,427</text:p>
          </table:table-cell>
          <table:table-cell office:value-type="float" office:value="5.349" calcext:value-type="float">
            <text:p>5,349</text:p>
          </table:table-cell>
          <table:table-cell office:value-type="float" office:value="5.427" calcext:value-type="float">
            <text:p>5,427</text:p>
          </table:table-cell>
          <table:table-cell office:value-type="float" office:value="5.663" calcext:value-type="float">
            <text:p>5,663</text:p>
          </table:table-cell>
          <table:table-cell office:value-type="float" office:value="5.584" calcext:value-type="float">
            <text:p>5,584</text:p>
          </table:table-cell>
          <table:table-cell office:value-type="float" office:value="5.427" calcext:value-type="float">
            <text:p>5,427</text:p>
          </table:table-cell>
          <table:table-cell table:number-columns-repeated="2" office:value-type="float" office:value="5.349" calcext:value-type="float">
            <text:p>5,349</text:p>
          </table:table-cell>
          <table:table-cell table:number-columns-repeated="2" office:value-type="float" office:value="5.272" calcext:value-type="float">
            <text:p>5,272</text:p>
          </table:table-cell>
          <table:table-cell office:value-type="float" office:value="5.427" calcext:value-type="float">
            <text:p>5,427</text:p>
          </table:table-cell>
          <table:table-cell office:value-type="float" office:value="5.349" calcext:value-type="float">
            <text:p>5,349</text:p>
          </table:table-cell>
          <table:table-cell office:value-type="float" office:value="7.352" calcext:value-type="float">
            <text:p>7,352</text:p>
          </table:table-cell>
          <table:table-cell office:value-type="float" office:value="21.82" calcext:value-type="float">
            <text:p>21,82</text:p>
          </table:table-cell>
          <table:table-cell office:value-type="float" office:value="6.314" calcext:value-type="float">
            <text:p>6,314</text:p>
          </table:table-cell>
          <table:table-cell office:value-type="float" office:value="6.149" calcext:value-type="float">
            <text:p>6,149</text:p>
          </table:table-cell>
          <table:table-cell office:value-type="float" office:value="6.066" calcext:value-type="float">
            <text:p>6,066</text:p>
          </table:table-cell>
          <table:table-cell office:value-type="float" office:value="7.174" calcext:value-type="float">
            <text:p>7,174</text:p>
          </table:table-cell>
          <table:table-cell table:number-columns-repeated="31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871" calcext:value-type="float">
            <text:p>11,871</text:p>
          </table:table-cell>
          <table:table-cell office:value-type="float" office:value="5.985" calcext:value-type="float">
            <text:p>5,985</text:p>
          </table:table-cell>
          <table:table-cell office:value-type="float" office:value="6.385" calcext:value-type="float">
            <text:p>6,38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49" calcext:value-type="float">
            <text:p>6,149</text:p>
          </table:table-cell>
          <table:table-cell table:number-columns-repeated="3" office:value-type="float" office:value="6.231" calcext:value-type="float">
            <text:p>6,231</text:p>
          </table:table-cell>
          <table:table-cell table:number-columns-repeated="3" office:value-type="float" office:value="6.482" calcext:value-type="float">
            <text:p>6,482</text:p>
          </table:table-cell>
          <table:table-cell office:value-type="float" office:value="6.314" calcext:value-type="float">
            <text:p>6,314</text:p>
          </table:table-cell>
          <table:table-cell office:value-type="float" office:value="6.398" calcext:value-type="float">
            <text:p>6,398</text:p>
          </table:table-cell>
          <table:table-cell office:value-type="float" office:value="6.314" calcext:value-type="float">
            <text:p>6,314</text:p>
          </table:table-cell>
          <table:table-cell table:number-columns-repeated="2" office:value-type="float" office:value="6.149" calcext:value-type="float">
            <text:p>6,149</text:p>
          </table:table-cell>
          <table:table-cell table:number-columns-repeated="2" office:value-type="float" office:value="6.066" calcext:value-type="float">
            <text:p>6,066</text:p>
          </table:table-cell>
          <table:table-cell office:value-type="float" office:value="5.985" calcext:value-type="float">
            <text:p>5,985</text:p>
          </table:table-cell>
          <table:table-cell office:value-type="float" office:value="6.066" calcext:value-type="float">
            <text:p>6,066</text:p>
          </table:table-cell>
          <table:table-cell office:value-type="float" office:value="5.985" calcext:value-type="float">
            <text:p>5,985</text:p>
          </table:table-cell>
          <table:table-cell table:number-columns-repeated="2" office:value-type="float" office:value="6.066" calcext:value-type="float">
            <text:p>6,066</text:p>
          </table:table-cell>
          <table:table-cell office:value-type="float" office:value="5.985" calcext:value-type="float">
            <text:p>5,985</text:p>
          </table:table-cell>
          <table:table-cell office:value-type="float" office:value="6.231" calcext:value-type="float">
            <text:p>6,231</text:p>
          </table:table-cell>
          <table:table-cell office:value-type="float" office:value="6.314" calcext:value-type="float">
            <text:p>6,314</text:p>
          </table:table-cell>
          <table:table-cell office:value-type="float" office:value="11.871" calcext:value-type="float">
            <text:p>11,871</text:p>
          </table:table-cell>
          <table:table-cell table:number-columns-repeated="2" office:value-type="float" office:value="6.398" calcext:value-type="float">
            <text:p>6,398</text:p>
          </table:table-cell>
          <table:table-cell table:number-columns-repeated="2" office:value-type="float" office:value="6.231" calcext:value-type="float">
            <text:p>6,231</text:p>
          </table:table-cell>
          <table:table-cell office:value-type="float" office:value="6.149" calcext:value-type="float">
            <text:p>6,149</text:p>
          </table:table-cell>
          <table:table-cell table:number-columns-repeated="3" office:value-type="float" office:value="6.066" calcext:value-type="float">
            <text:p>6,066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.622" calcext:value-type="float">
            <text:p>7,622</text:p>
          </table:table-cell>
          <table:table-cell office:value-type="float" office:value="6.066" calcext:value-type="float">
            <text:p>6,066</text:p>
          </table:table-cell>
          <table:table-cell office:value-type="float" office:value="6.562" calcext:value-type="float">
            <text:p>6,56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738" calcext:value-type="float">
            <text:p>6,738</text:p>
          </table:table-cell>
          <table:table-cell office:value-type="float" office:value="6.911" calcext:value-type="float">
            <text:p>6,911</text:p>
          </table:table-cell>
          <table:table-cell office:value-type="float" office:value="6.824" calcext:value-type="float">
            <text:p>6,824</text:p>
          </table:table-cell>
          <table:table-cell office:value-type="float" office:value="6.652" calcext:value-type="float">
            <text:p>6,652</text:p>
          </table:table-cell>
          <table:table-cell office:value-type="float" office:value="7.622" calcext:value-type="float">
            <text:p>7,622</text:p>
          </table:table-cell>
          <table:table-cell office:value-type="float" office:value="6.824" calcext:value-type="float">
            <text:p>6,824</text:p>
          </table:table-cell>
          <table:table-cell office:value-type="float" office:value="6.482" calcext:value-type="float">
            <text:p>6,482</text:p>
          </table:table-cell>
          <table:table-cell office:value-type="float" office:value="6.314" calcext:value-type="float">
            <text:p>6,314</text:p>
          </table:table-cell>
          <table:table-cell office:value-type="float" office:value="6.482" calcext:value-type="float">
            <text:p>6,482</text:p>
          </table:table-cell>
          <table:table-cell office:value-type="float" office:value="6.911" calcext:value-type="float">
            <text:p>6,911</text:p>
          </table:table-cell>
          <table:table-cell office:value-type="float" office:value="6.824" calcext:value-type="float">
            <text:p>6,824</text:p>
          </table:table-cell>
          <table:table-cell office:value-type="float" office:value="6.314" calcext:value-type="float">
            <text:p>6,314</text:p>
          </table:table-cell>
          <table:table-cell office:value-type="float" office:value="6.398" calcext:value-type="float">
            <text:p>6,398</text:p>
          </table:table-cell>
          <table:table-cell office:value-type="float" office:value="6.567" calcext:value-type="float">
            <text:p>6,567</text:p>
          </table:table-cell>
          <table:table-cell office:value-type="float" office:value="6.398" calcext:value-type="float">
            <text:p>6,398</text:p>
          </table:table-cell>
          <table:table-cell table:number-columns-repeated="3" office:value-type="float" office:value="6.567" calcext:value-type="float">
            <text:p>6,567</text:p>
          </table:table-cell>
          <table:table-cell office:value-type="float" office:value="6.482" calcext:value-type="float">
            <text:p>6,482</text:p>
          </table:table-cell>
          <table:table-cell office:value-type="float" office:value="6.314" calcext:value-type="float">
            <text:p>6,314</text:p>
          </table:table-cell>
          <table:table-cell office:value-type="float" office:value="6.567" calcext:value-type="float">
            <text:p>6,567</text:p>
          </table:table-cell>
          <table:table-cell office:value-type="float" office:value="6.652" calcext:value-type="float">
            <text:p>6,652</text:p>
          </table:table-cell>
          <table:table-cell office:value-type="float" office:value="6.398" calcext:value-type="float">
            <text:p>6,398</text:p>
          </table:table-cell>
          <table:table-cell office:value-type="float" office:value="6.652" calcext:value-type="float">
            <text:p>6,652</text:p>
          </table:table-cell>
          <table:table-cell table:number-columns-repeated="2" office:value-type="float" office:value="6.567" calcext:value-type="float">
            <text:p>6,567</text:p>
          </table:table-cell>
          <table:table-cell office:value-type="float" office:value="6.398" calcext:value-type="float">
            <text:p>6,398</text:p>
          </table:table-cell>
          <table:table-cell office:value-type="float" office:value="6.149" calcext:value-type="float">
            <text:p>6,149</text:p>
          </table:table-cell>
          <table:table-cell office:value-type="float" office:value="6.066" calcext:value-type="float">
            <text:p>6,066</text:p>
          </table:table-cell>
          <table:table-cell office:value-type="float" office:value="6.231" calcext:value-type="float">
            <text:p>6,231</text:p>
          </table:table-cell>
          <table:table-cell office:value-type="float" office:value="6.398" calcext:value-type="float">
            <text:p>6,39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32" calcext:value-type="float">
            <text:p>12,32</text:p>
          </table:table-cell>
          <table:table-cell office:value-type="float" office:value="6.911" calcext:value-type="float">
            <text:p>6,911</text:p>
          </table:table-cell>
          <table:table-cell office:value-type="float" office:value="7.646" calcext:value-type="float">
            <text:p>7,64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.442" calcext:value-type="float">
            <text:p>7,442</text:p>
          </table:table-cell>
          <table:table-cell office:value-type="float" office:value="12.32" calcext:value-type="float">
            <text:p>12,32</text:p>
          </table:table-cell>
          <table:table-cell office:value-type="float" office:value="9.439" calcext:value-type="float">
            <text:p>9,439</text:p>
          </table:table-cell>
          <table:table-cell office:value-type="float" office:value="8.177" calcext:value-type="float">
            <text:p>8,177</text:p>
          </table:table-cell>
          <table:table-cell table:number-columns-repeated="2" office:value-type="float" office:value="7.805" calcext:value-type="float">
            <text:p>7,805</text:p>
          </table:table-cell>
          <table:table-cell office:value-type="float" office:value="7.532" calcext:value-type="float">
            <text:p>7,532</text:p>
          </table:table-cell>
          <table:table-cell table:number-columns-repeated="2" office:value-type="float" office:value="7.442" calcext:value-type="float">
            <text:p>7,442</text:p>
          </table:table-cell>
          <table:table-cell office:value-type="float" office:value="7.532" calcext:value-type="float">
            <text:p>7,532</text:p>
          </table:table-cell>
          <table:table-cell office:value-type="float" office:value="7.897" calcext:value-type="float">
            <text:p>7,897</text:p>
          </table:table-cell>
          <table:table-cell table:number-columns-repeated="2" office:value-type="float" office:value="7.622" calcext:value-type="float">
            <text:p>7,622</text:p>
          </table:table-cell>
          <table:table-cell office:value-type="float" office:value="7.263" calcext:value-type="float">
            <text:p>7,263</text:p>
          </table:table-cell>
          <table:table-cell office:value-type="float" office:value="7.622" calcext:value-type="float">
            <text:p>7,622</text:p>
          </table:table-cell>
          <table:table-cell office:value-type="float" office:value="7.174" calcext:value-type="float">
            <text:p>7,174</text:p>
          </table:table-cell>
          <table:table-cell table:number-columns-repeated="2" office:value-type="float" office:value="7.263" calcext:value-type="float">
            <text:p>7,263</text:p>
          </table:table-cell>
          <table:table-cell office:value-type="float" office:value="7.352" calcext:value-type="float">
            <text:p>7,352</text:p>
          </table:table-cell>
          <table:table-cell table:number-columns-repeated="2" office:value-type="float" office:value="7.263" calcext:value-type="float">
            <text:p>7,263</text:p>
          </table:table-cell>
          <table:table-cell office:value-type="float" office:value="7.086" calcext:value-type="float">
            <text:p>7,086</text:p>
          </table:table-cell>
          <table:table-cell office:value-type="float" office:value="7.622" calcext:value-type="float">
            <text:p>7,622</text:p>
          </table:table-cell>
          <table:table-cell table:number-columns-repeated="2" office:value-type="float" office:value="7.263" calcext:value-type="float">
            <text:p>7,263</text:p>
          </table:table-cell>
          <table:table-cell table:number-columns-repeated="2" office:value-type="float" office:value="7.174" calcext:value-type="float">
            <text:p>7,174</text:p>
          </table:table-cell>
          <table:table-cell table:number-columns-repeated="2" office:value-type="float" office:value="6.911" calcext:value-type="float">
            <text:p>6,91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24" calcext:value-type="float">
            <text:p>13,24</text:p>
          </table:table-cell>
          <table:table-cell office:value-type="float" office:value="6.567" calcext:value-type="float">
            <text:p>6,567</text:p>
          </table:table-cell>
          <table:table-cell office:value-type="float" office:value="7.807" calcext:value-type="float">
            <text:p>7,80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63" calcext:value-type="float">
            <text:p>7,263</text:p>
          </table:table-cell>
          <table:table-cell table:number-columns-repeated="2" office:value-type="float" office:value="7.442" calcext:value-type="float">
            <text:p>7,442</text:p>
          </table:table-cell>
          <table:table-cell office:value-type="float" office:value="7.352" calcext:value-type="float">
            <text:p>7,352</text:p>
          </table:table-cell>
          <table:table-cell office:value-type="float" office:value="6.738" calcext:value-type="float">
            <text:p>6,738</text:p>
          </table:table-cell>
          <table:table-cell office:value-type="float" office:value="6.567" calcext:value-type="float">
            <text:p>6,567</text:p>
          </table:table-cell>
          <table:table-cell office:value-type="float" office:value="6.738" calcext:value-type="float">
            <text:p>6,738</text:p>
          </table:table-cell>
          <table:table-cell office:value-type="float" office:value="11.871" calcext:value-type="float">
            <text:p>11,871</text:p>
          </table:table-cell>
          <table:table-cell office:value-type="float" office:value="7.99" calcext:value-type="float">
            <text:p>7,99</text:p>
          </table:table-cell>
          <table:table-cell office:value-type="float" office:value="7.442" calcext:value-type="float">
            <text:p>7,442</text:p>
          </table:table-cell>
          <table:table-cell office:value-type="float" office:value="6.998" calcext:value-type="float">
            <text:p>6,998</text:p>
          </table:table-cell>
          <table:table-cell office:value-type="float" office:value="6.824" calcext:value-type="float">
            <text:p>6,824</text:p>
          </table:table-cell>
          <table:table-cell office:value-type="float" office:value="7.263" calcext:value-type="float">
            <text:p>7,263</text:p>
          </table:table-cell>
          <table:table-cell office:value-type="float" office:value="6.998" calcext:value-type="float">
            <text:p>6,998</text:p>
          </table:table-cell>
          <table:table-cell office:value-type="float" office:value="6.911" calcext:value-type="float">
            <text:p>6,911</text:p>
          </table:table-cell>
          <table:table-cell office:value-type="float" office:value="6.998" calcext:value-type="float">
            <text:p>6,998</text:p>
          </table:table-cell>
          <table:table-cell office:value-type="float" office:value="8.366" calcext:value-type="float">
            <text:p>8,366</text:p>
          </table:table-cell>
          <table:table-cell office:value-type="float" office:value="13.24" calcext:value-type="float">
            <text:p>13,24</text:p>
          </table:table-cell>
          <table:table-cell office:value-type="float" office:value="9.439" calcext:value-type="float">
            <text:p>9,439</text:p>
          </table:table-cell>
          <table:table-cell office:value-type="float" office:value="8.366" calcext:value-type="float">
            <text:p>8,366</text:p>
          </table:table-cell>
          <table:table-cell office:value-type="float" office:value="7.805" calcext:value-type="float">
            <text:p>7,805</text:p>
          </table:table-cell>
          <table:table-cell office:value-type="float" office:value="7.174" calcext:value-type="float">
            <text:p>7,174</text:p>
          </table:table-cell>
          <table:table-cell office:value-type="float" office:value="7.263" calcext:value-type="float">
            <text:p>7,263</text:p>
          </table:table-cell>
          <table:table-cell office:value-type="float" office:value="8.177" calcext:value-type="float">
            <text:p>8,177</text:p>
          </table:table-cell>
          <table:table-cell office:value-type="float" office:value="7.622" calcext:value-type="float">
            <text:p>7,622</text:p>
          </table:table-cell>
          <table:table-cell office:value-type="float" office:value="7.174" calcext:value-type="float">
            <text:p>7,174</text:p>
          </table:table-cell>
          <table:table-cell office:value-type="float" office:value="7.714" calcext:value-type="float">
            <text:p>7,714</text:p>
          </table:table-cell>
          <table:table-cell table:number-columns-repeated="2" office:value-type="float" office:value="7.805" calcext:value-type="float">
            <text:p>7,805</text:p>
          </table:table-cell>
          <table:table-cell table:number-columns-repeated="2" office:value-type="float" office:value="7.622" calcext:value-type="float">
            <text:p>7,62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.084" calcext:value-type="float">
            <text:p>31,084</text:p>
          </table:table-cell>
          <table:table-cell office:value-type="float" office:value="6.998" calcext:value-type="float">
            <text:p>6,998</text:p>
          </table:table-cell>
          <table:table-cell office:value-type="float" office:value="10.672" calcext:value-type="float">
            <text:p>10,67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66" calcext:value-type="float">
            <text:p>8,366</text:p>
          </table:table-cell>
          <table:table-cell office:value-type="float" office:value="8.461" calcext:value-type="float">
            <text:p>8,461</text:p>
          </table:table-cell>
          <table:table-cell office:value-type="float" office:value="10.256" calcext:value-type="float">
            <text:p>10,256</text:p>
          </table:table-cell>
          <table:table-cell office:value-type="float" office:value="8.652" calcext:value-type="float">
            <text:p>8,652</text:p>
          </table:table-cell>
          <table:table-cell office:value-type="float" office:value="9.64" calcext:value-type="float">
            <text:p>9,64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433" calcext:value-type="float">
            <text:p>12,433</text:p>
          </table:table-cell>
          <table:table-cell office:value-type="float" office:value="31.084" calcext:value-type="float">
            <text:p>31,084</text:p>
          </table:table-cell>
          <table:table-cell table:number-columns-repeated="2" office:value-type="float" office:value="10.782" calcext:value-type="float">
            <text:p>10,782</text:p>
          </table:table-cell>
          <table:table-cell office:value-type="float" office:value="9.64" calcext:value-type="float">
            <text:p>9,64</text:p>
          </table:table-cell>
          <table:table-cell office:value-type="float" office:value="8.461" calcext:value-type="float">
            <text:p>8,461</text:p>
          </table:table-cell>
          <table:table-cell office:value-type="float" office:value="7.805" calcext:value-type="float">
            <text:p>7,805</text:p>
          </table:table-cell>
          <table:table-cell office:value-type="float" office:value="6.998" calcext:value-type="float">
            <text:p>6,998</text:p>
          </table:table-cell>
          <table:table-cell office:value-type="float" office:value="22.114" calcext:value-type="float">
            <text:p>22,114</text:p>
          </table:table-cell>
          <table:table-cell office:value-type="float" office:value="12.433" calcext:value-type="float">
            <text:p>12,433</text:p>
          </table:table-cell>
          <table:table-cell office:value-type="float" office:value="11.321" calcext:value-type="float">
            <text:p>11,321</text:p>
          </table:table-cell>
          <table:table-cell office:value-type="float" office:value="10.465" calcext:value-type="float">
            <text:p>10,465</text:p>
          </table:table-cell>
          <table:table-cell office:value-type="float" office:value="8.944" calcext:value-type="float">
            <text:p>8,944</text:p>
          </table:table-cell>
          <table:table-cell office:value-type="float" office:value="7.897" calcext:value-type="float">
            <text:p>7,897</text:p>
          </table:table-cell>
          <table:table-cell table:number-columns-repeated="2" office:value-type="float" office:value="7.805" calcext:value-type="float">
            <text:p>7,805</text:p>
          </table:table-cell>
          <table:table-cell office:value-type="float" office:value="11.212" calcext:value-type="float">
            <text:p>11,212</text:p>
          </table:table-cell>
          <table:table-cell office:value-type="float" office:value="13.712" calcext:value-type="float">
            <text:p>13,712</text:p>
          </table:table-cell>
          <table:table-cell office:value-type="float" office:value="11.76" calcext:value-type="float">
            <text:p>11,76</text:p>
          </table:table-cell>
          <table:table-cell office:value-type="float" office:value="7.086" calcext:value-type="float">
            <text:p>7,086</text:p>
          </table:table-cell>
          <table:table-cell office:value-type="float" office:value="7.99" calcext:value-type="float">
            <text:p>7,99</text:p>
          </table:table-cell>
          <table:table-cell table:number-columns-repeated="2" office:value-type="float" office:value="7.805" calcext:value-type="float">
            <text:p>7,805</text:p>
          </table:table-cell>
          <table:table-cell office:value-type="float" office:value="7.622" calcext:value-type="float">
            <text:p>7,62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332" calcext:value-type="float">
            <text:p>48,332</text:p>
          </table:table-cell>
          <table:table-cell office:value-type="float" office:value="8.749" calcext:value-type="float">
            <text:p>8,749</text:p>
          </table:table-cell>
          <table:table-cell office:value-type="float" office:value="18.934" calcext:value-type="float">
            <text:p>18,93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569" calcext:value-type="float">
            <text:p>30,569</text:p>
          </table:table-cell>
          <table:table-cell office:value-type="float" office:value="21.82" calcext:value-type="float">
            <text:p>21,82</text:p>
          </table:table-cell>
          <table:table-cell office:value-type="float" office:value="21.091" calcext:value-type="float">
            <text:p>21,091</text:p>
          </table:table-cell>
          <table:table-cell office:value-type="float" office:value="17.619" calcext:value-type="float">
            <text:p>17,619</text:p>
          </table:table-cell>
          <table:table-cell office:value-type="float" office:value="13.24" calcext:value-type="float">
            <text:p>13,24</text:p>
          </table:table-cell>
          <table:table-cell office:value-type="float" office:value="12.662" calcext:value-type="float">
            <text:p>12,662</text:p>
          </table:table-cell>
          <table:table-cell office:value-type="float" office:value="13.831" calcext:value-type="float">
            <text:p>13,831</text:p>
          </table:table-cell>
          <table:table-cell office:value-type="float" office:value="12.662" calcext:value-type="float">
            <text:p>12,662</text:p>
          </table:table-cell>
          <table:table-cell office:value-type="float" office:value="12.095" calcext:value-type="float">
            <text:p>12,095</text:p>
          </table:table-cell>
          <table:table-cell office:value-type="float" office:value="11.54" calcext:value-type="float">
            <text:p>11,54</text:p>
          </table:table-cell>
          <table:table-cell table:number-columns-repeated="3" office:value-type="float" office:value="10.996" calcext:value-type="float">
            <text:p>10,996</text:p>
          </table:table-cell>
          <table:table-cell office:value-type="float" office:value="13.24" calcext:value-type="float">
            <text:p>13,24</text:p>
          </table:table-cell>
          <table:table-cell office:value-type="float" office:value="15.673" calcext:value-type="float">
            <text:p>15,673</text:p>
          </table:table-cell>
          <table:table-cell office:value-type="float" office:value="48.332" calcext:value-type="float">
            <text:p>48,332</text:p>
          </table:table-cell>
          <table:table-cell office:value-type="float" office:value="47.225" calcext:value-type="float">
            <text:p>47,225</text:p>
          </table:table-cell>
          <table:table-cell office:value-type="float" office:value="40.814" calcext:value-type="float">
            <text:p>40,814</text:p>
          </table:table-cell>
          <table:table-cell office:value-type="float" office:value="34.622" calcext:value-type="float">
            <text:p>34,622</text:p>
          </table:table-cell>
          <table:table-cell office:value-type="float" office:value="31.084" calcext:value-type="float">
            <text:p>31,084</text:p>
          </table:table-cell>
          <table:table-cell office:value-type="float" office:value="24.846" calcext:value-type="float">
            <text:p>24,846</text:p>
          </table:table-cell>
          <table:table-cell office:value-type="float" office:value="22.559" calcext:value-type="float">
            <text:p>22,559</text:p>
          </table:table-cell>
          <table:table-cell office:value-type="float" office:value="17.619" calcext:value-type="float">
            <text:p>17,619</text:p>
          </table:table-cell>
          <table:table-cell office:value-type="float" office:value="15.673" calcext:value-type="float">
            <text:p>15,673</text:p>
          </table:table-cell>
          <table:table-cell office:value-type="float" office:value="14.433" calcext:value-type="float">
            <text:p>14,433</text:p>
          </table:table-cell>
          <table:table-cell office:value-type="float" office:value="14.191" calcext:value-type="float">
            <text:p>14,191</text:p>
          </table:table-cell>
          <table:table-cell table:number-columns-repeated="2" office:value-type="float" office:value="8.944" calcext:value-type="float">
            <text:p>8,944</text:p>
          </table:table-cell>
          <table:table-cell table:number-columns-repeated="2" office:value-type="float" office:value="9.946" calcext:value-type="float">
            <text:p>9,946</text:p>
          </table:table-cell>
          <table:table-cell office:value-type="float" office:value="8.749" calcext:value-type="float">
            <text:p>8,74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0.758" calcext:value-type="float">
            <text:p>60,758</text:p>
          </table:table-cell>
          <table:table-cell office:value-type="float" office:value="10.782" calcext:value-type="float">
            <text:p>10,782</text:p>
          </table:table-cell>
          <table:table-cell office:value-type="float" office:value="18.642" calcext:value-type="float">
            <text:p>18,64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1.104" calcext:value-type="float">
            <text:p>11,104</text:p>
          </table:table-cell>
          <table:table-cell office:value-type="float" office:value="10.996" calcext:value-type="float">
            <text:p>10,996</text:p>
          </table:table-cell>
          <table:table-cell table:number-columns-repeated="2" office:value-type="float" office:value="10.782" calcext:value-type="float">
            <text:p>10,782</text:p>
          </table:table-cell>
          <table:table-cell office:value-type="float" office:value="14.433" calcext:value-type="float">
            <text:p>14,433</text:p>
          </table:table-cell>
          <table:table-cell office:value-type="float" office:value="60.758" calcext:value-type="float">
            <text:p>60,758</text:p>
          </table:table-cell>
          <table:table-cell office:value-type="float" office:value="29.381" calcext:value-type="float">
            <text:p>29,381</text:p>
          </table:table-cell>
          <table:table-cell office:value-type="float" office:value="17.221" calcext:value-type="float">
            <text:p>17,221</text:p>
          </table:table-cell>
          <table:table-cell office:value-type="float" office:value="13.475" calcext:value-type="float">
            <text:p>13,475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433" calcext:value-type="float">
            <text:p>12,433</text:p>
          </table:table-cell>
          <table:table-cell office:value-type="float" office:value="12.892" calcext:value-type="float">
            <text:p>12,892</text:p>
          </table:table-cell>
          <table:table-cell office:value-type="float" office:value="12.095" calcext:value-type="float">
            <text:p>12,095</text:p>
          </table:table-cell>
          <table:table-cell office:value-type="float" office:value="10.996" calcext:value-type="float">
            <text:p>10,996</text:p>
          </table:table-cell>
          <table:table-cell office:value-type="float" office:value="15.047" calcext:value-type="float">
            <text:p>15,047</text:p>
          </table:table-cell>
          <table:table-cell office:value-type="float" office:value="18.974" calcext:value-type="float">
            <text:p>18,974</text:p>
          </table:table-cell>
          <table:table-cell office:value-type="float" office:value="13.24" calcext:value-type="float">
            <text:p>13,24</text:p>
          </table:table-cell>
          <table:table-cell office:value-type="float" office:value="21.091" calcext:value-type="float">
            <text:p>21,091</text:p>
          </table:table-cell>
          <table:table-cell office:value-type="float" office:value="17.619" calcext:value-type="float">
            <text:p>17,619</text:p>
          </table:table-cell>
          <table:table-cell office:value-type="float" office:value="40.458" calcext:value-type="float">
            <text:p>40,458</text:p>
          </table:table-cell>
          <table:table-cell office:value-type="float" office:value="31.43" calcext:value-type="float">
            <text:p>31,43</text:p>
          </table:table-cell>
          <table:table-cell office:value-type="float" office:value="18.291" calcext:value-type="float">
            <text:p>18,291</text:p>
          </table:table-cell>
          <table:table-cell office:value-type="float" office:value="16.959" calcext:value-type="float">
            <text:p>16,959</text:p>
          </table:table-cell>
          <table:table-cell office:value-type="float" office:value="13.24" calcext:value-type="float">
            <text:p>13,24</text:p>
          </table:table-cell>
          <table:table-cell office:value-type="float" office:value="13.712" calcext:value-type="float">
            <text:p>13,712</text:p>
          </table:table-cell>
          <table:table-cell office:value-type="float" office:value="14.555" calcext:value-type="float">
            <text:p>14,555</text:p>
          </table:table-cell>
          <table:table-cell office:value-type="float" office:value="35.901" calcext:value-type="float">
            <text:p>35,901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.281" calcext:value-type="float">
            <text:p>40,281</text:p>
          </table:table-cell>
          <table:table-cell office:value-type="float" office:value="11.104" calcext:value-type="float">
            <text:p>11,104</text:p>
          </table:table-cell>
          <table:table-cell office:value-type="float" office:value="15.49" calcext:value-type="float">
            <text:p>15,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281" calcext:value-type="float">
            <text:p>40,281</text:p>
          </table:table-cell>
          <table:table-cell office:value-type="float" office:value="25.315" calcext:value-type="float">
            <text:p>25,315</text:p>
          </table:table-cell>
          <table:table-cell office:value-type="float" office:value="23.766" calcext:value-type="float">
            <text:p>23,766</text:p>
          </table:table-cell>
          <table:table-cell office:value-type="float" office:value="22.559" calcext:value-type="float">
            <text:p>22,559</text:p>
          </table:table-cell>
          <table:table-cell office:value-type="float" office:value="20.517" calcext:value-type="float">
            <text:p>20,517</text:p>
          </table:table-cell>
          <table:table-cell office:value-type="float" office:value="17.752" calcext:value-type="float">
            <text:p>17,752</text:p>
          </table:table-cell>
          <table:table-cell office:value-type="float" office:value="16.31" calcext:value-type="float">
            <text:p>16,31</text:p>
          </table:table-cell>
          <table:table-cell office:value-type="float" office:value="16.181" calcext:value-type="float">
            <text:p>16,181</text:p>
          </table:table-cell>
          <table:table-cell office:value-type="float" office:value="14.923" calcext:value-type="float">
            <text:p>14,923</text:p>
          </table:table-cell>
          <table:table-cell office:value-type="float" office:value="15.673" calcext:value-type="float">
            <text:p>15,673</text:p>
          </table:table-cell>
          <table:table-cell office:value-type="float" office:value="13.831" calcext:value-type="float">
            <text:p>13,831</text:p>
          </table:table-cell>
          <table:table-cell office:value-type="float" office:value="13.358" calcext:value-type="float">
            <text:p>13,358</text:p>
          </table:table-cell>
          <table:table-cell office:value-type="float" office:value="12.892" calcext:value-type="float">
            <text:p>12,892</text:p>
          </table:table-cell>
          <table:table-cell office:value-type="float" office:value="12.32" calcext:value-type="float">
            <text:p>12,32</text:p>
          </table:table-cell>
          <table:table-cell office:value-type="float" office:value="12.207" calcext:value-type="float">
            <text:p>12,207</text:p>
          </table:table-cell>
          <table:table-cell office:value-type="float" office:value="12.433" calcext:value-type="float">
            <text:p>12,433</text:p>
          </table:table-cell>
          <table:table-cell office:value-type="float" office:value="18.699" calcext:value-type="float">
            <text:p>18,699</text:p>
          </table:table-cell>
          <table:table-cell table:number-columns-repeated="2" office:value-type="float" office:value="12.433" calcext:value-type="float">
            <text:p>12,433</text:p>
          </table:table-cell>
          <table:table-cell office:value-type="float" office:value="15.421" calcext:value-type="float">
            <text:p>15,421</text:p>
          </table:table-cell>
          <table:table-cell office:value-type="float" office:value="13.24" calcext:value-type="float">
            <text:p>13,24</text:p>
          </table:table-cell>
          <table:table-cell office:value-type="float" office:value="12.32" calcext:value-type="float">
            <text:p>12,32</text:p>
          </table:table-cell>
          <table:table-cell table:number-columns-repeated="2" office:value-type="float" office:value="12.207" calcext:value-type="float">
            <text:p>12,207</text:p>
          </table:table-cell>
          <table:table-cell office:value-type="float" office:value="12.095" calcext:value-type="float">
            <text:p>12,095</text:p>
          </table:table-cell>
          <table:table-cell table:number-columns-repeated="2" office:value-type="float" office:value="11.76" calcext:value-type="float">
            <text:p>11,76</text:p>
          </table:table-cell>
          <table:table-cell office:value-type="float" office:value="11.43" calcext:value-type="float">
            <text:p>11,43</text:p>
          </table:table-cell>
          <table:table-cell office:value-type="float" office:value="11.54" calcext:value-type="float">
            <text:p>11,54</text:p>
          </table:table-cell>
          <table:table-cell office:value-type="float" office:value="11.212" calcext:value-type="float">
            <text:p>11,212</text:p>
          </table:table-cell>
          <table:table-cell office:value-type="float" office:value="11.104" calcext:value-type="float">
            <text:p>11,104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4.701" calcext:value-type="float">
            <text:p>74,701</text:p>
          </table:table-cell>
          <table:table-cell office:value-type="float" office:value="7.805" calcext:value-type="float">
            <text:p>7,805</text:p>
          </table:table-cell>
          <table:table-cell office:value-type="float" office:value="25.884" calcext:value-type="float">
            <text:p>25,88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.701" calcext:value-type="float">
            <text:p>74,701</text:p>
          </table:table-cell>
          <table:table-cell office:value-type="float" office:value="55.684" calcext:value-type="float">
            <text:p>55,684</text:p>
          </table:table-cell>
          <table:table-cell office:value-type="float" office:value="24.073" calcext:value-type="float">
            <text:p>24,073</text:p>
          </table:table-cell>
          <table:table-cell office:value-type="float" office:value="18.699" calcext:value-type="float">
            <text:p>18,699</text:p>
          </table:table-cell>
          <table:table-cell office:value-type="float" office:value="13.124" calcext:value-type="float">
            <text:p>13,124</text:p>
          </table:table-cell>
          <table:table-cell office:value-type="float" office:value="17.752" calcext:value-type="float">
            <text:p>17,752</text:p>
          </table:table-cell>
          <table:table-cell office:value-type="float" office:value="35.901" calcext:value-type="float">
            <text:p>35,901</text:p>
          </table:table-cell>
          <table:table-cell office:value-type="float" office:value="34.985" calcext:value-type="float">
            <text:p>34,985</text:p>
          </table:table-cell>
          <table:table-cell office:value-type="float" office:value="26.106" calcext:value-type="float">
            <text:p>26,106</text:p>
          </table:table-cell>
          <table:table-cell office:value-type="float" office:value="18.699" calcext:value-type="float">
            <text:p>18,699</text:p>
          </table:table-cell>
          <table:table-cell office:value-type="float" office:value="18.291" calcext:value-type="float">
            <text:p>18,291</text:p>
          </table:table-cell>
          <table:table-cell office:value-type="float" office:value="16.698" calcext:value-type="float">
            <text:p>16,698</text:p>
          </table:table-cell>
          <table:table-cell office:value-type="float" office:value="14.923" calcext:value-type="float">
            <text:p>14,923</text:p>
          </table:table-cell>
          <table:table-cell office:value-type="float" office:value="14.433" calcext:value-type="float">
            <text:p>14,433</text:p>
          </table:table-cell>
          <table:table-cell office:value-type="float" office:value="13.831" calcext:value-type="float">
            <text:p>13,831</text:p>
          </table:table-cell>
          <table:table-cell office:value-type="float" office:value="13.124" calcext:value-type="float">
            <text:p>13,124</text:p>
          </table:table-cell>
          <table:table-cell office:value-type="float" office:value="12.32" calcext:value-type="float">
            <text:p>12,32</text:p>
          </table:table-cell>
          <table:table-cell office:value-type="float" office:value="11.871" calcext:value-type="float">
            <text:p>11,871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892" calcext:value-type="float">
            <text:p>12,892</text:p>
          </table:table-cell>
          <table:table-cell office:value-type="float" office:value="7.805" calcext:value-type="float">
            <text:p>7,805</text:p>
          </table:table-cell>
          <table:table-cell office:value-type="float" office:value="20.09" calcext:value-type="float">
            <text:p>20,09</text:p>
          </table:table-cell>
          <table:table-cell office:value-type="float" office:value="34.441" calcext:value-type="float">
            <text:p>34,441</text:p>
          </table:table-cell>
          <table:table-cell office:value-type="float" office:value="31.43" calcext:value-type="float">
            <text:p>31,43</text:p>
          </table:table-cell>
          <table:table-cell office:value-type="float" office:value="59.776" calcext:value-type="float">
            <text:p>59,776</text:p>
          </table:table-cell>
          <table:table-cell office:value-type="float" office:value="25.315" calcext:value-type="float">
            <text:p>25,315</text:p>
          </table:table-cell>
          <table:table-cell office:value-type="float" office:value="32.831" calcext:value-type="float">
            <text:p>32,831</text:p>
          </table:table-cell>
          <table:table-cell office:value-type="float" office:value="36.827" calcext:value-type="float">
            <text:p>36,827</text:p>
          </table:table-cell>
          <table:table-cell office:value-type="float" office:value="26.747" calcext:value-type="float">
            <text:p>26,747</text:p>
          </table:table-cell>
          <table:table-cell office:value-type="float" office:value="44.07" calcext:value-type="float">
            <text:p>44,07</text:p>
          </table:table-cell>
          <table:table-cell office:value-type="float" office:value="21.967" calcext:value-type="float">
            <text:p>21,9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3.569" calcext:value-type="float">
            <text:p>53,569</text:p>
          </table:table-cell>
          <table:table-cell office:value-type="float" office:value="12.547" calcext:value-type="float">
            <text:p>12,547</text:p>
          </table:table-cell>
          <table:table-cell office:value-type="float" office:value="22.066" calcext:value-type="float">
            <text:p>22,06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831" calcext:value-type="float">
            <text:p>13,831</text:p>
          </table:table-cell>
          <table:table-cell office:value-type="float" office:value="16.828" calcext:value-type="float">
            <text:p>16,828</text:p>
          </table:table-cell>
          <table:table-cell office:value-type="float" office:value="14.071" calcext:value-type="float">
            <text:p>14,071</text:p>
          </table:table-cell>
          <table:table-cell office:value-type="float" office:value="13.712" calcext:value-type="float">
            <text:p>13,712</text:p>
          </table:table-cell>
          <table:table-cell office:value-type="float" office:value="23.766" calcext:value-type="float">
            <text:p>23,766</text:p>
          </table:table-cell>
          <table:table-cell office:value-type="float" office:value="16.568" calcext:value-type="float">
            <text:p>16,568</text:p>
          </table:table-cell>
          <table:table-cell office:value-type="float" office:value="12.776" calcext:value-type="float">
            <text:p>12,776</text:p>
          </table:table-cell>
          <table:table-cell office:value-type="float" office:value="34.622" calcext:value-type="float">
            <text:p>34,622</text:p>
          </table:table-cell>
          <table:table-cell office:value-type="float" office:value="35.901" calcext:value-type="float">
            <text:p>35,901</text:p>
          </table:table-cell>
          <table:table-cell office:value-type="float" office:value="27.232" calcext:value-type="float">
            <text:p>27,232</text:p>
          </table:table-cell>
          <table:table-cell office:value-type="float" office:value="19.528" calcext:value-type="float">
            <text:p>19,528</text:p>
          </table:table-cell>
          <table:table-cell office:value-type="float" office:value="15.673" calcext:value-type="float">
            <text:p>15,673</text:p>
          </table:table-cell>
          <table:table-cell office:value-type="float" office:value="13.358" calcext:value-type="float">
            <text:p>13,358</text:p>
          </table:table-cell>
          <table:table-cell office:value-type="float" office:value="12.547" calcext:value-type="float">
            <text:p>12,547</text:p>
          </table:table-cell>
          <table:table-cell office:value-type="float" office:value="20.803" calcext:value-type="float">
            <text:p>20,803</text:p>
          </table:table-cell>
          <table:table-cell office:value-type="float" office:value="18.562" calcext:value-type="float">
            <text:p>18,562</text:p>
          </table:table-cell>
          <table:table-cell office:value-type="float" office:value="14.677" calcext:value-type="float">
            <text:p>14,677</text:p>
          </table:table-cell>
          <table:table-cell office:value-type="float" office:value="13.95" calcext:value-type="float">
            <text:p>13,95</text:p>
          </table:table-cell>
          <table:table-cell office:value-type="float" office:value="25.788" calcext:value-type="float">
            <text:p>25,788</text:p>
          </table:table-cell>
          <table:table-cell office:value-type="float" office:value="22.262" calcext:value-type="float">
            <text:p>22,262</text:p>
          </table:table-cell>
          <table:table-cell office:value-type="float" office:value="53.569" calcext:value-type="float">
            <text:p>53,569</text:p>
          </table:table-cell>
          <table:table-cell office:value-type="float" office:value="38.697" calcext:value-type="float">
            <text:p>38,697</text:p>
          </table:table-cell>
          <table:table-cell office:value-type="float" office:value="33.364" calcext:value-type="float">
            <text:p>33,364</text:p>
          </table:table-cell>
          <table:table-cell office:value-type="float" office:value="25.63" calcext:value-type="float">
            <text:p>25,63</text:p>
          </table:table-cell>
          <table:table-cell office:value-type="float" office:value="21.091" calcext:value-type="float">
            <text:p>21,091</text:p>
          </table:table-cell>
          <table:table-cell office:value-type="float" office:value="16.959" calcext:value-type="float">
            <text:p>16,959</text:p>
          </table:table-cell>
          <table:table-cell office:value-type="float" office:value="18.562" calcext:value-type="float">
            <text:p>18,562</text:p>
          </table:table-cell>
          <table:table-cell office:value-type="float" office:value="16.439" calcext:value-type="float">
            <text:p>16,439</text:p>
          </table:table-cell>
          <table:table-cell office:value-type="float" office:value="14.555" calcext:value-type="float">
            <text:p>14,555</text:p>
          </table:table-cell>
          <table:table-cell office:value-type="float" office:value="36.641" calcext:value-type="float">
            <text:p>36,64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673" calcext:value-type="float">
            <text:p>15,673</text:p>
          </table:table-cell>
          <table:table-cell office:value-type="float" office:value="10.152" calcext:value-type="float">
            <text:p>10,152</text:p>
          </table:table-cell>
          <table:table-cell office:value-type="float" office:value="12.297" calcext:value-type="float">
            <text:p>12,29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593" calcext:value-type="float">
            <text:p>13,593</text:p>
          </table:table-cell>
          <table:table-cell office:value-type="float" office:value="13.358" calcext:value-type="float">
            <text:p>13,358</text:p>
          </table:table-cell>
          <table:table-cell office:value-type="float" office:value="15.047" calcext:value-type="float">
            <text:p>15,047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32" calcext:value-type="float">
            <text:p>12,32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212" calcext:value-type="float">
            <text:p>11,212</text:p>
          </table:table-cell>
          <table:table-cell table:number-columns-repeated="2" office:value-type="float" office:value="11.871" calcext:value-type="float">
            <text:p>11,871</text:p>
          </table:table-cell>
          <table:table-cell office:value-type="float" office:value="11.321" calcext:value-type="float">
            <text:p>11,321</text:p>
          </table:table-cell>
          <table:table-cell office:value-type="float" office:value="13.358" calcext:value-type="float">
            <text:p>13,358</text:p>
          </table:table-cell>
          <table:table-cell office:value-type="float" office:value="13.007" calcext:value-type="float">
            <text:p>13,007</text:p>
          </table:table-cell>
          <table:table-cell office:value-type="float" office:value="11.54" calcext:value-type="float">
            <text:p>11,54</text:p>
          </table:table-cell>
          <table:table-cell office:value-type="float" office:value="13.831" calcext:value-type="float">
            <text:p>13,831</text:p>
          </table:table-cell>
          <table:table-cell office:value-type="float" office:value="12.547" calcext:value-type="float">
            <text:p>12,547</text:p>
          </table:table-cell>
          <table:table-cell office:value-type="float" office:value="11.76" calcext:value-type="float">
            <text:p>11,76</text:p>
          </table:table-cell>
          <table:table-cell office:value-type="float" office:value="11.65" calcext:value-type="float">
            <text:p>11,65</text:p>
          </table:table-cell>
          <table:table-cell office:value-type="float" office:value="12.095" calcext:value-type="float">
            <text:p>12,095</text:p>
          </table:table-cell>
          <table:table-cell office:value-type="float" office:value="11.983" calcext:value-type="float">
            <text:p>11,983</text:p>
          </table:table-cell>
          <table:table-cell office:value-type="float" office:value="11.43" calcext:value-type="float">
            <text:p>11,43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36" calcext:value-type="float">
            <text:p>10,36</text:p>
          </table:table-cell>
          <table:table-cell office:value-type="float" office:value="10.152" calcext:value-type="float">
            <text:p>10,152</text:p>
          </table:table-cell>
          <table:table-cell office:value-type="float" office:value="10.36" calcext:value-type="float">
            <text:p>10,36</text:p>
          </table:table-cell>
          <table:table-cell office:value-type="float" office:value="13.007" calcext:value-type="float">
            <text:p>13,007</text:p>
          </table:table-cell>
          <table:table-cell office:value-type="float" office:value="15.673" calcext:value-type="float">
            <text:p>15,673</text:p>
          </table:table-cell>
          <table:table-cell office:value-type="float" office:value="14.923" calcext:value-type="float">
            <text:p>14,923</text:p>
          </table:table-cell>
          <table:table-cell office:value-type="float" office:value="12.547" calcext:value-type="float">
            <text:p>12,547</text:p>
          </table:table-cell>
          <table:table-cell office:value-type="float" office:value="12.095" calcext:value-type="float">
            <text:p>12,095</text:p>
          </table:table-cell>
          <table:table-cell office:value-type="float" office:value="11.65" calcext:value-type="float">
            <text:p>11,65</text:p>
          </table:table-cell>
          <table:table-cell office:value-type="float" office:value="11.104" calcext:value-type="float">
            <text:p>11,104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668" calcext:value-type="float">
            <text:p>19,668</text:p>
          </table:table-cell>
          <table:table-cell office:value-type="float" office:value="9.843" calcext:value-type="float">
            <text:p>9,843</text:p>
          </table:table-cell>
          <table:table-cell office:value-type="float" office:value="11.983" calcext:value-type="float">
            <text:p>11,9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321" calcext:value-type="float">
            <text:p>11,321</text:p>
          </table:table-cell>
          <table:table-cell office:value-type="float" office:value="10.57" calcext:value-type="float">
            <text:p>10,57</text:p>
          </table:table-cell>
          <table:table-cell office:value-type="float" office:value="9.843" calcext:value-type="float">
            <text:p>9,843</text:p>
          </table:table-cell>
          <table:table-cell office:value-type="float" office:value="10.256" calcext:value-type="float">
            <text:p>10,256</text:p>
          </table:table-cell>
          <table:table-cell office:value-type="float" office:value="10.049" calcext:value-type="float">
            <text:p>10,049</text:p>
          </table:table-cell>
          <table:table-cell office:value-type="float" office:value="9.843" calcext:value-type="float">
            <text:p>9,843</text:p>
          </table:table-cell>
          <table:table-cell office:value-type="float" office:value="9.946" calcext:value-type="float">
            <text:p>9,946</text:p>
          </table:table-cell>
          <table:table-cell table:number-columns-repeated="2" office:value-type="float" office:value="10.152" calcext:value-type="float">
            <text:p>10,152</text:p>
          </table:table-cell>
          <table:table-cell office:value-type="float" office:value="10.36" calcext:value-type="float">
            <text:p>10,36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152" calcext:value-type="float">
            <text:p>10,152</text:p>
          </table:table-cell>
          <table:table-cell office:value-type="float" office:value="10.36" calcext:value-type="float">
            <text:p>10,36</text:p>
          </table:table-cell>
          <table:table-cell office:value-type="float" office:value="10.57" calcext:value-type="float">
            <text:p>10,57</text:p>
          </table:table-cell>
          <table:table-cell office:value-type="float" office:value="15.171" calcext:value-type="float">
            <text:p>15,171</text:p>
          </table:table-cell>
          <table:table-cell office:value-type="float" office:value="14.433" calcext:value-type="float">
            <text:p>14,433</text:p>
          </table:table-cell>
          <table:table-cell office:value-type="float" office:value="15.296" calcext:value-type="float">
            <text:p>15,296</text:p>
          </table:table-cell>
          <table:table-cell office:value-type="float" office:value="15.171" calcext:value-type="float">
            <text:p>15,171</text:p>
          </table:table-cell>
          <table:table-cell office:value-type="float" office:value="19.668" calcext:value-type="float">
            <text:p>19,668</text:p>
          </table:table-cell>
          <table:table-cell office:value-type="float" office:value="13.24" calcext:value-type="float">
            <text:p>13,24</text:p>
          </table:table-cell>
          <table:table-cell office:value-type="float" office:value="12.32" calcext:value-type="float">
            <text:p>12,32</text:p>
          </table:table-cell>
          <table:table-cell office:value-type="float" office:value="12.547" calcext:value-type="float">
            <text:p>12,547</text:p>
          </table:table-cell>
          <table:table-cell office:value-type="float" office:value="11.76" calcext:value-type="float">
            <text:p>11,76</text:p>
          </table:table-cell>
          <table:table-cell office:value-type="float" office:value="10.782" calcext:value-type="float">
            <text:p>10,782</text:p>
          </table:table-cell>
          <table:table-cell table:number-columns-repeated="3" office:value-type="float" office:value="10.36" calcext:value-type="float">
            <text:p>10,36</text:p>
          </table:table-cell>
          <table:table-cell office:value-type="float" office:value="12.547" calcext:value-type="float">
            <text:p>12,547</text:p>
          </table:table-cell>
          <table:table-cell office:value-type="float" office:value="17.486" calcext:value-type="float">
            <text:p>17,486</text:p>
          </table:table-cell>
          <table:table-cell office:value-type="float" office:value="13.95" calcext:value-type="float">
            <text:p>13,95</text:p>
          </table:table-cell>
          <table:table-cell table:number-columns-repeated="31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09" calcext:value-type="float">
            <text:p>17,09</text:p>
          </table:table-cell>
          <table:table-cell office:value-type="float" office:value="11.871" calcext:value-type="float">
            <text:p>11,871</text:p>
          </table:table-cell>
          <table:table-cell office:value-type="float" office:value="13.172" calcext:value-type="float">
            <text:p>13,17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923" calcext:value-type="float">
            <text:p>14,923</text:p>
          </table:table-cell>
          <table:table-cell office:value-type="float" office:value="17.09" calcext:value-type="float">
            <text:p>17,09</text:p>
          </table:table-cell>
          <table:table-cell office:value-type="float" office:value="15.673" calcext:value-type="float">
            <text:p>15,673</text:p>
          </table:table-cell>
          <table:table-cell office:value-type="float" office:value="16.568" calcext:value-type="float">
            <text:p>16,568</text:p>
          </table:table-cell>
          <table:table-cell office:value-type="float" office:value="15.296" calcext:value-type="float">
            <text:p>15,296</text:p>
          </table:table-cell>
          <table:table-cell office:value-type="float" office:value="15.047" calcext:value-type="float">
            <text:p>15,047</text:p>
          </table:table-cell>
          <table:table-cell office:value-type="float" office:value="17.09" calcext:value-type="float">
            <text:p>17,09</text:p>
          </table:table-cell>
          <table:table-cell office:value-type="float" office:value="15.421" calcext:value-type="float">
            <text:p>15,421</text:p>
          </table:table-cell>
          <table:table-cell office:value-type="float" office:value="12.547" calcext:value-type="float">
            <text:p>12,547</text:p>
          </table:table-cell>
          <table:table-cell office:value-type="float" office:value="11.871" calcext:value-type="float">
            <text:p>11,871</text:p>
          </table:table-cell>
          <table:table-cell office:value-type="float" office:value="12.32" calcext:value-type="float">
            <text:p>12,32</text:p>
          </table:table-cell>
          <table:table-cell office:value-type="float" office:value="12.547" calcext:value-type="float">
            <text:p>12,547</text:p>
          </table:table-cell>
          <table:table-cell table:number-columns-repeated="2" office:value-type="float" office:value="12.207" calcext:value-type="float">
            <text:p>12,207</text:p>
          </table:table-cell>
          <table:table-cell office:value-type="float" office:value="11.983" calcext:value-type="float">
            <text:p>11,983</text:p>
          </table:table-cell>
          <table:table-cell office:value-type="float" office:value="11.871" calcext:value-type="float">
            <text:p>11,871</text:p>
          </table:table-cell>
          <table:table-cell office:value-type="float" office:value="12.433" calcext:value-type="float">
            <text:p>12,433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433" calcext:value-type="float">
            <text:p>12,433</text:p>
          </table:table-cell>
          <table:table-cell office:value-type="float" office:value="12.207" calcext:value-type="float">
            <text:p>12,207</text:p>
          </table:table-cell>
          <table:table-cell office:value-type="float" office:value="12.095" calcext:value-type="float">
            <text:p>12,095</text:p>
          </table:table-cell>
          <table:table-cell table:number-columns-repeated="3" office:value-type="float" office:value="12.207" calcext:value-type="float">
            <text:p>12,207</text:p>
          </table:table-cell>
          <table:table-cell office:value-type="float" office:value="11.983" calcext:value-type="float">
            <text:p>11,983</text:p>
          </table:table-cell>
          <table:table-cell table:number-columns-repeated="2" office:value-type="float" office:value="12.095" calcext:value-type="float">
            <text:p>12,095</text:p>
          </table:table-cell>
          <table:table-cell table:number-columns-repeated="3" office:value-type="float" office:value="12.207" calcext:value-type="float">
            <text:p>12,207</text:p>
          </table:table-cell>
          <table:table-cell office:value-type="float" office:value="12.095" calcext:value-type="float">
            <text:p>12,09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8" calcext:value-type="float">
            <text:p>14,8</text:p>
          </table:table-cell>
          <table:table-cell office:value-type="float" office:value="11.65" calcext:value-type="float">
            <text:p>11,65</text:p>
          </table:table-cell>
          <table:table-cell office:value-type="float" office:value="12.177" calcext:value-type="float">
            <text:p>12,17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433" calcext:value-type="float">
            <text:p>12,433</text:p>
          </table:table-cell>
          <table:table-cell office:value-type="float" office:value="12.32" calcext:value-type="float">
            <text:p>12,32</text:p>
          </table:table-cell>
          <table:table-cell office:value-type="float" office:value="11.871" calcext:value-type="float">
            <text:p>11,871</text:p>
          </table:table-cell>
          <table:table-cell table:number-columns-repeated="2" office:value-type="float" office:value="12.207" calcext:value-type="float">
            <text:p>12,207</text:p>
          </table:table-cell>
          <table:table-cell office:value-type="float" office:value="12.095" calcext:value-type="float">
            <text:p>12,095</text:p>
          </table:table-cell>
          <table:table-cell table:number-columns-repeated="2" office:value-type="float" office:value="12.207" calcext:value-type="float">
            <text:p>12,207</text:p>
          </table:table-cell>
          <table:table-cell office:value-type="float" office:value="11.983" calcext:value-type="float">
            <text:p>11,983</text:p>
          </table:table-cell>
          <table:table-cell office:value-type="float" office:value="11.871" calcext:value-type="float">
            <text:p>11,871</text:p>
          </table:table-cell>
          <table:table-cell office:value-type="float" office:value="14.8" calcext:value-type="float">
            <text:p>14,8</text:p>
          </table:table-cell>
          <table:table-cell office:value-type="float" office:value="13.124" calcext:value-type="float">
            <text:p>13,124</text:p>
          </table:table-cell>
          <table:table-cell office:value-type="float" office:value="12.776" calcext:value-type="float">
            <text:p>12,776</text:p>
          </table:table-cell>
          <table:table-cell office:value-type="float" office:value="12.32" calcext:value-type="float">
            <text:p>12,32</text:p>
          </table:table-cell>
          <table:table-cell office:value-type="float" office:value="12.547" calcext:value-type="float">
            <text:p>12,547</text:p>
          </table:table-cell>
          <table:table-cell office:value-type="float" office:value="12.095" calcext:value-type="float">
            <text:p>12,095</text:p>
          </table:table-cell>
          <table:table-cell table:number-columns-repeated="2" office:value-type="float" office:value="11.871" calcext:value-type="float">
            <text:p>11,871</text:p>
          </table:table-cell>
          <table:table-cell office:value-type="float" office:value="11.65" calcext:value-type="float">
            <text:p>11,65</text:p>
          </table:table-cell>
          <table:table-cell office:value-type="float" office:value="11.76" calcext:value-type="float">
            <text:p>11,76</text:p>
          </table:table-cell>
          <table:table-cell table:number-columns-repeated="2" office:value-type="float" office:value="11.65" calcext:value-type="float">
            <text:p>11,65</text:p>
          </table:table-cell>
          <table:table-cell office:value-type="float" office:value="11.871" calcext:value-type="float">
            <text:p>11,871</text:p>
          </table:table-cell>
          <table:table-cell table:number-columns-repeated="2" office:value-type="float" office:value="11.76" calcext:value-type="float">
            <text:p>11,76</text:p>
          </table:table-cell>
          <table:table-cell office:value-type="float" office:value="11.871" calcext:value-type="float">
            <text:p>11,871</text:p>
          </table:table-cell>
          <table:table-cell office:value-type="float" office:value="11.983" calcext:value-type="float">
            <text:p>11,983</text:p>
          </table:table-cell>
          <table:table-cell office:value-type="float" office:value="13.124" calcext:value-type="float">
            <text:p>13,124</text:p>
          </table:table-cell>
          <table:table-cell table:number-columns-repeated="3" office:value-type="float" office:value="11.871" calcext:value-type="float">
            <text:p>11,87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95" calcext:value-type="float">
            <text:p>13,95</text:p>
          </table:table-cell>
          <table:table-cell office:value-type="float" office:value="12.095" calcext:value-type="float">
            <text:p>12,095</text:p>
          </table:table-cell>
          <table:table-cell office:value-type="float" office:value="12.829" calcext:value-type="float">
            <text:p>12,82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007" calcext:value-type="float">
            <text:p>13,007</text:p>
          </table:table-cell>
          <table:table-cell table:number-columns-repeated="2" office:value-type="float" office:value="13.358" calcext:value-type="float">
            <text:p>13,358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892" calcext:value-type="float">
            <text:p>12,892</text:p>
          </table:table-cell>
          <table:table-cell office:value-type="float" office:value="13.358" calcext:value-type="float">
            <text:p>13,358</text:p>
          </table:table-cell>
          <table:table-cell office:value-type="float" office:value="13.95" calcext:value-type="float">
            <text:p>13,95</text:p>
          </table:table-cell>
          <table:table-cell office:value-type="float" office:value="13.124" calcext:value-type="float">
            <text:p>13,124</text:p>
          </table:table-cell>
          <table:table-cell office:value-type="float" office:value="13.007" calcext:value-type="float">
            <text:p>13,007</text:p>
          </table:table-cell>
          <table:table-cell table:number-columns-repeated="3" office:value-type="float" office:value="13.124" calcext:value-type="float">
            <text:p>13,124</text:p>
          </table:table-cell>
          <table:table-cell office:value-type="float" office:value="12.892" calcext:value-type="float">
            <text:p>12,892</text:p>
          </table:table-cell>
          <table:table-cell office:value-type="float" office:value="13.007" calcext:value-type="float">
            <text:p>13,007</text:p>
          </table:table-cell>
          <table:table-cell table:number-columns-repeated="3" office:value-type="float" office:value="12.892" calcext:value-type="float">
            <text:p>12,892</text:p>
          </table:table-cell>
          <table:table-cell office:value-type="float" office:value="12.776" calcext:value-type="float">
            <text:p>12,776</text:p>
          </table:table-cell>
          <table:table-cell table:number-columns-repeated="2" office:value-type="float" office:value="12.662" calcext:value-type="float">
            <text:p>12,662</text:p>
          </table:table-cell>
          <table:table-cell office:value-type="float" office:value="12.547" calcext:value-type="float">
            <text:p>12,547</text:p>
          </table:table-cell>
          <table:table-cell office:value-type="float" office:value="12.433" calcext:value-type="float">
            <text:p>12,433</text:p>
          </table:table-cell>
          <table:table-cell office:value-type="float" office:value="12.662" calcext:value-type="float">
            <text:p>12,662</text:p>
          </table:table-cell>
          <table:table-cell office:value-type="float" office:value="12.433" calcext:value-type="float">
            <text:p>12,433</text:p>
          </table:table-cell>
          <table:table-cell office:value-type="float" office:value="12.32" calcext:value-type="float">
            <text:p>12,32</text:p>
          </table:table-cell>
          <table:table-cell office:value-type="float" office:value="12.433" calcext:value-type="float">
            <text:p>12,433</text:p>
          </table:table-cell>
          <table:table-cell office:value-type="float" office:value="12.095" calcext:value-type="float">
            <text:p>12,095</text:p>
          </table:table-cell>
          <table:table-cell office:value-type="float" office:value="12.433" calcext:value-type="float">
            <text:p>12,433</text:p>
          </table:table-cell>
          <table:table-cell table:number-columns-repeated="2" office:value-type="float" office:value="12.207" calcext:value-type="float">
            <text:p>12,20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221" calcext:value-type="float">
            <text:p>17,221</text:p>
          </table:table-cell>
          <table:table-cell office:value-type="float" office:value="12.776" calcext:value-type="float">
            <text:p>12,776</text:p>
          </table:table-cell>
          <table:table-cell office:value-type="float" office:value="13.778" calcext:value-type="float">
            <text:p>13,77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071" calcext:value-type="float">
            <text:p>14,071</text:p>
          </table:table-cell>
          <table:table-cell office:value-type="float" office:value="14.191" calcext:value-type="float">
            <text:p>14,191</text:p>
          </table:table-cell>
          <table:table-cell office:value-type="float" office:value="14.071" calcext:value-type="float">
            <text:p>14,071</text:p>
          </table:table-cell>
          <table:table-cell office:value-type="float" office:value="13.95" calcext:value-type="float">
            <text:p>13,95</text:p>
          </table:table-cell>
          <table:table-cell table:number-columns-repeated="2" office:value-type="float" office:value="14.071" calcext:value-type="float">
            <text:p>14,071</text:p>
          </table:table-cell>
          <table:table-cell office:value-type="float" office:value="13.95" calcext:value-type="float">
            <text:p>13,95</text:p>
          </table:table-cell>
          <table:table-cell office:value-type="float" office:value="17.221" calcext:value-type="float">
            <text:p>17,221</text:p>
          </table:table-cell>
          <table:table-cell office:value-type="float" office:value="14.433" calcext:value-type="float">
            <text:p>14,433</text:p>
          </table:table-cell>
          <table:table-cell table:number-columns-repeated="2" office:value-type="float" office:value="13.95" calcext:value-type="float">
            <text:p>13,95</text:p>
          </table:table-cell>
          <table:table-cell office:value-type="float" office:value="13.712" calcext:value-type="float">
            <text:p>13,712</text:p>
          </table:table-cell>
          <table:table-cell office:value-type="float" office:value="13.831" calcext:value-type="float">
            <text:p>13,831</text:p>
          </table:table-cell>
          <table:table-cell office:value-type="float" office:value="13.95" calcext:value-type="float">
            <text:p>13,95</text:p>
          </table:table-cell>
          <table:table-cell office:value-type="float" office:value="13.831" calcext:value-type="float">
            <text:p>13,831</text:p>
          </table:table-cell>
          <table:table-cell office:value-type="float" office:value="13.593" calcext:value-type="float">
            <text:p>13,593</text:p>
          </table:table-cell>
          <table:table-cell office:value-type="float" office:value="13.712" calcext:value-type="float">
            <text:p>13,712</text:p>
          </table:table-cell>
          <table:table-cell office:value-type="float" office:value="13.593" calcext:value-type="float">
            <text:p>13,593</text:p>
          </table:table-cell>
          <table:table-cell table:number-columns-repeated="2" office:value-type="float" office:value="13.712" calcext:value-type="float">
            <text:p>13,712</text:p>
          </table:table-cell>
          <table:table-cell office:value-type="float" office:value="13.593" calcext:value-type="float">
            <text:p>13,593</text:p>
          </table:table-cell>
          <table:table-cell table:number-columns-repeated="2" office:value-type="float" office:value="13.358" calcext:value-type="float">
            <text:p>13,358</text:p>
          </table:table-cell>
          <table:table-cell office:value-type="float" office:value="13.475" calcext:value-type="float">
            <text:p>13,475</text:p>
          </table:table-cell>
          <table:table-cell office:value-type="float" office:value="13.24" calcext:value-type="float">
            <text:p>13,24</text:p>
          </table:table-cell>
          <table:table-cell office:value-type="float" office:value="13.124" calcext:value-type="float">
            <text:p>13,124</text:p>
          </table:table-cell>
          <table:table-cell table:number-columns-repeated="2" office:value-type="float" office:value="13.358" calcext:value-type="float">
            <text:p>13,358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892" calcext:value-type="float">
            <text:p>12,892</text:p>
          </table:table-cell>
          <table:table-cell office:value-type="float" office:value="12.776" calcext:value-type="float">
            <text:p>12,77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7.834" calcext:value-type="float">
            <text:p>57,834</text:p>
          </table:table-cell>
          <table:table-cell office:value-type="float" office:value="13.95" calcext:value-type="float">
            <text:p>13,95</text:p>
          </table:table-cell>
          <table:table-cell office:value-type="float" office:value="19.438" calcext:value-type="float">
            <text:p>19,43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6.181" calcext:value-type="float">
            <text:p>16,181</text:p>
          </table:table-cell>
          <table:table-cell office:value-type="float" office:value="35.901" calcext:value-type="float">
            <text:p>35,901</text:p>
          </table:table-cell>
          <table:table-cell office:value-type="float" office:value="57.834" calcext:value-type="float">
            <text:p>57,834</text:p>
          </table:table-cell>
          <table:table-cell office:value-type="float" office:value="38.872" calcext:value-type="float">
            <text:p>38,872</text:p>
          </table:table-cell>
          <table:table-cell office:value-type="float" office:value="28.879" calcext:value-type="float">
            <text:p>28,879</text:p>
          </table:table-cell>
          <table:table-cell office:value-type="float" office:value="19.25" calcext:value-type="float">
            <text:p>19,25</text:p>
          </table:table-cell>
          <table:table-cell office:value-type="float" office:value="22.858" calcext:value-type="float">
            <text:p>22,858</text:p>
          </table:table-cell>
          <table:table-cell office:value-type="float" office:value="20.09" calcext:value-type="float">
            <text:p>20,09</text:p>
          </table:table-cell>
          <table:table-cell office:value-type="float" office:value="18.426" calcext:value-type="float">
            <text:p>18,426</text:p>
          </table:table-cell>
          <table:table-cell office:value-type="float" office:value="16.439" calcext:value-type="float">
            <text:p>16,439</text:p>
          </table:table-cell>
          <table:table-cell office:value-type="float" office:value="15.421" calcext:value-type="float">
            <text:p>15,421</text:p>
          </table:table-cell>
          <table:table-cell office:value-type="float" office:value="15.926" calcext:value-type="float">
            <text:p>15,926</text:p>
          </table:table-cell>
          <table:table-cell office:value-type="float" office:value="15.547" calcext:value-type="float">
            <text:p>15,547</text:p>
          </table:table-cell>
          <table:table-cell office:value-type="float" office:value="16.439" calcext:value-type="float">
            <text:p>16,439</text:p>
          </table:table-cell>
          <table:table-cell office:value-type="float" office:value="16.698" calcext:value-type="float">
            <text:p>16,698</text:p>
          </table:table-cell>
          <table:table-cell office:value-type="float" office:value="16.959" calcext:value-type="float">
            <text:p>16,959</text:p>
          </table:table-cell>
          <table:table-cell office:value-type="float" office:value="16.181" calcext:value-type="float">
            <text:p>16,181</text:p>
          </table:table-cell>
          <table:table-cell office:value-type="float" office:value="16.31" calcext:value-type="float">
            <text:p>16,31</text:p>
          </table:table-cell>
          <table:table-cell office:value-type="float" office:value="15.926" calcext:value-type="float">
            <text:p>15,926</text:p>
          </table:table-cell>
          <table:table-cell office:value-type="float" office:value="15.547" calcext:value-type="float">
            <text:p>15,547</text:p>
          </table:table-cell>
          <table:table-cell office:value-type="float" office:value="15.421" calcext:value-type="float">
            <text:p>15,421</text:p>
          </table:table-cell>
          <table:table-cell office:value-type="float" office:value="15.047" calcext:value-type="float">
            <text:p>15,047</text:p>
          </table:table-cell>
          <table:table-cell table:number-columns-repeated="2" office:value-type="float" office:value="14.8" calcext:value-type="float">
            <text:p>14,8</text:p>
          </table:table-cell>
          <table:table-cell office:value-type="float" office:value="14.555" calcext:value-type="float">
            <text:p>14,555</text:p>
          </table:table-cell>
          <table:table-cell table:number-columns-repeated="2" office:value-type="float" office:value="14.312" calcext:value-type="float">
            <text:p>14,312</text:p>
          </table:table-cell>
          <table:table-cell office:value-type="float" office:value="14.071" calcext:value-type="float">
            <text:p>14,071</text:p>
          </table:table-cell>
          <table:table-cell office:value-type="float" office:value="13.95" calcext:value-type="float">
            <text:p>13,9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1.801" calcext:value-type="float">
            <text:p>141,801</text:p>
          </table:table-cell>
          <table:table-cell office:value-type="float" office:value="14.312" calcext:value-type="float">
            <text:p>14,312</text:p>
          </table:table-cell>
          <table:table-cell office:value-type="float" office:value="30.97" calcext:value-type="float">
            <text:p>30,9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3.703" calcext:value-type="float">
            <text:p>43,703</text:p>
          </table:table-cell>
          <table:table-cell office:value-type="float" office:value="28.05" calcext:value-type="float">
            <text:p>28,05</text:p>
          </table:table-cell>
          <table:table-cell office:value-type="float" office:value="32.831" calcext:value-type="float">
            <text:p>32,831</text:p>
          </table:table-cell>
          <table:table-cell office:value-type="float" office:value="30.569" calcext:value-type="float">
            <text:p>30,569</text:p>
          </table:table-cell>
          <table:table-cell office:value-type="float" office:value="25.947" calcext:value-type="float">
            <text:p>25,947</text:p>
          </table:table-cell>
          <table:table-cell office:value-type="float" office:value="33.721" calcext:value-type="float">
            <text:p>33,721</text:p>
          </table:table-cell>
          <table:table-cell office:value-type="float" office:value="47.666" calcext:value-type="float">
            <text:p>47,666</text:p>
          </table:table-cell>
          <table:table-cell office:value-type="float" office:value="33.008" calcext:value-type="float">
            <text:p>33,008</text:p>
          </table:table-cell>
          <table:table-cell office:value-type="float" office:value="23.31" calcext:value-type="float">
            <text:p>23,31</text:p>
          </table:table-cell>
          <table:table-cell office:value-type="float" office:value="141.801" calcext:value-type="float">
            <text:p>141,801</text:p>
          </table:table-cell>
          <table:table-cell office:value-type="float" office:value="81.867" calcext:value-type="float">
            <text:p>81,867</text:p>
          </table:table-cell>
          <table:table-cell office:value-type="float" office:value="37.388" calcext:value-type="float">
            <text:p>37,388</text:p>
          </table:table-cell>
          <table:table-cell office:value-type="float" office:value="26.747" calcext:value-type="float">
            <text:p>26,747</text:p>
          </table:table-cell>
          <table:table-cell table:number-columns-repeated="2" office:value-type="float" office:value="23.159" calcext:value-type="float">
            <text:p>23,159</text:p>
          </table:table-cell>
          <table:table-cell office:value-type="float" office:value="20.803" calcext:value-type="float">
            <text:p>20,803</text:p>
          </table:table-cell>
          <table:table-cell office:value-type="float" office:value="18.155" calcext:value-type="float">
            <text:p>18,155</text:p>
          </table:table-cell>
          <table:table-cell office:value-type="float" office:value="16.959" calcext:value-type="float">
            <text:p>16,959</text:p>
          </table:table-cell>
          <table:table-cell office:value-type="float" office:value="17.09" calcext:value-type="float">
            <text:p>17,09</text:p>
          </table:table-cell>
          <table:table-cell office:value-type="float" office:value="26.586" calcext:value-type="float">
            <text:p>26,586</text:p>
          </table:table-cell>
          <table:table-cell office:value-type="float" office:value="20.947" calcext:value-type="float">
            <text:p>20,947</text:p>
          </table:table-cell>
          <table:table-cell office:value-type="float" office:value="25.315" calcext:value-type="float">
            <text:p>25,315</text:p>
          </table:table-cell>
          <table:table-cell office:value-type="float" office:value="21.527" calcext:value-type="float">
            <text:p>21,527</text:p>
          </table:table-cell>
          <table:table-cell office:value-type="float" office:value="17.353" calcext:value-type="float">
            <text:p>17,353</text:p>
          </table:table-cell>
          <table:table-cell office:value-type="float" office:value="17.619" calcext:value-type="float">
            <text:p>17,619</text:p>
          </table:table-cell>
          <table:table-cell office:value-type="float" office:value="19.112" calcext:value-type="float">
            <text:p>19,112</text:p>
          </table:table-cell>
          <table:table-cell office:value-type="float" office:value="15.926" calcext:value-type="float">
            <text:p>15,926</text:p>
          </table:table-cell>
          <table:table-cell office:value-type="float" office:value="14.312" calcext:value-type="float">
            <text:p>14,312</text:p>
          </table:table-cell>
          <table:table-cell office:value-type="float" office:value="15.171" calcext:value-type="float">
            <text:p>15,171</text:p>
          </table:table-cell>
          <table:table-cell office:value-type="float" office:value="16.568" calcext:value-type="float">
            <text:p>16,56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2.244" calcext:value-type="float">
            <text:p>62,244</text:p>
          </table:table-cell>
          <table:table-cell office:value-type="float" office:value="8.652" calcext:value-type="float">
            <text:p>8,652</text:p>
          </table:table-cell>
          <table:table-cell office:value-type="float" office:value="21.381" calcext:value-type="float">
            <text:p>21,38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776" calcext:value-type="float">
            <text:p>12,776</text:p>
          </table:table-cell>
          <table:table-cell office:value-type="float" office:value="9.843" calcext:value-type="float">
            <text:p>9,843</text:p>
          </table:table-cell>
          <table:table-cell office:value-type="float" office:value="8.652" calcext:value-type="float">
            <text:p>8,652</text:p>
          </table:table-cell>
          <table:table-cell office:value-type="float" office:value="19.389" calcext:value-type="float">
            <text:p>19,389</text:p>
          </table:table-cell>
          <table:table-cell office:value-type="float" office:value="40.458" calcext:value-type="float">
            <text:p>40,458</text:p>
          </table:table-cell>
          <table:table-cell office:value-type="float" office:value="28.546" calcext:value-type="float">
            <text:p>28,546</text:p>
          </table:table-cell>
          <table:table-cell office:value-type="float" office:value="33.542" calcext:value-type="float">
            <text:p>33,542</text:p>
          </table:table-cell>
          <table:table-cell office:value-type="float" office:value="27.722" calcext:value-type="float">
            <text:p>27,722</text:p>
          </table:table-cell>
          <table:table-cell office:value-type="float" office:value="21.381" calcext:value-type="float">
            <text:p>21,381</text:p>
          </table:table-cell>
          <table:table-cell office:value-type="float" office:value="13.475" calcext:value-type="float">
            <text:p>13,47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782" calcext:value-type="float">
            <text:p>10,782</text:p>
          </table:table-cell>
          <table:table-cell office:value-type="float" office:value="9.14" calcext:value-type="float">
            <text:p>9,14</text:p>
          </table:table-cell>
          <table:table-cell office:value-type="float" office:value="9.042" calcext:value-type="float">
            <text:p>9,042</text:p>
          </table:table-cell>
          <table:table-cell office:value-type="float" office:value="8.944" calcext:value-type="float">
            <text:p>8,944</text:p>
          </table:table-cell>
          <table:table-cell office:value-type="float" office:value="8.846" calcext:value-type="float">
            <text:p>8,846</text:p>
          </table:table-cell>
          <table:table-cell office:value-type="float" office:value="10.152" calcext:value-type="float">
            <text:p>10,152</text:p>
          </table:table-cell>
          <table:table-cell office:value-type="float" office:value="11.321" calcext:value-type="float">
            <text:p>11,321</text:p>
          </table:table-cell>
          <table:table-cell office:value-type="float" office:value="26.106" calcext:value-type="float">
            <text:p>26,106</text:p>
          </table:table-cell>
          <table:table-cell office:value-type="float" office:value="24.846" calcext:value-type="float">
            <text:p>24,846</text:p>
          </table:table-cell>
          <table:table-cell office:value-type="float" office:value="24.535" calcext:value-type="float">
            <text:p>24,535</text:p>
          </table:table-cell>
          <table:table-cell office:value-type="float" office:value="17.486" calcext:value-type="float">
            <text:p>17,486</text:p>
          </table:table-cell>
          <table:table-cell office:value-type="float" office:value="16.568" calcext:value-type="float">
            <text:p>16,568</text:p>
          </table:table-cell>
          <table:table-cell office:value-type="float" office:value="15.926" calcext:value-type="float">
            <text:p>15,926</text:p>
          </table:table-cell>
          <table:table-cell office:value-type="float" office:value="30.227" calcext:value-type="float">
            <text:p>30,227</text:p>
          </table:table-cell>
          <table:table-cell office:value-type="float" office:value="37.014" calcext:value-type="float">
            <text:p>37,014</text:p>
          </table:table-cell>
          <table:table-cell office:value-type="float" office:value="49.225" calcext:value-type="float">
            <text:p>49,225</text:p>
          </table:table-cell>
          <table:table-cell office:value-type="float" office:value="62.244" calcext:value-type="float">
            <text:p>62,24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697" calcext:value-type="float">
            <text:p>38,697</text:p>
          </table:table-cell>
          <table:table-cell office:value-type="float" office:value="7.714" calcext:value-type="float">
            <text:p>7,714</text:p>
          </table:table-cell>
          <table:table-cell office:value-type="float" office:value="13.62" calcext:value-type="float">
            <text:p>13,6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152" calcext:value-type="float">
            <text:p>10,152</text:p>
          </table:table-cell>
          <table:table-cell office:value-type="float" office:value="12.892" calcext:value-type="float">
            <text:p>12,892</text:p>
          </table:table-cell>
          <table:table-cell office:value-type="float" office:value="10.889" calcext:value-type="float">
            <text:p>10,889</text:p>
          </table:table-cell>
          <table:table-cell office:value-type="float" office:value="11.43" calcext:value-type="float">
            <text:p>11,43</text:p>
          </table:table-cell>
          <table:table-cell office:value-type="float" office:value="18.562" calcext:value-type="float">
            <text:p>18,562</text:p>
          </table:table-cell>
          <table:table-cell office:value-type="float" office:value="19.528" calcext:value-type="float">
            <text:p>19,528</text:p>
          </table:table-cell>
          <table:table-cell office:value-type="float" office:value="11.983" calcext:value-type="float">
            <text:p>11,983</text:p>
          </table:table-cell>
          <table:table-cell office:value-type="float" office:value="38.697" calcext:value-type="float">
            <text:p>38,697</text:p>
          </table:table-cell>
          <table:table-cell office:value-type="float" office:value="18.291" calcext:value-type="float">
            <text:p>18,291</text:p>
          </table:table-cell>
          <table:table-cell office:value-type="float" office:value="10.465" calcext:value-type="float">
            <text:p>10,465</text:p>
          </table:table-cell>
          <table:table-cell office:value-type="float" office:value="9.741" calcext:value-type="float">
            <text:p>9,741</text:p>
          </table:table-cell>
          <table:table-cell office:value-type="float" office:value="13.95" calcext:value-type="float">
            <text:p>13,95</text:p>
          </table:table-cell>
          <table:table-cell office:value-type="float" office:value="12.776" calcext:value-type="float">
            <text:p>12,776</text:p>
          </table:table-cell>
          <table:table-cell office:value-type="float" office:value="11.871" calcext:value-type="float">
            <text:p>11,871</text:p>
          </table:table-cell>
          <table:table-cell office:value-type="float" office:value="11.104" calcext:value-type="float">
            <text:p>11,104</text:p>
          </table:table-cell>
          <table:table-cell office:value-type="float" office:value="11.983" calcext:value-type="float">
            <text:p>11,983</text:p>
          </table:table-cell>
          <table:table-cell office:value-type="float" office:value="10.36" calcext:value-type="float">
            <text:p>10,36</text:p>
          </table:table-cell>
          <table:table-cell office:value-type="float" office:value="8.749" calcext:value-type="float">
            <text:p>8,749</text:p>
          </table:table-cell>
          <table:table-cell office:value-type="float" office:value="8.271" calcext:value-type="float">
            <text:p>8,271</text:p>
          </table:table-cell>
          <table:table-cell office:value-type="float" office:value="8.083" calcext:value-type="float">
            <text:p>8,083</text:p>
          </table:table-cell>
          <table:table-cell office:value-type="float" office:value="7.714" calcext:value-type="float">
            <text:p>7,714</text:p>
          </table:table-cell>
          <table:table-cell office:value-type="float" office:value="8.271" calcext:value-type="float">
            <text:p>8,271</text:p>
          </table:table-cell>
          <table:table-cell office:value-type="float" office:value="8.652" calcext:value-type="float">
            <text:p>8,652</text:p>
          </table:table-cell>
          <table:table-cell office:value-type="float" office:value="8.083" calcext:value-type="float">
            <text:p>8,083</text:p>
          </table:table-cell>
          <table:table-cell office:value-type="float" office:value="7.99" calcext:value-type="float">
            <text:p>7,99</text:p>
          </table:table-cell>
          <table:table-cell office:value-type="float" office:value="17.619" calcext:value-type="float">
            <text:p>17,619</text:p>
          </table:table-cell>
          <table:table-cell office:value-type="float" office:value="11.983" calcext:value-type="float">
            <text:p>11,983</text:p>
          </table:table-cell>
          <table:table-cell office:value-type="float" office:value="10.36" calcext:value-type="float">
            <text:p>10,36</text:p>
          </table:table-cell>
          <table:table-cell office:value-type="float" office:value="23.462" calcext:value-type="float">
            <text:p>23,462</text:p>
          </table:table-cell>
          <table:table-cell office:value-type="float" office:value="29.046" calcext:value-type="float">
            <text:p>29,046</text:p>
          </table:table-cell>
          <table:table-cell office:value-type="float" office:value="19.25" calcext:value-type="float">
            <text:p>19,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919" calcext:value-type="float">
            <text:p>23,919</text:p>
          </table:table-cell>
          <table:table-cell office:value-type="float" office:value="6.482" calcext:value-type="float">
            <text:p>6,482</text:p>
          </table:table-cell>
          <table:table-cell office:value-type="float" office:value="10.929" calcext:value-type="float">
            <text:p>10,92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919" calcext:value-type="float">
            <text:p>23,919</text:p>
          </table:table-cell>
          <table:table-cell office:value-type="float" office:value="19.25" calcext:value-type="float">
            <text:p>19,25</text:p>
          </table:table-cell>
          <table:table-cell office:value-type="float" office:value="15.171" calcext:value-type="float">
            <text:p>15,171</text:p>
          </table:table-cell>
          <table:table-cell office:value-type="float" office:value="19.668" calcext:value-type="float">
            <text:p>19,668</text:p>
          </table:table-cell>
          <table:table-cell office:value-type="float" office:value="18.291" calcext:value-type="float">
            <text:p>18,291</text:p>
          </table:table-cell>
          <table:table-cell office:value-type="float" office:value="15.926" calcext:value-type="float">
            <text:p>15,926</text:p>
          </table:table-cell>
          <table:table-cell office:value-type="float" office:value="10.782" calcext:value-type="float">
            <text:p>10,782</text:p>
          </table:table-cell>
          <table:table-cell office:value-type="float" office:value="12.547" calcext:value-type="float">
            <text:p>12,547</text:p>
          </table:table-cell>
          <table:table-cell office:value-type="float" office:value="10.676" calcext:value-type="float">
            <text:p>10,676</text:p>
          </table:table-cell>
          <table:table-cell office:value-type="float" office:value="9.946" calcext:value-type="float">
            <text:p>9,946</text:p>
          </table:table-cell>
          <table:table-cell office:value-type="float" office:value="9.042" calcext:value-type="float">
            <text:p>9,042</text:p>
          </table:table-cell>
          <table:table-cell office:value-type="float" office:value="9.741" calcext:value-type="float">
            <text:p>9,741</text:p>
          </table:table-cell>
          <table:table-cell office:value-type="float" office:value="9.14" calcext:value-type="float">
            <text:p>9,14</text:p>
          </table:table-cell>
          <table:table-cell office:value-type="float" office:value="8.366" calcext:value-type="float">
            <text:p>8,366</text:p>
          </table:table-cell>
          <table:table-cell office:value-type="float" office:value="8.083" calcext:value-type="float">
            <text:p>8,083</text:p>
          </table:table-cell>
          <table:table-cell table:number-columns-repeated="2" office:value-type="float" office:value="7.442" calcext:value-type="float">
            <text:p>7,442</text:p>
          </table:table-cell>
          <table:table-cell office:value-type="float" office:value="6.652" calcext:value-type="float">
            <text:p>6,652</text:p>
          </table:table-cell>
          <table:table-cell office:value-type="float" office:value="7.174" calcext:value-type="float">
            <text:p>7,174</text:p>
          </table:table-cell>
          <table:table-cell office:value-type="float" office:value="6.911" calcext:value-type="float">
            <text:p>6,911</text:p>
          </table:table-cell>
          <table:table-cell office:value-type="float" office:value="6.482" calcext:value-type="float">
            <text:p>6,482</text:p>
          </table:table-cell>
          <table:table-cell office:value-type="float" office:value="9.64" calcext:value-type="float">
            <text:p>9,64</text:p>
          </table:table-cell>
          <table:table-cell office:value-type="float" office:value="7.086" calcext:value-type="float">
            <text:p>7,086</text:p>
          </table:table-cell>
          <table:table-cell office:value-type="float" office:value="9.539" calcext:value-type="float">
            <text:p>9,539</text:p>
          </table:table-cell>
          <table:table-cell office:value-type="float" office:value="7.622" calcext:value-type="float">
            <text:p>7,622</text:p>
          </table:table-cell>
          <table:table-cell office:value-type="float" office:value="8.083" calcext:value-type="float">
            <text:p>8,083</text:p>
          </table:table-cell>
          <table:table-cell office:value-type="float" office:value="8.271" calcext:value-type="float">
            <text:p>8,271</text:p>
          </table:table-cell>
          <table:table-cell table:number-columns-repeated="2" office:value-type="float" office:value="11.321" calcext:value-type="float">
            <text:p>11,321</text:p>
          </table:table-cell>
          <table:table-cell office:value-type="float" office:value="10.36" calcext:value-type="float">
            <text:p>10,36</text:p>
          </table:table-cell>
          <table:table-cell office:value-type="float" office:value="12.892" calcext:value-type="float">
            <text:p>12,89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802" calcext:value-type="float">
            <text:p>58,802</text:p>
          </table:table-cell>
          <table:table-cell office:value-type="float" office:value="5.584" calcext:value-type="float">
            <text:p>5,584</text:p>
          </table:table-cell>
          <table:table-cell office:value-type="float" office:value="12.335" calcext:value-type="float">
            <text:p>12,3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63" calcext:value-type="float">
            <text:p>7,263</text:p>
          </table:table-cell>
          <table:table-cell table:number-columns-repeated="3" office:value-type="float" office:value="6.911" calcext:value-type="float">
            <text:p>6,911</text:p>
          </table:table-cell>
          <table:table-cell office:value-type="float" office:value="7.086" calcext:value-type="float">
            <text:p>7,086</text:p>
          </table:table-cell>
          <table:table-cell office:value-type="float" office:value="6.998" calcext:value-type="float">
            <text:p>6,998</text:p>
          </table:table-cell>
          <table:table-cell office:value-type="float" office:value="6.911" calcext:value-type="float">
            <text:p>6,911</text:p>
          </table:table-cell>
          <table:table-cell office:value-type="float" office:value="6.398" calcext:value-type="float">
            <text:p>6,398</text:p>
          </table:table-cell>
          <table:table-cell table:number-columns-repeated="2" office:value-type="float" office:value="5.985" calcext:value-type="float">
            <text:p>5,985</text:p>
          </table:table-cell>
          <table:table-cell office:value-type="float" office:value="6.911" calcext:value-type="float">
            <text:p>6,911</text:p>
          </table:table-cell>
          <table:table-cell office:value-type="float" office:value="9.042" calcext:value-type="float">
            <text:p>9,042</text:p>
          </table:table-cell>
          <table:table-cell office:value-type="float" office:value="6.824" calcext:value-type="float">
            <text:p>6,824</text:p>
          </table:table-cell>
          <table:table-cell office:value-type="float" office:value="6.231" calcext:value-type="float">
            <text:p>6,231</text:p>
          </table:table-cell>
          <table:table-cell office:value-type="float" office:value="5.823" calcext:value-type="float">
            <text:p>5,823</text:p>
          </table:table-cell>
          <table:table-cell office:value-type="float" office:value="5.743" calcext:value-type="float">
            <text:p>5,743</text:p>
          </table:table-cell>
          <table:table-cell office:value-type="float" office:value="5.584" calcext:value-type="float">
            <text:p>5,584</text:p>
          </table:table-cell>
          <table:table-cell office:value-type="float" office:value="5.904" calcext:value-type="float">
            <text:p>5,904</text:p>
          </table:table-cell>
          <table:table-cell office:value-type="float" office:value="8.271" calcext:value-type="float">
            <text:p>8,271</text:p>
          </table:table-cell>
          <table:table-cell office:value-type="float" office:value="58.802" calcext:value-type="float">
            <text:p>58,802</text:p>
          </table:table-cell>
          <table:table-cell office:value-type="float" office:value="16.054" calcext:value-type="float">
            <text:p>16,054</text:p>
          </table:table-cell>
          <table:table-cell office:value-type="float" office:value="23.462" calcext:value-type="float">
            <text:p>23,462</text:p>
          </table:table-cell>
          <table:table-cell office:value-type="float" office:value="16.959" calcext:value-type="float">
            <text:p>16,959</text:p>
          </table:table-cell>
          <table:table-cell office:value-type="float" office:value="15.047" calcext:value-type="float">
            <text:p>15,047</text:p>
          </table:table-cell>
          <table:table-cell office:value-type="float" office:value="11.212" calcext:value-type="float">
            <text:p>11,212</text:p>
          </table:table-cell>
          <table:table-cell office:value-type="float" office:value="8.846" calcext:value-type="float">
            <text:p>8,846</text:p>
          </table:table-cell>
          <table:table-cell office:value-type="float" office:value="19.668" calcext:value-type="float">
            <text:p>19,668</text:p>
          </table:table-cell>
          <table:table-cell office:value-type="float" office:value="42.43" calcext:value-type="float">
            <text:p>42,43</text:p>
          </table:table-cell>
          <table:table-cell office:value-type="float" office:value="18.562" calcext:value-type="float">
            <text:p>18,562</text:p>
          </table:table-cell>
          <table:table-cell office:value-type="float" office:value="11.321" calcext:value-type="float">
            <text:p>11,32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752" calcext:value-type="float">
            <text:p>17,752</text:p>
          </table:table-cell>
          <table:table-cell office:value-type="float" office:value="6.066" calcext:value-type="float">
            <text:p>6,066</text:p>
          </table:table-cell>
          <table:table-cell office:value-type="float" office:value="10.212" calcext:value-type="float">
            <text:p>10,2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339" calcext:value-type="float">
            <text:p>9,339</text:p>
          </table:table-cell>
          <table:table-cell office:value-type="float" office:value="11.871" calcext:value-type="float">
            <text:p>11,871</text:p>
          </table:table-cell>
          <table:table-cell office:value-type="float" office:value="17.752" calcext:value-type="float">
            <text:p>17,752</text:p>
          </table:table-cell>
          <table:table-cell office:value-type="float" office:value="14.433" calcext:value-type="float">
            <text:p>14,433</text:p>
          </table:table-cell>
          <table:table-cell office:value-type="float" office:value="13.95" calcext:value-type="float">
            <text:p>13,95</text:p>
          </table:table-cell>
          <table:table-cell office:value-type="float" office:value="12.32" calcext:value-type="float">
            <text:p>12,32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57" calcext:value-type="float">
            <text:p>10,57</text:p>
          </table:table-cell>
          <table:table-cell office:value-type="float" office:value="10.465" calcext:value-type="float">
            <text:p>10,465</text:p>
          </table:table-cell>
          <table:table-cell office:value-type="float" office:value="9.843" calcext:value-type="float">
            <text:p>9,843</text:p>
          </table:table-cell>
          <table:table-cell office:value-type="float" office:value="9.946" calcext:value-type="float">
            <text:p>9,946</text:p>
          </table:table-cell>
          <table:table-cell office:value-type="float" office:value="10.152" calcext:value-type="float">
            <text:p>10,152</text:p>
          </table:table-cell>
          <table:table-cell office:value-type="float" office:value="9.843" calcext:value-type="float">
            <text:p>9,843</text:p>
          </table:table-cell>
          <table:table-cell office:value-type="float" office:value="10.049" calcext:value-type="float">
            <text:p>10,049</text:p>
          </table:table-cell>
          <table:table-cell office:value-type="float" office:value="9.741" calcext:value-type="float">
            <text:p>9,741</text:p>
          </table:table-cell>
          <table:table-cell office:value-type="float" office:value="7.714" calcext:value-type="float">
            <text:p>7,714</text:p>
          </table:table-cell>
          <table:table-cell office:value-type="float" office:value="6.231" calcext:value-type="float">
            <text:p>6,231</text:p>
          </table:table-cell>
          <table:table-cell office:value-type="float" office:value="6.314" calcext:value-type="float">
            <text:p>6,314</text:p>
          </table:table-cell>
          <table:table-cell office:value-type="float" office:value="6.066" calcext:value-type="float">
            <text:p>6,066</text:p>
          </table:table-cell>
          <table:table-cell office:value-type="float" office:value="6.824" calcext:value-type="float">
            <text:p>6,824</text:p>
          </table:table-cell>
          <table:table-cell office:value-type="float" office:value="15.673" calcext:value-type="float">
            <text:p>15,673</text:p>
          </table:table-cell>
          <table:table-cell office:value-type="float" office:value="11.104" calcext:value-type="float">
            <text:p>11,104</text:p>
          </table:table-cell>
          <table:table-cell office:value-type="float" office:value="8.944" calcext:value-type="float">
            <text:p>8,944</text:p>
          </table:table-cell>
          <table:table-cell office:value-type="float" office:value="8.083" calcext:value-type="float">
            <text:p>8,083</text:p>
          </table:table-cell>
          <table:table-cell office:value-type="float" office:value="7.622" calcext:value-type="float">
            <text:p>7,622</text:p>
          </table:table-cell>
          <table:table-cell office:value-type="float" office:value="7.99" calcext:value-type="float">
            <text:p>7,99</text:p>
          </table:table-cell>
          <table:table-cell office:value-type="float" office:value="13.007" calcext:value-type="float">
            <text:p>13,007</text:p>
          </table:table-cell>
          <table:table-cell office:value-type="float" office:value="9.539" calcext:value-type="float">
            <text:p>9,539</text:p>
          </table:table-cell>
          <table:table-cell office:value-type="float" office:value="8.177" calcext:value-type="float">
            <text:p>8,17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475" calcext:value-type="float">
            <text:p>13,475</text:p>
          </table:table-cell>
          <table:table-cell office:value-type="float" office:value="5.12" calcext:value-type="float">
            <text:p>5,12</text:p>
          </table:table-cell>
          <table:table-cell office:value-type="float" office:value="6.115" calcext:value-type="float">
            <text:p>6,1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.823" calcext:value-type="float">
            <text:p>5,823</text:p>
          </table:table-cell>
          <table:table-cell table:number-columns-repeated="2" office:value-type="float" office:value="5.743" calcext:value-type="float">
            <text:p>5,743</text:p>
          </table:table-cell>
          <table:table-cell office:value-type="float" office:value="5.823" calcext:value-type="float">
            <text:p>5,823</text:p>
          </table:table-cell>
          <table:table-cell office:value-type="float" office:value="5.663" calcext:value-type="float">
            <text:p>5,663</text:p>
          </table:table-cell>
          <table:table-cell table:number-columns-repeated="3" office:value-type="float" office:value="5.584" calcext:value-type="float">
            <text:p>5,584</text:p>
          </table:table-cell>
          <table:table-cell office:value-type="float" office:value="5.743" calcext:value-type="float">
            <text:p>5,743</text:p>
          </table:table-cell>
          <table:table-cell office:value-type="float" office:value="5.663" calcext:value-type="float">
            <text:p>5,663</text:p>
          </table:table-cell>
          <table:table-cell table:number-columns-repeated="2" office:value-type="float" office:value="5.505" calcext:value-type="float">
            <text:p>5,505</text:p>
          </table:table-cell>
          <table:table-cell office:value-type="float" office:value="5.349" calcext:value-type="float">
            <text:p>5,349</text:p>
          </table:table-cell>
          <table:table-cell table:number-columns-repeated="2" office:value-type="float" office:value="5.272" calcext:value-type="float">
            <text:p>5,272</text:p>
          </table:table-cell>
          <table:table-cell office:value-type="float" office:value="5.12" calcext:value-type="float">
            <text:p>5,12</text:p>
          </table:table-cell>
          <table:table-cell office:value-type="float" office:value="5.196" calcext:value-type="float">
            <text:p>5,196</text:p>
          </table:table-cell>
          <table:table-cell office:value-type="float" office:value="5.985" calcext:value-type="float">
            <text:p>5,985</text:p>
          </table:table-cell>
          <table:table-cell office:value-type="float" office:value="6.314" calcext:value-type="float">
            <text:p>6,314</text:p>
          </table:table-cell>
          <table:table-cell office:value-type="float" office:value="6.482" calcext:value-type="float">
            <text:p>6,482</text:p>
          </table:table-cell>
          <table:table-cell table:number-columns-repeated="2" office:value-type="float" office:value="6.314" calcext:value-type="float">
            <text:p>6,314</text:p>
          </table:table-cell>
          <table:table-cell table:number-columns-repeated="3" office:value-type="float" office:value="6.482" calcext:value-type="float">
            <text:p>6,482</text:p>
          </table:table-cell>
          <table:table-cell office:value-type="float" office:value="6.398" calcext:value-type="float">
            <text:p>6,398</text:p>
          </table:table-cell>
          <table:table-cell office:value-type="float" office:value="6.911" calcext:value-type="float">
            <text:p>6,911</text:p>
          </table:table-cell>
          <table:table-cell office:value-type="float" office:value="13.475" calcext:value-type="float">
            <text:p>13,47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911" calcext:value-type="float">
            <text:p>6,911</text:p>
          </table:table-cell>
          <table:table-cell office:value-type="float" office:value="5.663" calcext:value-type="float">
            <text:p>5,663</text:p>
          </table:table-cell>
          <table:table-cell office:value-type="float" office:value="6.026" calcext:value-type="float">
            <text:p>6,02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5.985" calcext:value-type="float">
            <text:p>5,985</text:p>
          </table:table-cell>
          <table:table-cell office:value-type="float" office:value="6.066" calcext:value-type="float">
            <text:p>6,066</text:p>
          </table:table-cell>
          <table:table-cell office:value-type="float" office:value="5.985" calcext:value-type="float">
            <text:p>5,985</text:p>
          </table:table-cell>
          <table:table-cell table:number-columns-repeated="2" office:value-type="float" office:value="5.904" calcext:value-type="float">
            <text:p>5,904</text:p>
          </table:table-cell>
          <table:table-cell table:number-columns-repeated="2" office:value-type="float" office:value="5.823" calcext:value-type="float">
            <text:p>5,823</text:p>
          </table:table-cell>
          <table:table-cell table:number-columns-repeated="2" office:value-type="float" office:value="5.904" calcext:value-type="float">
            <text:p>5,904</text:p>
          </table:table-cell>
          <table:table-cell table:number-columns-repeated="2" office:value-type="float" office:value="5.663" calcext:value-type="float">
            <text:p>5,663</text:p>
          </table:table-cell>
          <table:table-cell office:value-type="float" office:value="5.823" calcext:value-type="float">
            <text:p>5,823</text:p>
          </table:table-cell>
          <table:table-cell office:value-type="float" office:value="6.066" calcext:value-type="float">
            <text:p>6,066</text:p>
          </table:table-cell>
          <table:table-cell office:value-type="float" office:value="5.823" calcext:value-type="float">
            <text:p>5,823</text:p>
          </table:table-cell>
          <table:table-cell table:number-columns-repeated="2" office:value-type="float" office:value="5.904" calcext:value-type="float">
            <text:p>5,904</text:p>
          </table:table-cell>
          <table:table-cell office:value-type="float" office:value="6.314" calcext:value-type="float">
            <text:p>6,314</text:p>
          </table:table-cell>
          <table:table-cell office:value-type="float" office:value="6.398" calcext:value-type="float">
            <text:p>6,398</text:p>
          </table:table-cell>
          <table:table-cell office:value-type="float" office:value="6.149" calcext:value-type="float">
            <text:p>6,149</text:p>
          </table:table-cell>
          <table:table-cell office:value-type="float" office:value="6.911" calcext:value-type="float">
            <text:p>6,911</text:p>
          </table:table-cell>
          <table:table-cell office:value-type="float" office:value="6.482" calcext:value-type="float">
            <text:p>6,482</text:p>
          </table:table-cell>
          <table:table-cell office:value-type="float" office:value="6.398" calcext:value-type="float">
            <text:p>6,398</text:p>
          </table:table-cell>
          <table:table-cell office:value-type="float" office:value="5.985" calcext:value-type="float">
            <text:p>5,985</text:p>
          </table:table-cell>
          <table:table-cell table:number-columns-repeated="3" office:value-type="float" office:value="6.066" calcext:value-type="float">
            <text:p>6,066</text:p>
          </table:table-cell>
          <table:table-cell table:number-columns-repeated="3" office:value-type="float" office:value="5.985" calcext:value-type="float">
            <text:p>5,985</text:p>
          </table:table-cell>
          <table:table-cell office:value-type="float" office:value="5.904" calcext:value-type="float">
            <text:p>5,904</text:p>
          </table:table-cell>
          <table:table-cell table:number-columns-repeated="30"/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482" calcext:value-type="float">
            <text:p>6,482</text:p>
          </table:table-cell>
          <table:table-cell office:value-type="float" office:value="5.904" calcext:value-type="float">
            <text:p>5,904</text:p>
          </table:table-cell>
          <table:table-cell office:value-type="float" office:value="6.096" calcext:value-type="float">
            <text:p>6,09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314" calcext:value-type="float">
            <text:p>6,314</text:p>
          </table:table-cell>
          <table:table-cell office:value-type="float" office:value="6.231" calcext:value-type="float">
            <text:p>6,231</text:p>
          </table:table-cell>
          <table:table-cell table:number-columns-repeated="4" office:value-type="float" office:value="5.985" calcext:value-type="float">
            <text:p>5,985</text:p>
          </table:table-cell>
          <table:table-cell office:value-type="float" office:value="6.066" calcext:value-type="float">
            <text:p>6,066</text:p>
          </table:table-cell>
          <table:table-cell table:number-columns-repeated="2" office:value-type="float" office:value="5.985" calcext:value-type="float">
            <text:p>5,985</text:p>
          </table:table-cell>
          <table:table-cell office:value-type="float" office:value="6.149" calcext:value-type="float">
            <text:p>6,149</text:p>
          </table:table-cell>
          <table:table-cell office:value-type="float" office:value="6.231" calcext:value-type="float">
            <text:p>6,231</text:p>
          </table:table-cell>
          <table:table-cell office:value-type="float" office:value="5.985" calcext:value-type="float">
            <text:p>5,985</text:p>
          </table:table-cell>
          <table:table-cell office:value-type="float" office:value="6.149" calcext:value-type="float">
            <text:p>6,149</text:p>
          </table:table-cell>
          <table:table-cell office:value-type="float" office:value="6.314" calcext:value-type="float">
            <text:p>6,314</text:p>
          </table:table-cell>
          <table:table-cell office:value-type="float" office:value="6.231" calcext:value-type="float">
            <text:p>6,231</text:p>
          </table:table-cell>
          <table:table-cell office:value-type="float" office:value="6.482" calcext:value-type="float">
            <text:p>6,482</text:p>
          </table:table-cell>
          <table:table-cell office:value-type="float" office:value="6.149" calcext:value-type="float">
            <text:p>6,149</text:p>
          </table:table-cell>
          <table:table-cell office:value-type="float" office:value="5.985" calcext:value-type="float">
            <text:p>5,985</text:p>
          </table:table-cell>
          <table:table-cell table:number-columns-repeated="2" office:value-type="float" office:value="6.066" calcext:value-type="float">
            <text:p>6,066</text:p>
          </table:table-cell>
          <table:table-cell office:value-type="float" office:value="5.985" calcext:value-type="float">
            <text:p>5,985</text:p>
          </table:table-cell>
          <table:table-cell office:value-type="float" office:value="5.904" calcext:value-type="float">
            <text:p>5,904</text:p>
          </table:table-cell>
          <table:table-cell office:value-type="float" office:value="5.985" calcext:value-type="float">
            <text:p>5,985</text:p>
          </table:table-cell>
          <table:table-cell office:value-type="float" office:value="6.066" calcext:value-type="float">
            <text:p>6,066</text:p>
          </table:table-cell>
          <table:table-cell office:value-type="float" office:value="6.149" calcext:value-type="float">
            <text:p>6,149</text:p>
          </table:table-cell>
          <table:table-cell office:value-type="float" office:value="5.985" calcext:value-type="float">
            <text:p>5,985</text:p>
          </table:table-cell>
          <table:table-cell office:value-type="float" office:value="5.904" calcext:value-type="float">
            <text:p>5,904</text:p>
          </table:table-cell>
          <table:table-cell office:value-type="float" office:value="5.985" calcext:value-type="float">
            <text:p>5,985</text:p>
          </table:table-cell>
          <table:table-cell office:value-type="float" office:value="6.314" calcext:value-type="float">
            <text:p>6,314</text:p>
          </table:table-cell>
          <table:table-cell office:value-type="float" office:value="6.231" calcext:value-type="float">
            <text:p>6,231</text:p>
          </table:table-cell>
          <table:table-cell office:value-type="float" office:value="6.149" calcext:value-type="float">
            <text:p>6,14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76" calcext:value-type="float">
            <text:p>11,76</text:p>
          </table:table-cell>
          <table:table-cell office:value-type="float" office:value="6.149" calcext:value-type="float">
            <text:p>6,149</text:p>
          </table:table-cell>
          <table:table-cell office:value-type="float" office:value="7.609" calcext:value-type="float">
            <text:p>7,60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9" calcext:value-type="float">
            <text:p>7,99</text:p>
          </table:table-cell>
          <table:table-cell office:value-type="float" office:value="7.897" calcext:value-type="float">
            <text:p>7,897</text:p>
          </table:table-cell>
          <table:table-cell office:value-type="float" office:value="7.805" calcext:value-type="float">
            <text:p>7,805</text:p>
          </table:table-cell>
          <table:table-cell office:value-type="float" office:value="7.714" calcext:value-type="float">
            <text:p>7,714</text:p>
          </table:table-cell>
          <table:table-cell office:value-type="float" office:value="7.99" calcext:value-type="float">
            <text:p>7,99</text:p>
          </table:table-cell>
          <table:table-cell office:value-type="float" office:value="7.805" calcext:value-type="float">
            <text:p>7,805</text:p>
          </table:table-cell>
          <table:table-cell table:number-columns-repeated="3" office:value-type="float" office:value="7.897" calcext:value-type="float">
            <text:p>7,897</text:p>
          </table:table-cell>
          <table:table-cell table:number-columns-repeated="2" office:value-type="float" office:value="7.805" calcext:value-type="float">
            <text:p>7,805</text:p>
          </table:table-cell>
          <table:table-cell office:value-type="float" office:value="7.714" calcext:value-type="float">
            <text:p>7,714</text:p>
          </table:table-cell>
          <table:table-cell office:value-type="float" office:value="8.749" calcext:value-type="float">
            <text:p>8,749</text:p>
          </table:table-cell>
          <table:table-cell office:value-type="float" office:value="11.76" calcext:value-type="float">
            <text:p>11,76</text:p>
          </table:table-cell>
          <table:table-cell office:value-type="float" office:value="9.14" calcext:value-type="float">
            <text:p>9,14</text:p>
          </table:table-cell>
          <table:table-cell office:value-type="float" office:value="8.177" calcext:value-type="float">
            <text:p>8,177</text:p>
          </table:table-cell>
          <table:table-cell office:value-type="float" office:value="7.99" calcext:value-type="float">
            <text:p>7,99</text:p>
          </table:table-cell>
          <table:table-cell office:value-type="float" office:value="7.805" calcext:value-type="float">
            <text:p>7,805</text:p>
          </table:table-cell>
          <table:table-cell office:value-type="float" office:value="7.622" calcext:value-type="float">
            <text:p>7,622</text:p>
          </table:table-cell>
          <table:table-cell office:value-type="float" office:value="7.442" calcext:value-type="float">
            <text:p>7,442</text:p>
          </table:table-cell>
          <table:table-cell office:value-type="float" office:value="7.086" calcext:value-type="float">
            <text:p>7,086</text:p>
          </table:table-cell>
          <table:table-cell office:value-type="float" office:value="6.824" calcext:value-type="float">
            <text:p>6,824</text:p>
          </table:table-cell>
          <table:table-cell office:value-type="float" office:value="6.482" calcext:value-type="float">
            <text:p>6,482</text:p>
          </table:table-cell>
          <table:table-cell office:value-type="float" office:value="6.314" calcext:value-type="float">
            <text:p>6,314</text:p>
          </table:table-cell>
          <table:table-cell office:value-type="float" office:value="6.149" calcext:value-type="float">
            <text:p>6,149</text:p>
          </table:table-cell>
          <table:table-cell office:value-type="float" office:value="6.567" calcext:value-type="float">
            <text:p>6,567</text:p>
          </table:table-cell>
          <table:table-cell office:value-type="float" office:value="6.482" calcext:value-type="float">
            <text:p>6,482</text:p>
          </table:table-cell>
          <table:table-cell office:value-type="float" office:value="6.652" calcext:value-type="float">
            <text:p>6,652</text:p>
          </table:table-cell>
          <table:table-cell office:value-type="float" office:value="6.482" calcext:value-type="float">
            <text:p>6,482</text:p>
          </table:table-cell>
          <table:table-cell office:value-type="float" office:value="6.314" calcext:value-type="float">
            <text:p>6,31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697" calcext:value-type="float">
            <text:p>38,697</text:p>
          </table:table-cell>
          <table:table-cell office:value-type="float" office:value="7.622" calcext:value-type="float">
            <text:p>7,622</text:p>
          </table:table-cell>
          <table:table-cell office:value-type="float" office:value="12.082" calcext:value-type="float">
            <text:p>12,08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66" calcext:value-type="float">
            <text:p>8,366</text:p>
          </table:table-cell>
          <table:table-cell office:value-type="float" office:value="8.177" calcext:value-type="float">
            <text:p>8,177</text:p>
          </table:table-cell>
          <table:table-cell table:number-columns-repeated="2" office:value-type="float" office:value="8.083" calcext:value-type="float">
            <text:p>8,083</text:p>
          </table:table-cell>
          <table:table-cell office:value-type="float" office:value="17.09" calcext:value-type="float">
            <text:p>17,09</text:p>
          </table:table-cell>
          <table:table-cell office:value-type="float" office:value="38.697" calcext:value-type="float">
            <text:p>38,697</text:p>
          </table:table-cell>
          <table:table-cell office:value-type="float" office:value="15.171" calcext:value-type="float">
            <text:p>15,171</text:p>
          </table:table-cell>
          <table:table-cell office:value-type="float" office:value="12.547" calcext:value-type="float">
            <text:p>12,547</text:p>
          </table:table-cell>
          <table:table-cell office:value-type="float" office:value="10.36" calcext:value-type="float">
            <text:p>10,36</text:p>
          </table:table-cell>
          <table:table-cell office:value-type="float" office:value="8.461" calcext:value-type="float">
            <text:p>8,461</text:p>
          </table:table-cell>
          <table:table-cell office:value-type="float" office:value="8.177" calcext:value-type="float">
            <text:p>8,177</text:p>
          </table:table-cell>
          <table:table-cell office:value-type="float" office:value="7.99" calcext:value-type="float">
            <text:p>7,99</text:p>
          </table:table-cell>
          <table:table-cell office:value-type="float" office:value="8.083" calcext:value-type="float">
            <text:p>8,083</text:p>
          </table:table-cell>
          <table:table-cell office:value-type="float" office:value="7.897" calcext:value-type="float">
            <text:p>7,897</text:p>
          </table:table-cell>
          <table:table-cell office:value-type="float" office:value="8.083" calcext:value-type="float">
            <text:p>8,083</text:p>
          </table:table-cell>
          <table:table-cell office:value-type="float" office:value="7.805" calcext:value-type="float">
            <text:p>7,805</text:p>
          </table:table-cell>
          <table:table-cell office:value-type="float" office:value="7.714" calcext:value-type="float">
            <text:p>7,714</text:p>
          </table:table-cell>
          <table:table-cell office:value-type="float" office:value="7.622" calcext:value-type="float">
            <text:p>7,622</text:p>
          </table:table-cell>
          <table:table-cell office:value-type="float" office:value="30.227" calcext:value-type="float">
            <text:p>30,227</text:p>
          </table:table-cell>
          <table:table-cell office:value-type="float" office:value="28.879" calcext:value-type="float">
            <text:p>28,879</text:p>
          </table:table-cell>
          <table:table-cell office:value-type="float" office:value="13.24" calcext:value-type="float">
            <text:p>13,24</text:p>
          </table:table-cell>
          <table:table-cell office:value-type="float" office:value="22.262" calcext:value-type="float">
            <text:p>22,262</text:p>
          </table:table-cell>
          <table:table-cell office:value-type="float" office:value="12.207" calcext:value-type="float">
            <text:p>12,207</text:p>
          </table:table-cell>
          <table:table-cell office:value-type="float" office:value="10.256" calcext:value-type="float">
            <text:p>10,256</text:p>
          </table:table-cell>
          <table:table-cell office:value-type="float" office:value="8.749" calcext:value-type="float">
            <text:p>8,749</text:p>
          </table:table-cell>
          <table:table-cell office:value-type="float" office:value="8.944" calcext:value-type="float">
            <text:p>8,944</text:p>
          </table:table-cell>
          <table:table-cell office:value-type="float" office:value="8.652" calcext:value-type="float">
            <text:p>8,652</text:p>
          </table:table-cell>
          <table:table-cell office:value-type="float" office:value="8.461" calcext:value-type="float">
            <text:p>8,461</text:p>
          </table:table-cell>
          <table:table-cell office:value-type="float" office:value="8.271" calcext:value-type="float">
            <text:p>8,271</text:p>
          </table:table-cell>
          <table:table-cell table:number-columns-repeated="2" office:value-type="float" office:value="7.99" calcext:value-type="float">
            <text:p>7,99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766" calcext:value-type="float">
            <text:p>23,766</text:p>
          </table:table-cell>
          <table:table-cell office:value-type="float" office:value="7.805" calcext:value-type="float">
            <text:p>7,805</text:p>
          </table:table-cell>
          <table:table-cell office:value-type="float" office:value="9.639" calcext:value-type="float">
            <text:p>9,63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083" calcext:value-type="float">
            <text:p>8,083</text:p>
          </table:table-cell>
          <table:table-cell office:value-type="float" office:value="7.99" calcext:value-type="float">
            <text:p>7,99</text:p>
          </table:table-cell>
          <table:table-cell office:value-type="float" office:value="7.897" calcext:value-type="float">
            <text:p>7,897</text:p>
          </table:table-cell>
          <table:table-cell office:value-type="float" office:value="7.805" calcext:value-type="float">
            <text:p>7,805</text:p>
          </table:table-cell>
          <table:table-cell office:value-type="float" office:value="7.99" calcext:value-type="float">
            <text:p>7,99</text:p>
          </table:table-cell>
          <table:table-cell office:value-type="float" office:value="8.177" calcext:value-type="float">
            <text:p>8,177</text:p>
          </table:table-cell>
          <table:table-cell office:value-type="float" office:value="9.946" calcext:value-type="float">
            <text:p>9,946</text:p>
          </table:table-cell>
          <table:table-cell office:value-type="float" office:value="7.99" calcext:value-type="float">
            <text:p>7,99</text:p>
          </table:table-cell>
          <table:table-cell office:value-type="float" office:value="13.24" calcext:value-type="float">
            <text:p>13,24</text:p>
          </table:table-cell>
          <table:table-cell office:value-type="float" office:value="13.124" calcext:value-type="float">
            <text:p>13,124</text:p>
          </table:table-cell>
          <table:table-cell office:value-type="float" office:value="10.36" calcext:value-type="float">
            <text:p>10,36</text:p>
          </table:table-cell>
          <table:table-cell office:value-type="float" office:value="9.439" calcext:value-type="float">
            <text:p>9,439</text:p>
          </table:table-cell>
          <table:table-cell office:value-type="float" office:value="8.556" calcext:value-type="float">
            <text:p>8,556</text:p>
          </table:table-cell>
          <table:table-cell office:value-type="float" office:value="8.461" calcext:value-type="float">
            <text:p>8,461</text:p>
          </table:table-cell>
          <table:table-cell office:value-type="float" office:value="8.271" calcext:value-type="float">
            <text:p>8,271</text:p>
          </table:table-cell>
          <table:table-cell office:value-type="float" office:value="8.461" calcext:value-type="float">
            <text:p>8,461</text:p>
          </table:table-cell>
          <table:table-cell office:value-type="float" office:value="10.996" calcext:value-type="float">
            <text:p>10,996</text:p>
          </table:table-cell>
          <table:table-cell office:value-type="float" office:value="9.439" calcext:value-type="float">
            <text:p>9,439</text:p>
          </table:table-cell>
          <table:table-cell office:value-type="float" office:value="8.461" calcext:value-type="float">
            <text:p>8,461</text:p>
          </table:table-cell>
          <table:table-cell office:value-type="float" office:value="8.083" calcext:value-type="float">
            <text:p>8,083</text:p>
          </table:table-cell>
          <table:table-cell office:value-type="float" office:value="23.766" calcext:value-type="float">
            <text:p>23,766</text:p>
          </table:table-cell>
          <table:table-cell office:value-type="float" office:value="10.782" calcext:value-type="float">
            <text:p>10,782</text:p>
          </table:table-cell>
          <table:table-cell office:value-type="float" office:value="10.57" calcext:value-type="float">
            <text:p>10,57</text:p>
          </table:table-cell>
          <table:table-cell office:value-type="float" office:value="8.749" calcext:value-type="float">
            <text:p>8,749</text:p>
          </table:table-cell>
          <table:table-cell office:value-type="float" office:value="8.083" calcext:value-type="float">
            <text:p>8,083</text:p>
          </table:table-cell>
          <table:table-cell office:value-type="float" office:value="8.271" calcext:value-type="float">
            <text:p>8,271</text:p>
          </table:table-cell>
          <table:table-cell office:value-type="float" office:value="7.99" calcext:value-type="float">
            <text:p>7,99</text:p>
          </table:table-cell>
          <table:table-cell office:value-type="float" office:value="8.271" calcext:value-type="float">
            <text:p>8,271</text:p>
          </table:table-cell>
          <table:table-cell office:value-type="float" office:value="10.782" calcext:value-type="float">
            <text:p>10,782</text:p>
          </table:table-cell>
          <table:table-cell office:value-type="float" office:value="9.14" calcext:value-type="float">
            <text:p>9,1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001" calcext:value-type="float">
            <text:p>49,001</text:p>
          </table:table-cell>
          <table:table-cell office:value-type="float" office:value="8.083" calcext:value-type="float">
            <text:p>8,083</text:p>
          </table:table-cell>
          <table:table-cell office:value-type="float" office:value="16.311" calcext:value-type="float">
            <text:p>16,31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03" calcext:value-type="float">
            <text:p>20,803</text:p>
          </table:table-cell>
          <table:table-cell office:value-type="float" office:value="17.619" calcext:value-type="float">
            <text:p>17,619</text:p>
          </table:table-cell>
          <table:table-cell office:value-type="float" office:value="17.486" calcext:value-type="float">
            <text:p>17,486</text:p>
          </table:table-cell>
          <table:table-cell office:value-type="float" office:value="16.31" calcext:value-type="float">
            <text:p>16,31</text:p>
          </table:table-cell>
          <table:table-cell office:value-type="float" office:value="16.181" calcext:value-type="float">
            <text:p>16,181</text:p>
          </table:table-cell>
          <table:table-cell office:value-type="float" office:value="15.926" calcext:value-type="float">
            <text:p>15,926</text:p>
          </table:table-cell>
          <table:table-cell office:value-type="float" office:value="15.799" calcext:value-type="float">
            <text:p>15,799</text:p>
          </table:table-cell>
          <table:table-cell office:value-type="float" office:value="21.527" calcext:value-type="float">
            <text:p>21,527</text:p>
          </table:table-cell>
          <table:table-cell office:value-type="float" office:value="15.799" calcext:value-type="float">
            <text:p>15,799</text:p>
          </table:table-cell>
          <table:table-cell office:value-type="float" office:value="15.673" calcext:value-type="float">
            <text:p>15,673</text:p>
          </table:table-cell>
          <table:table-cell office:value-type="float" office:value="15.421" calcext:value-type="float">
            <text:p>15,421</text:p>
          </table:table-cell>
          <table:table-cell office:value-type="float" office:value="15.547" calcext:value-type="float">
            <text:p>15,547</text:p>
          </table:table-cell>
          <table:table-cell office:value-type="float" office:value="15.171" calcext:value-type="float">
            <text:p>15,171</text:p>
          </table:table-cell>
          <table:table-cell office:value-type="float" office:value="14.677" calcext:value-type="float">
            <text:p>14,677</text:p>
          </table:table-cell>
          <table:table-cell office:value-type="float" office:value="14.8" calcext:value-type="float">
            <text:p>14,8</text:p>
          </table:table-cell>
          <table:table-cell office:value-type="float" office:value="14.191" calcext:value-type="float">
            <text:p>14,191</text:p>
          </table:table-cell>
          <table:table-cell office:value-type="float" office:value="14.433" calcext:value-type="float">
            <text:p>14,433</text:p>
          </table:table-cell>
          <table:table-cell office:value-type="float" office:value="14.312" calcext:value-type="float">
            <text:p>14,312</text:p>
          </table:table-cell>
          <table:table-cell office:value-type="float" office:value="49.001" calcext:value-type="float">
            <text:p>49,001</text:p>
          </table:table-cell>
          <table:table-cell office:value-type="float" office:value="48.778" calcext:value-type="float">
            <text:p>48,778</text:p>
          </table:table-cell>
          <table:table-cell office:value-type="float" office:value="23.766" calcext:value-type="float">
            <text:p>23,766</text:p>
          </table:table-cell>
          <table:table-cell office:value-type="float" office:value="11.983" calcext:value-type="float">
            <text:p>11,983</text:p>
          </table:table-cell>
          <table:table-cell office:value-type="float" office:value="10.782" calcext:value-type="float">
            <text:p>10,782</text:p>
          </table:table-cell>
          <table:table-cell office:value-type="float" office:value="9.741" calcext:value-type="float">
            <text:p>9,741</text:p>
          </table:table-cell>
          <table:table-cell office:value-type="float" office:value="8.749" calcext:value-type="float">
            <text:p>8,749</text:p>
          </table:table-cell>
          <table:table-cell office:value-type="float" office:value="8.461" calcext:value-type="float">
            <text:p>8,461</text:p>
          </table:table-cell>
          <table:table-cell office:value-type="float" office:value="8.749" calcext:value-type="float">
            <text:p>8,749</text:p>
          </table:table-cell>
          <table:table-cell table:number-columns-repeated="2" office:value-type="float" office:value="8.846" calcext:value-type="float">
            <text:p>8,846</text:p>
          </table:table-cell>
          <table:table-cell office:value-type="float" office:value="8.177" calcext:value-type="float">
            <text:p>8,177</text:p>
          </table:table-cell>
          <table:table-cell office:value-type="float" office:value="8.083" calcext:value-type="float">
            <text:p>8,08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381" calcext:value-type="float">
            <text:p>24,381</text:p>
          </table:table-cell>
          <table:table-cell office:value-type="float" office:value="13.712" calcext:value-type="float">
            <text:p>13,712</text:p>
          </table:table-cell>
          <table:table-cell office:value-type="float" office:value="16.75" calcext:value-type="float">
            <text:p>16,7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77" calcext:value-type="float">
            <text:p>14,677</text:p>
          </table:table-cell>
          <table:table-cell office:value-type="float" office:value="15.547" calcext:value-type="float">
            <text:p>15,547</text:p>
          </table:table-cell>
          <table:table-cell office:value-type="float" office:value="23.159" calcext:value-type="float">
            <text:p>23,159</text:p>
          </table:table-cell>
          <table:table-cell office:value-type="float" office:value="18.291" calcext:value-type="float">
            <text:p>18,291</text:p>
          </table:table-cell>
          <table:table-cell office:value-type="float" office:value="15.296" calcext:value-type="float">
            <text:p>15,296</text:p>
          </table:table-cell>
          <table:table-cell office:value-type="float" office:value="22.114" calcext:value-type="float">
            <text:p>22,114</text:p>
          </table:table-cell>
          <table:table-cell office:value-type="float" office:value="19.112" calcext:value-type="float">
            <text:p>19,112</text:p>
          </table:table-cell>
          <table:table-cell office:value-type="float" office:value="18.699" calcext:value-type="float">
            <text:p>18,699</text:p>
          </table:table-cell>
          <table:table-cell table:number-columns-repeated="2" office:value-type="float" office:value="16.828" calcext:value-type="float">
            <text:p>16,828</text:p>
          </table:table-cell>
          <table:table-cell office:value-type="float" office:value="16.439" calcext:value-type="float">
            <text:p>16,439</text:p>
          </table:table-cell>
          <table:table-cell office:value-type="float" office:value="15.421" calcext:value-type="float">
            <text:p>15,421</text:p>
          </table:table-cell>
          <table:table-cell office:value-type="float" office:value="15.799" calcext:value-type="float">
            <text:p>15,799</text:p>
          </table:table-cell>
          <table:table-cell table:number-columns-repeated="2" office:value-type="float" office:value="15.926" calcext:value-type="float">
            <text:p>15,926</text:p>
          </table:table-cell>
          <table:table-cell office:value-type="float" office:value="15.421" calcext:value-type="float">
            <text:p>15,421</text:p>
          </table:table-cell>
          <table:table-cell office:value-type="float" office:value="15.171" calcext:value-type="float">
            <text:p>15,171</text:p>
          </table:table-cell>
          <table:table-cell office:value-type="float" office:value="15.047" calcext:value-type="float">
            <text:p>15,047</text:p>
          </table:table-cell>
          <table:table-cell office:value-type="float" office:value="14.923" calcext:value-type="float">
            <text:p>14,923</text:p>
          </table:table-cell>
          <table:table-cell office:value-type="float" office:value="14.433" calcext:value-type="float">
            <text:p>14,433</text:p>
          </table:table-cell>
          <table:table-cell office:value-type="float" office:value="14.071" calcext:value-type="float">
            <text:p>14,071</text:p>
          </table:table-cell>
          <table:table-cell table:number-columns-repeated="2" office:value-type="float" office:value="13.95" calcext:value-type="float">
            <text:p>13,95</text:p>
          </table:table-cell>
          <table:table-cell office:value-type="float" office:value="13.712" calcext:value-type="float">
            <text:p>13,712</text:p>
          </table:table-cell>
          <table:table-cell office:value-type="float" office:value="21.236" calcext:value-type="float">
            <text:p>21,236</text:p>
          </table:table-cell>
          <table:table-cell office:value-type="float" office:value="15.421" calcext:value-type="float">
            <text:p>15,421</text:p>
          </table:table-cell>
          <table:table-cell office:value-type="float" office:value="17.221" calcext:value-type="float">
            <text:p>17,221</text:p>
          </table:table-cell>
          <table:table-cell office:value-type="float" office:value="24.381" calcext:value-type="float">
            <text:p>24,381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7.972" calcext:value-type="float">
            <text:p>77,972</text:p>
          </table:table-cell>
          <table:table-cell office:value-type="float" office:value="14.191" calcext:value-type="float">
            <text:p>14,191</text:p>
          </table:table-cell>
          <table:table-cell office:value-type="float" office:value="25.805" calcext:value-type="float">
            <text:p>25,80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699" calcext:value-type="float">
            <text:p>18,699</text:p>
          </table:table-cell>
          <table:table-cell office:value-type="float" office:value="20.517" calcext:value-type="float">
            <text:p>20,517</text:p>
          </table:table-cell>
          <table:table-cell office:value-type="float" office:value="18.562" calcext:value-type="float">
            <text:p>18,562</text:p>
          </table:table-cell>
          <table:table-cell office:value-type="float" office:value="26.426" calcext:value-type="float">
            <text:p>26,426</text:p>
          </table:table-cell>
          <table:table-cell office:value-type="float" office:value="22.262" calcext:value-type="float">
            <text:p>22,262</text:p>
          </table:table-cell>
          <table:table-cell office:value-type="float" office:value="22.114" calcext:value-type="float">
            <text:p>22,114</text:p>
          </table:table-cell>
          <table:table-cell office:value-type="float" office:value="22.262" calcext:value-type="float">
            <text:p>22,262</text:p>
          </table:table-cell>
          <table:table-cell office:value-type="float" office:value="23.159" calcext:value-type="float">
            <text:p>23,159</text:p>
          </table:table-cell>
          <table:table-cell office:value-type="float" office:value="25.002" calcext:value-type="float">
            <text:p>25,002</text:p>
          </table:table-cell>
          <table:table-cell office:value-type="float" office:value="30.74" calcext:value-type="float">
            <text:p>30,74</text:p>
          </table:table-cell>
          <table:table-cell office:value-type="float" office:value="28.215" calcext:value-type="float">
            <text:p>28,215</text:p>
          </table:table-cell>
          <table:table-cell office:value-type="float" office:value="33.364" calcext:value-type="float">
            <text:p>33,364</text:p>
          </table:table-cell>
          <table:table-cell office:value-type="float" office:value="77.972" calcext:value-type="float">
            <text:p>77,972</text:p>
          </table:table-cell>
          <table:table-cell office:value-type="float" office:value="61.499" calcext:value-type="float">
            <text:p>61,499</text:p>
          </table:table-cell>
          <table:table-cell office:value-type="float" office:value="49.001" calcext:value-type="float">
            <text:p>49,001</text:p>
          </table:table-cell>
          <table:table-cell office:value-type="float" office:value="40.992" calcext:value-type="float">
            <text:p>40,992</text:p>
          </table:table-cell>
          <table:table-cell office:value-type="float" office:value="28.215" calcext:value-type="float">
            <text:p>28,215</text:p>
          </table:table-cell>
          <table:table-cell office:value-type="float" office:value="22.411" calcext:value-type="float">
            <text:p>22,411</text:p>
          </table:table-cell>
          <table:table-cell office:value-type="float" office:value="21.236" calcext:value-type="float">
            <text:p>21,236</text:p>
          </table:table-cell>
          <table:table-cell office:value-type="float" office:value="19.389" calcext:value-type="float">
            <text:p>19,389</text:p>
          </table:table-cell>
          <table:table-cell office:value-type="float" office:value="18.426" calcext:value-type="float">
            <text:p>18,426</text:p>
          </table:table-cell>
          <table:table-cell office:value-type="float" office:value="17.752" calcext:value-type="float">
            <text:p>17,752</text:p>
          </table:table-cell>
          <table:table-cell office:value-type="float" office:value="16.698" calcext:value-type="float">
            <text:p>16,698</text:p>
          </table:table-cell>
          <table:table-cell office:value-type="float" office:value="18.155" calcext:value-type="float">
            <text:p>18,155</text:p>
          </table:table-cell>
          <table:table-cell office:value-type="float" office:value="19.25" calcext:value-type="float">
            <text:p>19,25</text:p>
          </table:table-cell>
          <table:table-cell office:value-type="float" office:value="20.09" calcext:value-type="float">
            <text:p>20,09</text:p>
          </table:table-cell>
          <table:table-cell office:value-type="float" office:value="18.291" calcext:value-type="float">
            <text:p>18,291</text:p>
          </table:table-cell>
          <table:table-cell office:value-type="float" office:value="16.31" calcext:value-type="float">
            <text:p>16,31</text:p>
          </table:table-cell>
          <table:table-cell office:value-type="float" office:value="14.555" calcext:value-type="float">
            <text:p>14,555</text:p>
          </table:table-cell>
          <table:table-cell table:number-columns-repeated="2" office:value-type="float" office:value="14.191" calcext:value-type="float">
            <text:p>14,19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0.203" calcext:value-type="float">
            <text:p>90,203</text:p>
          </table:table-cell>
          <table:table-cell office:value-type="float" office:value="16.31" calcext:value-type="float">
            <text:p>16,31</text:p>
          </table:table-cell>
          <table:table-cell office:value-type="float" office:value="32.371" calcext:value-type="float">
            <text:p>32,37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262" calcext:value-type="float">
            <text:p>22,262</text:p>
          </table:table-cell>
          <table:table-cell office:value-type="float" office:value="18.562" calcext:value-type="float">
            <text:p>18,562</text:p>
          </table:table-cell>
          <table:table-cell office:value-type="float" office:value="17.619" calcext:value-type="float">
            <text:p>17,619</text:p>
          </table:table-cell>
          <table:table-cell office:value-type="float" office:value="22.262" calcext:value-type="float">
            <text:p>22,262</text:p>
          </table:table-cell>
          <table:table-cell office:value-type="float" office:value="23.614" calcext:value-type="float">
            <text:p>23,614</text:p>
          </table:table-cell>
          <table:table-cell office:value-type="float" office:value="20.803" calcext:value-type="float">
            <text:p>20,803</text:p>
          </table:table-cell>
          <table:table-cell office:value-type="float" office:value="17.486" calcext:value-type="float">
            <text:p>17,486</text:p>
          </table:table-cell>
          <table:table-cell office:value-type="float" office:value="22.114" calcext:value-type="float">
            <text:p>22,114</text:p>
          </table:table-cell>
          <table:table-cell office:value-type="float" office:value="90.203" calcext:value-type="float">
            <text:p>90,203</text:p>
          </table:table-cell>
          <table:table-cell office:value-type="float" office:value="35.35" calcext:value-type="float">
            <text:p>35,35</text:p>
          </table:table-cell>
          <table:table-cell office:value-type="float" office:value="27.722" calcext:value-type="float">
            <text:p>27,722</text:p>
          </table:table-cell>
          <table:table-cell office:value-type="float" office:value="43.338" calcext:value-type="float">
            <text:p>43,338</text:p>
          </table:table-cell>
          <table:table-cell office:value-type="float" office:value="26.106" calcext:value-type="float">
            <text:p>26,106</text:p>
          </table:table-cell>
          <table:table-cell office:value-type="float" office:value="32.831" calcext:value-type="float">
            <text:p>32,831</text:p>
          </table:table-cell>
          <table:table-cell office:value-type="float" office:value="63.998" calcext:value-type="float">
            <text:p>63,998</text:p>
          </table:table-cell>
          <table:table-cell office:value-type="float" office:value="62.244" calcext:value-type="float">
            <text:p>62,244</text:p>
          </table:table-cell>
          <table:table-cell office:value-type="float" office:value="46.13" calcext:value-type="float">
            <text:p>46,13</text:p>
          </table:table-cell>
          <table:table-cell office:value-type="float" office:value="53.569" calcext:value-type="float">
            <text:p>53,569</text:p>
          </table:table-cell>
          <table:table-cell office:value-type="float" office:value="39.75" calcext:value-type="float">
            <text:p>39,75</text:p>
          </table:table-cell>
          <table:table-cell office:value-type="float" office:value="26.909" calcext:value-type="float">
            <text:p>26,909</text:p>
          </table:table-cell>
          <table:table-cell office:value-type="float" office:value="21.527" calcext:value-type="float">
            <text:p>21,527</text:p>
          </table:table-cell>
          <table:table-cell office:value-type="float" office:value="16.31" calcext:value-type="float">
            <text:p>16,31</text:p>
          </table:table-cell>
          <table:table-cell office:value-type="float" office:value="17.886" calcext:value-type="float">
            <text:p>17,886</text:p>
          </table:table-cell>
          <table:table-cell office:value-type="float" office:value="56.874" calcext:value-type="float">
            <text:p>56,874</text:p>
          </table:table-cell>
          <table:table-cell office:value-type="float" office:value="37.827" calcext:value-type="float">
            <text:p>37,827</text:p>
          </table:table-cell>
          <table:table-cell office:value-type="float" office:value="20.374" calcext:value-type="float">
            <text:p>20,374</text:p>
          </table:table-cell>
          <table:table-cell office:value-type="float" office:value="18.155" calcext:value-type="float">
            <text:p>18,155</text:p>
          </table:table-cell>
          <table:table-cell office:value-type="float" office:value="38.872" calcext:value-type="float">
            <text:p>38,872</text:p>
          </table:table-cell>
          <table:table-cell office:value-type="float" office:value="23.462" calcext:value-type="float">
            <text:p>23,462</text:p>
          </table:table-cell>
          <table:table-cell table:number-columns-repeated="2" office:value-type="float" office:value="19.668" calcext:value-type="float">
            <text:p>19,66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8.158" calcext:value-type="float">
            <text:p>88,158</text:p>
          </table:table-cell>
          <table:table-cell office:value-type="float" office:value="9.946" calcext:value-type="float">
            <text:p>9,946</text:p>
          </table:table-cell>
          <table:table-cell office:value-type="float" office:value="26.974" calcext:value-type="float">
            <text:p>26,97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049" calcext:value-type="float">
            <text:p>10,049</text:p>
          </table:table-cell>
          <table:table-cell office:value-type="float" office:value="10.152" calcext:value-type="float">
            <text:p>10,152</text:p>
          </table:table-cell>
          <table:table-cell office:value-type="float" office:value="9.946" calcext:value-type="float">
            <text:p>9,946</text:p>
          </table:table-cell>
          <table:table-cell office:value-type="float" office:value="10.049" calcext:value-type="float">
            <text:p>10,049</text:p>
          </table:table-cell>
          <table:table-cell office:value-type="float" office:value="12.32" calcext:value-type="float">
            <text:p>12,32</text:p>
          </table:table-cell>
          <table:table-cell office:value-type="float" office:value="16.959" calcext:value-type="float">
            <text:p>16,959</text:p>
          </table:table-cell>
          <table:table-cell office:value-type="float" office:value="13.475" calcext:value-type="float">
            <text:p>13,475</text:p>
          </table:table-cell>
          <table:table-cell office:value-type="float" office:value="11.983" calcext:value-type="float">
            <text:p>11,983</text:p>
          </table:table-cell>
          <table:table-cell office:value-type="float" office:value="11.76" calcext:value-type="float">
            <text:p>11,76</text:p>
          </table:table-cell>
          <table:table-cell office:value-type="float" office:value="30.398" calcext:value-type="float">
            <text:p>30,398</text:p>
          </table:table-cell>
          <table:table-cell office:value-type="float" office:value="24.073" calcext:value-type="float">
            <text:p>24,073</text:p>
          </table:table-cell>
          <table:table-cell office:value-type="float" office:value="34.803" calcext:value-type="float">
            <text:p>34,803</text:p>
          </table:table-cell>
          <table:table-cell office:value-type="float" office:value="51.034" calcext:value-type="float">
            <text:p>51,034</text:p>
          </table:table-cell>
          <table:table-cell office:value-type="float" office:value="88.158" calcext:value-type="float">
            <text:p>88,158</text:p>
          </table:table-cell>
          <table:table-cell office:value-type="float" office:value="76.875" calcext:value-type="float">
            <text:p>76,875</text:p>
          </table:table-cell>
          <table:table-cell office:value-type="float" office:value="47.225" calcext:value-type="float">
            <text:p>47,225</text:p>
          </table:table-cell>
          <table:table-cell office:value-type="float" office:value="67.57" calcext:value-type="float">
            <text:p>67,57</text:p>
          </table:table-cell>
          <table:table-cell office:value-type="float" office:value="27.395" calcext:value-type="float">
            <text:p>27,395</text:p>
          </table:table-cell>
          <table:table-cell office:value-type="float" office:value="25.472" calcext:value-type="float">
            <text:p>25,472</text:p>
          </table:table-cell>
          <table:table-cell office:value-type="float" office:value="20.517" calcext:value-type="float">
            <text:p>20,517</text:p>
          </table:table-cell>
          <table:table-cell office:value-type="float" office:value="18.426" calcext:value-type="float">
            <text:p>18,426</text:p>
          </table:table-cell>
          <table:table-cell office:value-type="float" office:value="17.353" calcext:value-type="float">
            <text:p>17,353</text:p>
          </table:table-cell>
          <table:table-cell office:value-type="float" office:value="23.462" calcext:value-type="float">
            <text:p>23,462</text:p>
          </table:table-cell>
          <table:table-cell office:value-type="float" office:value="20.803" calcext:value-type="float">
            <text:p>20,803</text:p>
          </table:table-cell>
          <table:table-cell office:value-type="float" office:value="18.699" calcext:value-type="float">
            <text:p>18,699</text:p>
          </table:table-cell>
          <table:table-cell office:value-type="float" office:value="16.959" calcext:value-type="float">
            <text:p>16,959</text:p>
          </table:table-cell>
          <table:table-cell office:value-type="float" office:value="16.439" calcext:value-type="float">
            <text:p>16,439</text:p>
          </table:table-cell>
          <table:table-cell office:value-type="float" office:value="15.421" calcext:value-type="float">
            <text:p>15,421</text:p>
          </table:table-cell>
          <table:table-cell office:value-type="float" office:value="19.389" calcext:value-type="float">
            <text:p>19,389</text:p>
          </table:table-cell>
          <table:table-cell office:value-type="float" office:value="42.069" calcext:value-type="float">
            <text:p>42,06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262" calcext:value-type="float">
            <text:p>22,262</text:p>
          </table:table-cell>
          <table:table-cell office:value-type="float" office:value="9.946" calcext:value-type="float">
            <text:p>9,946</text:p>
          </table:table-cell>
          <table:table-cell office:value-type="float" office:value="11.559" calcext:value-type="float">
            <text:p>11,55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1.321" calcext:value-type="float">
            <text:p>11,321</text:p>
          </table:table-cell>
          <table:table-cell office:value-type="float" office:value="22.262" calcext:value-type="float">
            <text:p>22,262</text:p>
          </table:table-cell>
          <table:table-cell office:value-type="float" office:value="18.021" calcext:value-type="float">
            <text:p>18,021</text:p>
          </table:table-cell>
          <table:table-cell office:value-type="float" office:value="14.433" calcext:value-type="float">
            <text:p>14,433</text:p>
          </table:table-cell>
          <table:table-cell office:value-type="float" office:value="12.662" calcext:value-type="float">
            <text:p>12,662</text:p>
          </table:table-cell>
          <table:table-cell office:value-type="float" office:value="11.871" calcext:value-type="float">
            <text:p>11,871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889" calcext:value-type="float">
            <text:p>10,889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889" calcext:value-type="float">
            <text:p>10,889</text:p>
          </table:table-cell>
          <table:table-cell office:value-type="float" office:value="10.996" calcext:value-type="float">
            <text:p>10,996</text:p>
          </table:table-cell>
          <table:table-cell office:value-type="float" office:value="10.782" calcext:value-type="float">
            <text:p>10,782</text:p>
          </table:table-cell>
          <table:table-cell office:value-type="float" office:value="10.996" calcext:value-type="float">
            <text:p>10,996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212" calcext:value-type="float">
            <text:p>11,212</text:p>
          </table:table-cell>
          <table:table-cell table:number-columns-repeated="2" office:value-type="float" office:value="10.996" calcext:value-type="float">
            <text:p>10,996</text:p>
          </table:table-cell>
          <table:table-cell office:value-type="float" office:value="10.889" calcext:value-type="float">
            <text:p>10,889</text:p>
          </table:table-cell>
          <table:table-cell office:value-type="float" office:value="10.57" calcext:value-type="float">
            <text:p>10,57</text:p>
          </table:table-cell>
          <table:table-cell office:value-type="float" office:value="10.256" calcext:value-type="float">
            <text:p>10,256</text:p>
          </table:table-cell>
          <table:table-cell office:value-type="float" office:value="10.36" calcext:value-type="float">
            <text:p>10,36</text:p>
          </table:table-cell>
          <table:table-cell office:value-type="float" office:value="10.152" calcext:value-type="float">
            <text:p>10,152</text:p>
          </table:table-cell>
          <table:table-cell office:value-type="float" office:value="10.256" calcext:value-type="float">
            <text:p>10,256</text:p>
          </table:table-cell>
          <table:table-cell table:number-columns-repeated="2" office:value-type="float" office:value="10.36" calcext:value-type="float">
            <text:p>10,36</text:p>
          </table:table-cell>
          <table:table-cell office:value-type="float" office:value="10.256" calcext:value-type="float">
            <text:p>10,256</text:p>
          </table:table-cell>
          <table:table-cell office:value-type="float" office:value="9.946" calcext:value-type="float">
            <text:p>9,946</text:p>
          </table:table-cell>
          <table:table-cell office:value-type="float" office:value="10.049" calcext:value-type="float">
            <text:p>10,049</text:p>
          </table:table-cell>
          <table:table-cell office:value-type="float" office:value="10.152" calcext:value-type="float">
            <text:p>10,15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9.911" calcext:value-type="float">
            <text:p>69,911</text:p>
          </table:table-cell>
          <table:table-cell office:value-type="float" office:value="9.946" calcext:value-type="float">
            <text:p>9,946</text:p>
          </table:table-cell>
          <table:table-cell office:value-type="float" office:value="15.564" calcext:value-type="float">
            <text:p>15,56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.911" calcext:value-type="float">
            <text:p>69,911</text:p>
          </table:table-cell>
          <table:table-cell office:value-type="float" office:value="53.336" calcext:value-type="float">
            <text:p>53,336</text:p>
          </table:table-cell>
          <table:table-cell office:value-type="float" office:value="45.478" calcext:value-type="float">
            <text:p>45,478</text:p>
          </table:table-cell>
          <table:table-cell office:value-type="float" office:value="12.207" calcext:value-type="float">
            <text:p>12,207</text:p>
          </table:table-cell>
          <table:table-cell office:value-type="float" office:value="11.871" calcext:value-type="float">
            <text:p>11,871</text:p>
          </table:table-cell>
          <table:table-cell office:value-type="float" office:value="11.54" calcext:value-type="float">
            <text:p>11,54</text:p>
          </table:table-cell>
          <table:table-cell table:number-columns-repeated="2" office:value-type="float" office:value="11.104" calcext:value-type="float">
            <text:p>11,104</text:p>
          </table:table-cell>
          <table:table-cell office:value-type="float" office:value="10.996" calcext:value-type="float">
            <text:p>10,996</text:p>
          </table:table-cell>
          <table:table-cell office:value-type="float" office:value="10.889" calcext:value-type="float">
            <text:p>10,889</text:p>
          </table:table-cell>
          <table:table-cell office:value-type="float" office:value="10.782" calcext:value-type="float">
            <text:p>10,782</text:p>
          </table:table-cell>
          <table:table-cell office:value-type="float" office:value="10.57" calcext:value-type="float">
            <text:p>10,57</text:p>
          </table:table-cell>
          <table:table-cell office:value-type="float" office:value="10.36" calcext:value-type="float">
            <text:p>10,36</text:p>
          </table:table-cell>
          <table:table-cell office:value-type="float" office:value="10.256" calcext:value-type="float">
            <text:p>10,256</text:p>
          </table:table-cell>
          <table:table-cell office:value-type="float" office:value="9.946" calcext:value-type="float">
            <text:p>9,946</text:p>
          </table:table-cell>
          <table:table-cell office:value-type="float" office:value="13.712" calcext:value-type="float">
            <text:p>13,712</text:p>
          </table:table-cell>
          <table:table-cell office:value-type="float" office:value="10.049" calcext:value-type="float">
            <text:p>10,049</text:p>
          </table:table-cell>
          <table:table-cell table:number-columns-repeated="2" office:value-type="float" office:value="10.152" calcext:value-type="float">
            <text:p>10,152</text:p>
          </table:table-cell>
          <table:table-cell office:value-type="float" office:value="10.889" calcext:value-type="float">
            <text:p>10,889</text:p>
          </table:table-cell>
          <table:table-cell office:value-type="float" office:value="10.256" calcext:value-type="float">
            <text:p>10,256</text:p>
          </table:table-cell>
          <table:table-cell office:value-type="float" office:value="10.152" calcext:value-type="float">
            <text:p>10,152</text:p>
          </table:table-cell>
          <table:table-cell office:value-type="float" office:value="10.36" calcext:value-type="float">
            <text:p>10,36</text:p>
          </table:table-cell>
          <table:table-cell office:value-type="float" office:value="10.152" calcext:value-type="float">
            <text:p>10,152</text:p>
          </table:table-cell>
          <table:table-cell office:value-type="float" office:value="11.321" calcext:value-type="float">
            <text:p>11,321</text:p>
          </table:table-cell>
          <table:table-cell office:value-type="float" office:value="12.892" calcext:value-type="float">
            <text:p>12,892</text:p>
          </table:table-cell>
          <table:table-cell office:value-type="float" office:value="12.207" calcext:value-type="float">
            <text:p>12,207</text:p>
          </table:table-cell>
          <table:table-cell table:number-columns-repeated="2" office:value-type="float" office:value="11.54" calcext:value-type="float">
            <text:p>11,54</text:p>
          </table:table-cell>
          <table:table-cell office:value-type="float" office:value="11.212" calcext:value-type="float">
            <text:p>11,21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212" calcext:value-type="float">
            <text:p>11,212</text:p>
          </table:table-cell>
          <table:table-cell office:value-type="float" office:value="8.177" calcext:value-type="float">
            <text:p>8,177</text:p>
          </table:table-cell>
          <table:table-cell office:value-type="float" office:value="9.888" calcext:value-type="float">
            <text:p>9,88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996" calcext:value-type="float">
            <text:p>10,996</text:p>
          </table:table-cell>
          <table:table-cell office:value-type="float" office:value="9.042" calcext:value-type="float">
            <text:p>9,042</text:p>
          </table:table-cell>
          <table:table-cell office:value-type="float" office:value="8.366" calcext:value-type="float">
            <text:p>8,366</text:p>
          </table:table-cell>
          <table:table-cell table:number-columns-repeated="3" office:value-type="float" office:value="8.271" calcext:value-type="float">
            <text:p>8,271</text:p>
          </table:table-cell>
          <table:table-cell table:number-columns-repeated="2" office:value-type="float" office:value="8.177" calcext:value-type="float">
            <text:p>8,177</text:p>
          </table:table-cell>
          <table:table-cell office:value-type="float" office:value="10.36" calcext:value-type="float">
            <text:p>10,36</text:p>
          </table:table-cell>
          <table:table-cell office:value-type="float" office:value="10.049" calcext:value-type="float">
            <text:p>10,049</text:p>
          </table:table-cell>
          <table:table-cell office:value-type="float" office:value="10.36" calcext:value-type="float">
            <text:p>10,36</text:p>
          </table:table-cell>
          <table:table-cell office:value-type="float" office:value="10.049" calcext:value-type="float">
            <text:p>10,049</text:p>
          </table:table-cell>
          <table:table-cell office:value-type="float" office:value="10.152" calcext:value-type="float">
            <text:p>10,152</text:p>
          </table:table-cell>
          <table:table-cell office:value-type="float" office:value="10.256" calcext:value-type="float">
            <text:p>10,256</text:p>
          </table:table-cell>
          <table:table-cell office:value-type="float" office:value="10.049" calcext:value-type="float">
            <text:p>10,049</text:p>
          </table:table-cell>
          <table:table-cell office:value-type="float" office:value="10.676" calcext:value-type="float">
            <text:p>10,676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889" calcext:value-type="float">
            <text:p>10,889</text:p>
          </table:table-cell>
          <table:table-cell office:value-type="float" office:value="10.256" calcext:value-type="float">
            <text:p>10,256</text:p>
          </table:table-cell>
          <table:table-cell office:value-type="float" office:value="10.152" calcext:value-type="float">
            <text:p>10,152</text:p>
          </table:table-cell>
          <table:table-cell table:number-columns-repeated="3" office:value-type="float" office:value="10.256" calcext:value-type="float">
            <text:p>10,256</text:p>
          </table:table-cell>
          <table:table-cell office:value-type="float" office:value="10.36" calcext:value-type="float">
            <text:p>10,36</text:p>
          </table:table-cell>
          <table:table-cell office:value-type="float" office:value="10.57" calcext:value-type="float">
            <text:p>10,57</text:p>
          </table:table-cell>
          <table:table-cell office:value-type="float" office:value="10.36" calcext:value-type="float">
            <text:p>10,36</text:p>
          </table:table-cell>
          <table:table-cell office:value-type="float" office:value="10.152" calcext:value-type="float">
            <text:p>10,152</text:p>
          </table:table-cell>
          <table:table-cell office:value-type="float" office:value="10.256" calcext:value-type="float">
            <text:p>10,256</text:p>
          </table:table-cell>
          <table:table-cell table:number-columns-repeated="2" office:value-type="float" office:value="10.049" calcext:value-type="float">
            <text:p>10,049</text:p>
          </table:table-cell>
          <table:table-cell office:value-type="float" office:value="9.946" calcext:value-type="float">
            <text:p>9,94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831" calcext:value-type="float">
            <text:p>13,831</text:p>
          </table:table-cell>
          <table:table-cell office:value-type="float" office:value="10.152" calcext:value-type="float">
            <text:p>10,152</text:p>
          </table:table-cell>
          <table:table-cell office:value-type="float" office:value="11.587" calcext:value-type="float">
            <text:p>11,58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58" calcext:value-type="float">
            <text:p>13,358</text:p>
          </table:table-cell>
          <table:table-cell office:value-type="float" office:value="12.433" calcext:value-type="float">
            <text:p>12,433</text:p>
          </table:table-cell>
          <table:table-cell office:value-type="float" office:value="12.207" calcext:value-type="float">
            <text:p>12,207</text:p>
          </table:table-cell>
          <table:table-cell office:value-type="float" office:value="11.983" calcext:value-type="float">
            <text:p>11,983</text:p>
          </table:table-cell>
          <table:table-cell office:value-type="float" office:value="10.152" calcext:value-type="float">
            <text:p>10,152</text:p>
          </table:table-cell>
          <table:table-cell office:value-type="float" office:value="13.831" calcext:value-type="float">
            <text:p>13,831</text:p>
          </table:table-cell>
          <table:table-cell office:value-type="float" office:value="11.983" calcext:value-type="float">
            <text:p>11,983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54" calcext:value-type="float">
            <text:p>11,54</text:p>
          </table:table-cell>
          <table:table-cell table:number-columns-repeated="2" office:value-type="float" office:value="11.65" calcext:value-type="float">
            <text:p>11,65</text:p>
          </table:table-cell>
          <table:table-cell office:value-type="float" office:value="11.983" calcext:value-type="float">
            <text:p>11,983</text:p>
          </table:table-cell>
          <table:table-cell office:value-type="float" office:value="11.76" calcext:value-type="float">
            <text:p>11,76</text:p>
          </table:table-cell>
          <table:table-cell office:value-type="float" office:value="11.54" calcext:value-type="float">
            <text:p>11,54</text:p>
          </table:table-cell>
          <table:table-cell office:value-type="float" office:value="11.871" calcext:value-type="float">
            <text:p>11,871</text:p>
          </table:table-cell>
          <table:table-cell table:number-columns-repeated="3" office:value-type="float" office:value="11.212" calcext:value-type="float">
            <text:p>11,212</text:p>
          </table:table-cell>
          <table:table-cell table:number-columns-repeated="3" office:value-type="float" office:value="11.321" calcext:value-type="float">
            <text:p>11,321</text:p>
          </table:table-cell>
          <table:table-cell office:value-type="float" office:value="11.212" calcext:value-type="float">
            <text:p>11,212</text:p>
          </table:table-cell>
          <table:table-cell office:value-type="float" office:value="11.43" calcext:value-type="float">
            <text:p>11,43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212" calcext:value-type="float">
            <text:p>11,212</text:p>
          </table:table-cell>
          <table:table-cell table:number-columns-repeated="3" office:value-type="float" office:value="11.321" calcext:value-type="float">
            <text:p>11,321</text:p>
          </table:table-cell>
          <table:table-cell table:number-columns-repeated="2" office:value-type="float" office:value="10.996" calcext:value-type="float">
            <text:p>10,996</text:p>
          </table:table-cell>
          <table:table-cell office:value-type="float" office:value="11.212" calcext:value-type="float">
            <text:p>11,212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071" calcext:value-type="float">
            <text:p>14,071</text:p>
          </table:table-cell>
          <table:table-cell office:value-type="float" office:value="9.239" calcext:value-type="float">
            <text:p>9,239</text:p>
          </table:table-cell>
          <table:table-cell office:value-type="float" office:value="11.257" calcext:value-type="float">
            <text:p>11,25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39" calcext:value-type="float">
            <text:p>9,539</text:p>
          </table:table-cell>
          <table:table-cell office:value-type="float" office:value="9.64" calcext:value-type="float">
            <text:p>9,64</text:p>
          </table:table-cell>
          <table:table-cell office:value-type="float" office:value="11.871" calcext:value-type="float">
            <text:p>11,871</text:p>
          </table:table-cell>
          <table:table-cell office:value-type="float" office:value="14.071" calcext:value-type="float">
            <text:p>14,071</text:p>
          </table:table-cell>
          <table:table-cell office:value-type="float" office:value="13.95" calcext:value-type="float">
            <text:p>13,95</text:p>
          </table:table-cell>
          <table:table-cell office:value-type="float" office:value="13.712" calcext:value-type="float">
            <text:p>13,712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54" calcext:value-type="float">
            <text:p>11,54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889" calcext:value-type="float">
            <text:p>10,889</text:p>
          </table:table-cell>
          <table:table-cell office:value-type="float" office:value="12.547" calcext:value-type="float">
            <text:p>12,547</text:p>
          </table:table-cell>
          <table:table-cell office:value-type="float" office:value="11.54" calcext:value-type="float">
            <text:p>11,54</text:p>
          </table:table-cell>
          <table:table-cell office:value-type="float" office:value="11.871" calcext:value-type="float">
            <text:p>11,871</text:p>
          </table:table-cell>
          <table:table-cell office:value-type="float" office:value="12.095" calcext:value-type="float">
            <text:p>12,095</text:p>
          </table:table-cell>
          <table:table-cell office:value-type="float" office:value="11.43" calcext:value-type="float">
            <text:p>11,43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889" calcext:value-type="float">
            <text:p>10,889</text:p>
          </table:table-cell>
          <table:table-cell office:value-type="float" office:value="11.104" calcext:value-type="float">
            <text:p>11,104</text:p>
          </table:table-cell>
          <table:table-cell office:value-type="float" office:value="11.871" calcext:value-type="float">
            <text:p>11,871</text:p>
          </table:table-cell>
          <table:table-cell office:value-type="float" office:value="11.65" calcext:value-type="float">
            <text:p>11,65</text:p>
          </table:table-cell>
          <table:table-cell office:value-type="float" office:value="10.782" calcext:value-type="float">
            <text:p>10,782</text:p>
          </table:table-cell>
          <table:table-cell office:value-type="float" office:value="9.946" calcext:value-type="float">
            <text:p>9,946</text:p>
          </table:table-cell>
          <table:table-cell office:value-type="float" office:value="9.843" calcext:value-type="float">
            <text:p>9,843</text:p>
          </table:table-cell>
          <table:table-cell office:value-type="float" office:value="9.539" calcext:value-type="float">
            <text:p>9,539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65" calcext:value-type="float">
            <text:p>11,65</text:p>
          </table:table-cell>
          <table:table-cell office:value-type="float" office:value="11.54" calcext:value-type="float">
            <text:p>11,54</text:p>
          </table:table-cell>
          <table:table-cell office:value-type="float" office:value="10.152" calcext:value-type="float">
            <text:p>10,152</text:p>
          </table:table-cell>
          <table:table-cell office:value-type="float" office:value="9.741" calcext:value-type="float">
            <text:p>9,741</text:p>
          </table:table-cell>
          <table:table-cell office:value-type="float" office:value="9.239" calcext:value-type="float">
            <text:p>9,239</text:p>
          </table:table-cell>
          <table:table-cell table:number-columns-repeated="31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047" calcext:value-type="float">
            <text:p>15,047</text:p>
          </table:table-cell>
          <table:table-cell office:value-type="float" office:value="9.239" calcext:value-type="float">
            <text:p>9,239</text:p>
          </table:table-cell>
          <table:table-cell office:value-type="float" office:value="10.791" calcext:value-type="float">
            <text:p>10,79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047" calcext:value-type="float">
            <text:p>15,047</text:p>
          </table:table-cell>
          <table:table-cell office:value-type="float" office:value="13.475" calcext:value-type="float">
            <text:p>13,475</text:p>
          </table:table-cell>
          <table:table-cell office:value-type="float" office:value="11.321" calcext:value-type="float">
            <text:p>11,321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6" calcext:value-type="float">
            <text:p>10,676</text:p>
          </table:table-cell>
          <table:table-cell office:value-type="float" office:value="11.104" calcext:value-type="float">
            <text:p>11,104</text:p>
          </table:table-cell>
          <table:table-cell table:number-columns-repeated="2" office:value-type="float" office:value="10.996" calcext:value-type="float">
            <text:p>10,996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049" calcext:value-type="float">
            <text:p>10,049</text:p>
          </table:table-cell>
          <table:table-cell office:value-type="float" office:value="10.152" calcext:value-type="float">
            <text:p>10,152</text:p>
          </table:table-cell>
          <table:table-cell office:value-type="float" office:value="9.946" calcext:value-type="float">
            <text:p>9,946</text:p>
          </table:table-cell>
          <table:table-cell office:value-type="float" office:value="10.049" calcext:value-type="float">
            <text:p>10,049</text:p>
          </table:table-cell>
          <table:table-cell office:value-type="float" office:value="11.43" calcext:value-type="float">
            <text:p>11,43</text:p>
          </table:table-cell>
          <table:table-cell office:value-type="float" office:value="12.207" calcext:value-type="float">
            <text:p>12,207</text:p>
          </table:table-cell>
          <table:table-cell office:value-type="float" office:value="11.43" calcext:value-type="float">
            <text:p>11,43</text:p>
          </table:table-cell>
          <table:table-cell office:value-type="float" office:value="10.57" calcext:value-type="float">
            <text:p>10,57</text:p>
          </table:table-cell>
          <table:table-cell office:value-type="float" office:value="10.256" calcext:value-type="float">
            <text:p>10,256</text:p>
          </table:table-cell>
          <table:table-cell table:number-columns-repeated="2" office:value-type="float" office:value="10.049" calcext:value-type="float">
            <text:p>10,049</text:p>
          </table:table-cell>
          <table:table-cell office:value-type="float" office:value="12.207" calcext:value-type="float">
            <text:p>12,207</text:p>
          </table:table-cell>
          <table:table-cell office:value-type="float" office:value="12.095" calcext:value-type="float">
            <text:p>12,095</text:p>
          </table:table-cell>
          <table:table-cell office:value-type="float" office:value="11.43" calcext:value-type="float">
            <text:p>11,43</text:p>
          </table:table-cell>
          <table:table-cell office:value-type="float" office:value="10.465" calcext:value-type="float">
            <text:p>10,465</text:p>
          </table:table-cell>
          <table:table-cell table:number-columns-repeated="2" office:value-type="float" office:value="9.64" calcext:value-type="float">
            <text:p>9,64</text:p>
          </table:table-cell>
          <table:table-cell office:value-type="float" office:value="10.152" calcext:value-type="float">
            <text:p>10,152</text:p>
          </table:table-cell>
          <table:table-cell table:number-columns-repeated="2" office:value-type="float" office:value="9.239" calcext:value-type="float">
            <text:p>9,239</text:p>
          </table:table-cell>
          <table:table-cell office:value-type="float" office:value="9.741" calcext:value-type="float">
            <text:p>9,741</text:p>
          </table:table-cell>
          <table:table-cell office:value-type="float" office:value="9.946" calcext:value-type="float">
            <text:p>9,94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752" calcext:value-type="float">
            <text:p>17,752</text:p>
          </table:table-cell>
          <table:table-cell office:value-type="float" office:value="9.339" calcext:value-type="float">
            <text:p>9,339</text:p>
          </table:table-cell>
          <table:table-cell office:value-type="float" office:value="11.541" calcext:value-type="float">
            <text:p>11,54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776" calcext:value-type="float">
            <text:p>12,776</text:p>
          </table:table-cell>
          <table:table-cell table:number-columns-repeated="2" office:value-type="float" office:value="14.191" calcext:value-type="float">
            <text:p>14,191</text:p>
          </table:table-cell>
          <table:table-cell office:value-type="float" office:value="12.662" calcext:value-type="float">
            <text:p>12,662</text:p>
          </table:table-cell>
          <table:table-cell table:number-columns-repeated="2" office:value-type="float" office:value="11.871" calcext:value-type="float">
            <text:p>11,871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782" calcext:value-type="float">
            <text:p>10,782</text:p>
          </table:table-cell>
          <table:table-cell office:value-type="float" office:value="10.36" calcext:value-type="float">
            <text:p>10,36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996" calcext:value-type="float">
            <text:p>10,996</text:p>
          </table:table-cell>
          <table:table-cell table:number-columns-repeated="2" office:value-type="float" office:value="11.212" calcext:value-type="float">
            <text:p>11,212</text:p>
          </table:table-cell>
          <table:table-cell office:value-type="float" office:value="10.57" calcext:value-type="float">
            <text:p>10,57</text:p>
          </table:table-cell>
          <table:table-cell office:value-type="float" office:value="11.76" calcext:value-type="float">
            <text:p>11,76</text:p>
          </table:table-cell>
          <table:table-cell office:value-type="float" office:value="12.32" calcext:value-type="float">
            <text:p>12,32</text:p>
          </table:table-cell>
          <table:table-cell office:value-type="float" office:value="13.831" calcext:value-type="float">
            <text:p>13,831</text:p>
          </table:table-cell>
          <table:table-cell office:value-type="float" office:value="10.782" calcext:value-type="float">
            <text:p>10,782</text:p>
          </table:table-cell>
          <table:table-cell office:value-type="float" office:value="10.36" calcext:value-type="float">
            <text:p>10,36</text:p>
          </table:table-cell>
          <table:table-cell office:value-type="float" office:value="10.152" calcext:value-type="float">
            <text:p>10,152</text:p>
          </table:table-cell>
          <table:table-cell office:value-type="float" office:value="9.946" calcext:value-type="float">
            <text:p>9,946</text:p>
          </table:table-cell>
          <table:table-cell office:value-type="float" office:value="9.741" calcext:value-type="float">
            <text:p>9,741</text:p>
          </table:table-cell>
          <table:table-cell office:value-type="float" office:value="9.339" calcext:value-type="float">
            <text:p>9,339</text:p>
          </table:table-cell>
          <table:table-cell office:value-type="float" office:value="9.741" calcext:value-type="float">
            <text:p>9,741</text:p>
          </table:table-cell>
          <table:table-cell office:value-type="float" office:value="9.439" calcext:value-type="float">
            <text:p>9,439</text:p>
          </table:table-cell>
          <table:table-cell office:value-type="float" office:value="10.152" calcext:value-type="float">
            <text:p>10,152</text:p>
          </table:table-cell>
          <table:table-cell office:value-type="float" office:value="10.996" calcext:value-type="float">
            <text:p>10,996</text:p>
          </table:table-cell>
          <table:table-cell office:value-type="float" office:value="13.475" calcext:value-type="float">
            <text:p>13,475</text:p>
          </table:table-cell>
          <table:table-cell office:value-type="float" office:value="17.752" calcext:value-type="float">
            <text:p>17,75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3.569" calcext:value-type="float">
            <text:p>53,569</text:p>
          </table:table-cell>
          <table:table-cell office:value-type="float" office:value="13.475" calcext:value-type="float">
            <text:p>13,475</text:p>
          </table:table-cell>
          <table:table-cell office:value-type="float" office:value="23.352" calcext:value-type="float">
            <text:p>23,35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888" calcext:value-type="float">
            <text:p>29,888</text:p>
          </table:table-cell>
          <table:table-cell office:value-type="float" office:value="23.614" calcext:value-type="float">
            <text:p>23,614</text:p>
          </table:table-cell>
          <table:table-cell office:value-type="float" office:value="20.09" calcext:value-type="float">
            <text:p>20,09</text:p>
          </table:table-cell>
          <table:table-cell office:value-type="float" office:value="22.411" calcext:value-type="float">
            <text:p>22,411</text:p>
          </table:table-cell>
          <table:table-cell office:value-type="float" office:value="22.559" calcext:value-type="float">
            <text:p>22,559</text:p>
          </table:table-cell>
          <table:table-cell office:value-type="float" office:value="21.091" calcext:value-type="float">
            <text:p>21,091</text:p>
          </table:table-cell>
          <table:table-cell office:value-type="float" office:value="53.569" calcext:value-type="float">
            <text:p>53,569</text:p>
          </table:table-cell>
          <table:table-cell office:value-type="float" office:value="29.046" calcext:value-type="float">
            <text:p>29,046</text:p>
          </table:table-cell>
          <table:table-cell office:value-type="float" office:value="20.947" calcext:value-type="float">
            <text:p>20,947</text:p>
          </table:table-cell>
          <table:table-cell office:value-type="float" office:value="17.353" calcext:value-type="float">
            <text:p>17,353</text:p>
          </table:table-cell>
          <table:table-cell office:value-type="float" office:value="31.604" calcext:value-type="float">
            <text:p>31,604</text:p>
          </table:table-cell>
          <table:table-cell office:value-type="float" office:value="39.927" calcext:value-type="float">
            <text:p>39,927</text:p>
          </table:table-cell>
          <table:table-cell office:value-type="float" office:value="28.712" calcext:value-type="float">
            <text:p>28,712</text:p>
          </table:table-cell>
          <table:table-cell office:value-type="float" office:value="22.262" calcext:value-type="float">
            <text:p>22,262</text:p>
          </table:table-cell>
          <table:table-cell office:value-type="float" office:value="20.374" calcext:value-type="float">
            <text:p>20,374</text:p>
          </table:table-cell>
          <table:table-cell office:value-type="float" office:value="18.426" calcext:value-type="float">
            <text:p>18,426</text:p>
          </table:table-cell>
          <table:table-cell office:value-type="float" office:value="15.296" calcext:value-type="float">
            <text:p>15,296</text:p>
          </table:table-cell>
          <table:table-cell office:value-type="float" office:value="16.054" calcext:value-type="float">
            <text:p>16,054</text:p>
          </table:table-cell>
          <table:table-cell office:value-type="float" office:value="16.959" calcext:value-type="float">
            <text:p>16,959</text:p>
          </table:table-cell>
          <table:table-cell office:value-type="float" office:value="15.421" calcext:value-type="float">
            <text:p>15,421</text:p>
          </table:table-cell>
          <table:table-cell office:value-type="float" office:value="14.071" calcext:value-type="float">
            <text:p>14,071</text:p>
          </table:table-cell>
          <table:table-cell office:value-type="float" office:value="31.084" calcext:value-type="float">
            <text:p>31,084</text:p>
          </table:table-cell>
          <table:table-cell office:value-type="float" office:value="30.398" calcext:value-type="float">
            <text:p>30,398</text:p>
          </table:table-cell>
          <table:table-cell office:value-type="float" office:value="26.106" calcext:value-type="float">
            <text:p>26,106</text:p>
          </table:table-cell>
          <table:table-cell office:value-type="float" office:value="20.09" calcext:value-type="float">
            <text:p>20,09</text:p>
          </table:table-cell>
          <table:table-cell office:value-type="float" office:value="30.227" calcext:value-type="float">
            <text:p>30,227</text:p>
          </table:table-cell>
          <table:table-cell office:value-type="float" office:value="26.106" calcext:value-type="float">
            <text:p>26,106</text:p>
          </table:table-cell>
          <table:table-cell office:value-type="float" office:value="17.886" calcext:value-type="float">
            <text:p>17,886</text:p>
          </table:table-cell>
          <table:table-cell office:value-type="float" office:value="14.555" calcext:value-type="float">
            <text:p>14,555</text:p>
          </table:table-cell>
          <table:table-cell office:value-type="float" office:value="14.312" calcext:value-type="float">
            <text:p>14,312</text:p>
          </table:table-cell>
          <table:table-cell office:value-type="float" office:value="13.475" calcext:value-type="float">
            <text:p>13,475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7.593" calcext:value-type="float">
            <text:p>57,593</text:p>
          </table:table-cell>
          <table:table-cell office:value-type="float" office:value="11.76" calcext:value-type="float">
            <text:p>11,76</text:p>
          </table:table-cell>
          <table:table-cell office:value-type="float" office:value="23.226" calcext:value-type="float">
            <text:p>23,22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959" calcext:value-type="float">
            <text:p>16,959</text:p>
          </table:table-cell>
          <table:table-cell office:value-type="float" office:value="18.021" calcext:value-type="float">
            <text:p>18,021</text:p>
          </table:table-cell>
          <table:table-cell office:value-type="float" office:value="16.054" calcext:value-type="float">
            <text:p>16,054</text:p>
          </table:table-cell>
          <table:table-cell office:value-type="float" office:value="14.555" calcext:value-type="float">
            <text:p>14,555</text:p>
          </table:table-cell>
          <table:table-cell office:value-type="float" office:value="13.24" calcext:value-type="float">
            <text:p>13,24</text:p>
          </table:table-cell>
          <table:table-cell office:value-type="float" office:value="12.547" calcext:value-type="float">
            <text:p>12,547</text:p>
          </table:table-cell>
          <table:table-cell office:value-type="float" office:value="12.892" calcext:value-type="float">
            <text:p>12,892</text:p>
          </table:table-cell>
          <table:table-cell office:value-type="float" office:value="12.547" calcext:value-type="float">
            <text:p>12,547</text:p>
          </table:table-cell>
          <table:table-cell table:number-columns-repeated="2" office:value-type="float" office:value="11.983" calcext:value-type="float">
            <text:p>11,983</text:p>
          </table:table-cell>
          <table:table-cell office:value-type="float" office:value="11.76" calcext:value-type="float">
            <text:p>11,76</text:p>
          </table:table-cell>
          <table:table-cell office:value-type="float" office:value="18.155" calcext:value-type="float">
            <text:p>18,155</text:p>
          </table:table-cell>
          <table:table-cell office:value-type="float" office:value="13.358" calcext:value-type="float">
            <text:p>13,358</text:p>
          </table:table-cell>
          <table:table-cell office:value-type="float" office:value="12.095" calcext:value-type="float">
            <text:p>12,095</text:p>
          </table:table-cell>
          <table:table-cell office:value-type="float" office:value="15.296" calcext:value-type="float">
            <text:p>15,296</text:p>
          </table:table-cell>
          <table:table-cell office:value-type="float" office:value="48.11" calcext:value-type="float">
            <text:p>48,11</text:p>
          </table:table-cell>
          <table:table-cell office:value-type="float" office:value="31.778" calcext:value-type="float">
            <text:p>31,778</text:p>
          </table:table-cell>
          <table:table-cell office:value-type="float" office:value="25.947" calcext:value-type="float">
            <text:p>25,947</text:p>
          </table:table-cell>
          <table:table-cell office:value-type="float" office:value="27.558" calcext:value-type="float">
            <text:p>27,558</text:p>
          </table:table-cell>
          <table:table-cell office:value-type="float" office:value="23.009" calcext:value-type="float">
            <text:p>23,009</text:p>
          </table:table-cell>
          <table:table-cell office:value-type="float" office:value="55.447" calcext:value-type="float">
            <text:p>55,447</text:p>
          </table:table-cell>
          <table:table-cell office:value-type="float" office:value="38.174" calcext:value-type="float">
            <text:p>38,174</text:p>
          </table:table-cell>
          <table:table-cell office:value-type="float" office:value="22.114" calcext:value-type="float">
            <text:p>22,114</text:p>
          </table:table-cell>
          <table:table-cell office:value-type="float" office:value="20.09" calcext:value-type="float">
            <text:p>20,09</text:p>
          </table:table-cell>
          <table:table-cell office:value-type="float" office:value="16.439" calcext:value-type="float">
            <text:p>16,439</text:p>
          </table:table-cell>
          <table:table-cell office:value-type="float" office:value="16.959" calcext:value-type="float">
            <text:p>16,959</text:p>
          </table:table-cell>
          <table:table-cell office:value-type="float" office:value="36.641" calcext:value-type="float">
            <text:p>36,641</text:p>
          </table:table-cell>
          <table:table-cell office:value-type="float" office:value="57.593" calcext:value-type="float">
            <text:p>57,593</text:p>
          </table:table-cell>
          <table:table-cell office:value-type="float" office:value="42.249" calcext:value-type="float">
            <text:p>42,249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0.496" calcext:value-type="float">
            <text:p>90,496</text:p>
          </table:table-cell>
          <table:table-cell office:value-type="float" office:value="9.14" calcext:value-type="float">
            <text:p>9,14</text:p>
          </table:table-cell>
          <table:table-cell office:value-type="float" office:value="33.228" calcext:value-type="float">
            <text:p>33,22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54" calcext:value-type="float">
            <text:p>11,54</text:p>
          </table:table-cell>
          <table:table-cell office:value-type="float" office:value="9.946" calcext:value-type="float">
            <text:p>9,946</text:p>
          </table:table-cell>
          <table:table-cell office:value-type="float" office:value="15.673" calcext:value-type="float">
            <text:p>15,673</text:p>
          </table:table-cell>
          <table:table-cell office:value-type="float" office:value="17.619" calcext:value-type="float">
            <text:p>17,619</text:p>
          </table:table-cell>
          <table:table-cell office:value-type="float" office:value="17.752" calcext:value-type="float">
            <text:p>17,752</text:p>
          </table:table-cell>
          <table:table-cell office:value-type="float" office:value="13.712" calcext:value-type="float">
            <text:p>13,712</text:p>
          </table:table-cell>
          <table:table-cell table:number-columns-repeated="2" office:value-type="float" office:value="11.65" calcext:value-type="float">
            <text:p>11,65</text:p>
          </table:table-cell>
          <table:table-cell office:value-type="float" office:value="10.256" calcext:value-type="float">
            <text:p>10,256</text:p>
          </table:table-cell>
          <table:table-cell office:value-type="float" office:value="9.14" calcext:value-type="float">
            <text:p>9,14</text:p>
          </table:table-cell>
          <table:table-cell office:value-type="float" office:value="10.782" calcext:value-type="float">
            <text:p>10,782</text:p>
          </table:table-cell>
          <table:table-cell office:value-type="float" office:value="50.579" calcext:value-type="float">
            <text:p>50,579</text:p>
          </table:table-cell>
          <table:table-cell office:value-type="float" office:value="39.574" calcext:value-type="float">
            <text:p>39,574</text:p>
          </table:table-cell>
          <table:table-cell office:value-type="float" office:value="36.455" calcext:value-type="float">
            <text:p>36,455</text:p>
          </table:table-cell>
          <table:table-cell office:value-type="float" office:value="44.254" calcext:value-type="float">
            <text:p>44,254</text:p>
          </table:table-cell>
          <table:table-cell office:value-type="float" office:value="90.496" calcext:value-type="float">
            <text:p>90,496</text:p>
          </table:table-cell>
          <table:table-cell office:value-type="float" office:value="54.739" calcext:value-type="float">
            <text:p>54,739</text:p>
          </table:table-cell>
          <table:table-cell office:value-type="float" office:value="42.43" calcext:value-type="float">
            <text:p>42,43</text:p>
          </table:table-cell>
          <table:table-cell office:value-type="float" office:value="41.889" calcext:value-type="float">
            <text:p>41,889</text:p>
          </table:table-cell>
          <table:table-cell office:value-type="float" office:value="76.329" calcext:value-type="float">
            <text:p>76,329</text:p>
          </table:table-cell>
          <table:table-cell office:value-type="float" office:value="63.494" calcext:value-type="float">
            <text:p>63,494</text:p>
          </table:table-cell>
          <table:table-cell office:value-type="float" office:value="39.047" calcext:value-type="float">
            <text:p>39,047</text:p>
          </table:table-cell>
          <table:table-cell office:value-type="float" office:value="26.586" calcext:value-type="float">
            <text:p>26,586</text:p>
          </table:table-cell>
          <table:table-cell office:value-type="float" office:value="21.673" calcext:value-type="float">
            <text:p>21,673</text:p>
          </table:table-cell>
          <table:table-cell office:value-type="float" office:value="19.112" calcext:value-type="float">
            <text:p>19,112</text:p>
          </table:table-cell>
          <table:table-cell office:value-type="float" office:value="27.886" calcext:value-type="float">
            <text:p>27,886</text:p>
          </table:table-cell>
          <table:table-cell office:value-type="float" office:value="21.091" calcext:value-type="float">
            <text:p>21,091</text:p>
          </table:table-cell>
          <table:table-cell office:value-type="float" office:value="43.156" calcext:value-type="float">
            <text:p>43,156</text:p>
          </table:table-cell>
          <table:table-cell office:value-type="float" office:value="81.026" calcext:value-type="float">
            <text:p>81,026</text:p>
          </table:table-cell>
          <table:table-cell office:value-type="float" office:value="45.695" calcext:value-type="float">
            <text:p>45,695</text:p>
          </table:table-cell>
          <table:table-cell office:value-type="float" office:value="24.846" calcext:value-type="float">
            <text:p>24,846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98" calcext:value-type="float">
            <text:p>97,98</text:p>
          </table:table-cell>
          <table:table-cell office:value-type="float" office:value="9.14" calcext:value-type="float">
            <text:p>9,14</text:p>
          </table:table-cell>
          <table:table-cell office:value-type="float" office:value="23.059" calcext:value-type="float">
            <text:p>23,05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.426" calcext:value-type="float">
            <text:p>26,426</text:p>
          </table:table-cell>
          <table:table-cell office:value-type="float" office:value="14.8" calcext:value-type="float">
            <text:p>14,8</text:p>
          </table:table-cell>
          <table:table-cell office:value-type="float" office:value="60.266" calcext:value-type="float">
            <text:p>60,266</text:p>
          </table:table-cell>
          <table:table-cell office:value-type="float" office:value="47.225" calcext:value-type="float">
            <text:p>47,225</text:p>
          </table:table-cell>
          <table:table-cell office:value-type="float" office:value="41.35" calcext:value-type="float">
            <text:p>41,35</text:p>
          </table:table-cell>
          <table:table-cell office:value-type="float" office:value="97.98" calcext:value-type="float">
            <text:p>97,98</text:p>
          </table:table-cell>
          <table:table-cell office:value-type="float" office:value="56.396" calcext:value-type="float">
            <text:p>56,396</text:p>
          </table:table-cell>
          <table:table-cell office:value-type="float" office:value="25.158" calcext:value-type="float">
            <text:p>25,158</text:p>
          </table:table-cell>
          <table:table-cell office:value-type="float" office:value="20.374" calcext:value-type="float">
            <text:p>20,374</text:p>
          </table:table-cell>
          <table:table-cell office:value-type="float" office:value="18.021" calcext:value-type="float">
            <text:p>18,021</text:p>
          </table:table-cell>
          <table:table-cell office:value-type="float" office:value="15.171" calcext:value-type="float">
            <text:p>15,171</text:p>
          </table:table-cell>
          <table:table-cell office:value-type="float" office:value="18.426" calcext:value-type="float">
            <text:p>18,426</text:p>
          </table:table-cell>
          <table:table-cell office:value-type="float" office:value="26.586" calcext:value-type="float">
            <text:p>26,586</text:p>
          </table:table-cell>
          <table:table-cell office:value-type="float" office:value="21.236" calcext:value-type="float">
            <text:p>21,236</text:p>
          </table:table-cell>
          <table:table-cell office:value-type="float" office:value="15.047" calcext:value-type="float">
            <text:p>15,047</text:p>
          </table:table-cell>
          <table:table-cell office:value-type="float" office:value="14.923" calcext:value-type="float">
            <text:p>14,923</text:p>
          </table:table-cell>
          <table:table-cell office:value-type="float" office:value="13.24" calcext:value-type="float">
            <text:p>13,24</text:p>
          </table:table-cell>
          <table:table-cell table:number-columns-repeated="2" office:value-type="float" office:value="11.321" calcext:value-type="float">
            <text:p>11,321</text:p>
          </table:table-cell>
          <table:table-cell office:value-type="float" office:value="12.776" calcext:value-type="float">
            <text:p>12,776</text:p>
          </table:table-cell>
          <table:table-cell office:value-type="float" office:value="11.65" calcext:value-type="float">
            <text:p>11,65</text:p>
          </table:table-cell>
          <table:table-cell office:value-type="float" office:value="12.433" calcext:value-type="float">
            <text:p>12,433</text:p>
          </table:table-cell>
          <table:table-cell office:value-type="float" office:value="11.321" calcext:value-type="float">
            <text:p>11,321</text:p>
          </table:table-cell>
          <table:table-cell office:value-type="float" office:value="10.049" calcext:value-type="float">
            <text:p>10,049</text:p>
          </table:table-cell>
          <table:table-cell office:value-type="float" office:value="9.339" calcext:value-type="float">
            <text:p>9,339</text:p>
          </table:table-cell>
          <table:table-cell office:value-type="float" office:value="9.14" calcext:value-type="float">
            <text:p>9,14</text:p>
          </table:table-cell>
          <table:table-cell office:value-type="float" office:value="12.095" calcext:value-type="float">
            <text:p>12,095</text:p>
          </table:table-cell>
          <table:table-cell office:value-type="float" office:value="10.996" calcext:value-type="float">
            <text:p>10,996</text:p>
          </table:table-cell>
          <table:table-cell office:value-type="float" office:value="9.539" calcext:value-type="float">
            <text:p>9,539</text:p>
          </table:table-cell>
          <table:table-cell office:value-type="float" office:value="33.008" calcext:value-type="float">
            <text:p>33,008</text:p>
          </table:table-cell>
          <table:table-cell office:value-type="float" office:value="17.221" calcext:value-type="float">
            <text:p>17,2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047" calcext:value-type="float">
            <text:p>39,047</text:p>
          </table:table-cell>
          <table:table-cell office:value-type="float" office:value="6.652" calcext:value-type="float">
            <text:p>6,652</text:p>
          </table:table-cell>
          <table:table-cell office:value-type="float" office:value="13.701" calcext:value-type="float">
            <text:p>13,701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652" calcext:value-type="float">
            <text:p>6,652</text:p>
          </table:table-cell>
          <table:table-cell office:value-type="float" office:value="30.398" calcext:value-type="float">
            <text:p>30,398</text:p>
          </table:table-cell>
          <table:table-cell office:value-type="float" office:value="8.846" calcext:value-type="float">
            <text:p>8,846</text:p>
          </table:table-cell>
          <table:table-cell office:value-type="float" office:value="8.652" calcext:value-type="float">
            <text:p>8,652</text:p>
          </table:table-cell>
          <table:table-cell office:value-type="float" office:value="7.99" calcext:value-type="float">
            <text:p>7,99</text:p>
          </table:table-cell>
          <table:table-cell office:value-type="float" office:value="14.433" calcext:value-type="float">
            <text:p>14,433</text:p>
          </table:table-cell>
          <table:table-cell office:value-type="float" office:value="7.714" calcext:value-type="float">
            <text:p>7,714</text:p>
          </table:table-cell>
          <table:table-cell office:value-type="float" office:value="21.673" calcext:value-type="float">
            <text:p>21,673</text:p>
          </table:table-cell>
          <table:table-cell office:value-type="float" office:value="15.296" calcext:value-type="float">
            <text:p>15,296</text:p>
          </table:table-cell>
          <table:table-cell office:value-type="float" office:value="10.889" calcext:value-type="float">
            <text:p>10,889</text:p>
          </table:table-cell>
          <table:table-cell office:value-type="float" office:value="9.14" calcext:value-type="float">
            <text:p>9,14</text:p>
          </table:table-cell>
          <table:table-cell office:value-type="float" office:value="8.461" calcext:value-type="float">
            <text:p>8,461</text:p>
          </table:table-cell>
          <table:table-cell office:value-type="float" office:value="7.714" calcext:value-type="float">
            <text:p>7,714</text:p>
          </table:table-cell>
          <table:table-cell office:value-type="float" office:value="7.352" calcext:value-type="float">
            <text:p>7,352</text:p>
          </table:table-cell>
          <table:table-cell office:value-type="float" office:value="10.676" calcext:value-type="float">
            <text:p>10,676</text:p>
          </table:table-cell>
          <table:table-cell office:value-type="float" office:value="24.226" calcext:value-type="float">
            <text:p>24,226</text:p>
          </table:table-cell>
          <table:table-cell office:value-type="float" office:value="9.14" calcext:value-type="float">
            <text:p>9,14</text:p>
          </table:table-cell>
          <table:table-cell office:value-type="float" office:value="16.439" calcext:value-type="float">
            <text:p>16,439</text:p>
          </table:table-cell>
          <table:table-cell office:value-type="float" office:value="11.65" calcext:value-type="float">
            <text:p>11,65</text:p>
          </table:table-cell>
          <table:table-cell office:value-type="float" office:value="14.433" calcext:value-type="float">
            <text:p>14,433</text:p>
          </table:table-cell>
          <table:table-cell office:value-type="float" office:value="12.662" calcext:value-type="float">
            <text:p>12,662</text:p>
          </table:table-cell>
          <table:table-cell office:value-type="float" office:value="11.76" calcext:value-type="float">
            <text:p>11,76</text:p>
          </table:table-cell>
          <table:table-cell office:value-type="float" office:value="10.676" calcext:value-type="float">
            <text:p>10,676</text:p>
          </table:table-cell>
          <table:table-cell office:value-type="float" office:value="17.619" calcext:value-type="float">
            <text:p>17,619</text:p>
          </table:table-cell>
          <table:table-cell office:value-type="float" office:value="11.54" calcext:value-type="float">
            <text:p>11,54</text:p>
          </table:table-cell>
          <table:table-cell office:value-type="float" office:value="10.152" calcext:value-type="float">
            <text:p>10,152</text:p>
          </table:table-cell>
          <table:table-cell office:value-type="float" office:value="8.944" calcext:value-type="float">
            <text:p>8,944</text:p>
          </table:table-cell>
          <table:table-cell office:value-type="float" office:value="8.652" calcext:value-type="float">
            <text:p>8,652</text:p>
          </table:table-cell>
          <table:table-cell office:value-type="float" office:value="28.215" calcext:value-type="float">
            <text:p>28,215</text:p>
          </table:table-cell>
          <table:table-cell office:value-type="float" office:value="39.047" calcext:value-type="float">
            <text:p>39,047</text:p>
          </table:table-cell>
          <table:table-cell table:number-columns-repeated="31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673" calcext:value-type="float">
            <text:p>15,673</text:p>
          </table:table-cell>
          <table:table-cell office:value-type="float" office:value="6.066" calcext:value-type="float">
            <text:p>6,066</text:p>
          </table:table-cell>
          <table:table-cell office:value-type="float" office:value="7.601" calcext:value-type="float">
            <text:p>7,60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086" calcext:value-type="float">
            <text:p>7,086</text:p>
          </table:table-cell>
          <table:table-cell office:value-type="float" office:value="15.673" calcext:value-type="float">
            <text:p>15,673</text:p>
          </table:table-cell>
          <table:table-cell office:value-type="float" office:value="12.207" calcext:value-type="float">
            <text:p>12,207</text:p>
          </table:table-cell>
          <table:table-cell office:value-type="float" office:value="9.439" calcext:value-type="float">
            <text:p>9,439</text:p>
          </table:table-cell>
          <table:table-cell office:value-type="float" office:value="7.805" calcext:value-type="float">
            <text:p>7,805</text:p>
          </table:table-cell>
          <table:table-cell office:value-type="float" office:value="7.442" calcext:value-type="float">
            <text:p>7,442</text:p>
          </table:table-cell>
          <table:table-cell office:value-type="float" office:value="7.263" calcext:value-type="float">
            <text:p>7,263</text:p>
          </table:table-cell>
          <table:table-cell table:number-columns-repeated="2" office:value-type="float" office:value="6.998" calcext:value-type="float">
            <text:p>6,998</text:p>
          </table:table-cell>
          <table:table-cell office:value-type="float" office:value="6.824" calcext:value-type="float">
            <text:p>6,824</text:p>
          </table:table-cell>
          <table:table-cell office:value-type="float" office:value="6.738" calcext:value-type="float">
            <text:p>6,738</text:p>
          </table:table-cell>
          <table:table-cell office:value-type="float" office:value="6.652" calcext:value-type="float">
            <text:p>6,652</text:p>
          </table:table-cell>
          <table:table-cell office:value-type="float" office:value="6.398" calcext:value-type="float">
            <text:p>6,398</text:p>
          </table:table-cell>
          <table:table-cell office:value-type="float" office:value="6.314" calcext:value-type="float">
            <text:p>6,314</text:p>
          </table:table-cell>
          <table:table-cell office:value-type="float" office:value="6.231" calcext:value-type="float">
            <text:p>6,231</text:p>
          </table:table-cell>
          <table:table-cell office:value-type="float" office:value="6.149" calcext:value-type="float">
            <text:p>6,149</text:p>
          </table:table-cell>
          <table:table-cell table:number-columns-repeated="3" office:value-type="float" office:value="6.066" calcext:value-type="float">
            <text:p>6,066</text:p>
          </table:table-cell>
          <table:table-cell office:value-type="float" office:value="6.231" calcext:value-type="float">
            <text:p>6,231</text:p>
          </table:table-cell>
          <table:table-cell office:value-type="float" office:value="6.149" calcext:value-type="float">
            <text:p>6,149</text:p>
          </table:table-cell>
          <table:table-cell office:value-type="float" office:value="6.231" calcext:value-type="float">
            <text:p>6,231</text:p>
          </table:table-cell>
          <table:table-cell office:value-type="float" office:value="8.461" calcext:value-type="float">
            <text:p>8,461</text:p>
          </table:table-cell>
          <table:table-cell office:value-type="float" office:value="7.622" calcext:value-type="float">
            <text:p>7,622</text:p>
          </table:table-cell>
          <table:table-cell office:value-type="float" office:value="6.911" calcext:value-type="float">
            <text:p>6,911</text:p>
          </table:table-cell>
          <table:table-cell table:number-columns-repeated="2" office:value-type="float" office:value="6.567" calcext:value-type="float">
            <text:p>6,567</text:p>
          </table:table-cell>
          <table:table-cell office:value-type="float" office:value="12.095" calcext:value-type="float">
            <text:p>12,095</text:p>
          </table:table-cell>
          <table:table-cell office:value-type="float" office:value="9.843" calcext:value-type="float">
            <text:p>9,843</text:p>
          </table:table-cell>
          <table:table-cell office:value-type="float" office:value="7.805" calcext:value-type="float">
            <text:p>7,805</text:p>
          </table:table-cell>
          <table:table-cell office:value-type="float" office:value="6.738" calcext:value-type="float">
            <text:p>6,73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227" calcext:value-type="float">
            <text:p>30,227</text:p>
          </table:table-cell>
          <table:table-cell office:value-type="float" office:value="6.398" calcext:value-type="float">
            <text:p>6,398</text:p>
          </table:table-cell>
          <table:table-cell office:value-type="float" office:value="10.321" calcext:value-type="float">
            <text:p>10,3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.652" calcext:value-type="float">
            <text:p>6,652</text:p>
          </table:table-cell>
          <table:table-cell office:value-type="float" office:value="6.398" calcext:value-type="float">
            <text:p>6,398</text:p>
          </table:table-cell>
          <table:table-cell table:number-columns-repeated="2" office:value-type="float" office:value="6.567" calcext:value-type="float">
            <text:p>6,567</text:p>
          </table:table-cell>
          <table:table-cell office:value-type="float" office:value="6.482" calcext:value-type="float">
            <text:p>6,482</text:p>
          </table:table-cell>
          <table:table-cell office:value-type="float" office:value="11.321" calcext:value-type="float">
            <text:p>11,321</text:p>
          </table:table-cell>
          <table:table-cell office:value-type="float" office:value="12.433" calcext:value-type="float">
            <text:p>12,433</text:p>
          </table:table-cell>
          <table:table-cell office:value-type="float" office:value="18.426" calcext:value-type="float">
            <text:p>18,426</text:p>
          </table:table-cell>
          <table:table-cell office:value-type="float" office:value="12.892" calcext:value-type="float">
            <text:p>12,892</text:p>
          </table:table-cell>
          <table:table-cell office:value-type="float" office:value="21.381" calcext:value-type="float">
            <text:p>21,381</text:p>
          </table:table-cell>
          <table:table-cell office:value-type="float" office:value="17.886" calcext:value-type="float">
            <text:p>17,886</text:p>
          </table:table-cell>
          <table:table-cell office:value-type="float" office:value="30.227" calcext:value-type="float">
            <text:p>30,227</text:p>
          </table:table-cell>
          <table:table-cell office:value-type="float" office:value="17.619" calcext:value-type="float">
            <text:p>17,619</text:p>
          </table:table-cell>
          <table:table-cell office:value-type="float" office:value="13.712" calcext:value-type="float">
            <text:p>13,712</text:p>
          </table:table-cell>
          <table:table-cell office:value-type="float" office:value="11.65" calcext:value-type="float">
            <text:p>11,65</text:p>
          </table:table-cell>
          <table:table-cell office:value-type="float" office:value="9.539" calcext:value-type="float">
            <text:p>9,539</text:p>
          </table:table-cell>
          <table:table-cell office:value-type="float" office:value="8.652" calcext:value-type="float">
            <text:p>8,652</text:p>
          </table:table-cell>
          <table:table-cell office:value-type="float" office:value="7.99" calcext:value-type="float">
            <text:p>7,99</text:p>
          </table:table-cell>
          <table:table-cell office:value-type="float" office:value="7.714" calcext:value-type="float">
            <text:p>7,714</text:p>
          </table:table-cell>
          <table:table-cell office:value-type="float" office:value="7.442" calcext:value-type="float">
            <text:p>7,442</text:p>
          </table:table-cell>
          <table:table-cell office:value-type="float" office:value="7.263" calcext:value-type="float">
            <text:p>7,263</text:p>
          </table:table-cell>
          <table:table-cell office:value-type="float" office:value="7.086" calcext:value-type="float">
            <text:p>7,086</text:p>
          </table:table-cell>
          <table:table-cell office:value-type="float" office:value="6.911" calcext:value-type="float">
            <text:p>6,911</text:p>
          </table:table-cell>
          <table:table-cell office:value-type="float" office:value="6.824" calcext:value-type="float">
            <text:p>6,824</text:p>
          </table:table-cell>
          <table:table-cell table:number-columns-repeated="2" office:value-type="float" office:value="6.652" calcext:value-type="float">
            <text:p>6,652</text:p>
          </table:table-cell>
          <table:table-cell table:number-columns-repeated="2" office:value-type="float" office:value="6.567" calcext:value-type="float">
            <text:p>6,567</text:p>
          </table:table-cell>
          <table:table-cell office:value-type="float" office:value="6.911" calcext:value-type="float">
            <text:p>6,91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.944" calcext:value-type="float">
            <text:p>8,944</text:p>
          </table:table-cell>
          <table:table-cell office:value-type="float" office:value="6.231" calcext:value-type="float">
            <text:p>6,231</text:p>
          </table:table-cell>
          <table:table-cell office:value-type="float" office:value="7.098" calcext:value-type="float">
            <text:p>7,09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22" calcext:value-type="float">
            <text:p>7,622</text:p>
          </table:table-cell>
          <table:table-cell office:value-type="float" office:value="7.714" calcext:value-type="float">
            <text:p>7,714</text:p>
          </table:table-cell>
          <table:table-cell office:value-type="float" office:value="7.174" calcext:value-type="float">
            <text:p>7,174</text:p>
          </table:table-cell>
          <table:table-cell office:value-type="float" office:value="7.263" calcext:value-type="float">
            <text:p>7,263</text:p>
          </table:table-cell>
          <table:table-cell table:number-columns-repeated="2" office:value-type="float" office:value="7.086" calcext:value-type="float">
            <text:p>7,086</text:p>
          </table:table-cell>
          <table:table-cell office:value-type="float" office:value="6.911" calcext:value-type="float">
            <text:p>6,911</text:p>
          </table:table-cell>
          <table:table-cell office:value-type="float" office:value="6.824" calcext:value-type="float">
            <text:p>6,824</text:p>
          </table:table-cell>
          <table:table-cell table:number-columns-repeated="2" office:value-type="float" office:value="6.998" calcext:value-type="float">
            <text:p>6,998</text:p>
          </table:table-cell>
          <table:table-cell table:number-columns-repeated="2" office:value-type="float" office:value="6.824" calcext:value-type="float">
            <text:p>6,824</text:p>
          </table:table-cell>
          <table:table-cell office:value-type="float" office:value="6.652" calcext:value-type="float">
            <text:p>6,652</text:p>
          </table:table-cell>
          <table:table-cell office:value-type="float" office:value="6.567" calcext:value-type="float">
            <text:p>6,567</text:p>
          </table:table-cell>
          <table:table-cell office:value-type="float" office:value="6.652" calcext:value-type="float">
            <text:p>6,652</text:p>
          </table:table-cell>
          <table:table-cell office:value-type="float" office:value="6.482" calcext:value-type="float">
            <text:p>6,482</text:p>
          </table:table-cell>
          <table:table-cell office:value-type="float" office:value="6.567" calcext:value-type="float">
            <text:p>6,567</text:p>
          </table:table-cell>
          <table:table-cell office:value-type="float" office:value="6.482" calcext:value-type="float">
            <text:p>6,482</text:p>
          </table:table-cell>
          <table:table-cell office:value-type="float" office:value="6.398" calcext:value-type="float">
            <text:p>6,398</text:p>
          </table:table-cell>
          <table:table-cell office:value-type="float" office:value="6.567" calcext:value-type="float">
            <text:p>6,567</text:p>
          </table:table-cell>
          <table:table-cell office:value-type="float" office:value="6.231" calcext:value-type="float">
            <text:p>6,231</text:p>
          </table:table-cell>
          <table:table-cell table:number-columns-repeated="3" office:value-type="float" office:value="6.314" calcext:value-type="float">
            <text:p>6,314</text:p>
          </table:table-cell>
          <table:table-cell office:value-type="float" office:value="8.944" calcext:value-type="float">
            <text:p>8,944</text:p>
          </table:table-cell>
          <table:table-cell office:value-type="float" office:value="8.556" calcext:value-type="float">
            <text:p>8,556</text:p>
          </table:table-cell>
          <table:table-cell office:value-type="float" office:value="8.083" calcext:value-type="float">
            <text:p>8,083</text:p>
          </table:table-cell>
          <table:table-cell office:value-type="float" office:value="8.366" calcext:value-type="float">
            <text:p>8,366</text:p>
          </table:table-cell>
          <table:table-cell office:value-type="float" office:value="7.99" calcext:value-type="float">
            <text:p>7,99</text:p>
          </table:table-cell>
          <table:table-cell table:number-columns-repeated="2" office:value-type="float" office:value="7.622" calcext:value-type="float">
            <text:p>7,62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232" calcext:value-type="float">
            <text:p>20,232</text:p>
          </table:table-cell>
          <table:table-cell office:value-type="float" office:value="6.738" calcext:value-type="float">
            <text:p>6,738</text:p>
          </table:table-cell>
          <table:table-cell office:value-type="float" office:value="7.833" calcext:value-type="float">
            <text:p>7,83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086" calcext:value-type="float">
            <text:p>7,086</text:p>
          </table:table-cell>
          <table:table-cell table:number-columns-repeated="2" office:value-type="float" office:value="7.352" calcext:value-type="float">
            <text:p>7,352</text:p>
          </table:table-cell>
          <table:table-cell office:value-type="float" office:value="7.263" calcext:value-type="float">
            <text:p>7,263</text:p>
          </table:table-cell>
          <table:table-cell table:number-columns-repeated="3" office:value-type="float" office:value="7.174" calcext:value-type="float">
            <text:p>7,174</text:p>
          </table:table-cell>
          <table:table-cell table:number-columns-repeated="2" office:value-type="float" office:value="7.263" calcext:value-type="float">
            <text:p>7,263</text:p>
          </table:table-cell>
          <table:table-cell table:number-columns-repeated="2" office:value-type="float" office:value="7.174" calcext:value-type="float">
            <text:p>7,174</text:p>
          </table:table-cell>
          <table:table-cell office:value-type="float" office:value="6.998" calcext:value-type="float">
            <text:p>6,998</text:p>
          </table:table-cell>
          <table:table-cell office:value-type="float" office:value="7.086" calcext:value-type="float">
            <text:p>7,086</text:p>
          </table:table-cell>
          <table:table-cell office:value-type="float" office:value="7.174" calcext:value-type="float">
            <text:p>7,174</text:p>
          </table:table-cell>
          <table:table-cell table:number-columns-repeated="2" office:value-type="float" office:value="7.086" calcext:value-type="float">
            <text:p>7,086</text:p>
          </table:table-cell>
          <table:table-cell office:value-type="float" office:value="6.998" calcext:value-type="float">
            <text:p>6,998</text:p>
          </table:table-cell>
          <table:table-cell office:value-type="float" office:value="6.738" calcext:value-type="float">
            <text:p>6,738</text:p>
          </table:table-cell>
          <table:table-cell office:value-type="float" office:value="6.911" calcext:value-type="float">
            <text:p>6,911</text:p>
          </table:table-cell>
          <table:table-cell office:value-type="float" office:value="6.824" calcext:value-type="float">
            <text:p>6,824</text:p>
          </table:table-cell>
          <table:table-cell office:value-type="float" office:value="6.911" calcext:value-type="float">
            <text:p>6,911</text:p>
          </table:table-cell>
          <table:table-cell office:value-type="float" office:value="7.263" calcext:value-type="float">
            <text:p>7,263</text:p>
          </table:table-cell>
          <table:table-cell office:value-type="float" office:value="6.998" calcext:value-type="float">
            <text:p>6,998</text:p>
          </table:table-cell>
          <table:table-cell office:value-type="float" office:value="6.911" calcext:value-type="float">
            <text:p>6,911</text:p>
          </table:table-cell>
          <table:table-cell office:value-type="float" office:value="8.944" calcext:value-type="float">
            <text:p>8,944</text:p>
          </table:table-cell>
          <table:table-cell office:value-type="float" office:value="20.232" calcext:value-type="float">
            <text:p>20,232</text:p>
          </table:table-cell>
          <table:table-cell office:value-type="float" office:value="11.871" calcext:value-type="float">
            <text:p>11,871</text:p>
          </table:table-cell>
          <table:table-cell office:value-type="float" office:value="8.652" calcext:value-type="float">
            <text:p>8,652</text:p>
          </table:table-cell>
          <table:table-cell office:value-type="float" office:value="7.714" calcext:value-type="float">
            <text:p>7,714</text:p>
          </table:table-cell>
          <table:table-cell office:value-type="float" office:value="7.532" calcext:value-type="float">
            <text:p>7,532</text:p>
          </table:table-cell>
          <table:table-cell office:value-type="float" office:value="7.442" calcext:value-type="float">
            <text:p>7,44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43" calcext:value-type="float">
            <text:p>11,43</text:p>
          </table:table-cell>
          <table:table-cell office:value-type="float" office:value="7.086" calcext:value-type="float">
            <text:p>7,086</text:p>
          </table:table-cell>
          <table:table-cell office:value-type="float" office:value="7.942" calcext:value-type="float">
            <text:p>7,9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43" calcext:value-type="float">
            <text:p>11,43</text:p>
          </table:table-cell>
          <table:table-cell office:value-type="float" office:value="9.14" calcext:value-type="float">
            <text:p>9,14</text:p>
          </table:table-cell>
          <table:table-cell table:number-columns-repeated="2" office:value-type="float" office:value="8.366" calcext:value-type="float">
            <text:p>8,366</text:p>
          </table:table-cell>
          <table:table-cell office:value-type="float" office:value="7.99" calcext:value-type="float">
            <text:p>7,99</text:p>
          </table:table-cell>
          <table:table-cell office:value-type="float" office:value="7.805" calcext:value-type="float">
            <text:p>7,805</text:p>
          </table:table-cell>
          <table:table-cell office:value-type="float" office:value="7.99" calcext:value-type="float">
            <text:p>7,99</text:p>
          </table:table-cell>
          <table:table-cell office:value-type="float" office:value="8.177" calcext:value-type="float">
            <text:p>8,177</text:p>
          </table:table-cell>
          <table:table-cell table:number-columns-repeated="4" office:value-type="float" office:value="7.805" calcext:value-type="float">
            <text:p>7,805</text:p>
          </table:table-cell>
          <table:table-cell table:number-columns-repeated="2" office:value-type="float" office:value="7.622" calcext:value-type="float">
            <text:p>7,622</text:p>
          </table:table-cell>
          <table:table-cell office:value-type="float" office:value="7.442" calcext:value-type="float">
            <text:p>7,442</text:p>
          </table:table-cell>
          <table:table-cell table:number-columns-repeated="2" office:value-type="float" office:value="7.805" calcext:value-type="float">
            <text:p>7,805</text:p>
          </table:table-cell>
          <table:table-cell office:value-type="float" office:value="7.622" calcext:value-type="float">
            <text:p>7,622</text:p>
          </table:table-cell>
          <table:table-cell office:value-type="float" office:value="7.805" calcext:value-type="float">
            <text:p>7,805</text:p>
          </table:table-cell>
          <table:table-cell office:value-type="float" office:value="7.99" calcext:value-type="float">
            <text:p>7,99</text:p>
          </table:table-cell>
          <table:table-cell office:value-type="float" office:value="7.622" calcext:value-type="float">
            <text:p>7,622</text:p>
          </table:table-cell>
          <table:table-cell table:number-columns-repeated="2" office:value-type="float" office:value="7.805" calcext:value-type="float">
            <text:p>7,805</text:p>
          </table:table-cell>
          <table:table-cell office:value-type="float" office:value="7.99" calcext:value-type="float">
            <text:p>7,99</text:p>
          </table:table-cell>
          <table:table-cell table:number-columns-repeated="3" office:value-type="float" office:value="7.622" calcext:value-type="float">
            <text:p>7,622</text:p>
          </table:table-cell>
          <table:table-cell office:value-type="float" office:value="7.086" calcext:value-type="float">
            <text:p>7,086</text:p>
          </table:table-cell>
          <table:table-cell table:number-columns-repeated="2" office:value-type="float" office:value="7.442" calcext:value-type="float">
            <text:p>7,44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709" calcext:value-type="float">
            <text:p>22,709</text:p>
          </table:table-cell>
          <table:table-cell office:value-type="float" office:value="7.897" calcext:value-type="float">
            <text:p>7,897</text:p>
          </table:table-cell>
          <table:table-cell office:value-type="float" office:value="9.08" calcext:value-type="float">
            <text:p>9,0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8.711" calcext:value-type="float">
            <text:p>8,711</text:p>
          </table:table-cell>
          <table:table-cell table:number-columns-repeated="2" office:value-type="float" office:value="8.613" calcext:value-type="float">
            <text:p>8,613</text:p>
          </table:table-cell>
          <table:table-cell office:value-type="float" office:value="22.709" calcext:value-type="float">
            <text:p>22,709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256" calcext:value-type="float">
            <text:p>10,256</text:p>
          </table:table-cell>
          <table:table-cell office:value-type="float" office:value="8.846" calcext:value-type="float">
            <text:p>8,846</text:p>
          </table:table-cell>
          <table:table-cell office:value-type="float" office:value="8.556" calcext:value-type="float">
            <text:p>8,556</text:p>
          </table:table-cell>
          <table:table-cell office:value-type="float" office:value="8.083" calcext:value-type="float">
            <text:p>8,083</text:p>
          </table:table-cell>
          <table:table-cell office:value-type="float" office:value="11.983" calcext:value-type="float">
            <text:p>11,983</text:p>
          </table:table-cell>
          <table:table-cell office:value-type="float" office:value="10.256" calcext:value-type="float">
            <text:p>10,256</text:p>
          </table:table-cell>
          <table:table-cell office:value-type="float" office:value="9.14" calcext:value-type="float">
            <text:p>9,14</text:p>
          </table:table-cell>
          <table:table-cell office:value-type="float" office:value="8.556" calcext:value-type="float">
            <text:p>8,556</text:p>
          </table:table-cell>
          <table:table-cell office:value-type="float" office:value="8.366" calcext:value-type="float">
            <text:p>8,366</text:p>
          </table:table-cell>
          <table:table-cell office:value-type="float" office:value="8.177" calcext:value-type="float">
            <text:p>8,177</text:p>
          </table:table-cell>
          <table:table-cell office:value-type="float" office:value="8.366" calcext:value-type="float">
            <text:p>8,366</text:p>
          </table:table-cell>
          <table:table-cell office:value-type="float" office:value="8.083" calcext:value-type="float">
            <text:p>8,083</text:p>
          </table:table-cell>
          <table:table-cell office:value-type="float" office:value="7.897" calcext:value-type="float">
            <text:p>7,897</text:p>
          </table:table-cell>
          <table:table-cell office:value-type="float" office:value="8.083" calcext:value-type="float">
            <text:p>8,083</text:p>
          </table:table-cell>
          <table:table-cell office:value-type="float" office:value="7.99" calcext:value-type="float">
            <text:p>7,99</text:p>
          </table:table-cell>
          <table:table-cell table:number-columns-repeated="2" office:value-type="float" office:value="8.083" calcext:value-type="float">
            <text:p>8,083</text:p>
          </table:table-cell>
          <table:table-cell office:value-type="float" office:value="7.99" calcext:value-type="float">
            <text:p>7,99</text:p>
          </table:table-cell>
          <table:table-cell office:value-type="float" office:value="8.083" calcext:value-type="float">
            <text:p>8,083</text:p>
          </table:table-cell>
          <table:table-cell table:number-columns-repeated="2" office:value-type="float" office:value="7.99" calcext:value-type="float">
            <text:p>7,99</text:p>
          </table:table-cell>
          <table:table-cell office:value-type="float" office:value="7.897" calcext:value-type="float">
            <text:p>7,897</text:p>
          </table:table-cell>
          <table:table-cell office:value-type="float" office:value="8.271" calcext:value-type="float">
            <text:p>8,271</text:p>
          </table:table-cell>
          <table:table-cell office:value-type="float" office:value="8.083" calcext:value-type="float">
            <text:p>8,083</text:p>
          </table:table-cell>
          <table:table-cell office:value-type="float" office:value="8.556" calcext:value-type="float">
            <text:p>8,55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234" calcext:value-type="float">
            <text:p>16,234</text:p>
          </table:table-cell>
          <table:table-cell office:value-type="float" office:value="8.32" calcext:value-type="float">
            <text:p>8,32</text:p>
          </table:table-cell>
          <table:table-cell office:value-type="float" office:value="10.265" calcext:value-type="float">
            <text:p>10,26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36" calcext:value-type="float">
            <text:p>15,736</text:p>
          </table:table-cell>
          <table:table-cell table:number-columns-repeated="2" office:value-type="float" office:value="13.453" calcext:value-type="float">
            <text:p>13,453</text:p>
          </table:table-cell>
          <table:table-cell office:value-type="float" office:value="12.307" calcext:value-type="float">
            <text:p>12,307</text:p>
          </table:table-cell>
          <table:table-cell office:value-type="float" office:value="16.234" calcext:value-type="float">
            <text:p>16,234</text:p>
          </table:table-cell>
          <table:table-cell office:value-type="float" office:value="11.2" calcext:value-type="float">
            <text:p>11,2</text:p>
          </table:table-cell>
          <table:table-cell office:value-type="float" office:value="10.662" calcext:value-type="float">
            <text:p>10,662</text:p>
          </table:table-cell>
          <table:table-cell office:value-type="float" office:value="10.344" calcext:value-type="float">
            <text:p>10,344</text:p>
          </table:table-cell>
          <table:table-cell office:value-type="float" office:value="9.926" calcext:value-type="float">
            <text:p>9,926</text:p>
          </table:table-cell>
          <table:table-cell office:value-type="float" office:value="9.616" calcext:value-type="float">
            <text:p>9,616</text:p>
          </table:table-cell>
          <table:table-cell office:value-type="float" office:value="9.719" calcext:value-type="float">
            <text:p>9,719</text:p>
          </table:table-cell>
          <table:table-cell office:value-type="float" office:value="9.412" calcext:value-type="float">
            <text:p>9,412</text:p>
          </table:table-cell>
          <table:table-cell office:value-type="float" office:value="9.21" calcext:value-type="float">
            <text:p>9,21</text:p>
          </table:table-cell>
          <table:table-cell office:value-type="float" office:value="8.909" calcext:value-type="float">
            <text:p>8,909</text:p>
          </table:table-cell>
          <table:table-cell office:value-type="float" office:value="9.009" calcext:value-type="float">
            <text:p>9,009</text:p>
          </table:table-cell>
          <table:table-cell table:number-columns-repeated="2" office:value-type="float" office:value="8.417" calcext:value-type="float">
            <text:p>8,417</text:p>
          </table:table-cell>
          <table:table-cell office:value-type="float" office:value="8.711" calcext:value-type="float">
            <text:p>8,711</text:p>
          </table:table-cell>
          <table:table-cell office:value-type="float" office:value="8.613" calcext:value-type="float">
            <text:p>8,613</text:p>
          </table:table-cell>
          <table:table-cell office:value-type="float" office:value="8.32" calcext:value-type="float">
            <text:p>8,32</text:p>
          </table:table-cell>
          <table:table-cell office:value-type="float" office:value="8.909" calcext:value-type="float">
            <text:p>8,909</text:p>
          </table:table-cell>
          <table:table-cell office:value-type="float" office:value="9.412" calcext:value-type="float">
            <text:p>9,412</text:p>
          </table:table-cell>
          <table:table-cell office:value-type="float" office:value="12.533" calcext:value-type="float">
            <text:p>12,533</text:p>
          </table:table-cell>
          <table:table-cell office:value-type="float" office:value="10.134" calcext:value-type="float">
            <text:p>10,134</text:p>
          </table:table-cell>
          <table:table-cell office:value-type="float" office:value="10.239" calcext:value-type="float">
            <text:p>10,239</text:p>
          </table:table-cell>
          <table:table-cell office:value-type="float" office:value="9.21" calcext:value-type="float">
            <text:p>9,21</text:p>
          </table:table-cell>
          <table:table-cell office:value-type="float" office:value="9.009" calcext:value-type="float">
            <text:p>9,009</text:p>
          </table:table-cell>
          <table:table-cell office:value-type="float" office:value="8.81" calcext:value-type="float">
            <text:p>8,81</text:p>
          </table:table-cell>
          <table:table-cell office:value-type="float" office:value="9.21" calcext:value-type="float">
            <text:p>9,21</text:p>
          </table:table-cell>
          <table:table-cell office:value-type="float" office:value="8.81" calcext:value-type="float">
            <text:p>8,8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282" calcext:value-type="float">
            <text:p>32,282</text:p>
          </table:table-cell>
          <table:table-cell office:value-type="float" office:value="9.009" calcext:value-type="float">
            <text:p>9,009</text:p>
          </table:table-cell>
          <table:table-cell office:value-type="float" office:value="15.54" calcext:value-type="float">
            <text:p>15,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638" calcext:value-type="float">
            <text:p>11,638</text:p>
          </table:table-cell>
          <table:table-cell office:value-type="float" office:value="9.822" calcext:value-type="float">
            <text:p>9,822</text:p>
          </table:table-cell>
          <table:table-cell office:value-type="float" office:value="9.21" calcext:value-type="float">
            <text:p>9,21</text:p>
          </table:table-cell>
          <table:table-cell office:value-type="float" office:value="9.311" calcext:value-type="float">
            <text:p>9,311</text:p>
          </table:table-cell>
          <table:table-cell table:number-columns-repeated="2" office:value-type="float" office:value="9.009" calcext:value-type="float">
            <text:p>9,009</text:p>
          </table:table-cell>
          <table:table-cell office:value-type="float" office:value="9.412" calcext:value-type="float">
            <text:p>9,412</text:p>
          </table:table-cell>
          <table:table-cell office:value-type="float" office:value="14.517" calcext:value-type="float">
            <text:p>14,517</text:p>
          </table:table-cell>
          <table:table-cell office:value-type="float" office:value="21.393" calcext:value-type="float">
            <text:p>21,393</text:p>
          </table:table-cell>
          <table:table-cell office:value-type="float" office:value="24.391" calcext:value-type="float">
            <text:p>24,391</text:p>
          </table:table-cell>
          <table:table-cell office:value-type="float" office:value="32.282" calcext:value-type="float">
            <text:p>32,282</text:p>
          </table:table-cell>
          <table:table-cell office:value-type="float" office:value="31.957" calcext:value-type="float">
            <text:p>31,957</text:p>
          </table:table-cell>
          <table:table-cell office:value-type="float" office:value="24.391" calcext:value-type="float">
            <text:p>24,391</text:p>
          </table:table-cell>
          <table:table-cell office:value-type="float" office:value="16.485" calcext:value-type="float">
            <text:p>16,485</text:p>
          </table:table-cell>
          <table:table-cell office:value-type="float" office:value="14.278" calcext:value-type="float">
            <text:p>14,278</text:p>
          </table:table-cell>
          <table:table-cell office:value-type="float" office:value="12.307" calcext:value-type="float">
            <text:p>12,307</text:p>
          </table:table-cell>
          <table:table-cell office:value-type="float" office:value="11.638" calcext:value-type="float">
            <text:p>11,638</text:p>
          </table:table-cell>
          <table:table-cell office:value-type="float" office:value="12.875" calcext:value-type="float">
            <text:p>12,875</text:p>
          </table:table-cell>
          <table:table-cell office:value-type="float" office:value="11.748" calcext:value-type="float">
            <text:p>11,748</text:p>
          </table:table-cell>
          <table:table-cell office:value-type="float" office:value="11.2" calcext:value-type="float">
            <text:p>11,2</text:p>
          </table:table-cell>
          <table:table-cell office:value-type="float" office:value="12.082" calcext:value-type="float">
            <text:p>12,082</text:p>
          </table:table-cell>
          <table:table-cell office:value-type="float" office:value="13.453" calcext:value-type="float">
            <text:p>13,453</text:p>
          </table:table-cell>
          <table:table-cell office:value-type="float" office:value="20.701" calcext:value-type="float">
            <text:p>20,701</text:p>
          </table:table-cell>
          <table:table-cell office:value-type="float" office:value="17.763" calcext:value-type="float">
            <text:p>17,763</text:p>
          </table:table-cell>
          <table:table-cell office:value-type="float" office:value="13.686" calcext:value-type="float">
            <text:p>13,686</text:p>
          </table:table-cell>
          <table:table-cell office:value-type="float" office:value="12.082" calcext:value-type="float">
            <text:p>12,082</text:p>
          </table:table-cell>
          <table:table-cell office:value-type="float" office:value="11.309" calcext:value-type="float">
            <text:p>11,309</text:p>
          </table:table-cell>
          <table:table-cell office:value-type="float" office:value="11.092" calcext:value-type="float">
            <text:p>11,092</text:p>
          </table:table-cell>
          <table:table-cell office:value-type="float" office:value="21.672" calcext:value-type="float">
            <text:p>21,672</text:p>
          </table:table-cell>
          <table:table-cell office:value-type="float" office:value="16.359" calcext:value-type="float">
            <text:p>16,359</text:p>
          </table:table-cell>
          <table:table-cell office:value-type="float" office:value="24.684" calcext:value-type="float">
            <text:p>24,68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672" calcext:value-type="float">
            <text:p>21,672</text:p>
          </table:table-cell>
          <table:table-cell office:value-type="float" office:value="9.21" calcext:value-type="float">
            <text:p>9,21</text:p>
          </table:table-cell>
          <table:table-cell office:value-type="float" office:value="13.684" calcext:value-type="float">
            <text:p>13,68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679" calcext:value-type="float">
            <text:p>18,679</text:p>
          </table:table-cell>
          <table:table-cell office:value-type="float" office:value="11.309" calcext:value-type="float">
            <text:p>11,309</text:p>
          </table:table-cell>
          <table:table-cell office:value-type="float" office:value="16.234" calcext:value-type="float">
            <text:p>16,234</text:p>
          </table:table-cell>
          <table:table-cell office:value-type="float" office:value="21.254" calcext:value-type="float">
            <text:p>21,254</text:p>
          </table:table-cell>
          <table:table-cell office:value-type="float" office:value="19.344" calcext:value-type="float">
            <text:p>19,344</text:p>
          </table:table-cell>
          <table:table-cell office:value-type="float" office:value="16.234" calcext:value-type="float">
            <text:p>16,234</text:p>
          </table:table-cell>
          <table:table-cell office:value-type="float" office:value="12.99" calcext:value-type="float">
            <text:p>12,99</text:p>
          </table:table-cell>
          <table:table-cell office:value-type="float" office:value="18.944" calcext:value-type="float">
            <text:p>18,944</text:p>
          </table:table-cell>
          <table:table-cell office:value-type="float" office:value="21.672" calcext:value-type="float">
            <text:p>21,672</text:p>
          </table:table-cell>
          <table:table-cell office:value-type="float" office:value="19.344" calcext:value-type="float">
            <text:p>19,344</text:p>
          </table:table-cell>
          <table:table-cell office:value-type="float" office:value="16.234" calcext:value-type="float">
            <text:p>16,234</text:p>
          </table:table-cell>
          <table:table-cell office:value-type="float" office:value="13.453" calcext:value-type="float">
            <text:p>13,453</text:p>
          </table:table-cell>
          <table:table-cell office:value-type="float" office:value="11.2" calcext:value-type="float">
            <text:p>11,2</text:p>
          </table:table-cell>
          <table:table-cell office:value-type="float" office:value="10.03" calcext:value-type="float">
            <text:p>10,03</text:p>
          </table:table-cell>
          <table:table-cell office:value-type="float" office:value="9.514" calcext:value-type="float">
            <text:p>9,514</text:p>
          </table:table-cell>
          <table:table-cell office:value-type="float" office:value="12.533" calcext:value-type="float">
            <text:p>12,533</text:p>
          </table:table-cell>
          <table:table-cell office:value-type="float" office:value="14.517" calcext:value-type="float">
            <text:p>14,517</text:p>
          </table:table-cell>
          <table:table-cell office:value-type="float" office:value="11.309" calcext:value-type="float">
            <text:p>11,309</text:p>
          </table:table-cell>
          <table:table-cell office:value-type="float" office:value="11.859" calcext:value-type="float">
            <text:p>11,859</text:p>
          </table:table-cell>
          <table:table-cell office:value-type="float" office:value="11.638" calcext:value-type="float">
            <text:p>11,638</text:p>
          </table:table-cell>
          <table:table-cell office:value-type="float" office:value="10.984" calcext:value-type="float">
            <text:p>10,984</text:p>
          </table:table-cell>
          <table:table-cell office:value-type="float" office:value="9.514" calcext:value-type="float">
            <text:p>9,514</text:p>
          </table:table-cell>
          <table:table-cell office:value-type="float" office:value="9.616" calcext:value-type="float">
            <text:p>9,616</text:p>
          </table:table-cell>
          <table:table-cell table:number-columns-repeated="2" office:value-type="float" office:value="9.21" calcext:value-type="float">
            <text:p>9,21</text:p>
          </table:table-cell>
          <table:table-cell office:value-type="float" office:value="10.03" calcext:value-type="float">
            <text:p>10,03</text:p>
          </table:table-cell>
          <table:table-cell office:value-type="float" office:value="9.926" calcext:value-type="float">
            <text:p>9,926</text:p>
          </table:table-cell>
          <table:table-cell office:value-type="float" office:value="16.359" calcext:value-type="float">
            <text:p>16,359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808" calcext:value-type="float">
            <text:p>23,808</text:p>
          </table:table-cell>
          <table:table-cell office:value-type="float" office:value="7.005" calcext:value-type="float">
            <text:p>7,005</text:p>
          </table:table-cell>
          <table:table-cell office:value-type="float" office:value="11.116" calcext:value-type="float">
            <text:p>11,11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.822" calcext:value-type="float">
            <text:p>9,822</text:p>
          </table:table-cell>
          <table:table-cell office:value-type="float" office:value="12.76" calcext:value-type="float">
            <text:p>12,76</text:p>
          </table:table-cell>
          <table:table-cell office:value-type="float" office:value="11.97" calcext:value-type="float">
            <text:p>11,97</text:p>
          </table:table-cell>
          <table:table-cell office:value-type="float" office:value="15.86" calcext:value-type="float">
            <text:p>15,86</text:p>
          </table:table-cell>
          <table:table-cell office:value-type="float" office:value="15.366" calcext:value-type="float">
            <text:p>15,366</text:p>
          </table:table-cell>
          <table:table-cell office:value-type="float" office:value="12.533" calcext:value-type="float">
            <text:p>12,533</text:p>
          </table:table-cell>
          <table:table-cell office:value-type="float" office:value="11.418" calcext:value-type="float">
            <text:p>11,418</text:p>
          </table:table-cell>
          <table:table-cell office:value-type="float" office:value="9.514" calcext:value-type="float">
            <text:p>9,514</text:p>
          </table:table-cell>
          <table:table-cell office:value-type="float" office:value="9.009" calcext:value-type="float">
            <text:p>9,009</text:p>
          </table:table-cell>
          <table:table-cell office:value-type="float" office:value="8.711" calcext:value-type="float">
            <text:p>8,711</text:p>
          </table:table-cell>
          <table:table-cell office:value-type="float" office:value="8.417" calcext:value-type="float">
            <text:p>8,417</text:p>
          </table:table-cell>
          <table:table-cell office:value-type="float" office:value="8.223" calcext:value-type="float">
            <text:p>8,223</text:p>
          </table:table-cell>
          <table:table-cell office:value-type="float" office:value="8.031" calcext:value-type="float">
            <text:p>8,031</text:p>
          </table:table-cell>
          <table:table-cell office:value-type="float" office:value="8.127" calcext:value-type="float">
            <text:p>8,127</text:p>
          </table:table-cell>
          <table:table-cell office:value-type="float" office:value="7.746" calcext:value-type="float">
            <text:p>7,746</text:p>
          </table:table-cell>
          <table:table-cell office:value-type="float" office:value="7.652" calcext:value-type="float">
            <text:p>7,652</text:p>
          </table:table-cell>
          <table:table-cell office:value-type="float" office:value="7.465" calcext:value-type="float">
            <text:p>7,465</text:p>
          </table:table-cell>
          <table:table-cell office:value-type="float" office:value="7.372" calcext:value-type="float">
            <text:p>7,372</text:p>
          </table:table-cell>
          <table:table-cell office:value-type="float" office:value="7.096" calcext:value-type="float">
            <text:p>7,096</text:p>
          </table:table-cell>
          <table:table-cell office:value-type="float" office:value="7.005" calcext:value-type="float">
            <text:p>7,005</text:p>
          </table:table-cell>
          <table:table-cell office:value-type="float" office:value="7.372" calcext:value-type="float">
            <text:p>7,372</text:p>
          </table:table-cell>
          <table:table-cell office:value-type="float" office:value="15.122" calcext:value-type="float">
            <text:p>15,122</text:p>
          </table:table-cell>
          <table:table-cell office:value-type="float" office:value="12.082" calcext:value-type="float">
            <text:p>12,082</text:p>
          </table:table-cell>
          <table:table-cell office:value-type="float" office:value="16.485" calcext:value-type="float">
            <text:p>16,485</text:p>
          </table:table-cell>
          <table:table-cell office:value-type="float" office:value="12.646" calcext:value-type="float">
            <text:p>12,646</text:p>
          </table:table-cell>
          <table:table-cell office:value-type="float" office:value="12.194" calcext:value-type="float">
            <text:p>12,194</text:p>
          </table:table-cell>
          <table:table-cell office:value-type="float" office:value="23.808" calcext:value-type="float">
            <text:p>23,808</text:p>
          </table:table-cell>
          <table:table-cell office:value-type="float" office:value="13.453" calcext:value-type="float">
            <text:p>13,453</text:p>
          </table:table-cell>
          <table:table-cell office:value-type="float" office:value="10.662" calcext:value-type="float">
            <text:p>10,662</text:p>
          </table:table-cell>
          <table:table-cell office:value-type="float" office:value="16.865" calcext:value-type="float">
            <text:p>16,86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871" calcext:value-type="float">
            <text:p>25,871</text:p>
          </table:table-cell>
          <table:table-cell office:value-type="float" office:value="8.81" calcext:value-type="float">
            <text:p>8,81</text:p>
          </table:table-cell>
          <table:table-cell office:value-type="float" office:value="12.605" calcext:value-type="float">
            <text:p>12,60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4.278" calcext:value-type="float">
            <text:p>14,278</text:p>
          </table:table-cell>
          <table:table-cell office:value-type="float" office:value="12.42" calcext:value-type="float">
            <text:p>12,42</text:p>
          </table:table-cell>
          <table:table-cell office:value-type="float" office:value="11.092" calcext:value-type="float">
            <text:p>11,092</text:p>
          </table:table-cell>
          <table:table-cell office:value-type="float" office:value="17.504" calcext:value-type="float">
            <text:p>17,504</text:p>
          </table:table-cell>
          <table:table-cell office:value-type="float" office:value="12.42" calcext:value-type="float">
            <text:p>12,42</text:p>
          </table:table-cell>
          <table:table-cell office:value-type="float" office:value="11.97" calcext:value-type="float">
            <text:p>11,97</text:p>
          </table:table-cell>
          <table:table-cell office:value-type="float" office:value="10.239" calcext:value-type="float">
            <text:p>10,239</text:p>
          </table:table-cell>
          <table:table-cell table:number-columns-repeated="2" office:value-type="float" office:value="9.616" calcext:value-type="float">
            <text:p>9,616</text:p>
          </table:table-cell>
          <table:table-cell table:number-columns-repeated="2" office:value-type="float" office:value="8.81" calcext:value-type="float">
            <text:p>8,81</text:p>
          </table:table-cell>
          <table:table-cell office:value-type="float" office:value="9.009" calcext:value-type="float">
            <text:p>9,009</text:p>
          </table:table-cell>
          <table:table-cell office:value-type="float" office:value="17.504" calcext:value-type="float">
            <text:p>17,504</text:p>
          </table:table-cell>
          <table:table-cell office:value-type="float" office:value="15.244" calcext:value-type="float">
            <text:p>15,244</text:p>
          </table:table-cell>
          <table:table-cell office:value-type="float" office:value="12.42" calcext:value-type="float">
            <text:p>12,42</text:p>
          </table:table-cell>
          <table:table-cell office:value-type="float" office:value="10.662" calcext:value-type="float">
            <text:p>10,662</text:p>
          </table:table-cell>
          <table:table-cell office:value-type="float" office:value="9.822" calcext:value-type="float">
            <text:p>9,822</text:p>
          </table:table-cell>
          <table:table-cell office:value-type="float" office:value="8.81" calcext:value-type="float">
            <text:p>8,81</text:p>
          </table:table-cell>
          <table:table-cell office:value-type="float" office:value="15.489" calcext:value-type="float">
            <text:p>15,489</text:p>
          </table:table-cell>
          <table:table-cell office:value-type="float" office:value="22.659" calcext:value-type="float">
            <text:p>22,659</text:p>
          </table:table-cell>
          <table:table-cell office:value-type="float" office:value="16.234" calcext:value-type="float">
            <text:p>16,234</text:p>
          </table:table-cell>
          <table:table-cell office:value-type="float" office:value="25.871" calcext:value-type="float">
            <text:p>25,871</text:p>
          </table:table-cell>
          <table:table-cell office:value-type="float" office:value="15.984" calcext:value-type="float">
            <text:p>15,984</text:p>
          </table:table-cell>
          <table:table-cell office:value-type="float" office:value="12.646" calcext:value-type="float">
            <text:p>12,646</text:p>
          </table:table-cell>
          <table:table-cell office:value-type="float" office:value="10.662" calcext:value-type="float">
            <text:p>10,662</text:p>
          </table:table-cell>
          <table:table-cell office:value-type="float" office:value="9.822" calcext:value-type="float">
            <text:p>9,822</text:p>
          </table:table-cell>
          <table:table-cell office:value-type="float" office:value="9.412" calcext:value-type="float">
            <text:p>9,412</text:p>
          </table:table-cell>
          <table:table-cell table:number-columns-repeated="2" office:value-type="float" office:value="8.81" calcext:value-type="float">
            <text:p>8,81</text:p>
          </table:table-cell>
          <table:table-cell office:value-type="float" office:value="9.822" calcext:value-type="float">
            <text:p>9,82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001" calcext:value-type="float">
            <text:p>49,001</text:p>
          </table:table-cell>
          <table:table-cell office:value-type="float" office:value="6.915" calcext:value-type="float">
            <text:p>6,915</text:p>
          </table:table-cell>
          <table:table-cell office:value-type="float" office:value="13.337" calcext:value-type="float">
            <text:p>13,33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.915" calcext:value-type="float">
            <text:p>6,915</text:p>
          </table:table-cell>
          <table:table-cell office:value-type="float" office:value="7.28" calcext:value-type="float">
            <text:p>7,28</text:p>
          </table:table-cell>
          <table:table-cell table:number-columns-repeated="2" office:value-type="float" office:value="7.096" calcext:value-type="float">
            <text:p>7,096</text:p>
          </table:table-cell>
          <table:table-cell office:value-type="float" office:value="10.239" calcext:value-type="float">
            <text:p>10,239</text:p>
          </table:table-cell>
          <table:table-cell office:value-type="float" office:value="9.822" calcext:value-type="float">
            <text:p>9,822</text:p>
          </table:table-cell>
          <table:table-cell office:value-type="float" office:value="9.616" calcext:value-type="float">
            <text:p>9,616</text:p>
          </table:table-cell>
          <table:table-cell office:value-type="float" office:value="8.81" calcext:value-type="float">
            <text:p>8,81</text:p>
          </table:table-cell>
          <table:table-cell office:value-type="float" office:value="8.031" calcext:value-type="float">
            <text:p>8,031</text:p>
          </table:table-cell>
          <table:table-cell office:value-type="float" office:value="8.223" calcext:value-type="float">
            <text:p>8,223</text:p>
          </table:table-cell>
          <table:table-cell office:value-type="float" office:value="7.652" calcext:value-type="float">
            <text:p>7,652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984" calcext:value-type="float">
            <text:p>15,984</text:p>
          </table:table-cell>
          <table:table-cell office:value-type="float" office:value="11.748" calcext:value-type="float">
            <text:p>11,748</text:p>
          </table:table-cell>
          <table:table-cell office:value-type="float" office:value="10.45" calcext:value-type="float">
            <text:p>10,45</text:p>
          </table:table-cell>
          <table:table-cell office:value-type="float" office:value="9.21" calcext:value-type="float">
            <text:p>9,21</text:p>
          </table:table-cell>
          <table:table-cell office:value-type="float" office:value="8.613" calcext:value-type="float">
            <text:p>8,613</text:p>
          </table:table-cell>
          <table:table-cell table:number-columns-repeated="2" office:value-type="float" office:value="7.84" calcext:value-type="float">
            <text:p>7,84</text:p>
          </table:table-cell>
          <table:table-cell office:value-type="float" office:value="7.652" calcext:value-type="float">
            <text:p>7,652</text:p>
          </table:table-cell>
          <table:table-cell office:value-type="float" office:value="7.465" calcext:value-type="float">
            <text:p>7,465</text:p>
          </table:table-cell>
          <table:table-cell table:number-columns-repeated="2" office:value-type="float" office:value="14.278" calcext:value-type="float">
            <text:p>14,278</text:p>
          </table:table-cell>
          <table:table-cell office:value-type="float" office:value="13.804" calcext:value-type="float">
            <text:p>13,804</text:p>
          </table:table-cell>
          <table:table-cell office:value-type="float" office:value="29.244" calcext:value-type="float">
            <text:p>29,244</text:p>
          </table:table-cell>
          <table:table-cell office:value-type="float" office:value="36.452" calcext:value-type="float">
            <text:p>36,452</text:p>
          </table:table-cell>
          <table:table-cell office:value-type="float" office:value="49.001" calcext:value-type="float">
            <text:p>49,001</text:p>
          </table:table-cell>
          <table:table-cell office:value-type="float" office:value="25.573" calcext:value-type="float">
            <text:p>25,573</text:p>
          </table:table-cell>
          <table:table-cell office:value-type="float" office:value="16.234" calcext:value-type="float">
            <text:p>16,23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42" calcext:value-type="float">
            <text:p>12,42</text:p>
          </table:table-cell>
          <table:table-cell office:value-type="float" office:value="6.381" calcext:value-type="float">
            <text:p>6,381</text:p>
          </table:table-cell>
          <table:table-cell office:value-type="float" office:value="7.521" calcext:value-type="float">
            <text:p>7,52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,84</text:p>
          </table:table-cell>
          <table:table-cell table:number-columns-repeated="2" office:value-type="float" office:value="7.465" calcext:value-type="float">
            <text:p>7,465</text:p>
          </table:table-cell>
          <table:table-cell office:value-type="float" office:value="7.28" calcext:value-type="float">
            <text:p>7,28</text:p>
          </table:table-cell>
          <table:table-cell table:number-columns-repeated="3" office:value-type="float" office:value="7.096" calcext:value-type="float">
            <text:p>7,096</text:p>
          </table:table-cell>
          <table:table-cell office:value-type="float" office:value="7.465" calcext:value-type="float">
            <text:p>7,465</text:p>
          </table:table-cell>
          <table:table-cell table:number-columns-repeated="3" office:value-type="float" office:value="7.28" calcext:value-type="float">
            <text:p>7,28</text:p>
          </table:table-cell>
          <table:table-cell table:number-columns-repeated="2" office:value-type="float" office:value="7.096" calcext:value-type="float">
            <text:p>7,096</text:p>
          </table:table-cell>
          <table:table-cell table:number-columns-repeated="3" office:value-type="float" office:value="6.735" calcext:value-type="float">
            <text:p>6,735</text:p>
          </table:table-cell>
          <table:table-cell office:value-type="float" office:value="7.096" calcext:value-type="float">
            <text:p>7,096</text:p>
          </table:table-cell>
          <table:table-cell office:value-type="float" office:value="6.735" calcext:value-type="float">
            <text:p>6,735</text:p>
          </table:table-cell>
          <table:table-cell office:value-type="float" office:value="6.381" calcext:value-type="float">
            <text:p>6,381</text:p>
          </table:table-cell>
          <table:table-cell table:number-columns-repeated="2" office:value-type="float" office:value="8.417" calcext:value-type="float">
            <text:p>8,417</text:p>
          </table:table-cell>
          <table:table-cell table:number-columns-repeated="5" office:value-type="float" office:value="6.915" calcext:value-type="float">
            <text:p>6,915</text:p>
          </table:table-cell>
          <table:table-cell table:number-columns-repeated="2" office:value-type="float" office:value="12.42" calcext:value-type="float">
            <text:p>12,42</text:p>
          </table:table-cell>
          <table:table-cell office:value-type="float" office:value="7.84" calcext:value-type="float">
            <text:p>7,84</text:p>
          </table:table-cell>
          <table:table-cell table:number-columns-repeated="2" office:value-type="float" office:value="6.915" calcext:value-type="float">
            <text:p>6,9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875" calcext:value-type="float">
            <text:p>12,875</text:p>
          </table:table-cell>
          <table:table-cell office:value-type="float" office:value="7.096" calcext:value-type="float">
            <text:p>7,096</text:p>
          </table:table-cell>
          <table:table-cell office:value-type="float" office:value="10.612" calcext:value-type="float">
            <text:p>10,6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646" calcext:value-type="float">
            <text:p>12,646</text:p>
          </table:table-cell>
          <table:table-cell office:value-type="float" office:value="12.875" calcext:value-type="float">
            <text:p>12,875</text:p>
          </table:table-cell>
          <table:table-cell table:number-columns-repeated="2" office:value-type="float" office:value="12.646" calcext:value-type="float">
            <text:p>12,646</text:p>
          </table:table-cell>
          <table:table-cell table:number-columns-repeated="3" office:value-type="float" office:value="12.42" calcext:value-type="float">
            <text:p>12,42</text:p>
          </table:table-cell>
          <table:table-cell office:value-type="float" office:value="12.194" calcext:value-type="float">
            <text:p>12,194</text:p>
          </table:table-cell>
          <table:table-cell office:value-type="float" office:value="11.97" calcext:value-type="float">
            <text:p>11,97</text:p>
          </table:table-cell>
          <table:table-cell table:number-columns-repeated="2" office:value-type="float" office:value="11.748" calcext:value-type="float">
            <text:p>11,748</text:p>
          </table:table-cell>
          <table:table-cell office:value-type="float" office:value="11.97" calcext:value-type="float">
            <text:p>11,97</text:p>
          </table:table-cell>
          <table:table-cell table:number-columns-repeated="3" office:value-type="float" office:value="11.528" calcext:value-type="float">
            <text:p>11,528</text:p>
          </table:table-cell>
          <table:table-cell office:value-type="float" office:value="10.239" calcext:value-type="float">
            <text:p>10,239</text:p>
          </table:table-cell>
          <table:table-cell office:value-type="float" office:value="9.412" calcext:value-type="float">
            <text:p>9,412</text:p>
          </table:table-cell>
          <table:table-cell table:number-columns-repeated="2" office:value-type="float" office:value="9.822" calcext:value-type="float">
            <text:p>9,822</text:p>
          </table:table-cell>
          <table:table-cell office:value-type="float" office:value="9.412" calcext:value-type="float">
            <text:p>9,412</text:p>
          </table:table-cell>
          <table:table-cell table:number-columns-repeated="2" office:value-type="float" office:value="9.822" calcext:value-type="float">
            <text:p>9,822</text:p>
          </table:table-cell>
          <table:table-cell office:value-type="float" office:value="9.616" calcext:value-type="float">
            <text:p>9,616</text:p>
          </table:table-cell>
          <table:table-cell table:number-columns-repeated="2" office:value-type="float" office:value="9.412" calcext:value-type="float">
            <text:p>9,412</text:p>
          </table:table-cell>
          <table:table-cell office:value-type="float" office:value="9.21" calcext:value-type="float">
            <text:p>9,21</text:p>
          </table:table-cell>
          <table:table-cell office:value-type="float" office:value="8.223" calcext:value-type="float">
            <text:p>8,223</text:p>
          </table:table-cell>
          <table:table-cell office:value-type="float" office:value="7.096" calcext:value-type="float">
            <text:p>7,096</text:p>
          </table:table-cell>
          <table:table-cell office:value-type="float" office:value="7.28" calcext:value-type="float">
            <text:p>7,28</text:p>
          </table:table-cell>
          <table:table-cell office:value-type="float" office:value="7.465" calcext:value-type="float">
            <text:p>7,46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804" calcext:value-type="float">
            <text:p>13,804</text:p>
          </table:table-cell>
          <table:table-cell office:value-type="float" office:value="12.42" calcext:value-type="float">
            <text:p>12,42</text:p>
          </table:table-cell>
          <table:table-cell office:value-type="float" office:value="12.95" calcext:value-type="float">
            <text:p>12,9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105" calcext:value-type="float">
            <text:p>13,105</text:p>
          </table:table-cell>
          <table:table-cell table:number-columns-repeated="2" office:value-type="float" office:value="13.336" calcext:value-type="float">
            <text:p>13,336</text:p>
          </table:table-cell>
          <table:table-cell office:value-type="float" office:value="13.105" calcext:value-type="float">
            <text:p>13,105</text:p>
          </table:table-cell>
          <table:table-cell office:value-type="float" office:value="13.336" calcext:value-type="float">
            <text:p>13,336</text:p>
          </table:table-cell>
          <table:table-cell table:number-columns-repeated="3" office:value-type="float" office:value="13.105" calcext:value-type="float">
            <text:p>13,105</text:p>
          </table:table-cell>
          <table:table-cell table:number-columns-repeated="2" office:value-type="float" office:value="12.875" calcext:value-type="float">
            <text:p>12,875</text:p>
          </table:table-cell>
          <table:table-cell office:value-type="float" office:value="12.42" calcext:value-type="float">
            <text:p>12,42</text:p>
          </table:table-cell>
          <table:table-cell table:number-columns-repeated="2" office:value-type="float" office:value="12.875" calcext:value-type="float">
            <text:p>12,875</text:p>
          </table:table-cell>
          <table:table-cell office:value-type="float" office:value="13.105" calcext:value-type="float">
            <text:p>13,105</text:p>
          </table:table-cell>
          <table:table-cell office:value-type="float" office:value="12.875" calcext:value-type="float">
            <text:p>12,875</text:p>
          </table:table-cell>
          <table:table-cell office:value-type="float" office:value="13.105" calcext:value-type="float">
            <text:p>13,105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336" calcext:value-type="float">
            <text:p>13,336</text:p>
          </table:table-cell>
          <table:table-cell table:number-columns-repeated="3" office:value-type="float" office:value="12.875" calcext:value-type="float">
            <text:p>12,875</text:p>
          </table:table-cell>
          <table:table-cell office:value-type="float" office:value="12.646" calcext:value-type="float">
            <text:p>12,646</text:p>
          </table:table-cell>
          <table:table-cell table:number-columns-repeated="4" office:value-type="float" office:value="12.42" calcext:value-type="float">
            <text:p>12,42</text:p>
          </table:table-cell>
          <table:table-cell table:number-columns-repeated="4" office:value-type="float" office:value="12.875" calcext:value-type="float">
            <text:p>12,87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992" calcext:value-type="float">
            <text:p>16,992</text:p>
          </table:table-cell>
          <table:table-cell office:value-type="float" office:value="12.42" calcext:value-type="float">
            <text:p>12,42</text:p>
          </table:table-cell>
          <table:table-cell office:value-type="float" office:value="13.339" calcext:value-type="float">
            <text:p>13,33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2.875" calcext:value-type="float">
            <text:p>12,875</text:p>
          </table:table-cell>
          <table:table-cell office:value-type="float" office:value="12.646" calcext:value-type="float">
            <text:p>12,646</text:p>
          </table:table-cell>
          <table:table-cell office:value-type="float" office:value="12.875" calcext:value-type="float">
            <text:p>12,875</text:p>
          </table:table-cell>
          <table:table-cell table:number-columns-repeated="2" office:value-type="float" office:value="12.646" calcext:value-type="float">
            <text:p>12,646</text:p>
          </table:table-cell>
          <table:table-cell office:value-type="float" office:value="13.569" calcext:value-type="float">
            <text:p>13,569</text:p>
          </table:table-cell>
          <table:table-cell office:value-type="float" office:value="14.278" calcext:value-type="float">
            <text:p>14,278</text:p>
          </table:table-cell>
          <table:table-cell office:value-type="float" office:value="13.569" calcext:value-type="float">
            <text:p>13,569</text:p>
          </table:table-cell>
          <table:table-cell office:value-type="float" office:value="13.105" calcext:value-type="float">
            <text:p>13,105</text:p>
          </table:table-cell>
          <table:table-cell table:number-columns-repeated="4" office:value-type="float" office:value="13.336" calcext:value-type="float">
            <text:p>13,336</text:p>
          </table:table-cell>
          <table:table-cell office:value-type="float" office:value="13.105" calcext:value-type="float">
            <text:p>13,105</text:p>
          </table:table-cell>
          <table:table-cell table:number-columns-repeated="2" office:value-type="float" office:value="12.875" calcext:value-type="float">
            <text:p>12,875</text:p>
          </table:table-cell>
          <table:table-cell office:value-type="float" office:value="12.42" calcext:value-type="float">
            <text:p>12,42</text:p>
          </table:table-cell>
          <table:table-cell office:value-type="float" office:value="12.875" calcext:value-type="float">
            <text:p>12,875</text:p>
          </table:table-cell>
          <table:table-cell office:value-type="float" office:value="12.42" calcext:value-type="float">
            <text:p>12,42</text:p>
          </table:table-cell>
          <table:table-cell office:value-type="float" office:value="12.646" calcext:value-type="float">
            <text:p>12,646</text:p>
          </table:table-cell>
          <table:table-cell office:value-type="float" office:value="13.804" calcext:value-type="float">
            <text:p>13,804</text:p>
          </table:table-cell>
          <table:table-cell office:value-type="float" office:value="16.992" calcext:value-type="float">
            <text:p>16,992</text:p>
          </table:table-cell>
          <table:table-cell office:value-type="float" office:value="14.517" calcext:value-type="float">
            <text:p>14,517</text:p>
          </table:table-cell>
          <table:table-cell office:value-type="float" office:value="13.569" calcext:value-type="float">
            <text:p>13,569</text:p>
          </table:table-cell>
          <table:table-cell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office:value-type="float" office:value="13.336" calcext:value-type="float">
            <text:p>13,33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485" calcext:value-type="float">
            <text:p>16,485</text:p>
          </table:table-cell>
          <table:table-cell office:value-type="float" office:value="12.875" calcext:value-type="float">
            <text:p>12,875</text:p>
          </table:table-cell>
          <table:table-cell office:value-type="float" office:value="13.615" calcext:value-type="float">
            <text:p>13,6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758" calcext:value-type="float">
            <text:p>14,758</text:p>
          </table:table-cell>
          <table:table-cell table:number-columns-repeated="4" office:value-type="float" office:value="14.278" calcext:value-type="float">
            <text:p>14,278</text:p>
          </table:table-cell>
          <table:table-cell table:number-columns-repeated="4" office:value-type="float" office:value="13.804" calcext:value-type="float">
            <text:p>13,804</text:p>
          </table:table-cell>
          <table:table-cell table:number-columns-repeated="5" office:value-type="float" office:value="13.336" calcext:value-type="float">
            <text:p>13,336</text:p>
          </table:table-cell>
          <table:table-cell office:value-type="float" office:value="13.804" calcext:value-type="float">
            <text:p>13,804</text:p>
          </table:table-cell>
          <table:table-cell table:number-columns-repeated="3" office:value-type="float" office:value="13.336" calcext:value-type="float">
            <text:p>13,336</text:p>
          </table:table-cell>
          <table:table-cell office:value-type="float" office:value="16.485" calcext:value-type="float">
            <text:p>16,485</text:p>
          </table:table-cell>
          <table:table-cell office:value-type="float" office:value="13.336" calcext:value-type="float">
            <text:p>13,336</text:p>
          </table:table-cell>
          <table:table-cell table:number-columns-repeated="3" office:value-type="float" office:value="13.105" calcext:value-type="float">
            <text:p>13,105</text:p>
          </table:table-cell>
          <table:table-cell office:value-type="float" office:value="13.336" calcext:value-type="float">
            <text:p>13,336</text:p>
          </table:table-cell>
          <table:table-cell table:number-columns-repeated="2" office:value-type="float" office:value="13.105" calcext:value-type="float">
            <text:p>13,105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875" calcext:value-type="float">
            <text:p>12,875</text:p>
          </table:table-cell>
          <table:table-cell office:value-type="float" office:value="13.105" calcext:value-type="float">
            <text:p>13,105</text:p>
          </table:table-cell>
          <table:table-cell office:value-type="float" office:value="12.875" calcext:value-type="float">
            <text:p>12,87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811" calcext:value-type="float">
            <text:p>18,811</text:p>
          </table:table-cell>
          <table:table-cell office:value-type="float" office:value="13.336" calcext:value-type="float">
            <text:p>13,336</text:p>
          </table:table-cell>
          <table:table-cell office:value-type="float" office:value="14.35" calcext:value-type="float">
            <text:p>14,3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4.278" calcext:value-type="float">
            <text:p>14,278</text:p>
          </table:table-cell>
          <table:table-cell table:number-columns-repeated="2" office:value-type="float" office:value="14.758" calcext:value-type="float">
            <text:p>14,758</text:p>
          </table:table-cell>
          <table:table-cell office:value-type="float" office:value="14.517" calcext:value-type="float">
            <text:p>14,517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758" calcext:value-type="float">
            <text:p>14,758</text:p>
          </table:table-cell>
          <table:table-cell office:value-type="float" office:value="14.517" calcext:value-type="float">
            <text:p>14,517</text:p>
          </table:table-cell>
          <table:table-cell table:number-columns-repeated="2" office:value-type="float" office:value="13.804" calcext:value-type="float">
            <text:p>13,804</text:p>
          </table:table-cell>
          <table:table-cell table:number-columns-repeated="2" office:value-type="float" office:value="14.278" calcext:value-type="float">
            <text:p>14,278</text:p>
          </table:table-cell>
          <table:table-cell table:number-columns-repeated="4"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804" calcext:value-type="float">
            <text:p>13,804</text:p>
          </table:table-cell>
          <table:table-cell office:value-type="float" office:value="14.278" calcext:value-type="float">
            <text:p>14,278</text:p>
          </table:table-cell>
          <table:table-cell table:number-columns-repeated="2" office:value-type="float" office:value="13.804" calcext:value-type="float">
            <text:p>13,80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5.736" calcext:value-type="float">
            <text:p>15,736</text:p>
          </table:table-cell>
          <table:table-cell office:value-type="float" office:value="14.758" calcext:value-type="float">
            <text:p>14,758</text:p>
          </table:table-cell>
          <table:table-cell table:number-columns-repeated="2" office:value-type="float" office:value="14.278" calcext:value-type="float">
            <text:p>14,278</text:p>
          </table:table-cell>
          <table:table-cell office:value-type="float" office:value="14.04" calcext:value-type="float">
            <text:p>14,0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756" calcext:value-type="float">
            <text:p>64,756</text:p>
          </table:table-cell>
          <table:table-cell office:value-type="float" office:value="14.278" calcext:value-type="float">
            <text:p>14,278</text:p>
          </table:table-cell>
          <table:table-cell office:value-type="float" office:value="22.39" calcext:value-type="float">
            <text:p>22,3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738" calcext:value-type="float">
            <text:p>16,738</text:p>
          </table:table-cell>
          <table:table-cell office:value-type="float" office:value="20.427" calcext:value-type="float">
            <text:p>20,427</text:p>
          </table:table-cell>
          <table:table-cell office:value-type="float" office:value="64.756" calcext:value-type="float">
            <text:p>64,756</text:p>
          </table:table-cell>
          <table:table-cell office:value-type="float" office:value="35.772" calcext:value-type="float">
            <text:p>35,772</text:p>
          </table:table-cell>
          <table:table-cell office:value-type="float" office:value="32.772" calcext:value-type="float">
            <text:p>32,772</text:p>
          </table:table-cell>
          <table:table-cell office:value-type="float" office:value="26.775" calcext:value-type="float">
            <text:p>26,775</text:p>
          </table:table-cell>
          <table:table-cell office:value-type="float" office:value="19.344" calcext:value-type="float">
            <text:p>19,34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6.234" calcext:value-type="float">
            <text:p>16,234</text:p>
          </table:table-cell>
          <table:table-cell table:number-columns-repeated="2" office:value-type="float" office:value="15.736" calcext:value-type="float">
            <text:p>15,736</text:p>
          </table:table-cell>
          <table:table-cell office:value-type="float" office:value="15.244" calcext:value-type="float">
            <text:p>15,244</text:p>
          </table:table-cell>
          <table:table-cell office:value-type="float" office:value="14.758" calcext:value-type="float">
            <text:p>14,758</text:p>
          </table:table-cell>
          <table:table-cell office:value-type="float" office:value="35.434" calcext:value-type="float">
            <text:p>35,434</text:p>
          </table:table-cell>
          <table:table-cell office:value-type="float" office:value="33.1" calcext:value-type="float">
            <text:p>33,1</text:p>
          </table:table-cell>
          <table:table-cell office:value-type="float" office:value="36.794" calcext:value-type="float">
            <text:p>36,794</text:p>
          </table:table-cell>
          <table:table-cell office:value-type="float" office:value="22.093" calcext:value-type="float">
            <text:p>22,093</text:p>
          </table:table-cell>
          <table:table-cell office:value-type="float" office:value="17.763" calcext:value-type="float">
            <text:p>17,763</text:p>
          </table:table-cell>
          <table:table-cell office:value-type="float" office:value="19.883" calcext:value-type="float">
            <text:p>19,883</text:p>
          </table:table-cell>
          <table:table-cell office:value-type="float" office:value="23.808" calcext:value-type="float">
            <text:p>23,808</text:p>
          </table:table-cell>
          <table:table-cell office:value-type="float" office:value="19.344" calcext:value-type="float">
            <text:p>19,344</text:p>
          </table:table-cell>
          <table:table-cell office:value-type="float" office:value="17.247" calcext:value-type="float">
            <text:p>17,247</text:p>
          </table:table-cell>
          <table:table-cell office:value-type="float" office:value="22.093" calcext:value-type="float">
            <text:p>22,093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023" calcext:value-type="float">
            <text:p>18,023</text:p>
          </table:table-cell>
          <table:table-cell office:value-type="float" office:value="17.247" calcext:value-type="float">
            <text:p>17,247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874" calcext:value-type="float">
            <text:p>29,874</text:p>
          </table:table-cell>
          <table:table-cell office:value-type="float" office:value="12.875" calcext:value-type="float">
            <text:p>12,875</text:p>
          </table:table-cell>
          <table:table-cell office:value-type="float" office:value="15.37" calcext:value-type="float">
            <text:p>15,3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736" calcext:value-type="float">
            <text:p>15,736</text:p>
          </table:table-cell>
          <table:table-cell table:number-columns-repeated="2" office:value-type="float" office:value="15.489" calcext:value-type="float">
            <text:p>15,489</text:p>
          </table:table-cell>
          <table:table-cell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table:number-columns-repeated="2" office:value-type="float" office:value="14.517" calcext:value-type="float">
            <text:p>14,517</text:p>
          </table:table-cell>
          <table:table-cell office:value-type="float" office:value="14.278" calcext:value-type="float">
            <text:p>14,278</text:p>
          </table:table-cell>
          <table:table-cell table:number-columns-repeated="3"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875" calcext:value-type="float">
            <text:p>12,875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569" calcext:value-type="float">
            <text:p>13,569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569" calcext:value-type="float">
            <text:p>13,569</text:p>
          </table:table-cell>
          <table:table-cell office:value-type="float" office:value="20.427" calcext:value-type="float">
            <text:p>20,427</text:p>
          </table:table-cell>
          <table:table-cell office:value-type="float" office:value="19.883" calcext:value-type="float">
            <text:p>19,883</text:p>
          </table:table-cell>
          <table:table-cell office:value-type="float" office:value="15.984" calcext:value-type="float">
            <text:p>15,984</text:p>
          </table:table-cell>
          <table:table-cell office:value-type="float" office:value="14.758" calcext:value-type="float">
            <text:p>14,758</text:p>
          </table:table-cell>
          <table:table-cell office:value-type="float" office:value="29.874" calcext:value-type="float">
            <text:p>29,87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4.758" calcext:value-type="float">
            <text:p>14,758</text:p>
          </table:table-cell>
          <table:table-cell office:value-type="float" office:value="14.517" calcext:value-type="float">
            <text:p>14,517</text:p>
          </table:table-cell>
          <table:table-cell office:value-type="float" office:value="13.804" calcext:value-type="float">
            <text:p>13,804</text:p>
          </table:table-cell>
          <table:table-cell office:value-type="float" office:value="15.489" calcext:value-type="float">
            <text:p>15,48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613" calcext:value-type="float">
            <text:p>19,613</text:p>
          </table:table-cell>
          <table:table-cell office:value-type="float" office:value="15.736" calcext:value-type="float">
            <text:p>15,736</text:p>
          </table:table-cell>
          <table:table-cell office:value-type="float" office:value="17.562" calcext:value-type="float">
            <text:p>17,56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7.247" calcext:value-type="float">
            <text:p>17,247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6.234" calcext:value-type="float">
            <text:p>16,234</text:p>
          </table:table-cell>
          <table:table-cell office:value-type="float" office:value="16.485" calcext:value-type="float">
            <text:p>16,485</text:p>
          </table:table-cell>
          <table:table-cell table:number-columns-repeated="3" office:value-type="float" office:value="16.738" calcext:value-type="float">
            <text:p>16,738</text:p>
          </table:table-cell>
          <table:table-cell office:value-type="float" office:value="16.992" calcext:value-type="float">
            <text:p>16,992</text:p>
          </table:table-cell>
          <table:table-cell table:number-columns-repeated="2" office:value-type="float" office:value="17.247" calcext:value-type="float">
            <text:p>17,247</text:p>
          </table:table-cell>
          <table:table-cell office:value-type="float" office:value="17.504" calcext:value-type="float">
            <text:p>17,504</text:p>
          </table:table-cell>
          <table:table-cell office:value-type="float" office:value="17.763" calcext:value-type="float">
            <text:p>17,763</text:p>
          </table:table-cell>
          <table:table-cell office:value-type="float" office:value="18.023" calcext:value-type="float">
            <text:p>18,023</text:p>
          </table:table-cell>
          <table:table-cell office:value-type="float" office:value="19.344" calcext:value-type="float">
            <text:p>19,344</text:p>
          </table:table-cell>
          <table:table-cell office:value-type="float" office:value="19.613" calcext:value-type="float">
            <text:p>19,613</text:p>
          </table:table-cell>
          <table:table-cell office:value-type="float" office:value="19.344" calcext:value-type="float">
            <text:p>19,344</text:p>
          </table:table-cell>
          <table:table-cell office:value-type="float" office:value="19.077" calcext:value-type="float">
            <text:p>19,077</text:p>
          </table:table-cell>
          <table:table-cell office:value-type="float" office:value="18.811" calcext:value-type="float">
            <text:p>18,811</text:p>
          </table:table-cell>
          <table:table-cell table:number-columns-repeated="3" office:value-type="float" office:value="18.547" calcext:value-type="float">
            <text:p>18,547</text:p>
          </table:table-cell>
          <table:table-cell office:value-type="float" office:value="18.023" calcext:value-type="float">
            <text:p>18,023</text:p>
          </table:table-cell>
          <table:table-cell office:value-type="float" office:value="17.247" calcext:value-type="float">
            <text:p>17,247</text:p>
          </table:table-cell>
          <table:table-cell office:value-type="float" office:value="16.738" calcext:value-type="float">
            <text:p>16,738</text:p>
          </table:table-cell>
          <table:table-cell table:number-columns-repeated="3"/>
          <table:table-cell table:number-columns-repeated="2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079" calcext:value-type="float">
            <text:p>27,079</text:p>
          </table:table-cell>
          <table:table-cell office:value-type="float" office:value="14.04" calcext:value-type="float">
            <text:p>14,04</text:p>
          </table:table-cell>
          <table:table-cell office:value-type="float" office:value="18.782" calcext:value-type="float">
            <text:p>18,78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.099" calcext:value-type="float">
            <text:p>24,099</text:p>
          </table:table-cell>
          <table:table-cell office:value-type="float" office:value="22.093" calcext:value-type="float">
            <text:p>22,093</text:p>
          </table:table-cell>
          <table:table-cell office:value-type="float" office:value="21.254" calcext:value-type="float">
            <text:p>21,254</text:p>
          </table:table-cell>
          <table:table-cell office:value-type="float" office:value="20.154" calcext:value-type="float">
            <text:p>20,154</text:p>
          </table:table-cell>
          <table:table-cell office:value-type="float" office:value="19.344" calcext:value-type="float">
            <text:p>19,344</text:p>
          </table:table-cell>
          <table:table-cell office:value-type="float" office:value="19.077" calcext:value-type="float">
            <text:p>19,077</text:p>
          </table:table-cell>
          <table:table-cell office:value-type="float" office:value="18.284" calcext:value-type="float">
            <text:p>18,284</text:p>
          </table:table-cell>
          <table:table-cell office:value-type="float" office:value="16.992" calcext:value-type="float">
            <text:p>16,992</text:p>
          </table:table-cell>
          <table:table-cell office:value-type="float" office:value="15.489" calcext:value-type="float">
            <text:p>15,489</text:p>
          </table:table-cell>
          <table:table-cell office:value-type="float" office:value="14.517" calcext:value-type="float">
            <text:p>14,517</text:p>
          </table:table-cell>
          <table:table-cell table:number-columns-repeated="2" office:value-type="float" office:value="14.04" calcext:value-type="float">
            <text:p>14,04</text:p>
          </table:table-cell>
          <table:table-cell office:value-type="float" office:value="14.517" calcext:value-type="float">
            <text:p>14,517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04" calcext:value-type="float">
            <text:p>14,04</text:p>
          </table:table-cell>
          <table:table-cell office:value-type="float" office:value="14.517" calcext:value-type="float">
            <text:p>14,517</text:p>
          </table:table-cell>
          <table:table-cell office:value-type="float" office:value="19.883" calcext:value-type="float">
            <text:p>19,883</text:p>
          </table:table-cell>
          <table:table-cell office:value-type="float" office:value="22.093" calcext:value-type="float">
            <text:p>22,093</text:p>
          </table:table-cell>
          <table:table-cell office:value-type="float" office:value="20.427" calcext:value-type="float">
            <text:p>20,427</text:p>
          </table:table-cell>
          <table:table-cell office:value-type="float" office:value="19.344" calcext:value-type="float">
            <text:p>19,344</text:p>
          </table:table-cell>
          <table:table-cell table:number-columns-repeated="2" office:value-type="float" office:value="18.811" calcext:value-type="float">
            <text:p>18,811</text:p>
          </table:table-cell>
          <table:table-cell office:value-type="float" office:value="22.375" calcext:value-type="float">
            <text:p>22,375</text:p>
          </table:table-cell>
          <table:table-cell office:value-type="float" office:value="27.079" calcext:value-type="float">
            <text:p>27,079</text:p>
          </table:table-cell>
          <table:table-cell office:value-type="float" office:value="23.231" calcext:value-type="float">
            <text:p>23,231</text:p>
          </table:table-cell>
          <table:table-cell office:value-type="float" office:value="20.427" calcext:value-type="float">
            <text:p>20,427</text:p>
          </table:table-cell>
          <table:table-cell office:value-type="float" office:value="19.344" calcext:value-type="float">
            <text:p>19,344</text:p>
          </table:table-cell>
          <table:table-cell office:value-type="float" office:value="19.077" calcext:value-type="float">
            <text:p>19,077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023" calcext:value-type="float">
            <text:p>18,023</text:p>
          </table:table-cell>
          <table:table-cell office:value-type="float" office:value="17.763" calcext:value-type="float">
            <text:p>17,763</text:p>
          </table:table-cell>
          <table:table-cell table:number-columns-repeated="3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7.168" calcext:value-type="float">
            <text:p>137,168</text:p>
          </table:table-cell>
          <table:table-cell office:value-type="float" office:value="12.875" calcext:value-type="float">
            <text:p>12,875</text:p>
          </table:table-cell>
          <table:table-cell office:value-type="float" office:value="45.599" calcext:value-type="float">
            <text:p>45,59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7.068" calcext:value-type="float">
            <text:p>97,068</text:p>
          </table:table-cell>
          <table:table-cell office:value-type="float" office:value="137.168" calcext:value-type="float">
            <text:p>137,168</text:p>
          </table:table-cell>
          <table:table-cell office:value-type="float" office:value="64.756" calcext:value-type="float">
            <text:p>64,756</text:p>
          </table:table-cell>
          <table:table-cell office:value-type="float" office:value="34.093" calcext:value-type="float">
            <text:p>34,093</text:p>
          </table:table-cell>
          <table:table-cell office:value-type="float" office:value="21.254" calcext:value-type="float">
            <text:p>21,254</text:p>
          </table:table-cell>
          <table:table-cell office:value-type="float" office:value="19.344" calcext:value-type="float">
            <text:p>19,344</text:p>
          </table:table-cell>
          <table:table-cell office:value-type="float" office:value="15.984" calcext:value-type="float">
            <text:p>15,984</text:p>
          </table:table-cell>
          <table:table-cell table:number-columns-repeated="3" office:value-type="float" office:value="12.875" calcext:value-type="float">
            <text:p>12,875</text:p>
          </table:table-cell>
          <table:table-cell office:value-type="float" office:value="76.875" calcext:value-type="float">
            <text:p>76,875</text:p>
          </table:table-cell>
          <table:table-cell office:value-type="float" office:value="61.251" calcext:value-type="float">
            <text:p>61,251</text:p>
          </table:table-cell>
          <table:table-cell office:value-type="float" office:value="49.45" calcext:value-type="float">
            <text:p>49,45</text:p>
          </table:table-cell>
          <table:table-cell office:value-type="float" office:value="35.097" calcext:value-type="float">
            <text:p>35,097</text:p>
          </table:table-cell>
          <table:table-cell office:value-type="float" office:value="36.452" calcext:value-type="float">
            <text:p>36,452</text:p>
          </table:table-cell>
          <table:table-cell office:value-type="float" office:value="36.112" calcext:value-type="float">
            <text:p>36,112</text:p>
          </table:table-cell>
          <table:table-cell office:value-type="float" office:value="31.471" calcext:value-type="float">
            <text:p>31,471</text:p>
          </table:table-cell>
          <table:table-cell office:value-type="float" office:value="28.619" calcext:value-type="float">
            <text:p>28,619</text:p>
          </table:table-cell>
          <table:table-cell office:value-type="float" office:value="24.684" calcext:value-type="float">
            <text:p>24,684</text:p>
          </table:table-cell>
          <table:table-cell table:number-columns-repeated="2" office:value-type="float" office:value="19.344" calcext:value-type="float">
            <text:p>19,344</text:p>
          </table:table-cell>
          <table:table-cell office:value-type="float" office:value="35.434" calcext:value-type="float">
            <text:p>35,434</text:p>
          </table:table-cell>
          <table:table-cell office:value-type="float" office:value="129.485" calcext:value-type="float">
            <text:p>129,485</text:p>
          </table:table-cell>
          <table:table-cell office:value-type="float" office:value="92.268" calcext:value-type="float">
            <text:p>92,268</text:p>
          </table:table-cell>
          <table:table-cell office:value-type="float" office:value="61.747" calcext:value-type="float">
            <text:p>61,747</text:p>
          </table:table-cell>
          <table:table-cell office:value-type="float" office:value="70.964" calcext:value-type="float">
            <text:p>70,964</text:p>
          </table:table-cell>
          <table:table-cell office:value-type="float" office:value="40.636" calcext:value-type="float">
            <text:p>40,636</text:p>
          </table:table-cell>
          <table:table-cell office:value-type="float" office:value="43.156" calcext:value-type="float">
            <text:p>43,156</text:p>
          </table:table-cell>
          <table:table-cell office:value-type="float" office:value="33.761" calcext:value-type="float">
            <text:p>33,761</text:p>
          </table:table-cell>
          <table:table-cell office:value-type="float" office:value="30.829" calcext:value-type="float">
            <text:p>30,829</text:p>
          </table:table-cell>
          <table:table-cell office:value-type="float" office:value="28.308" calcext:value-type="float">
            <text:p>28,308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927" calcext:value-type="float">
            <text:p>39,927</text:p>
          </table:table-cell>
          <table:table-cell office:value-type="float" office:value="12.646" calcext:value-type="float">
            <text:p>12,646</text:p>
          </table:table-cell>
          <table:table-cell office:value-type="float" office:value="19.346" calcext:value-type="float">
            <text:p>19,34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278" calcext:value-type="float">
            <text:p>14,278</text:p>
          </table:table-cell>
          <table:table-cell office:value-type="float" office:value="13.804" calcext:value-type="float">
            <text:p>13,804</text:p>
          </table:table-cell>
          <table:table-cell table:number-columns-repeated="3" office:value-type="float" office:value="13.336" calcext:value-type="float">
            <text:p>13,336</text:p>
          </table:table-cell>
          <table:table-cell office:value-type="float" office:value="15.244" calcext:value-type="float">
            <text:p>15,244</text:p>
          </table:table-cell>
          <table:table-cell office:value-type="float" office:value="27.079" calcext:value-type="float">
            <text:p>27,079</text:p>
          </table:table-cell>
          <table:table-cell office:value-type="float" office:value="20.701" calcext:value-type="float">
            <text:p>20,701</text:p>
          </table:table-cell>
          <table:table-cell office:value-type="float" office:value="17.763" calcext:value-type="float">
            <text:p>17,763</text:p>
          </table:table-cell>
          <table:table-cell office:value-type="float" office:value="15.489" calcext:value-type="float">
            <text:p>15,489</text:p>
          </table:table-cell>
          <table:table-cell office:value-type="float" office:value="14.758" calcext:value-type="float">
            <text:p>14,758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336" calcext:value-type="float">
            <text:p>13,336</text:p>
          </table:table-cell>
          <table:table-cell table:number-columns-repeated="2" office:value-type="float" office:value="12.875" calcext:value-type="float">
            <text:p>12,875</text:p>
          </table:table-cell>
          <table:table-cell office:value-type="float" office:value="12.646" calcext:value-type="float">
            <text:p>12,646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" calcext:value-type="float">
            <text:p>15</text:p>
          </table:table-cell>
          <table:table-cell office:value-type="float" office:value="14.758" calcext:value-type="float">
            <text:p>14,758</text:p>
          </table:table-cell>
          <table:table-cell office:value-type="float" office:value="33.761" calcext:value-type="float">
            <text:p>33,761</text:p>
          </table:table-cell>
          <table:table-cell office:value-type="float" office:value="19.883" calcext:value-type="float">
            <text:p>19,883</text:p>
          </table:table-cell>
          <table:table-cell office:value-type="float" office:value="29.558" calcext:value-type="float">
            <text:p>29,558</text:p>
          </table:table-cell>
          <table:table-cell office:value-type="float" office:value="29.874" calcext:value-type="float">
            <text:p>29,874</text:p>
          </table:table-cell>
          <table:table-cell office:value-type="float" office:value="31.795" calcext:value-type="float">
            <text:p>31,795</text:p>
          </table:table-cell>
          <table:table-cell office:value-type="float" office:value="27.999" calcext:value-type="float">
            <text:p>27,999</text:p>
          </table:table-cell>
          <table:table-cell office:value-type="float" office:value="23.519" calcext:value-type="float">
            <text:p>23,519</text:p>
          </table:table-cell>
          <table:table-cell office:value-type="float" office:value="20.427" calcext:value-type="float">
            <text:p>20,427</text:p>
          </table:table-cell>
          <table:table-cell office:value-type="float" office:value="39.927" calcext:value-type="float">
            <text:p>39,9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391" calcext:value-type="float">
            <text:p>24,391</text:p>
          </table:table-cell>
          <table:table-cell office:value-type="float" office:value="13.336" calcext:value-type="float">
            <text:p>13,336</text:p>
          </table:table-cell>
          <table:table-cell office:value-type="float" office:value="15.618" calcext:value-type="float">
            <text:p>15,6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44" calcext:value-type="float">
            <text:p>15,244</text:p>
          </table:table-cell>
          <table:table-cell office:value-type="float" office:value="24.391" calcext:value-type="float">
            <text:p>24,391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023" calcext:value-type="float">
            <text:p>18,023</text:p>
          </table:table-cell>
          <table:table-cell office:value-type="float" office:value="17.763" calcext:value-type="float">
            <text:p>17,763</text:p>
          </table:table-cell>
          <table:table-cell office:value-type="float" office:value="15.984" calcext:value-type="float">
            <text:p>15,984</text:p>
          </table:table-cell>
          <table:table-cell table:number-columns-repeated="2" office:value-type="float" office:value="15.244" calcext:value-type="float">
            <text:p>15,244</text:p>
          </table:table-cell>
          <table:table-cell office:value-type="float" office:value="15.489" calcext:value-type="float">
            <text:p>15,489</text:p>
          </table:table-cell>
          <table:table-cell office:value-type="float" office:value="15" calcext:value-type="float">
            <text:p>15</text:p>
          </table:table-cell>
          <table:table-cell office:value-type="float" office:value="14.517" calcext:value-type="float">
            <text:p>14,517</text:p>
          </table:table-cell>
          <table:table-cell table:number-columns-repeated="2"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04" calcext:value-type="float">
            <text:p>14,0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3.804" calcext:value-type="float">
            <text:p>13,804</text:p>
          </table:table-cell>
          <table:table-cell office:value-type="float" office:value="20.427" calcext:value-type="float">
            <text:p>20,427</text:p>
          </table:table-cell>
          <table:table-cell office:value-type="float" office:value="15.736" calcext:value-type="float">
            <text:p>15,736</text:p>
          </table:table-cell>
          <table:table-cell office:value-type="float" office:value="17.247" calcext:value-type="float">
            <text:p>17,247</text:p>
          </table:table-cell>
          <table:table-cell office:value-type="float" office:value="19.344" calcext:value-type="float">
            <text:p>19,344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4.758" calcext:value-type="float">
            <text:p>14,758</text:p>
          </table:table-cell>
          <table:table-cell table:number-columns-repeated="5" office:value-type="float" office:value="13.336" calcext:value-type="float">
            <text:p>13,336</text:p>
          </table:table-cell>
          <table:table-cell office:value-type="float" office:value="15" calcext:value-type="float">
            <text:p>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385" calcext:value-type="float">
            <text:p>27,385</text:p>
          </table:table-cell>
          <table:table-cell office:value-type="float" office:value="12.875" calcext:value-type="float">
            <text:p>12,875</text:p>
          </table:table-cell>
          <table:table-cell office:value-type="float" office:value="15.686" calcext:value-type="float">
            <text:p>15,68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office:value-type="float" office:value="13.336" calcext:value-type="float">
            <text:p>13,336</text:p>
          </table:table-cell>
          <table:table-cell office:value-type="float" office:value="24.391" calcext:value-type="float">
            <text:p>24,391</text:p>
          </table:table-cell>
          <table:table-cell office:value-type="float" office:value="18.811" calcext:value-type="float">
            <text:p>18,811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736" calcext:value-type="float">
            <text:p>15,736</text:p>
          </table:table-cell>
          <table:table-cell office:value-type="float" office:value="15.244" calcext:value-type="float">
            <text:p>15,24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517" calcext:value-type="float">
            <text:p>14,517</text:p>
          </table:table-cell>
          <table:table-cell office:value-type="float" office:value="14.04" calcext:value-type="float">
            <text:p>14,04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table:number-columns-repeated="2" office:value-type="float" office:value="13.336" calcext:value-type="float">
            <text:p>13,336</text:p>
          </table:table-cell>
          <table:table-cell office:value-type="float" office:value="13.569" calcext:value-type="float">
            <text:p>13,569</text:p>
          </table:table-cell>
          <table:table-cell table:number-columns-repeated="5" office:value-type="float" office:value="13.336" calcext:value-type="float">
            <text:p>13,336</text:p>
          </table:table-cell>
          <table:table-cell office:value-type="float" office:value="12.875" calcext:value-type="float">
            <text:p>12,875</text:p>
          </table:table-cell>
          <table:table-cell office:value-type="float" office:value="25.275" calcext:value-type="float">
            <text:p>25,275</text:p>
          </table:table-cell>
          <table:table-cell office:value-type="float" office:value="27.385" calcext:value-type="float">
            <text:p>27,385</text:p>
          </table:table-cell>
          <table:table-cell office:value-type="float" office:value="18.284" calcext:value-type="float">
            <text:p>18,284</text:p>
          </table:table-cell>
          <table:table-cell office:value-type="float" office:value="15.244" calcext:value-type="float">
            <text:p>15,24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7.504" calcext:value-type="float">
            <text:p>17,504</text:p>
          </table:table-cell>
          <table:table-cell office:value-type="float" office:value="15.736" calcext:value-type="float">
            <text:p>15,73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489" calcext:value-type="float">
            <text:p>15,489</text:p>
          </table:table-cell>
          <table:table-cell office:value-type="float" office:value="12.875" calcext:value-type="float">
            <text:p>12,875</text:p>
          </table:table-cell>
          <table:table-cell office:value-type="float" office:value="14.245" calcext:value-type="float">
            <text:p>14,24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758" calcext:value-type="float">
            <text:p>14,758</text:p>
          </table:table-cell>
          <table:table-cell table:number-columns-repeated="3" office:value-type="float" office:value="14.517" calcext:value-type="float">
            <text:p>14,517</text:p>
          </table:table-cell>
          <table:table-cell table:number-columns-repeated="4" office:value-type="float" office:value="14.278" calcext:value-type="float">
            <text:p>14,278</text:p>
          </table:table-cell>
          <table:table-cell table:number-columns-repeated="5" office:value-type="float" office:value="14.758" calcext:value-type="float">
            <text:p>14,758</text:p>
          </table:table-cell>
          <table:table-cell office:value-type="float" office:value="15.489" calcext:value-type="float">
            <text:p>15,489</text:p>
          </table:table-cell>
          <table:table-cell table:number-columns-repeated="2"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04" calcext:value-type="float">
            <text:p>14,04</text:p>
          </table:table-cell>
          <table:table-cell office:value-type="float" office:value="13.569" calcext:value-type="float">
            <text:p>13,569</text:p>
          </table:table-cell>
          <table:table-cell table:number-columns-repeated="4" office:value-type="float" office:value="13.336" calcext:value-type="float">
            <text:p>13,336</text:p>
          </table:table-cell>
          <table:table-cell table:number-columns-repeated="2" office:value-type="float" office:value="12.875" calcext:value-type="float">
            <text:p>12,875</text:p>
          </table:table-cell>
          <table:table-cell office:value-type="float" office:value="13.569" calcext:value-type="float">
            <text:p>13,56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573" calcext:value-type="float">
            <text:p>25,573</text:p>
          </table:table-cell>
          <table:table-cell office:value-type="float" office:value="15" calcext:value-type="float">
            <text:p>15</text:p>
          </table:table-cell>
          <table:table-cell office:value-type="float" office:value="16.398" calcext:value-type="float">
            <text:p>16,39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36" calcext:value-type="float">
            <text:p>15,736</text:p>
          </table:table-cell>
          <table:table-cell office:value-type="float" office:value="25.573" calcext:value-type="float">
            <text:p>25,573</text:p>
          </table:table-cell>
          <table:table-cell office:value-type="float" office:value="19.344" calcext:value-type="float">
            <text:p>19,344</text:p>
          </table:table-cell>
          <table:table-cell office:value-type="float" office:value="17.763" calcext:value-type="float">
            <text:p>17,763</text:p>
          </table:table-cell>
          <table:table-cell office:value-type="float" office:value="16.485" calcext:value-type="float">
            <text:p>16,485</text:p>
          </table:table-cell>
          <table:table-cell table:number-columns-repeated="2" office:value-type="float" office:value="15.736" calcext:value-type="float">
            <text:p>15,736</text:p>
          </table:table-cell>
          <table:table-cell office:value-type="float" office:value="15.489" calcext:value-type="float">
            <text:p>15,489</text:p>
          </table:table-cell>
          <table:table-cell office:value-type="float" office:value="18.547" calcext:value-type="float">
            <text:p>18,547</text:p>
          </table:table-cell>
          <table:table-cell office:value-type="float" office:value="19.883" calcext:value-type="float">
            <text:p>19,883</text:p>
          </table:table-cell>
          <table:table-cell office:value-type="float" office:value="16.738" calcext:value-type="float">
            <text:p>16,738</text:p>
          </table:table-cell>
          <table:table-cell table:number-columns-repeated="3" office:value-type="float" office:value="15.736" calcext:value-type="float">
            <text:p>15,736</text:p>
          </table:table-cell>
          <table:table-cell office:value-type="float" office:value="15.489" calcext:value-type="float">
            <text:p>15,489</text:p>
          </table:table-cell>
          <table:table-cell office:value-type="float" office:value="15.244" calcext:value-type="float">
            <text:p>15,244</text:p>
          </table:table-cell>
          <table:table-cell office:value-type="float" office:value="15.489" calcext:value-type="float">
            <text:p>15,489</text:p>
          </table:table-cell>
          <table:table-cell table:number-columns-repeated="2" office:value-type="float" office:value="15.244" calcext:value-type="float">
            <text:p>15,244</text:p>
          </table:table-cell>
          <table:table-cell table:number-columns-repeated="2" office:value-type="float" office:value="15.489" calcext:value-type="float">
            <text:p>15,489</text:p>
          </table:table-cell>
          <table:table-cell table:number-columns-repeated="2" office:value-type="float" office:value="15.244" calcext:value-type="float">
            <text:p>15,244</text:p>
          </table:table-cell>
          <table:table-cell office:value-type="float" office:value="15.489" calcext:value-type="float">
            <text:p>15,489</text:p>
          </table:table-cell>
          <table:table-cell office:value-type="float" office:value="16.992" calcext:value-type="float">
            <text:p>16,992</text:p>
          </table:table-cell>
          <table:table-cell office:value-type="float" office:value="16.234" calcext:value-type="float">
            <text:p>16,234</text:p>
          </table:table-cell>
          <table:table-cell table:number-columns-repeated="2" office:value-type="float" office:value="15.736" calcext:value-type="float">
            <text:p>15,736</text:p>
          </table:table-cell>
          <table:table-cell office:value-type="float" office:value="15.244" calcext:value-type="float">
            <text:p>15,244</text:p>
          </table:table-cell>
          <table:table-cell office:value-type="float" office:value="15.489" calcext:value-type="float">
            <text:p>15,489</text:p>
          </table:table-cell>
          <table:table-cell office:value-type="float" office:value="15" calcext:value-type="float">
            <text:p>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099" calcext:value-type="float">
            <text:p>24,099</text:p>
          </table:table-cell>
          <table:table-cell office:value-type="float" office:value="15.244" calcext:value-type="float">
            <text:p>15,244</text:p>
          </table:table-cell>
          <table:table-cell office:value-type="float" office:value="17.104" calcext:value-type="float">
            <text:p>17,10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6.992" calcext:value-type="float">
            <text:p>16,992</text:p>
          </table:table-cell>
          <table:table-cell office:value-type="float" office:value="23.231" calcext:value-type="float">
            <text:p>23,231</text:p>
          </table:table-cell>
          <table:table-cell office:value-type="float" office:value="24.099" calcext:value-type="float">
            <text:p>24,099</text:p>
          </table:table-cell>
          <table:table-cell office:value-type="float" office:value="20.427" calcext:value-type="float">
            <text:p>20,427</text:p>
          </table:table-cell>
          <table:table-cell office:value-type="float" office:value="18.284" calcext:value-type="float">
            <text:p>18,284</text:p>
          </table:table-cell>
          <table:table-cell table:number-columns-repeated="2" office:value-type="float" office:value="17.247" calcext:value-type="float">
            <text:p>17,247</text:p>
          </table:table-cell>
          <table:table-cell table:number-columns-repeated="4" office:value-type="float" office:value="16.234" calcext:value-type="float">
            <text:p>16,234</text:p>
          </table:table-cell>
          <table:table-cell office:value-type="float" office:value="15.736" calcext:value-type="float">
            <text:p>15,736</text:p>
          </table:table-cell>
          <table:table-cell office:value-type="float" office:value="22.093" calcext:value-type="float">
            <text:p>22,093</text:p>
          </table:table-cell>
          <table:table-cell office:value-type="float" office:value="18.547" calcext:value-type="float">
            <text:p>18,547</text:p>
          </table:table-cell>
          <table:table-cell office:value-type="float" office:value="15.984" calcext:value-type="float">
            <text:p>15,984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5.984" calcext:value-type="float">
            <text:p>15,984</text:p>
          </table:table-cell>
          <table:table-cell table:number-columns-repeated="3" office:value-type="float" office:value="15.736" calcext:value-type="float">
            <text:p>15,736</text:p>
          </table:table-cell>
          <table:table-cell office:value-type="float" office:value="15.244" calcext:value-type="float">
            <text:p>15,244</text:p>
          </table:table-cell>
          <table:table-cell table:number-columns-repeated="5" office:value-type="float" office:value="15.736" calcext:value-type="float">
            <text:p>15,736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736" calcext:value-type="float">
            <text:p>15,73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573" calcext:value-type="float">
            <text:p>25,573</text:p>
          </table:table-cell>
          <table:table-cell office:value-type="float" office:value="15.736" calcext:value-type="float">
            <text:p>15,736</text:p>
          </table:table-cell>
          <table:table-cell office:value-type="float" office:value="17.543" calcext:value-type="float">
            <text:p>17,54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7.247" calcext:value-type="float">
            <text:p>17,247</text:p>
          </table:table-cell>
          <table:table-cell table:number-columns-repeated="4" office:value-type="float" office:value="16.738" calcext:value-type="float">
            <text:p>16,738</text:p>
          </table:table-cell>
          <table:table-cell office:value-type="float" office:value="16.992" calcext:value-type="float">
            <text:p>16,992</text:p>
          </table:table-cell>
          <table:table-cell office:value-type="float" office:value="17.247" calcext:value-type="float">
            <text:p>17,247</text:p>
          </table:table-cell>
          <table:table-cell table:number-columns-repeated="3" office:value-type="float" office:value="16.738" calcext:value-type="float">
            <text:p>16,738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5.984" calcext:value-type="float">
            <text:p>15,984</text:p>
          </table:table-cell>
          <table:table-cell office:value-type="float" office:value="16.234" calcext:value-type="float">
            <text:p>16,234</text:p>
          </table:table-cell>
          <table:table-cell table:number-columns-repeated="3" office:value-type="float" office:value="16.738" calcext:value-type="float">
            <text:p>16,738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8.547" calcext:value-type="float">
            <text:p>18,547</text:p>
          </table:table-cell>
          <table:table-cell table:number-columns-repeated="2" office:value-type="float" office:value="18.284" calcext:value-type="float">
            <text:p>18,284</text:p>
          </table:table-cell>
          <table:table-cell table:number-columns-repeated="2" office:value-type="float" office:value="17.247" calcext:value-type="float">
            <text:p>17,247</text:p>
          </table:table-cell>
          <table:table-cell office:value-type="float" office:value="25.573" calcext:value-type="float">
            <text:p>25,573</text:p>
          </table:table-cell>
          <table:table-cell office:value-type="float" office:value="22.944" calcext:value-type="float">
            <text:p>22,944</text:p>
          </table:table-cell>
          <table:table-cell office:value-type="float" office:value="19.883" calcext:value-type="float">
            <text:p>19,883</text:p>
          </table:table-cell>
          <table:table-cell office:value-type="float" office:value="18.811" calcext:value-type="float">
            <text:p>18,81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1.263" calcext:value-type="float">
            <text:p>51,263</text:p>
          </table:table-cell>
          <table:table-cell office:value-type="float" office:value="13.336" calcext:value-type="float">
            <text:p>13,336</text:p>
          </table:table-cell>
          <table:table-cell office:value-type="float" office:value="20.812" calcext:value-type="float">
            <text:p>20,8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984" calcext:value-type="float">
            <text:p>15,984</text:p>
          </table:table-cell>
          <table:table-cell office:value-type="float" office:value="14.04" calcext:value-type="float">
            <text:p>14,04</text:p>
          </table:table-cell>
          <table:table-cell office:value-type="float" office:value="13.336" calcext:value-type="float">
            <text:p>13,336</text:p>
          </table:table-cell>
          <table:table-cell office:value-type="float" office:value="19.344" calcext:value-type="float">
            <text:p>19,344</text:p>
          </table:table-cell>
          <table:table-cell office:value-type="float" office:value="21.532" calcext:value-type="float">
            <text:p>21,532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234" calcext:value-type="float">
            <text:p>16,234</text:p>
          </table:table-cell>
          <table:table-cell office:value-type="float" office:value="24.684" calcext:value-type="float">
            <text:p>24,684</text:p>
          </table:table-cell>
          <table:table-cell office:value-type="float" office:value="51.263" calcext:value-type="float">
            <text:p>51,263</text:p>
          </table:table-cell>
          <table:table-cell office:value-type="float" office:value="43.156" calcext:value-type="float">
            <text:p>43,156</text:p>
          </table:table-cell>
          <table:table-cell office:value-type="float" office:value="29.244" calcext:value-type="float">
            <text:p>29,244</text:p>
          </table:table-cell>
          <table:table-cell table:number-columns-repeated="2" office:value-type="float" office:value="20.427" calcext:value-type="float">
            <text:p>20,427</text:p>
          </table:table-cell>
          <table:table-cell office:value-type="float" office:value="20.977" calcext:value-type="float">
            <text:p>20,977</text:p>
          </table:table-cell>
          <table:table-cell office:value-type="float" office:value="19.883" calcext:value-type="float">
            <text:p>19,883</text:p>
          </table:table-cell>
          <table:table-cell table:number-columns-repeated="2" office:value-type="float" office:value="20.977" calcext:value-type="float">
            <text:p>20,977</text:p>
          </table:table-cell>
          <table:table-cell office:value-type="float" office:value="19.344" calcext:value-type="float">
            <text:p>19,344</text:p>
          </table:table-cell>
          <table:table-cell table:number-columns-repeated="2" office:value-type="float" office:value="18.811" calcext:value-type="float">
            <text:p>18,811</text:p>
          </table:table-cell>
          <table:table-cell office:value-type="float" office:value="18.547" calcext:value-type="float">
            <text:p>18,547</text:p>
          </table:table-cell>
          <table:table-cell table:number-columns-repeated="2" office:value-type="float" office:value="18.284" calcext:value-type="float">
            <text:p>18,284</text:p>
          </table:table-cell>
          <table:table-cell office:value-type="float" office:value="17.763" calcext:value-type="float">
            <text:p>17,763</text:p>
          </table:table-cell>
          <table:table-cell office:value-type="float" office:value="18.023" calcext:value-type="float">
            <text:p>18,023</text:p>
          </table:table-cell>
          <table:table-cell table:number-columns-repeated="2" office:value-type="float" office:value="17.763" calcext:value-type="float">
            <text:p>17,763</text:p>
          </table:table-cell>
          <table:table-cell office:value-type="float" office:value="17.504" calcext:value-type="float">
            <text:p>17,504</text:p>
          </table:table-cell>
          <table:table-cell office:value-type="float" office:value="16.992" calcext:value-type="float">
            <text:p>16,992</text:p>
          </table:table-cell>
          <table:table-cell office:value-type="float" office:value="17.247" calcext:value-type="float">
            <text:p>17,24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068" calcext:value-type="float">
            <text:p>97,068</text:p>
          </table:table-cell>
          <table:table-cell office:value-type="float" office:value="11.97" calcext:value-type="float">
            <text:p>11,97</text:p>
          </table:table-cell>
          <table:table-cell office:value-type="float" office:value="20.968" calcext:value-type="float">
            <text:p>20,96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659" calcext:value-type="float">
            <text:p>22,659</text:p>
          </table:table-cell>
          <table:table-cell office:value-type="float" office:value="27.999" calcext:value-type="float">
            <text:p>27,999</text:p>
          </table:table-cell>
          <table:table-cell office:value-type="float" office:value="22.944" calcext:value-type="float">
            <text:p>22,944</text:p>
          </table:table-cell>
          <table:table-cell office:value-type="float" office:value="14.517" calcext:value-type="float">
            <text:p>14,517</text:p>
          </table:table-cell>
          <table:table-cell office:value-type="float" office:value="14.758" calcext:value-type="float">
            <text:p>14,758</text:p>
          </table:table-cell>
          <table:table-cell table:number-columns-repeated="2" office:value-type="float" office:value="15.736" calcext:value-type="float">
            <text:p>15,736</text:p>
          </table:table-cell>
          <table:table-cell office:value-type="float" office:value="14.758" calcext:value-type="float">
            <text:p>14,758</text:p>
          </table:table-cell>
          <table:table-cell office:value-type="float" office:value="13.336" calcext:value-type="float">
            <text:p>13,336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244" calcext:value-type="float">
            <text:p>15,244</text:p>
          </table:table-cell>
          <table:table-cell office:value-type="float" office:value="20.154" calcext:value-type="float">
            <text:p>20,154</text:p>
          </table:table-cell>
          <table:table-cell office:value-type="float" office:value="17.247" calcext:value-type="float">
            <text:p>17,247</text:p>
          </table:table-cell>
          <table:table-cell office:value-type="float" office:value="15.244" calcext:value-type="float">
            <text:p>15,244</text:p>
          </table:table-cell>
          <table:table-cell office:value-type="float" office:value="14.278" calcext:value-type="float">
            <text:p>14,278</text:p>
          </table:table-cell>
          <table:table-cell office:value-type="float" office:value="12.875" calcext:value-type="float">
            <text:p>12,875</text:p>
          </table:table-cell>
          <table:table-cell office:value-type="float" office:value="11.97" calcext:value-type="float">
            <text:p>11,97</text:p>
          </table:table-cell>
          <table:table-cell office:value-type="float" office:value="14.278" calcext:value-type="float">
            <text:p>14,278</text:p>
          </table:table-cell>
          <table:table-cell office:value-type="float" office:value="12.42" calcext:value-type="float">
            <text:p>12,42</text:p>
          </table:table-cell>
          <table:table-cell office:value-type="float" office:value="12.646" calcext:value-type="float">
            <text:p>12,646</text:p>
          </table:table-cell>
          <table:table-cell office:value-type="float" office:value="11.97" calcext:value-type="float">
            <text:p>11,97</text:p>
          </table:table-cell>
          <table:table-cell office:value-type="float" office:value="12.875" calcext:value-type="float">
            <text:p>12,875</text:p>
          </table:table-cell>
          <table:table-cell office:value-type="float" office:value="16.234" calcext:value-type="float">
            <text:p>16,234</text:p>
          </table:table-cell>
          <table:table-cell office:value-type="float" office:value="13.804" calcext:value-type="float">
            <text:p>13,804</text:p>
          </table:table-cell>
          <table:table-cell office:value-type="float" office:value="19.613" calcext:value-type="float">
            <text:p>19,613</text:p>
          </table:table-cell>
          <table:table-cell office:value-type="float" office:value="25.573" calcext:value-type="float">
            <text:p>25,573</text:p>
          </table:table-cell>
          <table:table-cell office:value-type="float" office:value="97.068" calcext:value-type="float">
            <text:p>97,068</text:p>
          </table:table-cell>
          <table:table-cell office:value-type="float" office:value="52.18" calcext:value-type="float">
            <text:p>52,18</text:p>
          </table:table-cell>
          <table:table-cell office:value-type="float" office:value="38.522" calcext:value-type="float">
            <text:p>38,522</text:p>
          </table:table-cell>
          <table:table-cell office:value-type="float" office:value="19.883" calcext:value-type="float">
            <text:p>19,883</text:p>
          </table:table-cell>
          <table:table-cell office:value-type="float" office:value="17.247" calcext:value-type="float">
            <text:p>17,24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5.447" calcext:value-type="float">
            <text:p>55,447</text:p>
          </table:table-cell>
          <table:table-cell office:value-type="float" office:value="10.239" calcext:value-type="float">
            <text:p>10,239</text:p>
          </table:table-cell>
          <table:table-cell office:value-type="float" office:value="18.579" calcext:value-type="float">
            <text:p>18,57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.447" calcext:value-type="float">
            <text:p>55,447</text:p>
          </table:table-cell>
          <table:table-cell office:value-type="float" office:value="43.521" calcext:value-type="float">
            <text:p>43,521</text:p>
          </table:table-cell>
          <table:table-cell office:value-type="float" office:value="26.171" calcext:value-type="float">
            <text:p>26,171</text:p>
          </table:table-cell>
          <table:table-cell office:value-type="float" office:value="18.284" calcext:value-type="float">
            <text:p>18,284</text:p>
          </table:table-cell>
          <table:table-cell office:value-type="float" office:value="24.979" calcext:value-type="float">
            <text:p>24,979</text:p>
          </table:table-cell>
          <table:table-cell office:value-type="float" office:value="47.225" calcext:value-type="float">
            <text:p>47,225</text:p>
          </table:table-cell>
          <table:table-cell office:value-type="float" office:value="35.097" calcext:value-type="float">
            <text:p>35,097</text:p>
          </table:table-cell>
          <table:table-cell office:value-type="float" office:value="20.977" calcext:value-type="float">
            <text:p>20,977</text:p>
          </table:table-cell>
          <table:table-cell office:value-type="float" office:value="18.811" calcext:value-type="float">
            <text:p>18,811</text:p>
          </table:table-cell>
          <table:table-cell office:value-type="float" office:value="15.984" calcext:value-type="float">
            <text:p>15,984</text:p>
          </table:table-cell>
          <table:table-cell office:value-type="float" office:value="14.278" calcext:value-type="float">
            <text:p>14,278</text:p>
          </table:table-cell>
          <table:table-cell table:number-columns-repeated="2" office:value-type="float" office:value="12.875" calcext:value-type="float">
            <text:p>12,875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42" calcext:value-type="float">
            <text:p>12,42</text:p>
          </table:table-cell>
          <table:table-cell office:value-type="float" office:value="12.875" calcext:value-type="float">
            <text:p>12,875</text:p>
          </table:table-cell>
          <table:table-cell table:number-columns-repeated="2" office:value-type="float" office:value="11.528" calcext:value-type="float">
            <text:p>11,528</text:p>
          </table:table-cell>
          <table:table-cell table:number-columns-repeated="2" office:value-type="float" office:value="11.092" calcext:value-type="float">
            <text:p>11,092</text:p>
          </table:table-cell>
          <table:table-cell table:number-columns-repeated="2" office:value-type="float" office:value="10.662" calcext:value-type="float">
            <text:p>10,662</text:p>
          </table:table-cell>
          <table:table-cell office:value-type="float" office:value="11.092" calcext:value-type="float">
            <text:p>11,092</text:p>
          </table:table-cell>
          <table:table-cell table:number-columns-repeated="3" office:value-type="float" office:value="10.239" calcext:value-type="float">
            <text:p>10,239</text:p>
          </table:table-cell>
          <table:table-cell office:value-type="float" office:value="13.804" calcext:value-type="float">
            <text:p>13,804</text:p>
          </table:table-cell>
          <table:table-cell office:value-type="float" office:value="12.875" calcext:value-type="float">
            <text:p>12,875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0.122" calcext:value-type="float">
            <text:p>100,122</text:p>
          </table:table-cell>
          <table:table-cell office:value-type="float" office:value="8.417" calcext:value-type="float">
            <text:p>8,417</text:p>
          </table:table-cell>
          <table:table-cell office:value-type="float" office:value="24.917" calcext:value-type="float">
            <text:p>24,91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81" calcext:value-type="float">
            <text:p>8,81</text:p>
          </table:table-cell>
          <table:table-cell office:value-type="float" office:value="8.417" calcext:value-type="float">
            <text:p>8,417</text:p>
          </table:table-cell>
          <table:table-cell office:value-type="float" office:value="29.874" calcext:value-type="float">
            <text:p>29,874</text:p>
          </table:table-cell>
          <table:table-cell office:value-type="float" office:value="12.875" calcext:value-type="float">
            <text:p>12,875</text:p>
          </table:table-cell>
          <table:table-cell office:value-type="float" office:value="11.309" calcext:value-type="float">
            <text:p>11,309</text:p>
          </table:table-cell>
          <table:table-cell office:value-type="float" office:value="9.009" calcext:value-type="float">
            <text:p>9,009</text:p>
          </table:table-cell>
          <table:table-cell office:value-type="float" office:value="8.81" calcext:value-type="float">
            <text:p>8,81</text:p>
          </table:table-cell>
          <table:table-cell office:value-type="float" office:value="15.489" calcext:value-type="float">
            <text:p>15,489</text:p>
          </table:table-cell>
          <table:table-cell office:value-type="float" office:value="11.97" calcext:value-type="float">
            <text:p>11,97</text:p>
          </table:table-cell>
          <table:table-cell office:value-type="float" office:value="15.736" calcext:value-type="float">
            <text:p>15,736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18" calcext:value-type="float">
            <text:p>52,18</text:p>
          </table:table-cell>
          <table:table-cell office:value-type="float" office:value="32.119" calcext:value-type="float">
            <text:p>32,119</text:p>
          </table:table-cell>
          <table:table-cell office:value-type="float" office:value="22.093" calcext:value-type="float">
            <text:p>22,093</text:p>
          </table:table-cell>
          <table:table-cell office:value-type="float" office:value="33.43" calcext:value-type="float">
            <text:p>33,43</text:p>
          </table:table-cell>
          <table:table-cell office:value-type="float" office:value="30.829" calcext:value-type="float">
            <text:p>30,829</text:p>
          </table:table-cell>
          <table:table-cell office:value-type="float" office:value="27.385" calcext:value-type="float">
            <text:p>27,385</text:p>
          </table:table-cell>
          <table:table-cell office:value-type="float" office:value="21.532" calcext:value-type="float">
            <text:p>21,532</text:p>
          </table:table-cell>
          <table:table-cell office:value-type="float" office:value="23.231" calcext:value-type="float">
            <text:p>23,231</text:p>
          </table:table-cell>
          <table:table-cell office:value-type="float" office:value="46.785" calcext:value-type="float">
            <text:p>46,785</text:p>
          </table:table-cell>
          <table:table-cell office:value-type="float" office:value="29.244" calcext:value-type="float">
            <text:p>29,244</text:p>
          </table:table-cell>
          <table:table-cell office:value-type="float" office:value="18.811" calcext:value-type="float">
            <text:p>18,811</text:p>
          </table:table-cell>
          <table:table-cell office:value-type="float" office:value="23.519" calcext:value-type="float">
            <text:p>23,519</text:p>
          </table:table-cell>
          <table:table-cell office:value-type="float" office:value="17.763" calcext:value-type="float">
            <text:p>17,763</text:p>
          </table:table-cell>
          <table:table-cell office:value-type="float" office:value="15.244" calcext:value-type="float">
            <text:p>15,24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489" calcext:value-type="float">
            <text:p>15,489</text:p>
          </table:table-cell>
          <table:table-cell office:value-type="float" office:value="19.613" calcext:value-type="float">
            <text:p>19,613</text:p>
          </table:table-cell>
          <table:table-cell office:value-type="float" office:value="18.023" calcext:value-type="float">
            <text:p>18,023</text:p>
          </table:table-cell>
          <table:table-cell office:value-type="float" office:value="28.308" calcext:value-type="float">
            <text:p>28,308</text:p>
          </table:table-cell>
          <table:table-cell office:value-type="float" office:value="100.122" calcext:value-type="float">
            <text:p>100,12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3.569" calcext:value-type="float">
            <text:p>53,569</text:p>
          </table:table-cell>
          <table:table-cell office:value-type="float" office:value="9.21" calcext:value-type="float">
            <text:p>9,21</text:p>
          </table:table-cell>
          <table:table-cell office:value-type="float" office:value="19.828" calcext:value-type="float">
            <text:p>19,8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736" calcext:value-type="float">
            <text:p>15,736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5.984" calcext:value-type="float">
            <text:p>15,984</text:p>
          </table:table-cell>
          <table:table-cell office:value-type="float" office:value="14.278" calcext:value-type="float">
            <text:p>14,278</text:p>
          </table:table-cell>
          <table:table-cell office:value-type="float" office:value="15.244" calcext:value-type="float">
            <text:p>15,244</text:p>
          </table:table-cell>
          <table:table-cell office:value-type="float" office:value="19.344" calcext:value-type="float">
            <text:p>19,344</text:p>
          </table:table-cell>
          <table:table-cell office:value-type="float" office:value="17.763" calcext:value-type="float">
            <text:p>17,763</text:p>
          </table:table-cell>
          <table:table-cell office:value-type="float" office:value="36.452" calcext:value-type="float">
            <text:p>36,452</text:p>
          </table:table-cell>
          <table:table-cell office:value-type="float" office:value="24.979" calcext:value-type="float">
            <text:p>24,979</text:p>
          </table:table-cell>
          <table:table-cell office:value-type="float" office:value="18.811" calcext:value-type="float">
            <text:p>18,811</text:p>
          </table:table-cell>
          <table:table-cell office:value-type="float" office:value="39.222" calcext:value-type="float">
            <text:p>39,222</text:p>
          </table:table-cell>
          <table:table-cell office:value-type="float" office:value="53.569" calcext:value-type="float">
            <text:p>53,569</text:p>
          </table:table-cell>
          <table:table-cell office:value-type="float" office:value="36.452" calcext:value-type="float">
            <text:p>36,452</text:p>
          </table:table-cell>
          <table:table-cell office:value-type="float" office:value="32.119" calcext:value-type="float">
            <text:p>32,119</text:p>
          </table:table-cell>
          <table:table-cell office:value-type="float" office:value="33.1" calcext:value-type="float">
            <text:p>33,1</text:p>
          </table:table-cell>
          <table:table-cell office:value-type="float" office:value="24.391" calcext:value-type="float">
            <text:p>24,391</text:p>
          </table:table-cell>
          <table:table-cell office:value-type="float" office:value="22.093" calcext:value-type="float">
            <text:p>22,093</text:p>
          </table:table-cell>
          <table:table-cell office:value-type="float" office:value="18.284" calcext:value-type="float">
            <text:p>18,28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42" calcext:value-type="float">
            <text:p>12,42</text:p>
          </table:table-cell>
          <table:table-cell office:value-type="float" office:value="11.309" calcext:value-type="float">
            <text:p>11,309</text:p>
          </table:table-cell>
          <table:table-cell office:value-type="float" office:value="9.822" calcext:value-type="float">
            <text:p>9,822</text:p>
          </table:table-cell>
          <table:table-cell office:value-type="float" office:value="14.04" calcext:value-type="float">
            <text:p>14,04</text:p>
          </table:table-cell>
          <table:table-cell office:value-type="float" office:value="10.239" calcext:value-type="float">
            <text:p>10,239</text:p>
          </table:table-cell>
          <table:table-cell table:number-columns-repeated="2" office:value-type="float" office:value="9.21" calcext:value-type="float">
            <text:p>9,21</text:p>
          </table:table-cell>
          <table:table-cell office:value-type="float" office:value="11.092" calcext:value-type="float">
            <text:p>11,092</text:p>
          </table:table-cell>
          <table:table-cell office:value-type="float" office:value="10.239" calcext:value-type="float">
            <text:p>10,23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756" calcext:value-type="float">
            <text:p>64,756</text:p>
          </table:table-cell>
          <table:table-cell office:value-type="float" office:value="12.875" calcext:value-type="float">
            <text:p>12,875</text:p>
          </table:table-cell>
          <table:table-cell office:value-type="float" office:value="20.203" calcext:value-type="float">
            <text:p>20,203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875" calcext:value-type="float">
            <text:p>12,875</text:p>
          </table:table-cell>
          <table:table-cell office:value-type="float" office:value="14.758" calcext:value-type="float">
            <text:p>14,758</text:p>
          </table:table-cell>
          <table:table-cell office:value-type="float" office:value="15.244" calcext:value-type="float">
            <text:p>15,244</text:p>
          </table:table-cell>
          <table:table-cell office:value-type="float" office:value="13.336" calcext:value-type="float">
            <text:p>13,336</text:p>
          </table:table-cell>
          <table:table-cell office:value-type="float" office:value="36.112" calcext:value-type="float">
            <text:p>36,112</text:p>
          </table:table-cell>
          <table:table-cell office:value-type="float" office:value="19.344" calcext:value-type="float">
            <text:p>19,344</text:p>
          </table:table-cell>
          <table:table-cell office:value-type="float" office:value="15.244" calcext:value-type="float">
            <text:p>15,244</text:p>
          </table:table-cell>
          <table:table-cell office:value-type="float" office:value="13.569" calcext:value-type="float">
            <text:p>13,569</text:p>
          </table:table-cell>
          <table:table-cell office:value-type="float" office:value="15.736" calcext:value-type="float">
            <text:p>15,736</text:p>
          </table:table-cell>
          <table:table-cell office:value-type="float" office:value="22.093" calcext:value-type="float">
            <text:p>22,093</text:p>
          </table:table-cell>
          <table:table-cell office:value-type="float" office:value="19.344" calcext:value-type="float">
            <text:p>19,344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984" calcext:value-type="float">
            <text:p>15,98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7.763" calcext:value-type="float">
            <text:p>17,763</text:p>
          </table:table-cell>
          <table:table-cell office:value-type="float" office:value="23.808" calcext:value-type="float">
            <text:p>23,808</text:p>
          </table:table-cell>
          <table:table-cell office:value-type="float" office:value="16.234" calcext:value-type="float">
            <text:p>16,23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3.804" calcext:value-type="float">
            <text:p>13,804</text:p>
          </table:table-cell>
          <table:table-cell office:value-type="float" office:value="21.532" calcext:value-type="float">
            <text:p>21,532</text:p>
          </table:table-cell>
          <table:table-cell office:value-type="float" office:value="22.659" calcext:value-type="float">
            <text:p>22,659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" calcext:value-type="float">
            <text:p>15</text:p>
          </table:table-cell>
          <table:table-cell office:value-type="float" office:value="14.04" calcext:value-type="float">
            <text:p>14,0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7.763" calcext:value-type="float">
            <text:p>17,763</text:p>
          </table:table-cell>
          <table:table-cell office:value-type="float" office:value="30.509" calcext:value-type="float">
            <text:p>30,509</text:p>
          </table:table-cell>
          <table:table-cell office:value-type="float" office:value="64.756" calcext:value-type="float">
            <text:p>64,756</text:p>
          </table:table-cell>
          <table:table-cell office:value-type="float" office:value="29.874" calcext:value-type="float">
            <text:p>29,874</text:p>
          </table:table-cell>
          <table:table-cell office:value-type="float" office:value="19.344" calcext:value-type="float">
            <text:p>19,34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247" calcext:value-type="float">
            <text:p>17,247</text:p>
          </table:table-cell>
          <table:table-cell office:value-type="float" office:value="11.092" calcext:value-type="float">
            <text:p>11,092</text:p>
          </table:table-cell>
          <table:table-cell office:value-type="float" office:value="12.542" calcext:value-type="float">
            <text:p>12,54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875" calcext:value-type="float">
            <text:p>12,875</text:p>
          </table:table-cell>
          <table:table-cell office:value-type="float" office:value="12.42" calcext:value-type="float">
            <text:p>12,42</text:p>
          </table:table-cell>
          <table:table-cell office:value-type="float" office:value="12.194" calcext:value-type="float">
            <text:p>12,194</text:p>
          </table:table-cell>
          <table:table-cell table:number-columns-repeated="3" office:value-type="float" office:value="11.97" calcext:value-type="float">
            <text:p>11,97</text:p>
          </table:table-cell>
          <table:table-cell office:value-type="float" office:value="11.528" calcext:value-type="float">
            <text:p>11,528</text:p>
          </table:table-cell>
          <table:table-cell table:number-columns-repeated="3" office:value-type="float" office:value="11.748" calcext:value-type="float">
            <text:p>11,748</text:p>
          </table:table-cell>
          <table:table-cell office:value-type="float" office:value="11.528" calcext:value-type="float">
            <text:p>11,528</text:p>
          </table:table-cell>
          <table:table-cell office:value-type="float" office:value="12.875" calcext:value-type="float">
            <text:p>12,875</text:p>
          </table:table-cell>
          <table:table-cell office:value-type="float" office:value="17.247" calcext:value-type="float">
            <text:p>17,247</text:p>
          </table:table-cell>
          <table:table-cell office:value-type="float" office:value="14.758" calcext:value-type="float">
            <text:p>14,758</text:p>
          </table:table-cell>
          <table:table-cell office:value-type="float" office:value="13.569" calcext:value-type="float">
            <text:p>13,569</text:p>
          </table:table-cell>
          <table:table-cell office:value-type="float" office:value="12.875" calcext:value-type="float">
            <text:p>12,875</text:p>
          </table:table-cell>
          <table:table-cell office:value-type="float" office:value="13.105" calcext:value-type="float">
            <text:p>13,105</text:p>
          </table:table-cell>
          <table:table-cell office:value-type="float" office:value="12.875" calcext:value-type="float">
            <text:p>12,875</text:p>
          </table:table-cell>
          <table:table-cell office:value-type="float" office:value="12.194" calcext:value-type="float">
            <text:p>12,194</text:p>
          </table:table-cell>
          <table:table-cell office:value-type="float" office:value="11.97" calcext:value-type="float">
            <text:p>11,97</text:p>
          </table:table-cell>
          <table:table-cell office:value-type="float" office:value="14.758" calcext:value-type="float">
            <text:p>14,758</text:p>
          </table:table-cell>
          <table:table-cell office:value-type="float" office:value="12.875" calcext:value-type="float">
            <text:p>12,875</text:p>
          </table:table-cell>
          <table:table-cell table:number-columns-repeated="2" office:value-type="float" office:value="12.42" calcext:value-type="float">
            <text:p>12,42</text:p>
          </table:table-cell>
          <table:table-cell office:value-type="float" office:value="11.97" calcext:value-type="float">
            <text:p>11,97</text:p>
          </table:table-cell>
          <table:table-cell table:number-columns-repeated="2" office:value-type="float" office:value="11.528" calcext:value-type="float">
            <text:p>11,528</text:p>
          </table:table-cell>
          <table:table-cell office:value-type="float" office:value="11.092" calcext:value-type="float">
            <text:p>11,092</text:p>
          </table:table-cell>
          <table:table-cell office:value-type="float" office:value="11.528" calcext:value-type="float">
            <text:p>11,528</text:p>
          </table:table-cell>
          <table:table-cell office:value-type="float" office:value="12.875" calcext:value-type="float">
            <text:p>12,875</text:p>
          </table:table-cell>
          <table:table-cell office:value-type="float" office:value="12.646" calcext:value-type="float">
            <text:p>12,64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871" calcext:value-type="float">
            <text:p>25,871</text:p>
          </table:table-cell>
          <table:table-cell office:value-type="float" office:value="10.876" calcext:value-type="float">
            <text:p>10,876</text:p>
          </table:table-cell>
          <table:table-cell office:value-type="float" office:value="14.067" calcext:value-type="float">
            <text:p>14,06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table:number-columns-repeated="3" office:value-type="float" office:value="14.04" calcext:value-type="float">
            <text:p>14,04</text:p>
          </table:table-cell>
          <table:table-cell table:number-columns-repeated="3"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table:number-columns-repeated="2" office:value-type="float" office:value="13.336" calcext:value-type="float">
            <text:p>13,336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804" calcext:value-type="float">
            <text:p>13,804</text:p>
          </table:table-cell>
          <table:table-cell office:value-type="float" office:value="12.194" calcext:value-type="float">
            <text:p>12,194</text:p>
          </table:table-cell>
          <table:table-cell office:value-type="float" office:value="10.876" calcext:value-type="float">
            <text:p>10,876</text:p>
          </table:table-cell>
          <table:table-cell office:value-type="float" office:value="12.42" calcext:value-type="float">
            <text:p>12,42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875" calcext:value-type="float">
            <text:p>12,875</text:p>
          </table:table-cell>
          <table:table-cell office:value-type="float" office:value="12.42" calcext:value-type="float">
            <text:p>12,42</text:p>
          </table:table-cell>
          <table:table-cell office:value-type="float" office:value="25.871" calcext:value-type="float">
            <text:p>25,871</text:p>
          </table:table-cell>
          <table:table-cell office:value-type="float" office:value="18.023" calcext:value-type="float">
            <text:p>18,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.875" calcext:value-type="float">
            <text:p>12,87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984" calcext:value-type="float">
            <text:p>15,98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5.276" calcext:value-type="float">
            <text:p>15,27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489" calcext:value-type="float">
            <text:p>15,489</text:p>
          </table:table-cell>
          <table:table-cell table:number-columns-repeated="2" office:value-type="float" office:value="15.736" calcext:value-type="float">
            <text:p>15,736</text:p>
          </table:table-cell>
          <table:table-cell table:number-columns-repeated="5" office:value-type="float" office:value="15.244" calcext:value-type="float">
            <text:p>15,24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.758" calcext:value-type="float">
            <text:p>14,758</text:p>
          </table:table-cell>
          <table:table-cell office:value-type="float" office:value="15.244" calcext:value-type="float">
            <text:p>15,24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5.244" calcext:value-type="float">
            <text:p>15,244</text:p>
          </table:table-cell>
          <table:table-cell office:value-type="float" office:value="15.489" calcext:value-type="float">
            <text:p>15,489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5.244" calcext:value-type="float">
            <text:p>15,244</text:p>
          </table:table-cell>
          <table:table-cell office:value-type="float" office:value="15.736" calcext:value-type="float">
            <text:p>15,73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5.244" calcext:value-type="float">
            <text:p>15,24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5.244" calcext:value-type="float">
            <text:p>15,2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5.244" calcext:value-type="float">
            <text:p>15,24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244" calcext:value-type="float">
            <text:p>15,244</text:p>
          </table:table-cell>
          <table:table-cell office:value-type="float" office:value="15.762" calcext:value-type="float">
            <text:p>15,76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36" calcext:value-type="float">
            <text:p>15,736</text:p>
          </table:table-cell>
          <table:table-cell office:value-type="float" office:value="15.984" calcext:value-type="float">
            <text:p>15,984</text:p>
          </table:table-cell>
          <table:table-cell office:value-type="float" office:value="16.234" calcext:value-type="float">
            <text:p>16,234</text:p>
          </table:table-cell>
          <table:table-cell table:number-columns-repeated="2" office:value-type="float" office:value="15.736" calcext:value-type="float">
            <text:p>15,736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736" calcext:value-type="float">
            <text:p>15,736</text:p>
          </table:table-cell>
          <table:table-cell table:number-columns-repeated="3" office:value-type="float" office:value="16.234" calcext:value-type="float">
            <text:p>16,234</text:p>
          </table:table-cell>
          <table:table-cell table:number-columns-repeated="2" office:value-type="float" office:value="15.736" calcext:value-type="float">
            <text:p>15,736</text:p>
          </table:table-cell>
          <table:table-cell office:value-type="float" office:value="15.984" calcext:value-type="float">
            <text:p>15,984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736" calcext:value-type="float">
            <text:p>15,736</text:p>
          </table:table-cell>
          <table:table-cell table:number-columns-repeated="2" office:value-type="float" office:value="15.244" calcext:value-type="float">
            <text:p>15,244</text:p>
          </table:table-cell>
          <table:table-cell office:value-type="float" office:value="15.736" calcext:value-type="float">
            <text:p>15,736</text:p>
          </table:table-cell>
          <table:table-cell table:number-columns-repeated="7" office:value-type="float" office:value="15.244" calcext:value-type="float">
            <text:p>15,24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.149" calcext:value-type="float">
            <text:p>31,149</text:p>
          </table:table-cell>
          <table:table-cell office:value-type="float" office:value="15.984" calcext:value-type="float">
            <text:p>15,984</text:p>
          </table:table-cell>
          <table:table-cell office:value-type="float" office:value="18.643" calcext:value-type="float">
            <text:p>18,64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763" calcext:value-type="float">
            <text:p>17,763</text:p>
          </table:table-cell>
          <table:table-cell office:value-type="float" office:value="18.547" calcext:value-type="float">
            <text:p>18,547</text:p>
          </table:table-cell>
          <table:table-cell office:value-type="float" office:value="18.284" calcext:value-type="float">
            <text:p>18,284</text:p>
          </table:table-cell>
          <table:table-cell office:value-type="float" office:value="17.504" calcext:value-type="float">
            <text:p>17,504</text:p>
          </table:table-cell>
          <table:table-cell office:value-type="float" office:value="31.149" calcext:value-type="float">
            <text:p>31,149</text:p>
          </table:table-cell>
          <table:table-cell office:value-type="float" office:value="29.244" calcext:value-type="float">
            <text:p>29,244</text:p>
          </table:table-cell>
          <table:table-cell office:value-type="float" office:value="23.808" calcext:value-type="float">
            <text:p>23,808</text:p>
          </table:table-cell>
          <table:table-cell office:value-type="float" office:value="20.977" calcext:value-type="float">
            <text:p>20,977</text:p>
          </table:table-cell>
          <table:table-cell office:value-type="float" office:value="18.547" calcext:value-type="float">
            <text:p>18,547</text:p>
          </table:table-cell>
          <table:table-cell office:value-type="float" office:value="18.811" calcext:value-type="float">
            <text:p>18,811</text:p>
          </table:table-cell>
          <table:table-cell office:value-type="float" office:value="17.763" calcext:value-type="float">
            <text:p>17,763</text:p>
          </table:table-cell>
          <table:table-cell office:value-type="float" office:value="18.284" calcext:value-type="float">
            <text:p>18,284</text:p>
          </table:table-cell>
          <table:table-cell office:value-type="float" office:value="17.504" calcext:value-type="float">
            <text:p>17,504</text:p>
          </table:table-cell>
          <table:table-cell office:value-type="float" office:value="17.247" calcext:value-type="float">
            <text:p>17,247</text:p>
          </table:table-cell>
          <table:table-cell office:value-type="float" office:value="17.504" calcext:value-type="float">
            <text:p>17,504</text:p>
          </table:table-cell>
          <table:table-cell table:number-columns-repeated="2" office:value-type="float" office:value="16.738" calcext:value-type="float">
            <text:p>16,738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5.984" calcext:value-type="float">
            <text:p>15,984</text:p>
          </table:table-cell>
          <table:table-cell office:value-type="float" office:value="17.247" calcext:value-type="float">
            <text:p>17,247</text:p>
          </table:table-cell>
          <table:table-cell office:value-type="float" office:value="23.231" calcext:value-type="float">
            <text:p>23,231</text:p>
          </table:table-cell>
          <table:table-cell office:value-type="float" office:value="18.023" calcext:value-type="float">
            <text:p>18,023</text:p>
          </table:table-cell>
          <table:table-cell office:value-type="float" office:value="17.247" calcext:value-type="float">
            <text:p>17,247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485" calcext:value-type="float">
            <text:p>16,485</text:p>
          </table:table-cell>
          <table:table-cell office:value-type="float" office:value="15.984" calcext:value-type="float">
            <text:p>15,98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485" calcext:value-type="float">
            <text:p>16,485</text:p>
          </table:table-cell>
          <table:table-cell office:value-type="float" office:value="16.234" calcext:value-type="float">
            <text:p>16,23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6.794" calcext:value-type="float">
            <text:p>36,794</text:p>
          </table:table-cell>
          <table:table-cell office:value-type="float" office:value="18.284" calcext:value-type="float">
            <text:p>18,284</text:p>
          </table:table-cell>
          <table:table-cell office:value-type="float" office:value="21.53" calcext:value-type="float">
            <text:p>21,5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.794" calcext:value-type="float">
            <text:p>36,794</text:p>
          </table:table-cell>
          <table:table-cell office:value-type="float" office:value="24.979" calcext:value-type="float">
            <text:p>24,979</text:p>
          </table:table-cell>
          <table:table-cell office:value-type="float" office:value="19.613" calcext:value-type="float">
            <text:p>19,613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547" calcext:value-type="float">
            <text:p>18,547</text:p>
          </table:table-cell>
          <table:table-cell office:value-type="float" office:value="19.883" calcext:value-type="float">
            <text:p>19,883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811" calcext:value-type="float">
            <text:p>18,811</text:p>
          </table:table-cell>
          <table:table-cell office:value-type="float" office:value="22.944" calcext:value-type="float">
            <text:p>22,944</text:p>
          </table:table-cell>
          <table:table-cell office:value-type="float" office:value="19.613" calcext:value-type="float">
            <text:p>19,613</text:p>
          </table:table-cell>
          <table:table-cell office:value-type="float" office:value="18.811" calcext:value-type="float">
            <text:p>18,811</text:p>
          </table:table-cell>
          <table:table-cell office:value-type="float" office:value="19.077" calcext:value-type="float">
            <text:p>19,077</text:p>
          </table:table-cell>
          <table:table-cell office:value-type="float" office:value="18.811" calcext:value-type="float">
            <text:p>18,811</text:p>
          </table:table-cell>
          <table:table-cell office:value-type="float" office:value="25.573" calcext:value-type="float">
            <text:p>25,573</text:p>
          </table:table-cell>
          <table:table-cell office:value-type="float" office:value="36.452" calcext:value-type="float">
            <text:p>36,452</text:p>
          </table:table-cell>
          <table:table-cell office:value-type="float" office:value="26.775" calcext:value-type="float">
            <text:p>26,775</text:p>
          </table:table-cell>
          <table:table-cell office:value-type="float" office:value="22.093" calcext:value-type="float">
            <text:p>22,093</text:p>
          </table:table-cell>
          <table:table-cell office:value-type="float" office:value="21.532" calcext:value-type="float">
            <text:p>21,532</text:p>
          </table:table-cell>
          <table:table-cell office:value-type="float" office:value="20.154" calcext:value-type="float">
            <text:p>20,154</text:p>
          </table:table-cell>
          <table:table-cell table:number-columns-repeated="3" office:value-type="float" office:value="19.344" calcext:value-type="float">
            <text:p>19,34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547" calcext:value-type="float">
            <text:p>18,547</text:p>
          </table:table-cell>
          <table:table-cell office:value-type="float" office:value="18.284" calcext:value-type="float">
            <text:p>18,284</text:p>
          </table:table-cell>
          <table:table-cell office:value-type="float" office:value="24.979" calcext:value-type="float">
            <text:p>24,979</text:p>
          </table:table-cell>
          <table:table-cell office:value-type="float" office:value="23.808" calcext:value-type="float">
            <text:p>23,808</text:p>
          </table:table-cell>
          <table:table-cell office:value-type="float" office:value="20.977" calcext:value-type="float">
            <text:p>20,977</text:p>
          </table:table-cell>
          <table:table-cell office:value-type="float" office:value="19.344" calcext:value-type="float">
            <text:p>19,34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573" calcext:value-type="float">
            <text:p>25,573</text:p>
          </table:table-cell>
          <table:table-cell office:value-type="float" office:value="17.504" calcext:value-type="float">
            <text:p>17,504</text:p>
          </table:table-cell>
          <table:table-cell office:value-type="float" office:value="19.34" calcext:value-type="float">
            <text:p>19,3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093" calcext:value-type="float">
            <text:p>22,093</text:p>
          </table:table-cell>
          <table:table-cell office:value-type="float" office:value="20.154" calcext:value-type="float">
            <text:p>20,154</text:p>
          </table:table-cell>
          <table:table-cell office:value-type="float" office:value="19.077" calcext:value-type="float">
            <text:p>19,077</text:p>
          </table:table-cell>
          <table:table-cell table:number-columns-repeated="2"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office:value-type="float" office:value="25.573" calcext:value-type="float">
            <text:p>25,573</text:p>
          </table:table-cell>
          <table:table-cell office:value-type="float" office:value="20.977" calcext:value-type="float">
            <text:p>20,977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547" calcext:value-type="float">
            <text:p>18,547</text:p>
          </table:table-cell>
          <table:table-cell table:number-columns-repeated="2" office:value-type="float" office:value="18.284" calcext:value-type="float">
            <text:p>18,284</text:p>
          </table:table-cell>
          <table:table-cell office:value-type="float" office:value="17.763" calcext:value-type="float">
            <text:p>17,763</text:p>
          </table:table-cell>
          <table:table-cell office:value-type="float" office:value="17.504" calcext:value-type="float">
            <text:p>17,504</text:p>
          </table:table-cell>
          <table:table-cell office:value-type="float" office:value="22.093" calcext:value-type="float">
            <text:p>22,093</text:p>
          </table:table-cell>
          <table:table-cell office:value-type="float" office:value="19.077" calcext:value-type="float">
            <text:p>19,077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023" calcext:value-type="float">
            <text:p>18,023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811" calcext:value-type="float">
            <text:p>18,811</text:p>
          </table:table-cell>
          <table:table-cell office:value-type="float" office:value="23.808" calcext:value-type="float">
            <text:p>23,808</text:p>
          </table:table-cell>
          <table:table-cell office:value-type="float" office:value="20.427" calcext:value-type="float">
            <text:p>20,427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023" calcext:value-type="float">
            <text:p>18,023</text:p>
          </table:table-cell>
          <table:table-cell office:value-type="float" office:value="18.547" calcext:value-type="float">
            <text:p>18,547</text:p>
          </table:table-cell>
          <table:table-cell office:value-type="float" office:value="17.763" calcext:value-type="float">
            <text:p>17,763</text:p>
          </table:table-cell>
          <table:table-cell office:value-type="float" office:value="19.077" calcext:value-type="float">
            <text:p>19,077</text:p>
          </table:table-cell>
          <table:table-cell office:value-type="float" office:value="19.613" calcext:value-type="float">
            <text:p>19,61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555" calcext:value-type="float">
            <text:p>48,555</text:p>
          </table:table-cell>
          <table:table-cell office:value-type="float" office:value="18.284" calcext:value-type="float">
            <text:p>18,284</text:p>
          </table:table-cell>
          <table:table-cell office:value-type="float" office:value="23.438" calcext:value-type="float">
            <text:p>23,43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44" calcext:value-type="float">
            <text:p>19,344</text:p>
          </table:table-cell>
          <table:table-cell table:number-columns-repeated="2" office:value-type="float" office:value="18.811" calcext:value-type="float">
            <text:p>18,811</text:p>
          </table:table-cell>
          <table:table-cell table:number-columns-repeated="3" office:value-type="float" office:value="18.284" calcext:value-type="float">
            <text:p>18,28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547" calcext:value-type="float">
            <text:p>18,547</text:p>
          </table:table-cell>
          <table:table-cell office:value-type="float" office:value="22.659" calcext:value-type="float">
            <text:p>22,659</text:p>
          </table:table-cell>
          <table:table-cell office:value-type="float" office:value="28.619" calcext:value-type="float">
            <text:p>28,619</text:p>
          </table:table-cell>
          <table:table-cell office:value-type="float" office:value="38.522" calcext:value-type="float">
            <text:p>38,522</text:p>
          </table:table-cell>
          <table:table-cell office:value-type="float" office:value="48.555" calcext:value-type="float">
            <text:p>48,555</text:p>
          </table:table-cell>
          <table:table-cell office:value-type="float" office:value="35.434" calcext:value-type="float">
            <text:p>35,434</text:p>
          </table:table-cell>
          <table:table-cell office:value-type="float" office:value="25.573" calcext:value-type="float">
            <text:p>25,573</text:p>
          </table:table-cell>
          <table:table-cell office:value-type="float" office:value="21.532" calcext:value-type="float">
            <text:p>21,532</text:p>
          </table:table-cell>
          <table:table-cell office:value-type="float" office:value="21.254" calcext:value-type="float">
            <text:p>21,254</text:p>
          </table:table-cell>
          <table:table-cell office:value-type="float" office:value="21.532" calcext:value-type="float">
            <text:p>21,532</text:p>
          </table:table-cell>
          <table:table-cell office:value-type="float" office:value="20.701" calcext:value-type="float">
            <text:p>20,701</text:p>
          </table:table-cell>
          <table:table-cell office:value-type="float" office:value="19.613" calcext:value-type="float">
            <text:p>19,613</text:p>
          </table:table-cell>
          <table:table-cell table:number-columns-repeated="3" office:value-type="float" office:value="19.883" calcext:value-type="float">
            <text:p>19,883</text:p>
          </table:table-cell>
          <table:table-cell office:value-type="float" office:value="18.811" calcext:value-type="float">
            <text:p>18,811</text:p>
          </table:table-cell>
          <table:table-cell office:value-type="float" office:value="19.344" calcext:value-type="float">
            <text:p>19,344</text:p>
          </table:table-cell>
          <table:table-cell office:value-type="float" office:value="29.874" calcext:value-type="float">
            <text:p>29,874</text:p>
          </table:table-cell>
          <table:table-cell office:value-type="float" office:value="35.772" calcext:value-type="float">
            <text:p>35,772</text:p>
          </table:table-cell>
          <table:table-cell office:value-type="float" office:value="30.191" calcext:value-type="float">
            <text:p>30,191</text:p>
          </table:table-cell>
          <table:table-cell office:value-type="float" office:value="24.391" calcext:value-type="float">
            <text:p>24,39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8.866" calcext:value-type="float">
            <text:p>68,866</text:p>
          </table:table-cell>
          <table:table-cell office:value-type="float" office:value="19.344" calcext:value-type="float">
            <text:p>19,344</text:p>
          </table:table-cell>
          <table:table-cell office:value-type="float" office:value="28.675" calcext:value-type="float">
            <text:p>28,67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.866" calcext:value-type="float">
            <text:p>68,866</text:p>
          </table:table-cell>
          <table:table-cell office:value-type="float" office:value="38.872" calcext:value-type="float">
            <text:p>38,872</text:p>
          </table:table-cell>
          <table:table-cell office:value-type="float" office:value="26.775" calcext:value-type="float">
            <text:p>26,775</text:p>
          </table:table-cell>
          <table:table-cell office:value-type="float" office:value="24.979" calcext:value-type="float">
            <text:p>24,979</text:p>
          </table:table-cell>
          <table:table-cell office:value-type="float" office:value="23.808" calcext:value-type="float">
            <text:p>23,808</text:p>
          </table:table-cell>
          <table:table-cell office:value-type="float" office:value="22.659" calcext:value-type="float">
            <text:p>22,659</text:p>
          </table:table-cell>
          <table:table-cell office:value-type="float" office:value="20.977" calcext:value-type="float">
            <text:p>20,977</text:p>
          </table:table-cell>
          <table:table-cell office:value-type="float" office:value="24.391" calcext:value-type="float">
            <text:p>24,391</text:p>
          </table:table-cell>
          <table:table-cell office:value-type="float" office:value="22.093" calcext:value-type="float">
            <text:p>22,093</text:p>
          </table:table-cell>
          <table:table-cell office:value-type="float" office:value="24.979" calcext:value-type="float">
            <text:p>24,979</text:p>
          </table:table-cell>
          <table:table-cell office:value-type="float" office:value="25.871" calcext:value-type="float">
            <text:p>25,871</text:p>
          </table:table-cell>
          <table:table-cell office:value-type="float" office:value="31.149" calcext:value-type="float">
            <text:p>31,149</text:p>
          </table:table-cell>
          <table:table-cell office:value-type="float" office:value="64.25" calcext:value-type="float">
            <text:p>64,25</text:p>
          </table:table-cell>
          <table:table-cell office:value-type="float" office:value="51.263" calcext:value-type="float">
            <text:p>51,263</text:p>
          </table:table-cell>
          <table:table-cell office:value-type="float" office:value="34.761" calcext:value-type="float">
            <text:p>34,761</text:p>
          </table:table-cell>
          <table:table-cell table:number-columns-repeated="2" office:value-type="float" office:value="26.473" calcext:value-type="float">
            <text:p>26,473</text:p>
          </table:table-cell>
          <table:table-cell office:value-type="float" office:value="23.808" calcext:value-type="float">
            <text:p>23,808</text:p>
          </table:table-cell>
          <table:table-cell office:value-type="float" office:value="23.519" calcext:value-type="float">
            <text:p>23,519</text:p>
          </table:table-cell>
          <table:table-cell table:number-columns-repeated="2" office:value-type="float" office:value="22.659" calcext:value-type="float">
            <text:p>22,659</text:p>
          </table:table-cell>
          <table:table-cell office:value-type="float" office:value="21.812" calcext:value-type="float">
            <text:p>21,812</text:p>
          </table:table-cell>
          <table:table-cell office:value-type="float" office:value="27.385" calcext:value-type="float">
            <text:p>27,385</text:p>
          </table:table-cell>
          <table:table-cell office:value-type="float" office:value="25.573" calcext:value-type="float">
            <text:p>25,573</text:p>
          </table:table-cell>
          <table:table-cell office:value-type="float" office:value="23.231" calcext:value-type="float">
            <text:p>23,231</text:p>
          </table:table-cell>
          <table:table-cell office:value-type="float" office:value="22.093" calcext:value-type="float">
            <text:p>22,093</text:p>
          </table:table-cell>
          <table:table-cell office:value-type="float" office:value="20.977" calcext:value-type="float">
            <text:p>20,977</text:p>
          </table:table-cell>
          <table:table-cell office:value-type="float" office:value="19.883" calcext:value-type="float">
            <text:p>19,883</text:p>
          </table:table-cell>
          <table:table-cell office:value-type="float" office:value="19.344" calcext:value-type="float">
            <text:p>19,344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9.429" calcext:value-type="float">
            <text:p>149,429</text:p>
          </table:table-cell>
          <table:table-cell office:value-type="float" office:value="16.234" calcext:value-type="float">
            <text:p>16,234</text:p>
          </table:table-cell>
          <table:table-cell office:value-type="float" office:value="47.684" calcext:value-type="float">
            <text:p>47,68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.912" calcext:value-type="float">
            <text:p>45,912</text:p>
          </table:table-cell>
          <table:table-cell office:value-type="float" office:value="80.746" calcext:value-type="float">
            <text:p>80,746</text:p>
          </table:table-cell>
          <table:table-cell office:value-type="float" office:value="69.388" calcext:value-type="float">
            <text:p>69,388</text:p>
          </table:table-cell>
          <table:table-cell office:value-type="float" office:value="43.521" calcext:value-type="float">
            <text:p>43,521</text:p>
          </table:table-cell>
          <table:table-cell office:value-type="float" office:value="54.975" calcext:value-type="float">
            <text:p>54,975</text:p>
          </table:table-cell>
          <table:table-cell office:value-type="float" office:value="47.666" calcext:value-type="float">
            <text:p>47,666</text:p>
          </table:table-cell>
          <table:table-cell office:value-type="float" office:value="40.636" calcext:value-type="float">
            <text:p>40,636</text:p>
          </table:table-cell>
          <table:table-cell office:value-type="float" office:value="79.631" calcext:value-type="float">
            <text:p>79,631</text:p>
          </table:table-cell>
          <table:table-cell office:value-type="float" office:value="149.429" calcext:value-type="float">
            <text:p>149,429</text:p>
          </table:table-cell>
          <table:table-cell office:value-type="float" office:value="97.068" calcext:value-type="float">
            <text:p>97,068</text:p>
          </table:table-cell>
          <table:table-cell office:value-type="float" office:value="63.746" calcext:value-type="float">
            <text:p>63,746</text:p>
          </table:table-cell>
          <table:table-cell office:value-type="float" office:value="43.156" calcext:value-type="float">
            <text:p>43,156</text:p>
          </table:table-cell>
          <table:table-cell office:value-type="float" office:value="32.119" calcext:value-type="float">
            <text:p>32,119</text:p>
          </table:table-cell>
          <table:table-cell office:value-type="float" office:value="27.999" calcext:value-type="float">
            <text:p>27,999</text:p>
          </table:table-cell>
          <table:table-cell office:value-type="float" office:value="26.171" calcext:value-type="float">
            <text:p>26,171</text:p>
          </table:table-cell>
          <table:table-cell office:value-type="float" office:value="25.871" calcext:value-type="float">
            <text:p>25,871</text:p>
          </table:table-cell>
          <table:table-cell office:value-type="float" office:value="23.519" calcext:value-type="float">
            <text:p>23,519</text:p>
          </table:table-cell>
          <table:table-cell office:value-type="float" office:value="21.254" calcext:value-type="float">
            <text:p>21,254</text:p>
          </table:table-cell>
          <table:table-cell office:value-type="float" office:value="19.883" calcext:value-type="float">
            <text:p>19,883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table:number-columns-repeated="2" office:value-type="float" office:value="18.023" calcext:value-type="float">
            <text:p>18,023</text:p>
          </table:table-cell>
          <table:table-cell office:value-type="float" office:value="17.247" calcext:value-type="float">
            <text:p>17,247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8.284" calcext:value-type="float">
            <text:p>18,284</text:p>
          </table:table-cell>
          <table:table-cell office:value-type="float" office:value="43.521" calcext:value-type="float">
            <text:p>43,521</text:p>
          </table:table-cell>
          <table:table-cell office:value-type="float" office:value="124.021" calcext:value-type="float">
            <text:p>124,021</text:p>
          </table:table-cell>
          <table:table-cell office:value-type="float" office:value="103.218" calcext:value-type="float">
            <text:p>103,218</text:p>
          </table:table-cell>
          <table:table-cell office:value-type="float" office:value="73.625" calcext:value-type="float">
            <text:p>73,6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9.776" calcext:value-type="float">
            <text:p>59,776</text:p>
          </table:table-cell>
          <table:table-cell office:value-type="float" office:value="16.234" calcext:value-type="float">
            <text:p>16,234</text:p>
          </table:table-cell>
          <table:table-cell office:value-type="float" office:value="33.336" calcext:value-type="float">
            <text:p>33,3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149" calcext:value-type="float">
            <text:p>31,149</text:p>
          </table:table-cell>
          <table:table-cell office:value-type="float" office:value="34.093" calcext:value-type="float">
            <text:p>34,093</text:p>
          </table:table-cell>
          <table:table-cell office:value-type="float" office:value="27.385" calcext:value-type="float">
            <text:p>27,385</text:p>
          </table:table-cell>
          <table:table-cell office:value-type="float" office:value="21.532" calcext:value-type="float">
            <text:p>21,532</text:p>
          </table:table-cell>
          <table:table-cell office:value-type="float" office:value="20.154" calcext:value-type="float">
            <text:p>20,154</text:p>
          </table:table-cell>
          <table:table-cell office:value-type="float" office:value="17.763" calcext:value-type="float">
            <text:p>17,763</text:p>
          </table:table-cell>
          <table:table-cell office:value-type="float" office:value="16.234" calcext:value-type="float">
            <text:p>16,234</text:p>
          </table:table-cell>
          <table:table-cell office:value-type="float" office:value="23.231" calcext:value-type="float">
            <text:p>23,231</text:p>
          </table:table-cell>
          <table:table-cell office:value-type="float" office:value="40.992" calcext:value-type="float">
            <text:p>40,992</text:p>
          </table:table-cell>
          <table:table-cell office:value-type="float" office:value="56.874" calcext:value-type="float">
            <text:p>56,874</text:p>
          </table:table-cell>
          <table:table-cell office:value-type="float" office:value="34.093" calcext:value-type="float">
            <text:p>34,093</text:p>
          </table:table-cell>
          <table:table-cell office:value-type="float" office:value="26.775" calcext:value-type="float">
            <text:p>26,775</text:p>
          </table:table-cell>
          <table:table-cell office:value-type="float" office:value="23.231" calcext:value-type="float">
            <text:p>23,231</text:p>
          </table:table-cell>
          <table:table-cell office:value-type="float" office:value="24.099" calcext:value-type="float">
            <text:p>24,099</text:p>
          </table:table-cell>
          <table:table-cell office:value-type="float" office:value="59.776" calcext:value-type="float">
            <text:p>59,776</text:p>
          </table:table-cell>
          <table:table-cell office:value-type="float" office:value="55.921" calcext:value-type="float">
            <text:p>55,921</text:p>
          </table:table-cell>
          <table:table-cell office:value-type="float" office:value="39.222" calcext:value-type="float">
            <text:p>39,222</text:p>
          </table:table-cell>
          <table:table-cell office:value-type="float" office:value="30.509" calcext:value-type="float">
            <text:p>30,509</text:p>
          </table:table-cell>
          <table:table-cell office:value-type="float" office:value="44.254" calcext:value-type="float">
            <text:p>44,254</text:p>
          </table:table-cell>
          <table:table-cell office:value-type="float" office:value="35.097" calcext:value-type="float">
            <text:p>35,097</text:p>
          </table:table-cell>
          <table:table-cell office:value-type="float" office:value="27.999" calcext:value-type="float">
            <text:p>27,999</text:p>
          </table:table-cell>
          <table:table-cell office:value-type="float" office:value="26.775" calcext:value-type="float">
            <text:p>26,775</text:p>
          </table:table-cell>
          <table:table-cell office:value-type="float" office:value="24.979" calcext:value-type="float">
            <text:p>24,979</text:p>
          </table:table-cell>
          <table:table-cell office:value-type="float" office:value="22.659" calcext:value-type="float">
            <text:p>22,659</text:p>
          </table:table-cell>
          <table:table-cell office:value-type="float" office:value="21.532" calcext:value-type="float">
            <text:p>21,532</text:p>
          </table:table-cell>
          <table:table-cell office:value-type="float" office:value="46.785" calcext:value-type="float">
            <text:p>46,785</text:p>
          </table:table-cell>
          <table:table-cell office:value-type="float" office:value="33.43" calcext:value-type="float">
            <text:p>33,43</text:p>
          </table:table-cell>
          <table:table-cell office:value-type="float" office:value="46.785" calcext:value-type="float">
            <text:p>46,785</text:p>
          </table:table-cell>
          <table:table-cell office:value-type="float" office:value="51.263" calcext:value-type="float">
            <text:p>51,263</text:p>
          </table:table-cell>
          <table:table-cell office:value-type="float" office:value="39.574" calcext:value-type="float">
            <text:p>39,574</text:p>
          </table:table-cell>
          <table:table-cell office:value-type="float" office:value="29.244" calcext:value-type="float">
            <text:p>29,24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6.875" calcext:value-type="float">
            <text:p>76,875</text:p>
          </table:table-cell>
          <table:table-cell office:value-type="float" office:value="12.875" calcext:value-type="float">
            <text:p>12,875</text:p>
          </table:table-cell>
          <table:table-cell office:value-type="float" office:value="23.45" calcext:value-type="float">
            <text:p>23,4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44" calcext:value-type="float">
            <text:p>15,244</text:p>
          </table:table-cell>
          <table:table-cell table:number-columns-repeated="2" office:value-type="float" office:value="14.278" calcext:value-type="float">
            <text:p>14,278</text:p>
          </table:table-cell>
          <table:table-cell office:value-type="float" office:value="14.04" calcext:value-type="float">
            <text:p>14,04</text:p>
          </table:table-cell>
          <table:table-cell office:value-type="float" office:value="14.278" calcext:value-type="float">
            <text:p>14,278</text:p>
          </table:table-cell>
          <table:table-cell table:number-columns-repeated="3" office:value-type="float" office:value="13.804" calcext:value-type="float">
            <text:p>13,804</text:p>
          </table:table-cell>
          <table:table-cell table:number-columns-repeated="3" office:value-type="float" office:value="13.336" calcext:value-type="float">
            <text:p>13,336</text:p>
          </table:table-cell>
          <table:table-cell table:number-columns-repeated="2" office:value-type="float" office:value="12.875" calcext:value-type="float">
            <text:p>12,875</text:p>
          </table:table-cell>
          <table:table-cell office:value-type="float" office:value="13.336" calcext:value-type="float">
            <text:p>13,336</text:p>
          </table:table-cell>
          <table:table-cell office:value-type="float" office:value="20.154" calcext:value-type="float">
            <text:p>20,154</text:p>
          </table:table-cell>
          <table:table-cell office:value-type="float" office:value="19.883" calcext:value-type="float">
            <text:p>19,883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244" calcext:value-type="float">
            <text:p>15,244</text:p>
          </table:table-cell>
          <table:table-cell office:value-type="float" office:value="18.284" calcext:value-type="float">
            <text:p>18,284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244" calcext:value-type="float">
            <text:p>15,244</text:p>
          </table:table-cell>
          <table:table-cell office:value-type="float" office:value="15" calcext:value-type="float">
            <text:p>15</text:p>
          </table:table-cell>
          <table:table-cell office:value-type="float" office:value="31.149" calcext:value-type="float">
            <text:p>31,149</text:p>
          </table:table-cell>
          <table:table-cell office:value-type="float" office:value="18.811" calcext:value-type="float">
            <text:p>18,811</text:p>
          </table:table-cell>
          <table:table-cell office:value-type="float" office:value="17.763" calcext:value-type="float">
            <text:p>17,763</text:p>
          </table:table-cell>
          <table:table-cell office:value-type="float" office:value="47.666" calcext:value-type="float">
            <text:p>47,666</text:p>
          </table:table-cell>
          <table:table-cell office:value-type="float" office:value="70.437" calcext:value-type="float">
            <text:p>70,437</text:p>
          </table:table-cell>
          <table:table-cell office:value-type="float" office:value="76.875" calcext:value-type="float">
            <text:p>76,875</text:p>
          </table:table-cell>
          <table:table-cell office:value-type="float" office:value="74.162" calcext:value-type="float">
            <text:p>74,162</text:p>
          </table:table-cell>
          <table:table-cell office:value-type="float" office:value="37.482" calcext:value-type="float">
            <text:p>37,48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231" calcext:value-type="float">
            <text:p>23,231</text:p>
          </table:table-cell>
          <table:table-cell office:value-type="float" office:value="13.569" calcext:value-type="float">
            <text:p>13,569</text:p>
          </table:table-cell>
          <table:table-cell office:value-type="float" office:value="16.059" calcext:value-type="float">
            <text:p>16,05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758" calcext:value-type="float">
            <text:p>14,758</text:p>
          </table:table-cell>
          <table:table-cell table:number-columns-repeated="4" office:value-type="float" office:value="14.278" calcext:value-type="float">
            <text:p>14,278</text:p>
          </table:table-cell>
          <table:table-cell office:value-type="float" office:value="14.04" calcext:value-type="float">
            <text:p>14,04</text:p>
          </table:table-cell>
          <table:table-cell table:number-columns-repeated="3" office:value-type="float" office:value="14.517" calcext:value-type="float">
            <text:p>14,517</text:p>
          </table:table-cell>
          <table:table-cell office:value-type="float" office:value="15.736" calcext:value-type="float">
            <text:p>15,736</text:p>
          </table:table-cell>
          <table:table-cell office:value-type="float" office:value="18.547" calcext:value-type="float">
            <text:p>18,547</text:p>
          </table:table-cell>
          <table:table-cell office:value-type="float" office:value="17.763" calcext:value-type="float">
            <text:p>17,763</text:p>
          </table:table-cell>
          <table:table-cell office:value-type="float" office:value="22.093" calcext:value-type="float">
            <text:p>22,093</text:p>
          </table:table-cell>
          <table:table-cell office:value-type="float" office:value="23.231" calcext:value-type="float">
            <text:p>23,231</text:p>
          </table:table-cell>
          <table:table-cell office:value-type="float" office:value="18.284" calcext:value-type="float">
            <text:p>18,28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736" calcext:value-type="float">
            <text:p>15,736</text:p>
          </table:table-cell>
          <table:table-cell office:value-type="float" office:value="15.489" calcext:value-type="float">
            <text:p>15,489</text:p>
          </table:table-cell>
          <table:table-cell office:value-type="float" office:value="16.485" calcext:value-type="float">
            <text:p>16,485</text:p>
          </table:table-cell>
          <table:table-cell office:value-type="float" office:value="19.883" calcext:value-type="float">
            <text:p>19,883</text:p>
          </table:table-cell>
          <table:table-cell office:value-type="float" office:value="18.284" calcext:value-type="float">
            <text:p>18,284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5.244" calcext:value-type="float">
            <text:p>15,244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244" calcext:value-type="float">
            <text:p>15,24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5" calcext:value-type="float">
            <text:p>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.804" calcext:value-type="float">
            <text:p>13,804</text:p>
          </table:table-cell>
          <table:table-cell office:value-type="float" office:value="14.495" calcext:value-type="float">
            <text:p>14,49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table:number-columns-repeated="4" office:value-type="float" office:value="14.758" calcext:value-type="float">
            <text:p>14,758</text:p>
          </table:table-cell>
          <table:table-cell office:value-type="float" office:value="14.517" calcext:value-type="float">
            <text:p>14,517</text:p>
          </table:table-cell>
          <table:table-cell table:number-columns-repeated="8" office:value-type="float" office:value="14.758" calcext:value-type="float">
            <text:p>14,758</text:p>
          </table:table-cell>
          <table:table-cell office:value-type="float" office:value="15" calcext:value-type="float">
            <text:p>15</text:p>
          </table:table-cell>
          <table:table-cell office:value-type="float" office:value="14.758" calcext:value-type="float">
            <text:p>14,758</text:p>
          </table:table-cell>
          <table:table-cell table:number-columns-repeated="3" office:value-type="float" office:value="14.278" calcext:value-type="float">
            <text:p>14,278</text:p>
          </table:table-cell>
          <table:table-cell table:number-columns-repeated="3" office:value-type="float" office:value="14.04" calcext:value-type="float">
            <text:p>14,04</text:p>
          </table:table-cell>
          <table:table-cell table:number-columns-repeated="2" office:value-type="float" office:value="14.278" calcext:value-type="float">
            <text:p>14,278</text:p>
          </table:table-cell>
          <table:table-cell table:number-columns-repeated="3" office:value-type="float" office:value="13.804" calcext:value-type="float">
            <text:p>13,80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247" calcext:value-type="float">
            <text:p>17,247</text:p>
          </table:table-cell>
          <table:table-cell office:value-type="float" office:value="14.758" calcext:value-type="float">
            <text:p>14,758</text:p>
          </table:table-cell>
          <table:table-cell office:value-type="float" office:value="15.698" calcext:value-type="float">
            <text:p>15,69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489" calcext:value-type="float">
            <text:p>15,489</text:p>
          </table:table-cell>
          <table:table-cell office:value-type="float" office:value="17.247" calcext:value-type="float">
            <text:p>17,247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736" calcext:value-type="float">
            <text:p>15,736</text:p>
          </table:table-cell>
          <table:table-cell office:value-type="float" office:value="16.234" calcext:value-type="float">
            <text:p>16,234</text:p>
          </table:table-cell>
          <table:table-cell table:number-columns-repeated="3" office:value-type="float" office:value="15.984" calcext:value-type="float">
            <text:p>15,984</text:p>
          </table:table-cell>
          <table:table-cell table:number-columns-repeated="2" office:value-type="float" office:value="15.736" calcext:value-type="float">
            <text:p>15,736</text:p>
          </table:table-cell>
          <table:table-cell office:value-type="float" office:value="15.984" calcext:value-type="float">
            <text:p>15,984</text:p>
          </table:table-cell>
          <table:table-cell table:number-columns-repeated="5" office:value-type="float" office:value="15.736" calcext:value-type="float">
            <text:p>15,736</text:p>
          </table:table-cell>
          <table:table-cell table:number-columns-repeated="2" office:value-type="float" office:value="15.489" calcext:value-type="float">
            <text:p>15,489</text:p>
          </table:table-cell>
          <table:table-cell table:number-columns-repeated="2" office:value-type="float" office:value="15.244" calcext:value-type="float">
            <text:p>15,244</text:p>
          </table:table-cell>
          <table:table-cell office:value-type="float" office:value="15.489" calcext:value-type="float">
            <text:p>15,489</text:p>
          </table:table-cell>
          <table:table-cell table:number-columns-repeated="3" office:value-type="float" office:value="15.736" calcext:value-type="float">
            <text:p>15,736</text:p>
          </table:table-cell>
          <table:table-cell office:value-type="float" office:value="15.489" calcext:value-type="float">
            <text:p>15,489</text:p>
          </table:table-cell>
          <table:table-cell table:number-columns-repeated="3" office:value-type="float" office:value="15.244" calcext:value-type="float">
            <text:p>15,244</text:p>
          </table:table-cell>
          <table:table-cell office:value-type="float" office:value="15" calcext:value-type="float">
            <text:p>15</text:p>
          </table:table-cell>
          <table:table-cell office:value-type="float" office:value="14.758" calcext:value-type="float">
            <text:p>14,75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247" calcext:value-type="float">
            <text:p>17,247</text:p>
          </table:table-cell>
          <table:table-cell office:value-type="float" office:value="15.736" calcext:value-type="float">
            <text:p>15,736</text:p>
          </table:table-cell>
          <table:table-cell office:value-type="float" office:value="16.454" calcext:value-type="float">
            <text:p>16,45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6.738" calcext:value-type="float">
            <text:p>16,738</text:p>
          </table:table-cell>
          <table:table-cell office:value-type="float" office:value="16.485" calcext:value-type="float">
            <text:p>16,485</text:p>
          </table:table-cell>
          <table:table-cell office:value-type="float" office:value="16.234" calcext:value-type="float">
            <text:p>16,23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7.247" calcext:value-type="float">
            <text:p>17,247</text:p>
          </table:table-cell>
          <table:table-cell table:number-columns-repeated="2" office:value-type="float" office:value="16.738" calcext:value-type="float">
            <text:p>16,738</text:p>
          </table:table-cell>
          <table:table-cell table:number-columns-repeated="2" office:value-type="float" office:value="16.485" calcext:value-type="float">
            <text:p>16,485</text:p>
          </table:table-cell>
          <table:table-cell office:value-type="float" office:value="16.738" calcext:value-type="float">
            <text:p>16,738</text:p>
          </table:table-cell>
          <table:table-cell table:number-columns-repeated="3" office:value-type="float" office:value="16.485" calcext:value-type="float">
            <text:p>16,485</text:p>
          </table:table-cell>
          <table:table-cell office:value-type="float" office:value="16.738" calcext:value-type="float">
            <text:p>16,738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485" calcext:value-type="float">
            <text:p>16,485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234" calcext:value-type="float">
            <text:p>16,23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234" calcext:value-type="float">
            <text:p>16,23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234" calcext:value-type="float">
            <text:p>16,234</text:p>
          </table:table-cell>
          <table:table-cell office:value-type="float" office:value="16.485" calcext:value-type="float">
            <text:p>16,485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984" calcext:value-type="float">
            <text:p>15,984</text:p>
          </table:table-cell>
          <table:table-cell table:number-columns-repeated="3" office:value-type="float" office:value="15.736" calcext:value-type="float">
            <text:p>15,73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977" calcext:value-type="float">
            <text:p>20,977</text:p>
          </table:table-cell>
          <table:table-cell office:value-type="float" office:value="16.234" calcext:value-type="float">
            <text:p>16,234</text:p>
          </table:table-cell>
          <table:table-cell office:value-type="float" office:value="17.479" calcext:value-type="float">
            <text:p>17,47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04" calcext:value-type="float">
            <text:p>17,504</text:p>
          </table:table-cell>
          <table:table-cell table:number-columns-repeated="2" office:value-type="float" office:value="17.763" calcext:value-type="float">
            <text:p>17,763</text:p>
          </table:table-cell>
          <table:table-cell office:value-type="float" office:value="17.247" calcext:value-type="float">
            <text:p>17,247</text:p>
          </table:table-cell>
          <table:table-cell office:value-type="float" office:value="16.738" calcext:value-type="float">
            <text:p>16,738</text:p>
          </table:table-cell>
          <table:table-cell table:number-columns-repeated="2" office:value-type="float" office:value="17.247" calcext:value-type="float">
            <text:p>17,247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023" calcext:value-type="float">
            <text:p>18,023</text:p>
          </table:table-cell>
          <table:table-cell office:value-type="float" office:value="20.977" calcext:value-type="float">
            <text:p>20,977</text:p>
          </table:table-cell>
          <table:table-cell office:value-type="float" office:value="18.811" calcext:value-type="float">
            <text:p>18,811</text:p>
          </table:table-cell>
          <table:table-cell table:number-columns-repeated="2" office:value-type="float" office:value="18.284" calcext:value-type="float">
            <text:p>18,284</text:p>
          </table:table-cell>
          <table:table-cell office:value-type="float" office:value="18.023" calcext:value-type="float">
            <text:p>18,023</text:p>
          </table:table-cell>
          <table:table-cell office:value-type="float" office:value="17.763" calcext:value-type="float">
            <text:p>17,763</text:p>
          </table:table-cell>
          <table:table-cell office:value-type="float" office:value="17.504" calcext:value-type="float">
            <text:p>17,504</text:p>
          </table:table-cell>
          <table:table-cell office:value-type="float" office:value="17.247" calcext:value-type="float">
            <text:p>17,247</text:p>
          </table:table-cell>
          <table:table-cell table:number-columns-repeated="2" office:value-type="float" office:value="16.485" calcext:value-type="float">
            <text:p>16,485</text:p>
          </table:table-cell>
          <table:table-cell table:number-columns-repeated="2" office:value-type="float" office:value="17.247" calcext:value-type="float">
            <text:p>17,247</text:p>
          </table:table-cell>
          <table:table-cell office:value-type="float" office:value="17.504" calcext:value-type="float">
            <text:p>17,504</text:p>
          </table:table-cell>
          <table:table-cell table:number-columns-repeated="3" office:value-type="float" office:value="17.247" calcext:value-type="float">
            <text:p>17,247</text:p>
          </table:table-cell>
          <table:table-cell office:value-type="float" office:value="16.485" calcext:value-type="float">
            <text:p>16,485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234" calcext:value-type="float">
            <text:p>16,234</text:p>
          </table:table-cell>
          <table:table-cell table:number-columns-repeated="2" office:value-type="float" office:value="16.738" calcext:value-type="float">
            <text:p>16,73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344" calcext:value-type="float">
            <text:p>19,344</text:p>
          </table:table-cell>
          <table:table-cell office:value-type="float" office:value="17.504" calcext:value-type="float">
            <text:p>17,504</text:p>
          </table:table-cell>
          <table:table-cell office:value-type="float" office:value="18.253" calcext:value-type="float">
            <text:p>18,25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547" calcext:value-type="float">
            <text:p>18,547</text:p>
          </table:table-cell>
          <table:table-cell office:value-type="float" office:value="19.344" calcext:value-type="float">
            <text:p>19,344</text:p>
          </table:table-cell>
          <table:table-cell office:value-type="float" office:value="18.547" calcext:value-type="float">
            <text:p>18,547</text:p>
          </table:table-cell>
          <table:table-cell table:number-columns-repeated="2" office:value-type="float" office:value="18.284" calcext:value-type="float">
            <text:p>18,284</text:p>
          </table:table-cell>
          <table:table-cell office:value-type="float" office:value="18.811" calcext:value-type="float">
            <text:p>18,811</text:p>
          </table:table-cell>
          <table:table-cell table:number-columns-repeated="2" office:value-type="float" office:value="18.284" calcext:value-type="float">
            <text:p>18,284</text:p>
          </table:table-cell>
          <table:table-cell office:value-type="float" office:value="18.023" calcext:value-type="float">
            <text:p>18,023</text:p>
          </table:table-cell>
          <table:table-cell office:value-type="float" office:value="18.547" calcext:value-type="float">
            <text:p>18,547</text:p>
          </table:table-cell>
          <table:table-cell table:number-columns-repeated="3" office:value-type="float" office:value="18.284" calcext:value-type="float">
            <text:p>18,28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023" calcext:value-type="float">
            <text:p>18,023</text:p>
          </table:table-cell>
          <table:table-cell table:number-columns-repeated="2" office:value-type="float" office:value="17.763" calcext:value-type="float">
            <text:p>17,763</text:p>
          </table:table-cell>
          <table:table-cell office:value-type="float" office:value="19.344" calcext:value-type="float">
            <text:p>19,344</text:p>
          </table:table-cell>
          <table:table-cell office:value-type="float" office:value="18.284" calcext:value-type="float">
            <text:p>18,284</text:p>
          </table:table-cell>
          <table:table-cell office:value-type="float" office:value="17.763" calcext:value-type="float">
            <text:p>17,763</text:p>
          </table:table-cell>
          <table:table-cell table:number-columns-repeated="3" office:value-type="float" office:value="18.284" calcext:value-type="float">
            <text:p>18,284</text:p>
          </table:table-cell>
          <table:table-cell table:number-columns-repeated="5" office:value-type="float" office:value="17.763" calcext:value-type="float">
            <text:p>17,763</text:p>
          </table:table-cell>
          <table:table-cell office:value-type="float" office:value="17.504" calcext:value-type="float">
            <text:p>17,50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9" calcext:value-type="float">
            <text:p>49,9</text:p>
          </table:table-cell>
          <table:table-cell office:value-type="float" office:value="18.284" calcext:value-type="float">
            <text:p>18,284</text:p>
          </table:table-cell>
          <table:table-cell office:value-type="float" office:value="26.344" calcext:value-type="float">
            <text:p>26,34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149" calcext:value-type="float">
            <text:p>31,149</text:p>
          </table:table-cell>
          <table:table-cell office:value-type="float" office:value="22.659" calcext:value-type="float">
            <text:p>22,659</text:p>
          </table:table-cell>
          <table:table-cell office:value-type="float" office:value="22.944" calcext:value-type="float">
            <text:p>22,944</text:p>
          </table:table-cell>
          <table:table-cell office:value-type="float" office:value="40.636" calcext:value-type="float">
            <text:p>40,636</text:p>
          </table:table-cell>
          <table:table-cell office:value-type="float" office:value="49.9" calcext:value-type="float">
            <text:p>49,9</text:p>
          </table:table-cell>
          <table:table-cell office:value-type="float" office:value="44.254" calcext:value-type="float">
            <text:p>44,254</text:p>
          </table:table-cell>
          <table:table-cell office:value-type="float" office:value="28.931" calcext:value-type="float">
            <text:p>28,931</text:p>
          </table:table-cell>
          <table:table-cell office:value-type="float" office:value="24.979" calcext:value-type="float">
            <text:p>24,979</text:p>
          </table:table-cell>
          <table:table-cell office:value-type="float" office:value="27.385" calcext:value-type="float">
            <text:p>27,385</text:p>
          </table:table-cell>
          <table:table-cell office:value-type="float" office:value="48.11" calcext:value-type="float">
            <text:p>48,11</text:p>
          </table:table-cell>
          <table:table-cell office:value-type="float" office:value="39.927" calcext:value-type="float">
            <text:p>39,927</text:p>
          </table:table-cell>
          <table:table-cell office:value-type="float" office:value="29.874" calcext:value-type="float">
            <text:p>29,874</text:p>
          </table:table-cell>
          <table:table-cell office:value-type="float" office:value="26.171" calcext:value-type="float">
            <text:p>26,171</text:p>
          </table:table-cell>
          <table:table-cell office:value-type="float" office:value="23.231" calcext:value-type="float">
            <text:p>23,231</text:p>
          </table:table-cell>
          <table:table-cell office:value-type="float" office:value="21.812" calcext:value-type="float">
            <text:p>21,812</text:p>
          </table:table-cell>
          <table:table-cell table:number-columns-repeated="2" office:value-type="float" office:value="21.254" calcext:value-type="float">
            <text:p>21,254</text:p>
          </table:table-cell>
          <table:table-cell office:value-type="float" office:value="20.427" calcext:value-type="float">
            <text:p>20,427</text:p>
          </table:table-cell>
          <table:table-cell table:number-columns-repeated="3" office:value-type="float" office:value="19.613" calcext:value-type="float">
            <text:p>19,613</text:p>
          </table:table-cell>
          <table:table-cell office:value-type="float" office:value="19.344" calcext:value-type="float">
            <text:p>19,344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547" calcext:value-type="float">
            <text:p>18,547</text:p>
          </table:table-cell>
          <table:table-cell office:value-type="float" office:value="23.808" calcext:value-type="float">
            <text:p>23,808</text:p>
          </table:table-cell>
          <table:table-cell office:value-type="float" office:value="26.775" calcext:value-type="float">
            <text:p>26,775</text:p>
          </table:table-cell>
          <table:table-cell office:value-type="float" office:value="21.254" calcext:value-type="float">
            <text:p>21,254</text:p>
          </table:table-cell>
          <table:table-cell office:value-type="float" office:value="20.154" calcext:value-type="float">
            <text:p>20,154</text:p>
          </table:table-cell>
          <table:table-cell office:value-type="float" office:value="19.344" calcext:value-type="float">
            <text:p>19,344</text:p>
          </table:table-cell>
          <table:table-cell office:value-type="float" office:value="19.077" calcext:value-type="float">
            <text:p>19,07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9.776" calcext:value-type="float">
            <text:p>59,776</text:p>
          </table:table-cell>
          <table:table-cell office:value-type="float" office:value="21.066" calcext:value-type="float">
            <text:p>21,066</text:p>
          </table:table-cell>
          <table:table-cell office:value-type="float" office:value="35.403" calcext:value-type="float">
            <text:p>35,40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392" calcext:value-type="float">
            <text:p>40,392</text:p>
          </table:table-cell>
          <table:table-cell office:value-type="float" office:value="54.504" calcext:value-type="float">
            <text:p>54,504</text:p>
          </table:table-cell>
          <table:table-cell office:value-type="float" office:value="56.874" calcext:value-type="float">
            <text:p>56,874</text:p>
          </table:table-cell>
          <table:table-cell office:value-type="float" office:value="32.731" calcext:value-type="float">
            <text:p>32,731</text:p>
          </table:table-cell>
          <table:table-cell office:value-type="float" office:value="40.392" calcext:value-type="float">
            <text:p>40,392</text:p>
          </table:table-cell>
          <table:table-cell office:value-type="float" office:value="59.776" calcext:value-type="float">
            <text:p>59,776</text:p>
          </table:table-cell>
          <table:table-cell office:value-type="float" office:value="57.834" calcext:value-type="float">
            <text:p>57,834</text:p>
          </table:table-cell>
          <table:table-cell office:value-type="float" office:value="53.569" calcext:value-type="float">
            <text:p>53,569</text:p>
          </table:table-cell>
          <table:table-cell office:value-type="float" office:value="42.736" calcext:value-type="float">
            <text:p>42,736</text:p>
          </table:table-cell>
          <table:table-cell office:value-type="float" office:value="38.748" calcext:value-type="float">
            <text:p>38,748</text:p>
          </table:table-cell>
          <table:table-cell office:value-type="float" office:value="31.512" calcext:value-type="float">
            <text:p>31,512</text:p>
          </table:table-cell>
          <table:table-cell office:value-type="float" office:value="49.9" calcext:value-type="float">
            <text:p>49,9</text:p>
          </table:table-cell>
          <table:table-cell office:value-type="float" office:value="37.45" calcext:value-type="float">
            <text:p>37,45</text:p>
          </table:table-cell>
          <table:table-cell office:value-type="float" office:value="31.815" calcext:value-type="float">
            <text:p>31,815</text:p>
          </table:table-cell>
          <table:table-cell office:value-type="float" office:value="27.669" calcext:value-type="float">
            <text:p>27,669</text:p>
          </table:table-cell>
          <table:table-cell office:value-type="float" office:value="27.38" calcext:value-type="float">
            <text:p>27,38</text:p>
          </table:table-cell>
          <table:table-cell office:value-type="float" office:value="25.675" calcext:value-type="float">
            <text:p>25,675</text:p>
          </table:table-cell>
          <table:table-cell office:value-type="float" office:value="25.395" calcext:value-type="float">
            <text:p>25,395</text:p>
          </table:table-cell>
          <table:table-cell office:value-type="float" office:value="24.838" calcext:value-type="float">
            <text:p>24,838</text:p>
          </table:table-cell>
          <table:table-cell office:value-type="float" office:value="21.591" calcext:value-type="float">
            <text:p>21,59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2.121" calcext:value-type="float">
            <text:p>22,121</text:p>
          </table:table-cell>
          <table:table-cell office:value-type="float" office:value="23.465" calcext:value-type="float">
            <text:p>23,465</text:p>
          </table:table-cell>
          <table:table-cell office:value-type="float" office:value="22.387" calcext:value-type="float">
            <text:p>22,387</text:p>
          </table:table-cell>
          <table:table-cell office:value-type="float" office:value="21.066" calcext:value-type="float">
            <text:p>21,066</text:p>
          </table:table-cell>
          <table:table-cell office:value-type="float" office:value="26.239" calcext:value-type="float">
            <text:p>26,239</text:p>
          </table:table-cell>
          <table:table-cell office:value-type="float" office:value="23.194" calcext:value-type="float">
            <text:p>23,194</text:p>
          </table:table-cell>
          <table:table-cell office:value-type="float" office:value="22.121" calcext:value-type="float">
            <text:p>22,121</text:p>
          </table:table-cell>
          <table:table-cell office:value-type="float" office:value="49.45" calcext:value-type="float">
            <text:p>49,45</text:p>
          </table:table-cell>
          <table:table-cell office:value-type="float" office:value="42.069" calcext:value-type="float">
            <text:p>42,069</text:p>
          </table:table-cell>
          <table:table-cell office:value-type="float" office:value="43.521" calcext:value-type="float">
            <text:p>43,5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116" calcext:value-type="float">
            <text:p>25,116</text:p>
          </table:table-cell>
          <table:table-cell office:value-type="float" office:value="17.04" calcext:value-type="float">
            <text:p>17,04</text:p>
          </table:table-cell>
          <table:table-cell office:value-type="float" office:value="19.631" calcext:value-type="float">
            <text:p>19,63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066" calcext:value-type="float">
            <text:p>21,066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775" calcext:value-type="float">
            <text:p>19,775</text:p>
          </table:table-cell>
          <table:table-cell office:value-type="float" office:value="20.031" calcext:value-type="float">
            <text:p>20,031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775" calcext:value-type="float">
            <text:p>19,775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office:value-type="float" office:value="19.267" calcext:value-type="float">
            <text:p>19,267</text:p>
          </table:table-cell>
          <table:table-cell office:value-type="float" office:value="19.014" calcext:value-type="float">
            <text:p>19,014</text:p>
          </table:table-cell>
          <table:table-cell table:number-columns-repeated="2" office:value-type="float" office:value="19.267" calcext:value-type="float">
            <text:p>19,267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265" calcext:value-type="float">
            <text:p>18,265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office:value-type="float" office:value="21.066" calcext:value-type="float">
            <text:p>21,066</text:p>
          </table:table-cell>
          <table:table-cell office:value-type="float" office:value="18.265" calcext:value-type="float">
            <text:p>18,265</text:p>
          </table:table-cell>
          <table:table-cell office:value-type="float" office:value="17.04" calcext:value-type="float">
            <text:p>17,04</text:p>
          </table:table-cell>
          <table:table-cell office:value-type="float" office:value="17.771" calcext:value-type="float">
            <text:p>17,771</text:p>
          </table:table-cell>
          <table:table-cell office:value-type="float" office:value="18.514" calcext:value-type="float">
            <text:p>18,514</text:p>
          </table:table-cell>
          <table:table-cell office:value-type="float" office:value="25.116" calcext:value-type="float">
            <text:p>25,116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5.377" calcext:value-type="float">
            <text:p>125,377</text:p>
          </table:table-cell>
          <table:table-cell office:value-type="float" office:value="21.591" calcext:value-type="float">
            <text:p>21,591</text:p>
          </table:table-cell>
          <table:table-cell office:value-type="float" office:value="47.667" calcext:value-type="float">
            <text:p>47,66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.666" calcext:value-type="float">
            <text:p>47,666</text:p>
          </table:table-cell>
          <table:table-cell office:value-type="float" office:value="44.187" calcext:value-type="float">
            <text:p>44,187</text:p>
          </table:table-cell>
          <table:table-cell office:value-type="float" office:value="54.036" calcext:value-type="float">
            <text:p>54,036</text:p>
          </table:table-cell>
          <table:table-cell office:value-type="float" office:value="53.569" calcext:value-type="float">
            <text:p>53,569</text:p>
          </table:table-cell>
          <table:table-cell office:value-type="float" office:value="73.089" calcext:value-type="float">
            <text:p>73,089</text:p>
          </table:table-cell>
          <table:table-cell office:value-type="float" office:value="51.263" calcext:value-type="float">
            <text:p>51,263</text:p>
          </table:table-cell>
          <table:table-cell office:value-type="float" office:value="36.808" calcext:value-type="float">
            <text:p>36,808</text:p>
          </table:table-cell>
          <table:table-cell office:value-type="float" office:value="31.21" calcext:value-type="float">
            <text:p>31,21</text:p>
          </table:table-cell>
          <table:table-cell office:value-type="float" office:value="28.832" calcext:value-type="float">
            <text:p>28,832</text:p>
          </table:table-cell>
          <table:table-cell office:value-type="float" office:value="27.669" calcext:value-type="float">
            <text:p>27,669</text:p>
          </table:table-cell>
          <table:table-cell office:value-type="float" office:value="125.377" calcext:value-type="float">
            <text:p>125,377</text:p>
          </table:table-cell>
          <table:table-cell office:value-type="float" office:value="68.346" calcext:value-type="float">
            <text:p>68,346</text:p>
          </table:table-cell>
          <table:table-cell office:value-type="float" office:value="73.089" calcext:value-type="float">
            <text:p>73,089</text:p>
          </table:table-cell>
          <table:table-cell office:value-type="float" office:value="110.82" calcext:value-type="float">
            <text:p>110,82</text:p>
          </table:table-cell>
          <table:table-cell table:number-columns-repeated="2" office:value-type="float" office:value="95.858" calcext:value-type="float">
            <text:p>95,858</text:p>
          </table:table-cell>
          <table:table-cell office:value-type="float" office:value="71.492" calcext:value-type="float">
            <text:p>71,492</text:p>
          </table:table-cell>
          <table:table-cell office:value-type="float" office:value="50.353" calcext:value-type="float">
            <text:p>50,353</text:p>
          </table:table-cell>
          <table:table-cell office:value-type="float" office:value="37.45" calcext:value-type="float">
            <text:p>37,45</text:p>
          </table:table-cell>
          <table:table-cell office:value-type="float" office:value="31.512" calcext:value-type="float">
            <text:p>31,512</text:p>
          </table:table-cell>
          <table:table-cell office:value-type="float" office:value="28.832" calcext:value-type="float">
            <text:p>28,832</text:p>
          </table:table-cell>
          <table:table-cell office:value-type="float" office:value="27.38" calcext:value-type="float">
            <text:p>27,38</text:p>
          </table:table-cell>
          <table:table-cell office:value-type="float" office:value="25.957" calcext:value-type="float">
            <text:p>25,957</text:p>
          </table:table-cell>
          <table:table-cell office:value-type="float" office:value="25.395" calcext:value-type="float">
            <text:p>25,395</text:p>
          </table:table-cell>
          <table:table-cell office:value-type="float" office:value="24.838" calcext:value-type="float">
            <text:p>24,838</text:p>
          </table:table-cell>
          <table:table-cell office:value-type="float" office:value="24.561" calcext:value-type="float">
            <text:p>24,561</text:p>
          </table:table-cell>
          <table:table-cell office:value-type="float" office:value="23.194" calcext:value-type="float">
            <text:p>23,194</text:p>
          </table:table-cell>
          <table:table-cell table:number-columns-repeated="2" office:value-type="float" office:value="22.655" calcext:value-type="float">
            <text:p>22,65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1.085" calcext:value-type="float">
            <text:p>91,085</text:p>
          </table:table-cell>
          <table:table-cell office:value-type="float" office:value="19.014" calcext:value-type="float">
            <text:p>19,014</text:p>
          </table:table-cell>
          <table:table-cell office:value-type="float" office:value="37.345" calcext:value-type="float">
            <text:p>37,34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094" calcext:value-type="float">
            <text:p>27,094</text:p>
          </table:table-cell>
          <table:table-cell office:value-type="float" office:value="38.422" calcext:value-type="float">
            <text:p>38,422</text:p>
          </table:table-cell>
          <table:table-cell office:value-type="float" office:value="35.219" calcext:value-type="float">
            <text:p>35,219</text:p>
          </table:table-cell>
          <table:table-cell office:value-type="float" office:value="25.395" calcext:value-type="float">
            <text:p>25,395</text:p>
          </table:table-cell>
          <table:table-cell office:value-type="float" office:value="24.561" calcext:value-type="float">
            <text:p>24,561</text:p>
          </table:table-cell>
          <table:table-cell office:value-type="float" office:value="42.736" calcext:value-type="float">
            <text:p>42,736</text:p>
          </table:table-cell>
          <table:table-cell office:value-type="float" office:value="39.731" calcext:value-type="float">
            <text:p>39,731</text:p>
          </table:table-cell>
          <table:table-cell office:value-type="float" office:value="40.392" calcext:value-type="float">
            <text:p>40,392</text:p>
          </table:table-cell>
          <table:table-cell office:value-type="float" office:value="29.715" calcext:value-type="float">
            <text:p>29,715</text:p>
          </table:table-cell>
          <table:table-cell office:value-type="float" office:value="25.116" calcext:value-type="float">
            <text:p>25,116</text:p>
          </table:table-cell>
          <table:table-cell office:value-type="float" office:value="19.014" calcext:value-type="float">
            <text:p>19,014</text:p>
          </table:table-cell>
          <table:table-cell office:value-type="float" office:value="21.591" calcext:value-type="float">
            <text:p>21,591</text:p>
          </table:table-cell>
          <table:table-cell office:value-type="float" office:value="39.731" calcext:value-type="float">
            <text:p>39,731</text:p>
          </table:table-cell>
          <table:table-cell office:value-type="float" office:value="33.347" calcext:value-type="float">
            <text:p>33,347</text:p>
          </table:table-cell>
          <table:table-cell office:value-type="float" office:value="33.967" calcext:value-type="float">
            <text:p>33,967</text:p>
          </table:table-cell>
          <table:table-cell office:value-type="float" office:value="58.317" calcext:value-type="float">
            <text:p>58,317</text:p>
          </table:table-cell>
          <table:table-cell office:value-type="float" office:value="35.535" calcext:value-type="float">
            <text:p>35,535</text:p>
          </table:table-cell>
          <table:table-cell office:value-type="float" office:value="25.395" calcext:value-type="float">
            <text:p>25,395</text:p>
          </table:table-cell>
          <table:table-cell office:value-type="float" office:value="28.832" calcext:value-type="float">
            <text:p>28,832</text:p>
          </table:table-cell>
          <table:table-cell office:value-type="float" office:value="24.285" calcext:value-type="float">
            <text:p>24,285</text:p>
          </table:table-cell>
          <table:table-cell office:value-type="float" office:value="19.014" calcext:value-type="float">
            <text:p>19,014</text:p>
          </table:table-cell>
          <table:table-cell office:value-type="float" office:value="24.561" calcext:value-type="float">
            <text:p>24,561</text:p>
          </table:table-cell>
          <table:table-cell office:value-type="float" office:value="41.057" calcext:value-type="float">
            <text:p>41,057</text:p>
          </table:table-cell>
          <table:table-cell office:value-type="float" office:value="50.807" calcext:value-type="float">
            <text:p>50,807</text:p>
          </table:table-cell>
          <table:table-cell office:value-type="float" office:value="42.061" calcext:value-type="float">
            <text:p>42,061</text:p>
          </table:table-cell>
          <table:table-cell office:value-type="float" office:value="34.904" calcext:value-type="float">
            <text:p>34,904</text:p>
          </table:table-cell>
          <table:table-cell office:value-type="float" office:value="39.075" calcext:value-type="float">
            <text:p>39,075</text:p>
          </table:table-cell>
          <table:table-cell office:value-type="float" office:value="91.085" calcext:value-type="float">
            <text:p>91,085</text:p>
          </table:table-cell>
          <table:table-cell office:value-type="float" office:value="65.263" calcext:value-type="float">
            <text:p>65,263</text:p>
          </table:table-cell>
          <table:table-cell office:value-type="float" office:value="39.731" calcext:value-type="float">
            <text:p>39,731</text:p>
          </table:table-cell>
          <table:table-cell office:value-type="float" office:value="61.747" calcext:value-type="float">
            <text:p>61,74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.724" calcext:value-type="float">
            <text:p>40,724</text:p>
          </table:table-cell>
          <table:table-cell office:value-type="float" office:value="14.458" calcext:value-type="float">
            <text:p>14,458</text:p>
          </table:table-cell>
          <table:table-cell office:value-type="float" office:value="23.359" calcext:value-type="float">
            <text:p>23,35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855" calcext:value-type="float">
            <text:p>21,855</text:p>
          </table:table-cell>
          <table:table-cell office:value-type="float" office:value="18.514" calcext:value-type="float">
            <text:p>18,514</text:p>
          </table:table-cell>
          <table:table-cell office:value-type="float" office:value="16.799" calcext:value-type="float">
            <text:p>16,799</text:p>
          </table:table-cell>
          <table:table-cell office:value-type="float" office:value="15.379" calcext:value-type="float">
            <text:p>15,379</text:p>
          </table:table-cell>
          <table:table-cell office:value-type="float" office:value="14.458" calcext:value-type="float">
            <text:p>14,458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16.083" calcext:value-type="float">
            <text:p>16,083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763" calcext:value-type="float">
            <text:p>18,763</text:p>
          </table:table-cell>
          <table:table-cell office:value-type="float" office:value="25.395" calcext:value-type="float">
            <text:p>25,395</text:p>
          </table:table-cell>
          <table:table-cell office:value-type="float" office:value="20.031" calcext:value-type="float">
            <text:p>20,031</text:p>
          </table:table-cell>
          <table:table-cell office:value-type="float" office:value="21.855" calcext:value-type="float">
            <text:p>21,855</text:p>
          </table:table-cell>
          <table:table-cell office:value-type="float" office:value="25.395" calcext:value-type="float">
            <text:p>25,395</text:p>
          </table:table-cell>
          <table:table-cell office:value-type="float" office:value="25.957" calcext:value-type="float">
            <text:p>25,957</text:p>
          </table:table-cell>
          <table:table-cell office:value-type="float" office:value="21.066" calcext:value-type="float">
            <text:p>21,066</text:p>
          </table:table-cell>
          <table:table-cell office:value-type="float" office:value="29.125" calcext:value-type="float">
            <text:p>29,125</text:p>
          </table:table-cell>
          <table:table-cell office:value-type="float" office:value="21.328" calcext:value-type="float">
            <text:p>21,328</text:p>
          </table:table-cell>
          <table:table-cell office:value-type="float" office:value="17.04" calcext:value-type="float">
            <text:p>17,04</text:p>
          </table:table-cell>
          <table:table-cell office:value-type="float" office:value="15.847" calcext:value-type="float">
            <text:p>15,847</text:p>
          </table:table-cell>
          <table:table-cell office:value-type="float" office:value="16.559" calcext:value-type="float">
            <text:p>16,559</text:p>
          </table:table-cell>
          <table:table-cell office:value-type="float" office:value="25.957" calcext:value-type="float">
            <text:p>25,957</text:p>
          </table:table-cell>
          <table:table-cell table:number-columns-repeated="2" office:value-type="float" office:value="27.958" calcext:value-type="float">
            <text:p>27,958</text:p>
          </table:table-cell>
          <table:table-cell office:value-type="float" office:value="37.129" calcext:value-type="float">
            <text:p>37,129</text:p>
          </table:table-cell>
          <table:table-cell office:value-type="float" office:value="40.724" calcext:value-type="float">
            <text:p>40,724</text:p>
          </table:table-cell>
          <table:table-cell office:value-type="float" office:value="33.967" calcext:value-type="float">
            <text:p>33,967</text:p>
          </table:table-cell>
          <table:table-cell office:value-type="float" office:value="24.838" calcext:value-type="float">
            <text:p>24,838</text:p>
          </table:table-cell>
          <table:table-cell office:value-type="float" office:value="33.967" calcext:value-type="float">
            <text:p>33,967</text:p>
          </table:table-cell>
          <table:table-cell office:value-type="float" office:value="28.248" calcext:value-type="float">
            <text:p>28,24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523" calcext:value-type="float">
            <text:p>26,523</text:p>
          </table:table-cell>
          <table:table-cell office:value-type="float" office:value="12.033" calcext:value-type="float">
            <text:p>12,033</text:p>
          </table:table-cell>
          <table:table-cell office:value-type="float" office:value="14.558" calcext:value-type="float">
            <text:p>14,55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35" calcext:value-type="float">
            <text:p>13,335</text:p>
          </table:table-cell>
          <table:table-cell office:value-type="float" office:value="15.147" calcext:value-type="float">
            <text:p>15,147</text:p>
          </table:table-cell>
          <table:table-cell office:value-type="float" office:value="13.78" calcext:value-type="float">
            <text:p>13,78</text:p>
          </table:table-cell>
          <table:table-cell office:value-type="float" office:value="14.231" calcext:value-type="float">
            <text:p>14,231</text:p>
          </table:table-cell>
          <table:table-cell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3.78" calcext:value-type="float">
            <text:p>13,78</text:p>
          </table:table-cell>
          <table:table-cell office:value-type="float" office:value="13.115" calcext:value-type="float">
            <text:p>13,115</text:p>
          </table:table-cell>
          <table:table-cell table:number-columns-repeated="2" office:value-type="float" office:value="12.896" calcext:value-type="float">
            <text:p>12,896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table:number-columns-repeated="3" office:value-type="float" office:value="12.462" calcext:value-type="float">
            <text:p>12,462</text:p>
          </table:table-cell>
          <table:table-cell office:value-type="float" office:value="16.083" calcext:value-type="float">
            <text:p>16,083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3.557" calcext:value-type="float">
            <text:p>13,557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033" calcext:value-type="float">
            <text:p>12,033</text:p>
          </table:table-cell>
          <table:table-cell office:value-type="float" office:value="13.115" calcext:value-type="float">
            <text:p>13,115</text:p>
          </table:table-cell>
          <table:table-cell office:value-type="float" office:value="19.014" calcext:value-type="float">
            <text:p>19,014</text:p>
          </table:table-cell>
          <table:table-cell office:value-type="float" office:value="26.523" calcext:value-type="float">
            <text:p>26,523</text:p>
          </table:table-cell>
          <table:table-cell office:value-type="float" office:value="19.52" calcext:value-type="float">
            <text:p>19,52</text:p>
          </table:table-cell>
          <table:table-cell office:value-type="float" office:value="16.559" calcext:value-type="float">
            <text:p>16,559</text:p>
          </table:table-cell>
          <table:table-cell office:value-type="float" office:value="15.147" calcext:value-type="float">
            <text:p>15,147</text:p>
          </table:table-cell>
          <table:table-cell office:value-type="float" office:value="19.014" calcext:value-type="float">
            <text:p>19,0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527" calcext:value-type="float">
            <text:p>17,527</text:p>
          </table:table-cell>
          <table:table-cell office:value-type="float" office:value="10.173" calcext:value-type="float">
            <text:p>10,173</text:p>
          </table:table-cell>
          <table:table-cell office:value-type="float" office:value="13.427" calcext:value-type="float">
            <text:p>13,4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374" calcext:value-type="float">
            <text:p>10,374</text:p>
          </table:table-cell>
          <table:table-cell office:value-type="float" office:value="10.577" calcext:value-type="float">
            <text:p>10,577</text:p>
          </table:table-cell>
          <table:table-cell office:value-type="float" office:value="10.374" calcext:value-type="float">
            <text:p>10,374</text:p>
          </table:table-cell>
          <table:table-cell office:value-type="float" office:value="10.173" calcext:value-type="float">
            <text:p>10,173</text:p>
          </table:table-cell>
          <table:table-cell office:value-type="float" office:value="11.61" calcext:value-type="float">
            <text:p>11,61</text:p>
          </table:table-cell>
          <table:table-cell office:value-type="float" office:value="13.557" calcext:value-type="float">
            <text:p>13,557</text:p>
          </table:table-cell>
          <table:table-cell office:value-type="float" office:value="13.335" calcext:value-type="float">
            <text:p>13,335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321" calcext:value-type="float">
            <text:p>16,321</text:p>
          </table:table-cell>
          <table:table-cell office:value-type="float" office:value="15.147" calcext:value-type="float">
            <text:p>15,147</text:p>
          </table:table-cell>
          <table:table-cell table:number-columns-repeated="2" office:value-type="float" office:value="14.231" calcext:value-type="float">
            <text:p>14,231</text:p>
          </table:table-cell>
          <table:table-cell table:number-columns-repeated="2"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table:number-columns-repeated="2" office:value-type="float" office:value="12.896" calcext:value-type="float">
            <text:p>12,896</text:p>
          </table:table-cell>
          <table:table-cell office:value-type="float" office:value="13.115" calcext:value-type="float">
            <text:p>13,115</text:p>
          </table:table-cell>
          <table:table-cell table:number-columns-repeated="2" office:value-type="float" office:value="12.896" calcext:value-type="float">
            <text:p>12,896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15.847" calcext:value-type="float">
            <text:p>15,847</text:p>
          </table:table-cell>
          <table:table-cell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office:value-type="float" office:value="15.847" calcext:value-type="float">
            <text:p>15,847</text:p>
          </table:table-cell>
          <table:table-cell office:value-type="float" office:value="14.686" calcext:value-type="float">
            <text:p>14,686</text:p>
          </table:table-cell>
          <table:table-cell office:value-type="float" office:value="13.78" calcext:value-type="float">
            <text:p>13,7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78" calcext:value-type="float">
            <text:p>13,78</text:p>
          </table:table-cell>
          <table:table-cell office:value-type="float" office:value="10.374" calcext:value-type="float">
            <text:p>10,374</text:p>
          </table:table-cell>
          <table:table-cell office:value-type="float" office:value="12.097" calcext:value-type="float">
            <text:p>12,09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,78</text:p>
          </table:table-cell>
          <table:table-cell office:value-type="float" office:value="13.115" calcext:value-type="float">
            <text:p>13,115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247" calcext:value-type="float">
            <text:p>12,247</text:p>
          </table:table-cell>
          <table:table-cell office:value-type="float" office:value="13.115" calcext:value-type="float">
            <text:p>13,115</text:p>
          </table:table-cell>
          <table:table-cell table:number-columns-repeated="9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table:number-columns-repeated="2" office:value-type="float" office:value="12.033" calcext:value-type="float">
            <text:p>12,033</text:p>
          </table:table-cell>
          <table:table-cell office:value-type="float" office:value="11.61" calcext:value-type="float">
            <text:p>11,61</text:p>
          </table:table-cell>
          <table:table-cell office:value-type="float" office:value="11.821" calcext:value-type="float">
            <text:p>11,821</text:p>
          </table:table-cell>
          <table:table-cell office:value-type="float" office:value="12.033" calcext:value-type="float">
            <text:p>12,033</text:p>
          </table:table-cell>
          <table:table-cell office:value-type="float" office:value="11.821" calcext:value-type="float">
            <text:p>11,821</text:p>
          </table:table-cell>
          <table:table-cell office:value-type="float" office:value="11.61" calcext:value-type="float">
            <text:p>11,61</text:p>
          </table:table-cell>
          <table:table-cell office:value-type="float" office:value="11.193" calcext:value-type="float">
            <text:p>11,193</text:p>
          </table:table-cell>
          <table:table-cell office:value-type="float" office:value="10.577" calcext:value-type="float">
            <text:p>10,577</text:p>
          </table:table-cell>
          <table:table-cell table:number-columns-repeated="2" office:value-type="float" office:value="10.374" calcext:value-type="float">
            <text:p>10,374</text:p>
          </table:table-cell>
          <table:table-cell office:value-type="float" office:value="10.781" calcext:value-type="float">
            <text:p>10,78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031" calcext:value-type="float">
            <text:p>20,031</text:p>
          </table:table-cell>
          <table:table-cell office:value-type="float" office:value="12.462" calcext:value-type="float">
            <text:p>12,462</text:p>
          </table:table-cell>
          <table:table-cell office:value-type="float" office:value="13.297" calcext:value-type="float">
            <text:p>13,29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678" calcext:value-type="float">
            <text:p>12,678</text:p>
          </table:table-cell>
          <table:table-cell office:value-type="float" office:value="12.896" calcext:value-type="float">
            <text:p>12,896</text:p>
          </table:table-cell>
          <table:table-cell table:number-columns-repeated="4"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896" calcext:value-type="float">
            <text:p>12,896</text:p>
          </table:table-cell>
          <table:table-cell table:number-columns-repeated="3" office:value-type="float" office:value="12.462" calcext:value-type="float">
            <text:p>12,462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462" calcext:value-type="float">
            <text:p>12,462</text:p>
          </table:table-cell>
          <table:table-cell office:value-type="float" office:value="20.031" calcext:value-type="float">
            <text:p>20,031</text:p>
          </table:table-cell>
          <table:table-cell office:value-type="float" office:value="15.379" calcext:value-type="float">
            <text:p>15,379</text:p>
          </table:table-cell>
          <table:table-cell office:value-type="float" office:value="15.147" calcext:value-type="float">
            <text:p>15,147</text:p>
          </table:table-cell>
          <table:table-cell table:number-columns-repeated="2"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3.335" calcext:value-type="float">
            <text:p>13,335</text:p>
          </table:table-cell>
          <table:table-cell table:number-columns-repeated="6"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379" calcext:value-type="float">
            <text:p>15,379</text:p>
          </table:table-cell>
          <table:table-cell office:value-type="float" office:value="12.678" calcext:value-type="float">
            <text:p>12,678</text:p>
          </table:table-cell>
          <table:table-cell office:value-type="float" office:value="13.469" calcext:value-type="float">
            <text:p>13,46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147" calcext:value-type="float">
            <text:p>15,147</text:p>
          </table:table-cell>
          <table:table-cell office:value-type="float" office:value="14.686" calcext:value-type="float">
            <text:p>14,686</text:p>
          </table:table-cell>
          <table:table-cell office:value-type="float" office:value="15.379" calcext:value-type="float">
            <text:p>15,379</text:p>
          </table:table-cell>
          <table:table-cell table:number-columns-repeated="2" office:value-type="float" office:value="15.147" calcext:value-type="float">
            <text:p>15,147</text:p>
          </table:table-cell>
          <table:table-cell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table:number-columns-repeated="4" office:value-type="float" office:value="13.335" calcext:value-type="float">
            <text:p>13,335</text:p>
          </table:table-cell>
          <table:table-cell office:value-type="float" office:value="13.115" calcext:value-type="float">
            <text:p>13,115</text:p>
          </table:table-cell>
          <table:table-cell office:value-type="float" office:value="12.896" calcext:value-type="float">
            <text:p>12,896</text:p>
          </table:table-cell>
          <table:table-cell office:value-type="float" office:value="13.557" calcext:value-type="float">
            <text:p>13,557</text:p>
          </table:table-cell>
          <table:table-cell office:value-type="float" office:value="13.115" calcext:value-type="float">
            <text:p>13,115</text:p>
          </table:table-cell>
          <table:table-cell table:number-columns-repeated="2" office:value-type="float" office:value="13.335" calcext:value-type="float">
            <text:p>13,335</text:p>
          </table:table-cell>
          <table:table-cell table:number-columns-repeated="4" office:value-type="float" office:value="12.896" calcext:value-type="float">
            <text:p>12,896</text:p>
          </table:table-cell>
          <table:table-cell office:value-type="float" office:value="13.115" calcext:value-type="float">
            <text:p>13,115</text:p>
          </table:table-cell>
          <table:table-cell office:value-type="float" office:value="12.896" calcext:value-type="float">
            <text:p>12,896</text:p>
          </table:table-cell>
          <table:table-cell table:number-columns-repeated="2" office:value-type="float" office:value="13.335" calcext:value-type="float">
            <text:p>13,335</text:p>
          </table:table-cell>
          <table:table-cell table:number-columns-repeated="4"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194" calcext:value-type="float">
            <text:p>23,194</text:p>
          </table:table-cell>
          <table:table-cell office:value-type="float" office:value="14.916" calcext:value-type="float">
            <text:p>14,916</text:p>
          </table:table-cell>
          <table:table-cell office:value-type="float" office:value="16.494" calcext:value-type="float">
            <text:p>16,49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5.612" calcext:value-type="float">
            <text:p>15,612</text:p>
          </table:table-cell>
          <table:table-cell table:number-columns-repeated="2" office:value-type="float" office:value="16.083" calcext:value-type="float">
            <text:p>16,083</text:p>
          </table:table-cell>
          <table:table-cell office:value-type="float" office:value="16.321" calcext:value-type="float">
            <text:p>16,321</text:p>
          </table:table-cell>
          <table:table-cell office:value-type="float" office:value="15.612" calcext:value-type="float">
            <text:p>15,612</text:p>
          </table:table-cell>
          <table:table-cell office:value-type="float" office:value="19.014" calcext:value-type="float">
            <text:p>19,014</text:p>
          </table:table-cell>
          <table:table-cell office:value-type="float" office:value="20.806" calcext:value-type="float">
            <text:p>20,806</text:p>
          </table:table-cell>
          <table:table-cell office:value-type="float" office:value="17.04" calcext:value-type="float">
            <text:p>17,04</text:p>
          </table:table-cell>
          <table:table-cell office:value-type="float" office:value="23.194" calcext:value-type="float">
            <text:p>23,194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017" calcext:value-type="float">
            <text:p>18,017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table:number-columns-repeated="2"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847" calcext:value-type="float">
            <text:p>15,84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379" calcext:value-type="float">
            <text:p>15,379</text:p>
          </table:table-cell>
          <table:table-cell table:number-columns-repeated="4" office:value-type="float" office:value="15.147" calcext:value-type="float">
            <text:p>15,147</text:p>
          </table:table-cell>
          <table:table-cell office:value-type="float" office:value="14.916" calcext:value-type="float">
            <text:p>14,916</text:p>
          </table:table-cell>
          <table:table-cell office:value-type="float" office:value="15.147" calcext:value-type="float">
            <text:p>15,147</text:p>
          </table:table-cell>
          <table:table-cell office:value-type="float" office:value="15.379" calcext:value-type="float">
            <text:p>15,379</text:p>
          </table:table-cell>
          <table:table-cell office:value-type="float" office:value="15.147" calcext:value-type="float">
            <text:p>15,14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7.773" calcext:value-type="float">
            <text:p>37,773</text:p>
          </table:table-cell>
          <table:table-cell office:value-type="float" office:value="15.147" calcext:value-type="float">
            <text:p>15,147</text:p>
          </table:table-cell>
          <table:table-cell office:value-type="float" office:value="19.774" calcext:value-type="float">
            <text:p>19,77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799" calcext:value-type="float">
            <text:p>16,799</text:p>
          </table:table-cell>
          <table:table-cell office:value-type="float" office:value="30.909" calcext:value-type="float">
            <text:p>30,909</text:p>
          </table:table-cell>
          <table:table-cell office:value-type="float" office:value="19.014" calcext:value-type="float">
            <text:p>19,014</text:p>
          </table:table-cell>
          <table:table-cell office:value-type="float" office:value="26.523" calcext:value-type="float">
            <text:p>26,523</text:p>
          </table:table-cell>
          <table:table-cell office:value-type="float" office:value="37.773" calcext:value-type="float">
            <text:p>37,773</text:p>
          </table:table-cell>
          <table:table-cell office:value-type="float" office:value="32.425" calcext:value-type="float">
            <text:p>32,425</text:p>
          </table:table-cell>
          <table:table-cell office:value-type="float" office:value="27.669" calcext:value-type="float">
            <text:p>27,669</text:p>
          </table:table-cell>
          <table:table-cell office:value-type="float" office:value="19.775" calcext:value-type="float">
            <text:p>19,775</text:p>
          </table:table-cell>
          <table:table-cell office:value-type="float" office:value="29.715" calcext:value-type="float">
            <text:p>29,715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527" calcext:value-type="float">
            <text:p>17,527</text:p>
          </table:table-cell>
          <table:table-cell office:value-type="float" office:value="22.121" calcext:value-type="float">
            <text:p>22,121</text:p>
          </table:table-cell>
          <table:table-cell office:value-type="float" office:value="20.546" calcext:value-type="float">
            <text:p>20,546</text:p>
          </table:table-cell>
          <table:table-cell office:value-type="float" office:value="16.559" calcext:value-type="float">
            <text:p>16,559</text:p>
          </table:table-cell>
          <table:table-cell office:value-type="float" office:value="15.847" calcext:value-type="float">
            <text:p>15,847</text:p>
          </table:table-cell>
          <table:table-cell office:value-type="float" office:value="16.083" calcext:value-type="float">
            <text:p>16,083</text:p>
          </table:table-cell>
          <table:table-cell table:number-columns-repeated="2"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559" calcext:value-type="float">
            <text:p>16,559</text:p>
          </table:table-cell>
          <table:table-cell table:number-columns-repeated="2" office:value-type="float" office:value="16.799" calcext:value-type="float">
            <text:p>16,799</text:p>
          </table:table-cell>
          <table:table-cell office:value-type="float" office:value="17.283" calcext:value-type="float">
            <text:p>17,283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612" calcext:value-type="float">
            <text:p>15,612</text:p>
          </table:table-cell>
          <table:table-cell office:value-type="float" office:value="16.083" calcext:value-type="float">
            <text:p>16,083</text:p>
          </table:table-cell>
          <table:table-cell office:value-type="float" office:value="17.283" calcext:value-type="float">
            <text:p>17,28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.807" calcext:value-type="float">
            <text:p>50,807</text:p>
          </table:table-cell>
          <table:table-cell office:value-type="float" office:value="15.612" calcext:value-type="float">
            <text:p>15,612</text:p>
          </table:table-cell>
          <table:table-cell office:value-type="float" office:value="27.936" calcext:value-type="float">
            <text:p>27,93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.348" calcext:value-type="float">
            <text:p>46,348</text:p>
          </table:table-cell>
          <table:table-cell office:value-type="float" office:value="43.414" calcext:value-type="float">
            <text:p>43,414</text:p>
          </table:table-cell>
          <table:table-cell office:value-type="float" office:value="30.609" calcext:value-type="float">
            <text:p>30,609</text:p>
          </table:table-cell>
          <table:table-cell office:value-type="float" office:value="23.194" calcext:value-type="float">
            <text:p>23,194</text:p>
          </table:table-cell>
          <table:table-cell office:value-type="float" office:value="45.912" calcext:value-type="float">
            <text:p>45,912</text:p>
          </table:table-cell>
          <table:table-cell office:value-type="float" office:value="34.904" calcext:value-type="float">
            <text:p>34,904</text:p>
          </table:table-cell>
          <table:table-cell office:value-type="float" office:value="34.278" calcext:value-type="float">
            <text:p>34,278</text:p>
          </table:table-cell>
          <table:table-cell office:value-type="float" office:value="27.669" calcext:value-type="float">
            <text:p>27,669</text:p>
          </table:table-cell>
          <table:table-cell office:value-type="float" office:value="18.514" calcext:value-type="float">
            <text:p>18,514</text:p>
          </table:table-cell>
          <table:table-cell office:value-type="float" office:value="17.527" calcext:value-type="float">
            <text:p>17,527</text:p>
          </table:table-cell>
          <table:table-cell office:value-type="float" office:value="21.066" calcext:value-type="float">
            <text:p>21,066</text:p>
          </table:table-cell>
          <table:table-cell office:value-type="float" office:value="17.771" calcext:value-type="float">
            <text:p>17,771</text:p>
          </table:table-cell>
          <table:table-cell office:value-type="float" office:value="15.612" calcext:value-type="float">
            <text:p>15,612</text:p>
          </table:table-cell>
          <table:table-cell office:value-type="float" office:value="30.31" calcext:value-type="float">
            <text:p>30,31</text:p>
          </table:table-cell>
          <table:table-cell table:number-columns-repeated="2" office:value-type="float" office:value="50.807" calcext:value-type="float">
            <text:p>50,807</text:p>
          </table:table-cell>
          <table:table-cell office:value-type="float" office:value="40.724" calcext:value-type="float">
            <text:p>40,724</text:p>
          </table:table-cell>
          <table:table-cell office:value-type="float" office:value="25.957" calcext:value-type="float">
            <text:p>25,957</text:p>
          </table:table-cell>
          <table:table-cell office:value-type="float" office:value="21.591" calcext:value-type="float">
            <text:p>21,591</text:p>
          </table:table-cell>
          <table:table-cell office:value-type="float" office:value="45.478" calcext:value-type="float">
            <text:p>45,478</text:p>
          </table:table-cell>
          <table:table-cell office:value-type="float" office:value="27.094" calcext:value-type="float">
            <text:p>27,094</text:p>
          </table:table-cell>
          <table:table-cell office:value-type="float" office:value="31.815" calcext:value-type="float">
            <text:p>31,815</text:p>
          </table:table-cell>
          <table:table-cell office:value-type="float" office:value="23.194" calcext:value-type="float">
            <text:p>23,194</text:p>
          </table:table-cell>
          <table:table-cell office:value-type="float" office:value="18.514" calcext:value-type="float">
            <text:p>18,514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5.612" calcext:value-type="float">
            <text:p>15,612</text:p>
          </table:table-cell>
          <table:table-cell table:number-columns-repeated="2" office:value-type="float" office:value="16.083" calcext:value-type="float">
            <text:p>16,083</text:p>
          </table:table-cell>
          <table:table-cell office:value-type="float" office:value="24.011" calcext:value-type="float">
            <text:p>24,01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012" calcext:value-type="float">
            <text:p>30,012</text:p>
          </table:table-cell>
          <table:table-cell office:value-type="float" office:value="14.916" calcext:value-type="float">
            <text:p>14,916</text:p>
          </table:table-cell>
          <table:table-cell office:value-type="float" office:value="22.3" calcext:value-type="float">
            <text:p>22,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395" calcext:value-type="float">
            <text:p>25,395</text:p>
          </table:table-cell>
          <table:table-cell office:value-type="float" office:value="25.116" calcext:value-type="float">
            <text:p>25,116</text:p>
          </table:table-cell>
          <table:table-cell office:value-type="float" office:value="24.838" calcext:value-type="float">
            <text:p>24,838</text:p>
          </table:table-cell>
          <table:table-cell office:value-type="float" office:value="24.285" calcext:value-type="float">
            <text:p>24,285</text:p>
          </table:table-cell>
          <table:table-cell office:value-type="float" office:value="23.194" calcext:value-type="float">
            <text:p>23,194</text:p>
          </table:table-cell>
          <table:table-cell table:number-columns-repeated="2" office:value-type="float" office:value="22.655" calcext:value-type="float">
            <text:p>22,655</text:p>
          </table:table-cell>
          <table:table-cell office:value-type="float" office:value="22.924" calcext:value-type="float">
            <text:p>22,924</text:p>
          </table:table-cell>
          <table:table-cell table:number-columns-repeated="2" office:value-type="float" office:value="22.121" calcext:value-type="float">
            <text:p>22,121</text:p>
          </table:table-cell>
          <table:table-cell office:value-type="float" office:value="27.958" calcext:value-type="float">
            <text:p>27,958</text:p>
          </table:table-cell>
          <table:table-cell office:value-type="float" office:value="26.523" calcext:value-type="float">
            <text:p>26,523</text:p>
          </table:table-cell>
          <table:table-cell office:value-type="float" office:value="24.011" calcext:value-type="float">
            <text:p>24,011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office:value-type="float" office:value="20.546" calcext:value-type="float">
            <text:p>20,546</text:p>
          </table:table-cell>
          <table:table-cell office:value-type="float" office:value="22.121" calcext:value-type="float">
            <text:p>22,121</text:p>
          </table:table-cell>
          <table:table-cell office:value-type="float" office:value="30.012" calcext:value-type="float">
            <text:p>30,012</text:p>
          </table:table-cell>
          <table:table-cell office:value-type="float" office:value="29.715" calcext:value-type="float">
            <text:p>29,715</text:p>
          </table:table-cell>
          <table:table-cell office:value-type="float" office:value="25.957" calcext:value-type="float">
            <text:p>25,957</text:p>
          </table:table-cell>
          <table:table-cell office:value-type="float" office:value="23.737" calcext:value-type="float">
            <text:p>23,737</text:p>
          </table:table-cell>
          <table:table-cell office:value-type="float" office:value="21.328" calcext:value-type="float">
            <text:p>21,328</text:p>
          </table:table-cell>
          <table:table-cell office:value-type="float" office:value="16.799" calcext:value-type="float">
            <text:p>16,799</text:p>
          </table:table-cell>
          <table:table-cell office:value-type="float" office:value="14.916" calcext:value-type="float">
            <text:p>14,916</text:p>
          </table:table-cell>
          <table:table-cell office:value-type="float" office:value="15.612" calcext:value-type="float">
            <text:p>15,612</text:p>
          </table:table-cell>
          <table:table-cell table:number-columns-repeated="2" office:value-type="float" office:value="15.147" calcext:value-type="float">
            <text:p>15,147</text:p>
          </table:table-cell>
          <table:table-cell office:value-type="float" office:value="15.847" calcext:value-type="float">
            <text:p>15,84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7.338" calcext:value-type="float">
            <text:p>117,338</text:p>
          </table:table-cell>
          <table:table-cell office:value-type="float" office:value="19.52" calcext:value-type="float">
            <text:p>19,52</text:p>
          </table:table-cell>
          <table:table-cell office:value-type="float" office:value="36.267" calcext:value-type="float">
            <text:p>36,26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7.338" calcext:value-type="float">
            <text:p>117,338</text:p>
          </table:table-cell>
          <table:table-cell office:value-type="float" office:value="71.492" calcext:value-type="float">
            <text:p>71,492</text:p>
          </table:table-cell>
          <table:table-cell office:value-type="float" office:value="40.724" calcext:value-type="float">
            <text:p>40,724</text:p>
          </table:table-cell>
          <table:table-cell office:value-type="float" office:value="34.278" calcext:value-type="float">
            <text:p>34,278</text:p>
          </table:table-cell>
          <table:table-cell table:number-columns-repeated="2" office:value-type="float" office:value="26.523" calcext:value-type="float">
            <text:p>26,523</text:p>
          </table:table-cell>
          <table:table-cell office:value-type="float" office:value="25.395" calcext:value-type="float">
            <text:p>25,395</text:p>
          </table:table-cell>
          <table:table-cell office:value-type="float" office:value="24.011" calcext:value-type="float">
            <text:p>24,011</text:p>
          </table:table-cell>
          <table:table-cell office:value-type="float" office:value="23.194" calcext:value-type="float">
            <text:p>23,194</text:p>
          </table:table-cell>
          <table:table-cell office:value-type="float" office:value="21.591" calcext:value-type="float">
            <text:p>21,591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38.422" calcext:value-type="float">
            <text:p>38,422</text:p>
          </table:table-cell>
          <table:table-cell office:value-type="float" office:value="53.104" calcext:value-type="float">
            <text:p>53,104</text:p>
          </table:table-cell>
          <table:table-cell office:value-type="float" office:value="69.911" calcext:value-type="float">
            <text:p>69,911</text:p>
          </table:table-cell>
          <table:table-cell office:value-type="float" office:value="42.061" calcext:value-type="float">
            <text:p>42,061</text:p>
          </table:table-cell>
          <table:table-cell office:value-type="float" office:value="28.832" calcext:value-type="float">
            <text:p>28,832</text:p>
          </table:table-cell>
          <table:table-cell office:value-type="float" office:value="26.239" calcext:value-type="float">
            <text:p>26,239</text:p>
          </table:table-cell>
          <table:table-cell office:value-type="float" office:value="30.909" calcext:value-type="float">
            <text:p>30,909</text:p>
          </table:table-cell>
          <table:table-cell office:value-type="float" office:value="32.731" calcext:value-type="float">
            <text:p>32,731</text:p>
          </table:table-cell>
          <table:table-cell office:value-type="float" office:value="35.535" calcext:value-type="float">
            <text:p>35,535</text:p>
          </table:table-cell>
          <table:table-cell office:value-type="float" office:value="29.42" calcext:value-type="float">
            <text:p>29,42</text:p>
          </table:table-cell>
          <table:table-cell office:value-type="float" office:value="42.736" calcext:value-type="float">
            <text:p>42,736</text:p>
          </table:table-cell>
          <table:table-cell office:value-type="float" office:value="40.392" calcext:value-type="float">
            <text:p>40,392</text:p>
          </table:table-cell>
          <table:table-cell office:value-type="float" office:value="41.725" calcext:value-type="float">
            <text:p>41,725</text:p>
          </table:table-cell>
          <table:table-cell office:value-type="float" office:value="35.535" calcext:value-type="float">
            <text:p>35,535</text:p>
          </table:table-cell>
          <table:table-cell office:value-type="float" office:value="28.248" calcext:value-type="float">
            <text:p>28,248</text:p>
          </table:table-cell>
          <table:table-cell office:value-type="float" office:value="26.523" calcext:value-type="float">
            <text:p>26,523</text:p>
          </table:table-cell>
          <table:table-cell table:number-columns-repeated="2" office:value-type="float" office:value="25.395" calcext:value-type="float">
            <text:p>25,39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284" calcext:value-type="float">
            <text:p>98,284</text:p>
          </table:table-cell>
          <table:table-cell office:value-type="float" office:value="21.591" calcext:value-type="float">
            <text:p>21,591</text:p>
          </table:table-cell>
          <table:table-cell office:value-type="float" office:value="40.974" calcext:value-type="float">
            <text:p>40,97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116" calcext:value-type="float">
            <text:p>25,116</text:p>
          </table:table-cell>
          <table:table-cell office:value-type="float" office:value="30.609" calcext:value-type="float">
            <text:p>30,609</text:p>
          </table:table-cell>
          <table:table-cell office:value-type="float" office:value="24.561" calcext:value-type="float">
            <text:p>24,561</text:p>
          </table:table-cell>
          <table:table-cell office:value-type="float" office:value="45.912" calcext:value-type="float">
            <text:p>45,912</text:p>
          </table:table-cell>
          <table:table-cell office:value-type="float" office:value="59.776" calcext:value-type="float">
            <text:p>59,776</text:p>
          </table:table-cell>
          <table:table-cell office:value-type="float" office:value="44.187" calcext:value-type="float">
            <text:p>44,187</text:p>
          </table:table-cell>
          <table:table-cell office:value-type="float" office:value="35.852" calcext:value-type="float">
            <text:p>35,852</text:p>
          </table:table-cell>
          <table:table-cell office:value-type="float" office:value="44.187" calcext:value-type="float">
            <text:p>44,187</text:p>
          </table:table-cell>
          <table:table-cell office:value-type="float" office:value="52.18" calcext:value-type="float">
            <text:p>52,18</text:p>
          </table:table-cell>
          <table:table-cell office:value-type="float" office:value="40.724" calcext:value-type="float">
            <text:p>40,724</text:p>
          </table:table-cell>
          <table:table-cell office:value-type="float" office:value="35.535" calcext:value-type="float">
            <text:p>35,535</text:p>
          </table:table-cell>
          <table:table-cell office:value-type="float" office:value="28.832" calcext:value-type="float">
            <text:p>28,832</text:p>
          </table:table-cell>
          <table:table-cell office:value-type="float" office:value="30.609" calcext:value-type="float">
            <text:p>30,609</text:p>
          </table:table-cell>
          <table:table-cell office:value-type="float" office:value="29.125" calcext:value-type="float">
            <text:p>29,125</text:p>
          </table:table-cell>
          <table:table-cell office:value-type="float" office:value="25.957" calcext:value-type="float">
            <text:p>25,957</text:p>
          </table:table-cell>
          <table:table-cell office:value-type="float" office:value="22.924" calcext:value-type="float">
            <text:p>22,924</text:p>
          </table:table-cell>
          <table:table-cell office:value-type="float" office:value="21.591" calcext:value-type="float">
            <text:p>21,591</text:p>
          </table:table-cell>
          <table:table-cell office:value-type="float" office:value="24.838" calcext:value-type="float">
            <text:p>24,838</text:p>
          </table:table-cell>
          <table:table-cell office:value-type="float" office:value="22.655" calcext:value-type="float">
            <text:p>22,65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4.285" calcext:value-type="float">
            <text:p>24,285</text:p>
          </table:table-cell>
          <table:table-cell office:value-type="float" office:value="21.591" calcext:value-type="float">
            <text:p>21,591</text:p>
          </table:table-cell>
          <table:table-cell office:value-type="float" office:value="27.669" calcext:value-type="float">
            <text:p>27,669</text:p>
          </table:table-cell>
          <table:table-cell office:value-type="float" office:value="81.867" calcext:value-type="float">
            <text:p>81,867</text:p>
          </table:table-cell>
          <table:table-cell office:value-type="float" office:value="92.268" calcext:value-type="float">
            <text:p>92,268</text:p>
          </table:table-cell>
          <table:table-cell office:value-type="float" office:value="58.802" calcext:value-type="float">
            <text:p>58,802</text:p>
          </table:table-cell>
          <table:table-cell table:number-columns-repeated="2" office:value-type="float" office:value="60.758" calcext:value-type="float">
            <text:p>60,758</text:p>
          </table:table-cell>
          <table:table-cell office:value-type="float" office:value="41.39" calcext:value-type="float">
            <text:p>41,39</text:p>
          </table:table-cell>
          <table:table-cell office:value-type="float" office:value="35.219" calcext:value-type="float">
            <text:p>35,219</text:p>
          </table:table-cell>
          <table:table-cell office:value-type="float" office:value="98.284" calcext:value-type="float">
            <text:p>98,28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6.797" calcext:value-type="float">
            <text:p>66,797</text:p>
          </table:table-cell>
          <table:table-cell office:value-type="float" office:value="18.017" calcext:value-type="float">
            <text:p>18,017</text:p>
          </table:table-cell>
          <table:table-cell office:value-type="float" office:value="28.028" calcext:value-type="float">
            <text:p>28,02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288" calcext:value-type="float">
            <text:p>20,288</text:p>
          </table:table-cell>
          <table:table-cell office:value-type="float" office:value="26.523" calcext:value-type="float">
            <text:p>26,523</text:p>
          </table:table-cell>
          <table:table-cell office:value-type="float" office:value="22.655" calcext:value-type="float">
            <text:p>22,655</text:p>
          </table:table-cell>
          <table:table-cell office:value-type="float" office:value="21.066" calcext:value-type="float">
            <text:p>21,066</text:p>
          </table:table-cell>
          <table:table-cell office:value-type="float" office:value="19.775" calcext:value-type="float">
            <text:p>19,775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017" calcext:value-type="float">
            <text:p>18,017</text:p>
          </table:table-cell>
          <table:table-cell office:value-type="float" office:value="40.392" calcext:value-type="float">
            <text:p>40,392</text:p>
          </table:table-cell>
          <table:table-cell office:value-type="float" office:value="31.815" calcext:value-type="float">
            <text:p>31,815</text:p>
          </table:table-cell>
          <table:table-cell office:value-type="float" office:value="43.414" calcext:value-type="float">
            <text:p>43,414</text:p>
          </table:table-cell>
          <table:table-cell office:value-type="float" office:value="37.45" calcext:value-type="float">
            <text:p>37,45</text:p>
          </table:table-cell>
          <table:table-cell office:value-type="float" office:value="66.797" calcext:value-type="float">
            <text:p>66,797</text:p>
          </table:table-cell>
          <table:table-cell office:value-type="float" office:value="35.535" calcext:value-type="float">
            <text:p>35,535</text:p>
          </table:table-cell>
          <table:table-cell office:value-type="float" office:value="27.38" calcext:value-type="float">
            <text:p>27,38</text:p>
          </table:table-cell>
          <table:table-cell office:value-type="float" office:value="48.555" calcext:value-type="float">
            <text:p>48,555</text:p>
          </table:table-cell>
          <table:table-cell office:value-type="float" office:value="31.512" calcext:value-type="float">
            <text:p>31,512</text:p>
          </table:table-cell>
          <table:table-cell office:value-type="float" office:value="27.669" calcext:value-type="float">
            <text:p>27,669</text:p>
          </table:table-cell>
          <table:table-cell office:value-type="float" office:value="24.011" calcext:value-type="float">
            <text:p>24,011</text:p>
          </table:table-cell>
          <table:table-cell office:value-type="float" office:value="22.121" calcext:value-type="float">
            <text:p>22,121</text:p>
          </table:table-cell>
          <table:table-cell office:value-type="float" office:value="20.806" calcext:value-type="float">
            <text:p>20,806</text:p>
          </table:table-cell>
          <table:table-cell office:value-type="float" office:value="19.267" calcext:value-type="float">
            <text:p>19,267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52" calcext:value-type="float">
            <text:p>19,52</text:p>
          </table:table-cell>
          <table:table-cell office:value-type="float" office:value="19.267" calcext:value-type="float">
            <text:p>19,267</text:p>
          </table:table-cell>
          <table:table-cell office:value-type="float" office:value="29.42" calcext:value-type="float">
            <text:p>29,42</text:p>
          </table:table-cell>
          <table:table-cell office:value-type="float" office:value="24.561" calcext:value-type="float">
            <text:p>24,561</text:p>
          </table:table-cell>
          <table:table-cell office:value-type="float" office:value="21.591" calcext:value-type="float">
            <text:p>21,591</text:p>
          </table:table-cell>
          <table:table-cell office:value-type="float" office:value="24.838" calcext:value-type="float">
            <text:p>24,838</text:p>
          </table:table-cell>
          <table:table-cell office:value-type="float" office:value="35.219" calcext:value-type="float">
            <text:p>35,21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912" calcext:value-type="float">
            <text:p>45,912</text:p>
          </table:table-cell>
          <table:table-cell office:value-type="float" office:value="17.04" calcext:value-type="float">
            <text:p>17,04</text:p>
          </table:table-cell>
          <table:table-cell office:value-type="float" office:value="23.655" calcext:value-type="float">
            <text:p>23,65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04" calcext:value-type="float">
            <text:p>17,04</text:p>
          </table:table-cell>
          <table:table-cell table:number-columns-repeated="2" office:value-type="float" office:value="18.514" calcext:value-type="float">
            <text:p>18,514</text:p>
          </table:table-cell>
          <table:table-cell table:number-columns-repeated="2" office:value-type="float" office:value="18.265" calcext:value-type="float">
            <text:p>18,265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26.523" calcext:value-type="float">
            <text:p>26,523</text:p>
          </table:table-cell>
          <table:table-cell office:value-type="float" office:value="27.094" calcext:value-type="float">
            <text:p>27,094</text:p>
          </table:table-cell>
          <table:table-cell office:value-type="float" office:value="22.121" calcext:value-type="float">
            <text:p>22,121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267" calcext:value-type="float">
            <text:p>19,267</text:p>
          </table:table-cell>
          <table:table-cell table:number-columns-repeated="2" office:value-type="float" office:value="18.514" calcext:value-type="float">
            <text:p>18,514</text:p>
          </table:table-cell>
          <table:table-cell office:value-type="float" office:value="45.912" calcext:value-type="float">
            <text:p>45,912</text:p>
          </table:table-cell>
          <table:table-cell office:value-type="float" office:value="31.512" calcext:value-type="float">
            <text:p>31,512</text:p>
          </table:table-cell>
          <table:table-cell office:value-type="float" office:value="22.655" calcext:value-type="float">
            <text:p>22,655</text:p>
          </table:table-cell>
          <table:table-cell office:value-type="float" office:value="24.285" calcext:value-type="float">
            <text:p>24,285</text:p>
          </table:table-cell>
          <table:table-cell office:value-type="float" office:value="25.395" calcext:value-type="float">
            <text:p>25,395</text:p>
          </table:table-cell>
          <table:table-cell office:value-type="float" office:value="40.724" calcext:value-type="float">
            <text:p>40,724</text:p>
          </table:table-cell>
          <table:table-cell office:value-type="float" office:value="23.737" calcext:value-type="float">
            <text:p>23,737</text:p>
          </table:table-cell>
          <table:table-cell office:value-type="float" office:value="27.094" calcext:value-type="float">
            <text:p>27,09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0.288" calcext:value-type="float">
            <text:p>20,288</text:p>
          </table:table-cell>
          <table:table-cell office:value-type="float" office:value="23.194" calcext:value-type="float">
            <text:p>23,194</text:p>
          </table:table-cell>
          <table:table-cell office:value-type="float" office:value="27.094" calcext:value-type="float">
            <text:p>27,094</text:p>
          </table:table-cell>
          <table:table-cell office:value-type="float" office:value="24.561" calcext:value-type="float">
            <text:p>24,561</text:p>
          </table:table-cell>
          <table:table-cell office:value-type="float" office:value="22.655" calcext:value-type="float">
            <text:p>22,655</text:p>
          </table:table-cell>
          <table:table-cell office:value-type="float" office:value="25.395" calcext:value-type="float">
            <text:p>25,395</text:p>
          </table:table-cell>
          <table:table-cell office:value-type="float" office:value="24.285" calcext:value-type="float">
            <text:p>24,285</text:p>
          </table:table-cell>
          <table:table-cell office:value-type="float" office:value="22.387" calcext:value-type="float">
            <text:p>22,38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737" calcext:value-type="float">
            <text:p>23,737</text:p>
          </table:table-cell>
          <table:table-cell office:value-type="float" office:value="18.017" calcext:value-type="float">
            <text:p>18,017</text:p>
          </table:table-cell>
          <table:table-cell office:value-type="float" office:value="19.301" calcext:value-type="float">
            <text:p>19,30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514" calcext:value-type="float">
            <text:p>18,514</text:p>
          </table:table-cell>
          <table:table-cell office:value-type="float" office:value="23.737" calcext:value-type="float">
            <text:p>23,737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031" calcext:value-type="float">
            <text:p>20,031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265" calcext:value-type="float">
            <text:p>18,265</text:p>
          </table:table-cell>
          <table:table-cell table:number-columns-repeated="2" office:value-type="float" office:value="18.017" calcext:value-type="float">
            <text:p>18,017</text:p>
          </table:table-cell>
          <table:table-cell office:value-type="float" office:value="18.514" calcext:value-type="float">
            <text:p>18,514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265" calcext:value-type="float">
            <text:p>18,265</text:p>
          </table:table-cell>
          <table:table-cell office:value-type="float" office:value="18.017" calcext:value-type="float">
            <text:p>18,017</text:p>
          </table:table-cell>
          <table:table-cell office:value-type="float" office:value="19.014" calcext:value-type="float">
            <text:p>19,01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763" calcext:value-type="float">
            <text:p>18,763</text:p>
          </table:table-cell>
          <table:table-cell table:number-columns-repeated="2" office:value-type="float" office:value="18.514" calcext:value-type="float">
            <text:p>18,514</text:p>
          </table:table-cell>
          <table:table-cell table:number-columns-repeated="2" office:value-type="float" office:value="18.017" calcext:value-type="float">
            <text:p>18,01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014" calcext:value-type="float">
            <text:p>19,014</text:p>
          </table:table-cell>
          <table:table-cell office:value-type="float" office:value="19.308" calcext:value-type="float">
            <text:p>19,308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9.52" calcext:value-type="float">
            <text:p>19,52</text:p>
          </table:table-cell>
          <table:table-cell office:value-type="float" office:value="19.267" calcext:value-type="float">
            <text:p>19,267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52" calcext:value-type="float">
            <text:p>19,52</text:p>
          </table:table-cell>
          <table:table-cell table:number-columns-repeated="3" office:value-type="float" office:value="19.014" calcext:value-type="float">
            <text:p>19,014</text:p>
          </table:table-cell>
          <table:table-cell office:value-type="float" office:value="19.267" calcext:value-type="float">
            <text:p>19,267</text:p>
          </table:table-cell>
          <table:table-cell table:number-columns-repeated="6" office:value-type="float" office:value="19.014" calcext:value-type="float">
            <text:p>19,014</text:p>
          </table:table-cell>
          <table:table-cell office:value-type="float" office:value="19.267" calcext:value-type="float">
            <text:p>19,267</text:p>
          </table:table-cell>
          <table:table-cell office:value-type="float" office:value="19.014" calcext:value-type="float">
            <text:p>19,014</text:p>
          </table:table-cell>
          <table:table-cell office:value-type="float" office:value="19.267" calcext:value-type="float">
            <text:p>19,267</text:p>
          </table:table-cell>
          <table:table-cell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52" calcext:value-type="float">
            <text:p>19,52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19.775" calcext:value-type="float">
            <text:p>19,775</text:p>
          </table:table-cell>
          <table:table-cell office:value-type="float" office:value="19.014" calcext:value-type="float">
            <text:p>19,0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808" calcext:value-type="float">
            <text:p>26,808</text:p>
          </table:table-cell>
          <table:table-cell office:value-type="float" office:value="19.014" calcext:value-type="float">
            <text:p>19,014</text:p>
          </table:table-cell>
          <table:table-cell office:value-type="float" office:value="20.393" calcext:value-type="float">
            <text:p>20,39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26.808" calcext:value-type="float">
            <text:p>26,808</text:p>
          </table:table-cell>
          <table:table-cell office:value-type="float" office:value="22.387" calcext:value-type="float">
            <text:p>22,387</text:p>
          </table:table-cell>
          <table:table-cell office:value-type="float" office:value="21.066" calcext:value-type="float">
            <text:p>21,066</text:p>
          </table:table-cell>
          <table:table-cell table:number-columns-repeated="2" office:value-type="float" office:value="20.288" calcext:value-type="float">
            <text:p>20,288</text:p>
          </table:table-cell>
          <table:table-cell table:number-columns-repeated="5"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19.52" calcext:value-type="float">
            <text:p>19,52</text:p>
          </table:table-cell>
          <table:table-cell table:number-columns-repeated="4"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table:number-columns-repeated="5" office:value-type="float" office:value="20.031" calcext:value-type="float">
            <text:p>20,031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838" calcext:value-type="float">
            <text:p>24,838</text:p>
          </table:table-cell>
          <table:table-cell office:value-type="float" office:value="19.52" calcext:value-type="float">
            <text:p>19,52</text:p>
          </table:table-cell>
          <table:table-cell office:value-type="float" office:value="20.313" calcext:value-type="float">
            <text:p>20,31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0.288" calcext:value-type="float">
            <text:p>20,288</text:p>
          </table:table-cell>
          <table:table-cell table:number-columns-repeated="3"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table:number-columns-repeated="5" office:value-type="float" office:value="20.031" calcext:value-type="float">
            <text:p>20,031</text:p>
          </table:table-cell>
          <table:table-cell office:value-type="float" office:value="21.066" calcext:value-type="float">
            <text:p>21,066</text:p>
          </table:table-cell>
          <table:table-cell table:number-columns-repeated="5" office:value-type="float" office:value="20.031" calcext:value-type="float">
            <text:p>20,031</text:p>
          </table:table-cell>
          <table:table-cell office:value-type="float" office:value="19.775" calcext:value-type="float">
            <text:p>19,775</text:p>
          </table:table-cell>
          <table:table-cell table:number-columns-repeated="2" office:value-type="float" office:value="19.52" calcext:value-type="float">
            <text:p>19,52</text:p>
          </table:table-cell>
          <table:table-cell table:number-columns-repeated="3" office:value-type="float" office:value="20.031" calcext:value-type="float">
            <text:p>20,031</text:p>
          </table:table-cell>
          <table:table-cell office:value-type="float" office:value="19.775" calcext:value-type="float">
            <text:p>19,775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4.838" calcext:value-type="float">
            <text:p>24,838</text:p>
          </table:table-cell>
          <table:table-cell office:value-type="float" office:value="21.855" calcext:value-type="float">
            <text:p>21,855</text:p>
          </table:table-cell>
          <table:table-cell office:value-type="float" office:value="20.546" calcext:value-type="float">
            <text:p>20,54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121" calcext:value-type="float">
            <text:p>22,121</text:p>
          </table:table-cell>
          <table:table-cell office:value-type="float" office:value="19.014" calcext:value-type="float">
            <text:p>19,014</text:p>
          </table:table-cell>
          <table:table-cell office:value-type="float" office:value="20.308" calcext:value-type="float">
            <text:p>20,30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9.267" calcext:value-type="float">
            <text:p>19,267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20.288" calcext:value-type="float">
            <text:p>20,288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775" calcext:value-type="float">
            <text:p>19,775</text:p>
          </table:table-cell>
          <table:table-cell table:number-columns-repeated="2"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office:value-type="float" office:value="20.806" calcext:value-type="float">
            <text:p>20,806</text:p>
          </table:table-cell>
          <table:table-cell table:number-columns-repeated="7" office:value-type="float" office:value="20.546" calcext:value-type="float">
            <text:p>20,546</text:p>
          </table:table-cell>
          <table:table-cell table:number-columns-repeated="2" office:value-type="float" office:value="20.031" calcext:value-type="float">
            <text:p>20,031</text:p>
          </table:table-cell>
          <table:table-cell office:value-type="float" office:value="20.288" calcext:value-type="float">
            <text:p>20,288</text:p>
          </table:table-cell>
          <table:table-cell table:number-columns-repeated="2" office:value-type="float" office:value="20.031" calcext:value-type="float">
            <text:p>20,031</text:p>
          </table:table-cell>
          <table:table-cell office:value-type="float" office:value="20.546" calcext:value-type="float">
            <text:p>20,546</text:p>
          </table:table-cell>
          <table:table-cell office:value-type="float" office:value="21.066" calcext:value-type="float">
            <text:p>21,066</text:p>
          </table:table-cell>
          <table:table-cell office:value-type="float" office:value="21.328" calcext:value-type="float">
            <text:p>21,328</text:p>
          </table:table-cell>
          <table:table-cell table:number-columns-repeated="2" office:value-type="float" office:value="20.546" calcext:value-type="float">
            <text:p>20,54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555" calcext:value-type="float">
            <text:p>48,555</text:p>
          </table:table-cell>
          <table:table-cell office:value-type="float" office:value="19.267" calcext:value-type="float">
            <text:p>19,267</text:p>
          </table:table-cell>
          <table:table-cell office:value-type="float" office:value="23.18" calcext:value-type="float">
            <text:p>23,1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.555" calcext:value-type="float">
            <text:p>48,555</text:p>
          </table:table-cell>
          <table:table-cell office:value-type="float" office:value="31.21" calcext:value-type="float">
            <text:p>31,21</text:p>
          </table:table-cell>
          <table:table-cell office:value-type="float" office:value="19.52" calcext:value-type="float">
            <text:p>19,52</text:p>
          </table:table-cell>
          <table:table-cell office:value-type="float" office:value="24.561" calcext:value-type="float">
            <text:p>24,561</text:p>
          </table:table-cell>
          <table:table-cell office:value-type="float" office:value="25.116" calcext:value-type="float">
            <text:p>25,116</text:p>
          </table:table-cell>
          <table:table-cell office:value-type="float" office:value="23.737" calcext:value-type="float">
            <text:p>23,737</text:p>
          </table:table-cell>
          <table:table-cell office:value-type="float" office:value="28.248" calcext:value-type="float">
            <text:p>28,248</text:p>
          </table:table-cell>
          <table:table-cell office:value-type="float" office:value="30.012" calcext:value-type="float">
            <text:p>30,012</text:p>
          </table:table-cell>
          <table:table-cell office:value-type="float" office:value="24.561" calcext:value-type="float">
            <text:p>24,561</text:p>
          </table:table-cell>
          <table:table-cell office:value-type="float" office:value="24.838" calcext:value-type="float">
            <text:p>24,838</text:p>
          </table:table-cell>
          <table:table-cell office:value-type="float" office:value="22.924" calcext:value-type="float">
            <text:p>22,924</text:p>
          </table:table-cell>
          <table:table-cell table:number-columns-repeated="2" office:value-type="float" office:value="21.591" calcext:value-type="float">
            <text:p>21,591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031" calcext:value-type="float">
            <text:p>20,031</text:p>
          </table:table-cell>
          <table:table-cell office:value-type="float" office:value="20.806" calcext:value-type="float">
            <text:p>20,806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20.288" calcext:value-type="float">
            <text:p>20,288</text:p>
          </table:table-cell>
          <table:table-cell table:number-columns-repeated="3" office:value-type="float" office:value="20.031" calcext:value-type="float">
            <text:p>20,031</text:p>
          </table:table-cell>
          <table:table-cell office:value-type="float" office:value="23.737" calcext:value-type="float">
            <text:p>23,737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546" calcext:value-type="float">
            <text:p>20,546</text:p>
          </table:table-cell>
          <table:table-cell table:number-columns-repeated="2" office:value-type="float" office:value="20.031" calcext:value-type="float">
            <text:p>20,031</text:p>
          </table:table-cell>
          <table:table-cell table:number-columns-repeated="2" office:value-type="float" office:value="19.267" calcext:value-type="float">
            <text:p>19,26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0.437" calcext:value-type="float">
            <text:p>70,437</text:p>
          </table:table-cell>
          <table:table-cell office:value-type="float" office:value="19.014" calcext:value-type="float">
            <text:p>19,014</text:p>
          </table:table-cell>
          <table:table-cell office:value-type="float" office:value="26.689" calcext:value-type="float">
            <text:p>26,68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06" calcext:value-type="float">
            <text:p>20,806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267" calcext:value-type="float">
            <text:p>19,267</text:p>
          </table:table-cell>
          <table:table-cell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office:value-type="float" office:value="70.437" calcext:value-type="float">
            <text:p>70,437</text:p>
          </table:table-cell>
          <table:table-cell office:value-type="float" office:value="40.061" calcext:value-type="float">
            <text:p>40,061</text:p>
          </table:table-cell>
          <table:table-cell office:value-type="float" office:value="29.42" calcext:value-type="float">
            <text:p>29,42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546" calcext:value-type="float">
            <text:p>20,546</text:p>
          </table:table-cell>
          <table:table-cell table:number-columns-repeated="2" office:value-type="float" office:value="21.591" calcext:value-type="float">
            <text:p>21,591</text:p>
          </table:table-cell>
          <table:table-cell office:value-type="float" office:value="24.285" calcext:value-type="float">
            <text:p>24,285</text:p>
          </table:table-cell>
          <table:table-cell office:value-type="float" office:value="22.655" calcext:value-type="float">
            <text:p>22,655</text:p>
          </table:table-cell>
          <table:table-cell office:value-type="float" office:value="24.838" calcext:value-type="float">
            <text:p>24,838</text:p>
          </table:table-cell>
          <table:table-cell office:value-type="float" office:value="24.011" calcext:value-type="float">
            <text:p>24,011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table:number-columns-repeated="2" office:value-type="float" office:value="20.288" calcext:value-type="float">
            <text:p>20,288</text:p>
          </table:table-cell>
          <table:table-cell office:value-type="float" office:value="27.094" calcext:value-type="float">
            <text:p>27,094</text:p>
          </table:table-cell>
          <table:table-cell office:value-type="float" office:value="29.125" calcext:value-type="float">
            <text:p>29,125</text:p>
          </table:table-cell>
          <table:table-cell office:value-type="float" office:value="25.957" calcext:value-type="float">
            <text:p>25,957</text:p>
          </table:table-cell>
          <table:table-cell office:value-type="float" office:value="23.194" calcext:value-type="float">
            <text:p>23,194</text:p>
          </table:table-cell>
          <table:table-cell office:value-type="float" office:value="22.655" calcext:value-type="float">
            <text:p>22,655</text:p>
          </table:table-cell>
          <table:table-cell office:value-type="float" office:value="24.285" calcext:value-type="float">
            <text:p>24,285</text:p>
          </table:table-cell>
          <table:table-cell office:value-type="float" office:value="42.736" calcext:value-type="float">
            <text:p>42,736</text:p>
          </table:table-cell>
          <table:table-cell office:value-type="float" office:value="30.609" calcext:value-type="float">
            <text:p>30,609</text:p>
          </table:table-cell>
          <table:table-cell office:value-type="float" office:value="56.396" calcext:value-type="float">
            <text:p>56,39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0.011" calcext:value-type="float">
            <text:p>140,011</text:p>
          </table:table-cell>
          <table:table-cell office:value-type="float" office:value="20.546" calcext:value-type="float">
            <text:p>20,546</text:p>
          </table:table-cell>
          <table:table-cell office:value-type="float" office:value="37.649" calcext:value-type="float">
            <text:p>37,6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.808" calcext:value-type="float">
            <text:p>36,808</text:p>
          </table:table-cell>
          <table:table-cell office:value-type="float" office:value="43.074" calcext:value-type="float">
            <text:p>43,074</text:p>
          </table:table-cell>
          <table:table-cell office:value-type="float" office:value="38.097" calcext:value-type="float">
            <text:p>38,097</text:p>
          </table:table-cell>
          <table:table-cell office:value-type="float" office:value="28.248" calcext:value-type="float">
            <text:p>28,248</text:p>
          </table:table-cell>
          <table:table-cell office:value-type="float" office:value="30.012" calcext:value-type="float">
            <text:p>30,012</text:p>
          </table:table-cell>
          <table:table-cell office:value-type="float" office:value="31.815" calcext:value-type="float">
            <text:p>31,815</text:p>
          </table:table-cell>
          <table:table-cell office:value-type="float" office:value="34.591" calcext:value-type="float">
            <text:p>34,591</text:p>
          </table:table-cell>
          <table:table-cell office:value-type="float" office:value="32.731" calcext:value-type="float">
            <text:p>32,731</text:p>
          </table:table-cell>
          <table:table-cell office:value-type="float" office:value="28.832" calcext:value-type="float">
            <text:p>28,832</text:p>
          </table:table-cell>
          <table:table-cell office:value-type="float" office:value="28.248" calcext:value-type="float">
            <text:p>28,248</text:p>
          </table:table-cell>
          <table:table-cell office:value-type="float" office:value="31.21" calcext:value-type="float">
            <text:p>31,21</text:p>
          </table:table-cell>
          <table:table-cell office:value-type="float" office:value="38.097" calcext:value-type="float">
            <text:p>38,097</text:p>
          </table:table-cell>
          <table:table-cell office:value-type="float" office:value="140.011" calcext:value-type="float">
            <text:p>140,011</text:p>
          </table:table-cell>
          <table:table-cell office:value-type="float" office:value="88.158" calcext:value-type="float">
            <text:p>88,158</text:p>
          </table:table-cell>
          <table:table-cell office:value-type="float" office:value="48.555" calcext:value-type="float">
            <text:p>48,555</text:p>
          </table:table-cell>
          <table:table-cell office:value-type="float" office:value="39.403" calcext:value-type="float">
            <text:p>39,403</text:p>
          </table:table-cell>
          <table:table-cell office:value-type="float" office:value="40.061" calcext:value-type="float">
            <text:p>40,061</text:p>
          </table:table-cell>
          <table:table-cell office:value-type="float" office:value="36.169" calcext:value-type="float">
            <text:p>36,169</text:p>
          </table:table-cell>
          <table:table-cell office:value-type="float" office:value="26.523" calcext:value-type="float">
            <text:p>26,523</text:p>
          </table:table-cell>
          <table:table-cell office:value-type="float" office:value="20.546" calcext:value-type="float">
            <text:p>20,546</text:p>
          </table:table-cell>
          <table:table-cell office:value-type="float" office:value="26.523" calcext:value-type="float">
            <text:p>26,523</text:p>
          </table:table-cell>
          <table:table-cell office:value-type="float" office:value="29.715" calcext:value-type="float">
            <text:p>29,715</text:p>
          </table:table-cell>
          <table:table-cell office:value-type="float" office:value="27.669" calcext:value-type="float">
            <text:p>27,669</text:p>
          </table:table-cell>
          <table:table-cell office:value-type="float" office:value="24.838" calcext:value-type="float">
            <text:p>24,838</text:p>
          </table:table-cell>
          <table:table-cell office:value-type="float" office:value="31.815" calcext:value-type="float">
            <text:p>31,815</text:p>
          </table:table-cell>
          <table:table-cell office:value-type="float" office:value="27.094" calcext:value-type="float">
            <text:p>27,094</text:p>
          </table:table-cell>
          <table:table-cell office:value-type="float" office:value="23.737" calcext:value-type="float">
            <text:p>23,737</text:p>
          </table:table-cell>
          <table:table-cell office:value-type="float" office:value="21.591" calcext:value-type="float">
            <text:p>21,591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7.828" calcext:value-type="float">
            <text:p>67,828</text:p>
          </table:table-cell>
          <table:table-cell office:value-type="float" office:value="21.591" calcext:value-type="float">
            <text:p>21,591</text:p>
          </table:table-cell>
          <table:table-cell office:value-type="float" office:value="33.063" calcext:value-type="float">
            <text:p>33,0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.828" calcext:value-type="float">
            <text:p>67,828</text:p>
          </table:table-cell>
          <table:table-cell office:value-type="float" office:value="48.11" calcext:value-type="float">
            <text:p>48,11</text:p>
          </table:table-cell>
          <table:table-cell office:value-type="float" office:value="36.808" calcext:value-type="float">
            <text:p>36,808</text:p>
          </table:table-cell>
          <table:table-cell office:value-type="float" office:value="41.39" calcext:value-type="float">
            <text:p>41,39</text:p>
          </table:table-cell>
          <table:table-cell office:value-type="float" office:value="50.807" calcext:value-type="float">
            <text:p>50,807</text:p>
          </table:table-cell>
          <table:table-cell office:value-type="float" office:value="56.874" calcext:value-type="float">
            <text:p>56,874</text:p>
          </table:table-cell>
          <table:table-cell office:value-type="float" office:value="38.748" calcext:value-type="float">
            <text:p>38,748</text:p>
          </table:table-cell>
          <table:table-cell office:value-type="float" office:value="30.909" calcext:value-type="float">
            <text:p>30,909</text:p>
          </table:table-cell>
          <table:table-cell office:value-type="float" office:value="29.715" calcext:value-type="float">
            <text:p>29,715</text:p>
          </table:table-cell>
          <table:table-cell office:value-type="float" office:value="27.38" calcext:value-type="float">
            <text:p>27,38</text:p>
          </table:table-cell>
          <table:table-cell office:value-type="float" office:value="24.561" calcext:value-type="float">
            <text:p>24,561</text:p>
          </table:table-cell>
          <table:table-cell office:value-type="float" office:value="23.194" calcext:value-type="float">
            <text:p>23,194</text:p>
          </table:table-cell>
          <table:table-cell office:value-type="float" office:value="21.855" calcext:value-type="float">
            <text:p>21,855</text:p>
          </table:table-cell>
          <table:table-cell office:value-type="float" office:value="21.591" calcext:value-type="float">
            <text:p>21,591</text:p>
          </table:table-cell>
          <table:table-cell office:value-type="float" office:value="28.832" calcext:value-type="float">
            <text:p>28,832</text:p>
          </table:table-cell>
          <table:table-cell office:value-type="float" office:value="49.001" calcext:value-type="float">
            <text:p>49,001</text:p>
          </table:table-cell>
          <table:table-cell office:value-type="float" office:value="40.724" calcext:value-type="float">
            <text:p>40,724</text:p>
          </table:table-cell>
          <table:table-cell office:value-type="float" office:value="30.909" calcext:value-type="float">
            <text:p>30,909</text:p>
          </table:table-cell>
          <table:table-cell office:value-type="float" office:value="26.523" calcext:value-type="float">
            <text:p>26,523</text:p>
          </table:table-cell>
          <table:table-cell office:value-type="float" office:value="24.011" calcext:value-type="float">
            <text:p>24,011</text:p>
          </table:table-cell>
          <table:table-cell office:value-type="float" office:value="31.815" calcext:value-type="float">
            <text:p>31,815</text:p>
          </table:table-cell>
          <table:table-cell office:value-type="float" office:value="30.609" calcext:value-type="float">
            <text:p>30,609</text:p>
          </table:table-cell>
          <table:table-cell office:value-type="float" office:value="27.669" calcext:value-type="float">
            <text:p>27,669</text:p>
          </table:table-cell>
          <table:table-cell office:value-type="float" office:value="26.523" calcext:value-type="float">
            <text:p>26,523</text:p>
          </table:table-cell>
          <table:table-cell office:value-type="float" office:value="27.094" calcext:value-type="float">
            <text:p>27,094</text:p>
          </table:table-cell>
          <table:table-cell office:value-type="float" office:value="28.248" calcext:value-type="float">
            <text:p>28,248</text:p>
          </table:table-cell>
          <table:table-cell office:value-type="float" office:value="26.523" calcext:value-type="float">
            <text:p>26,523</text:p>
          </table:table-cell>
          <table:table-cell office:value-type="float" office:value="27.958" calcext:value-type="float">
            <text:p>27,958</text:p>
          </table:table-cell>
          <table:table-cell office:value-type="float" office:value="27.094" calcext:value-type="float">
            <text:p>27,094</text:p>
          </table:table-cell>
          <table:table-cell office:value-type="float" office:value="27.38" calcext:value-type="float">
            <text:p>27,38</text:p>
          </table:table-cell>
          <table:table-cell office:value-type="float" office:value="24.285" calcext:value-type="float">
            <text:p>24,28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9.537" calcext:value-type="float">
            <text:p>109,537</text:p>
          </table:table-cell>
          <table:table-cell office:value-type="float" office:value="19.014" calcext:value-type="float">
            <text:p>19,014</text:p>
          </table:table-cell>
          <table:table-cell office:value-type="float" office:value="44.097" calcext:value-type="float">
            <text:p>44,09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957" calcext:value-type="float">
            <text:p>25,957</text:p>
          </table:table-cell>
          <table:table-cell office:value-type="float" office:value="22.121" calcext:value-type="float">
            <text:p>22,121</text:p>
          </table:table-cell>
          <table:table-cell office:value-type="float" office:value="37.45" calcext:value-type="float">
            <text:p>37,45</text:p>
          </table:table-cell>
          <table:table-cell office:value-type="float" office:value="28.248" calcext:value-type="float">
            <text:p>28,248</text:p>
          </table:table-cell>
          <table:table-cell office:value-type="float" office:value="22.121" calcext:value-type="float">
            <text:p>22,121</text:p>
          </table:table-cell>
          <table:table-cell table:number-columns-repeated="2" office:value-type="float" office:value="20.031" calcext:value-type="float">
            <text:p>20,031</text:p>
          </table:table-cell>
          <table:table-cell office:value-type="float" office:value="24.838" calcext:value-type="float">
            <text:p>24,838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014" calcext:value-type="float">
            <text:p>19,014</text:p>
          </table:table-cell>
          <table:table-cell office:value-type="float" office:value="22.655" calcext:value-type="float">
            <text:p>22,655</text:p>
          </table:table-cell>
          <table:table-cell table:number-columns-repeated="2" office:value-type="float" office:value="26.523" calcext:value-type="float">
            <text:p>26,523</text:p>
          </table:table-cell>
          <table:table-cell office:value-type="float" office:value="23.194" calcext:value-type="float">
            <text:p>23,194</text:p>
          </table:table-cell>
          <table:table-cell office:value-type="float" office:value="49.45" calcext:value-type="float">
            <text:p>49,45</text:p>
          </table:table-cell>
          <table:table-cell office:value-type="float" office:value="67.828" calcext:value-type="float">
            <text:p>67,828</text:p>
          </table:table-cell>
          <table:table-cell office:value-type="float" office:value="109.537" calcext:value-type="float">
            <text:p>109,537</text:p>
          </table:table-cell>
          <table:table-cell office:value-type="float" office:value="73.089" calcext:value-type="float">
            <text:p>73,089</text:p>
          </table:table-cell>
          <table:table-cell office:value-type="float" office:value="51.72" calcext:value-type="float">
            <text:p>51,72</text:p>
          </table:table-cell>
          <table:table-cell office:value-type="float" office:value="57.834" calcext:value-type="float">
            <text:p>57,834</text:p>
          </table:table-cell>
          <table:table-cell office:value-type="float" office:value="39.075" calcext:value-type="float">
            <text:p>39,075</text:p>
          </table:table-cell>
          <table:table-cell office:value-type="float" office:value="33.967" calcext:value-type="float">
            <text:p>33,967</text:p>
          </table:table-cell>
          <table:table-cell office:value-type="float" office:value="30.909" calcext:value-type="float">
            <text:p>30,909</text:p>
          </table:table-cell>
          <table:table-cell office:value-type="float" office:value="32.731" calcext:value-type="float">
            <text:p>32,731</text:p>
          </table:table-cell>
          <table:table-cell office:value-type="float" office:value="67.828" calcext:value-type="float">
            <text:p>67,828</text:p>
          </table:table-cell>
          <table:table-cell office:value-type="float" office:value="41.057" calcext:value-type="float">
            <text:p>41,057</text:p>
          </table:table-cell>
          <table:table-cell office:value-type="float" office:value="88.74" calcext:value-type="float">
            <text:p>88,74</text:p>
          </table:table-cell>
          <table:table-cell office:value-type="float" office:value="77.423" calcext:value-type="float">
            <text:p>77,423</text:p>
          </table:table-cell>
          <table:table-cell office:value-type="float" office:value="76.875" calcext:value-type="float">
            <text:p>76,875</text:p>
          </table:table-cell>
          <table:table-cell office:value-type="float" office:value="73.089" calcext:value-type="float">
            <text:p>73,089</text:p>
          </table:table-cell>
          <table:table-cell office:value-type="float" office:value="56.874" calcext:value-type="float">
            <text:p>56,87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11" calcext:value-type="float">
            <text:p>48,11</text:p>
          </table:table-cell>
          <table:table-cell office:value-type="float" office:value="16.799" calcext:value-type="float">
            <text:p>16,799</text:p>
          </table:table-cell>
          <table:table-cell office:value-type="float" office:value="26.711" calcext:value-type="float">
            <text:p>26,7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27" calcext:value-type="float">
            <text:p>17,527</text:p>
          </table:table-cell>
          <table:table-cell table:number-columns-repeated="2" office:value-type="float" office:value="17.04" calcext:value-type="float">
            <text:p>17,04</text:p>
          </table:table-cell>
          <table:table-cell office:value-type="float" office:value="19.775" calcext:value-type="float">
            <text:p>19,775</text:p>
          </table:table-cell>
          <table:table-cell office:value-type="float" office:value="16.799" calcext:value-type="float">
            <text:p>16,799</text:p>
          </table:table-cell>
          <table:table-cell office:value-type="float" office:value="35.219" calcext:value-type="float">
            <text:p>35,219</text:p>
          </table:table-cell>
          <table:table-cell office:value-type="float" office:value="35.535" calcext:value-type="float">
            <text:p>35,535</text:p>
          </table:table-cell>
          <table:table-cell office:value-type="float" office:value="30.609" calcext:value-type="float">
            <text:p>30,609</text:p>
          </table:table-cell>
          <table:table-cell office:value-type="float" office:value="48.11" calcext:value-type="float">
            <text:p>48,11</text:p>
          </table:table-cell>
          <table:table-cell office:value-type="float" office:value="38.748" calcext:value-type="float">
            <text:p>38,748</text:p>
          </table:table-cell>
          <table:table-cell office:value-type="float" office:value="40.724" calcext:value-type="float">
            <text:p>40,724</text:p>
          </table:table-cell>
          <table:table-cell office:value-type="float" office:value="33.967" calcext:value-type="float">
            <text:p>33,967</text:p>
          </table:table-cell>
          <table:table-cell office:value-type="float" office:value="28.248" calcext:value-type="float">
            <text:p>28,248</text:p>
          </table:table-cell>
          <table:table-cell office:value-type="float" office:value="34.904" calcext:value-type="float">
            <text:p>34,904</text:p>
          </table:table-cell>
          <table:table-cell office:value-type="float" office:value="27.669" calcext:value-type="float">
            <text:p>27,669</text:p>
          </table:table-cell>
          <table:table-cell office:value-type="float" office:value="23.465" calcext:value-type="float">
            <text:p>23,465</text:p>
          </table:table-cell>
          <table:table-cell office:value-type="float" office:value="21.066" calcext:value-type="float">
            <text:p>21,066</text:p>
          </table:table-cell>
          <table:table-cell office:value-type="float" office:value="23.194" calcext:value-type="float">
            <text:p>23,194</text:p>
          </table:table-cell>
          <table:table-cell office:value-type="float" office:value="19.014" calcext:value-type="float">
            <text:p>19,014</text:p>
          </table:table-cell>
          <table:table-cell table:number-columns-repeated="2" office:value-type="float" office:value="18.514" calcext:value-type="float">
            <text:p>18,514</text:p>
          </table:table-cell>
          <table:table-cell office:value-type="float" office:value="19.267" calcext:value-type="float">
            <text:p>19,267</text:p>
          </table:table-cell>
          <table:table-cell office:value-type="float" office:value="22.924" calcext:value-type="float">
            <text:p>22,924</text:p>
          </table:table-cell>
          <table:table-cell office:value-type="float" office:value="21.855" calcext:value-type="float">
            <text:p>21,855</text:p>
          </table:table-cell>
          <table:table-cell office:value-type="float" office:value="24.011" calcext:value-type="float">
            <text:p>24,011</text:p>
          </table:table-cell>
          <table:table-cell office:value-type="float" office:value="24.285" calcext:value-type="float">
            <text:p>24,285</text:p>
          </table:table-cell>
          <table:table-cell office:value-type="float" office:value="23.194" calcext:value-type="float">
            <text:p>23,194</text:p>
          </table:table-cell>
          <table:table-cell office:value-type="float" office:value="32.425" calcext:value-type="float">
            <text:p>32,425</text:p>
          </table:table-cell>
          <table:table-cell office:value-type="float" office:value="36.169" calcext:value-type="float">
            <text:p>36,169</text:p>
          </table:table-cell>
          <table:table-cell office:value-type="float" office:value="31.512" calcext:value-type="float">
            <text:p>31,51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097" calcext:value-type="float">
            <text:p>38,097</text:p>
          </table:table-cell>
          <table:table-cell office:value-type="float" office:value="15.847" calcext:value-type="float">
            <text:p>15,847</text:p>
          </table:table-cell>
          <table:table-cell office:value-type="float" office:value="21.771" calcext:value-type="float">
            <text:p>21,77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59" calcext:value-type="float">
            <text:p>16,559</text:p>
          </table:table-cell>
          <table:table-cell office:value-type="float" office:value="35.535" calcext:value-type="float">
            <text:p>35,535</text:p>
          </table:table-cell>
          <table:table-cell office:value-type="float" office:value="27.094" calcext:value-type="float">
            <text:p>27,094</text:p>
          </table:table-cell>
          <table:table-cell office:value-type="float" office:value="21.855" calcext:value-type="float">
            <text:p>21,855</text:p>
          </table:table-cell>
          <table:table-cell office:value-type="float" office:value="18.763" calcext:value-type="float">
            <text:p>18,763</text:p>
          </table:table-cell>
          <table:table-cell office:value-type="float" office:value="21.591" calcext:value-type="float">
            <text:p>21,591</text:p>
          </table:table-cell>
          <table:table-cell office:value-type="float" office:value="19.267" calcext:value-type="float">
            <text:p>19,267</text:p>
          </table:table-cell>
          <table:table-cell office:value-type="float" office:value="23.194" calcext:value-type="float">
            <text:p>23,194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799" calcext:value-type="float">
            <text:p>16,799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083" calcext:value-type="float">
            <text:p>16,083</text:p>
          </table:table-cell>
          <table:table-cell office:value-type="float" office:value="21.066" calcext:value-type="float">
            <text:p>21,066</text:p>
          </table:table-cell>
          <table:table-cell office:value-type="float" office:value="16.559" calcext:value-type="float">
            <text:p>16,559</text:p>
          </table:table-cell>
          <table:table-cell office:value-type="float" office:value="37.773" calcext:value-type="float">
            <text:p>37,773</text:p>
          </table:table-cell>
          <table:table-cell office:value-type="float" office:value="38.097" calcext:value-type="float">
            <text:p>38,097</text:p>
          </table:table-cell>
          <table:table-cell office:value-type="float" office:value="35.535" calcext:value-type="float">
            <text:p>35,535</text:p>
          </table:table-cell>
          <table:table-cell office:value-type="float" office:value="25.957" calcext:value-type="float">
            <text:p>25,957</text:p>
          </table:table-cell>
          <table:table-cell office:value-type="float" office:value="22.655" calcext:value-type="float">
            <text:p>22,655</text:p>
          </table:table-cell>
          <table:table-cell office:value-type="float" office:value="21.591" calcext:value-type="float">
            <text:p>21,591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014" calcext:value-type="float">
            <text:p>19,01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office:value-type="float" office:value="16.321" calcext:value-type="float">
            <text:p>16,321</text:p>
          </table:table-cell>
          <table:table-cell office:value-type="float" office:value="27.38" calcext:value-type="float">
            <text:p>27,38</text:p>
          </table:table-cell>
          <table:table-cell office:value-type="float" office:value="19.014" calcext:value-type="float">
            <text:p>19,0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669" calcext:value-type="float">
            <text:p>27,669</text:p>
          </table:table-cell>
          <table:table-cell office:value-type="float" office:value="14.916" calcext:value-type="float">
            <text:p>14,916</text:p>
          </table:table-cell>
          <table:table-cell office:value-type="float" office:value="17.678" calcext:value-type="float">
            <text:p>17,67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office:value-type="float" office:value="15.612" calcext:value-type="float">
            <text:p>15,612</text:p>
          </table:table-cell>
          <table:table-cell table:number-columns-repeated="3" office:value-type="float" office:value="15.147" calcext:value-type="float">
            <text:p>15,147</text:p>
          </table:table-cell>
          <table:table-cell office:value-type="float" office:value="14.916" calcext:value-type="float">
            <text:p>14,916</text:p>
          </table:table-cell>
          <table:table-cell office:value-type="float" office:value="15.147" calcext:value-type="float">
            <text:p>15,14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379" calcext:value-type="float">
            <text:p>15,379</text:p>
          </table:table-cell>
          <table:table-cell table:number-columns-repeated="2" office:value-type="float" office:value="15.147" calcext:value-type="float">
            <text:p>15,147</text:p>
          </table:table-cell>
          <table:table-cell office:value-type="float" office:value="19.014" calcext:value-type="float">
            <text:p>19,014</text:p>
          </table:table-cell>
          <table:table-cell office:value-type="float" office:value="16.083" calcext:value-type="float">
            <text:p>16,083</text:p>
          </table:table-cell>
          <table:table-cell office:value-type="float" office:value="25.395" calcext:value-type="float">
            <text:p>25,395</text:p>
          </table:table-cell>
          <table:table-cell office:value-type="float" office:value="23.737" calcext:value-type="float">
            <text:p>23,737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514" calcext:value-type="float">
            <text:p>18,514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9.52" calcext:value-type="float">
            <text:p>19,52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559" calcext:value-type="float">
            <text:p>16,559</text:p>
          </table:table-cell>
          <table:table-cell office:value-type="float" office:value="15.847" calcext:value-type="float">
            <text:p>15,847</text:p>
          </table:table-cell>
          <table:table-cell office:value-type="float" office:value="27.669" calcext:value-type="float">
            <text:p>27,669</text:p>
          </table:table-cell>
          <table:table-cell office:value-type="float" office:value="22.121" calcext:value-type="float">
            <text:p>22,121</text:p>
          </table:table-cell>
          <table:table-cell office:value-type="float" office:value="18.763" calcext:value-type="float">
            <text:p>18,763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527" calcext:value-type="float">
            <text:p>17,527</text:p>
          </table:table-cell>
          <table:table-cell office:value-type="float" office:value="15.147" calcext:value-type="float">
            <text:p>15,147</text:p>
          </table:table-cell>
          <table:table-cell office:value-type="float" office:value="16.17" calcext:value-type="float">
            <text:p>16,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6.083" calcext:value-type="float">
            <text:p>16,083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799" calcext:value-type="float">
            <text:p>16,799</text:p>
          </table:table-cell>
          <table:table-cell table:number-columns-repeated="2" office:value-type="float" office:value="16.559" calcext:value-type="float">
            <text:p>16,559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083" calcext:value-type="float">
            <text:p>16,083</text:p>
          </table:table-cell>
          <table:table-cell table:number-columns-repeated="2" office:value-type="float" office:value="15.847" calcext:value-type="float">
            <text:p>15,847</text:p>
          </table:table-cell>
          <table:table-cell table:number-columns-repeated="3" office:value-type="float" office:value="15.612" calcext:value-type="float">
            <text:p>15,612</text:p>
          </table:table-cell>
          <table:table-cell office:value-type="float" office:value="15.379" calcext:value-type="float">
            <text:p>15,379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379" calcext:value-type="float">
            <text:p>15,379</text:p>
          </table:table-cell>
          <table:table-cell office:value-type="float" office:value="15.147" calcext:value-type="float">
            <text:p>15,14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799" calcext:value-type="float">
            <text:p>16,799</text:p>
          </table:table-cell>
          <table:table-cell table:number-columns-repeated="3" office:value-type="float" office:value="16.321" calcext:value-type="float">
            <text:p>16,321</text:p>
          </table:table-cell>
          <table:table-cell table:number-columns-repeated="2" office:value-type="float" office:value="16.083" calcext:value-type="float">
            <text:p>16,083</text:p>
          </table:table-cell>
          <table:table-cell office:value-type="float" office:value="16.559" calcext:value-type="float">
            <text:p>16,55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763" calcext:value-type="float">
            <text:p>18,763</text:p>
          </table:table-cell>
          <table:table-cell office:value-type="float" office:value="16.321" calcext:value-type="float">
            <text:p>16,321</text:p>
          </table:table-cell>
          <table:table-cell office:value-type="float" office:value="17.674" calcext:value-type="float">
            <text:p>17,67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8.265" calcext:value-type="float">
            <text:p>18,265</text:p>
          </table:table-cell>
          <table:table-cell table:number-columns-repeated="5"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8.265" calcext:value-type="float">
            <text:p>18,265</text:p>
          </table:table-cell>
          <table:table-cell table:number-columns-repeated="4" office:value-type="float" office:value="18.017" calcext:value-type="float">
            <text:p>18,017</text:p>
          </table:table-cell>
          <table:table-cell table:number-columns-repeated="6" office:value-type="float" office:value="17.527" calcext:value-type="float">
            <text:p>17,527</text:p>
          </table:table-cell>
          <table:table-cell table:number-columns-repeated="2" office:value-type="float" office:value="17.04" calcext:value-type="float">
            <text:p>17,04</text:p>
          </table:table-cell>
          <table:table-cell table:number-columns-repeated="3" office:value-type="float" office:value="16.799" calcext:value-type="float">
            <text:p>16,799</text:p>
          </table:table-cell>
          <table:table-cell office:value-type="float" office:value="17.04" calcext:value-type="float">
            <text:p>17,04</text:p>
          </table:table-cell>
          <table:table-cell office:value-type="float" office:value="16.799" calcext:value-type="float">
            <text:p>16,799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04" calcext:value-type="float">
            <text:p>17,04</text:p>
          </table:table-cell>
          <table:table-cell office:value-type="float" office:value="16.321" calcext:value-type="float">
            <text:p>16,3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924" calcext:value-type="float">
            <text:p>22,924</text:p>
          </table:table-cell>
          <table:table-cell office:value-type="float" office:value="18.514" calcext:value-type="float">
            <text:p>18,514</text:p>
          </table:table-cell>
          <table:table-cell office:value-type="float" office:value="19.418" calcext:value-type="float">
            <text:p>19,41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20.031" calcext:value-type="float">
            <text:p>20,031</text:p>
          </table:table-cell>
          <table:table-cell office:value-type="float" office:value="21.855" calcext:value-type="float">
            <text:p>21,855</text:p>
          </table:table-cell>
          <table:table-cell office:value-type="float" office:value="22.924" calcext:value-type="float">
            <text:p>22,924</text:p>
          </table:table-cell>
          <table:table-cell office:value-type="float" office:value="21.066" calcext:value-type="float">
            <text:p>21,066</text:p>
          </table:table-cell>
          <table:table-cell table:number-columns-repeated="3" office:value-type="float" office:value="19.52" calcext:value-type="float">
            <text:p>19,52</text:p>
          </table:table-cell>
          <table:table-cell table:number-columns-repeated="2" office:value-type="float" office:value="19.267" calcext:value-type="float">
            <text:p>19,267</text:p>
          </table:table-cell>
          <table:table-cell table:number-columns-repeated="3" office:value-type="float" office:value="19.014" calcext:value-type="float">
            <text:p>19,014</text:p>
          </table:table-cell>
          <table:table-cell office:value-type="float" office:value="18.763" calcext:value-type="float">
            <text:p>18,763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8.763" calcext:value-type="float">
            <text:p>18,763</text:p>
          </table:table-cell>
          <table:table-cell table:number-columns-repeated="2" office:value-type="float" office:value="19.014" calcext:value-type="float">
            <text:p>19,014</text:p>
          </table:table-cell>
          <table:table-cell table:number-columns-repeated="2" office:value-type="float" office:value="18.514" calcext:value-type="float">
            <text:p>18,514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9.775" calcext:value-type="float">
            <text:p>19,775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9.267" calcext:value-type="float">
            <text:p>19,267</text:p>
          </table:table-cell>
          <table:table-cell office:value-type="float" office:value="18.763" calcext:value-type="float">
            <text:p>18,763</text:p>
          </table:table-cell>
          <table:table-cell office:value-type="float" office:value="19.014" calcext:value-type="float">
            <text:p>19,01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121" calcext:value-type="float">
            <text:p>22,121</text:p>
          </table:table-cell>
          <table:table-cell office:value-type="float" office:value="19.014" calcext:value-type="float">
            <text:p>19,014</text:p>
          </table:table-cell>
          <table:table-cell office:value-type="float" office:value="20.285" calcext:value-type="float">
            <text:p>20,28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591" calcext:value-type="float">
            <text:p>21,591</text:p>
          </table:table-cell>
          <table:table-cell office:value-type="float" office:value="21.855" calcext:value-type="float">
            <text:p>21,85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1.591" calcext:value-type="float">
            <text:p>21,59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806" calcext:value-type="float">
            <text:p>20,806</text:p>
          </table:table-cell>
          <table:table-cell office:value-type="float" office:value="20.031" calcext:value-type="float">
            <text:p>20,031</text:p>
          </table:table-cell>
          <table:table-cell table:number-columns-repeated="3"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table:number-columns-repeated="2" office:value-type="float" office:value="20.031" calcext:value-type="float">
            <text:p>20,031</text:p>
          </table:table-cell>
          <table:table-cell table:number-columns-repeated="7"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office:value-type="float" office:value="19.52" calcext:value-type="float">
            <text:p>19,5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912" calcext:value-type="float">
            <text:p>45,912</text:p>
          </table:table-cell>
          <table:table-cell office:value-type="float" office:value="21.066" calcext:value-type="float">
            <text:p>21,066</text:p>
          </table:table-cell>
          <table:table-cell office:value-type="float" office:value="30.013" calcext:value-type="float">
            <text:p>30,0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.561" calcext:value-type="float">
            <text:p>24,561</text:p>
          </table:table-cell>
          <table:table-cell office:value-type="float" office:value="24.285" calcext:value-type="float">
            <text:p>24,285</text:p>
          </table:table-cell>
          <table:table-cell office:value-type="float" office:value="33.656" calcext:value-type="float">
            <text:p>33,656</text:p>
          </table:table-cell>
          <table:table-cell office:value-type="float" office:value="30.609" calcext:value-type="float">
            <text:p>30,609</text:p>
          </table:table-cell>
          <table:table-cell office:value-type="float" office:value="33.347" calcext:value-type="float">
            <text:p>33,347</text:p>
          </table:table-cell>
          <table:table-cell office:value-type="float" office:value="36.808" calcext:value-type="float">
            <text:p>36,808</text:p>
          </table:table-cell>
          <table:table-cell office:value-type="float" office:value="42.061" calcext:value-type="float">
            <text:p>42,061</text:p>
          </table:table-cell>
          <table:table-cell office:value-type="float" office:value="45.912" calcext:value-type="float">
            <text:p>45,912</text:p>
          </table:table-cell>
          <table:table-cell office:value-type="float" office:value="41.057" calcext:value-type="float">
            <text:p>41,057</text:p>
          </table:table-cell>
          <table:table-cell office:value-type="float" office:value="33.347" calcext:value-type="float">
            <text:p>33,347</text:p>
          </table:table-cell>
          <table:table-cell office:value-type="float" office:value="29.42" calcext:value-type="float">
            <text:p>29,42</text:p>
          </table:table-cell>
          <table:table-cell office:value-type="float" office:value="28.832" calcext:value-type="float">
            <text:p>28,832</text:p>
          </table:table-cell>
          <table:table-cell office:value-type="float" office:value="28.248" calcext:value-type="float">
            <text:p>28,248</text:p>
          </table:table-cell>
          <table:table-cell office:value-type="float" office:value="39.731" calcext:value-type="float">
            <text:p>39,731</text:p>
          </table:table-cell>
          <table:table-cell office:value-type="float" office:value="38.097" calcext:value-type="float">
            <text:p>38,097</text:p>
          </table:table-cell>
          <table:table-cell office:value-type="float" office:value="33.656" calcext:value-type="float">
            <text:p>33,656</text:p>
          </table:table-cell>
          <table:table-cell office:value-type="float" office:value="27.094" calcext:value-type="float">
            <text:p>27,094</text:p>
          </table:table-cell>
          <table:table-cell office:value-type="float" office:value="25.957" calcext:value-type="float">
            <text:p>25,957</text:p>
          </table:table-cell>
          <table:table-cell table:number-columns-repeated="2" office:value-type="float" office:value="24.561" calcext:value-type="float">
            <text:p>24,561</text:p>
          </table:table-cell>
          <table:table-cell office:value-type="float" office:value="24.011" calcext:value-type="float">
            <text:p>24,011</text:p>
          </table:table-cell>
          <table:table-cell office:value-type="float" office:value="27.669" calcext:value-type="float">
            <text:p>27,669</text:p>
          </table:table-cell>
          <table:table-cell office:value-type="float" office:value="36.169" calcext:value-type="float">
            <text:p>36,169</text:p>
          </table:table-cell>
          <table:table-cell office:value-type="float" office:value="29.42" calcext:value-type="float">
            <text:p>29,42</text:p>
          </table:table-cell>
          <table:table-cell office:value-type="float" office:value="24.838" calcext:value-type="float">
            <text:p>24,838</text:p>
          </table:table-cell>
          <table:table-cell office:value-type="float" office:value="23.465" calcext:value-type="float">
            <text:p>23,465</text:p>
          </table:table-cell>
          <table:table-cell table:number-columns-repeated="3" office:value-type="float" office:value="22.655" calcext:value-type="float">
            <text:p>22,655</text:p>
          </table:table-cell>
          <table:table-cell office:value-type="float" office:value="21.066" calcext:value-type="float">
            <text:p>21,06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8.866" calcext:value-type="float">
            <text:p>68,866</text:p>
          </table:table-cell>
          <table:table-cell office:value-type="float" office:value="14.231" calcext:value-type="float">
            <text:p>14,231</text:p>
          </table:table-cell>
          <table:table-cell office:value-type="float" office:value="33.596" calcext:value-type="float">
            <text:p>33,59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799" calcext:value-type="float">
            <text:p>16,799</text:p>
          </table:table-cell>
          <table:table-cell office:value-type="float" office:value="15.612" calcext:value-type="float">
            <text:p>15,612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8.265" calcext:value-type="float">
            <text:p>18,265</text:p>
          </table:table-cell>
          <table:table-cell office:value-type="float" office:value="41.39" calcext:value-type="float">
            <text:p>41,39</text:p>
          </table:table-cell>
          <table:table-cell office:value-type="float" office:value="50.353" calcext:value-type="float">
            <text:p>50,353</text:p>
          </table:table-cell>
          <table:table-cell office:value-type="float" office:value="47.666" calcext:value-type="float">
            <text:p>47,666</text:p>
          </table:table-cell>
          <table:table-cell office:value-type="float" office:value="38.422" calcext:value-type="float">
            <text:p>38,422</text:p>
          </table:table-cell>
          <table:table-cell office:value-type="float" office:value="23.737" calcext:value-type="float">
            <text:p>23,737</text:p>
          </table:table-cell>
          <table:table-cell office:value-type="float" office:value="68.866" calcext:value-type="float">
            <text:p>68,866</text:p>
          </table:table-cell>
          <table:table-cell office:value-type="float" office:value="50.353" calcext:value-type="float">
            <text:p>50,353</text:p>
          </table:table-cell>
          <table:table-cell office:value-type="float" office:value="49.001" calcext:value-type="float">
            <text:p>49,001</text:p>
          </table:table-cell>
          <table:table-cell office:value-type="float" office:value="42.736" calcext:value-type="float">
            <text:p>42,736</text:p>
          </table:table-cell>
          <table:table-cell office:value-type="float" office:value="59.776" calcext:value-type="float">
            <text:p>59,776</text:p>
          </table:table-cell>
          <table:table-cell office:value-type="float" office:value="39.075" calcext:value-type="float">
            <text:p>39,075</text:p>
          </table:table-cell>
          <table:table-cell office:value-type="float" office:value="28.248" calcext:value-type="float">
            <text:p>28,248</text:p>
          </table:table-cell>
          <table:table-cell office:value-type="float" office:value="24.838" calcext:value-type="float">
            <text:p>24,838</text:p>
          </table:table-cell>
          <table:table-cell office:value-type="float" office:value="27.094" calcext:value-type="float">
            <text:p>27,094</text:p>
          </table:table-cell>
          <table:table-cell office:value-type="float" office:value="25.957" calcext:value-type="float">
            <text:p>25,957</text:p>
          </table:table-cell>
          <table:table-cell office:value-type="float" office:value="25.395" calcext:value-type="float">
            <text:p>25,395</text:p>
          </table:table-cell>
          <table:table-cell office:value-type="float" office:value="37.129" calcext:value-type="float">
            <text:p>37,129</text:p>
          </table:table-cell>
          <table:table-cell office:value-type="float" office:value="32.119" calcext:value-type="float">
            <text:p>32,119</text:p>
          </table:table-cell>
          <table:table-cell office:value-type="float" office:value="40.392" calcext:value-type="float">
            <text:p>40,392</text:p>
          </table:table-cell>
          <table:table-cell office:value-type="float" office:value="30.609" calcext:value-type="float">
            <text:p>30,609</text:p>
          </table:table-cell>
          <table:table-cell office:value-type="float" office:value="43.414" calcext:value-type="float">
            <text:p>43,414</text:p>
          </table:table-cell>
          <table:table-cell office:value-type="float" office:value="36.808" calcext:value-type="float">
            <text:p>36,808</text:p>
          </table:table-cell>
          <table:table-cell office:value-type="float" office:value="29.715" calcext:value-type="float">
            <text:p>29,715</text:p>
          </table:table-cell>
          <table:table-cell office:value-type="float" office:value="26.808" calcext:value-type="float">
            <text:p>26,808</text:p>
          </table:table-cell>
          <table:table-cell office:value-type="float" office:value="25.675" calcext:value-type="float">
            <text:p>25,675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284" calcext:value-type="float">
            <text:p>98,284</text:p>
          </table:table-cell>
          <table:table-cell office:value-type="float" office:value="15.147" calcext:value-type="float">
            <text:p>15,147</text:p>
          </table:table-cell>
          <table:table-cell office:value-type="float" office:value="37.355" calcext:value-type="float">
            <text:p>37,35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.666" calcext:value-type="float">
            <text:p>47,666</text:p>
          </table:table-cell>
          <table:table-cell office:value-type="float" office:value="98.284" calcext:value-type="float">
            <text:p>98,284</text:p>
          </table:table-cell>
          <table:table-cell office:value-type="float" office:value="96.462" calcext:value-type="float">
            <text:p>96,462</text:p>
          </table:table-cell>
          <table:table-cell office:value-type="float" office:value="61.747" calcext:value-type="float">
            <text:p>61,747</text:p>
          </table:table-cell>
          <table:table-cell office:value-type="float" office:value="40.724" calcext:value-type="float">
            <text:p>40,724</text:p>
          </table:table-cell>
          <table:table-cell office:value-type="float" office:value="38.422" calcext:value-type="float">
            <text:p>38,422</text:p>
          </table:table-cell>
          <table:table-cell office:value-type="float" office:value="79.077" calcext:value-type="float">
            <text:p>79,077</text:p>
          </table:table-cell>
          <table:table-cell office:value-type="float" office:value="58.802" calcext:value-type="float">
            <text:p>58,802</text:p>
          </table:table-cell>
          <table:table-cell office:value-type="float" office:value="51.263" calcext:value-type="float">
            <text:p>51,263</text:p>
          </table:table-cell>
          <table:table-cell office:value-type="float" office:value="39.075" calcext:value-type="float">
            <text:p>39,075</text:p>
          </table:table-cell>
          <table:table-cell office:value-type="float" office:value="31.21" calcext:value-type="float">
            <text:p>31,21</text:p>
          </table:table-cell>
          <table:table-cell office:value-type="float" office:value="24.838" calcext:value-type="float">
            <text:p>24,838</text:p>
          </table:table-cell>
          <table:table-cell office:value-type="float" office:value="21.066" calcext:value-type="float">
            <text:p>21,066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office:value-type="float" office:value="19.014" calcext:value-type="float">
            <text:p>19,014</text:p>
          </table:table-cell>
          <table:table-cell office:value-type="float" office:value="19.267" calcext:value-type="float">
            <text:p>19,267</text:p>
          </table:table-cell>
          <table:table-cell office:value-type="float" office:value="39.403" calcext:value-type="float">
            <text:p>39,403</text:p>
          </table:table-cell>
          <table:table-cell office:value-type="float" office:value="25.675" calcext:value-type="float">
            <text:p>25,675</text:p>
          </table:table-cell>
          <table:table-cell office:value-type="float" office:value="43.414" calcext:value-type="float">
            <text:p>43,414</text:p>
          </table:table-cell>
          <table:table-cell office:value-type="float" office:value="42.061" calcext:value-type="float">
            <text:p>42,061</text:p>
          </table:table-cell>
          <table:table-cell office:value-type="float" office:value="30.609" calcext:value-type="float">
            <text:p>30,609</text:p>
          </table:table-cell>
          <table:table-cell office:value-type="float" office:value="30.31" calcext:value-type="float">
            <text:p>30,31</text:p>
          </table:table-cell>
          <table:table-cell office:value-type="float" office:value="23.465" calcext:value-type="float">
            <text:p>23,465</text:p>
          </table:table-cell>
          <table:table-cell office:value-type="float" office:value="20.031" calcext:value-type="float">
            <text:p>20,031</text:p>
          </table:table-cell>
          <table:table-cell office:value-type="float" office:value="17.527" calcext:value-type="float">
            <text:p>17,527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.807" calcext:value-type="float">
            <text:p>50,807</text:p>
          </table:table-cell>
          <table:table-cell office:value-type="float" office:value="9.776" calcext:value-type="float">
            <text:p>9,776</text:p>
          </table:table-cell>
          <table:table-cell office:value-type="float" office:value="22.925" calcext:value-type="float">
            <text:p>22,92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374" calcext:value-type="float">
            <text:p>10,374</text:p>
          </table:table-cell>
          <table:table-cell office:value-type="float" office:value="10.173" calcext:value-type="float">
            <text:p>10,173</text:p>
          </table:table-cell>
          <table:table-cell office:value-type="float" office:value="9.776" calcext:value-type="float">
            <text:p>9,776</text:p>
          </table:table-cell>
          <table:table-cell table:number-columns-repeated="2" office:value-type="float" office:value="9.974" calcext:value-type="float">
            <text:p>9,974</text:p>
          </table:table-cell>
          <table:table-cell office:value-type="float" office:value="44.615" calcext:value-type="float">
            <text:p>44,615</text:p>
          </table:table-cell>
          <table:table-cell office:value-type="float" office:value="23.194" calcext:value-type="float">
            <text:p>23,194</text:p>
          </table:table-cell>
          <table:table-cell office:value-type="float" office:value="19.52" calcext:value-type="float">
            <text:p>19,52</text:p>
          </table:table-cell>
          <table:table-cell table:number-columns-repeated="2" office:value-type="float" office:value="43.414" calcext:value-type="float">
            <text:p>43,414</text:p>
          </table:table-cell>
          <table:table-cell office:value-type="float" office:value="41.057" calcext:value-type="float">
            <text:p>41,057</text:p>
          </table:table-cell>
          <table:table-cell office:value-type="float" office:value="27.094" calcext:value-type="float">
            <text:p>27,094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514" calcext:value-type="float">
            <text:p>18,514</text:p>
          </table:table-cell>
          <table:table-cell office:value-type="float" office:value="15.147" calcext:value-type="float">
            <text:p>15,147</text:p>
          </table:table-cell>
          <table:table-cell office:value-type="float" office:value="13.78" calcext:value-type="float">
            <text:p>13,78</text:p>
          </table:table-cell>
          <table:table-cell office:value-type="float" office:value="12.896" calcext:value-type="float">
            <text:p>12,896</text:p>
          </table:table-cell>
          <table:table-cell office:value-type="float" office:value="14.231" calcext:value-type="float">
            <text:p>14,231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50.807" calcext:value-type="float">
            <text:p>50,807</text:p>
          </table:table-cell>
          <table:table-cell office:value-type="float" office:value="29.42" calcext:value-type="float">
            <text:p>29,42</text:p>
          </table:table-cell>
          <table:table-cell office:value-type="float" office:value="27.094" calcext:value-type="float">
            <text:p>27,094</text:p>
          </table:table-cell>
          <table:table-cell office:value-type="float" office:value="22.121" calcext:value-type="float">
            <text:p>22,121</text:p>
          </table:table-cell>
          <table:table-cell office:value-type="float" office:value="19.267" calcext:value-type="float">
            <text:p>19,26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9.267" calcext:value-type="float">
            <text:p>19,267</text:p>
          </table:table-cell>
          <table:table-cell office:value-type="float" office:value="22.121" calcext:value-type="float">
            <text:p>22,121</text:p>
          </table:table-cell>
          <table:table-cell office:value-type="float" office:value="30.31" calcext:value-type="float">
            <text:p>30,31</text:p>
          </table:table-cell>
          <table:table-cell office:value-type="float" office:value="43.074" calcext:value-type="float">
            <text:p>43,07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6.422" calcext:value-type="float">
            <text:p>86,422</text:p>
          </table:table-cell>
          <table:table-cell office:value-type="float" office:value="11.821" calcext:value-type="float">
            <text:p>11,821</text:p>
          </table:table-cell>
          <table:table-cell office:value-type="float" office:value="23.252" calcext:value-type="float">
            <text:p>23,25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771" calcext:value-type="float">
            <text:p>17,771</text:p>
          </table:table-cell>
          <table:table-cell office:value-type="float" office:value="15.379" calcext:value-type="float">
            <text:p>15,379</text:p>
          </table:table-cell>
          <table:table-cell office:value-type="float" office:value="17.283" calcext:value-type="float">
            <text:p>17,283</text:p>
          </table:table-cell>
          <table:table-cell office:value-type="float" office:value="16.083" calcext:value-type="float">
            <text:p>16,083</text:p>
          </table:table-cell>
          <table:table-cell office:value-type="float" office:value="16.321" calcext:value-type="float">
            <text:p>16,321</text:p>
          </table:table-cell>
          <table:table-cell office:value-type="float" office:value="17.283" calcext:value-type="float">
            <text:p>17,283</text:p>
          </table:table-cell>
          <table:table-cell office:value-type="float" office:value="19.52" calcext:value-type="float">
            <text:p>19,52</text:p>
          </table:table-cell>
          <table:table-cell office:value-type="float" office:value="21.066" calcext:value-type="float">
            <text:p>21,066</text:p>
          </table:table-cell>
          <table:table-cell table:number-columns-repeated="3" office:value-type="float" office:value="17.527" calcext:value-type="float">
            <text:p>17,527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office:value-type="float" office:value="21.591" calcext:value-type="float">
            <text:p>21,591</text:p>
          </table:table-cell>
          <table:table-cell office:value-type="float" office:value="17.04" calcext:value-type="float">
            <text:p>17,04</text:p>
          </table:table-cell>
          <table:table-cell office:value-type="float" office:value="16.321" calcext:value-type="float">
            <text:p>16,321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office:value-type="float" office:value="66.797" calcext:value-type="float">
            <text:p>66,797</text:p>
          </table:table-cell>
          <table:table-cell office:value-type="float" office:value="44.187" calcext:value-type="float">
            <text:p>44,187</text:p>
          </table:table-cell>
          <table:table-cell office:value-type="float" office:value="28.248" calcext:value-type="float">
            <text:p>28,248</text:p>
          </table:table-cell>
          <table:table-cell office:value-type="float" office:value="39.075" calcext:value-type="float">
            <text:p>39,075</text:p>
          </table:table-cell>
          <table:table-cell office:value-type="float" office:value="86.422" calcext:value-type="float">
            <text:p>86,422</text:p>
          </table:table-cell>
          <table:table-cell office:value-type="float" office:value="42.061" calcext:value-type="float">
            <text:p>42,061</text:p>
          </table:table-cell>
          <table:table-cell office:value-type="float" office:value="21.066" calcext:value-type="float">
            <text:p>21,066</text:p>
          </table:table-cell>
          <table:table-cell office:value-type="float" office:value="15.612" calcext:value-type="float">
            <text:p>15,612</text:p>
          </table:table-cell>
          <table:table-cell office:value-type="float" office:value="13.78" calcext:value-type="float">
            <text:p>13,78</text:p>
          </table:table-cell>
          <table:table-cell office:value-type="float" office:value="12.678" calcext:value-type="float">
            <text:p>12,678</text:p>
          </table:table-cell>
          <table:table-cell table:number-columns-repeated="2" office:value-type="float" office:value="11.821" calcext:value-type="float">
            <text:p>11,8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478" calcext:value-type="float">
            <text:p>45,478</text:p>
          </table:table-cell>
          <table:table-cell office:value-type="float" office:value="16.321" calcext:value-type="float">
            <text:p>16,321</text:p>
          </table:table-cell>
          <table:table-cell office:value-type="float" office:value="20.936" calcext:value-type="float">
            <text:p>20,93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6.559" calcext:value-type="float">
            <text:p>16,559</text:p>
          </table:table-cell>
          <table:table-cell table:number-columns-repeated="2" office:value-type="float" office:value="16.321" calcext:value-type="float">
            <text:p>16,321</text:p>
          </table:table-cell>
          <table:table-cell office:value-type="float" office:value="17.04" calcext:value-type="float">
            <text:p>17,04</text:p>
          </table:table-cell>
          <table:table-cell table:number-columns-repeated="2" office:value-type="float" office:value="16.799" calcext:value-type="float">
            <text:p>16,799</text:p>
          </table:table-cell>
          <table:table-cell office:value-type="float" office:value="18.265" calcext:value-type="float">
            <text:p>18,265</text:p>
          </table:table-cell>
          <table:table-cell office:value-type="float" office:value="22.387" calcext:value-type="float">
            <text:p>22,387</text:p>
          </table:table-cell>
          <table:table-cell office:value-type="float" office:value="19.52" calcext:value-type="float">
            <text:p>19,52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04" calcext:value-type="float">
            <text:p>17,04</text:p>
          </table:table-cell>
          <table:table-cell office:value-type="float" office:value="41.39" calcext:value-type="float">
            <text:p>41,39</text:p>
          </table:table-cell>
          <table:table-cell office:value-type="float" office:value="30.012" calcext:value-type="float">
            <text:p>30,012</text:p>
          </table:table-cell>
          <table:table-cell office:value-type="float" office:value="25.675" calcext:value-type="float">
            <text:p>25,675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18.763" calcext:value-type="float">
            <text:p>18,763</text:p>
          </table:table-cell>
          <table:table-cell office:value-type="float" office:value="19.014" calcext:value-type="float">
            <text:p>19,014</text:p>
          </table:table-cell>
          <table:table-cell office:value-type="float" office:value="22.387" calcext:value-type="float">
            <text:p>22,387</text:p>
          </table:table-cell>
          <table:table-cell office:value-type="float" office:value="21.855" calcext:value-type="float">
            <text:p>21,855</text:p>
          </table:table-cell>
          <table:table-cell office:value-type="float" office:value="17.771" calcext:value-type="float">
            <text:p>17,771</text:p>
          </table:table-cell>
          <table:table-cell office:value-type="float" office:value="17.283" calcext:value-type="float">
            <text:p>17,283</text:p>
          </table:table-cell>
          <table:table-cell office:value-type="float" office:value="16.559" calcext:value-type="float">
            <text:p>16,559</text:p>
          </table:table-cell>
          <table:table-cell office:value-type="float" office:value="21.066" calcext:value-type="float">
            <text:p>21,066</text:p>
          </table:table-cell>
          <table:table-cell office:value-type="float" office:value="17.527" calcext:value-type="float">
            <text:p>17,527</text:p>
          </table:table-cell>
          <table:table-cell office:value-type="float" office:value="45.478" calcext:value-type="float">
            <text:p>45,478</text:p>
          </table:table-cell>
          <table:table-cell office:value-type="float" office:value="26.523" calcext:value-type="float">
            <text:p>26,523</text:p>
          </table:table-cell>
          <table:table-cell office:value-type="float" office:value="19.52" calcext:value-type="float">
            <text:p>19,52</text:p>
          </table:table-cell>
          <table:table-cell office:value-type="float" office:value="17.527" calcext:value-type="float">
            <text:p>17,5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715" calcext:value-type="float">
            <text:p>29,715</text:p>
          </table:table-cell>
          <table:table-cell office:value-type="float" office:value="12.462" calcext:value-type="float">
            <text:p>12,462</text:p>
          </table:table-cell>
          <table:table-cell office:value-type="float" office:value="17.01" calcext:value-type="float">
            <text:p>17,0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678" calcext:value-type="float">
            <text:p>12,678</text:p>
          </table:table-cell>
          <table:table-cell office:value-type="float" office:value="13.78" calcext:value-type="float">
            <text:p>13,78</text:p>
          </table:table-cell>
          <table:table-cell table:number-columns-repeated="4" office:value-type="float" office:value="14.005" calcext:value-type="float">
            <text:p>14,005</text:p>
          </table:table-cell>
          <table:table-cell table:number-columns-repeated="3"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office:value-type="float" office:value="14.005" calcext:value-type="float">
            <text:p>14,005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559" calcext:value-type="float">
            <text:p>16,559</text:p>
          </table:table-cell>
          <table:table-cell office:value-type="float" office:value="14.686" calcext:value-type="float">
            <text:p>14,686</text:p>
          </table:table-cell>
          <table:table-cell office:value-type="float" office:value="25.675" calcext:value-type="float">
            <text:p>25,67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3.737" calcext:value-type="float">
            <text:p>23,737</text:p>
          </table:table-cell>
          <table:table-cell office:value-type="float" office:value="25.395" calcext:value-type="float">
            <text:p>25,395</text:p>
          </table:table-cell>
          <table:table-cell office:value-type="float" office:value="29.715" calcext:value-type="float">
            <text:p>29,715</text:p>
          </table:table-cell>
          <table:table-cell office:value-type="float" office:value="24.838" calcext:value-type="float">
            <text:p>24,838</text:p>
          </table:table-cell>
          <table:table-cell office:value-type="float" office:value="21.591" calcext:value-type="float">
            <text:p>21,591</text:p>
          </table:table-cell>
          <table:table-cell office:value-type="float" office:value="18.265" calcext:value-type="float">
            <text:p>18,265</text:p>
          </table:table-cell>
          <table:table-cell office:value-type="float" office:value="20.546" calcext:value-type="float">
            <text:p>20,546</text:p>
          </table:table-cell>
          <table:table-cell office:value-type="float" office:value="16.559" calcext:value-type="float">
            <text:p>16,55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78" calcext:value-type="float">
            <text:p>13,78</text:p>
          </table:table-cell>
          <table:table-cell office:value-type="float" office:value="12.033" calcext:value-type="float">
            <text:p>12,033</text:p>
          </table:table-cell>
          <table:table-cell office:value-type="float" office:value="12.747" calcext:value-type="float">
            <text:p>12,74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35" calcext:value-type="float">
            <text:p>13,335</text:p>
          </table:table-cell>
          <table:table-cell table:number-columns-repeated="3" office:value-type="float" office:value="13.115" calcext:value-type="float">
            <text:p>13,115</text:p>
          </table:table-cell>
          <table:table-cell table:number-columns-repeated="2" office:value-type="float" office:value="13.335" calcext:value-type="float">
            <text:p>13,335</text:p>
          </table:table-cell>
          <table:table-cell office:value-type="float" office:value="13.115" calcext:value-type="float">
            <text:p>13,115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115" calcext:value-type="float">
            <text:p>13,115</text:p>
          </table:table-cell>
          <table:table-cell table:number-columns-repeated="3" office:value-type="float" office:value="12.896" calcext:value-type="float">
            <text:p>12,896</text:p>
          </table:table-cell>
          <table:table-cell table:number-columns-repeated="3"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462" calcext:value-type="float">
            <text:p>12,462</text:p>
          </table:table-cell>
          <table:table-cell table:number-columns-repeated="7" office:value-type="float" office:value="12.247" calcext:value-type="float">
            <text:p>12,247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033" calcext:value-type="float">
            <text:p>12,033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78" calcext:value-type="float">
            <text:p>13,7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557" calcext:value-type="float">
            <text:p>13,557</text:p>
          </table:table-cell>
          <table:table-cell office:value-type="float" office:value="12.896" calcext:value-type="float">
            <text:p>12,896</text:p>
          </table:table-cell>
          <table:table-cell office:value-type="float" office:value="13.293" calcext:value-type="float">
            <text:p>13,29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3.557" calcext:value-type="float">
            <text:p>13,557</text:p>
          </table:table-cell>
          <table:table-cell table:number-columns-repeated="21" office:value-type="float" office:value="13.335" calcext:value-type="float">
            <text:p>13,335</text:p>
          </table:table-cell>
          <table:table-cell table:number-columns-repeated="2" office:value-type="float" office:value="12.896" calcext:value-type="float">
            <text:p>12,896</text:p>
          </table:table-cell>
          <table:table-cell office:value-type="float" office:value="13.115" calcext:value-type="float">
            <text:p>13,115</text:p>
          </table:table-cell>
          <table:table-cell office:value-type="float" office:value="12.896" calcext:value-type="float">
            <text:p>12,896</text:p>
          </table:table-cell>
          <table:table-cell office:value-type="float" office:value="13.115" calcext:value-type="float">
            <text:p>13,115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115" calcext:value-type="float">
            <text:p>13,1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005" calcext:value-type="float">
            <text:p>14,005</text:p>
          </table:table-cell>
          <table:table-cell office:value-type="float" office:value="11.821" calcext:value-type="float">
            <text:p>11,821</text:p>
          </table:table-cell>
          <table:table-cell office:value-type="float" office:value="12.769" calcext:value-type="float">
            <text:p>12,769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table:number-columns-repeated="2" office:value-type="float" office:value="12.033" calcext:value-type="float">
            <text:p>12,033</text:p>
          </table:table-cell>
          <table:table-cell office:value-type="float" office:value="11.821" calcext:value-type="float">
            <text:p>11,821</text:p>
          </table:table-cell>
          <table:table-cell office:value-type="float" office:value="12.033" calcext:value-type="float">
            <text:p>12,033</text:p>
          </table:table-cell>
          <table:table-cell office:value-type="float" office:value="11.821" calcext:value-type="float">
            <text:p>11,821</text:p>
          </table:table-cell>
          <table:table-cell office:value-type="float" office:value="12.896" calcext:value-type="float">
            <text:p>12,896</text:p>
          </table:table-cell>
          <table:table-cell table:number-columns-repeated="5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033" calcext:value-type="float">
            <text:p>12,033</text:p>
          </table:table-cell>
          <table:table-cell table:number-columns-repeated="5" office:value-type="float" office:value="12.896" calcext:value-type="float">
            <text:p>12,896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office:value-type="float" office:value="13.78" calcext:value-type="float">
            <text:p>13,78</text:p>
          </table:table-cell>
          <table:table-cell table:number-columns-repeated="2" office:value-type="float" office:value="14.005" calcext:value-type="float">
            <text:p>14,005</text:p>
          </table:table-cell>
          <table:table-cell table:number-columns-repeated="2" office:value-type="float" office:value="13.78" calcext:value-type="float">
            <text:p>13,7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896" calcext:value-type="float">
            <text:p>12,896</text:p>
          </table:table-cell>
          <table:table-cell office:value-type="float" office:value="11.61" calcext:value-type="float">
            <text:p>11,61</text:p>
          </table:table-cell>
          <table:table-cell office:value-type="float" office:value="12.32" calcext:value-type="float">
            <text:p>12,3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1.61" calcext:value-type="float">
            <text:p>11,61</text:p>
          </table:table-cell>
          <table:table-cell table:number-columns-repeated="2" office:value-type="float" office:value="12.462" calcext:value-type="float">
            <text:p>12,462</text:p>
          </table:table-cell>
          <table:table-cell table:number-columns-repeated="2" office:value-type="float" office:value="11.61" calcext:value-type="float">
            <text:p>11,61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678" calcext:value-type="float">
            <text:p>12,678</text:p>
          </table:table-cell>
          <table:table-cell table:number-columns-repeated="4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033" calcext:value-type="float">
            <text:p>12,033</text:p>
          </table:table-cell>
          <table:table-cell table:number-columns-repeated="3" office:value-type="float" office:value="12.462" calcext:value-type="float">
            <text:p>12,462</text:p>
          </table:table-cell>
          <table:table-cell office:value-type="float" office:value="12.678" calcext:value-type="float">
            <text:p>12,678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033" calcext:value-type="float">
            <text:p>12,033</text:p>
          </table:table-cell>
          <table:table-cell office:value-type="float" office:value="12.247" calcext:value-type="float">
            <text:p>12,247</text:p>
          </table:table-cell>
          <table:table-cell table:number-columns-repeated="3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147" calcext:value-type="float">
            <text:p>15,147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799" calcext:value-type="float">
            <text:p>11,79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033" calcext:value-type="float">
            <text:p>12,033</text:p>
          </table:table-cell>
          <table:table-cell table:number-columns-repeated="2" office:value-type="float" office:value="11.61" calcext:value-type="float">
            <text:p>11,61</text:p>
          </table:table-cell>
          <table:table-cell office:value-type="float" office:value="11.401" calcext:value-type="float">
            <text:p>11,401</text:p>
          </table:table-cell>
          <table:table-cell table:number-columns-repeated="2" office:value-type="float" office:value="11.193" calcext:value-type="float">
            <text:p>11,193</text:p>
          </table:table-cell>
          <table:table-cell office:value-type="float" office:value="11.61" calcext:value-type="float">
            <text:p>11,61</text:p>
          </table:table-cell>
          <table:table-cell office:value-type="float" office:value="11.401" calcext:value-type="float">
            <text:p>11,401</text:p>
          </table:table-cell>
          <table:table-cell table:number-columns-repeated="6" office:value-type="float" office:value="11.193" calcext:value-type="float">
            <text:p>11,193</text:p>
          </table:table-cell>
          <table:table-cell office:value-type="float" office:value="11.61" calcext:value-type="float">
            <text:p>11,61</text:p>
          </table:table-cell>
          <table:table-cell table:number-columns-repeated="2" office:value-type="float" office:value="11.193" calcext:value-type="float">
            <text:p>11,193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193" calcext:value-type="float">
            <text:p>11,193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247" calcext:value-type="float">
            <text:p>12,247</text:p>
          </table:table-cell>
          <table:table-cell office:value-type="float" office:value="11.61" calcext:value-type="float">
            <text:p>11,61</text:p>
          </table:table-cell>
          <table:table-cell office:value-type="float" office:value="12.462" calcext:value-type="float">
            <text:p>12,462</text:p>
          </table:table-cell>
          <table:table-cell office:value-type="float" office:value="14.005" calcext:value-type="float">
            <text:p>14,005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247" calcext:value-type="float">
            <text:p>12,247</text:p>
          </table:table-cell>
          <table:table-cell office:value-type="float" office:value="15.147" calcext:value-type="float">
            <text:p>15,147</text:p>
          </table:table-cell>
          <table:table-cell office:value-type="float" office:value="12.678" calcext:value-type="float">
            <text:p>12,678</text:p>
          </table:table-cell>
          <table:table-cell office:value-type="float" office:value="11.61" calcext:value-type="float">
            <text:p>11,61</text:p>
          </table:table-cell>
          <table:table-cell office:value-type="float" office:value="11.401" calcext:value-type="float">
            <text:p>11,401</text:p>
          </table:table-cell>
          <table:table-cell office:value-type="float" office:value="11.61" calcext:value-type="float">
            <text:p>11,6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514" calcext:value-type="float">
            <text:p>18,514</text:p>
          </table:table-cell>
          <table:table-cell office:value-type="float" office:value="11.821" calcext:value-type="float">
            <text:p>11,821</text:p>
          </table:table-cell>
          <table:table-cell office:value-type="float" office:value="12.819" calcext:value-type="float">
            <text:p>12,81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033" calcext:value-type="float">
            <text:p>12,033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033" calcext:value-type="float">
            <text:p>12,033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8.514" calcext:value-type="float">
            <text:p>18,514</text:p>
          </table:table-cell>
          <table:table-cell office:value-type="float" office:value="17.04" calcext:value-type="float">
            <text:p>17,04</text:p>
          </table:table-cell>
          <table:table-cell office:value-type="float" office:value="14.231" calcext:value-type="float">
            <text:p>14,231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 table:number-columns-repeated="4" office:value-type="float" office:value="12.462" calcext:value-type="float">
            <text:p>12,462</text:p>
          </table:table-cell>
          <table:table-cell office:value-type="float" office:value="12.033" calcext:value-type="float">
            <text:p>12,033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3.335" calcext:value-type="float">
            <text:p>13,335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033" calcext:value-type="float">
            <text:p>12,033</text:p>
          </table:table-cell>
          <table:table-cell office:value-type="float" office:value="12.247" calcext:value-type="float">
            <text:p>12,247</text:p>
          </table:table-cell>
          <table:table-cell table:number-columns-repeated="2" office:value-type="float" office:value="11.821" calcext:value-type="float">
            <text:p>11,821</text:p>
          </table:table-cell>
          <table:table-cell office:value-type="float" office:value="12.033" calcext:value-type="float">
            <text:p>12,03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748" calcext:value-type="float">
            <text:p>38,748</text:p>
          </table:table-cell>
          <table:table-cell office:value-type="float" office:value="12.033" calcext:value-type="float">
            <text:p>12,033</text:p>
          </table:table-cell>
          <table:table-cell office:value-type="float" office:value="16.039" calcext:value-type="float">
            <text:p>16,03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3.115" calcext:value-type="float">
            <text:p>13,115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table:number-columns-repeated="2" office:value-type="float" office:value="12.033" calcext:value-type="float">
            <text:p>12,033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033" calcext:value-type="float">
            <text:p>12,033</text:p>
          </table:table-cell>
          <table:table-cell office:value-type="float" office:value="12.462" calcext:value-type="float">
            <text:p>12,462</text:p>
          </table:table-cell>
          <table:table-cell table:number-columns-repeated="2" office:value-type="float" office:value="12.033" calcext:value-type="float">
            <text:p>12,033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678" calcext:value-type="float">
            <text:p>12,678</text:p>
          </table:table-cell>
          <table:table-cell office:value-type="float" office:value="24.011" calcext:value-type="float">
            <text:p>24,011</text:p>
          </table:table-cell>
          <table:table-cell office:value-type="float" office:value="38.748" calcext:value-type="float">
            <text:p>38,748</text:p>
          </table:table-cell>
          <table:table-cell office:value-type="float" office:value="23.737" calcext:value-type="float">
            <text:p>23,737</text:p>
          </table:table-cell>
          <table:table-cell office:value-type="float" office:value="19.267" calcext:value-type="float">
            <text:p>19,267</text:p>
          </table:table-cell>
          <table:table-cell office:value-type="float" office:value="18.763" calcext:value-type="float">
            <text:p>18,763</text:p>
          </table:table-cell>
          <table:table-cell office:value-type="float" office:value="24.838" calcext:value-type="float">
            <text:p>24,838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20.806" calcext:value-type="float">
            <text:p>20,806</text:p>
          </table:table-cell>
          <table:table-cell office:value-type="float" office:value="17.283" calcext:value-type="float">
            <text:p>17,283</text:p>
          </table:table-cell>
          <table:table-cell office:value-type="float" office:value="16.083" calcext:value-type="float">
            <text:p>16,083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005" calcext:value-type="float">
            <text:p>14,005</text:p>
          </table:table-cell>
          <table:table-cell office:value-type="float" office:value="13.335" calcext:value-type="float">
            <text:p>13,335</text:p>
          </table:table-cell>
          <table:table-cell office:value-type="float" office:value="12.896" calcext:value-type="float">
            <text:p>12,89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012" calcext:value-type="float">
            <text:p>30,012</text:p>
          </table:table-cell>
          <table:table-cell office:value-type="float" office:value="13.335" calcext:value-type="float">
            <text:p>13,335</text:p>
          </table:table-cell>
          <table:table-cell office:value-type="float" office:value="18.41" calcext:value-type="float">
            <text:p>18,4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958" calcext:value-type="float">
            <text:p>27,958</text:p>
          </table:table-cell>
          <table:table-cell office:value-type="float" office:value="26.808" calcext:value-type="float">
            <text:p>26,808</text:p>
          </table:table-cell>
          <table:table-cell office:value-type="float" office:value="30.012" calcext:value-type="float">
            <text:p>30,012</text:p>
          </table:table-cell>
          <table:table-cell office:value-type="float" office:value="25.675" calcext:value-type="float">
            <text:p>25,675</text:p>
          </table:table-cell>
          <table:table-cell office:value-type="float" office:value="24.285" calcext:value-type="float">
            <text:p>24,285</text:p>
          </table:table-cell>
          <table:table-cell office:value-type="float" office:value="22.387" calcext:value-type="float">
            <text:p>22,387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267" calcext:value-type="float">
            <text:p>19,26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083" calcext:value-type="float">
            <text:p>16,083</text:p>
          </table:table-cell>
          <table:table-cell office:value-type="float" office:value="21.855" calcext:value-type="float">
            <text:p>21,855</text:p>
          </table:table-cell>
          <table:table-cell office:value-type="float" office:value="20.288" calcext:value-type="float">
            <text:p>20,288</text:p>
          </table:table-cell>
          <table:table-cell office:value-type="float" office:value="18.763" calcext:value-type="float">
            <text:p>18,763</text:p>
          </table:table-cell>
          <table:table-cell office:value-type="float" office:value="17.04" calcext:value-type="float">
            <text:p>17,04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147" calcext:value-type="float">
            <text:p>15,147</text:p>
          </table:table-cell>
          <table:table-cell office:value-type="float" office:value="16.083" calcext:value-type="float">
            <text:p>16,083</text:p>
          </table:table-cell>
          <table:table-cell office:value-type="float" office:value="14.458" calcext:value-type="float">
            <text:p>14,458</text:p>
          </table:table-cell>
          <table:table-cell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table:number-columns-repeated="2" office:value-type="float" office:value="13.78" calcext:value-type="float">
            <text:p>13,78</text:p>
          </table:table-cell>
          <table:table-cell office:value-type="float" office:value="14.005" calcext:value-type="float">
            <text:p>14,005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3.763" calcext:value-type="float">
            <text:p>173,763</text:p>
          </table:table-cell>
          <table:table-cell office:value-type="float" office:value="26.808" calcext:value-type="float">
            <text:p>26,808</text:p>
          </table:table-cell>
          <table:table-cell office:value-type="float" office:value="57.375" calcext:value-type="float">
            <text:p>57,37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012" calcext:value-type="float">
            <text:p>30,012</text:p>
          </table:table-cell>
          <table:table-cell office:value-type="float" office:value="34.904" calcext:value-type="float">
            <text:p>34,904</text:p>
          </table:table-cell>
          <table:table-cell office:value-type="float" office:value="54.975" calcext:value-type="float">
            <text:p>54,975</text:p>
          </table:table-cell>
          <table:table-cell office:value-type="float" office:value="152.381" calcext:value-type="float">
            <text:p>152,381</text:p>
          </table:table-cell>
          <table:table-cell office:value-type="float" office:value="92.862" calcext:value-type="float">
            <text:p>92,862</text:p>
          </table:table-cell>
          <table:table-cell office:value-type="float" office:value="49.9" calcext:value-type="float">
            <text:p>49,9</text:p>
          </table:table-cell>
          <table:table-cell office:value-type="float" office:value="36.169" calcext:value-type="float">
            <text:p>36,169</text:p>
          </table:table-cell>
          <table:table-cell office:value-type="float" office:value="54.975" calcext:value-type="float">
            <text:p>54,975</text:p>
          </table:table-cell>
          <table:table-cell office:value-type="float" office:value="54.504" calcext:value-type="float">
            <text:p>54,504</text:p>
          </table:table-cell>
          <table:table-cell office:value-type="float" office:value="173.763" calcext:value-type="float">
            <text:p>173,763</text:p>
          </table:table-cell>
          <table:table-cell office:value-type="float" office:value="81.306" calcext:value-type="float">
            <text:p>81,306</text:p>
          </table:table-cell>
          <table:table-cell office:value-type="float" office:value="41.39" calcext:value-type="float">
            <text:p>41,39</text:p>
          </table:table-cell>
          <table:table-cell office:value-type="float" office:value="43.414" calcext:value-type="float">
            <text:p>43,414</text:p>
          </table:table-cell>
          <table:table-cell office:value-type="float" office:value="41.725" calcext:value-type="float">
            <text:p>41,725</text:p>
          </table:table-cell>
          <table:table-cell office:value-type="float" office:value="56.396" calcext:value-type="float">
            <text:p>56,396</text:p>
          </table:table-cell>
          <table:table-cell office:value-type="float" office:value="121.998" calcext:value-type="float">
            <text:p>121,998</text:p>
          </table:table-cell>
          <table:table-cell office:value-type="float" office:value="82.431" calcext:value-type="float">
            <text:p>82,431</text:p>
          </table:table-cell>
          <table:table-cell office:value-type="float" office:value="46.348" calcext:value-type="float">
            <text:p>46,348</text:p>
          </table:table-cell>
          <table:table-cell office:value-type="float" office:value="37.129" calcext:value-type="float">
            <text:p>37,129</text:p>
          </table:table-cell>
          <table:table-cell office:value-type="float" office:value="33.347" calcext:value-type="float">
            <text:p>33,347</text:p>
          </table:table-cell>
          <table:table-cell office:value-type="float" office:value="31.512" calcext:value-type="float">
            <text:p>31,512</text:p>
          </table:table-cell>
          <table:table-cell office:value-type="float" office:value="69.911" calcext:value-type="float">
            <text:p>69,911</text:p>
          </table:table-cell>
          <table:table-cell office:value-type="float" office:value="50.353" calcext:value-type="float">
            <text:p>50,353</text:p>
          </table:table-cell>
          <table:table-cell office:value-type="float" office:value="38.422" calcext:value-type="float">
            <text:p>38,422</text:p>
          </table:table-cell>
          <table:table-cell office:value-type="float" office:value="51.263" calcext:value-type="float">
            <text:p>51,263</text:p>
          </table:table-cell>
          <table:table-cell office:value-type="float" office:value="46.348" calcext:value-type="float">
            <text:p>46,348</text:p>
          </table:table-cell>
          <table:table-cell office:value-type="float" office:value="41.39" calcext:value-type="float">
            <text:p>41,39</text:p>
          </table:table-cell>
          <table:table-cell office:value-type="float" office:value="36.808" calcext:value-type="float">
            <text:p>36,808</text:p>
          </table:table-cell>
          <table:table-cell office:value-type="float" office:value="30.012" calcext:value-type="float">
            <text:p>30,012</text:p>
          </table:table-cell>
          <table:table-cell office:value-type="float" office:value="26.808" calcext:value-type="float">
            <text:p>26,808</text:p>
          </table:table-cell>
          <table:table-cell office:value-type="float" office:value="35.852" calcext:value-type="float">
            <text:p>35,85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7.45" calcext:value-type="float">
            <text:p>37,45</text:p>
          </table:table-cell>
          <table:table-cell office:value-type="float" office:value="15.147" calcext:value-type="float">
            <text:p>15,147</text:p>
          </table:table-cell>
          <table:table-cell office:value-type="float" office:value="21.213" calcext:value-type="float">
            <text:p>21,2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609" calcext:value-type="float">
            <text:p>30,609</text:p>
          </table:table-cell>
          <table:table-cell office:value-type="float" office:value="21.591" calcext:value-type="float">
            <text:p>21,591</text:p>
          </table:table-cell>
          <table:table-cell office:value-type="float" office:value="19.52" calcext:value-type="float">
            <text:p>19,52</text:p>
          </table:table-cell>
          <table:table-cell office:value-type="float" office:value="18.017" calcext:value-type="float">
            <text:p>18,017</text:p>
          </table:table-cell>
          <table:table-cell office:value-type="float" office:value="22.121" calcext:value-type="float">
            <text:p>22,121</text:p>
          </table:table-cell>
          <table:table-cell office:value-type="float" office:value="17.04" calcext:value-type="float">
            <text:p>17,04</text:p>
          </table:table-cell>
          <table:table-cell table:number-columns-repeated="2" office:value-type="float" office:value="15.847" calcext:value-type="float">
            <text:p>15,847</text:p>
          </table:table-cell>
          <table:table-cell table:number-columns-repeated="3" office:value-type="float" office:value="15.147" calcext:value-type="float">
            <text:p>15,147</text:p>
          </table:table-cell>
          <table:table-cell office:value-type="float" office:value="15.847" calcext:value-type="float">
            <text:p>15,847</text:p>
          </table:table-cell>
          <table:table-cell office:value-type="float" office:value="16.083" calcext:value-type="float">
            <text:p>16,083</text:p>
          </table:table-cell>
          <table:table-cell office:value-type="float" office:value="16.799" calcext:value-type="float">
            <text:p>16,799</text:p>
          </table:table-cell>
          <table:table-cell office:value-type="float" office:value="20.031" calcext:value-type="float">
            <text:p>20,031</text:p>
          </table:table-cell>
          <table:table-cell office:value-type="float" office:value="29.42" calcext:value-type="float">
            <text:p>29,42</text:p>
          </table:table-cell>
          <table:table-cell office:value-type="float" office:value="37.45" calcext:value-type="float">
            <text:p>37,45</text:p>
          </table:table-cell>
          <table:table-cell office:value-type="float" office:value="23.194" calcext:value-type="float">
            <text:p>23,194</text:p>
          </table:table-cell>
          <table:table-cell table:number-columns-repeated="2" office:value-type="float" office:value="17.527" calcext:value-type="float">
            <text:p>17,527</text:p>
          </table:table-cell>
          <table:table-cell office:value-type="float" office:value="23.465" calcext:value-type="float">
            <text:p>23,465</text:p>
          </table:table-cell>
          <table:table-cell office:value-type="float" office:value="18.017" calcext:value-type="float">
            <text:p>18,017</text:p>
          </table:table-cell>
          <table:table-cell office:value-type="float" office:value="18.514" calcext:value-type="float">
            <text:p>18,514</text:p>
          </table:table-cell>
          <table:table-cell office:value-type="float" office:value="19.014" calcext:value-type="float">
            <text:p>19,014</text:p>
          </table:table-cell>
          <table:table-cell office:value-type="float" office:value="21.328" calcext:value-type="float">
            <text:p>21,328</text:p>
          </table:table-cell>
          <table:table-cell office:value-type="float" office:value="26.239" calcext:value-type="float">
            <text:p>26,239</text:p>
          </table:table-cell>
          <table:table-cell office:value-type="float" office:value="24.838" calcext:value-type="float">
            <text:p>24,838</text:p>
          </table:table-cell>
          <table:table-cell office:value-type="float" office:value="30.609" calcext:value-type="float">
            <text:p>30,609</text:p>
          </table:table-cell>
          <table:table-cell office:value-type="float" office:value="26.808" calcext:value-type="float">
            <text:p>26,808</text:p>
          </table:table-cell>
          <table:table-cell office:value-type="float" office:value="23.194" calcext:value-type="float">
            <text:p>23,194</text:p>
          </table:table-cell>
          <table:table-cell office:value-type="float" office:value="25.675" calcext:value-type="float">
            <text:p>25,67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6.874" calcext:value-type="float">
            <text:p>56,874</text:p>
          </table:table-cell>
          <table:table-cell office:value-type="float" office:value="15.147" calcext:value-type="float">
            <text:p>15,147</text:p>
          </table:table-cell>
          <table:table-cell office:value-type="float" office:value="25.44" calcext:value-type="float">
            <text:p>25,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.874" calcext:value-type="float">
            <text:p>56,874</text:p>
          </table:table-cell>
          <table:table-cell office:value-type="float" office:value="45.046" calcext:value-type="float">
            <text:p>45,046</text:p>
          </table:table-cell>
          <table:table-cell office:value-type="float" office:value="38.748" calcext:value-type="float">
            <text:p>38,748</text:p>
          </table:table-cell>
          <table:table-cell office:value-type="float" office:value="25.957" calcext:value-type="float">
            <text:p>25,957</text:p>
          </table:table-cell>
          <table:table-cell office:value-type="float" office:value="20.031" calcext:value-type="float">
            <text:p>20,031</text:p>
          </table:table-cell>
          <table:table-cell office:value-type="float" office:value="17.04" calcext:value-type="float">
            <text:p>17,04</text:p>
          </table:table-cell>
          <table:table-cell office:value-type="float" office:value="18.265" calcext:value-type="float">
            <text:p>18,265</text:p>
          </table:table-cell>
          <table:table-cell office:value-type="float" office:value="17.283" calcext:value-type="float">
            <text:p>17,283</text:p>
          </table:table-cell>
          <table:table-cell office:value-type="float" office:value="15.147" calcext:value-type="float">
            <text:p>15,147</text:p>
          </table:table-cell>
          <table:table-cell office:value-type="float" office:value="20.806" calcext:value-type="float">
            <text:p>20,806</text:p>
          </table:table-cell>
          <table:table-cell office:value-type="float" office:value="21.066" calcext:value-type="float">
            <text:p>21,066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514" calcext:value-type="float">
            <text:p>18,514</text:p>
          </table:table-cell>
          <table:table-cell office:value-type="float" office:value="22.655" calcext:value-type="float">
            <text:p>22,655</text:p>
          </table:table-cell>
          <table:table-cell office:value-type="float" office:value="28.832" calcext:value-type="float">
            <text:p>28,832</text:p>
          </table:table-cell>
          <table:table-cell office:value-type="float" office:value="22.121" calcext:value-type="float">
            <text:p>22,121</text:p>
          </table:table-cell>
          <table:table-cell office:value-type="float" office:value="18.514" calcext:value-type="float">
            <text:p>18,514</text:p>
          </table:table-cell>
          <table:table-cell office:value-type="float" office:value="16.083" calcext:value-type="float">
            <text:p>16,083</text:p>
          </table:table-cell>
          <table:table-cell office:value-type="float" office:value="23.737" calcext:value-type="float">
            <text:p>23,737</text:p>
          </table:table-cell>
          <table:table-cell office:value-type="float" office:value="17.04" calcext:value-type="float">
            <text:p>17,04</text:p>
          </table:table-cell>
          <table:table-cell office:value-type="float" office:value="24.838" calcext:value-type="float">
            <text:p>24,838</text:p>
          </table:table-cell>
          <table:table-cell office:value-type="float" office:value="20.546" calcext:value-type="float">
            <text:p>20,546</text:p>
          </table:table-cell>
          <table:table-cell office:value-type="float" office:value="17.527" calcext:value-type="float">
            <text:p>17,527</text:p>
          </table:table-cell>
          <table:table-cell office:value-type="float" office:value="49.45" calcext:value-type="float">
            <text:p>49,45</text:p>
          </table:table-cell>
          <table:table-cell office:value-type="float" office:value="21.328" calcext:value-type="float">
            <text:p>21,328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04" calcext:value-type="float">
            <text:p>17,04</text:p>
          </table:table-cell>
          <table:table-cell office:value-type="float" office:value="32.119" calcext:value-type="float">
            <text:p>32,119</text:p>
          </table:table-cell>
          <table:table-cell office:value-type="float" office:value="40.392" calcext:value-type="float">
            <text:p>40,392</text:p>
          </table:table-cell>
          <table:table-cell office:value-type="float" office:value="38.422" calcext:value-type="float">
            <text:p>38,42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523" calcext:value-type="float">
            <text:p>26,523</text:p>
          </table:table-cell>
          <table:table-cell office:value-type="float" office:value="13.78" calcext:value-type="float">
            <text:p>13,78</text:p>
          </table:table-cell>
          <table:table-cell office:value-type="float" office:value="16.41" calcext:value-type="float">
            <text:p>16,4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,78</text:p>
          </table:table-cell>
          <table:table-cell table:number-columns-repeated="2" office:value-type="float" office:value="14.231" calcext:value-type="float">
            <text:p>14,231</text:p>
          </table:table-cell>
          <table:table-cell office:value-type="float" office:value="14.458" calcext:value-type="float">
            <text:p>14,458</text:p>
          </table:table-cell>
          <table:table-cell office:value-type="float" office:value="14.231" calcext:value-type="float">
            <text:p>14,231</text:p>
          </table:table-cell>
          <table:table-cell office:value-type="float" office:value="13.78" calcext:value-type="float">
            <text:p>13,78</text:p>
          </table:table-cell>
          <table:table-cell office:value-type="float" office:value="14.686" calcext:value-type="float">
            <text:p>14,686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office:value-type="float" office:value="15.379" calcext:value-type="float">
            <text:p>15,379</text:p>
          </table:table-cell>
          <table:table-cell office:value-type="float" office:value="18.017" calcext:value-type="float">
            <text:p>18,017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763" calcext:value-type="float">
            <text:p>18,763</text:p>
          </table:table-cell>
          <table:table-cell office:value-type="float" office:value="16.799" calcext:value-type="float">
            <text:p>16,799</text:p>
          </table:table-cell>
          <table:table-cell office:value-type="float" office:value="15.379" calcext:value-type="float">
            <text:p>15,379</text:p>
          </table:table-cell>
          <table:table-cell office:value-type="float" office:value="14.458" calcext:value-type="float">
            <text:p>14,458</text:p>
          </table:table-cell>
          <table:table-cell office:value-type="float" office:value="16.083" calcext:value-type="float">
            <text:p>16,083</text:p>
          </table:table-cell>
          <table:table-cell office:value-type="float" office:value="26.523" calcext:value-type="float">
            <text:p>26,523</text:p>
          </table:table-cell>
          <table:table-cell office:value-type="float" office:value="24.285" calcext:value-type="float">
            <text:p>24,285</text:p>
          </table:table-cell>
          <table:table-cell office:value-type="float" office:value="19.014" calcext:value-type="float">
            <text:p>19,01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8.017" calcext:value-type="float">
            <text:p>18,017</text:p>
          </table:table-cell>
          <table:table-cell office:value-type="float" office:value="16.321" calcext:value-type="float">
            <text:p>16,321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office:value-type="float" office:value="14.686" calcext:value-type="float">
            <text:p>14,686</text:p>
          </table:table-cell>
          <table:table-cell office:value-type="float" office:value="16.321" calcext:value-type="float">
            <text:p>16,321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4.005" calcext:value-type="float">
            <text:p>14,00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514" calcext:value-type="float">
            <text:p>18,514</text:p>
          </table:table-cell>
          <table:table-cell office:value-type="float" office:value="13.78" calcext:value-type="float">
            <text:p>13,78</text:p>
          </table:table-cell>
          <table:table-cell office:value-type="float" office:value="15.569" calcext:value-type="float">
            <text:p>15,56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612" calcext:value-type="float">
            <text:p>15,612</text:p>
          </table:table-cell>
          <table:table-cell table:number-columns-repeated="2" office:value-type="float" office:value="15.847" calcext:value-type="float">
            <text:p>15,847</text:p>
          </table:table-cell>
          <table:table-cell office:value-type="float" office:value="18.265" calcext:value-type="float">
            <text:p>18,265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847" calcext:value-type="float">
            <text:p>15,84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379" calcext:value-type="float">
            <text:p>15,379</text:p>
          </table:table-cell>
          <table:table-cell office:value-type="float" office:value="15.147" calcext:value-type="float">
            <text:p>15,147</text:p>
          </table:table-cell>
          <table:table-cell office:value-type="float" office:value="15.379" calcext:value-type="float">
            <text:p>15,379</text:p>
          </table:table-cell>
          <table:table-cell office:value-type="float" office:value="15.147" calcext:value-type="float">
            <text:p>15,147</text:p>
          </table:table-cell>
          <table:table-cell office:value-type="float" office:value="14.916" calcext:value-type="float">
            <text:p>14,916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458" calcext:value-type="float">
            <text:p>14,458</text:p>
          </table:table-cell>
          <table:table-cell table:number-columns-repeated="2" office:value-type="float" office:value="14.231" calcext:value-type="float">
            <text:p>14,231</text:p>
          </table:table-cell>
          <table:table-cell office:value-type="float" office:value="18.017" calcext:value-type="float">
            <text:p>18,017</text:p>
          </table:table-cell>
          <table:table-cell office:value-type="float" office:value="16.799" calcext:value-type="float">
            <text:p>16,799</text:p>
          </table:table-cell>
          <table:table-cell office:value-type="float" office:value="15.847" calcext:value-type="float">
            <text:p>15,847</text:p>
          </table:table-cell>
          <table:table-cell office:value-type="float" office:value="18.514" calcext:value-type="float">
            <text:p>18,51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5.147" calcext:value-type="float">
            <text:p>15,147</text:p>
          </table:table-cell>
          <table:table-cell office:value-type="float" office:value="18.265" calcext:value-type="float">
            <text:p>18,265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4.005" calcext:value-type="float">
            <text:p>14,005</text:p>
          </table:table-cell>
          <table:table-cell office:value-type="float" office:value="13.78" calcext:value-type="float">
            <text:p>13,7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591" calcext:value-type="float">
            <text:p>21,591</text:p>
          </table:table-cell>
          <table:table-cell office:value-type="float" office:value="12.247" calcext:value-type="float">
            <text:p>12,247</text:p>
          </table:table-cell>
          <table:table-cell office:value-type="float" office:value="14.467" calcext:value-type="float">
            <text:p>14,46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,78</text:p>
          </table:table-cell>
          <table:table-cell office:value-type="float" office:value="14.458" calcext:value-type="float">
            <text:p>14,458</text:p>
          </table:table-cell>
          <table:table-cell office:value-type="float" office:value="13.78" calcext:value-type="float">
            <text:p>13,78</text:p>
          </table:table-cell>
          <table:table-cell office:value-type="float" office:value="14.005" calcext:value-type="float">
            <text:p>14,005</text:p>
          </table:table-cell>
          <table:table-cell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table:number-columns-repeated="2" office:value-type="float" office:value="13.335" calcext:value-type="float">
            <text:p>13,335</text:p>
          </table:table-cell>
          <table:table-cell table:number-columns-repeated="2" office:value-type="float" office:value="12.896" calcext:value-type="float">
            <text:p>12,896</text:p>
          </table:table-cell>
          <table:table-cell table:number-columns-repeated="4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3.557" calcext:value-type="float">
            <text:p>13,557</text:p>
          </table:table-cell>
          <table:table-cell office:value-type="float" office:value="15.147" calcext:value-type="float">
            <text:p>15,147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04" calcext:value-type="float">
            <text:p>17,04</text:p>
          </table:table-cell>
          <table:table-cell table:number-columns-repeated="2" office:value-type="float" office:value="16.083" calcext:value-type="float">
            <text:p>16,083</text:p>
          </table:table-cell>
          <table:table-cell office:value-type="float" office:value="15.612" calcext:value-type="float">
            <text:p>15,612</text:p>
          </table:table-cell>
          <table:table-cell table:number-columns-repeated="3" office:value-type="float" office:value="15.147" calcext:value-type="float">
            <text:p>15,147</text:p>
          </table:table-cell>
          <table:table-cell office:value-type="float" office:value="21.591" calcext:value-type="float">
            <text:p>21,591</text:p>
          </table:table-cell>
          <table:table-cell office:value-type="float" office:value="17.04" calcext:value-type="float">
            <text:p>17,04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612" calcext:value-type="float">
            <text:p>15,61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231" calcext:value-type="float">
            <text:p>14,231</text:p>
          </table:table-cell>
          <table:table-cell office:value-type="float" office:value="12.247" calcext:value-type="float">
            <text:p>12,247</text:p>
          </table:table-cell>
          <table:table-cell office:value-type="float" office:value="13.033" calcext:value-type="float">
            <text:p>13,0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557" calcext:value-type="float">
            <text:p>13,557</text:p>
          </table:table-cell>
          <table:table-cell table:number-columns-repeated="4" office:value-type="float" office:value="13.335" calcext:value-type="float">
            <text:p>13,335</text:p>
          </table:table-cell>
          <table:table-cell office:value-type="float" office:value="13.115" calcext:value-type="float">
            <text:p>13,115</text:p>
          </table:table-cell>
          <table:table-cell table:number-columns-repeated="2" office:value-type="float" office:value="12.896" calcext:value-type="float">
            <text:p>12,896</text:p>
          </table:table-cell>
          <table:table-cell office:value-type="float" office:value="13.115" calcext:value-type="float">
            <text:p>13,115</text:p>
          </table:table-cell>
          <table:table-cell office:value-type="float" office:value="12.896" calcext:value-type="float">
            <text:p>12,896</text:p>
          </table:table-cell>
          <table:table-cell table:number-columns-repeated="2" office:value-type="float" office:value="13.115" calcext:value-type="float">
            <text:p>13,115</text:p>
          </table:table-cell>
          <table:table-cell table:number-columns-repeated="2" office:value-type="float" office:value="12.896" calcext:value-type="float">
            <text:p>12,896</text:p>
          </table:table-cell>
          <table:table-cell table:number-columns-repeated="2" office:value-type="float" office:value="13.115" calcext:value-type="float">
            <text:p>13,115</text:p>
          </table:table-cell>
          <table:table-cell table:number-columns-repeated="2"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896" calcext:value-type="float">
            <text:p>12,896</text:p>
          </table:table-cell>
          <table:table-cell table:number-columns-repeated="4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4.005" calcext:value-type="float">
            <text:p>14,005</text:p>
          </table:table-cell>
          <table:table-cell office:value-type="float" office:value="14.231" calcext:value-type="float">
            <text:p>14,23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231" calcext:value-type="float">
            <text:p>14,231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67" calcext:value-type="float">
            <text:p>13,6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4.231" calcext:value-type="float">
            <text:p>14,231</text:p>
          </table:table-cell>
          <table:table-cell table:number-columns-repeated="3" office:value-type="float" office:value="13.78" calcext:value-type="float">
            <text:p>13,78</text:p>
          </table:table-cell>
          <table:table-cell table:number-columns-repeated="2" office:value-type="float" office:value="14.005" calcext:value-type="float">
            <text:p>14,005</text:p>
          </table:table-cell>
          <table:table-cell table:number-columns-repeated="4"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office:value-type="float" office:value="14.005" calcext:value-type="float">
            <text:p>14,005</text:p>
          </table:table-cell>
          <table:table-cell table:number-columns-repeated="3" office:value-type="float" office:value="13.78" calcext:value-type="float">
            <text:p>13,78</text:p>
          </table:table-cell>
          <table:table-cell table:number-columns-repeated="2" office:value-type="float" office:value="13.335" calcext:value-type="float">
            <text:p>13,335</text:p>
          </table:table-cell>
          <table:table-cell office:value-type="float" office:value="13.78" calcext:value-type="float">
            <text:p>13,78</text:p>
          </table:table-cell>
          <table:table-cell table:number-columns-repeated="6" office:value-type="float" office:value="13.335" calcext:value-type="float">
            <text:p>13,335</text:p>
          </table:table-cell>
          <table:table-cell office:value-type="float" office:value="13.78" calcext:value-type="float">
            <text:p>13,78</text:p>
          </table:table-cell>
          <table:table-cell table:number-columns-repeated="3" office:value-type="float" office:value="13.335" calcext:value-type="float">
            <text:p>13,33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395" calcext:value-type="float">
            <text:p>25,395</text:p>
          </table:table-cell>
          <table:table-cell office:value-type="float" office:value="13.78" calcext:value-type="float">
            <text:p>13,78</text:p>
          </table:table-cell>
          <table:table-cell office:value-type="float" office:value="15.334" calcext:value-type="float">
            <text:p>15,33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.612" calcext:value-type="float">
            <text:p>15,612</text:p>
          </table:table-cell>
          <table:table-cell table:number-columns-repeated="2" office:value-type="float" office:value="15.147" calcext:value-type="float">
            <text:p>15,147</text:p>
          </table:table-cell>
          <table:table-cell table:number-columns-repeated="2" office:value-type="float" office:value="14.916" calcext:value-type="float">
            <text:p>14,91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4.686" calcext:value-type="float">
            <text:p>14,686</text:p>
          </table:table-cell>
          <table:table-cell office:value-type="float" office:value="16.321" calcext:value-type="float">
            <text:p>16,321</text:p>
          </table:table-cell>
          <table:table-cell office:value-type="float" office:value="15.379" calcext:value-type="float">
            <text:p>15,379</text:p>
          </table:table-cell>
          <table:table-cell office:value-type="float" office:value="25.395" calcext:value-type="float">
            <text:p>25,395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379" calcext:value-type="float">
            <text:p>15,379</text:p>
          </table:table-cell>
          <table:table-cell table:number-columns-repeated="3" office:value-type="float" office:value="14.916" calcext:value-type="float">
            <text:p>14,916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4.686" calcext:value-type="float">
            <text:p>14,686</text:p>
          </table:table-cell>
          <table:table-cell office:value-type="float" office:value="13.78" calcext:value-type="float">
            <text:p>13,78</text:p>
          </table:table-cell>
          <table:table-cell office:value-type="float" office:value="14.005" calcext:value-type="float">
            <text:p>14,005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916" calcext:value-type="float">
            <text:p>14,916</text:p>
          </table:table-cell>
          <table:table-cell table:number-columns-repeated="2" office:value-type="float" office:value="15.147" calcext:value-type="float">
            <text:p>15,147</text:p>
          </table:table-cell>
          <table:table-cell table:number-columns-repeated="3" office:value-type="float" office:value="14.686" calcext:value-type="float">
            <text:p>14,686</text:p>
          </table:table-cell>
          <table:table-cell table:number-columns-repeated="2" office:value-type="float" office:value="14.458" calcext:value-type="float">
            <text:p>14,45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014" calcext:value-type="float">
            <text:p>19,014</text:p>
          </table:table-cell>
          <table:table-cell office:value-type="float" office:value="15.147" calcext:value-type="float">
            <text:p>15,147</text:p>
          </table:table-cell>
          <table:table-cell office:value-type="float" office:value="16.473" calcext:value-type="float">
            <text:p>16,47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799" calcext:value-type="float">
            <text:p>16,799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table:number-columns-repeated="2" office:value-type="float" office:value="15.847" calcext:value-type="float">
            <text:p>15,847</text:p>
          </table:table-cell>
          <table:table-cell office:value-type="float" office:value="16.083" calcext:value-type="float">
            <text:p>16,083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9.014" calcext:value-type="float">
            <text:p>19,014</text:p>
          </table:table-cell>
          <table:table-cell office:value-type="float" office:value="17.283" calcext:value-type="float">
            <text:p>17,283</text:p>
          </table:table-cell>
          <table:table-cell office:value-type="float" office:value="18.265" calcext:value-type="float">
            <text:p>18,265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7.283" calcext:value-type="float">
            <text:p>17,283</text:p>
          </table:table-cell>
          <table:table-cell office:value-type="float" office:value="16.559" calcext:value-type="float">
            <text:p>16,559</text:p>
          </table:table-cell>
          <table:table-cell table:number-columns-repeated="2"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table:number-columns-repeated="2"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office:value-type="float" office:value="16.559" calcext:value-type="float">
            <text:p>16,559</text:p>
          </table:table-cell>
          <table:table-cell office:value-type="float" office:value="15.612" calcext:value-type="float">
            <text:p>15,612</text:p>
          </table:table-cell>
          <table:table-cell table:number-columns-repeated="2" office:value-type="float" office:value="15.379" calcext:value-type="float">
            <text:p>15,37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2.023" calcext:value-type="float">
            <text:p>72,023</text:p>
          </table:table-cell>
          <table:table-cell office:value-type="float" office:value="16.559" calcext:value-type="float">
            <text:p>16,559</text:p>
          </table:table-cell>
          <table:table-cell office:value-type="float" office:value="23.225" calcext:value-type="float">
            <text:p>23,2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248" calcext:value-type="float">
            <text:p>28,248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265" calcext:value-type="float">
            <text:p>18,265</text:p>
          </table:table-cell>
          <table:table-cell office:value-type="float" office:value="16.559" calcext:value-type="float">
            <text:p>16,559</text:p>
          </table:table-cell>
          <table:table-cell office:value-type="float" office:value="22.924" calcext:value-type="float">
            <text:p>22,924</text:p>
          </table:table-cell>
          <table:table-cell office:value-type="float" office:value="26.523" calcext:value-type="float">
            <text:p>26,523</text:p>
          </table:table-cell>
          <table:table-cell office:value-type="float" office:value="22.387" calcext:value-type="float">
            <text:p>22,387</text:p>
          </table:table-cell>
          <table:table-cell office:value-type="float" office:value="28.248" calcext:value-type="float">
            <text:p>28,248</text:p>
          </table:table-cell>
          <table:table-cell office:value-type="float" office:value="21.066" calcext:value-type="float">
            <text:p>21,066</text:p>
          </table:table-cell>
          <table:table-cell office:value-type="float" office:value="19.267" calcext:value-type="float">
            <text:p>19,267</text:p>
          </table:table-cell>
          <table:table-cell office:value-type="float" office:value="72.023" calcext:value-type="float">
            <text:p>72,023</text:p>
          </table:table-cell>
          <table:table-cell office:value-type="float" office:value="43.414" calcext:value-type="float">
            <text:p>43,414</text:p>
          </table:table-cell>
          <table:table-cell office:value-type="float" office:value="27.094" calcext:value-type="float">
            <text:p>27,094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855" calcext:value-type="float">
            <text:p>21,855</text:p>
          </table:table-cell>
          <table:table-cell office:value-type="float" office:value="21.328" calcext:value-type="float">
            <text:p>21,328</text:p>
          </table:table-cell>
          <table:table-cell office:value-type="float" office:value="19.267" calcext:value-type="float">
            <text:p>19,267</text:p>
          </table:table-cell>
          <table:table-cell office:value-type="float" office:value="25.395" calcext:value-type="float">
            <text:p>25,395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017" calcext:value-type="float">
            <text:p>18,017</text:p>
          </table:table-cell>
          <table:table-cell office:value-type="float" office:value="19.52" calcext:value-type="float">
            <text:p>19,52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04" calcext:value-type="float">
            <text:p>17,04</text:p>
          </table:table-cell>
          <table:table-cell office:value-type="float" office:value="23.737" calcext:value-type="float">
            <text:p>23,737</text:p>
          </table:table-cell>
          <table:table-cell office:value-type="float" office:value="22.655" calcext:value-type="float">
            <text:p>22,655</text:p>
          </table:table-cell>
          <table:table-cell office:value-type="float" office:value="19.014" calcext:value-type="float">
            <text:p>19,014</text:p>
          </table:table-cell>
          <table:table-cell office:value-type="float" office:value="17.283" calcext:value-type="float">
            <text:p>17,283</text:p>
          </table:table-cell>
          <table:table-cell office:value-type="float" office:value="16.559" calcext:value-type="float">
            <text:p>16,559</text:p>
          </table:table-cell>
          <table:table-cell office:value-type="float" office:value="18.763" calcext:value-type="float">
            <text:p>18,76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068" calcext:value-type="float">
            <text:p>97,068</text:p>
          </table:table-cell>
          <table:table-cell office:value-type="float" office:value="16.083" calcext:value-type="float">
            <text:p>16,083</text:p>
          </table:table-cell>
          <table:table-cell office:value-type="float" office:value="27.948" calcext:value-type="float">
            <text:p>27,9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655" calcext:value-type="float">
            <text:p>22,655</text:p>
          </table:table-cell>
          <table:table-cell office:value-type="float" office:value="97.068" calcext:value-type="float">
            <text:p>97,068</text:p>
          </table:table-cell>
          <table:table-cell office:value-type="float" office:value="59.288" calcext:value-type="float">
            <text:p>59,288</text:p>
          </table:table-cell>
          <table:table-cell office:value-type="float" office:value="32.731" calcext:value-type="float">
            <text:p>32,731</text:p>
          </table:table-cell>
          <table:table-cell office:value-type="float" office:value="21.066" calcext:value-type="float">
            <text:p>21,066</text:p>
          </table:table-cell>
          <table:table-cell office:value-type="float" office:value="19.014" calcext:value-type="float">
            <text:p>19,01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23.737" calcext:value-type="float">
            <text:p>23,737</text:p>
          </table:table-cell>
          <table:table-cell office:value-type="float" office:value="27.094" calcext:value-type="float">
            <text:p>27,094</text:p>
          </table:table-cell>
          <table:table-cell office:value-type="float" office:value="39.731" calcext:value-type="float">
            <text:p>39,731</text:p>
          </table:table-cell>
          <table:table-cell office:value-type="float" office:value="33.656" calcext:value-type="float">
            <text:p>33,656</text:p>
          </table:table-cell>
          <table:table-cell office:value-type="float" office:value="35.535" calcext:value-type="float">
            <text:p>35,535</text:p>
          </table:table-cell>
          <table:table-cell office:value-type="float" office:value="27.669" calcext:value-type="float">
            <text:p>27,669</text:p>
          </table:table-cell>
          <table:table-cell office:value-type="float" office:value="29.42" calcext:value-type="float">
            <text:p>29,42</text:p>
          </table:table-cell>
          <table:table-cell office:value-type="float" office:value="43.074" calcext:value-type="float">
            <text:p>43,074</text:p>
          </table:table-cell>
          <table:table-cell office:value-type="float" office:value="31.21" calcext:value-type="float">
            <text:p>31,21</text:p>
          </table:table-cell>
          <table:table-cell office:value-type="float" office:value="22.924" calcext:value-type="float">
            <text:p>22,924</text:p>
          </table:table-cell>
          <table:table-cell office:value-type="float" office:value="19.267" calcext:value-type="float">
            <text:p>19,267</text:p>
          </table:table-cell>
          <table:table-cell table:number-columns-repeated="2" office:value-type="float" office:value="17.527" calcext:value-type="float">
            <text:p>17,527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014" calcext:value-type="float">
            <text:p>19,014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283" calcext:value-type="float">
            <text:p>17,283</text:p>
          </table:table-cell>
          <table:table-cell office:value-type="float" office:value="19.014" calcext:value-type="float">
            <text:p>19,014</text:p>
          </table:table-cell>
          <table:table-cell office:value-type="float" office:value="20.031" calcext:value-type="float">
            <text:p>20,031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9.911" calcext:value-type="float">
            <text:p>69,911</text:p>
          </table:table-cell>
          <table:table-cell office:value-type="float" office:value="14.458" calcext:value-type="float">
            <text:p>14,458</text:p>
          </table:table-cell>
          <table:table-cell office:value-type="float" office:value="27.026" calcext:value-type="float">
            <text:p>27,0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066" calcext:value-type="float">
            <text:p>21,066</text:p>
          </table:table-cell>
          <table:table-cell office:value-type="float" office:value="29.42" calcext:value-type="float">
            <text:p>29,42</text:p>
          </table:table-cell>
          <table:table-cell office:value-type="float" office:value="69.911" calcext:value-type="float">
            <text:p>69,911</text:p>
          </table:table-cell>
          <table:table-cell office:value-type="float" office:value="58.317" calcext:value-type="float">
            <text:p>58,317</text:p>
          </table:table-cell>
          <table:table-cell table:number-columns-repeated="2" office:value-type="float" office:value="68.866" calcext:value-type="float">
            <text:p>68,866</text:p>
          </table:table-cell>
          <table:table-cell office:value-type="float" office:value="53.569" calcext:value-type="float">
            <text:p>53,569</text:p>
          </table:table-cell>
          <table:table-cell office:value-type="float" office:value="30.909" calcext:value-type="float">
            <text:p>30,909</text:p>
          </table:table-cell>
          <table:table-cell office:value-type="float" office:value="25.675" calcext:value-type="float">
            <text:p>25,675</text:p>
          </table:table-cell>
          <table:table-cell office:value-type="float" office:value="23.465" calcext:value-type="float">
            <text:p>23,465</text:p>
          </table:table-cell>
          <table:table-cell office:value-type="float" office:value="25.675" calcext:value-type="float">
            <text:p>25,675</text:p>
          </table:table-cell>
          <table:table-cell office:value-type="float" office:value="22.387" calcext:value-type="float">
            <text:p>22,387</text:p>
          </table:table-cell>
          <table:table-cell office:value-type="float" office:value="18.265" calcext:value-type="float">
            <text:p>18,265</text:p>
          </table:table-cell>
          <table:table-cell office:value-type="float" office:value="17.771" calcext:value-type="float">
            <text:p>17,771</text:p>
          </table:table-cell>
          <table:table-cell office:value-type="float" office:value="17.283" calcext:value-type="float">
            <text:p>17,283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table:number-columns-repeated="2" office:value-type="float" office:value="14.916" calcext:value-type="float">
            <text:p>14,916</text:p>
          </table:table-cell>
          <table:table-cell table:number-columns-repeated="2" office:value-type="float" office:value="14.458" calcext:value-type="float">
            <text:p>14,458</text:p>
          </table:table-cell>
          <table:table-cell office:value-type="float" office:value="19.267" calcext:value-type="float">
            <text:p>19,267</text:p>
          </table:table-cell>
          <table:table-cell office:value-type="float" office:value="15.847" calcext:value-type="float">
            <text:p>15,847</text:p>
          </table:table-cell>
          <table:table-cell office:value-type="float" office:value="20.806" calcext:value-type="float">
            <text:p>20,806</text:p>
          </table:table-cell>
          <table:table-cell office:value-type="float" office:value="30.609" calcext:value-type="float">
            <text:p>30,609</text:p>
          </table:table-cell>
          <table:table-cell office:value-type="float" office:value="23.737" calcext:value-type="float">
            <text:p>23,737</text:p>
          </table:table-cell>
          <table:table-cell office:value-type="float" office:value="21.066" calcext:value-type="float">
            <text:p>21,06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3.746" calcext:value-type="float">
            <text:p>63,746</text:p>
          </table:table-cell>
          <table:table-cell office:value-type="float" office:value="19.267" calcext:value-type="float">
            <text:p>19,267</text:p>
          </table:table-cell>
          <table:table-cell office:value-type="float" office:value="32.261" calcext:value-type="float">
            <text:p>32,26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737" calcext:value-type="float">
            <text:p>23,737</text:p>
          </table:table-cell>
          <table:table-cell office:value-type="float" office:value="21.328" calcext:value-type="float">
            <text:p>21,328</text:p>
          </table:table-cell>
          <table:table-cell office:value-type="float" office:value="29.125" calcext:value-type="float">
            <text:p>29,125</text:p>
          </table:table-cell>
          <table:table-cell office:value-type="float" office:value="23.465" calcext:value-type="float">
            <text:p>23,465</text:p>
          </table:table-cell>
          <table:table-cell office:value-type="float" office:value="19.267" calcext:value-type="float">
            <text:p>19,267</text:p>
          </table:table-cell>
          <table:table-cell office:value-type="float" office:value="28.248" calcext:value-type="float">
            <text:p>28,248</text:p>
          </table:table-cell>
          <table:table-cell office:value-type="float" office:value="38.422" calcext:value-type="float">
            <text:p>38,422</text:p>
          </table:table-cell>
          <table:table-cell office:value-type="float" office:value="32.731" calcext:value-type="float">
            <text:p>32,731</text:p>
          </table:table-cell>
          <table:table-cell office:value-type="float" office:value="26.239" calcext:value-type="float">
            <text:p>26,239</text:p>
          </table:table-cell>
          <table:table-cell office:value-type="float" office:value="21.591" calcext:value-type="float">
            <text:p>21,591</text:p>
          </table:table-cell>
          <table:table-cell office:value-type="float" office:value="48.555" calcext:value-type="float">
            <text:p>48,555</text:p>
          </table:table-cell>
          <table:table-cell office:value-type="float" office:value="59.776" calcext:value-type="float">
            <text:p>59,776</text:p>
          </table:table-cell>
          <table:table-cell office:value-type="float" office:value="52.18" calcext:value-type="float">
            <text:p>52,18</text:p>
          </table:table-cell>
          <table:table-cell office:value-type="float" office:value="63.746" calcext:value-type="float">
            <text:p>63,746</text:p>
          </table:table-cell>
          <table:table-cell office:value-type="float" office:value="53.104" calcext:value-type="float">
            <text:p>53,104</text:p>
          </table:table-cell>
          <table:table-cell office:value-type="float" office:value="39.075" calcext:value-type="float">
            <text:p>39,075</text:p>
          </table:table-cell>
          <table:table-cell office:value-type="float" office:value="33.967" calcext:value-type="float">
            <text:p>33,967</text:p>
          </table:table-cell>
          <table:table-cell office:value-type="float" office:value="25.395" calcext:value-type="float">
            <text:p>25,395</text:p>
          </table:table-cell>
          <table:table-cell office:value-type="float" office:value="32.425" calcext:value-type="float">
            <text:p>32,425</text:p>
          </table:table-cell>
          <table:table-cell office:value-type="float" office:value="30.909" calcext:value-type="float">
            <text:p>30,909</text:p>
          </table:table-cell>
          <table:table-cell office:value-type="float" office:value="36.169" calcext:value-type="float">
            <text:p>36,169</text:p>
          </table:table-cell>
          <table:table-cell office:value-type="float" office:value="27.958" calcext:value-type="float">
            <text:p>27,958</text:p>
          </table:table-cell>
          <table:table-cell office:value-type="float" office:value="24.285" calcext:value-type="float">
            <text:p>24,285</text:p>
          </table:table-cell>
          <table:table-cell office:value-type="float" office:value="22.655" calcext:value-type="float">
            <text:p>22,655</text:p>
          </table:table-cell>
          <table:table-cell office:value-type="float" office:value="30.012" calcext:value-type="float">
            <text:p>30,012</text:p>
          </table:table-cell>
          <table:table-cell office:value-type="float" office:value="31.815" calcext:value-type="float">
            <text:p>31,815</text:p>
          </table:table-cell>
          <table:table-cell office:value-type="float" office:value="30.012" calcext:value-type="float">
            <text:p>30,012</text:p>
          </table:table-cell>
          <table:table-cell office:value-type="float" office:value="25.675" calcext:value-type="float">
            <text:p>25,675</text:p>
          </table:table-cell>
          <table:table-cell office:value-type="float" office:value="22.924" calcext:value-type="float">
            <text:p>22,924</text:p>
          </table:table-cell>
          <table:table-cell office:value-type="float" office:value="22.121" calcext:value-type="float">
            <text:p>22,121</text:p>
          </table:table-cell>
          <table:table-cell office:value-type="float" office:value="23.194" calcext:value-type="float">
            <text:p>23,19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826" calcext:value-type="float">
            <text:p>58,826</text:p>
          </table:table-cell>
          <table:table-cell office:value-type="float" office:value="18.514" calcext:value-type="float">
            <text:p>18,514</text:p>
          </table:table-cell>
          <table:table-cell office:value-type="float" office:value="23.504" calcext:value-type="float">
            <text:p>23,50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06" calcext:value-type="float">
            <text:p>20,806</text:p>
          </table:table-cell>
          <table:table-cell office:value-type="float" office:value="21.066" calcext:value-type="float">
            <text:p>21,066</text:p>
          </table:table-cell>
          <table:table-cell office:value-type="float" office:value="24.285" calcext:value-type="float">
            <text:p>24,285</text:p>
          </table:table-cell>
          <table:table-cell office:value-type="float" office:value="21.066" calcext:value-type="float">
            <text:p>21,066</text:p>
          </table:table-cell>
          <table:table-cell office:value-type="float" office:value="23.737" calcext:value-type="float">
            <text:p>23,737</text:p>
          </table:table-cell>
          <table:table-cell office:value-type="float" office:value="24.285" calcext:value-type="float">
            <text:p>24,285</text:p>
          </table:table-cell>
          <table:table-cell office:value-type="float" office:value="21.591" calcext:value-type="float">
            <text:p>21,591</text:p>
          </table:table-cell>
          <table:table-cell office:value-type="float" office:value="23.465" calcext:value-type="float">
            <text:p>23,465</text:p>
          </table:table-cell>
          <table:table-cell office:value-type="float" office:value="22.387" calcext:value-type="float">
            <text:p>22,387</text:p>
          </table:table-cell>
          <table:table-cell office:value-type="float" office:value="21.855" calcext:value-type="float">
            <text:p>21,855</text:p>
          </table:table-cell>
          <table:table-cell table:number-columns-repeated="2" office:value-type="float" office:value="23.194" calcext:value-type="float">
            <text:p>23,194</text:p>
          </table:table-cell>
          <table:table-cell office:value-type="float" office:value="21.855" calcext:value-type="float">
            <text:p>21,855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014" calcext:value-type="float">
            <text:p>19,01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1.591" calcext:value-type="float">
            <text:p>21,591</text:p>
          </table:table-cell>
          <table:table-cell table:number-columns-repeated="2" office:value-type="float" office:value="22.924" calcext:value-type="float">
            <text:p>22,924</text:p>
          </table:table-cell>
          <table:table-cell office:value-type="float" office:value="26.523" calcext:value-type="float">
            <text:p>26,523</text:p>
          </table:table-cell>
          <table:table-cell office:value-type="float" office:value="22.655" calcext:value-type="float">
            <text:p>22,655</text:p>
          </table:table-cell>
          <table:table-cell office:value-type="float" office:value="19.52" calcext:value-type="float">
            <text:p>19,52</text:p>
          </table:table-cell>
          <table:table-cell office:value-type="float" office:value="19.267" calcext:value-type="float">
            <text:p>19,267</text:p>
          </table:table-cell>
          <table:table-cell office:value-type="float" office:value="18.514" calcext:value-type="float">
            <text:p>18,514</text:p>
          </table:table-cell>
          <table:table-cell office:value-type="float" office:value="25.675" calcext:value-type="float">
            <text:p>25,675</text:p>
          </table:table-cell>
          <table:table-cell office:value-type="float" office:value="58.826" calcext:value-type="float">
            <text:p>58,826</text:p>
          </table:table-cell>
          <table:table-cell office:value-type="float" office:value="29.715" calcext:value-type="float">
            <text:p>29,715</text:p>
          </table:table-cell>
          <table:table-cell office:value-type="float" office:value="22.655" calcext:value-type="float">
            <text:p>22,655</text:p>
          </table:table-cell>
          <table:table-cell office:value-type="float" office:value="19.014" calcext:value-type="float">
            <text:p>19,014</text:p>
          </table:table-cell>
          <table:table-cell office:value-type="float" office:value="20.031" calcext:value-type="float">
            <text:p>20,03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066" calcext:value-type="float">
            <text:p>21,066</text:p>
          </table:table-cell>
          <table:table-cell office:value-type="float" office:value="15.847" calcext:value-type="float">
            <text:p>15,847</text:p>
          </table:table-cell>
          <table:table-cell office:value-type="float" office:value="18.07" calcext:value-type="float">
            <text:p>18,0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017" calcext:value-type="float">
            <text:p>18,017</text:p>
          </table:table-cell>
          <table:table-cell office:value-type="float" office:value="18.265" calcext:value-type="float">
            <text:p>18,265</text:p>
          </table:table-cell>
          <table:table-cell office:value-type="float" office:value="18.017" calcext:value-type="float">
            <text:p>18,017</text:p>
          </table:table-cell>
          <table:table-cell table:number-columns-repeated="3" office:value-type="float" office:value="17.527" calcext:value-type="float">
            <text:p>17,527</text:p>
          </table:table-cell>
          <table:table-cell office:value-type="float" office:value="17.283" calcext:value-type="float">
            <text:p>17,283</text:p>
          </table:table-cell>
          <table:table-cell office:value-type="float" office:value="17.04" calcext:value-type="float">
            <text:p>17,04</text:p>
          </table:table-cell>
          <table:table-cell table:number-columns-repeated="3" office:value-type="float" office:value="16.559" calcext:value-type="float">
            <text:p>16,559</text:p>
          </table:table-cell>
          <table:table-cell table:number-columns-repeated="2"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083" calcext:value-type="float">
            <text:p>16,083</text:p>
          </table:table-cell>
          <table:table-cell office:value-type="float" office:value="19.775" calcext:value-type="float">
            <text:p>19,775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8.514" calcext:value-type="float">
            <text:p>18,514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table:number-columns-repeated="2" office:value-type="float" office:value="18.514" calcext:value-type="float">
            <text:p>18,514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267" calcext:value-type="float">
            <text:p>19,267</text:p>
          </table:table-cell>
          <table:table-cell office:value-type="float" office:value="21.066" calcext:value-type="float">
            <text:p>21,06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285" calcext:value-type="float">
            <text:p>24,285</text:p>
          </table:table-cell>
          <table:table-cell office:value-type="float" office:value="17.283" calcext:value-type="float">
            <text:p>17,283</text:p>
          </table:table-cell>
          <table:table-cell office:value-type="float" office:value="18.6" calcext:value-type="float">
            <text:p>18,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7.527" calcext:value-type="float">
            <text:p>17,527</text:p>
          </table:table-cell>
          <table:table-cell office:value-type="float" office:value="17.771" calcext:value-type="float">
            <text:p>17,771</text:p>
          </table:table-cell>
          <table:table-cell table:number-columns-repeated="3" office:value-type="float" office:value="17.527" calcext:value-type="float">
            <text:p>17,527</text:p>
          </table:table-cell>
          <table:table-cell office:value-type="float" office:value="17.771" calcext:value-type="float">
            <text:p>17,771</text:p>
          </table:table-cell>
          <table:table-cell office:value-type="float" office:value="18.265" calcext:value-type="float">
            <text:p>18,265</text:p>
          </table:table-cell>
          <table:table-cell table:number-columns-repeated="2" office:value-type="float" office:value="18.514" calcext:value-type="float">
            <text:p>18,514</text:p>
          </table:table-cell>
          <table:table-cell table:number-columns-repeated="3" office:value-type="float" office:value="17.527" calcext:value-type="float">
            <text:p>17,527</text:p>
          </table:table-cell>
          <table:table-cell office:value-type="float" office:value="17.283" calcext:value-type="float">
            <text:p>17,283</text:p>
          </table:table-cell>
          <table:table-cell table:number-columns-repeated="2" office:value-type="float" office:value="17.527" calcext:value-type="float">
            <text:p>17,527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265" calcext:value-type="float">
            <text:p>18,265</text:p>
          </table:table-cell>
          <table:table-cell office:value-type="float" office:value="18.514" calcext:value-type="float">
            <text:p>18,514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office:value-type="float" office:value="17.527" calcext:value-type="float">
            <text:p>17,527</text:p>
          </table:table-cell>
          <table:table-cell office:value-type="float" office:value="19.014" calcext:value-type="float">
            <text:p>19,014</text:p>
          </table:table-cell>
          <table:table-cell table:number-columns-repeated="2" office:value-type="float" office:value="24.285" calcext:value-type="float">
            <text:p>24,285</text:p>
          </table:table-cell>
          <table:table-cell office:value-type="float" office:value="22.121" calcext:value-type="float">
            <text:p>22,121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014" calcext:value-type="float">
            <text:p>19,01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288" calcext:value-type="float">
            <text:p>20,288</text:p>
          </table:table-cell>
          <table:table-cell office:value-type="float" office:value="17.527" calcext:value-type="float">
            <text:p>17,527</text:p>
          </table:table-cell>
          <table:table-cell office:value-type="float" office:value="18.767" calcext:value-type="float">
            <text:p>18,76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52" calcext:value-type="float">
            <text:p>19,52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9.267" calcext:value-type="float">
            <text:p>19,267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514" calcext:value-type="float">
            <text:p>18,514</text:p>
          </table:table-cell>
          <table:table-cell table:number-columns-repeated="3" office:value-type="float" office:value="18.763" calcext:value-type="float">
            <text:p>18,763</text:p>
          </table:table-cell>
          <table:table-cell office:value-type="float" office:value="18.514" calcext:value-type="float">
            <text:p>18,514</text:p>
          </table:table-cell>
          <table:table-cell office:value-type="float" office:value="19.014" calcext:value-type="float">
            <text:p>19,014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514" calcext:value-type="float">
            <text:p>18,514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8.763" calcext:value-type="float">
            <text:p>18,763</text:p>
          </table:table-cell>
          <table:table-cell table:number-columns-repeated="3" office:value-type="float" office:value="18.514" calcext:value-type="float">
            <text:p>18,514</text:p>
          </table:table-cell>
          <table:table-cell office:value-type="float" office:value="18.265" calcext:value-type="float">
            <text:p>18,265</text:p>
          </table:table-cell>
          <table:table-cell table:number-columns-repeated="2" office:value-type="float" office:value="18.017" calcext:value-type="float">
            <text:p>18,017</text:p>
          </table:table-cell>
          <table:table-cell table:number-columns-repeated="2"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office:value-type="float" office:value="17.527" calcext:value-type="float">
            <text:p>17,5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285" calcext:value-type="float">
            <text:p>24,285</text:p>
          </table:table-cell>
          <table:table-cell office:value-type="float" office:value="19.267" calcext:value-type="float">
            <text:p>19,267</text:p>
          </table:table-cell>
          <table:table-cell office:value-type="float" office:value="20.794" calcext:value-type="float">
            <text:p>20,79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591" calcext:value-type="float">
            <text:p>21,591</text:p>
          </table:table-cell>
          <table:table-cell office:value-type="float" office:value="21.066" calcext:value-type="float">
            <text:p>21,066</text:p>
          </table:table-cell>
          <table:table-cell table:number-columns-repeated="3" office:value-type="float" office:value="20.031" calcext:value-type="float">
            <text:p>20,031</text:p>
          </table:table-cell>
          <table:table-cell table:number-columns-repeated="2" office:value-type="float" office:value="23.194" calcext:value-type="float">
            <text:p>23,194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288" calcext:value-type="float">
            <text:p>20,288</text:p>
          </table:table-cell>
          <table:table-cell office:value-type="float" office:value="20.546" calcext:value-type="float">
            <text:p>20,546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546" calcext:value-type="float">
            <text:p>20,546</text:p>
          </table:table-cell>
          <table:table-cell table:number-columns-repeated="2"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19.267" calcext:value-type="float">
            <text:p>19,267</text:p>
          </table:table-cell>
          <table:table-cell office:value-type="float" office:value="19.52" calcext:value-type="float">
            <text:p>19,52</text:p>
          </table:table-cell>
          <table:table-cell office:value-type="float" office:value="22.121" calcext:value-type="float">
            <text:p>22,121</text:p>
          </table:table-cell>
          <table:table-cell office:value-type="float" office:value="24.285" calcext:value-type="float">
            <text:p>24,285</text:p>
          </table:table-cell>
          <table:table-cell office:value-type="float" office:value="22.655" calcext:value-type="float">
            <text:p>22,655</text:p>
          </table:table-cell>
          <table:table-cell table:number-columns-repeated="2" office:value-type="float" office:value="21.591" calcext:value-type="float">
            <text:p>21,591</text:p>
          </table:table-cell>
          <table:table-cell table:number-columns-repeated="6" office:value-type="float" office:value="20.031" calcext:value-type="float">
            <text:p>20,031</text:p>
          </table:table-cell>
          <table:table-cell table:number-columns-repeated="2" office:value-type="float" office:value="19.52" calcext:value-type="float">
            <text:p>19,5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838" calcext:value-type="float">
            <text:p>24,838</text:p>
          </table:table-cell>
          <table:table-cell office:value-type="float" office:value="19.52" calcext:value-type="float">
            <text:p>19,52</text:p>
          </table:table-cell>
          <table:table-cell office:value-type="float" office:value="21.53" calcext:value-type="float">
            <text:p>21,5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655" calcext:value-type="float">
            <text:p>22,65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2.387" calcext:value-type="float">
            <text:p>22,387</text:p>
          </table:table-cell>
          <table:table-cell table:number-columns-repeated="2" office:value-type="float" office:value="22.121" calcext:value-type="float">
            <text:p>22,121</text:p>
          </table:table-cell>
          <table:table-cell office:value-type="float" office:value="21.855" calcext:value-type="float">
            <text:p>21,855</text:p>
          </table:table-cell>
          <table:table-cell table:number-columns-repeated="3" office:value-type="float" office:value="21.591" calcext:value-type="float">
            <text:p>21,591</text:p>
          </table:table-cell>
          <table:table-cell table:number-columns-repeated="3" office:value-type="float" office:value="21.066" calcext:value-type="float">
            <text:p>21,066</text:p>
          </table:table-cell>
          <table:table-cell table:number-columns-repeated="2" office:value-type="float" office:value="21.328" calcext:value-type="float">
            <text:p>21,328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806" calcext:value-type="float">
            <text:p>20,806</text:p>
          </table:table-cell>
          <table:table-cell table:number-columns-repeated="3" office:value-type="float" office:value="20.546" calcext:value-type="float">
            <text:p>20,546</text:p>
          </table:table-cell>
          <table:table-cell office:value-type="float" office:value="20.806" calcext:value-type="float">
            <text:p>20,806</text:p>
          </table:table-cell>
          <table:table-cell office:value-type="float" office:value="23.737" calcext:value-type="float">
            <text:p>23,737</text:p>
          </table:table-cell>
          <table:table-cell office:value-type="float" office:value="24.838" calcext:value-type="float">
            <text:p>24,838</text:p>
          </table:table-cell>
          <table:table-cell office:value-type="float" office:value="23.194" calcext:value-type="float">
            <text:p>23,194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328" calcext:value-type="float">
            <text:p>21,328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806" calcext:value-type="float">
            <text:p>20,806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52" calcext:value-type="float">
            <text:p>19,52</text:p>
          </table:table-cell>
          <table:table-cell office:value-type="float" office:value="20.546" calcext:value-type="float">
            <text:p>20,54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2.398" calcext:value-type="float">
            <text:p>42,398</text:p>
          </table:table-cell>
          <table:table-cell office:value-type="float" office:value="20.546" calcext:value-type="float">
            <text:p>20,546</text:p>
          </table:table-cell>
          <table:table-cell office:value-type="float" office:value="23.771" calcext:value-type="float">
            <text:p>23,77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194" calcext:value-type="float">
            <text:p>23,194</text:p>
          </table:table-cell>
          <table:table-cell office:value-type="float" office:value="20.546" calcext:value-type="float">
            <text:p>20,546</text:p>
          </table:table-cell>
          <table:table-cell office:value-type="float" office:value="21.328" calcext:value-type="float">
            <text:p>21,328</text:p>
          </table:table-cell>
          <table:table-cell office:value-type="float" office:value="24.285" calcext:value-type="float">
            <text:p>24,28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3.737" calcext:value-type="float">
            <text:p>23,737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table:number-columns-repeated="5" office:value-type="float" office:value="21.066" calcext:value-type="float">
            <text:p>21,066</text:p>
          </table:table-cell>
          <table:table-cell office:value-type="float" office:value="20.806" calcext:value-type="float">
            <text:p>20,806</text:p>
          </table:table-cell>
          <table:table-cell table:number-columns-repeated="2" office:value-type="float" office:value="21.591" calcext:value-type="float">
            <text:p>21,59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2.655" calcext:value-type="float">
            <text:p>22,655</text:p>
          </table:table-cell>
          <table:table-cell office:value-type="float" office:value="42.398" calcext:value-type="float">
            <text:p>42,398</text:p>
          </table:table-cell>
          <table:table-cell office:value-type="float" office:value="34.278" calcext:value-type="float">
            <text:p>34,278</text:p>
          </table:table-cell>
          <table:table-cell office:value-type="float" office:value="30.609" calcext:value-type="float">
            <text:p>30,609</text:p>
          </table:table-cell>
          <table:table-cell office:value-type="float" office:value="33.038" calcext:value-type="float">
            <text:p>33,038</text:p>
          </table:table-cell>
          <table:table-cell office:value-type="float" office:value="27.094" calcext:value-type="float">
            <text:p>27,094</text:p>
          </table:table-cell>
          <table:table-cell office:value-type="float" office:value="23.465" calcext:value-type="float">
            <text:p>23,465</text:p>
          </table:table-cell>
          <table:table-cell table:number-columns-repeated="2" office:value-type="float" office:value="22.655" calcext:value-type="float">
            <text:p>22,655</text:p>
          </table:table-cell>
          <table:table-cell office:value-type="float" office:value="21.328" calcext:value-type="float">
            <text:p>21,32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5.535" calcext:value-type="float">
            <text:p>35,535</text:p>
          </table:table-cell>
          <table:table-cell office:value-type="float" office:value="16.799" calcext:value-type="float">
            <text:p>16,799</text:p>
          </table:table-cell>
          <table:table-cell office:value-type="float" office:value="21.77" calcext:value-type="float">
            <text:p>21,7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737" calcext:value-type="float">
            <text:p>23,737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18.017" calcext:value-type="float">
            <text:p>18,017</text:p>
          </table:table-cell>
          <table:table-cell office:value-type="float" office:value="16.799" calcext:value-type="float">
            <text:p>16,799</text:p>
          </table:table-cell>
          <table:table-cell office:value-type="float" office:value="19.52" calcext:value-type="float">
            <text:p>19,52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288" calcext:value-type="float">
            <text:p>20,288</text:p>
          </table:table-cell>
          <table:table-cell office:value-type="float" office:value="18.763" calcext:value-type="float">
            <text:p>18,763</text:p>
          </table:table-cell>
          <table:table-cell table:number-columns-repeated="2" office:value-type="float" office:value="19.014" calcext:value-type="float">
            <text:p>19,014</text:p>
          </table:table-cell>
          <table:table-cell table:number-columns-repeated="3" office:value-type="float" office:value="18.514" calcext:value-type="float">
            <text:p>18,514</text:p>
          </table:table-cell>
          <table:table-cell office:value-type="float" office:value="19.52" calcext:value-type="float">
            <text:p>19,52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52" calcext:value-type="float">
            <text:p>19,52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775" calcext:value-type="float">
            <text:p>19,775</text:p>
          </table:table-cell>
          <table:table-cell office:value-type="float" office:value="20.031" calcext:value-type="float">
            <text:p>20,031</text:p>
          </table:table-cell>
          <table:table-cell office:value-type="float" office:value="25.957" calcext:value-type="float">
            <text:p>25,957</text:p>
          </table:table-cell>
          <table:table-cell office:value-type="float" office:value="26.808" calcext:value-type="float">
            <text:p>26,808</text:p>
          </table:table-cell>
          <table:table-cell office:value-type="float" office:value="25.395" calcext:value-type="float">
            <text:p>25,395</text:p>
          </table:table-cell>
          <table:table-cell office:value-type="float" office:value="27.669" calcext:value-type="float">
            <text:p>27,669</text:p>
          </table:table-cell>
          <table:table-cell office:value-type="float" office:value="23.737" calcext:value-type="float">
            <text:p>23,737</text:p>
          </table:table-cell>
          <table:table-cell office:value-type="float" office:value="25.675" calcext:value-type="float">
            <text:p>25,675</text:p>
          </table:table-cell>
          <table:table-cell office:value-type="float" office:value="24.561" calcext:value-type="float">
            <text:p>24,561</text:p>
          </table:table-cell>
          <table:table-cell office:value-type="float" office:value="22.655" calcext:value-type="float">
            <text:p>22,655</text:p>
          </table:table-cell>
          <table:table-cell office:value-type="float" office:value="25.675" calcext:value-type="float">
            <text:p>25,675</text:p>
          </table:table-cell>
          <table:table-cell office:value-type="float" office:value="35.535" calcext:value-type="float">
            <text:p>35,53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0.218" calcext:value-type="float">
            <text:p>90,218</text:p>
          </table:table-cell>
          <table:table-cell office:value-type="float" office:value="18.017" calcext:value-type="float">
            <text:p>18,017</text:p>
          </table:table-cell>
          <table:table-cell office:value-type="float" office:value="29.904" calcext:value-type="float">
            <text:p>29,904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347" calcext:value-type="float">
            <text:p>33,347</text:p>
          </table:table-cell>
          <table:table-cell office:value-type="float" office:value="31.21" calcext:value-type="float">
            <text:p>31,21</text:p>
          </table:table-cell>
          <table:table-cell office:value-type="float" office:value="43.074" calcext:value-type="float">
            <text:p>43,074</text:p>
          </table:table-cell>
          <table:table-cell office:value-type="float" office:value="90.218" calcext:value-type="float">
            <text:p>90,218</text:p>
          </table:table-cell>
          <table:table-cell office:value-type="float" office:value="55.499" calcext:value-type="float">
            <text:p>55,499</text:p>
          </table:table-cell>
          <table:table-cell office:value-type="float" office:value="43.414" calcext:value-type="float">
            <text:p>43,414</text:p>
          </table:table-cell>
          <table:table-cell office:value-type="float" office:value="28.539" calcext:value-type="float">
            <text:p>28,539</text:p>
          </table:table-cell>
          <table:table-cell office:value-type="float" office:value="24.561" calcext:value-type="float">
            <text:p>24,561</text:p>
          </table:table-cell>
          <table:table-cell office:value-type="float" office:value="23.194" calcext:value-type="float">
            <text:p>23,194</text:p>
          </table:table-cell>
          <table:table-cell office:value-type="float" office:value="21.328" calcext:value-type="float">
            <text:p>21,328</text:p>
          </table:table-cell>
          <table:table-cell office:value-type="float" office:value="32.731" calcext:value-type="float">
            <text:p>32,731</text:p>
          </table:table-cell>
          <table:table-cell office:value-type="float" office:value="24.838" calcext:value-type="float">
            <text:p>24,838</text:p>
          </table:table-cell>
          <table:table-cell office:value-type="float" office:value="21.328" calcext:value-type="float">
            <text:p>21,328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775" calcext:value-type="float">
            <text:p>19,775</text:p>
          </table:table-cell>
          <table:table-cell office:value-type="float" office:value="28.832" calcext:value-type="float">
            <text:p>28,832</text:p>
          </table:table-cell>
          <table:table-cell office:value-type="float" office:value="25.116" calcext:value-type="float">
            <text:p>25,116</text:p>
          </table:table-cell>
          <table:table-cell table:number-columns-repeated="2" office:value-type="float" office:value="31.815" calcext:value-type="float">
            <text:p>31,815</text:p>
          </table:table-cell>
          <table:table-cell office:value-type="float" office:value="37.773" calcext:value-type="float">
            <text:p>37,773</text:p>
          </table:table-cell>
          <table:table-cell office:value-type="float" office:value="33.967" calcext:value-type="float">
            <text:p>33,967</text:p>
          </table:table-cell>
          <table:table-cell office:value-type="float" office:value="27.094" calcext:value-type="float">
            <text:p>27,094</text:p>
          </table:table-cell>
          <table:table-cell office:value-type="float" office:value="19.014" calcext:value-type="float">
            <text:p>19,014</text:p>
          </table:table-cell>
          <table:table-cell office:value-type="float" office:value="19.775" calcext:value-type="float">
            <text:p>19,775</text:p>
          </table:table-cell>
          <table:table-cell office:value-type="float" office:value="31.512" calcext:value-type="float">
            <text:p>31,512</text:p>
          </table:table-cell>
          <table:table-cell office:value-type="float" office:value="25.395" calcext:value-type="float">
            <text:p>25,395</text:p>
          </table:table-cell>
          <table:table-cell office:value-type="float" office:value="21.591" calcext:value-type="float">
            <text:p>21,591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066" calcext:value-type="float">
            <text:p>21,066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017" calcext:value-type="float">
            <text:p>18,01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663" calcext:value-type="float">
            <text:p>48,663</text:p>
          </table:table-cell>
          <table:table-cell office:value-type="float" office:value="18.017" calcext:value-type="float">
            <text:p>18,017</text:p>
          </table:table-cell>
          <table:table-cell office:value-type="float" office:value="28.711" calcext:value-type="float">
            <text:p>28,7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669" calcext:value-type="float">
            <text:p>27,669</text:p>
          </table:table-cell>
          <table:table-cell office:value-type="float" office:value="28.539" calcext:value-type="float">
            <text:p>28,539</text:p>
          </table:table-cell>
          <table:table-cell office:value-type="float" office:value="40.392" calcext:value-type="float">
            <text:p>40,392</text:p>
          </table:table-cell>
          <table:table-cell office:value-type="float" office:value="44.783" calcext:value-type="float">
            <text:p>44,783</text:p>
          </table:table-cell>
          <table:table-cell office:value-type="float" office:value="47.344" calcext:value-type="float">
            <text:p>47,344</text:p>
          </table:table-cell>
          <table:table-cell office:value-type="float" office:value="36.169" calcext:value-type="float">
            <text:p>36,169</text:p>
          </table:table-cell>
          <table:table-cell office:value-type="float" office:value="25.675" calcext:value-type="float">
            <text:p>25,675</text:p>
          </table:table-cell>
          <table:table-cell office:value-type="float" office:value="22.655" calcext:value-type="float">
            <text:p>22,655</text:p>
          </table:table-cell>
          <table:table-cell table:number-columns-repeated="2" office:value-type="float" office:value="21.328" calcext:value-type="float">
            <text:p>21,328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014" calcext:value-type="float">
            <text:p>19,014</text:p>
          </table:table-cell>
          <table:table-cell office:value-type="float" office:value="26.523" calcext:value-type="float">
            <text:p>26,523</text:p>
          </table:table-cell>
          <table:table-cell office:value-type="float" office:value="28.832" calcext:value-type="float">
            <text:p>28,832</text:p>
          </table:table-cell>
          <table:table-cell office:value-type="float" office:value="27.094" calcext:value-type="float">
            <text:p>27,094</text:p>
          </table:table-cell>
          <table:table-cell office:value-type="float" office:value="22.655" calcext:value-type="float">
            <text:p>22,65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3.737" calcext:value-type="float">
            <text:p>23,737</text:p>
          </table:table-cell>
          <table:table-cell office:value-type="float" office:value="48.663" calcext:value-type="float">
            <text:p>48,663</text:p>
          </table:table-cell>
          <table:table-cell office:value-type="float" office:value="29.42" calcext:value-type="float">
            <text:p>29,42</text:p>
          </table:table-cell>
          <table:table-cell office:value-type="float" office:value="21.066" calcext:value-type="float">
            <text:p>21,066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017" calcext:value-type="float">
            <text:p>18,017</text:p>
          </table:table-cell>
          <table:table-cell office:value-type="float" office:value="30.609" calcext:value-type="float">
            <text:p>30,609</text:p>
          </table:table-cell>
          <table:table-cell office:value-type="float" office:value="45.611" calcext:value-type="float">
            <text:p>45,611</text:p>
          </table:table-cell>
          <table:table-cell office:value-type="float" office:value="34.278" calcext:value-type="float">
            <text:p>34,278</text:p>
          </table:table-cell>
          <table:table-cell office:value-type="float" office:value="25.957" calcext:value-type="float">
            <text:p>25,957</text:p>
          </table:table-cell>
          <table:table-cell office:value-type="float" office:value="25.116" calcext:value-type="float">
            <text:p>25,116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333" calcext:value-type="float">
            <text:p>94,333</text:p>
          </table:table-cell>
          <table:table-cell office:value-type="float" office:value="24.285" calcext:value-type="float">
            <text:p>24,285</text:p>
          </table:table-cell>
          <table:table-cell office:value-type="float" office:value="44.534" calcext:value-type="float">
            <text:p>44,5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609" calcext:value-type="float">
            <text:p>30,609</text:p>
          </table:table-cell>
          <table:table-cell office:value-type="float" office:value="27.669" calcext:value-type="float">
            <text:p>27,669</text:p>
          </table:table-cell>
          <table:table-cell office:value-type="float" office:value="25.957" calcext:value-type="float">
            <text:p>25,957</text:p>
          </table:table-cell>
          <table:table-cell office:value-type="float" office:value="24.285" calcext:value-type="float">
            <text:p>24,285</text:p>
          </table:table-cell>
          <table:table-cell office:value-type="float" office:value="24.838" calcext:value-type="float">
            <text:p>24,838</text:p>
          </table:table-cell>
          <table:table-cell office:value-type="float" office:value="24.285" calcext:value-type="float">
            <text:p>24,285</text:p>
          </table:table-cell>
          <table:table-cell office:value-type="float" office:value="49.999" calcext:value-type="float">
            <text:p>49,999</text:p>
          </table:table-cell>
          <table:table-cell office:value-type="float" office:value="94.333" calcext:value-type="float">
            <text:p>94,333</text:p>
          </table:table-cell>
          <table:table-cell office:value-type="float" office:value="64.225" calcext:value-type="float">
            <text:p>64,225</text:p>
          </table:table-cell>
          <table:table-cell office:value-type="float" office:value="37.45" calcext:value-type="float">
            <text:p>37,45</text:p>
          </table:table-cell>
          <table:table-cell office:value-type="float" office:value="42.736" calcext:value-type="float">
            <text:p>42,736</text:p>
          </table:table-cell>
          <table:table-cell office:value-type="float" office:value="36.169" calcext:value-type="float">
            <text:p>36,169</text:p>
          </table:table-cell>
          <table:table-cell office:value-type="float" office:value="38.748" calcext:value-type="float">
            <text:p>38,748</text:p>
          </table:table-cell>
          <table:table-cell office:value-type="float" office:value="29.42" calcext:value-type="float">
            <text:p>29,42</text:p>
          </table:table-cell>
          <table:table-cell office:value-type="float" office:value="25.957" calcext:value-type="float">
            <text:p>25,957</text:p>
          </table:table-cell>
          <table:table-cell office:value-type="float" office:value="24.285" calcext:value-type="float">
            <text:p>24,285</text:p>
          </table:table-cell>
          <table:table-cell office:value-type="float" office:value="37.45" calcext:value-type="float">
            <text:p>37,45</text:p>
          </table:table-cell>
          <table:table-cell office:value-type="float" office:value="38.097" calcext:value-type="float">
            <text:p>38,097</text:p>
          </table:table-cell>
          <table:table-cell office:value-type="float" office:value="70.355" calcext:value-type="float">
            <text:p>70,355</text:p>
          </table:table-cell>
          <table:table-cell office:value-type="float" office:value="54.565" calcext:value-type="float">
            <text:p>54,565</text:p>
          </table:table-cell>
          <table:table-cell office:value-type="float" office:value="43.414" calcext:value-type="float">
            <text:p>43,414</text:p>
          </table:table-cell>
          <table:table-cell office:value-type="float" office:value="40.061" calcext:value-type="float">
            <text:p>40,061</text:p>
          </table:table-cell>
          <table:table-cell office:value-type="float" office:value="69.316" calcext:value-type="float">
            <text:p>69,316</text:p>
          </table:table-cell>
          <table:table-cell office:value-type="float" office:value="80.012" calcext:value-type="float">
            <text:p>80,012</text:p>
          </table:table-cell>
          <table:table-cell office:value-type="float" office:value="63.228" calcext:value-type="float">
            <text:p>63,228</text:p>
          </table:table-cell>
          <table:table-cell office:value-type="float" office:value="81.675" calcext:value-type="float">
            <text:p>81,675</text:p>
          </table:table-cell>
          <table:table-cell office:value-type="float" office:value="50.447" calcext:value-type="float">
            <text:p>50,447</text:p>
          </table:table-cell>
          <table:table-cell office:value-type="float" office:value="46.908" calcext:value-type="float">
            <text:p>46,908</text:p>
          </table:table-cell>
          <table:table-cell office:value-type="float" office:value="40.061" calcext:value-type="float">
            <text:p>40,061</text:p>
          </table:table-cell>
          <table:table-cell office:value-type="float" office:value="34.278" calcext:value-type="float">
            <text:p>34,278</text:p>
          </table:table-cell>
          <table:table-cell office:value-type="float" office:value="29.715" calcext:value-type="float">
            <text:p>29,7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1.385" calcext:value-type="float">
            <text:p>91,385</text:p>
          </table:table-cell>
          <table:table-cell office:value-type="float" office:value="18.514" calcext:value-type="float">
            <text:p>18,514</text:p>
          </table:table-cell>
          <table:table-cell office:value-type="float" office:value="40.042" calcext:value-type="float">
            <text:p>40,04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656" calcext:value-type="float">
            <text:p>33,656</text:p>
          </table:table-cell>
          <table:table-cell office:value-type="float" office:value="30.012" calcext:value-type="float">
            <text:p>30,012</text:p>
          </table:table-cell>
          <table:table-cell office:value-type="float" office:value="26.523" calcext:value-type="float">
            <text:p>26,523</text:p>
          </table:table-cell>
          <table:table-cell office:value-type="float" office:value="20.031" calcext:value-type="float">
            <text:p>20,031</text:p>
          </table:table-cell>
          <table:table-cell office:value-type="float" office:value="41.057" calcext:value-type="float">
            <text:p>41,057</text:p>
          </table:table-cell>
          <table:table-cell office:value-type="float" office:value="33.038" calcext:value-type="float">
            <text:p>33,038</text:p>
          </table:table-cell>
          <table:table-cell office:value-type="float" office:value="42.061" calcext:value-type="float">
            <text:p>42,061</text:p>
          </table:table-cell>
          <table:table-cell office:value-type="float" office:value="82.233" calcext:value-type="float">
            <text:p>82,233</text:p>
          </table:table-cell>
          <table:table-cell office:value-type="float" office:value="50.898" calcext:value-type="float">
            <text:p>50,898</text:p>
          </table:table-cell>
          <table:table-cell office:value-type="float" office:value="63.228" calcext:value-type="float">
            <text:p>63,228</text:p>
          </table:table-cell>
          <table:table-cell office:value-type="float" office:value="39.403" calcext:value-type="float">
            <text:p>39,403</text:p>
          </table:table-cell>
          <table:table-cell office:value-type="float" office:value="43.414" calcext:value-type="float">
            <text:p>43,414</text:p>
          </table:table-cell>
          <table:table-cell office:value-type="float" office:value="33.038" calcext:value-type="float">
            <text:p>33,038</text:p>
          </table:table-cell>
          <table:table-cell office:value-type="float" office:value="26.808" calcext:value-type="float">
            <text:p>26,808</text:p>
          </table:table-cell>
          <table:table-cell office:value-type="float" office:value="23.194" calcext:value-type="float">
            <text:p>23,194</text:p>
          </table:table-cell>
          <table:table-cell office:value-type="float" office:value="21.066" calcext:value-type="float">
            <text:p>21,066</text:p>
          </table:table-cell>
          <table:table-cell office:value-type="float" office:value="18.514" calcext:value-type="float">
            <text:p>18,514</text:p>
          </table:table-cell>
          <table:table-cell office:value-type="float" office:value="29.42" calcext:value-type="float">
            <text:p>29,42</text:p>
          </table:table-cell>
          <table:table-cell office:value-type="float" office:value="32.425" calcext:value-type="float">
            <text:p>32,425</text:p>
          </table:table-cell>
          <table:table-cell office:value-type="float" office:value="27.094" calcext:value-type="float">
            <text:p>27,094</text:p>
          </table:table-cell>
          <table:table-cell office:value-type="float" office:value="44.783" calcext:value-type="float">
            <text:p>44,783</text:p>
          </table:table-cell>
          <table:table-cell office:value-type="float" office:value="39.075" calcext:value-type="float">
            <text:p>39,075</text:p>
          </table:table-cell>
          <table:table-cell office:value-type="float" office:value="72.453" calcext:value-type="float">
            <text:p>72,453</text:p>
          </table:table-cell>
          <table:table-cell office:value-type="float" office:value="91.385" calcext:value-type="float">
            <text:p>91,385</text:p>
          </table:table-cell>
          <table:table-cell office:value-type="float" office:value="60.765" calcext:value-type="float">
            <text:p>60,765</text:p>
          </table:table-cell>
          <table:table-cell office:value-type="float" office:value="46.474" calcext:value-type="float">
            <text:p>46,474</text:p>
          </table:table-cell>
          <table:table-cell office:value-type="float" office:value="34.278" calcext:value-type="float">
            <text:p>34,278</text:p>
          </table:table-cell>
          <table:table-cell office:value-type="float" office:value="28.832" calcext:value-type="float">
            <text:p>28,832</text:p>
          </table:table-cell>
          <table:table-cell office:value-type="float" office:value="30.609" calcext:value-type="float">
            <text:p>30,609</text:p>
          </table:table-cell>
          <table:table-cell office:value-type="float" office:value="32.119" calcext:value-type="float">
            <text:p>32,119</text:p>
          </table:table-cell>
          <table:table-cell office:value-type="float" office:value="43.414" calcext:value-type="float">
            <text:p>43,4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6.441" calcext:value-type="float">
            <text:p>56,441</text:p>
          </table:table-cell>
          <table:table-cell office:value-type="float" office:value="16.321" calcext:value-type="float">
            <text:p>16,321</text:p>
          </table:table-cell>
          <table:table-cell office:value-type="float" office:value="23.643" calcext:value-type="float">
            <text:p>23,64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283" calcext:value-type="float">
            <text:p>17,283</text:p>
          </table:table-cell>
          <table:table-cell office:value-type="float" office:value="17.771" calcext:value-type="float">
            <text:p>17,771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527" calcext:value-type="float">
            <text:p>17,527</text:p>
          </table:table-cell>
          <table:table-cell office:value-type="float" office:value="49.999" calcext:value-type="float">
            <text:p>49,999</text:p>
          </table:table-cell>
          <table:table-cell office:value-type="float" office:value="26.239" calcext:value-type="float">
            <text:p>26,239</text:p>
          </table:table-cell>
          <table:table-cell office:value-type="float" office:value="24.285" calcext:value-type="float">
            <text:p>24,285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 table:number-columns-repeated="3" office:value-type="float" office:value="17.283" calcext:value-type="float">
            <text:p>17,283</text:p>
          </table:table-cell>
          <table:table-cell office:value-type="float" office:value="21.591" calcext:value-type="float">
            <text:p>21,591</text:p>
          </table:table-cell>
          <table:table-cell office:value-type="float" office:value="21.328" calcext:value-type="float">
            <text:p>21,328</text:p>
          </table:table-cell>
          <table:table-cell office:value-type="float" office:value="40.724" calcext:value-type="float">
            <text:p>40,724</text:p>
          </table:table-cell>
          <table:table-cell office:value-type="float" office:value="34.904" calcext:value-type="float">
            <text:p>34,904</text:p>
          </table:table-cell>
          <table:table-cell office:value-type="float" office:value="26.239" calcext:value-type="float">
            <text:p>26,239</text:p>
          </table:table-cell>
          <table:table-cell office:value-type="float" office:value="21.328" calcext:value-type="float">
            <text:p>21,328</text:p>
          </table:table-cell>
          <table:table-cell office:value-type="float" office:value="19.267" calcext:value-type="float">
            <text:p>19,267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321" calcext:value-type="float">
            <text:p>16,321</text:p>
          </table:table-cell>
          <table:table-cell office:value-type="float" office:value="20.031" calcext:value-type="float">
            <text:p>20,031</text:p>
          </table:table-cell>
          <table:table-cell office:value-type="float" office:value="20.546" calcext:value-type="float">
            <text:p>20,546</text:p>
          </table:table-cell>
          <table:table-cell office:value-type="float" office:value="56.441" calcext:value-type="float">
            <text:p>56,441</text:p>
          </table:table-cell>
          <table:table-cell office:value-type="float" office:value="44.096" calcext:value-type="float">
            <text:p>44,09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.724" calcext:value-type="float">
            <text:p>40,72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9.635" calcext:value-type="float">
            <text:p>19,63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283" calcext:value-type="float">
            <text:p>17,283</text:p>
          </table:table-cell>
          <table:table-cell office:value-type="float" office:value="20.546" calcext:value-type="float">
            <text:p>20,546</text:p>
          </table:table-cell>
          <table:table-cell office:value-type="float" office:value="27.669" calcext:value-type="float">
            <text:p>27,669</text:p>
          </table:table-cell>
          <table:table-cell office:value-type="float" office:value="23.737" calcext:value-type="float">
            <text:p>23,737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18.265" calcext:value-type="float">
            <text:p>18,265</text:p>
          </table:table-cell>
          <table:table-cell table:number-columns-repeated="3" office:value-type="float" office:value="17.527" calcext:value-type="float">
            <text:p>17,527</text:p>
          </table:table-cell>
          <table:table-cell table:number-columns-repeated="2"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office:value-type="float" office:value="17.527" calcext:value-type="float">
            <text:p>17,527</text:p>
          </table:table-cell>
          <table:table-cell office:value-type="float" office:value="24.285" calcext:value-type="float">
            <text:p>24,285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017" calcext:value-type="float">
            <text:p>18,017</text:p>
          </table:table-cell>
          <table:table-cell table:number-columns-repeated="6" office:value-type="float" office:value="17.527" calcext:value-type="float">
            <text:p>17,527</text:p>
          </table:table-cell>
          <table:table-cell office:value-type="float" office:value="40.724" calcext:value-type="float">
            <text:p>40,724</text:p>
          </table:table-cell>
          <table:table-cell office:value-type="float" office:value="21.591" calcext:value-type="float">
            <text:p>21,591</text:p>
          </table:table-cell>
          <table:table-cell office:value-type="float" office:value="19.267" calcext:value-type="float">
            <text:p>19,267</text:p>
          </table:table-cell>
          <table:table-cell office:value-type="float" office:value="18.017" calcext:value-type="float">
            <text:p>18,017</text:p>
          </table:table-cell>
          <table:table-cell table:number-columns-repeated="2" office:value-type="float" office:value="17.527" calcext:value-type="float">
            <text:p>17,5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265" calcext:value-type="float">
            <text:p>18,265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578" calcext:value-type="float">
            <text:p>17,57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8.265" calcext:value-type="float">
            <text:p>18,265</text:p>
          </table:table-cell>
          <table:table-cell table:number-columns-repeated="7" office:value-type="float" office:value="18.017" calcext:value-type="float">
            <text:p>18,017</text:p>
          </table:table-cell>
          <table:table-cell table:number-columns-repeated="2" office:value-type="float" office:value="17.771" calcext:value-type="float">
            <text:p>17,771</text:p>
          </table:table-cell>
          <table:table-cell office:value-type="float" office:value="17.527" calcext:value-type="float">
            <text:p>17,527</text:p>
          </table:table-cell>
          <table:table-cell table:number-columns-repeated="2" office:value-type="float" office:value="17.771" calcext:value-type="float">
            <text:p>17,771</text:p>
          </table:table-cell>
          <table:table-cell office:value-type="float" office:value="17.527" calcext:value-type="float">
            <text:p>17,527</text:p>
          </table:table-cell>
          <table:table-cell table:number-columns-repeated="2" office:value-type="float" office:value="17.283" calcext:value-type="float">
            <text:p>17,283</text:p>
          </table:table-cell>
          <table:table-cell table:number-columns-repeated="2" office:value-type="float" office:value="18.017" calcext:value-type="float">
            <text:p>18,017</text:p>
          </table:table-cell>
          <table:table-cell table:number-columns-repeated="3" office:value-type="float" office:value="17.527" calcext:value-type="float">
            <text:p>17,527</text:p>
          </table:table-cell>
          <table:table-cell office:value-type="float" office:value="17.283" calcext:value-type="float">
            <text:p>17,283</text:p>
          </table:table-cell>
          <table:table-cell table:number-columns-repeated="2" office:value-type="float" office:value="17.04" calcext:value-type="float">
            <text:p>17,04</text:p>
          </table:table-cell>
          <table:table-cell office:value-type="float" office:value="16.799" calcext:value-type="float">
            <text:p>16,799</text:p>
          </table:table-cell>
          <table:table-cell table:number-columns-repeated="2" office:value-type="float" office:value="17.04" calcext:value-type="float">
            <text:p>17,04</text:p>
          </table:table-cell>
          <table:table-cell table:number-columns-repeated="2" office:value-type="float" office:value="16.559" calcext:value-type="float">
            <text:p>16,55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591" calcext:value-type="float">
            <text:p>21,591</text:p>
          </table:table-cell>
          <table:table-cell office:value-type="float" office:value="18.514" calcext:value-type="float">
            <text:p>18,514</text:p>
          </table:table-cell>
          <table:table-cell office:value-type="float" office:value="19.377" calcext:value-type="float">
            <text:p>19,37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031" calcext:value-type="float">
            <text:p>20,031</text:p>
          </table:table-cell>
          <table:table-cell office:value-type="float" office:value="21.591" calcext:value-type="float">
            <text:p>21,591</text:p>
          </table:table-cell>
          <table:table-cell table:number-columns-repeated="3" office:value-type="float" office:value="20.031" calcext:value-type="float">
            <text:p>20,031</text:p>
          </table:table-cell>
          <table:table-cell table:number-columns-repeated="2" office:value-type="float" office:value="19.775" calcext:value-type="float">
            <text:p>19,775</text:p>
          </table:table-cell>
          <table:table-cell office:value-type="float" office:value="19.52" calcext:value-type="float">
            <text:p>19,52</text:p>
          </table:table-cell>
          <table:table-cell office:value-type="float" office:value="19.775" calcext:value-type="float">
            <text:p>19,775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19.775" calcext:value-type="float">
            <text:p>19,775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19.267" calcext:value-type="float">
            <text:p>19,267</text:p>
          </table:table-cell>
          <table:table-cell table:number-columns-repeated="3" office:value-type="float" office:value="19.52" calcext:value-type="float">
            <text:p>19,52</text:p>
          </table:table-cell>
          <table:table-cell table:number-columns-repeated="4" office:value-type="float" office:value="19.014" calcext:value-type="float">
            <text:p>19,014</text:p>
          </table:table-cell>
          <table:table-cell table:number-columns-repeated="2" office:value-type="float" office:value="18.514" calcext:value-type="float">
            <text:p>18,514</text:p>
          </table:table-cell>
          <table:table-cell table:number-columns-repeated="4" office:value-type="float" office:value="18.763" calcext:value-type="float">
            <text:p>18,763</text:p>
          </table:table-cell>
          <table:table-cell table:number-columns-repeated="3" office:value-type="float" office:value="18.514" calcext:value-type="float">
            <text:p>18,5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119" calcext:value-type="float">
            <text:p>32,119</text:p>
          </table:table-cell>
          <table:table-cell office:value-type="float" office:value="20.031" calcext:value-type="float">
            <text:p>20,031</text:p>
          </table:table-cell>
          <table:table-cell office:value-type="float" office:value="21.539" calcext:value-type="float">
            <text:p>21,53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1.066" calcext:value-type="float">
            <text:p>21,066</text:p>
          </table:table-cell>
          <table:table-cell table:number-columns-repeated="2" office:value-type="float" office:value="20.546" calcext:value-type="float">
            <text:p>20,546</text:p>
          </table:table-cell>
          <table:table-cell table:number-columns-repeated="2" office:value-type="float" office:value="20.288" calcext:value-type="float">
            <text:p>20,288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1.855" calcext:value-type="float">
            <text:p>21,855</text:p>
          </table:table-cell>
          <table:table-cell office:value-type="float" office:value="21.066" calcext:value-type="float">
            <text:p>21,066</text:p>
          </table:table-cell>
          <table:table-cell office:value-type="float" office:value="22.121" calcext:value-type="float">
            <text:p>22,121</text:p>
          </table:table-cell>
          <table:table-cell office:value-type="float" office:value="20.806" calcext:value-type="float">
            <text:p>20,806</text:p>
          </table:table-cell>
          <table:table-cell table:number-columns-repeated="2" office:value-type="float" office:value="21.066" calcext:value-type="float">
            <text:p>21,066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20.546" calcext:value-type="float">
            <text:p>20,546</text:p>
          </table:table-cell>
          <table:table-cell office:value-type="float" office:value="21.066" calcext:value-type="float">
            <text:p>21,066</text:p>
          </table:table-cell>
          <table:table-cell office:value-type="float" office:value="32.119" calcext:value-type="float">
            <text:p>32,119</text:p>
          </table:table-cell>
          <table:table-cell office:value-type="float" office:value="27.094" calcext:value-type="float">
            <text:p>27,094</text:p>
          </table:table-cell>
          <table:table-cell office:value-type="float" office:value="24.285" calcext:value-type="float">
            <text:p>24,285</text:p>
          </table:table-cell>
          <table:table-cell office:value-type="float" office:value="21.855" calcext:value-type="float">
            <text:p>21,855</text:p>
          </table:table-cell>
          <table:table-cell office:value-type="float" office:value="21.066" calcext:value-type="float">
            <text:p>21,066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22.655" calcext:value-type="float">
            <text:p>22,655</text:p>
          </table:table-cell>
          <table:table-cell office:value-type="float" office:value="21.328" calcext:value-type="float">
            <text:p>21,328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42" calcext:value-type="float">
            <text:p>29,42</text:p>
          </table:table-cell>
          <table:table-cell office:value-type="float" office:value="21.066" calcext:value-type="float">
            <text:p>21,066</text:p>
          </table:table-cell>
          <table:table-cell office:value-type="float" office:value="22.779" calcext:value-type="float">
            <text:p>22,7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832" calcext:value-type="float">
            <text:p>28,832</text:p>
          </table:table-cell>
          <table:table-cell office:value-type="float" office:value="29.42" calcext:value-type="float">
            <text:p>29,42</text:p>
          </table:table-cell>
          <table:table-cell office:value-type="float" office:value="27.669" calcext:value-type="float">
            <text:p>27,669</text:p>
          </table:table-cell>
          <table:table-cell office:value-type="float" office:value="25.675" calcext:value-type="float">
            <text:p>25,675</text:p>
          </table:table-cell>
          <table:table-cell office:value-type="float" office:value="23.737" calcext:value-type="float">
            <text:p>23,737</text:p>
          </table:table-cell>
          <table:table-cell office:value-type="float" office:value="21.066" calcext:value-type="float">
            <text:p>21,066</text:p>
          </table:table-cell>
          <table:table-cell table:number-columns-repeated="4" office:value-type="float" office:value="22.655" calcext:value-type="float">
            <text:p>22,655</text:p>
          </table:table-cell>
          <table:table-cell table:number-columns-repeated="2" office:value-type="float" office:value="22.387" calcext:value-type="float">
            <text:p>22,387</text:p>
          </table:table-cell>
          <table:table-cell office:value-type="float" office:value="21.855" calcext:value-type="float">
            <text:p>21,855</text:p>
          </table:table-cell>
          <table:table-cell table:number-columns-repeated="2" office:value-type="float" office:value="22.121" calcext:value-type="float">
            <text:p>22,12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3.194" calcext:value-type="float">
            <text:p>23,194</text:p>
          </table:table-cell>
          <table:table-cell office:value-type="float" office:value="22.655" calcext:value-type="float">
            <text:p>22,65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2.387" calcext:value-type="float">
            <text:p>22,387</text:p>
          </table:table-cell>
          <table:table-cell table:number-columns-repeated="5" office:value-type="float" office:value="21.591" calcext:value-type="float">
            <text:p>21,591</text:p>
          </table:table-cell>
          <table:table-cell office:value-type="float" office:value="21.328" calcext:value-type="float">
            <text:p>21,328</text:p>
          </table:table-cell>
          <table:table-cell office:value-type="float" office:value="21.591" calcext:value-type="float">
            <text:p>21,591</text:p>
          </table:table-cell>
          <table:table-cell table:number-columns-repeated="3" office:value-type="float" office:value="21.066" calcext:value-type="float">
            <text:p>21,06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6.169" calcext:value-type="float">
            <text:p>36,169</text:p>
          </table:table-cell>
          <table:table-cell office:value-type="float" office:value="20.546" calcext:value-type="float">
            <text:p>20,546</text:p>
          </table:table-cell>
          <table:table-cell office:value-type="float" office:value="23.174" calcext:value-type="float">
            <text:p>23,17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806" calcext:value-type="float">
            <text:p>20,806</text:p>
          </table:table-cell>
          <table:table-cell office:value-type="float" office:value="20.546" calcext:value-type="float">
            <text:p>20,546</text:p>
          </table:table-cell>
          <table:table-cell office:value-type="float" office:value="24.011" calcext:value-type="float">
            <text:p>24,011</text:p>
          </table:table-cell>
          <table:table-cell office:value-type="float" office:value="22.655" calcext:value-type="float">
            <text:p>22,65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table:number-columns-repeated="2" office:value-type="float" office:value="21.066" calcext:value-type="float">
            <text:p>21,066</text:p>
          </table:table-cell>
          <table:table-cell table:number-columns-repeated="2" office:value-type="float" office:value="22.121" calcext:value-type="float">
            <text:p>22,121</text:p>
          </table:table-cell>
          <table:table-cell office:value-type="float" office:value="21.855" calcext:value-type="float">
            <text:p>21,855</text:p>
          </table:table-cell>
          <table:table-cell office:value-type="float" office:value="22.387" calcext:value-type="float">
            <text:p>22,387</text:p>
          </table:table-cell>
          <table:table-cell office:value-type="float" office:value="21.591" calcext:value-type="float">
            <text:p>21,591</text:p>
          </table:table-cell>
          <table:table-cell office:value-type="float" office:value="36.169" calcext:value-type="float">
            <text:p>36,169</text:p>
          </table:table-cell>
          <table:table-cell office:value-type="float" office:value="26.808" calcext:value-type="float">
            <text:p>26,808</text:p>
          </table:table-cell>
          <table:table-cell office:value-type="float" office:value="24.838" calcext:value-type="float">
            <text:p>24,838</text:p>
          </table:table-cell>
          <table:table-cell office:value-type="float" office:value="22.924" calcext:value-type="float">
            <text:p>22,924</text:p>
          </table:table-cell>
          <table:table-cell office:value-type="float" office:value="22.655" calcext:value-type="float">
            <text:p>22,655</text:p>
          </table:table-cell>
          <table:table-cell office:value-type="float" office:value="21.855" calcext:value-type="float">
            <text:p>21,855</text:p>
          </table:table-cell>
          <table:table-cell table:number-columns-repeated="3" office:value-type="float" office:value="21.591" calcext:value-type="float">
            <text:p>21,591</text:p>
          </table:table-cell>
          <table:table-cell office:value-type="float" office:value="24.011" calcext:value-type="float">
            <text:p>24,011</text:p>
          </table:table-cell>
          <table:table-cell office:value-type="float" office:value="24.838" calcext:value-type="float">
            <text:p>24,838</text:p>
          </table:table-cell>
          <table:table-cell office:value-type="float" office:value="23.737" calcext:value-type="float">
            <text:p>23,737</text:p>
          </table:table-cell>
          <table:table-cell office:value-type="float" office:value="23.194" calcext:value-type="float">
            <text:p>23,194</text:p>
          </table:table-cell>
          <table:table-cell office:value-type="float" office:value="24.838" calcext:value-type="float">
            <text:p>24,838</text:p>
          </table:table-cell>
          <table:table-cell office:value-type="float" office:value="26.808" calcext:value-type="float">
            <text:p>26,808</text:p>
          </table:table-cell>
          <table:table-cell office:value-type="float" office:value="25.395" calcext:value-type="float">
            <text:p>25,39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1.926" calcext:value-type="float">
            <text:p>71,926</text:p>
          </table:table-cell>
          <table:table-cell office:value-type="float" office:value="20.288" calcext:value-type="float">
            <text:p>20,288</text:p>
          </table:table-cell>
          <table:table-cell office:value-type="float" office:value="30.147" calcext:value-type="float">
            <text:p>30,14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832" calcext:value-type="float">
            <text:p>28,832</text:p>
          </table:table-cell>
          <table:table-cell office:value-type="float" office:value="30.012" calcext:value-type="float">
            <text:p>30,012</text:p>
          </table:table-cell>
          <table:table-cell office:value-type="float" office:value="22.387" calcext:value-type="float">
            <text:p>22,387</text:p>
          </table:table-cell>
          <table:table-cell office:value-type="float" office:value="24.011" calcext:value-type="float">
            <text:p>24,011</text:p>
          </table:table-cell>
          <table:table-cell office:value-type="float" office:value="26.523" calcext:value-type="float">
            <text:p>26,523</text:p>
          </table:table-cell>
          <table:table-cell office:value-type="float" office:value="24.838" calcext:value-type="float">
            <text:p>24,838</text:p>
          </table:table-cell>
          <table:table-cell office:value-type="float" office:value="52.26" calcext:value-type="float">
            <text:p>52,26</text:p>
          </table:table-cell>
          <table:table-cell office:value-type="float" office:value="54.565" calcext:value-type="float">
            <text:p>54,565</text:p>
          </table:table-cell>
          <table:table-cell office:value-type="float" office:value="71.926" calcext:value-type="float">
            <text:p>71,926</text:p>
          </table:table-cell>
          <table:table-cell office:value-type="float" office:value="52.26" calcext:value-type="float">
            <text:p>52,26</text:p>
          </table:table-cell>
          <table:table-cell office:value-type="float" office:value="35.852" calcext:value-type="float">
            <text:p>35,852</text:p>
          </table:table-cell>
          <table:table-cell office:value-type="float" office:value="25.116" calcext:value-type="float">
            <text:p>25,116</text:p>
          </table:table-cell>
          <table:table-cell office:value-type="float" office:value="24.011" calcext:value-type="float">
            <text:p>24,011</text:p>
          </table:table-cell>
          <table:table-cell office:value-type="float" office:value="28.248" calcext:value-type="float">
            <text:p>28,248</text:p>
          </table:table-cell>
          <table:table-cell office:value-type="float" office:value="27.958" calcext:value-type="float">
            <text:p>27,958</text:p>
          </table:table-cell>
          <table:table-cell office:value-type="float" office:value="22.121" calcext:value-type="float">
            <text:p>22,121</text:p>
          </table:table-cell>
          <table:table-cell office:value-type="float" office:value="22.655" calcext:value-type="float">
            <text:p>22,655</text:p>
          </table:table-cell>
          <table:table-cell office:value-type="float" office:value="21.855" calcext:value-type="float">
            <text:p>21,855</text:p>
          </table:table-cell>
          <table:table-cell office:value-type="float" office:value="23.194" calcext:value-type="float">
            <text:p>23,194</text:p>
          </table:table-cell>
          <table:table-cell office:value-type="float" office:value="20.288" calcext:value-type="float">
            <text:p>20,288</text:p>
          </table:table-cell>
          <table:table-cell office:value-type="float" office:value="41.39" calcext:value-type="float">
            <text:p>41,39</text:p>
          </table:table-cell>
          <table:table-cell office:value-type="float" office:value="32.425" calcext:value-type="float">
            <text:p>32,425</text:p>
          </table:table-cell>
          <table:table-cell office:value-type="float" office:value="27.094" calcext:value-type="float">
            <text:p>27,094</text:p>
          </table:table-cell>
          <table:table-cell office:value-type="float" office:value="24.285" calcext:value-type="float">
            <text:p>24,285</text:p>
          </table:table-cell>
          <table:table-cell office:value-type="float" office:value="23.737" calcext:value-type="float">
            <text:p>23,737</text:p>
          </table:table-cell>
          <table:table-cell table:number-columns-repeated="2" office:value-type="float" office:value="24.011" calcext:value-type="float">
            <text:p>24,011</text:p>
          </table:table-cell>
          <table:table-cell office:value-type="float" office:value="24.561" calcext:value-type="float">
            <text:p>24,561</text:p>
          </table:table-cell>
          <table:table-cell office:value-type="float" office:value="22.924" calcext:value-type="float">
            <text:p>22,924</text:p>
          </table:table-cell>
          <table:table-cell office:value-type="float" office:value="21.066" calcext:value-type="float">
            <text:p>21,06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.898" calcext:value-type="float">
            <text:p>50,898</text:p>
          </table:table-cell>
          <table:table-cell office:value-type="float" office:value="17.04" calcext:value-type="float">
            <text:p>17,04</text:p>
          </table:table-cell>
          <table:table-cell office:value-type="float" office:value="28.377" calcext:value-type="float">
            <text:p>28,37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.898" calcext:value-type="float">
            <text:p>50,898</text:p>
          </table:table-cell>
          <table:table-cell office:value-type="float" office:value="48.222" calcext:value-type="float">
            <text:p>48,222</text:p>
          </table:table-cell>
          <table:table-cell office:value-type="float" office:value="40.392" calcext:value-type="float">
            <text:p>40,392</text:p>
          </table:table-cell>
          <table:table-cell office:value-type="float" office:value="44.439" calcext:value-type="float">
            <text:p>44,439</text:p>
          </table:table-cell>
          <table:table-cell office:value-type="float" office:value="31.21" calcext:value-type="float">
            <text:p>31,21</text:p>
          </table:table-cell>
          <table:table-cell office:value-type="float" office:value="33.038" calcext:value-type="float">
            <text:p>33,038</text:p>
          </table:table-cell>
          <table:table-cell office:value-type="float" office:value="31.21" calcext:value-type="float">
            <text:p>31,21</text:p>
          </table:table-cell>
          <table:table-cell office:value-type="float" office:value="28.248" calcext:value-type="float">
            <text:p>28,248</text:p>
          </table:table-cell>
          <table:table-cell office:value-type="float" office:value="23.194" calcext:value-type="float">
            <text:p>23,194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283" calcext:value-type="float">
            <text:p>17,283</text:p>
          </table:table-cell>
          <table:table-cell office:value-type="float" office:value="17.04" calcext:value-type="float">
            <text:p>17,0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52" calcext:value-type="float">
            <text:p>19,52</text:p>
          </table:table-cell>
          <table:table-cell office:value-type="float" office:value="23.194" calcext:value-type="float">
            <text:p>23,194</text:p>
          </table:table-cell>
          <table:table-cell office:value-type="float" office:value="50.898" calcext:value-type="float">
            <text:p>50,898</text:p>
          </table:table-cell>
          <table:table-cell office:value-type="float" office:value="40.724" calcext:value-type="float">
            <text:p>40,724</text:p>
          </table:table-cell>
          <table:table-cell office:value-type="float" office:value="28.832" calcext:value-type="float">
            <text:p>28,832</text:p>
          </table:table-cell>
          <table:table-cell office:value-type="float" office:value="24.838" calcext:value-type="float">
            <text:p>24,838</text:p>
          </table:table-cell>
          <table:table-cell table:number-columns-repeated="2"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8.514" calcext:value-type="float">
            <text:p>18,514</text:p>
          </table:table-cell>
          <table:table-cell office:value-type="float" office:value="19.014" calcext:value-type="float">
            <text:p>19,014</text:p>
          </table:table-cell>
          <table:table-cell office:value-type="float" office:value="32.425" calcext:value-type="float">
            <text:p>32,425</text:p>
          </table:table-cell>
          <table:table-cell office:value-type="float" office:value="49.107" calcext:value-type="float">
            <text:p>49,107</text:p>
          </table:table-cell>
          <table:table-cell office:value-type="float" office:value="31.815" calcext:value-type="float">
            <text:p>31,8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0.801" calcext:value-type="float">
            <text:p>90,801</text:p>
          </table:table-cell>
          <table:table-cell office:value-type="float" office:value="11.821" calcext:value-type="float">
            <text:p>11,821</text:p>
          </table:table-cell>
          <table:table-cell office:value-type="float" office:value="34.339" calcext:value-type="float">
            <text:p>34,3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033" calcext:value-type="float">
            <text:p>12,033</text:p>
          </table:table-cell>
          <table:table-cell office:value-type="float" office:value="11.821" calcext:value-type="float">
            <text:p>11,821</text:p>
          </table:table-cell>
          <table:table-cell office:value-type="float" office:value="13.115" calcext:value-type="float">
            <text:p>13,115</text:p>
          </table:table-cell>
          <table:table-cell office:value-type="float" office:value="14.231" calcext:value-type="float">
            <text:p>14,231</text:p>
          </table:table-cell>
          <table:table-cell office:value-type="float" office:value="12.678" calcext:value-type="float">
            <text:p>12,678</text:p>
          </table:table-cell>
          <table:table-cell office:value-type="float" office:value="24.285" calcext:value-type="float">
            <text:p>24,285</text:p>
          </table:table-cell>
          <table:table-cell office:value-type="float" office:value="38.748" calcext:value-type="float">
            <text:p>38,748</text:p>
          </table:table-cell>
          <table:table-cell office:value-type="float" office:value="33.967" calcext:value-type="float">
            <text:p>33,967</text:p>
          </table:table-cell>
          <table:table-cell office:value-type="float" office:value="29.42" calcext:value-type="float">
            <text:p>29,42</text:p>
          </table:table-cell>
          <table:table-cell office:value-type="float" office:value="21.066" calcext:value-type="float">
            <text:p>21,066</text:p>
          </table:table-cell>
          <table:table-cell office:value-type="float" office:value="45.611" calcext:value-type="float">
            <text:p>45,611</text:p>
          </table:table-cell>
          <table:table-cell office:value-type="float" office:value="30.609" calcext:value-type="float">
            <text:p>30,609</text:p>
          </table:table-cell>
          <table:table-cell office:value-type="float" office:value="27.38" calcext:value-type="float">
            <text:p>27,38</text:p>
          </table:table-cell>
          <table:table-cell office:value-type="float" office:value="20.546" calcext:value-type="float">
            <text:p>20,546</text:p>
          </table:table-cell>
          <table:table-cell office:value-type="float" office:value="90.801" calcext:value-type="float">
            <text:p>90,801</text:p>
          </table:table-cell>
          <table:table-cell office:value-type="float" office:value="62.732" calcext:value-type="float">
            <text:p>62,732</text:p>
          </table:table-cell>
          <table:table-cell office:value-type="float" office:value="41.39" calcext:value-type="float">
            <text:p>41,39</text:p>
          </table:table-cell>
          <table:table-cell office:value-type="float" office:value="30.012" calcext:value-type="float">
            <text:p>30,012</text:p>
          </table:table-cell>
          <table:table-cell office:value-type="float" office:value="23.194" calcext:value-type="float">
            <text:p>23,194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36.488" calcext:value-type="float">
            <text:p>36,488</text:p>
          </table:table-cell>
          <table:table-cell office:value-type="float" office:value="50.898" calcext:value-type="float">
            <text:p>50,898</text:p>
          </table:table-cell>
          <table:table-cell office:value-type="float" office:value="80.012" calcext:value-type="float">
            <text:p>80,012</text:p>
          </table:table-cell>
          <table:table-cell office:value-type="float" office:value="71.401" calcext:value-type="float">
            <text:p>71,401</text:p>
          </table:table-cell>
          <table:table-cell office:value-type="float" office:value="58.826" calcext:value-type="float">
            <text:p>58,826</text:p>
          </table:table-cell>
          <table:table-cell office:value-type="float" office:value="44.439" calcext:value-type="float">
            <text:p>44,439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2.446" calcext:value-type="float">
            <text:p>212,446</text:p>
          </table:table-cell>
          <table:table-cell office:value-type="float" office:value="12.462" calcext:value-type="float">
            <text:p>12,462</text:p>
          </table:table-cell>
          <table:table-cell office:value-type="float" office:value="40.169" calcext:value-type="float">
            <text:p>40,16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957" calcext:value-type="float">
            <text:p>25,957</text:p>
          </table:table-cell>
          <table:table-cell office:value-type="float" office:value="22.387" calcext:value-type="float">
            <text:p>22,387</text:p>
          </table:table-cell>
          <table:table-cell office:value-type="float" office:value="21.591" calcext:value-type="float">
            <text:p>21,591</text:p>
          </table:table-cell>
          <table:table-cell office:value-type="float" office:value="23.194" calcext:value-type="float">
            <text:p>23,194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017" calcext:value-type="float">
            <text:p>18,017</text:p>
          </table:table-cell>
          <table:table-cell office:value-type="float" office:value="14.231" calcext:value-type="float">
            <text:p>14,231</text:p>
          </table:table-cell>
          <table:table-cell office:value-type="float" office:value="12.678" calcext:value-type="float">
            <text:p>12,678</text:p>
          </table:table-cell>
          <table:table-cell office:value-type="float" office:value="90.801" calcext:value-type="float">
            <text:p>90,801</text:p>
          </table:table-cell>
          <table:table-cell office:value-type="float" office:value="64.225" calcext:value-type="float">
            <text:p>64,225</text:p>
          </table:table-cell>
          <table:table-cell office:value-type="float" office:value="48.222" calcext:value-type="float">
            <text:p>48,222</text:p>
          </table:table-cell>
          <table:table-cell office:value-type="float" office:value="75.115" calcext:value-type="float">
            <text:p>75,115</text:p>
          </table:table-cell>
          <table:table-cell office:value-type="float" office:value="56.914" calcext:value-type="float">
            <text:p>56,914</text:p>
          </table:table-cell>
          <table:table-cell office:value-type="float" office:value="129.468" calcext:value-type="float">
            <text:p>129,468</text:p>
          </table:table-cell>
          <table:table-cell office:value-type="float" office:value="212.446" calcext:value-type="float">
            <text:p>212,446</text:p>
          </table:table-cell>
          <table:table-cell office:value-type="float" office:value="85.047" calcext:value-type="float">
            <text:p>85,047</text:p>
          </table:table-cell>
          <table:table-cell office:value-type="float" office:value="42.736" calcext:value-type="float">
            <text:p>42,736</text:p>
          </table:table-cell>
          <table:table-cell office:value-type="float" office:value="29.42" calcext:value-type="float">
            <text:p>29,42</text:p>
          </table:table-cell>
          <table:table-cell office:value-type="float" office:value="29.125" calcext:value-type="float">
            <text:p>29,125</text:p>
          </table:table-cell>
          <table:table-cell office:value-type="float" office:value="27.669" calcext:value-type="float">
            <text:p>27,669</text:p>
          </table:table-cell>
          <table:table-cell office:value-type="float" office:value="25.957" calcext:value-type="float">
            <text:p>25,957</text:p>
          </table:table-cell>
          <table:table-cell office:value-type="float" office:value="24.838" calcext:value-type="float">
            <text:p>24,838</text:p>
          </table:table-cell>
          <table:table-cell office:value-type="float" office:value="24.285" calcext:value-type="float">
            <text:p>24,285</text:p>
          </table:table-cell>
          <table:table-cell office:value-type="float" office:value="20.031" calcext:value-type="float">
            <text:p>20,031</text:p>
          </table:table-cell>
          <table:table-cell office:value-type="float" office:value="18.017" calcext:value-type="float">
            <text:p>18,01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4.231" calcext:value-type="float">
            <text:p>14,231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462" calcext:value-type="float">
            <text:p>12,46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9.792" calcext:value-type="float">
            <text:p>59,792</text:p>
          </table:table-cell>
          <table:table-cell office:value-type="float" office:value="14.005" calcext:value-type="float">
            <text:p>14,005</text:p>
          </table:table-cell>
          <table:table-cell office:value-type="float" office:value="26.982" calcext:value-type="float">
            <text:p>26,98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038" calcext:value-type="float">
            <text:p>33,038</text:p>
          </table:table-cell>
          <table:table-cell office:value-type="float" office:value="37.45" calcext:value-type="float">
            <text:p>37,45</text:p>
          </table:table-cell>
          <table:table-cell office:value-type="float" office:value="42.736" calcext:value-type="float">
            <text:p>42,736</text:p>
          </table:table-cell>
          <table:table-cell office:value-type="float" office:value="59.792" calcext:value-type="float">
            <text:p>59,792</text:p>
          </table:table-cell>
          <table:table-cell table:number-columns-repeated="2" office:value-type="float" office:value="45.611" calcext:value-type="float">
            <text:p>45,611</text:p>
          </table:table-cell>
          <table:table-cell office:value-type="float" office:value="42.061" calcext:value-type="float">
            <text:p>42,061</text:p>
          </table:table-cell>
          <table:table-cell office:value-type="float" office:value="34.278" calcext:value-type="float">
            <text:p>34,278</text:p>
          </table:table-cell>
          <table:table-cell office:value-type="float" office:value="32.425" calcext:value-type="float">
            <text:p>32,425</text:p>
          </table:table-cell>
          <table:table-cell office:value-type="float" office:value="27.669" calcext:value-type="float">
            <text:p>27,669</text:p>
          </table:table-cell>
          <table:table-cell office:value-type="float" office:value="24.285" calcext:value-type="float">
            <text:p>24,285</text:p>
          </table:table-cell>
          <table:table-cell office:value-type="float" office:value="22.655" calcext:value-type="float">
            <text:p>22,655</text:p>
          </table:table-cell>
          <table:table-cell office:value-type="float" office:value="21.328" calcext:value-type="float">
            <text:p>21,328</text:p>
          </table:table-cell>
          <table:table-cell office:value-type="float" office:value="20.031" calcext:value-type="float">
            <text:p>20,031</text:p>
          </table:table-cell>
          <table:table-cell office:value-type="float" office:value="18.763" calcext:value-type="float">
            <text:p>18,763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799" calcext:value-type="float">
            <text:p>16,799</text:p>
          </table:table-cell>
          <table:table-cell table:number-columns-repeated="2" office:value-type="float" office:value="16.559" calcext:value-type="float">
            <text:p>16,559</text:p>
          </table:table-cell>
          <table:table-cell office:value-type="float" office:value="14.458" calcext:value-type="float">
            <text:p>14,458</text:p>
          </table:table-cell>
          <table:table-cell office:value-type="float" office:value="14.005" calcext:value-type="float">
            <text:p>14,005</text:p>
          </table:table-cell>
          <table:table-cell office:value-type="float" office:value="14.686" calcext:value-type="float">
            <text:p>14,686</text:p>
          </table:table-cell>
          <table:table-cell office:value-type="float" office:value="23.737" calcext:value-type="float">
            <text:p>23,737</text:p>
          </table:table-cell>
          <table:table-cell office:value-type="float" office:value="28.539" calcext:value-type="float">
            <text:p>28,539</text:p>
          </table:table-cell>
          <table:table-cell office:value-type="float" office:value="25.395" calcext:value-type="float">
            <text:p>25,395</text:p>
          </table:table-cell>
          <table:table-cell office:value-type="float" office:value="18.514" calcext:value-type="float">
            <text:p>18,514</text:p>
          </table:table-cell>
          <table:table-cell office:value-type="float" office:value="30.609" calcext:value-type="float">
            <text:p>30,609</text:p>
          </table:table-cell>
          <table:table-cell office:value-type="float" office:value="24.838" calcext:value-type="float">
            <text:p>24,838</text:p>
          </table:table-cell>
          <table:table-cell office:value-type="float" office:value="19.52" calcext:value-type="float">
            <text:p>19,52</text:p>
          </table:table-cell>
          <table:table-cell office:value-type="float" office:value="22.121" calcext:value-type="float">
            <text:p>22,121</text:p>
          </table:table-cell>
          <table:table-cell office:value-type="float" office:value="24.838" calcext:value-type="float">
            <text:p>24,83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7.782" calcext:value-type="float">
            <text:p>47,782</text:p>
          </table:table-cell>
          <table:table-cell office:value-type="float" office:value="13.78" calcext:value-type="float">
            <text:p>13,78</text:p>
          </table:table-cell>
          <table:table-cell office:value-type="float" office:value="23.712" calcext:value-type="float">
            <text:p>23,7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763" calcext:value-type="float">
            <text:p>18,763</text:p>
          </table:table-cell>
          <table:table-cell office:value-type="float" office:value="27.958" calcext:value-type="float">
            <text:p>27,958</text:p>
          </table:table-cell>
          <table:table-cell office:value-type="float" office:value="21.591" calcext:value-type="float">
            <text:p>21,591</text:p>
          </table:table-cell>
          <table:table-cell office:value-type="float" office:value="19.267" calcext:value-type="float">
            <text:p>19,267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24.838" calcext:value-type="float">
            <text:p>24,838</text:p>
          </table:table-cell>
          <table:table-cell office:value-type="float" office:value="25.957" calcext:value-type="float">
            <text:p>25,957</text:p>
          </table:table-cell>
          <table:table-cell office:value-type="float" office:value="25.395" calcext:value-type="float">
            <text:p>25,395</text:p>
          </table:table-cell>
          <table:table-cell office:value-type="float" office:value="22.121" calcext:value-type="float">
            <text:p>22,121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763" calcext:value-type="float">
            <text:p>18,763</text:p>
          </table:table-cell>
          <table:table-cell office:value-type="float" office:value="21.328" calcext:value-type="float">
            <text:p>21,328</text:p>
          </table:table-cell>
          <table:table-cell office:value-type="float" office:value="14.686" calcext:value-type="float">
            <text:p>14,686</text:p>
          </table:table-cell>
          <table:table-cell table:number-columns-repeated="2" office:value-type="float" office:value="13.78" calcext:value-type="float">
            <text:p>13,78</text:p>
          </table:table-cell>
          <table:table-cell office:value-type="float" office:value="19.52" calcext:value-type="float">
            <text:p>19,52</text:p>
          </table:table-cell>
          <table:table-cell office:value-type="float" office:value="21.591" calcext:value-type="float">
            <text:p>21,591</text:p>
          </table:table-cell>
          <table:table-cell office:value-type="float" office:value="31.21" calcext:value-type="float">
            <text:p>31,21</text:p>
          </table:table-cell>
          <table:table-cell office:value-type="float" office:value="47.344" calcext:value-type="float">
            <text:p>47,344</text:p>
          </table:table-cell>
          <table:table-cell office:value-type="float" office:value="47.782" calcext:value-type="float">
            <text:p>47,782</text:p>
          </table:table-cell>
          <table:table-cell office:value-type="float" office:value="30.909" calcext:value-type="float">
            <text:p>30,909</text:p>
          </table:table-cell>
          <table:table-cell office:value-type="float" office:value="22.387" calcext:value-type="float">
            <text:p>22,38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083" calcext:value-type="float">
            <text:p>16,083</text:p>
          </table:table-cell>
          <table:table-cell office:value-type="float" office:value="20.546" calcext:value-type="float">
            <text:p>20,546</text:p>
          </table:table-cell>
          <table:table-cell office:value-type="float" office:value="16.799" calcext:value-type="float">
            <text:p>16,799</text:p>
          </table:table-cell>
          <table:table-cell office:value-type="float" office:value="19.775" calcext:value-type="float">
            <text:p>19,775</text:p>
          </table:table-cell>
          <table:table-cell office:value-type="float" office:value="33.967" calcext:value-type="float">
            <text:p>33,967</text:p>
          </table:table-cell>
          <table:table-cell office:value-type="float" office:value="41.39" calcext:value-type="float">
            <text:p>41,3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097" calcext:value-type="float">
            <text:p>38,097</text:p>
          </table:table-cell>
          <table:table-cell office:value-type="float" office:value="16.559" calcext:value-type="float">
            <text:p>16,559</text:p>
          </table:table-cell>
          <table:table-cell office:value-type="float" office:value="21.044" calcext:value-type="float">
            <text:p>21,0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7.04" calcext:value-type="float">
            <text:p>17,04</text:p>
          </table:table-cell>
          <table:table-cell office:value-type="float" office:value="16.799" calcext:value-type="float">
            <text:p>16,799</text:p>
          </table:table-cell>
          <table:table-cell office:value-type="float" office:value="16.559" calcext:value-type="float">
            <text:p>16,559</text:p>
          </table:table-cell>
          <table:table-cell office:value-type="float" office:value="38.097" calcext:value-type="float">
            <text:p>38,097</text:p>
          </table:table-cell>
          <table:table-cell office:value-type="float" office:value="25.957" calcext:value-type="float">
            <text:p>25,957</text:p>
          </table:table-cell>
          <table:table-cell office:value-type="float" office:value="22.121" calcext:value-type="float">
            <text:p>22,121</text:p>
          </table:table-cell>
          <table:table-cell office:value-type="float" office:value="22.387" calcext:value-type="float">
            <text:p>22,387</text:p>
          </table:table-cell>
          <table:table-cell office:value-type="float" office:value="34.591" calcext:value-type="float">
            <text:p>34,591</text:p>
          </table:table-cell>
          <table:table-cell office:value-type="float" office:value="25.395" calcext:value-type="float">
            <text:p>25,395</text:p>
          </table:table-cell>
          <table:table-cell office:value-type="float" office:value="22.924" calcext:value-type="float">
            <text:p>22,924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267" calcext:value-type="float">
            <text:p>19,267</text:p>
          </table:table-cell>
          <table:table-cell office:value-type="float" office:value="18.514" calcext:value-type="float">
            <text:p>18,514</text:p>
          </table:table-cell>
          <table:table-cell table:number-columns-repeated="2" office:value-type="float" office:value="18.017" calcext:value-type="float">
            <text:p>18,017</text:p>
          </table:table-cell>
          <table:table-cell table:number-columns-repeated="2"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26.523" calcext:value-type="float">
            <text:p>26,523</text:p>
          </table:table-cell>
          <table:table-cell office:value-type="float" office:value="25.395" calcext:value-type="float">
            <text:p>25,395</text:p>
          </table:table-cell>
          <table:table-cell office:value-type="float" office:value="22.924" calcext:value-type="float">
            <text:p>22,924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265" calcext:value-type="float">
            <text:p>18,265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27.38" calcext:value-type="float">
            <text:p>27,38</text:p>
          </table:table-cell>
          <table:table-cell office:value-type="float" office:value="20.288" calcext:value-type="float">
            <text:p>20,28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066" calcext:value-type="float">
            <text:p>21,066</text:p>
          </table:table-cell>
          <table:table-cell office:value-type="float" office:value="16.799" calcext:value-type="float">
            <text:p>16,799</text:p>
          </table:table-cell>
          <table:table-cell office:value-type="float" office:value="18.267" calcext:value-type="float">
            <text:p>18,26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267" calcext:value-type="float">
            <text:p>19,267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table:number-columns-repeated="6" office:value-type="float" office:value="17.527" calcext:value-type="float">
            <text:p>17,527</text:p>
          </table:table-cell>
          <table:table-cell office:value-type="float" office:value="20.288" calcext:value-type="float">
            <text:p>20,288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8.514" calcext:value-type="float">
            <text:p>18,514</text:p>
          </table:table-cell>
          <table:table-cell table:number-columns-repeated="2" office:value-type="float" office:value="19.014" calcext:value-type="float">
            <text:p>19,014</text:p>
          </table:table-cell>
          <table:table-cell table:number-columns-repeated="2"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table:number-columns-repeated="2"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799" calcext:value-type="float">
            <text:p>16,799</text:p>
          </table:table-cell>
          <table:table-cell office:value-type="float" office:value="17.04" calcext:value-type="float">
            <text:p>17,04</text:p>
          </table:table-cell>
          <table:table-cell office:value-type="float" office:value="17.527" calcext:value-type="float">
            <text:p>17,527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737" calcext:value-type="float">
            <text:p>23,73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8.817" calcext:value-type="float">
            <text:p>18,8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8.514" calcext:value-type="float">
            <text:p>18,514</text:p>
          </table:table-cell>
          <table:table-cell table:number-columns-repeated="4"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table:number-columns-repeated="2"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table:number-columns-repeated="2"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office:value-type="float" office:value="17.527" calcext:value-type="float">
            <text:p>17,527</text:p>
          </table:table-cell>
          <table:table-cell office:value-type="float" office:value="21.855" calcext:value-type="float">
            <text:p>21,855</text:p>
          </table:table-cell>
          <table:table-cell office:value-type="float" office:value="23.737" calcext:value-type="float">
            <text:p>23,737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514" calcext:value-type="float">
            <text:p>18,514</text:p>
          </table:table-cell>
          <table:table-cell table:number-columns-repeated="3"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office:value-type="float" office:value="18.017" calcext:value-type="float">
            <text:p>18,017</text:p>
          </table:table-cell>
          <table:table-cell table:number-columns-repeated="2" office:value-type="float" office:value="17.527" calcext:value-type="float">
            <text:p>17,527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546" calcext:value-type="float">
            <text:p>20,546</text:p>
          </table:table-cell>
          <table:table-cell office:value-type="float" office:value="21.591" calcext:value-type="float">
            <text:p>21,591</text:p>
          </table:table-cell>
          <table:table-cell office:value-type="float" office:value="20.806" calcext:value-type="float">
            <text:p>20,806</text:p>
          </table:table-cell>
          <table:table-cell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5.852" calcext:value-type="float">
            <text:p>35,852</text:p>
          </table:table-cell>
          <table:table-cell office:value-type="float" office:value="14.231" calcext:value-type="float">
            <text:p>14,231</text:p>
          </table:table-cell>
          <table:table-cell office:value-type="float" office:value="18.584" calcext:value-type="float">
            <text:p>18,58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458" calcext:value-type="float">
            <text:p>14,458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458" calcext:value-type="float">
            <text:p>14,458</text:p>
          </table:table-cell>
          <table:table-cell office:value-type="float" office:value="14.686" calcext:value-type="float">
            <text:p>14,686</text:p>
          </table:table-cell>
          <table:table-cell table:number-columns-repeated="4" office:value-type="float" office:value="14.231" calcext:value-type="float">
            <text:p>14,231</text:p>
          </table:table-cell>
          <table:table-cell table:number-columns-repeated="2" office:value-type="float" office:value="18.017" calcext:value-type="float">
            <text:p>18,017</text:p>
          </table:table-cell>
          <table:table-cell office:value-type="float" office:value="35.852" calcext:value-type="float">
            <text:p>35,852</text:p>
          </table:table-cell>
          <table:table-cell office:value-type="float" office:value="30.909" calcext:value-type="float">
            <text:p>30,909</text:p>
          </table:table-cell>
          <table:table-cell office:value-type="float" office:value="24.561" calcext:value-type="float">
            <text:p>24,56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52" calcext:value-type="float">
            <text:p>19,52</text:p>
          </table:table-cell>
          <table:table-cell office:value-type="float" office:value="18.017" calcext:value-type="float">
            <text:p>18,017</text:p>
          </table:table-cell>
          <table:table-cell office:value-type="float" office:value="16.799" calcext:value-type="float">
            <text:p>16,799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8.763" calcext:value-type="float">
            <text:p>18,763</text:p>
          </table:table-cell>
          <table:table-cell table:number-columns-repeated="4" office:value-type="float" office:value="18.514" calcext:value-type="float">
            <text:p>18,514</text:p>
          </table:table-cell>
          <table:table-cell office:value-type="float" office:value="18.265" calcext:value-type="float">
            <text:p>18,265</text:p>
          </table:table-cell>
          <table:table-cell table:number-columns-repeated="4" office:value-type="float" office:value="18.514" calcext:value-type="float">
            <text:p>18,5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283" calcext:value-type="float">
            <text:p>17,283</text:p>
          </table:table-cell>
          <table:table-cell office:value-type="float" office:value="14.686" calcext:value-type="float">
            <text:p>14,686</text:p>
          </table:table-cell>
          <table:table-cell office:value-type="float" office:value="15.118" calcext:value-type="float">
            <text:p>15,11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147" calcext:value-type="float">
            <text:p>15,147</text:p>
          </table:table-cell>
          <table:table-cell office:value-type="float" office:value="15.379" calcext:value-type="float">
            <text:p>15,379</text:p>
          </table:table-cell>
          <table:table-cell office:value-type="float" office:value="15.612" calcext:value-type="float">
            <text:p>15,612</text:p>
          </table:table-cell>
          <table:table-cell table:number-columns-repeated="11" office:value-type="float" office:value="15.147" calcext:value-type="float">
            <text:p>15,147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916" calcext:value-type="float">
            <text:p>14,916</text:p>
          </table:table-cell>
          <table:table-cell table:number-columns-repeated="2" office:value-type="float" office:value="15.147" calcext:value-type="float">
            <text:p>15,147</text:p>
          </table:table-cell>
          <table:table-cell office:value-type="float" office:value="14.916" calcext:value-type="float">
            <text:p>14,916</text:p>
          </table:table-cell>
          <table:table-cell office:value-type="float" office:value="14.686" calcext:value-type="float">
            <text:p>14,686</text:p>
          </table:table-cell>
          <table:table-cell office:value-type="float" office:value="17.283" calcext:value-type="float">
            <text:p>17,283</text:p>
          </table:table-cell>
          <table:table-cell office:value-type="float" office:value="15.612" calcext:value-type="float">
            <text:p>15,612</text:p>
          </table:table-cell>
          <table:table-cell table:number-columns-repeated="2" office:value-type="float" office:value="15.147" calcext:value-type="float">
            <text:p>15,147</text:p>
          </table:table-cell>
          <table:table-cell table:number-columns-repeated="6" office:value-type="float" office:value="14.686" calcext:value-type="float">
            <text:p>14,68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737" calcext:value-type="float">
            <text:p>23,737</text:p>
          </table:table-cell>
          <table:table-cell office:value-type="float" office:value="13.78" calcext:value-type="float">
            <text:p>13,78</text:p>
          </table:table-cell>
          <table:table-cell office:value-type="float" office:value="15.354" calcext:value-type="float">
            <text:p>15,35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4.231" calcext:value-type="float">
            <text:p>14,231</text:p>
          </table:table-cell>
          <table:table-cell office:value-type="float" office:value="13.78" calcext:value-type="float">
            <text:p>13,78</text:p>
          </table:table-cell>
          <table:table-cell office:value-type="float" office:value="14.231" calcext:value-type="float">
            <text:p>14,231</text:p>
          </table:table-cell>
          <table:table-cell office:value-type="float" office:value="20.546" calcext:value-type="float">
            <text:p>20,546</text:p>
          </table:table-cell>
          <table:table-cell office:value-type="float" office:value="23.737" calcext:value-type="float">
            <text:p>23,737</text:p>
          </table:table-cell>
          <table:table-cell office:value-type="float" office:value="18.017" calcext:value-type="float">
            <text:p>18,01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table:number-columns-repeated="3"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4.458" calcext:value-type="float">
            <text:p>14,458</text:p>
          </table:table-cell>
          <table:table-cell table:number-columns-repeated="2" office:value-type="float" office:value="14.231" calcext:value-type="float">
            <text:p>14,231</text:p>
          </table:table-cell>
          <table:table-cell office:value-type="float" office:value="14.005" calcext:value-type="float">
            <text:p>14,005</text:p>
          </table:table-cell>
          <table:table-cell table:number-columns-repeated="3" office:value-type="float" office:value="13.78" calcext:value-type="float">
            <text:p>13,78</text:p>
          </table:table-cell>
          <table:table-cell office:value-type="float" office:value="14.686" calcext:value-type="float">
            <text:p>14,686</text:p>
          </table:table-cell>
          <table:table-cell office:value-type="float" office:value="15.847" calcext:value-type="float">
            <text:p>15,847</text:p>
          </table:table-cell>
          <table:table-cell table:number-columns-repeated="6" office:value-type="float" office:value="15.612" calcext:value-type="float">
            <text:p>15,612</text:p>
          </table:table-cell>
          <table:table-cell office:value-type="float" office:value="15.847" calcext:value-type="float">
            <text:p>15,847</text:p>
          </table:table-cell>
          <table:table-cell office:value-type="float" office:value="15.612" calcext:value-type="float">
            <text:p>15,61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.392" calcext:value-type="float">
            <text:p>40,392</text:p>
          </table:table-cell>
          <table:table-cell office:value-type="float" office:value="14.231" calcext:value-type="float">
            <text:p>14,231</text:p>
          </table:table-cell>
          <table:table-cell office:value-type="float" office:value="18.98" calcext:value-type="float">
            <text:p>18,9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7.283" calcext:value-type="float">
            <text:p>17,283</text:p>
          </table:table-cell>
          <table:table-cell office:value-type="float" office:value="18.017" calcext:value-type="float">
            <text:p>18,017</text:p>
          </table:table-cell>
          <table:table-cell office:value-type="float" office:value="16.559" calcext:value-type="float">
            <text:p>16,559</text:p>
          </table:table-cell>
          <table:table-cell office:value-type="float" office:value="40.392" calcext:value-type="float">
            <text:p>40,392</text:p>
          </table:table-cell>
          <table:table-cell office:value-type="float" office:value="28.832" calcext:value-type="float">
            <text:p>28,832</text:p>
          </table:table-cell>
          <table:table-cell office:value-type="float" office:value="18.514" calcext:value-type="float">
            <text:p>18,514</text:p>
          </table:table-cell>
          <table:table-cell office:value-type="float" office:value="39.403" calcext:value-type="float">
            <text:p>39,403</text:p>
          </table:table-cell>
          <table:table-cell office:value-type="float" office:value="33.967" calcext:value-type="float">
            <text:p>33,967</text:p>
          </table:table-cell>
          <table:table-cell office:value-type="float" office:value="25.957" calcext:value-type="float">
            <text:p>25,957</text:p>
          </table:table-cell>
          <table:table-cell office:value-type="float" office:value="18.514" calcext:value-type="float">
            <text:p>18,514</text:p>
          </table:table-cell>
          <table:table-cell office:value-type="float" office:value="17.283" calcext:value-type="float">
            <text:p>17,283</text:p>
          </table:table-cell>
          <table:table-cell table:number-columns-repeated="3"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table:number-columns-repeated="5" office:value-type="float" office:value="15.147" calcext:value-type="float">
            <text:p>15,147</text:p>
          </table:table-cell>
          <table:table-cell office:value-type="float" office:value="14.686" calcext:value-type="float">
            <text:p>14,686</text:p>
          </table:table-cell>
          <table:table-cell office:value-type="float" office:value="15.147" calcext:value-type="float">
            <text:p>15,147</text:p>
          </table:table-cell>
          <table:table-cell office:value-type="float" office:value="14.686" calcext:value-type="float">
            <text:p>14,686</text:p>
          </table:table-cell>
          <table:table-cell table:number-columns-repeated="2" office:value-type="float" office:value="14.458" calcext:value-type="float">
            <text:p>14,458</text:p>
          </table:table-cell>
          <table:table-cell office:value-type="float" office:value="14.231" calcext:value-type="float">
            <text:p>14,23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1.401" calcext:value-type="float">
            <text:p>71,401</text:p>
          </table:table-cell>
          <table:table-cell office:value-type="float" office:value="12.896" calcext:value-type="float">
            <text:p>12,896</text:p>
          </table:table-cell>
          <table:table-cell office:value-type="float" office:value="25.733" calcext:value-type="float">
            <text:p>25,7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table:number-columns-repeated="4" office:value-type="float" office:value="12.896" calcext:value-type="float">
            <text:p>12,896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115" calcext:value-type="float">
            <text:p>13,115</text:p>
          </table:table-cell>
          <table:table-cell office:value-type="float" office:value="18.017" calcext:value-type="float">
            <text:p>18,017</text:p>
          </table:table-cell>
          <table:table-cell office:value-type="float" office:value="15.147" calcext:value-type="float">
            <text:p>15,147</text:p>
          </table:table-cell>
          <table:table-cell office:value-type="float" office:value="21.591" calcext:value-type="float">
            <text:p>21,591</text:p>
          </table:table-cell>
          <table:table-cell office:value-type="float" office:value="16.083" calcext:value-type="float">
            <text:p>16,083</text:p>
          </table:table-cell>
          <table:table-cell office:value-type="float" office:value="26.808" calcext:value-type="float">
            <text:p>26,808</text:p>
          </table:table-cell>
          <table:table-cell office:value-type="float" office:value="30.609" calcext:value-type="float">
            <text:p>30,609</text:p>
          </table:table-cell>
          <table:table-cell office:value-type="float" office:value="71.401" calcext:value-type="float">
            <text:p>71,401</text:p>
          </table:table-cell>
          <table:table-cell office:value-type="float" office:value="52.717" calcext:value-type="float">
            <text:p>52,717</text:p>
          </table:table-cell>
          <table:table-cell office:value-type="float" office:value="44.439" calcext:value-type="float">
            <text:p>44,439</text:p>
          </table:table-cell>
          <table:table-cell office:value-type="float" office:value="35.219" calcext:value-type="float">
            <text:p>35,219</text:p>
          </table:table-cell>
          <table:table-cell office:value-type="float" office:value="44.783" calcext:value-type="float">
            <text:p>44,783</text:p>
          </table:table-cell>
          <table:table-cell office:value-type="float" office:value="29.715" calcext:value-type="float">
            <text:p>29,715</text:p>
          </table:table-cell>
          <table:table-cell office:value-type="float" office:value="23.737" calcext:value-type="float">
            <text:p>23,737</text:p>
          </table:table-cell>
          <table:table-cell office:value-type="float" office:value="56.441" calcext:value-type="float">
            <text:p>56,441</text:p>
          </table:table-cell>
          <table:table-cell office:value-type="float" office:value="39.075" calcext:value-type="float">
            <text:p>39,075</text:p>
          </table:table-cell>
          <table:table-cell office:value-type="float" office:value="29.42" calcext:value-type="float">
            <text:p>29,42</text:p>
          </table:table-cell>
          <table:table-cell office:value-type="float" office:value="23.194" calcext:value-type="float">
            <text:p>23,194</text:p>
          </table:table-cell>
          <table:table-cell office:value-type="float" office:value="20.031" calcext:value-type="float">
            <text:p>20,031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014" calcext:value-type="float">
            <text:p>19,014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.392" calcext:value-type="float">
            <text:p>40,392</text:p>
          </table:table-cell>
          <table:table-cell office:value-type="float" office:value="12.033" calcext:value-type="float">
            <text:p>12,033</text:p>
          </table:table-cell>
          <table:table-cell office:value-type="float" office:value="18.437" calcext:value-type="float">
            <text:p>18,4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392" calcext:value-type="float">
            <text:p>40,392</text:p>
          </table:table-cell>
          <table:table-cell office:value-type="float" office:value="23.194" calcext:value-type="float">
            <text:p>23,194</text:p>
          </table:table-cell>
          <table:table-cell office:value-type="float" office:value="19.52" calcext:value-type="float">
            <text:p>19,52</text:p>
          </table:table-cell>
          <table:table-cell office:value-type="float" office:value="17.04" calcext:value-type="float">
            <text:p>17,04</text:p>
          </table:table-cell>
          <table:table-cell office:value-type="float" office:value="16.083" calcext:value-type="float">
            <text:p>16,083</text:p>
          </table:table-cell>
          <table:table-cell office:value-type="float" office:value="14.686" calcext:value-type="float">
            <text:p>14,686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033" calcext:value-type="float">
            <text:p>12,033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458" calcext:value-type="float">
            <text:p>14,458</text:p>
          </table:table-cell>
          <table:table-cell office:value-type="float" office:value="14.231" calcext:value-type="float">
            <text:p>14,231</text:p>
          </table:table-cell>
          <table:table-cell office:value-type="float" office:value="16.799" calcext:value-type="float">
            <text:p>16,799</text:p>
          </table:table-cell>
          <table:table-cell office:value-type="float" office:value="16.321" calcext:value-type="float">
            <text:p>16,321</text:p>
          </table:table-cell>
          <table:table-cell office:value-type="float" office:value="17.04" calcext:value-type="float">
            <text:p>17,04</text:p>
          </table:table-cell>
          <table:table-cell office:value-type="float" office:value="37.773" calcext:value-type="float">
            <text:p>37,773</text:p>
          </table:table-cell>
          <table:table-cell office:value-type="float" office:value="22.924" calcext:value-type="float">
            <text:p>22,924</text:p>
          </table:table-cell>
          <table:table-cell office:value-type="float" office:value="22.655" calcext:value-type="float">
            <text:p>22,655</text:p>
          </table:table-cell>
          <table:table-cell office:value-type="float" office:value="21.066" calcext:value-type="float">
            <text:p>21,066</text:p>
          </table:table-cell>
          <table:table-cell office:value-type="float" office:value="18.514" calcext:value-type="float">
            <text:p>18,514</text:p>
          </table:table-cell>
          <table:table-cell office:value-type="float" office:value="17.04" calcext:value-type="float">
            <text:p>17,04</text:p>
          </table:table-cell>
          <table:table-cell table:number-columns-repeated="2"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4.458" calcext:value-type="float">
            <text:p>14,458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225" calcext:value-type="float">
            <text:p>64,225</text:p>
          </table:table-cell>
          <table:table-cell office:value-type="float" office:value="15.847" calcext:value-type="float">
            <text:p>15,847</text:p>
          </table:table-cell>
          <table:table-cell office:value-type="float" office:value="32.81" calcext:value-type="float">
            <text:p>32,8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546" calcext:value-type="float">
            <text:p>20,546</text:p>
          </table:table-cell>
          <table:table-cell table:number-columns-repeated="2" office:value-type="float" office:value="18.514" calcext:value-type="float">
            <text:p>18,514</text:p>
          </table:table-cell>
          <table:table-cell office:value-type="float" office:value="24.561" calcext:value-type="float">
            <text:p>24,561</text:p>
          </table:table-cell>
          <table:table-cell office:value-type="float" office:value="21.328" calcext:value-type="float">
            <text:p>21,328</text:p>
          </table:table-cell>
          <table:table-cell office:value-type="float" office:value="38.097" calcext:value-type="float">
            <text:p>38,097</text:p>
          </table:table-cell>
          <table:table-cell office:value-type="float" office:value="31.21" calcext:value-type="float">
            <text:p>31,21</text:p>
          </table:table-cell>
          <table:table-cell office:value-type="float" office:value="23.194" calcext:value-type="float">
            <text:p>23,194</text:p>
          </table:table-cell>
          <table:table-cell office:value-type="float" office:value="15.847" calcext:value-type="float">
            <text:p>15,847</text:p>
          </table:table-cell>
          <table:table-cell office:value-type="float" office:value="33.656" calcext:value-type="float">
            <text:p>33,656</text:p>
          </table:table-cell>
          <table:table-cell office:value-type="float" office:value="37.129" calcext:value-type="float">
            <text:p>37,129</text:p>
          </table:table-cell>
          <table:table-cell office:value-type="float" office:value="21.855" calcext:value-type="float">
            <text:p>21,855</text:p>
          </table:table-cell>
          <table:table-cell office:value-type="float" office:value="31.21" calcext:value-type="float">
            <text:p>31,21</text:p>
          </table:table-cell>
          <table:table-cell office:value-type="float" office:value="46.908" calcext:value-type="float">
            <text:p>46,908</text:p>
          </table:table-cell>
          <table:table-cell office:value-type="float" office:value="29.125" calcext:value-type="float">
            <text:p>29,125</text:p>
          </table:table-cell>
          <table:table-cell office:value-type="float" office:value="24.285" calcext:value-type="float">
            <text:p>24,285</text:p>
          </table:table-cell>
          <table:table-cell office:value-type="float" office:value="27.669" calcext:value-type="float">
            <text:p>27,669</text:p>
          </table:table-cell>
          <table:table-cell office:value-type="float" office:value="59.792" calcext:value-type="float">
            <text:p>59,792</text:p>
          </table:table-cell>
          <table:table-cell office:value-type="float" office:value="48.222" calcext:value-type="float">
            <text:p>48,222</text:p>
          </table:table-cell>
          <table:table-cell office:value-type="float" office:value="43.074" calcext:value-type="float">
            <text:p>43,074</text:p>
          </table:table-cell>
          <table:table-cell office:value-type="float" office:value="41.725" calcext:value-type="float">
            <text:p>41,725</text:p>
          </table:table-cell>
          <table:table-cell office:value-type="float" office:value="50.898" calcext:value-type="float">
            <text:p>50,898</text:p>
          </table:table-cell>
          <table:table-cell office:value-type="float" office:value="36.169" calcext:value-type="float">
            <text:p>36,169</text:p>
          </table:table-cell>
          <table:table-cell office:value-type="float" office:value="25.957" calcext:value-type="float">
            <text:p>25,957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514" calcext:value-type="float">
            <text:p>18,514</text:p>
          </table:table-cell>
          <table:table-cell office:value-type="float" office:value="34.904" calcext:value-type="float">
            <text:p>34,904</text:p>
          </table:table-cell>
          <table:table-cell office:value-type="float" office:value="25.116" calcext:value-type="float">
            <text:p>25,116</text:p>
          </table:table-cell>
          <table:table-cell office:value-type="float" office:value="30.609" calcext:value-type="float">
            <text:p>30,609</text:p>
          </table:table-cell>
          <table:table-cell office:value-type="float" office:value="64.225" calcext:value-type="float">
            <text:p>64,225</text:p>
          </table:table-cell>
          <table:table-cell office:value-type="float" office:value="55.499" calcext:value-type="float">
            <text:p>55,49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8.912" calcext:value-type="float">
            <text:p>78,912</text:p>
          </table:table-cell>
          <table:table-cell office:value-type="float" office:value="11.401" calcext:value-type="float">
            <text:p>11,401</text:p>
          </table:table-cell>
          <table:table-cell office:value-type="float" office:value="25.681" calcext:value-type="float">
            <text:p>25,681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321" calcext:value-type="float">
            <text:p>16,321</text:p>
          </table:table-cell>
          <table:table-cell office:value-type="float" office:value="28.248" calcext:value-type="float">
            <text:p>28,248</text:p>
          </table:table-cell>
          <table:table-cell office:value-type="float" office:value="18.763" calcext:value-type="float">
            <text:p>18,763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083" calcext:value-type="float">
            <text:p>16,083</text:p>
          </table:table-cell>
          <table:table-cell office:value-type="float" office:value="19.52" calcext:value-type="float">
            <text:p>19,52</text:p>
          </table:table-cell>
          <table:table-cell office:value-type="float" office:value="20.546" calcext:value-type="float">
            <text:p>20,546</text:p>
          </table:table-cell>
          <table:table-cell office:value-type="float" office:value="13.335" calcext:value-type="float">
            <text:p>13,335</text:p>
          </table:table-cell>
          <table:table-cell office:value-type="float" office:value="24.838" calcext:value-type="float">
            <text:p>24,838</text:p>
          </table:table-cell>
          <table:table-cell office:value-type="float" office:value="22.655" calcext:value-type="float">
            <text:p>22,655</text:p>
          </table:table-cell>
          <table:table-cell office:value-type="float" office:value="34.591" calcext:value-type="float">
            <text:p>34,591</text:p>
          </table:table-cell>
          <table:table-cell office:value-type="float" office:value="66.241" calcext:value-type="float">
            <text:p>66,241</text:p>
          </table:table-cell>
          <table:table-cell office:value-type="float" office:value="78.912" calcext:value-type="float">
            <text:p>78,912</text:p>
          </table:table-cell>
          <table:table-cell office:value-type="float" office:value="45.611" calcext:value-type="float">
            <text:p>45,611</text:p>
          </table:table-cell>
          <table:table-cell office:value-type="float" office:value="49.999" calcext:value-type="float">
            <text:p>49,999</text:p>
          </table:table-cell>
          <table:table-cell office:value-type="float" office:value="39.403" calcext:value-type="float">
            <text:p>39,403</text:p>
          </table:table-cell>
          <table:table-cell office:value-type="float" office:value="28.248" calcext:value-type="float">
            <text:p>28,248</text:p>
          </table:table-cell>
          <table:table-cell office:value-type="float" office:value="21.328" calcext:value-type="float">
            <text:p>21,328</text:p>
          </table:table-cell>
          <table:table-cell office:value-type="float" office:value="16.083" calcext:value-type="float">
            <text:p>16,083</text:p>
          </table:table-cell>
          <table:table-cell office:value-type="float" office:value="13.335" calcext:value-type="float">
            <text:p>13,335</text:p>
          </table:table-cell>
          <table:table-cell office:value-type="float" office:value="37.45" calcext:value-type="float">
            <text:p>37,45</text:p>
          </table:table-cell>
          <table:table-cell office:value-type="float" office:value="24.011" calcext:value-type="float">
            <text:p>24,011</text:p>
          </table:table-cell>
          <table:table-cell office:value-type="float" office:value="15.379" calcext:value-type="float">
            <text:p>15,379</text:p>
          </table:table-cell>
          <table:table-cell office:value-type="float" office:value="13.557" calcext:value-type="float">
            <text:p>13,557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265" calcext:value-type="float">
            <text:p>18,265</text:p>
          </table:table-cell>
          <table:table-cell office:value-type="float" office:value="14.231" calcext:value-type="float">
            <text:p>14,231</text:p>
          </table:table-cell>
          <table:table-cell office:value-type="float" office:value="12.033" calcext:value-type="float">
            <text:p>12,033</text:p>
          </table:table-cell>
          <table:table-cell office:value-type="float" office:value="11.61" calcext:value-type="float">
            <text:p>11,61</text:p>
          </table:table-cell>
          <table:table-cell office:value-type="float" office:value="11.401" calcext:value-type="float">
            <text:p>11,401</text:p>
          </table:table-cell>
          <table:table-cell office:value-type="float" office:value="26.808" calcext:value-type="float">
            <text:p>26,8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6.169" calcext:value-type="float">
            <text:p>36,169</text:p>
          </table:table-cell>
          <table:table-cell office:value-type="float" office:value="16.559" calcext:value-type="float">
            <text:p>16,559</text:p>
          </table:table-cell>
          <table:table-cell office:value-type="float" office:value="22.479" calcext:value-type="float">
            <text:p>22,47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121" calcext:value-type="float">
            <text:p>22,121</text:p>
          </table:table-cell>
          <table:table-cell office:value-type="float" office:value="18.265" calcext:value-type="float">
            <text:p>18,265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20.546" calcext:value-type="float">
            <text:p>20,546</text:p>
          </table:table-cell>
          <table:table-cell office:value-type="float" office:value="28.539" calcext:value-type="float">
            <text:p>28,539</text:p>
          </table:table-cell>
          <table:table-cell office:value-type="float" office:value="22.121" calcext:value-type="float">
            <text:p>22,121</text:p>
          </table:table-cell>
          <table:table-cell office:value-type="float" office:value="20.546" calcext:value-type="float">
            <text:p>20,546</text:p>
          </table:table-cell>
          <table:table-cell office:value-type="float" office:value="17.283" calcext:value-type="float">
            <text:p>17,283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8.265" calcext:value-type="float">
            <text:p>18,265</text:p>
          </table:table-cell>
          <table:table-cell office:value-type="float" office:value="32.731" calcext:value-type="float">
            <text:p>32,731</text:p>
          </table:table-cell>
          <table:table-cell office:value-type="float" office:value="29.125" calcext:value-type="float">
            <text:p>29,125</text:p>
          </table:table-cell>
          <table:table-cell table:number-columns-repeated="2" office:value-type="float" office:value="27.094" calcext:value-type="float">
            <text:p>27,094</text:p>
          </table:table-cell>
          <table:table-cell office:value-type="float" office:value="36.169" calcext:value-type="float">
            <text:p>36,169</text:p>
          </table:table-cell>
          <table:table-cell office:value-type="float" office:value="31.815" calcext:value-type="float">
            <text:p>31,815</text:p>
          </table:table-cell>
          <table:table-cell office:value-type="float" office:value="25.957" calcext:value-type="float">
            <text:p>25,957</text:p>
          </table:table-cell>
          <table:table-cell office:value-type="float" office:value="26.239" calcext:value-type="float">
            <text:p>26,239</text:p>
          </table:table-cell>
          <table:table-cell office:value-type="float" office:value="23.737" calcext:value-type="float">
            <text:p>23,737</text:p>
          </table:table-cell>
          <table:table-cell office:value-type="float" office:value="22.121" calcext:value-type="float">
            <text:p>22,121</text:p>
          </table:table-cell>
          <table:table-cell office:value-type="float" office:value="22.924" calcext:value-type="float">
            <text:p>22,924</text:p>
          </table:table-cell>
          <table:table-cell office:value-type="float" office:value="24.285" calcext:value-type="float">
            <text:p>24,285</text:p>
          </table:table-cell>
          <table:table-cell office:value-type="float" office:value="20.546" calcext:value-type="float">
            <text:p>20,546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011" calcext:value-type="float">
            <text:p>24,011</text:p>
          </table:table-cell>
          <table:table-cell office:value-type="float" office:value="15.147" calcext:value-type="float">
            <text:p>15,147</text:p>
          </table:table-cell>
          <table:table-cell office:value-type="float" office:value="16.399" calcext:value-type="float">
            <text:p>16,39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04" calcext:value-type="float">
            <text:p>17,04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799" calcext:value-type="float">
            <text:p>16,799</text:p>
          </table:table-cell>
          <table:table-cell office:value-type="float" office:value="16.321" calcext:value-type="float">
            <text:p>16,321</text:p>
          </table:table-cell>
          <table:table-cell table:number-columns-repeated="4" office:value-type="float" office:value="16.083" calcext:value-type="float">
            <text:p>16,083</text:p>
          </table:table-cell>
          <table:table-cell table:number-columns-repeated="3" office:value-type="float" office:value="15.612" calcext:value-type="float">
            <text:p>15,612</text:p>
          </table:table-cell>
          <table:table-cell table:number-columns-repeated="7" office:value-type="float" office:value="15.147" calcext:value-type="float">
            <text:p>15,14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083" calcext:value-type="float">
            <text:p>16,083</text:p>
          </table:table-cell>
          <table:table-cell table:number-columns-repeated="3" office:value-type="float" office:value="15.612" calcext:value-type="float">
            <text:p>15,612</text:p>
          </table:table-cell>
          <table:table-cell table:number-columns-repeated="2" office:value-type="float" office:value="15.147" calcext:value-type="float">
            <text:p>15,14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9.775" calcext:value-type="float">
            <text:p>19,775</text:p>
          </table:table-cell>
          <table:table-cell office:value-type="float" office:value="24.011" calcext:value-type="float">
            <text:p>24,01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121" calcext:value-type="float">
            <text:p>22,121</text:p>
          </table:table-cell>
          <table:table-cell office:value-type="float" office:value="12.462" calcext:value-type="float">
            <text:p>12,462</text:p>
          </table:table-cell>
          <table:table-cell office:value-type="float" office:value="16.888" calcext:value-type="float">
            <text:p>16,88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office:value-type="float" office:value="14.005" calcext:value-type="float">
            <text:p>14,005</text:p>
          </table:table-cell>
          <table:table-cell office:value-type="float" office:value="13.115" calcext:value-type="float">
            <text:p>13,115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14.231" calcext:value-type="float">
            <text:p>14,231</text:p>
          </table:table-cell>
          <table:table-cell table:number-columns-repeated="2" office:value-type="float" office:value="15.147" calcext:value-type="float">
            <text:p>15,14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771" calcext:value-type="float">
            <text:p>17,771</text:p>
          </table:table-cell>
          <table:table-cell table:number-columns-repeated="2" office:value-type="float" office:value="17.527" calcext:value-type="float">
            <text:p>17,527</text:p>
          </table:table-cell>
          <table:table-cell table:number-columns-repeated="7"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21.066" calcext:value-type="float">
            <text:p>21,066</text:p>
          </table:table-cell>
          <table:table-cell office:value-type="float" office:value="18.514" calcext:value-type="float">
            <text:p>18,514</text:p>
          </table:table-cell>
          <table:table-cell office:value-type="float" office:value="20.288" calcext:value-type="float">
            <text:p>20,288</text:p>
          </table:table-cell>
          <table:table-cell office:value-type="float" office:value="22.121" calcext:value-type="float">
            <text:p>22,121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18.017" calcext:value-type="float">
            <text:p>18,017</text:p>
          </table:table-cell>
          <table:table-cell table:number-columns-repeated="2" office:value-type="float" office:value="17.527" calcext:value-type="float">
            <text:p>17,5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335" calcext:value-type="float">
            <text:p>13,335</text:p>
          </table:table-cell>
          <table:table-cell office:value-type="float" office:value="9.384" calcext:value-type="float">
            <text:p>9,384</text:p>
          </table:table-cell>
          <table:table-cell office:value-type="float" office:value="10.479" calcext:value-type="float">
            <text:p>10,47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776" calcext:value-type="float">
            <text:p>9,776</text:p>
          </table:table-cell>
          <table:table-cell office:value-type="float" office:value="10.374" calcext:value-type="float">
            <text:p>10,374</text:p>
          </table:table-cell>
          <table:table-cell office:value-type="float" office:value="11.401" calcext:value-type="float">
            <text:p>11,401</text:p>
          </table:table-cell>
          <table:table-cell office:value-type="float" office:value="13.335" calcext:value-type="float">
            <text:p>13,335</text:p>
          </table:table-cell>
          <table:table-cell office:value-type="float" office:value="11.61" calcext:value-type="float">
            <text:p>11,61</text:p>
          </table:table-cell>
          <table:table-cell office:value-type="float" office:value="13.335" calcext:value-type="float">
            <text:p>13,335</text:p>
          </table:table-cell>
          <table:table-cell office:value-type="float" office:value="11.401" calcext:value-type="float">
            <text:p>11,401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9.579" calcext:value-type="float">
            <text:p>9,579</text:p>
          </table:table-cell>
          <table:table-cell office:value-type="float" office:value="9.776" calcext:value-type="float">
            <text:p>9,776</text:p>
          </table:table-cell>
          <table:table-cell table:number-columns-repeated="4" office:value-type="float" office:value="9.579" calcext:value-type="float">
            <text:p>9,579</text:p>
          </table:table-cell>
          <table:table-cell table:number-columns-repeated="2" office:value-type="float" office:value="9.384" calcext:value-type="float">
            <text:p>9,384</text:p>
          </table:table-cell>
          <table:table-cell office:value-type="float" office:value="9.579" calcext:value-type="float">
            <text:p>9,579</text:p>
          </table:table-cell>
          <table:table-cell office:value-type="float" office:value="9.384" calcext:value-type="float">
            <text:p>9,384</text:p>
          </table:table-cell>
          <table:table-cell table:number-columns-repeated="3" office:value-type="float" office:value="9.579" calcext:value-type="float">
            <text:p>9,579</text:p>
          </table:table-cell>
          <table:table-cell office:value-type="float" office:value="9.776" calcext:value-type="float">
            <text:p>9,776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193" calcext:value-type="float">
            <text:p>11,193</text:p>
          </table:table-cell>
          <table:table-cell office:value-type="float" office:value="11.401" calcext:value-type="float">
            <text:p>11,401</text:p>
          </table:table-cell>
          <table:table-cell table:number-columns-repeated="3" office:value-type="float" office:value="11.193" calcext:value-type="float">
            <text:p>11,193</text:p>
          </table:table-cell>
          <table:table-cell office:value-type="float" office:value="11.401" calcext:value-type="float">
            <text:p>11,4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776" calcext:value-type="float">
            <text:p>9,776</text:p>
          </table:table-cell>
          <table:table-cell office:value-type="float" office:value="10.155" calcext:value-type="float">
            <text:p>10,15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974" calcext:value-type="float">
            <text:p>9,974</text:p>
          </table:table-cell>
          <table:table-cell table:number-columns-repeated="5"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10.173" calcext:value-type="float">
            <text:p>10,173</text:p>
          </table:table-cell>
          <table:table-cell table:number-columns-repeated="7" office:value-type="float" office:value="10.374" calcext:value-type="float">
            <text:p>10,374</text:p>
          </table:table-cell>
          <table:table-cell office:value-type="float" office:value="10.173" calcext:value-type="float">
            <text:p>10,173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10.173" calcext:value-type="float">
            <text:p>10,173</text:p>
          </table:table-cell>
          <table:table-cell table:number-columns-repeated="2" office:value-type="float" office:value="9.974" calcext:value-type="float">
            <text:p>9,974</text:p>
          </table:table-cell>
          <table:table-cell office:value-type="float" office:value="9.776" calcext:value-type="float">
            <text:p>9,776</text:p>
          </table:table-cell>
          <table:table-cell office:value-type="float" office:value="9.974" calcext:value-type="float">
            <text:p>9,974</text:p>
          </table:table-cell>
          <table:table-cell table:number-columns-repeated="4" office:value-type="float" office:value="9.776" calcext:value-type="float">
            <text:p>9,77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401" calcext:value-type="float">
            <text:p>11,401</text:p>
          </table:table-cell>
          <table:table-cell office:value-type="float" office:value="10.374" calcext:value-type="float">
            <text:p>10,374</text:p>
          </table:table-cell>
          <table:table-cell office:value-type="float" office:value="10.905" calcext:value-type="float">
            <text:p>10,90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1.193" calcext:value-type="float">
            <text:p>11,193</text:p>
          </table:table-cell>
          <table:table-cell office:value-type="float" office:value="11.401" calcext:value-type="float">
            <text:p>11,401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193" calcext:value-type="float">
            <text:p>11,193</text:p>
          </table:table-cell>
          <table:table-cell table:number-columns-repeated="2" office:value-type="float" office:value="10.986" calcext:value-type="float">
            <text:p>10,986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577" calcext:value-type="float">
            <text:p>10,577</text:p>
          </table:table-cell>
          <table:table-cell office:value-type="float" office:value="10.781" calcext:value-type="float">
            <text:p>10,781</text:p>
          </table:table-cell>
          <table:table-cell table:number-columns-repeated="2" office:value-type="float" office:value="10.577" calcext:value-type="float">
            <text:p>10,577</text:p>
          </table:table-cell>
          <table:table-cell table:number-columns-repeated="4" office:value-type="float" office:value="10.781" calcext:value-type="float">
            <text:p>10,781</text:p>
          </table:table-cell>
          <table:table-cell table:number-columns-repeated="10" office:value-type="float" office:value="10.986" calcext:value-type="float">
            <text:p>10,986</text:p>
          </table:table-cell>
          <table:table-cell office:value-type="float" office:value="11.193" calcext:value-type="float">
            <text:p>11,193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577" calcext:value-type="float">
            <text:p>10,577</text:p>
          </table:table-cell>
          <table:table-cell office:value-type="float" office:value="10.374" calcext:value-type="float">
            <text:p>10,374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527" calcext:value-type="float">
            <text:p>17,527</text:p>
          </table:table-cell>
          <table:table-cell office:value-type="float" office:value="10.986" calcext:value-type="float">
            <text:p>10,986</text:p>
          </table:table-cell>
          <table:table-cell office:value-type="float" office:value="12.309" calcext:value-type="float">
            <text:p>12,30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93" calcext:value-type="float">
            <text:p>11,193</text:p>
          </table:table-cell>
          <table:table-cell table:number-columns-repeated="2" office:value-type="float" office:value="11.401" calcext:value-type="float">
            <text:p>11,401</text:p>
          </table:table-cell>
          <table:table-cell office:value-type="float" office:value="17.527" calcext:value-type="float">
            <text:p>17,527</text:p>
          </table:table-cell>
          <table:table-cell office:value-type="float" office:value="14.686" calcext:value-type="float">
            <text:p>14,686</text:p>
          </table:table-cell>
          <table:table-cell office:value-type="float" office:value="12.896" calcext:value-type="float">
            <text:p>12,896</text:p>
          </table:table-cell>
          <table:table-cell office:value-type="float" office:value="17.283" calcext:value-type="float">
            <text:p>17,283</text:p>
          </table:table-cell>
          <table:table-cell office:value-type="float" office:value="14.231" calcext:value-type="float">
            <text:p>14,231</text:p>
          </table:table-cell>
          <table:table-cell office:value-type="float" office:value="12.896" calcext:value-type="float">
            <text:p>12,896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12.033" calcext:value-type="float">
            <text:p>12,033</text:p>
          </table:table-cell>
          <table:table-cell table:number-columns-repeated="2" office:value-type="float" office:value="11.821" calcext:value-type="float">
            <text:p>11,821</text:p>
          </table:table-cell>
          <table:table-cell office:value-type="float" office:value="11.61" calcext:value-type="float">
            <text:p>11,61</text:p>
          </table:table-cell>
          <table:table-cell office:value-type="float" office:value="11.401" calcext:value-type="float">
            <text:p>11,401</text:p>
          </table:table-cell>
          <table:table-cell office:value-type="float" office:value="11.193" calcext:value-type="float">
            <text:p>11,193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401" calcext:value-type="float">
            <text:p>11,401</text:p>
          </table:table-cell>
          <table:table-cell office:value-type="float" office:value="13.335" calcext:value-type="float">
            <text:p>13,335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11.821" calcext:value-type="float">
            <text:p>11,821</text:p>
          </table:table-cell>
          <table:table-cell office:value-type="float" office:value="11.61" calcext:value-type="float">
            <text:p>11,61</text:p>
          </table:table-cell>
          <table:table-cell table:number-columns-repeated="5" office:value-type="float" office:value="11.401" calcext:value-type="float">
            <text:p>11,401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193" calcext:value-type="float">
            <text:p>11,193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78" calcext:value-type="float">
            <text:p>13,78</text:p>
          </table:table-cell>
          <table:table-cell office:value-type="float" office:value="9.974" calcext:value-type="float">
            <text:p>9,974</text:p>
          </table:table-cell>
          <table:table-cell office:value-type="float" office:value="11.207" calcext:value-type="float">
            <text:p>11,20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115" calcext:value-type="float">
            <text:p>13,115</text:p>
          </table:table-cell>
          <table:table-cell table:number-columns-repeated="3" office:value-type="float" office:value="11.401" calcext:value-type="float">
            <text:p>11,401</text:p>
          </table:table-cell>
          <table:table-cell table:number-columns-repeated="2" office:value-type="float" office:value="11.193" calcext:value-type="float">
            <text:p>11,193</text:p>
          </table:table-cell>
          <table:table-cell office:value-type="float" office:value="10.986" calcext:value-type="float">
            <text:p>10,986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office:value-type="float" office:value="11.821" calcext:value-type="float">
            <text:p>11,821</text:p>
          </table:table-cell>
          <table:table-cell office:value-type="float" office:value="11.401" calcext:value-type="float">
            <text:p>11,401</text:p>
          </table:table-cell>
          <table:table-cell office:value-type="float" office:value="10.986" calcext:value-type="float">
            <text:p>10,986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577" calcext:value-type="float">
            <text:p>10,577</text:p>
          </table:table-cell>
          <table:table-cell office:value-type="float" office:value="12.896" calcext:value-type="float">
            <text:p>12,896</text:p>
          </table:table-cell>
          <table:table-cell office:value-type="float" office:value="11.401" calcext:value-type="float">
            <text:p>11,401</text:p>
          </table:table-cell>
          <table:table-cell table:number-columns-repeated="2" office:value-type="float" office:value="10.577" calcext:value-type="float">
            <text:p>10,577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10.374" calcext:value-type="float">
            <text:p>10,374</text:p>
          </table:table-cell>
          <table:table-cell table:number-columns-repeated="2" office:value-type="float" office:value="10.173" calcext:value-type="float">
            <text:p>10,173</text:p>
          </table:table-cell>
          <table:table-cell table:number-columns-repeated="2" office:value-type="float" office:value="9.974" calcext:value-type="float">
            <text:p>9,974</text:p>
          </table:table-cell>
          <table:table-cell office:value-type="float" office:value="11.193" calcext:value-type="float">
            <text:p>11,193</text:p>
          </table:table-cell>
          <table:table-cell office:value-type="float" office:value="11.401" calcext:value-type="float">
            <text:p>11,401</text:p>
          </table:table-cell>
          <table:table-cell table:number-columns-repeated="2" office:value-type="float" office:value="11.193" calcext:value-type="float">
            <text:p>11,193</text:p>
          </table:table-cell>
          <table:table-cell office:value-type="float" office:value="11.401" calcext:value-type="float">
            <text:p>11,40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3.074" calcext:value-type="float">
            <text:p>43,074</text:p>
          </table:table-cell>
          <table:table-cell office:value-type="float" office:value="10.577" calcext:value-type="float">
            <text:p>10,577</text:p>
          </table:table-cell>
          <table:table-cell office:value-type="float" office:value="15.868" calcext:value-type="float">
            <text:p>15,86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147" calcext:value-type="float">
            <text:p>15,147</text:p>
          </table:table-cell>
          <table:table-cell office:value-type="float" office:value="13.78" calcext:value-type="float">
            <text:p>13,78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896" calcext:value-type="float">
            <text:p>12,896</text:p>
          </table:table-cell>
          <table:table-cell table:number-columns-repeated="2" office:value-type="float" office:value="13.335" calcext:value-type="float">
            <text:p>13,335</text:p>
          </table:table-cell>
          <table:table-cell office:value-type="float" office:value="14.231" calcext:value-type="float">
            <text:p>14,231</text:p>
          </table:table-cell>
          <table:table-cell office:value-type="float" office:value="11.61" calcext:value-type="float">
            <text:p>11,61</text:p>
          </table:table-cell>
          <table:table-cell office:value-type="float" office:value="11.193" calcext:value-type="float">
            <text:p>11,193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577" calcext:value-type="float">
            <text:p>10,577</text:p>
          </table:table-cell>
          <table:table-cell office:value-type="float" office:value="11.401" calcext:value-type="float">
            <text:p>11,401</text:p>
          </table:table-cell>
          <table:table-cell office:value-type="float" office:value="23.737" calcext:value-type="float">
            <text:p>23,737</text:p>
          </table:table-cell>
          <table:table-cell table:number-columns-repeated="2" office:value-type="float" office:value="15.147" calcext:value-type="float">
            <text:p>15,147</text:p>
          </table:table-cell>
          <table:table-cell office:value-type="float" office:value="13.78" calcext:value-type="float">
            <text:p>13,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033" calcext:value-type="float">
            <text:p>12,033</text:p>
          </table:table-cell>
          <table:table-cell office:value-type="float" office:value="11.821" calcext:value-type="float">
            <text:p>11,821</text:p>
          </table:table-cell>
          <table:table-cell office:value-type="float" office:value="16.559" calcext:value-type="float">
            <text:p>16,559</text:p>
          </table:table-cell>
          <table:table-cell office:value-type="float" office:value="14.686" calcext:value-type="float">
            <text:p>14,686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 office:value-type="float" office:value="21.591" calcext:value-type="float">
            <text:p>21,591</text:p>
          </table:table-cell>
          <table:table-cell office:value-type="float" office:value="19.014" calcext:value-type="float">
            <text:p>19,014</text:p>
          </table:table-cell>
          <table:table-cell office:value-type="float" office:value="43.074" calcext:value-type="float">
            <text:p>43,074</text:p>
          </table:table-cell>
          <table:table-cell office:value-type="float" office:value="34.591" calcext:value-type="float">
            <text:p>34,591</text:p>
          </table:table-cell>
          <table:table-cell office:value-type="float" office:value="18.763" calcext:value-type="float">
            <text:p>18,763</text:p>
          </table:table-cell>
          <table:table-cell office:value-type="float" office:value="15.612" calcext:value-type="float">
            <text:p>15,612</text:p>
          </table:table-cell>
          <table:table-cell office:value-type="float" office:value="14.458" calcext:value-type="float">
            <text:p>14,45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.1" calcext:value-type="float">
            <text:p>54,1</text:p>
          </table:table-cell>
          <table:table-cell office:value-type="float" office:value="12.896" calcext:value-type="float">
            <text:p>12,896</text:p>
          </table:table-cell>
          <table:table-cell office:value-type="float" office:value="24.774" calcext:value-type="float">
            <text:p>24,77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147" calcext:value-type="float">
            <text:p>15,147</text:p>
          </table:table-cell>
          <table:table-cell office:value-type="float" office:value="38.748" calcext:value-type="float">
            <text:p>38,748</text:p>
          </table:table-cell>
          <table:table-cell office:value-type="float" office:value="35.852" calcext:value-type="float">
            <text:p>35,852</text:p>
          </table:table-cell>
          <table:table-cell office:value-type="float" office:value="22.121" calcext:value-type="float">
            <text:p>22,121</text:p>
          </table:table-cell>
          <table:table-cell office:value-type="float" office:value="16.799" calcext:value-type="float">
            <text:p>16,799</text:p>
          </table:table-cell>
          <table:table-cell office:value-type="float" office:value="19.014" calcext:value-type="float">
            <text:p>19,014</text:p>
          </table:table-cell>
          <table:table-cell office:value-type="float" office:value="21.855" calcext:value-type="float">
            <text:p>21,855</text:p>
          </table:table-cell>
          <table:table-cell office:value-type="float" office:value="18.265" calcext:value-type="float">
            <text:p>18,265</text:p>
          </table:table-cell>
          <table:table-cell office:value-type="float" office:value="17.283" calcext:value-type="float">
            <text:p>17,283</text:p>
          </table:table-cell>
          <table:table-cell office:value-type="float" office:value="38.097" calcext:value-type="float">
            <text:p>38,097</text:p>
          </table:table-cell>
          <table:table-cell office:value-type="float" office:value="29.125" calcext:value-type="float">
            <text:p>29,125</text:p>
          </table:table-cell>
          <table:table-cell office:value-type="float" office:value="19.267" calcext:value-type="float">
            <text:p>19,26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3.335" calcext:value-type="float">
            <text:p>13,335</text:p>
          </table:table-cell>
          <table:table-cell office:value-type="float" office:value="12.896" calcext:value-type="float">
            <text:p>12,896</text:p>
          </table:table-cell>
          <table:table-cell office:value-type="float" office:value="15.147" calcext:value-type="float">
            <text:p>15,147</text:p>
          </table:table-cell>
          <table:table-cell office:value-type="float" office:value="24.838" calcext:value-type="float">
            <text:p>24,838</text:p>
          </table:table-cell>
          <table:table-cell office:value-type="float" office:value="25.675" calcext:value-type="float">
            <text:p>25,675</text:p>
          </table:table-cell>
          <table:table-cell office:value-type="float" office:value="30.012" calcext:value-type="float">
            <text:p>30,012</text:p>
          </table:table-cell>
          <table:table-cell office:value-type="float" office:value="29.125" calcext:value-type="float">
            <text:p>29,125</text:p>
          </table:table-cell>
          <table:table-cell office:value-type="float" office:value="54.1" calcext:value-type="float">
            <text:p>54,1</text:p>
          </table:table-cell>
          <table:table-cell office:value-type="float" office:value="40.061" calcext:value-type="float">
            <text:p>40,061</text:p>
          </table:table-cell>
          <table:table-cell office:value-type="float" office:value="34.904" calcext:value-type="float">
            <text:p>34,904</text:p>
          </table:table-cell>
          <table:table-cell office:value-type="float" office:value="32.425" calcext:value-type="float">
            <text:p>32,425</text:p>
          </table:table-cell>
          <table:table-cell office:value-type="float" office:value="24.285" calcext:value-type="float">
            <text:p>24,285</text:p>
          </table:table-cell>
          <table:table-cell office:value-type="float" office:value="16.083" calcext:value-type="float">
            <text:p>16,083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731" calcext:value-type="float">
            <text:p>39,731</text:p>
          </table:table-cell>
          <table:table-cell office:value-type="float" office:value="10.577" calcext:value-type="float">
            <text:p>10,577</text:p>
          </table:table-cell>
          <table:table-cell office:value-type="float" office:value="20.997" calcext:value-type="float">
            <text:p>20,99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.425" calcext:value-type="float">
            <text:p>32,425</text:p>
          </table:table-cell>
          <table:table-cell office:value-type="float" office:value="30.012" calcext:value-type="float">
            <text:p>30,012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265" calcext:value-type="float">
            <text:p>18,265</text:p>
          </table:table-cell>
          <table:table-cell office:value-type="float" office:value="27.958" calcext:value-type="float">
            <text:p>27,958</text:p>
          </table:table-cell>
          <table:table-cell office:value-type="float" office:value="15.612" calcext:value-type="float">
            <text:p>15,612</text:p>
          </table:table-cell>
          <table:table-cell office:value-type="float" office:value="12.896" calcext:value-type="float">
            <text:p>12,896</text:p>
          </table:table-cell>
          <table:table-cell office:value-type="float" office:value="11.401" calcext:value-type="float">
            <text:p>11,401</text:p>
          </table:table-cell>
          <table:table-cell office:value-type="float" office:value="26.523" calcext:value-type="float">
            <text:p>26,523</text:p>
          </table:table-cell>
          <table:table-cell office:value-type="float" office:value="13.78" calcext:value-type="float">
            <text:p>13,78</text:p>
          </table:table-cell>
          <table:table-cell office:value-type="float" office:value="11.401" calcext:value-type="float">
            <text:p>11,401</text:p>
          </table:table-cell>
          <table:table-cell office:value-type="float" office:value="10.577" calcext:value-type="float">
            <text:p>10,577</text:p>
          </table:table-cell>
          <table:table-cell office:value-type="float" office:value="12.678" calcext:value-type="float">
            <text:p>12,678</text:p>
          </table:table-cell>
          <table:table-cell office:value-type="float" office:value="24.838" calcext:value-type="float">
            <text:p>24,838</text:p>
          </table:table-cell>
          <table:table-cell office:value-type="float" office:value="21.328" calcext:value-type="float">
            <text:p>21,328</text:p>
          </table:table-cell>
          <table:table-cell office:value-type="float" office:value="24.285" calcext:value-type="float">
            <text:p>24,285</text:p>
          </table:table-cell>
          <table:table-cell office:value-type="float" office:value="19.267" calcext:value-type="float">
            <text:p>19,267</text:p>
          </table:table-cell>
          <table:table-cell office:value-type="float" office:value="16.559" calcext:value-type="float">
            <text:p>16,559</text:p>
          </table:table-cell>
          <table:table-cell office:value-type="float" office:value="25.395" calcext:value-type="float">
            <text:p>25,395</text:p>
          </table:table-cell>
          <table:table-cell office:value-type="float" office:value="22.387" calcext:value-type="float">
            <text:p>22,387</text:p>
          </table:table-cell>
          <table:table-cell office:value-type="float" office:value="16.799" calcext:value-type="float">
            <text:p>16,799</text:p>
          </table:table-cell>
          <table:table-cell office:value-type="float" office:value="14.005" calcext:value-type="float">
            <text:p>14,005</text:p>
          </table:table-cell>
          <table:table-cell office:value-type="float" office:value="14.916" calcext:value-type="float">
            <text:p>14,916</text:p>
          </table:table-cell>
          <table:table-cell office:value-type="float" office:value="16.559" calcext:value-type="float">
            <text:p>16,559</text:p>
          </table:table-cell>
          <table:table-cell office:value-type="float" office:value="39.731" calcext:value-type="float">
            <text:p>39,731</text:p>
          </table:table-cell>
          <table:table-cell office:value-type="float" office:value="25.675" calcext:value-type="float">
            <text:p>25,675</text:p>
          </table:table-cell>
          <table:table-cell office:value-type="float" office:value="30.609" calcext:value-type="float">
            <text:p>30,609</text:p>
          </table:table-cell>
          <table:table-cell office:value-type="float" office:value="31.815" calcext:value-type="float">
            <text:p>31,815</text:p>
          </table:table-cell>
          <table:table-cell office:value-type="float" office:value="24.838" calcext:value-type="float">
            <text:p>24,838</text:p>
          </table:table-cell>
          <table:table-cell office:value-type="float" office:value="20.546" calcext:value-type="float">
            <text:p>20,546</text:p>
          </table:table-cell>
          <table:table-cell office:value-type="float" office:value="17.283" calcext:value-type="float">
            <text:p>17,28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107" calcext:value-type="float">
            <text:p>49,107</text:p>
          </table:table-cell>
          <table:table-cell office:value-type="float" office:value="7.694" calcext:value-type="float">
            <text:p>7,694</text:p>
          </table:table-cell>
          <table:table-cell office:value-type="float" office:value="18.692" calcext:value-type="float">
            <text:p>18,69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31" calcext:value-type="float">
            <text:p>30,31</text:p>
          </table:table-cell>
          <table:table-cell office:value-type="float" office:value="22.655" calcext:value-type="float">
            <text:p>22,655</text:p>
          </table:table-cell>
          <table:table-cell office:value-type="float" office:value="13.557" calcext:value-type="float">
            <text:p>13,557</text:p>
          </table:table-cell>
          <table:table-cell office:value-type="float" office:value="8.998" calcext:value-type="float">
            <text:p>8,998</text:p>
          </table:table-cell>
          <table:table-cell office:value-type="float" office:value="8.43" calcext:value-type="float">
            <text:p>8,43</text:p>
          </table:table-cell>
          <table:table-cell office:value-type="float" office:value="7.694" calcext:value-type="float">
            <text:p>7,694</text:p>
          </table:table-cell>
          <table:table-cell office:value-type="float" office:value="8.807" calcext:value-type="float">
            <text:p>8,807</text:p>
          </table:table-cell>
          <table:table-cell office:value-type="float" office:value="8.059" calcext:value-type="float">
            <text:p>8,059</text:p>
          </table:table-cell>
          <table:table-cell office:value-type="float" office:value="8.244" calcext:value-type="float">
            <text:p>8,244</text:p>
          </table:table-cell>
          <table:table-cell table:number-columns-repeated="2" office:value-type="float" office:value="8.43" calcext:value-type="float">
            <text:p>8,43</text:p>
          </table:table-cell>
          <table:table-cell table:number-columns-repeated="2" office:value-type="float" office:value="7.694" calcext:value-type="float">
            <text:p>7,694</text:p>
          </table:table-cell>
          <table:table-cell office:value-type="float" office:value="24.561" calcext:value-type="float">
            <text:p>24,561</text:p>
          </table:table-cell>
          <table:table-cell office:value-type="float" office:value="16.083" calcext:value-type="float">
            <text:p>16,083</text:p>
          </table:table-cell>
          <table:table-cell office:value-type="float" office:value="29.42" calcext:value-type="float">
            <text:p>29,42</text:p>
          </table:table-cell>
          <table:table-cell office:value-type="float" office:value="30.609" calcext:value-type="float">
            <text:p>30,609</text:p>
          </table:table-cell>
          <table:table-cell office:value-type="float" office:value="23.737" calcext:value-type="float">
            <text:p>23,737</text:p>
          </table:table-cell>
          <table:table-cell office:value-type="float" office:value="17.04" calcext:value-type="float">
            <text:p>17,04</text:p>
          </table:table-cell>
          <table:table-cell office:value-type="float" office:value="23.194" calcext:value-type="float">
            <text:p>23,194</text:p>
          </table:table-cell>
          <table:table-cell office:value-type="float" office:value="42.061" calcext:value-type="float">
            <text:p>42,061</text:p>
          </table:table-cell>
          <table:table-cell office:value-type="float" office:value="24.838" calcext:value-type="float">
            <text:p>24,838</text:p>
          </table:table-cell>
          <table:table-cell office:value-type="float" office:value="12.678" calcext:value-type="float">
            <text:p>12,678</text:p>
          </table:table-cell>
          <table:table-cell office:value-type="float" office:value="49.107" calcext:value-type="float">
            <text:p>49,107</text:p>
          </table:table-cell>
          <table:table-cell office:value-type="float" office:value="19.014" calcext:value-type="float">
            <text:p>19,014</text:p>
          </table:table-cell>
          <table:table-cell office:value-type="float" office:value="19.775" calcext:value-type="float">
            <text:p>19,775</text:p>
          </table:table-cell>
          <table:table-cell office:value-type="float" office:value="14.916" calcext:value-type="float">
            <text:p>14,916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017" calcext:value-type="float">
            <text:p>18,017</text:p>
          </table:table-cell>
          <table:table-cell office:value-type="float" office:value="15.612" calcext:value-type="float">
            <text:p>15,612</text:p>
          </table:table-cell>
          <table:table-cell office:value-type="float" office:value="30.012" calcext:value-type="float">
            <text:p>30,01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7.45" calcext:value-type="float">
            <text:p>37,45</text:p>
          </table:table-cell>
          <table:table-cell office:value-type="float" office:value="8.618" calcext:value-type="float">
            <text:p>8,618</text:p>
          </table:table-cell>
          <table:table-cell office:value-type="float" office:value="15.673" calcext:value-type="float">
            <text:p>15,67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066" calcext:value-type="float">
            <text:p>21,06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3.78" calcext:value-type="float">
            <text:p>13,78</text:p>
          </table:table-cell>
          <table:table-cell office:value-type="float" office:value="16.083" calcext:value-type="float">
            <text:p>16,083</text:p>
          </table:table-cell>
          <table:table-cell office:value-type="float" office:value="18.265" calcext:value-type="float">
            <text:p>18,265</text:p>
          </table:table-cell>
          <table:table-cell office:value-type="float" office:value="14.686" calcext:value-type="float">
            <text:p>14,686</text:p>
          </table:table-cell>
          <table:table-cell office:value-type="float" office:value="10.781" calcext:value-type="float">
            <text:p>10,781</text:p>
          </table:table-cell>
          <table:table-cell office:value-type="float" office:value="8.998" calcext:value-type="float">
            <text:p>8,998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776" calcext:value-type="float">
            <text:p>9,776</text:p>
          </table:table-cell>
          <table:table-cell office:value-type="float" office:value="8.618" calcext:value-type="float">
            <text:p>8,618</text:p>
          </table:table-cell>
          <table:table-cell office:value-type="float" office:value="16.321" calcext:value-type="float">
            <text:p>16,321</text:p>
          </table:table-cell>
          <table:table-cell office:value-type="float" office:value="18.265" calcext:value-type="float">
            <text:p>18,265</text:p>
          </table:table-cell>
          <table:table-cell office:value-type="float" office:value="37.45" calcext:value-type="float">
            <text:p>37,45</text:p>
          </table:table-cell>
          <table:table-cell office:value-type="float" office:value="28.832" calcext:value-type="float">
            <text:p>28,832</text:p>
          </table:table-cell>
          <table:table-cell office:value-type="float" office:value="27.38" calcext:value-type="float">
            <text:p>27,38</text:p>
          </table:table-cell>
          <table:table-cell office:value-type="float" office:value="20.288" calcext:value-type="float">
            <text:p>20,288</text:p>
          </table:table-cell>
          <table:table-cell office:value-type="float" office:value="30.909" calcext:value-type="float">
            <text:p>30,909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12.033" calcext:value-type="float">
            <text:p>12,033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173" calcext:value-type="float">
            <text:p>10,173</text:p>
          </table:table-cell>
          <table:table-cell office:value-type="float" office:value="10.986" calcext:value-type="float">
            <text:p>10,986</text:p>
          </table:table-cell>
          <table:table-cell office:value-type="float" office:value="10.577" calcext:value-type="float">
            <text:p>10,577</text:p>
          </table:table-cell>
          <table:table-cell office:value-type="float" office:value="10.986" calcext:value-type="float">
            <text:p>10,986</text:p>
          </table:table-cell>
          <table:table-cell office:value-type="float" office:value="9.384" calcext:value-type="float">
            <text:p>9,384</text:p>
          </table:table-cell>
          <table:table-cell office:value-type="float" office:value="10.374" calcext:value-type="float">
            <text:p>10,374</text:p>
          </table:table-cell>
          <table:table-cell office:value-type="float" office:value="11.821" calcext:value-type="float">
            <text:p>11,821</text:p>
          </table:table-cell>
          <table:table-cell office:value-type="float" office:value="14.916" calcext:value-type="float">
            <text:p>14,91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066" calcext:value-type="float">
            <text:p>21,066</text:p>
          </table:table-cell>
          <table:table-cell office:value-type="float" office:value="6.467" calcext:value-type="float">
            <text:p>6,467</text:p>
          </table:table-cell>
          <table:table-cell office:value-type="float" office:value="9.461" calcext:value-type="float">
            <text:p>9,46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19" calcext:value-type="float">
            <text:p>9,19</text:p>
          </table:table-cell>
          <table:table-cell office:value-type="float" office:value="12.462" calcext:value-type="float">
            <text:p>12,462</text:p>
          </table:table-cell>
          <table:table-cell office:value-type="float" office:value="11.401" calcext:value-type="float">
            <text:p>11,401</text:p>
          </table:table-cell>
          <table:table-cell table:number-columns-repeated="2" office:value-type="float" office:value="8.618" calcext:value-type="float">
            <text:p>8,618</text:p>
          </table:table-cell>
          <table:table-cell office:value-type="float" office:value="8.059" calcext:value-type="float">
            <text:p>8,059</text:p>
          </table:table-cell>
          <table:table-cell office:value-type="float" office:value="7.514" calcext:value-type="float">
            <text:p>7,514</text:p>
          </table:table-cell>
          <table:table-cell office:value-type="float" office:value="7.694" calcext:value-type="float">
            <text:p>7,694</text:p>
          </table:table-cell>
          <table:table-cell office:value-type="float" office:value="8.244" calcext:value-type="float">
            <text:p>8,244</text:p>
          </table:table-cell>
          <table:table-cell office:value-type="float" office:value="8.059" calcext:value-type="float">
            <text:p>8,059</text:p>
          </table:table-cell>
          <table:table-cell office:value-type="float" office:value="8.244" calcext:value-type="float">
            <text:p>8,244</text:p>
          </table:table-cell>
          <table:table-cell office:value-type="float" office:value="7.876" calcext:value-type="float">
            <text:p>7,876</text:p>
          </table:table-cell>
          <table:table-cell office:value-type="float" office:value="7.514" calcext:value-type="float">
            <text:p>7,514</text:p>
          </table:table-cell>
          <table:table-cell table:number-columns-repeated="2" office:value-type="float" office:value="7.336" calcext:value-type="float">
            <text:p>7,336</text:p>
          </table:table-cell>
          <table:table-cell table:number-columns-repeated="2" office:value-type="float" office:value="7.159" calcext:value-type="float">
            <text:p>7,159</text:p>
          </table:table-cell>
          <table:table-cell office:value-type="float" office:value="8.807" calcext:value-type="float">
            <text:p>8,807</text:p>
          </table:table-cell>
          <table:table-cell office:value-type="float" office:value="10.173" calcext:value-type="float">
            <text:p>10,173</text:p>
          </table:table-cell>
          <table:table-cell office:value-type="float" office:value="21.066" calcext:value-type="float">
            <text:p>21,066</text:p>
          </table:table-cell>
          <table:table-cell office:value-type="float" office:value="12.896" calcext:value-type="float">
            <text:p>12,896</text:p>
          </table:table-cell>
          <table:table-cell office:value-type="float" office:value="15.612" calcext:value-type="float">
            <text:p>15,612</text:p>
          </table:table-cell>
          <table:table-cell office:value-type="float" office:value="11.193" calcext:value-type="float">
            <text:p>11,193</text:p>
          </table:table-cell>
          <table:table-cell office:value-type="float" office:value="8.43" calcext:value-type="float">
            <text:p>8,43</text:p>
          </table:table-cell>
          <table:table-cell office:value-type="float" office:value="7.159" calcext:value-type="float">
            <text:p>7,159</text:p>
          </table:table-cell>
          <table:table-cell office:value-type="float" office:value="6.467" calcext:value-type="float">
            <text:p>6,467</text:p>
          </table:table-cell>
          <table:table-cell table:number-columns-repeated="4" office:value-type="float" office:value="8.807" calcext:value-type="float">
            <text:p>8,807</text:p>
          </table:table-cell>
          <table:table-cell office:value-type="float" office:value="13.78" calcext:value-type="float">
            <text:p>13,7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374" calcext:value-type="float">
            <text:p>10,374</text:p>
          </table:table-cell>
          <table:table-cell office:value-type="float" office:value="7.694" calcext:value-type="float">
            <text:p>7,694</text:p>
          </table:table-cell>
          <table:table-cell office:value-type="float" office:value="8.5" calcext:value-type="float">
            <text:p>8,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.43" calcext:value-type="float">
            <text:p>8,43</text:p>
          </table:table-cell>
          <table:table-cell table:number-columns-repeated="4" office:value-type="float" office:value="8.059" calcext:value-type="float">
            <text:p>8,059</text:p>
          </table:table-cell>
          <table:table-cell office:value-type="float" office:value="8.244" calcext:value-type="float">
            <text:p>8,244</text:p>
          </table:table-cell>
          <table:table-cell office:value-type="float" office:value="8.059" calcext:value-type="float">
            <text:p>8,059</text:p>
          </table:table-cell>
          <table:table-cell table:number-columns-repeated="2" office:value-type="float" office:value="8.244" calcext:value-type="float">
            <text:p>8,244</text:p>
          </table:table-cell>
          <table:table-cell office:value-type="float" office:value="8.43" calcext:value-type="float">
            <text:p>8,43</text:p>
          </table:table-cell>
          <table:table-cell office:value-type="float" office:value="8.059" calcext:value-type="float">
            <text:p>8,059</text:p>
          </table:table-cell>
          <table:table-cell office:value-type="float" office:value="8.43" calcext:value-type="float">
            <text:p>8,43</text:p>
          </table:table-cell>
          <table:table-cell office:value-type="float" office:value="8.807" calcext:value-type="float">
            <text:p>8,807</text:p>
          </table:table-cell>
          <table:table-cell office:value-type="float" office:value="9.19" calcext:value-type="float">
            <text:p>9,19</text:p>
          </table:table-cell>
          <table:table-cell table:number-columns-repeated="2" office:value-type="float" office:value="8.618" calcext:value-type="float">
            <text:p>8,618</text:p>
          </table:table-cell>
          <table:table-cell office:value-type="float" office:value="8.807" calcext:value-type="float">
            <text:p>8,807</text:p>
          </table:table-cell>
          <table:table-cell office:value-type="float" office:value="8.244" calcext:value-type="float">
            <text:p>8,244</text:p>
          </table:table-cell>
          <table:table-cell office:value-type="float" office:value="7.694" calcext:value-type="float">
            <text:p>7,694</text:p>
          </table:table-cell>
          <table:table-cell office:value-type="float" office:value="8.059" calcext:value-type="float">
            <text:p>8,059</text:p>
          </table:table-cell>
          <table:table-cell office:value-type="float" office:value="7.694" calcext:value-type="float">
            <text:p>7,694</text:p>
          </table:table-cell>
          <table:table-cell table:number-columns-repeated="2" office:value-type="float" office:value="8.059" calcext:value-type="float">
            <text:p>8,059</text:p>
          </table:table-cell>
          <table:table-cell office:value-type="float" office:value="9.776" calcext:value-type="float">
            <text:p>9,776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384" calcext:value-type="float">
            <text:p>9,384</text:p>
          </table:table-cell>
          <table:table-cell table:number-columns-repeated="2" office:value-type="float" office:value="9.19" calcext:value-type="float">
            <text:p>9,1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.384" calcext:value-type="float">
            <text:p>9,384</text:p>
          </table:table-cell>
          <table:table-cell office:value-type="float" office:value="8.43" calcext:value-type="float">
            <text:p>8,43</text:p>
          </table:table-cell>
          <table:table-cell office:value-type="float" office:value="8.753" calcext:value-type="float">
            <text:p>8,75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618" calcext:value-type="float">
            <text:p>8,618</text:p>
          </table:table-cell>
          <table:table-cell table:number-columns-repeated="2" office:value-type="float" office:value="8.998" calcext:value-type="float">
            <text:p>8,998</text:p>
          </table:table-cell>
          <table:table-cell table:number-columns-repeated="4" office:value-type="float" office:value="8.807" calcext:value-type="float">
            <text:p>8,807</text:p>
          </table:table-cell>
          <table:table-cell office:value-type="float" office:value="9.19" calcext:value-type="float">
            <text:p>9,19</text:p>
          </table:table-cell>
          <table:table-cell office:value-type="float" office:value="8.998" calcext:value-type="float">
            <text:p>8,998</text:p>
          </table:table-cell>
          <table:table-cell table:number-columns-repeated="7" office:value-type="float" office:value="8.807" calcext:value-type="float">
            <text:p>8,807</text:p>
          </table:table-cell>
          <table:table-cell office:value-type="float" office:value="8.618" calcext:value-type="float">
            <text:p>8,618</text:p>
          </table:table-cell>
          <table:table-cell office:value-type="float" office:value="8.43" calcext:value-type="float">
            <text:p>8,43</text:p>
          </table:table-cell>
          <table:table-cell office:value-type="float" office:value="8.618" calcext:value-type="float">
            <text:p>8,618</text:p>
          </table:table-cell>
          <table:table-cell table:number-columns-repeated="3" office:value-type="float" office:value="8.43" calcext:value-type="float">
            <text:p>8,43</text:p>
          </table:table-cell>
          <table:table-cell office:value-type="float" office:value="8.618" calcext:value-type="float">
            <text:p>8,618</text:p>
          </table:table-cell>
          <table:table-cell office:value-type="float" office:value="8.807" calcext:value-type="float">
            <text:p>8,807</text:p>
          </table:table-cell>
          <table:table-cell office:value-type="float" office:value="9.384" calcext:value-type="float">
            <text:p>9,384</text:p>
          </table:table-cell>
          <table:table-cell table:number-columns-repeated="2" office:value-type="float" office:value="8.807" calcext:value-type="float">
            <text:p>8,807</text:p>
          </table:table-cell>
          <table:table-cell office:value-type="float" office:value="8.998" calcext:value-type="float">
            <text:p>8,998</text:p>
          </table:table-cell>
          <table:table-cell table:number-columns-repeated="3" office:value-type="float" office:value="8.43" calcext:value-type="float">
            <text:p>8,4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.579" calcext:value-type="float">
            <text:p>9,579</text:p>
          </table:table-cell>
          <table:table-cell office:value-type="float" office:value="8.43" calcext:value-type="float">
            <text:p>8,43</text:p>
          </table:table-cell>
          <table:table-cell office:value-type="float" office:value="9.086" calcext:value-type="float">
            <text:p>9,08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8.807" calcext:value-type="float">
            <text:p>8,807</text:p>
          </table:table-cell>
          <table:table-cell table:number-columns-repeated="2" office:value-type="float" office:value="8.618" calcext:value-type="float">
            <text:p>8,618</text:p>
          </table:table-cell>
          <table:table-cell office:value-type="float" office:value="8.43" calcext:value-type="float">
            <text:p>8,43</text:p>
          </table:table-cell>
          <table:table-cell office:value-type="float" office:value="8.618" calcext:value-type="float">
            <text:p>8,618</text:p>
          </table:table-cell>
          <table:table-cell office:value-type="float" office:value="9.19" calcext:value-type="float">
            <text:p>9,19</text:p>
          </table:table-cell>
          <table:table-cell office:value-type="float" office:value="9.384" calcext:value-type="float">
            <text:p>9,384</text:p>
          </table:table-cell>
          <table:table-cell table:number-columns-repeated="5" office:value-type="float" office:value="9.19" calcext:value-type="float">
            <text:p>9,19</text:p>
          </table:table-cell>
          <table:table-cell office:value-type="float" office:value="9.579" calcext:value-type="float">
            <text:p>9,579</text:p>
          </table:table-cell>
          <table:table-cell office:value-type="float" office:value="9.384" calcext:value-type="float">
            <text:p>9,384</text:p>
          </table:table-cell>
          <table:table-cell table:number-columns-repeated="3" office:value-type="float" office:value="9.19" calcext:value-type="float">
            <text:p>9,19</text:p>
          </table:table-cell>
          <table:table-cell office:value-type="float" office:value="8.998" calcext:value-type="float">
            <text:p>8,998</text:p>
          </table:table-cell>
          <table:table-cell office:value-type="float" office:value="8.807" calcext:value-type="float">
            <text:p>8,807</text:p>
          </table:table-cell>
          <table:table-cell office:value-type="float" office:value="9.19" calcext:value-type="float">
            <text:p>9,19</text:p>
          </table:table-cell>
          <table:table-cell office:value-type="float" office:value="8.807" calcext:value-type="float">
            <text:p>8,807</text:p>
          </table:table-cell>
          <table:table-cell office:value-type="float" office:value="9.384" calcext:value-type="float">
            <text:p>9,384</text:p>
          </table:table-cell>
          <table:table-cell office:value-type="float" office:value="9.19" calcext:value-type="float">
            <text:p>9,19</text:p>
          </table:table-cell>
          <table:table-cell office:value-type="float" office:value="9.579" calcext:value-type="float">
            <text:p>9,579</text:p>
          </table:table-cell>
          <table:table-cell office:value-type="float" office:value="9.384" calcext:value-type="float">
            <text:p>9,384</text:p>
          </table:table-cell>
          <table:table-cell office:value-type="float" office:value="9.19" calcext:value-type="float">
            <text:p>9,19</text:p>
          </table:table-cell>
          <table:table-cell office:value-type="float" office:value="8.998" calcext:value-type="float">
            <text:p>8,998</text:p>
          </table:table-cell>
          <table:table-cell office:value-type="float" office:value="8.807" calcext:value-type="float">
            <text:p>8,807</text:p>
          </table:table-cell>
          <table:table-cell table:number-columns-repeated="2" office:value-type="float" office:value="9.19" calcext:value-type="float">
            <text:p>9,1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.974" calcext:value-type="float">
            <text:p>9,974</text:p>
          </table:table-cell>
          <table:table-cell office:value-type="float" office:value="8.059" calcext:value-type="float">
            <text:p>8,059</text:p>
          </table:table-cell>
          <table:table-cell office:value-type="float" office:value="9.131" calcext:value-type="float">
            <text:p>9,13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.974" calcext:value-type="float">
            <text:p>9,974</text:p>
          </table:table-cell>
          <table:table-cell office:value-type="float" office:value="9.776" calcext:value-type="float">
            <text:p>9,776</text:p>
          </table:table-cell>
          <table:table-cell office:value-type="float" office:value="9.974" calcext:value-type="float">
            <text:p>9,974</text:p>
          </table:table-cell>
          <table:table-cell office:value-type="float" office:value="9.776" calcext:value-type="float">
            <text:p>9,776</text:p>
          </table:table-cell>
          <table:table-cell table:number-columns-repeated="4" office:value-type="float" office:value="9.579" calcext:value-type="float">
            <text:p>9,579</text:p>
          </table:table-cell>
          <table:table-cell office:value-type="float" office:value="9.384" calcext:value-type="float">
            <text:p>9,384</text:p>
          </table:table-cell>
          <table:table-cell table:number-columns-repeated="5" office:value-type="float" office:value="9.19" calcext:value-type="float">
            <text:p>9,19</text:p>
          </table:table-cell>
          <table:table-cell office:value-type="float" office:value="8.998" calcext:value-type="float">
            <text:p>8,998</text:p>
          </table:table-cell>
          <table:table-cell office:value-type="float" office:value="8.807" calcext:value-type="float">
            <text:p>8,807</text:p>
          </table:table-cell>
          <table:table-cell office:value-type="float" office:value="8.998" calcext:value-type="float">
            <text:p>8,998</text:p>
          </table:table-cell>
          <table:table-cell office:value-type="float" office:value="8.807" calcext:value-type="float">
            <text:p>8,807</text:p>
          </table:table-cell>
          <table:table-cell office:value-type="float" office:value="9.19" calcext:value-type="float">
            <text:p>9,19</text:p>
          </table:table-cell>
          <table:table-cell office:value-type="float" office:value="8.618" calcext:value-type="float">
            <text:p>8,618</text:p>
          </table:table-cell>
          <table:table-cell office:value-type="float" office:value="8.807" calcext:value-type="float">
            <text:p>8,807</text:p>
          </table:table-cell>
          <table:table-cell office:value-type="float" office:value="8.618" calcext:value-type="float">
            <text:p>8,618</text:p>
          </table:table-cell>
          <table:table-cell office:value-type="float" office:value="8.807" calcext:value-type="float">
            <text:p>8,807</text:p>
          </table:table-cell>
          <table:table-cell table:number-columns-repeated="2" office:value-type="float" office:value="8.43" calcext:value-type="float">
            <text:p>8,43</text:p>
          </table:table-cell>
          <table:table-cell office:value-type="float" office:value="8.059" calcext:value-type="float">
            <text:p>8,059</text:p>
          </table:table-cell>
          <table:table-cell office:value-type="float" office:value="8.618" calcext:value-type="float">
            <text:p>8,618</text:p>
          </table:table-cell>
          <table:table-cell table:number-columns-repeated="2" office:value-type="float" office:value="8.807" calcext:value-type="float">
            <text:p>8,80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763" calcext:value-type="float">
            <text:p>18,763</text:p>
          </table:table-cell>
          <table:table-cell office:value-type="float" office:value="8.807" calcext:value-type="float">
            <text:p>8,807</text:p>
          </table:table-cell>
          <table:table-cell office:value-type="float" office:value="10.478" calcext:value-type="float">
            <text:p>10,47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.579" calcext:value-type="float">
            <text:p>9,579</text:p>
          </table:table-cell>
          <table:table-cell office:value-type="float" office:value="9.384" calcext:value-type="float">
            <text:p>9,384</text:p>
          </table:table-cell>
          <table:table-cell office:value-type="float" office:value="8.998" calcext:value-type="float">
            <text:p>8,998</text:p>
          </table:table-cell>
          <table:table-cell office:value-type="float" office:value="9.579" calcext:value-type="float">
            <text:p>9,579</text:p>
          </table:table-cell>
          <table:table-cell office:value-type="float" office:value="9.19" calcext:value-type="float">
            <text:p>9,19</text:p>
          </table:table-cell>
          <table:table-cell table:number-columns-repeated="4" office:value-type="float" office:value="8.998" calcext:value-type="float">
            <text:p>8,998</text:p>
          </table:table-cell>
          <table:table-cell office:value-type="float" office:value="8.807" calcext:value-type="float">
            <text:p>8,807</text:p>
          </table:table-cell>
          <table:table-cell office:value-type="float" office:value="9.19" calcext:value-type="float">
            <text:p>9,19</text:p>
          </table:table-cell>
          <table:table-cell office:value-type="float" office:value="18.763" calcext:value-type="float">
            <text:p>18,763</text:p>
          </table:table-cell>
          <table:table-cell office:value-type="float" office:value="12.247" calcext:value-type="float">
            <text:p>12,247</text:p>
          </table:table-cell>
          <table:table-cell office:value-type="float" office:value="10.781" calcext:value-type="float">
            <text:p>10,781</text:p>
          </table:table-cell>
          <table:table-cell office:value-type="float" office:value="11.61" calcext:value-type="float">
            <text:p>11,61</text:p>
          </table:table-cell>
          <table:table-cell office:value-type="float" office:value="13.557" calcext:value-type="float">
            <text:p>13,557</text:p>
          </table:table-cell>
          <table:table-cell office:value-type="float" office:value="11.193" calcext:value-type="float">
            <text:p>11,193</text:p>
          </table:table-cell>
          <table:table-cell office:value-type="float" office:value="10.577" calcext:value-type="float">
            <text:p>10,577</text:p>
          </table:table-cell>
          <table:table-cell table:number-columns-repeated="3" office:value-type="float" office:value="10.374" calcext:value-type="float">
            <text:p>10,374</text:p>
          </table:table-cell>
          <table:table-cell table:number-columns-repeated="2" office:value-type="float" office:value="9.776" calcext:value-type="float">
            <text:p>9,776</text:p>
          </table:table-cell>
          <table:table-cell office:value-type="float" office:value="9.974" calcext:value-type="float">
            <text:p>9,974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61" calcext:value-type="float">
            <text:p>11,61</text:p>
          </table:table-cell>
          <table:table-cell office:value-type="float" office:value="11.821" calcext:value-type="float">
            <text:p>11,821</text:p>
          </table:table-cell>
          <table:table-cell office:value-type="float" office:value="10.374" calcext:value-type="float">
            <text:p>10,37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231" calcext:value-type="float">
            <text:p>14,231</text:p>
          </table:table-cell>
          <table:table-cell office:value-type="float" office:value="8.43" calcext:value-type="float">
            <text:p>8,43</text:p>
          </table:table-cell>
          <table:table-cell office:value-type="float" office:value="10.444" calcext:value-type="float">
            <text:p>10,4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231" calcext:value-type="float">
            <text:p>14,231</text:p>
          </table:table-cell>
          <table:table-cell office:value-type="float" office:value="12.896" calcext:value-type="float">
            <text:p>12,896</text:p>
          </table:table-cell>
          <table:table-cell office:value-type="float" office:value="9.974" calcext:value-type="float">
            <text:p>9,974</text:p>
          </table:table-cell>
          <table:table-cell office:value-type="float" office:value="9.19" calcext:value-type="float">
            <text:p>9,19</text:p>
          </table:table-cell>
          <table:table-cell office:value-type="float" office:value="8.43" calcext:value-type="float">
            <text:p>8,43</text:p>
          </table:table-cell>
          <table:table-cell office:value-type="float" office:value="9.19" calcext:value-type="float">
            <text:p>9,19</text:p>
          </table:table-cell>
          <table:table-cell office:value-type="float" office:value="8.998" calcext:value-type="float">
            <text:p>8,998</text:p>
          </table:table-cell>
          <table:table-cell office:value-type="float" office:value="10.986" calcext:value-type="float">
            <text:p>10,986</text:p>
          </table:table-cell>
          <table:table-cell table:number-columns-repeated="2" office:value-type="float" office:value="11.193" calcext:value-type="float">
            <text:p>11,193</text:p>
          </table:table-cell>
          <table:table-cell office:value-type="float" office:value="10.781" calcext:value-type="float">
            <text:p>10,781</text:p>
          </table:table-cell>
          <table:table-cell office:value-type="float" office:value="11.61" calcext:value-type="float">
            <text:p>11,61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577" calcext:value-type="float">
            <text:p>10,577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401" calcext:value-type="float">
            <text:p>11,401</text:p>
          </table:table-cell>
          <table:table-cell office:value-type="float" office:value="10.986" calcext:value-type="float">
            <text:p>10,986</text:p>
          </table:table-cell>
          <table:table-cell office:value-type="float" office:value="10.374" calcext:value-type="float">
            <text:p>10,374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374" calcext:value-type="float">
            <text:p>10,374</text:p>
          </table:table-cell>
          <table:table-cell office:value-type="float" office:value="10.173" calcext:value-type="float">
            <text:p>10,173</text:p>
          </table:table-cell>
          <table:table-cell table:number-columns-repeated="2" office:value-type="float" office:value="9.974" calcext:value-type="float">
            <text:p>9,974</text:p>
          </table:table-cell>
          <table:table-cell office:value-type="float" office:value="9.776" calcext:value-type="float">
            <text:p>9,776</text:p>
          </table:table-cell>
          <table:table-cell office:value-type="float" office:value="9.579" calcext:value-type="float">
            <text:p>9,579</text:p>
          </table:table-cell>
          <table:table-cell office:value-type="float" office:value="9.776" calcext:value-type="float">
            <text:p>9,776</text:p>
          </table:table-cell>
          <table:table-cell table:number-columns-repeated="2" office:value-type="float" office:value="9.579" calcext:value-type="float">
            <text:p>9,579</text:p>
          </table:table-cell>
          <table:table-cell office:value-type="float" office:value="9.19" calcext:value-type="float">
            <text:p>9,1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0.027" calcext:value-type="float">
            <text:p>60,027</text:p>
          </table:table-cell>
          <table:table-cell office:value-type="float" office:value="8.059" calcext:value-type="float">
            <text:p>8,059</text:p>
          </table:table-cell>
          <table:table-cell office:value-type="float" office:value="17.137" calcext:value-type="float">
            <text:p>17,13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92" calcext:value-type="float">
            <text:p>10,92</text:p>
          </table:table-cell>
          <table:table-cell office:value-type="float" office:value="12.502" calcext:value-type="float">
            <text:p>12,502</text:p>
          </table:table-cell>
          <table:table-cell office:value-type="float" office:value="15.03" calcext:value-type="float">
            <text:p>15,0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03" calcext:value-type="float">
            <text:p>15,0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912" calcext:value-type="float">
            <text:p>15,912</text:p>
          </table:table-cell>
          <table:table-cell office:value-type="float" office:value="16.361" calcext:value-type="float">
            <text:p>16,361</text:p>
          </table:table-cell>
          <table:table-cell office:value-type="float" office:value="21.108" calcext:value-type="float">
            <text:p>21,108</text:p>
          </table:table-cell>
          <table:table-cell office:value-type="float" office:value="34.488" calcext:value-type="float">
            <text:p>34,488</text:p>
          </table:table-cell>
          <table:table-cell office:value-type="float" office:value="23.691" calcext:value-type="float">
            <text:p>23,691</text:p>
          </table:table-cell>
          <table:table-cell office:value-type="float" office:value="60.027" calcext:value-type="float">
            <text:p>60,027</text:p>
          </table:table-cell>
          <table:table-cell office:value-type="float" office:value="29.125" calcext:value-type="float">
            <text:p>29,125</text:p>
          </table:table-cell>
          <table:table-cell office:value-type="float" office:value="16.559" calcext:value-type="float">
            <text:p>16,559</text:p>
          </table:table-cell>
          <table:table-cell office:value-type="float" office:value="11.193" calcext:value-type="float">
            <text:p>11,193</text:p>
          </table:table-cell>
          <table:table-cell office:value-type="float" office:value="9.579" calcext:value-type="float">
            <text:p>9,579</text:p>
          </table:table-cell>
          <table:table-cell office:value-type="float" office:value="8.618" calcext:value-type="float">
            <text:p>8,618</text:p>
          </table:table-cell>
          <table:table-cell office:value-type="float" office:value="8.059" calcext:value-type="float">
            <text:p>8,059</text:p>
          </table:table-cell>
          <table:table-cell table:number-columns-repeated="2" office:value-type="float" office:value="11.401" calcext:value-type="float">
            <text:p>11,401</text:p>
          </table:table-cell>
          <table:table-cell office:value-type="float" office:value="10.781" calcext:value-type="float">
            <text:p>10,781</text:p>
          </table:table-cell>
          <table:table-cell table:number-columns-repeated="3"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14.916" calcext:value-type="float">
            <text:p>14,916</text:p>
          </table:table-cell>
          <table:table-cell office:value-type="float" office:value="9.776" calcext:value-type="float">
            <text:p>9,77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527" calcext:value-type="float">
            <text:p>17,527</text:p>
          </table:table-cell>
          <table:table-cell office:value-type="float" office:value="43.074" calcext:value-type="float">
            <text:p>43,07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39" calcext:value-type="float">
            <text:p>32,39</text:p>
          </table:table-cell>
          <table:table-cell office:value-type="float" office:value="8.883" calcext:value-type="float">
            <text:p>8,883</text:p>
          </table:table-cell>
          <table:table-cell office:value-type="float" office:value="14.767" calcext:value-type="float">
            <text:p>14,76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49" calcext:value-type="float">
            <text:p>15,249</text:p>
          </table:table-cell>
          <table:table-cell table:number-columns-repeated="2" office:value-type="float" office:value="13.117" calcext:value-type="float">
            <text:p>13,117</text:p>
          </table:table-cell>
          <table:table-cell office:value-type="float" office:value="16.361" calcext:value-type="float">
            <text:p>16,361</text:p>
          </table:table-cell>
          <table:table-cell office:value-type="float" office:value="32.39" calcext:value-type="float">
            <text:p>32,39</text:p>
          </table:table-cell>
          <table:table-cell office:value-type="float" office:value="22.113" calcext:value-type="float">
            <text:p>22,113</text:p>
          </table:table-cell>
          <table:table-cell office:value-type="float" office:value="15.249" calcext:value-type="float">
            <text:p>15,249</text:p>
          </table:table-cell>
          <table:table-cell office:value-type="float" office:value="18.913" calcext:value-type="float">
            <text:p>18,913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361" calcext:value-type="float">
            <text:p>16,361</text:p>
          </table:table-cell>
          <table:table-cell office:value-type="float" office:value="21.86" calcext:value-type="float">
            <text:p>21,86</text:p>
          </table:table-cell>
          <table:table-cell office:value-type="float" office:value="13.955" calcext:value-type="float">
            <text:p>13,955</text:p>
          </table:table-cell>
          <table:table-cell office:value-type="float" office:value="12.706" calcext:value-type="float">
            <text:p>12,706</text:p>
          </table:table-cell>
          <table:table-cell office:value-type="float" office:value="24.597" calcext:value-type="float">
            <text:p>24,597</text:p>
          </table:table-cell>
          <table:table-cell office:value-type="float" office:value="20.86" calcext:value-type="float">
            <text:p>20,86</text:p>
          </table:table-cell>
          <table:table-cell office:value-type="float" office:value="16.361" calcext:value-type="float">
            <text:p>16,361</text:p>
          </table:table-cell>
          <table:table-cell office:value-type="float" office:value="12.911" calcext:value-type="float">
            <text:p>12,911</text:p>
          </table:table-cell>
          <table:table-cell office:value-type="float" office:value="11.113" calcext:value-type="float">
            <text:p>11,113</text:p>
          </table:table-cell>
          <table:table-cell office:value-type="float" office:value="10.728" calcext:value-type="float">
            <text:p>10,728</text:p>
          </table:table-cell>
          <table:table-cell table:number-columns-repeated="2" office:value-type="float" office:value="10.537" calcext:value-type="float">
            <text:p>10,537</text:p>
          </table:table-cell>
          <table:table-cell office:value-type="float" office:value="9.974" calcext:value-type="float">
            <text:p>9,974</text:p>
          </table:table-cell>
          <table:table-cell table:number-columns-repeated="2" office:value-type="float" office:value="9.605" calcext:value-type="float">
            <text:p>9,605</text:p>
          </table:table-cell>
          <table:table-cell table:number-columns-repeated="2" office:value-type="float" office:value="9.241" calcext:value-type="float">
            <text:p>9,241</text:p>
          </table:table-cell>
          <table:table-cell office:value-type="float" office:value="8.883" calcext:value-type="float">
            <text:p>8,883</text:p>
          </table:table-cell>
          <table:table-cell office:value-type="float" office:value="10.16" calcext:value-type="float">
            <text:p>10,16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5.201" calcext:value-type="float">
            <text:p>35,201</text:p>
          </table:table-cell>
          <table:table-cell office:value-type="float" office:value="11.308" calcext:value-type="float">
            <text:p>11,308</text:p>
          </table:table-cell>
          <table:table-cell office:value-type="float" office:value="16.709" calcext:value-type="float">
            <text:p>16,70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704" calcext:value-type="float">
            <text:p>31,704</text:p>
          </table:table-cell>
          <table:table-cell office:value-type="float" office:value="26.141" calcext:value-type="float">
            <text:p>26,141</text:p>
          </table:table-cell>
          <table:table-cell office:value-type="float" office:value="26.77" calcext:value-type="float">
            <text:p>26,77</text:p>
          </table:table-cell>
          <table:table-cell office:value-type="float" office:value="35.201" calcext:value-type="float">
            <text:p>35,201</text:p>
          </table:table-cell>
          <table:table-cell office:value-type="float" office:value="28.049" calcext:value-type="float">
            <text:p>28,049</text:p>
          </table:table-cell>
          <table:table-cell office:value-type="float" office:value="19.153" calcext:value-type="float">
            <text:p>19,15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502" calcext:value-type="float">
            <text:p>12,502</text:p>
          </table:table-cell>
          <table:table-cell office:value-type="float" office:value="12.3" calcext:value-type="float">
            <text:p>12,3</text:p>
          </table:table-cell>
          <table:table-cell table:number-columns-repeated="2" office:value-type="float" office:value="12.099" calcext:value-type="float">
            <text:p>12,099</text:p>
          </table:table-cell>
          <table:table-cell office:value-type="float" office:value="11.503" calcext:value-type="float">
            <text:p>11,503</text:p>
          </table:table-cell>
          <table:table-cell table:number-columns-repeated="2" office:value-type="float" office:value="11.308" calcext:value-type="float">
            <text:p>11,308</text:p>
          </table:table-cell>
          <table:table-cell office:value-type="float" office:value="26.141" calcext:value-type="float">
            <text:p>26,141</text:p>
          </table:table-cell>
          <table:table-cell office:value-type="float" office:value="15.469" calcext:value-type="float">
            <text:p>15,469</text:p>
          </table:table-cell>
          <table:table-cell office:value-type="float" office:value="12.3" calcext:value-type="float">
            <text:p>12,3</text:p>
          </table:table-cell>
          <table:table-cell office:value-type="float" office:value="18.203" calcext:value-type="float">
            <text:p>18,2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117" calcext:value-type="float">
            <text:p>13,117</text:p>
          </table:table-cell>
          <table:table-cell office:value-type="float" office:value="16.361" calcext:value-type="float">
            <text:p>16,361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955" calcext:value-type="float">
            <text:p>13,955</text:p>
          </table:table-cell>
          <table:table-cell office:value-type="float" office:value="15.03" calcext:value-type="float">
            <text:p>15,0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657" calcext:value-type="float">
            <text:p>44,657</text:p>
          </table:table-cell>
          <table:table-cell office:value-type="float" office:value="13.117" calcext:value-type="float">
            <text:p>13,117</text:p>
          </table:table-cell>
          <table:table-cell office:value-type="float" office:value="21.004" calcext:value-type="float">
            <text:p>21,00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406" calcext:value-type="float">
            <text:p>27,406</text:p>
          </table:table-cell>
          <table:table-cell office:value-type="float" office:value="22.623" calcext:value-type="float">
            <text:p>22,623</text:p>
          </table:table-cell>
          <table:table-cell office:value-type="float" office:value="17.272" calcext:value-type="float">
            <text:p>17,272</text:p>
          </table:table-cell>
          <table:table-cell office:value-type="float" office:value="44.657" calcext:value-type="float">
            <text:p>44,657</text:p>
          </table:table-cell>
          <table:table-cell table:number-columns-repeated="2" office:value-type="float" office:value="28.698" calcext:value-type="float">
            <text:p>28,698</text:p>
          </table:table-cell>
          <table:table-cell office:value-type="float" office:value="18.676" calcext:value-type="float">
            <text:p>18,676</text:p>
          </table:table-cell>
          <table:table-cell office:value-type="float" office:value="16.361" calcext:value-type="float">
            <text:p>16,361</text:p>
          </table:table-cell>
          <table:table-cell office:value-type="float" office:value="14.381" calcext:value-type="float">
            <text:p>14,381</text:p>
          </table:table-cell>
          <table:table-cell office:value-type="float" office:value="17.735" calcext:value-type="float">
            <text:p>17,735</text:p>
          </table:table-cell>
          <table:table-cell table:number-columns-repeated="2" office:value-type="float" office:value="15.912" calcext:value-type="float">
            <text:p>15,9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117" calcext:value-type="float">
            <text:p>13,117</text:p>
          </table:table-cell>
          <table:table-cell office:value-type="float" office:value="14.596" calcext:value-type="float">
            <text:p>14,596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21.608" calcext:value-type="float">
            <text:p>21,608</text:p>
          </table:table-cell>
          <table:table-cell office:value-type="float" office:value="19.635" calcext:value-type="float">
            <text:p>19,635</text:p>
          </table:table-cell>
          <table:table-cell office:value-type="float" office:value="24.293" calcext:value-type="float">
            <text:p>24,293</text:p>
          </table:table-cell>
          <table:table-cell office:value-type="float" office:value="25.209" calcext:value-type="float">
            <text:p>25,209</text:p>
          </table:table-cell>
          <table:table-cell office:value-type="float" office:value="17.969" calcext:value-type="float">
            <text:p>17,969</text:p>
          </table:table-cell>
          <table:table-cell office:value-type="float" office:value="33.432" calcext:value-type="float">
            <text:p>33,432</text:p>
          </table:table-cell>
          <table:table-cell office:value-type="float" office:value="20.366" calcext:value-type="float">
            <text:p>20,366</text:p>
          </table:table-cell>
          <table:table-cell office:value-type="float" office:value="18.203" calcext:value-type="float">
            <text:p>18,203</text:p>
          </table:table-cell>
          <table:table-cell office:value-type="float" office:value="23.137" calcext:value-type="float">
            <text:p>23,137</text:p>
          </table:table-cell>
          <table:table-cell office:value-type="float" office:value="20.612" calcext:value-type="float">
            <text:p>20,612</text:p>
          </table:table-cell>
          <table:table-cell office:value-type="float" office:value="18.439" calcext:value-type="float">
            <text:p>18,439</text:p>
          </table:table-cell>
          <table:table-cell office:value-type="float" office:value="17.043" calcext:value-type="float">
            <text:p>17,043</text:p>
          </table:table-cell>
          <table:table-cell office:value-type="float" office:value="17.272" calcext:value-type="float">
            <text:p>17,272</text:p>
          </table:table-cell>
          <table:table-cell office:value-type="float" office:value="33.432" calcext:value-type="float">
            <text:p>33,43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5.56" calcext:value-type="float">
            <text:p>35,56</text:p>
          </table:table-cell>
          <table:table-cell office:value-type="float" office:value="15.03" calcext:value-type="float">
            <text:p>15,03</text:p>
          </table:table-cell>
          <table:table-cell office:value-type="float" office:value="19.472" calcext:value-type="float">
            <text:p>19,47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912" calcext:value-type="float">
            <text:p>15,912</text:p>
          </table:table-cell>
          <table:table-cell table:number-columns-repeated="4" office:value-type="float" office:value="15.03" calcext:value-type="float">
            <text:p>15,03</text:p>
          </table:table-cell>
          <table:table-cell office:value-type="float" office:value="17.272" calcext:value-type="float">
            <text:p>17,272</text:p>
          </table:table-cell>
          <table:table-cell office:value-type="float" office:value="22.368" calcext:value-type="float">
            <text:p>22,368</text:p>
          </table:table-cell>
          <table:table-cell office:value-type="float" office:value="21.86" calcext:value-type="float">
            <text:p>21,86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469" calcext:value-type="float">
            <text:p>15,469</text:p>
          </table:table-cell>
          <table:table-cell office:value-type="float" office:value="20.612" calcext:value-type="float">
            <text:p>20,612</text:p>
          </table:table-cell>
          <table:table-cell office:value-type="float" office:value="35.56" calcext:value-type="float">
            <text:p>35,56</text:p>
          </table:table-cell>
          <table:table-cell office:value-type="float" office:value="24.293" calcext:value-type="float">
            <text:p>24,293</text:p>
          </table:table-cell>
          <table:table-cell office:value-type="float" office:value="19.393" calcext:value-type="float">
            <text:p>19,393</text:p>
          </table:table-cell>
          <table:table-cell office:value-type="float" office:value="19.635" calcext:value-type="float">
            <text:p>19,635</text:p>
          </table:table-cell>
          <table:table-cell office:value-type="float" office:value="23.137" calcext:value-type="float">
            <text:p>23,137</text:p>
          </table:table-cell>
          <table:table-cell office:value-type="float" office:value="20.612" calcext:value-type="float">
            <text:p>20,612</text:p>
          </table:table-cell>
          <table:table-cell table:number-columns-repeated="2" office:value-type="float" office:value="18.203" calcext:value-type="float">
            <text:p>18,203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814" calcext:value-type="float">
            <text:p>16,814</text:p>
          </table:table-cell>
          <table:table-cell office:value-type="float" office:value="22.623" calcext:value-type="float">
            <text:p>22,623</text:p>
          </table:table-cell>
          <table:table-cell office:value-type="float" office:value="20.366" calcext:value-type="float">
            <text:p>20,366</text:p>
          </table:table-cell>
          <table:table-cell office:value-type="float" office:value="20.121" calcext:value-type="float">
            <text:p>20,121</text:p>
          </table:table-cell>
          <table:table-cell office:value-type="float" office:value="25.828" calcext:value-type="float">
            <text:p>25,828</text:p>
          </table:table-cell>
          <table:table-cell office:value-type="float" office:value="21.86" calcext:value-type="float">
            <text:p>21,86</text:p>
          </table:table-cell>
          <table:table-cell office:value-type="float" office:value="21.358" calcext:value-type="float">
            <text:p>21,35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368" calcext:value-type="float">
            <text:p>22,368</text:p>
          </table:table-cell>
          <table:table-cell office:value-type="float" office:value="13.955" calcext:value-type="float">
            <text:p>13,955</text:p>
          </table:table-cell>
          <table:table-cell office:value-type="float" office:value="16.048" calcext:value-type="float">
            <text:p>16,04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912" calcext:value-type="float">
            <text:p>15,912</text:p>
          </table:table-cell>
          <table:table-cell office:value-type="float" office:value="21.108" calcext:value-type="float">
            <text:p>21,108</text:p>
          </table:table-cell>
          <table:table-cell office:value-type="float" office:value="16.587" calcext:value-type="float">
            <text:p>16,587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table:number-columns-repeated="2" office:value-type="float" office:value="14.381" calcext:value-type="float">
            <text:p>14,381</text:p>
          </table:table-cell>
          <table:table-cell table:number-columns-repeated="2" office:value-type="float" office:value="14.167" calcext:value-type="float">
            <text:p>14,167</text:p>
          </table:table-cell>
          <table:table-cell table:number-columns-repeated="2" office:value-type="float" office:value="14.381" calcext:value-type="float">
            <text:p>14,381</text:p>
          </table:table-cell>
          <table:table-cell office:value-type="float" office:value="13.955" calcext:value-type="float">
            <text:p>13,955</text:p>
          </table:table-cell>
          <table:table-cell office:value-type="float" office:value="19.635" calcext:value-type="float">
            <text:p>19,635</text:p>
          </table:table-cell>
          <table:table-cell office:value-type="float" office:value="18.439" calcext:value-type="float">
            <text:p>18,439</text:p>
          </table:table-cell>
          <table:table-cell office:value-type="float" office:value="15.249" calcext:value-type="float">
            <text:p>15,249</text:p>
          </table:table-cell>
          <table:table-cell table:number-columns-repeated="3"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office:value-type="float" office:value="17.043" calcext:value-type="float">
            <text:p>17,043</text:p>
          </table:table-cell>
          <table:table-cell office:value-type="float" office:value="22.368" calcext:value-type="float">
            <text:p>22,368</text:p>
          </table:table-cell>
          <table:table-cell office:value-type="float" office:value="18.913" calcext:value-type="float">
            <text:p>18,913</text:p>
          </table:table-cell>
          <table:table-cell office:value-type="float" office:value="17.043" calcext:value-type="float">
            <text:p>17,04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6.263" calcext:value-type="float">
            <text:p>46,263</text:p>
          </table:table-cell>
          <table:table-cell office:value-type="float" office:value="15.03" calcext:value-type="float">
            <text:p>15,03</text:p>
          </table:table-cell>
          <table:table-cell office:value-type="float" office:value="18.833" calcext:value-type="float">
            <text:p>18,83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912" calcext:value-type="float">
            <text:p>15,912</text:p>
          </table:table-cell>
          <table:table-cell office:value-type="float" office:value="46.263" calcext:value-type="float">
            <text:p>46,263</text:p>
          </table:table-cell>
          <table:table-cell office:value-type="float" office:value="33.432" calcext:value-type="float">
            <text:p>33,432</text:p>
          </table:table-cell>
          <table:table-cell office:value-type="float" office:value="23.691" calcext:value-type="float">
            <text:p>23,691</text:p>
          </table:table-cell>
          <table:table-cell office:value-type="float" office:value="20.612" calcext:value-type="float">
            <text:p>20,612</text:p>
          </table:table-cell>
          <table:table-cell office:value-type="float" office:value="21.108" calcext:value-type="float">
            <text:p>21,108</text:p>
          </table:table-cell>
          <table:table-cell office:value-type="float" office:value="21.358" calcext:value-type="float">
            <text:p>21,358</text:p>
          </table:table-cell>
          <table:table-cell office:value-type="float" office:value="19.635" calcext:value-type="float">
            <text:p>19,635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361" calcext:value-type="float">
            <text:p>16,361</text:p>
          </table:table-cell>
          <table:table-cell table:number-columns-repeated="2" office:value-type="float" office:value="15.912" calcext:value-type="float">
            <text:p>15,912</text:p>
          </table:table-cell>
          <table:table-cell office:value-type="float" office:value="15.469" calcext:value-type="float">
            <text:p>15,469</text:p>
          </table:table-cell>
          <table:table-cell office:value-type="float" office:value="19.153" calcext:value-type="float">
            <text:p>19,153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5.912" calcext:value-type="float">
            <text:p>15,912</text:p>
          </table:table-cell>
          <table:table-cell table:number-columns-repeated="3" office:value-type="float" office:value="15.469" calcext:value-type="float">
            <text:p>15,469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9.393" calcext:value-type="float">
            <text:p>19,393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69" calcext:value-type="float">
            <text:p>15,6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635" calcext:value-type="float">
            <text:p>19,635</text:p>
          </table:table-cell>
          <table:table-cell office:value-type="float" office:value="14.381" calcext:value-type="float">
            <text:p>14,381</text:p>
          </table:table-cell>
          <table:table-cell office:value-type="float" office:value="15.76" calcext:value-type="float">
            <text:p>15,7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5.469" calcext:value-type="float">
            <text:p>15,469</text:p>
          </table:table-cell>
          <table:table-cell office:value-type="float" office:value="17.272" calcext:value-type="float">
            <text:p>17,272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136" calcext:value-type="float">
            <text:p>16,136</text:p>
          </table:table-cell>
          <table:table-cell table:number-columns-repeated="3" office:value-type="float" office:value="15.69" calcext:value-type="float">
            <text:p>15,6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249" calcext:value-type="float">
            <text:p>15,249</text:p>
          </table:table-cell>
          <table:table-cell table:number-columns-repeated="3"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469" calcext:value-type="float">
            <text:p>15,469</text:p>
          </table:table-cell>
          <table:table-cell table:number-columns-repeated="5"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596" calcext:value-type="float">
            <text:p>14,596</text:p>
          </table:table-cell>
          <table:table-cell office:value-type="float" office:value="17.969" calcext:value-type="float">
            <text:p>17,969</text:p>
          </table:table-cell>
          <table:table-cell office:value-type="float" office:value="19.635" calcext:value-type="float">
            <text:p>19,635</text:p>
          </table:table-cell>
          <table:table-cell office:value-type="float" office:value="17.272" calcext:value-type="float">
            <text:p>17,272</text:p>
          </table:table-cell>
          <table:table-cell office:value-type="float" office:value="16.361" calcext:value-type="float">
            <text:p>16,36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272" calcext:value-type="float">
            <text:p>17,272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834" calcext:value-type="float">
            <text:p>15,83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5.912" calcext:value-type="float">
            <text:p>15,912</text:p>
          </table:table-cell>
          <table:table-cell office:value-type="float" office:value="16.136" calcext:value-type="float">
            <text:p>16,136</text:p>
          </table:table-cell>
          <table:table-cell table:number-columns-repeated="2" office:value-type="float" office:value="15.912" calcext:value-type="float">
            <text:p>15,912</text:p>
          </table:table-cell>
          <table:table-cell office:value-type="float" office:value="15.469" calcext:value-type="float">
            <text:p>15,469</text:p>
          </table:table-cell>
          <table:table-cell table:number-columns-repeated="2" office:value-type="float" office:value="15.69" calcext:value-type="float">
            <text:p>15,69</text:p>
          </table:table-cell>
          <table:table-cell table:number-columns-repeated="2" office:value-type="float" office:value="15.469" calcext:value-type="float">
            <text:p>15,469</text:p>
          </table:table-cell>
          <table:table-cell office:value-type="float" office:value="15.69" calcext:value-type="float">
            <text:p>15,6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7.272" calcext:value-type="float">
            <text:p>17,272</text:p>
          </table:table-cell>
          <table:table-cell table:number-columns-repeated="8"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912" calcext:value-type="float">
            <text:p>15,912</text:p>
          </table:table-cell>
          <table:table-cell table:number-columns-repeated="2" office:value-type="float" office:value="15.69" calcext:value-type="float">
            <text:p>15,69</text:p>
          </table:table-cell>
          <table:table-cell table:number-columns-repeated="2" office:value-type="float" office:value="15.469" calcext:value-type="float">
            <text:p>15,469</text:p>
          </table:table-cell>
          <table:table-cell office:value-type="float" office:value="15.69" calcext:value-type="float">
            <text:p>15,6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272" calcext:value-type="float">
            <text:p>17,272</text:p>
          </table:table-cell>
          <table:table-cell office:value-type="float" office:value="16.136" calcext:value-type="float">
            <text:p>16,136</text:p>
          </table:table-cell>
          <table:table-cell office:value-type="float" office:value="16.649" calcext:value-type="float">
            <text:p>16,64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043" calcext:value-type="float">
            <text:p>17,043</text:p>
          </table:table-cell>
          <table:table-cell table:number-columns-repeated="2" office:value-type="float" office:value="17.272" calcext:value-type="float">
            <text:p>17,272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272" calcext:value-type="float">
            <text:p>17,272</text:p>
          </table:table-cell>
          <table:table-cell table:number-columns-repeated="3" office:value-type="float" office:value="16.814" calcext:value-type="float">
            <text:p>16,814</text:p>
          </table:table-cell>
          <table:table-cell office:value-type="float" office:value="16.587" calcext:value-type="float">
            <text:p>16,587</text:p>
          </table:table-cell>
          <table:table-cell office:value-type="float" office:value="16.814" calcext:value-type="float">
            <text:p>16,814</text:p>
          </table:table-cell>
          <table:table-cell table:number-columns-repeated="2" office:value-type="float" office:value="16.361" calcext:value-type="float">
            <text:p>16,361</text:p>
          </table:table-cell>
          <table:table-cell table:number-columns-repeated="3" office:value-type="float" office:value="16.814" calcext:value-type="float">
            <text:p>16,814</text:p>
          </table:table-cell>
          <table:table-cell office:value-type="float" office:value="16.587" calcext:value-type="float">
            <text:p>16,587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361" calcext:value-type="float">
            <text:p>16,361</text:p>
          </table:table-cell>
          <table:table-cell office:value-type="float" office:value="16.587" calcext:value-type="float">
            <text:p>16,587</text:p>
          </table:table-cell>
          <table:table-cell table:number-columns-repeated="2" office:value-type="float" office:value="16.136" calcext:value-type="float">
            <text:p>16,136</text:p>
          </table:table-cell>
          <table:table-cell table:number-columns-repeated="4" office:value-type="float" office:value="16.361" calcext:value-type="float">
            <text:p>16,361</text:p>
          </table:table-cell>
          <table:table-cell office:value-type="float" office:value="16.136" calcext:value-type="float">
            <text:p>16,136</text:p>
          </table:table-cell>
          <table:table-cell table:number-columns-repeated="2" office:value-type="float" office:value="16.361" calcext:value-type="float">
            <text:p>16,36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043" calcext:value-type="float">
            <text:p>17,04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4.064" calcext:value-type="float">
            <text:p>14,06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4.596" calcext:value-type="float">
            <text:p>14,596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167" calcext:value-type="float">
            <text:p>14,167</text:p>
          </table:table-cell>
          <table:table-cell office:value-type="float" office:value="14.381" calcext:value-type="float">
            <text:p>14,381</text:p>
          </table:table-cell>
          <table:table-cell table:number-columns-repeated="4" office:value-type="float" office:value="13.955" calcext:value-type="float">
            <text:p>13,955</text:p>
          </table:table-cell>
          <table:table-cell table:number-columns-repeated="5"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table:number-columns-repeated="2" office:value-type="float" office:value="13.743" calcext:value-type="float">
            <text:p>13,743</text:p>
          </table:table-cell>
          <table:table-cell table:number-columns-repeated="2" office:value-type="float" office:value="13.533" calcext:value-type="float">
            <text:p>13,533</text:p>
          </table:table-cell>
          <table:table-cell table:number-columns-repeated="2" office:value-type="float" office:value="13.743" calcext:value-type="float">
            <text:p>13,743</text:p>
          </table:table-cell>
          <table:table-cell office:value-type="float" office:value="15.249" calcext:value-type="float">
            <text:p>15,249</text:p>
          </table:table-cell>
          <table:table-cell office:value-type="float" office:value="17.043" calcext:value-type="float">
            <text:p>17,043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597" calcext:value-type="float">
            <text:p>24,597</text:p>
          </table:table-cell>
          <table:table-cell office:value-type="float" office:value="12.706" calcext:value-type="float">
            <text:p>12,706</text:p>
          </table:table-cell>
          <table:table-cell office:value-type="float" office:value="15.53" calcext:value-type="float">
            <text:p>15,5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03" calcext:value-type="float">
            <text:p>15,03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117" calcext:value-type="float">
            <text:p>13,117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5.469" calcext:value-type="float">
            <text:p>15,469</text:p>
          </table:table-cell>
          <table:table-cell office:value-type="float" office:value="15.69" calcext:value-type="float">
            <text:p>15,69</text:p>
          </table:table-cell>
          <table:table-cell office:value-type="float" office:value="17.969" calcext:value-type="float">
            <text:p>17,969</text:p>
          </table:table-cell>
          <table:table-cell table:number-columns-repeated="2" office:value-type="float" office:value="24.293" calcext:value-type="float">
            <text:p>24,293</text:p>
          </table:table-cell>
          <table:table-cell office:value-type="float" office:value="16.587" calcext:value-type="float">
            <text:p>16,587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9.635" calcext:value-type="float">
            <text:p>19,635</text:p>
          </table:table-cell>
          <table:table-cell office:value-type="float" office:value="24.597" calcext:value-type="float">
            <text:p>24,597</text:p>
          </table:table-cell>
          <table:table-cell office:value-type="float" office:value="16.814" calcext:value-type="float">
            <text:p>16,814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table:number-columns-repeated="2"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381" calcext:value-type="float">
            <text:p>14,38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9.201" calcext:value-type="float">
            <text:p>139,201</text:p>
          </table:table-cell>
          <table:table-cell office:value-type="float" office:value="11.701" calcext:value-type="float">
            <text:p>11,701</text:p>
          </table:table-cell>
          <table:table-cell office:value-type="float" office:value="25.712" calcext:value-type="float">
            <text:p>25,7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469" calcext:value-type="float">
            <text:p>15,469</text:p>
          </table:table-cell>
          <table:table-cell table:number-columns-repeated="2" office:value-type="float" office:value="15.249" calcext:value-type="float">
            <text:p>15,249</text:p>
          </table:table-cell>
          <table:table-cell office:value-type="float" office:value="15.469" calcext:value-type="float">
            <text:p>15,469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361" calcext:value-type="float">
            <text:p>16,361</text:p>
          </table:table-cell>
          <table:table-cell office:value-type="float" office:value="18.676" calcext:value-type="float">
            <text:p>18,676</text:p>
          </table:table-cell>
          <table:table-cell office:value-type="float" office:value="36.282" calcext:value-type="float">
            <text:p>36,282</text:p>
          </table:table-cell>
          <table:table-cell office:value-type="float" office:value="36.646" calcext:value-type="float">
            <text:p>36,646</text:p>
          </table:table-cell>
          <table:table-cell office:value-type="float" office:value="21.86" calcext:value-type="float">
            <text:p>21,86</text:p>
          </table:table-cell>
          <table:table-cell office:value-type="float" office:value="13.325" calcext:value-type="float">
            <text:p>13,325</text:p>
          </table:table-cell>
          <table:table-cell office:value-type="float" office:value="11.701" calcext:value-type="float">
            <text:p>11,701</text:p>
          </table:table-cell>
          <table:table-cell office:value-type="float" office:value="18.439" calcext:value-type="float">
            <text:p>18,439</text:p>
          </table:table-cell>
          <table:table-cell office:value-type="float" office:value="24.902" calcext:value-type="float">
            <text:p>24,902</text:p>
          </table:table-cell>
          <table:table-cell office:value-type="float" office:value="139.201" calcext:value-type="float">
            <text:p>139,201</text:p>
          </table:table-cell>
          <table:table-cell office:value-type="float" office:value="78.437" calcext:value-type="float">
            <text:p>78,437</text:p>
          </table:table-cell>
          <table:table-cell office:value-type="float" office:value="41.136" calcext:value-type="float">
            <text:p>41,136</text:p>
          </table:table-cell>
          <table:table-cell office:value-type="float" office:value="22.368" calcext:value-type="float">
            <text:p>22,368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361" calcext:value-type="float">
            <text:p>16,361</text:p>
          </table:table-cell>
          <table:table-cell office:value-type="float" office:value="26.454" calcext:value-type="float">
            <text:p>26,454</text:p>
          </table:table-cell>
          <table:table-cell office:value-type="float" office:value="18.203" calcext:value-type="float">
            <text:p>18,20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4.596" calcext:value-type="float">
            <text:p>14,596</text:p>
          </table:table-cell>
          <table:table-cell office:value-type="float" office:value="15.03" calcext:value-type="float">
            <text:p>15,03</text:p>
          </table:table-cell>
          <table:table-cell office:value-type="float" office:value="28.049" calcext:value-type="float">
            <text:p>28,049</text:p>
          </table:table-cell>
          <table:table-cell office:value-type="float" office:value="22.368" calcext:value-type="float">
            <text:p>22,368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.432" calcext:value-type="float">
            <text:p>33,432</text:p>
          </table:table-cell>
          <table:table-cell office:value-type="float" office:value="11.899" calcext:value-type="float">
            <text:p>11,899</text:p>
          </table:table-cell>
          <table:table-cell office:value-type="float" office:value="17.516" calcext:value-type="float">
            <text:p>17,51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913" calcext:value-type="float">
            <text:p>18,913</text:p>
          </table:table-cell>
          <table:table-cell office:value-type="float" office:value="19.153" calcext:value-type="float">
            <text:p>19,15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4.812" calcext:value-type="float">
            <text:p>14,812</text:p>
          </table:table-cell>
          <table:table-cell office:value-type="float" office:value="23.137" calcext:value-type="float">
            <text:p>23,137</text:p>
          </table:table-cell>
          <table:table-cell office:value-type="float" office:value="18.676" calcext:value-type="float">
            <text:p>18,676</text:p>
          </table:table-cell>
          <table:table-cell office:value-type="float" office:value="22.623" calcext:value-type="float">
            <text:p>22,623</text:p>
          </table:table-cell>
          <table:table-cell office:value-type="float" office:value="30.018" calcext:value-type="float">
            <text:p>30,018</text:p>
          </table:table-cell>
          <table:table-cell office:value-type="float" office:value="33.432" calcext:value-type="float">
            <text:p>33,432</text:p>
          </table:table-cell>
          <table:table-cell office:value-type="float" office:value="28.373" calcext:value-type="float">
            <text:p>28,373</text:p>
          </table:table-cell>
          <table:table-cell office:value-type="float" office:value="22.879" calcext:value-type="float">
            <text:p>22,879</text:p>
          </table:table-cell>
          <table:table-cell office:value-type="float" office:value="16.814" calcext:value-type="float">
            <text:p>16,814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955" calcext:value-type="float">
            <text:p>13,955</text:p>
          </table:table-cell>
          <table:table-cell table:number-columns-repeated="2" office:value-type="float" office:value="12.706" calcext:value-type="float">
            <text:p>12,706</text:p>
          </table:table-cell>
          <table:table-cell office:value-type="float" office:value="14.167" calcext:value-type="float">
            <text:p>14,167</text:p>
          </table:table-cell>
          <table:table-cell office:value-type="float" office:value="20.366" calcext:value-type="float">
            <text:p>20,366</text:p>
          </table:table-cell>
          <table:table-cell office:value-type="float" office:value="17.969" calcext:value-type="float">
            <text:p>17,969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955" calcext:value-type="float">
            <text:p>13,955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099" calcext:value-type="float">
            <text:p>12,099</text:p>
          </table:table-cell>
          <table:table-cell office:value-type="float" office:value="11.899" calcext:value-type="float">
            <text:p>11,899</text:p>
          </table:table-cell>
          <table:table-cell office:value-type="float" office:value="12.099" calcext:value-type="float">
            <text:p>12,099</text:p>
          </table:table-cell>
          <table:table-cell office:value-type="float" office:value="11.899" calcext:value-type="float">
            <text:p>11,899</text:p>
          </table:table-cell>
          <table:table-cell office:value-type="float" office:value="15.69" calcext:value-type="float">
            <text:p>15,69</text:p>
          </table:table-cell>
          <table:table-cell office:value-type="float" office:value="15.03" calcext:value-type="float">
            <text:p>15,03</text:p>
          </table:table-cell>
          <table:table-cell office:value-type="float" office:value="15.69" calcext:value-type="float">
            <text:p>15,69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5.128" calcext:value-type="float">
            <text:p>65,128</text:p>
          </table:table-cell>
          <table:table-cell office:value-type="float" office:value="11.701" calcext:value-type="float">
            <text:p>11,701</text:p>
          </table:table-cell>
          <table:table-cell office:value-type="float" office:value="24.028" calcext:value-type="float">
            <text:p>24,02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828" calcext:value-type="float">
            <text:p>25,828</text:p>
          </table:table-cell>
          <table:table-cell office:value-type="float" office:value="43.863" calcext:value-type="float">
            <text:p>43,863</text:p>
          </table:table-cell>
          <table:table-cell office:value-type="float" office:value="39.613" calcext:value-type="float">
            <text:p>39,613</text:p>
          </table:table-cell>
          <table:table-cell office:value-type="float" office:value="30.687" calcext:value-type="float">
            <text:p>30,687</text:p>
          </table:table-cell>
          <table:table-cell office:value-type="float" office:value="23.991" calcext:value-type="float">
            <text:p>23,991</text:p>
          </table:table-cell>
          <table:table-cell office:value-type="float" office:value="20.366" calcext:value-type="float">
            <text:p>20,366</text:p>
          </table:table-cell>
          <table:table-cell office:value-type="float" office:value="18.203" calcext:value-type="float">
            <text:p>18,203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249" calcext:value-type="float">
            <text:p>15,249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533" calcext:value-type="float">
            <text:p>13,533</text:p>
          </table:table-cell>
          <table:table-cell office:value-type="float" office:value="25.828" calcext:value-type="float">
            <text:p>25,828</text:p>
          </table:table-cell>
          <table:table-cell office:value-type="float" office:value="27.087" calcext:value-type="float">
            <text:p>27,087</text:p>
          </table:table-cell>
          <table:table-cell office:value-type="float" office:value="19.877" calcext:value-type="float">
            <text:p>19,877</text:p>
          </table:table-cell>
          <table:table-cell office:value-type="float" office:value="19.393" calcext:value-type="float">
            <text:p>19,393</text:p>
          </table:table-cell>
          <table:table-cell office:value-type="float" office:value="17.503" calcext:value-type="float">
            <text:p>17,503</text:p>
          </table:table-cell>
          <table:table-cell office:value-type="float" office:value="14.381" calcext:value-type="float">
            <text:p>14,381</text:p>
          </table:table-cell>
          <table:table-cell office:value-type="float" office:value="12.911" calcext:value-type="float">
            <text:p>12,911</text:p>
          </table:table-cell>
          <table:table-cell office:value-type="float" office:value="11.701" calcext:value-type="float">
            <text:p>11,701</text:p>
          </table:table-cell>
          <table:table-cell office:value-type="float" office:value="28.698" calcext:value-type="float">
            <text:p>28,698</text:p>
          </table:table-cell>
          <table:table-cell office:value-type="float" office:value="17.272" calcext:value-type="float">
            <text:p>17,272</text:p>
          </table:table-cell>
          <table:table-cell office:value-type="float" office:value="13.117" calcext:value-type="float">
            <text:p>13,117</text:p>
          </table:table-cell>
          <table:table-cell office:value-type="float" office:value="25.828" calcext:value-type="float">
            <text:p>25,828</text:p>
          </table:table-cell>
          <table:table-cell office:value-type="float" office:value="65.128" calcext:value-type="float">
            <text:p>65,128</text:p>
          </table:table-cell>
          <table:table-cell office:value-type="float" office:value="48.307" calcext:value-type="float">
            <text:p>48,307</text:p>
          </table:table-cell>
          <table:table-cell office:value-type="float" office:value="38.488" calcext:value-type="float">
            <text:p>38,488</text:p>
          </table:table-cell>
          <table:table-cell office:value-type="float" office:value="26.141" calcext:value-type="float">
            <text:p>26,141</text:p>
          </table:table-cell>
          <table:table-cell office:value-type="float" office:value="20.86" calcext:value-type="float">
            <text:p>20,8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5.114" calcext:value-type="float">
            <text:p>55,114</text:p>
          </table:table-cell>
          <table:table-cell office:value-type="float" office:value="12.502" calcext:value-type="float">
            <text:p>12,502</text:p>
          </table:table-cell>
          <table:table-cell office:value-type="float" office:value="24.476" calcext:value-type="float">
            <text:p>24,47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502" calcext:value-type="float">
            <text:p>12,502</text:p>
          </table:table-cell>
          <table:table-cell office:value-type="float" office:value="19.153" calcext:value-type="float">
            <text:p>19,15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69" calcext:value-type="float">
            <text:p>15,69</text:p>
          </table:table-cell>
          <table:table-cell office:value-type="float" office:value="14.596" calcext:value-type="float">
            <text:p>14,596</text:p>
          </table:table-cell>
          <table:table-cell office:value-type="float" office:value="12.706" calcext:value-type="float">
            <text:p>12,706</text:p>
          </table:table-cell>
          <table:table-cell office:value-type="float" office:value="45.056" calcext:value-type="float">
            <text:p>45,056</text:p>
          </table:table-cell>
          <table:table-cell office:value-type="float" office:value="50.812" calcext:value-type="float">
            <text:p>50,812</text:p>
          </table:table-cell>
          <table:table-cell office:value-type="float" office:value="39.613" calcext:value-type="float">
            <text:p>39,613</text:p>
          </table:table-cell>
          <table:table-cell office:value-type="float" office:value="55.114" calcext:value-type="float">
            <text:p>55,114</text:p>
          </table:table-cell>
          <table:table-cell office:value-type="float" office:value="47.076" calcext:value-type="float">
            <text:p>47,076</text:p>
          </table:table-cell>
          <table:table-cell office:value-type="float" office:value="41.136" calcext:value-type="float">
            <text:p>41,136</text:p>
          </table:table-cell>
          <table:table-cell office:value-type="float" office:value="37.378" calcext:value-type="float">
            <text:p>37,378</text:p>
          </table:table-cell>
          <table:table-cell office:value-type="float" office:value="29.685" calcext:value-type="float">
            <text:p>29,685</text:p>
          </table:table-cell>
          <table:table-cell office:value-type="float" office:value="21.108" calcext:value-type="float">
            <text:p>21,108</text:p>
          </table:table-cell>
          <table:table-cell office:value-type="float" office:value="17.969" calcext:value-type="float">
            <text:p>17,969</text:p>
          </table:table-cell>
          <table:table-cell office:value-type="float" office:value="16.587" calcext:value-type="float">
            <text:p>16,587</text:p>
          </table:table-cell>
          <table:table-cell office:value-type="float" office:value="16.814" calcext:value-type="float">
            <text:p>16,814</text:p>
          </table:table-cell>
          <table:table-cell table:number-columns-repeated="2" office:value-type="float" office:value="17.735" calcext:value-type="float">
            <text:p>17,735</text:p>
          </table:table-cell>
          <table:table-cell office:value-type="float" office:value="16.136" calcext:value-type="float">
            <text:p>16,136</text:p>
          </table:table-cell>
          <table:table-cell office:value-type="float" office:value="26.454" calcext:value-type="float">
            <text:p>26,454</text:p>
          </table:table-cell>
          <table:table-cell office:value-type="float" office:value="21.358" calcext:value-type="float">
            <text:p>21,358</text:p>
          </table:table-cell>
          <table:table-cell office:value-type="float" office:value="18.913" calcext:value-type="float">
            <text:p>18,91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361" calcext:value-type="float">
            <text:p>16,361</text:p>
          </table:table-cell>
          <table:table-cell office:value-type="float" office:value="19.153" calcext:value-type="float">
            <text:p>19,153</text:p>
          </table:table-cell>
          <table:table-cell office:value-type="float" office:value="21.86" calcext:value-type="float">
            <text:p>21,86</text:p>
          </table:table-cell>
          <table:table-cell office:value-type="float" office:value="17.969" calcext:value-type="float">
            <text:p>17,969</text:p>
          </table:table-cell>
          <table:table-cell office:value-type="float" office:value="25.209" calcext:value-type="float">
            <text:p>25,20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.488" calcext:value-type="float">
            <text:p>34,488</text:p>
          </table:table-cell>
          <table:table-cell office:value-type="float" office:value="9.788" calcext:value-type="float">
            <text:p>9,788</text:p>
          </table:table-cell>
          <table:table-cell office:value-type="float" office:value="16.441" calcext:value-type="float">
            <text:p>16,4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,3</text:p>
          </table:table-cell>
          <table:table-cell office:value-type="float" office:value="11.503" calcext:value-type="float">
            <text:p>11,503</text:p>
          </table:table-cell>
          <table:table-cell office:value-type="float" office:value="9.788" calcext:value-type="float">
            <text:p>9,788</text:p>
          </table:table-cell>
          <table:table-cell office:value-type="float" office:value="11.701" calcext:value-type="float">
            <text:p>11,701</text:p>
          </table:table-cell>
          <table:table-cell office:value-type="float" office:value="11.113" calcext:value-type="float">
            <text:p>11,113</text:p>
          </table:table-cell>
          <table:table-cell office:value-type="float" office:value="11.701" calcext:value-type="float">
            <text:p>11,701</text:p>
          </table:table-cell>
          <table:table-cell office:value-type="float" office:value="13.325" calcext:value-type="float">
            <text:p>13,325</text:p>
          </table:table-cell>
          <table:table-cell office:value-type="float" office:value="15.249" calcext:value-type="float">
            <text:p>15,249</text:p>
          </table:table-cell>
          <table:table-cell office:value-type="float" office:value="22.623" calcext:value-type="float">
            <text:p>22,623</text:p>
          </table:table-cell>
          <table:table-cell office:value-type="float" office:value="34.488" calcext:value-type="float">
            <text:p>34,488</text:p>
          </table:table-cell>
          <table:table-cell office:value-type="float" office:value="22.879" calcext:value-type="float">
            <text:p>22,879</text:p>
          </table:table-cell>
          <table:table-cell office:value-type="float" office:value="18.439" calcext:value-type="float">
            <text:p>18,439</text:p>
          </table:table-cell>
          <table:table-cell office:value-type="float" office:value="16.361" calcext:value-type="float">
            <text:p>16,361</text:p>
          </table:table-cell>
          <table:table-cell office:value-type="float" office:value="30.351" calcext:value-type="float">
            <text:p>30,351</text:p>
          </table:table-cell>
          <table:table-cell office:value-type="float" office:value="20.612" calcext:value-type="float">
            <text:p>20,612</text:p>
          </table:table-cell>
          <table:table-cell office:value-type="float" office:value="16.361" calcext:value-type="float">
            <text:p>16,361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table:number-columns-repeated="2" office:value-type="float" office:value="14.381" calcext:value-type="float">
            <text:p>14,381</text:p>
          </table:table-cell>
          <table:table-cell office:value-type="float" office:value="15.912" calcext:value-type="float">
            <text:p>15,912</text:p>
          </table:table-cell>
          <table:table-cell office:value-type="float" office:value="14.812" calcext:value-type="float">
            <text:p>14,812</text:p>
          </table:table-cell>
          <table:table-cell office:value-type="float" office:value="15.03" calcext:value-type="float">
            <text:p>15,0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9.393" calcext:value-type="float">
            <text:p>19,393</text:p>
          </table:table-cell>
          <table:table-cell office:value-type="float" office:value="15.03" calcext:value-type="float">
            <text:p>15,03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4.596" calcext:value-type="float">
            <text:p>14,596</text:p>
          </table:table-cell>
          <table:table-cell office:value-type="float" office:value="14.381" calcext:value-type="float">
            <text:p>14,38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454" calcext:value-type="float">
            <text:p>26,454</text:p>
          </table:table-cell>
          <table:table-cell office:value-type="float" office:value="12.706" calcext:value-type="float">
            <text:p>12,706</text:p>
          </table:table-cell>
          <table:table-cell office:value-type="float" office:value="18.596" calcext:value-type="float">
            <text:p>18,59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93" calcext:value-type="float">
            <text:p>19,393</text:p>
          </table:table-cell>
          <table:table-cell table:number-columns-repeated="2" office:value-type="float" office:value="19.153" calcext:value-type="float">
            <text:p>19,153</text:p>
          </table:table-cell>
          <table:table-cell office:value-type="float" office:value="19.393" calcext:value-type="float">
            <text:p>19,393</text:p>
          </table:table-cell>
          <table:table-cell office:value-type="float" office:value="19.635" calcext:value-type="float">
            <text:p>19,635</text:p>
          </table:table-cell>
          <table:table-cell office:value-type="float" office:value="19.393" calcext:value-type="float">
            <text:p>19,393</text:p>
          </table:table-cell>
          <table:table-cell table:number-columns-repeated="4" office:value-type="float" office:value="19.153" calcext:value-type="float">
            <text:p>19,153</text:p>
          </table:table-cell>
          <table:table-cell table:number-columns-repeated="3" office:value-type="float" office:value="18.676" calcext:value-type="float">
            <text:p>18,676</text:p>
          </table:table-cell>
          <table:table-cell office:value-type="float" office:value="18.439" calcext:value-type="float">
            <text:p>18,439</text:p>
          </table:table-cell>
          <table:table-cell office:value-type="float" office:value="18.203" calcext:value-type="float">
            <text:p>18,203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735" calcext:value-type="float">
            <text:p>17,735</text:p>
          </table:table-cell>
          <table:table-cell office:value-type="float" office:value="18.203" calcext:value-type="float">
            <text:p>18,203</text:p>
          </table:table-cell>
          <table:table-cell office:value-type="float" office:value="20.612" calcext:value-type="float">
            <text:p>20,612</text:p>
          </table:table-cell>
          <table:table-cell office:value-type="float" office:value="26.454" calcext:value-type="float">
            <text:p>26,454</text:p>
          </table:table-cell>
          <table:table-cell table:number-columns-repeated="2" office:value-type="float" office:value="21.358" calcext:value-type="float">
            <text:p>21,358</text:p>
          </table:table-cell>
          <table:table-cell office:value-type="float" office:value="20.121" calcext:value-type="float">
            <text:p>20,121</text:p>
          </table:table-cell>
          <table:table-cell table:number-columns-repeated="3" office:value-type="float" office:value="18.439" calcext:value-type="float">
            <text:p>18,439</text:p>
          </table:table-cell>
          <table:table-cell office:value-type="float" office:value="18.203" calcext:value-type="float">
            <text:p>18,2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706" calcext:value-type="float">
            <text:p>12,706</text:p>
          </table:table-cell>
          <table:table-cell office:value-type="float" office:value="13.117" calcext:value-type="float">
            <text:p>13,11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8.049" calcext:value-type="float">
            <text:p>28,049</text:p>
          </table:table-cell>
          <table:table-cell office:value-type="float" office:value="16.361" calcext:value-type="float">
            <text:p>16,361</text:p>
          </table:table-cell>
          <table:table-cell office:value-type="float" office:value="18.312" calcext:value-type="float">
            <text:p>18,3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7.503" calcext:value-type="float">
            <text:p>17,503</text:p>
          </table:table-cell>
          <table:table-cell office:value-type="float" office:value="17.272" calcext:value-type="float">
            <text:p>17,272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table:number-columns-repeated="3"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043" calcext:value-type="float">
            <text:p>17,043</text:p>
          </table:table-cell>
          <table:table-cell table:number-columns-repeated="2" office:value-type="float" office:value="17.503" calcext:value-type="float">
            <text:p>17,503</text:p>
          </table:table-cell>
          <table:table-cell office:value-type="float" office:value="28.049" calcext:value-type="float">
            <text:p>28,049</text:p>
          </table:table-cell>
          <table:table-cell office:value-type="float" office:value="23.396" calcext:value-type="float">
            <text:p>23,396</text:p>
          </table:table-cell>
          <table:table-cell office:value-type="float" office:value="16.361" calcext:value-type="float">
            <text:p>16,361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361" calcext:value-type="float">
            <text:p>16,361</text:p>
          </table:table-cell>
          <table:table-cell table:number-columns-repeated="3" office:value-type="float" office:value="17.043" calcext:value-type="float">
            <text:p>17,043</text:p>
          </table:table-cell>
          <table:table-cell office:value-type="float" office:value="17.272" calcext:value-type="float">
            <text:p>17,272</text:p>
          </table:table-cell>
          <table:table-cell office:value-type="float" office:value="19.877" calcext:value-type="float">
            <text:p>19,877</text:p>
          </table:table-cell>
          <table:table-cell table:number-columns-repeated="2" office:value-type="float" office:value="19.635" calcext:value-type="float">
            <text:p>19,635</text:p>
          </table:table-cell>
          <table:table-cell table:number-columns-repeated="5" office:value-type="float" office:value="19.393" calcext:value-type="float">
            <text:p>19,393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366" calcext:value-type="float">
            <text:p>20,366</text:p>
          </table:table-cell>
          <table:table-cell office:value-type="float" office:value="17.503" calcext:value-type="float">
            <text:p>17,503</text:p>
          </table:table-cell>
          <table:table-cell office:value-type="float" office:value="19.074" calcext:value-type="float">
            <text:p>19,07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366" calcext:value-type="float">
            <text:p>20,366</text:p>
          </table:table-cell>
          <table:table-cell office:value-type="float" office:value="20.121" calcext:value-type="float">
            <text:p>20,121</text:p>
          </table:table-cell>
          <table:table-cell office:value-type="float" office:value="19.877" calcext:value-type="float">
            <text:p>19,877</text:p>
          </table:table-cell>
          <table:table-cell office:value-type="float" office:value="20.121" calcext:value-type="float">
            <text:p>20,121</text:p>
          </table:table-cell>
          <table:table-cell table:number-columns-repeated="3" office:value-type="float" office:value="19.877" calcext:value-type="float">
            <text:p>19,877</text:p>
          </table:table-cell>
          <table:table-cell office:value-type="float" office:value="19.393" calcext:value-type="float">
            <text:p>19,393</text:p>
          </table:table-cell>
          <table:table-cell table:number-columns-repeated="2" office:value-type="float" office:value="19.635" calcext:value-type="float">
            <text:p>19,635</text:p>
          </table:table-cell>
          <table:table-cell office:value-type="float" office:value="19.393" calcext:value-type="float">
            <text:p>19,393</text:p>
          </table:table-cell>
          <table:table-cell table:number-columns-repeated="3" office:value-type="float" office:value="19.153" calcext:value-type="float">
            <text:p>19,153</text:p>
          </table:table-cell>
          <table:table-cell table:number-columns-repeated="2" office:value-type="float" office:value="18.913" calcext:value-type="float">
            <text:p>18,913</text:p>
          </table:table-cell>
          <table:table-cell table:number-columns-repeated="2" office:value-type="float" office:value="19.153" calcext:value-type="float">
            <text:p>19,153</text:p>
          </table:table-cell>
          <table:table-cell office:value-type="float" office:value="18.913" calcext:value-type="float">
            <text:p>18,913</text:p>
          </table:table-cell>
          <table:table-cell office:value-type="float" office:value="19.393" calcext:value-type="float">
            <text:p>19,393</text:p>
          </table:table-cell>
          <table:table-cell office:value-type="float" office:value="19.153" calcext:value-type="float">
            <text:p>19,153</text:p>
          </table:table-cell>
          <table:table-cell table:number-columns-repeated="2" office:value-type="float" office:value="19.393" calcext:value-type="float">
            <text:p>19,393</text:p>
          </table:table-cell>
          <table:table-cell table:number-columns-repeated="2" office:value-type="float" office:value="18.676" calcext:value-type="float">
            <text:p>18,676</text:p>
          </table:table-cell>
          <table:table-cell table:number-columns-repeated="3" office:value-type="float" office:value="17.735" calcext:value-type="float">
            <text:p>17,735</text:p>
          </table:table-cell>
          <table:table-cell table:number-columns-repeated="2" office:value-type="float" office:value="17.503" calcext:value-type="float">
            <text:p>17,503</text:p>
          </table:table-cell>
          <table:table-cell office:value-type="float" office:value="17.735" calcext:value-type="float">
            <text:p>17,7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86" calcext:value-type="float">
            <text:p>21,86</text:p>
          </table:table-cell>
          <table:table-cell office:value-type="float" office:value="19.877" calcext:value-type="float">
            <text:p>19,877</text:p>
          </table:table-cell>
          <table:table-cell office:value-type="float" office:value="20.622" calcext:value-type="float">
            <text:p>20,62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0.86" calcext:value-type="float">
            <text:p>20,86</text:p>
          </table:table-cell>
          <table:table-cell table:number-columns-repeated="2" office:value-type="float" office:value="20.612" calcext:value-type="float">
            <text:p>20,612</text:p>
          </table:table-cell>
          <table:table-cell table:number-columns-repeated="2" office:value-type="float" office:value="20.86" calcext:value-type="float">
            <text:p>20,86</text:p>
          </table:table-cell>
          <table:table-cell office:value-type="float" office:value="21.108" calcext:value-type="float">
            <text:p>21,108</text:p>
          </table:table-cell>
          <table:table-cell office:value-type="float" office:value="21.86" calcext:value-type="float">
            <text:p>21,86</text:p>
          </table:table-cell>
          <table:table-cell office:value-type="float" office:value="21.108" calcext:value-type="float">
            <text:p>21,108</text:p>
          </table:table-cell>
          <table:table-cell office:value-type="float" office:value="20.86" calcext:value-type="float">
            <text:p>20,86</text:p>
          </table:table-cell>
          <table:table-cell office:value-type="float" office:value="20.612" calcext:value-type="float">
            <text:p>20,612</text:p>
          </table:table-cell>
          <table:table-cell office:value-type="float" office:value="20.86" calcext:value-type="float">
            <text:p>20,86</text:p>
          </table:table-cell>
          <table:table-cell table:number-columns-repeated="3" office:value-type="float" office:value="20.612" calcext:value-type="float">
            <text:p>20,612</text:p>
          </table:table-cell>
          <table:table-cell office:value-type="float" office:value="20.366" calcext:value-type="float">
            <text:p>20,366</text:p>
          </table:table-cell>
          <table:table-cell office:value-type="float" office:value="20.121" calcext:value-type="float">
            <text:p>20,121</text:p>
          </table:table-cell>
          <table:table-cell office:value-type="float" office:value="20.612" calcext:value-type="float">
            <text:p>20,612</text:p>
          </table:table-cell>
          <table:table-cell office:value-type="float" office:value="20.366" calcext:value-type="float">
            <text:p>20,366</text:p>
          </table:table-cell>
          <table:table-cell office:value-type="float" office:value="20.121" calcext:value-type="float">
            <text:p>20,121</text:p>
          </table:table-cell>
          <table:table-cell table:number-columns-repeated="2" office:value-type="float" office:value="19.877" calcext:value-type="float">
            <text:p>19,877</text:p>
          </table:table-cell>
          <table:table-cell office:value-type="float" office:value="20.366" calcext:value-type="float">
            <text:p>20,366</text:p>
          </table:table-cell>
          <table:table-cell table:number-columns-repeated="2" office:value-type="float" office:value="21.108" calcext:value-type="float">
            <text:p>21,108</text:p>
          </table:table-cell>
          <table:table-cell office:value-type="float" office:value="20.86" calcext:value-type="float">
            <text:p>20,86</text:p>
          </table:table-cell>
          <table:table-cell office:value-type="float" office:value="20.121" calcext:value-type="float">
            <text:p>20,121</text:p>
          </table:table-cell>
          <table:table-cell office:value-type="float" office:value="20.366" calcext:value-type="float">
            <text:p>20,366</text:p>
          </table:table-cell>
          <table:table-cell table:number-columns-repeated="2" office:value-type="float" office:value="20.121" calcext:value-type="float">
            <text:p>20,1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608" calcext:value-type="float">
            <text:p>21,608</text:p>
          </table:table-cell>
          <table:table-cell office:value-type="float" office:value="17.503" calcext:value-type="float">
            <text:p>17,503</text:p>
          </table:table-cell>
          <table:table-cell office:value-type="float" office:value="19.876" calcext:value-type="float">
            <text:p>19,8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03" calcext:value-type="float">
            <text:p>17,503</text:p>
          </table:table-cell>
          <table:table-cell table:number-columns-repeated="3" office:value-type="float" office:value="18.676" calcext:value-type="float">
            <text:p>18,676</text:p>
          </table:table-cell>
          <table:table-cell office:value-type="float" office:value="21.358" calcext:value-type="float">
            <text:p>21,358</text:p>
          </table:table-cell>
          <table:table-cell office:value-type="float" office:value="21.608" calcext:value-type="float">
            <text:p>21,608</text:p>
          </table:table-cell>
          <table:table-cell office:value-type="float" office:value="20.121" calcext:value-type="float">
            <text:p>20,121</text:p>
          </table:table-cell>
          <table:table-cell table:number-columns-repeated="2" office:value-type="float" office:value="20.612" calcext:value-type="float">
            <text:p>20,612</text:p>
          </table:table-cell>
          <table:table-cell office:value-type="float" office:value="20.366" calcext:value-type="float">
            <text:p>20,366</text:p>
          </table:table-cell>
          <table:table-cell office:value-type="float" office:value="19.877" calcext:value-type="float">
            <text:p>19,877</text:p>
          </table:table-cell>
          <table:table-cell office:value-type="float" office:value="19.393" calcext:value-type="float">
            <text:p>19,393</text:p>
          </table:table-cell>
          <table:table-cell table:number-columns-repeated="2" office:value-type="float" office:value="19.877" calcext:value-type="float">
            <text:p>19,877</text:p>
          </table:table-cell>
          <table:table-cell office:value-type="float" office:value="19.393" calcext:value-type="float">
            <text:p>19,393</text:p>
          </table:table-cell>
          <table:table-cell office:value-type="float" office:value="19.635" calcext:value-type="float">
            <text:p>19,635</text:p>
          </table:table-cell>
          <table:table-cell office:value-type="float" office:value="19.393" calcext:value-type="float">
            <text:p>19,393</text:p>
          </table:table-cell>
          <table:table-cell table:number-columns-repeated="2" office:value-type="float" office:value="19.153" calcext:value-type="float">
            <text:p>19,153</text:p>
          </table:table-cell>
          <table:table-cell office:value-type="float" office:value="20.121" calcext:value-type="float">
            <text:p>20,121</text:p>
          </table:table-cell>
          <table:table-cell table:number-columns-repeated="2" office:value-type="float" office:value="20.86" calcext:value-type="float">
            <text:p>20,86</text:p>
          </table:table-cell>
          <table:table-cell office:value-type="float" office:value="20.366" calcext:value-type="float">
            <text:p>20,366</text:p>
          </table:table-cell>
          <table:table-cell table:number-columns-repeated="2" office:value-type="float" office:value="20.121" calcext:value-type="float">
            <text:p>20,121</text:p>
          </table:table-cell>
          <table:table-cell table:number-columns-repeated="4" office:value-type="float" office:value="19.877" calcext:value-type="float">
            <text:p>19,877</text:p>
          </table:table-cell>
          <table:table-cell office:value-type="float" office:value="20.366" calcext:value-type="float">
            <text:p>20,366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393" calcext:value-type="float">
            <text:p>19,39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7.894" calcext:value-type="float">
            <text:p>17,89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912" calcext:value-type="float">
            <text:p>15,912</text:p>
          </table:table-cell>
          <table:table-cell office:value-type="float" office:value="16.136" calcext:value-type="float">
            <text:p>16,136</text:p>
          </table:table-cell>
          <table:table-cell table:number-columns-repeated="3" office:value-type="float" office:value="18.913" calcext:value-type="float">
            <text:p>18,913</text:p>
          </table:table-cell>
          <table:table-cell office:value-type="float" office:value="19.393" calcext:value-type="float">
            <text:p>19,393</text:p>
          </table:table-cell>
          <table:table-cell office:value-type="float" office:value="19.153" calcext:value-type="float">
            <text:p>19,153</text:p>
          </table:table-cell>
          <table:table-cell office:value-type="float" office:value="18.913" calcext:value-type="float">
            <text:p>18,913</text:p>
          </table:table-cell>
          <table:table-cell office:value-type="float" office:value="18.676" calcext:value-type="float">
            <text:p>18,676</text:p>
          </table:table-cell>
          <table:table-cell table:number-columns-repeated="3" office:value-type="float" office:value="18.439" calcext:value-type="float">
            <text:p>18,439</text:p>
          </table:table-cell>
          <table:table-cell table:number-columns-repeated="4" office:value-type="float" office:value="18.203" calcext:value-type="float">
            <text:p>18,203</text:p>
          </table:table-cell>
          <table:table-cell office:value-type="float" office:value="17.969" calcext:value-type="float">
            <text:p>17,969</text:p>
          </table:table-cell>
          <table:table-cell table:number-columns-repeated="3" office:value-type="float" office:value="17.735" calcext:value-type="float">
            <text:p>17,735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735" calcext:value-type="float">
            <text:p>17,735</text:p>
          </table:table-cell>
          <table:table-cell table:number-columns-repeated="2" office:value-type="float" office:value="17.503" calcext:value-type="float">
            <text:p>17,50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77" calcext:value-type="float">
            <text:p>26,7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5.594" calcext:value-type="float">
            <text:p>15,59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93" calcext:value-type="float">
            <text:p>19,39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249" calcext:value-type="float">
            <text:p>15,249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table:number-columns-repeated="3" office:value-type="float" office:value="13.325" calcext:value-type="float">
            <text:p>13,325</text:p>
          </table:table-cell>
          <table:table-cell table:number-columns-repeated="2" office:value-type="float" office:value="12.911" calcext:value-type="float">
            <text:p>12,911</text:p>
          </table:table-cell>
          <table:table-cell office:value-type="float" office:value="26.77" calcext:value-type="float">
            <text:p>26,77</text:p>
          </table:table-cell>
          <table:table-cell office:value-type="float" office:value="19.635" calcext:value-type="float">
            <text:p>19,635</text:p>
          </table:table-cell>
          <table:table-cell office:value-type="float" office:value="17.969" calcext:value-type="float">
            <text:p>17,969</text:p>
          </table:table-cell>
          <table:table-cell office:value-type="float" office:value="16.136" calcext:value-type="float">
            <text:p>16,136</text:p>
          </table:table-cell>
          <table:table-cell table:number-columns-repeated="3" office:value-type="float" office:value="15.03" calcext:value-type="float">
            <text:p>15,0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table:number-columns-repeated="2" office:value-type="float" office:value="14.596" calcext:value-type="float">
            <text:p>14,596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6.587" calcext:value-type="float">
            <text:p>16,58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7.166" calcext:value-type="float">
            <text:p>107,166</text:p>
          </table:table-cell>
          <table:table-cell office:value-type="float" office:value="14.167" calcext:value-type="float">
            <text:p>14,167</text:p>
          </table:table-cell>
          <table:table-cell office:value-type="float" office:value="30.256" calcext:value-type="float">
            <text:p>30,25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6" calcext:value-type="float">
            <text:p>20,86</text:p>
          </table:table-cell>
          <table:table-cell office:value-type="float" office:value="21.358" calcext:value-type="float">
            <text:p>21,358</text:p>
          </table:table-cell>
          <table:table-cell office:value-type="float" office:value="21.108" calcext:value-type="float">
            <text:p>21,108</text:p>
          </table:table-cell>
          <table:table-cell office:value-type="float" office:value="17.969" calcext:value-type="float">
            <text:p>17,96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167" calcext:value-type="float">
            <text:p>14,167</text:p>
          </table:table-cell>
          <table:table-cell office:value-type="float" office:value="42.685" calcext:value-type="float">
            <text:p>42,685</text:p>
          </table:table-cell>
          <table:table-cell office:value-type="float" office:value="31.024" calcext:value-type="float">
            <text:p>31,024</text:p>
          </table:table-cell>
          <table:table-cell office:value-type="float" office:value="24.597" calcext:value-type="float">
            <text:p>24,597</text:p>
          </table:table-cell>
          <table:table-cell office:value-type="float" office:value="35.201" calcext:value-type="float">
            <text:p>35,201</text:p>
          </table:table-cell>
          <table:table-cell office:value-type="float" office:value="43.469" calcext:value-type="float">
            <text:p>43,469</text:p>
          </table:table-cell>
          <table:table-cell office:value-type="float" office:value="32.736" calcext:value-type="float">
            <text:p>32,736</text:p>
          </table:table-cell>
          <table:table-cell office:value-type="float" office:value="25.209" calcext:value-type="float">
            <text:p>25,209</text:p>
          </table:table-cell>
          <table:table-cell office:value-type="float" office:value="20.612" calcext:value-type="float">
            <text:p>20,612</text:p>
          </table:table-cell>
          <table:table-cell office:value-type="float" office:value="18.203" calcext:value-type="float">
            <text:p>18,20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5.03" calcext:value-type="float">
            <text:p>15,03</text:p>
          </table:table-cell>
          <table:table-cell table:number-columns-repeated="3" office:value-type="float" office:value="14.596" calcext:value-type="float">
            <text:p>14,596</text:p>
          </table:table-cell>
          <table:table-cell office:value-type="float" office:value="46.669" calcext:value-type="float">
            <text:p>46,669</text:p>
          </table:table-cell>
          <table:table-cell office:value-type="float" office:value="107.166" calcext:value-type="float">
            <text:p>107,166</text:p>
          </table:table-cell>
          <table:table-cell office:value-type="float" office:value="78.437" calcext:value-type="float">
            <text:p>78,437</text:p>
          </table:table-cell>
          <table:table-cell office:value-type="float" office:value="72.384" calcext:value-type="float">
            <text:p>72,384</text:p>
          </table:table-cell>
          <table:table-cell office:value-type="float" office:value="46.669" calcext:value-type="float">
            <text:p>46,669</text:p>
          </table:table-cell>
          <table:table-cell office:value-type="float" office:value="28.373" calcext:value-type="float">
            <text:p>28,373</text:p>
          </table:table-cell>
          <table:table-cell office:value-type="float" office:value="21.86" calcext:value-type="float">
            <text:p>21,86</text:p>
          </table:table-cell>
          <table:table-cell office:value-type="float" office:value="24.902" calcext:value-type="float">
            <text:p>24,902</text:p>
          </table:table-cell>
          <table:table-cell office:value-type="float" office:value="21.358" calcext:value-type="float">
            <text:p>21,358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862" calcext:value-type="float">
            <text:p>38,862</text:p>
          </table:table-cell>
          <table:table-cell office:value-type="float" office:value="13.743" calcext:value-type="float">
            <text:p>13,743</text:p>
          </table:table-cell>
          <table:table-cell office:value-type="float" office:value="20.728" calcext:value-type="float">
            <text:p>20,72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358" calcext:value-type="float">
            <text:p>21,358</text:p>
          </table:table-cell>
          <table:table-cell office:value-type="float" office:value="19.635" calcext:value-type="float">
            <text:p>19,635</text:p>
          </table:table-cell>
          <table:table-cell office:value-type="float" office:value="16.814" calcext:value-type="float">
            <text:p>16,814</text:p>
          </table:table-cell>
          <table:table-cell office:value-type="float" office:value="15.03" calcext:value-type="float">
            <text:p>15,03</text:p>
          </table:table-cell>
          <table:table-cell office:value-type="float" office:value="14.167" calcext:value-type="float">
            <text:p>14,167</text:p>
          </table:table-cell>
          <table:table-cell office:value-type="float" office:value="14.596" calcext:value-type="float">
            <text:p>14,596</text:p>
          </table:table-cell>
          <table:table-cell table:number-columns-repeated="2" office:value-type="float" office:value="35.201" calcext:value-type="float">
            <text:p>35,201</text:p>
          </table:table-cell>
          <table:table-cell office:value-type="float" office:value="21.108" calcext:value-type="float">
            <text:p>21,108</text:p>
          </table:table-cell>
          <table:table-cell office:value-type="float" office:value="18.676" calcext:value-type="float">
            <text:p>18,676</text:p>
          </table:table-cell>
          <table:table-cell office:value-type="float" office:value="16.587" calcext:value-type="float">
            <text:p>16,587</text:p>
          </table:table-cell>
          <table:table-cell office:value-type="float" office:value="38.862" calcext:value-type="float">
            <text:p>38,862</text:p>
          </table:table-cell>
          <table:table-cell office:value-type="float" office:value="38.116" calcext:value-type="float">
            <text:p>38,116</text:p>
          </table:table-cell>
          <table:table-cell office:value-type="float" office:value="25.828" calcext:value-type="float">
            <text:p>25,828</text:p>
          </table:table-cell>
          <table:table-cell office:value-type="float" office:value="20.121" calcext:value-type="float">
            <text:p>20,121</text:p>
          </table:table-cell>
          <table:table-cell office:value-type="float" office:value="20.86" calcext:value-type="float">
            <text:p>20,86</text:p>
          </table:table-cell>
          <table:table-cell table:number-columns-repeated="2" office:value-type="float" office:value="16.814" calcext:value-type="float">
            <text:p>16,814</text:p>
          </table:table-cell>
          <table:table-cell office:value-type="float" office:value="17.969" calcext:value-type="float">
            <text:p>17,969</text:p>
          </table:table-cell>
          <table:table-cell office:value-type="float" office:value="22.368" calcext:value-type="float">
            <text:p>22,368</text:p>
          </table:table-cell>
          <table:table-cell office:value-type="float" office:value="15.469" calcext:value-type="float">
            <text:p>15,469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812" calcext:value-type="float">
            <text:p>14,812</text:p>
          </table:table-cell>
          <table:table-cell office:value-type="float" office:value="19.877" calcext:value-type="float">
            <text:p>19,877</text:p>
          </table:table-cell>
          <table:table-cell office:value-type="float" office:value="21.86" calcext:value-type="float">
            <text:p>21,86</text:p>
          </table:table-cell>
          <table:table-cell office:value-type="float" office:value="20.366" calcext:value-type="float">
            <text:p>20,36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668" calcext:value-type="float">
            <text:p>58,668</text:p>
          </table:table-cell>
          <table:table-cell office:value-type="float" office:value="12.706" calcext:value-type="float">
            <text:p>12,706</text:p>
          </table:table-cell>
          <table:table-cell office:value-type="float" office:value="26.646" calcext:value-type="float">
            <text:p>26,64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.736" calcext:value-type="float">
            <text:p>32,736</text:p>
          </table:table-cell>
          <table:table-cell office:value-type="float" office:value="58.218" calcext:value-type="float">
            <text:p>58,218</text:p>
          </table:table-cell>
          <table:table-cell office:value-type="float" office:value="49.971" calcext:value-type="float">
            <text:p>49,971</text:p>
          </table:table-cell>
          <table:table-cell office:value-type="float" office:value="32.736" calcext:value-type="float">
            <text:p>32,736</text:p>
          </table:table-cell>
          <table:table-cell office:value-type="float" office:value="23.691" calcext:value-type="float">
            <text:p>23,691</text:p>
          </table:table-cell>
          <table:table-cell office:value-type="float" office:value="21.608" calcext:value-type="float">
            <text:p>21,608</text:p>
          </table:table-cell>
          <table:table-cell office:value-type="float" office:value="49.971" calcext:value-type="float">
            <text:p>49,971</text:p>
          </table:table-cell>
          <table:table-cell office:value-type="float" office:value="35.201" calcext:value-type="float">
            <text:p>35,201</text:p>
          </table:table-cell>
          <table:table-cell office:value-type="float" office:value="31.704" calcext:value-type="float">
            <text:p>31,704</text:p>
          </table:table-cell>
          <table:table-cell office:value-type="float" office:value="25.828" calcext:value-type="float">
            <text:p>25,828</text:p>
          </table:table-cell>
          <table:table-cell office:value-type="float" office:value="20.366" calcext:value-type="float">
            <text:p>20,366</text:p>
          </table:table-cell>
          <table:table-cell office:value-type="float" office:value="18.203" calcext:value-type="float">
            <text:p>18,20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6.361" calcext:value-type="float">
            <text:p>16,361</text:p>
          </table:table-cell>
          <table:table-cell office:value-type="float" office:value="25.209" calcext:value-type="float">
            <text:p>25,209</text:p>
          </table:table-cell>
          <table:table-cell office:value-type="float" office:value="18.439" calcext:value-type="float">
            <text:p>18,439</text:p>
          </table:table-cell>
          <table:table-cell office:value-type="float" office:value="16.136" calcext:value-type="float">
            <text:p>16,136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955" calcext:value-type="float">
            <text:p>13,955</text:p>
          </table:table-cell>
          <table:table-cell office:value-type="float" office:value="18.439" calcext:value-type="float">
            <text:p>18,439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3.743" calcext:value-type="float">
            <text:p>13,743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706" calcext:value-type="float">
            <text:p>12,706</text:p>
          </table:table-cell>
          <table:table-cell office:value-type="float" office:value="45.859" calcext:value-type="float">
            <text:p>45,859</text:p>
          </table:table-cell>
          <table:table-cell office:value-type="float" office:value="51.66" calcext:value-type="float">
            <text:p>51,66</text:p>
          </table:table-cell>
          <table:table-cell office:value-type="float" office:value="58.668" calcext:value-type="float">
            <text:p>58,668</text:p>
          </table:table-cell>
          <table:table-cell office:value-type="float" office:value="30.351" calcext:value-type="float">
            <text:p>30,35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9.572" calcext:value-type="float">
            <text:p>59,572</text:p>
          </table:table-cell>
          <table:table-cell office:value-type="float" office:value="13.325" calcext:value-type="float">
            <text:p>13,325</text:p>
          </table:table-cell>
          <table:table-cell office:value-type="float" office:value="20.072" calcext:value-type="float">
            <text:p>20,07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704" calcext:value-type="float">
            <text:p>31,704</text:p>
          </table:table-cell>
          <table:table-cell office:value-type="float" office:value="20.86" calcext:value-type="float">
            <text:p>20,86</text:p>
          </table:table-cell>
          <table:table-cell office:value-type="float" office:value="15.912" calcext:value-type="float">
            <text:p>15,9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743" calcext:value-type="float">
            <text:p>13,743</text:p>
          </table:table-cell>
          <table:table-cell office:value-type="float" office:value="21.358" calcext:value-type="float">
            <text:p>21,358</text:p>
          </table:table-cell>
          <table:table-cell office:value-type="float" office:value="59.572" calcext:value-type="float">
            <text:p>59,572</text:p>
          </table:table-cell>
          <table:table-cell office:value-type="float" office:value="32.736" calcext:value-type="float">
            <text:p>32,736</text:p>
          </table:table-cell>
          <table:table-cell office:value-type="float" office:value="19.877" calcext:value-type="float">
            <text:p>19,877</text:p>
          </table:table-cell>
          <table:table-cell office:value-type="float" office:value="19.635" calcext:value-type="float">
            <text:p>19,635</text:p>
          </table:table-cell>
          <table:table-cell office:value-type="float" office:value="17.272" calcext:value-type="float">
            <text:p>17,272</text:p>
          </table:table-cell>
          <table:table-cell office:value-type="float" office:value="19.153" calcext:value-type="float">
            <text:p>19,153</text:p>
          </table:table-cell>
          <table:table-cell table:number-columns-repeated="2" office:value-type="float" office:value="16.136" calcext:value-type="float">
            <text:p>16,136</text:p>
          </table:table-cell>
          <table:table-cell office:value-type="float" office:value="17.043" calcext:value-type="float">
            <text:p>17,043</text:p>
          </table:table-cell>
          <table:table-cell office:value-type="float" office:value="20.612" calcext:value-type="float">
            <text:p>20,612</text:p>
          </table:table-cell>
          <table:table-cell office:value-type="float" office:value="18.439" calcext:value-type="float">
            <text:p>18,439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03" calcext:value-type="float">
            <text:p>15,03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533" calcext:value-type="float">
            <text:p>13,533</text:p>
          </table:table-cell>
          <table:table-cell table:number-columns-repeated="2" office:value-type="float" office:value="13.325" calcext:value-type="float">
            <text:p>13,325</text:p>
          </table:table-cell>
          <table:table-cell office:value-type="float" office:value="20.366" calcext:value-type="float">
            <text:p>20,366</text:p>
          </table:table-cell>
          <table:table-cell office:value-type="float" office:value="14.381" calcext:value-type="float">
            <text:p>14,381</text:p>
          </table:table-cell>
          <table:table-cell office:value-type="float" office:value="29.685" calcext:value-type="float">
            <text:p>29,685</text:p>
          </table:table-cell>
          <table:table-cell office:value-type="float" office:value="25.518" calcext:value-type="float">
            <text:p>25,518</text:p>
          </table:table-cell>
          <table:table-cell office:value-type="float" office:value="16.587" calcext:value-type="float">
            <text:p>16,587</text:p>
          </table:table-cell>
          <table:table-cell office:value-type="float" office:value="18.676" calcext:value-type="float">
            <text:p>18,676</text:p>
          </table:table-cell>
          <table:table-cell office:value-type="float" office:value="19.877" calcext:value-type="float">
            <text:p>19,877</text:p>
          </table:table-cell>
          <table:table-cell office:value-type="float" office:value="17.043" calcext:value-type="float">
            <text:p>17,04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971" calcext:value-type="float">
            <text:p>49,971</text:p>
          </table:table-cell>
          <table:table-cell office:value-type="float" office:value="13.955" calcext:value-type="float">
            <text:p>13,955</text:p>
          </table:table-cell>
          <table:table-cell office:value-type="float" office:value="21.077" calcext:value-type="float">
            <text:p>21,07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782" calcext:value-type="float">
            <text:p>33,782</text:p>
          </table:table-cell>
          <table:table-cell office:value-type="float" office:value="23.991" calcext:value-type="float">
            <text:p>23,991</text:p>
          </table:table-cell>
          <table:table-cell office:value-type="float" office:value="20.612" calcext:value-type="float">
            <text:p>20,612</text:p>
          </table:table-cell>
          <table:table-cell office:value-type="float" office:value="23.991" calcext:value-type="float">
            <text:p>23,991</text:p>
          </table:table-cell>
          <table:table-cell office:value-type="float" office:value="21.108" calcext:value-type="float">
            <text:p>21,108</text:p>
          </table:table-cell>
          <table:table-cell office:value-type="float" office:value="18.913" calcext:value-type="float">
            <text:p>18,913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814" calcext:value-type="float">
            <text:p>16,814</text:p>
          </table:table-cell>
          <table:table-cell office:value-type="float" office:value="22.368" calcext:value-type="float">
            <text:p>22,368</text:p>
          </table:table-cell>
          <table:table-cell office:value-type="float" office:value="19.877" calcext:value-type="float">
            <text:p>19,877</text:p>
          </table:table-cell>
          <table:table-cell office:value-type="float" office:value="26.141" calcext:value-type="float">
            <text:p>26,141</text:p>
          </table:table-cell>
          <table:table-cell office:value-type="float" office:value="28.049" calcext:value-type="float">
            <text:p>28,049</text:p>
          </table:table-cell>
          <table:table-cell office:value-type="float" office:value="23.396" calcext:value-type="float">
            <text:p>23,396</text:p>
          </table:table-cell>
          <table:table-cell office:value-type="float" office:value="17.969" calcext:value-type="float">
            <text:p>17,969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249" calcext:value-type="float">
            <text:p>15,249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office:value-type="float" office:value="20.86" calcext:value-type="float">
            <text:p>20,86</text:p>
          </table:table-cell>
          <table:table-cell office:value-type="float" office:value="17.735" calcext:value-type="float">
            <text:p>17,735</text:p>
          </table:table-cell>
          <table:table-cell office:value-type="float" office:value="14.812" calcext:value-type="float">
            <text:p>14,812</text:p>
          </table:table-cell>
          <table:table-cell table:number-columns-repeated="2" office:value-type="float" office:value="14.167" calcext:value-type="float">
            <text:p>14,167</text:p>
          </table:table-cell>
          <table:table-cell office:value-type="float" office:value="25.209" calcext:value-type="float">
            <text:p>25,209</text:p>
          </table:table-cell>
          <table:table-cell office:value-type="float" office:value="33.432" calcext:value-type="float">
            <text:p>33,432</text:p>
          </table:table-cell>
          <table:table-cell office:value-type="float" office:value="23.691" calcext:value-type="float">
            <text:p>23,691</text:p>
          </table:table-cell>
          <table:table-cell office:value-type="float" office:value="49.971" calcext:value-type="float">
            <text:p>49,97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1.521" calcext:value-type="float">
            <text:p>41,521</text:p>
          </table:table-cell>
          <table:table-cell office:value-type="float" office:value="15.03" calcext:value-type="float">
            <text:p>15,03</text:p>
          </table:table-cell>
          <table:table-cell office:value-type="float" office:value="18.774" calcext:value-type="float">
            <text:p>18,77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69" calcext:value-type="float">
            <text:p>15,6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6.361" calcext:value-type="float">
            <text:p>16,361</text:p>
          </table:table-cell>
          <table:table-cell office:value-type="float" office:value="18.439" calcext:value-type="float">
            <text:p>18,439</text:p>
          </table:table-cell>
          <table:table-cell office:value-type="float" office:value="27.087" calcext:value-type="float">
            <text:p>27,087</text:p>
          </table:table-cell>
          <table:table-cell office:value-type="float" office:value="18.203" calcext:value-type="float">
            <text:p>18,20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7.272" calcext:value-type="float">
            <text:p>17,272</text:p>
          </table:table-cell>
          <table:table-cell office:value-type="float" office:value="18.439" calcext:value-type="float">
            <text:p>18,439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249" calcext:value-type="float">
            <text:p>15,249</text:p>
          </table:table-cell>
          <table:table-cell office:value-type="float" office:value="23.137" calcext:value-type="float">
            <text:p>23,137</text:p>
          </table:table-cell>
          <table:table-cell office:value-type="float" office:value="22.113" calcext:value-type="float">
            <text:p>22,113</text:p>
          </table:table-cell>
          <table:table-cell office:value-type="float" office:value="19.877" calcext:value-type="float">
            <text:p>19,877</text:p>
          </table:table-cell>
          <table:table-cell office:value-type="float" office:value="18.913" calcext:value-type="float">
            <text:p>18,913</text:p>
          </table:table-cell>
          <table:table-cell office:value-type="float" office:value="18.203" calcext:value-type="float">
            <text:p>18,20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03" calcext:value-type="float">
            <text:p>15,0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8.439" calcext:value-type="float">
            <text:p>18,43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8.203" calcext:value-type="float">
            <text:p>18,203</text:p>
          </table:table-cell>
          <table:table-cell office:value-type="float" office:value="18.439" calcext:value-type="float">
            <text:p>18,439</text:p>
          </table:table-cell>
          <table:table-cell office:value-type="float" office:value="16.361" calcext:value-type="float">
            <text:p>16,361</text:p>
          </table:table-cell>
          <table:table-cell office:value-type="float" office:value="27.727" calcext:value-type="float">
            <text:p>27,727</text:p>
          </table:table-cell>
          <table:table-cell office:value-type="float" office:value="41.521" calcext:value-type="float">
            <text:p>41,5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249" calcext:value-type="float">
            <text:p>15,249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691" calcext:value-type="float">
            <text:p>14,69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.249" calcext:value-type="float">
            <text:p>15,249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5.03" calcext:value-type="float">
            <text:p>15,03</text:p>
          </table:table-cell>
          <table:table-cell table:number-columns-repeated="3" office:value-type="float" office:value="14.812" calcext:value-type="float">
            <text:p>14,812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4.596" calcext:value-type="float">
            <text:p>14,596</text:p>
          </table:table-cell>
          <table:table-cell table:number-columns-repeated="3" office:value-type="float" office:value="14.381" calcext:value-type="float">
            <text:p>14,381</text:p>
          </table:table-cell>
          <table:table-cell table:number-columns-repeated="2" office:value-type="float" office:value="15.249" calcext:value-type="float">
            <text:p>15,249</text:p>
          </table:table-cell>
          <table:table-cell office:value-type="float" office:value="14.812" calcext:value-type="float">
            <text:p>14,812</text:p>
          </table:table-cell>
          <table:table-cell table:number-columns-repeated="2" office:value-type="float" office:value="14.596" calcext:value-type="float">
            <text:p>14,596</text:p>
          </table:table-cell>
          <table:table-cell office:value-type="float" office:value="14.812" calcext:value-type="float">
            <text:p>14,812</text:p>
          </table:table-cell>
          <table:table-cell table:number-columns-repeated="2"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table:number-columns-repeated="2" office:value-type="float" office:value="14.381" calcext:value-type="float">
            <text:p>14,381</text:p>
          </table:table-cell>
          <table:table-cell table:number-columns-repeated="2"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381" calcext:value-type="float">
            <text:p>14,38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153" calcext:value-type="float">
            <text:p>19,153</text:p>
          </table:table-cell>
          <table:table-cell office:value-type="float" office:value="12.911" calcext:value-type="float">
            <text:p>12,911</text:p>
          </table:table-cell>
          <table:table-cell office:value-type="float" office:value="15.244" calcext:value-type="float">
            <text:p>15,2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office:value-type="float" office:value="14.167" calcext:value-type="float">
            <text:p>14,167</text:p>
          </table:table-cell>
          <table:table-cell office:value-type="float" office:value="18.676" calcext:value-type="float">
            <text:p>18,676</text:p>
          </table:table-cell>
          <table:table-cell office:value-type="float" office:value="16.361" calcext:value-type="float">
            <text:p>16,361</text:p>
          </table:table-cell>
          <table:table-cell office:value-type="float" office:value="14.812" calcext:value-type="float">
            <text:p>14,812</text:p>
          </table:table-cell>
          <table:table-cell office:value-type="float" office:value="16.361" calcext:value-type="float">
            <text:p>16,361</text:p>
          </table:table-cell>
          <table:table-cell office:value-type="float" office:value="19.153" calcext:value-type="float">
            <text:p>19,153</text:p>
          </table:table-cell>
          <table:table-cell office:value-type="float" office:value="17.272" calcext:value-type="float">
            <text:p>17,272</text:p>
          </table:table-cell>
          <table:table-cell office:value-type="float" office:value="16.361" calcext:value-type="float">
            <text:p>16,361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5.469" calcext:value-type="float">
            <text:p>15,469</text:p>
          </table:table-cell>
          <table:table-cell office:value-type="float" office:value="15.249" calcext:value-type="float">
            <text:p>15,249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table:number-columns-repeated="2" office:value-type="float" office:value="15.03" calcext:value-type="float">
            <text:p>15,03</text:p>
          </table:table-cell>
          <table:table-cell table:number-columns-repeated="3" office:value-type="float" office:value="14.812" calcext:value-type="float">
            <text:p>14,812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03" calcext:value-type="float">
            <text:p>15,0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955" calcext:value-type="float">
            <text:p>13,955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623" calcext:value-type="float">
            <text:p>13,62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table:number-columns-repeated="6"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955" calcext:value-type="float">
            <text:p>13,955</text:p>
          </table:table-cell>
          <table:table-cell table:number-columns-repeated="4"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table:number-columns-repeated="2" office:value-type="float" office:value="13.743" calcext:value-type="float">
            <text:p>13,743</text:p>
          </table:table-cell>
          <table:table-cell table:number-columns-repeated="3"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table:number-columns-repeated="2"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table:number-columns-repeated="3" office:value-type="float" office:value="13.325" calcext:value-type="float">
            <text:p>13,3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635" calcext:value-type="float">
            <text:p>19,635</text:p>
          </table:table-cell>
          <table:table-cell office:value-type="float" office:value="13.955" calcext:value-type="float">
            <text:p>13,955</text:p>
          </table:table-cell>
          <table:table-cell office:value-type="float" office:value="15.148" calcext:value-type="float">
            <text:p>15,14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635" calcext:value-type="float">
            <text:p>19,635</text:p>
          </table:table-cell>
          <table:table-cell office:value-type="float" office:value="16.587" calcext:value-type="float">
            <text:p>16,587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5.249" calcext:value-type="float">
            <text:p>15,249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table:number-columns-repeated="2" office:value-type="float" office:value="14.812" calcext:value-type="float">
            <text:p>14,812</text:p>
          </table:table-cell>
          <table:table-cell table:number-columns-repeated="3" office:value-type="float" office:value="14.596" calcext:value-type="float">
            <text:p>14,596</text:p>
          </table:table-cell>
          <table:table-cell office:value-type="float" office:value="18.439" calcext:value-type="float">
            <text:p>18,439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4.596" calcext:value-type="float">
            <text:p>14,596</text:p>
          </table:table-cell>
          <table:table-cell table:number-columns-repeated="2" office:value-type="float" office:value="14.381" calcext:value-type="float">
            <text:p>14,381</text:p>
          </table:table-cell>
          <table:table-cell office:value-type="float" office:value="14.812" calcext:value-type="float">
            <text:p>14,812</text:p>
          </table:table-cell>
          <table:table-cell table:number-columns-repeated="3" office:value-type="float" office:value="14.381" calcext:value-type="float">
            <text:p>14,381</text:p>
          </table:table-cell>
          <table:table-cell office:value-type="float" office:value="13.955" calcext:value-type="float">
            <text:p>13,95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828" calcext:value-type="float">
            <text:p>25,828</text:p>
          </table:table-cell>
          <table:table-cell office:value-type="float" office:value="14.381" calcext:value-type="float">
            <text:p>14,381</text:p>
          </table:table-cell>
          <table:table-cell office:value-type="float" office:value="16.302" calcext:value-type="float">
            <text:p>16,30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81" calcext:value-type="float">
            <text:p>14,381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6.587" calcext:value-type="float">
            <text:p>16,587</text:p>
          </table:table-cell>
          <table:table-cell office:value-type="float" office:value="21.86" calcext:value-type="float">
            <text:p>21,86</text:p>
          </table:table-cell>
          <table:table-cell office:value-type="float" office:value="18.913" calcext:value-type="float">
            <text:p>18,91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912" calcext:value-type="float">
            <text:p>15,912</text:p>
          </table:table-cell>
          <table:table-cell table:number-columns-repeated="2" office:value-type="float" office:value="15.69" calcext:value-type="float">
            <text:p>15,69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5.469" calcext:value-type="float">
            <text:p>15,469</text:p>
          </table:table-cell>
          <table:table-cell table:number-columns-repeated="3"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5.03" calcext:value-type="float">
            <text:p>15,03</text:p>
          </table:table-cell>
          <table:table-cell table:number-columns-repeated="5" office:value-type="float" office:value="14.812" calcext:value-type="float">
            <text:p>14,812</text:p>
          </table:table-cell>
          <table:table-cell office:value-type="float" office:value="18.676" calcext:value-type="float">
            <text:p>18,676</text:p>
          </table:table-cell>
          <table:table-cell office:value-type="float" office:value="16.814" calcext:value-type="float">
            <text:p>16,814</text:p>
          </table:table-cell>
          <table:table-cell office:value-type="float" office:value="25.828" calcext:value-type="float">
            <text:p>25,828</text:p>
          </table:table-cell>
          <table:table-cell office:value-type="float" office:value="22.368" calcext:value-type="float">
            <text:p>22,36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237" calcext:value-type="float">
            <text:p>39,237</text:p>
          </table:table-cell>
          <table:table-cell office:value-type="float" office:value="12.502" calcext:value-type="float">
            <text:p>12,502</text:p>
          </table:table-cell>
          <table:table-cell office:value-type="float" office:value="16.1" calcext:value-type="float">
            <text:p>16,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.237" calcext:value-type="float">
            <text:p>39,237</text:p>
          </table:table-cell>
          <table:table-cell office:value-type="float" office:value="32.736" calcext:value-type="float">
            <text:p>32,736</text:p>
          </table:table-cell>
          <table:table-cell office:value-type="float" office:value="22.113" calcext:value-type="float">
            <text:p>22,113</text:p>
          </table:table-cell>
          <table:table-cell office:value-type="float" office:value="17.969" calcext:value-type="float">
            <text:p>17,96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167" calcext:value-type="float">
            <text:p>14,167</text:p>
          </table:table-cell>
          <table:table-cell table:number-columns-repeated="2" office:value-type="float" office:value="13.743" calcext:value-type="float">
            <text:p>13,743</text:p>
          </table:table-cell>
          <table:table-cell office:value-type="float" office:value="15.69" calcext:value-type="float">
            <text:p>15,69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743" calcext:value-type="float">
            <text:p>13,743</text:p>
          </table:table-cell>
          <table:table-cell table:number-columns-repeated="2"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2.502" calcext:value-type="float">
            <text:p>12,502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272" calcext:value-type="float">
            <text:p>17,272</text:p>
          </table:table-cell>
          <table:table-cell office:value-type="float" office:value="15.249" calcext:value-type="float">
            <text:p>15,249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743" calcext:value-type="float">
            <text:p>13,743</text:p>
          </table:table-cell>
          <table:table-cell office:value-type="float" office:value="14.167" calcext:value-type="float">
            <text:p>14,167</text:p>
          </table:table-cell>
          <table:table-cell table:number-columns-repeated="2" office:value-type="float" office:value="13.743" calcext:value-type="float">
            <text:p>13,743</text:p>
          </table:table-cell>
          <table:table-cell table:number-columns-repeated="2" office:value-type="float" office:value="13.955" calcext:value-type="float">
            <text:p>13,955</text:p>
          </table:table-cell>
          <table:table-cell office:value-type="float" office:value="14.812" calcext:value-type="float">
            <text:p>14,81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687" calcext:value-type="float">
            <text:p>30,687</text:p>
          </table:table-cell>
          <table:table-cell office:value-type="float" office:value="13.955" calcext:value-type="float">
            <text:p>13,955</text:p>
          </table:table-cell>
          <table:table-cell office:value-type="float" office:value="17.194" calcext:value-type="float">
            <text:p>17,19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612" calcext:value-type="float">
            <text:p>20,612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69" calcext:value-type="float">
            <text:p>15,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812" calcext:value-type="float">
            <text:p>14,812</text:p>
          </table:table-cell>
          <table:table-cell office:value-type="float" office:value="24.902" calcext:value-type="float">
            <text:p>24,902</text:p>
          </table:table-cell>
          <table:table-cell office:value-type="float" office:value="22.113" calcext:value-type="float">
            <text:p>22,113</text:p>
          </table:table-cell>
          <table:table-cell office:value-type="float" office:value="18.676" calcext:value-type="float">
            <text:p>18,67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office:value-type="float" office:value="14.381" calcext:value-type="float">
            <text:p>14,381</text:p>
          </table:table-cell>
          <table:table-cell office:value-type="float" office:value="17.969" calcext:value-type="float">
            <text:p>17,969</text:p>
          </table:table-cell>
          <table:table-cell office:value-type="float" office:value="22.623" calcext:value-type="float">
            <text:p>22,623</text:p>
          </table:table-cell>
          <table:table-cell office:value-type="float" office:value="30.687" calcext:value-type="float">
            <text:p>30,687</text:p>
          </table:table-cell>
          <table:table-cell office:value-type="float" office:value="22.113" calcext:value-type="float">
            <text:p>22,113</text:p>
          </table:table-cell>
          <table:table-cell office:value-type="float" office:value="17.503" calcext:value-type="float">
            <text:p>17,503</text:p>
          </table:table-cell>
          <table:table-cell office:value-type="float" office:value="18.203" calcext:value-type="float">
            <text:p>18,20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4.596" calcext:value-type="float">
            <text:p>14,596</text:p>
          </table:table-cell>
          <table:table-cell office:value-type="float" office:value="16.136" calcext:value-type="float">
            <text:p>16,136</text:p>
          </table:table-cell>
          <table:table-cell office:value-type="float" office:value="16.361" calcext:value-type="float">
            <text:p>16,36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0.415" calcext:value-type="float">
            <text:p>70,415</text:p>
          </table:table-cell>
          <table:table-cell office:value-type="float" office:value="11.899" calcext:value-type="float">
            <text:p>11,899</text:p>
          </table:table-cell>
          <table:table-cell office:value-type="float" office:value="27.327" calcext:value-type="float">
            <text:p>27,32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502" calcext:value-type="float">
            <text:p>12,502</text:p>
          </table:table-cell>
          <table:table-cell office:value-type="float" office:value="12.099" calcext:value-type="float">
            <text:p>12,099</text:p>
          </table:table-cell>
          <table:table-cell office:value-type="float" office:value="11.899" calcext:value-type="float">
            <text:p>11,899</text:p>
          </table:table-cell>
          <table:table-cell office:value-type="float" office:value="13.533" calcext:value-type="float">
            <text:p>13,533</text:p>
          </table:table-cell>
          <table:table-cell office:value-type="float" office:value="15.69" calcext:value-type="float">
            <text:p>15,69</text:p>
          </table:table-cell>
          <table:table-cell office:value-type="float" office:value="14.596" calcext:value-type="float">
            <text:p>14,596</text:p>
          </table:table-cell>
          <table:table-cell office:value-type="float" office:value="18.676" calcext:value-type="float">
            <text:p>18,676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735" calcext:value-type="float">
            <text:p>17,735</text:p>
          </table:table-cell>
          <table:table-cell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7.969" calcext:value-type="float">
            <text:p>17,969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office:value-type="float" office:value="37.011" calcext:value-type="float">
            <text:p>37,011</text:p>
          </table:table-cell>
          <table:table-cell office:value-type="float" office:value="40.753" calcext:value-type="float">
            <text:p>40,753</text:p>
          </table:table-cell>
          <table:table-cell office:value-type="float" office:value="59.119" calcext:value-type="float">
            <text:p>59,119</text:p>
          </table:table-cell>
          <table:table-cell office:value-type="float" office:value="70.415" calcext:value-type="float">
            <text:p>70,415</text:p>
          </table:table-cell>
          <table:table-cell office:value-type="float" office:value="61.399" calcext:value-type="float">
            <text:p>61,399</text:p>
          </table:table-cell>
          <table:table-cell office:value-type="float" office:value="52.086" calcext:value-type="float">
            <text:p>52,086</text:p>
          </table:table-cell>
          <table:table-cell office:value-type="float" office:value="41.136" calcext:value-type="float">
            <text:p>41,136</text:p>
          </table:table-cell>
          <table:table-cell office:value-type="float" office:value="36.646" calcext:value-type="float">
            <text:p>36,646</text:p>
          </table:table-cell>
          <table:table-cell office:value-type="float" office:value="32.046" calcext:value-type="float">
            <text:p>32,046</text:p>
          </table:table-cell>
          <table:table-cell office:value-type="float" office:value="30.687" calcext:value-type="float">
            <text:p>30,687</text:p>
          </table:table-cell>
          <table:table-cell office:value-type="float" office:value="26.454" calcext:value-type="float">
            <text:p>26,454</text:p>
          </table:table-cell>
          <table:table-cell office:value-type="float" office:value="26.77" calcext:value-type="float">
            <text:p>26,77</text:p>
          </table:table-cell>
          <table:table-cell office:value-type="float" office:value="19.877" calcext:value-type="float">
            <text:p>19,877</text:p>
          </table:table-cell>
          <table:table-cell office:value-type="float" office:value="17.735" calcext:value-type="float">
            <text:p>17,735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992" calcext:value-type="float">
            <text:p>39,992</text:p>
          </table:table-cell>
          <table:table-cell office:value-type="float" office:value="13.117" calcext:value-type="float">
            <text:p>13,117</text:p>
          </table:table-cell>
          <table:table-cell office:value-type="float" office:value="21.212" calcext:value-type="float">
            <text:p>21,21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877" calcext:value-type="float">
            <text:p>19,877</text:p>
          </table:table-cell>
          <table:table-cell office:value-type="float" office:value="17.735" calcext:value-type="float">
            <text:p>17,735</text:p>
          </table:table-cell>
          <table:table-cell office:value-type="float" office:value="18.913" calcext:value-type="float">
            <text:p>18,91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503" calcext:value-type="float">
            <text:p>17,503</text:p>
          </table:table-cell>
          <table:table-cell office:value-type="float" office:value="24.293" calcext:value-type="float">
            <text:p>24,293</text:p>
          </table:table-cell>
          <table:table-cell office:value-type="float" office:value="35.92" calcext:value-type="float">
            <text:p>35,92</text:p>
          </table:table-cell>
          <table:table-cell office:value-type="float" office:value="39.992" calcext:value-type="float">
            <text:p>39,992</text:p>
          </table:table-cell>
          <table:table-cell office:value-type="float" office:value="39.237" calcext:value-type="float">
            <text:p>39,237</text:p>
          </table:table-cell>
          <table:table-cell office:value-type="float" office:value="21.86" calcext:value-type="float">
            <text:p>21,86</text:p>
          </table:table-cell>
          <table:table-cell office:value-type="float" office:value="18.203" calcext:value-type="float">
            <text:p>18,203</text:p>
          </table:table-cell>
          <table:table-cell office:value-type="float" office:value="16.136" calcext:value-type="float">
            <text:p>16,136</text:p>
          </table:table-cell>
          <table:table-cell office:value-type="float" office:value="20.121" calcext:value-type="float">
            <text:p>20,121</text:p>
          </table:table-cell>
          <table:table-cell office:value-type="float" office:value="27.406" calcext:value-type="float">
            <text:p>27,406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043" calcext:value-type="float">
            <text:p>17,043</text:p>
          </table:table-cell>
          <table:table-cell office:value-type="float" office:value="20.612" calcext:value-type="float">
            <text:p>20,612</text:p>
          </table:table-cell>
          <table:table-cell office:value-type="float" office:value="19.393" calcext:value-type="float">
            <text:p>19,393</text:p>
          </table:table-cell>
          <table:table-cell office:value-type="float" office:value="36.646" calcext:value-type="float">
            <text:p>36,646</text:p>
          </table:table-cell>
          <table:table-cell office:value-type="float" office:value="23.137" calcext:value-type="float">
            <text:p>23,137</text:p>
          </table:table-cell>
          <table:table-cell office:value-type="float" office:value="17.969" calcext:value-type="float">
            <text:p>17,969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3.533" calcext:value-type="float">
            <text:p>13,533</text:p>
          </table:table-cell>
          <table:table-cell office:value-type="float" office:value="18.203" calcext:value-type="float">
            <text:p>18,203</text:p>
          </table:table-cell>
          <table:table-cell office:value-type="float" office:value="34.488" calcext:value-type="float">
            <text:p>34,488</text:p>
          </table:table-cell>
          <table:table-cell office:value-type="float" office:value="18.439" calcext:value-type="float">
            <text:p>18,43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117" calcext:value-type="float">
            <text:p>13,11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992" calcext:value-type="float">
            <text:p>39,992</text:p>
          </table:table-cell>
          <table:table-cell office:value-type="float" office:value="15.03" calcext:value-type="float">
            <text:p>15,03</text:p>
          </table:table-cell>
          <table:table-cell office:value-type="float" office:value="23.576" calcext:value-type="float">
            <text:p>23,57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209" calcext:value-type="float">
            <text:p>25,209</text:p>
          </table:table-cell>
          <table:table-cell office:value-type="float" office:value="38.116" calcext:value-type="float">
            <text:p>38,116</text:p>
          </table:table-cell>
          <table:table-cell office:value-type="float" office:value="24.902" calcext:value-type="float">
            <text:p>24,902</text:p>
          </table:table-cell>
          <table:table-cell office:value-type="float" office:value="27.727" calcext:value-type="float">
            <text:p>27,727</text:p>
          </table:table-cell>
          <table:table-cell office:value-type="float" office:value="25.209" calcext:value-type="float">
            <text:p>25,209</text:p>
          </table:table-cell>
          <table:table-cell office:value-type="float" office:value="22.368" calcext:value-type="float">
            <text:p>22,368</text:p>
          </table:table-cell>
          <table:table-cell office:value-type="float" office:value="18.203" calcext:value-type="float">
            <text:p>18,203</text:p>
          </table:table-cell>
          <table:table-cell table:number-columns-repeated="2" office:value-type="float" office:value="21.108" calcext:value-type="float">
            <text:p>21,108</text:p>
          </table:table-cell>
          <table:table-cell office:value-type="float" office:value="19.877" calcext:value-type="float">
            <text:p>19,877</text:p>
          </table:table-cell>
          <table:table-cell office:value-type="float" office:value="39.992" calcext:value-type="float">
            <text:p>39,992</text:p>
          </table:table-cell>
          <table:table-cell office:value-type="float" office:value="27.087" calcext:value-type="float">
            <text:p>27,087</text:p>
          </table:table-cell>
          <table:table-cell office:value-type="float" office:value="21.358" calcext:value-type="float">
            <text:p>21,358</text:p>
          </table:table-cell>
          <table:table-cell office:value-type="float" office:value="33.432" calcext:value-type="float">
            <text:p>33,432</text:p>
          </table:table-cell>
          <table:table-cell office:value-type="float" office:value="22.879" calcext:value-type="float">
            <text:p>22,879</text:p>
          </table:table-cell>
          <table:table-cell office:value-type="float" office:value="28.049" calcext:value-type="float">
            <text:p>28,049</text:p>
          </table:table-cell>
          <table:table-cell office:value-type="float" office:value="28.373" calcext:value-type="float">
            <text:p>28,373</text:p>
          </table:table-cell>
          <table:table-cell office:value-type="float" office:value="22.368" calcext:value-type="float">
            <text:p>22,368</text:p>
          </table:table-cell>
          <table:table-cell office:value-type="float" office:value="19.153" calcext:value-type="float">
            <text:p>19,153</text:p>
          </table:table-cell>
          <table:table-cell office:value-type="float" office:value="24.902" calcext:value-type="float">
            <text:p>24,902</text:p>
          </table:table-cell>
          <table:table-cell office:value-type="float" office:value="20.612" calcext:value-type="float">
            <text:p>20,612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03" calcext:value-type="float">
            <text:p>15,03</text:p>
          </table:table-cell>
          <table:table-cell office:value-type="float" office:value="20.121" calcext:value-type="float">
            <text:p>20,121</text:p>
          </table:table-cell>
          <table:table-cell office:value-type="float" office:value="21.608" calcext:value-type="float">
            <text:p>21,608</text:p>
          </table:table-cell>
          <table:table-cell office:value-type="float" office:value="28.373" calcext:value-type="float">
            <text:p>28,373</text:p>
          </table:table-cell>
          <table:table-cell office:value-type="float" office:value="21.86" calcext:value-type="float">
            <text:p>21,86</text:p>
          </table:table-cell>
          <table:table-cell office:value-type="float" office:value="18.439" calcext:value-type="float">
            <text:p>18,439</text:p>
          </table:table-cell>
          <table:table-cell office:value-type="float" office:value="19.877" calcext:value-type="float">
            <text:p>19,877</text:p>
          </table:table-cell>
          <table:table-cell office:value-type="float" office:value="17.043" calcext:value-type="float">
            <text:p>17,043</text:p>
          </table:table-cell>
          <table:table-cell office:value-type="float" office:value="20.121" calcext:value-type="float">
            <text:p>20,1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.753" calcext:value-type="float">
            <text:p>40,753</text:p>
          </table:table-cell>
          <table:table-cell office:value-type="float" office:value="17.043" calcext:value-type="float">
            <text:p>17,043</text:p>
          </table:table-cell>
          <table:table-cell office:value-type="float" office:value="25.208" calcext:value-type="float">
            <text:p>25,20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93" calcext:value-type="float">
            <text:p>19,393</text:p>
          </table:table-cell>
          <table:table-cell office:value-type="float" office:value="25.209" calcext:value-type="float">
            <text:p>25,209</text:p>
          </table:table-cell>
          <table:table-cell office:value-type="float" office:value="21.358" calcext:value-type="float">
            <text:p>21,358</text:p>
          </table:table-cell>
          <table:table-cell office:value-type="float" office:value="20.121" calcext:value-type="float">
            <text:p>20,121</text:p>
          </table:table-cell>
          <table:table-cell table:number-columns-repeated="2" office:value-type="float" office:value="19.635" calcext:value-type="float">
            <text:p>19,635</text:p>
          </table:table-cell>
          <table:table-cell office:value-type="float" office:value="22.623" calcext:value-type="float">
            <text:p>22,623</text:p>
          </table:table-cell>
          <table:table-cell office:value-type="float" office:value="30.018" calcext:value-type="float">
            <text:p>30,018</text:p>
          </table:table-cell>
          <table:table-cell office:value-type="float" office:value="26.77" calcext:value-type="float">
            <text:p>26,77</text:p>
          </table:table-cell>
          <table:table-cell office:value-type="float" office:value="21.358" calcext:value-type="float">
            <text:p>21,358</text:p>
          </table:table-cell>
          <table:table-cell office:value-type="float" office:value="19.877" calcext:value-type="float">
            <text:p>19,877</text:p>
          </table:table-cell>
          <table:table-cell office:value-type="float" office:value="19.153" calcext:value-type="float">
            <text:p>19,153</text:p>
          </table:table-cell>
          <table:table-cell office:value-type="float" office:value="18.913" calcext:value-type="float">
            <text:p>18,913</text:p>
          </table:table-cell>
          <table:table-cell office:value-type="float" office:value="20.121" calcext:value-type="float">
            <text:p>20,121</text:p>
          </table:table-cell>
          <table:table-cell office:value-type="float" office:value="34.488" calcext:value-type="float">
            <text:p>34,488</text:p>
          </table:table-cell>
          <table:table-cell office:value-type="float" office:value="37.378" calcext:value-type="float">
            <text:p>37,378</text:p>
          </table:table-cell>
          <table:table-cell office:value-type="float" office:value="25.209" calcext:value-type="float">
            <text:p>25,209</text:p>
          </table:table-cell>
          <table:table-cell office:value-type="float" office:value="23.396" calcext:value-type="float">
            <text:p>23,396</text:p>
          </table:table-cell>
          <table:table-cell office:value-type="float" office:value="26.141" calcext:value-type="float">
            <text:p>26,141</text:p>
          </table:table-cell>
          <table:table-cell office:value-type="float" office:value="23.137" calcext:value-type="float">
            <text:p>23,137</text:p>
          </table:table-cell>
          <table:table-cell office:value-type="float" office:value="17.043" calcext:value-type="float">
            <text:p>17,043</text:p>
          </table:table-cell>
          <table:table-cell office:value-type="float" office:value="35.201" calcext:value-type="float">
            <text:p>35,201</text:p>
          </table:table-cell>
          <table:table-cell office:value-type="float" office:value="24.902" calcext:value-type="float">
            <text:p>24,902</text:p>
          </table:table-cell>
          <table:table-cell office:value-type="float" office:value="27.087" calcext:value-type="float">
            <text:p>27,087</text:p>
          </table:table-cell>
          <table:table-cell office:value-type="float" office:value="20.612" calcext:value-type="float">
            <text:p>20,612</text:p>
          </table:table-cell>
          <table:table-cell office:value-type="float" office:value="20.366" calcext:value-type="float">
            <text:p>20,366</text:p>
          </table:table-cell>
          <table:table-cell office:value-type="float" office:value="28.049" calcext:value-type="float">
            <text:p>28,049</text:p>
          </table:table-cell>
          <table:table-cell office:value-type="float" office:value="35.92" calcext:value-type="float">
            <text:p>35,92</text:p>
          </table:table-cell>
          <table:table-cell office:value-type="float" office:value="40.753" calcext:value-type="float">
            <text:p>40,753</text:p>
          </table:table-cell>
          <table:table-cell office:value-type="float" office:value="32.39" calcext:value-type="float">
            <text:p>32,3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685" calcext:value-type="float">
            <text:p>29,685</text:p>
          </table:table-cell>
          <table:table-cell office:value-type="float" office:value="14.596" calcext:value-type="float">
            <text:p>14,596</text:p>
          </table:table-cell>
          <table:table-cell office:value-type="float" office:value="21.094" calcext:value-type="float">
            <text:p>21,09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.293" calcext:value-type="float">
            <text:p>24,293</text:p>
          </table:table-cell>
          <table:table-cell office:value-type="float" office:value="24.902" calcext:value-type="float">
            <text:p>24,902</text:p>
          </table:table-cell>
          <table:table-cell office:value-type="float" office:value="22.368" calcext:value-type="float">
            <text:p>22,368</text:p>
          </table:table-cell>
          <table:table-cell office:value-type="float" office:value="21.108" calcext:value-type="float">
            <text:p>21,108</text:p>
          </table:table-cell>
          <table:table-cell table:number-columns-repeated="2" office:value-type="float" office:value="20.86" calcext:value-type="float">
            <text:p>20,86</text:p>
          </table:table-cell>
          <table:table-cell office:value-type="float" office:value="19.153" calcext:value-type="float">
            <text:p>19,153</text:p>
          </table:table-cell>
          <table:table-cell table:number-columns-repeated="2" office:value-type="float" office:value="16.587" calcext:value-type="float">
            <text:p>16,587</text:p>
          </table:table-cell>
          <table:table-cell office:value-type="float" office:value="19.153" calcext:value-type="float">
            <text:p>19,15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8.676" calcext:value-type="float">
            <text:p>18,676</text:p>
          </table:table-cell>
          <table:table-cell office:value-type="float" office:value="18.913" calcext:value-type="float">
            <text:p>18,913</text:p>
          </table:table-cell>
          <table:table-cell table:number-columns-repeated="2" office:value-type="float" office:value="18.676" calcext:value-type="float">
            <text:p>18,676</text:p>
          </table:table-cell>
          <table:table-cell office:value-type="float" office:value="18.913" calcext:value-type="float">
            <text:p>18,913</text:p>
          </table:table-cell>
          <table:table-cell office:value-type="float" office:value="29.685" calcext:value-type="float">
            <text:p>29,685</text:p>
          </table:table-cell>
          <table:table-cell office:value-type="float" office:value="23.396" calcext:value-type="float">
            <text:p>23,396</text:p>
          </table:table-cell>
          <table:table-cell office:value-type="float" office:value="19.393" calcext:value-type="float">
            <text:p>19,393</text:p>
          </table:table-cell>
          <table:table-cell office:value-type="float" office:value="18.676" calcext:value-type="float">
            <text:p>18,676</text:p>
          </table:table-cell>
          <table:table-cell office:value-type="float" office:value="24.597" calcext:value-type="float">
            <text:p>24,597</text:p>
          </table:table-cell>
          <table:table-cell office:value-type="float" office:value="25.209" calcext:value-type="float">
            <text:p>25,209</text:p>
          </table:table-cell>
          <table:table-cell office:value-type="float" office:value="21.86" calcext:value-type="float">
            <text:p>21,86</text:p>
          </table:table-cell>
          <table:table-cell office:value-type="float" office:value="20.612" calcext:value-type="float">
            <text:p>20,612</text:p>
          </table:table-cell>
          <table:table-cell office:value-type="float" office:value="19.877" calcext:value-type="float">
            <text:p>19,877</text:p>
          </table:table-cell>
          <table:table-cell office:value-type="float" office:value="21.108" calcext:value-type="float">
            <text:p>21,108</text:p>
          </table:table-cell>
          <table:table-cell office:value-type="float" office:value="29.685" calcext:value-type="float">
            <text:p>29,685</text:p>
          </table:table-cell>
          <table:table-cell office:value-type="float" office:value="23.396" calcext:value-type="float">
            <text:p>23,396</text:p>
          </table:table-cell>
          <table:table-cell office:value-type="float" office:value="22.113" calcext:value-type="float">
            <text:p>22,113</text:p>
          </table:table-cell>
          <table:table-cell office:value-type="float" office:value="20.366" calcext:value-type="float">
            <text:p>20,366</text:p>
          </table:table-cell>
          <table:table-cell office:value-type="float" office:value="19.635" calcext:value-type="float">
            <text:p>19,6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137" calcext:value-type="float">
            <text:p>23,137</text:p>
          </table:table-cell>
          <table:table-cell office:value-type="float" office:value="11.113" calcext:value-type="float">
            <text:p>11,113</text:p>
          </table:table-cell>
          <table:table-cell office:value-type="float" office:value="17.253" calcext:value-type="float">
            <text:p>17,25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706" calcext:value-type="float">
            <text:p>12,706</text:p>
          </table:table-cell>
          <table:table-cell office:value-type="float" office:value="13.325" calcext:value-type="float">
            <text:p>13,325</text:p>
          </table:table-cell>
          <table:table-cell office:value-type="float" office:value="12.502" calcext:value-type="float">
            <text:p>12,502</text:p>
          </table:table-cell>
          <table:table-cell office:value-type="float" office:value="11.899" calcext:value-type="float">
            <text:p>11,899</text:p>
          </table:table-cell>
          <table:table-cell office:value-type="float" office:value="11.113" calcext:value-type="float">
            <text:p>11,113</text:p>
          </table:table-cell>
          <table:table-cell office:value-type="float" office:value="11.308" calcext:value-type="float">
            <text:p>11,308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533" calcext:value-type="float">
            <text:p>13,533</text:p>
          </table:table-cell>
          <table:table-cell table:number-columns-repeated="3" office:value-type="float" office:value="17.503" calcext:value-type="float">
            <text:p>17,503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735" calcext:value-type="float">
            <text:p>17,735</text:p>
          </table:table-cell>
          <table:table-cell office:value-type="float" office:value="18.203" calcext:value-type="float">
            <text:p>18,203</text:p>
          </table:table-cell>
          <table:table-cell office:value-type="float" office:value="19.153" calcext:value-type="float">
            <text:p>19,153</text:p>
          </table:table-cell>
          <table:table-cell table:number-columns-repeated="2" office:value-type="float" office:value="18.676" calcext:value-type="float">
            <text:p>18,676</text:p>
          </table:table-cell>
          <table:table-cell table:number-columns-repeated="2" office:value-type="float" office:value="18.203" calcext:value-type="float">
            <text:p>18,203</text:p>
          </table:table-cell>
          <table:table-cell office:value-type="float" office:value="20.366" calcext:value-type="float">
            <text:p>20,366</text:p>
          </table:table-cell>
          <table:table-cell office:value-type="float" office:value="19.153" calcext:value-type="float">
            <text:p>19,153</text:p>
          </table:table-cell>
          <table:table-cell table:number-columns-repeated="2" office:value-type="float" office:value="18.913" calcext:value-type="float">
            <text:p>18,913</text:p>
          </table:table-cell>
          <table:table-cell office:value-type="float" office:value="21.358" calcext:value-type="float">
            <text:p>21,358</text:p>
          </table:table-cell>
          <table:table-cell office:value-type="float" office:value="20.86" calcext:value-type="float">
            <text:p>20,86</text:p>
          </table:table-cell>
          <table:table-cell office:value-type="float" office:value="21.358" calcext:value-type="float">
            <text:p>21,358</text:p>
          </table:table-cell>
          <table:table-cell table:number-columns-repeated="2" office:value-type="float" office:value="21.108" calcext:value-type="float">
            <text:p>21,108</text:p>
          </table:table-cell>
          <table:table-cell office:value-type="float" office:value="23.137" calcext:value-type="float">
            <text:p>23,13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969" calcext:value-type="float">
            <text:p>17,969</text:p>
          </table:table-cell>
          <table:table-cell office:value-type="float" office:value="11.899" calcext:value-type="float">
            <text:p>11,899</text:p>
          </table:table-cell>
          <table:table-cell office:value-type="float" office:value="14.937" calcext:value-type="float">
            <text:p>14,93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743" calcext:value-type="float">
            <text:p>13,743</text:p>
          </table:table-cell>
          <table:table-cell table:number-columns-repeated="2"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955" calcext:value-type="float">
            <text:p>13,955</text:p>
          </table:table-cell>
          <table:table-cell table:number-columns-repeated="2" office:value-type="float" office:value="14.167" calcext:value-type="float">
            <text:p>14,167</text:p>
          </table:table-cell>
          <table:table-cell office:value-type="float" office:value="14.596" calcext:value-type="float">
            <text:p>14,596</text:p>
          </table:table-cell>
          <table:table-cell office:value-type="float" office:value="15.03" calcext:value-type="float">
            <text:p>15,0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6.136" calcext:value-type="float">
            <text:p>16,136</text:p>
          </table:table-cell>
          <table:table-cell table:number-columns-repeated="3" office:value-type="float" office:value="16.587" calcext:value-type="float">
            <text:p>16,587</text:p>
          </table:table-cell>
          <table:table-cell office:value-type="float" office:value="15.912" calcext:value-type="float">
            <text:p>15,912</text:p>
          </table:table-cell>
          <table:table-cell office:value-type="float" office:value="16.361" calcext:value-type="float">
            <text:p>16,361</text:p>
          </table:table-cell>
          <table:table-cell table:number-columns-repeated="4" office:value-type="float" office:value="15.69" calcext:value-type="float">
            <text:p>15,69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955" calcext:value-type="float">
            <text:p>13,955</text:p>
          </table:table-cell>
          <table:table-cell office:value-type="float" office:value="11.899" calcext:value-type="float">
            <text:p>11,899</text:p>
          </table:table-cell>
          <table:table-cell office:value-type="float" office:value="12.911" calcext:value-type="float">
            <text:p>12,91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676" calcext:value-type="float">
            <text:p>18,676</text:p>
          </table:table-cell>
          <table:table-cell office:value-type="float" office:value="13.533" calcext:value-type="float">
            <text:p>13,533</text:p>
          </table:table-cell>
          <table:table-cell office:value-type="float" office:value="16.694" calcext:value-type="float">
            <text:p>16,69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7.043" calcext:value-type="float">
            <text:p>17,043</text:p>
          </table:table-cell>
          <table:table-cell office:value-type="float" office:value="16.361" calcext:value-type="float">
            <text:p>16,361</text:p>
          </table:table-cell>
          <table:table-cell table:number-columns-repeated="2" office:value-type="float" office:value="16.136" calcext:value-type="float">
            <text:p>16,13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office:value-type="float" office:value="17.969" calcext:value-type="float">
            <text:p>17,969</text:p>
          </table:table-cell>
          <table:table-cell office:value-type="float" office:value="18.676" calcext:value-type="float">
            <text:p>18,676</text:p>
          </table:table-cell>
          <table:table-cell office:value-type="float" office:value="17.503" calcext:value-type="float">
            <text:p>17,503</text:p>
          </table:table-cell>
          <table:table-cell table:number-columns-repeated="2" office:value-type="float" office:value="18.203" calcext:value-type="float">
            <text:p>18,20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735" calcext:value-type="float">
            <text:p>17,735</text:p>
          </table:table-cell>
          <table:table-cell office:value-type="float" office:value="17.503" calcext:value-type="float">
            <text:p>17,503</text:p>
          </table:table-cell>
          <table:table-cell table:number-columns-repeated="3" office:value-type="float" office:value="17.043" calcext:value-type="float">
            <text:p>17,043</text:p>
          </table:table-cell>
          <table:table-cell office:value-type="float" office:value="18.439" calcext:value-type="float">
            <text:p>18,439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136" calcext:value-type="float">
            <text:p>16,136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69" calcext:value-type="float">
            <text:p>15,69</text:p>
          </table:table-cell>
          <table:table-cell office:value-type="float" office:value="13.743" calcext:value-type="float">
            <text:p>13,743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533" calcext:value-type="float">
            <text:p>13,53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691" calcext:value-type="float">
            <text:p>23,691</text:p>
          </table:table-cell>
          <table:table-cell office:value-type="float" office:value="16.814" calcext:value-type="float">
            <text:p>16,814</text:p>
          </table:table-cell>
          <table:table-cell office:value-type="float" office:value="18.625" calcext:value-type="float">
            <text:p>18,6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2.113" calcext:value-type="float">
            <text:p>22,113</text:p>
          </table:table-cell>
          <table:table-cell office:value-type="float" office:value="21.108" calcext:value-type="float">
            <text:p>21,108</text:p>
          </table:table-cell>
          <table:table-cell office:value-type="float" office:value="19.877" calcext:value-type="float">
            <text:p>19,877</text:p>
          </table:table-cell>
          <table:table-cell office:value-type="float" office:value="23.691" calcext:value-type="float">
            <text:p>23,691</text:p>
          </table:table-cell>
          <table:table-cell office:value-type="float" office:value="20.612" calcext:value-type="float">
            <text:p>20,612</text:p>
          </table:table-cell>
          <table:table-cell office:value-type="float" office:value="18.913" calcext:value-type="float">
            <text:p>18,913</text:p>
          </table:table-cell>
          <table:table-cell office:value-type="float" office:value="17.969" calcext:value-type="float">
            <text:p>17,969</text:p>
          </table:table-cell>
          <table:table-cell table:number-columns-repeated="2" office:value-type="float" office:value="17.735" calcext:value-type="float">
            <text:p>17,735</text:p>
          </table:table-cell>
          <table:table-cell office:value-type="float" office:value="20.121" calcext:value-type="float">
            <text:p>20,121</text:p>
          </table:table-cell>
          <table:table-cell office:value-type="float" office:value="19.153" calcext:value-type="float">
            <text:p>19,153</text:p>
          </table:table-cell>
          <table:table-cell office:value-type="float" office:value="18.439" calcext:value-type="float">
            <text:p>18,439</text:p>
          </table:table-cell>
          <table:table-cell office:value-type="float" office:value="17.969" calcext:value-type="float">
            <text:p>17,969</text:p>
          </table:table-cell>
          <table:table-cell table:number-columns-repeated="2" office:value-type="float" office:value="17.735" calcext:value-type="float">
            <text:p>17,735</text:p>
          </table:table-cell>
          <table:table-cell office:value-type="float" office:value="17.272" calcext:value-type="float">
            <text:p>17,272</text:p>
          </table:table-cell>
          <table:table-cell office:value-type="float" office:value="17.503" calcext:value-type="float">
            <text:p>17,503</text:p>
          </table:table-cell>
          <table:table-cell table:number-columns-repeated="3" office:value-type="float" office:value="17.272" calcext:value-type="float">
            <text:p>17,272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043" calcext:value-type="float">
            <text:p>17,043</text:p>
          </table:table-cell>
          <table:table-cell table:number-columns-repeated="2" office:value-type="float" office:value="17.272" calcext:value-type="float">
            <text:p>17,272</text:p>
          </table:table-cell>
          <table:table-cell office:value-type="float" office:value="17.043" calcext:value-type="float">
            <text:p>17,043</text:p>
          </table:table-cell>
          <table:table-cell table:number-columns-repeated="2" office:value-type="float" office:value="17.272" calcext:value-type="float">
            <text:p>17,27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293" calcext:value-type="float">
            <text:p>24,293</text:p>
          </table:table-cell>
          <table:table-cell office:value-type="float" office:value="22.113" calcext:value-type="float">
            <text:p>22,113</text:p>
          </table:table-cell>
          <table:table-cell office:value-type="float" office:value="23.095" calcext:value-type="float">
            <text:p>23,09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3.991" calcext:value-type="float">
            <text:p>23,991</text:p>
          </table:table-cell>
          <table:table-cell office:value-type="float" office:value="23.691" calcext:value-type="float">
            <text:p>23,691</text:p>
          </table:table-cell>
          <table:table-cell office:value-type="float" office:value="23.137" calcext:value-type="float">
            <text:p>23,137</text:p>
          </table:table-cell>
          <table:table-cell table:number-columns-repeated="3" office:value-type="float" office:value="23.691" calcext:value-type="float">
            <text:p>23,691</text:p>
          </table:table-cell>
          <table:table-cell table:number-columns-repeated="5" office:value-type="float" office:value="23.137" calcext:value-type="float">
            <text:p>23,137</text:p>
          </table:table-cell>
          <table:table-cell table:number-columns-repeated="3" office:value-type="float" office:value="22.879" calcext:value-type="float">
            <text:p>22,879</text:p>
          </table:table-cell>
          <table:table-cell table:number-columns-repeated="6" office:value-type="float" office:value="22.623" calcext:value-type="float">
            <text:p>22,623</text:p>
          </table:table-cell>
          <table:table-cell office:value-type="float" office:value="22.368" calcext:value-type="float">
            <text:p>22,368</text:p>
          </table:table-cell>
          <table:table-cell office:value-type="float" office:value="23.137" calcext:value-type="float">
            <text:p>23,137</text:p>
          </table:table-cell>
          <table:table-cell office:value-type="float" office:value="23.396" calcext:value-type="float">
            <text:p>23,396</text:p>
          </table:table-cell>
          <table:table-cell office:value-type="float" office:value="23.691" calcext:value-type="float">
            <text:p>23,691</text:p>
          </table:table-cell>
          <table:table-cell office:value-type="float" office:value="24.293" calcext:value-type="float">
            <text:p>24,293</text:p>
          </table:table-cell>
          <table:table-cell office:value-type="float" office:value="23.137" calcext:value-type="float">
            <text:p>23,137</text:p>
          </table:table-cell>
          <table:table-cell office:value-type="float" office:value="22.879" calcext:value-type="float">
            <text:p>22,879</text:p>
          </table:table-cell>
          <table:table-cell office:value-type="float" office:value="22.623" calcext:value-type="float">
            <text:p>22,623</text:p>
          </table:table-cell>
          <table:table-cell office:value-type="float" office:value="22.368" calcext:value-type="float">
            <text:p>22,368</text:p>
          </table:table-cell>
          <table:table-cell office:value-type="float" office:value="22.113" calcext:value-type="float">
            <text:p>22,11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136" calcext:value-type="float">
            <text:p>49,136</text:p>
          </table:table-cell>
          <table:table-cell office:value-type="float" office:value="17.735" calcext:value-type="float">
            <text:p>17,735</text:p>
          </table:table-cell>
          <table:table-cell office:value-type="float" office:value="23.246" calcext:value-type="float">
            <text:p>23,24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635" calcext:value-type="float">
            <text:p>19,635</text:p>
          </table:table-cell>
          <table:table-cell office:value-type="float" office:value="23.691" calcext:value-type="float">
            <text:p>23,691</text:p>
          </table:table-cell>
          <table:table-cell office:value-type="float" office:value="23.137" calcext:value-type="float">
            <text:p>23,137</text:p>
          </table:table-cell>
          <table:table-cell office:value-type="float" office:value="19.153" calcext:value-type="float">
            <text:p>19,153</text:p>
          </table:table-cell>
          <table:table-cell office:value-type="float" office:value="19.877" calcext:value-type="float">
            <text:p>19,877</text:p>
          </table:table-cell>
          <table:table-cell office:value-type="float" office:value="19.393" calcext:value-type="float">
            <text:p>19,393</text:p>
          </table:table-cell>
          <table:table-cell office:value-type="float" office:value="19.877" calcext:value-type="float">
            <text:p>19,877</text:p>
          </table:table-cell>
          <table:table-cell office:value-type="float" office:value="19.635" calcext:value-type="float">
            <text:p>19,635</text:p>
          </table:table-cell>
          <table:table-cell office:value-type="float" office:value="19.393" calcext:value-type="float">
            <text:p>19,393</text:p>
          </table:table-cell>
          <table:table-cell table:number-columns-repeated="2" office:value-type="float" office:value="18.913" calcext:value-type="float">
            <text:p>18,913</text:p>
          </table:table-cell>
          <table:table-cell office:value-type="float" office:value="21.86" calcext:value-type="float">
            <text:p>21,86</text:p>
          </table:table-cell>
          <table:table-cell office:value-type="float" office:value="18.439" calcext:value-type="float">
            <text:p>18,439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735" calcext:value-type="float">
            <text:p>17,735</text:p>
          </table:table-cell>
          <table:table-cell office:value-type="float" office:value="17.969" calcext:value-type="float">
            <text:p>17,969</text:p>
          </table:table-cell>
          <table:table-cell table:number-columns-repeated="2" office:value-type="float" office:value="21.108" calcext:value-type="float">
            <text:p>21,108</text:p>
          </table:table-cell>
          <table:table-cell office:value-type="float" office:value="24.902" calcext:value-type="float">
            <text:p>24,902</text:p>
          </table:table-cell>
          <table:table-cell office:value-type="float" office:value="25.518" calcext:value-type="float">
            <text:p>25,518</text:p>
          </table:table-cell>
          <table:table-cell table:number-columns-repeated="2" office:value-type="float" office:value="27.406" calcext:value-type="float">
            <text:p>27,406</text:p>
          </table:table-cell>
          <table:table-cell office:value-type="float" office:value="26.77" calcext:value-type="float">
            <text:p>26,77</text:p>
          </table:table-cell>
          <table:table-cell office:value-type="float" office:value="49.136" calcext:value-type="float">
            <text:p>49,136</text:p>
          </table:table-cell>
          <table:table-cell office:value-type="float" office:value="32.046" calcext:value-type="float">
            <text:p>32,046</text:p>
          </table:table-cell>
          <table:table-cell office:value-type="float" office:value="26.77" calcext:value-type="float">
            <text:p>26,77</text:p>
          </table:table-cell>
          <table:table-cell table:number-columns-repeated="2" office:value-type="float" office:value="25.209" calcext:value-type="float">
            <text:p>25,209</text:p>
          </table:table-cell>
          <table:table-cell office:value-type="float" office:value="24.902" calcext:value-type="float">
            <text:p>24,902</text:p>
          </table:table-cell>
          <table:table-cell office:value-type="float" office:value="24.293" calcext:value-type="float">
            <text:p>24,29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1.746" calcext:value-type="float">
            <text:p>91,746</text:p>
          </table:table-cell>
          <table:table-cell office:value-type="float" office:value="17.272" calcext:value-type="float">
            <text:p>17,272</text:p>
          </table:table-cell>
          <table:table-cell office:value-type="float" office:value="31.743" calcext:value-type="float">
            <text:p>31,74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.907" calcext:value-type="float">
            <text:p>41,907</text:p>
          </table:table-cell>
          <table:table-cell office:value-type="float" office:value="91.746" calcext:value-type="float">
            <text:p>91,746</text:p>
          </table:table-cell>
          <table:table-cell office:value-type="float" office:value="70.905" calcext:value-type="float">
            <text:p>70,905</text:p>
          </table:table-cell>
          <table:table-cell office:value-type="float" office:value="47.076" calcext:value-type="float">
            <text:p>47,076</text:p>
          </table:table-cell>
          <table:table-cell office:value-type="float" office:value="44.259" calcext:value-type="float">
            <text:p>44,259</text:p>
          </table:table-cell>
          <table:table-cell office:value-type="float" office:value="35.56" calcext:value-type="float">
            <text:p>35,56</text:p>
          </table:table-cell>
          <table:table-cell office:value-type="float" office:value="30.351" calcext:value-type="float">
            <text:p>30,351</text:p>
          </table:table-cell>
          <table:table-cell office:value-type="float" office:value="28.698" calcext:value-type="float">
            <text:p>28,698</text:p>
          </table:table-cell>
          <table:table-cell office:value-type="float" office:value="25.518" calcext:value-type="float">
            <text:p>25,518</text:p>
          </table:table-cell>
          <table:table-cell office:value-type="float" office:value="23.691" calcext:value-type="float">
            <text:p>23,691</text:p>
          </table:table-cell>
          <table:table-cell office:value-type="float" office:value="23.137" calcext:value-type="float">
            <text:p>23,137</text:p>
          </table:table-cell>
          <table:table-cell office:value-type="float" office:value="22.368" calcext:value-type="float">
            <text:p>22,368</text:p>
          </table:table-cell>
          <table:table-cell office:value-type="float" office:value="24.597" calcext:value-type="float">
            <text:p>24,597</text:p>
          </table:table-cell>
          <table:table-cell office:value-type="float" office:value="32.39" calcext:value-type="float">
            <text:p>32,39</text:p>
          </table:table-cell>
          <table:table-cell office:value-type="float" office:value="51.235" calcext:value-type="float">
            <text:p>51,235</text:p>
          </table:table-cell>
          <table:table-cell office:value-type="float" office:value="55.553" calcext:value-type="float">
            <text:p>55,553</text:p>
          </table:table-cell>
          <table:table-cell office:value-type="float" office:value="36.646" calcext:value-type="float">
            <text:p>36,646</text:p>
          </table:table-cell>
          <table:table-cell office:value-type="float" office:value="28.698" calcext:value-type="float">
            <text:p>28,698</text:p>
          </table:table-cell>
          <table:table-cell office:value-type="float" office:value="26.77" calcext:value-type="float">
            <text:p>26,77</text:p>
          </table:table-cell>
          <table:table-cell office:value-type="float" office:value="24.597" calcext:value-type="float">
            <text:p>24,597</text:p>
          </table:table-cell>
          <table:table-cell office:value-type="float" office:value="23.691" calcext:value-type="float">
            <text:p>23,691</text:p>
          </table:table-cell>
          <table:table-cell office:value-type="float" office:value="22.879" calcext:value-type="float">
            <text:p>22,879</text:p>
          </table:table-cell>
          <table:table-cell office:value-type="float" office:value="22.623" calcext:value-type="float">
            <text:p>22,623</text:p>
          </table:table-cell>
          <table:table-cell office:value-type="float" office:value="22.113" calcext:value-type="float">
            <text:p>22,113</text:p>
          </table:table-cell>
          <table:table-cell office:value-type="float" office:value="20.366" calcext:value-type="float">
            <text:p>20,366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503" calcext:value-type="float">
            <text:p>17,503</text:p>
          </table:table-cell>
          <table:table-cell table:number-columns-repeated="2" office:value-type="float" office:value="17.272" calcext:value-type="float">
            <text:p>17,272</text:p>
          </table:table-cell>
          <table:table-cell office:value-type="float" office:value="18.203" calcext:value-type="float">
            <text:p>18,203</text:p>
          </table:table-cell>
          <table:table-cell office:value-type="float" office:value="18.439" calcext:value-type="float">
            <text:p>18,43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0.94" calcext:value-type="float">
            <text:p>60,94</text:p>
          </table:table-cell>
          <table:table-cell office:value-type="float" office:value="17.735" calcext:value-type="float">
            <text:p>17,735</text:p>
          </table:table-cell>
          <table:table-cell office:value-type="float" office:value="24.478" calcext:value-type="float">
            <text:p>24,47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026" calcext:value-type="float">
            <text:p>29,026</text:p>
          </table:table-cell>
          <table:table-cell office:value-type="float" office:value="25.209" calcext:value-type="float">
            <text:p>25,209</text:p>
          </table:table-cell>
          <table:table-cell office:value-type="float" office:value="23.991" calcext:value-type="float">
            <text:p>23,991</text:p>
          </table:table-cell>
          <table:table-cell office:value-type="float" office:value="22.113" calcext:value-type="float">
            <text:p>22,113</text:p>
          </table:table-cell>
          <table:table-cell office:value-type="float" office:value="21.608" calcext:value-type="float">
            <text:p>21,608</text:p>
          </table:table-cell>
          <table:table-cell office:value-type="float" office:value="21.108" calcext:value-type="float">
            <text:p>21,108</text:p>
          </table:table-cell>
          <table:table-cell office:value-type="float" office:value="20.612" calcext:value-type="float">
            <text:p>20,612</text:p>
          </table:table-cell>
          <table:table-cell office:value-type="float" office:value="20.121" calcext:value-type="float">
            <text:p>20,121</text:p>
          </table:table-cell>
          <table:table-cell office:value-type="float" office:value="19.877" calcext:value-type="float">
            <text:p>19,877</text:p>
          </table:table-cell>
          <table:table-cell office:value-type="float" office:value="19.393" calcext:value-type="float">
            <text:p>19,393</text:p>
          </table:table-cell>
          <table:table-cell table:number-columns-repeated="2" office:value-type="float" office:value="19.153" calcext:value-type="float">
            <text:p>19,153</text:p>
          </table:table-cell>
          <table:table-cell table:number-columns-repeated="2" office:value-type="float" office:value="18.913" calcext:value-type="float">
            <text:p>18,913</text:p>
          </table:table-cell>
          <table:table-cell office:value-type="float" office:value="18.676" calcext:value-type="float">
            <text:p>18,676</text:p>
          </table:table-cell>
          <table:table-cell office:value-type="float" office:value="18.439" calcext:value-type="float">
            <text:p>18,439</text:p>
          </table:table-cell>
          <table:table-cell office:value-type="float" office:value="18.676" calcext:value-type="float">
            <text:p>18,676</text:p>
          </table:table-cell>
          <table:table-cell table:number-columns-repeated="2" office:value-type="float" office:value="18.203" calcext:value-type="float">
            <text:p>18,203</text:p>
          </table:table-cell>
          <table:table-cell table:number-columns-repeated="2" office:value-type="float" office:value="17.969" calcext:value-type="float">
            <text:p>17,969</text:p>
          </table:table-cell>
          <table:table-cell table:number-columns-repeated="2" office:value-type="float" office:value="17.735" calcext:value-type="float">
            <text:p>17,735</text:p>
          </table:table-cell>
          <table:table-cell office:value-type="float" office:value="18.439" calcext:value-type="float">
            <text:p>18,439</text:p>
          </table:table-cell>
          <table:table-cell office:value-type="float" office:value="35.92" calcext:value-type="float">
            <text:p>35,92</text:p>
          </table:table-cell>
          <table:table-cell office:value-type="float" office:value="60.94" calcext:value-type="float">
            <text:p>60,94</text:p>
          </table:table-cell>
          <table:table-cell office:value-type="float" office:value="49.971" calcext:value-type="float">
            <text:p>49,971</text:p>
          </table:table-cell>
          <table:table-cell office:value-type="float" office:value="57.324" calcext:value-type="float">
            <text:p>57,32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7.92" calcext:value-type="float">
            <text:p>177,92</text:p>
          </table:table-cell>
          <table:table-cell office:value-type="float" office:value="22.879" calcext:value-type="float">
            <text:p>22,879</text:p>
          </table:table-cell>
          <table:table-cell office:value-type="float" office:value="50.162" calcext:value-type="float">
            <text:p>50,16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.924" calcext:value-type="float">
            <text:p>77,924</text:p>
          </table:table-cell>
          <table:table-cell office:value-type="float" office:value="60.483" calcext:value-type="float">
            <text:p>60,483</text:p>
          </table:table-cell>
          <table:table-cell office:value-type="float" office:value="79.467" calcext:value-type="float">
            <text:p>79,467</text:p>
          </table:table-cell>
          <table:table-cell office:value-type="float" office:value="89.009" calcext:value-type="float">
            <text:p>89,009</text:p>
          </table:table-cell>
          <table:table-cell office:value-type="float" office:value="85.774" calcext:value-type="float">
            <text:p>85,774</text:p>
          </table:table-cell>
          <table:table-cell office:value-type="float" office:value="177.92" calcext:value-type="float">
            <text:p>177,92</text:p>
          </table:table-cell>
          <table:table-cell office:value-type="float" office:value="89.009" calcext:value-type="float">
            <text:p>89,009</text:p>
          </table:table-cell>
          <table:table-cell office:value-type="float" office:value="55.993" calcext:value-type="float">
            <text:p>55,993</text:p>
          </table:table-cell>
          <table:table-cell office:value-type="float" office:value="40.371" calcext:value-type="float">
            <text:p>40,371</text:p>
          </table:table-cell>
          <table:table-cell office:value-type="float" office:value="37.378" calcext:value-type="float">
            <text:p>37,378</text:p>
          </table:table-cell>
          <table:table-cell office:value-type="float" office:value="34.134" calcext:value-type="float">
            <text:p>34,134</text:p>
          </table:table-cell>
          <table:table-cell office:value-type="float" office:value="43.469" calcext:value-type="float">
            <text:p>43,469</text:p>
          </table:table-cell>
          <table:table-cell office:value-type="float" office:value="40.753" calcext:value-type="float">
            <text:p>40,753</text:p>
          </table:table-cell>
          <table:table-cell office:value-type="float" office:value="43.863" calcext:value-type="float">
            <text:p>43,863</text:p>
          </table:table-cell>
          <table:table-cell office:value-type="float" office:value="47.485" calcext:value-type="float">
            <text:p>47,485</text:p>
          </table:table-cell>
          <table:table-cell office:value-type="float" office:value="49.553" calcext:value-type="float">
            <text:p>49,553</text:p>
          </table:table-cell>
          <table:table-cell office:value-type="float" office:value="77.413" calcext:value-type="float">
            <text:p>77,413</text:p>
          </table:table-cell>
          <table:table-cell office:value-type="float" office:value="63.251" calcext:value-type="float">
            <text:p>63,251</text:p>
          </table:table-cell>
          <table:table-cell office:value-type="float" office:value="37.011" calcext:value-type="float">
            <text:p>37,011</text:p>
          </table:table-cell>
          <table:table-cell office:value-type="float" office:value="30.351" calcext:value-type="float">
            <text:p>30,351</text:p>
          </table:table-cell>
          <table:table-cell office:value-type="float" office:value="28.698" calcext:value-type="float">
            <text:p>28,698</text:p>
          </table:table-cell>
          <table:table-cell office:value-type="float" office:value="27.406" calcext:value-type="float">
            <text:p>27,406</text:p>
          </table:table-cell>
          <table:table-cell office:value-type="float" office:value="25.828" calcext:value-type="float">
            <text:p>25,828</text:p>
          </table:table-cell>
          <table:table-cell office:value-type="float" office:value="26.141" calcext:value-type="float">
            <text:p>26,141</text:p>
          </table:table-cell>
          <table:table-cell office:value-type="float" office:value="24.293" calcext:value-type="float">
            <text:p>24,293</text:p>
          </table:table-cell>
          <table:table-cell office:value-type="float" office:value="28.698" calcext:value-type="float">
            <text:p>28,698</text:p>
          </table:table-cell>
          <table:table-cell office:value-type="float" office:value="26.77" calcext:value-type="float">
            <text:p>26,77</text:p>
          </table:table-cell>
          <table:table-cell office:value-type="float" office:value="25.518" calcext:value-type="float">
            <text:p>25,518</text:p>
          </table:table-cell>
          <table:table-cell office:value-type="float" office:value="23.691" calcext:value-type="float">
            <text:p>23,691</text:p>
          </table:table-cell>
          <table:table-cell office:value-type="float" office:value="22.879" calcext:value-type="float">
            <text:p>22,879</text:p>
          </table:table-cell>
          <table:table-cell office:value-type="float" office:value="34.488" calcext:value-type="float">
            <text:p>34,48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3.378" calcext:value-type="float">
            <text:p>73,378</text:p>
          </table:table-cell>
          <table:table-cell office:value-type="float" office:value="13.955" calcext:value-type="float">
            <text:p>13,955</text:p>
          </table:table-cell>
          <table:table-cell office:value-type="float" office:value="25.771" calcext:value-type="float">
            <text:p>25,7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81" calcext:value-type="float">
            <text:p>14,381</text:p>
          </table:table-cell>
          <table:table-cell office:value-type="float" office:value="19.393" calcext:value-type="float">
            <text:p>19,393</text:p>
          </table:table-cell>
          <table:table-cell office:value-type="float" office:value="17.735" calcext:value-type="float">
            <text:p>17,735</text:p>
          </table:table-cell>
          <table:table-cell office:value-type="float" office:value="18.676" calcext:value-type="float">
            <text:p>18,676</text:p>
          </table:table-cell>
          <table:table-cell office:value-type="float" office:value="22.113" calcext:value-type="float">
            <text:p>22,113</text:p>
          </table:table-cell>
          <table:table-cell office:value-type="float" office:value="21.86" calcext:value-type="float">
            <text:p>21,86</text:p>
          </table:table-cell>
          <table:table-cell office:value-type="float" office:value="19.153" calcext:value-type="float">
            <text:p>19,153</text:p>
          </table:table-cell>
          <table:table-cell office:value-type="float" office:value="15.69" calcext:value-type="float">
            <text:p>15,6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955" calcext:value-type="float">
            <text:p>13,955</text:p>
          </table:table-cell>
          <table:table-cell office:value-type="float" office:value="73.378" calcext:value-type="float">
            <text:p>73,378</text:p>
          </table:table-cell>
          <table:table-cell office:value-type="float" office:value="61.399" calcext:value-type="float">
            <text:p>61,399</text:p>
          </table:table-cell>
          <table:table-cell office:value-type="float" office:value="30.018" calcext:value-type="float">
            <text:p>30,018</text:p>
          </table:table-cell>
          <table:table-cell office:value-type="float" office:value="26.77" calcext:value-type="float">
            <text:p>26,77</text:p>
          </table:table-cell>
          <table:table-cell office:value-type="float" office:value="19.393" calcext:value-type="float">
            <text:p>19,393</text:p>
          </table:table-cell>
          <table:table-cell office:value-type="float" office:value="19.635" calcext:value-type="float">
            <text:p>19,635</text:p>
          </table:table-cell>
          <table:table-cell office:value-type="float" office:value="20.366" calcext:value-type="float">
            <text:p>20,366</text:p>
          </table:table-cell>
          <table:table-cell office:value-type="float" office:value="17.735" calcext:value-type="float">
            <text:p>17,735</text:p>
          </table:table-cell>
          <table:table-cell office:value-type="float" office:value="19.635" calcext:value-type="float">
            <text:p>19,635</text:p>
          </table:table-cell>
          <table:table-cell office:value-type="float" office:value="26.141" calcext:value-type="float">
            <text:p>26,141</text:p>
          </table:table-cell>
          <table:table-cell table:number-columns-repeated="2" office:value-type="float" office:value="30.351" calcext:value-type="float">
            <text:p>30,351</text:p>
          </table:table-cell>
          <table:table-cell office:value-type="float" office:value="29.685" calcext:value-type="float">
            <text:p>29,685</text:p>
          </table:table-cell>
          <table:table-cell office:value-type="float" office:value="37.746" calcext:value-type="float">
            <text:p>37,746</text:p>
          </table:table-cell>
          <table:table-cell office:value-type="float" office:value="28.373" calcext:value-type="float">
            <text:p>28,373</text:p>
          </table:table-cell>
          <table:table-cell office:value-type="float" office:value="22.113" calcext:value-type="float">
            <text:p>22,113</text:p>
          </table:table-cell>
          <table:table-cell office:value-type="float" office:value="27.406" calcext:value-type="float">
            <text:p>27,406</text:p>
          </table:table-cell>
          <table:table-cell office:value-type="float" office:value="21.108" calcext:value-type="float">
            <text:p>21,108</text:p>
          </table:table-cell>
          <table:table-cell office:value-type="float" office:value="19.877" calcext:value-type="float">
            <text:p>19,877</text:p>
          </table:table-cell>
          <table:table-cell office:value-type="float" office:value="45.056" calcext:value-type="float">
            <text:p>45,05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553" calcext:value-type="float">
            <text:p>89,553</text:p>
          </table:table-cell>
          <table:table-cell office:value-type="float" office:value="10.348" calcext:value-type="float">
            <text:p>10,348</text:p>
          </table:table-cell>
          <table:table-cell office:value-type="float" office:value="21.179" calcext:value-type="float">
            <text:p>21,17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701" calcext:value-type="float">
            <text:p>11,701</text:p>
          </table:table-cell>
          <table:table-cell table:number-columns-repeated="2" office:value-type="float" office:value="13.743" calcext:value-type="float">
            <text:p>13,74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5.69" calcext:value-type="float">
            <text:p>15,69</text:p>
          </table:table-cell>
          <table:table-cell office:value-type="float" office:value="12.3" calcext:value-type="float">
            <text:p>12,3</text:p>
          </table:table-cell>
          <table:table-cell table:number-columns-repeated="2" office:value-type="float" office:value="10.728" calcext:value-type="float">
            <text:p>10,728</text:p>
          </table:table-cell>
          <table:table-cell office:value-type="float" office:value="10.348" calcext:value-type="float">
            <text:p>10,348</text:p>
          </table:table-cell>
          <table:table-cell office:value-type="float" office:value="11.503" calcext:value-type="float">
            <text:p>11,503</text:p>
          </table:table-cell>
          <table:table-cell office:value-type="float" office:value="11.701" calcext:value-type="float">
            <text:p>11,701</text:p>
          </table:table-cell>
          <table:table-cell office:value-type="float" office:value="11.899" calcext:value-type="float">
            <text:p>11,899</text:p>
          </table:table-cell>
          <table:table-cell table:number-columns-repeated="2" office:value-type="float" office:value="11.701" calcext:value-type="float">
            <text:p>11,70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3.955" calcext:value-type="float">
            <text:p>13,955</text:p>
          </table:table-cell>
          <table:table-cell office:value-type="float" office:value="25.209" calcext:value-type="float">
            <text:p>25,209</text:p>
          </table:table-cell>
          <table:table-cell office:value-type="float" office:value="19.877" calcext:value-type="float">
            <text:p>19,877</text:p>
          </table:table-cell>
          <table:table-cell office:value-type="float" office:value="26.141" calcext:value-type="float">
            <text:p>26,141</text:p>
          </table:table-cell>
          <table:table-cell office:value-type="float" office:value="84.708" calcext:value-type="float">
            <text:p>84,708</text:p>
          </table:table-cell>
          <table:table-cell office:value-type="float" office:value="89.553" calcext:value-type="float">
            <text:p>89,553</text:p>
          </table:table-cell>
          <table:table-cell office:value-type="float" office:value="46.669" calcext:value-type="float">
            <text:p>46,669</text:p>
          </table:table-cell>
          <table:table-cell office:value-type="float" office:value="25.518" calcext:value-type="float">
            <text:p>25,518</text:p>
          </table:table-cell>
          <table:table-cell office:value-type="float" office:value="18.439" calcext:value-type="float">
            <text:p>18,439</text:p>
          </table:table-cell>
          <table:table-cell office:value-type="float" office:value="21.358" calcext:value-type="float">
            <text:p>21,358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4.596" calcext:value-type="float">
            <text:p>14,596</text:p>
          </table:table-cell>
          <table:table-cell/>
          <table:table-cell table:number-columns-repeated="3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454" calcext:value-type="float">
            <text:p>26,454</text:p>
          </table:table-cell>
          <table:table-cell office:value-type="float" office:value="8.706" calcext:value-type="float">
            <text:p>8,706</text:p>
          </table:table-cell>
          <table:table-cell office:value-type="float" office:value="14.826" calcext:value-type="float">
            <text:p>14,82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3" calcext:value-type="float">
            <text:p>12,3</text:p>
          </table:table-cell>
          <table:table-cell office:value-type="float" office:value="11.503" calcext:value-type="float">
            <text:p>11,503</text:p>
          </table:table-cell>
          <table:table-cell office:value-type="float" office:value="15.469" calcext:value-type="float">
            <text:p>15,469</text:p>
          </table:table-cell>
          <table:table-cell office:value-type="float" office:value="20.612" calcext:value-type="float">
            <text:p>20,612</text:p>
          </table:table-cell>
          <table:table-cell office:value-type="float" office:value="20.86" calcext:value-type="float">
            <text:p>20,86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8.913" calcext:value-type="float">
            <text:p>18,913</text:p>
          </table:table-cell>
          <table:table-cell table:number-columns-repeated="2" office:value-type="float" office:value="18.676" calcext:value-type="float">
            <text:p>18,676</text:p>
          </table:table-cell>
          <table:table-cell office:value-type="float" office:value="13.533" calcext:value-type="float">
            <text:p>13,533</text:p>
          </table:table-cell>
          <table:table-cell table:number-columns-repeated="2" office:value-type="float" office:value="12.099" calcext:value-type="float">
            <text:p>12,099</text:p>
          </table:table-cell>
          <table:table-cell office:value-type="float" office:value="12.3" calcext:value-type="float">
            <text:p>12,3</text:p>
          </table:table-cell>
          <table:table-cell office:value-type="float" office:value="11.503" calcext:value-type="float">
            <text:p>11,503</text:p>
          </table:table-cell>
          <table:table-cell office:value-type="float" office:value="10.728" calcext:value-type="float">
            <text:p>10,728</text:p>
          </table:table-cell>
          <table:table-cell office:value-type="float" office:value="9.605" calcext:value-type="float">
            <text:p>9,605</text:p>
          </table:table-cell>
          <table:table-cell office:value-type="float" office:value="9.422" calcext:value-type="float">
            <text:p>9,422</text:p>
          </table:table-cell>
          <table:table-cell office:value-type="float" office:value="8.706" calcext:value-type="float">
            <text:p>8,706</text:p>
          </table:table-cell>
          <table:table-cell office:value-type="float" office:value="9.061" calcext:value-type="float">
            <text:p>9,06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2.502" calcext:value-type="float">
            <text:p>12,502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955" calcext:value-type="float">
            <text:p>13,955</text:p>
          </table:table-cell>
          <table:table-cell table:number-columns-repeated="2" office:value-type="float" office:value="26.454" calcext:value-type="float">
            <text:p>26,454</text:p>
          </table:table-cell>
          <table:table-cell office:value-type="float" office:value="19.393" calcext:value-type="float">
            <text:p>19,39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2.706" calcext:value-type="float">
            <text:p>12,706</text:p>
          </table:table-cell>
          <table:table-cell office:value-type="float" office:value="11.701" calcext:value-type="float">
            <text:p>11,7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685" calcext:value-type="float">
            <text:p>29,685</text:p>
          </table:table-cell>
          <table:table-cell office:value-type="float" office:value="11.701" calcext:value-type="float">
            <text:p>11,701</text:p>
          </table:table-cell>
          <table:table-cell office:value-type="float" office:value="16.646" calcext:value-type="float">
            <text:p>16,64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635" calcext:value-type="float">
            <text:p>19,635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office:value-type="float" office:value="19.877" calcext:value-type="float">
            <text:p>19,877</text:p>
          </table:table-cell>
          <table:table-cell office:value-type="float" office:value="17.272" calcext:value-type="float">
            <text:p>17,272</text:p>
          </table:table-cell>
          <table:table-cell office:value-type="float" office:value="26.454" calcext:value-type="float">
            <text:p>26,454</text:p>
          </table:table-cell>
          <table:table-cell office:value-type="float" office:value="23.991" calcext:value-type="float">
            <text:p>23,991</text:p>
          </table:table-cell>
          <table:table-cell office:value-type="float" office:value="18.676" calcext:value-type="float">
            <text:p>18,676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469" calcext:value-type="float">
            <text:p>15,469</text:p>
          </table:table-cell>
          <table:table-cell office:value-type="float" office:value="29.685" calcext:value-type="float">
            <text:p>29,685</text:p>
          </table:table-cell>
          <table:table-cell office:value-type="float" office:value="24.902" calcext:value-type="float">
            <text:p>24,902</text:p>
          </table:table-cell>
          <table:table-cell office:value-type="float" office:value="20.121" calcext:value-type="float">
            <text:p>20,121</text:p>
          </table:table-cell>
          <table:table-cell office:value-type="float" office:value="16.814" calcext:value-type="float">
            <text:p>16,814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office:value-type="float" office:value="12.502" calcext:value-type="float">
            <text:p>12,502</text:p>
          </table:table-cell>
          <table:table-cell office:value-type="float" office:value="13.533" calcext:value-type="float">
            <text:p>13,53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office:value-type="float" office:value="11.899" calcext:value-type="float">
            <text:p>11,899</text:p>
          </table:table-cell>
          <table:table-cell office:value-type="float" office:value="11.701" calcext:value-type="float">
            <text:p>11,70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2.099" calcext:value-type="float">
            <text:p>12,099</text:p>
          </table:table-cell>
          <table:table-cell office:value-type="float" office:value="16.136" calcext:value-type="float">
            <text:p>16,136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203" calcext:value-type="float">
            <text:p>18,203</text:p>
          </table:table-cell>
          <table:table-cell office:value-type="float" office:value="12.911" calcext:value-type="float">
            <text:p>12,911</text:p>
          </table:table-cell>
          <table:table-cell office:value-type="float" office:value="14.607" calcext:value-type="float">
            <text:p>14,60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3.955" calcext:value-type="float">
            <text:p>13,955</text:p>
          </table:table-cell>
          <table:table-cell table:number-columns-repeated="2"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office:value-type="float" office:value="13.325" calcext:value-type="float">
            <text:p>13,325</text:p>
          </table:table-cell>
          <table:table-cell table:number-columns-repeated="3" office:value-type="float" office:value="14.596" calcext:value-type="float">
            <text:p>14,596</text:p>
          </table:table-cell>
          <table:table-cell office:value-type="float" office:value="14.812" calcext:value-type="float">
            <text:p>14,812</text:p>
          </table:table-cell>
          <table:table-cell office:value-type="float" office:value="18.203" calcext:value-type="float">
            <text:p>18,20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table:number-columns-repeated="2" office:value-type="float" office:value="13.955" calcext:value-type="float">
            <text:p>13,955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381" calcext:value-type="float">
            <text:p>14,381</text:p>
          </table:table-cell>
          <table:table-cell table:number-columns-repeated="2" office:value-type="float" office:value="14.596" calcext:value-type="float">
            <text:p>14,596</text:p>
          </table:table-cell>
          <table:table-cell table:number-columns-repeated="2" office:value-type="float" office:value="16.814" calcext:value-type="float">
            <text:p>16,814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272" calcext:value-type="float">
            <text:p>17,27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249" calcext:value-type="float">
            <text:p>15,249</text:p>
          </table:table-cell>
          <table:table-cell office:value-type="float" office:value="13.533" calcext:value-type="float">
            <text:p>13,533</text:p>
          </table:table-cell>
          <table:table-cell office:value-type="float" office:value="14.301" calcext:value-type="float">
            <text:p>14,30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table:number-columns-repeated="3" office:value-type="float" office:value="14.167" calcext:value-type="float">
            <text:p>14,167</text:p>
          </table:table-cell>
          <table:table-cell table:number-columns-repeated="4" office:value-type="float" office:value="13.955" calcext:value-type="float">
            <text:p>13,955</text:p>
          </table:table-cell>
          <table:table-cell table:number-columns-repeated="3"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table:number-columns-repeated="4" office:value-type="float" office:value="13.955" calcext:value-type="float">
            <text:p>13,95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676" calcext:value-type="float">
            <text:p>18,676</text:p>
          </table:table-cell>
          <table:table-cell office:value-type="float" office:value="12.099" calcext:value-type="float">
            <text:p>12,099</text:p>
          </table:table-cell>
          <table:table-cell office:value-type="float" office:value="15.385" calcext:value-type="float">
            <text:p>15,38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272" calcext:value-type="float">
            <text:p>17,272</text:p>
          </table:table-cell>
          <table:table-cell table:number-columns-repeated="2" office:value-type="float" office:value="18.203" calcext:value-type="float">
            <text:p>18,203</text:p>
          </table:table-cell>
          <table:table-cell office:value-type="float" office:value="18.676" calcext:value-type="float">
            <text:p>18,676</text:p>
          </table:table-cell>
          <table:table-cell table:number-columns-repeated="2" office:value-type="float" office:value="18.439" calcext:value-type="float">
            <text:p>18,439</text:p>
          </table:table-cell>
          <table:table-cell office:value-type="float" office:value="18.203" calcext:value-type="float">
            <text:p>18,203</text:p>
          </table:table-cell>
          <table:table-cell office:value-type="float" office:value="15.912" calcext:value-type="float">
            <text:p>15,912</text:p>
          </table:table-cell>
          <table:table-cell table:number-columns-repeated="4" office:value-type="float" office:value="15.69" calcext:value-type="float">
            <text:p>15,6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4.812" calcext:value-type="float">
            <text:p>14,812</text:p>
          </table:table-cell>
          <table:table-cell office:value-type="float" office:value="13.743" calcext:value-type="float">
            <text:p>13,743</text:p>
          </table:table-cell>
          <table:table-cell office:value-type="float" office:value="14.167" calcext:value-type="float">
            <text:p>14,167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502" calcext:value-type="float">
            <text:p>12,502</text:p>
          </table:table-cell>
          <table:table-cell office:value-type="float" office:value="12.099" calcext:value-type="float">
            <text:p>12,099</text:p>
          </table:table-cell>
          <table:table-cell office:value-type="float" office:value="13.533" calcext:value-type="float">
            <text:p>13,533</text:p>
          </table:table-cell>
          <table:table-cell table:number-columns-repeated="2" office:value-type="float" office:value="14.167" calcext:value-type="float">
            <text:p>14,167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812" calcext:value-type="float">
            <text:p>14,812</text:p>
          </table:table-cell>
          <table:table-cell table:number-columns-repeated="2" office:value-type="float" office:value="14.381" calcext:value-type="float">
            <text:p>14,381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249" calcext:value-type="float">
            <text:p>15,249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043" calcext:value-type="float">
            <text:p>17,043</text:p>
          </table:table-cell>
          <table:table-cell office:value-type="float" office:value="13.117" calcext:value-type="float">
            <text:p>13,117</text:p>
          </table:table-cell>
          <table:table-cell office:value-type="float" office:value="14.29" calcext:value-type="float">
            <text:p>14,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3.955" calcext:value-type="float">
            <text:p>13,955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381" calcext:value-type="float">
            <text:p>14,381</text:p>
          </table:table-cell>
          <table:table-cell table:number-columns-repeated="2"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table:number-columns-repeated="3" office:value-type="float" office:value="13.743" calcext:value-type="float">
            <text:p>13,743</text:p>
          </table:table-cell>
          <table:table-cell office:value-type="float" office:value="13.955" calcext:value-type="float">
            <text:p>13,955</text:p>
          </table:table-cell>
          <table:table-cell table:number-columns-repeated="2"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743" calcext:value-type="float">
            <text:p>13,74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7.043" calcext:value-type="float">
            <text:p>17,04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469" calcext:value-type="float">
            <text:p>15,469</text:p>
          </table:table-cell>
          <table:table-cell office:value-type="float" office:value="14.167" calcext:value-type="float">
            <text:p>14,167</text:p>
          </table:table-cell>
          <table:table-cell office:value-type="float" office:value="14.596" calcext:value-type="float">
            <text:p>14,596</text:p>
          </table:table-cell>
          <table:table-cell office:value-type="float" office:value="16.136" calcext:value-type="float">
            <text:p>16,136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743" calcext:value-type="float">
            <text:p>13,743</text:p>
          </table:table-cell>
          <table:table-cell table:number-columns-repeated="2" office:value-type="float" office:value="13.533" calcext:value-type="float">
            <text:p>13,533</text:p>
          </table:table-cell>
          <table:table-cell table:number-columns-repeated="2"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137" calcext:value-type="float">
            <text:p>23,137</text:p>
          </table:table-cell>
          <table:table-cell office:value-type="float" office:value="12.706" calcext:value-type="float">
            <text:p>12,706</text:p>
          </table:table-cell>
          <table:table-cell office:value-type="float" office:value="16.644" calcext:value-type="float">
            <text:p>16,64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635" calcext:value-type="float">
            <text:p>19,635</text:p>
          </table:table-cell>
          <table:table-cell office:value-type="float" office:value="18.913" calcext:value-type="float">
            <text:p>18,913</text:p>
          </table:table-cell>
          <table:table-cell office:value-type="float" office:value="18.676" calcext:value-type="float">
            <text:p>18,676</text:p>
          </table:table-cell>
          <table:table-cell table:number-columns-repeated="2" office:value-type="float" office:value="18.439" calcext:value-type="float">
            <text:p>18,439</text:p>
          </table:table-cell>
          <table:table-cell office:value-type="float" office:value="18.203" calcext:value-type="float">
            <text:p>18,203</text:p>
          </table:table-cell>
          <table:table-cell table:number-columns-repeated="3" office:value-type="float" office:value="17.969" calcext:value-type="float">
            <text:p>17,969</text:p>
          </table:table-cell>
          <table:table-cell office:value-type="float" office:value="17.735" calcext:value-type="float">
            <text:p>17,735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272" calcext:value-type="float">
            <text:p>17,272</text:p>
          </table:table-cell>
          <table:table-cell office:value-type="float" office:value="21.358" calcext:value-type="float">
            <text:p>21,358</text:p>
          </table:table-cell>
          <table:table-cell office:value-type="float" office:value="21.108" calcext:value-type="float">
            <text:p>21,108</text:p>
          </table:table-cell>
          <table:table-cell office:value-type="float" office:value="16.587" calcext:value-type="float">
            <text:p>16,587</text:p>
          </table:table-cell>
          <table:table-cell office:value-type="float" office:value="14.167" calcext:value-type="float">
            <text:p>14,167</text:p>
          </table:table-cell>
          <table:table-cell office:value-type="float" office:value="23.137" calcext:value-type="float">
            <text:p>23,137</text:p>
          </table:table-cell>
          <table:table-cell office:value-type="float" office:value="19.153" calcext:value-type="float">
            <text:p>19,15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325" calcext:value-type="float">
            <text:p>13,325</text:p>
          </table:table-cell>
          <table:table-cell table:number-columns-repeated="2" office:value-type="float" office:value="13.117" calcext:value-type="float">
            <text:p>13,117</text:p>
          </table:table-cell>
          <table:table-cell table:number-columns-repeated="3" office:value-type="float" office:value="12.706" calcext:value-type="float">
            <text:p>12,706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7.324" calcext:value-type="float">
            <text:p>57,324</text:p>
          </table:table-cell>
          <table:table-cell office:value-type="float" office:value="19.877" calcext:value-type="float">
            <text:p>19,877</text:p>
          </table:table-cell>
          <table:table-cell office:value-type="float" office:value="28.955" calcext:value-type="float">
            <text:p>28,95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877" calcext:value-type="float">
            <text:p>19,877</text:p>
          </table:table-cell>
          <table:table-cell office:value-type="float" office:value="21.86" calcext:value-type="float">
            <text:p>21,86</text:p>
          </table:table-cell>
          <table:table-cell office:value-type="float" office:value="24.902" calcext:value-type="float">
            <text:p>24,902</text:p>
          </table:table-cell>
          <table:table-cell office:value-type="float" office:value="29.685" calcext:value-type="float">
            <text:p>29,685</text:p>
          </table:table-cell>
          <table:table-cell office:value-type="float" office:value="25.209" calcext:value-type="float">
            <text:p>25,209</text:p>
          </table:table-cell>
          <table:table-cell office:value-type="float" office:value="27.087" calcext:value-type="float">
            <text:p>27,087</text:p>
          </table:table-cell>
          <table:table-cell office:value-type="float" office:value="22.368" calcext:value-type="float">
            <text:p>22,368</text:p>
          </table:table-cell>
          <table:table-cell office:value-type="float" office:value="21.608" calcext:value-type="float">
            <text:p>21,608</text:p>
          </table:table-cell>
          <table:table-cell office:value-type="float" office:value="22.623" calcext:value-type="float">
            <text:p>22,623</text:p>
          </table:table-cell>
          <table:table-cell office:value-type="float" office:value="35.92" calcext:value-type="float">
            <text:p>35,92</text:p>
          </table:table-cell>
          <table:table-cell office:value-type="float" office:value="29.355" calcext:value-type="float">
            <text:p>29,355</text:p>
          </table:table-cell>
          <table:table-cell office:value-type="float" office:value="37.011" calcext:value-type="float">
            <text:p>37,011</text:p>
          </table:table-cell>
          <table:table-cell office:value-type="float" office:value="32.046" calcext:value-type="float">
            <text:p>32,046</text:p>
          </table:table-cell>
          <table:table-cell office:value-type="float" office:value="33.083" calcext:value-type="float">
            <text:p>33,083</text:p>
          </table:table-cell>
          <table:table-cell office:value-type="float" office:value="22.879" calcext:value-type="float">
            <text:p>22,879</text:p>
          </table:table-cell>
          <table:table-cell office:value-type="float" office:value="43.469" calcext:value-type="float">
            <text:p>43,469</text:p>
          </table:table-cell>
          <table:table-cell office:value-type="float" office:value="35.201" calcext:value-type="float">
            <text:p>35,201</text:p>
          </table:table-cell>
          <table:table-cell office:value-type="float" office:value="38.862" calcext:value-type="float">
            <text:p>38,862</text:p>
          </table:table-cell>
          <table:table-cell office:value-type="float" office:value="31.024" calcext:value-type="float">
            <text:p>31,024</text:p>
          </table:table-cell>
          <table:table-cell office:value-type="float" office:value="35.201" calcext:value-type="float">
            <text:p>35,201</text:p>
          </table:table-cell>
          <table:table-cell office:value-type="float" office:value="30.351" calcext:value-type="float">
            <text:p>30,351</text:p>
          </table:table-cell>
          <table:table-cell office:value-type="float" office:value="22.879" calcext:value-type="float">
            <text:p>22,879</text:p>
          </table:table-cell>
          <table:table-cell office:value-type="float" office:value="21.358" calcext:value-type="float">
            <text:p>21,358</text:p>
          </table:table-cell>
          <table:table-cell office:value-type="float" office:value="32.39" calcext:value-type="float">
            <text:p>32,39</text:p>
          </table:table-cell>
          <table:table-cell office:value-type="float" office:value="27.087" calcext:value-type="float">
            <text:p>27,087</text:p>
          </table:table-cell>
          <table:table-cell office:value-type="float" office:value="57.324" calcext:value-type="float">
            <text:p>57,324</text:p>
          </table:table-cell>
          <table:table-cell office:value-type="float" office:value="31.704" calcext:value-type="float">
            <text:p>31,704</text:p>
          </table:table-cell>
          <table:table-cell office:value-type="float" office:value="23.396" calcext:value-type="float">
            <text:p>23,396</text:p>
          </table:table-cell>
          <table:table-cell office:value-type="float" office:value="21.358" calcext:value-type="float">
            <text:p>21,358</text:p>
          </table:table-cell>
          <table:table-cell office:value-type="float" office:value="20.366" calcext:value-type="float">
            <text:p>20,366</text:p>
          </table:table-cell>
          <table:table-cell office:value-type="float" office:value="20.121" calcext:value-type="float">
            <text:p>20,1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.391" calcext:value-type="float">
            <text:p>50,391</text:p>
          </table:table-cell>
          <table:table-cell office:value-type="float" office:value="14.596" calcext:value-type="float">
            <text:p>14,596</text:p>
          </table:table-cell>
          <table:table-cell office:value-type="float" office:value="23.945" calcext:value-type="float">
            <text:p>23,9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351" calcext:value-type="float">
            <text:p>30,351</text:p>
          </table:table-cell>
          <table:table-cell office:value-type="float" office:value="23.991" calcext:value-type="float">
            <text:p>23,991</text:p>
          </table:table-cell>
          <table:table-cell office:value-type="float" office:value="30.351" calcext:value-type="float">
            <text:p>30,351</text:p>
          </table:table-cell>
          <table:table-cell office:value-type="float" office:value="23.396" calcext:value-type="float">
            <text:p>23,396</text:p>
          </table:table-cell>
          <table:table-cell office:value-type="float" office:value="27.406" calcext:value-type="float">
            <text:p>27,406</text:p>
          </table:table-cell>
          <table:table-cell office:value-type="float" office:value="28.698" calcext:value-type="float">
            <text:p>28,698</text:p>
          </table:table-cell>
          <table:table-cell office:value-type="float" office:value="35.201" calcext:value-type="float">
            <text:p>35,201</text:p>
          </table:table-cell>
          <table:table-cell office:value-type="float" office:value="33.432" calcext:value-type="float">
            <text:p>33,432</text:p>
          </table:table-cell>
          <table:table-cell office:value-type="float" office:value="24.902" calcext:value-type="float">
            <text:p>24,902</text:p>
          </table:table-cell>
          <table:table-cell office:value-type="float" office:value="23.137" calcext:value-type="float">
            <text:p>23,137</text:p>
          </table:table-cell>
          <table:table-cell office:value-type="float" office:value="29.685" calcext:value-type="float">
            <text:p>29,685</text:p>
          </table:table-cell>
          <table:table-cell office:value-type="float" office:value="22.113" calcext:value-type="float">
            <text:p>22,113</text:p>
          </table:table-cell>
          <table:table-cell office:value-type="float" office:value="19.393" calcext:value-type="float">
            <text:p>19,393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5.69" calcext:value-type="float">
            <text:p>15,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587" calcext:value-type="float">
            <text:p>16,587</text:p>
          </table:table-cell>
          <table:table-cell office:value-type="float" office:value="21.358" calcext:value-type="float">
            <text:p>21,358</text:p>
          </table:table-cell>
          <table:table-cell office:value-type="float" office:value="23.137" calcext:value-type="float">
            <text:p>23,137</text:p>
          </table:table-cell>
          <table:table-cell office:value-type="float" office:value="50.391" calcext:value-type="float">
            <text:p>50,391</text:p>
          </table:table-cell>
          <table:table-cell office:value-type="float" office:value="38.488" calcext:value-type="float">
            <text:p>38,488</text:p>
          </table:table-cell>
          <table:table-cell office:value-type="float" office:value="24.597" calcext:value-type="float">
            <text:p>24,597</text:p>
          </table:table-cell>
          <table:table-cell office:value-type="float" office:value="20.612" calcext:value-type="float">
            <text:p>20,612</text:p>
          </table:table-cell>
          <table:table-cell office:value-type="float" office:value="16.814" calcext:value-type="float">
            <text:p>16,814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4.229" calcext:value-type="float">
            <text:p>104,229</text:p>
          </table:table-cell>
          <table:table-cell office:value-type="float" office:value="13.325" calcext:value-type="float">
            <text:p>13,325</text:p>
          </table:table-cell>
          <table:table-cell office:value-type="float" office:value="33.685" calcext:value-type="float">
            <text:p>33,68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.951" calcext:value-type="float">
            <text:p>78,951</text:p>
          </table:table-cell>
          <table:table-cell office:value-type="float" office:value="104.229" calcext:value-type="float">
            <text:p>104,229</text:p>
          </table:table-cell>
          <table:table-cell office:value-type="float" office:value="92.298" calcext:value-type="float">
            <text:p>92,298</text:p>
          </table:table-cell>
          <table:table-cell office:value-type="float" office:value="47.895" calcext:value-type="float">
            <text:p>47,895</text:p>
          </table:table-cell>
          <table:table-cell office:value-type="float" office:value="45.859" calcext:value-type="float">
            <text:p>45,859</text:p>
          </table:table-cell>
          <table:table-cell office:value-type="float" office:value="38.488" calcext:value-type="float">
            <text:p>38,488</text:p>
          </table:table-cell>
          <table:table-cell office:value-type="float" office:value="33.432" calcext:value-type="float">
            <text:p>33,432</text:p>
          </table:table-cell>
          <table:table-cell office:value-type="float" office:value="40.753" calcext:value-type="float">
            <text:p>40,753</text:p>
          </table:table-cell>
          <table:table-cell office:value-type="float" office:value="54.241" calcext:value-type="float">
            <text:p>54,241</text:p>
          </table:table-cell>
          <table:table-cell office:value-type="float" office:value="37.746" calcext:value-type="float">
            <text:p>37,746</text:p>
          </table:table-cell>
          <table:table-cell office:value-type="float" office:value="55.993" calcext:value-type="float">
            <text:p>55,993</text:p>
          </table:table-cell>
          <table:table-cell office:value-type="float" office:value="42.295" calcext:value-type="float">
            <text:p>42,295</text:p>
          </table:table-cell>
          <table:table-cell office:value-type="float" office:value="34.134" calcext:value-type="float">
            <text:p>34,134</text:p>
          </table:table-cell>
          <table:table-cell office:value-type="float" office:value="28.049" calcext:value-type="float">
            <text:p>28,049</text:p>
          </table:table-cell>
          <table:table-cell office:value-type="float" office:value="24.902" calcext:value-type="float">
            <text:p>24,902</text:p>
          </table:table-cell>
          <table:table-cell office:value-type="float" office:value="20.366" calcext:value-type="float">
            <text:p>20,366</text:p>
          </table:table-cell>
          <table:table-cell office:value-type="float" office:value="19.635" calcext:value-type="float">
            <text:p>19,635</text:p>
          </table:table-cell>
          <table:table-cell office:value-type="float" office:value="17.735" calcext:value-type="float">
            <text:p>17,735</text:p>
          </table:table-cell>
          <table:table-cell office:value-type="float" office:value="17.043" calcext:value-type="float">
            <text:p>17,043</text:p>
          </table:table-cell>
          <table:table-cell office:value-type="float" office:value="20.121" calcext:value-type="float">
            <text:p>20,121</text:p>
          </table:table-cell>
          <table:table-cell office:value-type="float" office:value="23.991" calcext:value-type="float">
            <text:p>23,991</text:p>
          </table:table-cell>
          <table:table-cell office:value-type="float" office:value="23.396" calcext:value-type="float">
            <text:p>23,396</text:p>
          </table:table-cell>
          <table:table-cell office:value-type="float" office:value="23.137" calcext:value-type="float">
            <text:p>23,137</text:p>
          </table:table-cell>
          <table:table-cell office:value-type="float" office:value="19.153" calcext:value-type="float">
            <text:p>19,153</text:p>
          </table:table-cell>
          <table:table-cell office:value-type="float" office:value="17.272" calcext:value-type="float">
            <text:p>17,272</text:p>
          </table:table-cell>
          <table:table-cell office:value-type="float" office:value="15.03" calcext:value-type="float">
            <text:p>15,03</text:p>
          </table:table-cell>
          <table:table-cell office:value-type="float" office:value="14.381" calcext:value-type="float">
            <text:p>14,381</text:p>
          </table:table-cell>
          <table:table-cell table:number-columns-repeated="2" office:value-type="float" office:value="13.533" calcext:value-type="float">
            <text:p>13,533</text:p>
          </table:table-cell>
          <table:table-cell table:number-columns-repeated="2" office:value-type="float" office:value="13.325" calcext:value-type="float">
            <text:p>13,3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9.572" calcext:value-type="float">
            <text:p>59,572</text:p>
          </table:table-cell>
          <table:table-cell office:value-type="float" office:value="10.92" calcext:value-type="float">
            <text:p>10,92</text:p>
          </table:table-cell>
          <table:table-cell office:value-type="float" office:value="24.777" calcext:value-type="float">
            <text:p>24,77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117" calcext:value-type="float">
            <text:p>13,117</text:p>
          </table:table-cell>
          <table:table-cell office:value-type="float" office:value="13.325" calcext:value-type="float">
            <text:p>13,325</text:p>
          </table:table-cell>
          <table:table-cell table:number-columns-repeated="2" office:value-type="float" office:value="14.381" calcext:value-type="float">
            <text:p>14,381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706" calcext:value-type="float">
            <text:p>12,70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2.3" calcext:value-type="float">
            <text:p>12,3</text:p>
          </table:table-cell>
          <table:table-cell office:value-type="float" office:value="10.92" calcext:value-type="float">
            <text:p>10,92</text:p>
          </table:table-cell>
          <table:table-cell table:number-columns-repeated="2" office:value-type="float" office:value="11.113" calcext:value-type="float">
            <text:p>11,113</text:p>
          </table:table-cell>
          <table:table-cell office:value-type="float" office:value="22.113" calcext:value-type="float">
            <text:p>22,113</text:p>
          </table:table-cell>
          <table:table-cell office:value-type="float" office:value="45.859" calcext:value-type="float">
            <text:p>45,859</text:p>
          </table:table-cell>
          <table:table-cell office:value-type="float" office:value="22.623" calcext:value-type="float">
            <text:p>22,623</text:p>
          </table:table-cell>
          <table:table-cell table:number-columns-repeated="2" office:value-type="float" office:value="16.136" calcext:value-type="float">
            <text:p>16,136</text:p>
          </table:table-cell>
          <table:table-cell office:value-type="float" office:value="16.361" calcext:value-type="float">
            <text:p>16,361</text:p>
          </table:table-cell>
          <table:table-cell office:value-type="float" office:value="26.141" calcext:value-type="float">
            <text:p>26,141</text:p>
          </table:table-cell>
          <table:table-cell office:value-type="float" office:value="30.351" calcext:value-type="float">
            <text:p>30,351</text:p>
          </table:table-cell>
          <table:table-cell office:value-type="float" office:value="21.358" calcext:value-type="float">
            <text:p>21,358</text:p>
          </table:table-cell>
          <table:table-cell office:value-type="float" office:value="34.844" calcext:value-type="float">
            <text:p>34,844</text:p>
          </table:table-cell>
          <table:table-cell office:value-type="float" office:value="29.685" calcext:value-type="float">
            <text:p>29,685</text:p>
          </table:table-cell>
          <table:table-cell office:value-type="float" office:value="28.373" calcext:value-type="float">
            <text:p>28,373</text:p>
          </table:table-cell>
          <table:table-cell office:value-type="float" office:value="34.134" calcext:value-type="float">
            <text:p>34,134</text:p>
          </table:table-cell>
          <table:table-cell office:value-type="float" office:value="45.859" calcext:value-type="float">
            <text:p>45,859</text:p>
          </table:table-cell>
          <table:table-cell office:value-type="float" office:value="48.307" calcext:value-type="float">
            <text:p>48,307</text:p>
          </table:table-cell>
          <table:table-cell office:value-type="float" office:value="29.685" calcext:value-type="float">
            <text:p>29,685</text:p>
          </table:table-cell>
          <table:table-cell office:value-type="float" office:value="37.746" calcext:value-type="float">
            <text:p>37,746</text:p>
          </table:table-cell>
          <table:table-cell office:value-type="float" office:value="46.263" calcext:value-type="float">
            <text:p>46,263</text:p>
          </table:table-cell>
          <table:table-cell office:value-type="float" office:value="59.572" calcext:value-type="float">
            <text:p>59,57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5.201" calcext:value-type="float">
            <text:p>35,201</text:p>
          </table:table-cell>
          <table:table-cell office:value-type="float" office:value="10.537" calcext:value-type="float">
            <text:p>10,537</text:p>
          </table:table-cell>
          <table:table-cell office:value-type="float" office:value="19.478" calcext:value-type="float">
            <text:p>19,4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201" calcext:value-type="float">
            <text:p>35,201</text:p>
          </table:table-cell>
          <table:table-cell office:value-type="float" office:value="33.432" calcext:value-type="float">
            <text:p>33,432</text:p>
          </table:table-cell>
          <table:table-cell office:value-type="float" office:value="31.024" calcext:value-type="float">
            <text:p>31,024</text:p>
          </table:table-cell>
          <table:table-cell office:value-type="float" office:value="26.77" calcext:value-type="float">
            <text:p>26,77</text:p>
          </table:table-cell>
          <table:table-cell office:value-type="float" office:value="20.86" calcext:value-type="float">
            <text:p>20,86</text:p>
          </table:table-cell>
          <table:table-cell office:value-type="float" office:value="18.203" calcext:value-type="float">
            <text:p>18,20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4.167" calcext:value-type="float">
            <text:p>14,167</text:p>
          </table:table-cell>
          <table:table-cell office:value-type="float" office:value="12.706" calcext:value-type="float">
            <text:p>12,706</text:p>
          </table:table-cell>
          <table:table-cell office:value-type="float" office:value="10.92" calcext:value-type="float">
            <text:p>10,92</text:p>
          </table:table-cell>
          <table:table-cell office:value-type="float" office:value="10.537" calcext:value-type="float">
            <text:p>10,537</text:p>
          </table:table-cell>
          <table:table-cell office:value-type="float" office:value="13.117" calcext:value-type="float">
            <text:p>13,117</text:p>
          </table:table-cell>
          <table:table-cell office:value-type="float" office:value="15.469" calcext:value-type="float">
            <text:p>15,469</text:p>
          </table:table-cell>
          <table:table-cell office:value-type="float" office:value="17.272" calcext:value-type="float">
            <text:p>17,272</text:p>
          </table:table-cell>
          <table:table-cell office:value-type="float" office:value="13.743" calcext:value-type="float">
            <text:p>13,743</text:p>
          </table:table-cell>
          <table:table-cell office:value-type="float" office:value="31.704" calcext:value-type="float">
            <text:p>31,704</text:p>
          </table:table-cell>
          <table:table-cell table:number-columns-repeated="2" office:value-type="float" office:value="18.676" calcext:value-type="float">
            <text:p>18,676</text:p>
          </table:table-cell>
          <table:table-cell office:value-type="float" office:value="20.366" calcext:value-type="float">
            <text:p>20,366</text:p>
          </table:table-cell>
          <table:table-cell office:value-type="float" office:value="16.136" calcext:value-type="float">
            <text:p>16,136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533" calcext:value-type="float">
            <text:p>13,533</text:p>
          </table:table-cell>
          <table:table-cell office:value-type="float" office:value="12.502" calcext:value-type="float">
            <text:p>12,502</text:p>
          </table:table-cell>
          <table:table-cell office:value-type="float" office:value="26.141" calcext:value-type="float">
            <text:p>26,141</text:p>
          </table:table-cell>
          <table:table-cell office:value-type="float" office:value="27.406" calcext:value-type="float">
            <text:p>27,406</text:p>
          </table:table-cell>
          <table:table-cell office:value-type="float" office:value="20.366" calcext:value-type="float">
            <text:p>20,366</text:p>
          </table:table-cell>
          <table:table-cell office:value-type="float" office:value="16.814" calcext:value-type="float">
            <text:p>16,814</text:p>
          </table:table-cell>
          <table:table-cell office:value-type="float" office:value="23.691" calcext:value-type="float">
            <text:p>23,691</text:p>
          </table:table-cell>
          <table:table-cell office:value-type="float" office:value="18.913" calcext:value-type="float">
            <text:p>18,913</text:p>
          </table:table-cell>
          <table:table-cell office:value-type="float" office:value="15.69" calcext:value-type="float">
            <text:p>15,6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613" calcext:value-type="float">
            <text:p>39,613</text:p>
          </table:table-cell>
          <table:table-cell office:value-type="float" office:value="9.788" calcext:value-type="float">
            <text:p>9,788</text:p>
          </table:table-cell>
          <table:table-cell office:value-type="float" office:value="16.013" calcext:value-type="float">
            <text:p>16,0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348" calcext:value-type="float">
            <text:p>10,348</text:p>
          </table:table-cell>
          <table:table-cell office:value-type="float" office:value="9.974" calcext:value-type="float">
            <text:p>9,974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16" calcext:value-type="float">
            <text:p>10,16</text:p>
          </table:table-cell>
          <table:table-cell office:value-type="float" office:value="9.788" calcext:value-type="float">
            <text:p>9,788</text:p>
          </table:table-cell>
          <table:table-cell office:value-type="float" office:value="10.537" calcext:value-type="float">
            <text:p>10,537</text:p>
          </table:table-cell>
          <table:table-cell table:number-columns-repeated="2" office:value-type="float" office:value="9.974" calcext:value-type="float">
            <text:p>9,974</text:p>
          </table:table-cell>
          <table:table-cell office:value-type="float" office:value="10.16" calcext:value-type="float">
            <text:p>10,16</text:p>
          </table:table-cell>
          <table:table-cell office:value-type="float" office:value="11.308" calcext:value-type="float">
            <text:p>11,308</text:p>
          </table:table-cell>
          <table:table-cell office:value-type="float" office:value="13.955" calcext:value-type="float">
            <text:p>13,955</text:p>
          </table:table-cell>
          <table:table-cell office:value-type="float" office:value="12.706" calcext:value-type="float">
            <text:p>12,706</text:p>
          </table:table-cell>
          <table:table-cell office:value-type="float" office:value="11.899" calcext:value-type="float">
            <text:p>11,899</text:p>
          </table:table-cell>
          <table:table-cell office:value-type="float" office:value="15.69" calcext:value-type="float">
            <text:p>15,69</text:p>
          </table:table-cell>
          <table:table-cell office:value-type="float" office:value="15.03" calcext:value-type="float">
            <text:p>15,03</text:p>
          </table:table-cell>
          <table:table-cell office:value-type="float" office:value="17.272" calcext:value-type="float">
            <text:p>17,272</text:p>
          </table:table-cell>
          <table:table-cell office:value-type="float" office:value="17.503" calcext:value-type="float">
            <text:p>17,503</text:p>
          </table:table-cell>
          <table:table-cell office:value-type="float" office:value="21.86" calcext:value-type="float">
            <text:p>21,86</text:p>
          </table:table-cell>
          <table:table-cell office:value-type="float" office:value="19.393" calcext:value-type="float">
            <text:p>19,393</text:p>
          </table:table-cell>
          <table:table-cell office:value-type="float" office:value="16.361" calcext:value-type="float">
            <text:p>16,361</text:p>
          </table:table-cell>
          <table:table-cell office:value-type="float" office:value="38.116" calcext:value-type="float">
            <text:p>38,116</text:p>
          </table:table-cell>
          <table:table-cell office:value-type="float" office:value="39.613" calcext:value-type="float">
            <text:p>39,613</text:p>
          </table:table-cell>
          <table:table-cell office:value-type="float" office:value="28.698" calcext:value-type="float">
            <text:p>28,698</text:p>
          </table:table-cell>
          <table:table-cell office:value-type="float" office:value="20.366" calcext:value-type="float">
            <text:p>20,366</text:p>
          </table:table-cell>
          <table:table-cell office:value-type="float" office:value="14.596" calcext:value-type="float">
            <text:p>14,596</text:p>
          </table:table-cell>
          <table:table-cell office:value-type="float" office:value="12.706" calcext:value-type="float">
            <text:p>12,706</text:p>
          </table:table-cell>
          <table:table-cell office:value-type="float" office:value="11.899" calcext:value-type="float">
            <text:p>11,899</text:p>
          </table:table-cell>
          <table:table-cell office:value-type="float" office:value="11.308" calcext:value-type="float">
            <text:p>11,308</text:p>
          </table:table-cell>
          <table:table-cell office:value-type="float" office:value="14.167" calcext:value-type="float">
            <text:p>14,167</text:p>
          </table:table-cell>
          <table:table-cell office:value-type="float" office:value="18.439" calcext:value-type="float">
            <text:p>18,439</text:p>
          </table:table-cell>
          <table:table-cell office:value-type="float" office:value="21.86" calcext:value-type="float">
            <text:p>21,8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596" calcext:value-type="float">
            <text:p>14,596</text:p>
          </table:table-cell>
          <table:table-cell office:value-type="float" office:value="8.706" calcext:value-type="float">
            <text:p>8,706</text:p>
          </table:table-cell>
          <table:table-cell office:value-type="float" office:value="9.866" calcext:value-type="float">
            <text:p>9,866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605" calcext:value-type="float">
            <text:p>9,605</text:p>
          </table:table-cell>
          <table:table-cell table:number-columns-repeated="2" office:value-type="float" office:value="9.788" calcext:value-type="float">
            <text:p>9,788</text:p>
          </table:table-cell>
          <table:table-cell table:number-columns-repeated="2" office:value-type="float" office:value="9.605" calcext:value-type="float">
            <text:p>9,605</text:p>
          </table:table-cell>
          <table:table-cell office:value-type="float" office:value="9.422" calcext:value-type="float">
            <text:p>9,422</text:p>
          </table:table-cell>
          <table:table-cell office:value-type="float" office:value="8.883" calcext:value-type="float">
            <text:p>8,883</text:p>
          </table:table-cell>
          <table:table-cell office:value-type="float" office:value="9.061" calcext:value-type="float">
            <text:p>9,061</text:p>
          </table:table-cell>
          <table:table-cell table:number-columns-repeated="4" office:value-type="float" office:value="8.883" calcext:value-type="float">
            <text:p>8,883</text:p>
          </table:table-cell>
          <table:table-cell table:number-columns-repeated="3" office:value-type="float" office:value="8.706" calcext:value-type="float">
            <text:p>8,706</text:p>
          </table:table-cell>
          <table:table-cell office:value-type="float" office:value="8.883" calcext:value-type="float">
            <text:p>8,883</text:p>
          </table:table-cell>
          <table:table-cell office:value-type="float" office:value="9.241" calcext:value-type="float">
            <text:p>9,241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92" calcext:value-type="float">
            <text:p>10,92</text:p>
          </table:table-cell>
          <table:table-cell table:number-columns-repeated="2" office:value-type="float" office:value="10.16" calcext:value-type="float">
            <text:p>10,16</text:p>
          </table:table-cell>
          <table:table-cell table:number-columns-repeated="2" office:value-type="float" office:value="9.788" calcext:value-type="float">
            <text:p>9,788</text:p>
          </table:table-cell>
          <table:table-cell office:value-type="float" office:value="9.605" calcext:value-type="float">
            <text:p>9,605</text:p>
          </table:table-cell>
          <table:table-cell office:value-type="float" office:value="11.899" calcext:value-type="float">
            <text:p>11,899</text:p>
          </table:table-cell>
          <table:table-cell office:value-type="float" office:value="10.728" calcext:value-type="float">
            <text:p>10,728</text:p>
          </table:table-cell>
          <table:table-cell office:value-type="float" office:value="11.308" calcext:value-type="float">
            <text:p>11,308</text:p>
          </table:table-cell>
          <table:table-cell office:value-type="float" office:value="9.061" calcext:value-type="float">
            <text:p>9,061</text:p>
          </table:table-cell>
          <table:table-cell office:value-type="float" office:value="14.596" calcext:value-type="float">
            <text:p>14,596</text:p>
          </table:table-cell>
          <table:table-cell office:value-type="float" office:value="11.701" calcext:value-type="float">
            <text:p>11,7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167" calcext:value-type="float">
            <text:p>14,167</text:p>
          </table:table-cell>
          <table:table-cell office:value-type="float" office:value="9.061" calcext:value-type="float">
            <text:p>9,061</text:p>
          </table:table-cell>
          <table:table-cell office:value-type="float" office:value="9.99" calcext:value-type="float">
            <text:p>9,9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.16" calcext:value-type="float">
            <text:p>10,16</text:p>
          </table:table-cell>
          <table:table-cell office:value-type="float" office:value="10.348" calcext:value-type="float">
            <text:p>10,348</text:p>
          </table:table-cell>
          <table:table-cell table:number-columns-repeated="2" office:value-type="float" office:value="9.974" calcext:value-type="float">
            <text:p>9,974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92" calcext:value-type="float">
            <text:p>10,92</text:p>
          </table:table-cell>
          <table:table-cell office:value-type="float" office:value="10.537" calcext:value-type="float">
            <text:p>10,537</text:p>
          </table:table-cell>
          <table:table-cell office:value-type="float" office:value="9.241" calcext:value-type="float">
            <text:p>9,241</text:p>
          </table:table-cell>
          <table:table-cell office:value-type="float" office:value="11.701" calcext:value-type="float">
            <text:p>11,70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16" calcext:value-type="float">
            <text:p>10,16</text:p>
          </table:table-cell>
          <table:table-cell office:value-type="float" office:value="9.788" calcext:value-type="float">
            <text:p>9,788</text:p>
          </table:table-cell>
          <table:table-cell office:value-type="float" office:value="9.422" calcext:value-type="float">
            <text:p>9,422</text:p>
          </table:table-cell>
          <table:table-cell office:value-type="float" office:value="9.061" calcext:value-type="float">
            <text:p>9,061</text:p>
          </table:table-cell>
          <table:table-cell table:number-columns-repeated="2" office:value-type="float" office:value="9.241" calcext:value-type="float">
            <text:p>9,241</text:p>
          </table:table-cell>
          <table:table-cell office:value-type="float" office:value="9.422" calcext:value-type="float">
            <text:p>9,422</text:p>
          </table:table-cell>
          <table:table-cell table:number-columns-repeated="2" office:value-type="float" office:value="9.788" calcext:value-type="float">
            <text:p>9,788</text:p>
          </table:table-cell>
          <table:table-cell table:number-columns-repeated="2" office:value-type="float" office:value="9.605" calcext:value-type="float">
            <text:p>9,605</text:p>
          </table:table-cell>
          <table:table-cell office:value-type="float" office:value="9.422" calcext:value-type="float">
            <text:p>9,422</text:p>
          </table:table-cell>
          <table:table-cell table:number-columns-repeated="2" office:value-type="float" office:value="9.241" calcext:value-type="float">
            <text:p>9,241</text:p>
          </table:table-cell>
          <table:table-cell table:number-columns-repeated="3" office:value-type="float" office:value="9.422" calcext:value-type="float">
            <text:p>9,422</text:p>
          </table:table-cell>
          <table:table-cell office:value-type="float" office:value="9.605" calcext:value-type="float">
            <text:p>9,605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0.16" calcext:value-type="float">
            <text:p>10,16</text:p>
          </table:table-cell>
          <table:table-cell office:value-type="float" office:value="11.169" calcext:value-type="float">
            <text:p>11,16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1.503" calcext:value-type="float">
            <text:p>11,503</text:p>
          </table:table-cell>
          <table:table-cell table:number-columns-repeated="2" office:value-type="float" office:value="11.308" calcext:value-type="float">
            <text:p>11,308</text:p>
          </table:table-cell>
          <table:table-cell table:number-columns-repeated="2" office:value-type="float" office:value="11.113" calcext:value-type="float">
            <text:p>11,113</text:p>
          </table:table-cell>
          <table:table-cell office:value-type="float" office:value="11.503" calcext:value-type="float">
            <text:p>11,503</text:p>
          </table:table-cell>
          <table:table-cell office:value-type="float" office:value="12.099" calcext:value-type="float">
            <text:p>12,099</text:p>
          </table:table-cell>
          <table:table-cell office:value-type="float" office:value="12.706" calcext:value-type="float">
            <text:p>12,706</text:p>
          </table:table-cell>
          <table:table-cell office:value-type="float" office:value="12.3" calcext:value-type="float">
            <text:p>12,3</text:p>
          </table:table-cell>
          <table:table-cell office:value-type="float" office:value="11.899" calcext:value-type="float">
            <text:p>11,899</text:p>
          </table:table-cell>
          <table:table-cell office:value-type="float" office:value="11.701" calcext:value-type="float">
            <text:p>11,701</text:p>
          </table:table-cell>
          <table:table-cell office:value-type="float" office:value="11.503" calcext:value-type="float">
            <text:p>11,503</text:p>
          </table:table-cell>
          <table:table-cell office:value-type="float" office:value="11.308" calcext:value-type="float">
            <text:p>11,308</text:p>
          </table:table-cell>
          <table:table-cell office:value-type="float" office:value="11.113" calcext:value-type="float">
            <text:p>11,113</text:p>
          </table:table-cell>
          <table:table-cell table:number-columns-repeated="2" office:value-type="float" office:value="10.92" calcext:value-type="float">
            <text:p>10,92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537" calcext:value-type="float">
            <text:p>10,537</text:p>
          </table:table-cell>
          <table:table-cell office:value-type="float" office:value="10.92" calcext:value-type="float">
            <text:p>10,92</text:p>
          </table:table-cell>
          <table:table-cell office:value-type="float" office:value="11.113" calcext:value-type="float">
            <text:p>11,113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537" calcext:value-type="float">
            <text:p>10,537</text:p>
          </table:table-cell>
          <table:table-cell table:number-columns-repeated="3" office:value-type="float" office:value="10.728" calcext:value-type="float">
            <text:p>10,728</text:p>
          </table:table-cell>
          <table:table-cell office:value-type="float" office:value="10.348" calcext:value-type="float">
            <text:p>10,348</text:p>
          </table:table-cell>
          <table:table-cell table:number-columns-repeated="2" office:value-type="float" office:value="10.16" calcext:value-type="float">
            <text:p>10,1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325" calcext:value-type="float">
            <text:p>13,325</text:p>
          </table:table-cell>
          <table:table-cell office:value-type="float" office:value="11.503" calcext:value-type="float">
            <text:p>11,503</text:p>
          </table:table-cell>
          <table:table-cell office:value-type="float" office:value="12.002" calcext:value-type="float">
            <text:p>12,00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911" calcext:value-type="float">
            <text:p>12,911</text:p>
          </table:table-cell>
          <table:table-cell table:number-columns-repeated="2" office:value-type="float" office:value="12.706" calcext:value-type="float">
            <text:p>12,706</text:p>
          </table:table-cell>
          <table:table-cell office:value-type="float" office:value="12.502" calcext:value-type="float">
            <text:p>12,502</text:p>
          </table:table-cell>
          <table:table-cell office:value-type="float" office:value="12.3" calcext:value-type="float">
            <text:p>12,3</text:p>
          </table:table-cell>
          <table:table-cell table:number-columns-repeated="2" office:value-type="float" office:value="12.099" calcext:value-type="float">
            <text:p>12,099</text:p>
          </table:table-cell>
          <table:table-cell table:number-columns-repeated="3" office:value-type="float" office:value="11.899" calcext:value-type="float">
            <text:p>11,899</text:p>
          </table:table-cell>
          <table:table-cell office:value-type="float" office:value="11.503" calcext:value-type="float">
            <text:p>11,503</text:p>
          </table:table-cell>
          <table:table-cell table:number-columns-repeated="6" office:value-type="float" office:value="11.701" calcext:value-type="float">
            <text:p>11,701</text:p>
          </table:table-cell>
          <table:table-cell table:number-columns-repeated="3" office:value-type="float" office:value="11.899" calcext:value-type="float">
            <text:p>11,899</text:p>
          </table:table-cell>
          <table:table-cell office:value-type="float" office:value="11.701" calcext:value-type="float">
            <text:p>11,701</text:p>
          </table:table-cell>
          <table:table-cell office:value-type="float" office:value="11.503" calcext:value-type="float">
            <text:p>11,503</text:p>
          </table:table-cell>
          <table:table-cell office:value-type="float" office:value="11.701" calcext:value-type="float">
            <text:p>11,701</text:p>
          </table:table-cell>
          <table:table-cell office:value-type="float" office:value="11.503" calcext:value-type="float">
            <text:p>11,503</text:p>
          </table:table-cell>
          <table:table-cell office:value-type="float" office:value="13.325" calcext:value-type="float">
            <text:p>13,325</text:p>
          </table:table-cell>
          <table:table-cell table:number-columns-repeated="2" office:value-type="float" office:value="11.899" calcext:value-type="float">
            <text:p>11,899</text:p>
          </table:table-cell>
          <table:table-cell office:value-type="float" office:value="11.701" calcext:value-type="float">
            <text:p>11,701</text:p>
          </table:table-cell>
          <table:table-cell office:value-type="float" office:value="11.503" calcext:value-type="float">
            <text:p>11,50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358" calcext:value-type="float">
            <text:p>21,358</text:p>
          </table:table-cell>
          <table:table-cell office:value-type="float" office:value="12.706" calcext:value-type="float">
            <text:p>12,706</text:p>
          </table:table-cell>
          <table:table-cell office:value-type="float" office:value="14.047" calcext:value-type="float">
            <text:p>14,04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706" calcext:value-type="float">
            <text:p>12,706</text:p>
          </table:table-cell>
          <table:table-cell table:number-columns-repeated="2" office:value-type="float" office:value="12.911" calcext:value-type="float">
            <text:p>12,911</text:p>
          </table:table-cell>
          <table:table-cell office:value-type="float" office:value="12.706" calcext:value-type="float">
            <text:p>12,706</text:p>
          </table:table-cell>
          <table:table-cell table:number-columns-repeated="2"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office:value-type="float" office:value="15.69" calcext:value-type="float">
            <text:p>15,69</text:p>
          </table:table-cell>
          <table:table-cell office:value-type="float" office:value="16.361" calcext:value-type="float">
            <text:p>16,361</text:p>
          </table:table-cell>
          <table:table-cell office:value-type="float" office:value="16.587" calcext:value-type="float">
            <text:p>16,587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office:value-type="float" office:value="13.325" calcext:value-type="float">
            <text:p>13,325</text:p>
          </table:table-cell>
          <table:table-cell table:number-columns-repeated="2" office:value-type="float" office:value="13.533" calcext:value-type="float">
            <text:p>13,533</text:p>
          </table:table-cell>
          <table:table-cell table:number-columns-repeated="3" office:value-type="float" office:value="13.117" calcext:value-type="float">
            <text:p>13,117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21.358" calcext:value-type="float">
            <text:p>21,358</text:p>
          </table:table-cell>
          <table:table-cell office:value-type="float" office:value="17.043" calcext:value-type="float">
            <text:p>17,043</text:p>
          </table:table-cell>
          <table:table-cell office:value-type="float" office:value="15.03" calcext:value-type="float">
            <text:p>15,03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293" calcext:value-type="float">
            <text:p>24,29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6.105" calcext:value-type="float">
            <text:p>16,1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.293" calcext:value-type="float">
            <text:p>24,293</text:p>
          </table:table-cell>
          <table:table-cell office:value-type="float" office:value="21.358" calcext:value-type="float">
            <text:p>21,358</text:p>
          </table:table-cell>
          <table:table-cell office:value-type="float" office:value="20.612" calcext:value-type="float">
            <text:p>20,612</text:p>
          </table:table-cell>
          <table:table-cell office:value-type="float" office:value="18.676" calcext:value-type="float">
            <text:p>18,67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office:value-type="float" office:value="17.735" calcext:value-type="float">
            <text:p>17,735</text:p>
          </table:table-cell>
          <table:table-cell office:value-type="float" office:value="17.503" calcext:value-type="float">
            <text:p>17,503</text:p>
          </table:table-cell>
          <table:table-cell office:value-type="float" office:value="15.469" calcext:value-type="float">
            <text:p>15,469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955" calcext:value-type="float">
            <text:p>13,955</text:p>
          </table:table-cell>
          <table:table-cell office:value-type="float" office:value="17.272" calcext:value-type="float">
            <text:p>17,272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03" calcext:value-type="float">
            <text:p>15,03</text:p>
          </table:table-cell>
          <table:table-cell office:value-type="float" office:value="15.469" calcext:value-type="float">
            <text:p>15,469</text:p>
          </table:table-cell>
          <table:table-cell office:value-type="float" office:value="17.272" calcext:value-type="float">
            <text:p>17,272</text:p>
          </table:table-cell>
          <table:table-cell office:value-type="float" office:value="20.86" calcext:value-type="float">
            <text:p>20,86</text:p>
          </table:table-cell>
          <table:table-cell office:value-type="float" office:value="16.361" calcext:value-type="float">
            <text:p>16,361</text:p>
          </table:table-cell>
          <table:table-cell office:value-type="float" office:value="14.812" calcext:value-type="float">
            <text:p>14,812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table:number-columns-repeated="2" office:value-type="float" office:value="13.325" calcext:value-type="float">
            <text:p>13,32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.371" calcext:value-type="float">
            <text:p>40,371</text:p>
          </table:table-cell>
          <table:table-cell office:value-type="float" office:value="14.812" calcext:value-type="float">
            <text:p>14,812</text:p>
          </table:table-cell>
          <table:table-cell office:value-type="float" office:value="24.956" calcext:value-type="float">
            <text:p>24,95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6" calcext:value-type="float">
            <text:p>20,86</text:p>
          </table:table-cell>
          <table:table-cell office:value-type="float" office:value="23.137" calcext:value-type="float">
            <text:p>23,137</text:p>
          </table:table-cell>
          <table:table-cell office:value-type="float" office:value="24.597" calcext:value-type="float">
            <text:p>24,597</text:p>
          </table:table-cell>
          <table:table-cell office:value-type="float" office:value="26.77" calcext:value-type="float">
            <text:p>26,77</text:p>
          </table:table-cell>
          <table:table-cell office:value-type="float" office:value="24.293" calcext:value-type="float">
            <text:p>24,293</text:p>
          </table:table-cell>
          <table:table-cell office:value-type="float" office:value="33.782" calcext:value-type="float">
            <text:p>33,782</text:p>
          </table:table-cell>
          <table:table-cell office:value-type="float" office:value="30.687" calcext:value-type="float">
            <text:p>30,687</text:p>
          </table:table-cell>
          <table:table-cell office:value-type="float" office:value="29.026" calcext:value-type="float">
            <text:p>29,026</text:p>
          </table:table-cell>
          <table:table-cell office:value-type="float" office:value="31.363" calcext:value-type="float">
            <text:p>31,363</text:p>
          </table:table-cell>
          <table:table-cell office:value-type="float" office:value="32.046" calcext:value-type="float">
            <text:p>32,046</text:p>
          </table:table-cell>
          <table:table-cell office:value-type="float" office:value="30.687" calcext:value-type="float">
            <text:p>30,687</text:p>
          </table:table-cell>
          <table:table-cell office:value-type="float" office:value="29.685" calcext:value-type="float">
            <text:p>29,685</text:p>
          </table:table-cell>
          <table:table-cell office:value-type="float" office:value="28.698" calcext:value-type="float">
            <text:p>28,698</text:p>
          </table:table-cell>
          <table:table-cell office:value-type="float" office:value="35.201" calcext:value-type="float">
            <text:p>35,201</text:p>
          </table:table-cell>
          <table:table-cell office:value-type="float" office:value="40.371" calcext:value-type="float">
            <text:p>40,371</text:p>
          </table:table-cell>
          <table:table-cell office:value-type="float" office:value="32.39" calcext:value-type="float">
            <text:p>32,39</text:p>
          </table:table-cell>
          <table:table-cell office:value-type="float" office:value="28.698" calcext:value-type="float">
            <text:p>28,698</text:p>
          </table:table-cell>
          <table:table-cell office:value-type="float" office:value="25.518" calcext:value-type="float">
            <text:p>25,518</text:p>
          </table:table-cell>
          <table:table-cell office:value-type="float" office:value="23.137" calcext:value-type="float">
            <text:p>23,137</text:p>
          </table:table-cell>
          <table:table-cell office:value-type="float" office:value="21.108" calcext:value-type="float">
            <text:p>21,108</text:p>
          </table:table-cell>
          <table:table-cell office:value-type="float" office:value="16.136" calcext:value-type="float">
            <text:p>16,136</text:p>
          </table:table-cell>
          <table:table-cell office:value-type="float" office:value="17.735" calcext:value-type="float">
            <text:p>17,735</text:p>
          </table:table-cell>
          <table:table-cell office:value-type="float" office:value="21.86" calcext:value-type="float">
            <text:p>21,86</text:p>
          </table:table-cell>
          <table:table-cell office:value-type="float" office:value="18.913" calcext:value-type="float">
            <text:p>18,91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33.432" calcext:value-type="float">
            <text:p>33,43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4.976" calcext:value-type="float">
            <text:p>224,976</text:p>
          </table:table-cell>
          <table:table-cell office:value-type="float" office:value="14.381" calcext:value-type="float">
            <text:p>14,381</text:p>
          </table:table-cell>
          <table:table-cell office:value-type="float" office:value="38.424" calcext:value-type="float">
            <text:p>38,42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.378" calcext:value-type="float">
            <text:p>37,378</text:p>
          </table:table-cell>
          <table:table-cell office:value-type="float" office:value="33.782" calcext:value-type="float">
            <text:p>33,782</text:p>
          </table:table-cell>
          <table:table-cell office:value-type="float" office:value="24.597" calcext:value-type="float">
            <text:p>24,597</text:p>
          </table:table-cell>
          <table:table-cell office:value-type="float" office:value="17.043" calcext:value-type="float">
            <text:p>17,043</text:p>
          </table:table-cell>
          <table:table-cell office:value-type="float" office:value="15.03" calcext:value-type="float">
            <text:p>15,0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381" calcext:value-type="float">
            <text:p>14,381</text:p>
          </table:table-cell>
          <table:table-cell office:value-type="float" office:value="27.406" calcext:value-type="float">
            <text:p>27,406</text:p>
          </table:table-cell>
          <table:table-cell office:value-type="float" office:value="26.77" calcext:value-type="float">
            <text:p>26,77</text:p>
          </table:table-cell>
          <table:table-cell office:value-type="float" office:value="22.623" calcext:value-type="float">
            <text:p>22,623</text:p>
          </table:table-cell>
          <table:table-cell office:value-type="float" office:value="22.113" calcext:value-type="float">
            <text:p>22,113</text:p>
          </table:table-cell>
          <table:table-cell office:value-type="float" office:value="224.976" calcext:value-type="float">
            <text:p>224,976</text:p>
          </table:table-cell>
          <table:table-cell office:value-type="float" office:value="130.033" calcext:value-type="float">
            <text:p>130,033</text:p>
          </table:table-cell>
          <table:table-cell office:value-type="float" office:value="83.648" calcext:value-type="float">
            <text:p>83,648</text:p>
          </table:table-cell>
          <table:table-cell office:value-type="float" office:value="47.076" calcext:value-type="float">
            <text:p>47,076</text:p>
          </table:table-cell>
          <table:table-cell office:value-type="float" office:value="34.488" calcext:value-type="float">
            <text:p>34,488</text:p>
          </table:table-cell>
          <table:table-cell office:value-type="float" office:value="26.77" calcext:value-type="float">
            <text:p>26,77</text:p>
          </table:table-cell>
          <table:table-cell office:value-type="float" office:value="23.691" calcext:value-type="float">
            <text:p>23,691</text:p>
          </table:table-cell>
          <table:table-cell office:value-type="float" office:value="47.485" calcext:value-type="float">
            <text:p>47,485</text:p>
          </table:table-cell>
          <table:table-cell office:value-type="float" office:value="45.056" calcext:value-type="float">
            <text:p>45,056</text:p>
          </table:table-cell>
          <table:table-cell office:value-type="float" office:value="30.018" calcext:value-type="float">
            <text:p>30,018</text:p>
          </table:table-cell>
          <table:table-cell office:value-type="float" office:value="20.86" calcext:value-type="float">
            <text:p>20,86</text:p>
          </table:table-cell>
          <table:table-cell office:value-type="float" office:value="19.153" calcext:value-type="float">
            <text:p>19,153</text:p>
          </table:table-cell>
          <table:table-cell office:value-type="float" office:value="18.203" calcext:value-type="float">
            <text:p>18,20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136" calcext:value-type="float">
            <text:p>16,136</text:p>
          </table:table-cell>
          <table:table-cell office:value-type="float" office:value="16.587" calcext:value-type="float">
            <text:p>16,587</text:p>
          </table:table-cell>
          <table:table-cell office:value-type="float" office:value="19.153" calcext:value-type="float">
            <text:p>19,153</text:p>
          </table:table-cell>
          <table:table-cell table:number-columns-repeated="3"/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7.076" calcext:value-type="float">
            <text:p>47,076</text:p>
          </table:table-cell>
          <table:table-cell office:value-type="float" office:value="11.899" calcext:value-type="float">
            <text:p>11,899</text:p>
          </table:table-cell>
          <table:table-cell office:value-type="float" office:value="18.348" calcext:value-type="float">
            <text:p>18,34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136" calcext:value-type="float">
            <text:p>16,136</text:p>
          </table:table-cell>
          <table:table-cell office:value-type="float" office:value="19.153" calcext:value-type="float">
            <text:p>19,153</text:p>
          </table:table-cell>
          <table:table-cell office:value-type="float" office:value="18.203" calcext:value-type="float">
            <text:p>18,203</text:p>
          </table:table-cell>
          <table:table-cell office:value-type="float" office:value="26.454" calcext:value-type="float">
            <text:p>26,454</text:p>
          </table:table-cell>
          <table:table-cell office:value-type="float" office:value="17.503" calcext:value-type="float">
            <text:p>17,50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7.272" calcext:value-type="float">
            <text:p>17,272</text:p>
          </table:table-cell>
          <table:table-cell office:value-type="float" office:value="15.69" calcext:value-type="float">
            <text:p>15,69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325" calcext:value-type="float">
            <text:p>13,325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502" calcext:value-type="float">
            <text:p>12,502</text:p>
          </table:table-cell>
          <table:table-cell office:value-type="float" office:value="12.3" calcext:value-type="float">
            <text:p>12,3</text:p>
          </table:table-cell>
          <table:table-cell office:value-type="float" office:value="11.899" calcext:value-type="float">
            <text:p>11,899</text:p>
          </table:table-cell>
          <table:table-cell office:value-type="float" office:value="22.879" calcext:value-type="float">
            <text:p>22,879</text:p>
          </table:table-cell>
          <table:table-cell office:value-type="float" office:value="17.272" calcext:value-type="float">
            <text:p>17,272</text:p>
          </table:table-cell>
          <table:table-cell office:value-type="float" office:value="18.913" calcext:value-type="float">
            <text:p>18,913</text:p>
          </table:table-cell>
          <table:table-cell office:value-type="float" office:value="27.406" calcext:value-type="float">
            <text:p>27,406</text:p>
          </table:table-cell>
          <table:table-cell office:value-type="float" office:value="18.439" calcext:value-type="float">
            <text:p>18,439</text:p>
          </table:table-cell>
          <table:table-cell office:value-type="float" office:value="15.69" calcext:value-type="float">
            <text:p>15,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7.503" calcext:value-type="float">
            <text:p>17,503</text:p>
          </table:table-cell>
          <table:table-cell office:value-type="float" office:value="31.024" calcext:value-type="float">
            <text:p>31,024</text:p>
          </table:table-cell>
          <table:table-cell office:value-type="float" office:value="25.209" calcext:value-type="float">
            <text:p>25,209</text:p>
          </table:table-cell>
          <table:table-cell office:value-type="float" office:value="47.076" calcext:value-type="float">
            <text:p>47,07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7.77" calcext:value-type="float">
            <text:p>57,77</text:p>
          </table:table-cell>
          <table:table-cell office:value-type="float" office:value="13.325" calcext:value-type="float">
            <text:p>13,325</text:p>
          </table:table-cell>
          <table:table-cell office:value-type="float" office:value="20.103" calcext:value-type="float">
            <text:p>20,10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93" calcext:value-type="float">
            <text:p>19,393</text:p>
          </table:table-cell>
          <table:table-cell office:value-type="float" office:value="16.136" calcext:value-type="float">
            <text:p>16,136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325" calcext:value-type="float">
            <text:p>13,325</text:p>
          </table:table-cell>
          <table:table-cell office:value-type="float" office:value="15.249" calcext:value-type="float">
            <text:p>15,249</text:p>
          </table:table-cell>
          <table:table-cell office:value-type="float" office:value="23.691" calcext:value-type="float">
            <text:p>23,691</text:p>
          </table:table-cell>
          <table:table-cell office:value-type="float" office:value="26.141" calcext:value-type="float">
            <text:p>26,141</text:p>
          </table:table-cell>
          <table:table-cell office:value-type="float" office:value="19.635" calcext:value-type="float">
            <text:p>19,635</text:p>
          </table:table-cell>
          <table:table-cell office:value-type="float" office:value="15.469" calcext:value-type="float">
            <text:p>15,469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533" calcext:value-type="float">
            <text:p>13,533</text:p>
          </table:table-cell>
          <table:table-cell office:value-type="float" office:value="17.735" calcext:value-type="float">
            <text:p>17,735</text:p>
          </table:table-cell>
          <table:table-cell office:value-type="float" office:value="17.272" calcext:value-type="float">
            <text:p>17,272</text:p>
          </table:table-cell>
          <table:table-cell office:value-type="float" office:value="15.03" calcext:value-type="float">
            <text:p>15,0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5.03" calcext:value-type="float">
            <text:p>15,0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381" calcext:value-type="float">
            <text:p>14,381</text:p>
          </table:table-cell>
          <table:table-cell office:value-type="float" office:value="45.859" calcext:value-type="float">
            <text:p>45,859</text:p>
          </table:table-cell>
          <table:table-cell office:value-type="float" office:value="57.77" calcext:value-type="float">
            <text:p>57,77</text:p>
          </table:table-cell>
          <table:table-cell office:value-type="float" office:value="40.371" calcext:value-type="float">
            <text:p>40,371</text:p>
          </table:table-cell>
          <table:table-cell office:value-type="float" office:value="24.597" calcext:value-type="float">
            <text:p>24,597</text:p>
          </table:table-cell>
          <table:table-cell office:value-type="float" office:value="29.026" calcext:value-type="float">
            <text:p>29,026</text:p>
          </table:table-cell>
          <table:table-cell office:value-type="float" office:value="20.86" calcext:value-type="float">
            <text:p>20,86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249" calcext:value-type="float">
            <text:p>15,24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685" calcext:value-type="float">
            <text:p>29,685</text:p>
          </table:table-cell>
          <table:table-cell office:value-type="float" office:value="12.099" calcext:value-type="float">
            <text:p>12,099</text:p>
          </table:table-cell>
          <table:table-cell office:value-type="float" office:value="17.445" calcext:value-type="float">
            <text:p>17,4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20.612" calcext:value-type="float">
            <text:p>20,612</text:p>
          </table:table-cell>
          <table:table-cell office:value-type="float" office:value="17.272" calcext:value-type="float">
            <text:p>17,272</text:p>
          </table:table-cell>
          <table:table-cell office:value-type="float" office:value="14.167" calcext:value-type="float">
            <text:p>14,167</text:p>
          </table:table-cell>
          <table:table-cell office:value-type="float" office:value="12.706" calcext:value-type="float">
            <text:p>12,706</text:p>
          </table:table-cell>
          <table:table-cell office:value-type="float" office:value="12.502" calcext:value-type="float">
            <text:p>12,502</text:p>
          </table:table-cell>
          <table:table-cell office:value-type="float" office:value="12.099" calcext:value-type="float">
            <text:p>12,099</text:p>
          </table:table-cell>
          <table:table-cell office:value-type="float" office:value="13.533" calcext:value-type="float">
            <text:p>13,53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3.117" calcext:value-type="float">
            <text:p>13,117</text:p>
          </table:table-cell>
          <table:table-cell office:value-type="float" office:value="15.03" calcext:value-type="float">
            <text:p>15,03</text:p>
          </table:table-cell>
          <table:table-cell office:value-type="float" office:value="23.396" calcext:value-type="float">
            <text:p>23,396</text:p>
          </table:table-cell>
          <table:table-cell office:value-type="float" office:value="15.249" calcext:value-type="float">
            <text:p>15,249</text:p>
          </table:table-cell>
          <table:table-cell office:value-type="float" office:value="22.879" calcext:value-type="float">
            <text:p>22,879</text:p>
          </table:table-cell>
          <table:table-cell office:value-type="float" office:value="18.913" calcext:value-type="float">
            <text:p>18,913</text:p>
          </table:table-cell>
          <table:table-cell office:value-type="float" office:value="15.69" calcext:value-type="float">
            <text:p>15,69</text:p>
          </table:table-cell>
          <table:table-cell office:value-type="float" office:value="14.167" calcext:value-type="float">
            <text:p>14,167</text:p>
          </table:table-cell>
          <table:table-cell office:value-type="float" office:value="26.454" calcext:value-type="float">
            <text:p>26,454</text:p>
          </table:table-cell>
          <table:table-cell office:value-type="float" office:value="29.685" calcext:value-type="float">
            <text:p>29,685</text:p>
          </table:table-cell>
          <table:table-cell office:value-type="float" office:value="20.612" calcext:value-type="float">
            <text:p>20,612</text:p>
          </table:table-cell>
          <table:table-cell office:value-type="float" office:value="17.503" calcext:value-type="float">
            <text:p>17,50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3.743" calcext:value-type="float">
            <text:p>13,743</text:p>
          </table:table-cell>
          <table:table-cell office:value-type="float" office:value="14.812" calcext:value-type="float">
            <text:p>14,812</text:p>
          </table:table-cell>
          <table:table-cell office:value-type="float" office:value="27.087" calcext:value-type="float">
            <text:p>27,087</text:p>
          </table:table-cell>
          <table:table-cell office:value-type="float" office:value="28.373" calcext:value-type="float">
            <text:p>28,37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293" calcext:value-type="float">
            <text:p>24,293</text:p>
          </table:table-cell>
          <table:table-cell office:value-type="float" office:value="9.422" calcext:value-type="float">
            <text:p>9,422</text:p>
          </table:table-cell>
          <table:table-cell office:value-type="float" office:value="12.843" calcext:value-type="float">
            <text:p>12,84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16" calcext:value-type="float">
            <text:p>10,16</text:p>
          </table:table-cell>
          <table:table-cell office:value-type="float" office:value="9.974" calcext:value-type="float">
            <text:p>9,974</text:p>
          </table:table-cell>
          <table:table-cell office:value-type="float" office:value="9.605" calcext:value-type="float">
            <text:p>9,605</text:p>
          </table:table-cell>
          <table:table-cell table:number-columns-repeated="2" office:value-type="float" office:value="9.422" calcext:value-type="float">
            <text:p>9,422</text:p>
          </table:table-cell>
          <table:table-cell office:value-type="float" office:value="10.16" calcext:value-type="float">
            <text:p>10,16</text:p>
          </table:table-cell>
          <table:table-cell office:value-type="float" office:value="12.502" calcext:value-type="float">
            <text:p>12,50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1.701" calcext:value-type="float">
            <text:p>11,701</text:p>
          </table:table-cell>
          <table:table-cell office:value-type="float" office:value="10.92" calcext:value-type="float">
            <text:p>10,92</text:p>
          </table:table-cell>
          <table:table-cell office:value-type="float" office:value="10.348" calcext:value-type="float">
            <text:p>10,348</text:p>
          </table:table-cell>
          <table:table-cell office:value-type="float" office:value="10.16" calcext:value-type="float">
            <text:p>10,16</text:p>
          </table:table-cell>
          <table:table-cell office:value-type="float" office:value="10.348" calcext:value-type="float">
            <text:p>10,348</text:p>
          </table:table-cell>
          <table:table-cell office:value-type="float" office:value="10.16" calcext:value-type="float">
            <text:p>10,16</text:p>
          </table:table-cell>
          <table:table-cell office:value-type="float" office:value="9.788" calcext:value-type="float">
            <text:p>9,788</text:p>
          </table:table-cell>
          <table:table-cell office:value-type="float" office:value="10.537" calcext:value-type="float">
            <text:p>10,537</text:p>
          </table:table-cell>
          <table:table-cell office:value-type="float" office:value="10.348" calcext:value-type="float">
            <text:p>10,348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537" calcext:value-type="float">
            <text:p>10,537</text:p>
          </table:table-cell>
          <table:table-cell office:value-type="float" office:value="21.358" calcext:value-type="float">
            <text:p>21,358</text:p>
          </table:table-cell>
          <table:table-cell office:value-type="float" office:value="16.136" calcext:value-type="float">
            <text:p>16,136</text:p>
          </table:table-cell>
          <table:table-cell office:value-type="float" office:value="13.533" calcext:value-type="float">
            <text:p>13,533</text:p>
          </table:table-cell>
          <table:table-cell office:value-type="float" office:value="11.899" calcext:value-type="float">
            <text:p>11,899</text:p>
          </table:table-cell>
          <table:table-cell office:value-type="float" office:value="10.728" calcext:value-type="float">
            <text:p>10,728</text:p>
          </table:table-cell>
          <table:table-cell office:value-type="float" office:value="11.113" calcext:value-type="float">
            <text:p>11,113</text:p>
          </table:table-cell>
          <table:table-cell office:value-type="float" office:value="22.623" calcext:value-type="float">
            <text:p>22,623</text:p>
          </table:table-cell>
          <table:table-cell office:value-type="float" office:value="24.293" calcext:value-type="float">
            <text:p>24,293</text:p>
          </table:table-cell>
          <table:table-cell office:value-type="float" office:value="18.439" calcext:value-type="float">
            <text:p>18,439</text:p>
          </table:table-cell>
          <table:table-cell office:value-type="float" office:value="18.203" calcext:value-type="float">
            <text:p>18,203</text:p>
          </table:table-cell>
          <table:table-cell office:value-type="float" office:value="15.912" calcext:value-type="float">
            <text:p>15,91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701" calcext:value-type="float">
            <text:p>11,701</text:p>
          </table:table-cell>
          <table:table-cell office:value-type="float" office:value="9.788" calcext:value-type="float">
            <text:p>9,788</text:p>
          </table:table-cell>
          <table:table-cell office:value-type="float" office:value="10.778" calcext:value-type="float">
            <text:p>10,77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701" calcext:value-type="float">
            <text:p>11,701</text:p>
          </table:table-cell>
          <table:table-cell office:value-type="float" office:value="11.308" calcext:value-type="float">
            <text:p>11,308</text:p>
          </table:table-cell>
          <table:table-cell office:value-type="float" office:value="11.113" calcext:value-type="float">
            <text:p>11,113</text:p>
          </table:table-cell>
          <table:table-cell office:value-type="float" office:value="10.92" calcext:value-type="float">
            <text:p>10,92</text:p>
          </table:table-cell>
          <table:table-cell office:value-type="float" office:value="11.113" calcext:value-type="float">
            <text:p>11,113</text:p>
          </table:table-cell>
          <table:table-cell office:value-type="float" office:value="11.701" calcext:value-type="float">
            <text:p>11,701</text:p>
          </table:table-cell>
          <table:table-cell table:number-columns-repeated="2" office:value-type="float" office:value="11.113" calcext:value-type="float">
            <text:p>11,113</text:p>
          </table:table-cell>
          <table:table-cell table:number-columns-repeated="3" office:value-type="float" office:value="10.92" calcext:value-type="float">
            <text:p>10,92</text:p>
          </table:table-cell>
          <table:table-cell office:value-type="float" office:value="11.113" calcext:value-type="float">
            <text:p>11,113</text:p>
          </table:table-cell>
          <table:table-cell table:number-columns-repeated="2" office:value-type="float" office:value="10.92" calcext:value-type="float">
            <text:p>10,92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537" calcext:value-type="float">
            <text:p>10,537</text:p>
          </table:table-cell>
          <table:table-cell office:value-type="float" office:value="10.348" calcext:value-type="float">
            <text:p>10,348</text:p>
          </table:table-cell>
          <table:table-cell office:value-type="float" office:value="10.92" calcext:value-type="float">
            <text:p>10,92</text:p>
          </table:table-cell>
          <table:table-cell table:number-columns-repeated="2" office:value-type="float" office:value="11.308" calcext:value-type="float">
            <text:p>11,308</text:p>
          </table:table-cell>
          <table:table-cell office:value-type="float" office:value="11.113" calcext:value-type="float">
            <text:p>11,113</text:p>
          </table:table-cell>
          <table:table-cell office:value-type="float" office:value="10.537" calcext:value-type="float">
            <text:p>10,537</text:p>
          </table:table-cell>
          <table:table-cell office:value-type="float" office:value="10.348" calcext:value-type="float">
            <text:p>10,348</text:p>
          </table:table-cell>
          <table:table-cell table:number-columns-repeated="4" office:value-type="float" office:value="9.788" calcext:value-type="float">
            <text:p>9,788</text:p>
          </table:table-cell>
          <table:table-cell office:value-type="float" office:value="10.16" calcext:value-type="float">
            <text:p>10,16</text:p>
          </table:table-cell>
          <table:table-cell table:number-columns-repeated="2" office:value-type="float" office:value="10.537" calcext:value-type="float">
            <text:p>10,53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911" calcext:value-type="float">
            <text:p>12,911</text:p>
          </table:table-cell>
          <table:table-cell office:value-type="float" office:value="11.701" calcext:value-type="float">
            <text:p>11,701</text:p>
          </table:table-cell>
          <table:table-cell office:value-type="float" office:value="12.367" calcext:value-type="float">
            <text:p>12,36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706" calcext:value-type="float">
            <text:p>12,706</text:p>
          </table:table-cell>
          <table:table-cell table:number-columns-repeated="5" office:value-type="float" office:value="12.502" calcext:value-type="float">
            <text:p>12,502</text:p>
          </table:table-cell>
          <table:table-cell table:number-columns-repeated="2" office:value-type="float" office:value="12.706" calcext:value-type="float">
            <text:p>12,706</text:p>
          </table:table-cell>
          <table:table-cell table:number-columns-repeated="2" office:value-type="float" office:value="12.502" calcext:value-type="float">
            <text:p>12,502</text:p>
          </table:table-cell>
          <table:table-cell office:value-type="float" office:value="12.706" calcext:value-type="float">
            <text:p>12,706</text:p>
          </table:table-cell>
          <table:table-cell table:number-columns-repeated="2" office:value-type="float" office:value="12.502" calcext:value-type="float">
            <text:p>12,502</text:p>
          </table:table-cell>
          <table:table-cell office:value-type="float" office:value="12.3" calcext:value-type="float">
            <text:p>12,3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502" calcext:value-type="float">
            <text:p>12,502</text:p>
          </table:table-cell>
          <table:table-cell table:number-columns-repeated="3" office:value-type="float" office:value="12.099" calcext:value-type="float">
            <text:p>12,099</text:p>
          </table:table-cell>
          <table:table-cell office:value-type="float" office:value="11.899" calcext:value-type="float">
            <text:p>11,899</text:p>
          </table:table-cell>
          <table:table-cell table:number-columns-repeated="2" office:value-type="float" office:value="11.701" calcext:value-type="float">
            <text:p>11,701</text:p>
          </table:table-cell>
          <table:table-cell table:number-columns-repeated="2" office:value-type="float" office:value="12.099" calcext:value-type="float">
            <text:p>12,099</text:p>
          </table:table-cell>
          <table:table-cell office:value-type="float" office:value="11.899" calcext:value-type="float">
            <text:p>11,899</text:p>
          </table:table-cell>
          <table:table-cell table:number-columns-repeated="2" office:value-type="float" office:value="12.099" calcext:value-type="float">
            <text:p>12,099</text:p>
          </table:table-cell>
          <table:table-cell office:value-type="float" office:value="11.899" calcext:value-type="float">
            <text:p>11,89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381" calcext:value-type="float">
            <text:p>14,38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3.706" calcext:value-type="float">
            <text:p>13,7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4.381" calcext:value-type="float">
            <text:p>14,381</text:p>
          </table:table-cell>
          <table:table-cell table:number-columns-repeated="6" office:value-type="float" office:value="14.167" calcext:value-type="float">
            <text:p>14,167</text:p>
          </table:table-cell>
          <table:table-cell office:value-type="float" office:value="14.381" calcext:value-type="float">
            <text:p>14,381</text:p>
          </table:table-cell>
          <table:table-cell table:number-columns-repeated="2" office:value-type="float" office:value="13.955" calcext:value-type="float">
            <text:p>13,955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table:number-columns-repeated="2"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table:number-columns-repeated="5" office:value-type="float" office:value="13.325" calcext:value-type="float">
            <text:p>13,325</text:p>
          </table:table-cell>
          <table:table-cell table:number-columns-repeated="2"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706" calcext:value-type="float">
            <text:p>12,70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439" calcext:value-type="float">
            <text:p>18,439</text:p>
          </table:table-cell>
          <table:table-cell office:value-type="float" office:value="14.167" calcext:value-type="float">
            <text:p>14,167</text:p>
          </table:table-cell>
          <table:table-cell office:value-type="float" office:value="15.922" calcext:value-type="float">
            <text:p>15,9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814" calcext:value-type="float">
            <text:p>16,814</text:p>
          </table:table-cell>
          <table:table-cell table:number-columns-repeated="2" office:value-type="float" office:value="16.587" calcext:value-type="float">
            <text:p>16,587</text:p>
          </table:table-cell>
          <table:table-cell office:value-type="float" office:value="17.272" calcext:value-type="float">
            <text:p>17,272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912" calcext:value-type="float">
            <text:p>15,912</text:p>
          </table:table-cell>
          <table:table-cell office:value-type="float" office:value="16.136" calcext:value-type="float">
            <text:p>16,136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69" calcext:value-type="float">
            <text:p>15,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381" calcext:value-type="float">
            <text:p>14,381</text:p>
          </table:table-cell>
          <table:table-cell office:value-type="float" office:value="16.814" calcext:value-type="float">
            <text:p>16,814</text:p>
          </table:table-cell>
          <table:table-cell office:value-type="float" office:value="18.439" calcext:value-type="float">
            <text:p>18,439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6.136" calcext:value-type="float">
            <text:p>16,13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167" calcext:value-type="float">
            <text:p>14,16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7.924" calcext:value-type="float">
            <text:p>77,924</text:p>
          </table:table-cell>
          <table:table-cell office:value-type="float" office:value="15.249" calcext:value-type="float">
            <text:p>15,249</text:p>
          </table:table-cell>
          <table:table-cell office:value-type="float" office:value="24.454" calcext:value-type="float">
            <text:p>24,45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735" calcext:value-type="float">
            <text:p>17,735</text:p>
          </table:table-cell>
          <table:table-cell office:value-type="float" office:value="17.969" calcext:value-type="float">
            <text:p>17,969</text:p>
          </table:table-cell>
          <table:table-cell office:value-type="float" office:value="18.203" calcext:value-type="float">
            <text:p>18,203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361" calcext:value-type="float">
            <text:p>16,361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912" calcext:value-type="float">
            <text:p>15,912</text:p>
          </table:table-cell>
          <table:table-cell table:number-columns-repeated="2" office:value-type="float" office:value="15.69" calcext:value-type="float">
            <text:p>15,69</text:p>
          </table:table-cell>
          <table:table-cell office:value-type="float" office:value="15.249" calcext:value-type="float">
            <text:p>15,249</text:p>
          </table:table-cell>
          <table:table-cell table:number-columns-repeated="2" office:value-type="float" office:value="15.912" calcext:value-type="float">
            <text:p>15,912</text:p>
          </table:table-cell>
          <table:table-cell office:value-type="float" office:value="41.136" calcext:value-type="float">
            <text:p>41,136</text:p>
          </table:table-cell>
          <table:table-cell office:value-type="float" office:value="77.924" calcext:value-type="float">
            <text:p>77,924</text:p>
          </table:table-cell>
          <table:table-cell office:value-type="float" office:value="74.378" calcext:value-type="float">
            <text:p>74,378</text:p>
          </table:table-cell>
          <table:table-cell office:value-type="float" office:value="55.553" calcext:value-type="float">
            <text:p>55,553</text:p>
          </table:table-cell>
          <table:table-cell office:value-type="float" office:value="29.685" calcext:value-type="float">
            <text:p>29,685</text:p>
          </table:table-cell>
          <table:table-cell office:value-type="float" office:value="22.623" calcext:value-type="float">
            <text:p>22,623</text:p>
          </table:table-cell>
          <table:table-cell office:value-type="float" office:value="19.635" calcext:value-type="float">
            <text:p>19,635</text:p>
          </table:table-cell>
          <table:table-cell office:value-type="float" office:value="19.393" calcext:value-type="float">
            <text:p>19,393</text:p>
          </table:table-cell>
          <table:table-cell office:value-type="float" office:value="18.913" calcext:value-type="float">
            <text:p>18,913</text:p>
          </table:table-cell>
          <table:table-cell office:value-type="float" office:value="18.439" calcext:value-type="float">
            <text:p>18,439</text:p>
          </table:table-cell>
          <table:table-cell office:value-type="float" office:value="18.203" calcext:value-type="float">
            <text:p>18,203</text:p>
          </table:table-cell>
          <table:table-cell office:value-type="float" office:value="27.727" calcext:value-type="float">
            <text:p>27,727</text:p>
          </table:table-cell>
          <table:table-cell office:value-type="float" office:value="23.691" calcext:value-type="float">
            <text:p>23,691</text:p>
          </table:table-cell>
          <table:table-cell office:value-type="float" office:value="21.86" calcext:value-type="float">
            <text:p>21,86</text:p>
          </table:table-cell>
          <table:table-cell office:value-type="float" office:value="20.366" calcext:value-type="float">
            <text:p>20,366</text:p>
          </table:table-cell>
          <table:table-cell office:value-type="float" office:value="18.676" calcext:value-type="float">
            <text:p>18,676</text:p>
          </table:table-cell>
          <table:table-cell office:value-type="float" office:value="17.735" calcext:value-type="float">
            <text:p>17,7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457" calcext:value-type="float">
            <text:p>45,457</text:p>
          </table:table-cell>
          <table:table-cell office:value-type="float" office:value="16.587" calcext:value-type="float">
            <text:p>16,587</text:p>
          </table:table-cell>
          <table:table-cell office:value-type="float" office:value="25.705" calcext:value-type="float">
            <text:p>25,7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.457" calcext:value-type="float">
            <text:p>45,457</text:p>
          </table:table-cell>
          <table:table-cell office:value-type="float" office:value="43.863" calcext:value-type="float">
            <text:p>43,863</text:p>
          </table:table-cell>
          <table:table-cell office:value-type="float" office:value="34.844" calcext:value-type="float">
            <text:p>34,844</text:p>
          </table:table-cell>
          <table:table-cell office:value-type="float" office:value="24.902" calcext:value-type="float">
            <text:p>24,902</text:p>
          </table:table-cell>
          <table:table-cell office:value-type="float" office:value="20.121" calcext:value-type="float">
            <text:p>20,121</text:p>
          </table:table-cell>
          <table:table-cell office:value-type="float" office:value="18.676" calcext:value-type="float">
            <text:p>18,676</text:p>
          </table:table-cell>
          <table:table-cell office:value-type="float" office:value="19.153" calcext:value-type="float">
            <text:p>19,153</text:p>
          </table:table-cell>
          <table:table-cell office:value-type="float" office:value="18.676" calcext:value-type="float">
            <text:p>18,676</text:p>
          </table:table-cell>
          <table:table-cell office:value-type="float" office:value="18.203" calcext:value-type="float">
            <text:p>18,203</text:p>
          </table:table-cell>
          <table:table-cell office:value-type="float" office:value="17.503" calcext:value-type="float">
            <text:p>17,503</text:p>
          </table:table-cell>
          <table:table-cell table:number-columns-repeated="2" office:value-type="float" office:value="17.043" calcext:value-type="float">
            <text:p>17,04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6.814" calcext:value-type="float">
            <text:p>16,814</text:p>
          </table:table-cell>
          <table:table-cell office:value-type="float" office:value="28.698" calcext:value-type="float">
            <text:p>28,698</text:p>
          </table:table-cell>
          <table:table-cell office:value-type="float" office:value="39.237" calcext:value-type="float">
            <text:p>39,237</text:p>
          </table:table-cell>
          <table:table-cell office:value-type="float" office:value="32.736" calcext:value-type="float">
            <text:p>32,736</text:p>
          </table:table-cell>
          <table:table-cell office:value-type="float" office:value="21.608" calcext:value-type="float">
            <text:p>21,608</text:p>
          </table:table-cell>
          <table:table-cell office:value-type="float" office:value="31.024" calcext:value-type="float">
            <text:p>31,024</text:p>
          </table:table-cell>
          <table:table-cell office:value-type="float" office:value="42.295" calcext:value-type="float">
            <text:p>42,295</text:p>
          </table:table-cell>
          <table:table-cell office:value-type="float" office:value="35.92" calcext:value-type="float">
            <text:p>35,92</text:p>
          </table:table-cell>
          <table:table-cell office:value-type="float" office:value="23.396" calcext:value-type="float">
            <text:p>23,396</text:p>
          </table:table-cell>
          <table:table-cell office:value-type="float" office:value="20.86" calcext:value-type="float">
            <text:p>20,86</text:p>
          </table:table-cell>
          <table:table-cell office:value-type="float" office:value="39.237" calcext:value-type="float">
            <text:p>39,237</text:p>
          </table:table-cell>
          <table:table-cell office:value-type="float" office:value="26.77" calcext:value-type="float">
            <text:p>26,77</text:p>
          </table:table-cell>
          <table:table-cell office:value-type="float" office:value="22.623" calcext:value-type="float">
            <text:p>22,623</text:p>
          </table:table-cell>
          <table:table-cell office:value-type="float" office:value="20.86" calcext:value-type="float">
            <text:p>20,86</text:p>
          </table:table-cell>
          <table:table-cell office:value-type="float" office:value="19.877" calcext:value-type="float">
            <text:p>19,877</text:p>
          </table:table-cell>
          <table:table-cell office:value-type="float" office:value="18.913" calcext:value-type="float">
            <text:p>18,913</text:p>
          </table:table-cell>
          <table:table-cell office:value-type="float" office:value="18.203" calcext:value-type="float">
            <text:p>18,20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9.927" calcext:value-type="float">
            <text:p>69,927</text:p>
          </table:table-cell>
          <table:table-cell office:value-type="float" office:value="18.203" calcext:value-type="float">
            <text:p>18,203</text:p>
          </table:table-cell>
          <table:table-cell office:value-type="float" office:value="30.783" calcext:value-type="float">
            <text:p>30,78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049" calcext:value-type="float">
            <text:p>28,049</text:p>
          </table:table-cell>
          <table:table-cell office:value-type="float" office:value="69.927" calcext:value-type="float">
            <text:p>69,927</text:p>
          </table:table-cell>
          <table:table-cell office:value-type="float" office:value="24.597" calcext:value-type="float">
            <text:p>24,597</text:p>
          </table:table-cell>
          <table:table-cell office:value-type="float" office:value="22.113" calcext:value-type="float">
            <text:p>22,113</text:p>
          </table:table-cell>
          <table:table-cell office:value-type="float" office:value="18.676" calcext:value-type="float">
            <text:p>18,676</text:p>
          </table:table-cell>
          <table:table-cell office:value-type="float" office:value="18.203" calcext:value-type="float">
            <text:p>18,203</text:p>
          </table:table-cell>
          <table:table-cell table:number-columns-repeated="2" office:value-type="float" office:value="34.488" calcext:value-type="float">
            <text:p>34,488</text:p>
          </table:table-cell>
          <table:table-cell office:value-type="float" office:value="32.046" calcext:value-type="float">
            <text:p>32,046</text:p>
          </table:table-cell>
          <table:table-cell office:value-type="float" office:value="33.083" calcext:value-type="float">
            <text:p>33,083</text:p>
          </table:table-cell>
          <table:table-cell office:value-type="float" office:value="26.141" calcext:value-type="float">
            <text:p>26,141</text:p>
          </table:table-cell>
          <table:table-cell office:value-type="float" office:value="21.86" calcext:value-type="float">
            <text:p>21,86</text:p>
          </table:table-cell>
          <table:table-cell office:value-type="float" office:value="26.454" calcext:value-type="float">
            <text:p>26,454</text:p>
          </table:table-cell>
          <table:table-cell office:value-type="float" office:value="33.432" calcext:value-type="float">
            <text:p>33,432</text:p>
          </table:table-cell>
          <table:table-cell office:value-type="float" office:value="33.083" calcext:value-type="float">
            <text:p>33,083</text:p>
          </table:table-cell>
          <table:table-cell office:value-type="float" office:value="34.844" calcext:value-type="float">
            <text:p>34,844</text:p>
          </table:table-cell>
          <table:table-cell office:value-type="float" office:value="29.026" calcext:value-type="float">
            <text:p>29,026</text:p>
          </table:table-cell>
          <table:table-cell office:value-type="float" office:value="28.698" calcext:value-type="float">
            <text:p>28,698</text:p>
          </table:table-cell>
          <table:table-cell office:value-type="float" office:value="27.727" calcext:value-type="float">
            <text:p>27,727</text:p>
          </table:table-cell>
          <table:table-cell office:value-type="float" office:value="34.134" calcext:value-type="float">
            <text:p>34,134</text:p>
          </table:table-cell>
          <table:table-cell office:value-type="float" office:value="34.844" calcext:value-type="float">
            <text:p>34,844</text:p>
          </table:table-cell>
          <table:table-cell office:value-type="float" office:value="27.087" calcext:value-type="float">
            <text:p>27,087</text:p>
          </table:table-cell>
          <table:table-cell office:value-type="float" office:value="39.237" calcext:value-type="float">
            <text:p>39,237</text:p>
          </table:table-cell>
          <table:table-cell office:value-type="float" office:value="23.396" calcext:value-type="float">
            <text:p>23,396</text:p>
          </table:table-cell>
          <table:table-cell office:value-type="float" office:value="30.351" calcext:value-type="float">
            <text:p>30,351</text:p>
          </table:table-cell>
          <table:table-cell office:value-type="float" office:value="26.141" calcext:value-type="float">
            <text:p>26,141</text:p>
          </table:table-cell>
          <table:table-cell office:value-type="float" office:value="36.646" calcext:value-type="float">
            <text:p>36,646</text:p>
          </table:table-cell>
          <table:table-cell office:value-type="float" office:value="29.026" calcext:value-type="float">
            <text:p>29,026</text:p>
          </table:table-cell>
          <table:table-cell office:value-type="float" office:value="27.727" calcext:value-type="float">
            <text:p>27,727</text:p>
          </table:table-cell>
          <table:table-cell office:value-type="float" office:value="22.879" calcext:value-type="float">
            <text:p>22,879</text:p>
          </table:table-cell>
          <table:table-cell office:value-type="float" office:value="45.859" calcext:value-type="float">
            <text:p>45,85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209" calcext:value-type="float">
            <text:p>25,209</text:p>
          </table:table-cell>
          <table:table-cell office:value-type="float" office:value="11.701" calcext:value-type="float">
            <text:p>11,701</text:p>
          </table:table-cell>
          <table:table-cell office:value-type="float" office:value="15.54" calcext:value-type="float">
            <text:p>15,5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366" calcext:value-type="float">
            <text:p>20,366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117" calcext:value-type="float">
            <text:p>13,117</text:p>
          </table:table-cell>
          <table:table-cell office:value-type="float" office:value="13.533" calcext:value-type="float">
            <text:p>13,533</text:p>
          </table:table-cell>
          <table:table-cell office:value-type="float" office:value="21.86" calcext:value-type="float">
            <text:p>21,86</text:p>
          </table:table-cell>
          <table:table-cell office:value-type="float" office:value="25.209" calcext:value-type="float">
            <text:p>25,209</text:p>
          </table:table-cell>
          <table:table-cell office:value-type="float" office:value="23.137" calcext:value-type="float">
            <text:p>23,137</text:p>
          </table:table-cell>
          <table:table-cell office:value-type="float" office:value="16.361" calcext:value-type="float">
            <text:p>16,361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533" calcext:value-type="float">
            <text:p>13,533</text:p>
          </table:table-cell>
          <table:table-cell office:value-type="float" office:value="12.099" calcext:value-type="float">
            <text:p>12,099</text:p>
          </table:table-cell>
          <table:table-cell office:value-type="float" office:value="11.701" calcext:value-type="float">
            <text:p>11,701</text:p>
          </table:table-cell>
          <table:table-cell office:value-type="float" office:value="12.099" calcext:value-type="float">
            <text:p>12,099</text:p>
          </table:table-cell>
          <table:table-cell office:value-type="float" office:value="11.899" calcext:value-type="float">
            <text:p>11,899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533" calcext:value-type="float">
            <text:p>13,533</text:p>
          </table:table-cell>
          <table:table-cell office:value-type="float" office:value="15.469" calcext:value-type="float">
            <text:p>15,469</text:p>
          </table:table-cell>
          <table:table-cell office:value-type="float" office:value="17.503" calcext:value-type="float">
            <text:p>17,503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7.48" calcext:value-type="float">
            <text:p>77,48</text:p>
          </table:table-cell>
          <table:table-cell office:value-type="float" office:value="19.393" calcext:value-type="float">
            <text:p>19,393</text:p>
          </table:table-cell>
          <table:table-cell office:value-type="float" office:value="41.527" calcext:value-type="float">
            <text:p>41,52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.586" calcext:value-type="float">
            <text:p>43,586</text:p>
          </table:table-cell>
          <table:table-cell office:value-type="float" office:value="36.281" calcext:value-type="float">
            <text:p>36,281</text:p>
          </table:table-cell>
          <table:table-cell office:value-type="float" office:value="59.974" calcext:value-type="float">
            <text:p>59,974</text:p>
          </table:table-cell>
          <table:table-cell office:value-type="float" office:value="75.314" calcext:value-type="float">
            <text:p>75,314</text:p>
          </table:table-cell>
          <table:table-cell office:value-type="float" office:value="77.48" calcext:value-type="float">
            <text:p>77,48</text:p>
          </table:table-cell>
          <table:table-cell office:value-type="float" office:value="65.918" calcext:value-type="float">
            <text:p>65,918</text:p>
          </table:table-cell>
          <table:table-cell office:value-type="float" office:value="39.862" calcext:value-type="float">
            <text:p>39,862</text:p>
          </table:table-cell>
          <table:table-cell office:value-type="float" office:value="26.721" calcext:value-type="float">
            <text:p>26,721</text:p>
          </table:table-cell>
          <table:table-cell office:value-type="float" office:value="37.34" calcext:value-type="float">
            <text:p>37,34</text:p>
          </table:table-cell>
          <table:table-cell office:value-type="float" office:value="29.555" calcext:value-type="float">
            <text:p>29,555</text:p>
          </table:table-cell>
          <table:table-cell office:value-type="float" office:value="27.03" calcext:value-type="float">
            <text:p>27,03</text:p>
          </table:table-cell>
          <table:table-cell office:value-type="float" office:value="75.853" calcext:value-type="float">
            <text:p>75,853</text:p>
          </table:table-cell>
          <table:table-cell office:value-type="float" office:value="47.076" calcext:value-type="float">
            <text:p>47,076</text:p>
          </table:table-cell>
          <table:table-cell office:value-type="float" office:value="61.399" calcext:value-type="float">
            <text:p>61,399</text:p>
          </table:table-cell>
          <table:table-cell office:value-type="float" office:value="58.668" calcext:value-type="float">
            <text:p>58,668</text:p>
          </table:table-cell>
          <table:table-cell office:value-type="float" office:value="36.282" calcext:value-type="float">
            <text:p>36,282</text:p>
          </table:table-cell>
          <table:table-cell office:value-type="float" office:value="28.049" calcext:value-type="float">
            <text:p>28,049</text:p>
          </table:table-cell>
          <table:table-cell office:value-type="float" office:value="21.358" calcext:value-type="float">
            <text:p>21,358</text:p>
          </table:table-cell>
          <table:table-cell office:value-type="float" office:value="20.86" calcext:value-type="float">
            <text:p>20,86</text:p>
          </table:table-cell>
          <table:table-cell office:value-type="float" office:value="24.293" calcext:value-type="float">
            <text:p>24,293</text:p>
          </table:table-cell>
          <table:table-cell office:value-type="float" office:value="46.669" calcext:value-type="float">
            <text:p>46,669</text:p>
          </table:table-cell>
          <table:table-cell office:value-type="float" office:value="60.483" calcext:value-type="float">
            <text:p>60,483</text:p>
          </table:table-cell>
          <table:table-cell office:value-type="float" office:value="53.807" calcext:value-type="float">
            <text:p>53,807</text:p>
          </table:table-cell>
          <table:table-cell office:value-type="float" office:value="41.907" calcext:value-type="float">
            <text:p>41,907</text:p>
          </table:table-cell>
          <table:table-cell office:value-type="float" office:value="30.351" calcext:value-type="float">
            <text:p>30,351</text:p>
          </table:table-cell>
          <table:table-cell office:value-type="float" office:value="38.488" calcext:value-type="float">
            <text:p>38,488</text:p>
          </table:table-cell>
          <table:table-cell office:value-type="float" office:value="30.351" calcext:value-type="float">
            <text:p>30,351</text:p>
          </table:table-cell>
          <table:table-cell office:value-type="float" office:value="25.828" calcext:value-type="float">
            <text:p>25,828</text:p>
          </table:table-cell>
          <table:table-cell office:value-type="float" office:value="24.293" calcext:value-type="float">
            <text:p>24,293</text:p>
          </table:table-cell>
          <table:table-cell office:value-type="float" office:value="22.879" calcext:value-type="float">
            <text:p>22,879</text:p>
          </table:table-cell>
          <table:table-cell office:value-type="float" office:value="19.393" calcext:value-type="float">
            <text:p>19,39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.842" calcext:value-type="float">
            <text:p>31,842</text:p>
          </table:table-cell>
          <table:table-cell office:value-type="float" office:value="10.028" calcext:value-type="float">
            <text:p>10,028</text:p>
          </table:table-cell>
          <table:table-cell office:value-type="float" office:value="17.461" calcext:value-type="float">
            <text:p>17,46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589" calcext:value-type="float">
            <text:p>12,589</text:p>
          </table:table-cell>
          <table:table-cell office:value-type="float" office:value="19.498" calcext:value-type="float">
            <text:p>19,498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065" calcext:value-type="float">
            <text:p>11,065</text:p>
          </table:table-cell>
          <table:table-cell table:number-columns-repeated="2" office:value-type="float" office:value="10.028" calcext:value-type="float">
            <text:p>10,028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645" calcext:value-type="float">
            <text:p>10,645</text:p>
          </table:table-cell>
          <table:table-cell office:value-type="float" office:value="31.842" calcext:value-type="float">
            <text:p>31,842</text:p>
          </table:table-cell>
          <table:table-cell office:value-type="float" office:value="27.34" calcext:value-type="float">
            <text:p>27,34</text:p>
          </table:table-cell>
          <table:table-cell office:value-type="float" office:value="20.589" calcext:value-type="float">
            <text:p>20,589</text:p>
          </table:table-cell>
          <table:table-cell table:number-columns-repeated="2" office:value-type="float" office:value="16.131" calcext:value-type="float">
            <text:p>16,131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925" calcext:value-type="float">
            <text:p>11,925</text:p>
          </table:table-cell>
          <table:table-cell office:value-type="float" office:value="13.728" calcext:value-type="float">
            <text:p>13,728</text:p>
          </table:table-cell>
          <table:table-cell office:value-type="float" office:value="17.651" calcext:value-type="float">
            <text:p>17,651</text:p>
          </table:table-cell>
          <table:table-cell office:value-type="float" office:value="16.884" calcext:value-type="float">
            <text:p>16,884</text:p>
          </table:table-cell>
          <table:table-cell office:value-type="float" office:value="23.133" calcext:value-type="float">
            <text:p>23,133</text:p>
          </table:table-cell>
          <table:table-cell office:value-type="float" office:value="20.04" calcext:value-type="float">
            <text:p>20,04</text:p>
          </table:table-cell>
          <table:table-cell office:value-type="float" office:value="19.768" calcext:value-type="float">
            <text:p>19,768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15" calcext:value-type="float">
            <text:p>15,15</text:p>
          </table:table-cell>
          <table:table-cell office:value-type="float" office:value="24.9" calcext:value-type="float">
            <text:p>24,9</text:p>
          </table:table-cell>
          <table:table-cell office:value-type="float" office:value="23.133" calcext:value-type="float">
            <text:p>23,133</text:p>
          </table:table-cell>
          <table:table-cell office:value-type="float" office:value="19.768" calcext:value-type="float">
            <text:p>19,768</text:p>
          </table:table-cell>
          <table:table-cell office:value-type="float" office:value="20.04" calcext:value-type="float">
            <text:p>20,04</text:p>
          </table:table-cell>
          <table:table-cell office:value-type="float" office:value="18.433" calcext:value-type="float">
            <text:p>18,433</text:p>
          </table:table-cell>
          <table:table-cell office:value-type="float" office:value="16.38" calcext:value-type="float">
            <text:p>16,38</text:p>
          </table:table-cell>
          <table:table-cell office:value-type="float" office:value="30.201" calcext:value-type="float">
            <text:p>30,2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6.685" calcext:value-type="float">
            <text:p>46,685</text:p>
          </table:table-cell>
          <table:table-cell office:value-type="float" office:value="9.625" calcext:value-type="float">
            <text:p>9,625</text:p>
          </table:table-cell>
          <table:table-cell office:value-type="float" office:value="16.012" calcext:value-type="float">
            <text:p>16,0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438" calcext:value-type="float">
            <text:p>10,438</text:p>
          </table:table-cell>
          <table:table-cell office:value-type="float" office:value="12.813" calcext:value-type="float">
            <text:p>12,813</text:p>
          </table:table-cell>
          <table:table-cell office:value-type="float" office:value="13.728" calcext:value-type="float">
            <text:p>13,728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708" calcext:value-type="float">
            <text:p>11,708</text:p>
          </table:table-cell>
          <table:table-cell office:value-type="float" office:value="25.803" calcext:value-type="float">
            <text:p>25,803</text:p>
          </table:table-cell>
          <table:table-cell office:value-type="float" office:value="46.685" calcext:value-type="float">
            <text:p>46,685</text:p>
          </table:table-cell>
          <table:table-cell office:value-type="float" office:value="24.9" calcext:value-type="float">
            <text:p>24,9</text:p>
          </table:table-cell>
          <table:table-cell office:value-type="float" office:value="16.884" calcext:value-type="float">
            <text:p>16,884</text:p>
          </table:table-cell>
          <table:table-cell office:value-type="float" office:value="13.497" calcext:value-type="float">
            <text:p>13,497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708" calcext:value-type="float">
            <text:p>11,708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table:number-columns-repeated="2" office:value-type="float" office:value="9.625" calcext:value-type="float">
            <text:p>9,625</text:p>
          </table:table-cell>
          <table:table-cell office:value-type="float" office:value="10.645" calcext:value-type="float">
            <text:p>10,645</text:p>
          </table:table-cell>
          <table:table-cell office:value-type="float" office:value="25.501" calcext:value-type="float">
            <text:p>25,501</text:p>
          </table:table-cell>
          <table:table-cell office:value-type="float" office:value="17.138" calcext:value-type="float">
            <text:p>17,138</text:p>
          </table:table-cell>
          <table:table-cell office:value-type="float" office:value="13.267" calcext:value-type="float">
            <text:p>13,267</text:p>
          </table:table-cell>
          <table:table-cell office:value-type="float" office:value="11.925" calcext:value-type="float">
            <text:p>11,925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708" calcext:value-type="float">
            <text:p>11,708</text:p>
          </table:table-cell>
          <table:table-cell office:value-type="float" office:value="15.637" calcext:value-type="float">
            <text:p>15,637</text:p>
          </table:table-cell>
          <table:table-cell office:value-type="float" office:value="30.853" calcext:value-type="float">
            <text:p>30,853</text:p>
          </table:table-cell>
          <table:table-cell office:value-type="float" office:value="24.305" calcext:value-type="float">
            <text:p>24,305</text:p>
          </table:table-cell>
          <table:table-cell office:value-type="float" office:value="19.768" calcext:value-type="float">
            <text:p>19,768</text:p>
          </table:table-cell>
          <table:table-cell office:value-type="float" office:value="13.961" calcext:value-type="float">
            <text:p>13,96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704" calcext:value-type="float">
            <text:p>21,704</text:p>
          </table:table-cell>
          <table:table-cell office:value-type="float" office:value="10.028" calcext:value-type="float">
            <text:p>10,028</text:p>
          </table:table-cell>
          <table:table-cell office:value-type="float" office:value="13.752" calcext:value-type="float">
            <text:p>13,75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366" calcext:value-type="float">
            <text:p>12,366</text:p>
          </table:table-cell>
          <table:table-cell office:value-type="float" office:value="21.704" calcext:value-type="float">
            <text:p>21,704</text:p>
          </table:table-cell>
          <table:table-cell office:value-type="float" office:value="16.884" calcext:value-type="float">
            <text:p>16,884</text:p>
          </table:table-cell>
          <table:table-cell office:value-type="float" office:value="21.143" calcext:value-type="float">
            <text:p>21,143</text:p>
          </table:table-cell>
          <table:table-cell office:value-type="float" office:value="19.498" calcext:value-type="float">
            <text:p>19,498</text:p>
          </table:table-cell>
          <table:table-cell office:value-type="float" office:value="18.697" calcext:value-type="float">
            <text:p>18,697</text:p>
          </table:table-cell>
          <table:table-cell office:value-type="float" office:value="17.394" calcext:value-type="float">
            <text:p>17,394</text:p>
          </table:table-cell>
          <table:table-cell office:value-type="float" office:value="12.145" calcext:value-type="float">
            <text:p>12,145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table:number-columns-repeated="3" office:value-type="float" office:value="10.028" calcext:value-type="float">
            <text:p>10,028</text:p>
          </table:table-cell>
          <table:table-cell office:value-type="float" office:value="14.195" calcext:value-type="float">
            <text:p>14,195</text:p>
          </table:table-cell>
          <table:table-cell office:value-type="float" office:value="10.028" calcext:value-type="float">
            <text:p>10,028</text:p>
          </table:table-cell>
          <table:table-cell table:number-columns-repeated="2" office:value-type="float" office:value="10.645" calcext:value-type="float">
            <text:p>10,645</text:p>
          </table:table-cell>
          <table:table-cell office:value-type="float" office:value="12.589" calcext:value-type="float">
            <text:p>12,589</text:p>
          </table:table-cell>
          <table:table-cell office:value-type="float" office:value="19.768" calcext:value-type="float">
            <text:p>19,768</text:p>
          </table:table-cell>
          <table:table-cell office:value-type="float" office:value="21.143" calcext:value-type="float">
            <text:p>21,143</text:p>
          </table:table-cell>
          <table:table-cell office:value-type="float" office:value="18.171" calcext:value-type="float">
            <text:p>18,17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708" calcext:value-type="float">
            <text:p>11,7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171" calcext:value-type="float">
            <text:p>18,171</text:p>
          </table:table-cell>
          <table:table-cell office:value-type="float" office:value="10.438" calcext:value-type="float">
            <text:p>10,438</text:p>
          </table:table-cell>
          <table:table-cell office:value-type="float" office:value="12.534" calcext:value-type="float">
            <text:p>12,5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65" calcext:value-type="float">
            <text:p>11,065</text:p>
          </table:table-cell>
          <table:table-cell table:number-columns-repeated="3" office:value-type="float" office:value="10.854" calcext:value-type="float">
            <text:p>10,854</text:p>
          </table:table-cell>
          <table:table-cell office:value-type="float" office:value="11.065" calcext:value-type="float">
            <text:p>11,065</text:p>
          </table:table-cell>
          <table:table-cell office:value-type="float" office:value="11.277" calcext:value-type="float">
            <text:p>11,277</text:p>
          </table:table-cell>
          <table:table-cell table:number-columns-repeated="3" office:value-type="float" office:value="10.645" calcext:value-type="float">
            <text:p>10,645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854" calcext:value-type="float">
            <text:p>10,854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961" calcext:value-type="float">
            <text:p>13,961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925" calcext:value-type="float">
            <text:p>11,925</text:p>
          </table:table-cell>
          <table:table-cell office:value-type="float" office:value="12.145" calcext:value-type="float">
            <text:p>12,145</text:p>
          </table:table-cell>
          <table:table-cell office:value-type="float" office:value="14.195" calcext:value-type="float">
            <text:p>14,195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2.366" calcext:value-type="float">
            <text:p>12,366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8.171" calcext:value-type="float">
            <text:p>18,17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589" calcext:value-type="float">
            <text:p>12,589</text:p>
          </table:table-cell>
          <table:table-cell office:value-type="float" office:value="13.267" calcext:value-type="float">
            <text:p>13,267</text:p>
          </table:table-cell>
          <table:table-cell office:value-type="float" office:value="11.708" calcext:value-type="float">
            <text:p>11,708</text:p>
          </table:table-cell>
          <table:table-cell office:value-type="float" office:value="12.813" calcext:value-type="float">
            <text:p>12,81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1.277" calcext:value-type="float">
            <text:p>11,277</text:p>
          </table:table-cell>
          <table:table-cell office:value-type="float" office:value="12.263" calcext:value-type="float">
            <text:p>12,26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497" calcext:value-type="float">
            <text:p>13,497</text:p>
          </table:table-cell>
          <table:table-cell office:value-type="float" office:value="13.039" calcext:value-type="float">
            <text:p>13,039</text:p>
          </table:table-cell>
          <table:table-cell office:value-type="float" office:value="12.813" calcext:value-type="float">
            <text:p>12,813</text:p>
          </table:table-cell>
          <table:table-cell table:number-columns-repeated="2" office:value-type="float" office:value="12.589" calcext:value-type="float">
            <text:p>12,589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145" calcext:value-type="float">
            <text:p>12,145</text:p>
          </table:table-cell>
          <table:table-cell table:number-columns-repeated="5" office:value-type="float" office:value="11.925" calcext:value-type="float">
            <text:p>11,92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925" calcext:value-type="float">
            <text:p>11,925</text:p>
          </table:table-cell>
          <table:table-cell table:number-columns-repeated="4" office:value-type="float" office:value="12.145" calcext:value-type="float">
            <text:p>12,145</text:p>
          </table:table-cell>
          <table:table-cell office:value-type="float" office:value="12.589" calcext:value-type="float">
            <text:p>12,589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813" calcext:value-type="float">
            <text:p>12,813</text:p>
          </table:table-cell>
          <table:table-cell table:number-columns-repeated="3" office:value-type="float" office:value="12.366" calcext:value-type="float">
            <text:p>12,366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277" calcext:value-type="float">
            <text:p>11,277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277" calcext:value-type="float">
            <text:p>11,27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2.366" calcext:value-type="float">
            <text:p>12,366</text:p>
          </table:table-cell>
          <table:table-cell office:value-type="float" office:value="13.277" calcext:value-type="float">
            <text:p>13,27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195" calcext:value-type="float">
            <text:p>14,195</text:p>
          </table:table-cell>
          <table:table-cell table:number-columns-repeated="2" office:value-type="float" office:value="13.728" calcext:value-type="float">
            <text:p>13,728</text:p>
          </table:table-cell>
          <table:table-cell table:number-columns-repeated="4" office:value-type="float" office:value="13.497" calcext:value-type="float">
            <text:p>13,497</text:p>
          </table:table-cell>
          <table:table-cell table:number-columns-repeated="2" office:value-type="float" office:value="13.267" calcext:value-type="float">
            <text:p>13,267</text:p>
          </table:table-cell>
          <table:table-cell office:value-type="float" office:value="13.497" calcext:value-type="float">
            <text:p>13,497</text:p>
          </table:table-cell>
          <table:table-cell table:number-columns-repeated="7" office:value-type="float" office:value="13.267" calcext:value-type="float">
            <text:p>13,267</text:p>
          </table:table-cell>
          <table:table-cell table:number-columns-repeated="2" office:value-type="float" office:value="13.497" calcext:value-type="float">
            <text:p>13,497</text:p>
          </table:table-cell>
          <table:table-cell office:value-type="float" office:value="13.267" calcext:value-type="float">
            <text:p>13,267</text:p>
          </table:table-cell>
          <table:table-cell office:value-type="float" office:value="13.039" calcext:value-type="float">
            <text:p>13,039</text:p>
          </table:table-cell>
          <table:table-cell table:number-columns-repeated="3"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589" calcext:value-type="float">
            <text:p>12,589</text:p>
          </table:table-cell>
          <table:table-cell table:number-columns-repeated="3" office:value-type="float" office:value="13.497" calcext:value-type="float">
            <text:p>13,497</text:p>
          </table:table-cell>
          <table:table-cell office:value-type="float" office:value="13.267" calcext:value-type="float">
            <text:p>13,2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271" calcext:value-type="float">
            <text:p>22,271</text:p>
          </table:table-cell>
          <table:table-cell office:value-type="float" office:value="13.961" calcext:value-type="float">
            <text:p>13,961</text:p>
          </table:table-cell>
          <table:table-cell office:value-type="float" office:value="15.839" calcext:value-type="float">
            <text:p>15,83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131" calcext:value-type="float">
            <text:p>16,131</text:p>
          </table:table-cell>
          <table:table-cell office:value-type="float" office:value="16.38" calcext:value-type="float">
            <text:p>16,38</text:p>
          </table:table-cell>
          <table:table-cell office:value-type="float" office:value="16.631" calcext:value-type="float">
            <text:p>16,631</text:p>
          </table:table-cell>
          <table:table-cell office:value-type="float" office:value="15.883" calcext:value-type="float">
            <text:p>15,883</text:p>
          </table:table-cell>
          <table:table-cell office:value-type="float" office:value="16.631" calcext:value-type="float">
            <text:p>16,631</text:p>
          </table:table-cell>
          <table:table-cell office:value-type="float" office:value="22.271" calcext:value-type="float">
            <text:p>22,271</text:p>
          </table:table-cell>
          <table:table-cell office:value-type="float" office:value="18.433" calcext:value-type="float">
            <text:p>18,433</text:p>
          </table:table-cell>
          <table:table-cell office:value-type="float" office:value="16.38" calcext:value-type="float">
            <text:p>16,38</text:p>
          </table:table-cell>
          <table:table-cell table:number-columns-repeated="2" office:value-type="float" office:value="15.883" calcext:value-type="float">
            <text:p>15,883</text:p>
          </table:table-cell>
          <table:table-cell office:value-type="float" office:value="16.38" calcext:value-type="float">
            <text:p>16,38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15" calcext:value-type="float">
            <text:p>15,15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393" calcext:value-type="float">
            <text:p>15,393</text:p>
          </table:table-cell>
          <table:table-cell table:number-columns-repeated="4" office:value-type="float" office:value="14.909" calcext:value-type="float">
            <text:p>14,909</text:p>
          </table:table-cell>
          <table:table-cell table:number-columns-repeated="2" office:value-type="float" office:value="14.669" calcext:value-type="float">
            <text:p>14,66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961" calcext:value-type="float">
            <text:p>13,96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716" calcext:value-type="float">
            <text:p>23,716</text:p>
          </table:table-cell>
          <table:table-cell office:value-type="float" office:value="15.15" calcext:value-type="float">
            <text:p>15,15</text:p>
          </table:table-cell>
          <table:table-cell office:value-type="float" office:value="16.566" calcext:value-type="float">
            <text:p>16,56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884" calcext:value-type="float">
            <text:p>16,884</text:p>
          </table:table-cell>
          <table:table-cell office:value-type="float" office:value="17.138" calcext:value-type="float">
            <text:p>17,138</text:p>
          </table:table-cell>
          <table:table-cell office:value-type="float" office:value="18.433" calcext:value-type="float">
            <text:p>18,433</text:p>
          </table:table-cell>
          <table:table-cell office:value-type="float" office:value="23.716" calcext:value-type="float">
            <text:p>23,716</text:p>
          </table:table-cell>
          <table:table-cell office:value-type="float" office:value="20.04" calcext:value-type="float">
            <text:p>20,04</text:p>
          </table:table-cell>
          <table:table-cell office:value-type="float" office:value="18.171" calcext:value-type="float">
            <text:p>18,17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38" calcext:value-type="float">
            <text:p>16,38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38" calcext:value-type="float">
            <text:p>16,38</text:p>
          </table:table-cell>
          <table:table-cell office:value-type="float" office:value="16.131" calcext:value-type="float">
            <text:p>16,131</text:p>
          </table:table-cell>
          <table:table-cell office:value-type="float" office:value="16.38" calcext:value-type="float">
            <text:p>16,38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883" calcext:value-type="float">
            <text:p>15,883</text:p>
          </table:table-cell>
          <table:table-cell table:number-columns-repeated="3" office:value-type="float" office:value="16.38" calcext:value-type="float">
            <text:p>16,38</text:p>
          </table:table-cell>
          <table:table-cell office:value-type="float" office:value="16.131" calcext:value-type="float">
            <text:p>16,131</text:p>
          </table:table-cell>
          <table:table-cell table:number-columns-repeated="3" office:value-type="float" office:value="15.637" calcext:value-type="float">
            <text:p>15,637</text:p>
          </table:table-cell>
          <table:table-cell table:number-columns-repeated="2" office:value-type="float" office:value="15.393" calcext:value-type="float">
            <text:p>15,393</text:p>
          </table:table-cell>
          <table:table-cell office:value-type="float" office:value="15.637" calcext:value-type="float">
            <text:p>15,637</text:p>
          </table:table-cell>
          <table:table-cell table:number-columns-repeated="2" office:value-type="float" office:value="15.393" calcext:value-type="float">
            <text:p>15,393</text:p>
          </table:table-cell>
          <table:table-cell office:value-type="float" office:value="15.15" calcext:value-type="float">
            <text:p>15,15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637" calcext:value-type="float">
            <text:p>15,63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.29" calcext:value-type="float">
            <text:p>54,29</text:p>
          </table:table-cell>
          <table:table-cell office:value-type="float" office:value="16.884" calcext:value-type="float">
            <text:p>16,884</text:p>
          </table:table-cell>
          <table:table-cell office:value-type="float" office:value="25.202" calcext:value-type="float">
            <text:p>25,20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511" calcext:value-type="float">
            <text:p>31,511</text:p>
          </table:table-cell>
          <table:table-cell office:value-type="float" office:value="47.988" calcext:value-type="float">
            <text:p>47,988</text:p>
          </table:table-cell>
          <table:table-cell office:value-type="float" office:value="54.29" calcext:value-type="float">
            <text:p>54,29</text:p>
          </table:table-cell>
          <table:table-cell office:value-type="float" office:value="52.91" calcext:value-type="float">
            <text:p>52,91</text:p>
          </table:table-cell>
          <table:table-cell office:value-type="float" office:value="29.877" calcext:value-type="float">
            <text:p>29,877</text:p>
          </table:table-cell>
          <table:table-cell office:value-type="float" office:value="46.276" calcext:value-type="float">
            <text:p>46,276</text:p>
          </table:table-cell>
          <table:table-cell office:value-type="float" office:value="30.526" calcext:value-type="float">
            <text:p>30,526</text:p>
          </table:table-cell>
          <table:table-cell office:value-type="float" office:value="27.34" calcext:value-type="float">
            <text:p>27,34</text:p>
          </table:table-cell>
          <table:table-cell office:value-type="float" office:value="24.305" calcext:value-type="float">
            <text:p>24,305</text:p>
          </table:table-cell>
          <table:table-cell table:number-columns-repeated="2" office:value-type="float" office:value="23.424" calcext:value-type="float">
            <text:p>23,424</text:p>
          </table:table-cell>
          <table:table-cell office:value-type="float" office:value="23.133" calcext:value-type="float">
            <text:p>23,133</text:p>
          </table:table-cell>
          <table:table-cell office:value-type="float" office:value="21.987" calcext:value-type="float">
            <text:p>21,987</text:p>
          </table:table-cell>
          <table:table-cell office:value-type="float" office:value="20.865" calcext:value-type="float">
            <text:p>20,865</text:p>
          </table:table-cell>
          <table:table-cell office:value-type="float" office:value="19.768" calcext:value-type="float">
            <text:p>19,768</text:p>
          </table:table-cell>
          <table:table-cell office:value-type="float" office:value="19.23" calcext:value-type="float">
            <text:p>19,23</text:p>
          </table:table-cell>
          <table:table-cell table:number-columns-repeated="3" office:value-type="float" office:value="18.963" calcext:value-type="float">
            <text:p>18,963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138" calcext:value-type="float">
            <text:p>17,138</text:p>
          </table:table-cell>
          <table:table-cell office:value-type="float" office:value="20.04" calcext:value-type="float">
            <text:p>20,04</text:p>
          </table:table-cell>
          <table:table-cell office:value-type="float" office:value="21.704" calcext:value-type="float">
            <text:p>21,704</text:p>
          </table:table-cell>
          <table:table-cell office:value-type="float" office:value="21.143" calcext:value-type="float">
            <text:p>21,143</text:p>
          </table:table-cell>
          <table:table-cell table:number-columns-repeated="2" office:value-type="float" office:value="17.394" calcext:value-type="float">
            <text:p>17,394</text:p>
          </table:table-cell>
          <table:table-cell office:value-type="float" office:value="16.884" calcext:value-type="float">
            <text:p>16,884</text:p>
          </table:table-cell>
          <table:table-cell office:value-type="float" office:value="17.138" calcext:value-type="float">
            <text:p>17,13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427" calcext:value-type="float">
            <text:p>48,427</text:p>
          </table:table-cell>
          <table:table-cell office:value-type="float" office:value="17.651" calcext:value-type="float">
            <text:p>17,651</text:p>
          </table:table-cell>
          <table:table-cell office:value-type="float" office:value="27.34" calcext:value-type="float">
            <text:p>27,3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.281" calcext:value-type="float">
            <text:p>36,281</text:p>
          </table:table-cell>
          <table:table-cell office:value-type="float" office:value="31.511" calcext:value-type="float">
            <text:p>31,511</text:p>
          </table:table-cell>
          <table:table-cell office:value-type="float" office:value="38.054" calcext:value-type="float">
            <text:p>38,054</text:p>
          </table:table-cell>
          <table:table-cell office:value-type="float" office:value="39.498" calcext:value-type="float">
            <text:p>39,498</text:p>
          </table:table-cell>
          <table:table-cell office:value-type="float" office:value="24.01" calcext:value-type="float">
            <text:p>24,01</text:p>
          </table:table-cell>
          <table:table-cell office:value-type="float" office:value="20.865" calcext:value-type="float">
            <text:p>20,865</text:p>
          </table:table-cell>
          <table:table-cell office:value-type="float" office:value="19.498" calcext:value-type="float">
            <text:p>19,498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9.498" calcext:value-type="float">
            <text:p>19,498</text:p>
          </table:table-cell>
          <table:table-cell office:value-type="float" office:value="19.23" calcext:value-type="float">
            <text:p>19,23</text:p>
          </table:table-cell>
          <table:table-cell office:value-type="float" office:value="30.853" calcext:value-type="float">
            <text:p>30,853</text:p>
          </table:table-cell>
          <table:table-cell office:value-type="float" office:value="31.842" calcext:value-type="float">
            <text:p>31,842</text:p>
          </table:table-cell>
          <table:table-cell office:value-type="float" office:value="42.079" calcext:value-type="float">
            <text:p>42,079</text:p>
          </table:table-cell>
          <table:table-cell office:value-type="float" office:value="33.86" calcext:value-type="float">
            <text:p>33,86</text:p>
          </table:table-cell>
          <table:table-cell office:value-type="float" office:value="23.133" calcext:value-type="float">
            <text:p>23,133</text:p>
          </table:table-cell>
          <table:table-cell office:value-type="float" office:value="29.555" calcext:value-type="float">
            <text:p>29,555</text:p>
          </table:table-cell>
          <table:table-cell office:value-type="float" office:value="27.965" calcext:value-type="float">
            <text:p>27,965</text:p>
          </table:table-cell>
          <table:table-cell office:value-type="float" office:value="35.235" calcext:value-type="float">
            <text:p>35,235</text:p>
          </table:table-cell>
          <table:table-cell office:value-type="float" office:value="24.601" calcext:value-type="float">
            <text:p>24,601</text:p>
          </table:table-cell>
          <table:table-cell office:value-type="float" office:value="21.987" calcext:value-type="float">
            <text:p>21,987</text:p>
          </table:table-cell>
          <table:table-cell office:value-type="float" office:value="21.704" calcext:value-type="float">
            <text:p>21,704</text:p>
          </table:table-cell>
          <table:table-cell office:value-type="float" office:value="19.768" calcext:value-type="float">
            <text:p>19,768</text:p>
          </table:table-cell>
          <table:table-cell office:value-type="float" office:value="19.23" calcext:value-type="float">
            <text:p>19,23</text:p>
          </table:table-cell>
          <table:table-cell office:value-type="float" office:value="18.697" calcext:value-type="float">
            <text:p>18,697</text:p>
          </table:table-cell>
          <table:table-cell office:value-type="float" office:value="17.91" calcext:value-type="float">
            <text:p>17,91</text:p>
          </table:table-cell>
          <table:table-cell office:value-type="float" office:value="24.01" calcext:value-type="float">
            <text:p>24,01</text:p>
          </table:table-cell>
          <table:table-cell office:value-type="float" office:value="48.427" calcext:value-type="float">
            <text:p>48,427</text:p>
          </table:table-cell>
          <table:table-cell office:value-type="float" office:value="31.181" calcext:value-type="float">
            <text:p>31,181</text:p>
          </table:table-cell>
          <table:table-cell office:value-type="float" office:value="26.413" calcext:value-type="float">
            <text:p>26,413</text:p>
          </table:table-cell>
          <table:table-cell office:value-type="float" office:value="34.545" calcext:value-type="float">
            <text:p>34,545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.754" calcext:value-type="float">
            <text:p>54,754</text:p>
          </table:table-cell>
          <table:table-cell office:value-type="float" office:value="16.131" calcext:value-type="float">
            <text:p>16,131</text:p>
          </table:table-cell>
          <table:table-cell office:value-type="float" office:value="23.155" calcext:value-type="float">
            <text:p>23,15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23" calcext:value-type="float">
            <text:p>19,23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651" calcext:value-type="float">
            <text:p>17,651</text:p>
          </table:table-cell>
          <table:table-cell office:value-type="float" office:value="20.865" calcext:value-type="float">
            <text:p>20,865</text:p>
          </table:table-cell>
          <table:table-cell table:number-columns-repeated="2" office:value-type="float" office:value="21.704" calcext:value-type="float">
            <text:p>21,704</text:p>
          </table:table-cell>
          <table:table-cell office:value-type="float" office:value="22.844" calcext:value-type="float">
            <text:p>22,844</text:p>
          </table:table-cell>
          <table:table-cell office:value-type="float" office:value="19.498" calcext:value-type="float">
            <text:p>19,498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38" calcext:value-type="float">
            <text:p>16,38</text:p>
          </table:table-cell>
          <table:table-cell office:value-type="float" office:value="18.963" calcext:value-type="float">
            <text:p>18,963</text:p>
          </table:table-cell>
          <table:table-cell office:value-type="float" office:value="18.697" calcext:value-type="float">
            <text:p>18,697</text:p>
          </table:table-cell>
          <table:table-cell office:value-type="float" office:value="17.651" calcext:value-type="float">
            <text:p>17,651</text:p>
          </table:table-cell>
          <table:table-cell office:value-type="float" office:value="22.557" calcext:value-type="float">
            <text:p>22,557</text:p>
          </table:table-cell>
          <table:table-cell office:value-type="float" office:value="26.721" calcext:value-type="float">
            <text:p>26,721</text:p>
          </table:table-cell>
          <table:table-cell office:value-type="float" office:value="24.601" calcext:value-type="float">
            <text:p>24,601</text:p>
          </table:table-cell>
          <table:table-cell office:value-type="float" office:value="18.963" calcext:value-type="float">
            <text:p>18,963</text:p>
          </table:table-cell>
          <table:table-cell office:value-type="float" office:value="18.171" calcext:value-type="float">
            <text:p>18,171</text:p>
          </table:table-cell>
          <table:table-cell table:number-columns-repeated="2" office:value-type="float" office:value="16.131" calcext:value-type="float">
            <text:p>16,131</text:p>
          </table:table-cell>
          <table:table-cell office:value-type="float" office:value="21.423" calcext:value-type="float">
            <text:p>21,423</text:p>
          </table:table-cell>
          <table:table-cell office:value-type="float" office:value="30.526" calcext:value-type="float">
            <text:p>30,526</text:p>
          </table:table-cell>
          <table:table-cell office:value-type="float" office:value="33.182" calcext:value-type="float">
            <text:p>33,182</text:p>
          </table:table-cell>
          <table:table-cell office:value-type="float" office:value="28.28" calcext:value-type="float">
            <text:p>28,28</text:p>
          </table:table-cell>
          <table:table-cell office:value-type="float" office:value="27.965" calcext:value-type="float">
            <text:p>27,965</text:p>
          </table:table-cell>
          <table:table-cell office:value-type="float" office:value="42.83" calcext:value-type="float">
            <text:p>42,83</text:p>
          </table:table-cell>
          <table:table-cell office:value-type="float" office:value="54.754" calcext:value-type="float">
            <text:p>54,75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807" calcext:value-type="float">
            <text:p>89,807</text:p>
          </table:table-cell>
          <table:table-cell office:value-type="float" office:value="13.267" calcext:value-type="float">
            <text:p>13,267</text:p>
          </table:table-cell>
          <table:table-cell office:value-type="float" office:value="33.605" calcext:value-type="float">
            <text:p>33,60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267" calcext:value-type="float">
            <text:p>13,267</text:p>
          </table:table-cell>
          <table:table-cell office:value-type="float" office:value="38.773" calcext:value-type="float">
            <text:p>38,773</text:p>
          </table:table-cell>
          <table:table-cell office:value-type="float" office:value="22.557" calcext:value-type="float">
            <text:p>22,557</text:p>
          </table:table-cell>
          <table:table-cell office:value-type="float" office:value="19.23" calcext:value-type="float">
            <text:p>19,23</text:p>
          </table:table-cell>
          <table:table-cell office:value-type="float" office:value="30.201" calcext:value-type="float">
            <text:p>30,201</text:p>
          </table:table-cell>
          <table:table-cell office:value-type="float" office:value="22.844" calcext:value-type="float">
            <text:p>22,844</text:p>
          </table:table-cell>
          <table:table-cell office:value-type="float" office:value="24.601" calcext:value-type="float">
            <text:p>24,601</text:p>
          </table:table-cell>
          <table:table-cell office:value-type="float" office:value="27.652" calcext:value-type="float">
            <text:p>27,652</text:p>
          </table:table-cell>
          <table:table-cell office:value-type="float" office:value="26.413" calcext:value-type="float">
            <text:p>26,413</text:p>
          </table:table-cell>
          <table:table-cell office:value-type="float" office:value="36.633" calcext:value-type="float">
            <text:p>36,633</text:p>
          </table:table-cell>
          <table:table-cell office:value-type="float" office:value="25.501" calcext:value-type="float">
            <text:p>25,501</text:p>
          </table:table-cell>
          <table:table-cell office:value-type="float" office:value="21.987" calcext:value-type="float">
            <text:p>21,987</text:p>
          </table:table-cell>
          <table:table-cell office:value-type="float" office:value="17.91" calcext:value-type="float">
            <text:p>17,91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15" calcext:value-type="float">
            <text:p>15,15</text:p>
          </table:table-cell>
          <table:table-cell office:value-type="float" office:value="18.697" calcext:value-type="float">
            <text:p>18,697</text:p>
          </table:table-cell>
          <table:table-cell office:value-type="float" office:value="18.171" calcext:value-type="float">
            <text:p>18,171</text:p>
          </table:table-cell>
          <table:table-cell office:value-type="float" office:value="89.807" calcext:value-type="float">
            <text:p>89,807</text:p>
          </table:table-cell>
          <table:table-cell office:value-type="float" office:value="59.491" calcext:value-type="float">
            <text:p>59,491</text:p>
          </table:table-cell>
          <table:table-cell office:value-type="float" office:value="64.408" calcext:value-type="float">
            <text:p>64,408</text:p>
          </table:table-cell>
          <table:table-cell office:value-type="float" office:value="57.1" calcext:value-type="float">
            <text:p>57,1</text:p>
          </table:table-cell>
          <table:table-cell office:value-type="float" office:value="85.282" calcext:value-type="float">
            <text:p>85,282</text:p>
          </table:table-cell>
          <table:table-cell office:value-type="float" office:value="68.986" calcext:value-type="float">
            <text:p>68,986</text:p>
          </table:table-cell>
          <table:table-cell office:value-type="float" office:value="60.947" calcext:value-type="float">
            <text:p>60,947</text:p>
          </table:table-cell>
          <table:table-cell office:value-type="float" office:value="34.545" calcext:value-type="float">
            <text:p>34,545</text:p>
          </table:table-cell>
          <table:table-cell office:value-type="float" office:value="25.803" calcext:value-type="float">
            <text:p>25,803</text:p>
          </table:table-cell>
          <table:table-cell office:value-type="float" office:value="22.844" calcext:value-type="float">
            <text:p>22,844</text:p>
          </table:table-cell>
          <table:table-cell office:value-type="float" office:value="21.423" calcext:value-type="float">
            <text:p>21,423</text:p>
          </table:table-cell>
          <table:table-cell office:value-type="float" office:value="20.865" calcext:value-type="float">
            <text:p>20,865</text:p>
          </table:table-cell>
          <table:table-cell office:value-type="float" office:value="20.589" calcext:value-type="float">
            <text:p>20,58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5.918" calcext:value-type="float">
            <text:p>65,918</text:p>
          </table:table-cell>
          <table:table-cell office:value-type="float" office:value="14.669" calcext:value-type="float">
            <text:p>14,669</text:p>
          </table:table-cell>
          <table:table-cell office:value-type="float" office:value="25.473" calcext:value-type="float">
            <text:p>25,47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883" calcext:value-type="float">
            <text:p>15,883</text:p>
          </table:table-cell>
          <table:table-cell office:value-type="float" office:value="42.83" calcext:value-type="float">
            <text:p>42,83</text:p>
          </table:table-cell>
          <table:table-cell office:value-type="float" office:value="45.887" calcext:value-type="float">
            <text:p>45,887</text:p>
          </table:table-cell>
          <table:table-cell office:value-type="float" office:value="33.52" calcext:value-type="float">
            <text:p>33,52</text:p>
          </table:table-cell>
          <table:table-cell office:value-type="float" office:value="22.557" calcext:value-type="float">
            <text:p>22,557</text:p>
          </table:table-cell>
          <table:table-cell office:value-type="float" office:value="20.04" calcext:value-type="float">
            <text:p>20,04</text:p>
          </table:table-cell>
          <table:table-cell office:value-type="float" office:value="18.963" calcext:value-type="float">
            <text:p>18,963</text:p>
          </table:table-cell>
          <table:table-cell office:value-type="float" office:value="20.314" calcext:value-type="float">
            <text:p>20,314</text:p>
          </table:table-cell>
          <table:table-cell office:value-type="float" office:value="17.394" calcext:value-type="float">
            <text:p>17,394</text:p>
          </table:table-cell>
          <table:table-cell office:value-type="float" office:value="15.883" calcext:value-type="float">
            <text:p>15,883</text:p>
          </table:table-cell>
          <table:table-cell office:value-type="float" office:value="18.697" calcext:value-type="float">
            <text:p>18,697</text:p>
          </table:table-cell>
          <table:table-cell office:value-type="float" office:value="65.918" calcext:value-type="float">
            <text:p>65,918</text:p>
          </table:table-cell>
          <table:table-cell office:value-type="float" office:value="51.999" calcext:value-type="float">
            <text:p>51,999</text:p>
          </table:table-cell>
          <table:table-cell office:value-type="float" office:value="34.202" calcext:value-type="float">
            <text:p>34,202</text:p>
          </table:table-cell>
          <table:table-cell office:value-type="float" office:value="24.601" calcext:value-type="float">
            <text:p>24,601</text:p>
          </table:table-cell>
          <table:table-cell office:value-type="float" office:value="20.589" calcext:value-type="float">
            <text:p>20,589</text:p>
          </table:table-cell>
          <table:table-cell office:value-type="float" office:value="24.601" calcext:value-type="float">
            <text:p>24,601</text:p>
          </table:table-cell>
          <table:table-cell office:value-type="float" office:value="24.9" calcext:value-type="float">
            <text:p>24,9</text:p>
          </table:table-cell>
          <table:table-cell office:value-type="float" office:value="22.844" calcext:value-type="float">
            <text:p>22,844</text:p>
          </table:table-cell>
          <table:table-cell office:value-type="float" office:value="36.281" calcext:value-type="float">
            <text:p>36,281</text:p>
          </table:table-cell>
          <table:table-cell office:value-type="float" office:value="33.52" calcext:value-type="float">
            <text:p>33,52</text:p>
          </table:table-cell>
          <table:table-cell office:value-type="float" office:value="25.803" calcext:value-type="float">
            <text:p>25,803</text:p>
          </table:table-cell>
          <table:table-cell office:value-type="float" office:value="21.987" calcext:value-type="float">
            <text:p>21,987</text:p>
          </table:table-cell>
          <table:table-cell office:value-type="float" office:value="18.697" calcext:value-type="float">
            <text:p>18,697</text:p>
          </table:table-cell>
          <table:table-cell office:value-type="float" office:value="16.38" calcext:value-type="float">
            <text:p>16,38</text:p>
          </table:table-cell>
          <table:table-cell office:value-type="float" office:value="17.651" calcext:value-type="float">
            <text:p>17,651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883" calcext:value-type="float">
            <text:p>15,883</text:p>
          </table:table-cell>
          <table:table-cell office:value-type="float" office:value="14.669" calcext:value-type="float">
            <text:p>14,66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051" calcext:value-type="float">
            <text:p>58,051</text:p>
          </table:table-cell>
          <table:table-cell office:value-type="float" office:value="15.15" calcext:value-type="float">
            <text:p>15,15</text:p>
          </table:table-cell>
          <table:table-cell office:value-type="float" office:value="24.874" calcext:value-type="float">
            <text:p>24,87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201" calcext:value-type="float">
            <text:p>30,201</text:p>
          </table:table-cell>
          <table:table-cell office:value-type="float" office:value="21.423" calcext:value-type="float">
            <text:p>21,423</text:p>
          </table:table-cell>
          <table:table-cell office:value-type="float" office:value="20.314" calcext:value-type="float">
            <text:p>20,314</text:p>
          </table:table-cell>
          <table:table-cell office:value-type="float" office:value="20.589" calcext:value-type="float">
            <text:p>20,589</text:p>
          </table:table-cell>
          <table:table-cell office:value-type="float" office:value="58.051" calcext:value-type="float">
            <text:p>58,051</text:p>
          </table:table-cell>
          <table:table-cell office:value-type="float" office:value="52.453" calcext:value-type="float">
            <text:p>52,453</text:p>
          </table:table-cell>
          <table:table-cell office:value-type="float" office:value="39.498" calcext:value-type="float">
            <text:p>39,498</text:p>
          </table:table-cell>
          <table:table-cell office:value-type="float" office:value="32.175" calcext:value-type="float">
            <text:p>32,175</text:p>
          </table:table-cell>
          <table:table-cell office:value-type="float" office:value="31.181" calcext:value-type="float">
            <text:p>31,181</text:p>
          </table:table-cell>
          <table:table-cell office:value-type="float" office:value="31.842" calcext:value-type="float">
            <text:p>31,842</text:p>
          </table:table-cell>
          <table:table-cell office:value-type="float" office:value="25.803" calcext:value-type="float">
            <text:p>25,803</text:p>
          </table:table-cell>
          <table:table-cell office:value-type="float" office:value="20.04" calcext:value-type="float">
            <text:p>20,04</text:p>
          </table:table-cell>
          <table:table-cell office:value-type="float" office:value="18.171" calcext:value-type="float">
            <text:p>18,171</text:p>
          </table:table-cell>
          <table:table-cell office:value-type="float" office:value="16.631" calcext:value-type="float">
            <text:p>16,63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15" calcext:value-type="float">
            <text:p>15,15</text:p>
          </table:table-cell>
          <table:table-cell office:value-type="float" office:value="20.865" calcext:value-type="float">
            <text:p>20,865</text:p>
          </table:table-cell>
          <table:table-cell office:value-type="float" office:value="19.498" calcext:value-type="float">
            <text:p>19,498</text:p>
          </table:table-cell>
          <table:table-cell office:value-type="float" office:value="16.884" calcext:value-type="float">
            <text:p>16,884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15" calcext:value-type="float">
            <text:p>15,15</text:p>
          </table:table-cell>
          <table:table-cell office:value-type="float" office:value="21.423" calcext:value-type="float">
            <text:p>21,423</text:p>
          </table:table-cell>
          <table:table-cell office:value-type="float" office:value="24.01" calcext:value-type="float">
            <text:p>24,01</text:p>
          </table:table-cell>
          <table:table-cell office:value-type="float" office:value="21.704" calcext:value-type="float">
            <text:p>21,704</text:p>
          </table:table-cell>
          <table:table-cell office:value-type="float" office:value="26.413" calcext:value-type="float">
            <text:p>26,413</text:p>
          </table:table-cell>
          <table:table-cell office:value-type="float" office:value="29.234" calcext:value-type="float">
            <text:p>29,234</text:p>
          </table:table-cell>
          <table:table-cell office:value-type="float" office:value="21.987" calcext:value-type="float">
            <text:p>21,987</text:p>
          </table:table-cell>
          <table:table-cell office:value-type="float" office:value="24.9" calcext:value-type="float">
            <text:p>24,9</text:p>
          </table:table-cell>
          <table:table-cell office:value-type="float" office:value="21.704" calcext:value-type="float">
            <text:p>21,704</text:p>
          </table:table-cell>
          <table:table-cell office:value-type="float" office:value="17.651" calcext:value-type="float">
            <text:p>17,65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3.207" calcext:value-type="float">
            <text:p>43,207</text:p>
          </table:table-cell>
          <table:table-cell office:value-type="float" office:value="12.366" calcext:value-type="float">
            <text:p>12,366</text:p>
          </table:table-cell>
          <table:table-cell office:value-type="float" office:value="19.402" calcext:value-type="float">
            <text:p>19,40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637" calcext:value-type="float">
            <text:p>15,637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961" calcext:value-type="float">
            <text:p>13,961</text:p>
          </table:table-cell>
          <table:table-cell office:value-type="float" office:value="34.202" calcext:value-type="float">
            <text:p>34,202</text:p>
          </table:table-cell>
          <table:table-cell office:value-type="float" office:value="25.199" calcext:value-type="float">
            <text:p>25,199</text:p>
          </table:table-cell>
          <table:table-cell office:value-type="float" office:value="17.394" calcext:value-type="float">
            <text:p>17,394</text:p>
          </table:table-cell>
          <table:table-cell office:value-type="float" office:value="18.963" calcext:value-type="float">
            <text:p>18,963</text:p>
          </table:table-cell>
          <table:table-cell office:value-type="float" office:value="19.768" calcext:value-type="float">
            <text:p>19,768</text:p>
          </table:table-cell>
          <table:table-cell office:value-type="float" office:value="43.207" calcext:value-type="float">
            <text:p>43,207</text:p>
          </table:table-cell>
          <table:table-cell office:value-type="float" office:value="28.28" calcext:value-type="float">
            <text:p>28,28</text:p>
          </table:table-cell>
          <table:table-cell office:value-type="float" office:value="21.423" calcext:value-type="float">
            <text:p>21,423</text:p>
          </table:table-cell>
          <table:table-cell office:value-type="float" office:value="17.138" calcext:value-type="float">
            <text:p>17,138</text:p>
          </table:table-cell>
          <table:table-cell office:value-type="float" office:value="18.171" calcext:value-type="float">
            <text:p>18,171</text:p>
          </table:table-cell>
          <table:table-cell office:value-type="float" office:value="16.38" calcext:value-type="float">
            <text:p>16,38</text:p>
          </table:table-cell>
          <table:table-cell office:value-type="float" office:value="15.15" calcext:value-type="float">
            <text:p>15,15</text:p>
          </table:table-cell>
          <table:table-cell office:value-type="float" office:value="14.431" calcext:value-type="float">
            <text:p>14,43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366" calcext:value-type="float">
            <text:p>12,366</text:p>
          </table:table-cell>
          <table:table-cell office:value-type="float" office:value="18.963" calcext:value-type="float">
            <text:p>18,963</text:p>
          </table:table-cell>
          <table:table-cell office:value-type="float" office:value="35.582" calcext:value-type="float">
            <text:p>35,582</text:p>
          </table:table-cell>
          <table:table-cell office:value-type="float" office:value="21.143" calcext:value-type="float">
            <text:p>21,143</text:p>
          </table:table-cell>
          <table:table-cell office:value-type="float" office:value="16.38" calcext:value-type="float">
            <text:p>16,38</text:p>
          </table:table-cell>
          <table:table-cell office:value-type="float" office:value="14.431" calcext:value-type="float">
            <text:p>14,431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267" calcext:value-type="float">
            <text:p>13,267</text:p>
          </table:table-cell>
          <table:table-cell office:value-type="float" office:value="20.589" calcext:value-type="float">
            <text:p>20,589</text:p>
          </table:table-cell>
          <table:table-cell office:value-type="float" office:value="17.651" calcext:value-type="float">
            <text:p>17,651</text:p>
          </table:table-cell>
          <table:table-cell office:value-type="float" office:value="14.669" calcext:value-type="float">
            <text:p>14,669</text:p>
          </table:table-cell>
          <table:table-cell office:value-type="float" office:value="28.914" calcext:value-type="float">
            <text:p>28,9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.754" calcext:value-type="float">
            <text:p>54,754</text:p>
          </table:table-cell>
          <table:table-cell office:value-type="float" office:value="9.625" calcext:value-type="float">
            <text:p>9,625</text:p>
          </table:table-cell>
          <table:table-cell office:value-type="float" office:value="17.722" calcext:value-type="float">
            <text:p>17,7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office:value-type="float" office:value="10.028" calcext:value-type="float">
            <text:p>10,028</text:p>
          </table:table-cell>
          <table:table-cell office:value-type="float" office:value="18.171" calcext:value-type="float">
            <text:p>18,171</text:p>
          </table:table-cell>
          <table:table-cell office:value-type="float" office:value="54.754" calcext:value-type="float">
            <text:p>54,754</text:p>
          </table:table-cell>
          <table:table-cell office:value-type="float" office:value="43.966" calcext:value-type="float">
            <text:p>43,966</text:p>
          </table:table-cell>
          <table:table-cell office:value-type="float" office:value="26.108" calcext:value-type="float">
            <text:p>26,108</text:p>
          </table:table-cell>
          <table:table-cell office:value-type="float" office:value="15.15" calcext:value-type="float">
            <text:p>15,15</text:p>
          </table:table-cell>
          <table:table-cell office:value-type="float" office:value="13.728" calcext:value-type="float">
            <text:p>13,728</text:p>
          </table:table-cell>
          <table:table-cell table:number-columns-repeated="2" office:value-type="float" office:value="13.267" calcext:value-type="float">
            <text:p>13,26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366" calcext:value-type="float">
            <text:p>12,366</text:p>
          </table:table-cell>
          <table:table-cell table:number-columns-repeated="2" office:value-type="float" office:value="12.145" calcext:value-type="float">
            <text:p>12,145</text:p>
          </table:table-cell>
          <table:table-cell table:number-columns-repeated="2" office:value-type="float" office:value="11.925" calcext:value-type="float">
            <text:p>11,925</text:p>
          </table:table-cell>
          <table:table-cell office:value-type="float" office:value="13.961" calcext:value-type="float">
            <text:p>13,96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4.195" calcext:value-type="float">
            <text:p>14,195</text:p>
          </table:table-cell>
          <table:table-cell office:value-type="float" office:value="29.234" calcext:value-type="float">
            <text:p>29,234</text:p>
          </table:table-cell>
          <table:table-cell office:value-type="float" office:value="38.773" calcext:value-type="float">
            <text:p>38,773</text:p>
          </table:table-cell>
          <table:table-cell office:value-type="float" office:value="31.181" calcext:value-type="float">
            <text:p>31,181</text:p>
          </table:table-cell>
          <table:table-cell office:value-type="float" office:value="18.963" calcext:value-type="float">
            <text:p>18,96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637" calcext:value-type="float">
            <text:p>15,637</text:p>
          </table:table-cell>
          <table:table-cell office:value-type="float" office:value="9.826" calcext:value-type="float">
            <text:p>9,826</text:p>
          </table:table-cell>
          <table:table-cell office:value-type="float" office:value="11.064" calcext:value-type="float">
            <text:p>11,06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438" calcext:value-type="float">
            <text:p>10,438</text:p>
          </table:table-cell>
          <table:table-cell table:number-columns-repeated="2" office:value-type="float" office:value="10.645" calcext:value-type="float">
            <text:p>10,645</text:p>
          </table:table-cell>
          <table:table-cell table:number-columns-repeated="2" office:value-type="float" office:value="10.232" calcext:value-type="float">
            <text:p>10,232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826" calcext:value-type="float">
            <text:p>9,826</text:p>
          </table:table-cell>
          <table:table-cell office:value-type="float" office:value="10.232" calcext:value-type="float">
            <text:p>10,232</text:p>
          </table:table-cell>
          <table:table-cell table:number-columns-repeated="2" office:value-type="float" office:value="15.637" calcext:value-type="float">
            <text:p>15,637</text:p>
          </table:table-cell>
          <table:table-cell office:value-type="float" office:value="13.267" calcext:value-type="float">
            <text:p>13,267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645" calcext:value-type="float">
            <text:p>10,645</text:p>
          </table:table-cell>
          <table:table-cell table:number-columns-repeated="2" office:value-type="float" office:value="11.065" calcext:value-type="float">
            <text:p>11,065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232" calcext:value-type="float">
            <text:p>10,232</text:p>
          </table:table-cell>
          <table:table-cell table:number-columns-repeated="3" office:value-type="float" office:value="10.028" calcext:value-type="float">
            <text:p>10,028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708" calcext:value-type="float">
            <text:p>11,7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423" calcext:value-type="float">
            <text:p>21,423</text:p>
          </table:table-cell>
          <table:table-cell office:value-type="float" office:value="10.438" calcext:value-type="float">
            <text:p>10,438</text:p>
          </table:table-cell>
          <table:table-cell office:value-type="float" office:value="12.189" calcext:value-type="float">
            <text:p>12,18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.854" calcext:value-type="float">
            <text:p>10,854</text:p>
          </table:table-cell>
          <table:table-cell office:value-type="float" office:value="11.277" calcext:value-type="float">
            <text:p>11,277</text:p>
          </table:table-cell>
          <table:table-cell office:value-type="float" office:value="11.708" calcext:value-type="float">
            <text:p>11,708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0.645" calcext:value-type="float">
            <text:p>10,645</text:p>
          </table:table-cell>
          <table:table-cell office:value-type="float" office:value="16.131" calcext:value-type="float">
            <text:p>16,131</text:p>
          </table:table-cell>
          <table:table-cell office:value-type="float" office:value="21.423" calcext:value-type="float">
            <text:p>21,423</text:p>
          </table:table-cell>
          <table:table-cell office:value-type="float" office:value="17.91" calcext:value-type="float">
            <text:p>17,91</text:p>
          </table:table-cell>
          <table:table-cell office:value-type="float" office:value="14.669" calcext:value-type="float">
            <text:p>14,669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925" calcext:value-type="float">
            <text:p>11,925</text:p>
          </table:table-cell>
          <table:table-cell table:number-columns-repeated="2" office:value-type="float" office:value="11.708" calcext:value-type="float">
            <text:p>11,708</text:p>
          </table:table-cell>
          <table:table-cell table:number-columns-repeated="5" office:value-type="float" office:value="11.277" calcext:value-type="float">
            <text:p>11,277</text:p>
          </table:table-cell>
          <table:table-cell office:value-type="float" office:value="10.645" calcext:value-type="float">
            <text:p>10,645</text:p>
          </table:table-cell>
          <table:table-cell office:value-type="float" office:value="11.065" calcext:value-type="float">
            <text:p>11,06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065" calcext:value-type="float">
            <text:p>11,065</text:p>
          </table:table-cell>
          <table:table-cell table:number-columns-repeated="2" office:value-type="float" office:value="10.854" calcext:value-type="float">
            <text:p>10,854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854" calcext:value-type="float">
            <text:p>10,85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277" calcext:value-type="float">
            <text:p>11,277</text:p>
          </table:table-cell>
          <table:table-cell office:value-type="float" office:value="11.936" calcext:value-type="float">
            <text:p>11,93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925" calcext:value-type="float">
            <text:p>11,925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925" calcext:value-type="float">
            <text:p>11,925</text:p>
          </table:table-cell>
          <table:table-cell office:value-type="float" office:value="12.145" calcext:value-type="float">
            <text:p>12,145</text:p>
          </table:table-cell>
          <table:table-cell table:number-columns-repeated="4" office:value-type="float" office:value="11.925" calcext:value-type="float">
            <text:p>11,925</text:p>
          </table:table-cell>
          <table:table-cell table:number-columns-repeated="3" office:value-type="float" office:value="11.708" calcext:value-type="float">
            <text:p>11,708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492" calcext:value-type="float">
            <text:p>11,492</text:p>
          </table:table-cell>
          <table:table-cell table:number-columns-repeated="3" office:value-type="float" office:value="11.277" calcext:value-type="float">
            <text:p>11,27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6.276" calcext:value-type="float">
            <text:p>46,276</text:p>
          </table:table-cell>
          <table:table-cell office:value-type="float" office:value="12.589" calcext:value-type="float">
            <text:p>12,589</text:p>
          </table:table-cell>
          <table:table-cell office:value-type="float" office:value="16.377" calcext:value-type="float">
            <text:p>16,37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69" calcext:value-type="float">
            <text:p>14,669</text:p>
          </table:table-cell>
          <table:table-cell office:value-type="float" office:value="14.195" calcext:value-type="float">
            <text:p>14,195</text:p>
          </table:table-cell>
          <table:table-cell office:value-type="float" office:value="18.963" calcext:value-type="float">
            <text:p>18,963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office:value-type="float" office:value="46.276" calcext:value-type="float">
            <text:p>46,276</text:p>
          </table:table-cell>
          <table:table-cell office:value-type="float" office:value="34.889" calcext:value-type="float">
            <text:p>34,889</text:p>
          </table:table-cell>
          <table:table-cell office:value-type="float" office:value="25.199" calcext:value-type="float">
            <text:p>25,199</text:p>
          </table:table-cell>
          <table:table-cell office:value-type="float" office:value="17.651" calcext:value-type="float">
            <text:p>17,651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15" calcext:value-type="float">
            <text:p>15,15</text:p>
          </table:table-cell>
          <table:table-cell office:value-type="float" office:value="14.909" calcext:value-type="float">
            <text:p>14,90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5.15" calcext:value-type="float">
            <text:p>15,15</text:p>
          </table:table-cell>
          <table:table-cell office:value-type="float" office:value="14.669" calcext:value-type="float">
            <text:p>14,669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267" calcext:value-type="float">
            <text:p>13,267</text:p>
          </table:table-cell>
          <table:table-cell office:value-type="float" office:value="13.039" calcext:value-type="float">
            <text:p>13,039</text:p>
          </table:table-cell>
          <table:table-cell table:number-columns-repeated="2" office:value-type="float" office:value="13.497" calcext:value-type="float">
            <text:p>13,497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267" calcext:value-type="float">
            <text:p>13,267</text:p>
          </table:table-cell>
          <table:table-cell office:value-type="float" office:value="13.039" calcext:value-type="float">
            <text:p>13,039</text:p>
          </table:table-cell>
          <table:table-cell table:number-columns-repeated="2"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813" calcext:value-type="float">
            <text:p>12,813</text:p>
          </table:table-cell>
          <table:table-cell table:number-columns-repeated="2" office:value-type="float" office:value="12.589" calcext:value-type="float">
            <text:p>12,58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601" calcext:value-type="float">
            <text:p>24,60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5.972" calcext:value-type="float">
            <text:p>15,972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28" calcext:value-type="float">
            <text:p>13,728</text:p>
          </table:table-cell>
          <table:table-cell office:value-type="float" office:value="14.431" calcext:value-type="float">
            <text:p>14,431</text:p>
          </table:table-cell>
          <table:table-cell table:number-columns-repeated="2" office:value-type="float" office:value="14.669" calcext:value-type="float">
            <text:p>14,669</text:p>
          </table:table-cell>
          <table:table-cell office:value-type="float" office:value="14.195" calcext:value-type="float">
            <text:p>14,195</text:p>
          </table:table-cell>
          <table:table-cell table:number-columns-repeated="2" office:value-type="float" office:value="13.728" calcext:value-type="float">
            <text:p>13,728</text:p>
          </table:table-cell>
          <table:table-cell office:value-type="float" office:value="14.909" calcext:value-type="float">
            <text:p>14,909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138" calcext:value-type="float">
            <text:p>17,138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669" calcext:value-type="float">
            <text:p>14,66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9.23" calcext:value-type="float">
            <text:p>19,23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195" calcext:value-type="float">
            <text:p>14,195</text:p>
          </table:table-cell>
          <table:table-cell table:number-columns-repeated="2" office:value-type="float" office:value="13.728" calcext:value-type="float">
            <text:p>13,728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4.909" calcext:value-type="float">
            <text:p>14,909</text:p>
          </table:table-cell>
          <table:table-cell office:value-type="float" office:value="21.143" calcext:value-type="float">
            <text:p>21,143</text:p>
          </table:table-cell>
          <table:table-cell office:value-type="float" office:value="17.394" calcext:value-type="float">
            <text:p>17,394</text:p>
          </table:table-cell>
          <table:table-cell office:value-type="float" office:value="24.601" calcext:value-type="float">
            <text:p>24,601</text:p>
          </table:table-cell>
          <table:table-cell office:value-type="float" office:value="23.424" calcext:value-type="float">
            <text:p>23,424</text:p>
          </table:table-cell>
          <table:table-cell office:value-type="float" office:value="17.651" calcext:value-type="float">
            <text:p>17,651</text:p>
          </table:table-cell>
          <table:table-cell office:value-type="float" office:value="15.637" calcext:value-type="float">
            <text:p>15,63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721" calcext:value-type="float">
            <text:p>26,721</text:p>
          </table:table-cell>
          <table:table-cell office:value-type="float" office:value="13.961" calcext:value-type="float">
            <text:p>13,961</text:p>
          </table:table-cell>
          <table:table-cell office:value-type="float" office:value="17.977" calcext:value-type="float">
            <text:p>17,97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557" calcext:value-type="float">
            <text:p>22,557</text:p>
          </table:table-cell>
          <table:table-cell office:value-type="float" office:value="22.844" calcext:value-type="float">
            <text:p>22,844</text:p>
          </table:table-cell>
          <table:table-cell office:value-type="float" office:value="24.601" calcext:value-type="float">
            <text:p>24,601</text:p>
          </table:table-cell>
          <table:table-cell office:value-type="float" office:value="21.423" calcext:value-type="float">
            <text:p>21,423</text:p>
          </table:table-cell>
          <table:table-cell office:value-type="float" office:value="20.314" calcext:value-type="float">
            <text:p>20,314</text:p>
          </table:table-cell>
          <table:table-cell office:value-type="float" office:value="17.651" calcext:value-type="float">
            <text:p>17,651</text:p>
          </table:table-cell>
          <table:table-cell office:value-type="float" office:value="17.138" calcext:value-type="float">
            <text:p>17,138</text:p>
          </table:table-cell>
          <table:table-cell office:value-type="float" office:value="16.631" calcext:value-type="float">
            <text:p>16,631</text:p>
          </table:table-cell>
          <table:table-cell office:value-type="float" office:value="25.199" calcext:value-type="float">
            <text:p>25,199</text:p>
          </table:table-cell>
          <table:table-cell office:value-type="float" office:value="26.721" calcext:value-type="float">
            <text:p>26,721</text:p>
          </table:table-cell>
          <table:table-cell office:value-type="float" office:value="20.589" calcext:value-type="float">
            <text:p>20,589</text:p>
          </table:table-cell>
          <table:table-cell office:value-type="float" office:value="17.91" calcext:value-type="float">
            <text:p>17,91</text:p>
          </table:table-cell>
          <table:table-cell table:number-columns-repeated="2" office:value-type="float" office:value="16.631" calcext:value-type="float">
            <text:p>16,631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91" calcext:value-type="float">
            <text:p>17,9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9.23" calcext:value-type="float">
            <text:p>19,23</text:p>
          </table:table-cell>
          <table:table-cell office:value-type="float" office:value="16.131" calcext:value-type="float">
            <text:p>16,131</text:p>
          </table:table-cell>
          <table:table-cell table:number-columns-repeated="2" office:value-type="float" office:value="15.15" calcext:value-type="float">
            <text:p>15,15</text:p>
          </table:table-cell>
          <table:table-cell office:value-type="float" office:value="14.431" calcext:value-type="float">
            <text:p>14,431</text:p>
          </table:table-cell>
          <table:table-cell office:value-type="float" office:value="16.38" calcext:value-type="float">
            <text:p>16,38</text:p>
          </table:table-cell>
          <table:table-cell office:value-type="float" office:value="15.15" calcext:value-type="float">
            <text:p>15,15</text:p>
          </table:table-cell>
          <table:table-cell office:value-type="float" office:value="15.637" calcext:value-type="float">
            <text:p>15,637</text:p>
          </table:table-cell>
          <table:table-cell table:number-columns-repeated="2" office:value-type="float" office:value="14.431" calcext:value-type="float">
            <text:p>14,431</text:p>
          </table:table-cell>
          <table:table-cell office:value-type="float" office:value="13.961" calcext:value-type="float">
            <text:p>13,96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3.41" calcext:value-type="float">
            <text:p>63,41</text:p>
          </table:table-cell>
          <table:table-cell office:value-type="float" office:value="16.131" calcext:value-type="float">
            <text:p>16,131</text:p>
          </table:table-cell>
          <table:table-cell office:value-type="float" office:value="29.456" calcext:value-type="float">
            <text:p>29,45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.41" calcext:value-type="float">
            <text:p>63,41</text:p>
          </table:table-cell>
          <table:table-cell office:value-type="float" office:value="43.966" calcext:value-type="float">
            <text:p>43,966</text:p>
          </table:table-cell>
          <table:table-cell office:value-type="float" office:value="38.773" calcext:value-type="float">
            <text:p>38,773</text:p>
          </table:table-cell>
          <table:table-cell office:value-type="float" office:value="43.207" calcext:value-type="float">
            <text:p>43,207</text:p>
          </table:table-cell>
          <table:table-cell office:value-type="float" office:value="39.862" calcext:value-type="float">
            <text:p>39,862</text:p>
          </table:table-cell>
          <table:table-cell office:value-type="float" office:value="37.696" calcext:value-type="float">
            <text:p>37,696</text:p>
          </table:table-cell>
          <table:table-cell office:value-type="float" office:value="37.34" calcext:value-type="float">
            <text:p>37,34</text:p>
          </table:table-cell>
          <table:table-cell office:value-type="float" office:value="35.235" calcext:value-type="float">
            <text:p>35,235</text:p>
          </table:table-cell>
          <table:table-cell office:value-type="float" office:value="35.931" calcext:value-type="float">
            <text:p>35,931</text:p>
          </table:table-cell>
          <table:table-cell office:value-type="float" office:value="33.86" calcext:value-type="float">
            <text:p>33,86</text:p>
          </table:table-cell>
          <table:table-cell office:value-type="float" office:value="29.555" calcext:value-type="float">
            <text:p>29,555</text:p>
          </table:table-cell>
          <table:table-cell office:value-type="float" office:value="26.721" calcext:value-type="float">
            <text:p>26,721</text:p>
          </table:table-cell>
          <table:table-cell office:value-type="float" office:value="23.716" calcext:value-type="float">
            <text:p>23,716</text:p>
          </table:table-cell>
          <table:table-cell office:value-type="float" office:value="26.721" calcext:value-type="float">
            <text:p>26,721</text:p>
          </table:table-cell>
          <table:table-cell office:value-type="float" office:value="21.704" calcext:value-type="float">
            <text:p>21,704</text:p>
          </table:table-cell>
          <table:table-cell office:value-type="float" office:value="21.143" calcext:value-type="float">
            <text:p>21,143</text:p>
          </table:table-cell>
          <table:table-cell office:value-type="float" office:value="20.589" calcext:value-type="float">
            <text:p>20,589</text:p>
          </table:table-cell>
          <table:table-cell office:value-type="float" office:value="18.963" calcext:value-type="float">
            <text:p>18,963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91" calcext:value-type="float">
            <text:p>17,91</text:p>
          </table:table-cell>
          <table:table-cell office:value-type="float" office:value="17.651" calcext:value-type="float">
            <text:p>17,651</text:p>
          </table:table-cell>
          <table:table-cell office:value-type="float" office:value="17.138" calcext:value-type="float">
            <text:p>17,138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131" calcext:value-type="float">
            <text:p>16,131</text:p>
          </table:table-cell>
          <table:table-cell office:value-type="float" office:value="32.509" calcext:value-type="float">
            <text:p>32,509</text:p>
          </table:table-cell>
          <table:table-cell office:value-type="float" office:value="45.115" calcext:value-type="float">
            <text:p>45,115</text:p>
          </table:table-cell>
          <table:table-cell office:value-type="float" office:value="32.845" calcext:value-type="float">
            <text:p>32,845</text:p>
          </table:table-cell>
          <table:table-cell office:value-type="float" office:value="24.601" calcext:value-type="float">
            <text:p>24,601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7.171" calcext:value-type="float">
            <text:p>177,171</text:p>
          </table:table-cell>
          <table:table-cell office:value-type="float" office:value="16.38" calcext:value-type="float">
            <text:p>16,38</text:p>
          </table:table-cell>
          <table:table-cell office:value-type="float" office:value="45.101" calcext:value-type="float">
            <text:p>45,1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716" calcext:value-type="float">
            <text:p>23,716</text:p>
          </table:table-cell>
          <table:table-cell office:value-type="float" office:value="25.501" calcext:value-type="float">
            <text:p>25,501</text:p>
          </table:table-cell>
          <table:table-cell office:value-type="float" office:value="28.597" calcext:value-type="float">
            <text:p>28,597</text:p>
          </table:table-cell>
          <table:table-cell office:value-type="float" office:value="25.501" calcext:value-type="float">
            <text:p>25,501</text:p>
          </table:table-cell>
          <table:table-cell office:value-type="float" office:value="33.86" calcext:value-type="float">
            <text:p>33,86</text:p>
          </table:table-cell>
          <table:table-cell office:value-type="float" office:value="32.845" calcext:value-type="float">
            <text:p>32,845</text:p>
          </table:table-cell>
          <table:table-cell office:value-type="float" office:value="26.108" calcext:value-type="float">
            <text:p>26,108</text:p>
          </table:table-cell>
          <table:table-cell office:value-type="float" office:value="19.498" calcext:value-type="float">
            <text:p>19,498</text:p>
          </table:table-cell>
          <table:table-cell office:value-type="float" office:value="17.91" calcext:value-type="float">
            <text:p>17,91</text:p>
          </table:table-cell>
          <table:table-cell office:value-type="float" office:value="24.01" calcext:value-type="float">
            <text:p>24,01</text:p>
          </table:table-cell>
          <table:table-cell office:value-type="float" office:value="22.271" calcext:value-type="float">
            <text:p>22,271</text:p>
          </table:table-cell>
          <table:table-cell office:value-type="float" office:value="17.138" calcext:value-type="float">
            <text:p>17,138</text:p>
          </table:table-cell>
          <table:table-cell office:value-type="float" office:value="16.38" calcext:value-type="float">
            <text:p>16,38</text:p>
          </table:table-cell>
          <table:table-cell office:value-type="float" office:value="19.23" calcext:value-type="float">
            <text:p>19,23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91" calcext:value-type="float">
            <text:p>17,91</text:p>
          </table:table-cell>
          <table:table-cell office:value-type="float" office:value="55.687" calcext:value-type="float">
            <text:p>55,687</text:p>
          </table:table-cell>
          <table:table-cell office:value-type="float" office:value="51.999" calcext:value-type="float">
            <text:p>51,999</text:p>
          </table:table-cell>
          <table:table-cell office:value-type="float" office:value="60.46" calcext:value-type="float">
            <text:p>60,46</text:p>
          </table:table-cell>
          <table:table-cell office:value-type="float" office:value="54.754" calcext:value-type="float">
            <text:p>54,754</text:p>
          </table:table-cell>
          <table:table-cell office:value-type="float" office:value="39.498" calcext:value-type="float">
            <text:p>39,498</text:p>
          </table:table-cell>
          <table:table-cell office:value-type="float" office:value="34.202" calcext:value-type="float">
            <text:p>34,202</text:p>
          </table:table-cell>
          <table:table-cell office:value-type="float" office:value="85.852" calcext:value-type="float">
            <text:p>85,852</text:p>
          </table:table-cell>
          <table:table-cell office:value-type="float" office:value="159.14" calcext:value-type="float">
            <text:p>159,14</text:p>
          </table:table-cell>
          <table:table-cell office:value-type="float" office:value="177.171" calcext:value-type="float">
            <text:p>177,171</text:p>
          </table:table-cell>
          <table:table-cell office:value-type="float" office:value="97.194" calcext:value-type="float">
            <text:p>97,194</text:p>
          </table:table-cell>
          <table:table-cell office:value-type="float" office:value="60.46" calcext:value-type="float">
            <text:p>60,46</text:p>
          </table:table-cell>
          <table:table-cell office:value-type="float" office:value="40.596" calcext:value-type="float">
            <text:p>40,596</text:p>
          </table:table-cell>
          <table:table-cell office:value-type="float" office:value="33.182" calcext:value-type="float">
            <text:p>33,182</text:p>
          </table:table-cell>
          <table:table-cell office:value-type="float" office:value="37.696" calcext:value-type="float">
            <text:p>37,696</text:p>
          </table:table-cell>
          <table:table-cell office:value-type="float" office:value="41.335" calcext:value-type="float">
            <text:p>41,335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408" calcext:value-type="float">
            <text:p>64,408</text:p>
          </table:table-cell>
          <table:table-cell office:value-type="float" office:value="8.65" calcext:value-type="float">
            <text:p>8,65</text:p>
          </table:table-cell>
          <table:table-cell office:value-type="float" office:value="19.499" calcext:value-type="float">
            <text:p>19,49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3" calcext:value-type="float">
            <text:p>9,23</text:p>
          </table:table-cell>
          <table:table-cell table:number-columns-repeated="2" office:value-type="float" office:value="9.625" calcext:value-type="float">
            <text:p>9,625</text:p>
          </table:table-cell>
          <table:table-cell table:number-columns-repeated="2" office:value-type="float" office:value="9.035" calcext:value-type="float">
            <text:p>9,035</text:p>
          </table:table-cell>
          <table:table-cell office:value-type="float" office:value="8.842" calcext:value-type="float">
            <text:p>8,842</text:p>
          </table:table-cell>
          <table:table-cell office:value-type="float" office:value="8.65" calcext:value-type="float">
            <text:p>8,65</text:p>
          </table:table-cell>
          <table:table-cell office:value-type="float" office:value="9.23" calcext:value-type="float">
            <text:p>9,23</text:p>
          </table:table-cell>
          <table:table-cell office:value-type="float" office:value="9.427" calcext:value-type="float">
            <text:p>9,427</text:p>
          </table:table-cell>
          <table:table-cell table:number-columns-repeated="2" office:value-type="float" office:value="9.23" calcext:value-type="float">
            <text:p>9,2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4.195" calcext:value-type="float">
            <text:p>14,195</text:p>
          </table:table-cell>
          <table:table-cell office:value-type="float" office:value="14.669" calcext:value-type="float">
            <text:p>14,669</text:p>
          </table:table-cell>
          <table:table-cell office:value-type="float" office:value="13.039" calcext:value-type="float">
            <text:p>13,039</text:p>
          </table:table-cell>
          <table:table-cell office:value-type="float" office:value="14.195" calcext:value-type="float">
            <text:p>14,195</text:p>
          </table:table-cell>
          <table:table-cell office:value-type="float" office:value="19.23" calcext:value-type="float">
            <text:p>19,23</text:p>
          </table:table-cell>
          <table:table-cell table:number-columns-repeated="3" office:value-type="float" office:value="29.555" calcext:value-type="float">
            <text:p>29,555</text:p>
          </table:table-cell>
          <table:table-cell office:value-type="float" office:value="30.526" calcext:value-type="float">
            <text:p>30,526</text:p>
          </table:table-cell>
          <table:table-cell office:value-type="float" office:value="38.773" calcext:value-type="float">
            <text:p>38,773</text:p>
          </table:table-cell>
          <table:table-cell office:value-type="float" office:value="31.511" calcext:value-type="float">
            <text:p>31,511</text:p>
          </table:table-cell>
          <table:table-cell office:value-type="float" office:value="18.963" calcext:value-type="float">
            <text:p>18,963</text:p>
          </table:table-cell>
          <table:table-cell office:value-type="float" office:value="19.23" calcext:value-type="float">
            <text:p>19,23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15" calcext:value-type="float">
            <text:p>15,15</text:p>
          </table:table-cell>
          <table:table-cell office:value-type="float" office:value="27.652" calcext:value-type="float">
            <text:p>27,652</text:p>
          </table:table-cell>
          <table:table-cell office:value-type="float" office:value="64.408" calcext:value-type="float">
            <text:p>64,408</text:p>
          </table:table-cell>
          <table:table-cell office:value-type="float" office:value="40.228" calcext:value-type="float">
            <text:p>40,228</text:p>
          </table:table-cell>
          <table:table-cell office:value-type="float" office:value="24.9" calcext:value-type="float">
            <text:p>24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721" calcext:value-type="float">
            <text:p>26,721</text:p>
          </table:table-cell>
          <table:table-cell office:value-type="float" office:value="9.427" calcext:value-type="float">
            <text:p>9,427</text:p>
          </table:table-cell>
          <table:table-cell office:value-type="float" office:value="14.666" calcext:value-type="float">
            <text:p>14,66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631" calcext:value-type="float">
            <text:p>16,631</text:p>
          </table:table-cell>
          <table:table-cell office:value-type="float" office:value="24.01" calcext:value-type="float">
            <text:p>24,01</text:p>
          </table:table-cell>
          <table:table-cell office:value-type="float" office:value="26.721" calcext:value-type="float">
            <text:p>26,721</text:p>
          </table:table-cell>
          <table:table-cell office:value-type="float" office:value="23.133" calcext:value-type="float">
            <text:p>23,133</text:p>
          </table:table-cell>
          <table:table-cell office:value-type="float" office:value="15.883" calcext:value-type="float">
            <text:p>15,883</text:p>
          </table:table-cell>
          <table:table-cell office:value-type="float" office:value="12.813" calcext:value-type="float">
            <text:p>12,813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925" calcext:value-type="float">
            <text:p>11,925</text:p>
          </table:table-cell>
          <table:table-cell office:value-type="float" office:value="12.366" calcext:value-type="float">
            <text:p>12,366</text:p>
          </table:table-cell>
          <table:table-cell office:value-type="float" office:value="21.143" calcext:value-type="float">
            <text:p>21,143</text:p>
          </table:table-cell>
          <table:table-cell office:value-type="float" office:value="20.865" calcext:value-type="float">
            <text:p>20,865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589" calcext:value-type="float">
            <text:p>12,589</text:p>
          </table:table-cell>
          <table:table-cell office:value-type="float" office:value="17.394" calcext:value-type="float">
            <text:p>17,394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669" calcext:value-type="float">
            <text:p>14,669</text:p>
          </table:table-cell>
          <table:table-cell office:value-type="float" office:value="21.143" calcext:value-type="float">
            <text:p>21,143</text:p>
          </table:table-cell>
          <table:table-cell office:value-type="float" office:value="20.589" calcext:value-type="float">
            <text:p>20,589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492" calcext:value-type="float">
            <text:p>11,492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438" calcext:value-type="float">
            <text:p>10,438</text:p>
          </table:table-cell>
          <table:table-cell table:number-columns-repeated="3" office:value-type="float" office:value="9.826" calcext:value-type="float">
            <text:p>9,826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427" calcext:value-type="float">
            <text:p>9,427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424" calcext:value-type="float">
            <text:p>23,424</text:p>
          </table:table-cell>
          <table:table-cell office:value-type="float" office:value="8.842" calcext:value-type="float">
            <text:p>8,842</text:p>
          </table:table-cell>
          <table:table-cell office:value-type="float" office:value="12.613" calcext:value-type="float">
            <text:p>12,61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637" calcext:value-type="float">
            <text:p>15,637</text:p>
          </table:table-cell>
          <table:table-cell office:value-type="float" office:value="23.424" calcext:value-type="float">
            <text:p>23,424</text:p>
          </table:table-cell>
          <table:table-cell office:value-type="float" office:value="20.865" calcext:value-type="float">
            <text:p>20,865</text:p>
          </table:table-cell>
          <table:table-cell office:value-type="float" office:value="15.15" calcext:value-type="float">
            <text:p>15,15</text:p>
          </table:table-cell>
          <table:table-cell office:value-type="float" office:value="12.813" calcext:value-type="float">
            <text:p>12,813</text:p>
          </table:table-cell>
          <table:table-cell office:value-type="float" office:value="18.171" calcext:value-type="float">
            <text:p>18,171</text:p>
          </table:table-cell>
          <table:table-cell office:value-type="float" office:value="18.697" calcext:value-type="float">
            <text:p>18,697</text:p>
          </table:table-cell>
          <table:table-cell office:value-type="float" office:value="16.884" calcext:value-type="float">
            <text:p>16,884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195" calcext:value-type="float">
            <text:p>14,195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277" calcext:value-type="float">
            <text:p>11,277</text:p>
          </table:table-cell>
          <table:table-cell table:number-columns-repeated="2" office:value-type="float" office:value="10.438" calcext:value-type="float">
            <text:p>10,438</text:p>
          </table:table-cell>
          <table:table-cell office:value-type="float" office:value="10.854" calcext:value-type="float">
            <text:p>10,854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table:number-columns-repeated="2" office:value-type="float" office:value="9.23" calcext:value-type="float">
            <text:p>9,23</text:p>
          </table:table-cell>
          <table:table-cell office:value-type="float" office:value="8.842" calcext:value-type="float">
            <text:p>8,842</text:p>
          </table:table-cell>
          <table:table-cell table:number-columns-repeated="2" office:value-type="float" office:value="9.035" calcext:value-type="float">
            <text:p>9,035</text:p>
          </table:table-cell>
          <table:table-cell office:value-type="float" office:value="8.842" calcext:value-type="float">
            <text:p>8,842</text:p>
          </table:table-cell>
          <table:table-cell office:value-type="float" office:value="9.035" calcext:value-type="float">
            <text:p>9,0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768" calcext:value-type="float">
            <text:p>19,768</text:p>
          </table:table-cell>
          <table:table-cell office:value-type="float" office:value="9.23" calcext:value-type="float">
            <text:p>9,23</text:p>
          </table:table-cell>
          <table:table-cell office:value-type="float" office:value="11.808" calcext:value-type="float">
            <text:p>11,808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3" calcext:value-type="float">
            <text:p>9,23</text:p>
          </table:table-cell>
          <table:table-cell office:value-type="float" office:value="9.625" calcext:value-type="float">
            <text:p>9,625</text:p>
          </table:table-cell>
          <table:table-cell office:value-type="float" office:value="9.826" calcext:value-type="float">
            <text:p>9,826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854" calcext:value-type="float">
            <text:p>10,854</text:p>
          </table:table-cell>
          <table:table-cell office:value-type="float" office:value="11.065" calcext:value-type="float">
            <text:p>11,065</text:p>
          </table:table-cell>
          <table:table-cell table:number-columns-repeated="2"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office:value-type="float" office:value="9.625" calcext:value-type="float">
            <text:p>9,625</text:p>
          </table:table-cell>
          <table:table-cell table:number-columns-repeated="3" office:value-type="float" office:value="9.427" calcext:value-type="float">
            <text:p>9,427</text:p>
          </table:table-cell>
          <table:table-cell table:number-columns-repeated="2" office:value-type="float" office:value="9.23" calcext:value-type="float">
            <text:p>9,23</text:p>
          </table:table-cell>
          <table:table-cell office:value-type="float" office:value="9.427" calcext:value-type="float">
            <text:p>9,427</text:p>
          </table:table-cell>
          <table:table-cell office:value-type="float" office:value="9.23" calcext:value-type="float">
            <text:p>9,23</text:p>
          </table:table-cell>
          <table:table-cell office:value-type="float" office:value="9.625" calcext:value-type="float">
            <text:p>9,625</text:p>
          </table:table-cell>
          <table:table-cell office:value-type="float" office:value="18.171" calcext:value-type="float">
            <text:p>18,171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3.961" calcext:value-type="float">
            <text:p>13,961</text:p>
          </table:table-cell>
          <table:table-cell office:value-type="float" office:value="11.492" calcext:value-type="float">
            <text:p>11,492</text:p>
          </table:table-cell>
          <table:table-cell table:number-columns-repeated="2" office:value-type="float" office:value="10.645" calcext:value-type="float">
            <text:p>10,645</text:p>
          </table:table-cell>
          <table:table-cell office:value-type="float" office:value="19.768" calcext:value-type="float">
            <text:p>19,768</text:p>
          </table:table-cell>
          <table:table-cell office:value-type="float" office:value="17.91" calcext:value-type="float">
            <text:p>17,9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3.267" calcext:value-type="float">
            <text:p>13,267</text:p>
          </table:table-cell>
          <table:table-cell office:value-type="float" office:value="14.431" calcext:value-type="float">
            <text:p>14,43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854" calcext:value-type="float">
            <text:p>10,854</text:p>
          </table:table-cell>
          <table:table-cell office:value-type="float" office:value="9.427" calcext:value-type="float">
            <text:p>9,427</text:p>
          </table:table-cell>
          <table:table-cell office:value-type="float" office:value="10.269" calcext:value-type="float">
            <text:p>10,26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854" calcext:value-type="float">
            <text:p>10,854</text:p>
          </table:table-cell>
          <table:table-cell table:number-columns-repeated="2" office:value-type="float" office:value="10.645" calcext:value-type="float">
            <text:p>10,645</text:p>
          </table:table-cell>
          <table:table-cell table:number-columns-repeated="3" office:value-type="float" office:value="10.854" calcext:value-type="float">
            <text:p>10,854</text:p>
          </table:table-cell>
          <table:table-cell table:number-columns-repeated="3" office:value-type="float" office:value="10.645" calcext:value-type="float">
            <text:p>10,645</text:p>
          </table:table-cell>
          <table:table-cell office:value-type="float" office:value="10.438" calcext:value-type="float">
            <text:p>10,438</text:p>
          </table:table-cell>
          <table:table-cell table:number-columns-repeated="2" office:value-type="float" office:value="10.232" calcext:value-type="float">
            <text:p>10,232</text:p>
          </table:table-cell>
          <table:table-cell office:value-type="float" office:value="10.438" calcext:value-type="float">
            <text:p>10,438</text:p>
          </table:table-cell>
          <table:table-cell table:number-columns-repeated="2" office:value-type="float" office:value="10.645" calcext:value-type="float">
            <text:p>10,645</text:p>
          </table:table-cell>
          <table:table-cell office:value-type="float" office:value="10.438" calcext:value-type="float">
            <text:p>10,438</text:p>
          </table:table-cell>
          <table:table-cell table:number-columns-repeated="3" office:value-type="float" office:value="10.028" calcext:value-type="float">
            <text:p>10,028</text:p>
          </table:table-cell>
          <table:table-cell office:value-type="float" office:value="10.232" calcext:value-type="float">
            <text:p>10,232</text:p>
          </table:table-cell>
          <table:table-cell table:number-columns-repeated="2" office:value-type="float" office:value="10.438" calcext:value-type="float">
            <text:p>10,438</text:p>
          </table:table-cell>
          <table:table-cell table:number-columns-repeated="2"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table:number-columns-repeated="5"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1.065" calcext:value-type="float">
            <text:p>11,065</text:p>
          </table:table-cell>
          <table:table-cell office:value-type="float" office:value="11.905" calcext:value-type="float">
            <text:p>11,90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589" calcext:value-type="float">
            <text:p>12,589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925" calcext:value-type="float">
            <text:p>11,925</text:p>
          </table:table-cell>
          <table:table-cell table:number-columns-repeated="4" office:value-type="float" office:value="11.708" calcext:value-type="float">
            <text:p>11,708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708" calcext:value-type="float">
            <text:p>11,708</text:p>
          </table:table-cell>
          <table:table-cell table:number-columns-repeated="2" office:value-type="float" office:value="11.492" calcext:value-type="float">
            <text:p>11,492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3.039" calcext:value-type="float">
            <text:p>13,039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145" calcext:value-type="float">
            <text:p>12,145</text:p>
          </table:table-cell>
          <table:table-cell table:number-columns-repeated="2" office:value-type="float" office:value="11.708" calcext:value-type="float">
            <text:p>11,708</text:p>
          </table:table-cell>
          <table:table-cell office:value-type="float" office:value="11.492" calcext:value-type="float">
            <text:p>11,492</text:p>
          </table:table-cell>
          <table:table-cell table:number-columns-repeated="3" office:value-type="float" office:value="11.277" calcext:value-type="float">
            <text:p>11,277</text:p>
          </table:table-cell>
          <table:table-cell table:number-columns-repeated="2" office:value-type="float" office:value="11.065" calcext:value-type="float">
            <text:p>11,065</text:p>
          </table:table-cell>
          <table:table-cell table:number-columns-repeated="3" office:value-type="float" office:value="11.277" calcext:value-type="float">
            <text:p>11,27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431" calcext:value-type="float">
            <text:p>14,431</text:p>
          </table:table-cell>
          <table:table-cell office:value-type="float" office:value="12.145" calcext:value-type="float">
            <text:p>12,145</text:p>
          </table:table-cell>
          <table:table-cell office:value-type="float" office:value="12.937" calcext:value-type="float">
            <text:p>12,93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267" calcext:value-type="float">
            <text:p>13,267</text:p>
          </table:table-cell>
          <table:table-cell office:value-type="float" office:value="13.497" calcext:value-type="float">
            <text:p>13,497</text:p>
          </table:table-cell>
          <table:table-cell table:number-columns-repeated="3" office:value-type="float" office:value="13.267" calcext:value-type="float">
            <text:p>13,267</text:p>
          </table:table-cell>
          <table:table-cell table:number-columns-repeated="3" office:value-type="float" office:value="13.039" calcext:value-type="float">
            <text:p>13,039</text:p>
          </table:table-cell>
          <table:table-cell table:number-columns-repeated="3" office:value-type="float" office:value="12.813" calcext:value-type="float">
            <text:p>12,813</text:p>
          </table:table-cell>
          <table:table-cell office:value-type="float" office:value="13.267" calcext:value-type="float">
            <text:p>13,267</text:p>
          </table:table-cell>
          <table:table-cell table:number-columns-repeated="2"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3.039" calcext:value-type="float">
            <text:p>13,039</text:p>
          </table:table-cell>
          <table:table-cell table:number-columns-repeated="3"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145" calcext:value-type="float">
            <text:p>12,145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589" calcext:value-type="float">
            <text:p>12,58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267" calcext:value-type="float">
            <text:p>13,267</text:p>
          </table:table-cell>
          <table:table-cell table:number-columns-repeated="3" office:value-type="float" office:value="12.589" calcext:value-type="float">
            <text:p>12,58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423" calcext:value-type="float">
            <text:p>21,423</text:p>
          </table:table-cell>
          <table:table-cell office:value-type="float" office:value="13.267" calcext:value-type="float">
            <text:p>13,267</text:p>
          </table:table-cell>
          <table:table-cell office:value-type="float" office:value="15.363" calcext:value-type="float">
            <text:p>15,36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15" calcext:value-type="float">
            <text:p>15,15</text:p>
          </table:table-cell>
          <table:table-cell office:value-type="float" office:value="14.909" calcext:value-type="float">
            <text:p>14,909</text:p>
          </table:table-cell>
          <table:table-cell office:value-type="float" office:value="15.15" calcext:value-type="float">
            <text:p>15,15</text:p>
          </table:table-cell>
          <table:table-cell office:value-type="float" office:value="19.23" calcext:value-type="float">
            <text:p>19,23</text:p>
          </table:table-cell>
          <table:table-cell office:value-type="float" office:value="21.423" calcext:value-type="float">
            <text:p>21,423</text:p>
          </table:table-cell>
          <table:table-cell office:value-type="float" office:value="17.394" calcext:value-type="float">
            <text:p>17,394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883" calcext:value-type="float">
            <text:p>15,883</text:p>
          </table:table-cell>
          <table:table-cell table:number-columns-repeated="2" office:value-type="float" office:value="15.393" calcext:value-type="float">
            <text:p>15,393</text:p>
          </table:table-cell>
          <table:table-cell table:number-columns-repeated="5" office:value-type="float" office:value="14.909" calcext:value-type="float">
            <text:p>14,909</text:p>
          </table:table-cell>
          <table:table-cell office:value-type="float" office:value="15.15" calcext:value-type="float">
            <text:p>15,15</text:p>
          </table:table-cell>
          <table:table-cell office:value-type="float" office:value="14.909" calcext:value-type="float">
            <text:p>14,909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4.909" calcext:value-type="float">
            <text:p>14,909</text:p>
          </table:table-cell>
          <table:table-cell office:value-type="float" office:value="14.669" calcext:value-type="float">
            <text:p>14,66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961" calcext:value-type="float">
            <text:p>13,961</text:p>
          </table:table-cell>
          <table:table-cell table:number-columns-repeated="2" office:value-type="float" office:value="13.728" calcext:value-type="float">
            <text:p>13,728</text:p>
          </table:table-cell>
          <table:table-cell table:number-columns-repeated="2" office:value-type="float" office:value="13.267" calcext:value-type="float">
            <text:p>13,2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7.48" calcext:value-type="float">
            <text:p>77,48</text:p>
          </table:table-cell>
          <table:table-cell office:value-type="float" office:value="16.38" calcext:value-type="float">
            <text:p>16,38</text:p>
          </table:table-cell>
          <table:table-cell office:value-type="float" office:value="25.683" calcext:value-type="float">
            <text:p>25,68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.436" calcext:value-type="float">
            <text:p>61,436</text:p>
          </table:table-cell>
          <table:table-cell office:value-type="float" office:value="77.48" calcext:value-type="float">
            <text:p>77,48</text:p>
          </table:table-cell>
          <table:table-cell office:value-type="float" office:value="57.1" calcext:value-type="float">
            <text:p>57,1</text:p>
          </table:table-cell>
          <table:table-cell office:value-type="float" office:value="32.845" calcext:value-type="float">
            <text:p>32,845</text:p>
          </table:table-cell>
          <table:table-cell office:value-type="float" office:value="25.501" calcext:value-type="float">
            <text:p>25,501</text:p>
          </table:table-cell>
          <table:table-cell office:value-type="float" office:value="22.844" calcext:value-type="float">
            <text:p>22,844</text:p>
          </table:table-cell>
          <table:table-cell office:value-type="float" office:value="21.704" calcext:value-type="float">
            <text:p>21,704</text:p>
          </table:table-cell>
          <table:table-cell office:value-type="float" office:value="20.589" calcext:value-type="float">
            <text:p>20,589</text:p>
          </table:table-cell>
          <table:table-cell office:value-type="float" office:value="19.768" calcext:value-type="float">
            <text:p>19,768</text:p>
          </table:table-cell>
          <table:table-cell office:value-type="float" office:value="20.314" calcext:value-type="float">
            <text:p>20,314</text:p>
          </table:table-cell>
          <table:table-cell office:value-type="float" office:value="20.589" calcext:value-type="float">
            <text:p>20,589</text:p>
          </table:table-cell>
          <table:table-cell office:value-type="float" office:value="19.23" calcext:value-type="float">
            <text:p>19,23</text:p>
          </table:table-cell>
          <table:table-cell office:value-type="float" office:value="17.91" calcext:value-type="float">
            <text:p>17,91</text:p>
          </table:table-cell>
          <table:table-cell office:value-type="float" office:value="18.433" calcext:value-type="float">
            <text:p>18,433</text:p>
          </table:table-cell>
          <table:table-cell office:value-type="float" office:value="20.589" calcext:value-type="float">
            <text:p>20,589</text:p>
          </table:table-cell>
          <table:table-cell office:value-type="float" office:value="21.704" calcext:value-type="float">
            <text:p>21,704</text:p>
          </table:table-cell>
          <table:table-cell office:value-type="float" office:value="17.91" calcext:value-type="float">
            <text:p>17,91</text:p>
          </table:table-cell>
          <table:table-cell office:value-type="float" office:value="17.138" calcext:value-type="float">
            <text:p>17,138</text:p>
          </table:table-cell>
          <table:table-cell office:value-type="float" office:value="18.697" calcext:value-type="float">
            <text:p>18,697</text:p>
          </table:table-cell>
          <table:table-cell office:value-type="float" office:value="28.28" calcext:value-type="float">
            <text:p>28,28</text:p>
          </table:table-cell>
          <table:table-cell office:value-type="float" office:value="24.305" calcext:value-type="float">
            <text:p>24,305</text:p>
          </table:table-cell>
          <table:table-cell office:value-type="float" office:value="17.91" calcext:value-type="float">
            <text:p>17,91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table:number-columns-repeated="2" office:value-type="float" office:value="16.38" calcext:value-type="float">
            <text:p>16,38</text:p>
          </table:table-cell>
          <table:table-cell office:value-type="float" office:value="33.52" calcext:value-type="float">
            <text:p>33,52</text:p>
          </table:table-cell>
          <table:table-cell office:value-type="float" office:value="29.877" calcext:value-type="float">
            <text:p>29,877</text:p>
          </table:table-cell>
          <table:table-cell office:value-type="float" office:value="21.143" calcext:value-type="float">
            <text:p>21,143</text:p>
          </table:table-cell>
          <table:table-cell office:value-type="float" office:value="17.394" calcext:value-type="float">
            <text:p>17,39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5.918" calcext:value-type="float">
            <text:p>65,918</text:p>
          </table:table-cell>
          <table:table-cell office:value-type="float" office:value="14.431" calcext:value-type="float">
            <text:p>14,431</text:p>
          </table:table-cell>
          <table:table-cell office:value-type="float" office:value="25.572" calcext:value-type="float">
            <text:p>25,57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65" calcext:value-type="float">
            <text:p>20,865</text:p>
          </table:table-cell>
          <table:table-cell office:value-type="float" office:value="18.963" calcext:value-type="float">
            <text:p>18,963</text:p>
          </table:table-cell>
          <table:table-cell office:value-type="float" office:value="18.433" calcext:value-type="float">
            <text:p>18,433</text:p>
          </table:table-cell>
          <table:table-cell office:value-type="float" office:value="18.171" calcext:value-type="float">
            <text:p>18,171</text:p>
          </table:table-cell>
          <table:table-cell office:value-type="float" office:value="21.987" calcext:value-type="float">
            <text:p>21,987</text:p>
          </table:table-cell>
          <table:table-cell office:value-type="float" office:value="20.589" calcext:value-type="float">
            <text:p>20,589</text:p>
          </table:table-cell>
          <table:table-cell office:value-type="float" office:value="18.963" calcext:value-type="float">
            <text:p>18,963</text:p>
          </table:table-cell>
          <table:table-cell office:value-type="float" office:value="16.884" calcext:value-type="float">
            <text:p>16,884</text:p>
          </table:table-cell>
          <table:table-cell table:number-columns-repeated="2" office:value-type="float" office:value="16.131" calcext:value-type="float">
            <text:p>16,13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6.131" calcext:value-type="float">
            <text:p>16,131</text:p>
          </table:table-cell>
          <table:table-cell table:number-columns-repeated="2" office:value-type="float" office:value="19.498" calcext:value-type="float">
            <text:p>19,498</text:p>
          </table:table-cell>
          <table:table-cell office:value-type="float" office:value="17.91" calcext:value-type="float">
            <text:p>17,91</text:p>
          </table:table-cell>
          <table:table-cell office:value-type="float" office:value="16.38" calcext:value-type="float">
            <text:p>16,38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669" calcext:value-type="float">
            <text:p>14,669</text:p>
          </table:table-cell>
          <table:table-cell office:value-type="float" office:value="14.431" calcext:value-type="float">
            <text:p>14,431</text:p>
          </table:table-cell>
          <table:table-cell office:value-type="float" office:value="21.704" calcext:value-type="float">
            <text:p>21,704</text:p>
          </table:table-cell>
          <table:table-cell office:value-type="float" office:value="17.91" calcext:value-type="float">
            <text:p>17,91</text:p>
          </table:table-cell>
          <table:table-cell office:value-type="float" office:value="24.601" calcext:value-type="float">
            <text:p>24,601</text:p>
          </table:table-cell>
          <table:table-cell office:value-type="float" office:value="31.842" calcext:value-type="float">
            <text:p>31,842</text:p>
          </table:table-cell>
          <table:table-cell office:value-type="float" office:value="62.914" calcext:value-type="float">
            <text:p>62,914</text:p>
          </table:table-cell>
          <table:table-cell office:value-type="float" office:value="65.918" calcext:value-type="float">
            <text:p>65,918</text:p>
          </table:table-cell>
          <table:table-cell office:value-type="float" office:value="55.687" calcext:value-type="float">
            <text:p>55,687</text:p>
          </table:table-cell>
          <table:table-cell office:value-type="float" office:value="51.546" calcext:value-type="float">
            <text:p>51,546</text:p>
          </table:table-cell>
          <table:table-cell office:value-type="float" office:value="38.412" calcext:value-type="float">
            <text:p>38,412</text:p>
          </table:table-cell>
          <table:table-cell office:value-type="float" office:value="27.03" calcext:value-type="float">
            <text:p>27,03</text:p>
          </table:table-cell>
          <table:table-cell office:value-type="float" office:value="30.853" calcext:value-type="float">
            <text:p>30,853</text:p>
          </table:table-cell>
          <table:table-cell office:value-type="float" office:value="27.652" calcext:value-type="float">
            <text:p>27,65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9.57" calcext:value-type="float">
            <text:p>119,57</text:p>
          </table:table-cell>
          <table:table-cell office:value-type="float" office:value="18.433" calcext:value-type="float">
            <text:p>18,433</text:p>
          </table:table-cell>
          <table:table-cell office:value-type="float" office:value="37.641" calcext:value-type="float">
            <text:p>37,64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582" calcext:value-type="float">
            <text:p>35,582</text:p>
          </table:table-cell>
          <table:table-cell office:value-type="float" office:value="45.5" calcext:value-type="float">
            <text:p>45,5</text:p>
          </table:table-cell>
          <table:table-cell office:value-type="float" office:value="31.181" calcext:value-type="float">
            <text:p>31,181</text:p>
          </table:table-cell>
          <table:table-cell office:value-type="float" office:value="25.199" calcext:value-type="float">
            <text:p>25,199</text:p>
          </table:table-cell>
          <table:table-cell office:value-type="float" office:value="20.865" calcext:value-type="float">
            <text:p>20,865</text:p>
          </table:table-cell>
          <table:table-cell office:value-type="float" office:value="19.498" calcext:value-type="float">
            <text:p>19,498</text:p>
          </table:table-cell>
          <table:table-cell office:value-type="float" office:value="19.768" calcext:value-type="float">
            <text:p>19,768</text:p>
          </table:table-cell>
          <table:table-cell office:value-type="float" office:value="19.23" calcext:value-type="float">
            <text:p>19,23</text:p>
          </table:table-cell>
          <table:table-cell office:value-type="float" office:value="18.433" calcext:value-type="float">
            <text:p>18,433</text:p>
          </table:table-cell>
          <table:table-cell office:value-type="float" office:value="21.423" calcext:value-type="float">
            <text:p>21,423</text:p>
          </table:table-cell>
          <table:table-cell office:value-type="float" office:value="20.04" calcext:value-type="float">
            <text:p>20,04</text:p>
          </table:table-cell>
          <table:table-cell office:value-type="float" office:value="18.697" calcext:value-type="float">
            <text:p>18,697</text:p>
          </table:table-cell>
          <table:table-cell office:value-type="float" office:value="45.887" calcext:value-type="float">
            <text:p>45,887</text:p>
          </table:table-cell>
          <table:table-cell office:value-type="float" office:value="77.48" calcext:value-type="float">
            <text:p>77,48</text:p>
          </table:table-cell>
          <table:table-cell office:value-type="float" office:value="61.436" calcext:value-type="float">
            <text:p>61,436</text:p>
          </table:table-cell>
          <table:table-cell office:value-type="float" office:value="70.544" calcext:value-type="float">
            <text:p>70,544</text:p>
          </table:table-cell>
          <table:table-cell office:value-type="float" office:value="57.574" calcext:value-type="float">
            <text:p>57,574</text:p>
          </table:table-cell>
          <table:table-cell office:value-type="float" office:value="61.927" calcext:value-type="float">
            <text:p>61,927</text:p>
          </table:table-cell>
          <table:table-cell office:value-type="float" office:value="119.57" calcext:value-type="float">
            <text:p>119,57</text:p>
          </table:table-cell>
          <table:table-cell office:value-type="float" office:value="57.1" calcext:value-type="float">
            <text:p>57,1</text:p>
          </table:table-cell>
          <table:table-cell office:value-type="float" office:value="36.986" calcext:value-type="float">
            <text:p>36,986</text:p>
          </table:table-cell>
          <table:table-cell office:value-type="float" office:value="27.03" calcext:value-type="float">
            <text:p>27,03</text:p>
          </table:table-cell>
          <table:table-cell office:value-type="float" office:value="26.108" calcext:value-type="float">
            <text:p>26,108</text:p>
          </table:table-cell>
          <table:table-cell office:value-type="float" office:value="23.716" calcext:value-type="float">
            <text:p>23,716</text:p>
          </table:table-cell>
          <table:table-cell office:value-type="float" office:value="23.424" calcext:value-type="float">
            <text:p>23,424</text:p>
          </table:table-cell>
          <table:table-cell office:value-type="float" office:value="25.501" calcext:value-type="float">
            <text:p>25,501</text:p>
          </table:table-cell>
          <table:table-cell office:value-type="float" office:value="21.704" calcext:value-type="float">
            <text:p>21,704</text:p>
          </table:table-cell>
          <table:table-cell office:value-type="float" office:value="22.557" calcext:value-type="float">
            <text:p>22,557</text:p>
          </table:table-cell>
          <table:table-cell table:number-columns-repeated="3"/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471" calcext:value-type="float">
            <text:p>93,471</text:p>
          </table:table-cell>
          <table:table-cell office:value-type="float" office:value="11.492" calcext:value-type="float">
            <text:p>11,492</text:p>
          </table:table-cell>
          <table:table-cell office:value-type="float" office:value="42.951" calcext:value-type="float">
            <text:p>42,95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4.195" calcext:value-type="float">
            <text:p>14,195</text:p>
          </table:table-cell>
          <table:table-cell office:value-type="float" office:value="27.03" calcext:value-type="float">
            <text:p>27,03</text:p>
          </table:table-cell>
          <table:table-cell office:value-type="float" office:value="35.235" calcext:value-type="float">
            <text:p>35,235</text:p>
          </table:table-cell>
          <table:table-cell office:value-type="float" office:value="28.28" calcext:value-type="float">
            <text:p>28,28</text:p>
          </table:table-cell>
          <table:table-cell office:value-type="float" office:value="25.501" calcext:value-type="float">
            <text:p>25,501</text:p>
          </table:table-cell>
          <table:table-cell office:value-type="float" office:value="17.651" calcext:value-type="float">
            <text:p>17,651</text:p>
          </table:table-cell>
          <table:table-cell office:value-type="float" office:value="15.15" calcext:value-type="float">
            <text:p>15,15</text:p>
          </table:table-cell>
          <table:table-cell office:value-type="float" office:value="34.545" calcext:value-type="float">
            <text:p>34,545</text:p>
          </table:table-cell>
          <table:table-cell office:value-type="float" office:value="32.845" calcext:value-type="float">
            <text:p>32,845</text:p>
          </table:table-cell>
          <table:table-cell office:value-type="float" office:value="44.347" calcext:value-type="float">
            <text:p>44,347</text:p>
          </table:table-cell>
          <table:table-cell office:value-type="float" office:value="85.282" calcext:value-type="float">
            <text:p>85,282</text:p>
          </table:table-cell>
          <table:table-cell office:value-type="float" office:value="81.896" calcext:value-type="float">
            <text:p>81,896</text:p>
          </table:table-cell>
          <table:table-cell office:value-type="float" office:value="93.471" calcext:value-type="float">
            <text:p>93,471</text:p>
          </table:table-cell>
          <table:table-cell office:value-type="float" office:value="71.591" calcext:value-type="float">
            <text:p>71,591</text:p>
          </table:table-cell>
          <table:table-cell office:value-type="float" office:value="66.424" calcext:value-type="float">
            <text:p>66,424</text:p>
          </table:table-cell>
          <table:table-cell office:value-type="float" office:value="66.933" calcext:value-type="float">
            <text:p>66,933</text:p>
          </table:table-cell>
          <table:table-cell office:value-type="float" office:value="54.29" calcext:value-type="float">
            <text:p>54,29</text:p>
          </table:table-cell>
          <table:table-cell office:value-type="float" office:value="38.054" calcext:value-type="float">
            <text:p>38,054</text:p>
          </table:table-cell>
          <table:table-cell office:value-type="float" office:value="30.853" calcext:value-type="float">
            <text:p>30,853</text:p>
          </table:table-cell>
          <table:table-cell office:value-type="float" office:value="26.413" calcext:value-type="float">
            <text:p>26,413</text:p>
          </table:table-cell>
          <table:table-cell office:value-type="float" office:value="27.03" calcext:value-type="float">
            <text:p>27,03</text:p>
          </table:table-cell>
          <table:table-cell office:value-type="float" office:value="35.582" calcext:value-type="float">
            <text:p>35,582</text:p>
          </table:table-cell>
          <table:table-cell office:value-type="float" office:value="43.207" calcext:value-type="float">
            <text:p>43,207</text:p>
          </table:table-cell>
          <table:table-cell office:value-type="float" office:value="34.202" calcext:value-type="float">
            <text:p>34,202</text:p>
          </table:table-cell>
          <table:table-cell office:value-type="float" office:value="51.999" calcext:value-type="float">
            <text:p>51,999</text:p>
          </table:table-cell>
          <table:table-cell office:value-type="float" office:value="62.419" calcext:value-type="float">
            <text:p>62,419</text:p>
          </table:table-cell>
          <table:table-cell office:value-type="float" office:value="50.198" calcext:value-type="float">
            <text:p>50,198</text:p>
          </table:table-cell>
          <table:table-cell office:value-type="float" office:value="61.436" calcext:value-type="float">
            <text:p>61,436</text:p>
          </table:table-cell>
          <table:table-cell office:value-type="float" office:value="51.999" calcext:value-type="float">
            <text:p>51,99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721" calcext:value-type="float">
            <text:p>26,721</text:p>
          </table:table-cell>
          <table:table-cell office:value-type="float" office:value="8.086" calcext:value-type="float">
            <text:p>8,086</text:p>
          </table:table-cell>
          <table:table-cell office:value-type="float" office:value="14.512" calcext:value-type="float">
            <text:p>14,51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23" calcext:value-type="float">
            <text:p>9,23</text:p>
          </table:table-cell>
          <table:table-cell office:value-type="float" office:value="8.65" calcext:value-type="float">
            <text:p>8,65</text:p>
          </table:table-cell>
          <table:table-cell office:value-type="float" office:value="8.46" calcext:value-type="float">
            <text:p>8,46</text:p>
          </table:table-cell>
          <table:table-cell office:value-type="float" office:value="8.272" calcext:value-type="float">
            <text:p>8,272</text:p>
          </table:table-cell>
          <table:table-cell table:number-columns-repeated="2" office:value-type="float" office:value="8.086" calcext:value-type="float">
            <text:p>8,086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645" calcext:value-type="float">
            <text:p>10,645</text:p>
          </table:table-cell>
          <table:table-cell table:number-columns-repeated="2" office:value-type="float" office:value="9.23" calcext:value-type="float">
            <text:p>9,23</text:p>
          </table:table-cell>
          <table:table-cell office:value-type="float" office:value="9.427" calcext:value-type="float">
            <text:p>9,427</text:p>
          </table:table-cell>
          <table:table-cell office:value-type="float" office:value="25.501" calcext:value-type="float">
            <text:p>25,501</text:p>
          </table:table-cell>
          <table:table-cell office:value-type="float" office:value="17.91" calcext:value-type="float">
            <text:p>17,91</text:p>
          </table:table-cell>
          <table:table-cell office:value-type="float" office:value="20.865" calcext:value-type="float">
            <text:p>20,865</text:p>
          </table:table-cell>
          <table:table-cell office:value-type="float" office:value="14.195" calcext:value-type="float">
            <text:p>14,195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438" calcext:value-type="float">
            <text:p>10,438</text:p>
          </table:table-cell>
          <table:table-cell office:value-type="float" office:value="12.366" calcext:value-type="float">
            <text:p>12,366</text:p>
          </table:table-cell>
          <table:table-cell office:value-type="float" office:value="22.844" calcext:value-type="float">
            <text:p>22,844</text:p>
          </table:table-cell>
          <table:table-cell office:value-type="float" office:value="17.651" calcext:value-type="float">
            <text:p>17,651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708" calcext:value-type="float">
            <text:p>11,708</text:p>
          </table:table-cell>
          <table:table-cell office:value-type="float" office:value="25.501" calcext:value-type="float">
            <text:p>25,501</text:p>
          </table:table-cell>
          <table:table-cell office:value-type="float" office:value="22.271" calcext:value-type="float">
            <text:p>22,271</text:p>
          </table:table-cell>
          <table:table-cell office:value-type="float" office:value="17.651" calcext:value-type="float">
            <text:p>17,651</text:p>
          </table:table-cell>
          <table:table-cell office:value-type="float" office:value="26.413" calcext:value-type="float">
            <text:p>26,413</text:p>
          </table:table-cell>
          <table:table-cell office:value-type="float" office:value="26.721" calcext:value-type="float">
            <text:p>26,721</text:p>
          </table:table-cell>
          <table:table-cell office:value-type="float" office:value="18.697" calcext:value-type="float">
            <text:p>18,697</text:p>
          </table:table-cell>
          <table:table-cell office:value-type="float" office:value="14.195" calcext:value-type="float">
            <text:p>14,19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526" calcext:value-type="float">
            <text:p>30,526</text:p>
          </table:table-cell>
          <table:table-cell office:value-type="float" office:value="7.902" calcext:value-type="float">
            <text:p>7,902</text:p>
          </table:table-cell>
          <table:table-cell office:value-type="float" office:value="14.931" calcext:value-type="float">
            <text:p>14,93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842" calcext:value-type="float">
            <text:p>8,842</text:p>
          </table:table-cell>
          <table:table-cell office:value-type="float" office:value="11.277" calcext:value-type="float">
            <text:p>11,277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925" calcext:value-type="float">
            <text:p>11,925</text:p>
          </table:table-cell>
          <table:table-cell table:number-columns-repeated="2" office:value-type="float" office:value="26.413" calcext:value-type="float">
            <text:p>26,41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2.145" calcext:value-type="float">
            <text:p>12,145</text:p>
          </table:table-cell>
          <table:table-cell office:value-type="float" office:value="18.963" calcext:value-type="float">
            <text:p>18,963</text:p>
          </table:table-cell>
          <table:table-cell office:value-type="float" office:value="24.601" calcext:value-type="float">
            <text:p>24,601</text:p>
          </table:table-cell>
          <table:table-cell office:value-type="float" office:value="27.03" calcext:value-type="float">
            <text:p>27,0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23" calcext:value-type="float">
            <text:p>9,23</text:p>
          </table:table-cell>
          <table:table-cell office:value-type="float" office:value="8.65" calcext:value-type="float">
            <text:p>8,65</text:p>
          </table:table-cell>
          <table:table-cell office:value-type="float" office:value="8.272" calcext:value-type="float">
            <text:p>8,272</text:p>
          </table:table-cell>
          <table:table-cell table:number-columns-repeated="3" office:value-type="float" office:value="8.842" calcext:value-type="float">
            <text:p>8,842</text:p>
          </table:table-cell>
          <table:table-cell office:value-type="float" office:value="8.272" calcext:value-type="float">
            <text:p>8,272</text:p>
          </table:table-cell>
          <table:table-cell office:value-type="float" office:value="7.902" calcext:value-type="float">
            <text:p>7,902</text:p>
          </table:table-cell>
          <table:table-cell office:value-type="float" office:value="13.039" calcext:value-type="float">
            <text:p>13,039</text:p>
          </table:table-cell>
          <table:table-cell office:value-type="float" office:value="30.526" calcext:value-type="float">
            <text:p>30,526</text:p>
          </table:table-cell>
          <table:table-cell office:value-type="float" office:value="26.108" calcext:value-type="float">
            <text:p>26,108</text:p>
          </table:table-cell>
          <table:table-cell office:value-type="float" office:value="18.433" calcext:value-type="float">
            <text:p>18,433</text:p>
          </table:table-cell>
          <table:table-cell office:value-type="float" office:value="18.171" calcext:value-type="float">
            <text:p>18,171</text:p>
          </table:table-cell>
          <table:table-cell office:value-type="float" office:value="14.431" calcext:value-type="float">
            <text:p>14,431</text:p>
          </table:table-cell>
          <table:table-cell office:value-type="float" office:value="12.145" calcext:value-type="float">
            <text:p>12,14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987" calcext:value-type="float">
            <text:p>21,987</text:p>
          </table:table-cell>
          <table:table-cell office:value-type="float" office:value="7.36" calcext:value-type="float">
            <text:p>7,36</text:p>
          </table:table-cell>
          <table:table-cell office:value-type="float" office:value="9.717" calcext:value-type="float">
            <text:p>9,71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6" calcext:value-type="float">
            <text:p>8,46</text:p>
          </table:table-cell>
          <table:table-cell office:value-type="float" office:value="8.65" calcext:value-type="float">
            <text:p>8,65</text:p>
          </table:table-cell>
          <table:table-cell office:value-type="float" office:value="8.46" calcext:value-type="float">
            <text:p>8,46</text:p>
          </table:table-cell>
          <table:table-cell table:number-columns-repeated="2" office:value-type="float" office:value="8.272" calcext:value-type="float">
            <text:p>8,272</text:p>
          </table:table-cell>
          <table:table-cell table:number-columns-repeated="2" office:value-type="float" office:value="8.086" calcext:value-type="float">
            <text:p>8,086</text:p>
          </table:table-cell>
          <table:table-cell table:number-columns-repeated="2" office:value-type="float" office:value="7.902" calcext:value-type="float">
            <text:p>7,902</text:p>
          </table:table-cell>
          <table:table-cell office:value-type="float" office:value="7.719" calcext:value-type="float">
            <text:p>7,719</text:p>
          </table:table-cell>
          <table:table-cell office:value-type="float" office:value="7.36" calcext:value-type="float">
            <text:p>7,36</text:p>
          </table:table-cell>
          <table:table-cell office:value-type="float" office:value="7.539" calcext:value-type="float">
            <text:p>7,539</text:p>
          </table:table-cell>
          <table:table-cell table:number-columns-repeated="2" office:value-type="float" office:value="7.902" calcext:value-type="float">
            <text:p>7,902</text:p>
          </table:table-cell>
          <table:table-cell office:value-type="float" office:value="7.719" calcext:value-type="float">
            <text:p>7,719</text:p>
          </table:table-cell>
          <table:table-cell table:number-columns-repeated="2" office:value-type="float" office:value="7.539" calcext:value-type="float">
            <text:p>7,539</text:p>
          </table:table-cell>
          <table:table-cell office:value-type="float" office:value="7.902" calcext:value-type="float">
            <text:p>7,902</text:p>
          </table:table-cell>
          <table:table-cell office:value-type="float" office:value="9.035" calcext:value-type="float">
            <text:p>9,03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4.431" calcext:value-type="float">
            <text:p>14,431</text:p>
          </table:table-cell>
          <table:table-cell office:value-type="float" office:value="11.925" calcext:value-type="float">
            <text:p>11,925</text:p>
          </table:table-cell>
          <table:table-cell office:value-type="float" office:value="9.23" calcext:value-type="float">
            <text:p>9,23</text:p>
          </table:table-cell>
          <table:table-cell office:value-type="float" office:value="8.65" calcext:value-type="float">
            <text:p>8,65</text:p>
          </table:table-cell>
          <table:table-cell office:value-type="float" office:value="21.987" calcext:value-type="float">
            <text:p>21,987</text:p>
          </table:table-cell>
          <table:table-cell office:value-type="float" office:value="16.38" calcext:value-type="float">
            <text:p>16,38</text:p>
          </table:table-cell>
          <table:table-cell office:value-type="float" office:value="11.925" calcext:value-type="float">
            <text:p>11,925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625" calcext:value-type="float">
            <text:p>9,625</text:p>
          </table:table-cell>
          <table:table-cell office:value-type="float" office:value="8.65" calcext:value-type="float">
            <text:p>8,65</text:p>
          </table:table-cell>
          <table:table-cell office:value-type="float" office:value="14.669" calcext:value-type="float">
            <text:p>14,66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34" calcext:value-type="float">
            <text:p>27,34</text:p>
          </table:table-cell>
          <table:table-cell office:value-type="float" office:value="8.086" calcext:value-type="float">
            <text:p>8,086</text:p>
          </table:table-cell>
          <table:table-cell office:value-type="float" office:value="10.795" calcext:value-type="float">
            <text:p>10,79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035" calcext:value-type="float">
            <text:p>9,035</text:p>
          </table:table-cell>
          <table:table-cell office:value-type="float" office:value="10.028" calcext:value-type="float">
            <text:p>10,028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table:number-columns-repeated="3" office:value-type="float" office:value="8.842" calcext:value-type="float">
            <text:p>8,842</text:p>
          </table:table-cell>
          <table:table-cell office:value-type="float" office:value="8.65" calcext:value-type="float">
            <text:p>8,65</text:p>
          </table:table-cell>
          <table:table-cell office:value-type="float" office:value="8.272" calcext:value-type="float">
            <text:p>8,272</text:p>
          </table:table-cell>
          <table:table-cell office:value-type="float" office:value="8.086" calcext:value-type="float">
            <text:p>8,086</text:p>
          </table:table-cell>
          <table:table-cell office:value-type="float" office:value="9.826" calcext:value-type="float">
            <text:p>9,826</text:p>
          </table:table-cell>
          <table:table-cell office:value-type="float" office:value="14.669" calcext:value-type="float">
            <text:p>14,669</text:p>
          </table:table-cell>
          <table:table-cell office:value-type="float" office:value="27.34" calcext:value-type="float">
            <text:p>27,34</text:p>
          </table:table-cell>
          <table:table-cell office:value-type="float" office:value="21.423" calcext:value-type="float">
            <text:p>21,423</text:p>
          </table:table-cell>
          <table:table-cell office:value-type="float" office:value="13.497" calcext:value-type="float">
            <text:p>13,497</text:p>
          </table:table-cell>
          <table:table-cell office:value-type="float" office:value="11.925" calcext:value-type="float">
            <text:p>11,925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625" calcext:value-type="float">
            <text:p>9,625</text:p>
          </table:table-cell>
          <table:table-cell office:value-type="float" office:value="9.035" calcext:value-type="float">
            <text:p>9,035</text:p>
          </table:table-cell>
          <table:table-cell office:value-type="float" office:value="8.842" calcext:value-type="float">
            <text:p>8,842</text:p>
          </table:table-cell>
          <table:table-cell office:value-type="float" office:value="8.272" calcext:value-type="float">
            <text:p>8,272</text:p>
          </table:table-cell>
          <table:table-cell table:number-columns-repeated="2" office:value-type="float" office:value="11.925" calcext:value-type="float">
            <text:p>11,925</text:p>
          </table:table-cell>
          <table:table-cell office:value-type="float" office:value="10.438" calcext:value-type="float">
            <text:p>10,438</text:p>
          </table:table-cell>
          <table:table-cell office:value-type="float" office:value="9.23" calcext:value-type="float">
            <text:p>9,23</text:p>
          </table:table-cell>
          <table:table-cell office:value-type="float" office:value="8.842" calcext:value-type="float">
            <text:p>8,842</text:p>
          </table:table-cell>
          <table:table-cell office:value-type="float" office:value="8.65" calcext:value-type="float">
            <text:p>8,65</text:p>
          </table:table-cell>
          <table:table-cell office:value-type="float" office:value="8.46" calcext:value-type="float">
            <text:p>8,4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277" calcext:value-type="float">
            <text:p>11,277</text:p>
          </table:table-cell>
          <table:table-cell office:value-type="float" office:value="8.46" calcext:value-type="float">
            <text:p>8,46</text:p>
          </table:table-cell>
          <table:table-cell office:value-type="float" office:value="9.162" calcext:value-type="float">
            <text:p>9,16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625" calcext:value-type="float">
            <text:p>9,625</text:p>
          </table:table-cell>
          <table:table-cell office:value-type="float" office:value="9.826" calcext:value-type="float">
            <text:p>9,826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625" calcext:value-type="float">
            <text:p>9,625</text:p>
          </table:table-cell>
          <table:table-cell table:number-columns-repeated="3" office:value-type="float" office:value="9.23" calcext:value-type="float">
            <text:p>9,23</text:p>
          </table:table-cell>
          <table:table-cell table:number-columns-repeated="3" office:value-type="float" office:value="9.035" calcext:value-type="float">
            <text:p>9,035</text:p>
          </table:table-cell>
          <table:table-cell office:value-type="float" office:value="8.842" calcext:value-type="float">
            <text:p>8,842</text:p>
          </table:table-cell>
          <table:table-cell office:value-type="float" office:value="8.46" calcext:value-type="float">
            <text:p>8,46</text:p>
          </table:table-cell>
          <table:table-cell table:number-columns-repeated="2" office:value-type="float" office:value="8.65" calcext:value-type="float">
            <text:p>8,65</text:p>
          </table:table-cell>
          <table:table-cell table:number-columns-repeated="3" office:value-type="float" office:value="8.46" calcext:value-type="float">
            <text:p>8,46</text:p>
          </table:table-cell>
          <table:table-cell office:value-type="float" office:value="8.65" calcext:value-type="float">
            <text:p>8,65</text:p>
          </table:table-cell>
          <table:table-cell office:value-type="float" office:value="9.23" calcext:value-type="float">
            <text:p>9,23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427" calcext:value-type="float">
            <text:p>9,427</text:p>
          </table:table-cell>
          <table:table-cell table:number-columns-repeated="2" office:value-type="float" office:value="9.035" calcext:value-type="float">
            <text:p>9,035</text:p>
          </table:table-cell>
          <table:table-cell table:number-columns-repeated="3" office:value-type="float" office:value="8.842" calcext:value-type="float">
            <text:p>8,842</text:p>
          </table:table-cell>
          <table:table-cell table:number-columns-repeated="4" office:value-type="float" office:value="9.23" calcext:value-type="float">
            <text:p>9,2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492" calcext:value-type="float">
            <text:p>11,492</text:p>
          </table:table-cell>
          <table:table-cell office:value-type="float" office:value="8.842" calcext:value-type="float">
            <text:p>8,842</text:p>
          </table:table-cell>
          <table:table-cell office:value-type="float" office:value="9.763" calcext:value-type="float">
            <text:p>9,76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625" calcext:value-type="float">
            <text:p>9,625</text:p>
          </table:table-cell>
          <table:table-cell office:value-type="float" office:value="9.826" calcext:value-type="float">
            <text:p>9,826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table:number-columns-repeated="2" office:value-type="float" office:value="9.625" calcext:value-type="float">
            <text:p>9,625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table:number-columns-repeated="5" office:value-type="float" office:value="9.23" calcext:value-type="float">
            <text:p>9,23</text:p>
          </table:table-cell>
          <table:table-cell table:number-columns-repeated="2" office:value-type="float" office:value="9.035" calcext:value-type="float">
            <text:p>9,035</text:p>
          </table:table-cell>
          <table:table-cell office:value-type="float" office:value="8.842" calcext:value-type="float">
            <text:p>8,842</text:p>
          </table:table-cell>
          <table:table-cell office:value-type="float" office:value="9.035" calcext:value-type="float">
            <text:p>9,035</text:p>
          </table:table-cell>
          <table:table-cell table:number-columns-repeated="2" office:value-type="float" office:value="9.427" calcext:value-type="float">
            <text:p>9,4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854" calcext:value-type="float">
            <text:p>10,854</text:p>
          </table:table-cell>
          <table:table-cell office:value-type="float" office:value="9.427" calcext:value-type="float">
            <text:p>9,427</text:p>
          </table:table-cell>
          <table:table-cell office:value-type="float" office:value="9.969" calcext:value-type="float">
            <text:p>9,96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.438" calcext:value-type="float">
            <text:p>10,438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232" calcext:value-type="float">
            <text:p>10,232</text:p>
          </table:table-cell>
          <table:table-cell table:number-columns-repeated="2" office:value-type="float" office:value="10.028" calcext:value-type="float">
            <text:p>10,028</text:p>
          </table:table-cell>
          <table:table-cell table:number-columns-repeated="2"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table:number-columns-repeated="2"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10.028" calcext:value-type="float">
            <text:p>10,028</text:p>
          </table:table-cell>
          <table:table-cell table:number-columns-repeated="2" office:value-type="float" office:value="9.826" calcext:value-type="float">
            <text:p>9,826</text:p>
          </table:table-cell>
          <table:table-cell table:number-columns-repeated="4"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table:number-columns-repeated="2" office:value-type="float" office:value="9.427" calcext:value-type="float">
            <text:p>9,427</text:p>
          </table:table-cell>
          <table:table-cell table:number-columns-repeated="5" office:value-type="float" office:value="9.625" calcext:value-type="float">
            <text:p>9,62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589" calcext:value-type="float">
            <text:p>20,589</text:p>
          </table:table-cell>
          <table:table-cell office:value-type="float" office:value="10.645" calcext:value-type="float">
            <text:p>10,645</text:p>
          </table:table-cell>
          <table:table-cell office:value-type="float" office:value="12.638" calcext:value-type="float">
            <text:p>12,63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925" calcext:value-type="float">
            <text:p>11,925</text:p>
          </table:table-cell>
          <table:table-cell office:value-type="float" office:value="17.138" calcext:value-type="float">
            <text:p>17,138</text:p>
          </table:table-cell>
          <table:table-cell office:value-type="float" office:value="20.589" calcext:value-type="float">
            <text:p>20,589</text:p>
          </table:table-cell>
          <table:table-cell office:value-type="float" office:value="17.138" calcext:value-type="float">
            <text:p>17,138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table:number-columns-repeated="5" office:value-type="float" office:value="12.145" calcext:value-type="float">
            <text:p>12,145</text:p>
          </table:table-cell>
          <table:table-cell table:number-columns-repeated="2" office:value-type="float" office:value="11.925" calcext:value-type="float">
            <text:p>11,925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669" calcext:value-type="float">
            <text:p>14,669</text:p>
          </table:table-cell>
          <table:table-cell office:value-type="float" office:value="13.497" calcext:value-type="float">
            <text:p>13,497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277" calcext:value-type="float">
            <text:p>11,277</text:p>
          </table:table-cell>
          <table:table-cell table:number-columns-repeated="4" office:value-type="float" office:value="11.065" calcext:value-type="float">
            <text:p>11,065</text:p>
          </table:table-cell>
          <table:table-cell table:number-columns-repeated="2" office:value-type="float" office:value="10.854" calcext:value-type="float">
            <text:p>10,854</text:p>
          </table:table-cell>
          <table:table-cell table:number-columns-repeated="3" office:value-type="float" office:value="10.645" calcext:value-type="float">
            <text:p>10,64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.511" calcext:value-type="float">
            <text:p>31,511</text:p>
          </table:table-cell>
          <table:table-cell office:value-type="float" office:value="11.925" calcext:value-type="float">
            <text:p>11,925</text:p>
          </table:table-cell>
          <table:table-cell office:value-type="float" office:value="17.968" calcext:value-type="float">
            <text:p>17,96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26.413" calcext:value-type="float">
            <text:p>26,413</text:p>
          </table:table-cell>
          <table:table-cell office:value-type="float" office:value="21.704" calcext:value-type="float">
            <text:p>21,704</text:p>
          </table:table-cell>
          <table:table-cell office:value-type="float" office:value="25.501" calcext:value-type="float">
            <text:p>25,501</text:p>
          </table:table-cell>
          <table:table-cell office:value-type="float" office:value="17.91" calcext:value-type="float">
            <text:p>17,9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3.267" calcext:value-type="float">
            <text:p>13,267</text:p>
          </table:table-cell>
          <table:table-cell office:value-type="float" office:value="20.589" calcext:value-type="float">
            <text:p>20,589</text:p>
          </table:table-cell>
          <table:table-cell office:value-type="float" office:value="31.511" calcext:value-type="float">
            <text:p>31,511</text:p>
          </table:table-cell>
          <table:table-cell office:value-type="float" office:value="29.555" calcext:value-type="float">
            <text:p>29,555</text:p>
          </table:table-cell>
          <table:table-cell office:value-type="float" office:value="17.394" calcext:value-type="float">
            <text:p>17,394</text:p>
          </table:table-cell>
          <table:table-cell office:value-type="float" office:value="16.884" calcext:value-type="float">
            <text:p>16,884</text:p>
          </table:table-cell>
          <table:table-cell table:number-columns-repeated="2" office:value-type="float" office:value="15.883" calcext:value-type="float">
            <text:p>15,883</text:p>
          </table:table-cell>
          <table:table-cell office:value-type="float" office:value="17.651" calcext:value-type="float">
            <text:p>17,651</text:p>
          </table:table-cell>
          <table:table-cell office:value-type="float" office:value="30.526" calcext:value-type="float">
            <text:p>30,526</text:p>
          </table:table-cell>
          <table:table-cell office:value-type="float" office:value="24.9" calcext:value-type="float">
            <text:p>24,9</text:p>
          </table:table-cell>
          <table:table-cell office:value-type="float" office:value="20.589" calcext:value-type="float">
            <text:p>20,589</text:p>
          </table:table-cell>
          <table:table-cell office:value-type="float" office:value="19.23" calcext:value-type="float">
            <text:p>19,23</text:p>
          </table:table-cell>
          <table:table-cell office:value-type="float" office:value="15.883" calcext:value-type="float">
            <text:p>15,88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925" calcext:value-type="float">
            <text:p>11,92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867" calcext:value-type="float">
            <text:p>48,867</text:p>
          </table:table-cell>
          <table:table-cell office:value-type="float" office:value="10.028" calcext:value-type="float">
            <text:p>10,028</text:p>
          </table:table-cell>
          <table:table-cell office:value-type="float" office:value="20.385" calcext:value-type="float">
            <text:p>20,38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.545" calcext:value-type="float">
            <text:p>34,545</text:p>
          </table:table-cell>
          <table:table-cell office:value-type="float" office:value="18.433" calcext:value-type="float">
            <text:p>18,433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492" calcext:value-type="float">
            <text:p>11,492</text:p>
          </table:table-cell>
          <table:table-cell office:value-type="float" office:value="22.271" calcext:value-type="float">
            <text:p>22,271</text:p>
          </table:table-cell>
          <table:table-cell office:value-type="float" office:value="15.393" calcext:value-type="float">
            <text:p>15,393</text:p>
          </table:table-cell>
          <table:table-cell office:value-type="float" office:value="11.925" calcext:value-type="float">
            <text:p>11,925</text:p>
          </table:table-cell>
          <table:table-cell office:value-type="float" office:value="10.854" calcext:value-type="float">
            <text:p>10,854</text:p>
          </table:table-cell>
          <table:table-cell table:number-columns-repeated="2"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11.277" calcext:value-type="float">
            <text:p>11,277</text:p>
          </table:table-cell>
          <table:table-cell office:value-type="float" office:value="13.961" calcext:value-type="float">
            <text:p>13,961</text:p>
          </table:table-cell>
          <table:table-cell office:value-type="float" office:value="21.704" calcext:value-type="float">
            <text:p>21,704</text:p>
          </table:table-cell>
          <table:table-cell office:value-type="float" office:value="30.526" calcext:value-type="float">
            <text:p>30,526</text:p>
          </table:table-cell>
          <table:table-cell office:value-type="float" office:value="29.234" calcext:value-type="float">
            <text:p>29,234</text:p>
          </table:table-cell>
          <table:table-cell office:value-type="float" office:value="20.865" calcext:value-type="float">
            <text:p>20,865</text:p>
          </table:table-cell>
          <table:table-cell office:value-type="float" office:value="17.394" calcext:value-type="float">
            <text:p>17,394</text:p>
          </table:table-cell>
          <table:table-cell office:value-type="float" office:value="22.557" calcext:value-type="float">
            <text:p>22,557</text:p>
          </table:table-cell>
          <table:table-cell office:value-type="float" office:value="25.803" calcext:value-type="float">
            <text:p>25,803</text:p>
          </table:table-cell>
          <table:table-cell office:value-type="float" office:value="48.427" calcext:value-type="float">
            <text:p>48,427</text:p>
          </table:table-cell>
          <table:table-cell office:value-type="float" office:value="48.867" calcext:value-type="float">
            <text:p>48,867</text:p>
          </table:table-cell>
          <table:table-cell office:value-type="float" office:value="34.889" calcext:value-type="float">
            <text:p>34,889</text:p>
          </table:table-cell>
          <table:table-cell office:value-type="float" office:value="28.914" calcext:value-type="float">
            <text:p>28,914</text:p>
          </table:table-cell>
          <table:table-cell office:value-type="float" office:value="20.314" calcext:value-type="float">
            <text:p>20,314</text:p>
          </table:table-cell>
          <table:table-cell office:value-type="float" office:value="19.23" calcext:value-type="float">
            <text:p>19,23</text:p>
          </table:table-cell>
          <table:table-cell office:value-type="float" office:value="16.131" calcext:value-type="float">
            <text:p>16,13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3.961" calcext:value-type="float">
            <text:p>13,96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03" calcext:value-type="float">
            <text:p>27,03</text:p>
          </table:table-cell>
          <table:table-cell office:value-type="float" office:value="9.23" calcext:value-type="float">
            <text:p>9,23</text:p>
          </table:table-cell>
          <table:table-cell office:value-type="float" office:value="13.816" calcext:value-type="float">
            <text:p>13,8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645" calcext:value-type="float">
            <text:p>10,645</text:p>
          </table:table-cell>
          <table:table-cell table:number-columns-repeated="2" office:value-type="float" office:value="10.232" calcext:value-type="float">
            <text:p>10,232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office:value-type="float" office:value="11.708" calcext:value-type="float">
            <text:p>11,708</text:p>
          </table:table-cell>
          <table:table-cell office:value-type="float" office:value="9.427" calcext:value-type="float">
            <text:p>9,427</text:p>
          </table:table-cell>
          <table:table-cell office:value-type="float" office:value="17.91" calcext:value-type="float">
            <text:p>17,9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1.708" calcext:value-type="float">
            <text:p>11,708</text:p>
          </table:table-cell>
          <table:table-cell office:value-type="float" office:value="15.393" calcext:value-type="float">
            <text:p>15,393</text:p>
          </table:table-cell>
          <table:table-cell office:value-type="float" office:value="11.065" calcext:value-type="float">
            <text:p>11,065</text:p>
          </table:table-cell>
          <table:table-cell office:value-type="float" office:value="13.728" calcext:value-type="float">
            <text:p>13,728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2.145" calcext:value-type="float">
            <text:p>12,145</text:p>
          </table:table-cell>
          <table:table-cell office:value-type="float" office:value="10.438" calcext:value-type="float">
            <text:p>10,438</text:p>
          </table:table-cell>
          <table:table-cell office:value-type="float" office:value="9.826" calcext:value-type="float">
            <text:p>9,826</text:p>
          </table:table-cell>
          <table:table-cell office:value-type="float" office:value="9.23" calcext:value-type="float">
            <text:p>9,23</text:p>
          </table:table-cell>
          <table:table-cell office:value-type="float" office:value="11.065" calcext:value-type="float">
            <text:p>11,065</text:p>
          </table:table-cell>
          <table:table-cell office:value-type="float" office:value="18.697" calcext:value-type="float">
            <text:p>18,697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497" calcext:value-type="float">
            <text:p>13,497</text:p>
          </table:table-cell>
          <table:table-cell office:value-type="float" office:value="27.03" calcext:value-type="float">
            <text:p>27,03</text:p>
          </table:table-cell>
          <table:table-cell office:value-type="float" office:value="24.9" calcext:value-type="float">
            <text:p>24,9</text:p>
          </table:table-cell>
          <table:table-cell office:value-type="float" office:value="17.91" calcext:value-type="float">
            <text:p>17,91</text:p>
          </table:table-cell>
          <table:table-cell office:value-type="float" office:value="23.424" calcext:value-type="float">
            <text:p>23,42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.202" calcext:value-type="float">
            <text:p>34,202</text:p>
          </table:table-cell>
          <table:table-cell office:value-type="float" office:value="10.232" calcext:value-type="float">
            <text:p>10,232</text:p>
          </table:table-cell>
          <table:table-cell office:value-type="float" office:value="17.198" calcext:value-type="float">
            <text:p>17,19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652" calcext:value-type="float">
            <text:p>27,652</text:p>
          </table:table-cell>
          <table:table-cell office:value-type="float" office:value="27.03" calcext:value-type="float">
            <text:p>27,03</text:p>
          </table:table-cell>
          <table:table-cell office:value-type="float" office:value="29.234" calcext:value-type="float">
            <text:p>29,234</text:p>
          </table:table-cell>
          <table:table-cell table:number-columns-repeated="2" office:value-type="float" office:value="34.202" calcext:value-type="float">
            <text:p>34,202</text:p>
          </table:table-cell>
          <table:table-cell office:value-type="float" office:value="26.721" calcext:value-type="float">
            <text:p>26,72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5.637" calcext:value-type="float">
            <text:p>15,637</text:p>
          </table:table-cell>
          <table:table-cell table:number-columns-repeated="2" office:value-type="float" office:value="14.431" calcext:value-type="float">
            <text:p>14,43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8.433" calcext:value-type="float">
            <text:p>18,433</text:p>
          </table:table-cell>
          <table:table-cell office:value-type="float" office:value="14.431" calcext:value-type="float">
            <text:p>14,431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office:value-type="float" office:value="19.23" calcext:value-type="float">
            <text:p>19,2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1.925" calcext:value-type="float">
            <text:p>11,925</text:p>
          </table:table-cell>
          <table:table-cell office:value-type="float" office:value="14.909" calcext:value-type="float">
            <text:p>14,909</text:p>
          </table:table-cell>
          <table:table-cell office:value-type="float" office:value="25.199" calcext:value-type="float">
            <text:p>25,199</text:p>
          </table:table-cell>
          <table:table-cell office:value-type="float" office:value="16.38" calcext:value-type="float">
            <text:p>16,38</text:p>
          </table:table-cell>
          <table:table-cell office:value-type="float" office:value="12.813" calcext:value-type="float">
            <text:p>12,813</text:p>
          </table:table-cell>
          <table:table-cell office:value-type="float" office:value="11.277" calcext:value-type="float">
            <text:p>11,277</text:p>
          </table:table-cell>
          <table:table-cell office:value-type="float" office:value="11.065" calcext:value-type="float">
            <text:p>11,06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8.986" calcext:value-type="float">
            <text:p>68,986</text:p>
          </table:table-cell>
          <table:table-cell office:value-type="float" office:value="9.427" calcext:value-type="float">
            <text:p>9,427</text:p>
          </table:table-cell>
          <table:table-cell office:value-type="float" office:value="22.466" calcext:value-type="float">
            <text:p>22,46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28" calcext:value-type="float">
            <text:p>13,728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0.645" calcext:value-type="float">
            <text:p>10,645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625" calcext:value-type="float">
            <text:p>9,625</text:p>
          </table:table-cell>
          <table:table-cell office:value-type="float" office:value="9.826" calcext:value-type="float">
            <text:p>9,826</text:p>
          </table:table-cell>
          <table:table-cell office:value-type="float" office:value="9.427" calcext:value-type="float">
            <text:p>9,427</text:p>
          </table:table-cell>
          <table:table-cell office:value-type="float" office:value="10.232" calcext:value-type="float">
            <text:p>10,232</text:p>
          </table:table-cell>
          <table:table-cell office:value-type="float" office:value="30.853" calcext:value-type="float">
            <text:p>30,853</text:p>
          </table:table-cell>
          <table:table-cell office:value-type="float" office:value="32.509" calcext:value-type="float">
            <text:p>32,509</text:p>
          </table:table-cell>
          <table:table-cell office:value-type="float" office:value="25.501" calcext:value-type="float">
            <text:p>25,501</text:p>
          </table:table-cell>
          <table:table-cell office:value-type="float" office:value="39.498" calcext:value-type="float">
            <text:p>39,498</text:p>
          </table:table-cell>
          <table:table-cell office:value-type="float" office:value="48.427" calcext:value-type="float">
            <text:p>48,427</text:p>
          </table:table-cell>
          <table:table-cell office:value-type="float" office:value="34.889" calcext:value-type="float">
            <text:p>34,889</text:p>
          </table:table-cell>
          <table:table-cell office:value-type="float" office:value="21.987" calcext:value-type="float">
            <text:p>21,987</text:p>
          </table:table-cell>
          <table:table-cell office:value-type="float" office:value="21.143" calcext:value-type="float">
            <text:p>21,143</text:p>
          </table:table-cell>
          <table:table-cell office:value-type="float" office:value="44.347" calcext:value-type="float">
            <text:p>44,347</text:p>
          </table:table-cell>
          <table:table-cell office:value-type="float" office:value="68.986" calcext:value-type="float">
            <text:p>68,986</text:p>
          </table:table-cell>
          <table:table-cell office:value-type="float" office:value="45.887" calcext:value-type="float">
            <text:p>45,887</text:p>
          </table:table-cell>
          <table:table-cell office:value-type="float" office:value="25.501" calcext:value-type="float">
            <text:p>25,501</text:p>
          </table:table-cell>
          <table:table-cell office:value-type="float" office:value="20.314" calcext:value-type="float">
            <text:p>20,314</text:p>
          </table:table-cell>
          <table:table-cell office:value-type="float" office:value="17.394" calcext:value-type="float">
            <text:p>17,394</text:p>
          </table:table-cell>
          <table:table-cell office:value-type="float" office:value="16.38" calcext:value-type="float">
            <text:p>16,38</text:p>
          </table:table-cell>
          <table:table-cell office:value-type="float" office:value="19.498" calcext:value-type="float">
            <text:p>19,498</text:p>
          </table:table-cell>
          <table:table-cell office:value-type="float" office:value="18.963" calcext:value-type="float">
            <text:p>18,963</text:p>
          </table:table-cell>
          <table:table-cell office:value-type="float" office:value="16.631" calcext:value-type="float">
            <text:p>16,63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4.195" calcext:value-type="float">
            <text:p>14,19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7.552" calcext:value-type="float">
            <text:p>47,552</text:p>
          </table:table-cell>
          <table:table-cell office:value-type="float" office:value="9.826" calcext:value-type="float">
            <text:p>9,826</text:p>
          </table:table-cell>
          <table:table-cell office:value-type="float" office:value="14.59" calcext:value-type="float">
            <text:p>14,5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492" calcext:value-type="float">
            <text:p>11,492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826" calcext:value-type="float">
            <text:p>9,826</text:p>
          </table:table-cell>
          <table:table-cell office:value-type="float" office:value="14.909" calcext:value-type="float">
            <text:p>14,909</text:p>
          </table:table-cell>
          <table:table-cell office:value-type="float" office:value="16.38" calcext:value-type="float">
            <text:p>16,38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028" calcext:value-type="float">
            <text:p>10,028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4.431" calcext:value-type="float">
            <text:p>14,43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2.813" calcext:value-type="float">
            <text:p>12,813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645" calcext:value-type="float">
            <text:p>10,645</text:p>
          </table:table-cell>
          <table:table-cell table:number-columns-repeated="2" office:value-type="float" office:value="10.028" calcext:value-type="float">
            <text:p>10,028</text:p>
          </table:table-cell>
          <table:table-cell office:value-type="float" office:value="10.854" calcext:value-type="float">
            <text:p>10,854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438" calcext:value-type="float">
            <text:p>10,438</text:p>
          </table:table-cell>
          <table:table-cell office:value-type="float" office:value="20.589" calcext:value-type="float">
            <text:p>20,589</text:p>
          </table:table-cell>
          <table:table-cell office:value-type="float" office:value="47.552" calcext:value-type="float">
            <text:p>47,552</text:p>
          </table:table-cell>
          <table:table-cell office:value-type="float" office:value="22.557" calcext:value-type="float">
            <text:p>22,557</text:p>
          </table:table-cell>
          <table:table-cell office:value-type="float" office:value="20.589" calcext:value-type="float">
            <text:p>20,589</text:p>
          </table:table-cell>
          <table:table-cell office:value-type="float" office:value="16.884" calcext:value-type="float">
            <text:p>16,884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925" calcext:value-type="float">
            <text:p>11,925</text:p>
          </table:table-cell>
          <table:table-cell table:number-columns-repeated="2" office:value-type="float" office:value="12.366" calcext:value-type="float">
            <text:p>12,36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7.696" calcext:value-type="float">
            <text:p>37,696</text:p>
          </table:table-cell>
          <table:table-cell office:value-type="float" office:value="9.826" calcext:value-type="float">
            <text:p>9,826</text:p>
          </table:table-cell>
          <table:table-cell office:value-type="float" office:value="14.986" calcext:value-type="float">
            <text:p>14,98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138" calcext:value-type="float">
            <text:p>17,138</text:p>
          </table:table-cell>
          <table:table-cell office:value-type="float" office:value="12.813" calcext:value-type="float">
            <text:p>12,813</text:p>
          </table:table-cell>
          <table:table-cell office:value-type="float" office:value="11.708" calcext:value-type="float">
            <text:p>11,708</text:p>
          </table:table-cell>
          <table:table-cell office:value-type="float" office:value="19.498" calcext:value-type="float">
            <text:p>19,498</text:p>
          </table:table-cell>
          <table:table-cell office:value-type="float" office:value="29.234" calcext:value-type="float">
            <text:p>29,234</text:p>
          </table:table-cell>
          <table:table-cell office:value-type="float" office:value="20.589" calcext:value-type="float">
            <text:p>20,589</text:p>
          </table:table-cell>
          <table:table-cell office:value-type="float" office:value="13.961" calcext:value-type="float">
            <text:p>13,961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277" calcext:value-type="float">
            <text:p>11,277</text:p>
          </table:table-cell>
          <table:table-cell table:number-columns-repeated="2" office:value-type="float" office:value="11.065" calcext:value-type="float">
            <text:p>11,065</text:p>
          </table:table-cell>
          <table:table-cell office:value-type="float" office:value="19.768" calcext:value-type="float">
            <text:p>19,768</text:p>
          </table:table-cell>
          <table:table-cell office:value-type="float" office:value="17.651" calcext:value-type="float">
            <text:p>17,651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277" calcext:value-type="float">
            <text:p>11,277</text:p>
          </table:table-cell>
          <table:table-cell office:value-type="float" office:value="11.708" calcext:value-type="float">
            <text:p>11,708</text:p>
          </table:table-cell>
          <table:table-cell office:value-type="float" office:value="13.728" calcext:value-type="float">
            <text:p>13,728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826" calcext:value-type="float">
            <text:p>9,826</text:p>
          </table:table-cell>
          <table:table-cell office:value-type="float" office:value="16.38" calcext:value-type="float">
            <text:p>16,38</text:p>
          </table:table-cell>
          <table:table-cell office:value-type="float" office:value="13.039" calcext:value-type="float">
            <text:p>13,039</text:p>
          </table:table-cell>
          <table:table-cell office:value-type="float" office:value="37.696" calcext:value-type="float">
            <text:p>37,696</text:p>
          </table:table-cell>
          <table:table-cell office:value-type="float" office:value="33.52" calcext:value-type="float">
            <text:p>33,52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232" calcext:value-type="float">
            <text:p>10,232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028" calcext:value-type="float">
            <text:p>10,02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768" calcext:value-type="float">
            <text:p>19,768</text:p>
          </table:table-cell>
          <table:table-cell office:value-type="float" office:value="8.65" calcext:value-type="float">
            <text:p>8,65</text:p>
          </table:table-cell>
          <table:table-cell office:value-type="float" office:value="10.774" calcext:value-type="float">
            <text:p>10,77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438" calcext:value-type="float">
            <text:p>10,438</text:p>
          </table:table-cell>
          <table:table-cell table:number-columns-repeated="2" office:value-type="float" office:value="10.854" calcext:value-type="float">
            <text:p>10,854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028" calcext:value-type="float">
            <text:p>10,028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645" calcext:value-type="float">
            <text:p>10,645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854" calcext:value-type="float">
            <text:p>10,854</text:p>
          </table:table-cell>
          <table:table-cell table:number-columns-repeated="2" office:value-type="float" office:value="9.625" calcext:value-type="float">
            <text:p>9,625</text:p>
          </table:table-cell>
          <table:table-cell table:number-columns-repeated="5" office:value-type="float" office:value="9.23" calcext:value-type="float">
            <text:p>9,23</text:p>
          </table:table-cell>
          <table:table-cell office:value-type="float" office:value="8.842" calcext:value-type="float">
            <text:p>8,842</text:p>
          </table:table-cell>
          <table:table-cell office:value-type="float" office:value="8.65" calcext:value-type="float">
            <text:p>8,65</text:p>
          </table:table-cell>
          <table:table-cell office:value-type="float" office:value="10.645" calcext:value-type="float">
            <text:p>10,645</text:p>
          </table:table-cell>
          <table:table-cell office:value-type="float" office:value="13.497" calcext:value-type="float">
            <text:p>13,497</text:p>
          </table:table-cell>
          <table:table-cell office:value-type="float" office:value="13.728" calcext:value-type="float">
            <text:p>13,728</text:p>
          </table:table-cell>
          <table:table-cell office:value-type="float" office:value="15.637" calcext:value-type="float">
            <text:p>15,637</text:p>
          </table:table-cell>
          <table:table-cell office:value-type="float" office:value="19.768" calcext:value-type="float">
            <text:p>19,76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708" calcext:value-type="float">
            <text:p>11,708</text:p>
          </table:table-cell>
          <table:table-cell office:value-type="float" office:value="10.028" calcext:value-type="float">
            <text:p>10,028</text:p>
          </table:table-cell>
          <table:table-cell office:value-type="float" office:value="10.607" calcext:value-type="float">
            <text:p>10,6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438" calcext:value-type="float">
            <text:p>10,438</text:p>
          </table:table-cell>
          <table:table-cell table:number-columns-repeated="2" office:value-type="float" office:value="10.854" calcext:value-type="float">
            <text:p>10,854</text:p>
          </table:table-cell>
          <table:table-cell office:value-type="float" office:value="10.645" calcext:value-type="float">
            <text:p>10,645</text:p>
          </table:table-cell>
          <table:table-cell table:number-columns-repeated="2" office:value-type="float" office:value="10.854" calcext:value-type="float">
            <text:p>10,854</text:p>
          </table:table-cell>
          <table:table-cell table:number-columns-repeated="2" office:value-type="float" office:value="10.645" calcext:value-type="float">
            <text:p>10,645</text:p>
          </table:table-cell>
          <table:table-cell table:number-columns-repeated="2" office:value-type="float" office:value="10.438" calcext:value-type="float">
            <text:p>10,438</text:p>
          </table:table-cell>
          <table:table-cell office:value-type="float" office:value="10.028" calcext:value-type="float">
            <text:p>10,028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table:number-columns-repeated="3"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438" calcext:value-type="float">
            <text:p>10,438</text:p>
          </table:table-cell>
          <table:table-cell table:number-columns-repeated="2" office:value-type="float" office:value="10.232" calcext:value-type="float">
            <text:p>10,232</text:p>
          </table:table-cell>
          <table:table-cell table:number-columns-repeated="2" office:value-type="float" office:value="10.028" calcext:value-type="float">
            <text:p>10,028</text:p>
          </table:table-cell>
          <table:table-cell table:number-columns-repeated="2" office:value-type="float" office:value="11.277" calcext:value-type="float">
            <text:p>11,277</text:p>
          </table:table-cell>
          <table:table-cell office:value-type="float" office:value="10.854" calcext:value-type="float">
            <text:p>10,854</text:p>
          </table:table-cell>
          <table:table-cell table:number-columns-repeated="3" office:value-type="float" office:value="10.645" calcext:value-type="float">
            <text:p>10,64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1.065" calcext:value-type="float">
            <text:p>11,065</text:p>
          </table:table-cell>
          <table:table-cell office:value-type="float" office:value="11.979" calcext:value-type="float">
            <text:p>11,97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589" calcext:value-type="float">
            <text:p>12,589</text:p>
          </table:table-cell>
          <table:table-cell table:number-columns-repeated="2" office:value-type="float" office:value="12.366" calcext:value-type="float">
            <text:p>12,366</text:p>
          </table:table-cell>
          <table:table-cell office:value-type="float" office:value="12.145" calcext:value-type="float">
            <text:p>12,145</text:p>
          </table:table-cell>
          <table:table-cell office:value-type="float" office:value="13.267" calcext:value-type="float">
            <text:p>13,267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039" calcext:value-type="float">
            <text:p>13,039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145" calcext:value-type="float">
            <text:p>12,145</text:p>
          </table:table-cell>
          <table:table-cell table:number-columns-repeated="2" office:value-type="float" office:value="11.925" calcext:value-type="float">
            <text:p>11,925</text:p>
          </table:table-cell>
          <table:table-cell table:number-columns-repeated="2" office:value-type="float" office:value="11.708" calcext:value-type="float">
            <text:p>11,708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277" calcext:value-type="float">
            <text:p>11,277</text:p>
          </table:table-cell>
          <table:table-cell table:number-columns-repeated="2" office:value-type="float" office:value="11.492" calcext:value-type="float">
            <text:p>11,492</text:p>
          </table:table-cell>
          <table:table-cell table:number-columns-repeated="2" office:value-type="float" office:value="11.277" calcext:value-type="float">
            <text:p>11,277</text:p>
          </table:table-cell>
          <table:table-cell office:value-type="float" office:value="11.065" calcext:value-type="float">
            <text:p>11,065</text:p>
          </table:table-cell>
          <table:table-cell office:value-type="float" office:value="11.277" calcext:value-type="float">
            <text:p>11,277</text:p>
          </table:table-cell>
          <table:table-cell table:number-columns-repeated="3" office:value-type="float" office:value="11.065" calcext:value-type="float">
            <text:p>11,065</text:p>
          </table:table-cell>
          <table:table-cell office:value-type="float" office:value="11.492" calcext:value-type="float">
            <text:p>11,492</text:p>
          </table:table-cell>
          <table:table-cell table:number-columns-repeated="3" office:value-type="float" office:value="11.925" calcext:value-type="float">
            <text:p>11,9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716" calcext:value-type="float">
            <text:p>23,716</text:p>
          </table:table-cell>
          <table:table-cell office:value-type="float" office:value="12.366" calcext:value-type="float">
            <text:p>12,366</text:p>
          </table:table-cell>
          <table:table-cell office:value-type="float" office:value="13.954" calcext:value-type="float">
            <text:p>13,95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.813" calcext:value-type="float">
            <text:p>12,813</text:p>
          </table:table-cell>
          <table:table-cell table:number-columns-repeated="6"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3.267" calcext:value-type="float">
            <text:p>13,267</text:p>
          </table:table-cell>
          <table:table-cell office:value-type="float" office:value="23.716" calcext:value-type="float">
            <text:p>23,716</text:p>
          </table:table-cell>
          <table:table-cell office:value-type="float" office:value="20.314" calcext:value-type="float">
            <text:p>20,314</text:p>
          </table:table-cell>
          <table:table-cell office:value-type="float" office:value="14.669" calcext:value-type="float">
            <text:p>14,669</text:p>
          </table:table-cell>
          <table:table-cell office:value-type="float" office:value="13.497" calcext:value-type="float">
            <text:p>13,497</text:p>
          </table:table-cell>
          <table:table-cell table:number-columns-repeated="5" office:value-type="float" office:value="13.039" calcext:value-type="float">
            <text:p>13,039</text:p>
          </table:table-cell>
          <table:table-cell table:number-columns-repeated="2" office:value-type="float" office:value="12.813" calcext:value-type="float">
            <text:p>12,813</text:p>
          </table:table-cell>
          <table:table-cell office:value-type="float" office:value="13.039" calcext:value-type="float">
            <text:p>13,039</text:p>
          </table:table-cell>
          <table:table-cell office:value-type="float" office:value="12.589" calcext:value-type="float">
            <text:p>12,589</text:p>
          </table:table-cell>
          <table:table-cell office:value-type="float" office:value="21.143" calcext:value-type="float">
            <text:p>21,143</text:p>
          </table:table-cell>
          <table:table-cell office:value-type="float" office:value="16.38" calcext:value-type="float">
            <text:p>16,38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631" calcext:value-type="float">
            <text:p>16,631</text:p>
          </table:table-cell>
          <table:table-cell office:value-type="float" office:value="12.589" calcext:value-type="float">
            <text:p>12,589</text:p>
          </table:table-cell>
          <table:table-cell office:value-type="float" office:value="13.966" calcext:value-type="float">
            <text:p>13,96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6.631" calcext:value-type="float">
            <text:p>16,631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669" calcext:value-type="float">
            <text:p>14,669</text:p>
          </table:table-cell>
          <table:table-cell office:value-type="float" office:value="14.195" calcext:value-type="float">
            <text:p>14,195</text:p>
          </table:table-cell>
          <table:table-cell table:number-columns-repeated="3" office:value-type="float" office:value="13.961" calcext:value-type="float">
            <text:p>13,961</text:p>
          </table:table-cell>
          <table:table-cell office:value-type="float" office:value="14.195" calcext:value-type="float">
            <text:p>14,195</text:p>
          </table:table-cell>
          <table:table-cell table:number-columns-repeated="3" office:value-type="float" office:value="14.431" calcext:value-type="float">
            <text:p>14,431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961" calcext:value-type="float">
            <text:p>13,961</text:p>
          </table:table-cell>
          <table:table-cell office:value-type="float" office:value="14.195" calcext:value-type="float">
            <text:p>14,195</text:p>
          </table:table-cell>
          <table:table-cell table:number-columns-repeated="2" office:value-type="float" office:value="13.728" calcext:value-type="float">
            <text:p>13,728</text:p>
          </table:table-cell>
          <table:table-cell office:value-type="float" office:value="13.497" calcext:value-type="float">
            <text:p>13,497</text:p>
          </table:table-cell>
          <table:table-cell office:value-type="float" office:value="13.267" calcext:value-type="float">
            <text:p>13,267</text:p>
          </table:table-cell>
          <table:table-cell table:number-columns-repeated="3" office:value-type="float" office:value="13.039" calcext:value-type="float">
            <text:p>13,039</text:p>
          </table:table-cell>
          <table:table-cell table:number-columns-repeated="4" office:value-type="float" office:value="12.589" calcext:value-type="float">
            <text:p>12,58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413" calcext:value-type="float">
            <text:p>26,413</text:p>
          </table:table-cell>
          <table:table-cell office:value-type="float" office:value="14.669" calcext:value-type="float">
            <text:p>14,669</text:p>
          </table:table-cell>
          <table:table-cell office:value-type="float" office:value="18.559" calcext:value-type="float">
            <text:p>18,55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138" calcext:value-type="float">
            <text:p>17,138</text:p>
          </table:table-cell>
          <table:table-cell office:value-type="float" office:value="16.631" calcext:value-type="float">
            <text:p>16,631</text:p>
          </table:table-cell>
          <table:table-cell office:value-type="float" office:value="25.501" calcext:value-type="float">
            <text:p>25,501</text:p>
          </table:table-cell>
          <table:table-cell office:value-type="float" office:value="21.143" calcext:value-type="float">
            <text:p>21,143</text:p>
          </table:table-cell>
          <table:table-cell office:value-type="float" office:value="23.133" calcext:value-type="float">
            <text:p>23,133</text:p>
          </table:table-cell>
          <table:table-cell office:value-type="float" office:value="20.865" calcext:value-type="float">
            <text:p>20,865</text:p>
          </table:table-cell>
          <table:table-cell office:value-type="float" office:value="18.697" calcext:value-type="float">
            <text:p>18,697</text:p>
          </table:table-cell>
          <table:table-cell office:value-type="float" office:value="17.394" calcext:value-type="float">
            <text:p>17,394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883" calcext:value-type="float">
            <text:p>15,88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8.171" calcext:value-type="float">
            <text:p>18,171</text:p>
          </table:table-cell>
          <table:table-cell office:value-type="float" office:value="24.01" calcext:value-type="float">
            <text:p>24,01</text:p>
          </table:table-cell>
          <table:table-cell office:value-type="float" office:value="23.424" calcext:value-type="float">
            <text:p>23,424</text:p>
          </table:table-cell>
          <table:table-cell table:number-columns-repeated="2" office:value-type="float" office:value="17.91" calcext:value-type="float">
            <text:p>17,91</text:p>
          </table:table-cell>
          <table:table-cell office:value-type="float" office:value="18.697" calcext:value-type="float">
            <text:p>18,697</text:p>
          </table:table-cell>
          <table:table-cell office:value-type="float" office:value="26.413" calcext:value-type="float">
            <text:p>26,413</text:p>
          </table:table-cell>
          <table:table-cell office:value-type="float" office:value="24.01" calcext:value-type="float">
            <text:p>24,0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6.631" calcext:value-type="float">
            <text:p>16,631</text:p>
          </table:table-cell>
          <table:table-cell table:number-columns-repeated="2" office:value-type="float" office:value="15.883" calcext:value-type="float">
            <text:p>15,883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4.669" calcext:value-type="float">
            <text:p>14,66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7.444" calcext:value-type="float">
            <text:p>67,444</text:p>
          </table:table-cell>
          <table:table-cell office:value-type="float" office:value="17.651" calcext:value-type="float">
            <text:p>17,651</text:p>
          </table:table-cell>
          <table:table-cell office:value-type="float" office:value="27.145" calcext:value-type="float">
            <text:p>27,14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143" calcext:value-type="float">
            <text:p>21,143</text:p>
          </table:table-cell>
          <table:table-cell office:value-type="float" office:value="19.768" calcext:value-type="float">
            <text:p>19,768</text:p>
          </table:table-cell>
          <table:table-cell office:value-type="float" office:value="26.108" calcext:value-type="float">
            <text:p>26,108</text:p>
          </table:table-cell>
          <table:table-cell office:value-type="float" office:value="25.199" calcext:value-type="float">
            <text:p>25,199</text:p>
          </table:table-cell>
          <table:table-cell office:value-type="float" office:value="67.444" calcext:value-type="float">
            <text:p>67,444</text:p>
          </table:table-cell>
          <table:table-cell office:value-type="float" office:value="38.054" calcext:value-type="float">
            <text:p>38,054</text:p>
          </table:table-cell>
          <table:table-cell office:value-type="float" office:value="34.202" calcext:value-type="float">
            <text:p>34,202</text:p>
          </table:table-cell>
          <table:table-cell office:value-type="float" office:value="29.877" calcext:value-type="float">
            <text:p>29,877</text:p>
          </table:table-cell>
          <table:table-cell office:value-type="float" office:value="27.652" calcext:value-type="float">
            <text:p>27,652</text:p>
          </table:table-cell>
          <table:table-cell office:value-type="float" office:value="24.9" calcext:value-type="float">
            <text:p>24,9</text:p>
          </table:table-cell>
          <table:table-cell office:value-type="float" office:value="22.844" calcext:value-type="float">
            <text:p>22,844</text:p>
          </table:table-cell>
          <table:table-cell office:value-type="float" office:value="18.963" calcext:value-type="float">
            <text:p>18,963</text:p>
          </table:table-cell>
          <table:table-cell office:value-type="float" office:value="31.511" calcext:value-type="float">
            <text:p>31,511</text:p>
          </table:table-cell>
          <table:table-cell office:value-type="float" office:value="58.529" calcext:value-type="float">
            <text:p>58,529</text:p>
          </table:table-cell>
          <table:table-cell office:value-type="float" office:value="40.228" calcext:value-type="float">
            <text:p>40,228</text:p>
          </table:table-cell>
          <table:table-cell office:value-type="float" office:value="35.582" calcext:value-type="float">
            <text:p>35,582</text:p>
          </table:table-cell>
          <table:table-cell office:value-type="float" office:value="31.842" calcext:value-type="float">
            <text:p>31,842</text:p>
          </table:table-cell>
          <table:table-cell office:value-type="float" office:value="25.803" calcext:value-type="float">
            <text:p>25,803</text:p>
          </table:table-cell>
          <table:table-cell office:value-type="float" office:value="22.557" calcext:value-type="float">
            <text:p>22,557</text:p>
          </table:table-cell>
          <table:table-cell office:value-type="float" office:value="21.704" calcext:value-type="float">
            <text:p>21,704</text:p>
          </table:table-cell>
          <table:table-cell office:value-type="float" office:value="19.768" calcext:value-type="float">
            <text:p>19,768</text:p>
          </table:table-cell>
          <table:table-cell office:value-type="float" office:value="19.498" calcext:value-type="float">
            <text:p>19,498</text:p>
          </table:table-cell>
          <table:table-cell office:value-type="float" office:value="18.697" calcext:value-type="float">
            <text:p>18,697</text:p>
          </table:table-cell>
          <table:table-cell office:value-type="float" office:value="19.23" calcext:value-type="float">
            <text:p>19,23</text:p>
          </table:table-cell>
          <table:table-cell office:value-type="float" office:value="20.314" calcext:value-type="float">
            <text:p>20,314</text:p>
          </table:table-cell>
          <table:table-cell office:value-type="float" office:value="18.697" calcext:value-type="float">
            <text:p>18,697</text:p>
          </table:table-cell>
          <table:table-cell office:value-type="float" office:value="18.171" calcext:value-type="float">
            <text:p>18,171</text:p>
          </table:table-cell>
          <table:table-cell office:value-type="float" office:value="24.305" calcext:value-type="float">
            <text:p>24,305</text:p>
          </table:table-cell>
          <table:table-cell office:value-type="float" office:value="22.557" calcext:value-type="float">
            <text:p>22,557</text:p>
          </table:table-cell>
          <table:table-cell office:value-type="float" office:value="18.697" calcext:value-type="float">
            <text:p>18,697</text:p>
          </table:table-cell>
          <table:table-cell office:value-type="float" office:value="17.651" calcext:value-type="float">
            <text:p>17,65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7.239" calcext:value-type="float">
            <text:p>127,239</text:p>
          </table:table-cell>
          <table:table-cell office:value-type="float" office:value="12.589" calcext:value-type="float">
            <text:p>12,589</text:p>
          </table:table-cell>
          <table:table-cell office:value-type="float" office:value="37.322" calcext:value-type="float">
            <text:p>37,3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589" calcext:value-type="float">
            <text:p>12,589</text:p>
          </table:table-cell>
          <table:table-cell office:value-type="float" office:value="13.497" calcext:value-type="float">
            <text:p>13,497</text:p>
          </table:table-cell>
          <table:table-cell office:value-type="float" office:value="16.631" calcext:value-type="float">
            <text:p>16,631</text:p>
          </table:table-cell>
          <table:table-cell office:value-type="float" office:value="21.704" calcext:value-type="float">
            <text:p>21,704</text:p>
          </table:table-cell>
          <table:table-cell office:value-type="float" office:value="34.202" calcext:value-type="float">
            <text:p>34,202</text:p>
          </table:table-cell>
          <table:table-cell office:value-type="float" office:value="26.413" calcext:value-type="float">
            <text:p>26,413</text:p>
          </table:table-cell>
          <table:table-cell office:value-type="float" office:value="17.91" calcext:value-type="float">
            <text:p>17,91</text:p>
          </table:table-cell>
          <table:table-cell office:value-type="float" office:value="22.271" calcext:value-type="float">
            <text:p>22,271</text:p>
          </table:table-cell>
          <table:table-cell office:value-type="float" office:value="21.987" calcext:value-type="float">
            <text:p>21,987</text:p>
          </table:table-cell>
          <table:table-cell office:value-type="float" office:value="29.877" calcext:value-type="float">
            <text:p>29,877</text:p>
          </table:table-cell>
          <table:table-cell office:value-type="float" office:value="35.931" calcext:value-type="float">
            <text:p>35,931</text:p>
          </table:table-cell>
          <table:table-cell office:value-type="float" office:value="40.964" calcext:value-type="float">
            <text:p>40,964</text:p>
          </table:table-cell>
          <table:table-cell office:value-type="float" office:value="49.309" calcext:value-type="float">
            <text:p>49,309</text:p>
          </table:table-cell>
          <table:table-cell office:value-type="float" office:value="40.228" calcext:value-type="float">
            <text:p>40,228</text:p>
          </table:table-cell>
          <table:table-cell office:value-type="float" office:value="43.966" calcext:value-type="float">
            <text:p>43,966</text:p>
          </table:table-cell>
          <table:table-cell office:value-type="float" office:value="127.239" calcext:value-type="float">
            <text:p>127,239</text:p>
          </table:table-cell>
          <table:table-cell office:value-type="float" office:value="105.921" calcext:value-type="float">
            <text:p>105,921</text:p>
          </table:table-cell>
          <table:table-cell office:value-type="float" office:value="82.456" calcext:value-type="float">
            <text:p>82,456</text:p>
          </table:table-cell>
          <table:table-cell office:value-type="float" office:value="56.156" calcext:value-type="float">
            <text:p>56,156</text:p>
          </table:table-cell>
          <table:table-cell office:value-type="float" office:value="31.842" calcext:value-type="float">
            <text:p>31,842</text:p>
          </table:table-cell>
          <table:table-cell office:value-type="float" office:value="26.108" calcext:value-type="float">
            <text:p>26,108</text:p>
          </table:table-cell>
          <table:table-cell office:value-type="float" office:value="24.01" calcext:value-type="float">
            <text:p>24,01</text:p>
          </table:table-cell>
          <table:table-cell office:value-type="float" office:value="28.597" calcext:value-type="float">
            <text:p>28,597</text:p>
          </table:table-cell>
          <table:table-cell office:value-type="float" office:value="24.601" calcext:value-type="float">
            <text:p>24,601</text:p>
          </table:table-cell>
          <table:table-cell office:value-type="float" office:value="27.652" calcext:value-type="float">
            <text:p>27,652</text:p>
          </table:table-cell>
          <table:table-cell office:value-type="float" office:value="27.03" calcext:value-type="float">
            <text:p>27,03</text:p>
          </table:table-cell>
          <table:table-cell office:value-type="float" office:value="28.28" calcext:value-type="float">
            <text:p>28,28</text:p>
          </table:table-cell>
          <table:table-cell office:value-type="float" office:value="27.652" calcext:value-type="float">
            <text:p>27,652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8.986" calcext:value-type="float">
            <text:p>68,986</text:p>
          </table:table-cell>
          <table:table-cell office:value-type="float" office:value="13.039" calcext:value-type="float">
            <text:p>13,039</text:p>
          </table:table-cell>
          <table:table-cell office:value-type="float" office:value="32.218" calcext:value-type="float">
            <text:p>32,21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.281" calcext:value-type="float">
            <text:p>36,281</text:p>
          </table:table-cell>
          <table:table-cell office:value-type="float" office:value="58.529" calcext:value-type="float">
            <text:p>58,529</text:p>
          </table:table-cell>
          <table:table-cell office:value-type="float" office:value="64.408" calcext:value-type="float">
            <text:p>64,408</text:p>
          </table:table-cell>
          <table:table-cell office:value-type="float" office:value="68.986" calcext:value-type="float">
            <text:p>68,986</text:p>
          </table:table-cell>
          <table:table-cell office:value-type="float" office:value="59.491" calcext:value-type="float">
            <text:p>59,491</text:p>
          </table:table-cell>
          <table:table-cell office:value-type="float" office:value="39.134" calcext:value-type="float">
            <text:p>39,134</text:p>
          </table:table-cell>
          <table:table-cell office:value-type="float" office:value="29.234" calcext:value-type="float">
            <text:p>29,234</text:p>
          </table:table-cell>
          <table:table-cell office:value-type="float" office:value="37.34" calcext:value-type="float">
            <text:p>37,34</text:p>
          </table:table-cell>
          <table:table-cell office:value-type="float" office:value="33.52" calcext:value-type="float">
            <text:p>33,52</text:p>
          </table:table-cell>
          <table:table-cell office:value-type="float" office:value="37.696" calcext:value-type="float">
            <text:p>37,696</text:p>
          </table:table-cell>
          <table:table-cell office:value-type="float" office:value="40.228" calcext:value-type="float">
            <text:p>40,228</text:p>
          </table:table-cell>
          <table:table-cell office:value-type="float" office:value="31.181" calcext:value-type="float">
            <text:p>31,181</text:p>
          </table:table-cell>
          <table:table-cell office:value-type="float" office:value="58.051" calcext:value-type="float">
            <text:p>58,051</text:p>
          </table:table-cell>
          <table:table-cell office:value-type="float" office:value="43.207" calcext:value-type="float">
            <text:p>43,207</text:p>
          </table:table-cell>
          <table:table-cell office:value-type="float" office:value="47.118" calcext:value-type="float">
            <text:p>47,118</text:p>
          </table:table-cell>
          <table:table-cell office:value-type="float" office:value="29.555" calcext:value-type="float">
            <text:p>29,555</text:p>
          </table:table-cell>
          <table:table-cell office:value-type="float" office:value="24.01" calcext:value-type="float">
            <text:p>24,01</text:p>
          </table:table-cell>
          <table:table-cell office:value-type="float" office:value="20.865" calcext:value-type="float">
            <text:p>20,865</text:p>
          </table:table-cell>
          <table:table-cell office:value-type="float" office:value="33.52" calcext:value-type="float">
            <text:p>33,52</text:p>
          </table:table-cell>
          <table:table-cell office:value-type="float" office:value="25.199" calcext:value-type="float">
            <text:p>25,199</text:p>
          </table:table-cell>
          <table:table-cell office:value-type="float" office:value="21.423" calcext:value-type="float">
            <text:p>21,423</text:p>
          </table:table-cell>
          <table:table-cell office:value-type="float" office:value="18.433" calcext:value-type="float">
            <text:p>18,433</text:p>
          </table:table-cell>
          <table:table-cell table:number-columns-repeated="2" office:value-type="float" office:value="17.138" calcext:value-type="float">
            <text:p>17,138</text:p>
          </table:table-cell>
          <table:table-cell office:value-type="float" office:value="17.91" calcext:value-type="float">
            <text:p>17,91</text:p>
          </table:table-cell>
          <table:table-cell office:value-type="float" office:value="17.651" calcext:value-type="float">
            <text:p>17,65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5.637" calcext:value-type="float">
            <text:p>15,637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039" calcext:value-type="float">
            <text:p>13,039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134" calcext:value-type="float">
            <text:p>39,134</text:p>
          </table:table-cell>
          <table:table-cell office:value-type="float" office:value="10.438" calcext:value-type="float">
            <text:p>10,438</text:p>
          </table:table-cell>
          <table:table-cell office:value-type="float" office:value="17.726" calcext:value-type="float">
            <text:p>17,72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28" calcext:value-type="float">
            <text:p>13,728</text:p>
          </table:table-cell>
          <table:table-cell office:value-type="float" office:value="16.38" calcext:value-type="float">
            <text:p>16,38</text:p>
          </table:table-cell>
          <table:table-cell office:value-type="float" office:value="17.138" calcext:value-type="float">
            <text:p>17,138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438" calcext:value-type="float">
            <text:p>10,438</text:p>
          </table:table-cell>
          <table:table-cell office:value-type="float" office:value="13.039" calcext:value-type="float">
            <text:p>13,039</text:p>
          </table:table-cell>
          <table:table-cell office:value-type="float" office:value="15.393" calcext:value-type="float">
            <text:p>15,393</text:p>
          </table:table-cell>
          <table:table-cell office:value-type="float" office:value="13.961" calcext:value-type="float">
            <text:p>13,961</text:p>
          </table:table-cell>
          <table:table-cell office:value-type="float" office:value="12.145" calcext:value-type="float">
            <text:p>12,145</text:p>
          </table:table-cell>
          <table:table-cell office:value-type="float" office:value="13.961" calcext:value-type="float">
            <text:p>13,961</text:p>
          </table:table-cell>
          <table:table-cell office:value-type="float" office:value="27.965" calcext:value-type="float">
            <text:p>27,965</text:p>
          </table:table-cell>
          <table:table-cell office:value-type="float" office:value="20.589" calcext:value-type="float">
            <text:p>20,589</text:p>
          </table:table-cell>
          <table:table-cell office:value-type="float" office:value="17.138" calcext:value-type="float">
            <text:p>17,138</text:p>
          </table:table-cell>
          <table:table-cell office:value-type="float" office:value="13.961" calcext:value-type="float">
            <text:p>13,961</text:p>
          </table:table-cell>
          <table:table-cell office:value-type="float" office:value="12.589" calcext:value-type="float">
            <text:p>12,589</text:p>
          </table:table-cell>
          <table:table-cell office:value-type="float" office:value="20.04" calcext:value-type="float">
            <text:p>20,04</text:p>
          </table:table-cell>
          <table:table-cell office:value-type="float" office:value="20.314" calcext:value-type="float">
            <text:p>20,314</text:p>
          </table:table-cell>
          <table:table-cell office:value-type="float" office:value="39.134" calcext:value-type="float">
            <text:p>39,134</text:p>
          </table:table-cell>
          <table:table-cell office:value-type="float" office:value="27.965" calcext:value-type="float">
            <text:p>27,965</text:p>
          </table:table-cell>
          <table:table-cell office:value-type="float" office:value="27.34" calcext:value-type="float">
            <text:p>27,34</text:p>
          </table:table-cell>
          <table:table-cell office:value-type="float" office:value="24.305" calcext:value-type="float">
            <text:p>24,305</text:p>
          </table:table-cell>
          <table:table-cell office:value-type="float" office:value="17.91" calcext:value-type="float">
            <text:p>17,9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4.195" calcext:value-type="float">
            <text:p>14,195</text:p>
          </table:table-cell>
          <table:table-cell office:value-type="float" office:value="20.04" calcext:value-type="float">
            <text:p>20,04</text:p>
          </table:table-cell>
          <table:table-cell office:value-type="float" office:value="30.526" calcext:value-type="float">
            <text:p>30,52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887" calcext:value-type="float">
            <text:p>45,887</text:p>
          </table:table-cell>
          <table:table-cell office:value-type="float" office:value="10.854" calcext:value-type="float">
            <text:p>10,854</text:p>
          </table:table-cell>
          <table:table-cell office:value-type="float" office:value="19.023" calcext:value-type="float">
            <text:p>19,02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.696" calcext:value-type="float">
            <text:p>37,696</text:p>
          </table:table-cell>
          <table:table-cell office:value-type="float" office:value="28.914" calcext:value-type="float">
            <text:p>28,914</text:p>
          </table:table-cell>
          <table:table-cell office:value-type="float" office:value="19.498" calcext:value-type="float">
            <text:p>19,498</text:p>
          </table:table-cell>
          <table:table-cell office:value-type="float" office:value="18.433" calcext:value-type="float">
            <text:p>18,433</text:p>
          </table:table-cell>
          <table:table-cell office:value-type="float" office:value="19.23" calcext:value-type="float">
            <text:p>19,23</text:p>
          </table:table-cell>
          <table:table-cell office:value-type="float" office:value="17.91" calcext:value-type="float">
            <text:p>17,91</text:p>
          </table:table-cell>
          <table:table-cell office:value-type="float" office:value="16.131" calcext:value-type="float">
            <text:p>16,131</text:p>
          </table:table-cell>
          <table:table-cell office:value-type="float" office:value="14.431" calcext:value-type="float">
            <text:p>14,431</text:p>
          </table:table-cell>
          <table:table-cell office:value-type="float" office:value="13.039" calcext:value-type="float">
            <text:p>13,039</text:p>
          </table:table-cell>
          <table:table-cell office:value-type="float" office:value="15.15" calcext:value-type="float">
            <text:p>15,15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492" calcext:value-type="float">
            <text:p>11,492</text:p>
          </table:table-cell>
          <table:table-cell office:value-type="float" office:value="10.854" calcext:value-type="float">
            <text:p>10,854</text:p>
          </table:table-cell>
          <table:table-cell office:value-type="float" office:value="12.589" calcext:value-type="float">
            <text:p>12,589</text:p>
          </table:table-cell>
          <table:table-cell office:value-type="float" office:value="14.909" calcext:value-type="float">
            <text:p>14,90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8.963" calcext:value-type="float">
            <text:p>18,963</text:p>
          </table:table-cell>
          <table:table-cell office:value-type="float" office:value="17.394" calcext:value-type="float">
            <text:p>17,394</text:p>
          </table:table-cell>
          <table:table-cell office:value-type="float" office:value="13.497" calcext:value-type="float">
            <text:p>13,497</text:p>
          </table:table-cell>
          <table:table-cell office:value-type="float" office:value="11.708" calcext:value-type="float">
            <text:p>11,708</text:p>
          </table:table-cell>
          <table:table-cell office:value-type="float" office:value="21.143" calcext:value-type="float">
            <text:p>21,143</text:p>
          </table:table-cell>
          <table:table-cell office:value-type="float" office:value="45.887" calcext:value-type="float">
            <text:p>45,887</text:p>
          </table:table-cell>
          <table:table-cell office:value-type="float" office:value="24.305" calcext:value-type="float">
            <text:p>24,305</text:p>
          </table:table-cell>
          <table:table-cell office:value-type="float" office:value="25.803" calcext:value-type="float">
            <text:p>25,803</text:p>
          </table:table-cell>
          <table:table-cell office:value-type="float" office:value="27.34" calcext:value-type="float">
            <text:p>27,34</text:p>
          </table:table-cell>
          <table:table-cell office:value-type="float" office:value="16.38" calcext:value-type="float">
            <text:p>16,38</text:p>
          </table:table-cell>
          <table:table-cell office:value-type="float" office:value="15.15" calcext:value-type="float">
            <text:p>15,15</text:p>
          </table:table-cell>
          <table:table-cell office:value-type="float" office:value="23.716" calcext:value-type="float">
            <text:p>23,716</text:p>
          </table:table-cell>
          <table:table-cell office:value-type="float" office:value="17.91" calcext:value-type="float">
            <text:p>17,91</text:p>
          </table:table-cell>
          <table:table-cell office:value-type="float" office:value="14.431" calcext:value-type="float">
            <text:p>14,43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844" calcext:value-type="float">
            <text:p>22,844</text:p>
          </table:table-cell>
          <table:table-cell office:value-type="float" office:value="9.23" calcext:value-type="float">
            <text:p>9,23</text:p>
          </table:table-cell>
          <table:table-cell office:value-type="float" office:value="12.993" calcext:value-type="float">
            <text:p>12,99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69" calcext:value-type="float">
            <text:p>14,669</text:p>
          </table:table-cell>
          <table:table-cell office:value-type="float" office:value="11.925" calcext:value-type="float">
            <text:p>11,925</text:p>
          </table:table-cell>
          <table:table-cell office:value-type="float" office:value="10.645" calcext:value-type="float">
            <text:p>10,645</text:p>
          </table:table-cell>
          <table:table-cell office:value-type="float" office:value="9.826" calcext:value-type="float">
            <text:p>9,826</text:p>
          </table:table-cell>
          <table:table-cell office:value-type="float" office:value="10.028" calcext:value-type="float">
            <text:p>10,028</text:p>
          </table:table-cell>
          <table:table-cell office:value-type="float" office:value="13.267" calcext:value-type="float">
            <text:p>13,267</text:p>
          </table:table-cell>
          <table:table-cell office:value-type="float" office:value="10.645" calcext:value-type="float">
            <text:p>10,645</text:p>
          </table:table-cell>
          <table:table-cell office:value-type="float" office:value="9.826" calcext:value-type="float">
            <text:p>9,826</text:p>
          </table:table-cell>
          <table:table-cell office:value-type="float" office:value="9.427" calcext:value-type="float">
            <text:p>9,427</text:p>
          </table:table-cell>
          <table:table-cell office:value-type="float" office:value="9.23" calcext:value-type="float">
            <text:p>9,23</text:p>
          </table:table-cell>
          <table:table-cell office:value-type="float" office:value="9.625" calcext:value-type="float">
            <text:p>9,625</text:p>
          </table:table-cell>
          <table:table-cell office:value-type="float" office:value="10.645" calcext:value-type="float">
            <text:p>10,645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651" calcext:value-type="float">
            <text:p>17,65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438" calcext:value-type="float">
            <text:p>10,438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431" calcext:value-type="float">
            <text:p>14,431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708" calcext:value-type="float">
            <text:p>11,708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438" calcext:value-type="float">
            <text:p>10,438</text:p>
          </table:table-cell>
          <table:table-cell office:value-type="float" office:value="22.844" calcext:value-type="float">
            <text:p>22,844</text:p>
          </table:table-cell>
          <table:table-cell office:value-type="float" office:value="17.394" calcext:value-type="float">
            <text:p>17,394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138" calcext:value-type="float">
            <text:p>17,138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497" calcext:value-type="float">
            <text:p>13,49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909" calcext:value-type="float">
            <text:p>14,909</text:p>
          </table:table-cell>
          <table:table-cell office:value-type="float" office:value="8.272" calcext:value-type="float">
            <text:p>8,272</text:p>
          </table:table-cell>
          <table:table-cell office:value-type="float" office:value="9.623" calcext:value-type="float">
            <text:p>9,62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office:value-type="float" office:value="9.23" calcext:value-type="float">
            <text:p>9,23</text:p>
          </table:table-cell>
          <table:table-cell office:value-type="float" office:value="9.625" calcext:value-type="float">
            <text:p>9,625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office:value-type="float" office:value="9.23" calcext:value-type="float">
            <text:p>9,23</text:p>
          </table:table-cell>
          <table:table-cell office:value-type="float" office:value="9.035" calcext:value-type="float">
            <text:p>9,035</text:p>
          </table:table-cell>
          <table:table-cell table:number-columns-repeated="3" office:value-type="float" office:value="8.842" calcext:value-type="float">
            <text:p>8,842</text:p>
          </table:table-cell>
          <table:table-cell office:value-type="float" office:value="9.035" calcext:value-type="float">
            <text:p>9,035</text:p>
          </table:table-cell>
          <table:table-cell office:value-type="float" office:value="9.427" calcext:value-type="float">
            <text:p>9,427</text:p>
          </table:table-cell>
          <table:table-cell office:value-type="float" office:value="10.028" calcext:value-type="float">
            <text:p>10,028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9.427" calcext:value-type="float">
            <text:p>9,427</text:p>
          </table:table-cell>
          <table:table-cell office:value-type="float" office:value="9.23" calcext:value-type="float">
            <text:p>9,23</text:p>
          </table:table-cell>
          <table:table-cell office:value-type="float" office:value="8.842" calcext:value-type="float">
            <text:p>8,842</text:p>
          </table:table-cell>
          <table:table-cell office:value-type="float" office:value="8.65" calcext:value-type="float">
            <text:p>8,65</text:p>
          </table:table-cell>
          <table:table-cell office:value-type="float" office:value="8.46" calcext:value-type="float">
            <text:p>8,46</text:p>
          </table:table-cell>
          <table:table-cell office:value-type="float" office:value="8.272" calcext:value-type="float">
            <text:p>8,272</text:p>
          </table:table-cell>
          <table:table-cell office:value-type="float" office:value="9.625" calcext:value-type="float">
            <text:p>9,625</text:p>
          </table:table-cell>
          <table:table-cell office:value-type="float" office:value="14.909" calcext:value-type="float">
            <text:p>14,90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277" calcext:value-type="float">
            <text:p>11,277</text:p>
          </table:table-cell>
          <table:table-cell office:value-type="float" office:value="9.625" calcext:value-type="float">
            <text:p>9,625</text:p>
          </table:table-cell>
          <table:table-cell office:value-type="float" office:value="10.624" calcext:value-type="float">
            <text:p>10,62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77" calcext:value-type="float">
            <text:p>11,277</text:p>
          </table:table-cell>
          <table:table-cell office:value-type="float" office:value="11.065" calcext:value-type="float">
            <text:p>11,065</text:p>
          </table:table-cell>
          <table:table-cell table:number-columns-repeated="7" office:value-type="float" office:value="11.277" calcext:value-type="float">
            <text:p>11,277</text:p>
          </table:table-cell>
          <table:table-cell office:value-type="float" office:value="11.065" calcext:value-type="float">
            <text:p>11,065</text:p>
          </table:table-cell>
          <table:table-cell table:number-columns-repeated="2" office:value-type="float" office:value="10.854" calcext:value-type="float">
            <text:p>10,854</text:p>
          </table:table-cell>
          <table:table-cell office:value-type="float" office:value="10.645" calcext:value-type="float">
            <text:p>10,645</text:p>
          </table:table-cell>
          <table:table-cell table:number-columns-repeated="3" office:value-type="float" office:value="10.854" calcext:value-type="float">
            <text:p>10,854</text:p>
          </table:table-cell>
          <table:table-cell table:number-columns-repeated="8" office:value-type="float" office:value="10.438" calcext:value-type="float">
            <text:p>10,438</text:p>
          </table:table-cell>
          <table:table-cell table:number-columns-repeated="2" office:value-type="float" office:value="10.028" calcext:value-type="float">
            <text:p>10,028</text:p>
          </table:table-cell>
          <table:table-cell office:value-type="float" office:value="9.625" calcext:value-type="float">
            <text:p>9,625</text:p>
          </table:table-cell>
          <table:table-cell table:number-columns-repeated="2" office:value-type="float" office:value="9.826" calcext:value-type="float">
            <text:p>9,826</text:p>
          </table:table-cell>
          <table:table-cell table:number-columns-repeated="2" office:value-type="float" office:value="9.625" calcext:value-type="float">
            <text:p>9,6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277" calcext:value-type="float">
            <text:p>11,277</text:p>
          </table:table-cell>
          <table:table-cell office:value-type="float" office:value="12.142" calcext:value-type="float">
            <text:p>12,14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039" calcext:value-type="float">
            <text:p>13,039</text:p>
          </table:table-cell>
          <table:table-cell office:value-type="float" office:value="12.813" calcext:value-type="float">
            <text:p>12,813</text:p>
          </table:table-cell>
          <table:table-cell office:value-type="float" office:value="13.039" calcext:value-type="float">
            <text:p>13,039</text:p>
          </table:table-cell>
          <table:table-cell office:value-type="float" office:value="12.813" calcext:value-type="float">
            <text:p>12,813</text:p>
          </table:table-cell>
          <table:table-cell table:number-columns-repeated="3" office:value-type="float" office:value="12.589" calcext:value-type="float">
            <text:p>12,589</text:p>
          </table:table-cell>
          <table:table-cell table:number-columns-repeated="2" office:value-type="float" office:value="12.366" calcext:value-type="float">
            <text:p>12,366</text:p>
          </table:table-cell>
          <table:table-cell table:number-columns-repeated="2" office:value-type="float" office:value="12.589" calcext:value-type="float">
            <text:p>12,589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366" calcext:value-type="float">
            <text:p>12,366</text:p>
          </table:table-cell>
          <table:table-cell table:number-columns-repeated="2" office:value-type="float" office:value="12.145" calcext:value-type="float">
            <text:p>12,145</text:p>
          </table:table-cell>
          <table:table-cell table:number-columns-repeated="2" office:value-type="float" office:value="11.925" calcext:value-type="float">
            <text:p>11,925</text:p>
          </table:table-cell>
          <table:table-cell table:number-columns-repeated="2" office:value-type="float" office:value="12.145" calcext:value-type="float">
            <text:p>12,145</text:p>
          </table:table-cell>
          <table:table-cell table:number-columns-repeated="3" office:value-type="float" office:value="11.925" calcext:value-type="float">
            <text:p>11,925</text:p>
          </table:table-cell>
          <table:table-cell table:number-columns-repeated="3" office:value-type="float" office:value="11.708" calcext:value-type="float">
            <text:p>11,708</text:p>
          </table:table-cell>
          <table:table-cell table:number-columns-repeated="2" office:value-type="float" office:value="11.277" calcext:value-type="float">
            <text:p>11,277</text:p>
          </table:table-cell>
          <table:table-cell table:number-columns-repeated="4" office:value-type="float" office:value="11.492" calcext:value-type="float">
            <text:p>11,49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38" calcext:value-type="float">
            <text:p>16,38</text:p>
          </table:table-cell>
          <table:table-cell office:value-type="float" office:value="12.813" calcext:value-type="float">
            <text:p>12,813</text:p>
          </table:table-cell>
          <table:table-cell office:value-type="float" office:value="14.063" calcext:value-type="float">
            <text:p>14,06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38" calcext:value-type="float">
            <text:p>16,38</text:p>
          </table:table-cell>
          <table:table-cell table:number-columns-repeated="2" office:value-type="float" office:value="14.909" calcext:value-type="float">
            <text:p>14,90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669" calcext:value-type="float">
            <text:p>14,669</text:p>
          </table:table-cell>
          <table:table-cell table:number-columns-repeated="4" office:value-type="float" office:value="14.431" calcext:value-type="float">
            <text:p>14,431</text:p>
          </table:table-cell>
          <table:table-cell table:number-columns-repeated="4" office:value-type="float" office:value="13.961" calcext:value-type="float">
            <text:p>13,961</text:p>
          </table:table-cell>
          <table:table-cell office:value-type="float" office:value="14.431" calcext:value-type="float">
            <text:p>14,431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3.961" calcext:value-type="float">
            <text:p>13,961</text:p>
          </table:table-cell>
          <table:table-cell table:number-columns-repeated="4" office:value-type="float" office:value="13.267" calcext:value-type="float">
            <text:p>13,267</text:p>
          </table:table-cell>
          <table:table-cell table:number-columns-repeated="3" office:value-type="float" office:value="13.039" calcext:value-type="float">
            <text:p>13,039</text:p>
          </table:table-cell>
          <table:table-cell office:value-type="float" office:value="12.813" calcext:value-type="float">
            <text:p>12,813</text:p>
          </table:table-cell>
          <table:table-cell office:value-type="float" office:value="13.728" calcext:value-type="float">
            <text:p>13,728</text:p>
          </table:table-cell>
          <table:table-cell office:value-type="float" office:value="14.431" calcext:value-type="float">
            <text:p>14,431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497" calcext:value-type="float">
            <text:p>13,49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305" calcext:value-type="float">
            <text:p>24,305</text:p>
          </table:table-cell>
          <table:table-cell office:value-type="float" office:value="14.431" calcext:value-type="float">
            <text:p>14,431</text:p>
          </table:table-cell>
          <table:table-cell office:value-type="float" office:value="16.017" calcext:value-type="float">
            <text:p>16,0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38" calcext:value-type="float">
            <text:p>16,38</text:p>
          </table:table-cell>
          <table:table-cell office:value-type="float" office:value="15.883" calcext:value-type="float">
            <text:p>15,883</text:p>
          </table:table-cell>
          <table:table-cell table:number-columns-repeated="2" office:value-type="float" office:value="15.637" calcext:value-type="float">
            <text:p>15,637</text:p>
          </table:table-cell>
          <table:table-cell office:value-type="float" office:value="17.138" calcext:value-type="float">
            <text:p>17,138</text:p>
          </table:table-cell>
          <table:table-cell office:value-type="float" office:value="16.38" calcext:value-type="float">
            <text:p>16,38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909" calcext:value-type="float">
            <text:p>14,909</text:p>
          </table:table-cell>
          <table:table-cell table:number-columns-repeated="2" office:value-type="float" office:value="14.669" calcext:value-type="float">
            <text:p>14,669</text:p>
          </table:table-cell>
          <table:table-cell office:value-type="float" office:value="14.909" calcext:value-type="float">
            <text:p>14,909</text:p>
          </table:table-cell>
          <table:table-cell office:value-type="float" office:value="14.669" calcext:value-type="float">
            <text:p>14,66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8.433" calcext:value-type="float">
            <text:p>18,433</text:p>
          </table:table-cell>
          <table:table-cell office:value-type="float" office:value="24.305" calcext:value-type="float">
            <text:p>24,305</text:p>
          </table:table-cell>
          <table:table-cell office:value-type="float" office:value="18.433" calcext:value-type="float">
            <text:p>18,433</text:p>
          </table:table-cell>
          <table:table-cell office:value-type="float" office:value="16.38" calcext:value-type="float">
            <text:p>16,38</text:p>
          </table:table-cell>
          <table:table-cell table:number-columns-repeated="2" office:value-type="float" office:value="15.393" calcext:value-type="float">
            <text:p>15,39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5.883" calcext:value-type="float">
            <text:p>15,883</text:p>
          </table:table-cell>
          <table:table-cell table:number-columns-repeated="3" office:value-type="float" office:value="15.393" calcext:value-type="float">
            <text:p>15,393</text:p>
          </table:table-cell>
          <table:table-cell table:number-columns-repeated="2" office:value-type="float" office:value="14.909" calcext:value-type="float">
            <text:p>14,909</text:p>
          </table:table-cell>
          <table:table-cell office:value-type="float" office:value="17.394" calcext:value-type="float">
            <text:p>17,39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8.914" calcext:value-type="float">
            <text:p>28,914</text:p>
          </table:table-cell>
          <table:table-cell office:value-type="float" office:value="16.131" calcext:value-type="float">
            <text:p>16,131</text:p>
          </table:table-cell>
          <table:table-cell office:value-type="float" office:value="19.382" calcext:value-type="float">
            <text:p>19,38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963" calcext:value-type="float">
            <text:p>18,963</text:p>
          </table:table-cell>
          <table:table-cell office:value-type="float" office:value="20.865" calcext:value-type="float">
            <text:p>20,865</text:p>
          </table:table-cell>
          <table:table-cell office:value-type="float" office:value="28.914" calcext:value-type="float">
            <text:p>28,914</text:p>
          </table:table-cell>
          <table:table-cell office:value-type="float" office:value="22.844" calcext:value-type="float">
            <text:p>22,844</text:p>
          </table:table-cell>
          <table:table-cell office:value-type="float" office:value="20.314" calcext:value-type="float">
            <text:p>20,314</text:p>
          </table:table-cell>
          <table:table-cell table:number-columns-repeated="2" office:value-type="float" office:value="19.768" calcext:value-type="float">
            <text:p>19,768</text:p>
          </table:table-cell>
          <table:table-cell office:value-type="float" office:value="19.498" calcext:value-type="float">
            <text:p>19,498</text:p>
          </table:table-cell>
          <table:table-cell office:value-type="float" office:value="17.91" calcext:value-type="float">
            <text:p>17,91</text:p>
          </table:table-cell>
          <table:table-cell office:value-type="float" office:value="17.651" calcext:value-type="float">
            <text:p>17,651</text:p>
          </table:table-cell>
          <table:table-cell office:value-type="float" office:value="17.91" calcext:value-type="float">
            <text:p>17,91</text:p>
          </table:table-cell>
          <table:table-cell office:value-type="float" office:value="17.651" calcext:value-type="float">
            <text:p>17,651</text:p>
          </table:table-cell>
          <table:table-cell office:value-type="float" office:value="17.91" calcext:value-type="float">
            <text:p>17,91</text:p>
          </table:table-cell>
          <table:table-cell office:value-type="float" office:value="24.305" calcext:value-type="float">
            <text:p>24,305</text:p>
          </table:table-cell>
          <table:table-cell office:value-type="float" office:value="21.423" calcext:value-type="float">
            <text:p>21,423</text:p>
          </table:table-cell>
          <table:table-cell office:value-type="float" office:value="18.433" calcext:value-type="float">
            <text:p>18,433</text:p>
          </table:table-cell>
          <table:table-cell office:value-type="float" office:value="18.171" calcext:value-type="float">
            <text:p>18,171</text:p>
          </table:table-cell>
          <table:table-cell office:value-type="float" office:value="18.697" calcext:value-type="float">
            <text:p>18,697</text:p>
          </table:table-cell>
          <table:table-cell office:value-type="float" office:value="18.171" calcext:value-type="float">
            <text:p>18,171</text:p>
          </table:table-cell>
          <table:table-cell office:value-type="float" office:value="17.91" calcext:value-type="float">
            <text:p>17,91</text:p>
          </table:table-cell>
          <table:table-cell office:value-type="float" office:value="17.651" calcext:value-type="float">
            <text:p>17,651</text:p>
          </table:table-cell>
          <table:table-cell table:number-columns-repeated="2" office:value-type="float" office:value="17.138" calcext:value-type="float">
            <text:p>17,138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138" calcext:value-type="float">
            <text:p>17,138</text:p>
          </table:table-cell>
          <table:table-cell office:value-type="float" office:value="16.131" calcext:value-type="float">
            <text:p>16,131</text:p>
          </table:table-cell>
          <table:table-cell office:value-type="float" office:value="21.143" calcext:value-type="float">
            <text:p>21,143</text:p>
          </table:table-cell>
          <table:table-cell office:value-type="float" office:value="24.01" calcext:value-type="float">
            <text:p>24,01</text:p>
          </table:table-cell>
          <table:table-cell office:value-type="float" office:value="19.498" calcext:value-type="float">
            <text:p>19,498</text:p>
          </table:table-cell>
          <table:table-cell office:value-type="float" office:value="17.138" calcext:value-type="float">
            <text:p>17,13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529" calcext:value-type="float">
            <text:p>58,529</text:p>
          </table:table-cell>
          <table:table-cell office:value-type="float" office:value="18.433" calcext:value-type="float">
            <text:p>18,433</text:p>
          </table:table-cell>
          <table:table-cell office:value-type="float" office:value="26.048" calcext:value-type="float">
            <text:p>26,04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803" calcext:value-type="float">
            <text:p>25,803</text:p>
          </table:table-cell>
          <table:table-cell office:value-type="float" office:value="32.845" calcext:value-type="float">
            <text:p>32,845</text:p>
          </table:table-cell>
          <table:table-cell office:value-type="float" office:value="38.412" calcext:value-type="float">
            <text:p>38,412</text:p>
          </table:table-cell>
          <table:table-cell office:value-type="float" office:value="58.529" calcext:value-type="float">
            <text:p>58,529</text:p>
          </table:table-cell>
          <table:table-cell office:value-type="float" office:value="41.706" calcext:value-type="float">
            <text:p>41,706</text:p>
          </table:table-cell>
          <table:table-cell office:value-type="float" office:value="30.853" calcext:value-type="float">
            <text:p>30,853</text:p>
          </table:table-cell>
          <table:table-cell office:value-type="float" office:value="27.652" calcext:value-type="float">
            <text:p>27,652</text:p>
          </table:table-cell>
          <table:table-cell office:value-type="float" office:value="26.413" calcext:value-type="float">
            <text:p>26,413</text:p>
          </table:table-cell>
          <table:table-cell office:value-type="float" office:value="26.108" calcext:value-type="float">
            <text:p>26,108</text:p>
          </table:table-cell>
          <table:table-cell office:value-type="float" office:value="25.501" calcext:value-type="float">
            <text:p>25,501</text:p>
          </table:table-cell>
          <table:table-cell office:value-type="float" office:value="23.424" calcext:value-type="float">
            <text:p>23,424</text:p>
          </table:table-cell>
          <table:table-cell table:number-columns-repeated="4" office:value-type="float" office:value="22.271" calcext:value-type="float">
            <text:p>22,271</text:p>
          </table:table-cell>
          <table:table-cell office:value-type="float" office:value="21.987" calcext:value-type="float">
            <text:p>21,987</text:p>
          </table:table-cell>
          <table:table-cell office:value-type="float" office:value="27.03" calcext:value-type="float">
            <text:p>27,03</text:p>
          </table:table-cell>
          <table:table-cell office:value-type="float" office:value="28.28" calcext:value-type="float">
            <text:p>28,28</text:p>
          </table:table-cell>
          <table:table-cell office:value-type="float" office:value="31.511" calcext:value-type="float">
            <text:p>31,511</text:p>
          </table:table-cell>
          <table:table-cell office:value-type="float" office:value="28.597" calcext:value-type="float">
            <text:p>28,597</text:p>
          </table:table-cell>
          <table:table-cell office:value-type="float" office:value="24.01" calcext:value-type="float">
            <text:p>24,01</text:p>
          </table:table-cell>
          <table:table-cell office:value-type="float" office:value="22.271" calcext:value-type="float">
            <text:p>22,271</text:p>
          </table:table-cell>
          <table:table-cell office:value-type="float" office:value="21.704" calcext:value-type="float">
            <text:p>21,704</text:p>
          </table:table-cell>
          <table:table-cell office:value-type="float" office:value="21.143" calcext:value-type="float">
            <text:p>21,143</text:p>
          </table:table-cell>
          <table:table-cell office:value-type="float" office:value="20.589" calcext:value-type="float">
            <text:p>20,589</text:p>
          </table:table-cell>
          <table:table-cell office:value-type="float" office:value="19.498" calcext:value-type="float">
            <text:p>19,498</text:p>
          </table:table-cell>
          <table:table-cell table:number-columns-repeated="2" office:value-type="float" office:value="19.23" calcext:value-type="float">
            <text:p>19,23</text:p>
          </table:table-cell>
          <table:table-cell office:value-type="float" office:value="18.963" calcext:value-type="float">
            <text:p>18,963</text:p>
          </table:table-cell>
          <table:table-cell office:value-type="float" office:value="18.433" calcext:value-type="float">
            <text:p>18,433</text:p>
          </table:table-cell>
          <table:table-cell office:value-type="float" office:value="18.697" calcext:value-type="float">
            <text:p>18,69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9.908" calcext:value-type="float">
            <text:p>179,908</text:p>
          </table:table-cell>
          <table:table-cell office:value-type="float" office:value="25.803" calcext:value-type="float">
            <text:p>25,803</text:p>
          </table:table-cell>
          <table:table-cell office:value-type="float" office:value="60.748" calcext:value-type="float">
            <text:p>60,74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.887" calcext:value-type="float">
            <text:p>45,887</text:p>
          </table:table-cell>
          <table:table-cell office:value-type="float" office:value="40.596" calcext:value-type="float">
            <text:p>40,596</text:p>
          </table:table-cell>
          <table:table-cell office:value-type="float" office:value="41.706" calcext:value-type="float">
            <text:p>41,706</text:p>
          </table:table-cell>
          <table:table-cell office:value-type="float" office:value="58.051" calcext:value-type="float">
            <text:p>58,051</text:p>
          </table:table-cell>
          <table:table-cell office:value-type="float" office:value="63.908" calcext:value-type="float">
            <text:p>63,908</text:p>
          </table:table-cell>
          <table:table-cell office:value-type="float" office:value="68.986" calcext:value-type="float">
            <text:p>68,986</text:p>
          </table:table-cell>
          <table:table-cell office:value-type="float" office:value="67.444" calcext:value-type="float">
            <text:p>67,444</text:p>
          </table:table-cell>
          <table:table-cell office:value-type="float" office:value="74.777" calcext:value-type="float">
            <text:p>74,777</text:p>
          </table:table-cell>
          <table:table-cell office:value-type="float" office:value="70.544" calcext:value-type="float">
            <text:p>70,544</text:p>
          </table:table-cell>
          <table:table-cell office:value-type="float" office:value="76.936" calcext:value-type="float">
            <text:p>76,936</text:p>
          </table:table-cell>
          <table:table-cell office:value-type="float" office:value="115.521" calcext:value-type="float">
            <text:p>115,521</text:p>
          </table:table-cell>
          <table:table-cell office:value-type="float" office:value="179.908" calcext:value-type="float">
            <text:p>179,908</text:p>
          </table:table-cell>
          <table:table-cell office:value-type="float" office:value="107.591" calcext:value-type="float">
            <text:p>107,591</text:p>
          </table:table-cell>
          <table:table-cell office:value-type="float" office:value="61.436" calcext:value-type="float">
            <text:p>61,436</text:p>
          </table:table-cell>
          <table:table-cell office:value-type="float" office:value="45.887" calcext:value-type="float">
            <text:p>45,887</text:p>
          </table:table-cell>
          <table:table-cell office:value-type="float" office:value="38.412" calcext:value-type="float">
            <text:p>38,412</text:p>
          </table:table-cell>
          <table:table-cell office:value-type="float" office:value="59.974" calcext:value-type="float">
            <text:p>59,974</text:p>
          </table:table-cell>
          <table:table-cell office:value-type="float" office:value="73.708" calcext:value-type="float">
            <text:p>73,708</text:p>
          </table:table-cell>
          <table:table-cell office:value-type="float" office:value="74.241" calcext:value-type="float">
            <text:p>74,241</text:p>
          </table:table-cell>
          <table:table-cell office:value-type="float" office:value="58.529" calcext:value-type="float">
            <text:p>58,529</text:p>
          </table:table-cell>
          <table:table-cell office:value-type="float" office:value="49.309" calcext:value-type="float">
            <text:p>49,309</text:p>
          </table:table-cell>
          <table:table-cell office:value-type="float" office:value="39.498" calcext:value-type="float">
            <text:p>39,498</text:p>
          </table:table-cell>
          <table:table-cell office:value-type="float" office:value="51.095" calcext:value-type="float">
            <text:p>51,095</text:p>
          </table:table-cell>
          <table:table-cell office:value-type="float" office:value="43.207" calcext:value-type="float">
            <text:p>43,207</text:p>
          </table:table-cell>
          <table:table-cell office:value-type="float" office:value="39.498" calcext:value-type="float">
            <text:p>39,498</text:p>
          </table:table-cell>
          <table:table-cell office:value-type="float" office:value="34.545" calcext:value-type="float">
            <text:p>34,545</text:p>
          </table:table-cell>
          <table:table-cell office:value-type="float" office:value="28.28" calcext:value-type="float">
            <text:p>28,28</text:p>
          </table:table-cell>
          <table:table-cell office:value-type="float" office:value="26.413" calcext:value-type="float">
            <text:p>26,413</text:p>
          </table:table-cell>
          <table:table-cell office:value-type="float" office:value="25.803" calcext:value-type="float">
            <text:p>25,803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73" calcext:value-type="float">
            <text:p>44,73</text:p>
          </table:table-cell>
          <table:table-cell office:value-type="float" office:value="15.15" calcext:value-type="float">
            <text:p>15,15</text:p>
          </table:table-cell>
          <table:table-cell office:value-type="float" office:value="27.681" calcext:value-type="float">
            <text:p>27,68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.108" calcext:value-type="float">
            <text:p>26,108</text:p>
          </table:table-cell>
          <table:table-cell office:value-type="float" office:value="28.597" calcext:value-type="float">
            <text:p>28,597</text:p>
          </table:table-cell>
          <table:table-cell office:value-type="float" office:value="32.845" calcext:value-type="float">
            <text:p>32,845</text:p>
          </table:table-cell>
          <table:table-cell office:value-type="float" office:value="40.596" calcext:value-type="float">
            <text:p>40,596</text:p>
          </table:table-cell>
          <table:table-cell office:value-type="float" office:value="39.134" calcext:value-type="float">
            <text:p>39,134</text:p>
          </table:table-cell>
          <table:table-cell office:value-type="float" office:value="41.706" calcext:value-type="float">
            <text:p>41,706</text:p>
          </table:table-cell>
          <table:table-cell office:value-type="float" office:value="44.73" calcext:value-type="float">
            <text:p>44,73</text:p>
          </table:table-cell>
          <table:table-cell office:value-type="float" office:value="43.966" calcext:value-type="float">
            <text:p>43,966</text:p>
          </table:table-cell>
          <table:table-cell office:value-type="float" office:value="42.83" calcext:value-type="float">
            <text:p>42,83</text:p>
          </table:table-cell>
          <table:table-cell office:value-type="float" office:value="39.134" calcext:value-type="float">
            <text:p>39,134</text:p>
          </table:table-cell>
          <table:table-cell office:value-type="float" office:value="34.545" calcext:value-type="float">
            <text:p>34,545</text:p>
          </table:table-cell>
          <table:table-cell office:value-type="float" office:value="28.28" calcext:value-type="float">
            <text:p>28,28</text:p>
          </table:table-cell>
          <table:table-cell office:value-type="float" office:value="26.413" calcext:value-type="float">
            <text:p>26,413</text:p>
          </table:table-cell>
          <table:table-cell office:value-type="float" office:value="22.271" calcext:value-type="float">
            <text:p>22,27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883" calcext:value-type="float">
            <text:p>15,883</text:p>
          </table:table-cell>
          <table:table-cell table:number-columns-repeated="2" office:value-type="float" office:value="17.651" calcext:value-type="float">
            <text:p>17,651</text:p>
          </table:table-cell>
          <table:table-cell office:value-type="float" office:value="17.138" calcext:value-type="float">
            <text:p>17,138</text:p>
          </table:table-cell>
          <table:table-cell office:value-type="float" office:value="15.883" calcext:value-type="float">
            <text:p>15,883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15" calcext:value-type="float">
            <text:p>15,15</text:p>
          </table:table-cell>
          <table:table-cell office:value-type="float" office:value="15.393" calcext:value-type="float">
            <text:p>15,393</text:p>
          </table:table-cell>
          <table:table-cell office:value-type="float" office:value="30.526" calcext:value-type="float">
            <text:p>30,526</text:p>
          </table:table-cell>
          <table:table-cell office:value-type="float" office:value="27.03" calcext:value-type="float">
            <text:p>27,03</text:p>
          </table:table-cell>
          <table:table-cell office:value-type="float" office:value="27.34" calcext:value-type="float">
            <text:p>27,34</text:p>
          </table:table-cell>
          <table:table-cell office:value-type="float" office:value="25.803" calcext:value-type="float">
            <text:p>25,803</text:p>
          </table:table-cell>
          <table:table-cell table:number-columns-repeated="2" office:value-type="float" office:value="25.501" calcext:value-type="float">
            <text:p>25,501</text:p>
          </table:table-cell>
          <table:table-cell office:value-type="float" office:value="41.335" calcext:value-type="float">
            <text:p>41,3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1.591" calcext:value-type="float">
            <text:p>71,591</text:p>
          </table:table-cell>
          <table:table-cell office:value-type="float" office:value="17.394" calcext:value-type="float">
            <text:p>17,394</text:p>
          </table:table-cell>
          <table:table-cell office:value-type="float" office:value="36.24" calcext:value-type="float">
            <text:p>36,2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423" calcext:value-type="float">
            <text:p>21,423</text:p>
          </table:table-cell>
          <table:table-cell table:number-columns-repeated="2" office:value-type="float" office:value="20.04" calcext:value-type="float">
            <text:p>20,04</text:p>
          </table:table-cell>
          <table:table-cell office:value-type="float" office:value="19.23" calcext:value-type="float">
            <text:p>19,23</text:p>
          </table:table-cell>
          <table:table-cell office:value-type="float" office:value="18.697" calcext:value-type="float">
            <text:p>18,697</text:p>
          </table:table-cell>
          <table:table-cell office:value-type="float" office:value="18.433" calcext:value-type="float">
            <text:p>18,433</text:p>
          </table:table-cell>
          <table:table-cell office:value-type="float" office:value="22.557" calcext:value-type="float">
            <text:p>22,557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91" calcext:value-type="float">
            <text:p>17,91</text:p>
          </table:table-cell>
          <table:table-cell office:value-type="float" office:value="19.768" calcext:value-type="float">
            <text:p>19,768</text:p>
          </table:table-cell>
          <table:table-cell office:value-type="float" office:value="35.582" calcext:value-type="float">
            <text:p>35,582</text:p>
          </table:table-cell>
          <table:table-cell office:value-type="float" office:value="44.73" calcext:value-type="float">
            <text:p>44,73</text:p>
          </table:table-cell>
          <table:table-cell office:value-type="float" office:value="56.627" calcext:value-type="float">
            <text:p>56,627</text:p>
          </table:table-cell>
          <table:table-cell office:value-type="float" office:value="71.591" calcext:value-type="float">
            <text:p>71,591</text:p>
          </table:table-cell>
          <table:table-cell office:value-type="float" office:value="64.909" calcext:value-type="float">
            <text:p>64,909</text:p>
          </table:table-cell>
          <table:table-cell table:number-columns-repeated="2" office:value-type="float" office:value="66.424" calcext:value-type="float">
            <text:p>66,424</text:p>
          </table:table-cell>
          <table:table-cell office:value-type="float" office:value="70.023" calcext:value-type="float">
            <text:p>70,023</text:p>
          </table:table-cell>
          <table:table-cell office:value-type="float" office:value="59.491" calcext:value-type="float">
            <text:p>59,491</text:p>
          </table:table-cell>
          <table:table-cell office:value-type="float" office:value="54.754" calcext:value-type="float">
            <text:p>54,754</text:p>
          </table:table-cell>
          <table:table-cell office:value-type="float" office:value="51.095" calcext:value-type="float">
            <text:p>51,095</text:p>
          </table:table-cell>
          <table:table-cell office:value-type="float" office:value="42.454" calcext:value-type="float">
            <text:p>42,454</text:p>
          </table:table-cell>
          <table:table-cell office:value-type="float" office:value="41.335" calcext:value-type="float">
            <text:p>41,335</text:p>
          </table:table-cell>
          <table:table-cell office:value-type="float" office:value="32.845" calcext:value-type="float">
            <text:p>32,845</text:p>
          </table:table-cell>
          <table:table-cell office:value-type="float" office:value="22.844" calcext:value-type="float">
            <text:p>22,844</text:p>
          </table:table-cell>
          <table:table-cell office:value-type="float" office:value="23.716" calcext:value-type="float">
            <text:p>23,716</text:p>
          </table:table-cell>
          <table:table-cell office:value-type="float" office:value="22.271" calcext:value-type="float">
            <text:p>22,271</text:p>
          </table:table-cell>
          <table:table-cell office:value-type="float" office:value="23.424" calcext:value-type="float">
            <text:p>23,424</text:p>
          </table:table-cell>
          <table:table-cell office:value-type="float" office:value="25.501" calcext:value-type="float">
            <text:p>25,501</text:p>
          </table:table-cell>
          <table:table-cell office:value-type="float" office:value="25.803" calcext:value-type="float">
            <text:p>25,803</text:p>
          </table:table-cell>
          <table:table-cell office:value-type="float" office:value="26.108" calcext:value-type="float">
            <text:p>26,1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.181" calcext:value-type="float">
            <text:p>31,181</text:p>
          </table:table-cell>
          <table:table-cell office:value-type="float" office:value="8.65" calcext:value-type="float">
            <text:p>8,65</text:p>
          </table:table-cell>
          <table:table-cell office:value-type="float" office:value="15.717" calcext:value-type="float">
            <text:p>15,71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61" calcext:value-type="float">
            <text:p>13,961</text:p>
          </table:table-cell>
          <table:table-cell office:value-type="float" office:value="12.589" calcext:value-type="float">
            <text:p>12,589</text:p>
          </table:table-cell>
          <table:table-cell office:value-type="float" office:value="10.645" calcext:value-type="float">
            <text:p>10,645</text:p>
          </table:table-cell>
          <table:table-cell table:number-columns-repeated="2" office:value-type="float" office:value="10.232" calcext:value-type="float">
            <text:p>10,232</text:p>
          </table:table-cell>
          <table:table-cell office:value-type="float" office:value="8.842" calcext:value-type="float">
            <text:p>8,842</text:p>
          </table:table-cell>
          <table:table-cell office:value-type="float" office:value="9.23" calcext:value-type="float">
            <text:p>9,23</text:p>
          </table:table-cell>
          <table:table-cell table:number-columns-repeated="2" office:value-type="float" office:value="8.65" calcext:value-type="float">
            <text:p>8,65</text:p>
          </table:table-cell>
          <table:table-cell office:value-type="float" office:value="8.842" calcext:value-type="float">
            <text:p>8,842</text:p>
          </table:table-cell>
          <table:table-cell office:value-type="float" office:value="9.035" calcext:value-type="float">
            <text:p>9,035</text:p>
          </table:table-cell>
          <table:table-cell table:number-columns-repeated="2" office:value-type="float" office:value="9.23" calcext:value-type="float">
            <text:p>9,23</text:p>
          </table:table-cell>
          <table:table-cell office:value-type="float" office:value="9.035" calcext:value-type="float">
            <text:p>9,035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office:value-type="float" office:value="10.028" calcext:value-type="float">
            <text:p>10,028</text:p>
          </table:table-cell>
          <table:table-cell table:number-columns-repeated="2" office:value-type="float" office:value="11.277" calcext:value-type="float">
            <text:p>11,277</text:p>
          </table:table-cell>
          <table:table-cell table:number-columns-repeated="2" office:value-type="float" office:value="27.03" calcext:value-type="float">
            <text:p>27,03</text:p>
          </table:table-cell>
          <table:table-cell office:value-type="float" office:value="31.181" calcext:value-type="float">
            <text:p>31,181</text:p>
          </table:table-cell>
          <table:table-cell office:value-type="float" office:value="29.877" calcext:value-type="float">
            <text:p>29,877</text:p>
          </table:table-cell>
          <table:table-cell office:value-type="float" office:value="27.03" calcext:value-type="float">
            <text:p>27,03</text:p>
          </table:table-cell>
          <table:table-cell office:value-type="float" office:value="25.199" calcext:value-type="float">
            <text:p>25,199</text:p>
          </table:table-cell>
          <table:table-cell office:value-type="float" office:value="24.9" calcext:value-type="float">
            <text:p>24,9</text:p>
          </table:table-cell>
          <table:table-cell table:number-columns-repeated="2" office:value-type="float" office:value="22.844" calcext:value-type="float">
            <text:p>22,844</text:p>
          </table:table-cell>
          <table:table-cell office:value-type="float" office:value="21.704" calcext:value-type="float">
            <text:p>21,704</text:p>
          </table:table-cell>
          <table:table-cell office:value-type="float" office:value="21.423" calcext:value-type="float">
            <text:p>21,42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412" calcext:value-type="float">
            <text:p>38,412</text:p>
          </table:table-cell>
          <table:table-cell office:value-type="float" office:value="8.46" calcext:value-type="float">
            <text:p>8,46</text:p>
          </table:table-cell>
          <table:table-cell office:value-type="float" office:value="12.277" calcext:value-type="float">
            <text:p>12,2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3" calcext:value-type="float">
            <text:p>9,23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office:value-type="float" office:value="9.625" calcext:value-type="float">
            <text:p>9,625</text:p>
          </table:table-cell>
          <table:table-cell table:number-columns-repeated="2" office:value-type="float" office:value="9.826" calcext:value-type="float">
            <text:p>9,826</text:p>
          </table:table-cell>
          <table:table-cell table:number-columns-repeated="2"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office:value-type="float" office:value="9.23" calcext:value-type="float">
            <text:p>9,23</text:p>
          </table:table-cell>
          <table:table-cell office:value-type="float" office:value="8.842" calcext:value-type="float">
            <text:p>8,842</text:p>
          </table:table-cell>
          <table:table-cell table:number-columns-repeated="2" office:value-type="float" office:value="8.65" calcext:value-type="float">
            <text:p>8,65</text:p>
          </table:table-cell>
          <table:table-cell table:number-columns-repeated="2" office:value-type="float" office:value="8.46" calcext:value-type="float">
            <text:p>8,46</text:p>
          </table:table-cell>
          <table:table-cell office:value-type="float" office:value="8.65" calcext:value-type="float">
            <text:p>8,65</text:p>
          </table:table-cell>
          <table:table-cell office:value-type="float" office:value="12.145" calcext:value-type="float">
            <text:p>12,145</text:p>
          </table:table-cell>
          <table:table-cell office:value-type="float" office:value="10.645" calcext:value-type="float">
            <text:p>10,645</text:p>
          </table:table-cell>
          <table:table-cell office:value-type="float" office:value="11.277" calcext:value-type="float">
            <text:p>11,277</text:p>
          </table:table-cell>
          <table:table-cell office:value-type="float" office:value="14.431" calcext:value-type="float">
            <text:p>14,431</text:p>
          </table:table-cell>
          <table:table-cell table:number-columns-repeated="2"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028" calcext:value-type="float">
            <text:p>10,028</text:p>
          </table:table-cell>
          <table:table-cell table:number-columns-repeated="2" office:value-type="float" office:value="9.826" calcext:value-type="float">
            <text:p>9,826</text:p>
          </table:table-cell>
          <table:table-cell office:value-type="float" office:value="38.412" calcext:value-type="float">
            <text:p>38,412</text:p>
          </table:table-cell>
          <table:table-cell office:value-type="float" office:value="34.545" calcext:value-type="float">
            <text:p>34,545</text:p>
          </table:table-cell>
          <table:table-cell office:value-type="float" office:value="22.557" calcext:value-type="float">
            <text:p>22,55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963" calcext:value-type="float">
            <text:p>18,963</text:p>
          </table:table-cell>
          <table:table-cell office:value-type="float" office:value="9.23" calcext:value-type="float">
            <text:p>9,23</text:p>
          </table:table-cell>
          <table:table-cell office:value-type="float" office:value="13.73" calcext:value-type="float">
            <text:p>13,7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427" calcext:value-type="float">
            <text:p>9,427</text:p>
          </table:table-cell>
          <table:table-cell table:number-columns-repeated="2" office:value-type="float" office:value="9.23" calcext:value-type="float">
            <text:p>9,23</text:p>
          </table:table-cell>
          <table:table-cell office:value-type="float" office:value="11.492" calcext:value-type="float">
            <text:p>11,492</text:p>
          </table:table-cell>
          <table:table-cell office:value-type="float" office:value="13.039" calcext:value-type="float">
            <text:p>13,039</text:p>
          </table:table-cell>
          <table:table-cell office:value-type="float" office:value="13.728" calcext:value-type="float">
            <text:p>13,728</text:p>
          </table:table-cell>
          <table:table-cell table:number-columns-repeated="2" office:value-type="float" office:value="13.497" calcext:value-type="float">
            <text:p>13,497</text:p>
          </table:table-cell>
          <table:table-cell office:value-type="float" office:value="13.267" calcext:value-type="float">
            <text:p>13,267</text:p>
          </table:table-cell>
          <table:table-cell office:value-type="float" office:value="13.039" calcext:value-type="float">
            <text:p>13,039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431" calcext:value-type="float">
            <text:p>14,431</text:p>
          </table:table-cell>
          <table:table-cell office:value-type="float" office:value="13.728" calcext:value-type="float">
            <text:p>13,728</text:p>
          </table:table-cell>
          <table:table-cell table:number-columns-repeated="2" office:value-type="float" office:value="13.267" calcext:value-type="float">
            <text:p>13,267</text:p>
          </table:table-cell>
          <table:table-cell office:value-type="float" office:value="17.91" calcext:value-type="float">
            <text:p>17,91</text:p>
          </table:table-cell>
          <table:table-cell table:number-columns-repeated="2" office:value-type="float" office:value="18.171" calcext:value-type="float">
            <text:p>18,17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497" calcext:value-type="float">
            <text:p>13,497</text:p>
          </table:table-cell>
          <table:table-cell office:value-type="float" office:value="13.267" calcext:value-type="float">
            <text:p>13,267</text:p>
          </table:table-cell>
          <table:table-cell office:value-type="float" office:value="15.15" calcext:value-type="float">
            <text:p>15,15</text:p>
          </table:table-cell>
          <table:table-cell office:value-type="float" office:value="18.963" calcext:value-type="float">
            <text:p>18,963</text:p>
          </table:table-cell>
          <table:table-cell office:value-type="float" office:value="18.697" calcext:value-type="float">
            <text:p>18,697</text:p>
          </table:table-cell>
          <table:table-cell office:value-type="float" office:value="15.883" calcext:value-type="float">
            <text:p>15,883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645" calcext:value-type="float">
            <text:p>10,645</text:p>
          </table:table-cell>
          <table:table-cell office:value-type="float" office:value="9.427" calcext:value-type="float">
            <text:p>9,4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138" calcext:value-type="float">
            <text:p>17,138</text:p>
          </table:table-cell>
          <table:table-cell office:value-type="float" office:value="9.23" calcext:value-type="float">
            <text:p>9,23</text:p>
          </table:table-cell>
          <table:table-cell office:value-type="float" office:value="10.591" calcext:value-type="float">
            <text:p>10,59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table:number-columns-repeated="5" office:value-type="float" office:value="9.826" calcext:value-type="float">
            <text:p>9,826</text:p>
          </table:table-cell>
          <table:table-cell table:number-columns-repeated="3" office:value-type="float" office:value="9.625" calcext:value-type="float">
            <text:p>9,625</text:p>
          </table:table-cell>
          <table:table-cell office:value-type="float" office:value="9.826" calcext:value-type="float">
            <text:p>9,826</text:p>
          </table:table-cell>
          <table:table-cell table:number-columns-repeated="2"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table:number-columns-repeated="2" office:value-type="float" office:value="9.826" calcext:value-type="float">
            <text:p>9,826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645" calcext:value-type="float">
            <text:p>10,645</text:p>
          </table:table-cell>
          <table:table-cell office:value-type="float" office:value="17.138" calcext:value-type="float">
            <text:p>17,138</text:p>
          </table:table-cell>
          <table:table-cell office:value-type="float" office:value="15.637" calcext:value-type="float">
            <text:p>15,637</text:p>
          </table:table-cell>
          <table:table-cell office:value-type="float" office:value="14.669" calcext:value-type="float">
            <text:p>14,669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708" calcext:value-type="float">
            <text:p>11,708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625" calcext:value-type="float">
            <text:p>9,625</text:p>
          </table:table-cell>
          <table:table-cell table:number-columns-repeated="2" office:value-type="float" office:value="9.427" calcext:value-type="float">
            <text:p>9,427</text:p>
          </table:table-cell>
          <table:table-cell office:value-type="float" office:value="9.23" calcext:value-type="float">
            <text:p>9,23</text:p>
          </table:table-cell>
          <table:table-cell office:value-type="float" office:value="9.427" calcext:value-type="float">
            <text:p>9,4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38" calcext:value-type="float">
            <text:p>16,38</text:p>
          </table:table-cell>
          <table:table-cell office:value-type="float" office:value="9.826" calcext:value-type="float">
            <text:p>9,826</text:p>
          </table:table-cell>
          <table:table-cell office:value-type="float" office:value="12.55" calcext:value-type="float">
            <text:p>12,5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813" calcext:value-type="float">
            <text:p>12,813</text:p>
          </table:table-cell>
          <table:table-cell table:number-columns-repeated="6" office:value-type="float" office:value="12.589" calcext:value-type="float">
            <text:p>12,589</text:p>
          </table:table-cell>
          <table:table-cell office:value-type="float" office:value="14.669" calcext:value-type="float">
            <text:p>14,669</text:p>
          </table:table-cell>
          <table:table-cell office:value-type="float" office:value="16.38" calcext:value-type="float">
            <text:p>16,38</text:p>
          </table:table-cell>
          <table:table-cell office:value-type="float" office:value="13.961" calcext:value-type="float">
            <text:p>13,961</text:p>
          </table:table-cell>
          <table:table-cell table:number-columns-repeated="4" office:value-type="float" office:value="12.366" calcext:value-type="float">
            <text:p>12,366</text:p>
          </table:table-cell>
          <table:table-cell table:number-columns-repeated="2" office:value-type="float" office:value="13.961" calcext:value-type="float">
            <text:p>13,961</text:p>
          </table:table-cell>
          <table:table-cell office:value-type="float" office:value="13.497" calcext:value-type="float">
            <text:p>13,497</text:p>
          </table:table-cell>
          <table:table-cell table:number-columns-repeated="3"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925" calcext:value-type="float">
            <text:p>11,925</text:p>
          </table:table-cell>
          <table:table-cell table:number-columns-repeated="2" office:value-type="float" office:value="11.492" calcext:value-type="float">
            <text:p>11,492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826" calcext:value-type="float">
            <text:p>9,82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961" calcext:value-type="float">
            <text:p>13,961</text:p>
          </table:table-cell>
          <table:table-cell office:value-type="float" office:value="11.925" calcext:value-type="float">
            <text:p>11,925</text:p>
          </table:table-cell>
          <table:table-cell office:value-type="float" office:value="12.675" calcext:value-type="float">
            <text:p>12,67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61" calcext:value-type="float">
            <text:p>13,961</text:p>
          </table:table-cell>
          <table:table-cell table:number-columns-repeated="2" office:value-type="float" office:value="13.497" calcext:value-type="float">
            <text:p>13,497</text:p>
          </table:table-cell>
          <table:table-cell office:value-type="float" office:value="13.267" calcext:value-type="float">
            <text:p>13,267</text:p>
          </table:table-cell>
          <table:table-cell table:number-columns-repeated="4" office:value-type="float" office:value="13.039" calcext:value-type="float">
            <text:p>13,039</text:p>
          </table:table-cell>
          <table:table-cell table:number-columns-repeated="3"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813" calcext:value-type="float">
            <text:p>12,813</text:p>
          </table:table-cell>
          <table:table-cell table:number-columns-repeated="2" office:value-type="float" office:value="12.366" calcext:value-type="float">
            <text:p>12,366</text:p>
          </table:table-cell>
          <table:table-cell office:value-type="float" office:value="11.925" calcext:value-type="float">
            <text:p>11,925</text:p>
          </table:table-cell>
          <table:table-cell office:value-type="float" office:value="12.145" calcext:value-type="float">
            <text:p>12,145</text:p>
          </table:table-cell>
          <table:table-cell table:number-columns-repeated="2" office:value-type="float" office:value="11.925" calcext:value-type="float">
            <text:p>11,925</text:p>
          </table:table-cell>
          <table:table-cell office:value-type="float" office:value="12.145" calcext:value-type="float">
            <text:p>12,145</text:p>
          </table:table-cell>
          <table:table-cell table:number-columns-repeated="2" office:value-type="float" office:value="12.366" calcext:value-type="float">
            <text:p>12,366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table:number-columns-repeated="2" office:value-type="float" office:value="12.366" calcext:value-type="float">
            <text:p>12,366</text:p>
          </table:table-cell>
          <table:table-cell table:number-columns-repeated="3" office:value-type="float" office:value="12.589" calcext:value-type="float">
            <text:p>12,58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853" calcext:value-type="float">
            <text:p>30,853</text:p>
          </table:table-cell>
          <table:table-cell office:value-type="float" office:value="14.195" calcext:value-type="float">
            <text:p>14,195</text:p>
          </table:table-cell>
          <table:table-cell office:value-type="float" office:value="16.705" calcext:value-type="float">
            <text:p>16,70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768" calcext:value-type="float">
            <text:p>19,768</text:p>
          </table:table-cell>
          <table:table-cell office:value-type="float" office:value="16.884" calcext:value-type="float">
            <text:p>16,884</text:p>
          </table:table-cell>
          <table:table-cell office:value-type="float" office:value="15.883" calcext:value-type="float">
            <text:p>15,883</text:p>
          </table:table-cell>
          <table:table-cell office:value-type="float" office:value="16.38" calcext:value-type="float">
            <text:p>16,38</text:p>
          </table:table-cell>
          <table:table-cell office:value-type="float" office:value="17.651" calcext:value-type="float">
            <text:p>17,651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38" calcext:value-type="float">
            <text:p>16,38</text:p>
          </table:table-cell>
          <table:table-cell office:value-type="float" office:value="16.131" calcext:value-type="float">
            <text:p>16,131</text:p>
          </table:table-cell>
          <table:table-cell table:number-columns-repeated="2" office:value-type="float" office:value="16.38" calcext:value-type="float">
            <text:p>16,38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38" calcext:value-type="float">
            <text:p>16,38</text:p>
          </table:table-cell>
          <table:table-cell office:value-type="float" office:value="16.131" calcext:value-type="float">
            <text:p>16,131</text:p>
          </table:table-cell>
          <table:table-cell office:value-type="float" office:value="16.38" calcext:value-type="float">
            <text:p>16,38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15" calcext:value-type="float">
            <text:p>15,15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5.15" calcext:value-type="float">
            <text:p>15,15</text:p>
          </table:table-cell>
          <table:table-cell office:value-type="float" office:value="18.963" calcext:value-type="float">
            <text:p>18,96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5.15" calcext:value-type="float">
            <text:p>15,15</text:p>
          </table:table-cell>
          <table:table-cell table:number-columns-repeated="3" office:value-type="float" office:value="14.195" calcext:value-type="float">
            <text:p>14,195</text:p>
          </table:table-cell>
          <table:table-cell office:value-type="float" office:value="30.853" calcext:value-type="float">
            <text:p>30,85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6.124" calcext:value-type="float">
            <text:p>96,124</text:p>
          </table:table-cell>
          <table:table-cell office:value-type="float" office:value="14.909" calcext:value-type="float">
            <text:p>14,909</text:p>
          </table:table-cell>
          <table:table-cell office:value-type="float" office:value="32.144" calcext:value-type="float">
            <text:p>32,14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4.909" calcext:value-type="float">
            <text:p>14,909</text:p>
          </table:table-cell>
          <table:table-cell office:value-type="float" office:value="22.557" calcext:value-type="float">
            <text:p>22,557</text:p>
          </table:table-cell>
          <table:table-cell office:value-type="float" office:value="27.965" calcext:value-type="float">
            <text:p>27,965</text:p>
          </table:table-cell>
          <table:table-cell office:value-type="float" office:value="42.079" calcext:value-type="float">
            <text:p>42,079</text:p>
          </table:table-cell>
          <table:table-cell office:value-type="float" office:value="34.545" calcext:value-type="float">
            <text:p>34,545</text:p>
          </table:table-cell>
          <table:table-cell office:value-type="float" office:value="21.987" calcext:value-type="float">
            <text:p>21,987</text:p>
          </table:table-cell>
          <table:table-cell office:value-type="float" office:value="23.424" calcext:value-type="float">
            <text:p>23,424</text:p>
          </table:table-cell>
          <table:table-cell office:value-type="float" office:value="63.41" calcext:value-type="float">
            <text:p>63,41</text:p>
          </table:table-cell>
          <table:table-cell office:value-type="float" office:value="96.124" calcext:value-type="float">
            <text:p>96,124</text:p>
          </table:table-cell>
          <table:table-cell office:value-type="float" office:value="76.393" calcext:value-type="float">
            <text:p>76,393</text:p>
          </table:table-cell>
          <table:table-cell table:number-columns-repeated="2" office:value-type="float" office:value="66.933" calcext:value-type="float">
            <text:p>66,933</text:p>
          </table:table-cell>
          <table:table-cell office:value-type="float" office:value="36.986" calcext:value-type="float">
            <text:p>36,986</text:p>
          </table:table-cell>
          <table:table-cell office:value-type="float" office:value="36.633" calcext:value-type="float">
            <text:p>36,633</text:p>
          </table:table-cell>
          <table:table-cell office:value-type="float" office:value="31.842" calcext:value-type="float">
            <text:p>31,842</text:p>
          </table:table-cell>
          <table:table-cell office:value-type="float" office:value="28.28" calcext:value-type="float">
            <text:p>28,28</text:p>
          </table:table-cell>
          <table:table-cell office:value-type="float" office:value="25.199" calcext:value-type="float">
            <text:p>25,199</text:p>
          </table:table-cell>
          <table:table-cell office:value-type="float" office:value="24.9" calcext:value-type="float">
            <text:p>24,9</text:p>
          </table:table-cell>
          <table:table-cell office:value-type="float" office:value="24.01" calcext:value-type="float">
            <text:p>24,01</text:p>
          </table:table-cell>
          <table:table-cell office:value-type="float" office:value="22.557" calcext:value-type="float">
            <text:p>22,557</text:p>
          </table:table-cell>
          <table:table-cell office:value-type="float" office:value="21.704" calcext:value-type="float">
            <text:p>21,704</text:p>
          </table:table-cell>
          <table:table-cell office:value-type="float" office:value="20.589" calcext:value-type="float">
            <text:p>20,589</text:p>
          </table:table-cell>
          <table:table-cell office:value-type="float" office:value="21.143" calcext:value-type="float">
            <text:p>21,14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6.38" calcext:value-type="float">
            <text:p>16,38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883" calcext:value-type="float">
            <text:p>15,883</text:p>
          </table:table-cell>
          <table:table-cell office:value-type="float" office:value="16.884" calcext:value-type="float">
            <text:p>16,88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.511" calcext:value-type="float">
            <text:p>31,511</text:p>
          </table:table-cell>
          <table:table-cell office:value-type="float" office:value="15.393" calcext:value-type="float">
            <text:p>15,393</text:p>
          </table:table-cell>
          <table:table-cell office:value-type="float" office:value="19.472" calcext:value-type="float">
            <text:p>19,47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171" calcext:value-type="float">
            <text:p>18,17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6.38" calcext:value-type="float">
            <text:p>16,38</text:p>
          </table:table-cell>
          <table:table-cell office:value-type="float" office:value="16.131" calcext:value-type="float">
            <text:p>16,131</text:p>
          </table:table-cell>
          <table:table-cell office:value-type="float" office:value="18.171" calcext:value-type="float">
            <text:p>18,171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91" calcext:value-type="float">
            <text:p>17,91</text:p>
          </table:table-cell>
          <table:table-cell office:value-type="float" office:value="16.38" calcext:value-type="float">
            <text:p>16,38</text:p>
          </table:table-cell>
          <table:table-cell office:value-type="float" office:value="16.131" calcext:value-type="float">
            <text:p>16,131</text:p>
          </table:table-cell>
          <table:table-cell office:value-type="float" office:value="17.91" calcext:value-type="float">
            <text:p>17,91</text:p>
          </table:table-cell>
          <table:table-cell office:value-type="float" office:value="17.138" calcext:value-type="float">
            <text:p>17,138</text:p>
          </table:table-cell>
          <table:table-cell table:number-columns-repeated="3" office:value-type="float" office:value="16.131" calcext:value-type="float">
            <text:p>16,13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651" calcext:value-type="float">
            <text:p>17,651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91" calcext:value-type="float">
            <text:p>17,91</text:p>
          </table:table-cell>
          <table:table-cell office:value-type="float" office:value="17.138" calcext:value-type="float">
            <text:p>17,138</text:p>
          </table:table-cell>
          <table:table-cell office:value-type="float" office:value="17.651" calcext:value-type="float">
            <text:p>17,651</text:p>
          </table:table-cell>
          <table:table-cell office:value-type="float" office:value="22.844" calcext:value-type="float">
            <text:p>22,844</text:p>
          </table:table-cell>
          <table:table-cell office:value-type="float" office:value="31.511" calcext:value-type="float">
            <text:p>31,511</text:p>
          </table:table-cell>
          <table:table-cell office:value-type="float" office:value="31.181" calcext:value-type="float">
            <text:p>31,181</text:p>
          </table:table-cell>
          <table:table-cell office:value-type="float" office:value="28.914" calcext:value-type="float">
            <text:p>28,914</text:p>
          </table:table-cell>
          <table:table-cell office:value-type="float" office:value="26.721" calcext:value-type="float">
            <text:p>26,721</text:p>
          </table:table-cell>
          <table:table-cell office:value-type="float" office:value="26.413" calcext:value-type="float">
            <text:p>26,413</text:p>
          </table:table-cell>
          <table:table-cell office:value-type="float" office:value="22.557" calcext:value-type="float">
            <text:p>22,557</text:p>
          </table:table-cell>
          <table:table-cell office:value-type="float" office:value="20.865" calcext:value-type="float">
            <text:p>20,865</text:p>
          </table:table-cell>
          <table:table-cell office:value-type="float" office:value="16.631" calcext:value-type="float">
            <text:p>16,631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393" calcext:value-type="float">
            <text:p>15,39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1.706" calcext:value-type="float">
            <text:p>41,706</text:p>
          </table:table-cell>
          <table:table-cell office:value-type="float" office:value="17.394" calcext:value-type="float">
            <text:p>17,394</text:p>
          </table:table-cell>
          <table:table-cell office:value-type="float" office:value="27.893" calcext:value-type="float">
            <text:p>27,89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596" calcext:value-type="float">
            <text:p>40,596</text:p>
          </table:table-cell>
          <table:table-cell office:value-type="float" office:value="29.234" calcext:value-type="float">
            <text:p>29,234</text:p>
          </table:table-cell>
          <table:table-cell office:value-type="float" office:value="41.706" calcext:value-type="float">
            <text:p>41,706</text:p>
          </table:table-cell>
          <table:table-cell office:value-type="float" office:value="33.86" calcext:value-type="float">
            <text:p>33,86</text:p>
          </table:table-cell>
          <table:table-cell office:value-type="float" office:value="28.914" calcext:value-type="float">
            <text:p>28,914</text:p>
          </table:table-cell>
          <table:table-cell office:value-type="float" office:value="34.202" calcext:value-type="float">
            <text:p>34,202</text:p>
          </table:table-cell>
          <table:table-cell office:value-type="float" office:value="27.652" calcext:value-type="float">
            <text:p>27,652</text:p>
          </table:table-cell>
          <table:table-cell office:value-type="float" office:value="26.413" calcext:value-type="float">
            <text:p>26,413</text:p>
          </table:table-cell>
          <table:table-cell office:value-type="float" office:value="26.721" calcext:value-type="float">
            <text:p>26,721</text:p>
          </table:table-cell>
          <table:table-cell office:value-type="float" office:value="32.175" calcext:value-type="float">
            <text:p>32,175</text:p>
          </table:table-cell>
          <table:table-cell office:value-type="float" office:value="32.845" calcext:value-type="float">
            <text:p>32,845</text:p>
          </table:table-cell>
          <table:table-cell office:value-type="float" office:value="28.597" calcext:value-type="float">
            <text:p>28,597</text:p>
          </table:table-cell>
          <table:table-cell office:value-type="float" office:value="24.305" calcext:value-type="float">
            <text:p>24,305</text:p>
          </table:table-cell>
          <table:table-cell office:value-type="float" office:value="23.133" calcext:value-type="float">
            <text:p>23,133</text:p>
          </table:table-cell>
          <table:table-cell office:value-type="float" office:value="21.987" calcext:value-type="float">
            <text:p>21,987</text:p>
          </table:table-cell>
          <table:table-cell office:value-type="float" office:value="30.201" calcext:value-type="float">
            <text:p>30,201</text:p>
          </table:table-cell>
          <table:table-cell office:value-type="float" office:value="39.498" calcext:value-type="float">
            <text:p>39,498</text:p>
          </table:table-cell>
          <table:table-cell office:value-type="float" office:value="40.964" calcext:value-type="float">
            <text:p>40,964</text:p>
          </table:table-cell>
          <table:table-cell office:value-type="float" office:value="34.889" calcext:value-type="float">
            <text:p>34,889</text:p>
          </table:table-cell>
          <table:table-cell office:value-type="float" office:value="27.652" calcext:value-type="float">
            <text:p>27,652</text:p>
          </table:table-cell>
          <table:table-cell office:value-type="float" office:value="22.557" calcext:value-type="float">
            <text:p>22,557</text:p>
          </table:table-cell>
          <table:table-cell office:value-type="float" office:value="20.589" calcext:value-type="float">
            <text:p>20,589</text:p>
          </table:table-cell>
          <table:table-cell office:value-type="float" office:value="19.768" calcext:value-type="float">
            <text:p>19,768</text:p>
          </table:table-cell>
          <table:table-cell office:value-type="float" office:value="21.423" calcext:value-type="float">
            <text:p>21,423</text:p>
          </table:table-cell>
          <table:table-cell office:value-type="float" office:value="18.697" calcext:value-type="float">
            <text:p>18,697</text:p>
          </table:table-cell>
          <table:table-cell office:value-type="float" office:value="17.651" calcext:value-type="float">
            <text:p>17,651</text:p>
          </table:table-cell>
          <table:table-cell table:number-columns-repeated="2" office:value-type="float" office:value="17.394" calcext:value-type="float">
            <text:p>17,39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5.282" calcext:value-type="float">
            <text:p>85,282</text:p>
          </table:table-cell>
          <table:table-cell office:value-type="float" office:value="15.883" calcext:value-type="float">
            <text:p>15,883</text:p>
          </table:table-cell>
          <table:table-cell office:value-type="float" office:value="35.609" calcext:value-type="float">
            <text:p>35,60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.276" calcext:value-type="float">
            <text:p>46,276</text:p>
          </table:table-cell>
          <table:table-cell office:value-type="float" office:value="39.498" calcext:value-type="float">
            <text:p>39,498</text:p>
          </table:table-cell>
          <table:table-cell office:value-type="float" office:value="36.633" calcext:value-type="float">
            <text:p>36,633</text:p>
          </table:table-cell>
          <table:table-cell office:value-type="float" office:value="37.34" calcext:value-type="float">
            <text:p>37,34</text:p>
          </table:table-cell>
          <table:table-cell office:value-type="float" office:value="32.175" calcext:value-type="float">
            <text:p>32,175</text:p>
          </table:table-cell>
          <table:table-cell office:value-type="float" office:value="24.305" calcext:value-type="float">
            <text:p>24,305</text:p>
          </table:table-cell>
          <table:table-cell office:value-type="float" office:value="20.314" calcext:value-type="float">
            <text:p>20,314</text:p>
          </table:table-cell>
          <table:table-cell office:value-type="float" office:value="17.91" calcext:value-type="float">
            <text:p>17,91</text:p>
          </table:table-cell>
          <table:table-cell office:value-type="float" office:value="17.394" calcext:value-type="float">
            <text:p>17,394</text:p>
          </table:table-cell>
          <table:table-cell office:value-type="float" office:value="21.423" calcext:value-type="float">
            <text:p>21,423</text:p>
          </table:table-cell>
          <table:table-cell office:value-type="float" office:value="26.413" calcext:value-type="float">
            <text:p>26,413</text:p>
          </table:table-cell>
          <table:table-cell office:value-type="float" office:value="44.347" calcext:value-type="float">
            <text:p>44,347</text:p>
          </table:table-cell>
          <table:table-cell office:value-type="float" office:value="21.704" calcext:value-type="float">
            <text:p>21,704</text:p>
          </table:table-cell>
          <table:table-cell office:value-type="float" office:value="17.651" calcext:value-type="float">
            <text:p>17,651</text:p>
          </table:table-cell>
          <table:table-cell office:value-type="float" office:value="16.38" calcext:value-type="float">
            <text:p>16,38</text:p>
          </table:table-cell>
          <table:table-cell office:value-type="float" office:value="15.883" calcext:value-type="float">
            <text:p>15,883</text:p>
          </table:table-cell>
          <table:table-cell office:value-type="float" office:value="28.28" calcext:value-type="float">
            <text:p>28,28</text:p>
          </table:table-cell>
          <table:table-cell office:value-type="float" office:value="52.91" calcext:value-type="float">
            <text:p>52,91</text:p>
          </table:table-cell>
          <table:table-cell office:value-type="float" office:value="55.687" calcext:value-type="float">
            <text:p>55,687</text:p>
          </table:table-cell>
          <table:table-cell office:value-type="float" office:value="52.91" calcext:value-type="float">
            <text:p>52,91</text:p>
          </table:table-cell>
          <table:table-cell office:value-type="float" office:value="43.966" calcext:value-type="float">
            <text:p>43,966</text:p>
          </table:table-cell>
          <table:table-cell office:value-type="float" office:value="33.52" calcext:value-type="float">
            <text:p>33,52</text:p>
          </table:table-cell>
          <table:table-cell office:value-type="float" office:value="29.234" calcext:value-type="float">
            <text:p>29,234</text:p>
          </table:table-cell>
          <table:table-cell table:number-columns-repeated="2" office:value-type="float" office:value="24.601" calcext:value-type="float">
            <text:p>24,601</text:p>
          </table:table-cell>
          <table:table-cell office:value-type="float" office:value="22.557" calcext:value-type="float">
            <text:p>22,557</text:p>
          </table:table-cell>
          <table:table-cell office:value-type="float" office:value="21.704" calcext:value-type="float">
            <text:p>21,704</text:p>
          </table:table-cell>
          <table:table-cell office:value-type="float" office:value="81.338" calcext:value-type="float">
            <text:p>81,338</text:p>
          </table:table-cell>
          <table:table-cell office:value-type="float" office:value="85.282" calcext:value-type="float">
            <text:p>85,282</text:p>
          </table:table-cell>
          <table:table-cell office:value-type="float" office:value="61.436" calcext:value-type="float">
            <text:p>61,436</text:p>
          </table:table-cell>
          <table:table-cell office:value-type="float" office:value="50.198" calcext:value-type="float">
            <text:p>50,19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6.658" calcext:value-type="float">
            <text:p>96,658</text:p>
          </table:table-cell>
          <table:table-cell office:value-type="float" office:value="11.925" calcext:value-type="float">
            <text:p>11,925</text:p>
          </table:table-cell>
          <table:table-cell office:value-type="float" office:value="30.129" calcext:value-type="float">
            <text:p>30,12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.9" calcext:value-type="float">
            <text:p>24,9</text:p>
          </table:table-cell>
          <table:table-cell office:value-type="float" office:value="17.91" calcext:value-type="float">
            <text:p>17,91</text:p>
          </table:table-cell>
          <table:table-cell table:number-columns-repeated="2" office:value-type="float" office:value="19.768" calcext:value-type="float">
            <text:p>19,768</text:p>
          </table:table-cell>
          <table:table-cell office:value-type="float" office:value="15.15" calcext:value-type="float">
            <text:p>15,15</text:p>
          </table:table-cell>
          <table:table-cell office:value-type="float" office:value="16.884" calcext:value-type="float">
            <text:p>16,884</text:p>
          </table:table-cell>
          <table:table-cell office:value-type="float" office:value="22.557" calcext:value-type="float">
            <text:p>22,557</text:p>
          </table:table-cell>
          <table:table-cell office:value-type="float" office:value="15.15" calcext:value-type="float">
            <text:p>15,15</text:p>
          </table:table-cell>
          <table:table-cell office:value-type="float" office:value="14.669" calcext:value-type="float">
            <text:p>14,669</text:p>
          </table:table-cell>
          <table:table-cell office:value-type="float" office:value="14.431" calcext:value-type="float">
            <text:p>14,431</text:p>
          </table:table-cell>
          <table:table-cell table:number-columns-repeated="2" office:value-type="float" office:value="15.15" calcext:value-type="float">
            <text:p>15,15</text:p>
          </table:table-cell>
          <table:table-cell office:value-type="float" office:value="13.961" calcext:value-type="float">
            <text:p>13,961</text:p>
          </table:table-cell>
          <table:table-cell office:value-type="float" office:value="15.15" calcext:value-type="float">
            <text:p>15,15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925" calcext:value-type="float">
            <text:p>11,925</text:p>
          </table:table-cell>
          <table:table-cell office:value-type="float" office:value="16.131" calcext:value-type="float">
            <text:p>16,131</text:p>
          </table:table-cell>
          <table:table-cell office:value-type="float" office:value="20.04" calcext:value-type="float">
            <text:p>20,04</text:p>
          </table:table-cell>
          <table:table-cell office:value-type="float" office:value="20.314" calcext:value-type="float">
            <text:p>20,314</text:p>
          </table:table-cell>
          <table:table-cell office:value-type="float" office:value="43.966" calcext:value-type="float">
            <text:p>43,966</text:p>
          </table:table-cell>
          <table:table-cell office:value-type="float" office:value="75.853" calcext:value-type="float">
            <text:p>75,853</text:p>
          </table:table-cell>
          <table:table-cell office:value-type="float" office:value="61.927" calcext:value-type="float">
            <text:p>61,927</text:p>
          </table:table-cell>
          <table:table-cell office:value-type="float" office:value="68.47" calcext:value-type="float">
            <text:p>68,47</text:p>
          </table:table-cell>
          <table:table-cell office:value-type="float" office:value="39.498" calcext:value-type="float">
            <text:p>39,498</text:p>
          </table:table-cell>
          <table:table-cell office:value-type="float" office:value="93.471" calcext:value-type="float">
            <text:p>93,471</text:p>
          </table:table-cell>
          <table:table-cell office:value-type="float" office:value="96.658" calcext:value-type="float">
            <text:p>96,658</text:p>
          </table:table-cell>
          <table:table-cell office:value-type="float" office:value="70.023" calcext:value-type="float">
            <text:p>70,02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03" calcext:value-type="float">
            <text:p>27,03</text:p>
          </table:table-cell>
          <table:table-cell office:value-type="float" office:value="7.719" calcext:value-type="float">
            <text:p>7,719</text:p>
          </table:table-cell>
          <table:table-cell office:value-type="float" office:value="14.142" calcext:value-type="float">
            <text:p>14,14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501" calcext:value-type="float">
            <text:p>25,501</text:p>
          </table:table-cell>
          <table:table-cell office:value-type="float" office:value="24.01" calcext:value-type="float">
            <text:p>24,01</text:p>
          </table:table-cell>
          <table:table-cell office:value-type="float" office:value="21.987" calcext:value-type="float">
            <text:p>21,987</text:p>
          </table:table-cell>
          <table:table-cell office:value-type="float" office:value="17.138" calcext:value-type="float">
            <text:p>17,138</text:p>
          </table:table-cell>
          <table:table-cell office:value-type="float" office:value="16.38" calcext:value-type="float">
            <text:p>16,38</text:p>
          </table:table-cell>
          <table:table-cell office:value-type="float" office:value="15.15" calcext:value-type="float">
            <text:p>15,1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028" calcext:value-type="float">
            <text:p>10,028</text:p>
          </table:table-cell>
          <table:table-cell table:number-columns-repeated="2" office:value-type="float" office:value="9.427" calcext:value-type="float">
            <text:p>9,427</text:p>
          </table:table-cell>
          <table:table-cell office:value-type="float" office:value="20.589" calcext:value-type="float">
            <text:p>20,589</text:p>
          </table:table-cell>
          <table:table-cell office:value-type="float" office:value="20.314" calcext:value-type="float">
            <text:p>20,314</text:p>
          </table:table-cell>
          <table:table-cell office:value-type="float" office:value="17.138" calcext:value-type="float">
            <text:p>17,138</text:p>
          </table:table-cell>
          <table:table-cell office:value-type="float" office:value="15.15" calcext:value-type="float">
            <text:p>15,15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492" calcext:value-type="float">
            <text:p>11,492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625" calcext:value-type="float">
            <text:p>9,625</text:p>
          </table:table-cell>
          <table:table-cell table:number-columns-repeated="2" office:value-type="float" office:value="8.842" calcext:value-type="float">
            <text:p>8,842</text:p>
          </table:table-cell>
          <table:table-cell office:value-type="float" office:value="8.46" calcext:value-type="float">
            <text:p>8,46</text:p>
          </table:table-cell>
          <table:table-cell office:value-type="float" office:value="8.272" calcext:value-type="float">
            <text:p>8,272</text:p>
          </table:table-cell>
          <table:table-cell office:value-type="float" office:value="8.086" calcext:value-type="float">
            <text:p>8,086</text:p>
          </table:table-cell>
          <table:table-cell office:value-type="float" office:value="7.719" calcext:value-type="float">
            <text:p>7,719</text:p>
          </table:table-cell>
          <table:table-cell office:value-type="float" office:value="14.431" calcext:value-type="float">
            <text:p>14,431</text:p>
          </table:table-cell>
          <table:table-cell office:value-type="float" office:value="22.557" calcext:value-type="float">
            <text:p>22,557</text:p>
          </table:table-cell>
          <table:table-cell office:value-type="float" office:value="27.03" calcext:value-type="float">
            <text:p>27,0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809" calcext:value-type="float">
            <text:p>11,809</text:p>
          </table:table-cell>
          <table:table-cell office:value-type="float" office:value="8.842" calcext:value-type="float">
            <text:p>8,842</text:p>
          </table:table-cell>
          <table:table-cell office:value-type="float" office:value="9.787" calcext:value-type="float">
            <text:p>9,78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54" calcext:value-type="float">
            <text:p>11,054</text:p>
          </table:table-cell>
          <table:table-cell table:number-columns-repeated="3" office:value-type="float" office:value="10.684" calcext:value-type="float">
            <text:p>10,684</text:p>
          </table:table-cell>
          <table:table-cell office:value-type="float" office:value="10.138" calcext:value-type="float">
            <text:p>10,138</text:p>
          </table:table-cell>
          <table:table-cell office:value-type="float" office:value="9.959" calcext:value-type="float">
            <text:p>9,959</text:p>
          </table:table-cell>
          <table:table-cell office:value-type="float" office:value="9.78" calcext:value-type="float">
            <text:p>9,78</text:p>
          </table:table-cell>
          <table:table-cell office:value-type="float" office:value="9.959" calcext:value-type="float">
            <text:p>9,959</text:p>
          </table:table-cell>
          <table:table-cell table:number-columns-repeated="2" office:value-type="float" office:value="9.603" calcext:value-type="float">
            <text:p>9,603</text:p>
          </table:table-cell>
          <table:table-cell table:number-columns-repeated="3" office:value-type="float" office:value="9.427" calcext:value-type="float">
            <text:p>9,427</text:p>
          </table:table-cell>
          <table:table-cell office:value-type="float" office:value="9.252" calcext:value-type="float">
            <text:p>9,252</text:p>
          </table:table-cell>
          <table:table-cell office:value-type="float" office:value="9.427" calcext:value-type="float">
            <text:p>9,427</text:p>
          </table:table-cell>
          <table:table-cell table:number-columns-repeated="2" office:value-type="float" office:value="9.079" calcext:value-type="float">
            <text:p>9,079</text:p>
          </table:table-cell>
          <table:table-cell table:number-columns-repeated="3" office:value-type="float" office:value="9.252" calcext:value-type="float">
            <text:p>9,252</text:p>
          </table:table-cell>
          <table:table-cell office:value-type="float" office:value="11.429" calcext:value-type="float">
            <text:p>11,429</text:p>
          </table:table-cell>
          <table:table-cell office:value-type="float" office:value="9.427" calcext:value-type="float">
            <text:p>9,427</text:p>
          </table:table-cell>
          <table:table-cell office:value-type="float" office:value="11.809" calcext:value-type="float">
            <text:p>11,809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028" calcext:value-type="float">
            <text:p>10,028</text:p>
          </table:table-cell>
          <table:table-cell table:number-columns-repeated="2" office:value-type="float" office:value="9.23" calcext:value-type="float">
            <text:p>9,23</text:p>
          </table:table-cell>
          <table:table-cell table:number-columns-repeated="2" office:value-type="float" office:value="9.035" calcext:value-type="float">
            <text:p>9,035</text:p>
          </table:table-cell>
          <table:table-cell office:value-type="float" office:value="8.842" calcext:value-type="float">
            <text:p>8,842</text:p>
          </table:table-cell>
          <table:table-cell office:value-type="float" office:value="9.035" calcext:value-type="float">
            <text:p>9,0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372" calcext:value-type="float">
            <text:p>13,372</text:p>
          </table:table-cell>
          <table:table-cell office:value-type="float" office:value="9.079" calcext:value-type="float">
            <text:p>9,079</text:p>
          </table:table-cell>
          <table:table-cell office:value-type="float" office:value="10.977" calcext:value-type="float">
            <text:p>10,97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72" calcext:value-type="float">
            <text:p>13,372</text:p>
          </table:table-cell>
          <table:table-cell office:value-type="float" office:value="12.974" calcext:value-type="float">
            <text:p>12,974</text:p>
          </table:table-cell>
          <table:table-cell table:number-columns-repeated="2" office:value-type="float" office:value="12.777" calcext:value-type="float">
            <text:p>12,777</text:p>
          </table:table-cell>
          <table:table-cell office:value-type="float" office:value="12.193" calcext:value-type="float">
            <text:p>12,193</text:p>
          </table:table-cell>
          <table:table-cell table:number-columns-repeated="3" office:value-type="float" office:value="11.618" calcext:value-type="float">
            <text:p>11,618</text:p>
          </table:table-cell>
          <table:table-cell office:value-type="float" office:value="11.429" calcext:value-type="float">
            <text:p>11,429</text:p>
          </table:table-cell>
          <table:table-cell office:value-type="float" office:value="11.241" calcext:value-type="float">
            <text:p>11,241</text:p>
          </table:table-cell>
          <table:table-cell office:value-type="float" office:value="10.869" calcext:value-type="float">
            <text:p>10,869</text:p>
          </table:table-cell>
          <table:table-cell table:number-columns-repeated="2" office:value-type="float" office:value="10.684" calcext:value-type="float">
            <text:p>10,684</text:p>
          </table:table-cell>
          <table:table-cell table:number-columns-repeated="3" office:value-type="float" office:value="10.501" calcext:value-type="float">
            <text:p>10,501</text:p>
          </table:table-cell>
          <table:table-cell office:value-type="float" office:value="11.618" calcext:value-type="float">
            <text:p>11,618</text:p>
          </table:table-cell>
          <table:table-cell office:value-type="float" office:value="10.319" calcext:value-type="float">
            <text:p>10,319</text:p>
          </table:table-cell>
          <table:table-cell office:value-type="float" office:value="9.603" calcext:value-type="float">
            <text:p>9,603</text:p>
          </table:table-cell>
          <table:table-cell office:value-type="float" office:value="9.427" calcext:value-type="float">
            <text:p>9,427</text:p>
          </table:table-cell>
          <table:table-cell office:value-type="float" office:value="9.252" calcext:value-type="float">
            <text:p>9,252</text:p>
          </table:table-cell>
          <table:table-cell table:number-columns-repeated="2" office:value-type="float" office:value="9.079" calcext:value-type="float">
            <text:p>9,079</text:p>
          </table:table-cell>
          <table:table-cell office:value-type="float" office:value="9.78" calcext:value-type="float">
            <text:p>9,78</text:p>
          </table:table-cell>
          <table:table-cell office:value-type="float" office:value="10.319" calcext:value-type="float">
            <text:p>10,319</text:p>
          </table:table-cell>
          <table:table-cell office:value-type="float" office:value="10.684" calcext:value-type="float">
            <text:p>10,684</text:p>
          </table:table-cell>
          <table:table-cell office:value-type="float" office:value="11.054" calcext:value-type="float">
            <text:p>11,054</text:p>
          </table:table-cell>
          <table:table-cell office:value-type="float" office:value="10.869" calcext:value-type="float">
            <text:p>10,869</text:p>
          </table:table-cell>
          <table:table-cell office:value-type="float" office:value="11.241" calcext:value-type="float">
            <text:p>11,241</text:p>
          </table:table-cell>
          <table:table-cell office:value-type="float" office:value="11.618" calcext:value-type="float">
            <text:p>11,61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324" calcext:value-type="float">
            <text:p>29,324</text:p>
          </table:table-cell>
          <table:table-cell office:value-type="float" office:value="11.809" calcext:value-type="float">
            <text:p>11,809</text:p>
          </table:table-cell>
          <table:table-cell office:value-type="float" office:value="15.026" calcext:value-type="float">
            <text:p>15,0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581" calcext:value-type="float">
            <text:p>12,581</text:p>
          </table:table-cell>
          <table:table-cell office:value-type="float" office:value="12.777" calcext:value-type="float">
            <text:p>12,777</text:p>
          </table:table-cell>
          <table:table-cell office:value-type="float" office:value="12.581" calcext:value-type="float">
            <text:p>12,581</text:p>
          </table:table-cell>
          <table:table-cell office:value-type="float" office:value="12.777" calcext:value-type="float">
            <text:p>12,777</text:p>
          </table:table-cell>
          <table:table-cell office:value-type="float" office:value="12.581" calcext:value-type="float">
            <text:p>12,581</text:p>
          </table:table-cell>
          <table:table-cell office:value-type="float" office:value="12.386" calcext:value-type="float">
            <text:p>12,386</text:p>
          </table:table-cell>
          <table:table-cell office:value-type="float" office:value="12.193" calcext:value-type="float">
            <text:p>12,193</text:p>
          </table:table-cell>
          <table:table-cell table:number-columns-repeated="2" office:value-type="float" office:value="12.386" calcext:value-type="float">
            <text:p>12,386</text:p>
          </table:table-cell>
          <table:table-cell office:value-type="float" office:value="12.193" calcext:value-type="float">
            <text:p>12,193</text:p>
          </table:table-cell>
          <table:table-cell office:value-type="float" office:value="12" calcext:value-type="float">
            <text:p>12</text:p>
          </table:table-cell>
          <table:table-cell office:value-type="float" office:value="11.809" calcext:value-type="float">
            <text:p>11,809</text:p>
          </table:table-cell>
          <table:table-cell office:value-type="float" office:value="12" calcext:value-type="float">
            <text:p>12</text:p>
          </table:table-cell>
          <table:table-cell office:value-type="float" office:value="12.193" calcext:value-type="float">
            <text:p>12,193</text:p>
          </table:table-cell>
          <table:table-cell office:value-type="float" office:value="11.809" calcext:value-type="float">
            <text:p>11,809</text:p>
          </table:table-cell>
          <table:table-cell office:value-type="float" office:value="29.324" calcext:value-type="float">
            <text:p>29,324</text:p>
          </table:table-cell>
          <table:table-cell office:value-type="float" office:value="19.858" calcext:value-type="float">
            <text:p>19,858</text:p>
          </table:table-cell>
          <table:table-cell office:value-type="float" office:value="17.369" calcext:value-type="float">
            <text:p>17,369</text:p>
          </table:table-cell>
          <table:table-cell office:value-type="float" office:value="14.592" calcext:value-type="float">
            <text:p>14,592</text:p>
          </table:table-cell>
          <table:table-cell office:value-type="float" office:value="17.149" calcext:value-type="float">
            <text:p>17,149</text:p>
          </table:table-cell>
          <table:table-cell office:value-type="float" office:value="18.26" calcext:value-type="float">
            <text:p>18,26</text:p>
          </table:table-cell>
          <table:table-cell office:value-type="float" office:value="20.794" calcext:value-type="float">
            <text:p>20,794</text:p>
          </table:table-cell>
          <table:table-cell office:value-type="float" office:value="18.485" calcext:value-type="float">
            <text:p>18,485</text:p>
          </table:table-cell>
          <table:table-cell office:value-type="float" office:value="14.592" calcext:value-type="float">
            <text:p>14,592</text:p>
          </table:table-cell>
          <table:table-cell office:value-type="float" office:value="16.93" calcext:value-type="float">
            <text:p>16,93</text:p>
          </table:table-cell>
          <table:table-cell office:value-type="float" office:value="20.324" calcext:value-type="float">
            <text:p>20,324</text:p>
          </table:table-cell>
          <table:table-cell office:value-type="float" office:value="16.93" calcext:value-type="float">
            <text:p>16,93</text:p>
          </table:table-cell>
          <table:table-cell office:value-type="float" office:value="15.007" calcext:value-type="float">
            <text:p>15,007</text:p>
          </table:table-cell>
          <table:table-cell office:value-type="float" office:value="14.386" calcext:value-type="float">
            <text:p>14,386</text:p>
          </table:table-cell>
          <table:table-cell office:value-type="float" office:value="13.774" calcext:value-type="float">
            <text:p>13,774</text:p>
          </table:table-cell>
          <table:table-cell office:value-type="float" office:value="13.372" calcext:value-type="float">
            <text:p>13,37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492" calcext:value-type="float">
            <text:p>25,492</text:p>
          </table:table-cell>
          <table:table-cell office:value-type="float" office:value="12.193" calcext:value-type="float">
            <text:p>12,193</text:p>
          </table:table-cell>
          <table:table-cell office:value-type="float" office:value="13.709" calcext:value-type="float">
            <text:p>13,70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3.372" calcext:value-type="float">
            <text:p>13,372</text:p>
          </table:table-cell>
          <table:table-cell office:value-type="float" office:value="14.592" calcext:value-type="float">
            <text:p>14,592</text:p>
          </table:table-cell>
          <table:table-cell office:value-type="float" office:value="14.386" calcext:value-type="float">
            <text:p>14,386</text:p>
          </table:table-cell>
          <table:table-cell office:value-type="float" office:value="13.977" calcext:value-type="float">
            <text:p>13,977</text:p>
          </table:table-cell>
          <table:table-cell office:value-type="float" office:value="13.573" calcext:value-type="float">
            <text:p>13,573</text:p>
          </table:table-cell>
          <table:table-cell office:value-type="float" office:value="13.372" calcext:value-type="float">
            <text:p>13,372</text:p>
          </table:table-cell>
          <table:table-cell table:number-columns-repeated="7" office:value-type="float" office:value="12.974" calcext:value-type="float">
            <text:p>12,974</text:p>
          </table:table-cell>
          <table:table-cell table:number-columns-repeated="2" office:value-type="float" office:value="12.777" calcext:value-type="float">
            <text:p>12,777</text:p>
          </table:table-cell>
          <table:table-cell office:value-type="float" office:value="12.581" calcext:value-type="float">
            <text:p>12,581</text:p>
          </table:table-cell>
          <table:table-cell office:value-type="float" office:value="12.386" calcext:value-type="float">
            <text:p>12,386</text:p>
          </table:table-cell>
          <table:table-cell table:number-columns-repeated="2" office:value-type="float" office:value="12.193" calcext:value-type="float">
            <text:p>12,193</text:p>
          </table:table-cell>
          <table:table-cell office:value-type="float" office:value="12.386" calcext:value-type="float">
            <text:p>12,386</text:p>
          </table:table-cell>
          <table:table-cell office:value-type="float" office:value="14.386" calcext:value-type="float">
            <text:p>14,386</text:p>
          </table:table-cell>
          <table:table-cell office:value-type="float" office:value="25.492" calcext:value-type="float">
            <text:p>25,492</text:p>
          </table:table-cell>
          <table:table-cell office:value-type="float" office:value="18.711" calcext:value-type="float">
            <text:p>18,711</text:p>
          </table:table-cell>
          <table:table-cell office:value-type="float" office:value="13.774" calcext:value-type="float">
            <text:p>13,774</text:p>
          </table:table-cell>
          <table:table-cell office:value-type="float" office:value="13.372" calcext:value-type="float">
            <text:p>13,372</text:p>
          </table:table-cell>
          <table:table-cell office:value-type="float" office:value="12.974" calcext:value-type="float">
            <text:p>12,974</text:p>
          </table:table-cell>
          <table:table-cell table:number-columns-repeated="2" office:value-type="float" office:value="12.777" calcext:value-type="float">
            <text:p>12,777</text:p>
          </table:table-cell>
          <table:table-cell office:value-type="float" office:value="12.581" calcext:value-type="float">
            <text:p>12,58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386" calcext:value-type="float">
            <text:p>14,386</text:p>
          </table:table-cell>
          <table:table-cell office:value-type="float" office:value="13.372" calcext:value-type="float">
            <text:p>13,372</text:p>
          </table:table-cell>
          <table:table-cell office:value-type="float" office:value="13.85" calcext:value-type="float">
            <text:p>13,8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86" calcext:value-type="float">
            <text:p>14,386</text:p>
          </table:table-cell>
          <table:table-cell office:value-type="float" office:value="14.181" calcext:value-type="float">
            <text:p>14,181</text:p>
          </table:table-cell>
          <table:table-cell office:value-type="float" office:value="14.386" calcext:value-type="float">
            <text:p>14,386</text:p>
          </table:table-cell>
          <table:table-cell table:number-columns-repeated="2" office:value-type="float" office:value="14.181" calcext:value-type="float">
            <text:p>14,181</text:p>
          </table:table-cell>
          <table:table-cell table:number-columns-repeated="2" office:value-type="float" office:value="14.386" calcext:value-type="float">
            <text:p>14,386</text:p>
          </table:table-cell>
          <table:table-cell office:value-type="float" office:value="14.181" calcext:value-type="float">
            <text:p>14,181</text:p>
          </table:table-cell>
          <table:table-cell table:number-columns-repeated="2" office:value-type="float" office:value="13.977" calcext:value-type="float">
            <text:p>13,977</text:p>
          </table:table-cell>
          <table:table-cell table:number-columns-repeated="6" office:value-type="float" office:value="13.774" calcext:value-type="float">
            <text:p>13,774</text:p>
          </table:table-cell>
          <table:table-cell table:number-columns-repeated="2" office:value-type="float" office:value="13.573" calcext:value-type="float">
            <text:p>13,573</text:p>
          </table:table-cell>
          <table:table-cell table:number-columns-repeated="4" office:value-type="float" office:value="13.774" calcext:value-type="float">
            <text:p>13,774</text:p>
          </table:table-cell>
          <table:table-cell office:value-type="float" office:value="13.573" calcext:value-type="float">
            <text:p>13,573</text:p>
          </table:table-cell>
          <table:table-cell office:value-type="float" office:value="13.372" calcext:value-type="float">
            <text:p>13,372</text:p>
          </table:table-cell>
          <table:table-cell table:number-columns-repeated="2" office:value-type="float" office:value="13.774" calcext:value-type="float">
            <text:p>13,774</text:p>
          </table:table-cell>
          <table:table-cell office:value-type="float" office:value="13.573" calcext:value-type="float">
            <text:p>13,573</text:p>
          </table:table-cell>
          <table:table-cell office:value-type="float" office:value="13.372" calcext:value-type="float">
            <text:p>13,372</text:p>
          </table:table-cell>
          <table:table-cell office:value-type="float" office:value="13.573" calcext:value-type="float">
            <text:p>13,573</text:p>
          </table:table-cell>
          <table:table-cell office:value-type="float" office:value="13.372" calcext:value-type="float">
            <text:p>13,37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485" calcext:value-type="float">
            <text:p>18,485</text:p>
          </table:table-cell>
          <table:table-cell office:value-type="float" office:value="14.386" calcext:value-type="float">
            <text:p>14,386</text:p>
          </table:table-cell>
          <table:table-cell office:value-type="float" office:value="16.591" calcext:value-type="float">
            <text:p>16,59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6.93" calcext:value-type="float">
            <text:p>16,93</text:p>
          </table:table-cell>
          <table:table-cell office:value-type="float" office:value="16.495" calcext:value-type="float">
            <text:p>16,495</text:p>
          </table:table-cell>
          <table:table-cell table:number-columns-repeated="2" office:value-type="float" office:value="16.065" calcext:value-type="float">
            <text:p>16,065</text:p>
          </table:table-cell>
          <table:table-cell office:value-type="float" office:value="15.638" calcext:value-type="float">
            <text:p>15,638</text:p>
          </table:table-cell>
          <table:table-cell table:number-columns-repeated="3" office:value-type="float" office:value="17.59" calcext:value-type="float">
            <text:p>17,59</text:p>
          </table:table-cell>
          <table:table-cell office:value-type="float" office:value="17.812" calcext:value-type="float">
            <text:p>17,812</text:p>
          </table:table-cell>
          <table:table-cell office:value-type="float" office:value="18.26" calcext:value-type="float">
            <text:p>18,26</text:p>
          </table:table-cell>
          <table:table-cell table:number-columns-repeated="2" office:value-type="float" office:value="18.485" calcext:value-type="float">
            <text:p>18,485</text:p>
          </table:table-cell>
          <table:table-cell office:value-type="float" office:value="16.279" calcext:value-type="float">
            <text:p>16,279</text:p>
          </table:table-cell>
          <table:table-cell office:value-type="float" office:value="16.93" calcext:value-type="float">
            <text:p>16,93</text:p>
          </table:table-cell>
          <table:table-cell table:number-columns-repeated="3" office:value-type="float" office:value="16.495" calcext:value-type="float">
            <text:p>16,495</text:p>
          </table:table-cell>
          <table:table-cell office:value-type="float" office:value="16.065" calcext:value-type="float">
            <text:p>16,065</text:p>
          </table:table-cell>
          <table:table-cell table:number-columns-repeated="2" office:value-type="float" office:value="15.638" calcext:value-type="float">
            <text:p>15,638</text:p>
          </table:table-cell>
          <table:table-cell office:value-type="float" office:value="16.065" calcext:value-type="float">
            <text:p>16,065</text:p>
          </table:table-cell>
          <table:table-cell table:number-columns-repeated="2" office:value-type="float" office:value="17.369" calcext:value-type="float">
            <text:p>17,369</text:p>
          </table:table-cell>
          <table:table-cell office:value-type="float" office:value="17.149" calcext:value-type="float">
            <text:p>17,149</text:p>
          </table:table-cell>
          <table:table-cell office:value-type="float" office:value="16.065" calcext:value-type="float">
            <text:p>16,065</text:p>
          </table:table-cell>
          <table:table-cell office:value-type="float" office:value="15.217" calcext:value-type="float">
            <text:p>15,217</text:p>
          </table:table-cell>
          <table:table-cell office:value-type="float" office:value="15.007" calcext:value-type="float">
            <text:p>15,007</text:p>
          </table:table-cell>
          <table:table-cell office:value-type="float" office:value="14.799" calcext:value-type="float">
            <text:p>14,799</text:p>
          </table:table-cell>
          <table:table-cell office:value-type="float" office:value="14.386" calcext:value-type="float">
            <text:p>14,38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865" calcext:value-type="float">
            <text:p>38,865</text:p>
          </table:table-cell>
          <table:table-cell office:value-type="float" office:value="16.93" calcext:value-type="float">
            <text:p>16,93</text:p>
          </table:table-cell>
          <table:table-cell office:value-type="float" office:value="20.712" calcext:value-type="float">
            <text:p>20,7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.865" calcext:value-type="float">
            <text:p>38,865</text:p>
          </table:table-cell>
          <table:table-cell office:value-type="float" office:value="32.364" calcext:value-type="float">
            <text:p>32,364</text:p>
          </table:table-cell>
          <table:table-cell office:value-type="float" office:value="23.945" calcext:value-type="float">
            <text:p>23,945</text:p>
          </table:table-cell>
          <table:table-cell office:value-type="float" office:value="20.794" calcext:value-type="float">
            <text:p>20,794</text:p>
          </table:table-cell>
          <table:table-cell office:value-type="float" office:value="19.626" calcext:value-type="float">
            <text:p>19,626</text:p>
          </table:table-cell>
          <table:table-cell office:value-type="float" office:value="19.396" calcext:value-type="float">
            <text:p>19,396</text:p>
          </table:table-cell>
          <table:table-cell office:value-type="float" office:value="18.711" calcext:value-type="float">
            <text:p>18,711</text:p>
          </table:table-cell>
          <table:table-cell table:number-columns-repeated="2" office:value-type="float" office:value="18.26" calcext:value-type="float">
            <text:p>18,26</text:p>
          </table:table-cell>
          <table:table-cell office:value-type="float" office:value="17.812" calcext:value-type="float">
            <text:p>17,812</text:p>
          </table:table-cell>
          <table:table-cell table:number-columns-repeated="2" office:value-type="float" office:value="18.035" calcext:value-type="float">
            <text:p>18,035</text:p>
          </table:table-cell>
          <table:table-cell office:value-type="float" office:value="18.485" calcext:value-type="float">
            <text:p>18,485</text:p>
          </table:table-cell>
          <table:table-cell office:value-type="float" office:value="20.09" calcext:value-type="float">
            <text:p>20,09</text:p>
          </table:table-cell>
          <table:table-cell office:value-type="float" office:value="23.203" calcext:value-type="float">
            <text:p>23,203</text:p>
          </table:table-cell>
          <table:table-cell office:value-type="float" office:value="24.878" calcext:value-type="float">
            <text:p>24,878</text:p>
          </table:table-cell>
          <table:table-cell office:value-type="float" office:value="22.713" calcext:value-type="float">
            <text:p>22,713</text:p>
          </table:table-cell>
          <table:table-cell office:value-type="float" office:value="21.986" calcext:value-type="float">
            <text:p>21,986</text:p>
          </table:table-cell>
          <table:table-cell office:value-type="float" office:value="20.794" calcext:value-type="float">
            <text:p>20,794</text:p>
          </table:table-cell>
          <table:table-cell office:value-type="float" office:value="20.324" calcext:value-type="float">
            <text:p>20,324</text:p>
          </table:table-cell>
          <table:table-cell office:value-type="float" office:value="19.167" calcext:value-type="float">
            <text:p>19,167</text:p>
          </table:table-cell>
          <table:table-cell table:number-columns-repeated="2" office:value-type="float" office:value="18.485" calcext:value-type="float">
            <text:p>18,485</text:p>
          </table:table-cell>
          <table:table-cell office:value-type="float" office:value="18.938" calcext:value-type="float">
            <text:p>18,938</text:p>
          </table:table-cell>
          <table:table-cell office:value-type="float" office:value="18.035" calcext:value-type="float">
            <text:p>18,035</text:p>
          </table:table-cell>
          <table:table-cell office:value-type="float" office:value="16.93" calcext:value-type="float">
            <text:p>16,93</text:p>
          </table:table-cell>
          <table:table-cell office:value-type="float" office:value="21.506" calcext:value-type="float">
            <text:p>21,506</text:p>
          </table:table-cell>
          <table:table-cell office:value-type="float" office:value="19.167" calcext:value-type="float">
            <text:p>19,167</text:p>
          </table:table-cell>
          <table:table-cell office:value-type="float" office:value="17.149" calcext:value-type="float">
            <text:p>17,149</text:p>
          </table:table-cell>
          <table:table-cell office:value-type="float" office:value="16.93" calcext:value-type="float">
            <text:p>16,9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988" calcext:value-type="float">
            <text:p>84,988</text:p>
          </table:table-cell>
          <table:table-cell office:value-type="float" office:value="20.324" calcext:value-type="float">
            <text:p>20,324</text:p>
          </table:table-cell>
          <table:table-cell office:value-type="float" office:value="31.907" calcext:value-type="float">
            <text:p>31,90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986" calcext:value-type="float">
            <text:p>21,986</text:p>
          </table:table-cell>
          <table:table-cell office:value-type="float" office:value="50.935" calcext:value-type="float">
            <text:p>50,935</text:p>
          </table:table-cell>
          <table:table-cell office:value-type="float" office:value="45.923" calcext:value-type="float">
            <text:p>45,923</text:p>
          </table:table-cell>
          <table:table-cell office:value-type="float" office:value="49.237" calcext:value-type="float">
            <text:p>49,237</text:p>
          </table:table-cell>
          <table:table-cell office:value-type="float" office:value="43.509" calcext:value-type="float">
            <text:p>43,509</text:p>
          </table:table-cell>
          <table:table-cell office:value-type="float" office:value="29.655" calcext:value-type="float">
            <text:p>29,655</text:p>
          </table:table-cell>
          <table:table-cell office:value-type="float" office:value="25.184" calcext:value-type="float">
            <text:p>25,184</text:p>
          </table:table-cell>
          <table:table-cell office:value-type="float" office:value="38.115" calcext:value-type="float">
            <text:p>38,115</text:p>
          </table:table-cell>
          <table:table-cell office:value-type="float" office:value="84.988" calcext:value-type="float">
            <text:p>84,988</text:p>
          </table:table-cell>
          <table:table-cell office:value-type="float" office:value="65.971" calcext:value-type="float">
            <text:p>65,971</text:p>
          </table:table-cell>
          <table:table-cell office:value-type="float" office:value="43.112" calcext:value-type="float">
            <text:p>43,112</text:p>
          </table:table-cell>
          <table:table-cell office:value-type="float" office:value="28.995" calcext:value-type="float">
            <text:p>28,995</text:p>
          </table:table-cell>
          <table:table-cell office:value-type="float" office:value="25.492" calcext:value-type="float">
            <text:p>25,492</text:p>
          </table:table-cell>
          <table:table-cell office:value-type="float" office:value="26.741" calcext:value-type="float">
            <text:p>26,741</text:p>
          </table:table-cell>
          <table:table-cell table:number-columns-repeated="2" office:value-type="float" office:value="23.449" calcext:value-type="float">
            <text:p>23,449</text:p>
          </table:table-cell>
          <table:table-cell office:value-type="float" office:value="22.713" calcext:value-type="float">
            <text:p>22,713</text:p>
          </table:table-cell>
          <table:table-cell office:value-type="float" office:value="22.47" calcext:value-type="float">
            <text:p>22,47</text:p>
          </table:table-cell>
          <table:table-cell office:value-type="float" office:value="21.746" calcext:value-type="float">
            <text:p>21,746</text:p>
          </table:table-cell>
          <table:table-cell office:value-type="float" office:value="29.988" calcext:value-type="float">
            <text:p>29,988</text:p>
          </table:table-cell>
          <table:table-cell office:value-type="float" office:value="26.426" calcext:value-type="float">
            <text:p>26,426</text:p>
          </table:table-cell>
          <table:table-cell office:value-type="float" office:value="22.47" calcext:value-type="float">
            <text:p>22,47</text:p>
          </table:table-cell>
          <table:table-cell office:value-type="float" office:value="21.03" calcext:value-type="float">
            <text:p>21,03</text:p>
          </table:table-cell>
          <table:table-cell office:value-type="float" office:value="20.558" calcext:value-type="float">
            <text:p>20,558</text:p>
          </table:table-cell>
          <table:table-cell office:value-type="float" office:value="20.794" calcext:value-type="float">
            <text:p>20,794</text:p>
          </table:table-cell>
          <table:table-cell office:value-type="float" office:value="20.324" calcext:value-type="float">
            <text:p>20,324</text:p>
          </table:table-cell>
          <table:table-cell office:value-type="float" office:value="22.713" calcext:value-type="float">
            <text:p>22,713</text:p>
          </table:table-cell>
          <table:table-cell office:value-type="float" office:value="29.655" calcext:value-type="float">
            <text:p>29,655</text:p>
          </table:table-cell>
          <table:table-cell office:value-type="float" office:value="27.697" calcext:value-type="float">
            <text:p>27,697</text:p>
          </table:table-cell>
          <table:table-cell office:value-type="float" office:value="26.741" calcext:value-type="float">
            <text:p>26,741</text:p>
          </table:table-cell>
          <table:table-cell office:value-type="float" office:value="27.058" calcext:value-type="float">
            <text:p>27,05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9.076" calcext:value-type="float">
            <text:p>129,076</text:p>
          </table:table-cell>
          <table:table-cell office:value-type="float" office:value="16.495" calcext:value-type="float">
            <text:p>16,495</text:p>
          </table:table-cell>
          <table:table-cell office:value-type="float" office:value="37.056" calcext:value-type="float">
            <text:p>37,05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485" calcext:value-type="float">
            <text:p>18,485</text:p>
          </table:table-cell>
          <table:table-cell office:value-type="float" office:value="16.495" calcext:value-type="float">
            <text:p>16,495</text:p>
          </table:table-cell>
          <table:table-cell office:value-type="float" office:value="17.812" calcext:value-type="float">
            <text:p>17,812</text:p>
          </table:table-cell>
          <table:table-cell office:value-type="float" office:value="35.544" calcext:value-type="float">
            <text:p>35,544</text:p>
          </table:table-cell>
          <table:table-cell office:value-type="float" office:value="31.335" calcext:value-type="float">
            <text:p>31,335</text:p>
          </table:table-cell>
          <table:table-cell office:value-type="float" office:value="27.697" calcext:value-type="float">
            <text:p>27,697</text:p>
          </table:table-cell>
          <table:table-cell office:value-type="float" office:value="25.184" calcext:value-type="float">
            <text:p>25,184</text:p>
          </table:table-cell>
          <table:table-cell office:value-type="float" office:value="45.111" calcext:value-type="float">
            <text:p>45,111</text:p>
          </table:table-cell>
          <table:table-cell office:value-type="float" office:value="40.77" calcext:value-type="float">
            <text:p>40,77</text:p>
          </table:table-cell>
          <table:table-cell office:value-type="float" office:value="23.697" calcext:value-type="float">
            <text:p>23,697</text:p>
          </table:table-cell>
          <table:table-cell office:value-type="float" office:value="33.409" calcext:value-type="float">
            <text:p>33,409</text:p>
          </table:table-cell>
          <table:table-cell office:value-type="float" office:value="35.184" calcext:value-type="float">
            <text:p>35,184</text:p>
          </table:table-cell>
          <table:table-cell office:value-type="float" office:value="43.112" calcext:value-type="float">
            <text:p>43,112</text:p>
          </table:table-cell>
          <table:table-cell office:value-type="float" office:value="37.372" calcext:value-type="float">
            <text:p>37,372</text:p>
          </table:table-cell>
          <table:table-cell office:value-type="float" office:value="38.115" calcext:value-type="float">
            <text:p>38,115</text:p>
          </table:table-cell>
          <table:table-cell office:value-type="float" office:value="47.567" calcext:value-type="float">
            <text:p>47,567</text:p>
          </table:table-cell>
          <table:table-cell office:value-type="float" office:value="50.083" calcext:value-type="float">
            <text:p>50,083</text:p>
          </table:table-cell>
          <table:table-cell office:value-type="float" office:value="44.708" calcext:value-type="float">
            <text:p>44,708</text:p>
          </table:table-cell>
          <table:table-cell office:value-type="float" office:value="129.076" calcext:value-type="float">
            <text:p>129,076</text:p>
          </table:table-cell>
          <table:table-cell office:value-type="float" office:value="72.394" calcext:value-type="float">
            <text:p>72,394</text:p>
          </table:table-cell>
          <table:table-cell office:value-type="float" office:value="47.982" calcext:value-type="float">
            <text:p>47,982</text:p>
          </table:table-cell>
          <table:table-cell office:value-type="float" office:value="30.658" calcext:value-type="float">
            <text:p>30,658</text:p>
          </table:table-cell>
          <table:table-cell office:value-type="float" office:value="28.668" calcext:value-type="float">
            <text:p>28,668</text:p>
          </table:table-cell>
          <table:table-cell office:value-type="float" office:value="25.184" calcext:value-type="float">
            <text:p>25,184</text:p>
          </table:table-cell>
          <table:table-cell office:value-type="float" office:value="22.958" calcext:value-type="float">
            <text:p>22,958</text:p>
          </table:table-cell>
          <table:table-cell office:value-type="float" office:value="22.713" calcext:value-type="float">
            <text:p>22,713</text:p>
          </table:table-cell>
          <table:table-cell office:value-type="float" office:value="24.27" calcext:value-type="float">
            <text:p>24,27</text:p>
          </table:table-cell>
          <table:table-cell office:value-type="float" office:value="21.986" calcext:value-type="float">
            <text:p>21,986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0.388" calcext:value-type="float">
            <text:p>70,388</text:p>
          </table:table-cell>
          <table:table-cell office:value-type="float" office:value="19.396" calcext:value-type="float">
            <text:p>19,396</text:p>
          </table:table-cell>
          <table:table-cell office:value-type="float" office:value="35.209" calcext:value-type="float">
            <text:p>35,20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.533" calcext:value-type="float">
            <text:p>53,533</text:p>
          </table:table-cell>
          <table:table-cell office:value-type="float" office:value="35.544" calcext:value-type="float">
            <text:p>35,544</text:p>
          </table:table-cell>
          <table:table-cell office:value-type="float" office:value="28.342" calcext:value-type="float">
            <text:p>28,342</text:p>
          </table:table-cell>
          <table:table-cell office:value-type="float" office:value="23.697" calcext:value-type="float">
            <text:p>23,697</text:p>
          </table:table-cell>
          <table:table-cell office:value-type="float" office:value="56.191" calcext:value-type="float">
            <text:p>56,191</text:p>
          </table:table-cell>
          <table:table-cell office:value-type="float" office:value="51.364" calcext:value-type="float">
            <text:p>51,364</text:p>
          </table:table-cell>
          <table:table-cell office:value-type="float" office:value="41.156" calcext:value-type="float">
            <text:p>41,156</text:p>
          </table:table-cell>
          <table:table-cell office:value-type="float" office:value="30.996" calcext:value-type="float">
            <text:p>30,996</text:p>
          </table:table-cell>
          <table:table-cell office:value-type="float" office:value="35.907" calcext:value-type="float">
            <text:p>35,907</text:p>
          </table:table-cell>
          <table:table-cell office:value-type="float" office:value="35.184" calcext:value-type="float">
            <text:p>35,184</text:p>
          </table:table-cell>
          <table:table-cell office:value-type="float" office:value="34.469" calcext:value-type="float">
            <text:p>34,469</text:p>
          </table:table-cell>
          <table:table-cell office:value-type="float" office:value="31.676" calcext:value-type="float">
            <text:p>31,676</text:p>
          </table:table-cell>
          <table:table-cell office:value-type="float" office:value="51.794" calcext:value-type="float">
            <text:p>51,794</text:p>
          </table:table-cell>
          <table:table-cell office:value-type="float" office:value="70.388" calcext:value-type="float">
            <text:p>70,388</text:p>
          </table:table-cell>
          <table:table-cell office:value-type="float" office:value="53.533" calcext:value-type="float">
            <text:p>53,533</text:p>
          </table:table-cell>
          <table:table-cell office:value-type="float" office:value="43.112" calcext:value-type="float">
            <text:p>43,112</text:p>
          </table:table-cell>
          <table:table-cell office:value-type="float" office:value="29.324" calcext:value-type="float">
            <text:p>29,324</text:p>
          </table:table-cell>
          <table:table-cell office:value-type="float" office:value="23.449" calcext:value-type="float">
            <text:p>23,449</text:p>
          </table:table-cell>
          <table:table-cell office:value-type="float" office:value="20.558" calcext:value-type="float">
            <text:p>20,558</text:p>
          </table:table-cell>
          <table:table-cell office:value-type="float" office:value="31.335" calcext:value-type="float">
            <text:p>31,335</text:p>
          </table:table-cell>
          <table:table-cell office:value-type="float" office:value="41.933" calcext:value-type="float">
            <text:p>41,933</text:p>
          </table:table-cell>
          <table:table-cell office:value-type="float" office:value="50.935" calcext:value-type="float">
            <text:p>50,935</text:p>
          </table:table-cell>
          <table:table-cell office:value-type="float" office:value="36.636" calcext:value-type="float">
            <text:p>36,636</text:p>
          </table:table-cell>
          <table:table-cell office:value-type="float" office:value="27.058" calcext:value-type="float">
            <text:p>27,058</text:p>
          </table:table-cell>
          <table:table-cell office:value-type="float" office:value="23.203" calcext:value-type="float">
            <text:p>23,203</text:p>
          </table:table-cell>
          <table:table-cell office:value-type="float" office:value="21.746" calcext:value-type="float">
            <text:p>21,746</text:p>
          </table:table-cell>
          <table:table-cell office:value-type="float" office:value="20.324" calcext:value-type="float">
            <text:p>20,324</text:p>
          </table:table-cell>
          <table:table-cell office:value-type="float" office:value="20.794" calcext:value-type="float">
            <text:p>20,794</text:p>
          </table:table-cell>
          <table:table-cell office:value-type="float" office:value="22.713" calcext:value-type="float">
            <text:p>22,713</text:p>
          </table:table-cell>
          <table:table-cell office:value-type="float" office:value="25.184" calcext:value-type="float">
            <text:p>25,184</text:p>
          </table:table-cell>
          <table:table-cell office:value-type="float" office:value="19.396" calcext:value-type="float">
            <text:p>19,39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453" calcext:value-type="float">
            <text:p>58,453</text:p>
          </table:table-cell>
          <table:table-cell office:value-type="float" office:value="12.974" calcext:value-type="float">
            <text:p>12,974</text:p>
          </table:table-cell>
          <table:table-cell office:value-type="float" office:value="23.838" calcext:value-type="float">
            <text:p>23,83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059" calcext:value-type="float">
            <text:p>33,059</text:p>
          </table:table-cell>
          <table:table-cell office:value-type="float" office:value="22.47" calcext:value-type="float">
            <text:p>22,47</text:p>
          </table:table-cell>
          <table:table-cell office:value-type="float" office:value="21.03" calcext:value-type="float">
            <text:p>21,03</text:p>
          </table:table-cell>
          <table:table-cell office:value-type="float" office:value="27.697" calcext:value-type="float">
            <text:p>27,697</text:p>
          </table:table-cell>
          <table:table-cell office:value-type="float" office:value="26.426" calcext:value-type="float">
            <text:p>26,426</text:p>
          </table:table-cell>
          <table:table-cell office:value-type="float" office:value="24.573" calcext:value-type="float">
            <text:p>24,573</text:p>
          </table:table-cell>
          <table:table-cell office:value-type="float" office:value="20.794" calcext:value-type="float">
            <text:p>20,794</text:p>
          </table:table-cell>
          <table:table-cell office:value-type="float" office:value="17.59" calcext:value-type="float">
            <text:p>17,59</text:p>
          </table:table-cell>
          <table:table-cell office:value-type="float" office:value="17.369" calcext:value-type="float">
            <text:p>17,369</text:p>
          </table:table-cell>
          <table:table-cell office:value-type="float" office:value="16.712" calcext:value-type="float">
            <text:p>16,712</text:p>
          </table:table-cell>
          <table:table-cell office:value-type="float" office:value="16.065" calcext:value-type="float">
            <text:p>16,065</text:p>
          </table:table-cell>
          <table:table-cell office:value-type="float" office:value="15.638" calcext:value-type="float">
            <text:p>15,638</text:p>
          </table:table-cell>
          <table:table-cell office:value-type="float" office:value="14.181" calcext:value-type="float">
            <text:p>14,181</text:p>
          </table:table-cell>
          <table:table-cell office:value-type="float" office:value="13.977" calcext:value-type="float">
            <text:p>13,977</text:p>
          </table:table-cell>
          <table:table-cell office:value-type="float" office:value="20.558" calcext:value-type="float">
            <text:p>20,558</text:p>
          </table:table-cell>
          <table:table-cell office:value-type="float" office:value="18.035" calcext:value-type="float">
            <text:p>18,035</text:p>
          </table:table-cell>
          <table:table-cell office:value-type="float" office:value="15.217" calcext:value-type="float">
            <text:p>15,217</text:p>
          </table:table-cell>
          <table:table-cell office:value-type="float" office:value="13.977" calcext:value-type="float">
            <text:p>13,977</text:p>
          </table:table-cell>
          <table:table-cell table:number-columns-repeated="2" office:value-type="float" office:value="13.173" calcext:value-type="float">
            <text:p>13,173</text:p>
          </table:table-cell>
          <table:table-cell office:value-type="float" office:value="12.974" calcext:value-type="float">
            <text:p>12,974</text:p>
          </table:table-cell>
          <table:table-cell office:value-type="float" office:value="13.372" calcext:value-type="float">
            <text:p>13,372</text:p>
          </table:table-cell>
          <table:table-cell office:value-type="float" office:value="22.958" calcext:value-type="float">
            <text:p>22,958</text:p>
          </table:table-cell>
          <table:table-cell office:value-type="float" office:value="45.111" calcext:value-type="float">
            <text:p>45,111</text:p>
          </table:table-cell>
          <table:table-cell office:value-type="float" office:value="36.636" calcext:value-type="float">
            <text:p>36,636</text:p>
          </table:table-cell>
          <table:table-cell office:value-type="float" office:value="28.995" calcext:value-type="float">
            <text:p>28,995</text:p>
          </table:table-cell>
          <table:table-cell office:value-type="float" office:value="27.376" calcext:value-type="float">
            <text:p>27,376</text:p>
          </table:table-cell>
          <table:table-cell office:value-type="float" office:value="35.907" calcext:value-type="float">
            <text:p>35,907</text:p>
          </table:table-cell>
          <table:table-cell office:value-type="float" office:value="43.112" calcext:value-type="float">
            <text:p>43,112</text:p>
          </table:table-cell>
          <table:table-cell office:value-type="float" office:value="32.364" calcext:value-type="float">
            <text:p>32,364</text:p>
          </table:table-cell>
          <table:table-cell office:value-type="float" office:value="58.453" calcext:value-type="float">
            <text:p>58,45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1.544" calcext:value-type="float">
            <text:p>41,544</text:p>
          </table:table-cell>
          <table:table-cell office:value-type="float" office:value="11.241" calcext:value-type="float">
            <text:p>11,241</text:p>
          </table:table-cell>
          <table:table-cell office:value-type="float" office:value="21.736" calcext:value-type="float">
            <text:p>21,73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268" calcext:value-type="float">
            <text:p>21,268</text:p>
          </table:table-cell>
          <table:table-cell office:value-type="float" office:value="26.741" calcext:value-type="float">
            <text:p>26,741</text:p>
          </table:table-cell>
          <table:table-cell office:value-type="float" office:value="23.203" calcext:value-type="float">
            <text:p>23,203</text:p>
          </table:table-cell>
          <table:table-cell office:value-type="float" office:value="41.544" calcext:value-type="float">
            <text:p>41,544</text:p>
          </table:table-cell>
          <table:table-cell office:value-type="float" office:value="37.743" calcext:value-type="float">
            <text:p>37,743</text:p>
          </table:table-cell>
          <table:table-cell office:value-type="float" office:value="28.668" calcext:value-type="float">
            <text:p>28,668</text:p>
          </table:table-cell>
          <table:table-cell office:value-type="float" office:value="24.27" calcext:value-type="float">
            <text:p>24,27</text:p>
          </table:table-cell>
          <table:table-cell office:value-type="float" office:value="18.26" calcext:value-type="float">
            <text:p>18,26</text:p>
          </table:table-cell>
          <table:table-cell office:value-type="float" office:value="16.279" calcext:value-type="float">
            <text:p>16,279</text:p>
          </table:table-cell>
          <table:table-cell office:value-type="float" office:value="15.007" calcext:value-type="float">
            <text:p>15,007</text:p>
          </table:table-cell>
          <table:table-cell office:value-type="float" office:value="14.181" calcext:value-type="float">
            <text:p>14,181</text:p>
          </table:table-cell>
          <table:table-cell office:value-type="float" office:value="13.774" calcext:value-type="float">
            <text:p>13,774</text:p>
          </table:table-cell>
          <table:table-cell office:value-type="float" office:value="13.372" calcext:value-type="float">
            <text:p>13,372</text:p>
          </table:table-cell>
          <table:table-cell office:value-type="float" office:value="13.173" calcext:value-type="float">
            <text:p>13,173</text:p>
          </table:table-cell>
          <table:table-cell office:value-type="float" office:value="12.581" calcext:value-type="float">
            <text:p>12,581</text:p>
          </table:table-cell>
          <table:table-cell office:value-type="float" office:value="12.193" calcext:value-type="float">
            <text:p>12,193</text:p>
          </table:table-cell>
          <table:table-cell table:number-columns-repeated="2" office:value-type="float" office:value="11.618" calcext:value-type="float">
            <text:p>11,618</text:p>
          </table:table-cell>
          <table:table-cell office:value-type="float" office:value="11.241" calcext:value-type="float">
            <text:p>11,241</text:p>
          </table:table-cell>
          <table:table-cell office:value-type="float" office:value="11.429" calcext:value-type="float">
            <text:p>11,429</text:p>
          </table:table-cell>
          <table:table-cell office:value-type="float" office:value="14.592" calcext:value-type="float">
            <text:p>14,592</text:p>
          </table:table-cell>
          <table:table-cell office:value-type="float" office:value="26.741" calcext:value-type="float">
            <text:p>26,741</text:p>
          </table:table-cell>
          <table:table-cell office:value-type="float" office:value="27.058" calcext:value-type="float">
            <text:p>27,058</text:p>
          </table:table-cell>
          <table:table-cell office:value-type="float" office:value="20.324" calcext:value-type="float">
            <text:p>20,324</text:p>
          </table:table-cell>
          <table:table-cell office:value-type="float" office:value="17.812" calcext:value-type="float">
            <text:p>17,812</text:p>
          </table:table-cell>
          <table:table-cell office:value-type="float" office:value="22.227" calcext:value-type="float">
            <text:p>22,227</text:p>
          </table:table-cell>
          <table:table-cell office:value-type="float" office:value="34.469" calcext:value-type="float">
            <text:p>34,469</text:p>
          </table:table-cell>
          <table:table-cell office:value-type="float" office:value="38.865" calcext:value-type="float">
            <text:p>38,865</text:p>
          </table:table-cell>
          <table:table-cell office:value-type="float" office:value="36.636" calcext:value-type="float">
            <text:p>36,636</text:p>
          </table:table-cell>
          <table:table-cell office:value-type="float" office:value="35.184" calcext:value-type="float">
            <text:p>35,18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5.184" calcext:value-type="float">
            <text:p>35,184</text:p>
          </table:table-cell>
          <table:table-cell office:value-type="float" office:value="11.429" calcext:value-type="float">
            <text:p>11,429</text:p>
          </table:table-cell>
          <table:table-cell office:value-type="float" office:value="15.834" calcext:value-type="float">
            <text:p>15,83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746" calcext:value-type="float">
            <text:p>21,746</text:p>
          </table:table-cell>
          <table:table-cell office:value-type="float" office:value="24.27" calcext:value-type="float">
            <text:p>24,27</text:p>
          </table:table-cell>
          <table:table-cell office:value-type="float" office:value="16.495" calcext:value-type="float">
            <text:p>16,495</text:p>
          </table:table-cell>
          <table:table-cell office:value-type="float" office:value="15.427" calcext:value-type="float">
            <text:p>15,427</text:p>
          </table:table-cell>
          <table:table-cell office:value-type="float" office:value="14.386" calcext:value-type="float">
            <text:p>14,386</text:p>
          </table:table-cell>
          <table:table-cell office:value-type="float" office:value="14.592" calcext:value-type="float">
            <text:p>14,592</text:p>
          </table:table-cell>
          <table:table-cell office:value-type="float" office:value="35.184" calcext:value-type="float">
            <text:p>35,184</text:p>
          </table:table-cell>
          <table:table-cell office:value-type="float" office:value="18.711" calcext:value-type="float">
            <text:p>18,711</text:p>
          </table:table-cell>
          <table:table-cell office:value-type="float" office:value="14.592" calcext:value-type="float">
            <text:p>14,592</text:p>
          </table:table-cell>
          <table:table-cell office:value-type="float" office:value="13.573" calcext:value-type="float">
            <text:p>13,573</text:p>
          </table:table-cell>
          <table:table-cell table:number-columns-repeated="2" office:value-type="float" office:value="13.372" calcext:value-type="float">
            <text:p>13,372</text:p>
          </table:table-cell>
          <table:table-cell office:value-type="float" office:value="13.573" calcext:value-type="float">
            <text:p>13,573</text:p>
          </table:table-cell>
          <table:table-cell office:value-type="float" office:value="13.173" calcext:value-type="float">
            <text:p>13,173</text:p>
          </table:table-cell>
          <table:table-cell office:value-type="float" office:value="12.581" calcext:value-type="float">
            <text:p>12,581</text:p>
          </table:table-cell>
          <table:table-cell office:value-type="float" office:value="13.173" calcext:value-type="float">
            <text:p>13,173</text:p>
          </table:table-cell>
          <table:table-cell office:value-type="float" office:value="12.974" calcext:value-type="float">
            <text:p>12,974</text:p>
          </table:table-cell>
          <table:table-cell office:value-type="float" office:value="12.193" calcext:value-type="float">
            <text:p>12,193</text:p>
          </table:table-cell>
          <table:table-cell table:number-columns-repeated="2" office:value-type="float" office:value="11.809" calcext:value-type="float">
            <text:p>11,809</text:p>
          </table:table-cell>
          <table:table-cell table:number-columns-repeated="2" office:value-type="float" office:value="11.429" calcext:value-type="float">
            <text:p>11,429</text:p>
          </table:table-cell>
          <table:table-cell office:value-type="float" office:value="19.167" calcext:value-type="float">
            <text:p>19,167</text:p>
          </table:table-cell>
          <table:table-cell office:value-type="float" office:value="16.495" calcext:value-type="float">
            <text:p>16,495</text:p>
          </table:table-cell>
          <table:table-cell office:value-type="float" office:value="22.227" calcext:value-type="float">
            <text:p>22,227</text:p>
          </table:table-cell>
          <table:table-cell office:value-type="float" office:value="21.268" calcext:value-type="float">
            <text:p>21,268</text:p>
          </table:table-cell>
          <table:table-cell office:value-type="float" office:value="16.93" calcext:value-type="float">
            <text:p>16,93</text:p>
          </table:table-cell>
          <table:table-cell office:value-type="float" office:value="14.181" calcext:value-type="float">
            <text:p>14,181</text:p>
          </table:table-cell>
          <table:table-cell office:value-type="float" office:value="13.372" calcext:value-type="float">
            <text:p>13,372</text:p>
          </table:table-cell>
          <table:table-cell office:value-type="float" office:value="13.774" calcext:value-type="float">
            <text:p>13,774</text:p>
          </table:table-cell>
          <table:table-cell office:value-type="float" office:value="13.573" calcext:value-type="float">
            <text:p>13,57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426" calcext:value-type="float">
            <text:p>26,426</text:p>
          </table:table-cell>
          <table:table-cell office:value-type="float" office:value="13.173" calcext:value-type="float">
            <text:p>13,173</text:p>
          </table:table-cell>
          <table:table-cell office:value-type="float" office:value="15.715" calcext:value-type="float">
            <text:p>15,71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4.592" calcext:value-type="float">
            <text:p>14,592</text:p>
          </table:table-cell>
          <table:table-cell office:value-type="float" office:value="17.149" calcext:value-type="float">
            <text:p>17,149</text:p>
          </table:table-cell>
          <table:table-cell office:value-type="float" office:value="16.93" calcext:value-type="float">
            <text:p>16,93</text:p>
          </table:table-cell>
          <table:table-cell office:value-type="float" office:value="20.324" calcext:value-type="float">
            <text:p>20,324</text:p>
          </table:table-cell>
          <table:table-cell office:value-type="float" office:value="17.149" calcext:value-type="float">
            <text:p>17,149</text:p>
          </table:table-cell>
          <table:table-cell office:value-type="float" office:value="15.427" calcext:value-type="float">
            <text:p>15,427</text:p>
          </table:table-cell>
          <table:table-cell office:value-type="float" office:value="15.851" calcext:value-type="float">
            <text:p>15,851</text:p>
          </table:table-cell>
          <table:table-cell office:value-type="float" office:value="15.427" calcext:value-type="float">
            <text:p>15,427</text:p>
          </table:table-cell>
          <table:table-cell table:number-columns-repeated="2" office:value-type="float" office:value="15.007" calcext:value-type="float">
            <text:p>15,007</text:p>
          </table:table-cell>
          <table:table-cell office:value-type="float" office:value="14.799" calcext:value-type="float">
            <text:p>14,799</text:p>
          </table:table-cell>
          <table:table-cell table:number-columns-repeated="2" office:value-type="float" office:value="14.181" calcext:value-type="float">
            <text:p>14,181</text:p>
          </table:table-cell>
          <table:table-cell table:number-columns-repeated="2" office:value-type="float" office:value="13.774" calcext:value-type="float">
            <text:p>13,774</text:p>
          </table:table-cell>
          <table:table-cell table:number-columns-repeated="4" office:value-type="float" office:value="13.372" calcext:value-type="float">
            <text:p>13,372</text:p>
          </table:table-cell>
          <table:table-cell office:value-type="float" office:value="13.173" calcext:value-type="float">
            <text:p>13,173</text:p>
          </table:table-cell>
          <table:table-cell office:value-type="float" office:value="15.851" calcext:value-type="float">
            <text:p>15,851</text:p>
          </table:table-cell>
          <table:table-cell office:value-type="float" office:value="16.495" calcext:value-type="float">
            <text:p>16,495</text:p>
          </table:table-cell>
          <table:table-cell office:value-type="float" office:value="16.93" calcext:value-type="float">
            <text:p>16,93</text:p>
          </table:table-cell>
          <table:table-cell office:value-type="float" office:value="17.149" calcext:value-type="float">
            <text:p>17,149</text:p>
          </table:table-cell>
          <table:table-cell office:value-type="float" office:value="15.427" calcext:value-type="float">
            <text:p>15,427</text:p>
          </table:table-cell>
          <table:table-cell office:value-type="float" office:value="19.167" calcext:value-type="float">
            <text:p>19,167</text:p>
          </table:table-cell>
          <table:table-cell office:value-type="float" office:value="26.426" calcext:value-type="float">
            <text:p>26,42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149" calcext:value-type="float">
            <text:p>17,149</text:p>
          </table:table-cell>
          <table:table-cell office:value-type="float" office:value="14.592" calcext:value-type="float">
            <text:p>14,592</text:p>
          </table:table-cell>
          <table:table-cell office:value-type="float" office:value="15.289" calcext:value-type="float">
            <text:p>15,28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5.851" calcext:value-type="float">
            <text:p>15,851</text:p>
          </table:table-cell>
          <table:table-cell table:number-columns-repeated="4" office:value-type="float" office:value="15.427" calcext:value-type="float">
            <text:p>15,427</text:p>
          </table:table-cell>
          <table:table-cell table:number-columns-repeated="5" office:value-type="float" office:value="15.007" calcext:value-type="float">
            <text:p>15,007</text:p>
          </table:table-cell>
          <table:table-cell table:number-columns-repeated="4" office:value-type="float" office:value="14.799" calcext:value-type="float">
            <text:p>14,799</text:p>
          </table:table-cell>
          <table:table-cell table:number-columns-repeated="2" office:value-type="float" office:value="14.592" calcext:value-type="float">
            <text:p>14,592</text:p>
          </table:table-cell>
          <table:table-cell office:value-type="float" office:value="15.851" calcext:value-type="float">
            <text:p>15,851</text:p>
          </table:table-cell>
          <table:table-cell office:value-type="float" office:value="17.149" calcext:value-type="float">
            <text:p>17,149</text:p>
          </table:table-cell>
          <table:table-cell office:value-type="float" office:value="16.712" calcext:value-type="float">
            <text:p>16,712</text:p>
          </table:table-cell>
          <table:table-cell office:value-type="float" office:value="15.427" calcext:value-type="float">
            <text:p>15,427</text:p>
          </table:table-cell>
          <table:table-cell office:value-type="float" office:value="15.217" calcext:value-type="float">
            <text:p>15,217</text:p>
          </table:table-cell>
          <table:table-cell table:number-columns-repeated="2" office:value-type="float" office:value="14.799" calcext:value-type="float">
            <text:p>14,799</text:p>
          </table:table-cell>
          <table:table-cell table:number-columns-repeated="3" office:value-type="float" office:value="14.592" calcext:value-type="float">
            <text:p>14,59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26" calcext:value-type="float">
            <text:p>18,26</text:p>
          </table:table-cell>
          <table:table-cell office:value-type="float" office:value="16.065" calcext:value-type="float">
            <text:p>16,065</text:p>
          </table:table-cell>
          <table:table-cell office:value-type="float" office:value="17.111" calcext:value-type="float">
            <text:p>17,11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8.26" calcext:value-type="float">
            <text:p>18,26</text:p>
          </table:table-cell>
          <table:table-cell table:number-columns-repeated="2" office:value-type="float" office:value="18.035" calcext:value-type="float">
            <text:p>18,035</text:p>
          </table:table-cell>
          <table:table-cell table:number-columns-repeated="4" office:value-type="float" office:value="17.812" calcext:value-type="float">
            <text:p>17,812</text:p>
          </table:table-cell>
          <table:table-cell table:number-columns-repeated="2" office:value-type="float" office:value="17.59" calcext:value-type="float">
            <text:p>17,59</text:p>
          </table:table-cell>
          <table:table-cell table:number-columns-repeated="2" office:value-type="float" office:value="17.369" calcext:value-type="float">
            <text:p>17,369</text:p>
          </table:table-cell>
          <table:table-cell table:number-columns-repeated="3" office:value-type="float" office:value="17.149" calcext:value-type="float">
            <text:p>17,149</text:p>
          </table:table-cell>
          <table:table-cell table:number-columns-repeated="3" office:value-type="float" office:value="16.93" calcext:value-type="float">
            <text:p>16,93</text:p>
          </table:table-cell>
          <table:table-cell table:number-columns-repeated="4" office:value-type="float" office:value="16.712" calcext:value-type="float">
            <text:p>16,712</text:p>
          </table:table-cell>
          <table:table-cell table:number-columns-repeated="6" office:value-type="float" office:value="16.495" calcext:value-type="float">
            <text:p>16,495</text:p>
          </table:table-cell>
          <table:table-cell table:number-columns-repeated="2" office:value-type="float" office:value="16.279" calcext:value-type="float">
            <text:p>16,279</text:p>
          </table:table-cell>
          <table:table-cell office:value-type="float" office:value="16.065" calcext:value-type="float">
            <text:p>16,06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713" calcext:value-type="float">
            <text:p>22,713</text:p>
          </table:table-cell>
          <table:table-cell office:value-type="float" office:value="18.26" calcext:value-type="float">
            <text:p>18,26</text:p>
          </table:table-cell>
          <table:table-cell office:value-type="float" office:value="19.229" calcext:value-type="float">
            <text:p>19,2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558" calcext:value-type="float">
            <text:p>20,558</text:p>
          </table:table-cell>
          <table:table-cell office:value-type="float" office:value="20.324" calcext:value-type="float">
            <text:p>20,324</text:p>
          </table:table-cell>
          <table:table-cell office:value-type="float" office:value="22.713" calcext:value-type="float">
            <text:p>22,713</text:p>
          </table:table-cell>
          <table:table-cell office:value-type="float" office:value="21.03" calcext:value-type="float">
            <text:p>21,03</text:p>
          </table:table-cell>
          <table:table-cell office:value-type="float" office:value="20.558" calcext:value-type="float">
            <text:p>20,558</text:p>
          </table:table-cell>
          <table:table-cell office:value-type="float" office:value="20.09" calcext:value-type="float">
            <text:p>20,09</text:p>
          </table:table-cell>
          <table:table-cell office:value-type="float" office:value="19.396" calcext:value-type="float">
            <text:p>19,396</text:p>
          </table:table-cell>
          <table:table-cell office:value-type="float" office:value="19.167" calcext:value-type="float">
            <text:p>19,167</text:p>
          </table:table-cell>
          <table:table-cell table:number-columns-repeated="3" office:value-type="float" office:value="18.938" calcext:value-type="float">
            <text:p>18,938</text:p>
          </table:table-cell>
          <table:table-cell table:number-columns-repeated="4" office:value-type="float" office:value="19.167" calcext:value-type="float">
            <text:p>19,167</text:p>
          </table:table-cell>
          <table:table-cell table:number-columns-repeated="4" office:value-type="float" office:value="18.938" calcext:value-type="float">
            <text:p>18,938</text:p>
          </table:table-cell>
          <table:table-cell table:number-columns-repeated="4" office:value-type="float" office:value="18.711" calcext:value-type="float">
            <text:p>18,711</text:p>
          </table:table-cell>
          <table:table-cell table:number-columns-repeated="5" office:value-type="float" office:value="18.485" calcext:value-type="float">
            <text:p>18,485</text:p>
          </table:table-cell>
          <table:table-cell table:number-columns-repeated="2" office:value-type="float" office:value="18.26" calcext:value-type="float">
            <text:p>18,2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878" calcext:value-type="float">
            <text:p>24,878</text:p>
          </table:table-cell>
          <table:table-cell office:value-type="float" office:value="20.558" calcext:value-type="float">
            <text:p>20,558</text:p>
          </table:table-cell>
          <table:table-cell office:value-type="float" office:value="22.845" calcext:value-type="float">
            <text:p>22,84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945" calcext:value-type="float">
            <text:p>23,945</text:p>
          </table:table-cell>
          <table:table-cell office:value-type="float" office:value="24.573" calcext:value-type="float">
            <text:p>24,573</text:p>
          </table:table-cell>
          <table:table-cell table:number-columns-repeated="3" office:value-type="float" office:value="24.878" calcext:value-type="float">
            <text:p>24,878</text:p>
          </table:table-cell>
          <table:table-cell office:value-type="float" office:value="24.573" calcext:value-type="float">
            <text:p>24,573</text:p>
          </table:table-cell>
          <table:table-cell table:number-columns-repeated="3" office:value-type="float" office:value="24.27" calcext:value-type="float">
            <text:p>24,27</text:p>
          </table:table-cell>
          <table:table-cell office:value-type="float" office:value="23.697" calcext:value-type="float">
            <text:p>23,697</text:p>
          </table:table-cell>
          <table:table-cell office:value-type="float" office:value="23.203" calcext:value-type="float">
            <text:p>23,203</text:p>
          </table:table-cell>
          <table:table-cell office:value-type="float" office:value="22.713" calcext:value-type="float">
            <text:p>22,713</text:p>
          </table:table-cell>
          <table:table-cell office:value-type="float" office:value="22.47" calcext:value-type="float">
            <text:p>22,47</text:p>
          </table:table-cell>
          <table:table-cell office:value-type="float" office:value="23.449" calcext:value-type="float">
            <text:p>23,449</text:p>
          </table:table-cell>
          <table:table-cell table:number-columns-repeated="2" office:value-type="float" office:value="22.713" calcext:value-type="float">
            <text:p>22,713</text:p>
          </table:table-cell>
          <table:table-cell table:number-columns-repeated="2" office:value-type="float" office:value="22.227" calcext:value-type="float">
            <text:p>22,227</text:p>
          </table:table-cell>
          <table:table-cell office:value-type="float" office:value="21.986" calcext:value-type="float">
            <text:p>21,986</text:p>
          </table:table-cell>
          <table:table-cell office:value-type="float" office:value="21.746" calcext:value-type="float">
            <text:p>21,746</text:p>
          </table:table-cell>
          <table:table-cell office:value-type="float" office:value="21.268" calcext:value-type="float">
            <text:p>21,268</text:p>
          </table:table-cell>
          <table:table-cell office:value-type="float" office:value="24.573" calcext:value-type="float">
            <text:p>24,573</text:p>
          </table:table-cell>
          <table:table-cell office:value-type="float" office:value="23.945" calcext:value-type="float">
            <text:p>23,945</text:p>
          </table:table-cell>
          <table:table-cell office:value-type="float" office:value="21.986" calcext:value-type="float">
            <text:p>21,986</text:p>
          </table:table-cell>
          <table:table-cell table:number-columns-repeated="2" office:value-type="float" office:value="21.506" calcext:value-type="float">
            <text:p>21,506</text:p>
          </table:table-cell>
          <table:table-cell office:value-type="float" office:value="21.268" calcext:value-type="float">
            <text:p>21,268</text:p>
          </table:table-cell>
          <table:table-cell office:value-type="float" office:value="20.794" calcext:value-type="float">
            <text:p>20,794</text:p>
          </table:table-cell>
          <table:table-cell table:number-columns-repeated="3" office:value-type="float" office:value="20.558" calcext:value-type="float">
            <text:p>20,55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362" calcext:value-type="float">
            <text:p>49,362</text:p>
          </table:table-cell>
          <table:table-cell office:value-type="float" office:value="25.492" calcext:value-type="float">
            <text:p>25,492</text:p>
          </table:table-cell>
          <table:table-cell office:value-type="float" office:value="31.939" calcext:value-type="float">
            <text:p>31,93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.362" calcext:value-type="float">
            <text:p>49,362</text:p>
          </table:table-cell>
          <table:table-cell office:value-type="float" office:value="46.537" calcext:value-type="float">
            <text:p>46,537</text:p>
          </table:table-cell>
          <table:table-cell office:value-type="float" office:value="48.143" calcext:value-type="float">
            <text:p>48,143</text:p>
          </table:table-cell>
          <table:table-cell office:value-type="float" office:value="36.636" calcext:value-type="float">
            <text:p>36,636</text:p>
          </table:table-cell>
          <table:table-cell office:value-type="float" office:value="34.826" calcext:value-type="float">
            <text:p>34,826</text:p>
          </table:table-cell>
          <table:table-cell office:value-type="float" office:value="33.409" calcext:value-type="float">
            <text:p>33,409</text:p>
          </table:table-cell>
          <table:table-cell office:value-type="float" office:value="32.71" calcext:value-type="float">
            <text:p>32,71</text:p>
          </table:table-cell>
          <table:table-cell table:number-columns-repeated="2" office:value-type="float" office:value="27.697" calcext:value-type="float">
            <text:p>27,697</text:p>
          </table:table-cell>
          <table:table-cell office:value-type="float" office:value="27.376" calcext:value-type="float">
            <text:p>27,376</text:p>
          </table:table-cell>
          <table:table-cell office:value-type="float" office:value="32.364" calcext:value-type="float">
            <text:p>32,364</text:p>
          </table:table-cell>
          <table:table-cell office:value-type="float" office:value="32.019" calcext:value-type="float">
            <text:p>32,019</text:p>
          </table:table-cell>
          <table:table-cell office:value-type="float" office:value="28.668" calcext:value-type="float">
            <text:p>28,668</text:p>
          </table:table-cell>
          <table:table-cell table:number-columns-repeated="2" office:value-type="float" office:value="29.324" calcext:value-type="float">
            <text:p>29,324</text:p>
          </table:table-cell>
          <table:table-cell office:value-type="float" office:value="34.826" calcext:value-type="float">
            <text:p>34,826</text:p>
          </table:table-cell>
          <table:table-cell office:value-type="float" office:value="36.636" calcext:value-type="float">
            <text:p>36,636</text:p>
          </table:table-cell>
          <table:table-cell office:value-type="float" office:value="33.76" calcext:value-type="float">
            <text:p>33,76</text:p>
          </table:table-cell>
          <table:table-cell office:value-type="float" office:value="33.059" calcext:value-type="float">
            <text:p>33,059</text:p>
          </table:table-cell>
          <table:table-cell office:value-type="float" office:value="32.364" calcext:value-type="float">
            <text:p>32,364</text:p>
          </table:table-cell>
          <table:table-cell office:value-type="float" office:value="29.324" calcext:value-type="float">
            <text:p>29,324</text:p>
          </table:table-cell>
          <table:table-cell office:value-type="float" office:value="28.019" calcext:value-type="float">
            <text:p>28,019</text:p>
          </table:table-cell>
          <table:table-cell table:number-columns-repeated="2" office:value-type="float" office:value="25.801" calcext:value-type="float">
            <text:p>25,801</text:p>
          </table:table-cell>
          <table:table-cell table:number-columns-repeated="3" office:value-type="float" office:value="25.492" calcext:value-type="float">
            <text:p>25,492</text:p>
          </table:table-cell>
          <table:table-cell office:value-type="float" office:value="29.324" calcext:value-type="float">
            <text:p>29,324</text:p>
          </table:table-cell>
          <table:table-cell office:value-type="float" office:value="28.668" calcext:value-type="float">
            <text:p>28,668</text:p>
          </table:table-cell>
          <table:table-cell office:value-type="float" office:value="28.019" calcext:value-type="float">
            <text:p>28,01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2.497" calcext:value-type="float">
            <text:p>122,497</text:p>
          </table:table-cell>
          <table:table-cell office:value-type="float" office:value="41.089" calcext:value-type="float">
            <text:p>41,089</text:p>
          </table:table-cell>
          <table:table-cell office:value-type="float" office:value="69.594" calcext:value-type="float">
            <text:p>69,59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.839" calcext:value-type="float">
            <text:p>65,839</text:p>
          </table:table-cell>
          <table:table-cell office:value-type="float" office:value="90.326" calcext:value-type="float">
            <text:p>90,326</text:p>
          </table:table-cell>
          <table:table-cell office:value-type="float" office:value="80.656" calcext:value-type="float">
            <text:p>80,656</text:p>
          </table:table-cell>
          <table:table-cell office:value-type="float" office:value="86.201" calcext:value-type="float">
            <text:p>86,201</text:p>
          </table:table-cell>
          <table:table-cell office:value-type="float" office:value="84.168" calcext:value-type="float">
            <text:p>84,168</text:p>
          </table:table-cell>
          <table:table-cell office:value-type="float" office:value="97.194" calcext:value-type="float">
            <text:p>97,194</text:p>
          </table:table-cell>
          <table:table-cell office:value-type="float" office:value="92.944" calcext:value-type="float">
            <text:p>92,944</text:p>
          </table:table-cell>
          <table:table-cell office:value-type="float" office:value="63.111" calcext:value-type="float">
            <text:p>63,111</text:p>
          </table:table-cell>
          <table:table-cell office:value-type="float" office:value="55.638" calcext:value-type="float">
            <text:p>55,638</text:p>
          </table:table-cell>
          <table:table-cell office:value-type="float" office:value="86.201" calcext:value-type="float">
            <text:p>86,201</text:p>
          </table:table-cell>
          <table:table-cell office:value-type="float" office:value="76.23" calcext:value-type="float">
            <text:p>76,23</text:p>
          </table:table-cell>
          <table:table-cell office:value-type="float" office:value="50.593" calcext:value-type="float">
            <text:p>50,593</text:p>
          </table:table-cell>
          <table:table-cell office:value-type="float" office:value="48.548" calcext:value-type="float">
            <text:p>48,548</text:p>
          </table:table-cell>
          <table:table-cell office:value-type="float" office:value="52.253" calcext:value-type="float">
            <text:p>52,253</text:p>
          </table:table-cell>
          <table:table-cell office:value-type="float" office:value="87.225" calcext:value-type="float">
            <text:p>87,225</text:p>
          </table:table-cell>
          <table:table-cell office:value-type="float" office:value="88.77" calcext:value-type="float">
            <text:p>88,77</text:p>
          </table:table-cell>
          <table:table-cell office:value-type="float" office:value="70.958" calcext:value-type="float">
            <text:p>70,958</text:p>
          </table:table-cell>
          <table:table-cell office:value-type="float" office:value="122.497" calcext:value-type="float">
            <text:p>122,497</text:p>
          </table:table-cell>
          <table:table-cell office:value-type="float" office:value="102.066" calcext:value-type="float">
            <text:p>102,066</text:p>
          </table:table-cell>
          <table:table-cell office:value-type="float" office:value="80.656" calcext:value-type="float">
            <text:p>80,656</text:p>
          </table:table-cell>
          <table:table-cell office:value-type="float" office:value="66.758" calcext:value-type="float">
            <text:p>66,758</text:p>
          </table:table-cell>
          <table:table-cell office:value-type="float" office:value="61.319" calcext:value-type="float">
            <text:p>61,319</text:p>
          </table:table-cell>
          <table:table-cell office:value-type="float" office:value="46.537" calcext:value-type="float">
            <text:p>46,537</text:p>
          </table:table-cell>
          <table:table-cell office:value-type="float" office:value="44.169" calcext:value-type="float">
            <text:p>44,169</text:p>
          </table:table-cell>
          <table:table-cell office:value-type="float" office:value="43.779" calcext:value-type="float">
            <text:p>43,779</text:p>
          </table:table-cell>
          <table:table-cell office:value-type="float" office:value="41.851" calcext:value-type="float">
            <text:p>41,851</text:p>
          </table:table-cell>
          <table:table-cell office:value-type="float" office:value="41.089" calcext:value-type="float">
            <text:p>41,089</text:p>
          </table:table-cell>
          <table:table-cell office:value-type="float" office:value="43.39" calcext:value-type="float">
            <text:p>43,39</text:p>
          </table:table-cell>
          <table:table-cell office:value-type="float" office:value="51.006" calcext:value-type="float">
            <text:p>51,006</text:p>
          </table:table-cell>
          <table:table-cell office:value-type="float" office:value="71.431" calcext:value-type="float">
            <text:p>71,431</text:p>
          </table:table-cell>
          <table:table-cell office:value-type="float" office:value="64.015" calcext:value-type="float">
            <text:p>64,0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3.876" calcext:value-type="float">
            <text:p>133,876</text:p>
          </table:table-cell>
          <table:table-cell office:value-type="float" office:value="32.742" calcext:value-type="float">
            <text:p>32,742</text:p>
          </table:table-cell>
          <table:table-cell office:value-type="float" office:value="62.19" calcext:value-type="float">
            <text:p>62,1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.711" calcext:value-type="float">
            <text:p>103,711</text:p>
          </table:table-cell>
          <table:table-cell office:value-type="float" office:value="89.807" calcext:value-type="float">
            <text:p>89,807</text:p>
          </table:table-cell>
          <table:table-cell office:value-type="float" office:value="133.876" calcext:value-type="float">
            <text:p>133,876</text:p>
          </table:table-cell>
          <table:table-cell office:value-type="float" office:value="92.418" calcext:value-type="float">
            <text:p>92,418</text:p>
          </table:table-cell>
          <table:table-cell office:value-type="float" office:value="59.988" calcext:value-type="float">
            <text:p>59,988</text:p>
          </table:table-cell>
          <table:table-cell office:value-type="float" office:value="88.77" calcext:value-type="float">
            <text:p>88,77</text:p>
          </table:table-cell>
          <table:table-cell office:value-type="float" office:value="68.147" calcext:value-type="float">
            <text:p>68,147</text:p>
          </table:table-cell>
          <table:table-cell office:value-type="float" office:value="58.232" calcext:value-type="float">
            <text:p>58,232</text:p>
          </table:table-cell>
          <table:table-cell office:value-type="float" office:value="60.874" calcext:value-type="float">
            <text:p>60,874</text:p>
          </table:table-cell>
          <table:table-cell office:value-type="float" office:value="66.298" calcext:value-type="float">
            <text:p>66,298</text:p>
          </table:table-cell>
          <table:table-cell office:value-type="float" office:value="70.016" calcext:value-type="float">
            <text:p>70,016</text:p>
          </table:table-cell>
          <table:table-cell office:value-type="float" office:value="61.765" calcext:value-type="float">
            <text:p>61,765</text:p>
          </table:table-cell>
          <table:table-cell office:value-type="float" office:value="50.593" calcext:value-type="float">
            <text:p>50,593</text:p>
          </table:table-cell>
          <table:table-cell office:value-type="float" office:value="44.56" calcext:value-type="float">
            <text:p>44,56</text:p>
          </table:table-cell>
          <table:table-cell office:value-type="float" office:value="41.089" calcext:value-type="float">
            <text:p>41,089</text:p>
          </table:table-cell>
          <table:table-cell office:value-type="float" office:value="36.639" calcext:value-type="float">
            <text:p>36,639</text:p>
          </table:table-cell>
          <table:table-cell office:value-type="float" office:value="34.492" calcext:value-type="float">
            <text:p>34,492</text:p>
          </table:table-cell>
          <table:table-cell table:number-columns-repeated="3" office:value-type="float" office:value="33.787" calcext:value-type="float">
            <text:p>33,787</text:p>
          </table:table-cell>
          <table:table-cell office:value-type="float" office:value="32.742" calcext:value-type="float">
            <text:p>32,742</text:p>
          </table:table-cell>
          <table:table-cell office:value-type="float" office:value="61.319" calcext:value-type="float">
            <text:p>61,319</text:p>
          </table:table-cell>
          <table:table-cell office:value-type="float" office:value="61.765" calcext:value-type="float">
            <text:p>61,765</text:p>
          </table:table-cell>
          <table:table-cell office:value-type="float" office:value="69.547" calcext:value-type="float">
            <text:p>69,547</text:p>
          </table:table-cell>
          <table:table-cell office:value-type="float" office:value="58.232" calcext:value-type="float">
            <text:p>58,232</text:p>
          </table:table-cell>
          <table:table-cell office:value-type="float" office:value="73.336" calcext:value-type="float">
            <text:p>73,336</text:p>
          </table:table-cell>
          <table:table-cell table:number-columns-repeated="2" office:value-type="float" office:value="60.874" calcext:value-type="float">
            <text:p>60,87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5.809" calcext:value-type="float">
            <text:p>175,809</text:p>
          </table:table-cell>
          <table:table-cell office:value-type="float" office:value="19.819" calcext:value-type="float">
            <text:p>19,819</text:p>
          </table:table-cell>
          <table:table-cell office:value-type="float" office:value="70.62" calcext:value-type="float">
            <text:p>70,6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559" calcext:value-type="float">
            <text:p>35,559</text:p>
          </table:table-cell>
          <table:table-cell office:value-type="float" office:value="34.139" calcext:value-type="float">
            <text:p>34,139</text:p>
          </table:table-cell>
          <table:table-cell office:value-type="float" office:value="25.485" calcext:value-type="float">
            <text:p>25,485</text:p>
          </table:table-cell>
          <table:table-cell office:value-type="float" office:value="19.819" calcext:value-type="float">
            <text:p>19,819</text:p>
          </table:table-cell>
          <table:table-cell office:value-type="float" office:value="21.255" calcext:value-type="float">
            <text:p>21,255</text:p>
          </table:table-cell>
          <table:table-cell office:value-type="float" office:value="29.685" calcext:value-type="float">
            <text:p>29,685</text:p>
          </table:table-cell>
          <table:table-cell office:value-type="float" office:value="38.1" calcext:value-type="float">
            <text:p>38,1</text:p>
          </table:table-cell>
          <table:table-cell office:value-type="float" office:value="45.742" calcext:value-type="float">
            <text:p>45,742</text:p>
          </table:table-cell>
          <table:table-cell office:value-type="float" office:value="64.469" calcext:value-type="float">
            <text:p>64,469</text:p>
          </table:table-cell>
          <table:table-cell office:value-type="float" office:value="50.181" calcext:value-type="float">
            <text:p>50,181</text:p>
          </table:table-cell>
          <table:table-cell office:value-type="float" office:value="37.732" calcext:value-type="float">
            <text:p>37,732</text:p>
          </table:table-cell>
          <table:table-cell office:value-type="float" office:value="26.75" calcext:value-type="float">
            <text:p>26,75</text:p>
          </table:table-cell>
          <table:table-cell office:value-type="float" office:value="23.635" calcext:value-type="float">
            <text:p>23,635</text:p>
          </table:table-cell>
          <table:table-cell office:value-type="float" office:value="48.143" calcext:value-type="float">
            <text:p>48,143</text:p>
          </table:table-cell>
          <table:table-cell office:value-type="float" office:value="28.04" calcext:value-type="float">
            <text:p>28,04</text:p>
          </table:table-cell>
          <table:table-cell office:value-type="float" office:value="21.547" calcext:value-type="float">
            <text:p>21,547</text:p>
          </table:table-cell>
          <table:table-cell office:value-type="float" office:value="112.663" calcext:value-type="float">
            <text:p>112,663</text:p>
          </table:table-cell>
          <table:table-cell office:value-type="float" office:value="86.201" calcext:value-type="float">
            <text:p>86,201</text:p>
          </table:table-cell>
          <table:table-cell office:value-type="float" office:value="114.374" calcext:value-type="float">
            <text:p>114,374</text:p>
          </table:table-cell>
          <table:table-cell office:value-type="float" office:value="115.521" calcext:value-type="float">
            <text:p>115,521</text:p>
          </table:table-cell>
          <table:table-cell office:value-type="float" office:value="87.739" calcext:value-type="float">
            <text:p>87,739</text:p>
          </table:table-cell>
          <table:table-cell office:value-type="float" office:value="70.486" calcext:value-type="float">
            <text:p>70,486</text:p>
          </table:table-cell>
          <table:table-cell office:value-type="float" office:value="57.797" calcext:value-type="float">
            <text:p>57,797</text:p>
          </table:table-cell>
          <table:table-cell office:value-type="float" office:value="107.591" calcext:value-type="float">
            <text:p>107,591</text:p>
          </table:table-cell>
          <table:table-cell office:value-type="float" office:value="175.809" calcext:value-type="float">
            <text:p>175,809</text:p>
          </table:table-cell>
          <table:table-cell office:value-type="float" office:value="135.098" calcext:value-type="float">
            <text:p>135,098</text:p>
          </table:table-cell>
          <table:table-cell office:value-type="float" office:value="121.91" calcext:value-type="float">
            <text:p>121,91</text:p>
          </table:table-cell>
          <table:table-cell office:value-type="float" office:value="115.521" calcext:value-type="float">
            <text:p>115,521</text:p>
          </table:table-cell>
          <table:table-cell office:value-type="float" office:value="103.711" calcext:value-type="float">
            <text:p>103,711</text:p>
          </table:table-cell>
          <table:table-cell office:value-type="float" office:value="135.71" calcext:value-type="float">
            <text:p>135,71</text:p>
          </table:table-cell>
          <table:table-cell office:value-type="float" office:value="98.807" calcext:value-type="float">
            <text:p>98,80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924" calcext:value-type="float">
            <text:p>64,924</text:p>
          </table:table-cell>
          <table:table-cell office:value-type="float" office:value="16.541" calcext:value-type="float">
            <text:p>16,541</text:p>
          </table:table-cell>
          <table:table-cell office:value-type="float" office:value="30.031" calcext:value-type="float">
            <text:p>30,03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635" calcext:value-type="float">
            <text:p>23,635</text:p>
          </table:table-cell>
          <table:table-cell office:value-type="float" office:value="22.432" calcext:value-type="float">
            <text:p>22,432</text:p>
          </table:table-cell>
          <table:table-cell office:value-type="float" office:value="39.21" calcext:value-type="float">
            <text:p>39,21</text:p>
          </table:table-cell>
          <table:table-cell office:value-type="float" office:value="64.924" calcext:value-type="float">
            <text:p>64,924</text:p>
          </table:table-cell>
          <table:table-cell office:value-type="float" office:value="40.333" calcext:value-type="float">
            <text:p>40,333</text:p>
          </table:table-cell>
          <table:table-cell office:value-type="float" office:value="29.022" calcext:value-type="float">
            <text:p>29,022</text:p>
          </table:table-cell>
          <table:table-cell office:value-type="float" office:value="20.964" calcext:value-type="float">
            <text:p>20,964</text:p>
          </table:table-cell>
          <table:table-cell office:value-type="float" office:value="31.369" calcext:value-type="float">
            <text:p>31,369</text:p>
          </table:table-cell>
          <table:table-cell office:value-type="float" office:value="36.278" calcext:value-type="float">
            <text:p>36,278</text:p>
          </table:table-cell>
          <table:table-cell office:value-type="float" office:value="29.685" calcext:value-type="float">
            <text:p>29,685</text:p>
          </table:table-cell>
          <table:table-cell office:value-type="float" office:value="23.635" calcext:value-type="float">
            <text:p>23,635</text:p>
          </table:table-cell>
          <table:table-cell office:value-type="float" office:value="21.84" calcext:value-type="float">
            <text:p>21,84</text:p>
          </table:table-cell>
          <table:table-cell office:value-type="float" office:value="32.742" calcext:value-type="float">
            <text:p>32,742</text:p>
          </table:table-cell>
          <table:table-cell office:value-type="float" office:value="39.583" calcext:value-type="float">
            <text:p>39,583</text:p>
          </table:table-cell>
          <table:table-cell office:value-type="float" office:value="32.052" calcext:value-type="float">
            <text:p>32,052</text:p>
          </table:table-cell>
          <table:table-cell office:value-type="float" office:value="27.715" calcext:value-type="float">
            <text:p>27,715</text:p>
          </table:table-cell>
          <table:table-cell office:value-type="float" office:value="30.354" calcext:value-type="float">
            <text:p>30,354</text:p>
          </table:table-cell>
          <table:table-cell office:value-type="float" office:value="26.432" calcext:value-type="float">
            <text:p>26,432</text:p>
          </table:table-cell>
          <table:table-cell office:value-type="float" office:value="20.676" calcext:value-type="float">
            <text:p>20,676</text:p>
          </table:table-cell>
          <table:table-cell office:value-type="float" office:value="19.256" calcext:value-type="float">
            <text:p>19,256</text:p>
          </table:table-cell>
          <table:table-cell office:value-type="float" office:value="22.135" calcext:value-type="float">
            <text:p>22,135</text:p>
          </table:table-cell>
          <table:table-cell office:value-type="float" office:value="23.03" calcext:value-type="float">
            <text:p>23,03</text:p>
          </table:table-cell>
          <table:table-cell office:value-type="float" office:value="19.819" calcext:value-type="float">
            <text:p>19,819</text:p>
          </table:table-cell>
          <table:table-cell office:value-type="float" office:value="18.15" calcext:value-type="float">
            <text:p>18,15</text:p>
          </table:table-cell>
          <table:table-cell office:value-type="float" office:value="16.541" calcext:value-type="float">
            <text:p>16,541</text:p>
          </table:table-cell>
          <table:table-cell office:value-type="float" office:value="20.389" calcext:value-type="float">
            <text:p>20,389</text:p>
          </table:table-cell>
          <table:table-cell office:value-type="float" office:value="40.711" calcext:value-type="float">
            <text:p>40,711</text:p>
          </table:table-cell>
          <table:table-cell office:value-type="float" office:value="37.367" calcext:value-type="float">
            <text:p>37,367</text:p>
          </table:table-cell>
          <table:table-cell office:value-type="float" office:value="38.468" calcext:value-type="float">
            <text:p>38,468</text:p>
          </table:table-cell>
          <table:table-cell office:value-type="float" office:value="39.21" calcext:value-type="float">
            <text:p>39,21</text:p>
          </table:table-cell>
          <table:table-cell office:value-type="float" office:value="43.004" calcext:value-type="float">
            <text:p>43,00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169" calcext:value-type="float">
            <text:p>44,169</text:p>
          </table:table-cell>
          <table:table-cell office:value-type="float" office:value="9.218" calcext:value-type="float">
            <text:p>9,218</text:p>
          </table:table-cell>
          <table:table-cell office:value-type="float" office:value="17.51" calcext:value-type="float">
            <text:p>17,5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943" calcext:value-type="float">
            <text:p>10,943</text:p>
          </table:table-cell>
          <table:table-cell table:number-columns-repeated="2" office:value-type="float" office:value="10.721" calcext:value-type="float">
            <text:p>10,721</text:p>
          </table:table-cell>
          <table:table-cell office:value-type="float" office:value="10.282" calcext:value-type="float">
            <text:p>10,282</text:p>
          </table:table-cell>
          <table:table-cell office:value-type="float" office:value="10.066" calcext:value-type="float">
            <text:p>10,066</text:p>
          </table:table-cell>
          <table:table-cell table:number-columns-repeated="2" office:value-type="float" office:value="9.851" calcext:value-type="float">
            <text:p>9,851</text:p>
          </table:table-cell>
          <table:table-cell office:value-type="float" office:value="9.638" calcext:value-type="float">
            <text:p>9,638</text:p>
          </table:table-cell>
          <table:table-cell office:value-type="float" office:value="9.427" calcext:value-type="float">
            <text:p>9,427</text:p>
          </table:table-cell>
          <table:table-cell table:number-columns-repeated="2" office:value-type="float" office:value="9.218" calcext:value-type="float">
            <text:p>9,218</text:p>
          </table:table-cell>
          <table:table-cell office:value-type="float" office:value="12.785" calcext:value-type="float">
            <text:p>12,785</text:p>
          </table:table-cell>
          <table:table-cell office:value-type="float" office:value="17.338" calcext:value-type="float">
            <text:p>17,338</text:p>
          </table:table-cell>
          <table:table-cell office:value-type="float" office:value="14.489" calcext:value-type="float">
            <text:p>14,489</text:p>
          </table:table-cell>
          <table:table-cell office:value-type="float" office:value="12.548" calcext:value-type="float">
            <text:p>12,548</text:p>
          </table:table-cell>
          <table:table-cell table:number-columns-repeated="2" office:value-type="float" office:value="12.08" calcext:value-type="float">
            <text:p>12,08</text:p>
          </table:table-cell>
          <table:table-cell office:value-type="float" office:value="13.263" calcext:value-type="float">
            <text:p>13,263</text:p>
          </table:table-cell>
          <table:table-cell office:value-type="float" office:value="12.08" calcext:value-type="float">
            <text:p>12,08</text:p>
          </table:table-cell>
          <table:table-cell office:value-type="float" office:value="17.607" calcext:value-type="float">
            <text:p>17,607</text:p>
          </table:table-cell>
          <table:table-cell office:value-type="float" office:value="39.583" calcext:value-type="float">
            <text:p>39,583</text:p>
          </table:table-cell>
          <table:table-cell office:value-type="float" office:value="36.278" calcext:value-type="float">
            <text:p>36,278</text:p>
          </table:table-cell>
          <table:table-cell office:value-type="float" office:value="44.169" calcext:value-type="float">
            <text:p>44,169</text:p>
          </table:table-cell>
          <table:table-cell office:value-type="float" office:value="34.139" calcext:value-type="float">
            <text:p>34,139</text:p>
          </table:table-cell>
          <table:table-cell office:value-type="float" office:value="27.07" calcext:value-type="float">
            <text:p>27,07</text:p>
          </table:table-cell>
          <table:table-cell office:value-type="float" office:value="25.173" calcext:value-type="float">
            <text:p>25,173</text:p>
          </table:table-cell>
          <table:table-cell office:value-type="float" office:value="28.366" calcext:value-type="float">
            <text:p>28,366</text:p>
          </table:table-cell>
          <table:table-cell office:value-type="float" office:value="22.135" calcext:value-type="float">
            <text:p>22,135</text:p>
          </table:table-cell>
          <table:table-cell office:value-type="float" office:value="18.15" calcext:value-type="float">
            <text:p>18,15</text:p>
          </table:table-cell>
          <table:table-cell office:value-type="float" office:value="16.018" calcext:value-type="float">
            <text:p>16,01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354" calcext:value-type="float">
            <text:p>30,354</text:p>
          </table:table-cell>
          <table:table-cell office:value-type="float" office:value="10.5" calcext:value-type="float">
            <text:p>10,5</text:p>
          </table:table-cell>
          <table:table-cell office:value-type="float" office:value="14.007" calcext:value-type="float">
            <text:p>14,00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313" calcext:value-type="float">
            <text:p>12,313</text:p>
          </table:table-cell>
          <table:table-cell office:value-type="float" office:value="12.08" calcext:value-type="float">
            <text:p>12,08</text:p>
          </table:table-cell>
          <table:table-cell office:value-type="float" office:value="11.849" calcext:value-type="float">
            <text:p>11,849</text:p>
          </table:table-cell>
          <table:table-cell table:number-columns-repeated="2" office:value-type="float" office:value="11.167" calcext:value-type="float">
            <text:p>11,167</text:p>
          </table:table-cell>
          <table:table-cell office:value-type="float" office:value="10.943" calcext:value-type="float">
            <text:p>10,943</text:p>
          </table:table-cell>
          <table:table-cell office:value-type="float" office:value="14.992" calcext:value-type="float">
            <text:p>14,992</text:p>
          </table:table-cell>
          <table:table-cell office:value-type="float" office:value="14.24" calcext:value-type="float">
            <text:p>14,24</text:p>
          </table:table-cell>
          <table:table-cell office:value-type="float" office:value="12.548" calcext:value-type="float">
            <text:p>12,548</text:p>
          </table:table-cell>
          <table:table-cell office:value-type="float" office:value="12.313" calcext:value-type="float">
            <text:p>12,313</text:p>
          </table:table-cell>
          <table:table-cell table:number-columns-repeated="2" office:value-type="float" office:value="11.849" calcext:value-type="float">
            <text:p>11,849</text:p>
          </table:table-cell>
          <table:table-cell office:value-type="float" office:value="11.62" calcext:value-type="float">
            <text:p>11,62</text:p>
          </table:table-cell>
          <table:table-cell table:number-columns-repeated="3" office:value-type="float" office:value="10.5" calcext:value-type="float">
            <text:p>10,5</text:p>
          </table:table-cell>
          <table:table-cell office:value-type="float" office:value="10.943" calcext:value-type="float">
            <text:p>10,943</text:p>
          </table:table-cell>
          <table:table-cell office:value-type="float" office:value="25.485" calcext:value-type="float">
            <text:p>25,485</text:p>
          </table:table-cell>
          <table:table-cell office:value-type="float" office:value="30.354" calcext:value-type="float">
            <text:p>30,354</text:p>
          </table:table-cell>
          <table:table-cell office:value-type="float" office:value="22.432" calcext:value-type="float">
            <text:p>22,432</text:p>
          </table:table-cell>
          <table:table-cell office:value-type="float" office:value="15.501" calcext:value-type="float">
            <text:p>15,501</text:p>
          </table:table-cell>
          <table:table-cell table:number-columns-repeated="2" office:value-type="float" office:value="13.023" calcext:value-type="float">
            <text:p>13,023</text:p>
          </table:table-cell>
          <table:table-cell office:value-type="float" office:value="19.819" calcext:value-type="float">
            <text:p>19,819</text:p>
          </table:table-cell>
          <table:table-cell office:value-type="float" office:value="18.7" calcext:value-type="float">
            <text:p>18,7</text:p>
          </table:table-cell>
          <table:table-cell office:value-type="float" office:value="14.992" calcext:value-type="float">
            <text:p>14,992</text:p>
          </table:table-cell>
          <table:table-cell office:value-type="float" office:value="12.548" calcext:value-type="float">
            <text:p>12,548</text:p>
          </table:table-cell>
          <table:table-cell office:value-type="float" office:value="12.08" calcext:value-type="float">
            <text:p>12,08</text:p>
          </table:table-cell>
          <table:table-cell office:value-type="float" office:value="11.392" calcext:value-type="float">
            <text:p>11,392</text:p>
          </table:table-cell>
          <table:table-cell office:value-type="float" office:value="11.167" calcext:value-type="float">
            <text:p>11,1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245" calcext:value-type="float">
            <text:p>24,245</text:p>
          </table:table-cell>
          <table:table-cell office:value-type="float" office:value="12.785" calcext:value-type="float">
            <text:p>12,785</text:p>
          </table:table-cell>
          <table:table-cell office:value-type="float" office:value="14.719" calcext:value-type="float">
            <text:p>14,7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501" calcext:value-type="float">
            <text:p>15,501</text:p>
          </table:table-cell>
          <table:table-cell office:value-type="float" office:value="14.74" calcext:value-type="float">
            <text:p>14,74</text:p>
          </table:table-cell>
          <table:table-cell office:value-type="float" office:value="14.24" calcext:value-type="float">
            <text:p>14,24</text:p>
          </table:table-cell>
          <table:table-cell office:value-type="float" office:value="13.748" calcext:value-type="float">
            <text:p>13,748</text:p>
          </table:table-cell>
          <table:table-cell office:value-type="float" office:value="14.24" calcext:value-type="float">
            <text:p>14,24</text:p>
          </table:table-cell>
          <table:table-cell table:number-columns-repeated="2" office:value-type="float" office:value="13.748" calcext:value-type="float">
            <text:p>13,748</text:p>
          </table:table-cell>
          <table:table-cell office:value-type="float" office:value="19.256" calcext:value-type="float">
            <text:p>19,256</text:p>
          </table:table-cell>
          <table:table-cell office:value-type="float" office:value="18.15" calcext:value-type="float">
            <text:p>18,15</text:p>
          </table:table-cell>
          <table:table-cell office:value-type="float" office:value="15.759" calcext:value-type="float">
            <text:p>15,759</text:p>
          </table:table-cell>
          <table:table-cell office:value-type="float" office:value="14.74" calcext:value-type="float">
            <text:p>14,74</text:p>
          </table:table-cell>
          <table:table-cell office:value-type="float" office:value="13.748" calcext:value-type="float">
            <text:p>13,748</text:p>
          </table:table-cell>
          <table:table-cell table:number-columns-repeated="4" office:value-type="float" office:value="13.023" calcext:value-type="float">
            <text:p>13,023</text:p>
          </table:table-cell>
          <table:table-cell office:value-type="float" office:value="14.24" calcext:value-type="float">
            <text:p>14,24</text:p>
          </table:table-cell>
          <table:table-cell table:number-columns-repeated="3" office:value-type="float" office:value="13.505" calcext:value-type="float">
            <text:p>13,505</text:p>
          </table:table-cell>
          <table:table-cell office:value-type="float" office:value="16.018" calcext:value-type="float">
            <text:p>16,018</text:p>
          </table:table-cell>
          <table:table-cell office:value-type="float" office:value="24.245" calcext:value-type="float">
            <text:p>24,245</text:p>
          </table:table-cell>
          <table:table-cell office:value-type="float" office:value="16.278" calcext:value-type="float">
            <text:p>16,278</text:p>
          </table:table-cell>
          <table:table-cell office:value-type="float" office:value="13.748" calcext:value-type="float">
            <text:p>13,748</text:p>
          </table:table-cell>
          <table:table-cell office:value-type="float" office:value="13.263" calcext:value-type="float">
            <text:p>13,263</text:p>
          </table:table-cell>
          <table:table-cell office:value-type="float" office:value="12.785" calcext:value-type="float">
            <text:p>12,785</text:p>
          </table:table-cell>
          <table:table-cell table:number-columns-repeated="2" office:value-type="float" office:value="15.246" calcext:value-type="float">
            <text:p>15,246</text:p>
          </table:table-cell>
          <table:table-cell office:value-type="float" office:value="13.505" calcext:value-type="float">
            <text:p>13,505</text:p>
          </table:table-cell>
          <table:table-cell office:value-type="float" office:value="12.785" calcext:value-type="float">
            <text:p>12,78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278" calcext:value-type="float">
            <text:p>16,278</text:p>
          </table:table-cell>
          <table:table-cell office:value-type="float" office:value="12.785" calcext:value-type="float">
            <text:p>12,785</text:p>
          </table:table-cell>
          <table:table-cell office:value-type="float" office:value="14.148" calcext:value-type="float">
            <text:p>14,14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74" calcext:value-type="float">
            <text:p>14,74</text:p>
          </table:table-cell>
          <table:table-cell table:number-columns-repeated="4" office:value-type="float" office:value="14.489" calcext:value-type="float">
            <text:p>14,489</text:p>
          </table:table-cell>
          <table:table-cell office:value-type="float" office:value="13.748" calcext:value-type="float">
            <text:p>13,748</text:p>
          </table:table-cell>
          <table:table-cell table:number-columns-repeated="3" office:value-type="float" office:value="13.505" calcext:value-type="float">
            <text:p>13,505</text:p>
          </table:table-cell>
          <table:table-cell table:number-columns-repeated="4" office:value-type="float" office:value="13.023" calcext:value-type="float">
            <text:p>13,023</text:p>
          </table:table-cell>
          <table:table-cell office:value-type="float" office:value="12.785" calcext:value-type="float">
            <text:p>12,785</text:p>
          </table:table-cell>
          <table:table-cell office:value-type="float" office:value="13.023" calcext:value-type="float">
            <text:p>13,023</text:p>
          </table:table-cell>
          <table:table-cell office:value-type="float" office:value="13.748" calcext:value-type="float">
            <text:p>13,748</text:p>
          </table:table-cell>
          <table:table-cell office:value-type="float" office:value="14.489" calcext:value-type="float">
            <text:p>14,489</text:p>
          </table:table-cell>
          <table:table-cell table:number-columns-repeated="2" office:value-type="float" office:value="13.993" calcext:value-type="float">
            <text:p>13,993</text:p>
          </table:table-cell>
          <table:table-cell table:number-columns-repeated="4" office:value-type="float" office:value="14.24" calcext:value-type="float">
            <text:p>14,24</text:p>
          </table:table-cell>
          <table:table-cell table:number-columns-repeated="2" office:value-type="float" office:value="13.993" calcext:value-type="float">
            <text:p>13,993</text:p>
          </table:table-cell>
          <table:table-cell office:value-type="float" office:value="14.24" calcext:value-type="float">
            <text:p>14,24</text:p>
          </table:table-cell>
          <table:table-cell office:value-type="float" office:value="14.489" calcext:value-type="float">
            <text:p>14,489</text:p>
          </table:table-cell>
          <table:table-cell office:value-type="float" office:value="15.246" calcext:value-type="float">
            <text:p>15,246</text:p>
          </table:table-cell>
          <table:table-cell table:number-columns-repeated="2" office:value-type="float" office:value="16.278" calcext:value-type="float">
            <text:p>16,278</text:p>
          </table:table-cell>
          <table:table-cell office:value-type="float" office:value="16.018" calcext:value-type="float">
            <text:p>16,01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15" calcext:value-type="float">
            <text:p>18,15</text:p>
          </table:table-cell>
          <table:table-cell office:value-type="float" office:value="14.489" calcext:value-type="float">
            <text:p>14,489</text:p>
          </table:table-cell>
          <table:table-cell office:value-type="float" office:value="15.529" calcext:value-type="float">
            <text:p>15,52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805" calcext:value-type="float">
            <text:p>16,805</text:p>
          </table:table-cell>
          <table:table-cell office:value-type="float" office:value="17.878" calcext:value-type="float">
            <text:p>17,878</text:p>
          </table:table-cell>
          <table:table-cell office:value-type="float" office:value="18.15" calcext:value-type="float">
            <text:p>18,15</text:p>
          </table:table-cell>
          <table:table-cell office:value-type="float" office:value="17.071" calcext:value-type="float">
            <text:p>17,071</text:p>
          </table:table-cell>
          <table:table-cell office:value-type="float" office:value="16.805" calcext:value-type="float">
            <text:p>16,805</text:p>
          </table:table-cell>
          <table:table-cell office:value-type="float" office:value="16.278" calcext:value-type="float">
            <text:p>16,278</text:p>
          </table:table-cell>
          <table:table-cell office:value-type="float" office:value="16.018" calcext:value-type="float">
            <text:p>16,018</text:p>
          </table:table-cell>
          <table:table-cell office:value-type="float" office:value="15.759" calcext:value-type="float">
            <text:p>15,759</text:p>
          </table:table-cell>
          <table:table-cell table:number-columns-repeated="2" office:value-type="float" office:value="15.501" calcext:value-type="float">
            <text:p>15,501</text:p>
          </table:table-cell>
          <table:table-cell office:value-type="float" office:value="15.246" calcext:value-type="float">
            <text:p>15,246</text:p>
          </table:table-cell>
          <table:table-cell table:number-columns-repeated="2" office:value-type="float" office:value="15.501" calcext:value-type="float">
            <text:p>15,501</text:p>
          </table:table-cell>
          <table:table-cell office:value-type="float" office:value="14.992" calcext:value-type="float">
            <text:p>14,992</text:p>
          </table:table-cell>
          <table:table-cell office:value-type="float" office:value="15.246" calcext:value-type="float">
            <text:p>15,246</text:p>
          </table:table-cell>
          <table:table-cell office:value-type="float" office:value="15.501" calcext:value-type="float">
            <text:p>15,501</text:p>
          </table:table-cell>
          <table:table-cell office:value-type="float" office:value="15.246" calcext:value-type="float">
            <text:p>15,246</text:p>
          </table:table-cell>
          <table:table-cell table:number-columns-repeated="2" office:value-type="float" office:value="15.501" calcext:value-type="float">
            <text:p>15,501</text:p>
          </table:table-cell>
          <table:table-cell table:number-columns-repeated="2" office:value-type="float" office:value="15.246" calcext:value-type="float">
            <text:p>15,246</text:p>
          </table:table-cell>
          <table:table-cell office:value-type="float" office:value="14.992" calcext:value-type="float">
            <text:p>14,992</text:p>
          </table:table-cell>
          <table:table-cell table:number-columns-repeated="5" office:value-type="float" office:value="14.74" calcext:value-type="float">
            <text:p>14,74</text:p>
          </table:table-cell>
          <table:table-cell table:number-columns-repeated="3" office:value-type="float" office:value="14.489" calcext:value-type="float">
            <text:p>14,489</text:p>
          </table:table-cell>
          <table:table-cell office:value-type="float" office:value="14.74" calcext:value-type="float">
            <text:p>14,7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424" calcext:value-type="float">
            <text:p>18,424</text:p>
          </table:table-cell>
          <table:table-cell office:value-type="float" office:value="15.759" calcext:value-type="float">
            <text:p>15,759</text:p>
          </table:table-cell>
          <table:table-cell office:value-type="float" office:value="17.043" calcext:value-type="float">
            <text:p>17,04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8.424" calcext:value-type="float">
            <text:p>18,424</text:p>
          </table:table-cell>
          <table:table-cell office:value-type="float" office:value="17.878" calcext:value-type="float">
            <text:p>17,878</text:p>
          </table:table-cell>
          <table:table-cell table:number-columns-repeated="2" office:value-type="float" office:value="17.607" calcext:value-type="float">
            <text:p>17,607</text:p>
          </table:table-cell>
          <table:table-cell table:number-columns-repeated="2" office:value-type="float" office:value="17.338" calcext:value-type="float">
            <text:p>17,338</text:p>
          </table:table-cell>
          <table:table-cell office:value-type="float" office:value="17.071" calcext:value-type="float">
            <text:p>17,071</text:p>
          </table:table-cell>
          <table:table-cell table:number-columns-repeated="2" office:value-type="float" office:value="17.338" calcext:value-type="float">
            <text:p>17,338</text:p>
          </table:table-cell>
          <table:table-cell office:value-type="float" office:value="17.071" calcext:value-type="float">
            <text:p>17,071</text:p>
          </table:table-cell>
          <table:table-cell office:value-type="float" office:value="17.607" calcext:value-type="float">
            <text:p>17,607</text:p>
          </table:table-cell>
          <table:table-cell table:number-columns-repeated="2" office:value-type="float" office:value="17.338" calcext:value-type="float">
            <text:p>17,338</text:p>
          </table:table-cell>
          <table:table-cell table:number-columns-repeated="2" office:value-type="float" office:value="17.071" calcext:value-type="float">
            <text:p>17,071</text:p>
          </table:table-cell>
          <table:table-cell office:value-type="float" office:value="16.805" calcext:value-type="float">
            <text:p>16,805</text:p>
          </table:table-cell>
          <table:table-cell table:number-columns-repeated="2" office:value-type="float" office:value="16.541" calcext:value-type="float">
            <text:p>16,541</text:p>
          </table:table-cell>
          <table:table-cell office:value-type="float" office:value="16.278" calcext:value-type="float">
            <text:p>16,278</text:p>
          </table:table-cell>
          <table:table-cell table:number-columns-repeated="2" office:value-type="float" office:value="16.018" calcext:value-type="float">
            <text:p>16,018</text:p>
          </table:table-cell>
          <table:table-cell table:number-columns-repeated="3" office:value-type="float" office:value="15.759" calcext:value-type="float">
            <text:p>15,759</text:p>
          </table:table-cell>
          <table:table-cell office:value-type="float" office:value="16.018" calcext:value-type="float">
            <text:p>16,018</text:p>
          </table:table-cell>
          <table:table-cell office:value-type="float" office:value="16.278" calcext:value-type="float">
            <text:p>16,278</text:p>
          </table:table-cell>
          <table:table-cell office:value-type="float" office:value="16.805" calcext:value-type="float">
            <text:p>16,805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2.381" calcext:value-type="float">
            <text:p>72,381</text:p>
          </table:table-cell>
          <table:table-cell office:value-type="float" office:value="18.424" calcext:value-type="float">
            <text:p>18,424</text:p>
          </table:table-cell>
          <table:table-cell office:value-type="float" office:value="25.242" calcext:value-type="float">
            <text:p>25,24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.006" calcext:value-type="float">
            <text:p>51,006</text:p>
          </table:table-cell>
          <table:table-cell office:value-type="float" office:value="72.381" calcext:value-type="float">
            <text:p>72,381</text:p>
          </table:table-cell>
          <table:table-cell office:value-type="float" office:value="47.739" calcext:value-type="float">
            <text:p>47,739</text:p>
          </table:table-cell>
          <table:table-cell office:value-type="float" office:value="30.691" calcext:value-type="float">
            <text:p>30,691</text:p>
          </table:table-cell>
          <table:table-cell table:number-columns-repeated="2" office:value-type="float" office:value="25.799" calcext:value-type="float">
            <text:p>25,799</text:p>
          </table:table-cell>
          <table:table-cell office:value-type="float" office:value="24.862" calcext:value-type="float">
            <text:p>24,862</text:p>
          </table:table-cell>
          <table:table-cell office:value-type="float" office:value="24.553" calcext:value-type="float">
            <text:p>24,553</text:p>
          </table:table-cell>
          <table:table-cell office:value-type="float" office:value="23.939" calcext:value-type="float">
            <text:p>23,939</text:p>
          </table:table-cell>
          <table:table-cell office:value-type="float" office:value="23.03" calcext:value-type="float">
            <text:p>23,03</text:p>
          </table:table-cell>
          <table:table-cell table:number-columns-repeated="2" office:value-type="float" office:value="22.135" calcext:value-type="float">
            <text:p>22,135</text:p>
          </table:table-cell>
          <table:table-cell office:value-type="float" office:value="21.547" calcext:value-type="float">
            <text:p>21,547</text:p>
          </table:table-cell>
          <table:table-cell office:value-type="float" office:value="19.256" calcext:value-type="float">
            <text:p>19,256</text:p>
          </table:table-cell>
          <table:table-cell table:number-columns-repeated="3" office:value-type="float" office:value="21.547" calcext:value-type="float">
            <text:p>21,547</text:p>
          </table:table-cell>
          <table:table-cell office:value-type="float" office:value="23.331" calcext:value-type="float">
            <text:p>23,331</text:p>
          </table:table-cell>
          <table:table-cell office:value-type="float" office:value="23.635" calcext:value-type="float">
            <text:p>23,635</text:p>
          </table:table-cell>
          <table:table-cell office:value-type="float" office:value="22.432" calcext:value-type="float">
            <text:p>22,432</text:p>
          </table:table-cell>
          <table:table-cell office:value-type="float" office:value="21.255" calcext:value-type="float">
            <text:p>21,255</text:p>
          </table:table-cell>
          <table:table-cell office:value-type="float" office:value="20.389" calcext:value-type="float">
            <text:p>20,389</text:p>
          </table:table-cell>
          <table:table-cell office:value-type="float" office:value="20.103" calcext:value-type="float">
            <text:p>20,103</text:p>
          </table:table-cell>
          <table:table-cell office:value-type="float" office:value="19.819" calcext:value-type="float">
            <text:p>19,819</text:p>
          </table:table-cell>
          <table:table-cell table:number-columns-repeated="2" office:value-type="float" office:value="19.537" calcext:value-type="float">
            <text:p>19,537</text:p>
          </table:table-cell>
          <table:table-cell office:value-type="float" office:value="19.256" calcext:value-type="float">
            <text:p>19,256</text:p>
          </table:table-cell>
          <table:table-cell table:number-columns-repeated="4" office:value-type="float" office:value="18.424" calcext:value-type="float">
            <text:p>18,42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954" calcext:value-type="float">
            <text:p>48,954</text:p>
          </table:table-cell>
          <table:table-cell office:value-type="float" office:value="19.256" calcext:value-type="float">
            <text:p>19,256</text:p>
          </table:table-cell>
          <table:table-cell office:value-type="float" office:value="25.025" calcext:value-type="float">
            <text:p>25,02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84" calcext:value-type="float">
            <text:p>21,84</text:p>
          </table:table-cell>
          <table:table-cell table:number-columns-repeated="2" office:value-type="float" office:value="21.547" calcext:value-type="float">
            <text:p>21,547</text:p>
          </table:table-cell>
          <table:table-cell office:value-type="float" office:value="22.135" calcext:value-type="float">
            <text:p>22,135</text:p>
          </table:table-cell>
          <table:table-cell office:value-type="float" office:value="27.392" calcext:value-type="float">
            <text:p>27,392</text:p>
          </table:table-cell>
          <table:table-cell office:value-type="float" office:value="25.799" calcext:value-type="float">
            <text:p>25,799</text:p>
          </table:table-cell>
          <table:table-cell office:value-type="float" office:value="31.029" calcext:value-type="float">
            <text:p>31,029</text:p>
          </table:table-cell>
          <table:table-cell office:value-type="float" office:value="29.685" calcext:value-type="float">
            <text:p>29,685</text:p>
          </table:table-cell>
          <table:table-cell office:value-type="float" office:value="26.432" calcext:value-type="float">
            <text:p>26,432</text:p>
          </table:table-cell>
          <table:table-cell office:value-type="float" office:value="23.635" calcext:value-type="float">
            <text:p>23,635</text:p>
          </table:table-cell>
          <table:table-cell office:value-type="float" office:value="22.432" calcext:value-type="float">
            <text:p>22,432</text:p>
          </table:table-cell>
          <table:table-cell office:value-type="float" office:value="22.135" calcext:value-type="float">
            <text:p>22,135</text:p>
          </table:table-cell>
          <table:table-cell office:value-type="float" office:value="21.547" calcext:value-type="float">
            <text:p>21,547</text:p>
          </table:table-cell>
          <table:table-cell office:value-type="float" office:value="21.84" calcext:value-type="float">
            <text:p>21,84</text:p>
          </table:table-cell>
          <table:table-cell table:number-columns-repeated="2" office:value-type="float" office:value="21.547" calcext:value-type="float">
            <text:p>21,547</text:p>
          </table:table-cell>
          <table:table-cell office:value-type="float" office:value="21.255" calcext:value-type="float">
            <text:p>21,255</text:p>
          </table:table-cell>
          <table:table-cell office:value-type="float" office:value="20.676" calcext:value-type="float">
            <text:p>20,676</text:p>
          </table:table-cell>
          <table:table-cell office:value-type="float" office:value="20.389" calcext:value-type="float">
            <text:p>20,389</text:p>
          </table:table-cell>
          <table:table-cell table:number-columns-repeated="2" office:value-type="float" office:value="19.819" calcext:value-type="float">
            <text:p>19,819</text:p>
          </table:table-cell>
          <table:table-cell table:number-columns-repeated="3" office:value-type="float" office:value="19.256" calcext:value-type="float">
            <text:p>19,256</text:p>
          </table:table-cell>
          <table:table-cell office:value-type="float" office:value="39.583" calcext:value-type="float">
            <text:p>39,583</text:p>
          </table:table-cell>
          <table:table-cell office:value-type="float" office:value="26.75" calcext:value-type="float">
            <text:p>26,75</text:p>
          </table:table-cell>
          <table:table-cell office:value-type="float" office:value="22.73" calcext:value-type="float">
            <text:p>22,73</text:p>
          </table:table-cell>
          <table:table-cell office:value-type="float" office:value="39.21" calcext:value-type="float">
            <text:p>39,21</text:p>
          </table:table-cell>
          <table:table-cell office:value-type="float" office:value="31.71" calcext:value-type="float">
            <text:p>31,71</text:p>
          </table:table-cell>
          <table:table-cell office:value-type="float" office:value="48.954" calcext:value-type="float">
            <text:p>48,95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3.111" calcext:value-type="float">
            <text:p>63,111</text:p>
          </table:table-cell>
          <table:table-cell office:value-type="float" office:value="20.389" calcext:value-type="float">
            <text:p>20,389</text:p>
          </table:table-cell>
          <table:table-cell office:value-type="float" office:value="29.798" calcext:value-type="float">
            <text:p>29,79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20.389" calcext:value-type="float">
            <text:p>20,389</text:p>
          </table:table-cell>
          <table:table-cell office:value-type="float" office:value="29.022" calcext:value-type="float">
            <text:p>29,022</text:p>
          </table:table-cell>
          <table:table-cell office:value-type="float" office:value="44.952" calcext:value-type="float">
            <text:p>44,952</text:p>
          </table:table-cell>
          <table:table-cell office:value-type="float" office:value="63.111" calcext:value-type="float">
            <text:p>63,111</text:p>
          </table:table-cell>
          <table:table-cell office:value-type="float" office:value="50.593" calcext:value-type="float">
            <text:p>50,593</text:p>
          </table:table-cell>
          <table:table-cell office:value-type="float" office:value="37.002" calcext:value-type="float">
            <text:p>37,002</text:p>
          </table:table-cell>
          <table:table-cell office:value-type="float" office:value="62.661" calcext:value-type="float">
            <text:p>62,661</text:p>
          </table:table-cell>
          <table:table-cell office:value-type="float" office:value="47.337" calcext:value-type="float">
            <text:p>47,337</text:p>
          </table:table-cell>
          <table:table-cell office:value-type="float" office:value="35.202" calcext:value-type="float">
            <text:p>35,202</text:p>
          </table:table-cell>
          <table:table-cell office:value-type="float" office:value="28.04" calcext:value-type="float">
            <text:p>28,04</text:p>
          </table:table-cell>
          <table:table-cell office:value-type="float" office:value="25.799" calcext:value-type="float">
            <text:p>25,799</text:p>
          </table:table-cell>
          <table:table-cell office:value-type="float" office:value="26.432" calcext:value-type="float">
            <text:p>26,432</text:p>
          </table:table-cell>
          <table:table-cell office:value-type="float" office:value="28.366" calcext:value-type="float">
            <text:p>28,366</text:p>
          </table:table-cell>
          <table:table-cell office:value-type="float" office:value="23.939" calcext:value-type="float">
            <text:p>23,939</text:p>
          </table:table-cell>
          <table:table-cell office:value-type="float" office:value="22.432" calcext:value-type="float">
            <text:p>22,432</text:p>
          </table:table-cell>
          <table:table-cell office:value-type="float" office:value="22.135" calcext:value-type="float">
            <text:p>22,135</text:p>
          </table:table-cell>
          <table:table-cell office:value-type="float" office:value="25.485" calcext:value-type="float">
            <text:p>25,485</text:p>
          </table:table-cell>
          <table:table-cell office:value-type="float" office:value="29.685" calcext:value-type="float">
            <text:p>29,685</text:p>
          </table:table-cell>
          <table:table-cell office:value-type="float" office:value="31.029" calcext:value-type="float">
            <text:p>31,029</text:p>
          </table:table-cell>
          <table:table-cell office:value-type="float" office:value="27.07" calcext:value-type="float">
            <text:p>27,07</text:p>
          </table:table-cell>
          <table:table-cell office:value-type="float" office:value="24.553" calcext:value-type="float">
            <text:p>24,553</text:p>
          </table:table-cell>
          <table:table-cell office:value-type="float" office:value="23.03" calcext:value-type="float">
            <text:p>23,03</text:p>
          </table:table-cell>
          <table:table-cell office:value-type="float" office:value="22.135" calcext:value-type="float">
            <text:p>22,135</text:p>
          </table:table-cell>
          <table:table-cell office:value-type="float" office:value="21.84" calcext:value-type="float">
            <text:p>21,84</text:p>
          </table:table-cell>
          <table:table-cell office:value-type="float" office:value="21.547" calcext:value-type="float">
            <text:p>21,547</text:p>
          </table:table-cell>
          <table:table-cell office:value-type="float" office:value="23.331" calcext:value-type="float">
            <text:p>23,331</text:p>
          </table:table-cell>
          <table:table-cell office:value-type="float" office:value="22.432" calcext:value-type="float">
            <text:p>22,432</text:p>
          </table:table-cell>
          <table:table-cell office:value-type="float" office:value="23.03" calcext:value-type="float">
            <text:p>23,0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052" calcext:value-type="float">
            <text:p>32,052</text:p>
          </table:table-cell>
          <table:table-cell office:value-type="float" office:value="19.256" calcext:value-type="float">
            <text:p>19,256</text:p>
          </table:table-cell>
          <table:table-cell office:value-type="float" office:value="25.419" calcext:value-type="float">
            <text:p>25,41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0.019" calcext:value-type="float">
            <text:p>30,019</text:p>
          </table:table-cell>
          <table:table-cell office:value-type="float" office:value="30.354" calcext:value-type="float">
            <text:p>30,354</text:p>
          </table:table-cell>
          <table:table-cell office:value-type="float" office:value="29.685" calcext:value-type="float">
            <text:p>29,685</text:p>
          </table:table-cell>
          <table:table-cell office:value-type="float" office:value="29.353" calcext:value-type="float">
            <text:p>29,353</text:p>
          </table:table-cell>
          <table:table-cell office:value-type="float" office:value="29.022" calcext:value-type="float">
            <text:p>29,022</text:p>
          </table:table-cell>
          <table:table-cell table:number-columns-repeated="2" office:value-type="float" office:value="28.693" calcext:value-type="float">
            <text:p>28,693</text:p>
          </table:table-cell>
          <table:table-cell office:value-type="float" office:value="28.366" calcext:value-type="float">
            <text:p>28,366</text:p>
          </table:table-cell>
          <table:table-cell office:value-type="float" office:value="32.052" calcext:value-type="float">
            <text:p>32,052</text:p>
          </table:table-cell>
          <table:table-cell office:value-type="float" office:value="28.04" calcext:value-type="float">
            <text:p>28,04</text:p>
          </table:table-cell>
          <table:table-cell office:value-type="float" office:value="27.392" calcext:value-type="float">
            <text:p>27,392</text:p>
          </table:table-cell>
          <table:table-cell office:value-type="float" office:value="27.07" calcext:value-type="float">
            <text:p>27,07</text:p>
          </table:table-cell>
          <table:table-cell office:value-type="float" office:value="26.75" calcext:value-type="float">
            <text:p>26,75</text:p>
          </table:table-cell>
          <table:table-cell table:number-columns-repeated="2" office:value-type="float" office:value="25.799" calcext:value-type="float">
            <text:p>25,799</text:p>
          </table:table-cell>
          <table:table-cell office:value-type="float" office:value="24.862" calcext:value-type="float">
            <text:p>24,862</text:p>
          </table:table-cell>
          <table:table-cell office:value-type="float" office:value="22.73" calcext:value-type="float">
            <text:p>22,73</text:p>
          </table:table-cell>
          <table:table-cell office:value-type="float" office:value="22.432" calcext:value-type="float">
            <text:p>22,432</text:p>
          </table:table-cell>
          <table:table-cell office:value-type="float" office:value="22.135" calcext:value-type="float">
            <text:p>22,135</text:p>
          </table:table-cell>
          <table:table-cell table:number-columns-repeated="2" office:value-type="float" office:value="21.84" calcext:value-type="float">
            <text:p>21,84</text:p>
          </table:table-cell>
          <table:table-cell office:value-type="float" office:value="21.255" calcext:value-type="float">
            <text:p>21,255</text:p>
          </table:table-cell>
          <table:table-cell table:number-columns-repeated="2" office:value-type="float" office:value="21.547" calcext:value-type="float">
            <text:p>21,547</text:p>
          </table:table-cell>
          <table:table-cell office:value-type="float" office:value="20.676" calcext:value-type="float">
            <text:p>20,676</text:p>
          </table:table-cell>
          <table:table-cell office:value-type="float" office:value="20.103" calcext:value-type="float">
            <text:p>20,103</text:p>
          </table:table-cell>
          <table:table-cell office:value-type="float" office:value="19.819" calcext:value-type="float">
            <text:p>19,819</text:p>
          </table:table-cell>
          <table:table-cell office:value-type="float" office:value="19.256" calcext:value-type="float">
            <text:p>19,256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6.658" calcext:value-type="float">
            <text:p>96,658</text:p>
          </table:table-cell>
          <table:table-cell office:value-type="float" office:value="24.862" calcext:value-type="float">
            <text:p>24,862</text:p>
          </table:table-cell>
          <table:table-cell office:value-type="float" office:value="44.32" calcext:value-type="float">
            <text:p>44,3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917" calcext:value-type="float">
            <text:p>35,917</text:p>
          </table:table-cell>
          <table:table-cell office:value-type="float" office:value="35.202" calcext:value-type="float">
            <text:p>35,202</text:p>
          </table:table-cell>
          <table:table-cell office:value-type="float" office:value="34.492" calcext:value-type="float">
            <text:p>34,492</text:p>
          </table:table-cell>
          <table:table-cell office:value-type="float" office:value="35.917" calcext:value-type="float">
            <text:p>35,917</text:p>
          </table:table-cell>
          <table:table-cell office:value-type="float" office:value="50.593" calcext:value-type="float">
            <text:p>50,593</text:p>
          </table:table-cell>
          <table:table-cell office:value-type="float" office:value="49.362" calcext:value-type="float">
            <text:p>49,362</text:p>
          </table:table-cell>
          <table:table-cell office:value-type="float" office:value="45.742" calcext:value-type="float">
            <text:p>45,742</text:p>
          </table:table-cell>
          <table:table-cell office:value-type="float" office:value="43.779" calcext:value-type="float">
            <text:p>43,779</text:p>
          </table:table-cell>
          <table:table-cell office:value-type="float" office:value="36.278" calcext:value-type="float">
            <text:p>36,278</text:p>
          </table:table-cell>
          <table:table-cell office:value-type="float" office:value="34.492" calcext:value-type="float">
            <text:p>34,492</text:p>
          </table:table-cell>
          <table:table-cell office:value-type="float" office:value="33.787" calcext:value-type="float">
            <text:p>33,787</text:p>
          </table:table-cell>
          <table:table-cell office:value-type="float" office:value="30.019" calcext:value-type="float">
            <text:p>30,019</text:p>
          </table:table-cell>
          <table:table-cell office:value-type="float" office:value="28.04" calcext:value-type="float">
            <text:p>28,04</text:p>
          </table:table-cell>
          <table:table-cell office:value-type="float" office:value="27.715" calcext:value-type="float">
            <text:p>27,715</text:p>
          </table:table-cell>
          <table:table-cell office:value-type="float" office:value="27.07" calcext:value-type="float">
            <text:p>27,07</text:p>
          </table:table-cell>
          <table:table-cell office:value-type="float" office:value="26.75" calcext:value-type="float">
            <text:p>26,75</text:p>
          </table:table-cell>
          <table:table-cell office:value-type="float" office:value="26.432" calcext:value-type="float">
            <text:p>26,432</text:p>
          </table:table-cell>
          <table:table-cell office:value-type="float" office:value="25.173" calcext:value-type="float">
            <text:p>25,173</text:p>
          </table:table-cell>
          <table:table-cell office:value-type="float" office:value="24.862" calcext:value-type="float">
            <text:p>24,862</text:p>
          </table:table-cell>
          <table:table-cell office:value-type="float" office:value="25.485" calcext:value-type="float">
            <text:p>25,485</text:p>
          </table:table-cell>
          <table:table-cell office:value-type="float" office:value="39.583" calcext:value-type="float">
            <text:p>39,583</text:p>
          </table:table-cell>
          <table:table-cell office:value-type="float" office:value="71.431" calcext:value-type="float">
            <text:p>71,431</text:p>
          </table:table-cell>
          <table:table-cell office:value-type="float" office:value="89.807" calcext:value-type="float">
            <text:p>89,807</text:p>
          </table:table-cell>
          <table:table-cell office:value-type="float" office:value="96.658" calcext:value-type="float">
            <text:p>96,658</text:p>
          </table:table-cell>
          <table:table-cell office:value-type="float" office:value="76.717" calcext:value-type="float">
            <text:p>76,717</text:p>
          </table:table-cell>
          <table:table-cell office:value-type="float" office:value="67.219" calcext:value-type="float">
            <text:p>67,219</text:p>
          </table:table-cell>
          <table:table-cell office:value-type="float" office:value="62.661" calcext:value-type="float">
            <text:p>62,661</text:p>
          </table:table-cell>
          <table:table-cell office:value-type="float" office:value="48.143" calcext:value-type="float">
            <text:p>48,143</text:p>
          </table:table-cell>
          <table:table-cell office:value-type="float" office:value="63.111" calcext:value-type="float">
            <text:p>63,111</text:p>
          </table:table-cell>
          <table:table-cell office:value-type="float" office:value="43.39" calcext:value-type="float">
            <text:p>43,39</text:p>
          </table:table-cell>
          <table:table-cell office:value-type="float" office:value="38.1" calcext:value-type="float">
            <text:p>38,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5.591" calcext:value-type="float">
            <text:p>95,591</text:p>
          </table:table-cell>
          <table:table-cell office:value-type="float" office:value="20.676" calcext:value-type="float">
            <text:p>20,676</text:p>
          </table:table-cell>
          <table:table-cell office:value-type="float" office:value="51.848" calcext:value-type="float">
            <text:p>51,84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676" calcext:value-type="float">
            <text:p>20,676</text:p>
          </table:table-cell>
          <table:table-cell office:value-type="float" office:value="37.367" calcext:value-type="float">
            <text:p>37,367</text:p>
          </table:table-cell>
          <table:table-cell office:value-type="float" office:value="39.958" calcext:value-type="float">
            <text:p>39,958</text:p>
          </table:table-cell>
          <table:table-cell office:value-type="float" office:value="36.639" calcext:value-type="float">
            <text:p>36,639</text:p>
          </table:table-cell>
          <table:table-cell office:value-type="float" office:value="32.396" calcext:value-type="float">
            <text:p>32,396</text:p>
          </table:table-cell>
          <table:table-cell office:value-type="float" office:value="34.139" calcext:value-type="float">
            <text:p>34,139</text:p>
          </table:table-cell>
          <table:table-cell office:value-type="float" office:value="70.958" calcext:value-type="float">
            <text:p>70,958</text:p>
          </table:table-cell>
          <table:table-cell office:value-type="float" office:value="64.469" calcext:value-type="float">
            <text:p>64,469</text:p>
          </table:table-cell>
          <table:table-cell office:value-type="float" office:value="55.21" calcext:value-type="float">
            <text:p>55,21</text:p>
          </table:table-cell>
          <table:table-cell office:value-type="float" office:value="49.362" calcext:value-type="float">
            <text:p>49,362</text:p>
          </table:table-cell>
          <table:table-cell office:value-type="float" office:value="56.067" calcext:value-type="float">
            <text:p>56,067</text:p>
          </table:table-cell>
          <table:table-cell office:value-type="float" office:value="64.469" calcext:value-type="float">
            <text:p>64,469</text:p>
          </table:table-cell>
          <table:table-cell office:value-type="float" office:value="70.486" calcext:value-type="float">
            <text:p>70,486</text:p>
          </table:table-cell>
          <table:table-cell office:value-type="float" office:value="95.591" calcext:value-type="float">
            <text:p>95,591</text:p>
          </table:table-cell>
          <table:table-cell office:value-type="float" office:value="64.469" calcext:value-type="float">
            <text:p>64,469</text:p>
          </table:table-cell>
          <table:table-cell office:value-type="float" office:value="51.006" calcext:value-type="float">
            <text:p>51,006</text:p>
          </table:table-cell>
          <table:table-cell office:value-type="float" office:value="40.711" calcext:value-type="float">
            <text:p>40,711</text:p>
          </table:table-cell>
          <table:table-cell office:value-type="float" office:value="37.732" calcext:value-type="float">
            <text:p>37,732</text:p>
          </table:table-cell>
          <table:table-cell office:value-type="float" office:value="43.004" calcext:value-type="float">
            <text:p>43,004</text:p>
          </table:table-cell>
          <table:table-cell office:value-type="float" office:value="38.1" calcext:value-type="float">
            <text:p>38,1</text:p>
          </table:table-cell>
          <table:table-cell office:value-type="float" office:value="34.139" calcext:value-type="float">
            <text:p>34,139</text:p>
          </table:table-cell>
          <table:table-cell office:value-type="float" office:value="54.784" calcext:value-type="float">
            <text:p>54,784</text:p>
          </table:table-cell>
          <table:table-cell office:value-type="float" office:value="77.695" calcext:value-type="float">
            <text:p>77,695</text:p>
          </table:table-cell>
          <table:table-cell office:value-type="float" office:value="83.662" calcext:value-type="float">
            <text:p>83,662</text:p>
          </table:table-cell>
          <table:table-cell office:value-type="float" office:value="68.612" calcext:value-type="float">
            <text:p>68,612</text:p>
          </table:table-cell>
          <table:table-cell office:value-type="float" office:value="58.232" calcext:value-type="float">
            <text:p>58,232</text:p>
          </table:table-cell>
          <table:table-cell office:value-type="float" office:value="54.359" calcext:value-type="float">
            <text:p>54,359</text:p>
          </table:table-cell>
          <table:table-cell office:value-type="float" office:value="51.836" calcext:value-type="float">
            <text:p>51,836</text:p>
          </table:table-cell>
          <table:table-cell office:value-type="float" office:value="44.952" calcext:value-type="float">
            <text:p>44,952</text:p>
          </table:table-cell>
          <table:table-cell office:value-type="float" office:value="39.583" calcext:value-type="float">
            <text:p>39,583</text:p>
          </table:table-cell>
          <table:table-cell office:value-type="float" office:value="36.639" calcext:value-type="float">
            <text:p>36,63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1.905" calcext:value-type="float">
            <text:p>71,905</text:p>
          </table:table-cell>
          <table:table-cell office:value-type="float" office:value="20.964" calcext:value-type="float">
            <text:p>20,964</text:p>
          </table:table-cell>
          <table:table-cell office:value-type="float" office:value="32.257" calcext:value-type="float">
            <text:p>32,25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939" calcext:value-type="float">
            <text:p>23,939</text:p>
          </table:table-cell>
          <table:table-cell office:value-type="float" office:value="26.115" calcext:value-type="float">
            <text:p>26,115</text:p>
          </table:table-cell>
          <table:table-cell office:value-type="float" office:value="71.905" calcext:value-type="float">
            <text:p>71,905</text:p>
          </table:table-cell>
          <table:table-cell office:value-type="float" office:value="56.067" calcext:value-type="float">
            <text:p>56,067</text:p>
          </table:table-cell>
          <table:table-cell office:value-type="float" office:value="64.015" calcext:value-type="float">
            <text:p>64,015</text:p>
          </table:table-cell>
          <table:table-cell office:value-type="float" office:value="45.347" calcext:value-type="float">
            <text:p>45,347</text:p>
          </table:table-cell>
          <table:table-cell office:value-type="float" office:value="35.917" calcext:value-type="float">
            <text:p>35,917</text:p>
          </table:table-cell>
          <table:table-cell office:value-type="float" office:value="30.691" calcext:value-type="float">
            <text:p>30,691</text:p>
          </table:table-cell>
          <table:table-cell office:value-type="float" office:value="30.019" calcext:value-type="float">
            <text:p>30,019</text:p>
          </table:table-cell>
          <table:table-cell office:value-type="float" office:value="29.353" calcext:value-type="float">
            <text:p>29,353</text:p>
          </table:table-cell>
          <table:table-cell office:value-type="float" office:value="28.366" calcext:value-type="float">
            <text:p>28,366</text:p>
          </table:table-cell>
          <table:table-cell table:number-columns-repeated="2" office:value-type="float" office:value="33.787" calcext:value-type="float">
            <text:p>33,787</text:p>
          </table:table-cell>
          <table:table-cell office:value-type="float" office:value="28.04" calcext:value-type="float">
            <text:p>28,04</text:p>
          </table:table-cell>
          <table:table-cell office:value-type="float" office:value="37.367" calcext:value-type="float">
            <text:p>37,367</text:p>
          </table:table-cell>
          <table:table-cell office:value-type="float" office:value="38.839" calcext:value-type="float">
            <text:p>38,839</text:p>
          </table:table-cell>
          <table:table-cell office:value-type="float" office:value="32.396" calcext:value-type="float">
            <text:p>32,396</text:p>
          </table:table-cell>
          <table:table-cell office:value-type="float" office:value="26.75" calcext:value-type="float">
            <text:p>26,75</text:p>
          </table:table-cell>
          <table:table-cell office:value-type="float" office:value="25.485" calcext:value-type="float">
            <text:p>25,485</text:p>
          </table:table-cell>
          <table:table-cell office:value-type="float" office:value="24.862" calcext:value-type="float">
            <text:p>24,862</text:p>
          </table:table-cell>
          <table:table-cell office:value-type="float" office:value="26.75" calcext:value-type="float">
            <text:p>26,75</text:p>
          </table:table-cell>
          <table:table-cell office:value-type="float" office:value="27.07" calcext:value-type="float">
            <text:p>27,07</text:p>
          </table:table-cell>
          <table:table-cell office:value-type="float" office:value="29.685" calcext:value-type="float">
            <text:p>29,685</text:p>
          </table:table-cell>
          <table:table-cell office:value-type="float" office:value="27.07" calcext:value-type="float">
            <text:p>27,07</text:p>
          </table:table-cell>
          <table:table-cell office:value-type="float" office:value="25.173" calcext:value-type="float">
            <text:p>25,173</text:p>
          </table:table-cell>
          <table:table-cell office:value-type="float" office:value="22.432" calcext:value-type="float">
            <text:p>22,432</text:p>
          </table:table-cell>
          <table:table-cell office:value-type="float" office:value="21.84" calcext:value-type="float">
            <text:p>21,84</text:p>
          </table:table-cell>
          <table:table-cell office:value-type="float" office:value="20.964" calcext:value-type="float">
            <text:p>20,964</text:p>
          </table:table-cell>
          <table:table-cell office:value-type="float" office:value="22.432" calcext:value-type="float">
            <text:p>22,432</text:p>
          </table:table-cell>
          <table:table-cell office:value-type="float" office:value="21.255" calcext:value-type="float">
            <text:p>21,25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169" calcext:value-type="float">
            <text:p>44,169</text:p>
          </table:table-cell>
          <table:table-cell office:value-type="float" office:value="23.635" calcext:value-type="float">
            <text:p>23,635</text:p>
          </table:table-cell>
          <table:table-cell office:value-type="float" office:value="29.772" calcext:value-type="float">
            <text:p>29,7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.732" calcext:value-type="float">
            <text:p>37,732</text:p>
          </table:table-cell>
          <table:table-cell office:value-type="float" office:value="32.396" calcext:value-type="float">
            <text:p>32,396</text:p>
          </table:table-cell>
          <table:table-cell office:value-type="float" office:value="33.437" calcext:value-type="float">
            <text:p>33,437</text:p>
          </table:table-cell>
          <table:table-cell office:value-type="float" office:value="34.492" calcext:value-type="float">
            <text:p>34,492</text:p>
          </table:table-cell>
          <table:table-cell office:value-type="float" office:value="33.437" calcext:value-type="float">
            <text:p>33,437</text:p>
          </table:table-cell>
          <table:table-cell office:value-type="float" office:value="29.022" calcext:value-type="float">
            <text:p>29,022</text:p>
          </table:table-cell>
          <table:table-cell office:value-type="float" office:value="24.862" calcext:value-type="float">
            <text:p>24,862</text:p>
          </table:table-cell>
          <table:table-cell office:value-type="float" office:value="24.245" calcext:value-type="float">
            <text:p>24,245</text:p>
          </table:table-cell>
          <table:table-cell table:number-columns-repeated="2" office:value-type="float" office:value="23.939" calcext:value-type="float">
            <text:p>23,939</text:p>
          </table:table-cell>
          <table:table-cell office:value-type="float" office:value="23.635" calcext:value-type="float">
            <text:p>23,635</text:p>
          </table:table-cell>
          <table:table-cell office:value-type="float" office:value="23.939" calcext:value-type="float">
            <text:p>23,939</text:p>
          </table:table-cell>
          <table:table-cell office:value-type="float" office:value="30.354" calcext:value-type="float">
            <text:p>30,354</text:p>
          </table:table-cell>
          <table:table-cell office:value-type="float" office:value="43.004" calcext:value-type="float">
            <text:p>43,004</text:p>
          </table:table-cell>
          <table:table-cell office:value-type="float" office:value="44.169" calcext:value-type="float">
            <text:p>44,169</text:p>
          </table:table-cell>
          <table:table-cell office:value-type="float" office:value="34.139" calcext:value-type="float">
            <text:p>34,139</text:p>
          </table:table-cell>
          <table:table-cell office:value-type="float" office:value="28.366" calcext:value-type="float">
            <text:p>28,366</text:p>
          </table:table-cell>
          <table:table-cell office:value-type="float" office:value="26.115" calcext:value-type="float">
            <text:p>26,115</text:p>
          </table:table-cell>
          <table:table-cell office:value-type="float" office:value="39.21" calcext:value-type="float">
            <text:p>39,21</text:p>
          </table:table-cell>
          <table:table-cell office:value-type="float" office:value="34.139" calcext:value-type="float">
            <text:p>34,139</text:p>
          </table:table-cell>
          <table:table-cell office:value-type="float" office:value="31.029" calcext:value-type="float">
            <text:p>31,029</text:p>
          </table:table-cell>
          <table:table-cell office:value-type="float" office:value="27.715" calcext:value-type="float">
            <text:p>27,715</text:p>
          </table:table-cell>
          <table:table-cell office:value-type="float" office:value="27.392" calcext:value-type="float">
            <text:p>27,392</text:p>
          </table:table-cell>
          <table:table-cell office:value-type="float" office:value="32.052" calcext:value-type="float">
            <text:p>32,052</text:p>
          </table:table-cell>
          <table:table-cell office:value-type="float" office:value="29.685" calcext:value-type="float">
            <text:p>29,685</text:p>
          </table:table-cell>
          <table:table-cell office:value-type="float" office:value="27.392" calcext:value-type="float">
            <text:p>27,392</text:p>
          </table:table-cell>
          <table:table-cell office:value-type="float" office:value="25.485" calcext:value-type="float">
            <text:p>25,485</text:p>
          </table:table-cell>
          <table:table-cell office:value-type="float" office:value="24.553" calcext:value-type="float">
            <text:p>24,553</text:p>
          </table:table-cell>
          <table:table-cell office:value-type="float" office:value="24.862" calcext:value-type="float">
            <text:p>24,862</text:p>
          </table:table-cell>
          <table:table-cell office:value-type="float" office:value="24.245" calcext:value-type="float">
            <text:p>24,245</text:p>
          </table:table-cell>
          <table:table-cell office:value-type="float" office:value="23.939" calcext:value-type="float">
            <text:p>23,93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6.23" calcext:value-type="float">
            <text:p>76,23</text:p>
          </table:table-cell>
          <table:table-cell office:value-type="float" office:value="16.805" calcext:value-type="float">
            <text:p>16,805</text:p>
          </table:table-cell>
          <table:table-cell office:value-type="float" office:value="39.04" calcext:value-type="float">
            <text:p>39,0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338" calcext:value-type="float">
            <text:p>17,338</text:p>
          </table:table-cell>
          <table:table-cell office:value-type="float" office:value="17.071" calcext:value-type="float">
            <text:p>17,071</text:p>
          </table:table-cell>
          <table:table-cell table:number-columns-repeated="2" office:value-type="float" office:value="16.805" calcext:value-type="float">
            <text:p>16,805</text:p>
          </table:table-cell>
          <table:table-cell office:value-type="float" office:value="25.799" calcext:value-type="float">
            <text:p>25,799</text:p>
          </table:table-cell>
          <table:table-cell office:value-type="float" office:value="32.052" calcext:value-type="float">
            <text:p>32,052</text:p>
          </table:table-cell>
          <table:table-cell office:value-type="float" office:value="33.787" calcext:value-type="float">
            <text:p>33,787</text:p>
          </table:table-cell>
          <table:table-cell office:value-type="float" office:value="35.917" calcext:value-type="float">
            <text:p>35,917</text:p>
          </table:table-cell>
          <table:table-cell office:value-type="float" office:value="34.492" calcext:value-type="float">
            <text:p>34,492</text:p>
          </table:table-cell>
          <table:table-cell office:value-type="float" office:value="28.366" calcext:value-type="float">
            <text:p>28,366</text:p>
          </table:table-cell>
          <table:table-cell office:value-type="float" office:value="25.173" calcext:value-type="float">
            <text:p>25,173</text:p>
          </table:table-cell>
          <table:table-cell office:value-type="float" office:value="36.278" calcext:value-type="float">
            <text:p>36,278</text:p>
          </table:table-cell>
          <table:table-cell office:value-type="float" office:value="34.846" calcext:value-type="float">
            <text:p>34,846</text:p>
          </table:table-cell>
          <table:table-cell office:value-type="float" office:value="32.742" calcext:value-type="float">
            <text:p>32,742</text:p>
          </table:table-cell>
          <table:table-cell office:value-type="float" office:value="31.029" calcext:value-type="float">
            <text:p>31,029</text:p>
          </table:table-cell>
          <table:table-cell office:value-type="float" office:value="50.181" calcext:value-type="float">
            <text:p>50,181</text:p>
          </table:table-cell>
          <table:table-cell office:value-type="float" office:value="41.851" calcext:value-type="float">
            <text:p>41,851</text:p>
          </table:table-cell>
          <table:table-cell office:value-type="float" office:value="50.181" calcext:value-type="float">
            <text:p>50,181</text:p>
          </table:table-cell>
          <table:table-cell office:value-type="float" office:value="76.23" calcext:value-type="float">
            <text:p>76,23</text:p>
          </table:table-cell>
          <table:table-cell office:value-type="float" office:value="62.213" calcext:value-type="float">
            <text:p>62,213</text:p>
          </table:table-cell>
          <table:table-cell office:value-type="float" office:value="42.618" calcext:value-type="float">
            <text:p>42,618</text:p>
          </table:table-cell>
          <table:table-cell office:value-type="float" office:value="50.181" calcext:value-type="float">
            <text:p>50,181</text:p>
          </table:table-cell>
          <table:table-cell office:value-type="float" office:value="70.016" calcext:value-type="float">
            <text:p>70,016</text:p>
          </table:table-cell>
          <table:table-cell office:value-type="float" office:value="59.988" calcext:value-type="float">
            <text:p>59,988</text:p>
          </table:table-cell>
          <table:table-cell office:value-type="float" office:value="45.742" calcext:value-type="float">
            <text:p>45,742</text:p>
          </table:table-cell>
          <table:table-cell office:value-type="float" office:value="37.367" calcext:value-type="float">
            <text:p>37,367</text:p>
          </table:table-cell>
          <table:table-cell office:value-type="float" office:value="31.71" calcext:value-type="float">
            <text:p>31,71</text:p>
          </table:table-cell>
          <table:table-cell office:value-type="float" office:value="31.369" calcext:value-type="float">
            <text:p>31,369</text:p>
          </table:table-cell>
          <table:table-cell office:value-type="float" office:value="56.929" calcext:value-type="float">
            <text:p>56,929</text:p>
          </table:table-cell>
          <table:table-cell office:value-type="float" office:value="46.139" calcext:value-type="float">
            <text:p>46,13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547" calcext:value-type="float">
            <text:p>21,547</text:p>
          </table:table-cell>
          <table:table-cell office:value-type="float" office:value="17.607" calcext:value-type="float">
            <text:p>17,607</text:p>
          </table:table-cell>
          <table:table-cell office:value-type="float" office:value="19.458" calcext:value-type="float">
            <text:p>19,45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1.547" calcext:value-type="float">
            <text:p>21,547</text:p>
          </table:table-cell>
          <table:table-cell office:value-type="float" office:value="20.964" calcext:value-type="float">
            <text:p>20,964</text:p>
          </table:table-cell>
          <table:table-cell office:value-type="float" office:value="20.676" calcext:value-type="float">
            <text:p>20,676</text:p>
          </table:table-cell>
          <table:table-cell table:number-columns-repeated="3" office:value-type="float" office:value="20.389" calcext:value-type="float">
            <text:p>20,389</text:p>
          </table:table-cell>
          <table:table-cell office:value-type="float" office:value="20.103" calcext:value-type="float">
            <text:p>20,103</text:p>
          </table:table-cell>
          <table:table-cell table:number-columns-repeated="2" office:value-type="float" office:value="19.819" calcext:value-type="float">
            <text:p>19,819</text:p>
          </table:table-cell>
          <table:table-cell table:number-columns-repeated="5" office:value-type="float" office:value="19.537" calcext:value-type="float">
            <text:p>19,537</text:p>
          </table:table-cell>
          <table:table-cell office:value-type="float" office:value="19.256" calcext:value-type="float">
            <text:p>19,256</text:p>
          </table:table-cell>
          <table:table-cell table:number-columns-repeated="7" office:value-type="float" office:value="18.977" calcext:value-type="float">
            <text:p>18,977</text:p>
          </table:table-cell>
          <table:table-cell office:value-type="float" office:value="18.7" calcext:value-type="float">
            <text:p>18,7</text:p>
          </table:table-cell>
          <table:table-cell office:value-type="float" office:value="18.424" calcext:value-type="float">
            <text:p>18,424</text:p>
          </table:table-cell>
          <table:table-cell office:value-type="float" office:value="18.15" calcext:value-type="float">
            <text:p>18,15</text:p>
          </table:table-cell>
          <table:table-cell table:number-columns-repeated="2" office:value-type="float" office:value="17.878" calcext:value-type="float">
            <text:p>17,878</text:p>
          </table:table-cell>
          <table:table-cell table:number-columns-repeated="2" office:value-type="float" office:value="17.607" calcext:value-type="float">
            <text:p>17,60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742" calcext:value-type="float">
            <text:p>45,742</text:p>
          </table:table-cell>
          <table:table-cell office:value-type="float" office:value="21.84" calcext:value-type="float">
            <text:p>21,84</text:p>
          </table:table-cell>
          <table:table-cell office:value-type="float" office:value="25.094" calcext:value-type="float">
            <text:p>25,09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71" calcext:value-type="float">
            <text:p>31,71</text:p>
          </table:table-cell>
          <table:table-cell office:value-type="float" office:value="26.115" calcext:value-type="float">
            <text:p>26,115</text:p>
          </table:table-cell>
          <table:table-cell table:number-columns-repeated="2" office:value-type="float" office:value="25.173" calcext:value-type="float">
            <text:p>25,173</text:p>
          </table:table-cell>
          <table:table-cell office:value-type="float" office:value="24.862" calcext:value-type="float">
            <text:p>24,862</text:p>
          </table:table-cell>
          <table:table-cell office:value-type="float" office:value="24.553" calcext:value-type="float">
            <text:p>24,553</text:p>
          </table:table-cell>
          <table:table-cell table:number-columns-repeated="2" office:value-type="float" office:value="24.245" calcext:value-type="float">
            <text:p>24,245</text:p>
          </table:table-cell>
          <table:table-cell office:value-type="float" office:value="23.635" calcext:value-type="float">
            <text:p>23,635</text:p>
          </table:table-cell>
          <table:table-cell office:value-type="float" office:value="23.03" calcext:value-type="float">
            <text:p>23,03</text:p>
          </table:table-cell>
          <table:table-cell table:number-columns-repeated="3" office:value-type="float" office:value="22.73" calcext:value-type="float">
            <text:p>22,73</text:p>
          </table:table-cell>
          <table:table-cell table:number-columns-repeated="3" office:value-type="float" office:value="22.432" calcext:value-type="float">
            <text:p>22,432</text:p>
          </table:table-cell>
          <table:table-cell table:number-columns-repeated="2" office:value-type="float" office:value="22.135" calcext:value-type="float">
            <text:p>22,135</text:p>
          </table:table-cell>
          <table:table-cell office:value-type="float" office:value="21.84" calcext:value-type="float">
            <text:p>21,84</text:p>
          </table:table-cell>
          <table:table-cell office:value-type="float" office:value="32.396" calcext:value-type="float">
            <text:p>32,396</text:p>
          </table:table-cell>
          <table:table-cell office:value-type="float" office:value="45.742" calcext:value-type="float">
            <text:p>45,742</text:p>
          </table:table-cell>
          <table:table-cell office:value-type="float" office:value="33.787" calcext:value-type="float">
            <text:p>33,787</text:p>
          </table:table-cell>
          <table:table-cell office:value-type="float" office:value="27.07" calcext:value-type="float">
            <text:p>27,07</text:p>
          </table:table-cell>
          <table:table-cell office:value-type="float" office:value="24.553" calcext:value-type="float">
            <text:p>24,553</text:p>
          </table:table-cell>
          <table:table-cell office:value-type="float" office:value="23.939" calcext:value-type="float">
            <text:p>23,939</text:p>
          </table:table-cell>
          <table:table-cell office:value-type="float" office:value="23.331" calcext:value-type="float">
            <text:p>23,331</text:p>
          </table:table-cell>
          <table:table-cell office:value-type="float" office:value="23.03" calcext:value-type="float">
            <text:p>23,03</text:p>
          </table:table-cell>
          <table:table-cell table:number-columns-repeated="2" office:value-type="float" office:value="22.73" calcext:value-type="float">
            <text:p>22,73</text:p>
          </table:table-cell>
          <table:table-cell office:value-type="float" office:value="22.432" calcext:value-type="float">
            <text:p>22,432</text:p>
          </table:table-cell>
          <table:table-cell office:value-type="float" office:value="21.84" calcext:value-type="float">
            <text:p>21,8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5.059" calcext:value-type="float">
            <text:p>95,059</text:p>
          </table:table-cell>
          <table:table-cell office:value-type="float" office:value="24.553" calcext:value-type="float">
            <text:p>24,553</text:p>
          </table:table-cell>
          <table:table-cell office:value-type="float" office:value="38.112" calcext:value-type="float">
            <text:p>38,11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.147" calcext:value-type="float">
            <text:p>68,147</text:p>
          </table:table-cell>
          <table:table-cell office:value-type="float" office:value="39.21" calcext:value-type="float">
            <text:p>39,21</text:p>
          </table:table-cell>
          <table:table-cell office:value-type="float" office:value="37.367" calcext:value-type="float">
            <text:p>37,367</text:p>
          </table:table-cell>
          <table:table-cell office:value-type="float" office:value="95.059" calcext:value-type="float">
            <text:p>95,059</text:p>
          </table:table-cell>
          <table:table-cell office:value-type="float" office:value="70.958" calcext:value-type="float">
            <text:p>70,958</text:p>
          </table:table-cell>
          <table:table-cell office:value-type="float" office:value="78.185" calcext:value-type="float">
            <text:p>78,185</text:p>
          </table:table-cell>
          <table:table-cell office:value-type="float" office:value="55.638" calcext:value-type="float">
            <text:p>55,638</text:p>
          </table:table-cell>
          <table:table-cell office:value-type="float" office:value="45.347" calcext:value-type="float">
            <text:p>45,347</text:p>
          </table:table-cell>
          <table:table-cell office:value-type="float" office:value="39.21" calcext:value-type="float">
            <text:p>39,21</text:p>
          </table:table-cell>
          <table:table-cell office:value-type="float" office:value="35.559" calcext:value-type="float">
            <text:p>35,559</text:p>
          </table:table-cell>
          <table:table-cell office:value-type="float" office:value="32.742" calcext:value-type="float">
            <text:p>32,742</text:p>
          </table:table-cell>
          <table:table-cell office:value-type="float" office:value="33.787" calcext:value-type="float">
            <text:p>33,787</text:p>
          </table:table-cell>
          <table:table-cell office:value-type="float" office:value="32.052" calcext:value-type="float">
            <text:p>32,052</text:p>
          </table:table-cell>
          <table:table-cell office:value-type="float" office:value="29.685" calcext:value-type="float">
            <text:p>29,685</text:p>
          </table:table-cell>
          <table:table-cell office:value-type="float" office:value="28.366" calcext:value-type="float">
            <text:p>28,366</text:p>
          </table:table-cell>
          <table:table-cell table:number-columns-repeated="2" office:value-type="float" office:value="27.715" calcext:value-type="float">
            <text:p>27,715</text:p>
          </table:table-cell>
          <table:table-cell table:number-columns-repeated="2" office:value-type="float" office:value="27.07" calcext:value-type="float">
            <text:p>27,07</text:p>
          </table:table-cell>
          <table:table-cell office:value-type="float" office:value="26.432" calcext:value-type="float">
            <text:p>26,432</text:p>
          </table:table-cell>
          <table:table-cell office:value-type="float" office:value="26.115" calcext:value-type="float">
            <text:p>26,115</text:p>
          </table:table-cell>
          <table:table-cell table:number-columns-repeated="2" office:value-type="float" office:value="25.799" calcext:value-type="float">
            <text:p>25,799</text:p>
          </table:table-cell>
          <table:table-cell table:number-columns-repeated="2" office:value-type="float" office:value="25.173" calcext:value-type="float">
            <text:p>25,173</text:p>
          </table:table-cell>
          <table:table-cell table:number-columns-repeated="2" office:value-type="float" office:value="24.553" calcext:value-type="float">
            <text:p>24,553</text:p>
          </table:table-cell>
          <table:table-cell office:value-type="float" office:value="25.173" calcext:value-type="float">
            <text:p>25,173</text:p>
          </table:table-cell>
          <table:table-cell office:value-type="float" office:value="43.39" calcext:value-type="float">
            <text:p>43,39</text:p>
          </table:table-cell>
          <table:table-cell office:value-type="float" office:value="40.333" calcext:value-type="float">
            <text:p>40,33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7.739" calcext:value-type="float">
            <text:p>87,739</text:p>
          </table:table-cell>
          <table:table-cell office:value-type="float" office:value="23.03" calcext:value-type="float">
            <text:p>23,03</text:p>
          </table:table-cell>
          <table:table-cell office:value-type="float" office:value="28.746" calcext:value-type="float">
            <text:p>28,74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7.715" calcext:value-type="float">
            <text:p>27,715</text:p>
          </table:table-cell>
          <table:table-cell office:value-type="float" office:value="27.392" calcext:value-type="float">
            <text:p>27,392</text:p>
          </table:table-cell>
          <table:table-cell office:value-type="float" office:value="33.089" calcext:value-type="float">
            <text:p>33,089</text:p>
          </table:table-cell>
          <table:table-cell office:value-type="float" office:value="31.029" calcext:value-type="float">
            <text:p>31,029</text:p>
          </table:table-cell>
          <table:table-cell office:value-type="float" office:value="28.693" calcext:value-type="float">
            <text:p>28,693</text:p>
          </table:table-cell>
          <table:table-cell office:value-type="float" office:value="27.715" calcext:value-type="float">
            <text:p>27,715</text:p>
          </table:table-cell>
          <table:table-cell table:number-columns-repeated="2" office:value-type="float" office:value="27.392" calcext:value-type="float">
            <text:p>27,392</text:p>
          </table:table-cell>
          <table:table-cell office:value-type="float" office:value="29.022" calcext:value-type="float">
            <text:p>29,022</text:p>
          </table:table-cell>
          <table:table-cell office:value-type="float" office:value="26.75" calcext:value-type="float">
            <text:p>26,75</text:p>
          </table:table-cell>
          <table:table-cell office:value-type="float" office:value="25.485" calcext:value-type="float">
            <text:p>25,485</text:p>
          </table:table-cell>
          <table:table-cell table:number-columns-repeated="6" office:value-type="float" office:value="24.553" calcext:value-type="float">
            <text:p>24,553</text:p>
          </table:table-cell>
          <table:table-cell table:number-columns-repeated="2" office:value-type="float" office:value="24.245" calcext:value-type="float">
            <text:p>24,245</text:p>
          </table:table-cell>
          <table:table-cell office:value-type="float" office:value="23.635" calcext:value-type="float">
            <text:p>23,635</text:p>
          </table:table-cell>
          <table:table-cell table:number-columns-repeated="2" office:value-type="float" office:value="23.331" calcext:value-type="float">
            <text:p>23,331</text:p>
          </table:table-cell>
          <table:table-cell table:number-columns-repeated="5" office:value-type="float" office:value="23.03" calcext:value-type="float">
            <text:p>23,03</text:p>
          </table:table-cell>
          <table:table-cell office:value-type="float" office:value="37.002" calcext:value-type="float">
            <text:p>37,002</text:p>
          </table:table-cell>
          <table:table-cell office:value-type="float" office:value="45.742" calcext:value-type="float">
            <text:p>45,742</text:p>
          </table:table-cell>
          <table:table-cell office:value-type="float" office:value="87.739" calcext:value-type="float">
            <text:p>87,73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1.527" calcext:value-type="float">
            <text:p>111,527</text:p>
          </table:table-cell>
          <table:table-cell office:value-type="float" office:value="26.75" calcext:value-type="float">
            <text:p>26,75</text:p>
          </table:table-cell>
          <table:table-cell office:value-type="float" office:value="39.181" calcext:value-type="float">
            <text:p>39,18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3.787" calcext:value-type="float">
            <text:p>33,787</text:p>
          </table:table-cell>
          <table:table-cell office:value-type="float" office:value="32.396" calcext:value-type="float">
            <text:p>32,396</text:p>
          </table:table-cell>
          <table:table-cell office:value-type="float" office:value="30.354" calcext:value-type="float">
            <text:p>30,354</text:p>
          </table:table-cell>
          <table:table-cell office:value-type="float" office:value="28.366" calcext:value-type="float">
            <text:p>28,366</text:p>
          </table:table-cell>
          <table:table-cell office:value-type="float" office:value="33.787" calcext:value-type="float">
            <text:p>33,787</text:p>
          </table:table-cell>
          <table:table-cell office:value-type="float" office:value="111.527" calcext:value-type="float">
            <text:p>111,527</text:p>
          </table:table-cell>
          <table:table-cell office:value-type="float" office:value="103.161" calcext:value-type="float">
            <text:p>103,161</text:p>
          </table:table-cell>
          <table:table-cell office:value-type="float" office:value="55.638" calcext:value-type="float">
            <text:p>55,638</text:p>
          </table:table-cell>
          <table:table-cell office:value-type="float" office:value="39.583" calcext:value-type="float">
            <text:p>39,583</text:p>
          </table:table-cell>
          <table:table-cell office:value-type="float" office:value="35.917" calcext:value-type="float">
            <text:p>35,917</text:p>
          </table:table-cell>
          <table:table-cell office:value-type="float" office:value="33.089" calcext:value-type="float">
            <text:p>33,089</text:p>
          </table:table-cell>
          <table:table-cell office:value-type="float" office:value="39.21" calcext:value-type="float">
            <text:p>39,21</text:p>
          </table:table-cell>
          <table:table-cell office:value-type="float" office:value="44.56" calcext:value-type="float">
            <text:p>44,56</text:p>
          </table:table-cell>
          <table:table-cell office:value-type="float" office:value="36.639" calcext:value-type="float">
            <text:p>36,639</text:p>
          </table:table-cell>
          <table:table-cell office:value-type="float" office:value="33.437" calcext:value-type="float">
            <text:p>33,437</text:p>
          </table:table-cell>
          <table:table-cell office:value-type="float" office:value="32.052" calcext:value-type="float">
            <text:p>32,052</text:p>
          </table:table-cell>
          <table:table-cell office:value-type="float" office:value="31.71" calcext:value-type="float">
            <text:p>31,71</text:p>
          </table:table-cell>
          <table:table-cell office:value-type="float" office:value="30.691" calcext:value-type="float">
            <text:p>30,691</text:p>
          </table:table-cell>
          <table:table-cell office:value-type="float" office:value="31.369" calcext:value-type="float">
            <text:p>31,369</text:p>
          </table:table-cell>
          <table:table-cell office:value-type="float" office:value="33.089" calcext:value-type="float">
            <text:p>33,089</text:p>
          </table:table-cell>
          <table:table-cell office:value-type="float" office:value="40.711" calcext:value-type="float">
            <text:p>40,711</text:p>
          </table:table-cell>
          <table:table-cell office:value-type="float" office:value="34.139" calcext:value-type="float">
            <text:p>34,139</text:p>
          </table:table-cell>
          <table:table-cell office:value-type="float" office:value="31.71" calcext:value-type="float">
            <text:p>31,71</text:p>
          </table:table-cell>
          <table:table-cell office:value-type="float" office:value="34.492" calcext:value-type="float">
            <text:p>34,492</text:p>
          </table:table-cell>
          <table:table-cell office:value-type="float" office:value="32.742" calcext:value-type="float">
            <text:p>32,742</text:p>
          </table:table-cell>
          <table:table-cell office:value-type="float" office:value="31.029" calcext:value-type="float">
            <text:p>31,029</text:p>
          </table:table-cell>
          <table:table-cell office:value-type="float" office:value="30.019" calcext:value-type="float">
            <text:p>30,019</text:p>
          </table:table-cell>
          <table:table-cell office:value-type="float" office:value="29.685" calcext:value-type="float">
            <text:p>29,685</text:p>
          </table:table-cell>
          <table:table-cell office:value-type="float" office:value="26.75" calcext:value-type="float">
            <text:p>26,7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7.249" calcext:value-type="float">
            <text:p>117,249</text:p>
          </table:table-cell>
          <table:table-cell office:value-type="float" office:value="30.019" calcext:value-type="float">
            <text:p>30,019</text:p>
          </table:table-cell>
          <table:table-cell office:value-type="float" office:value="43.997" calcext:value-type="float">
            <text:p>43,99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.091" calcext:value-type="float">
            <text:p>53,091</text:p>
          </table:table-cell>
          <table:table-cell office:value-type="float" office:value="40.711" calcext:value-type="float">
            <text:p>40,711</text:p>
          </table:table-cell>
          <table:table-cell office:value-type="float" office:value="34.846" calcext:value-type="float">
            <text:p>34,846</text:p>
          </table:table-cell>
          <table:table-cell office:value-type="float" office:value="30.691" calcext:value-type="float">
            <text:p>30,691</text:p>
          </table:table-cell>
          <table:table-cell office:value-type="float" office:value="31.029" calcext:value-type="float">
            <text:p>31,029</text:p>
          </table:table-cell>
          <table:table-cell office:value-type="float" office:value="47.337" calcext:value-type="float">
            <text:p>47,337</text:p>
          </table:table-cell>
          <table:table-cell office:value-type="float" office:value="54.784" calcext:value-type="float">
            <text:p>54,784</text:p>
          </table:table-cell>
          <table:table-cell office:value-type="float" office:value="48.954" calcext:value-type="float">
            <text:p>48,954</text:p>
          </table:table-cell>
          <table:table-cell office:value-type="float" office:value="38.468" calcext:value-type="float">
            <text:p>38,468</text:p>
          </table:table-cell>
          <table:table-cell office:value-type="float" office:value="33.089" calcext:value-type="float">
            <text:p>33,089</text:p>
          </table:table-cell>
          <table:table-cell office:value-type="float" office:value="30.691" calcext:value-type="float">
            <text:p>30,691</text:p>
          </table:table-cell>
          <table:table-cell office:value-type="float" office:value="32.052" calcext:value-type="float">
            <text:p>32,052</text:p>
          </table:table-cell>
          <table:table-cell office:value-type="float" office:value="37.002" calcext:value-type="float">
            <text:p>37,002</text:p>
          </table:table-cell>
          <table:table-cell office:value-type="float" office:value="31.369" calcext:value-type="float">
            <text:p>31,369</text:p>
          </table:table-cell>
          <table:table-cell office:value-type="float" office:value="32.396" calcext:value-type="float">
            <text:p>32,396</text:p>
          </table:table-cell>
          <table:table-cell office:value-type="float" office:value="31.71" calcext:value-type="float">
            <text:p>31,71</text:p>
          </table:table-cell>
          <table:table-cell office:value-type="float" office:value="30.019" calcext:value-type="float">
            <text:p>30,019</text:p>
          </table:table-cell>
          <table:table-cell office:value-type="float" office:value="35.559" calcext:value-type="float">
            <text:p>35,559</text:p>
          </table:table-cell>
          <table:table-cell office:value-type="float" office:value="46.936" calcext:value-type="float">
            <text:p>46,936</text:p>
          </table:table-cell>
          <table:table-cell office:value-type="float" office:value="117.249" calcext:value-type="float">
            <text:p>117,249</text:p>
          </table:table-cell>
          <table:table-cell office:value-type="float" office:value="97.73" calcext:value-type="float">
            <text:p>97,73</text:p>
          </table:table-cell>
          <table:table-cell office:value-type="float" office:value="70.958" calcext:value-type="float">
            <text:p>70,958</text:p>
          </table:table-cell>
          <table:table-cell office:value-type="float" office:value="51.006" calcext:value-type="float">
            <text:p>51,006</text:p>
          </table:table-cell>
          <table:table-cell office:value-type="float" office:value="41.469" calcext:value-type="float">
            <text:p>41,469</text:p>
          </table:table-cell>
          <table:table-cell office:value-type="float" office:value="39.958" calcext:value-type="float">
            <text:p>39,958</text:p>
          </table:table-cell>
          <table:table-cell office:value-type="float" office:value="34.492" calcext:value-type="float">
            <text:p>34,492</text:p>
          </table:table-cell>
          <table:table-cell office:value-type="float" office:value="38.839" calcext:value-type="float">
            <text:p>38,839</text:p>
          </table:table-cell>
          <table:table-cell office:value-type="float" office:value="43.004" calcext:value-type="float">
            <text:p>43,004</text:p>
          </table:table-cell>
          <table:table-cell office:value-type="float" office:value="37.002" calcext:value-type="float">
            <text:p>37,002</text:p>
          </table:table-cell>
          <table:table-cell office:value-type="float" office:value="36.278" calcext:value-type="float">
            <text:p>36,278</text:p>
          </table:table-cell>
          <table:table-cell office:value-type="float" office:value="35.202" calcext:value-type="float">
            <text:p>35,20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0.397" calcext:value-type="float">
            <text:p>110,397</text:p>
          </table:table-cell>
          <table:table-cell office:value-type="float" office:value="29.685" calcext:value-type="float">
            <text:p>29,685</text:p>
          </table:table-cell>
          <table:table-cell office:value-type="float" office:value="50.291" calcext:value-type="float">
            <text:p>50,29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787" calcext:value-type="float">
            <text:p>33,787</text:p>
          </table:table-cell>
          <table:table-cell office:value-type="float" office:value="31.71" calcext:value-type="float">
            <text:p>31,71</text:p>
          </table:table-cell>
          <table:table-cell office:value-type="float" office:value="33.787" calcext:value-type="float">
            <text:p>33,787</text:p>
          </table:table-cell>
          <table:table-cell office:value-type="float" office:value="33.089" calcext:value-type="float">
            <text:p>33,089</text:p>
          </table:table-cell>
          <table:table-cell office:value-type="float" office:value="37.002" calcext:value-type="float">
            <text:p>37,002</text:p>
          </table:table-cell>
          <table:table-cell office:value-type="float" office:value="107.591" calcext:value-type="float">
            <text:p>107,591</text:p>
          </table:table-cell>
          <table:table-cell office:value-type="float" office:value="80.16" calcext:value-type="float">
            <text:p>80,16</text:p>
          </table:table-cell>
          <table:table-cell office:value-type="float" office:value="66.758" calcext:value-type="float">
            <text:p>66,758</text:p>
          </table:table-cell>
          <table:table-cell office:value-type="float" office:value="61.319" calcext:value-type="float">
            <text:p>61,319</text:p>
          </table:table-cell>
          <table:table-cell office:value-type="float" office:value="58.669" calcext:value-type="float">
            <text:p>58,669</text:p>
          </table:table-cell>
          <table:table-cell office:value-type="float" office:value="51.006" calcext:value-type="float">
            <text:p>51,006</text:p>
          </table:table-cell>
          <table:table-cell office:value-type="float" office:value="47.739" calcext:value-type="float">
            <text:p>47,739</text:p>
          </table:table-cell>
          <table:table-cell office:value-type="float" office:value="45.742" calcext:value-type="float">
            <text:p>45,742</text:p>
          </table:table-cell>
          <table:table-cell office:value-type="float" office:value="107.591" calcext:value-type="float">
            <text:p>107,591</text:p>
          </table:table-cell>
          <table:table-cell office:value-type="float" office:value="110.397" calcext:value-type="float">
            <text:p>110,397</text:p>
          </table:table-cell>
          <table:table-cell office:value-type="float" office:value="55.21" calcext:value-type="float">
            <text:p>55,21</text:p>
          </table:table-cell>
          <table:table-cell office:value-type="float" office:value="43.779" calcext:value-type="float">
            <text:p>43,779</text:p>
          </table:table-cell>
          <table:table-cell office:value-type="float" office:value="38.468" calcext:value-type="float">
            <text:p>38,468</text:p>
          </table:table-cell>
          <table:table-cell office:value-type="float" office:value="34.492" calcext:value-type="float">
            <text:p>34,492</text:p>
          </table:table-cell>
          <table:table-cell table:number-columns-repeated="2" office:value-type="float" office:value="33.089" calcext:value-type="float">
            <text:p>33,089</text:p>
          </table:table-cell>
          <table:table-cell office:value-type="float" office:value="32.052" calcext:value-type="float">
            <text:p>32,052</text:p>
          </table:table-cell>
          <table:table-cell office:value-type="float" office:value="31.369" calcext:value-type="float">
            <text:p>31,369</text:p>
          </table:table-cell>
          <table:table-cell office:value-type="float" office:value="30.019" calcext:value-type="float">
            <text:p>30,019</text:p>
          </table:table-cell>
          <table:table-cell table:number-columns-repeated="2" office:value-type="float" office:value="29.685" calcext:value-type="float">
            <text:p>29,685</text:p>
          </table:table-cell>
          <table:table-cell office:value-type="float" office:value="56.929" calcext:value-type="float">
            <text:p>56,929</text:p>
          </table:table-cell>
          <table:table-cell office:value-type="float" office:value="53.935" calcext:value-type="float">
            <text:p>53,935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1.105" calcext:value-type="float">
            <text:p>161,105</text:p>
          </table:table-cell>
          <table:table-cell office:value-type="float" office:value="34.139" calcext:value-type="float">
            <text:p>34,139</text:p>
          </table:table-cell>
          <table:table-cell office:value-type="float" office:value="66.993" calcext:value-type="float">
            <text:p>66,99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.154" calcext:value-type="float">
            <text:p>81,154</text:p>
          </table:table-cell>
          <table:table-cell office:value-type="float" office:value="68.612" calcext:value-type="float">
            <text:p>68,612</text:p>
          </table:table-cell>
          <table:table-cell office:value-type="float" office:value="68.147" calcext:value-type="float">
            <text:p>68,147</text:p>
          </table:table-cell>
          <table:table-cell office:value-type="float" office:value="77.205" calcext:value-type="float">
            <text:p>77,205</text:p>
          </table:table-cell>
          <table:table-cell office:value-type="float" office:value="65.381" calcext:value-type="float">
            <text:p>65,381</text:p>
          </table:table-cell>
          <table:table-cell office:value-type="float" office:value="61.765" calcext:value-type="float">
            <text:p>61,765</text:p>
          </table:table-cell>
          <table:table-cell office:value-type="float" office:value="65.381" calcext:value-type="float">
            <text:p>65,381</text:p>
          </table:table-cell>
          <table:table-cell office:value-type="float" office:value="64.015" calcext:value-type="float">
            <text:p>64,015</text:p>
          </table:table-cell>
          <table:table-cell office:value-type="float" office:value="50.181" calcext:value-type="float">
            <text:p>50,181</text:p>
          </table:table-cell>
          <table:table-cell office:value-type="float" office:value="41.469" calcext:value-type="float">
            <text:p>41,469</text:p>
          </table:table-cell>
          <table:table-cell office:value-type="float" office:value="40.333" calcext:value-type="float">
            <text:p>40,333</text:p>
          </table:table-cell>
          <table:table-cell office:value-type="float" office:value="50.181" calcext:value-type="float">
            <text:p>50,181</text:p>
          </table:table-cell>
          <table:table-cell office:value-type="float" office:value="161.105" calcext:value-type="float">
            <text:p>161,105</text:p>
          </table:table-cell>
          <table:table-cell office:value-type="float" office:value="120.738" calcext:value-type="float">
            <text:p>120,738</text:p>
          </table:table-cell>
          <table:table-cell office:value-type="float" office:value="88.77" calcext:value-type="float">
            <text:p>88,77</text:p>
          </table:table-cell>
          <table:table-cell office:value-type="float" office:value="64.924" calcext:value-type="float">
            <text:p>64,924</text:p>
          </table:table-cell>
          <table:table-cell office:value-type="float" office:value="56.498" calcext:value-type="float">
            <text:p>56,498</text:p>
          </table:table-cell>
          <table:table-cell office:value-type="float" office:value="47.337" calcext:value-type="float">
            <text:p>47,337</text:p>
          </table:table-cell>
          <table:table-cell office:value-type="float" office:value="43.39" calcext:value-type="float">
            <text:p>43,39</text:p>
          </table:table-cell>
          <table:table-cell office:value-type="float" office:value="41.089" calcext:value-type="float">
            <text:p>41,089</text:p>
          </table:table-cell>
          <table:table-cell office:value-type="float" office:value="64.469" calcext:value-type="float">
            <text:p>64,469</text:p>
          </table:table-cell>
          <table:table-cell office:value-type="float" office:value="81.154" calcext:value-type="float">
            <text:p>81,154</text:p>
          </table:table-cell>
          <table:table-cell office:value-type="float" office:value="85.691" calcext:value-type="float">
            <text:p>85,691</text:p>
          </table:table-cell>
          <table:table-cell office:value-type="float" office:value="107.591" calcext:value-type="float">
            <text:p>107,591</text:p>
          </table:table-cell>
          <table:table-cell office:value-type="float" office:value="88.254" calcext:value-type="float">
            <text:p>88,254</text:p>
          </table:table-cell>
          <table:table-cell office:value-type="float" office:value="75.261" calcext:value-type="float">
            <text:p>75,261</text:p>
          </table:table-cell>
          <table:table-cell office:value-type="float" office:value="56.067" calcext:value-type="float">
            <text:p>56,067</text:p>
          </table:table-cell>
          <table:table-cell office:value-type="float" office:value="46.139" calcext:value-type="float">
            <text:p>46,139</text:p>
          </table:table-cell>
          <table:table-cell office:value-type="float" office:value="42.234" calcext:value-type="float">
            <text:p>42,234</text:p>
          </table:table-cell>
          <table:table-cell office:value-type="float" office:value="38.1" calcext:value-type="float">
            <text:p>38,1</text:p>
          </table:table-cell>
          <table:table-cell office:value-type="float" office:value="34.139" calcext:value-type="float">
            <text:p>34,13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7.837" calcext:value-type="float">
            <text:p>127,837</text:p>
          </table:table-cell>
          <table:table-cell office:value-type="float" office:value="14.489" calcext:value-type="float">
            <text:p>14,489</text:p>
          </table:table-cell>
          <table:table-cell office:value-type="float" office:value="36.543" calcext:value-type="float">
            <text:p>36,54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89" calcext:value-type="float">
            <text:p>14,489</text:p>
          </table:table-cell>
          <table:table-cell office:value-type="float" office:value="32.742" calcext:value-type="float">
            <text:p>32,742</text:p>
          </table:table-cell>
          <table:table-cell office:value-type="float" office:value="37.002" calcext:value-type="float">
            <text:p>37,002</text:p>
          </table:table-cell>
          <table:table-cell office:value-type="float" office:value="35.917" calcext:value-type="float">
            <text:p>35,917</text:p>
          </table:table-cell>
          <table:table-cell office:value-type="float" office:value="29.022" calcext:value-type="float">
            <text:p>29,022</text:p>
          </table:table-cell>
          <table:table-cell office:value-type="float" office:value="23.939" calcext:value-type="float">
            <text:p>23,939</text:p>
          </table:table-cell>
          <table:table-cell office:value-type="float" office:value="21.547" calcext:value-type="float">
            <text:p>21,547</text:p>
          </table:table-cell>
          <table:table-cell office:value-type="float" office:value="25.485" calcext:value-type="float">
            <text:p>25,485</text:p>
          </table:table-cell>
          <table:table-cell office:value-type="float" office:value="30.354" calcext:value-type="float">
            <text:p>30,354</text:p>
          </table:table-cell>
          <table:table-cell office:value-type="float" office:value="27.392" calcext:value-type="float">
            <text:p>27,392</text:p>
          </table:table-cell>
          <table:table-cell office:value-type="float" office:value="23.03" calcext:value-type="float">
            <text:p>23,03</text:p>
          </table:table-cell>
          <table:table-cell office:value-type="float" office:value="19.537" calcext:value-type="float">
            <text:p>19,537</text:p>
          </table:table-cell>
          <table:table-cell office:value-type="float" office:value="17.878" calcext:value-type="float">
            <text:p>17,878</text:p>
          </table:table-cell>
          <table:table-cell office:value-type="float" office:value="16.805" calcext:value-type="float">
            <text:p>16,805</text:p>
          </table:table-cell>
          <table:table-cell office:value-type="float" office:value="16.278" calcext:value-type="float">
            <text:p>16,278</text:p>
          </table:table-cell>
          <table:table-cell office:value-type="float" office:value="23.331" calcext:value-type="float">
            <text:p>23,331</text:p>
          </table:table-cell>
          <table:table-cell office:value-type="float" office:value="33.787" calcext:value-type="float">
            <text:p>33,787</text:p>
          </table:table-cell>
          <table:table-cell office:value-type="float" office:value="51.836" calcext:value-type="float">
            <text:p>51,836</text:p>
          </table:table-cell>
          <table:table-cell office:value-type="float" office:value="42.618" calcext:value-type="float">
            <text:p>42,618</text:p>
          </table:table-cell>
          <table:table-cell office:value-type="float" office:value="37.732" calcext:value-type="float">
            <text:p>37,732</text:p>
          </table:table-cell>
          <table:table-cell table:number-columns-repeated="2" office:value-type="float" office:value="32.396" calcext:value-type="float">
            <text:p>32,396</text:p>
          </table:table-cell>
          <table:table-cell office:value-type="float" office:value="28.04" calcext:value-type="float">
            <text:p>28,04</text:p>
          </table:table-cell>
          <table:table-cell office:value-type="float" office:value="35.917" calcext:value-type="float">
            <text:p>35,917</text:p>
          </table:table-cell>
          <table:table-cell office:value-type="float" office:value="40.711" calcext:value-type="float">
            <text:p>40,711</text:p>
          </table:table-cell>
          <table:table-cell office:value-type="float" office:value="37.002" calcext:value-type="float">
            <text:p>37,002</text:p>
          </table:table-cell>
          <table:table-cell office:value-type="float" office:value="43.004" calcext:value-type="float">
            <text:p>43,004</text:p>
          </table:table-cell>
          <table:table-cell office:value-type="float" office:value="56.498" calcext:value-type="float">
            <text:p>56,498</text:p>
          </table:table-cell>
          <table:table-cell office:value-type="float" office:value="46.936" calcext:value-type="float">
            <text:p>46,936</text:p>
          </table:table-cell>
          <table:table-cell office:value-type="float" office:value="91.37" calcext:value-type="float">
            <text:p>91,37</text:p>
          </table:table-cell>
          <table:table-cell office:value-type="float" office:value="127.837" calcext:value-type="float">
            <text:p>127,83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958" calcext:value-type="float">
            <text:p>39,958</text:p>
          </table:table-cell>
          <table:table-cell office:value-type="float" office:value="11.167" calcext:value-type="float">
            <text:p>11,167</text:p>
          </table:table-cell>
          <table:table-cell office:value-type="float" office:value="18.371" calcext:value-type="float">
            <text:p>18,37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135" calcext:value-type="float">
            <text:p>22,135</text:p>
          </table:table-cell>
          <table:table-cell office:value-type="float" office:value="16.018" calcext:value-type="float">
            <text:p>16,018</text:p>
          </table:table-cell>
          <table:table-cell office:value-type="float" office:value="14.24" calcext:value-type="float">
            <text:p>14,24</text:p>
          </table:table-cell>
          <table:table-cell office:value-type="float" office:value="13.023" calcext:value-type="float">
            <text:p>13,023</text:p>
          </table:table-cell>
          <table:table-cell office:value-type="float" office:value="12.313" calcext:value-type="float">
            <text:p>12,313</text:p>
          </table:table-cell>
          <table:table-cell table:number-columns-repeated="3" office:value-type="float" office:value="11.392" calcext:value-type="float">
            <text:p>11,392</text:p>
          </table:table-cell>
          <table:table-cell office:value-type="float" office:value="12.548" calcext:value-type="float">
            <text:p>12,548</text:p>
          </table:table-cell>
          <table:table-cell office:value-type="float" office:value="16.805" calcext:value-type="float">
            <text:p>16,805</text:p>
          </table:table-cell>
          <table:table-cell office:value-type="float" office:value="15.759" calcext:value-type="float">
            <text:p>15,759</text:p>
          </table:table-cell>
          <table:table-cell office:value-type="float" office:value="13.993" calcext:value-type="float">
            <text:p>13,993</text:p>
          </table:table-cell>
          <table:table-cell office:value-type="float" office:value="11.167" calcext:value-type="float">
            <text:p>11,167</text:p>
          </table:table-cell>
          <table:table-cell office:value-type="float" office:value="11.392" calcext:value-type="float">
            <text:p>11,392</text:p>
          </table:table-cell>
          <table:table-cell office:value-type="float" office:value="26.115" calcext:value-type="float">
            <text:p>26,115</text:p>
          </table:table-cell>
          <table:table-cell office:value-type="float" office:value="24.553" calcext:value-type="float">
            <text:p>24,553</text:p>
          </table:table-cell>
          <table:table-cell office:value-type="float" office:value="28.366" calcext:value-type="float">
            <text:p>28,366</text:p>
          </table:table-cell>
          <table:table-cell office:value-type="float" office:value="20.103" calcext:value-type="float">
            <text:p>20,103</text:p>
          </table:table-cell>
          <table:table-cell office:value-type="float" office:value="19.819" calcext:value-type="float">
            <text:p>19,819</text:p>
          </table:table-cell>
          <table:table-cell office:value-type="float" office:value="25.173" calcext:value-type="float">
            <text:p>25,173</text:p>
          </table:table-cell>
          <table:table-cell office:value-type="float" office:value="21.547" calcext:value-type="float">
            <text:p>21,547</text:p>
          </table:table-cell>
          <table:table-cell office:value-type="float" office:value="16.805" calcext:value-type="float">
            <text:p>16,805</text:p>
          </table:table-cell>
          <table:table-cell office:value-type="float" office:value="13.993" calcext:value-type="float">
            <text:p>13,993</text:p>
          </table:table-cell>
          <table:table-cell office:value-type="float" office:value="19.537" calcext:value-type="float">
            <text:p>19,537</text:p>
          </table:table-cell>
          <table:table-cell office:value-type="float" office:value="39.958" calcext:value-type="float">
            <text:p>39,958</text:p>
          </table:table-cell>
          <table:table-cell office:value-type="float" office:value="30.019" calcext:value-type="float">
            <text:p>30,019</text:p>
          </table:table-cell>
          <table:table-cell office:value-type="float" office:value="22.135" calcext:value-type="float">
            <text:p>22,135</text:p>
          </table:table-cell>
          <table:table-cell office:value-type="float" office:value="18.15" calcext:value-type="float">
            <text:p>18,15</text:p>
          </table:table-cell>
          <table:table-cell office:value-type="float" office:value="16.805" calcext:value-type="float">
            <text:p>16,805</text:p>
          </table:table-cell>
          <table:table-cell office:value-type="float" office:value="14.489" calcext:value-type="float">
            <text:p>14,48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015" calcext:value-type="float">
            <text:p>64,015</text:p>
          </table:table-cell>
          <table:table-cell office:value-type="float" office:value="10.721" calcext:value-type="float">
            <text:p>10,721</text:p>
          </table:table-cell>
          <table:table-cell office:value-type="float" office:value="18.868" calcext:value-type="float">
            <text:p>18,868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721" calcext:value-type="float">
            <text:p>10,721</text:p>
          </table:table-cell>
          <table:table-cell office:value-type="float" office:value="11.167" calcext:value-type="float">
            <text:p>11,167</text:p>
          </table:table-cell>
          <table:table-cell office:value-type="float" office:value="12.08" calcext:value-type="float">
            <text:p>12,08</text:p>
          </table:table-cell>
          <table:table-cell table:number-columns-repeated="2" office:value-type="float" office:value="14.992" calcext:value-type="float">
            <text:p>14,992</text:p>
          </table:table-cell>
          <table:table-cell office:value-type="float" office:value="12.548" calcext:value-type="float">
            <text:p>12,548</text:p>
          </table:table-cell>
          <table:table-cell office:value-type="float" office:value="11.849" calcext:value-type="float">
            <text:p>11,849</text:p>
          </table:table-cell>
          <table:table-cell office:value-type="float" office:value="11.392" calcext:value-type="float">
            <text:p>11,392</text:p>
          </table:table-cell>
          <table:table-cell office:value-type="float" office:value="12.313" calcext:value-type="float">
            <text:p>12,313</text:p>
          </table:table-cell>
          <table:table-cell office:value-type="float" office:value="13.748" calcext:value-type="float">
            <text:p>13,748</text:p>
          </table:table-cell>
          <table:table-cell office:value-type="float" office:value="18.7" calcext:value-type="float">
            <text:p>18,7</text:p>
          </table:table-cell>
          <table:table-cell office:value-type="float" office:value="17.338" calcext:value-type="float">
            <text:p>17,338</text:p>
          </table:table-cell>
          <table:table-cell office:value-type="float" office:value="44.56" calcext:value-type="float">
            <text:p>44,56</text:p>
          </table:table-cell>
          <table:table-cell office:value-type="float" office:value="34.492" calcext:value-type="float">
            <text:p>34,492</text:p>
          </table:table-cell>
          <table:table-cell office:value-type="float" office:value="24.245" calcext:value-type="float">
            <text:p>24,245</text:p>
          </table:table-cell>
          <table:table-cell office:value-type="float" office:value="16.805" calcext:value-type="float">
            <text:p>16,805</text:p>
          </table:table-cell>
          <table:table-cell office:value-type="float" office:value="13.993" calcext:value-type="float">
            <text:p>13,993</text:p>
          </table:table-cell>
          <table:table-cell office:value-type="float" office:value="13.263" calcext:value-type="float">
            <text:p>13,263</text:p>
          </table:table-cell>
          <table:table-cell office:value-type="float" office:value="12.313" calcext:value-type="float">
            <text:p>12,313</text:p>
          </table:table-cell>
          <table:table-cell office:value-type="float" office:value="12.08" calcext:value-type="float">
            <text:p>12,08</text:p>
          </table:table-cell>
          <table:table-cell table:number-columns-repeated="2" office:value-type="float" office:value="11.62" calcext:value-type="float">
            <text:p>11,62</text:p>
          </table:table-cell>
          <table:table-cell table:number-columns-repeated="2" office:value-type="float" office:value="11.849" calcext:value-type="float">
            <text:p>11,849</text:p>
          </table:table-cell>
          <table:table-cell office:value-type="float" office:value="12.08" calcext:value-type="float">
            <text:p>12,08</text:p>
          </table:table-cell>
          <table:table-cell office:value-type="float" office:value="13.263" calcext:value-type="float">
            <text:p>13,263</text:p>
          </table:table-cell>
          <table:table-cell office:value-type="float" office:value="13.023" calcext:value-type="float">
            <text:p>13,023</text:p>
          </table:table-cell>
          <table:table-cell office:value-type="float" office:value="13.993" calcext:value-type="float">
            <text:p>13,993</text:p>
          </table:table-cell>
          <table:table-cell office:value-type="float" office:value="53.512" calcext:value-type="float">
            <text:p>53,512</text:p>
          </table:table-cell>
          <table:table-cell office:value-type="float" office:value="64.015" calcext:value-type="float">
            <text:p>64,015</text:p>
          </table:table-cell>
          <table:table-cell office:value-type="float" office:value="34.492" calcext:value-type="float">
            <text:p>34,49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263" calcext:value-type="float">
            <text:p>13,263</text:p>
          </table:table-cell>
          <table:table-cell office:value-type="float" office:value="10.721" calcext:value-type="float">
            <text:p>10,721</text:p>
          </table:table-cell>
          <table:table-cell office:value-type="float" office:value="11.376" calcext:value-type="float">
            <text:p>11,3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263" calcext:value-type="float">
            <text:p>13,263</text:p>
          </table:table-cell>
          <table:table-cell office:value-type="float" office:value="12.785" calcext:value-type="float">
            <text:p>12,785</text:p>
          </table:table-cell>
          <table:table-cell office:value-type="float" office:value="12.313" calcext:value-type="float">
            <text:p>12,313</text:p>
          </table:table-cell>
          <table:table-cell office:value-type="float" office:value="12.08" calcext:value-type="float">
            <text:p>12,08</text:p>
          </table:table-cell>
          <table:table-cell table:number-columns-repeated="4" office:value-type="float" office:value="11.62" calcext:value-type="float">
            <text:p>11,62</text:p>
          </table:table-cell>
          <table:table-cell office:value-type="float" office:value="11.392" calcext:value-type="float">
            <text:p>11,392</text:p>
          </table:table-cell>
          <table:table-cell table:number-columns-repeated="4" office:value-type="float" office:value="11.167" calcext:value-type="float">
            <text:p>11,167</text:p>
          </table:table-cell>
          <table:table-cell table:number-columns-repeated="6" office:value-type="float" office:value="10.721" calcext:value-type="float">
            <text:p>10,721</text:p>
          </table:table-cell>
          <table:table-cell office:value-type="float" office:value="10.943" calcext:value-type="float">
            <text:p>10,943</text:p>
          </table:table-cell>
          <table:table-cell table:number-columns-repeated="2" office:value-type="float" office:value="11.167" calcext:value-type="float">
            <text:p>11,167</text:p>
          </table:table-cell>
          <table:table-cell office:value-type="float" office:value="11.392" calcext:value-type="float">
            <text:p>11,392</text:p>
          </table:table-cell>
          <table:table-cell office:value-type="float" office:value="11.62" calcext:value-type="float">
            <text:p>11,62</text:p>
          </table:table-cell>
          <table:table-cell table:number-columns-repeated="2" office:value-type="float" office:value="11.392" calcext:value-type="float">
            <text:p>11,392</text:p>
          </table:table-cell>
          <table:table-cell office:value-type="float" office:value="11.167" calcext:value-type="float">
            <text:p>11,167</text:p>
          </table:table-cell>
          <table:table-cell office:value-type="float" office:value="11.392" calcext:value-type="float">
            <text:p>11,392</text:p>
          </table:table-cell>
          <table:table-cell table:number-columns-repeated="2" office:value-type="float" office:value="11.167" calcext:value-type="float">
            <text:p>11,16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018" calcext:value-type="float">
            <text:p>16,018</text:p>
          </table:table-cell>
          <table:table-cell office:value-type="float" office:value="11.62" calcext:value-type="float">
            <text:p>11,62</text:p>
          </table:table-cell>
          <table:table-cell office:value-type="float" office:value="13.4" calcext:value-type="float">
            <text:p>13,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59" calcext:value-type="float">
            <text:p>15,759</text:p>
          </table:table-cell>
          <table:table-cell office:value-type="float" office:value="16.018" calcext:value-type="float">
            <text:p>16,018</text:p>
          </table:table-cell>
          <table:table-cell office:value-type="float" office:value="13.748" calcext:value-type="float">
            <text:p>13,748</text:p>
          </table:table-cell>
          <table:table-cell table:number-columns-repeated="2" office:value-type="float" office:value="13.505" calcext:value-type="float">
            <text:p>13,505</text:p>
          </table:table-cell>
          <table:table-cell table:number-columns-repeated="2" office:value-type="float" office:value="13.748" calcext:value-type="float">
            <text:p>13,748</text:p>
          </table:table-cell>
          <table:table-cell office:value-type="float" office:value="13.505" calcext:value-type="float">
            <text:p>13,505</text:p>
          </table:table-cell>
          <table:table-cell office:value-type="float" office:value="13.263" calcext:value-type="float">
            <text:p>13,263</text:p>
          </table:table-cell>
          <table:table-cell office:value-type="float" office:value="12.785" calcext:value-type="float">
            <text:p>12,785</text:p>
          </table:table-cell>
          <table:table-cell office:value-type="float" office:value="13.748" calcext:value-type="float">
            <text:p>13,748</text:p>
          </table:table-cell>
          <table:table-cell office:value-type="float" office:value="13.505" calcext:value-type="float">
            <text:p>13,505</text:p>
          </table:table-cell>
          <table:table-cell office:value-type="float" office:value="13.748" calcext:value-type="float">
            <text:p>13,748</text:p>
          </table:table-cell>
          <table:table-cell office:value-type="float" office:value="13.993" calcext:value-type="float">
            <text:p>13,993</text:p>
          </table:table-cell>
          <table:table-cell table:number-columns-repeated="2" office:value-type="float" office:value="14.24" calcext:value-type="float">
            <text:p>14,24</text:p>
          </table:table-cell>
          <table:table-cell office:value-type="float" office:value="13.263" calcext:value-type="float">
            <text:p>13,263</text:p>
          </table:table-cell>
          <table:table-cell office:value-type="float" office:value="14.992" calcext:value-type="float">
            <text:p>14,992</text:p>
          </table:table-cell>
          <table:table-cell office:value-type="float" office:value="15.246" calcext:value-type="float">
            <text:p>15,246</text:p>
          </table:table-cell>
          <table:table-cell office:value-type="float" office:value="14.489" calcext:value-type="float">
            <text:p>14,489</text:p>
          </table:table-cell>
          <table:table-cell office:value-type="float" office:value="13.505" calcext:value-type="float">
            <text:p>13,505</text:p>
          </table:table-cell>
          <table:table-cell office:value-type="float" office:value="13.023" calcext:value-type="float">
            <text:p>13,023</text:p>
          </table:table-cell>
          <table:table-cell office:value-type="float" office:value="12.785" calcext:value-type="float">
            <text:p>12,785</text:p>
          </table:table-cell>
          <table:table-cell table:number-columns-repeated="2" office:value-type="float" office:value="12.313" calcext:value-type="float">
            <text:p>12,313</text:p>
          </table:table-cell>
          <table:table-cell table:number-columns-repeated="3" office:value-type="float" office:value="11.849" calcext:value-type="float">
            <text:p>11,849</text:p>
          </table:table-cell>
          <table:table-cell table:number-columns-repeated="3" office:value-type="float" office:value="11.62" calcext:value-type="float">
            <text:p>11,6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15" calcext:value-type="float">
            <text:p>18,15</text:p>
          </table:table-cell>
          <table:table-cell office:value-type="float" office:value="13.023" calcext:value-type="float">
            <text:p>13,023</text:p>
          </table:table-cell>
          <table:table-cell office:value-type="float" office:value="14.39" calcext:value-type="float">
            <text:p>14,3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59" calcext:value-type="float">
            <text:p>15,759</text:p>
          </table:table-cell>
          <table:table-cell table:number-columns-repeated="2" office:value-type="float" office:value="15.501" calcext:value-type="float">
            <text:p>15,501</text:p>
          </table:table-cell>
          <table:table-cell office:value-type="float" office:value="15.759" calcext:value-type="float">
            <text:p>15,759</text:p>
          </table:table-cell>
          <table:table-cell office:value-type="float" office:value="15.501" calcext:value-type="float">
            <text:p>15,501</text:p>
          </table:table-cell>
          <table:table-cell office:value-type="float" office:value="14.992" calcext:value-type="float">
            <text:p>14,992</text:p>
          </table:table-cell>
          <table:table-cell office:value-type="float" office:value="14.74" calcext:value-type="float">
            <text:p>14,74</text:p>
          </table:table-cell>
          <table:table-cell office:value-type="float" office:value="14.489" calcext:value-type="float">
            <text:p>14,489</text:p>
          </table:table-cell>
          <table:table-cell office:value-type="float" office:value="14.24" calcext:value-type="float">
            <text:p>14,24</text:p>
          </table:table-cell>
          <table:table-cell office:value-type="float" office:value="14.74" calcext:value-type="float">
            <text:p>14,74</text:p>
          </table:table-cell>
          <table:table-cell table:number-columns-repeated="2" office:value-type="float" office:value="14.24" calcext:value-type="float">
            <text:p>14,24</text:p>
          </table:table-cell>
          <table:table-cell table:number-columns-repeated="4" office:value-type="float" office:value="13.993" calcext:value-type="float">
            <text:p>13,993</text:p>
          </table:table-cell>
          <table:table-cell table:number-columns-repeated="3" office:value-type="float" office:value="14.24" calcext:value-type="float">
            <text:p>14,24</text:p>
          </table:table-cell>
          <table:table-cell table:number-columns-repeated="3" office:value-type="float" office:value="13.993" calcext:value-type="float">
            <text:p>13,993</text:p>
          </table:table-cell>
          <table:table-cell table:number-columns-repeated="4" office:value-type="float" office:value="13.505" calcext:value-type="float">
            <text:p>13,505</text:p>
          </table:table-cell>
          <table:table-cell table:number-columns-repeated="2" office:value-type="float" office:value="13.263" calcext:value-type="float">
            <text:p>13,263</text:p>
          </table:table-cell>
          <table:table-cell office:value-type="float" office:value="13.023" calcext:value-type="float">
            <text:p>13,023</text:p>
          </table:table-cell>
          <table:table-cell office:value-type="float" office:value="13.993" calcext:value-type="float">
            <text:p>13,993</text:p>
          </table:table-cell>
          <table:table-cell office:value-type="float" office:value="18.15" calcext:value-type="float">
            <text:p>18,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389" calcext:value-type="float">
            <text:p>20,389</text:p>
          </table:table-cell>
          <table:table-cell office:value-type="float" office:value="15.501" calcext:value-type="float">
            <text:p>15,501</text:p>
          </table:table-cell>
          <table:table-cell office:value-type="float" office:value="17.528" calcext:value-type="float">
            <text:p>17,52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7.607" calcext:value-type="float">
            <text:p>17,607</text:p>
          </table:table-cell>
          <table:table-cell office:value-type="float" office:value="17.878" calcext:value-type="float">
            <text:p>17,878</text:p>
          </table:table-cell>
          <table:table-cell office:value-type="float" office:value="18.15" calcext:value-type="float">
            <text:p>18,15</text:p>
          </table:table-cell>
          <table:table-cell table:number-columns-repeated="2" office:value-type="float" office:value="17.607" calcext:value-type="float">
            <text:p>17,607</text:p>
          </table:table-cell>
          <table:table-cell office:value-type="float" office:value="18.15" calcext:value-type="float">
            <text:p>18,15</text:p>
          </table:table-cell>
          <table:table-cell office:value-type="float" office:value="18.424" calcext:value-type="float">
            <text:p>18,424</text:p>
          </table:table-cell>
          <table:table-cell office:value-type="float" office:value="20.389" calcext:value-type="float">
            <text:p>20,389</text:p>
          </table:table-cell>
          <table:table-cell office:value-type="float" office:value="18.15" calcext:value-type="float">
            <text:p>18,15</text:p>
          </table:table-cell>
          <table:table-cell office:value-type="float" office:value="17.338" calcext:value-type="float">
            <text:p>17,338</text:p>
          </table:table-cell>
          <table:table-cell office:value-type="float" office:value="16.805" calcext:value-type="float">
            <text:p>16,805</text:p>
          </table:table-cell>
          <table:table-cell office:value-type="float" office:value="17.071" calcext:value-type="float">
            <text:p>17,071</text:p>
          </table:table-cell>
          <table:table-cell office:value-type="float" office:value="17.338" calcext:value-type="float">
            <text:p>17,338</text:p>
          </table:table-cell>
          <table:table-cell office:value-type="float" office:value="16.805" calcext:value-type="float">
            <text:p>16,805</text:p>
          </table:table-cell>
          <table:table-cell office:value-type="float" office:value="17.071" calcext:value-type="float">
            <text:p>17,071</text:p>
          </table:table-cell>
          <table:table-cell office:value-type="float" office:value="19.256" calcext:value-type="float">
            <text:p>19,256</text:p>
          </table:table-cell>
          <table:table-cell table:number-columns-repeated="2" office:value-type="float" office:value="18.15" calcext:value-type="float">
            <text:p>18,15</text:p>
          </table:table-cell>
          <table:table-cell office:value-type="float" office:value="17.607" calcext:value-type="float">
            <text:p>17,607</text:p>
          </table:table-cell>
          <table:table-cell office:value-type="float" office:value="16.805" calcext:value-type="float">
            <text:p>16,805</text:p>
          </table:table-cell>
          <table:table-cell office:value-type="float" office:value="15.759" calcext:value-type="float">
            <text:p>15,759</text:p>
          </table:table-cell>
          <table:table-cell office:value-type="float" office:value="18.15" calcext:value-type="float">
            <text:p>18,15</text:p>
          </table:table-cell>
          <table:table-cell office:value-type="float" office:value="17.338" calcext:value-type="float">
            <text:p>17,338</text:p>
          </table:table-cell>
          <table:table-cell office:value-type="float" office:value="17.071" calcext:value-type="float">
            <text:p>17,071</text:p>
          </table:table-cell>
          <table:table-cell office:value-type="float" office:value="16.805" calcext:value-type="float">
            <text:p>16,805</text:p>
          </table:table-cell>
          <table:table-cell office:value-type="float" office:value="18.15" calcext:value-type="float">
            <text:p>18,15</text:p>
          </table:table-cell>
          <table:table-cell office:value-type="float" office:value="17.071" calcext:value-type="float">
            <text:p>17,071</text:p>
          </table:table-cell>
          <table:table-cell office:value-type="float" office:value="16.018" calcext:value-type="float">
            <text:p>16,018</text:p>
          </table:table-cell>
          <table:table-cell office:value-type="float" office:value="15.501" calcext:value-type="float">
            <text:p>15,50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03" calcext:value-type="float">
            <text:p>23,03</text:p>
          </table:table-cell>
          <table:table-cell office:value-type="float" office:value="17.607" calcext:value-type="float">
            <text:p>17,607</text:p>
          </table:table-cell>
          <table:table-cell office:value-type="float" office:value="19.131" calcext:value-type="float">
            <text:p>19,13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03" calcext:value-type="float">
            <text:p>23,03</text:p>
          </table:table-cell>
          <table:table-cell office:value-type="float" office:value="22.432" calcext:value-type="float">
            <text:p>22,432</text:p>
          </table:table-cell>
          <table:table-cell office:value-type="float" office:value="21.547" calcext:value-type="float">
            <text:p>21,547</text:p>
          </table:table-cell>
          <table:table-cell office:value-type="float" office:value="20.389" calcext:value-type="float">
            <text:p>20,389</text:p>
          </table:table-cell>
          <table:table-cell table:number-columns-repeated="2" office:value-type="float" office:value="19.819" calcext:value-type="float">
            <text:p>19,819</text:p>
          </table:table-cell>
          <table:table-cell table:number-columns-repeated="3" office:value-type="float" office:value="19.537" calcext:value-type="float">
            <text:p>19,537</text:p>
          </table:table-cell>
          <table:table-cell office:value-type="float" office:value="20.103" calcext:value-type="float">
            <text:p>20,103</text:p>
          </table:table-cell>
          <table:table-cell office:value-type="float" office:value="20.964" calcext:value-type="float">
            <text:p>20,964</text:p>
          </table:table-cell>
          <table:table-cell table:number-columns-repeated="4" office:value-type="float" office:value="18.977" calcext:value-type="float">
            <text:p>18,977</text:p>
          </table:table-cell>
          <table:table-cell office:value-type="float" office:value="18.7" calcext:value-type="float">
            <text:p>18,7</text:p>
          </table:table-cell>
          <table:table-cell table:number-columns-repeated="2" office:value-type="float" office:value="18.424" calcext:value-type="float">
            <text:p>18,424</text:p>
          </table:table-cell>
          <table:table-cell table:number-columns-repeated="2" office:value-type="float" office:value="18.15" calcext:value-type="float">
            <text:p>18,15</text:p>
          </table:table-cell>
          <table:table-cell table:number-columns-repeated="3" office:value-type="float" office:value="17.878" calcext:value-type="float">
            <text:p>17,878</text:p>
          </table:table-cell>
          <table:table-cell table:number-columns-repeated="2" office:value-type="float" office:value="18.424" calcext:value-type="float">
            <text:p>18,424</text:p>
          </table:table-cell>
          <table:table-cell office:value-type="float" office:value="18.7" calcext:value-type="float">
            <text:p>18,7</text:p>
          </table:table-cell>
          <table:table-cell office:value-type="float" office:value="18.424" calcext:value-type="float">
            <text:p>18,424</text:p>
          </table:table-cell>
          <table:table-cell office:value-type="float" office:value="17.607" calcext:value-type="float">
            <text:p>17,607</text:p>
          </table:table-cell>
          <table:table-cell office:value-type="float" office:value="17.878" calcext:value-type="float">
            <text:p>17,878</text:p>
          </table:table-cell>
          <table:table-cell office:value-type="float" office:value="17.607" calcext:value-type="float">
            <text:p>17,607</text:p>
          </table:table-cell>
          <table:table-cell office:value-type="float" office:value="17.878" calcext:value-type="float">
            <text:p>17,87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1.905" calcext:value-type="float">
            <text:p>71,905</text:p>
          </table:table-cell>
          <table:table-cell office:value-type="float" office:value="21.84" calcext:value-type="float">
            <text:p>21,84</text:p>
          </table:table-cell>
          <table:table-cell office:value-type="float" office:value="29.441" calcext:value-type="float">
            <text:p>29,44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.905" calcext:value-type="float">
            <text:p>71,905</text:p>
          </table:table-cell>
          <table:table-cell office:value-type="float" office:value="59.547" calcext:value-type="float">
            <text:p>59,547</text:p>
          </table:table-cell>
          <table:table-cell office:value-type="float" office:value="44.56" calcext:value-type="float">
            <text:p>44,56</text:p>
          </table:table-cell>
          <table:table-cell office:value-type="float" office:value="37.732" calcext:value-type="float">
            <text:p>37,732</text:p>
          </table:table-cell>
          <table:table-cell office:value-type="float" office:value="35.559" calcext:value-type="float">
            <text:p>35,559</text:p>
          </table:table-cell>
          <table:table-cell office:value-type="float" office:value="32.396" calcext:value-type="float">
            <text:p>32,396</text:p>
          </table:table-cell>
          <table:table-cell office:value-type="float" office:value="30.354" calcext:value-type="float">
            <text:p>30,354</text:p>
          </table:table-cell>
          <table:table-cell office:value-type="float" office:value="29.022" calcext:value-type="float">
            <text:p>29,022</text:p>
          </table:table-cell>
          <table:table-cell office:value-type="float" office:value="27.715" calcext:value-type="float">
            <text:p>27,715</text:p>
          </table:table-cell>
          <table:table-cell office:value-type="float" office:value="28.04" calcext:value-type="float">
            <text:p>28,04</text:p>
          </table:table-cell>
          <table:table-cell office:value-type="float" office:value="27.715" calcext:value-type="float">
            <text:p>27,715</text:p>
          </table:table-cell>
          <table:table-cell office:value-type="float" office:value="26.75" calcext:value-type="float">
            <text:p>26,75</text:p>
          </table:table-cell>
          <table:table-cell office:value-type="float" office:value="25.799" calcext:value-type="float">
            <text:p>25,799</text:p>
          </table:table-cell>
          <table:table-cell office:value-type="float" office:value="25.485" calcext:value-type="float">
            <text:p>25,485</text:p>
          </table:table-cell>
          <table:table-cell office:value-type="float" office:value="26.75" calcext:value-type="float">
            <text:p>26,75</text:p>
          </table:table-cell>
          <table:table-cell office:value-type="float" office:value="26.432" calcext:value-type="float">
            <text:p>26,432</text:p>
          </table:table-cell>
          <table:table-cell office:value-type="float" office:value="25.799" calcext:value-type="float">
            <text:p>25,799</text:p>
          </table:table-cell>
          <table:table-cell office:value-type="float" office:value="24.553" calcext:value-type="float">
            <text:p>24,553</text:p>
          </table:table-cell>
          <table:table-cell office:value-type="float" office:value="24.245" calcext:value-type="float">
            <text:p>24,245</text:p>
          </table:table-cell>
          <table:table-cell office:value-type="float" office:value="26.432" calcext:value-type="float">
            <text:p>26,432</text:p>
          </table:table-cell>
          <table:table-cell office:value-type="float" office:value="24.245" calcext:value-type="float">
            <text:p>24,245</text:p>
          </table:table-cell>
          <table:table-cell office:value-type="float" office:value="23.331" calcext:value-type="float">
            <text:p>23,331</text:p>
          </table:table-cell>
          <table:table-cell office:value-type="float" office:value="22.73" calcext:value-type="float">
            <text:p>22,73</text:p>
          </table:table-cell>
          <table:table-cell table:number-columns-repeated="2" office:value-type="float" office:value="22.135" calcext:value-type="float">
            <text:p>22,135</text:p>
          </table:table-cell>
          <table:table-cell table:number-columns-repeated="2" office:value-type="float" office:value="21.84" calcext:value-type="float">
            <text:p>21,84</text:p>
          </table:table-cell>
          <table:table-cell office:value-type="float" office:value="22.135" calcext:value-type="float">
            <text:p>22,135</text:p>
          </table:table-cell>
          <table:table-cell table:number-columns-repeated="2" office:value-type="float" office:value="23.03" calcext:value-type="float">
            <text:p>23,0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7.837" calcext:value-type="float">
            <text:p>127,837</text:p>
          </table:table-cell>
          <table:table-cell office:value-type="float" office:value="22.432" calcext:value-type="float">
            <text:p>22,432</text:p>
          </table:table-cell>
          <table:table-cell office:value-type="float" office:value="50.683" calcext:value-type="float">
            <text:p>50,68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.958" calcext:value-type="float">
            <text:p>39,958</text:p>
          </table:table-cell>
          <table:table-cell office:value-type="float" office:value="46.537" calcext:value-type="float">
            <text:p>46,537</text:p>
          </table:table-cell>
          <table:table-cell office:value-type="float" office:value="40.711" calcext:value-type="float">
            <text:p>40,711</text:p>
          </table:table-cell>
          <table:table-cell office:value-type="float" office:value="30.691" calcext:value-type="float">
            <text:p>30,691</text:p>
          </table:table-cell>
          <table:table-cell office:value-type="float" office:value="24.862" calcext:value-type="float">
            <text:p>24,862</text:p>
          </table:table-cell>
          <table:table-cell office:value-type="float" office:value="22.432" calcext:value-type="float">
            <text:p>22,432</text:p>
          </table:table-cell>
          <table:table-cell office:value-type="float" office:value="23.939" calcext:value-type="float">
            <text:p>23,939</text:p>
          </table:table-cell>
          <table:table-cell office:value-type="float" office:value="30.354" calcext:value-type="float">
            <text:p>30,354</text:p>
          </table:table-cell>
          <table:table-cell office:value-type="float" office:value="31.71" calcext:value-type="float">
            <text:p>31,71</text:p>
          </table:table-cell>
          <table:table-cell office:value-type="float" office:value="43.779" calcext:value-type="float">
            <text:p>43,779</text:p>
          </table:table-cell>
          <table:table-cell office:value-type="float" office:value="40.711" calcext:value-type="float">
            <text:p>40,711</text:p>
          </table:table-cell>
          <table:table-cell office:value-type="float" office:value="127.837" calcext:value-type="float">
            <text:p>127,837</text:p>
          </table:table-cell>
          <table:table-cell office:value-type="float" office:value="92.944" calcext:value-type="float">
            <text:p>92,944</text:p>
          </table:table-cell>
          <table:table-cell office:value-type="float" office:value="84.168" calcext:value-type="float">
            <text:p>84,168</text:p>
          </table:table-cell>
          <table:table-cell office:value-type="float" office:value="58.232" calcext:value-type="float">
            <text:p>58,232</text:p>
          </table:table-cell>
          <table:table-cell office:value-type="float" office:value="48.548" calcext:value-type="float">
            <text:p>48,548</text:p>
          </table:table-cell>
          <table:table-cell office:value-type="float" office:value="37.002" calcext:value-type="float">
            <text:p>37,002</text:p>
          </table:table-cell>
          <table:table-cell office:value-type="float" office:value="31.71" calcext:value-type="float">
            <text:p>31,71</text:p>
          </table:table-cell>
          <table:table-cell office:value-type="float" office:value="32.396" calcext:value-type="float">
            <text:p>32,396</text:p>
          </table:table-cell>
          <table:table-cell office:value-type="float" office:value="46.537" calcext:value-type="float">
            <text:p>46,537</text:p>
          </table:table-cell>
          <table:table-cell office:value-type="float" office:value="51.836" calcext:value-type="float">
            <text:p>51,836</text:p>
          </table:table-cell>
          <table:table-cell office:value-type="float" office:value="38.468" calcext:value-type="float">
            <text:p>38,468</text:p>
          </table:table-cell>
          <table:table-cell office:value-type="float" office:value="54.784" calcext:value-type="float">
            <text:p>54,784</text:p>
          </table:table-cell>
          <table:table-cell office:value-type="float" office:value="64.924" calcext:value-type="float">
            <text:p>64,924</text:p>
          </table:table-cell>
          <table:table-cell office:value-type="float" office:value="49.771" calcext:value-type="float">
            <text:p>49,771</text:p>
          </table:table-cell>
          <table:table-cell office:value-type="float" office:value="40.711" calcext:value-type="float">
            <text:p>40,711</text:p>
          </table:table-cell>
          <table:table-cell office:value-type="float" office:value="38.1" calcext:value-type="float">
            <text:p>38,1</text:p>
          </table:table-cell>
          <table:table-cell office:value-type="float" office:value="73.336" calcext:value-type="float">
            <text:p>73,336</text:p>
          </table:table-cell>
          <table:table-cell office:value-type="float" office:value="89.807" calcext:value-type="float">
            <text:p>89,807</text:p>
          </table:table-cell>
          <table:table-cell office:value-type="float" office:value="75.261" calcext:value-type="float">
            <text:p>75,261</text:p>
          </table:table-cell>
          <table:table-cell office:value-type="float" office:value="59.108" calcext:value-type="float">
            <text:p>59,1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548" calcext:value-type="float">
            <text:p>48,548</text:p>
          </table:table-cell>
          <table:table-cell office:value-type="float" office:value="13.023" calcext:value-type="float">
            <text:p>13,023</text:p>
          </table:table-cell>
          <table:table-cell office:value-type="float" office:value="20.403" calcext:value-type="float">
            <text:p>20,40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432" calcext:value-type="float">
            <text:p>22,432</text:p>
          </table:table-cell>
          <table:table-cell office:value-type="float" office:value="18.977" calcext:value-type="float">
            <text:p>18,977</text:p>
          </table:table-cell>
          <table:table-cell office:value-type="float" office:value="19.256" calcext:value-type="float">
            <text:p>19,256</text:p>
          </table:table-cell>
          <table:table-cell office:value-type="float" office:value="19.537" calcext:value-type="float">
            <text:p>19,537</text:p>
          </table:table-cell>
          <table:table-cell office:value-type="float" office:value="27.392" calcext:value-type="float">
            <text:p>27,392</text:p>
          </table:table-cell>
          <table:table-cell office:value-type="float" office:value="23.03" calcext:value-type="float">
            <text:p>23,03</text:p>
          </table:table-cell>
          <table:table-cell office:value-type="float" office:value="22.135" calcext:value-type="float">
            <text:p>22,135</text:p>
          </table:table-cell>
          <table:table-cell office:value-type="float" office:value="18.977" calcext:value-type="float">
            <text:p>18,977</text:p>
          </table:table-cell>
          <table:table-cell office:value-type="float" office:value="17.607" calcext:value-type="float">
            <text:p>17,607</text:p>
          </table:table-cell>
          <table:table-cell office:value-type="float" office:value="17.071" calcext:value-type="float">
            <text:p>17,071</text:p>
          </table:table-cell>
          <table:table-cell office:value-type="float" office:value="16.541" calcext:value-type="float">
            <text:p>16,541</text:p>
          </table:table-cell>
          <table:table-cell office:value-type="float" office:value="15.759" calcext:value-type="float">
            <text:p>15,759</text:p>
          </table:table-cell>
          <table:table-cell office:value-type="float" office:value="15.501" calcext:value-type="float">
            <text:p>15,501</text:p>
          </table:table-cell>
          <table:table-cell office:value-type="float" office:value="15.246" calcext:value-type="float">
            <text:p>15,246</text:p>
          </table:table-cell>
          <table:table-cell table:number-columns-repeated="2" office:value-type="float" office:value="14.992" calcext:value-type="float">
            <text:p>14,992</text:p>
          </table:table-cell>
          <table:table-cell office:value-type="float" office:value="14.74" calcext:value-type="float">
            <text:p>14,74</text:p>
          </table:table-cell>
          <table:table-cell office:value-type="float" office:value="14.24" calcext:value-type="float">
            <text:p>14,24</text:p>
          </table:table-cell>
          <table:table-cell office:value-type="float" office:value="13.505" calcext:value-type="float">
            <text:p>13,505</text:p>
          </table:table-cell>
          <table:table-cell office:value-type="float" office:value="13.263" calcext:value-type="float">
            <text:p>13,263</text:p>
          </table:table-cell>
          <table:table-cell table:number-columns-repeated="2" office:value-type="float" office:value="13.023" calcext:value-type="float">
            <text:p>13,023</text:p>
          </table:table-cell>
          <table:table-cell office:value-type="float" office:value="14.24" calcext:value-type="float">
            <text:p>14,24</text:p>
          </table:table-cell>
          <table:table-cell office:value-type="float" office:value="16.278" calcext:value-type="float">
            <text:p>16,278</text:p>
          </table:table-cell>
          <table:table-cell office:value-type="float" office:value="27.715" calcext:value-type="float">
            <text:p>27,715</text:p>
          </table:table-cell>
          <table:table-cell office:value-type="float" office:value="35.917" calcext:value-type="float">
            <text:p>35,917</text:p>
          </table:table-cell>
          <table:table-cell office:value-type="float" office:value="48.548" calcext:value-type="float">
            <text:p>48,548</text:p>
          </table:table-cell>
          <table:table-cell office:value-type="float" office:value="47.337" calcext:value-type="float">
            <text:p>47,33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0.486" calcext:value-type="float">
            <text:p>70,486</text:p>
          </table:table-cell>
          <table:table-cell office:value-type="float" office:value="17.338" calcext:value-type="float">
            <text:p>17,338</text:p>
          </table:table-cell>
          <table:table-cell office:value-type="float" office:value="34.373" calcext:value-type="float">
            <text:p>34,37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338" calcext:value-type="float">
            <text:p>17,338</text:p>
          </table:table-cell>
          <table:table-cell office:value-type="float" office:value="25.485" calcext:value-type="float">
            <text:p>25,485</text:p>
          </table:table-cell>
          <table:table-cell office:value-type="float" office:value="63.563" calcext:value-type="float">
            <text:p>63,563</text:p>
          </table:table-cell>
          <table:table-cell office:value-type="float" office:value="58.669" calcext:value-type="float">
            <text:p>58,669</text:p>
          </table:table-cell>
          <table:table-cell office:value-type="float" office:value="54.784" calcext:value-type="float">
            <text:p>54,784</text:p>
          </table:table-cell>
          <table:table-cell office:value-type="float" office:value="43.779" calcext:value-type="float">
            <text:p>43,779</text:p>
          </table:table-cell>
          <table:table-cell office:value-type="float" office:value="34.139" calcext:value-type="float">
            <text:p>34,139</text:p>
          </table:table-cell>
          <table:table-cell office:value-type="float" office:value="26.75" calcext:value-type="float">
            <text:p>26,75</text:p>
          </table:table-cell>
          <table:table-cell office:value-type="float" office:value="23.03" calcext:value-type="float">
            <text:p>23,03</text:p>
          </table:table-cell>
          <table:table-cell office:value-type="float" office:value="20.964" calcext:value-type="float">
            <text:p>20,964</text:p>
          </table:table-cell>
          <table:table-cell office:value-type="float" office:value="32.052" calcext:value-type="float">
            <text:p>32,052</text:p>
          </table:table-cell>
          <table:table-cell office:value-type="float" office:value="55.638" calcext:value-type="float">
            <text:p>55,638</text:p>
          </table:table-cell>
          <table:table-cell office:value-type="float" office:value="56.067" calcext:value-type="float">
            <text:p>56,067</text:p>
          </table:table-cell>
          <table:table-cell office:value-type="float" office:value="44.56" calcext:value-type="float">
            <text:p>44,56</text:p>
          </table:table-cell>
          <table:table-cell office:value-type="float" office:value="70.486" calcext:value-type="float">
            <text:p>70,486</text:p>
          </table:table-cell>
          <table:table-cell office:value-type="float" office:value="31.029" calcext:value-type="float">
            <text:p>31,029</text:p>
          </table:table-cell>
          <table:table-cell office:value-type="float" office:value="28.04" calcext:value-type="float">
            <text:p>28,04</text:p>
          </table:table-cell>
          <table:table-cell office:value-type="float" office:value="25.173" calcext:value-type="float">
            <text:p>25,173</text:p>
          </table:table-cell>
          <table:table-cell office:value-type="float" office:value="22.73" calcext:value-type="float">
            <text:p>22,73</text:p>
          </table:table-cell>
          <table:table-cell office:value-type="float" office:value="21.255" calcext:value-type="float">
            <text:p>21,255</text:p>
          </table:table-cell>
          <table:table-cell office:value-type="float" office:value="22.135" calcext:value-type="float">
            <text:p>22,135</text:p>
          </table:table-cell>
          <table:table-cell office:value-type="float" office:value="25.173" calcext:value-type="float">
            <text:p>25,173</text:p>
          </table:table-cell>
          <table:table-cell office:value-type="float" office:value="31.71" calcext:value-type="float">
            <text:p>31,71</text:p>
          </table:table-cell>
          <table:table-cell office:value-type="float" office:value="32.052" calcext:value-type="float">
            <text:p>32,052</text:p>
          </table:table-cell>
          <table:table-cell office:value-type="float" office:value="30.354" calcext:value-type="float">
            <text:p>30,354</text:p>
          </table:table-cell>
          <table:table-cell office:value-type="float" office:value="31.71" calcext:value-type="float">
            <text:p>31,71</text:p>
          </table:table-cell>
          <table:table-cell office:value-type="float" office:value="31.029" calcext:value-type="float">
            <text:p>31,029</text:p>
          </table:table-cell>
          <table:table-cell office:value-type="float" office:value="26.75" calcext:value-type="float">
            <text:p>26,75</text:p>
          </table:table-cell>
          <table:table-cell office:value-type="float" office:value="32.742" calcext:value-type="float">
            <text:p>32,742</text:p>
          </table:table-cell>
          <table:table-cell office:value-type="float" office:value="24.245" calcext:value-type="float">
            <text:p>24,245</text:p>
          </table:table-cell>
          <table:table-cell office:value-type="float" office:value="22.135" calcext:value-type="float">
            <text:p>22,1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7.739" calcext:value-type="float">
            <text:p>47,739</text:p>
          </table:table-cell>
          <table:table-cell office:value-type="float" office:value="18.977" calcext:value-type="float">
            <text:p>18,977</text:p>
          </table:table-cell>
          <table:table-cell office:value-type="float" office:value="29.722" calcext:value-type="float">
            <text:p>29,72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73" calcext:value-type="float">
            <text:p>22,73</text:p>
          </table:table-cell>
          <table:table-cell office:value-type="float" office:value="31.71" calcext:value-type="float">
            <text:p>31,71</text:p>
          </table:table-cell>
          <table:table-cell office:value-type="float" office:value="44.169" calcext:value-type="float">
            <text:p>44,169</text:p>
          </table:table-cell>
          <table:table-cell office:value-type="float" office:value="35.202" calcext:value-type="float">
            <text:p>35,202</text:p>
          </table:table-cell>
          <table:table-cell office:value-type="float" office:value="28.366" calcext:value-type="float">
            <text:p>28,366</text:p>
          </table:table-cell>
          <table:table-cell table:number-columns-repeated="2" office:value-type="float" office:value="22.432" calcext:value-type="float">
            <text:p>22,432</text:p>
          </table:table-cell>
          <table:table-cell office:value-type="float" office:value="35.917" calcext:value-type="float">
            <text:p>35,917</text:p>
          </table:table-cell>
          <table:table-cell table:number-columns-repeated="2" office:value-type="float" office:value="36.639" calcext:value-type="float">
            <text:p>36,639</text:p>
          </table:table-cell>
          <table:table-cell office:value-type="float" office:value="33.089" calcext:value-type="float">
            <text:p>33,089</text:p>
          </table:table-cell>
          <table:table-cell office:value-type="float" office:value="28.04" calcext:value-type="float">
            <text:p>28,04</text:p>
          </table:table-cell>
          <table:table-cell table:number-columns-repeated="2" office:value-type="float" office:value="30.019" calcext:value-type="float">
            <text:p>30,019</text:p>
          </table:table-cell>
          <table:table-cell office:value-type="float" office:value="29.353" calcext:value-type="float">
            <text:p>29,353</text:p>
          </table:table-cell>
          <table:table-cell office:value-type="float" office:value="21.547" calcext:value-type="float">
            <text:p>21,547</text:p>
          </table:table-cell>
          <table:table-cell office:value-type="float" office:value="37.002" calcext:value-type="float">
            <text:p>37,002</text:p>
          </table:table-cell>
          <table:table-cell office:value-type="float" office:value="47.739" calcext:value-type="float">
            <text:p>47,739</text:p>
          </table:table-cell>
          <table:table-cell office:value-type="float" office:value="42.618" calcext:value-type="float">
            <text:p>42,618</text:p>
          </table:table-cell>
          <table:table-cell office:value-type="float" office:value="33.437" calcext:value-type="float">
            <text:p>33,437</text:p>
          </table:table-cell>
          <table:table-cell office:value-type="float" office:value="29.685" calcext:value-type="float">
            <text:p>29,685</text:p>
          </table:table-cell>
          <table:table-cell office:value-type="float" office:value="21.547" calcext:value-type="float">
            <text:p>21,547</text:p>
          </table:table-cell>
          <table:table-cell office:value-type="float" office:value="21.255" calcext:value-type="float">
            <text:p>21,255</text:p>
          </table:table-cell>
          <table:table-cell office:value-type="float" office:value="20.389" calcext:value-type="float">
            <text:p>20,389</text:p>
          </table:table-cell>
          <table:table-cell office:value-type="float" office:value="41.089" calcext:value-type="float">
            <text:p>41,089</text:p>
          </table:table-cell>
          <table:table-cell office:value-type="float" office:value="27.392" calcext:value-type="float">
            <text:p>27,392</text:p>
          </table:table-cell>
          <table:table-cell office:value-type="float" office:value="25.173" calcext:value-type="float">
            <text:p>25,173</text:p>
          </table:table-cell>
          <table:table-cell office:value-type="float" office:value="23.939" calcext:value-type="float">
            <text:p>23,939</text:p>
          </table:table-cell>
          <table:table-cell office:value-type="float" office:value="22.73" calcext:value-type="float">
            <text:p>22,73</text:p>
          </table:table-cell>
          <table:table-cell office:value-type="float" office:value="20.103" calcext:value-type="float">
            <text:p>20,103</text:p>
          </table:table-cell>
          <table:table-cell office:value-type="float" office:value="18.977" calcext:value-type="float">
            <text:p>18,97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6.758" calcext:value-type="float">
            <text:p>66,758</text:p>
          </table:table-cell>
          <table:table-cell office:value-type="float" office:value="12.153" calcext:value-type="float">
            <text:p>12,153</text:p>
          </table:table-cell>
          <table:table-cell office:value-type="float" office:value="27.579" calcext:value-type="float">
            <text:p>27,57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307" calcext:value-type="float">
            <text:p>14,307</text:p>
          </table:table-cell>
          <table:table-cell office:value-type="float" office:value="15.298" calcext:value-type="float">
            <text:p>15,298</text:p>
          </table:table-cell>
          <table:table-cell office:value-type="float" office:value="12.859" calcext:value-type="float">
            <text:p>12,859</text:p>
          </table:table-cell>
          <table:table-cell office:value-type="float" office:value="13.097" calcext:value-type="float">
            <text:p>13,097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153" calcext:value-type="float">
            <text:p>12,153</text:p>
          </table:table-cell>
          <table:table-cell office:value-type="float" office:value="13.819" calcext:value-type="float">
            <text:p>13,819</text:p>
          </table:table-cell>
          <table:table-cell office:value-type="float" office:value="16.822" calcext:value-type="float">
            <text:p>16,822</text:p>
          </table:table-cell>
          <table:table-cell office:value-type="float" office:value="26.24" calcext:value-type="float">
            <text:p>26,24</text:p>
          </table:table-cell>
          <table:table-cell office:value-type="float" office:value="36.184" calcext:value-type="float">
            <text:p>36,184</text:p>
          </table:table-cell>
          <table:table-cell office:value-type="float" office:value="47.047" calcext:value-type="float">
            <text:p>47,047</text:p>
          </table:table-cell>
          <table:table-cell office:value-type="float" office:value="35.534" calcext:value-type="float">
            <text:p>35,534</text:p>
          </table:table-cell>
          <table:table-cell office:value-type="float" office:value="33.926" calcext:value-type="float">
            <text:p>33,926</text:p>
          </table:table-cell>
          <table:table-cell office:value-type="float" office:value="36.837" calcext:value-type="float">
            <text:p>36,837</text:p>
          </table:table-cell>
          <table:table-cell office:value-type="float" office:value="34.246" calcext:value-type="float">
            <text:p>34,246</text:p>
          </table:table-cell>
          <table:table-cell office:value-type="float" office:value="33.926" calcext:value-type="float">
            <text:p>33,926</text:p>
          </table:table-cell>
          <table:table-cell office:value-type="float" office:value="36.51" calcext:value-type="float">
            <text:p>36,51</text:p>
          </table:table-cell>
          <table:table-cell office:value-type="float" office:value="30.78" calcext:value-type="float">
            <text:p>30,78</text:p>
          </table:table-cell>
          <table:table-cell office:value-type="float" office:value="44.251" calcext:value-type="float">
            <text:p>44,251</text:p>
          </table:table-cell>
          <table:table-cell office:value-type="float" office:value="66.758" calcext:value-type="float">
            <text:p>66,758</text:p>
          </table:table-cell>
          <table:table-cell office:value-type="float" office:value="45.742" calcext:value-type="float">
            <text:p>45,742</text:p>
          </table:table-cell>
          <table:table-cell office:value-type="float" office:value="29.685" calcext:value-type="float">
            <text:p>29,685</text:p>
          </table:table-cell>
          <table:table-cell office:value-type="float" office:value="22.135" calcext:value-type="float">
            <text:p>22,135</text:p>
          </table:table-cell>
          <table:table-cell office:value-type="float" office:value="18.7" calcext:value-type="float">
            <text:p>18,7</text:p>
          </table:table-cell>
          <table:table-cell office:value-type="float" office:value="23.331" calcext:value-type="float">
            <text:p>23,331</text:p>
          </table:table-cell>
          <table:table-cell office:value-type="float" office:value="23.939" calcext:value-type="float">
            <text:p>23,939</text:p>
          </table:table-cell>
          <table:table-cell office:value-type="float" office:value="23.635" calcext:value-type="float">
            <text:p>23,635</text:p>
          </table:table-cell>
          <table:table-cell office:value-type="float" office:value="26.115" calcext:value-type="float">
            <text:p>26,115</text:p>
          </table:table-cell>
          <table:table-cell office:value-type="float" office:value="24.862" calcext:value-type="float">
            <text:p>24,86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772" calcext:value-type="float">
            <text:p>22,772</text:p>
          </table:table-cell>
          <table:table-cell office:value-type="float" office:value="10.109" calcext:value-type="float">
            <text:p>10,109</text:p>
          </table:table-cell>
          <table:table-cell office:value-type="float" office:value="14.753" calcext:value-type="float">
            <text:p>14,75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3" calcext:value-type="float">
            <text:p>11,23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778" calcext:value-type="float">
            <text:p>10,778</text:p>
          </table:table-cell>
          <table:table-cell table:number-columns-repeated="2" office:value-type="float" office:value="10.109" calcext:value-type="float">
            <text:p>10,10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6.565" calcext:value-type="float">
            <text:p>16,565</text:p>
          </table:table-cell>
          <table:table-cell office:value-type="float" office:value="18.39" calcext:value-type="float">
            <text:p>18,39</text:p>
          </table:table-cell>
          <table:table-cell office:value-type="float" office:value="14.553" calcext:value-type="float">
            <text:p>14,553</text:p>
          </table:table-cell>
          <table:table-cell office:value-type="float" office:value="12.859" calcext:value-type="float">
            <text:p>12,859</text:p>
          </table:table-cell>
          <table:table-cell office:value-type="float" office:value="13.819" calcext:value-type="float">
            <text:p>13,819</text:p>
          </table:table-cell>
          <table:table-cell office:value-type="float" office:value="14.307" calcext:value-type="float">
            <text:p>14,307</text:p>
          </table:table-cell>
          <table:table-cell office:value-type="float" office:value="18.39" calcext:value-type="float">
            <text:p>18,39</text:p>
          </table:table-cell>
          <table:table-cell office:value-type="float" office:value="18.126" calcext:value-type="float">
            <text:p>18,126</text:p>
          </table:table-cell>
          <table:table-cell office:value-type="float" office:value="14.062" calcext:value-type="float">
            <text:p>14,062</text:p>
          </table:table-cell>
          <table:table-cell office:value-type="float" office:value="22.772" calcext:value-type="float">
            <text:p>22,772</text:p>
          </table:table-cell>
          <table:table-cell office:value-type="float" office:value="19.19" calcext:value-type="float">
            <text:p>19,19</text:p>
          </table:table-cell>
          <table:table-cell office:value-type="float" office:value="14.8" calcext:value-type="float">
            <text:p>14,8</text:p>
          </table:table-cell>
          <table:table-cell office:value-type="float" office:value="12.622" calcext:value-type="float">
            <text:p>12,622</text:p>
          </table:table-cell>
          <table:table-cell table:number-columns-repeated="2" office:value-type="float" office:value="18.922" calcext:value-type="float">
            <text:p>18,922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336" calcext:value-type="float">
            <text:p>13,336</text:p>
          </table:table-cell>
          <table:table-cell table:number-columns-repeated="2" office:value-type="float" office:value="12.387" calcext:value-type="float">
            <text:p>12,387</text:p>
          </table:table-cell>
          <table:table-cell office:value-type="float" office:value="12.153" calcext:value-type="float">
            <text:p>12,153</text:p>
          </table:table-cell>
          <table:table-cell office:value-type="float" office:value="14.062" calcext:value-type="float">
            <text:p>14,062</text:p>
          </table:table-cell>
          <table:table-cell office:value-type="float" office:value="18.126" calcext:value-type="float">
            <text:p>18,126</text:p>
          </table:table-cell>
          <table:table-cell office:value-type="float" office:value="16.565" calcext:value-type="float">
            <text:p>16,565</text:p>
          </table:table-cell>
          <table:table-cell office:value-type="float" office:value="14.553" calcext:value-type="float">
            <text:p>14,553</text:p>
          </table:table-cell>
          <table:table-cell office:value-type="float" office:value="15.549" calcext:value-type="float">
            <text:p>15,54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309" calcext:value-type="float">
            <text:p>16,309</text:p>
          </table:table-cell>
          <table:table-cell office:value-type="float" office:value="8.185" calcext:value-type="float">
            <text:p>8,185</text:p>
          </table:table-cell>
          <table:table-cell office:value-type="float" office:value="10.175" calcext:value-type="float">
            <text:p>10,17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331" calcext:value-type="float">
            <text:p>10,331</text:p>
          </table:table-cell>
          <table:table-cell table:number-columns-repeated="2" office:value-type="float" office:value="10.554" calcext:value-type="float">
            <text:p>10,554</text:p>
          </table:table-cell>
          <table:table-cell table:number-columns-repeated="2" office:value-type="float" office:value="10.331" calcext:value-type="float">
            <text:p>10,331</text:p>
          </table:table-cell>
          <table:table-cell office:value-type="float" office:value="9.89" calcext:value-type="float">
            <text:p>9,89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89" calcext:value-type="float">
            <text:p>9,89</text:p>
          </table:table-cell>
          <table:table-cell table:number-columns-repeated="2" office:value-type="float" office:value="9.671" calcext:value-type="float">
            <text:p>9,671</text:p>
          </table:table-cell>
          <table:table-cell office:value-type="float" office:value="9.454" calcext:value-type="float">
            <text:p>9,454</text:p>
          </table:table-cell>
          <table:table-cell office:value-type="float" office:value="9.239" calcext:value-type="float">
            <text:p>9,239</text:p>
          </table:table-cell>
          <table:table-cell office:value-type="float" office:value="8.813" calcext:value-type="float">
            <text:p>8,813</text:p>
          </table:table-cell>
          <table:table-cell office:value-type="float" office:value="8.185" calcext:value-type="float">
            <text:p>8,185</text:p>
          </table:table-cell>
          <table:table-cell office:value-type="float" office:value="8.393" calcext:value-type="float">
            <text:p>8,393</text:p>
          </table:table-cell>
          <table:table-cell office:value-type="float" office:value="9.025" calcext:value-type="float">
            <text:p>9,025</text:p>
          </table:table-cell>
          <table:table-cell table:number-columns-repeated="3" office:value-type="float" office:value="9.671" calcext:value-type="float">
            <text:p>9,671</text:p>
          </table:table-cell>
          <table:table-cell office:value-type="float" office:value="9.239" calcext:value-type="float">
            <text:p>9,239</text:p>
          </table:table-cell>
          <table:table-cell table:number-columns-repeated="2" office:value-type="float" office:value="8.813" calcext:value-type="float">
            <text:p>8,813</text:p>
          </table:table-cell>
          <table:table-cell office:value-type="float" office:value="9.025" calcext:value-type="float">
            <text:p>9,025</text:p>
          </table:table-cell>
          <table:table-cell office:value-type="float" office:value="9.239" calcext:value-type="float">
            <text:p>9,239</text:p>
          </table:table-cell>
          <table:table-cell office:value-type="float" office:value="9.454" calcext:value-type="float">
            <text:p>9,454</text:p>
          </table:table-cell>
          <table:table-cell office:value-type="float" office:value="11.689" calcext:value-type="float">
            <text:p>11,689</text:p>
          </table:table-cell>
          <table:table-cell office:value-type="float" office:value="15.801" calcext:value-type="float">
            <text:p>15,801</text:p>
          </table:table-cell>
          <table:table-cell office:value-type="float" office:value="16.309" calcext:value-type="float">
            <text:p>16,309</text:p>
          </table:table-cell>
          <table:table-cell office:value-type="float" office:value="13.097" calcext:value-type="float">
            <text:p>13,09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8" calcext:value-type="float">
            <text:p>14,8</text:p>
          </table:table-cell>
          <table:table-cell office:value-type="float" office:value="9.671" calcext:value-type="float">
            <text:p>9,671</text:p>
          </table:table-cell>
          <table:table-cell office:value-type="float" office:value="10.904" calcext:value-type="float">
            <text:p>10,90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0.554" calcext:value-type="float">
            <text:p>10,554</text:p>
          </table:table-cell>
          <table:table-cell table:number-columns-repeated="2" office:value-type="float" office:value="10.331" calcext:value-type="float">
            <text:p>10,331</text:p>
          </table:table-cell>
          <table:table-cell table:number-columns-repeated="2" office:value-type="float" office:value="10.109" calcext:value-type="float">
            <text:p>10,109</text:p>
          </table:table-cell>
          <table:table-cell table:number-columns-repeated="2" office:value-type="float" office:value="9.89" calcext:value-type="float">
            <text:p>9,89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554" calcext:value-type="float">
            <text:p>10,554</text:p>
          </table:table-cell>
          <table:table-cell office:value-type="float" office:value="9.671" calcext:value-type="float">
            <text:p>9,671</text:p>
          </table:table-cell>
          <table:table-cell office:value-type="float" office:value="10.778" calcext:value-type="float">
            <text:p>10,778</text:p>
          </table:table-cell>
          <table:table-cell office:value-type="float" office:value="11.003" calcext:value-type="float">
            <text:p>11,003</text:p>
          </table:table-cell>
          <table:table-cell office:value-type="float" office:value="11.689" calcext:value-type="float">
            <text:p>11,689</text:p>
          </table:table-cell>
          <table:table-cell office:value-type="float" office:value="14.8" calcext:value-type="float">
            <text:p>14,8</text:p>
          </table:table-cell>
          <table:table-cell office:value-type="float" office:value="14.307" calcext:value-type="float">
            <text:p>14,307</text:p>
          </table:table-cell>
          <table:table-cell office:value-type="float" office:value="12.859" calcext:value-type="float">
            <text:p>12,859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23" calcext:value-type="float">
            <text:p>11,23</text:p>
          </table:table-cell>
          <table:table-cell office:value-type="float" office:value="10.778" calcext:value-type="float">
            <text:p>10,778</text:p>
          </table:table-cell>
          <table:table-cell office:value-type="float" office:value="11.003" calcext:value-type="float">
            <text:p>11,003</text:p>
          </table:table-cell>
          <table:table-cell table:number-columns-repeated="3" office:value-type="float" office:value="10.554" calcext:value-type="float">
            <text:p>10,554</text:p>
          </table:table-cell>
          <table:table-cell office:value-type="float" office:value="9.89" calcext:value-type="float">
            <text:p>9,89</text:p>
          </table:table-cell>
          <table:table-cell office:value-type="float" office:value="10.109" calcext:value-type="float">
            <text:p>10,10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689" calcext:value-type="float">
            <text:p>11,689</text:p>
          </table:table-cell>
          <table:table-cell office:value-type="float" office:value="10.331" calcext:value-type="float">
            <text:p>10,331</text:p>
          </table:table-cell>
          <table:table-cell office:value-type="float" office:value="11.027" calcext:value-type="float">
            <text:p>11,0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table:number-columns-repeated="2" office:value-type="float" office:value="11.003" calcext:value-type="float">
            <text:p>11,003</text:p>
          </table:table-cell>
          <table:table-cell office:value-type="float" office:value="11.23" calcext:value-type="float">
            <text:p>11,23</text:p>
          </table:table-cell>
          <table:table-cell table:number-columns-repeated="2" office:value-type="float" office:value="11.459" calcext:value-type="float">
            <text:p>11,459</text:p>
          </table:table-cell>
          <table:table-cell office:value-type="float" office:value="11.23" calcext:value-type="float">
            <text:p>11,23</text:p>
          </table:table-cell>
          <table:table-cell office:value-type="float" office:value="11.003" calcext:value-type="float">
            <text:p>11,003</text:p>
          </table:table-cell>
          <table:table-cell table:number-columns-repeated="2" office:value-type="float" office:value="10.778" calcext:value-type="float">
            <text:p>10,778</text:p>
          </table:table-cell>
          <table:table-cell office:value-type="float" office:value="11.003" calcext:value-type="float">
            <text:p>11,003</text:p>
          </table:table-cell>
          <table:table-cell table:number-columns-repeated="3" office:value-type="float" office:value="10.778" calcext:value-type="float">
            <text:p>10,778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778" calcext:value-type="float">
            <text:p>10,778</text:p>
          </table:table-cell>
          <table:table-cell table:number-columns-repeated="2" office:value-type="float" office:value="11.003" calcext:value-type="float">
            <text:p>11,003</text:p>
          </table:table-cell>
          <table:table-cell table:number-columns-repeated="4" office:value-type="float" office:value="10.778" calcext:value-type="float">
            <text:p>10,778</text:p>
          </table:table-cell>
          <table:table-cell office:value-type="float" office:value="10.554" calcext:value-type="float">
            <text:p>10,55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062" calcext:value-type="float">
            <text:p>14,062</text:p>
          </table:table-cell>
          <table:table-cell office:value-type="float" office:value="11.689" calcext:value-type="float">
            <text:p>11,689</text:p>
          </table:table-cell>
          <table:table-cell office:value-type="float" office:value="12.721" calcext:value-type="float">
            <text:p>12,72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097" calcext:value-type="float">
            <text:p>13,097</text:p>
          </table:table-cell>
          <table:table-cell table:number-columns-repeated="2" office:value-type="float" office:value="12.859" calcext:value-type="float">
            <text:p>12,859</text:p>
          </table:table-cell>
          <table:table-cell office:value-type="float" office:value="12.622" calcext:value-type="float">
            <text:p>12,622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097" calcext:value-type="float">
            <text:p>13,097</text:p>
          </table:table-cell>
          <table:table-cell table:number-columns-repeated="2" office:value-type="float" office:value="13.577" calcext:value-type="float">
            <text:p>13,577</text:p>
          </table:table-cell>
          <table:table-cell office:value-type="float" office:value="12.622" calcext:value-type="float">
            <text:p>12,622</text:p>
          </table:table-cell>
          <table:table-cell table:number-columns-repeated="2" office:value-type="float" office:value="12.387" calcext:value-type="float">
            <text:p>12,387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table:number-columns-repeated="2" office:value-type="float" office:value="12.153" calcext:value-type="float">
            <text:p>12,153</text:p>
          </table:table-cell>
          <table:table-cell office:value-type="float" office:value="12.387" calcext:value-type="float">
            <text:p>12,38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859" calcext:value-type="float">
            <text:p>12,859</text:p>
          </table:table-cell>
          <table:table-cell office:value-type="float" office:value="12.622" calcext:value-type="float">
            <text:p>12,622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859" calcext:value-type="float">
            <text:p>12,859</text:p>
          </table:table-cell>
          <table:table-cell table:number-columns-repeated="2"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office:value-type="float" office:value="11.92" calcext:value-type="float">
            <text:p>11,92</text:p>
          </table:table-cell>
          <table:table-cell table:number-columns-repeated="2" office:value-type="float" office:value="12.153" calcext:value-type="float">
            <text:p>12,153</text:p>
          </table:table-cell>
          <table:table-cell office:value-type="float" office:value="11.689" calcext:value-type="float">
            <text:p>11,68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565" calcext:value-type="float">
            <text:p>16,565</text:p>
          </table:table-cell>
          <table:table-cell office:value-type="float" office:value="12.153" calcext:value-type="float">
            <text:p>12,153</text:p>
          </table:table-cell>
          <table:table-cell office:value-type="float" office:value="13.385" calcext:value-type="float">
            <text:p>13,38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8" calcext:value-type="float">
            <text:p>14,8</text:p>
          </table:table-cell>
          <table:table-cell office:value-type="float" office:value="14.307" calcext:value-type="float">
            <text:p>14,307</text:p>
          </table:table-cell>
          <table:table-cell table:number-columns-repeated="3" office:value-type="float" office:value="14.062" calcext:value-type="float">
            <text:p>14,062</text:p>
          </table:table-cell>
          <table:table-cell office:value-type="float" office:value="13.097" calcext:value-type="float">
            <text:p>13,097</text:p>
          </table:table-cell>
          <table:table-cell office:value-type="float" office:value="13.819" calcext:value-type="float">
            <text:p>13,819</text:p>
          </table:table-cell>
          <table:table-cell table:number-columns-repeated="4" office:value-type="float" office:value="13.336" calcext:value-type="float">
            <text:p>13,336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622" calcext:value-type="float">
            <text:p>12,622</text:p>
          </table:table-cell>
          <table:table-cell table:number-columns-repeated="2" office:value-type="float" office:value="12.387" calcext:value-type="float">
            <text:p>12,387</text:p>
          </table:table-cell>
          <table:table-cell office:value-type="float" office:value="12.859" calcext:value-type="float">
            <text:p>12,859</text:p>
          </table:table-cell>
          <table:table-cell table:number-columns-repeated="3" office:value-type="float" office:value="13.097" calcext:value-type="float">
            <text:p>13,097</text:p>
          </table:table-cell>
          <table:table-cell table:number-columns-repeated="2" office:value-type="float" office:value="12.622" calcext:value-type="float">
            <text:p>12,622</text:p>
          </table:table-cell>
          <table:table-cell table:number-columns-repeated="3" office:value-type="float" office:value="12.387" calcext:value-type="float">
            <text:p>12,387</text:p>
          </table:table-cell>
          <table:table-cell office:value-type="float" office:value="12.153" calcext:value-type="float">
            <text:p>12,153</text:p>
          </table:table-cell>
          <table:table-cell office:value-type="float" office:value="12.859" calcext:value-type="float">
            <text:p>12,85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4.553" calcext:value-type="float">
            <text:p>14,553</text:p>
          </table:table-cell>
          <table:table-cell office:value-type="float" office:value="13.336" calcext:value-type="float">
            <text:p>13,33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272" calcext:value-type="float">
            <text:p>20,27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5.775" calcext:value-type="float">
            <text:p>15,7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655" calcext:value-type="float">
            <text:p>18,655</text:p>
          </table:table-cell>
          <table:table-cell table:number-columns-repeated="2" office:value-type="float" office:value="16.309" calcext:value-type="float">
            <text:p>16,309</text:p>
          </table:table-cell>
          <table:table-cell office:value-type="float" office:value="15.801" calcext:value-type="float">
            <text:p>15,801</text:p>
          </table:table-cell>
          <table:table-cell office:value-type="float" office:value="14.8" calcext:value-type="float">
            <text:p>14,8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8" calcext:value-type="float">
            <text:p>14,8</text:p>
          </table:table-cell>
          <table:table-cell office:value-type="float" office:value="16.309" calcext:value-type="float">
            <text:p>16,309</text:p>
          </table:table-cell>
          <table:table-cell office:value-type="float" office:value="16.822" calcext:value-type="float">
            <text:p>16,822</text:p>
          </table:table-cell>
          <table:table-cell office:value-type="float" office:value="20.272" calcext:value-type="float">
            <text:p>20,272</text:p>
          </table:table-cell>
          <table:table-cell office:value-type="float" office:value="18.655" calcext:value-type="float">
            <text:p>18,65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8" calcext:value-type="float">
            <text:p>14,8</text:p>
          </table:table-cell>
          <table:table-cell office:value-type="float" office:value="14.307" calcext:value-type="float">
            <text:p>14,30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4.553" calcext:value-type="float">
            <text:p>14,553</text:p>
          </table:table-cell>
          <table:table-cell office:value-type="float" office:value="16.309" calcext:value-type="float">
            <text:p>16,309</text:p>
          </table:table-cell>
          <table:table-cell office:value-type="float" office:value="16.055" calcext:value-type="float">
            <text:p>16,055</text:p>
          </table:table-cell>
          <table:table-cell table:number-columns-repeated="2" office:value-type="float" office:value="15.298" calcext:value-type="float">
            <text:p>15,298</text:p>
          </table:table-cell>
          <table:table-cell office:value-type="float" office:value="14.8" calcext:value-type="float">
            <text:p>14,8</text:p>
          </table:table-cell>
          <table:table-cell office:value-type="float" office:value="14.062" calcext:value-type="float">
            <text:p>14,062</text:p>
          </table:table-cell>
          <table:table-cell office:value-type="float" office:value="14.307" calcext:value-type="float">
            <text:p>14,30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5.048" calcext:value-type="float">
            <text:p>15,048</text:p>
          </table:table-cell>
          <table:table-cell table:number-columns-repeated="2" office:value-type="float" office:value="15.298" calcext:value-type="float">
            <text:p>15,298</text:p>
          </table:table-cell>
          <table:table-cell office:value-type="float" office:value="16.055" calcext:value-type="float">
            <text:p>16,055</text:p>
          </table:table-cell>
          <table:table-cell office:value-type="float" office:value="19.729" calcext:value-type="float">
            <text:p>19,729</text:p>
          </table:table-cell>
          <table:table-cell/>
          <table:table-cell table:number-columns-repeated="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11" calcext:value-type="float">
            <text:p>48,11</text:p>
          </table:table-cell>
          <table:table-cell office:value-type="float" office:value="15.298" calcext:value-type="float">
            <text:p>15,298</text:p>
          </table:table-cell>
          <table:table-cell office:value-type="float" office:value="24.014" calcext:value-type="float">
            <text:p>24,0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549" calcext:value-type="float">
            <text:p>15,549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298" calcext:value-type="float">
            <text:p>15,298</text:p>
          </table:table-cell>
          <table:table-cell office:value-type="float" office:value="16.055" calcext:value-type="float">
            <text:p>16,055</text:p>
          </table:table-cell>
          <table:table-cell office:value-type="float" office:value="18.655" calcext:value-type="float">
            <text:p>18,655</text:p>
          </table:table-cell>
          <table:table-cell office:value-type="float" office:value="23.34" calcext:value-type="float">
            <text:p>23,34</text:p>
          </table:table-cell>
          <table:table-cell office:value-type="float" office:value="44.251" calcext:value-type="float">
            <text:p>44,251</text:p>
          </table:table-cell>
          <table:table-cell office:value-type="float" office:value="38.818" calcext:value-type="float">
            <text:p>38,818</text:p>
          </table:table-cell>
          <table:table-cell office:value-type="float" office:value="32.341" calcext:value-type="float">
            <text:p>32,341</text:p>
          </table:table-cell>
          <table:table-cell office:value-type="float" office:value="28.634" calcext:value-type="float">
            <text:p>28,634</text:p>
          </table:table-cell>
          <table:table-cell office:value-type="float" office:value="48.11" calcext:value-type="float">
            <text:p>48,11</text:p>
          </table:table-cell>
          <table:table-cell office:value-type="float" office:value="40.155" calcext:value-type="float">
            <text:p>40,155</text:p>
          </table:table-cell>
          <table:table-cell office:value-type="float" office:value="30.78" calcext:value-type="float">
            <text:p>30,78</text:p>
          </table:table-cell>
          <table:table-cell office:value-type="float" office:value="21.372" calcext:value-type="float">
            <text:p>21,372</text:p>
          </table:table-cell>
          <table:table-cell office:value-type="float" office:value="18.39" calcext:value-type="float">
            <text:p>18,39</text:p>
          </table:table-cell>
          <table:table-cell office:value-type="float" office:value="15.549" calcext:value-type="float">
            <text:p>15,549</text:p>
          </table:table-cell>
          <table:table-cell office:value-type="float" office:value="17.34" calcext:value-type="float">
            <text:p>17,34</text:p>
          </table:table-cell>
          <table:table-cell office:value-type="float" office:value="22.772" calcext:value-type="float">
            <text:p>22,772</text:p>
          </table:table-cell>
          <table:table-cell office:value-type="float" office:value="26.24" calcext:value-type="float">
            <text:p>26,24</text:p>
          </table:table-cell>
          <table:table-cell office:value-type="float" office:value="25.067" calcext:value-type="float">
            <text:p>25,067</text:p>
          </table:table-cell>
          <table:table-cell office:value-type="float" office:value="24.777" calcext:value-type="float">
            <text:p>24,777</text:p>
          </table:table-cell>
          <table:table-cell office:value-type="float" office:value="23.055" calcext:value-type="float">
            <text:p>23,055</text:p>
          </table:table-cell>
          <table:table-cell office:value-type="float" office:value="21.372" calcext:value-type="float">
            <text:p>21,372</text:p>
          </table:table-cell>
          <table:table-cell office:value-type="float" office:value="18.922" calcext:value-type="float">
            <text:p>18,922</text:p>
          </table:table-cell>
          <table:table-cell office:value-type="float" office:value="17.34" calcext:value-type="float">
            <text:p>17,34</text:p>
          </table:table-cell>
          <table:table-cell office:value-type="float" office:value="16.309" calcext:value-type="float">
            <text:p>16,309</text:p>
          </table:table-cell>
          <table:table-cell office:value-type="float" office:value="17.601" calcext:value-type="float">
            <text:p>17,601</text:p>
          </table:table-cell>
          <table:table-cell office:value-type="float" office:value="22.49" calcext:value-type="float">
            <text:p>22,49</text:p>
          </table:table-cell>
          <table:table-cell office:value-type="float" office:value="24.487" calcext:value-type="float">
            <text:p>24,487</text:p>
          </table:table-cell>
          <table:table-cell office:value-type="float" office:value="21.929" calcext:value-type="float">
            <text:p>21,929</text:p>
          </table:table-cell>
          <table:table-cell office:value-type="float" office:value="21.372" calcext:value-type="float">
            <text:p>21,372</text:p>
          </table:table-cell>
          <table:table-cell table:number-columns-repeated="3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6.837" calcext:value-type="float">
            <text:p>36,837</text:p>
          </table:table-cell>
          <table:table-cell office:value-type="float" office:value="14.553" calcext:value-type="float">
            <text:p>14,553</text:p>
          </table:table-cell>
          <table:table-cell office:value-type="float" office:value="20.59" calcext:value-type="float">
            <text:p>20,5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209" calcext:value-type="float">
            <text:p>22,209</text:p>
          </table:table-cell>
          <table:table-cell office:value-type="float" office:value="20.545" calcext:value-type="float">
            <text:p>20,545</text:p>
          </table:table-cell>
          <table:table-cell office:value-type="float" office:value="19.19" calcext:value-type="float">
            <text:p>19,19</text:p>
          </table:table-cell>
          <table:table-cell office:value-type="float" office:value="18.39" calcext:value-type="float">
            <text:p>18,39</text:p>
          </table:table-cell>
          <table:table-cell office:value-type="float" office:value="16.565" calcext:value-type="float">
            <text:p>16,565</text:p>
          </table:table-cell>
          <table:table-cell office:value-type="float" office:value="23.34" calcext:value-type="float">
            <text:p>23,34</text:p>
          </table:table-cell>
          <table:table-cell office:value-type="float" office:value="36.837" calcext:value-type="float">
            <text:p>36,837</text:p>
          </table:table-cell>
          <table:table-cell office:value-type="float" office:value="30.78" calcext:value-type="float">
            <text:p>30,78</text:p>
          </table:table-cell>
          <table:table-cell office:value-type="float" office:value="27.429" calcext:value-type="float">
            <text:p>27,429</text:p>
          </table:table-cell>
          <table:table-cell office:value-type="float" office:value="30.78" calcext:value-type="float">
            <text:p>30,78</text:p>
          </table:table-cell>
          <table:table-cell office:value-type="float" office:value="27.13" calcext:value-type="float">
            <text:p>27,13</text:p>
          </table:table-cell>
          <table:table-cell office:value-type="float" office:value="23.34" calcext:value-type="float">
            <text:p>23,34</text:p>
          </table:table-cell>
          <table:table-cell office:value-type="float" office:value="21.372" calcext:value-type="float">
            <text:p>21,372</text:p>
          </table:table-cell>
          <table:table-cell office:value-type="float" office:value="19.19" calcext:value-type="float">
            <text:p>19,19</text:p>
          </table:table-cell>
          <table:table-cell office:value-type="float" office:value="20" calcext:value-type="float">
            <text:p>20</text:p>
          </table:table-cell>
          <table:table-cell office:value-type="float" office:value="17.34" calcext:value-type="float">
            <text:p>17,34</text:p>
          </table:table-cell>
          <table:table-cell table:number-columns-repeated="3" office:value-type="float" office:value="17.081" calcext:value-type="float">
            <text:p>17,081</text:p>
          </table:table-cell>
          <table:table-cell office:value-type="float" office:value="16.822" calcext:value-type="float">
            <text:p>16,822</text:p>
          </table:table-cell>
          <table:table-cell office:value-type="float" office:value="14.553" calcext:value-type="float">
            <text:p>14,553</text:p>
          </table:table-cell>
          <table:table-cell office:value-type="float" office:value="19.729" calcext:value-type="float">
            <text:p>19,729</text:p>
          </table:table-cell>
          <table:table-cell office:value-type="float" office:value="18.655" calcext:value-type="float">
            <text:p>18,655</text:p>
          </table:table-cell>
          <table:table-cell office:value-type="float" office:value="17.601" calcext:value-type="float">
            <text:p>17,601</text:p>
          </table:table-cell>
          <table:table-cell office:value-type="float" office:value="17.081" calcext:value-type="float">
            <text:p>17,081</text:p>
          </table:table-cell>
          <table:table-cell table:number-columns-repeated="2"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643" calcext:value-type="float">
            <text:p>45,643</text:p>
          </table:table-cell>
          <table:table-cell office:value-type="float" office:value="13.577" calcext:value-type="float">
            <text:p>13,577</text:p>
          </table:table-cell>
          <table:table-cell office:value-type="float" office:value="25.652" calcext:value-type="float">
            <text:p>25,65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.729" calcext:value-type="float">
            <text:p>19,729</text:p>
          </table:table-cell>
          <table:table-cell office:value-type="float" office:value="18.655" calcext:value-type="float">
            <text:p>18,655</text:p>
          </table:table-cell>
          <table:table-cell office:value-type="float" office:value="17.601" calcext:value-type="float">
            <text:p>17,601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8" calcext:value-type="float">
            <text:p>14,8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577" calcext:value-type="float">
            <text:p>13,577</text:p>
          </table:table-cell>
          <table:table-cell office:value-type="float" office:value="31.714" calcext:value-type="float">
            <text:p>31,714</text:p>
          </table:table-cell>
          <table:table-cell office:value-type="float" office:value="32.341" calcext:value-type="float">
            <text:p>32,341</text:p>
          </table:table-cell>
          <table:table-cell office:value-type="float" office:value="43.905" calcext:value-type="float">
            <text:p>43,905</text:p>
          </table:table-cell>
          <table:table-cell office:value-type="float" office:value="45.643" calcext:value-type="float">
            <text:p>45,643</text:p>
          </table:table-cell>
          <table:table-cell office:value-type="float" office:value="43.215" calcext:value-type="float">
            <text:p>43,215</text:p>
          </table:table-cell>
          <table:table-cell office:value-type="float" office:value="34.888" calcext:value-type="float">
            <text:p>34,888</text:p>
          </table:table-cell>
          <table:table-cell office:value-type="float" office:value="28.634" calcext:value-type="float">
            <text:p>28,634</text:p>
          </table:table-cell>
          <table:table-cell office:value-type="float" office:value="29.548" calcext:value-type="float">
            <text:p>29,548</text:p>
          </table:table-cell>
          <table:table-cell office:value-type="float" office:value="25.945" calcext:value-type="float">
            <text:p>25,945</text:p>
          </table:table-cell>
          <table:table-cell office:value-type="float" office:value="22.209" calcext:value-type="float">
            <text:p>22,209</text:p>
          </table:table-cell>
          <table:table-cell office:value-type="float" office:value="20.272" calcext:value-type="float">
            <text:p>20,272</text:p>
          </table:table-cell>
          <table:table-cell office:value-type="float" office:value="18.39" calcext:value-type="float">
            <text:p>18,39</text:p>
          </table:table-cell>
          <table:table-cell office:value-type="float" office:value="19.19" calcext:value-type="float">
            <text:p>19,19</text:p>
          </table:table-cell>
          <table:table-cell office:value-type="float" office:value="18.655" calcext:value-type="float">
            <text:p>18,655</text:p>
          </table:table-cell>
          <table:table-cell office:value-type="float" office:value="16.822" calcext:value-type="float">
            <text:p>16,822</text:p>
          </table:table-cell>
          <table:table-cell office:value-type="float" office:value="18.922" calcext:value-type="float">
            <text:p>18,922</text:p>
          </table:table-cell>
          <table:table-cell office:value-type="float" office:value="25.359" calcext:value-type="float">
            <text:p>25,359</text:p>
          </table:table-cell>
          <table:table-cell office:value-type="float" office:value="42.529" calcext:value-type="float">
            <text:p>42,529</text:p>
          </table:table-cell>
          <table:table-cell office:value-type="float" office:value="37.494" calcext:value-type="float">
            <text:p>37,494</text:p>
          </table:table-cell>
          <table:table-cell office:value-type="float" office:value="32.027" calcext:value-type="float">
            <text:p>32,027</text:p>
          </table:table-cell>
          <table:table-cell office:value-type="float" office:value="28.029" calcext:value-type="float">
            <text:p>28,029</text:p>
          </table:table-cell>
          <table:table-cell office:value-type="float" office:value="23.911" calcext:value-type="float">
            <text:p>23,911</text:p>
          </table:table-cell>
          <table:table-cell office:value-type="float" office:value="21.095" calcext:value-type="float">
            <text:p>21,09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487" calcext:value-type="float">
            <text:p>64,487</text:p>
          </table:table-cell>
          <table:table-cell office:value-type="float" office:value="12.859" calcext:value-type="float">
            <text:p>12,859</text:p>
          </table:table-cell>
          <table:table-cell office:value-type="float" office:value="24.392" calcext:value-type="float">
            <text:p>24,39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729" calcext:value-type="float">
            <text:p>19,729</text:p>
          </table:table-cell>
          <table:table-cell office:value-type="float" office:value="49.537" calcext:value-type="float">
            <text:p>49,537</text:p>
          </table:table-cell>
          <table:table-cell office:value-type="float" office:value="64.487" calcext:value-type="float">
            <text:p>64,487</text:p>
          </table:table-cell>
          <table:table-cell office:value-type="float" office:value="55.002" calcext:value-type="float">
            <text:p>55,002</text:p>
          </table:table-cell>
          <table:table-cell office:value-type="float" office:value="34.567" calcext:value-type="float">
            <text:p>34,567</text:p>
          </table:table-cell>
          <table:table-cell office:value-type="float" office:value="24.199" calcext:value-type="float">
            <text:p>24,199</text:p>
          </table:table-cell>
          <table:table-cell office:value-type="float" office:value="23.911" calcext:value-type="float">
            <text:p>23,911</text:p>
          </table:table-cell>
          <table:table-cell office:value-type="float" office:value="25.359" calcext:value-type="float">
            <text:p>25,359</text:p>
          </table:table-cell>
          <table:table-cell office:value-type="float" office:value="21.372" calcext:value-type="float">
            <text:p>21,372</text:p>
          </table:table-cell>
          <table:table-cell office:value-type="float" office:value="24.487" calcext:value-type="float">
            <text:p>24,487</text:p>
          </table:table-cell>
          <table:table-cell office:value-type="float" office:value="27.13" calcext:value-type="float">
            <text:p>27,13</text:p>
          </table:table-cell>
          <table:table-cell office:value-type="float" office:value="24.199" calcext:value-type="float">
            <text:p>24,199</text:p>
          </table:table-cell>
          <table:table-cell office:value-type="float" office:value="27.429" calcext:value-type="float">
            <text:p>27,429</text:p>
          </table:table-cell>
          <table:table-cell table:number-columns-repeated="2" office:value-type="float" office:value="30.47" calcext:value-type="float">
            <text:p>30,47</text:p>
          </table:table-cell>
          <table:table-cell office:value-type="float" office:value="25.652" calcext:value-type="float">
            <text:p>25,652</text:p>
          </table:table-cell>
          <table:table-cell office:value-type="float" office:value="20" calcext:value-type="float">
            <text:p>20</text:p>
          </table:table-cell>
          <table:table-cell office:value-type="float" office:value="18.126" calcext:value-type="float">
            <text:p>18,126</text:p>
          </table:table-cell>
          <table:table-cell office:value-type="float" office:value="15.801" calcext:value-type="float">
            <text:p>15,801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097" calcext:value-type="float">
            <text:p>13,097</text:p>
          </table:table-cell>
          <table:table-cell table:number-columns-repeated="2" office:value-type="float" office:value="13.577" calcext:value-type="float">
            <text:p>13,577</text:p>
          </table:table-cell>
          <table:table-cell office:value-type="float" office:value="12.859" calcext:value-type="float">
            <text:p>12,859</text:p>
          </table:table-cell>
          <table:table-cell table:number-columns-repeated="2" office:value-type="float" office:value="13.577" calcext:value-type="float">
            <text:p>13,577</text:p>
          </table:table-cell>
          <table:table-cell office:value-type="float" office:value="23.911" calcext:value-type="float">
            <text:p>23,911</text:p>
          </table:table-cell>
          <table:table-cell office:value-type="float" office:value="20.545" calcext:value-type="float">
            <text:p>20,545</text:p>
          </table:table-cell>
          <table:table-cell office:value-type="float" office:value="19.19" calcext:value-type="float">
            <text:p>19,19</text:p>
          </table:table-cell>
          <table:table-cell office:value-type="float" office:value="18.39" calcext:value-type="float">
            <text:p>18,39</text:p>
          </table:table-cell>
          <table:table-cell office:value-type="float" office:value="17.863" calcext:value-type="float">
            <text:p>17,86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729" calcext:value-type="float">
            <text:p>27,729</text:p>
          </table:table-cell>
          <table:table-cell office:value-type="float" office:value="9.025" calcext:value-type="float">
            <text:p>9,025</text:p>
          </table:table-cell>
          <table:table-cell office:value-type="float" office:value="13.789" calcext:value-type="float">
            <text:p>13,78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025" calcext:value-type="float">
            <text:p>9,025</text:p>
          </table:table-cell>
          <table:table-cell office:value-type="float" office:value="9.239" calcext:value-type="float">
            <text:p>9,239</text:p>
          </table:table-cell>
          <table:table-cell table:number-columns-repeated="5" office:value-type="float" office:value="9.454" calcext:value-type="float">
            <text:p>9,454</text:p>
          </table:table-cell>
          <table:table-cell office:value-type="float" office:value="9.239" calcext:value-type="float">
            <text:p>9,239</text:p>
          </table:table-cell>
          <table:table-cell office:value-type="float" office:value="10.331" calcext:value-type="float">
            <text:p>10,331</text:p>
          </table:table-cell>
          <table:table-cell office:value-type="float" office:value="11.003" calcext:value-type="float">
            <text:p>11,003</text:p>
          </table:table-cell>
          <table:table-cell office:value-type="float" office:value="14.8" calcext:value-type="float">
            <text:p>14,8</text:p>
          </table:table-cell>
          <table:table-cell office:value-type="float" office:value="25.945" calcext:value-type="float">
            <text:p>25,945</text:p>
          </table:table-cell>
          <table:table-cell office:value-type="float" office:value="27.729" calcext:value-type="float">
            <text:p>27,729</text:p>
          </table:table-cell>
          <table:table-cell office:value-type="float" office:value="21.095" calcext:value-type="float">
            <text:p>21,095</text:p>
          </table:table-cell>
          <table:table-cell office:value-type="float" office:value="14.553" calcext:value-type="float">
            <text:p>14,553</text:p>
          </table:table-cell>
          <table:table-cell office:value-type="float" office:value="12.387" calcext:value-type="float">
            <text:p>12,387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331" calcext:value-type="float">
            <text:p>10,331</text:p>
          </table:table-cell>
          <table:table-cell office:value-type="float" office:value="18.655" calcext:value-type="float">
            <text:p>18,655</text:p>
          </table:table-cell>
          <table:table-cell office:value-type="float" office:value="23.055" calcext:value-type="float">
            <text:p>23,055</text:p>
          </table:table-cell>
          <table:table-cell office:value-type="float" office:value="19.729" calcext:value-type="float">
            <text:p>19,729</text:p>
          </table:table-cell>
          <table:table-cell office:value-type="float" office:value="15.298" calcext:value-type="float">
            <text:p>15,298</text:p>
          </table:table-cell>
          <table:table-cell office:value-type="float" office:value="13.336" calcext:value-type="float">
            <text:p>13,336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062" calcext:value-type="float">
            <text:p>14,062</text:p>
          </table:table-cell>
          <table:table-cell office:value-type="float" office:value="12.387" calcext:value-type="float">
            <text:p>12,387</text:p>
          </table:table-cell>
          <table:table-cell office:value-type="float" office:value="11.23" calcext:value-type="float">
            <text:p>11,23</text:p>
          </table:table-cell>
          <table:table-cell office:value-type="float" office:value="10.554" calcext:value-type="float">
            <text:p>10,554</text:p>
          </table:table-cell>
          <table:table-cell office:value-type="float" office:value="14.8" calcext:value-type="float">
            <text:p>14,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242" calcext:value-type="float">
            <text:p>29,242</text:p>
          </table:table-cell>
          <table:table-cell office:value-type="float" office:value="8.602" calcext:value-type="float">
            <text:p>8,602</text:p>
          </table:table-cell>
          <table:table-cell office:value-type="float" office:value="12.458" calcext:value-type="float">
            <text:p>12,45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331" calcext:value-type="float">
            <text:p>10,331</text:p>
          </table:table-cell>
          <table:table-cell table:number-columns-repeated="3" office:value-type="float" office:value="10.109" calcext:value-type="float">
            <text:p>10,109</text:p>
          </table:table-cell>
          <table:table-cell office:value-type="float" office:value="9.89" calcext:value-type="float">
            <text:p>9,89</text:p>
          </table:table-cell>
          <table:table-cell office:value-type="float" office:value="9.454" calcext:value-type="float">
            <text:p>9,454</text:p>
          </table:table-cell>
          <table:table-cell office:value-type="float" office:value="9.671" calcext:value-type="float">
            <text:p>9,671</text:p>
          </table:table-cell>
          <table:table-cell office:value-type="float" office:value="10.331" calcext:value-type="float">
            <text:p>10,331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23" calcext:value-type="float">
            <text:p>11,23</text:p>
          </table:table-cell>
          <table:table-cell office:value-type="float" office:value="14.8" calcext:value-type="float">
            <text:p>14,8</text:p>
          </table:table-cell>
          <table:table-cell office:value-type="float" office:value="24.777" calcext:value-type="float">
            <text:p>24,777</text:p>
          </table:table-cell>
          <table:table-cell office:value-type="float" office:value="29.242" calcext:value-type="float">
            <text:p>29,242</text:p>
          </table:table-cell>
          <table:table-cell office:value-type="float" office:value="26.536" calcext:value-type="float">
            <text:p>26,536</text:p>
          </table:table-cell>
          <table:table-cell office:value-type="float" office:value="17.601" calcext:value-type="float">
            <text:p>17,601</text:p>
          </table:table-cell>
          <table:table-cell office:value-type="float" office:value="15.048" calcext:value-type="float">
            <text:p>15,048</text:p>
          </table:table-cell>
          <table:table-cell office:value-type="float" office:value="12.859" calcext:value-type="float">
            <text:p>12,859</text:p>
          </table:table-cell>
          <table:table-cell office:value-type="float" office:value="11.92" calcext:value-type="float">
            <text:p>11,92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554" calcext:value-type="float">
            <text:p>10,554</text:p>
          </table:table-cell>
          <table:table-cell office:value-type="float" office:value="12.387" calcext:value-type="float">
            <text:p>12,387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89" calcext:value-type="float">
            <text:p>9,89</text:p>
          </table:table-cell>
          <table:table-cell office:value-type="float" office:value="10.109" calcext:value-type="float">
            <text:p>10,109</text:p>
          </table:table-cell>
          <table:table-cell office:value-type="float" office:value="10.331" calcext:value-type="float">
            <text:p>10,331</text:p>
          </table:table-cell>
          <table:table-cell office:value-type="float" office:value="9.89" calcext:value-type="float">
            <text:p>9,89</text:p>
          </table:table-cell>
          <table:table-cell office:value-type="float" office:value="9.454" calcext:value-type="float">
            <text:p>9,454</text:p>
          </table:table-cell>
          <table:table-cell office:value-type="float" office:value="9.025" calcext:value-type="float">
            <text:p>9,025</text:p>
          </table:table-cell>
          <table:table-cell table:number-columns-repeated="2" office:value-type="float" office:value="8.602" calcext:value-type="float">
            <text:p>8,60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549" calcext:value-type="float">
            <text:p>15,549</text:p>
          </table:table-cell>
          <table:table-cell office:value-type="float" office:value="9.89" calcext:value-type="float">
            <text:p>9,89</text:p>
          </table:table-cell>
          <table:table-cell office:value-type="float" office:value="11.557" calcext:value-type="float">
            <text:p>11,55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1.689" calcext:value-type="float">
            <text:p>11,689</text:p>
          </table:table-cell>
          <table:table-cell table:number-columns-repeated="3" office:value-type="float" office:value="11.23" calcext:value-type="float">
            <text:p>11,23</text:p>
          </table:table-cell>
          <table:table-cell table:number-columns-repeated="3"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23" calcext:value-type="float">
            <text:p>11,23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331" calcext:value-type="float">
            <text:p>10,331</text:p>
          </table:table-cell>
          <table:table-cell office:value-type="float" office:value="9.89" calcext:value-type="float">
            <text:p>9,89</text:p>
          </table:table-cell>
          <table:table-cell office:value-type="float" office:value="14.8" calcext:value-type="float">
            <text:p>14,8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office:value-type="float" office:value="12.622" calcext:value-type="float">
            <text:p>12,622</text:p>
          </table:table-cell>
          <table:table-cell table:number-columns-repeated="2"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table:number-columns-repeated="2" office:value-type="float" office:value="11.23" calcext:value-type="float">
            <text:p>11,23</text:p>
          </table:table-cell>
          <table:table-cell office:value-type="float" office:value="11.003" calcext:value-type="float">
            <text:p>11,003</text:p>
          </table:table-cell>
          <table:table-cell table:number-columns-repeated="2" office:value-type="float" office:value="10.778" calcext:value-type="float">
            <text:p>10,778</text:p>
          </table:table-cell>
          <table:table-cell office:value-type="float" office:value="10.331" calcext:value-type="float">
            <text:p>10,33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801" calcext:value-type="float">
            <text:p>15,801</text:p>
          </table:table-cell>
          <table:table-cell office:value-type="float" office:value="11.003" calcext:value-type="float">
            <text:p>11,003</text:p>
          </table:table-cell>
          <table:table-cell office:value-type="float" office:value="12.37" calcext:value-type="float">
            <text:p>12,3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.153" calcext:value-type="float">
            <text:p>12,153</text:p>
          </table:table-cell>
          <table:table-cell office:value-type="float" office:value="12.387" calcext:value-type="float">
            <text:p>12,387</text:p>
          </table:table-cell>
          <table:table-cell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table:number-columns-repeated="2"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office:value-type="float" office:value="12.153" calcext:value-type="float">
            <text:p>12,153</text:p>
          </table:table-cell>
          <table:table-cell table:number-columns-repeated="4"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office:value-type="float" office:value="14.307" calcext:value-type="float">
            <text:p>14,307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062" calcext:value-type="float">
            <text:p>14,062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23" calcext:value-type="float">
            <text:p>11,23</text:p>
          </table:table-cell>
          <table:table-cell table:number-columns-repeated="2" office:value-type="float" office:value="11.003" calcext:value-type="float">
            <text:p>11,003</text:p>
          </table:table-cell>
          <table:table-cell office:value-type="float" office:value="12.622" calcext:value-type="float">
            <text:p>12,622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622" calcext:value-type="float">
            <text:p>12,622</text:p>
          </table:table-cell>
          <table:table-cell table:number-columns-repeated="2"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table:number-columns-repeated="2" office:value-type="float" office:value="11.689" calcext:value-type="float">
            <text:p>11,68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307" calcext:value-type="float">
            <text:p>14,307</text:p>
          </table:table-cell>
          <table:table-cell office:value-type="float" office:value="11.689" calcext:value-type="float">
            <text:p>11,689</text:p>
          </table:table-cell>
          <table:table-cell office:value-type="float" office:value="12.732" calcext:value-type="float">
            <text:p>12,7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577" calcext:value-type="float">
            <text:p>13,577</text:p>
          </table:table-cell>
          <table:table-cell table:number-columns-repeated="6" office:value-type="float" office:value="13.336" calcext:value-type="float">
            <text:p>13,336</text:p>
          </table:table-cell>
          <table:table-cell table:number-columns-repeated="2" office:value-type="float" office:value="13.097" calcext:value-type="float">
            <text:p>13,097</text:p>
          </table:table-cell>
          <table:table-cell table:number-columns-repeated="2" office:value-type="float" office:value="12.859" calcext:value-type="float">
            <text:p>12,859</text:p>
          </table:table-cell>
          <table:table-cell table:number-columns-repeated="3"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table:number-columns-repeated="2" office:value-type="float" office:value="12.622" calcext:value-type="float">
            <text:p>12,622</text:p>
          </table:table-cell>
          <table:table-cell table:number-columns-repeated="4" office:value-type="float" office:value="12.387" calcext:value-type="float">
            <text:p>12,387</text:p>
          </table:table-cell>
          <table:table-cell table:number-columns-repeated="2"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table:number-columns-repeated="4"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office:value-type="float" office:value="11.689" calcext:value-type="float">
            <text:p>11,68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067" calcext:value-type="float">
            <text:p>25,06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4.845" calcext:value-type="float">
            <text:p>14,84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062" calcext:value-type="float">
            <text:p>14,062</text:p>
          </table:table-cell>
          <table:table-cell office:value-type="float" office:value="14.307" calcext:value-type="float">
            <text:p>14,307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553" calcext:value-type="float">
            <text:p>14,553</text:p>
          </table:table-cell>
          <table:table-cell office:value-type="float" office:value="15.048" calcext:value-type="float">
            <text:p>15,048</text:p>
          </table:table-cell>
          <table:table-cell table:number-columns-repeated="2" office:value-type="float" office:value="14.062" calcext:value-type="float">
            <text:p>14,062</text:p>
          </table:table-cell>
          <table:table-cell table:number-columns-repeated="3" office:value-type="float" office:value="13.819" calcext:value-type="float">
            <text:p>13,819</text:p>
          </table:table-cell>
          <table:table-cell table:number-columns-repeated="2" office:value-type="float" office:value="13.577" calcext:value-type="float">
            <text:p>13,577</text:p>
          </table:table-cell>
          <table:table-cell table:number-columns-repeated="2" office:value-type="float" office:value="13.336" calcext:value-type="float">
            <text:p>13,336</text:p>
          </table:table-cell>
          <table:table-cell table:number-columns-repeated="3" office:value-type="float" office:value="13.097" calcext:value-type="float">
            <text:p>13,097</text:p>
          </table:table-cell>
          <table:table-cell office:value-type="float" office:value="13.336" calcext:value-type="float">
            <text:p>13,336</text:p>
          </table:table-cell>
          <table:table-cell table:number-columns-repeated="2" office:value-type="float" office:value="13.097" calcext:value-type="float">
            <text:p>13,097</text:p>
          </table:table-cell>
          <table:table-cell office:value-type="float" office:value="13.577" calcext:value-type="float">
            <text:p>13,57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577" calcext:value-type="float">
            <text:p>13,577</text:p>
          </table:table-cell>
          <table:table-cell office:value-type="float" office:value="25.067" calcext:value-type="float">
            <text:p>25,067</text:p>
          </table:table-cell>
          <table:table-cell office:value-type="float" office:value="23.911" calcext:value-type="float">
            <text:p>23,911</text:p>
          </table:table-cell>
          <table:table-cell office:value-type="float" office:value="19.19" calcext:value-type="float">
            <text:p>19,19</text:p>
          </table:table-cell>
          <table:table-cell office:value-type="float" office:value="15.801" calcext:value-type="float">
            <text:p>15,801</text:p>
          </table:table-cell>
          <table:table-cell office:value-type="float" office:value="14.8" calcext:value-type="float">
            <text:p>14,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655" calcext:value-type="float">
            <text:p>18,655</text:p>
          </table:table-cell>
          <table:table-cell office:value-type="float" office:value="14.307" calcext:value-type="float">
            <text:p>14,307</text:p>
          </table:table-cell>
          <table:table-cell office:value-type="float" office:value="15.542" calcext:value-type="float">
            <text:p>15,54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822" calcext:value-type="float">
            <text:p>16,822</text:p>
          </table:table-cell>
          <table:table-cell office:value-type="float" office:value="17.081" calcext:value-type="float">
            <text:p>17,081</text:p>
          </table:table-cell>
          <table:table-cell office:value-type="float" office:value="18.655" calcext:value-type="float">
            <text:p>18,655</text:p>
          </table:table-cell>
          <table:table-cell office:value-type="float" office:value="17.34" calcext:value-type="float">
            <text:p>17,34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055" calcext:value-type="float">
            <text:p>16,055</text:p>
          </table:table-cell>
          <table:table-cell table:number-columns-repeated="2" office:value-type="float" office:value="15.801" calcext:value-type="float">
            <text:p>15,801</text:p>
          </table:table-cell>
          <table:table-cell table:number-columns-repeated="2" office:value-type="float" office:value="15.549" calcext:value-type="float">
            <text:p>15,549</text:p>
          </table:table-cell>
          <table:table-cell office:value-type="float" office:value="15.801" calcext:value-type="float">
            <text:p>15,801</text:p>
          </table:table-cell>
          <table:table-cell table:number-columns-repeated="4"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table:number-columns-repeated="5" office:value-type="float" office:value="15.048" calcext:value-type="float">
            <text:p>15,048</text:p>
          </table:table-cell>
          <table:table-cell office:value-type="float" office:value="14.8" calcext:value-type="float">
            <text:p>14,8</text:p>
          </table:table-cell>
          <table:table-cell table:number-columns-repeated="2" office:value-type="float" office:value="15.048" calcext:value-type="float">
            <text:p>15,048</text:p>
          </table:table-cell>
          <table:table-cell office:value-type="float" office:value="14.8" calcext:value-type="float">
            <text:p>14,8</text:p>
          </table:table-cell>
          <table:table-cell table:number-columns-repeated="3" office:value-type="float" office:value="14.307" calcext:value-type="float">
            <text:p>14,307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307" calcext:value-type="float">
            <text:p>14,30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6.343" calcext:value-type="float">
            <text:p>46,343</text:p>
          </table:table-cell>
          <table:table-cell office:value-type="float" office:value="16.565" calcext:value-type="float">
            <text:p>16,565</text:p>
          </table:table-cell>
          <table:table-cell office:value-type="float" office:value="24.256" calcext:value-type="float">
            <text:p>24,25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545" calcext:value-type="float">
            <text:p>20,545</text:p>
          </table:table-cell>
          <table:table-cell office:value-type="float" office:value="18.126" calcext:value-type="float">
            <text:p>18,126</text:p>
          </table:table-cell>
          <table:table-cell office:value-type="float" office:value="18.655" calcext:value-type="float">
            <text:p>18,655</text:p>
          </table:table-cell>
          <table:table-cell office:value-type="float" office:value="20.545" calcext:value-type="float">
            <text:p>20,545</text:p>
          </table:table-cell>
          <table:table-cell office:value-type="float" office:value="30.78" calcext:value-type="float">
            <text:p>30,78</text:p>
          </table:table-cell>
          <table:table-cell office:value-type="float" office:value="45.293" calcext:value-type="float">
            <text:p>45,293</text:p>
          </table:table-cell>
          <table:table-cell office:value-type="float" office:value="46.343" calcext:value-type="float">
            <text:p>46,343</text:p>
          </table:table-cell>
          <table:table-cell office:value-type="float" office:value="31.714" calcext:value-type="float">
            <text:p>31,714</text:p>
          </table:table-cell>
          <table:table-cell office:value-type="float" office:value="23.911" calcext:value-type="float">
            <text:p>23,911</text:p>
          </table:table-cell>
          <table:table-cell office:value-type="float" office:value="23.625" calcext:value-type="float">
            <text:p>23,625</text:p>
          </table:table-cell>
          <table:table-cell office:value-type="float" office:value="33.926" calcext:value-type="float">
            <text:p>33,926</text:p>
          </table:table-cell>
          <table:table-cell office:value-type="float" office:value="28.937" calcext:value-type="float">
            <text:p>28,937</text:p>
          </table:table-cell>
          <table:table-cell office:value-type="float" office:value="27.13" calcext:value-type="float">
            <text:p>27,13</text:p>
          </table:table-cell>
          <table:table-cell office:value-type="float" office:value="32.027" calcext:value-type="float">
            <text:p>32,027</text:p>
          </table:table-cell>
          <table:table-cell office:value-type="float" office:value="28.331" calcext:value-type="float">
            <text:p>28,331</text:p>
          </table:table-cell>
          <table:table-cell office:value-type="float" office:value="26.24" calcext:value-type="float">
            <text:p>26,24</text:p>
          </table:table-cell>
          <table:table-cell office:value-type="float" office:value="30.162" calcext:value-type="float">
            <text:p>30,162</text:p>
          </table:table-cell>
          <table:table-cell office:value-type="float" office:value="23.911" calcext:value-type="float">
            <text:p>23,911</text:p>
          </table:table-cell>
          <table:table-cell office:value-type="float" office:value="21.372" calcext:value-type="float">
            <text:p>21,37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.922" calcext:value-type="float">
            <text:p>18,922</text:p>
          </table:table-cell>
          <table:table-cell office:value-type="float" office:value="18.126" calcext:value-type="float">
            <text:p>18,126</text:p>
          </table:table-cell>
          <table:table-cell office:value-type="float" office:value="17.601" calcext:value-type="float">
            <text:p>17,601</text:p>
          </table:table-cell>
          <table:table-cell office:value-type="float" office:value="17.34" calcext:value-type="float">
            <text:p>17,34</text:p>
          </table:table-cell>
          <table:table-cell table:number-columns-repeated="2" office:value-type="float" office:value="17.081" calcext:value-type="float">
            <text:p>17,081</text:p>
          </table:table-cell>
          <table:table-cell office:value-type="float" office:value="16.822" calcext:value-type="float">
            <text:p>16,822</text:p>
          </table:table-cell>
          <table:table-cell table:number-columns-repeated="2" office:value-type="float" office:value="16.565" calcext:value-type="float">
            <text:p>16,56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.29" calcext:value-type="float">
            <text:p>33,29</text:p>
          </table:table-cell>
          <table:table-cell office:value-type="float" office:value="14.553" calcext:value-type="float">
            <text:p>14,553</text:p>
          </table:table-cell>
          <table:table-cell office:value-type="float" office:value="19.182" calcext:value-type="float">
            <text:p>19,18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126" calcext:value-type="float">
            <text:p>18,126</text:p>
          </table:table-cell>
          <table:table-cell table:number-columns-repeated="2" office:value-type="float" office:value="17.601" calcext:value-type="float">
            <text:p>17,601</text:p>
          </table:table-cell>
          <table:table-cell office:value-type="float" office:value="17.34" calcext:value-type="float">
            <text:p>17,34</text:p>
          </table:table-cell>
          <table:table-cell table:number-columns-repeated="2" office:value-type="float" office:value="17.081" calcext:value-type="float">
            <text:p>17,081</text:p>
          </table:table-cell>
          <table:table-cell office:value-type="float" office:value="16.822" calcext:value-type="float">
            <text:p>16,822</text:p>
          </table:table-cell>
          <table:table-cell office:value-type="float" office:value="16.309" calcext:value-type="float">
            <text:p>16,309</text:p>
          </table:table-cell>
          <table:table-cell table:number-columns-repeated="2" office:value-type="float" office:value="16.055" calcext:value-type="float">
            <text:p>16,055</text:p>
          </table:table-cell>
          <table:table-cell office:value-type="float" office:value="21.65" calcext:value-type="float">
            <text:p>21,65</text:p>
          </table:table-cell>
          <table:table-cell office:value-type="float" office:value="21.929" calcext:value-type="float">
            <text:p>21,929</text:p>
          </table:table-cell>
          <table:table-cell office:value-type="float" office:value="31.714" calcext:value-type="float">
            <text:p>31,714</text:p>
          </table:table-cell>
          <table:table-cell office:value-type="float" office:value="30.162" calcext:value-type="float">
            <text:p>30,162</text:p>
          </table:table-cell>
          <table:table-cell office:value-type="float" office:value="32.341" calcext:value-type="float">
            <text:p>32,341</text:p>
          </table:table-cell>
          <table:table-cell office:value-type="float" office:value="33.29" calcext:value-type="float">
            <text:p>33,29</text:p>
          </table:table-cell>
          <table:table-cell office:value-type="float" office:value="22.49" calcext:value-type="float">
            <text:p>22,49</text:p>
          </table:table-cell>
          <table:table-cell table:number-columns-repeated="2" office:value-type="float" office:value="18.922" calcext:value-type="float">
            <text:p>18,922</text:p>
          </table:table-cell>
          <table:table-cell office:value-type="float" office:value="18.655" calcext:value-type="float">
            <text:p>18,655</text:p>
          </table:table-cell>
          <table:table-cell office:value-type="float" office:value="16.822" calcext:value-type="float">
            <text:p>16,822</text:p>
          </table:table-cell>
          <table:table-cell office:value-type="float" office:value="16.565" calcext:value-type="float">
            <text:p>16,565</text:p>
          </table:table-cell>
          <table:table-cell office:value-type="float" office:value="14.553" calcext:value-type="float">
            <text:p>14,553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table:number-columns-repeated="4" office:value-type="float" office:value="15.048" calcext:value-type="float">
            <text:p>15,048</text:p>
          </table:table-cell>
          <table:table-cell office:value-type="float" office:value="19.729" calcext:value-type="float">
            <text:p>19,72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4.296" calcext:value-type="float">
            <text:p>74,296</text:p>
          </table:table-cell>
          <table:table-cell office:value-type="float" office:value="18.39" calcext:value-type="float">
            <text:p>18,39</text:p>
          </table:table-cell>
          <table:table-cell office:value-type="float" office:value="27.469" calcext:value-type="float">
            <text:p>27,46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.24" calcext:value-type="float">
            <text:p>26,24</text:p>
          </table:table-cell>
          <table:table-cell office:value-type="float" office:value="74.296" calcext:value-type="float">
            <text:p>74,296</text:p>
          </table:table-cell>
          <table:table-cell office:value-type="float" office:value="54.632" calcext:value-type="float">
            <text:p>54,632</text:p>
          </table:table-cell>
          <table:table-cell office:value-type="float" office:value="37.165" calcext:value-type="float">
            <text:p>37,165</text:p>
          </table:table-cell>
          <table:table-cell office:value-type="float" office:value="27.729" calcext:value-type="float">
            <text:p>27,729</text:p>
          </table:table-cell>
          <table:table-cell office:value-type="float" office:value="25.359" calcext:value-type="float">
            <text:p>25,359</text:p>
          </table:table-cell>
          <table:table-cell office:value-type="float" office:value="23.911" calcext:value-type="float">
            <text:p>23,911</text:p>
          </table:table-cell>
          <table:table-cell office:value-type="float" office:value="22.772" calcext:value-type="float">
            <text:p>22,772</text:p>
          </table:table-cell>
          <table:table-cell office:value-type="float" office:value="24.777" calcext:value-type="float">
            <text:p>24,777</text:p>
          </table:table-cell>
          <table:table-cell office:value-type="float" office:value="24.487" calcext:value-type="float">
            <text:p>24,487</text:p>
          </table:table-cell>
          <table:table-cell office:value-type="float" office:value="22.772" calcext:value-type="float">
            <text:p>22,772</text:p>
          </table:table-cell>
          <table:table-cell office:value-type="float" office:value="21.372" calcext:value-type="float">
            <text:p>21,372</text:p>
          </table:table-cell>
          <table:table-cell office:value-type="float" office:value="21.929" calcext:value-type="float">
            <text:p>21,929</text:p>
          </table:table-cell>
          <table:table-cell office:value-type="float" office:value="22.49" calcext:value-type="float">
            <text:p>22,49</text:p>
          </table:table-cell>
          <table:table-cell office:value-type="float" office:value="21.372" calcext:value-type="float">
            <text:p>21,372</text:p>
          </table:table-cell>
          <table:table-cell office:value-type="float" office:value="21.095" calcext:value-type="float">
            <text:p>21,095</text:p>
          </table:table-cell>
          <table:table-cell office:value-type="float" office:value="24.487" calcext:value-type="float">
            <text:p>24,487</text:p>
          </table:table-cell>
          <table:table-cell office:value-type="float" office:value="26.24" calcext:value-type="float">
            <text:p>26,24</text:p>
          </table:table-cell>
          <table:table-cell office:value-type="float" office:value="29.548" calcext:value-type="float">
            <text:p>29,548</text:p>
          </table:table-cell>
          <table:table-cell office:value-type="float" office:value="33.926" calcext:value-type="float">
            <text:p>33,926</text:p>
          </table:table-cell>
          <table:table-cell office:value-type="float" office:value="32.657" calcext:value-type="float">
            <text:p>32,657</text:p>
          </table:table-cell>
          <table:table-cell office:value-type="float" office:value="27.429" calcext:value-type="float">
            <text:p>27,429</text:p>
          </table:table-cell>
          <table:table-cell office:value-type="float" office:value="28.634" calcext:value-type="float">
            <text:p>28,634</text:p>
          </table:table-cell>
          <table:table-cell office:value-type="float" office:value="24.487" calcext:value-type="float">
            <text:p>24,487</text:p>
          </table:table-cell>
          <table:table-cell office:value-type="float" office:value="20.82" calcext:value-type="float">
            <text:p>20,82</text:p>
          </table:table-cell>
          <table:table-cell office:value-type="float" office:value="19.729" calcext:value-type="float">
            <text:p>19,729</text:p>
          </table:table-cell>
          <table:table-cell office:value-type="float" office:value="19.19" calcext:value-type="float">
            <text:p>19,19</text:p>
          </table:table-cell>
          <table:table-cell office:value-type="float" office:value="18.655" calcext:value-type="float">
            <text:p>18,655</text:p>
          </table:table-cell>
          <table:table-cell office:value-type="float" office:value="18.39" calcext:value-type="float">
            <text:p>18,39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5.691" calcext:value-type="float">
            <text:p>85,691</text:p>
          </table:table-cell>
          <table:table-cell office:value-type="float" office:value="17.601" calcext:value-type="float">
            <text:p>17,601</text:p>
          </table:table-cell>
          <table:table-cell office:value-type="float" office:value="38.859" calcext:value-type="float">
            <text:p>38,85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78" calcext:value-type="float">
            <text:p>30,78</text:p>
          </table:table-cell>
          <table:table-cell office:value-type="float" office:value="49.896" calcext:value-type="float">
            <text:p>49,896</text:p>
          </table:table-cell>
          <table:table-cell office:value-type="float" office:value="40.492" calcext:value-type="float">
            <text:p>40,492</text:p>
          </table:table-cell>
          <table:table-cell office:value-type="float" office:value="27.429" calcext:value-type="float">
            <text:p>27,429</text:p>
          </table:table-cell>
          <table:table-cell office:value-type="float" office:value="21.929" calcext:value-type="float">
            <text:p>21,929</text:p>
          </table:table-cell>
          <table:table-cell office:value-type="float" office:value="20" calcext:value-type="float">
            <text:p>20</text:p>
          </table:table-cell>
          <table:table-cell office:value-type="float" office:value="19.19" calcext:value-type="float">
            <text:p>19,19</text:p>
          </table:table-cell>
          <table:table-cell table:number-columns-repeated="2" office:value-type="float" office:value="18.126" calcext:value-type="float">
            <text:p>18,126</text:p>
          </table:table-cell>
          <table:table-cell office:value-type="float" office:value="17.601" calcext:value-type="float">
            <text:p>17,601</text:p>
          </table:table-cell>
          <table:table-cell office:value-type="float" office:value="18.126" calcext:value-type="float">
            <text:p>18,126</text:p>
          </table:table-cell>
          <table:table-cell office:value-type="float" office:value="32.657" calcext:value-type="float">
            <text:p>32,657</text:p>
          </table:table-cell>
          <table:table-cell office:value-type="float" office:value="41.507" calcext:value-type="float">
            <text:p>41,507</text:p>
          </table:table-cell>
          <table:table-cell office:value-type="float" office:value="49.179" calcext:value-type="float">
            <text:p>49,179</text:p>
          </table:table-cell>
          <table:table-cell office:value-type="float" office:value="38.818" calcext:value-type="float">
            <text:p>38,818</text:p>
          </table:table-cell>
          <table:table-cell office:value-type="float" office:value="26.24" calcext:value-type="float">
            <text:p>26,24</text:p>
          </table:table-cell>
          <table:table-cell office:value-type="float" office:value="40.155" calcext:value-type="float">
            <text:p>40,155</text:p>
          </table:table-cell>
          <table:table-cell office:value-type="float" office:value="84.674" calcext:value-type="float">
            <text:p>84,674</text:p>
          </table:table-cell>
          <table:table-cell office:value-type="float" office:value="85.691" calcext:value-type="float">
            <text:p>85,691</text:p>
          </table:table-cell>
          <table:table-cell office:value-type="float" office:value="50.977" calcext:value-type="float">
            <text:p>50,977</text:p>
          </table:table-cell>
          <table:table-cell office:value-type="float" office:value="36.51" calcext:value-type="float">
            <text:p>36,51</text:p>
          </table:table-cell>
          <table:table-cell office:value-type="float" office:value="37.165" calcext:value-type="float">
            <text:p>37,165</text:p>
          </table:table-cell>
          <table:table-cell office:value-type="float" office:value="65.381" calcext:value-type="float">
            <text:p>65,381</text:p>
          </table:table-cell>
          <table:table-cell office:value-type="float" office:value="56.862" calcext:value-type="float">
            <text:p>56,862</text:p>
          </table:table-cell>
          <table:table-cell office:value-type="float" office:value="55.744" calcext:value-type="float">
            <text:p>55,744</text:p>
          </table:table-cell>
          <table:table-cell office:value-type="float" office:value="45.993" calcext:value-type="float">
            <text:p>45,993</text:p>
          </table:table-cell>
          <table:table-cell office:value-type="float" office:value="38.485" calcext:value-type="float">
            <text:p>38,485</text:p>
          </table:table-cell>
          <table:table-cell office:value-type="float" office:value="35.211" calcext:value-type="float">
            <text:p>35,211</text:p>
          </table:table-cell>
          <table:table-cell office:value-type="float" office:value="38.818" calcext:value-type="float">
            <text:p>38,818</text:p>
          </table:table-cell>
          <table:table-cell office:value-type="float" office:value="33.926" calcext:value-type="float">
            <text:p>33,926</text:p>
          </table:table-cell>
          <table:table-cell office:value-type="float" office:value="28.937" calcext:value-type="float">
            <text:p>28,93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2.169" calcext:value-type="float">
            <text:p>62,169</text:p>
          </table:table-cell>
          <table:table-cell office:value-type="float" office:value="15.298" calcext:value-type="float">
            <text:p>15,298</text:p>
          </table:table-cell>
          <table:table-cell office:value-type="float" office:value="28.222" calcext:value-type="float">
            <text:p>28,22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055" calcext:value-type="float">
            <text:p>16,055</text:p>
          </table:table-cell>
          <table:table-cell office:value-type="float" office:value="17.081" calcext:value-type="float">
            <text:p>17,081</text:p>
          </table:table-cell>
          <table:table-cell office:value-type="float" office:value="19.458" calcext:value-type="float">
            <text:p>19,458</text:p>
          </table:table-cell>
          <table:table-cell office:value-type="float" office:value="40.155" calcext:value-type="float">
            <text:p>40,155</text:p>
          </table:table-cell>
          <table:table-cell office:value-type="float" office:value="32.973" calcext:value-type="float">
            <text:p>32,973</text:p>
          </table:table-cell>
          <table:table-cell office:value-type="float" office:value="27.729" calcext:value-type="float">
            <text:p>27,729</text:p>
          </table:table-cell>
          <table:table-cell office:value-type="float" office:value="18.655" calcext:value-type="float">
            <text:p>18,655</text:p>
          </table:table-cell>
          <table:table-cell office:value-type="float" office:value="16.565" calcext:value-type="float">
            <text:p>16,56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office:value-type="float" office:value="19.19" calcext:value-type="float">
            <text:p>19,19</text:p>
          </table:table-cell>
          <table:table-cell office:value-type="float" office:value="18.922" calcext:value-type="float">
            <text:p>18,922</text:p>
          </table:table-cell>
          <table:table-cell office:value-type="float" office:value="18.655" calcext:value-type="float">
            <text:p>18,655</text:p>
          </table:table-cell>
          <table:table-cell office:value-type="float" office:value="20.545" calcext:value-type="float">
            <text:p>20,545</text:p>
          </table:table-cell>
          <table:table-cell office:value-type="float" office:value="26.536" calcext:value-type="float">
            <text:p>26,536</text:p>
          </table:table-cell>
          <table:table-cell office:value-type="float" office:value="20" calcext:value-type="float">
            <text:p>20</text:p>
          </table:table-cell>
          <table:table-cell office:value-type="float" office:value="21.372" calcext:value-type="float">
            <text:p>21,372</text:p>
          </table:table-cell>
          <table:table-cell office:value-type="float" office:value="15.801" calcext:value-type="float">
            <text:p>15,801</text:p>
          </table:table-cell>
          <table:table-cell office:value-type="float" office:value="39.151" calcext:value-type="float">
            <text:p>39,151</text:p>
          </table:table-cell>
          <table:table-cell office:value-type="float" office:value="34.888" calcext:value-type="float">
            <text:p>34,888</text:p>
          </table:table-cell>
          <table:table-cell office:value-type="float" office:value="21.095" calcext:value-type="float">
            <text:p>21,095</text:p>
          </table:table-cell>
          <table:table-cell office:value-type="float" office:value="21.65" calcext:value-type="float">
            <text:p>21,65</text:p>
          </table:table-cell>
          <table:table-cell office:value-type="float" office:value="39.485" calcext:value-type="float">
            <text:p>39,485</text:p>
          </table:table-cell>
          <table:table-cell office:value-type="float" office:value="59.877" calcext:value-type="float">
            <text:p>59,877</text:p>
          </table:table-cell>
          <table:table-cell office:value-type="float" office:value="47.755" calcext:value-type="float">
            <text:p>47,755</text:p>
          </table:table-cell>
          <table:table-cell office:value-type="float" office:value="40.829" calcext:value-type="float">
            <text:p>40,829</text:p>
          </table:table-cell>
          <table:table-cell office:value-type="float" office:value="62.169" calcext:value-type="float">
            <text:p>62,169</text:p>
          </table:table-cell>
          <table:table-cell office:value-type="float" office:value="45.643" calcext:value-type="float">
            <text:p>45,643</text:p>
          </table:table-cell>
          <table:table-cell office:value-type="float" office:value="31.09" calcext:value-type="float">
            <text:p>31,09</text:p>
          </table:table-cell>
          <table:table-cell office:value-type="float" office:value="25.945" calcext:value-type="float">
            <text:p>25,945</text:p>
          </table:table-cell>
          <table:table-cell office:value-type="float" office:value="24.777" calcext:value-type="float">
            <text:p>24,77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945" calcext:value-type="float">
            <text:p>44,945</text:p>
          </table:table-cell>
          <table:table-cell office:value-type="float" office:value="13.336" calcext:value-type="float">
            <text:p>13,336</text:p>
          </table:table-cell>
          <table:table-cell office:value-type="float" office:value="24.517" calcext:value-type="float">
            <text:p>24,5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.246" calcext:value-type="float">
            <text:p>34,246</text:p>
          </table:table-cell>
          <table:table-cell office:value-type="float" office:value="36.51" calcext:value-type="float">
            <text:p>36,51</text:p>
          </table:table-cell>
          <table:table-cell office:value-type="float" office:value="31.402" calcext:value-type="float">
            <text:p>31,402</text:p>
          </table:table-cell>
          <table:table-cell office:value-type="float" office:value="24.777" calcext:value-type="float">
            <text:p>24,777</text:p>
          </table:table-cell>
          <table:table-cell office:value-type="float" office:value="18.655" calcext:value-type="float">
            <text:p>18,655</text:p>
          </table:table-cell>
          <table:table-cell office:value-type="float" office:value="16.055" calcext:value-type="float">
            <text:p>16,055</text:p>
          </table:table-cell>
          <table:table-cell table:number-columns-repeated="2" office:value-type="float" office:value="14.062" calcext:value-type="float">
            <text:p>14,062</text:p>
          </table:table-cell>
          <table:table-cell office:value-type="float" office:value="37.165" calcext:value-type="float">
            <text:p>37,165</text:p>
          </table:table-cell>
          <table:table-cell office:value-type="float" office:value="40.492" calcext:value-type="float">
            <text:p>40,492</text:p>
          </table:table-cell>
          <table:table-cell office:value-type="float" office:value="39.485" calcext:value-type="float">
            <text:p>39,485</text:p>
          </table:table-cell>
          <table:table-cell office:value-type="float" office:value="29.242" calcext:value-type="float">
            <text:p>29,242</text:p>
          </table:table-cell>
          <table:table-cell office:value-type="float" office:value="20.545" calcext:value-type="float">
            <text:p>20,545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819" calcext:value-type="float">
            <text:p>13,819</text:p>
          </table:table-cell>
          <table:table-cell office:value-type="float" office:value="24.777" calcext:value-type="float">
            <text:p>24,777</text:p>
          </table:table-cell>
          <table:table-cell office:value-type="float" office:value="26.536" calcext:value-type="float">
            <text:p>26,536</text:p>
          </table:table-cell>
          <table:table-cell office:value-type="float" office:value="16.822" calcext:value-type="float">
            <text:p>16,822</text:p>
          </table:table-cell>
          <table:table-cell office:value-type="float" office:value="29.854" calcext:value-type="float">
            <text:p>29,854</text:p>
          </table:table-cell>
          <table:table-cell office:value-type="float" office:value="44.945" calcext:value-type="float">
            <text:p>44,945</text:p>
          </table:table-cell>
          <table:table-cell office:value-type="float" office:value="33.29" calcext:value-type="float">
            <text:p>33,29</text:p>
          </table:table-cell>
          <table:table-cell office:value-type="float" office:value="29.854" calcext:value-type="float">
            <text:p>29,854</text:p>
          </table:table-cell>
          <table:table-cell office:value-type="float" office:value="27.429" calcext:value-type="float">
            <text:p>27,429</text:p>
          </table:table-cell>
          <table:table-cell office:value-type="float" office:value="21.65" calcext:value-type="float">
            <text:p>21,65</text:p>
          </table:table-cell>
          <table:table-cell office:value-type="float" office:value="18.655" calcext:value-type="float">
            <text:p>18,655</text:p>
          </table:table-cell>
          <table:table-cell office:value-type="float" office:value="17.34" calcext:value-type="float">
            <text:p>17,3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47" calcext:value-type="float">
            <text:p>30,47</text:p>
          </table:table-cell>
          <table:table-cell office:value-type="float" office:value="10.778" calcext:value-type="float">
            <text:p>10,778</text:p>
          </table:table-cell>
          <table:table-cell office:value-type="float" office:value="13.459" calcext:value-type="float">
            <text:p>13,45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622" calcext:value-type="float">
            <text:p>12,622</text:p>
          </table:table-cell>
          <table:table-cell office:value-type="float" office:value="13.336" calcext:value-type="float">
            <text:p>13,336</text:p>
          </table:table-cell>
          <table:table-cell office:value-type="float" office:value="14.8" calcext:value-type="float">
            <text:p>14,8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table:number-columns-repeated="2" office:value-type="float" office:value="12.859" calcext:value-type="float">
            <text:p>12,859</text:p>
          </table:table-cell>
          <table:table-cell table:number-columns-repeated="4" office:value-type="float" office:value="12.153" calcext:value-type="float">
            <text:p>12,153</text:p>
          </table:table-cell>
          <table:table-cell office:value-type="float" office:value="13.819" calcext:value-type="float">
            <text:p>13,819</text:p>
          </table:table-cell>
          <table:table-cell office:value-type="float" office:value="17.34" calcext:value-type="float">
            <text:p>17,34</text:p>
          </table:table-cell>
          <table:table-cell office:value-type="float" office:value="14.553" calcext:value-type="float">
            <text:p>14,553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859" calcext:value-type="float">
            <text:p>12,859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table:number-columns-repeated="2" office:value-type="float" office:value="11.689" calcext:value-type="float">
            <text:p>11,689</text:p>
          </table:table-cell>
          <table:table-cell office:value-type="float" office:value="11.23" calcext:value-type="float">
            <text:p>11,23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778" calcext:value-type="float">
            <text:p>10,778</text:p>
          </table:table-cell>
          <table:table-cell office:value-type="float" office:value="11.003" calcext:value-type="float">
            <text:p>11,003</text:p>
          </table:table-cell>
          <table:table-cell office:value-type="float" office:value="11.459" calcext:value-type="float">
            <text:p>11,459</text:p>
          </table:table-cell>
          <table:table-cell office:value-type="float" office:value="12.859" calcext:value-type="float">
            <text:p>12,859</text:p>
          </table:table-cell>
          <table:table-cell office:value-type="float" office:value="19.19" calcext:value-type="float">
            <text:p>19,19</text:p>
          </table:table-cell>
          <table:table-cell office:value-type="float" office:value="30.47" calcext:value-type="float">
            <text:p>30,4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548" calcext:value-type="float">
            <text:p>29,548</text:p>
          </table:table-cell>
          <table:table-cell office:value-type="float" office:value="12.622" calcext:value-type="float">
            <text:p>12,622</text:p>
          </table:table-cell>
          <table:table-cell office:value-type="float" office:value="16.124" calcext:value-type="float">
            <text:p>16,12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,8</text:p>
          </table:table-cell>
          <table:table-cell table:number-columns-repeated="2" office:value-type="float" office:value="14.062" calcext:value-type="float">
            <text:p>14,062</text:p>
          </table:table-cell>
          <table:table-cell office:value-type="float" office:value="14.307" calcext:value-type="float">
            <text:p>14,307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097" calcext:value-type="float">
            <text:p>13,097</text:p>
          </table:table-cell>
          <table:table-cell table:number-columns-repeated="2" office:value-type="float" office:value="13.336" calcext:value-type="float">
            <text:p>13,336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6.309" calcext:value-type="float">
            <text:p>16,309</text:p>
          </table:table-cell>
          <table:table-cell office:value-type="float" office:value="20.545" calcext:value-type="float">
            <text:p>20,545</text:p>
          </table:table-cell>
          <table:table-cell office:value-type="float" office:value="23.911" calcext:value-type="float">
            <text:p>23,911</text:p>
          </table:table-cell>
          <table:table-cell office:value-type="float" office:value="26.24" calcext:value-type="float">
            <text:p>26,24</text:p>
          </table:table-cell>
          <table:table-cell office:value-type="float" office:value="29.548" calcext:value-type="float">
            <text:p>29,548</text:p>
          </table:table-cell>
          <table:table-cell office:value-type="float" office:value="24.199" calcext:value-type="float">
            <text:p>24,199</text:p>
          </table:table-cell>
          <table:table-cell office:value-type="float" office:value="20" calcext:value-type="float">
            <text:p>20</text:p>
          </table:table-cell>
          <table:table-cell office:value-type="float" office:value="17.601" calcext:value-type="float">
            <text:p>17,601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859" calcext:value-type="float">
            <text:p>12,859</text:p>
          </table:table-cell>
          <table:table-cell office:value-type="float" office:value="12.622" calcext:value-type="float">
            <text:p>12,62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729" calcext:value-type="float">
            <text:p>19,729</text:p>
          </table:table-cell>
          <table:table-cell office:value-type="float" office:value="14.062" calcext:value-type="float">
            <text:p>14,062</text:p>
          </table:table-cell>
          <table:table-cell office:value-type="float" office:value="15.969" calcext:value-type="float">
            <text:p>15,96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98" calcext:value-type="float">
            <text:p>15,298</text:p>
          </table:table-cell>
          <table:table-cell table:number-columns-repeated="3" office:value-type="float" office:value="15.048" calcext:value-type="float">
            <text:p>15,048</text:p>
          </table:table-cell>
          <table:table-cell table:number-columns-repeated="3" office:value-type="float" office:value="14.553" calcext:value-type="float">
            <text:p>14,553</text:p>
          </table:table-cell>
          <table:table-cell office:value-type="float" office:value="14.307" calcext:value-type="float">
            <text:p>14,307</text:p>
          </table:table-cell>
          <table:table-cell office:value-type="float" office:value="14.553" calcext:value-type="float">
            <text:p>14,553</text:p>
          </table:table-cell>
          <table:table-cell table:number-columns-repeated="2" office:value-type="float" office:value="14.307" calcext:value-type="float">
            <text:p>14,30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5.298" calcext:value-type="float">
            <text:p>15,298</text:p>
          </table:table-cell>
          <table:table-cell office:value-type="float" office:value="17.34" calcext:value-type="float">
            <text:p>17,34</text:p>
          </table:table-cell>
          <table:table-cell office:value-type="float" office:value="16.309" calcext:value-type="float">
            <text:p>16,309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048" calcext:value-type="float">
            <text:p>15,048</text:p>
          </table:table-cell>
          <table:table-cell office:value-type="float" office:value="15.298" calcext:value-type="float">
            <text:p>15,298</text:p>
          </table:table-cell>
          <table:table-cell office:value-type="float" office:value="17.34" calcext:value-type="float">
            <text:p>17,34</text:p>
          </table:table-cell>
          <table:table-cell table:number-columns-repeated="2" office:value-type="float" office:value="19.729" calcext:value-type="float">
            <text:p>19,729</text:p>
          </table:table-cell>
          <table:table-cell office:value-type="float" office:value="18.39" calcext:value-type="float">
            <text:p>18,39</text:p>
          </table:table-cell>
          <table:table-cell office:value-type="float" office:value="16.565" calcext:value-type="float">
            <text:p>16,56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553" calcext:value-type="float">
            <text:p>14,553</text:p>
          </table:table-cell>
          <table:table-cell table:number-columns-repeated="2" office:value-type="float" office:value="19.729" calcext:value-type="float">
            <text:p>19,729</text:p>
          </table:table-cell>
          <table:table-cell office:value-type="float" office:value="17.601" calcext:value-type="float">
            <text:p>17,601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048" calcext:value-type="float">
            <text:p>15,04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095" calcext:value-type="float">
            <text:p>21,095</text:p>
          </table:table-cell>
          <table:table-cell office:value-type="float" office:value="15.298" calcext:value-type="float">
            <text:p>15,298</text:p>
          </table:table-cell>
          <table:table-cell office:value-type="float" office:value="16.628" calcext:value-type="float">
            <text:p>16,62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7.081" calcext:value-type="float">
            <text:p>17,081</text:p>
          </table:table-cell>
          <table:table-cell office:value-type="float" office:value="16.822" calcext:value-type="float">
            <text:p>16,822</text:p>
          </table:table-cell>
          <table:table-cell table:number-columns-repeated="8" office:value-type="float" office:value="16.565" calcext:value-type="float">
            <text:p>16,56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298" calcext:value-type="float">
            <text:p>15,298</text:p>
          </table:table-cell>
          <table:table-cell table:number-columns-repeated="4" office:value-type="float" office:value="15.801" calcext:value-type="float">
            <text:p>15,801</text:p>
          </table:table-cell>
          <table:table-cell office:value-type="float" office:value="21.095" calcext:value-type="float">
            <text:p>21,095</text:p>
          </table:table-cell>
          <table:table-cell office:value-type="float" office:value="20.545" calcext:value-type="float">
            <text:p>20,545</text:p>
          </table:table-cell>
          <table:table-cell office:value-type="float" office:value="18.39" calcext:value-type="float">
            <text:p>18,39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309" calcext:value-type="float">
            <text:p>16,309</text:p>
          </table:table-cell>
          <table:table-cell office:value-type="float" office:value="16.055" calcext:value-type="float">
            <text:p>16,055</text:p>
          </table:table-cell>
          <table:table-cell office:value-type="float" office:value="16.309" calcext:value-type="float">
            <text:p>16,309</text:p>
          </table:table-cell>
          <table:table-cell office:value-type="float" office:value="16.822" calcext:value-type="float">
            <text:p>16,822</text:p>
          </table:table-cell>
          <table:table-cell office:value-type="float" office:value="15.801" calcext:value-type="float">
            <text:p>15,801</text:p>
          </table:table-cell>
          <table:table-cell table:number-columns-repeated="3" office:value-type="float" office:value="15.549" calcext:value-type="float">
            <text:p>15,54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209" calcext:value-type="float">
            <text:p>22,209</text:p>
          </table:table-cell>
          <table:table-cell office:value-type="float" office:value="17.081" calcext:value-type="float">
            <text:p>17,081</text:p>
          </table:table-cell>
          <table:table-cell office:value-type="float" office:value="18.107" calcext:value-type="float">
            <text:p>18,10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209" calcext:value-type="float">
            <text:p>22,209</text:p>
          </table:table-cell>
          <table:table-cell office:value-type="float" office:value="19.729" calcext:value-type="float">
            <text:p>19,729</text:p>
          </table:table-cell>
          <table:table-cell table:number-columns-repeated="2" office:value-type="float" office:value="18.922" calcext:value-type="float">
            <text:p>18,922</text:p>
          </table:table-cell>
          <table:table-cell office:value-type="float" office:value="18.655" calcext:value-type="float">
            <text:p>18,655</text:p>
          </table:table-cell>
          <table:table-cell office:value-type="float" office:value="18.39" calcext:value-type="float">
            <text:p>18,39</text:p>
          </table:table-cell>
          <table:table-cell table:number-columns-repeated="10" office:value-type="float" office:value="18.126" calcext:value-type="float">
            <text:p>18,126</text:p>
          </table:table-cell>
          <table:table-cell table:number-columns-repeated="2" office:value-type="float" office:value="17.863" calcext:value-type="float">
            <text:p>17,863</text:p>
          </table:table-cell>
          <table:table-cell table:number-columns-repeated="3" office:value-type="float" office:value="17.601" calcext:value-type="float">
            <text:p>17,601</text:p>
          </table:table-cell>
          <table:table-cell office:value-type="float" office:value="17.34" calcext:value-type="float">
            <text:p>17,34</text:p>
          </table:table-cell>
          <table:table-cell table:number-columns-repeated="5" office:value-type="float" office:value="17.081" calcext:value-type="float">
            <text:p>17,081</text:p>
          </table:table-cell>
          <table:table-cell office:value-type="float" office:value="17.863" calcext:value-type="float">
            <text:p>17,863</text:p>
          </table:table-cell>
          <table:table-cell office:value-type="float" office:value="18.126" calcext:value-type="float">
            <text:p>18,126</text:p>
          </table:table-cell>
          <table:table-cell office:value-type="float" office:value="17.863" calcext:value-type="float">
            <text:p>17,86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429" calcext:value-type="float">
            <text:p>27,429</text:p>
          </table:table-cell>
          <table:table-cell office:value-type="float" office:value="18.655" calcext:value-type="float">
            <text:p>18,655</text:p>
          </table:table-cell>
          <table:table-cell office:value-type="float" office:value="21.209" calcext:value-type="float">
            <text:p>21,20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.832" calcext:value-type="float">
            <text:p>26,832</text:p>
          </table:table-cell>
          <table:table-cell office:value-type="float" office:value="24.487" calcext:value-type="float">
            <text:p>24,487</text:p>
          </table:table-cell>
          <table:table-cell table:number-columns-repeated="2" office:value-type="float" office:value="22.49" calcext:value-type="float">
            <text:p>22,49</text:p>
          </table:table-cell>
          <table:table-cell office:value-type="float" office:value="24.199" calcext:value-type="float">
            <text:p>24,199</text:p>
          </table:table-cell>
          <table:table-cell office:value-type="float" office:value="22.49" calcext:value-type="float">
            <text:p>22,49</text:p>
          </table:table-cell>
          <table:table-cell office:value-type="float" office:value="21.929" calcext:value-type="float">
            <text:p>21,929</text:p>
          </table:table-cell>
          <table:table-cell office:value-type="float" office:value="22.209" calcext:value-type="float">
            <text:p>22,209</text:p>
          </table:table-cell>
          <table:table-cell table:number-columns-repeated="2" office:value-type="float" office:value="21.65" calcext:value-type="float">
            <text:p>21,65</text:p>
          </table:table-cell>
          <table:table-cell office:value-type="float" office:value="21.929" calcext:value-type="float">
            <text:p>21,929</text:p>
          </table:table-cell>
          <table:table-cell office:value-type="float" office:value="21.372" calcext:value-type="float">
            <text:p>21,372</text:p>
          </table:table-cell>
          <table:table-cell office:value-type="float" office:value="20.82" calcext:value-type="float">
            <text:p>20,82</text:p>
          </table:table-cell>
          <table:table-cell office:value-type="float" office:value="20.545" calcext:value-type="float">
            <text:p>20,545</text:p>
          </table:table-cell>
          <table:table-cell office:value-type="float" office:value="20.272" calcext:value-type="float">
            <text:p>20,272</text:p>
          </table:table-cell>
          <table:table-cell office:value-type="float" office:value="19.729" calcext:value-type="float">
            <text:p>19,729</text:p>
          </table:table-cell>
          <table:table-cell table:number-columns-repeated="2" office:value-type="float" office:value="19.458" calcext:value-type="float">
            <text:p>19,458</text:p>
          </table:table-cell>
          <table:table-cell table:number-columns-repeated="6" office:value-type="float" office:value="19.19" calcext:value-type="float">
            <text:p>19,19</text:p>
          </table:table-cell>
          <table:table-cell table:number-columns-repeated="3" office:value-type="float" office:value="18.922" calcext:value-type="float">
            <text:p>18,922</text:p>
          </table:table-cell>
          <table:table-cell table:number-columns-repeated="2" office:value-type="float" office:value="18.655" calcext:value-type="float">
            <text:p>18,655</text:p>
          </table:table-cell>
          <table:table-cell office:value-type="float" office:value="26.832" calcext:value-type="float">
            <text:p>26,832</text:p>
          </table:table-cell>
          <table:table-cell office:value-type="float" office:value="27.429" calcext:value-type="float">
            <text:p>27,42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.607" calcext:value-type="float">
            <text:p>33,607</text:p>
          </table:table-cell>
          <table:table-cell office:value-type="float" office:value="22.209" calcext:value-type="float">
            <text:p>22,209</text:p>
          </table:table-cell>
          <table:table-cell office:value-type="float" office:value="25.524" calcext:value-type="float">
            <text:p>25,5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13" calcext:value-type="float">
            <text:p>27,13</text:p>
          </table:table-cell>
          <table:table-cell office:value-type="float" office:value="26.832" calcext:value-type="float">
            <text:p>26,832</text:p>
          </table:table-cell>
          <table:table-cell office:value-type="float" office:value="26.24" calcext:value-type="float">
            <text:p>26,24</text:p>
          </table:table-cell>
          <table:table-cell office:value-type="float" office:value="25.945" calcext:value-type="float">
            <text:p>25,945</text:p>
          </table:table-cell>
          <table:table-cell office:value-type="float" office:value="28.634" calcext:value-type="float">
            <text:p>28,634</text:p>
          </table:table-cell>
          <table:table-cell office:value-type="float" office:value="27.13" calcext:value-type="float">
            <text:p>27,13</text:p>
          </table:table-cell>
          <table:table-cell office:value-type="float" office:value="25.652" calcext:value-type="float">
            <text:p>25,652</text:p>
          </table:table-cell>
          <table:table-cell office:value-type="float" office:value="25.359" calcext:value-type="float">
            <text:p>25,359</text:p>
          </table:table-cell>
          <table:table-cell office:value-type="float" office:value="23.34" calcext:value-type="float">
            <text:p>23,34</text:p>
          </table:table-cell>
          <table:table-cell office:value-type="float" office:value="23.055" calcext:value-type="float">
            <text:p>23,055</text:p>
          </table:table-cell>
          <table:table-cell office:value-type="float" office:value="23.625" calcext:value-type="float">
            <text:p>23,625</text:p>
          </table:table-cell>
          <table:table-cell office:value-type="float" office:value="25.945" calcext:value-type="float">
            <text:p>25,945</text:p>
          </table:table-cell>
          <table:table-cell table:number-columns-repeated="2" office:value-type="float" office:value="24.199" calcext:value-type="float">
            <text:p>24,199</text:p>
          </table:table-cell>
          <table:table-cell office:value-type="float" office:value="23.911" calcext:value-type="float">
            <text:p>23,911</text:p>
          </table:table-cell>
          <table:table-cell office:value-type="float" office:value="23.055" calcext:value-type="float">
            <text:p>23,055</text:p>
          </table:table-cell>
          <table:table-cell office:value-type="float" office:value="22.772" calcext:value-type="float">
            <text:p>22,772</text:p>
          </table:table-cell>
          <table:table-cell office:value-type="float" office:value="22.209" calcext:value-type="float">
            <text:p>22,209</text:p>
          </table:table-cell>
          <table:table-cell office:value-type="float" office:value="23.055" calcext:value-type="float">
            <text:p>23,055</text:p>
          </table:table-cell>
          <table:table-cell office:value-type="float" office:value="31.402" calcext:value-type="float">
            <text:p>31,402</text:p>
          </table:table-cell>
          <table:table-cell office:value-type="float" office:value="28.331" calcext:value-type="float">
            <text:p>28,331</text:p>
          </table:table-cell>
          <table:table-cell office:value-type="float" office:value="27.429" calcext:value-type="float">
            <text:p>27,429</text:p>
          </table:table-cell>
          <table:table-cell office:value-type="float" office:value="25.652" calcext:value-type="float">
            <text:p>25,652</text:p>
          </table:table-cell>
          <table:table-cell office:value-type="float" office:value="23.911" calcext:value-type="float">
            <text:p>23,911</text:p>
          </table:table-cell>
          <table:table-cell table:number-columns-repeated="2" office:value-type="float" office:value="23.055" calcext:value-type="float">
            <text:p>23,055</text:p>
          </table:table-cell>
          <table:table-cell office:value-type="float" office:value="22.772" calcext:value-type="float">
            <text:p>22,772</text:p>
          </table:table-cell>
          <table:table-cell office:value-type="float" office:value="22.49" calcext:value-type="float">
            <text:p>22,49</text:p>
          </table:table-cell>
          <table:table-cell office:value-type="float" office:value="33.607" calcext:value-type="float">
            <text:p>33,607</text:p>
          </table:table-cell>
          <table:table-cell office:value-type="float" office:value="31.714" calcext:value-type="float">
            <text:p>31,71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8.677" calcext:value-type="float">
            <text:p>78,677</text:p>
          </table:table-cell>
          <table:table-cell office:value-type="float" office:value="26.24" calcext:value-type="float">
            <text:p>26,24</text:p>
          </table:table-cell>
          <table:table-cell office:value-type="float" office:value="37.985" calcext:value-type="float">
            <text:p>37,98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.246" calcext:value-type="float">
            <text:p>34,246</text:p>
          </table:table-cell>
          <table:table-cell office:value-type="float" office:value="40.829" calcext:value-type="float">
            <text:p>40,829</text:p>
          </table:table-cell>
          <table:table-cell office:value-type="float" office:value="65.839" calcext:value-type="float">
            <text:p>65,839</text:p>
          </table:table-cell>
          <table:table-cell office:value-type="float" office:value="52.066" calcext:value-type="float">
            <text:p>52,066</text:p>
          </table:table-cell>
          <table:table-cell office:value-type="float" office:value="42.872" calcext:value-type="float">
            <text:p>42,872</text:p>
          </table:table-cell>
          <table:table-cell office:value-type="float" office:value="35.534" calcext:value-type="float">
            <text:p>35,534</text:p>
          </table:table-cell>
          <table:table-cell office:value-type="float" office:value="37.494" calcext:value-type="float">
            <text:p>37,494</text:p>
          </table:table-cell>
          <table:table-cell office:value-type="float" office:value="42.872" calcext:value-type="float">
            <text:p>42,872</text:p>
          </table:table-cell>
          <table:table-cell office:value-type="float" office:value="38.485" calcext:value-type="float">
            <text:p>38,485</text:p>
          </table:table-cell>
          <table:table-cell office:value-type="float" office:value="33.607" calcext:value-type="float">
            <text:p>33,607</text:p>
          </table:table-cell>
          <table:table-cell office:value-type="float" office:value="31.402" calcext:value-type="float">
            <text:p>31,402</text:p>
          </table:table-cell>
          <table:table-cell office:value-type="float" office:value="31.714" calcext:value-type="float">
            <text:p>31,714</text:p>
          </table:table-cell>
          <table:table-cell office:value-type="float" office:value="37.823" calcext:value-type="float">
            <text:p>37,823</text:p>
          </table:table-cell>
          <table:table-cell office:value-type="float" office:value="46.695" calcext:value-type="float">
            <text:p>46,695</text:p>
          </table:table-cell>
          <table:table-cell office:value-type="float" office:value="34.246" calcext:value-type="float">
            <text:p>34,246</text:p>
          </table:table-cell>
          <table:table-cell office:value-type="float" office:value="32.341" calcext:value-type="float">
            <text:p>32,341</text:p>
          </table:table-cell>
          <table:table-cell office:value-type="float" office:value="35.859" calcext:value-type="float">
            <text:p>35,859</text:p>
          </table:table-cell>
          <table:table-cell office:value-type="float" office:value="30.78" calcext:value-type="float">
            <text:p>30,78</text:p>
          </table:table-cell>
          <table:table-cell office:value-type="float" office:value="28.331" calcext:value-type="float">
            <text:p>28,331</text:p>
          </table:table-cell>
          <table:table-cell office:value-type="float" office:value="78.677" calcext:value-type="float">
            <text:p>78,677</text:p>
          </table:table-cell>
          <table:table-cell office:value-type="float" office:value="46.343" calcext:value-type="float">
            <text:p>46,343</text:p>
          </table:table-cell>
          <table:table-cell office:value-type="float" office:value="34.567" calcext:value-type="float">
            <text:p>34,567</text:p>
          </table:table-cell>
          <table:table-cell office:value-type="float" office:value="30.162" calcext:value-type="float">
            <text:p>30,162</text:p>
          </table:table-cell>
          <table:table-cell office:value-type="float" office:value="31.714" calcext:value-type="float">
            <text:p>31,714</text:p>
          </table:table-cell>
          <table:table-cell office:value-type="float" office:value="38.485" calcext:value-type="float">
            <text:p>38,485</text:p>
          </table:table-cell>
          <table:table-cell office:value-type="float" office:value="34.888" calcext:value-type="float">
            <text:p>34,888</text:p>
          </table:table-cell>
          <table:table-cell office:value-type="float" office:value="29.548" calcext:value-type="float">
            <text:p>29,548</text:p>
          </table:table-cell>
          <table:table-cell office:value-type="float" office:value="27.429" calcext:value-type="float">
            <text:p>27,429</text:p>
          </table:table-cell>
          <table:table-cell office:value-type="float" office:value="26.24" calcext:value-type="float">
            <text:p>26,24</text:p>
          </table:table-cell>
          <table:table-cell office:value-type="float" office:value="37.823" calcext:value-type="float">
            <text:p>37,823</text:p>
          </table:table-cell>
          <table:table-cell office:value-type="float" office:value="28.634" calcext:value-type="float">
            <text:p>28,63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2.662" calcext:value-type="float">
            <text:p>182,662</text:p>
          </table:table-cell>
          <table:table-cell office:value-type="float" office:value="34.567" calcext:value-type="float">
            <text:p>34,567</text:p>
          </table:table-cell>
          <table:table-cell office:value-type="float" office:value="80.604" calcext:value-type="float">
            <text:p>80,60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.847" calcext:value-type="float">
            <text:p>90,847</text:p>
          </table:table-cell>
          <table:table-cell office:value-type="float" office:value="112.094" calcext:value-type="float">
            <text:p>112,094</text:p>
          </table:table-cell>
          <table:table-cell office:value-type="float" office:value="125.452" calcext:value-type="float">
            <text:p>125,452</text:p>
          </table:table-cell>
          <table:table-cell office:value-type="float" office:value="134.487" calcext:value-type="float">
            <text:p>134,487</text:p>
          </table:table-cell>
          <table:table-cell office:value-type="float" office:value="176.489" calcext:value-type="float">
            <text:p>176,489</text:p>
          </table:table-cell>
          <table:table-cell office:value-type="float" office:value="182.662" calcext:value-type="float">
            <text:p>182,662</text:p>
          </table:table-cell>
          <table:table-cell office:value-type="float" office:value="94.529" calcext:value-type="float">
            <text:p>94,529</text:p>
          </table:table-cell>
          <table:table-cell office:value-type="float" office:value="68.612" calcext:value-type="float">
            <text:p>68,612</text:p>
          </table:table-cell>
          <table:table-cell office:value-type="float" office:value="67.219" calcext:value-type="float">
            <text:p>67,219</text:p>
          </table:table-cell>
          <table:table-cell office:value-type="float" office:value="50.256" calcext:value-type="float">
            <text:p>50,256</text:p>
          </table:table-cell>
          <table:table-cell office:value-type="float" office:value="42.188" calcext:value-type="float">
            <text:p>42,188</text:p>
          </table:table-cell>
          <table:table-cell office:value-type="float" office:value="41.168" calcext:value-type="float">
            <text:p>41,168</text:p>
          </table:table-cell>
          <table:table-cell office:value-type="float" office:value="43.215" calcext:value-type="float">
            <text:p>43,215</text:p>
          </table:table-cell>
          <table:table-cell office:value-type="float" office:value="57.611" calcext:value-type="float">
            <text:p>57,611</text:p>
          </table:table-cell>
          <table:table-cell office:value-type="float" office:value="76.717" calcext:value-type="float">
            <text:p>76,717</text:p>
          </table:table-cell>
          <table:table-cell office:value-type="float" office:value="54.632" calcext:value-type="float">
            <text:p>54,632</text:p>
          </table:table-cell>
          <table:table-cell office:value-type="float" office:value="41.168" calcext:value-type="float">
            <text:p>41,168</text:p>
          </table:table-cell>
          <table:table-cell office:value-type="float" office:value="34.567" calcext:value-type="float">
            <text:p>34,567</text:p>
          </table:table-cell>
          <table:table-cell office:value-type="float" office:value="76.717" calcext:value-type="float">
            <text:p>76,717</text:p>
          </table:table-cell>
          <table:table-cell office:value-type="float" office:value="96.658" calcext:value-type="float">
            <text:p>96,658</text:p>
          </table:table-cell>
          <table:table-cell office:value-type="float" office:value="75.745" calcext:value-type="float">
            <text:p>75,745</text:p>
          </table:table-cell>
          <table:table-cell office:value-type="float" office:value="172.422" calcext:value-type="float">
            <text:p>172,422</text:p>
          </table:table-cell>
          <table:table-cell office:value-type="float" office:value="107.033" calcext:value-type="float">
            <text:p>107,033</text:p>
          </table:table-cell>
          <table:table-cell office:value-type="float" office:value="67.682" calcext:value-type="float">
            <text:p>67,682</text:p>
          </table:table-cell>
          <table:table-cell office:value-type="float" office:value="49.896" calcext:value-type="float">
            <text:p>49,896</text:p>
          </table:table-cell>
          <table:table-cell office:value-type="float" office:value="41.847" calcext:value-type="float">
            <text:p>41,847</text:p>
          </table:table-cell>
          <table:table-cell office:value-type="float" office:value="38.485" calcext:value-type="float">
            <text:p>38,485</text:p>
          </table:table-cell>
          <table:table-cell office:value-type="float" office:value="36.51" calcext:value-type="float">
            <text:p>36,51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9.119" calcext:value-type="float">
            <text:p>59,119</text:p>
          </table:table-cell>
          <table:table-cell office:value-type="float" office:value="14.062" calcext:value-type="float">
            <text:p>14,062</text:p>
          </table:table-cell>
          <table:table-cell office:value-type="float" office:value="26.956" calcext:value-type="float">
            <text:p>26,95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029" calcext:value-type="float">
            <text:p>28,029</text:p>
          </table:table-cell>
          <table:table-cell office:value-type="float" office:value="30.78" calcext:value-type="float">
            <text:p>30,78</text:p>
          </table:table-cell>
          <table:table-cell office:value-type="float" office:value="31.714" calcext:value-type="float">
            <text:p>31,714</text:p>
          </table:table-cell>
          <table:table-cell office:value-type="float" office:value="32.657" calcext:value-type="float">
            <text:p>32,657</text:p>
          </table:table-cell>
          <table:table-cell office:value-type="float" office:value="26.24" calcext:value-type="float">
            <text:p>26,24</text:p>
          </table:table-cell>
          <table:table-cell office:value-type="float" office:value="22.209" calcext:value-type="float">
            <text:p>22,209</text:p>
          </table:table-cell>
          <table:table-cell office:value-type="float" office:value="19.729" calcext:value-type="float">
            <text:p>19,729</text:p>
          </table:table-cell>
          <table:table-cell office:value-type="float" office:value="19.458" calcext:value-type="float">
            <text:p>19,458</text:p>
          </table:table-cell>
          <table:table-cell office:value-type="float" office:value="19.19" calcext:value-type="float">
            <text:p>19,19</text:p>
          </table:table-cell>
          <table:table-cell office:value-type="float" office:value="17.34" calcext:value-type="float">
            <text:p>17,34</text:p>
          </table:table-cell>
          <table:table-cell office:value-type="float" office:value="16.309" calcext:value-type="float">
            <text:p>16,309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309" calcext:value-type="float">
            <text:p>16,309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307" calcext:value-type="float">
            <text:p>14,30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8.655" calcext:value-type="float">
            <text:p>18,655</text:p>
          </table:table-cell>
          <table:table-cell office:value-type="float" office:value="27.13" calcext:value-type="float">
            <text:p>27,13</text:p>
          </table:table-cell>
          <table:table-cell office:value-type="float" office:value="28.029" calcext:value-type="float">
            <text:p>28,029</text:p>
          </table:table-cell>
          <table:table-cell office:value-type="float" office:value="32.027" calcext:value-type="float">
            <text:p>32,027</text:p>
          </table:table-cell>
          <table:table-cell office:value-type="float" office:value="30.47" calcext:value-type="float">
            <text:p>30,47</text:p>
          </table:table-cell>
          <table:table-cell table:number-columns-repeated="2" office:value-type="float" office:value="23.625" calcext:value-type="float">
            <text:p>23,625</text:p>
          </table:table-cell>
          <table:table-cell office:value-type="float" office:value="34.567" calcext:value-type="float">
            <text:p>34,567</text:p>
          </table:table-cell>
          <table:table-cell office:value-type="float" office:value="47.755" calcext:value-type="float">
            <text:p>47,755</text:p>
          </table:table-cell>
          <table:table-cell office:value-type="float" office:value="59.119" calcext:value-type="float">
            <text:p>59,119</text:p>
          </table:table-cell>
          <table:table-cell office:value-type="float" office:value="43.905" calcext:value-type="float">
            <text:p>43,905</text:p>
          </table:table-cell>
          <table:table-cell office:value-type="float" office:value="42.872" calcext:value-type="float">
            <text:p>42,872</text:p>
          </table:table-cell>
          <table:table-cell office:value-type="float" office:value="52.795" calcext:value-type="float">
            <text:p>52,79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11" calcext:value-type="float">
            <text:p>48,11</text:p>
          </table:table-cell>
          <table:table-cell office:value-type="float" office:value="12.622" calcext:value-type="float">
            <text:p>12,622</text:p>
          </table:table-cell>
          <table:table-cell office:value-type="float" office:value="25.678" calcext:value-type="float">
            <text:p>25,67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2" calcext:value-type="float">
            <text:p>20,82</text:p>
          </table:table-cell>
          <table:table-cell office:value-type="float" office:value="18.126" calcext:value-type="float">
            <text:p>18,126</text:p>
          </table:table-cell>
          <table:table-cell office:value-type="float" office:value="15.549" calcext:value-type="float">
            <text:p>15,549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622" calcext:value-type="float">
            <text:p>12,622</text:p>
          </table:table-cell>
          <table:table-cell office:value-type="float" office:value="18.655" calcext:value-type="float">
            <text:p>18,655</text:p>
          </table:table-cell>
          <table:table-cell office:value-type="float" office:value="45.643" calcext:value-type="float">
            <text:p>45,643</text:p>
          </table:table-cell>
          <table:table-cell office:value-type="float" office:value="35.859" calcext:value-type="float">
            <text:p>35,859</text:p>
          </table:table-cell>
          <table:table-cell office:value-type="float" office:value="29.242" calcext:value-type="float">
            <text:p>29,242</text:p>
          </table:table-cell>
          <table:table-cell office:value-type="float" office:value="23.911" calcext:value-type="float">
            <text:p>23,911</text:p>
          </table:table-cell>
          <table:table-cell office:value-type="float" office:value="20.272" calcext:value-type="float">
            <text:p>20,272</text:p>
          </table:table-cell>
          <table:table-cell office:value-type="float" office:value="17.601" calcext:value-type="float">
            <text:p>17,601</text:p>
          </table:table-cell>
          <table:table-cell office:value-type="float" office:value="23.625" calcext:value-type="float">
            <text:p>23,625</text:p>
          </table:table-cell>
          <table:table-cell office:value-type="float" office:value="26.24" calcext:value-type="float">
            <text:p>26,24</text:p>
          </table:table-cell>
          <table:table-cell office:value-type="float" office:value="26.536" calcext:value-type="float">
            <text:p>26,536</text:p>
          </table:table-cell>
          <table:table-cell office:value-type="float" office:value="23.911" calcext:value-type="float">
            <text:p>23,911</text:p>
          </table:table-cell>
          <table:table-cell office:value-type="float" office:value="19.19" calcext:value-type="float">
            <text:p>19,19</text:p>
          </table:table-cell>
          <table:table-cell office:value-type="float" office:value="17.34" calcext:value-type="float">
            <text:p>17,34</text:p>
          </table:table-cell>
          <table:table-cell office:value-type="float" office:value="33.29" calcext:value-type="float">
            <text:p>33,29</text:p>
          </table:table-cell>
          <table:table-cell office:value-type="float" office:value="20" calcext:value-type="float">
            <text:p>20</text:p>
          </table:table-cell>
          <table:table-cell office:value-type="float" office:value="25.652" calcext:value-type="float">
            <text:p>25,652</text:p>
          </table:table-cell>
          <table:table-cell office:value-type="float" office:value="32.027" calcext:value-type="float">
            <text:p>32,027</text:p>
          </table:table-cell>
          <table:table-cell office:value-type="float" office:value="31.09" calcext:value-type="float">
            <text:p>31,09</text:p>
          </table:table-cell>
          <table:table-cell office:value-type="float" office:value="19.729" calcext:value-type="float">
            <text:p>19,729</text:p>
          </table:table-cell>
          <table:table-cell office:value-type="float" office:value="21.65" calcext:value-type="float">
            <text:p>21,65</text:p>
          </table:table-cell>
          <table:table-cell office:value-type="float" office:value="48.11" calcext:value-type="float">
            <text:p>48,11</text:p>
          </table:table-cell>
          <table:table-cell office:value-type="float" office:value="46.343" calcext:value-type="float">
            <text:p>46,343</text:p>
          </table:table-cell>
          <table:table-cell office:value-type="float" office:value="40.829" calcext:value-type="float">
            <text:p>40,829</text:p>
          </table:table-cell>
          <table:table-cell office:value-type="float" office:value="41.168" calcext:value-type="float">
            <text:p>41,16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7.987" calcext:value-type="float">
            <text:p>57,987</text:p>
          </table:table-cell>
          <table:table-cell office:value-type="float" office:value="11.003" calcext:value-type="float">
            <text:p>11,003</text:p>
          </table:table-cell>
          <table:table-cell office:value-type="float" office:value="20.171" calcext:value-type="float">
            <text:p>20,17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8.922" calcext:value-type="float">
            <text:p>18,922</text:p>
          </table:table-cell>
          <table:table-cell office:value-type="float" office:value="18.126" calcext:value-type="float">
            <text:p>18,126</text:p>
          </table:table-cell>
          <table:table-cell office:value-type="float" office:value="15.298" calcext:value-type="float">
            <text:p>15,298</text:p>
          </table:table-cell>
          <table:table-cell office:value-type="float" office:value="17.081" calcext:value-type="float">
            <text:p>17,081</text:p>
          </table:table-cell>
          <table:table-cell office:value-type="float" office:value="20" calcext:value-type="float">
            <text:p>20</text:p>
          </table:table-cell>
          <table:table-cell office:value-type="float" office:value="15.801" calcext:value-type="float">
            <text:p>15,801</text:p>
          </table:table-cell>
          <table:table-cell office:value-type="float" office:value="13.336" calcext:value-type="float">
            <text:p>13,336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003" calcext:value-type="float">
            <text:p>11,003</text:p>
          </table:table-cell>
          <table:table-cell office:value-type="float" office:value="17.081" calcext:value-type="float">
            <text:p>17,081</text:p>
          </table:table-cell>
          <table:table-cell office:value-type="float" office:value="23.625" calcext:value-type="float">
            <text:p>23,625</text:p>
          </table:table-cell>
          <table:table-cell office:value-type="float" office:value="22.49" calcext:value-type="float">
            <text:p>22,49</text:p>
          </table:table-cell>
          <table:table-cell office:value-type="float" office:value="14.553" calcext:value-type="float">
            <text:p>14,553</text:p>
          </table:table-cell>
          <table:table-cell office:value-type="float" office:value="12.859" calcext:value-type="float">
            <text:p>12,859</text:p>
          </table:table-cell>
          <table:table-cell office:value-type="float" office:value="12.387" calcext:value-type="float">
            <text:p>12,387</text:p>
          </table:table-cell>
          <table:table-cell office:value-type="float" office:value="11.92" calcext:value-type="float">
            <text:p>11,92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23" calcext:value-type="float">
            <text:p>11,23</text:p>
          </table:table-cell>
          <table:table-cell office:value-type="float" office:value="22.49" calcext:value-type="float">
            <text:p>22,49</text:p>
          </table:table-cell>
          <table:table-cell office:value-type="float" office:value="21.65" calcext:value-type="float">
            <text:p>21,65</text:p>
          </table:table-cell>
          <table:table-cell office:value-type="float" office:value="21.372" calcext:value-type="float">
            <text:p>21,372</text:p>
          </table:table-cell>
          <table:table-cell office:value-type="float" office:value="26.536" calcext:value-type="float">
            <text:p>26,536</text:p>
          </table:table-cell>
          <table:table-cell office:value-type="float" office:value="23.911" calcext:value-type="float">
            <text:p>23,911</text:p>
          </table:table-cell>
          <table:table-cell office:value-type="float" office:value="16.309" calcext:value-type="float">
            <text:p>16,309</text:p>
          </table:table-cell>
          <table:table-cell office:value-type="float" office:value="14.553" calcext:value-type="float">
            <text:p>14,553</text:p>
          </table:table-cell>
          <table:table-cell office:value-type="float" office:value="57.987" calcext:value-type="float">
            <text:p>57,987</text:p>
          </table:table-cell>
          <table:table-cell office:value-type="float" office:value="54.632" calcext:value-type="float">
            <text:p>54,632</text:p>
          </table:table-cell>
          <table:table-cell office:value-type="float" office:value="38.818" calcext:value-type="float">
            <text:p>38,81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777" calcext:value-type="float">
            <text:p>24,777</text:p>
          </table:table-cell>
          <table:table-cell office:value-type="float" office:value="7.979" calcext:value-type="float">
            <text:p>7,979</text:p>
          </table:table-cell>
          <table:table-cell office:value-type="float" office:value="13.061" calcext:value-type="float">
            <text:p>13,06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.602" calcext:value-type="float">
            <text:p>8,602</text:p>
          </table:table-cell>
          <table:table-cell table:number-columns-repeated="2" office:value-type="float" office:value="8.393" calcext:value-type="float">
            <text:p>8,393</text:p>
          </table:table-cell>
          <table:table-cell table:number-columns-repeated="3" office:value-type="float" office:value="8.185" calcext:value-type="float">
            <text:p>8,185</text:p>
          </table:table-cell>
          <table:table-cell office:value-type="float" office:value="7.979" calcext:value-type="float">
            <text:p>7,979</text:p>
          </table:table-cell>
          <table:table-cell office:value-type="float" office:value="8.185" calcext:value-type="float">
            <text:p>8,185</text:p>
          </table:table-cell>
          <table:table-cell office:value-type="float" office:value="11.003" calcext:value-type="float">
            <text:p>11,003</text:p>
          </table:table-cell>
          <table:table-cell office:value-type="float" office:value="15.549" calcext:value-type="float">
            <text:p>15,549</text:p>
          </table:table-cell>
          <table:table-cell office:value-type="float" office:value="13.336" calcext:value-type="float">
            <text:p>13,336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8" calcext:value-type="float">
            <text:p>14,8</text:p>
          </table:table-cell>
          <table:table-cell office:value-type="float" office:value="14.062" calcext:value-type="float">
            <text:p>14,062</text:p>
          </table:table-cell>
          <table:table-cell office:value-type="float" office:value="12.622" calcext:value-type="float">
            <text:p>12,622</text:p>
          </table:table-cell>
          <table:table-cell office:value-type="float" office:value="20.272" calcext:value-type="float">
            <text:p>20,272</text:p>
          </table:table-cell>
          <table:table-cell office:value-type="float" office:value="24.777" calcext:value-type="float">
            <text:p>24,777</text:p>
          </table:table-cell>
          <table:table-cell office:value-type="float" office:value="22.209" calcext:value-type="float">
            <text:p>22,209</text:p>
          </table:table-cell>
          <table:table-cell office:value-type="float" office:value="16.565" calcext:value-type="float">
            <text:p>16,565</text:p>
          </table:table-cell>
          <table:table-cell office:value-type="float" office:value="12.622" calcext:value-type="float">
            <text:p>12,622</text:p>
          </table:table-cell>
          <table:table-cell office:value-type="float" office:value="11.23" calcext:value-type="float">
            <text:p>11,23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671" calcext:value-type="float">
            <text:p>9,671</text:p>
          </table:table-cell>
          <table:table-cell table:number-columns-repeated="2" office:value-type="float" office:value="9.025" calcext:value-type="float">
            <text:p>9,025</text:p>
          </table:table-cell>
          <table:table-cell office:value-type="float" office:value="23.625" calcext:value-type="float">
            <text:p>23,625</text:p>
          </table:table-cell>
          <table:table-cell office:value-type="float" office:value="20" calcext:value-type="float">
            <text:p>20</text:p>
          </table:table-cell>
          <table:table-cell office:value-type="float" office:value="19.729" calcext:value-type="float">
            <text:p>19,729</text:p>
          </table:table-cell>
          <table:table-cell office:value-type="float" office:value="16.309" calcext:value-type="float">
            <text:p>16,30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622" calcext:value-type="float">
            <text:p>12,622</text:p>
          </table:table-cell>
          <table:table-cell office:value-type="float" office:value="8.602" calcext:value-type="float">
            <text:p>8,602</text:p>
          </table:table-cell>
          <table:table-cell office:value-type="float" office:value="10.391" calcext:value-type="float">
            <text:p>10,39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54" calcext:value-type="float">
            <text:p>10,554</text:p>
          </table:table-cell>
          <table:table-cell office:value-type="float" office:value="11.92" calcext:value-type="float">
            <text:p>11,92</text:p>
          </table:table-cell>
          <table:table-cell office:value-type="float" office:value="11.23" calcext:value-type="float">
            <text:p>11,23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331" calcext:value-type="float">
            <text:p>10,331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92" calcext:value-type="float">
            <text:p>11,92</text:p>
          </table:table-cell>
          <table:table-cell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office:value-type="float" office:value="11.23" calcext:value-type="float">
            <text:p>11,23</text:p>
          </table:table-cell>
          <table:table-cell table:number-columns-repeated="6" office:value-type="float" office:value="10.778" calcext:value-type="float">
            <text:p>10,778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109" calcext:value-type="float">
            <text:p>10,109</text:p>
          </table:table-cell>
          <table:table-cell table:number-columns-repeated="2" office:value-type="float" office:value="9.89" calcext:value-type="float">
            <text:p>9,89</text:p>
          </table:table-cell>
          <table:table-cell office:value-type="float" office:value="9.671" calcext:value-type="float">
            <text:p>9,671</text:p>
          </table:table-cell>
          <table:table-cell table:number-columns-repeated="4" office:value-type="float" office:value="9.454" calcext:value-type="float">
            <text:p>9,454</text:p>
          </table:table-cell>
          <table:table-cell table:number-columns-repeated="4" office:value-type="float" office:value="9.025" calcext:value-type="float">
            <text:p>9,025</text:p>
          </table:table-cell>
          <table:table-cell office:value-type="float" office:value="8.602" calcext:value-type="float">
            <text:p>8,60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859" calcext:value-type="float">
            <text:p>12,859</text:p>
          </table:table-cell>
          <table:table-cell office:value-type="float" office:value="9.671" calcext:value-type="float">
            <text:p>9,671</text:p>
          </table:table-cell>
          <table:table-cell office:value-type="float" office:value="10.816" calcext:value-type="float">
            <text:p>10,8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table:number-columns-repeated="4" office:value-type="float" office:value="11.23" calcext:value-type="float">
            <text:p>11,23</text:p>
          </table:table-cell>
          <table:table-cell table:number-columns-repeated="4" office:value-type="float" office:value="10.778" calcext:value-type="float">
            <text:p>10,778</text:p>
          </table:table-cell>
          <table:table-cell table:number-columns-repeated="2" office:value-type="float" office:value="10.331" calcext:value-type="float">
            <text:p>10,331</text:p>
          </table:table-cell>
          <table:table-cell table:number-columns-repeated="2" office:value-type="float" office:value="12.859" calcext:value-type="float">
            <text:p>12,859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778" calcext:value-type="float">
            <text:p>10,778</text:p>
          </table:table-cell>
          <table:table-cell table:number-columns-repeated="2" office:value-type="float" office:value="10.554" calcext:value-type="float">
            <text:p>10,554</text:p>
          </table:table-cell>
          <table:table-cell table:number-columns-repeated="3" office:value-type="float" office:value="10.331" calcext:value-type="float">
            <text:p>10,331</text:p>
          </table:table-cell>
          <table:table-cell office:value-type="float" office:value="10.109" calcext:value-type="float">
            <text:p>10,109</text:p>
          </table:table-cell>
          <table:table-cell table:number-columns-repeated="4" office:value-type="float" office:value="9.89" calcext:value-type="float">
            <text:p>9,89</text:p>
          </table:table-cell>
          <table:table-cell table:number-columns-repeated="2" office:value-type="float" office:value="9.671" calcext:value-type="float">
            <text:p>9,67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801" calcext:value-type="float">
            <text:p>15,801</text:p>
          </table:table-cell>
          <table:table-cell office:value-type="float" office:value="11.459" calcext:value-type="float">
            <text:p>11,459</text:p>
          </table:table-cell>
          <table:table-cell office:value-type="float" office:value="12.727" calcext:value-type="float">
            <text:p>12,72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2.153" calcext:value-type="float">
            <text:p>12,153</text:p>
          </table:table-cell>
          <table:table-cell office:value-type="float" office:value="11.689" calcext:value-type="float">
            <text:p>11,689</text:p>
          </table:table-cell>
          <table:table-cell office:value-type="float" office:value="12.387" calcext:value-type="float">
            <text:p>12,38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table:number-columns-repeated="2" office:value-type="float" office:value="11.689" calcext:value-type="float">
            <text:p>11,689</text:p>
          </table:table-cell>
          <table:table-cell office:value-type="float" office:value="12.859" calcext:value-type="float">
            <text:p>12,859</text:p>
          </table:table-cell>
          <table:table-cell table:number-columns-repeated="2" office:value-type="float" office:value="14.062" calcext:value-type="float">
            <text:p>14,062</text:p>
          </table:table-cell>
          <table:table-cell office:value-type="float" office:value="15.048" calcext:value-type="float">
            <text:p>15,048</text:p>
          </table:table-cell>
          <table:table-cell office:value-type="float" office:value="13.819" calcext:value-type="float">
            <text:p>13,819</text:p>
          </table:table-cell>
          <table:table-cell office:value-type="float" office:value="14.307" calcext:value-type="float">
            <text:p>14,307</text:p>
          </table:table-cell>
          <table:table-cell office:value-type="float" office:value="15.801" calcext:value-type="float">
            <text:p>15,801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622" calcext:value-type="float">
            <text:p>12,622</text:p>
          </table:table-cell>
          <table:table-cell table:number-columns-repeated="3"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689" calcext:value-type="float">
            <text:p>11,68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655" calcext:value-type="float">
            <text:p>18,655</text:p>
          </table:table-cell>
          <table:table-cell office:value-type="float" office:value="12.153" calcext:value-type="float">
            <text:p>12,153</text:p>
          </table:table-cell>
          <table:table-cell office:value-type="float" office:value="13.589" calcext:value-type="float">
            <text:p>13,58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655" calcext:value-type="float">
            <text:p>18,65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6.309" calcext:value-type="float">
            <text:p>16,309</text:p>
          </table:table-cell>
          <table:table-cell office:value-type="float" office:value="14.062" calcext:value-type="float">
            <text:p>14,062</text:p>
          </table:table-cell>
          <table:table-cell table:number-columns-repeated="3" office:value-type="float" office:value="13.577" calcext:value-type="float">
            <text:p>13,57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4.307" calcext:value-type="float">
            <text:p>14,307</text:p>
          </table:table-cell>
          <table:table-cell office:value-type="float" office:value="15.549" calcext:value-type="float">
            <text:p>15,549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577" calcext:value-type="float">
            <text:p>13,577</text:p>
          </table:table-cell>
          <table:table-cell table:number-columns-repeated="2" office:value-type="float" office:value="13.336" calcext:value-type="float">
            <text:p>13,336</text:p>
          </table:table-cell>
          <table:table-cell table:number-columns-repeated="4" office:value-type="float" office:value="13.097" calcext:value-type="float">
            <text:p>13,097</text:p>
          </table:table-cell>
          <table:table-cell office:value-type="float" office:value="12.859" calcext:value-type="float">
            <text:p>12,859</text:p>
          </table:table-cell>
          <table:table-cell table:number-columns-repeated="2" office:value-type="float" office:value="12.622" calcext:value-type="float">
            <text:p>12,622</text:p>
          </table:table-cell>
          <table:table-cell table:number-columns-repeated="3" office:value-type="float" office:value="12.859" calcext:value-type="float">
            <text:p>12,859</text:p>
          </table:table-cell>
          <table:table-cell table:number-columns-repeated="3" office:value-type="float" office:value="12.622" calcext:value-type="float">
            <text:p>12,622</text:p>
          </table:table-cell>
          <table:table-cell table:number-columns-repeated="3" office:value-type="float" office:value="12.153" calcext:value-type="float">
            <text:p>12,15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095" calcext:value-type="float">
            <text:p>21,095</text:p>
          </table:table-cell>
          <table:table-cell office:value-type="float" office:value="13.097" calcext:value-type="float">
            <text:p>13,097</text:p>
          </table:table-cell>
          <table:table-cell office:value-type="float" office:value="14.803" calcext:value-type="float">
            <text:p>14,80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8" calcext:value-type="float">
            <text:p>14,8</text:p>
          </table:table-cell>
          <table:table-cell office:value-type="float" office:value="14.553" calcext:value-type="float">
            <text:p>14,553</text:p>
          </table:table-cell>
          <table:table-cell table:number-columns-repeated="2" office:value-type="float" office:value="14.062" calcext:value-type="float">
            <text:p>14,062</text:p>
          </table:table-cell>
          <table:table-cell table:number-columns-repeated="4" office:value-type="float" office:value="13.577" calcext:value-type="float">
            <text:p>13,577</text:p>
          </table:table-cell>
          <table:table-cell table:number-columns-repeated="2" office:value-type="float" office:value="13.336" calcext:value-type="float">
            <text:p>13,336</text:p>
          </table:table-cell>
          <table:table-cell table:number-columns-repeated="6" office:value-type="float" office:value="13.097" calcext:value-type="float">
            <text:p>13,09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5.298" calcext:value-type="float">
            <text:p>15,298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8" calcext:value-type="float">
            <text:p>14,8</text:p>
          </table:table-cell>
          <table:table-cell office:value-type="float" office:value="21.095" calcext:value-type="float">
            <text:p>21,095</text:p>
          </table:table-cell>
          <table:table-cell office:value-type="float" office:value="18.126" calcext:value-type="float">
            <text:p>18,126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577" calcext:value-type="float">
            <text:p>13,577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048" calcext:value-type="float">
            <text:p>15,048</text:p>
          </table:table-cell>
          <table:table-cell office:value-type="float" office:value="17.601" calcext:value-type="float">
            <text:p>17,601</text:p>
          </table:table-cell>
          <table:table-cell office:value-type="float" office:value="16.565" calcext:value-type="float">
            <text:p>16,565</text:p>
          </table:table-cell>
          <table:table-cell office:value-type="float" office:value="18.922" calcext:value-type="float">
            <text:p>18,92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652" calcext:value-type="float">
            <text:p>25,652</text:p>
          </table:table-cell>
          <table:table-cell office:value-type="float" office:value="14.062" calcext:value-type="float">
            <text:p>14,062</text:p>
          </table:table-cell>
          <table:table-cell office:value-type="float" office:value="17.326" calcext:value-type="float">
            <text:p>17,32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911" calcext:value-type="float">
            <text:p>23,911</text:p>
          </table:table-cell>
          <table:table-cell office:value-type="float" office:value="19.458" calcext:value-type="float">
            <text:p>19,458</text:p>
          </table:table-cell>
          <table:table-cell office:value-type="float" office:value="17.601" calcext:value-type="float">
            <text:p>17,601</text:p>
          </table:table-cell>
          <table:table-cell office:value-type="float" office:value="17.081" calcext:value-type="float">
            <text:p>17,081</text:p>
          </table:table-cell>
          <table:table-cell office:value-type="float" office:value="20.272" calcext:value-type="float">
            <text:p>20,272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office:value-type="float" office:value="15.048" calcext:value-type="float">
            <text:p>15,048</text:p>
          </table:table-cell>
          <table:table-cell office:value-type="float" office:value="15.801" calcext:value-type="float">
            <text:p>15,801</text:p>
          </table:table-cell>
          <table:table-cell office:value-type="float" office:value="18.655" calcext:value-type="float">
            <text:p>18,655</text:p>
          </table:table-cell>
          <table:table-cell office:value-type="float" office:value="17.601" calcext:value-type="float">
            <text:p>17,601</text:p>
          </table:table-cell>
          <table:table-cell office:value-type="float" office:value="15.549" calcext:value-type="float">
            <text:p>15,549</text:p>
          </table:table-cell>
          <table:table-cell table:number-columns-repeated="2" office:value-type="float" office:value="15.298" calcext:value-type="float">
            <text:p>15,298</text:p>
          </table:table-cell>
          <table:table-cell office:value-type="float" office:value="15.549" calcext:value-type="float">
            <text:p>15,549</text:p>
          </table:table-cell>
          <table:table-cell office:value-type="float" office:value="22.49" calcext:value-type="float">
            <text:p>22,49</text:p>
          </table:table-cell>
          <table:table-cell office:value-type="float" office:value="25.652" calcext:value-type="float">
            <text:p>25,652</text:p>
          </table:table-cell>
          <table:table-cell office:value-type="float" office:value="18.655" calcext:value-type="float">
            <text:p>18,65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6.055" calcext:value-type="float">
            <text:p>16,055</text:p>
          </table:table-cell>
          <table:table-cell office:value-type="float" office:value="20.545" calcext:value-type="float">
            <text:p>20,545</text:p>
          </table:table-cell>
          <table:table-cell office:value-type="float" office:value="17.863" calcext:value-type="float">
            <text:p>17,863</text:p>
          </table:table-cell>
          <table:table-cell office:value-type="float" office:value="17.34" calcext:value-type="float">
            <text:p>17,34</text:p>
          </table:table-cell>
          <table:table-cell office:value-type="float" office:value="17.081" calcext:value-type="float">
            <text:p>17,081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8" calcext:value-type="float">
            <text:p>14,8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062" calcext:value-type="float">
            <text:p>14,06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3.771" calcext:value-type="float">
            <text:p>143,771</text:p>
          </table:table-cell>
          <table:table-cell office:value-type="float" office:value="14.553" calcext:value-type="float">
            <text:p>14,553</text:p>
          </table:table-cell>
          <table:table-cell office:value-type="float" office:value="28.245" calcext:value-type="float">
            <text:p>28,24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8" calcext:value-type="float">
            <text:p>14,8</text:p>
          </table:table-cell>
          <table:table-cell office:value-type="float" office:value="20" calcext:value-type="float">
            <text:p>20</text:p>
          </table:table-cell>
          <table:table-cell office:value-type="float" office:value="143.771" calcext:value-type="float">
            <text:p>143,771</text:p>
          </table:table-cell>
          <table:table-cell office:value-type="float" office:value="117.828" calcext:value-type="float">
            <text:p>117,828</text:p>
          </table:table-cell>
          <table:table-cell office:value-type="float" office:value="56.116" calcext:value-type="float">
            <text:p>56,116</text:p>
          </table:table-cell>
          <table:table-cell office:value-type="float" office:value="35.534" calcext:value-type="float">
            <text:p>35,534</text:p>
          </table:table-cell>
          <table:table-cell office:value-type="float" office:value="24.777" calcext:value-type="float">
            <text:p>24,777</text:p>
          </table:table-cell>
          <table:table-cell office:value-type="float" office:value="22.209" calcext:value-type="float">
            <text:p>22,209</text:p>
          </table:table-cell>
          <table:table-cell office:value-type="float" office:value="20.82" calcext:value-type="float">
            <text:p>20,82</text:p>
          </table:table-cell>
          <table:table-cell office:value-type="float" office:value="20" calcext:value-type="float">
            <text:p>20</text:p>
          </table:table-cell>
          <table:table-cell office:value-type="float" office:value="18.922" calcext:value-type="float">
            <text:p>18,922</text:p>
          </table:table-cell>
          <table:table-cell office:value-type="float" office:value="18.126" calcext:value-type="float">
            <text:p>18,126</text:p>
          </table:table-cell>
          <table:table-cell office:value-type="float" office:value="17.601" calcext:value-type="float">
            <text:p>17,601</text:p>
          </table:table-cell>
          <table:table-cell table:number-columns-repeated="2" office:value-type="float" office:value="17.081" calcext:value-type="float">
            <text:p>17,081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309" calcext:value-type="float">
            <text:p>16,309</text:p>
          </table:table-cell>
          <table:table-cell office:value-type="float" office:value="14.8" calcext:value-type="float">
            <text:p>14,8</text:p>
          </table:table-cell>
          <table:table-cell office:value-type="float" office:value="15.801" calcext:value-type="float">
            <text:p>15,801</text:p>
          </table:table-cell>
          <table:table-cell office:value-type="float" office:value="14.553" calcext:value-type="float">
            <text:p>14,553</text:p>
          </table:table-cell>
          <table:table-cell office:value-type="float" office:value="15.048" calcext:value-type="float">
            <text:p>15,048</text:p>
          </table:table-cell>
          <table:table-cell office:value-type="float" office:value="18.39" calcext:value-type="float">
            <text:p>18,39</text:p>
          </table:table-cell>
          <table:table-cell office:value-type="float" office:value="16.565" calcext:value-type="float">
            <text:p>16,565</text:p>
          </table:table-cell>
          <table:table-cell office:value-type="float" office:value="29.854" calcext:value-type="float">
            <text:p>29,854</text:p>
          </table:table-cell>
          <table:table-cell office:value-type="float" office:value="21.929" calcext:value-type="float">
            <text:p>21,929</text:p>
          </table:table-cell>
          <table:table-cell office:value-type="float" office:value="21.65" calcext:value-type="float">
            <text:p>21,65</text:p>
          </table:table-cell>
          <table:table-cell office:value-type="float" office:value="30.47" calcext:value-type="float">
            <text:p>30,47</text:p>
          </table:table-cell>
          <table:table-cell office:value-type="float" office:value="31.09" calcext:value-type="float">
            <text:p>31,0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7.823" calcext:value-type="float">
            <text:p>37,823</text:p>
          </table:table-cell>
          <table:table-cell office:value-type="float" office:value="13.577" calcext:value-type="float">
            <text:p>13,577</text:p>
          </table:table-cell>
          <table:table-cell office:value-type="float" office:value="20.979" calcext:value-type="float">
            <text:p>20,97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819" calcext:value-type="float">
            <text:p>13,819</text:p>
          </table:table-cell>
          <table:table-cell table:number-columns-repeated="2" office:value-type="float" office:value="13.577" calcext:value-type="float">
            <text:p>13,577</text:p>
          </table:table-cell>
          <table:table-cell office:value-type="float" office:value="14.307" calcext:value-type="float">
            <text:p>14,307</text:p>
          </table:table-cell>
          <table:table-cell office:value-type="float" office:value="16.309" calcext:value-type="float">
            <text:p>16,309</text:p>
          </table:table-cell>
          <table:table-cell office:value-type="float" office:value="17.081" calcext:value-type="float">
            <text:p>17,081</text:p>
          </table:table-cell>
          <table:table-cell office:value-type="float" office:value="16.309" calcext:value-type="float">
            <text:p>16,309</text:p>
          </table:table-cell>
          <table:table-cell table:number-columns-repeated="2" office:value-type="float" office:value="15.048" calcext:value-type="float">
            <text:p>15,048</text:p>
          </table:table-cell>
          <table:table-cell office:value-type="float" office:value="16.309" calcext:value-type="float">
            <text:p>16,309</text:p>
          </table:table-cell>
          <table:table-cell office:value-type="float" office:value="17.601" calcext:value-type="float">
            <text:p>17,601</text:p>
          </table:table-cell>
          <table:table-cell office:value-type="float" office:value="20.272" calcext:value-type="float">
            <text:p>20,272</text:p>
          </table:table-cell>
          <table:table-cell office:value-type="float" office:value="24.199" calcext:value-type="float">
            <text:p>24,199</text:p>
          </table:table-cell>
          <table:table-cell office:value-type="float" office:value="23.911" calcext:value-type="float">
            <text:p>23,911</text:p>
          </table:table-cell>
          <table:table-cell office:value-type="float" office:value="22.772" calcext:value-type="float">
            <text:p>22,772</text:p>
          </table:table-cell>
          <table:table-cell office:value-type="float" office:value="20.545" calcext:value-type="float">
            <text:p>20,545</text:p>
          </table:table-cell>
          <table:table-cell office:value-type="float" office:value="26.536" calcext:value-type="float">
            <text:p>26,536</text:p>
          </table:table-cell>
          <table:table-cell office:value-type="float" office:value="29.242" calcext:value-type="float">
            <text:p>29,242</text:p>
          </table:table-cell>
          <table:table-cell office:value-type="float" office:value="26.24" calcext:value-type="float">
            <text:p>26,24</text:p>
          </table:table-cell>
          <table:table-cell office:value-type="float" office:value="20.82" calcext:value-type="float">
            <text:p>20,82</text:p>
          </table:table-cell>
          <table:table-cell office:value-type="float" office:value="28.937" calcext:value-type="float">
            <text:p>28,937</text:p>
          </table:table-cell>
          <table:table-cell office:value-type="float" office:value="32.341" calcext:value-type="float">
            <text:p>32,341</text:p>
          </table:table-cell>
          <table:table-cell office:value-type="float" office:value="37.823" calcext:value-type="float">
            <text:p>37,823</text:p>
          </table:table-cell>
          <table:table-cell office:value-type="float" office:value="29.548" calcext:value-type="float">
            <text:p>29,548</text:p>
          </table:table-cell>
          <table:table-cell office:value-type="float" office:value="23.055" calcext:value-type="float">
            <text:p>23,055</text:p>
          </table:table-cell>
          <table:table-cell office:value-type="float" office:value="20.545" calcext:value-type="float">
            <text:p>20,545</text:p>
          </table:table-cell>
          <table:table-cell office:value-type="float" office:value="17.34" calcext:value-type="float">
            <text:p>17,3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2.858" calcext:value-type="float">
            <text:p>72,858</text:p>
          </table:table-cell>
          <table:table-cell office:value-type="float" office:value="14.8" calcext:value-type="float">
            <text:p>14,8</text:p>
          </table:table-cell>
          <table:table-cell office:value-type="float" office:value="27.756" calcext:value-type="float">
            <text:p>27,75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34" calcext:value-type="float">
            <text:p>17,34</text:p>
          </table:table-cell>
          <table:table-cell table:number-columns-repeated="3" office:value-type="float" office:value="16.822" calcext:value-type="float">
            <text:p>16,822</text:p>
          </table:table-cell>
          <table:table-cell office:value-type="float" office:value="16.565" calcext:value-type="float">
            <text:p>16,565</text:p>
          </table:table-cell>
          <table:table-cell office:value-type="float" office:value="21.372" calcext:value-type="float">
            <text:p>21,372</text:p>
          </table:table-cell>
          <table:table-cell office:value-type="float" office:value="19.19" calcext:value-type="float">
            <text:p>19,19</text:p>
          </table:table-cell>
          <table:table-cell office:value-type="float" office:value="17.863" calcext:value-type="float">
            <text:p>17,863</text:p>
          </table:table-cell>
          <table:table-cell office:value-type="float" office:value="25.359" calcext:value-type="float">
            <text:p>25,359</text:p>
          </table:table-cell>
          <table:table-cell office:value-type="float" office:value="17.863" calcext:value-type="float">
            <text:p>17,863</text:p>
          </table:table-cell>
          <table:table-cell office:value-type="float" office:value="34.246" calcext:value-type="float">
            <text:p>34,246</text:p>
          </table:table-cell>
          <table:table-cell office:value-type="float" office:value="46.343" calcext:value-type="float">
            <text:p>46,343</text:p>
          </table:table-cell>
          <table:table-cell office:value-type="float" office:value="45.293" calcext:value-type="float">
            <text:p>45,293</text:p>
          </table:table-cell>
          <table:table-cell office:value-type="float" office:value="71.905" calcext:value-type="float">
            <text:p>71,905</text:p>
          </table:table-cell>
          <table:table-cell office:value-type="float" office:value="48.822" calcext:value-type="float">
            <text:p>48,822</text:p>
          </table:table-cell>
          <table:table-cell office:value-type="float" office:value="53.528" calcext:value-type="float">
            <text:p>53,528</text:p>
          </table:table-cell>
          <table:table-cell office:value-type="float" office:value="72.858" calcext:value-type="float">
            <text:p>72,858</text:p>
          </table:table-cell>
          <table:table-cell office:value-type="float" office:value="46.695" calcext:value-type="float">
            <text:p>46,695</text:p>
          </table:table-cell>
          <table:table-cell office:value-type="float" office:value="30.162" calcext:value-type="float">
            <text:p>30,162</text:p>
          </table:table-cell>
          <table:table-cell office:value-type="float" office:value="24.777" calcext:value-type="float">
            <text:p>24,777</text:p>
          </table:table-cell>
          <table:table-cell office:value-type="float" office:value="23.055" calcext:value-type="float">
            <text:p>23,055</text:p>
          </table:table-cell>
          <table:table-cell office:value-type="float" office:value="21.372" calcext:value-type="float">
            <text:p>21,372</text:p>
          </table:table-cell>
          <table:table-cell office:value-type="float" office:value="21.095" calcext:value-type="float">
            <text:p>21,095</text:p>
          </table:table-cell>
          <table:table-cell office:value-type="float" office:value="19.729" calcext:value-type="float">
            <text:p>19,729</text:p>
          </table:table-cell>
          <table:table-cell office:value-type="float" office:value="18.922" calcext:value-type="float">
            <text:p>18,922</text:p>
          </table:table-cell>
          <table:table-cell office:value-type="float" office:value="17.34" calcext:value-type="float">
            <text:p>17,34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8" calcext:value-type="float">
            <text:p>14,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1.785" calcext:value-type="float">
            <text:p>61,785</text:p>
          </table:table-cell>
          <table:table-cell office:value-type="float" office:value="16.309" calcext:value-type="float">
            <text:p>16,309</text:p>
          </table:table-cell>
          <table:table-cell office:value-type="float" office:value="29.7" calcext:value-type="float">
            <text:p>29,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162" calcext:value-type="float">
            <text:p>30,162</text:p>
          </table:table-cell>
          <table:table-cell office:value-type="float" office:value="26.536" calcext:value-type="float">
            <text:p>26,536</text:p>
          </table:table-cell>
          <table:table-cell office:value-type="float" office:value="25.652" calcext:value-type="float">
            <text:p>25,652</text:p>
          </table:table-cell>
          <table:table-cell office:value-type="float" office:value="33.607" calcext:value-type="float">
            <text:p>33,607</text:p>
          </table:table-cell>
          <table:table-cell office:value-type="float" office:value="27.729" calcext:value-type="float">
            <text:p>27,729</text:p>
          </table:table-cell>
          <table:table-cell office:value-type="float" office:value="22.49" calcext:value-type="float">
            <text:p>22,49</text:p>
          </table:table-cell>
          <table:table-cell office:value-type="float" office:value="16.309" calcext:value-type="float">
            <text:p>16,309</text:p>
          </table:table-cell>
          <table:table-cell office:value-type="float" office:value="17.601" calcext:value-type="float">
            <text:p>17,601</text:p>
          </table:table-cell>
          <table:table-cell office:value-type="float" office:value="20.545" calcext:value-type="float">
            <text:p>20,545</text:p>
          </table:table-cell>
          <table:table-cell office:value-type="float" office:value="25.652" calcext:value-type="float">
            <text:p>25,652</text:p>
          </table:table-cell>
          <table:table-cell office:value-type="float" office:value="33.607" calcext:value-type="float">
            <text:p>33,607</text:p>
          </table:table-cell>
          <table:table-cell office:value-type="float" office:value="42.872" calcext:value-type="float">
            <text:p>42,872</text:p>
          </table:table-cell>
          <table:table-cell office:value-type="float" office:value="41.507" calcext:value-type="float">
            <text:p>41,507</text:p>
          </table:table-cell>
          <table:table-cell office:value-type="float" office:value="30.78" calcext:value-type="float">
            <text:p>30,78</text:p>
          </table:table-cell>
          <table:table-cell office:value-type="float" office:value="26.24" calcext:value-type="float">
            <text:p>26,24</text:p>
          </table:table-cell>
          <table:table-cell office:value-type="float" office:value="22.772" calcext:value-type="float">
            <text:p>22,772</text:p>
          </table:table-cell>
          <table:table-cell office:value-type="float" office:value="19.458" calcext:value-type="float">
            <text:p>19,458</text:p>
          </table:table-cell>
          <table:table-cell office:value-type="float" office:value="18.126" calcext:value-type="float">
            <text:p>18,126</text:p>
          </table:table-cell>
          <table:table-cell office:value-type="float" office:value="26.536" calcext:value-type="float">
            <text:p>26,536</text:p>
          </table:table-cell>
          <table:table-cell office:value-type="float" office:value="21.65" calcext:value-type="float">
            <text:p>21,65</text:p>
          </table:table-cell>
          <table:table-cell office:value-type="float" office:value="38.485" calcext:value-type="float">
            <text:p>38,485</text:p>
          </table:table-cell>
          <table:table-cell office:value-type="float" office:value="55.002" calcext:value-type="float">
            <text:p>55,002</text:p>
          </table:table-cell>
          <table:table-cell office:value-type="float" office:value="61.785" calcext:value-type="float">
            <text:p>61,785</text:p>
          </table:table-cell>
          <table:table-cell office:value-type="float" office:value="55.372" calcext:value-type="float">
            <text:p>55,372</text:p>
          </table:table-cell>
          <table:table-cell office:value-type="float" office:value="42.188" calcext:value-type="float">
            <text:p>42,188</text:p>
          </table:table-cell>
          <table:table-cell office:value-type="float" office:value="30.162" calcext:value-type="float">
            <text:p>30,162</text:p>
          </table:table-cell>
          <table:table-cell office:value-type="float" office:value="24.487" calcext:value-type="float">
            <text:p>24,487</text:p>
          </table:table-cell>
          <table:table-cell office:value-type="float" office:value="23.911" calcext:value-type="float">
            <text:p>23,911</text:p>
          </table:table-cell>
          <table:table-cell office:value-type="float" office:value="20.545" calcext:value-type="float">
            <text:p>20,545</text:p>
          </table:table-cell>
          <table:table-cell office:value-type="float" office:value="20.272" calcext:value-type="float">
            <text:p>20,272</text:p>
          </table:table-cell>
          <table:table-cell office:value-type="float" office:value="18.655" calcext:value-type="float">
            <text:p>18,65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1.702" calcext:value-type="float">
            <text:p>51,702</text:p>
          </table:table-cell>
          <table:table-cell office:value-type="float" office:value="7.979" calcext:value-type="float">
            <text:p>7,979</text:p>
          </table:table-cell>
          <table:table-cell office:value-type="float" office:value="19.472" calcext:value-type="float">
            <text:p>19,47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93" calcext:value-type="float">
            <text:p>8,393</text:p>
          </table:table-cell>
          <table:table-cell office:value-type="float" office:value="7.979" calcext:value-type="float">
            <text:p>7,979</text:p>
          </table:table-cell>
          <table:table-cell office:value-type="float" office:value="9.454" calcext:value-type="float">
            <text:p>9,454</text:p>
          </table:table-cell>
          <table:table-cell office:value-type="float" office:value="13.819" calcext:value-type="float">
            <text:p>13,819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003" calcext:value-type="float">
            <text:p>11,003</text:p>
          </table:table-cell>
          <table:table-cell office:value-type="float" office:value="11.689" calcext:value-type="float">
            <text:p>11,689</text:p>
          </table:table-cell>
          <table:table-cell office:value-type="float" office:value="10.554" calcext:value-type="float">
            <text:p>10,554</text:p>
          </table:table-cell>
          <table:table-cell office:value-type="float" office:value="9.671" calcext:value-type="float">
            <text:p>9,671</text:p>
          </table:table-cell>
          <table:table-cell office:value-type="float" office:value="12.622" calcext:value-type="float">
            <text:p>12,622</text:p>
          </table:table-cell>
          <table:table-cell office:value-type="float" office:value="9.025" calcext:value-type="float">
            <text:p>9,025</text:p>
          </table:table-cell>
          <table:table-cell office:value-type="float" office:value="12.387" calcext:value-type="float">
            <text:p>12,387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097" calcext:value-type="float">
            <text:p>13,097</text:p>
          </table:table-cell>
          <table:table-cell office:value-type="float" office:value="21.095" calcext:value-type="float">
            <text:p>21,095</text:p>
          </table:table-cell>
          <table:table-cell office:value-type="float" office:value="25.652" calcext:value-type="float">
            <text:p>25,652</text:p>
          </table:table-cell>
          <table:table-cell office:value-type="float" office:value="20" calcext:value-type="float">
            <text:p>20</text:p>
          </table:table-cell>
          <table:table-cell office:value-type="float" office:value="18.39" calcext:value-type="float">
            <text:p>18,39</text:p>
          </table:table-cell>
          <table:table-cell office:value-type="float" office:value="25.359" calcext:value-type="float">
            <text:p>25,359</text:p>
          </table:table-cell>
          <table:table-cell office:value-type="float" office:value="23.055" calcext:value-type="float">
            <text:p>23,055</text:p>
          </table:table-cell>
          <table:table-cell office:value-type="float" office:value="20.272" calcext:value-type="float">
            <text:p>20,272</text:p>
          </table:table-cell>
          <table:table-cell office:value-type="float" office:value="23.055" calcext:value-type="float">
            <text:p>23,055</text:p>
          </table:table-cell>
          <table:table-cell office:value-type="float" office:value="21.095" calcext:value-type="float">
            <text:p>21,095</text:p>
          </table:table-cell>
          <table:table-cell office:value-type="float" office:value="31.09" calcext:value-type="float">
            <text:p>31,09</text:p>
          </table:table-cell>
          <table:table-cell office:value-type="float" office:value="51.702" calcext:value-type="float">
            <text:p>51,702</text:p>
          </table:table-cell>
          <table:table-cell office:value-type="float" office:value="47.047" calcext:value-type="float">
            <text:p>47,047</text:p>
          </table:table-cell>
          <table:table-cell office:value-type="float" office:value="35.859" calcext:value-type="float">
            <text:p>35,859</text:p>
          </table:table-cell>
          <table:table-cell office:value-type="float" office:value="25.652" calcext:value-type="float">
            <text:p>25,652</text:p>
          </table:table-cell>
          <table:table-cell office:value-type="float" office:value="27.729" calcext:value-type="float">
            <text:p>27,72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8" calcext:value-type="float">
            <text:p>14,8</text:p>
          </table:table-cell>
          <table:table-cell office:value-type="float" office:value="7.775" calcext:value-type="float">
            <text:p>7,775</text:p>
          </table:table-cell>
          <table:table-cell office:value-type="float" office:value="10.03" calcext:value-type="float">
            <text:p>10,0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.89" calcext:value-type="float">
            <text:p>9,89</text:p>
          </table:table-cell>
          <table:table-cell office:value-type="float" office:value="10.109" calcext:value-type="float">
            <text:p>10,109</text:p>
          </table:table-cell>
          <table:table-cell office:value-type="float" office:value="10.554" calcext:value-type="float">
            <text:p>10,554</text:p>
          </table:table-cell>
          <table:table-cell office:value-type="float" office:value="9.89" calcext:value-type="float">
            <text:p>9,89</text:p>
          </table:table-cell>
          <table:table-cell office:value-type="float" office:value="14.8" calcext:value-type="float">
            <text:p>14,8</text:p>
          </table:table-cell>
          <table:table-cell office:value-type="float" office:value="14.307" calcext:value-type="float">
            <text:p>14,307</text:p>
          </table:table-cell>
          <table:table-cell office:value-type="float" office:value="12.387" calcext:value-type="float">
            <text:p>12,387</text:p>
          </table:table-cell>
          <table:table-cell office:value-type="float" office:value="10.331" calcext:value-type="float">
            <text:p>10,331</text:p>
          </table:table-cell>
          <table:table-cell office:value-type="float" office:value="9.89" calcext:value-type="float">
            <text:p>9,89</text:p>
          </table:table-cell>
          <table:table-cell office:value-type="float" office:value="9.671" calcext:value-type="float">
            <text:p>9,671</text:p>
          </table:table-cell>
          <table:table-cell office:value-type="float" office:value="9.454" calcext:value-type="float">
            <text:p>9,454</text:p>
          </table:table-cell>
          <table:table-cell office:value-type="float" office:value="8.602" calcext:value-type="float">
            <text:p>8,602</text:p>
          </table:table-cell>
          <table:table-cell office:value-type="float" office:value="8.813" calcext:value-type="float">
            <text:p>8,813</text:p>
          </table:table-cell>
          <table:table-cell office:value-type="float" office:value="11.459" calcext:value-type="float">
            <text:p>11,459</text:p>
          </table:table-cell>
          <table:table-cell office:value-type="float" office:value="9.454" calcext:value-type="float">
            <text:p>9,454</text:p>
          </table:table-cell>
          <table:table-cell office:value-type="float" office:value="8.813" calcext:value-type="float">
            <text:p>8,813</text:p>
          </table:table-cell>
          <table:table-cell office:value-type="float" office:value="8.602" calcext:value-type="float">
            <text:p>8,602</text:p>
          </table:table-cell>
          <table:table-cell office:value-type="float" office:value="12.859" calcext:value-type="float">
            <text:p>12,859</text:p>
          </table:table-cell>
          <table:table-cell office:value-type="float" office:value="12.387" calcext:value-type="float">
            <text:p>12,387</text:p>
          </table:table-cell>
          <table:table-cell office:value-type="float" office:value="10.331" calcext:value-type="float">
            <text:p>10,331</text:p>
          </table:table-cell>
          <table:table-cell office:value-type="float" office:value="9.239" calcext:value-type="float">
            <text:p>9,239</text:p>
          </table:table-cell>
          <table:table-cell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office:value-type="float" office:value="8.185" calcext:value-type="float">
            <text:p>8,185</text:p>
          </table:table-cell>
          <table:table-cell office:value-type="float" office:value="7.775" calcext:value-type="float">
            <text:p>7,775</text:p>
          </table:table-cell>
          <table:table-cell office:value-type="float" office:value="7.979" calcext:value-type="float">
            <text:p>7,979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025" calcext:value-type="float">
            <text:p>9,025</text:p>
          </table:table-cell>
          <table:table-cell office:value-type="float" office:value="8.813" calcext:value-type="float">
            <text:p>8,81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657" calcext:value-type="float">
            <text:p>32,657</text:p>
          </table:table-cell>
          <table:table-cell office:value-type="float" office:value="7.775" calcext:value-type="float">
            <text:p>7,775</text:p>
          </table:table-cell>
          <table:table-cell office:value-type="float" office:value="11.806" calcext:value-type="float">
            <text:p>11,80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79" calcext:value-type="float">
            <text:p>7,979</text:p>
          </table:table-cell>
          <table:table-cell office:value-type="float" office:value="12.153" calcext:value-type="float">
            <text:p>12,153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062" calcext:value-type="float">
            <text:p>14,062</text:p>
          </table:table-cell>
          <table:table-cell office:value-type="float" office:value="12.153" calcext:value-type="float">
            <text:p>12,153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89" calcext:value-type="float">
            <text:p>9,89</text:p>
          </table:table-cell>
          <table:table-cell office:value-type="float" office:value="9.671" calcext:value-type="float">
            <text:p>9,671</text:p>
          </table:table-cell>
          <table:table-cell office:value-type="float" office:value="9.025" calcext:value-type="float">
            <text:p>9,025</text:p>
          </table:table-cell>
          <table:table-cell office:value-type="float" office:value="8.813" calcext:value-type="float">
            <text:p>8,813</text:p>
          </table:table-cell>
          <table:table-cell office:value-type="float" office:value="8.602" calcext:value-type="float">
            <text:p>8,602</text:p>
          </table:table-cell>
          <table:table-cell office:value-type="float" office:value="8.185" calcext:value-type="float">
            <text:p>8,185</text:p>
          </table:table-cell>
          <table:table-cell office:value-type="float" office:value="8.393" calcext:value-type="float">
            <text:p>8,393</text:p>
          </table:table-cell>
          <table:table-cell office:value-type="float" office:value="7.979" calcext:value-type="float">
            <text:p>7,979</text:p>
          </table:table-cell>
          <table:table-cell table:number-columns-repeated="3" office:value-type="float" office:value="7.775" calcext:value-type="float">
            <text:p>7,775</text:p>
          </table:table-cell>
          <table:table-cell office:value-type="float" office:value="8.185" calcext:value-type="float">
            <text:p>8,185</text:p>
          </table:table-cell>
          <table:table-cell office:value-type="float" office:value="8.602" calcext:value-type="float">
            <text:p>8,602</text:p>
          </table:table-cell>
          <table:table-cell office:value-type="float" office:value="9.671" calcext:value-type="float">
            <text:p>9,671</text:p>
          </table:table-cell>
          <table:table-cell office:value-type="float" office:value="12.387" calcext:value-type="float">
            <text:p>12,387</text:p>
          </table:table-cell>
          <table:table-cell office:value-type="float" office:value="11.003" calcext:value-type="float">
            <text:p>11,003</text:p>
          </table:table-cell>
          <table:table-cell office:value-type="float" office:value="23.055" calcext:value-type="float">
            <text:p>23,055</text:p>
          </table:table-cell>
          <table:table-cell office:value-type="float" office:value="32.657" calcext:value-type="float">
            <text:p>32,657</text:p>
          </table:table-cell>
          <table:table-cell office:value-type="float" office:value="26.24" calcext:value-type="float">
            <text:p>26,24</text:p>
          </table:table-cell>
          <table:table-cell office:value-type="float" office:value="14.8" calcext:value-type="float">
            <text:p>14,8</text:p>
          </table:table-cell>
          <table:table-cell office:value-type="float" office:value="11.689" calcext:value-type="float">
            <text:p>11,689</text:p>
          </table:table-cell>
          <table:table-cell office:value-type="float" office:value="10.554" calcext:value-type="float">
            <text:p>10,554</text:p>
          </table:table-cell>
          <table:table-cell office:value-type="float" office:value="9.89" calcext:value-type="float">
            <text:p>9,8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.025" calcext:value-type="float">
            <text:p>9,025</text:p>
          </table:table-cell>
          <table:table-cell office:value-type="float" office:value="7.775" calcext:value-type="float">
            <text:p>7,775</text:p>
          </table:table-cell>
          <table:table-cell office:value-type="float" office:value="8.57" calcext:value-type="float">
            <text:p>8,5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9.025" calcext:value-type="float">
            <text:p>9,025</text:p>
          </table:table-cell>
          <table:table-cell table:number-columns-repeated="3"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table:number-columns-repeated="3" office:value-type="float" office:value="8.602" calcext:value-type="float">
            <text:p>8,602</text:p>
          </table:table-cell>
          <table:table-cell office:value-type="float" office:value="8.813" calcext:value-type="float">
            <text:p>8,813</text:p>
          </table:table-cell>
          <table:table-cell table:number-columns-repeated="2" office:value-type="float" office:value="9.025" calcext:value-type="float">
            <text:p>9,025</text:p>
          </table:table-cell>
          <table:table-cell office:value-type="float" office:value="8.813" calcext:value-type="float">
            <text:p>8,813</text:p>
          </table:table-cell>
          <table:table-cell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office:value-type="float" office:value="8.185" calcext:value-type="float">
            <text:p>8,185</text:p>
          </table:table-cell>
          <table:table-cell office:value-type="float" office:value="8.393" calcext:value-type="float">
            <text:p>8,393</text:p>
          </table:table-cell>
          <table:table-cell table:number-columns-repeated="3"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office:value-type="float" office:value="7.979" calcext:value-type="float">
            <text:p>7,979</text:p>
          </table:table-cell>
          <table:table-cell office:value-type="float" office:value="7.775" calcext:value-type="float">
            <text:p>7,775</text:p>
          </table:table-cell>
          <table:table-cell office:value-type="float" office:value="7.979" calcext:value-type="float">
            <text:p>7,979</text:p>
          </table:table-cell>
          <table:table-cell office:value-type="float" office:value="8.393" calcext:value-type="float">
            <text:p>8,393</text:p>
          </table:table-cell>
          <table:table-cell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office:value-type="float" office:value="7.979" calcext:value-type="float">
            <text:p>7,97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545" calcext:value-type="float">
            <text:p>20,545</text:p>
          </table:table-cell>
          <table:table-cell office:value-type="float" office:value="9.025" calcext:value-type="float">
            <text:p>9,025</text:p>
          </table:table-cell>
          <table:table-cell office:value-type="float" office:value="10.064" calcext:value-type="float">
            <text:p>10,06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.331" calcext:value-type="float">
            <text:p>10,331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89" calcext:value-type="float">
            <text:p>9,89</text:p>
          </table:table-cell>
          <table:table-cell office:value-type="float" office:value="9.025" calcext:value-type="float">
            <text:p>9,025</text:p>
          </table:table-cell>
          <table:table-cell office:value-type="float" office:value="9.671" calcext:value-type="float">
            <text:p>9,671</text:p>
          </table:table-cell>
          <table:table-cell office:value-type="float" office:value="9.239" calcext:value-type="float">
            <text:p>9,239</text:p>
          </table:table-cell>
          <table:table-cell table:number-columns-repeated="6" office:value-type="float" office:value="9.454" calcext:value-type="float">
            <text:p>9,454</text:p>
          </table:table-cell>
          <table:table-cell office:value-type="float" office:value="9.025" calcext:value-type="float">
            <text:p>9,025</text:p>
          </table:table-cell>
          <table:table-cell office:value-type="float" office:value="9.239" calcext:value-type="float">
            <text:p>9,239</text:p>
          </table:table-cell>
          <table:table-cell office:value-type="float" office:value="9.025" calcext:value-type="float">
            <text:p>9,025</text:p>
          </table:table-cell>
          <table:table-cell office:value-type="float" office:value="20.545" calcext:value-type="float">
            <text:p>20,545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459" calcext:value-type="float">
            <text:p>11,459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89" calcext:value-type="float">
            <text:p>9,89</text:p>
          </table:table-cell>
          <table:table-cell office:value-type="float" office:value="9.671" calcext:value-type="float">
            <text:p>9,671</text:p>
          </table:table-cell>
          <table:table-cell table:number-columns-repeated="2" office:value-type="float" office:value="9.454" calcext:value-type="float">
            <text:p>9,454</text:p>
          </table:table-cell>
          <table:table-cell table:number-columns-repeated="3" office:value-type="float" office:value="9.239" calcext:value-type="float">
            <text:p>9,239</text:p>
          </table:table-cell>
          <table:table-cell table:number-columns-repeated="2" office:value-type="float" office:value="9.025" calcext:value-type="float">
            <text:p>9,0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153" calcext:value-type="float">
            <text:p>12,153</text:p>
          </table:table-cell>
          <table:table-cell office:value-type="float" office:value="10.109" calcext:value-type="float">
            <text:p>10,109</text:p>
          </table:table-cell>
          <table:table-cell office:value-type="float" office:value="10.872" calcext:value-type="float">
            <text:p>10,87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3" calcext:value-type="float">
            <text:p>11,23</text:p>
          </table:table-cell>
          <table:table-cell table:number-columns-repeated="2" office:value-type="float" office:value="11.003" calcext:value-type="float">
            <text:p>11,003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table:number-columns-repeated="2" office:value-type="float" office:value="11.689" calcext:value-type="float">
            <text:p>11,689</text:p>
          </table:table-cell>
          <table:table-cell office:value-type="float" office:value="11.23" calcext:value-type="float">
            <text:p>11,23</text:p>
          </table:table-cell>
          <table:table-cell office:value-type="float" office:value="11.459" calcext:value-type="float">
            <text:p>11,459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003" calcext:value-type="float">
            <text:p>11,003</text:p>
          </table:table-cell>
          <table:table-cell table:number-columns-repeated="2" office:value-type="float" office:value="10.778" calcext:value-type="float">
            <text:p>10,778</text:p>
          </table:table-cell>
          <table:table-cell office:value-type="float" office:value="11.23" calcext:value-type="float">
            <text:p>11,23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331" calcext:value-type="float">
            <text:p>10,331</text:p>
          </table:table-cell>
          <table:table-cell table:number-columns-repeated="2" office:value-type="float" office:value="11.003" calcext:value-type="float">
            <text:p>11,003</text:p>
          </table:table-cell>
          <table:table-cell office:value-type="float" office:value="10.554" calcext:value-type="float">
            <text:p>10,554</text:p>
          </table:table-cell>
          <table:table-cell table:number-columns-repeated="7" office:value-type="float" office:value="10.331" calcext:value-type="float">
            <text:p>10,331</text:p>
          </table:table-cell>
          <table:table-cell table:number-columns-repeated="2" office:value-type="float" office:value="10.109" calcext:value-type="float">
            <text:p>10,10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062" calcext:value-type="float">
            <text:p>14,062</text:p>
          </table:table-cell>
          <table:table-cell office:value-type="float" office:value="11.23" calcext:value-type="float">
            <text:p>11,23</text:p>
          </table:table-cell>
          <table:table-cell office:value-type="float" office:value="12.144" calcext:value-type="float">
            <text:p>12,14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097" calcext:value-type="float">
            <text:p>13,097</text:p>
          </table:table-cell>
          <table:table-cell table:number-columns-repeated="2"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table:number-columns-repeated="4" office:value-type="float" office:value="12.153" calcext:value-type="float">
            <text:p>12,153</text:p>
          </table:table-cell>
          <table:table-cell office:value-type="float" office:value="12.387" calcext:value-type="float">
            <text:p>12,38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387" calcext:value-type="float">
            <text:p>12,387</text:p>
          </table:table-cell>
          <table:table-cell table:number-columns-repeated="2" office:value-type="float" office:value="11.92" calcext:value-type="float">
            <text:p>11,92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92" calcext:value-type="float">
            <text:p>11,92</text:p>
          </table:table-cell>
          <table:table-cell table:number-columns-repeated="2" office:value-type="float" office:value="11.689" calcext:value-type="float">
            <text:p>11,689</text:p>
          </table:table-cell>
          <table:table-cell table:number-columns-repeated="2" office:value-type="float" office:value="11.459" calcext:value-type="float">
            <text:p>11,459</text:p>
          </table:table-cell>
          <table:table-cell table:number-columns-repeated="6" office:value-type="float" office:value="11.689" calcext:value-type="float">
            <text:p>11,689</text:p>
          </table:table-cell>
          <table:table-cell table:number-columns-repeated="2" office:value-type="float" office:value="11.459" calcext:value-type="float">
            <text:p>11,459</text:p>
          </table:table-cell>
          <table:table-cell office:value-type="float" office:value="11.23" calcext:value-type="float">
            <text:p>11,2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7.165" calcext:value-type="float">
            <text:p>37,165</text:p>
          </table:table-cell>
          <table:table-cell office:value-type="float" office:value="12.387" calcext:value-type="float">
            <text:p>12,387</text:p>
          </table:table-cell>
          <table:table-cell office:value-type="float" office:value="17.233" calcext:value-type="float">
            <text:p>17,2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.165" calcext:value-type="float">
            <text:p>37,165</text:p>
          </table:table-cell>
          <table:table-cell office:value-type="float" office:value="23.911" calcext:value-type="float">
            <text:p>23,911</text:p>
          </table:table-cell>
          <table:table-cell office:value-type="float" office:value="21.929" calcext:value-type="float">
            <text:p>21,929</text:p>
          </table:table-cell>
          <table:table-cell office:value-type="float" office:value="17.601" calcext:value-type="float">
            <text:p>17,601</text:p>
          </table:table-cell>
          <table:table-cell office:value-type="float" office:value="16.309" calcext:value-type="float">
            <text:p>16,309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062" calcext:value-type="float">
            <text:p>14,062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8" calcext:value-type="float">
            <text:p>14,8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859" calcext:value-type="float">
            <text:p>12,859</text:p>
          </table:table-cell>
          <table:table-cell table:number-columns-repeated="2"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office:value-type="float" office:value="17.081" calcext:value-type="float">
            <text:p>17,081</text:p>
          </table:table-cell>
          <table:table-cell office:value-type="float" office:value="21.095" calcext:value-type="float">
            <text:p>21,095</text:p>
          </table:table-cell>
          <table:table-cell office:value-type="float" office:value="25.652" calcext:value-type="float">
            <text:p>25,652</text:p>
          </table:table-cell>
          <table:table-cell office:value-type="float" office:value="23.34" calcext:value-type="float">
            <text:p>23,34</text:p>
          </table:table-cell>
          <table:table-cell office:value-type="float" office:value="19.729" calcext:value-type="float">
            <text:p>19,729</text:p>
          </table:table-cell>
          <table:table-cell office:value-type="float" office:value="20.545" calcext:value-type="float">
            <text:p>20,545</text:p>
          </table:table-cell>
          <table:table-cell office:value-type="float" office:value="16.822" calcext:value-type="float">
            <text:p>16,822</text:p>
          </table:table-cell>
          <table:table-cell office:value-type="float" office:value="16.309" calcext:value-type="float">
            <text:p>16,309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577" calcext:value-type="float">
            <text:p>13,57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78" calcext:value-type="float">
            <text:p>30,78</text:p>
          </table:table-cell>
          <table:table-cell office:value-type="float" office:value="11.23" calcext:value-type="float">
            <text:p>11,23</text:p>
          </table:table-cell>
          <table:table-cell office:value-type="float" office:value="15.653" calcext:value-type="float">
            <text:p>15,65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,92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23" calcext:value-type="float">
            <text:p>11,23</text:p>
          </table:table-cell>
          <table:table-cell office:value-type="float" office:value="11.689" calcext:value-type="float">
            <text:p>11,689</text:p>
          </table:table-cell>
          <table:table-cell office:value-type="float" office:value="12.387" calcext:value-type="float">
            <text:p>12,387</text:p>
          </table:table-cell>
          <table:table-cell office:value-type="float" office:value="15.801" calcext:value-type="float">
            <text:p>15,801</text:p>
          </table:table-cell>
          <table:table-cell table:number-columns-repeated="2" office:value-type="float" office:value="16.055" calcext:value-type="float">
            <text:p>16,055</text:p>
          </table:table-cell>
          <table:table-cell office:value-type="float" office:value="20.82" calcext:value-type="float">
            <text:p>20,82</text:p>
          </table:table-cell>
          <table:table-cell office:value-type="float" office:value="20" calcext:value-type="float">
            <text:p>20</text:p>
          </table:table-cell>
          <table:table-cell office:value-type="float" office:value="16.309" calcext:value-type="float">
            <text:p>16,309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859" calcext:value-type="float">
            <text:p>12,859</text:p>
          </table:table-cell>
          <table:table-cell table:number-columns-repeated="2" office:value-type="float" office:value="12.153" calcext:value-type="float">
            <text:p>12,153</text:p>
          </table:table-cell>
          <table:table-cell office:value-type="float" office:value="12.387" calcext:value-type="float">
            <text:p>12,387</text:p>
          </table:table-cell>
          <table:table-cell office:value-type="float" office:value="14.8" calcext:value-type="float">
            <text:p>14,8</text:p>
          </table:table-cell>
          <table:table-cell office:value-type="float" office:value="16.822" calcext:value-type="float">
            <text:p>16,822</text:p>
          </table:table-cell>
          <table:table-cell office:value-type="float" office:value="17.081" calcext:value-type="float">
            <text:p>17,081</text:p>
          </table:table-cell>
          <table:table-cell office:value-type="float" office:value="16.309" calcext:value-type="float">
            <text:p>16,309</text:p>
          </table:table-cell>
          <table:table-cell office:value-type="float" office:value="15.048" calcext:value-type="float">
            <text:p>15,048</text:p>
          </table:table-cell>
          <table:table-cell office:value-type="float" office:value="15.298" calcext:value-type="float">
            <text:p>15,298</text:p>
          </table:table-cell>
          <table:table-cell table:number-columns-repeated="2" office:value-type="float" office:value="15.048" calcext:value-type="float">
            <text:p>15,048</text:p>
          </table:table-cell>
          <table:table-cell office:value-type="float" office:value="16.309" calcext:value-type="float">
            <text:p>16,309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298" calcext:value-type="float">
            <text:p>15,298</text:p>
          </table:table-cell>
          <table:table-cell office:value-type="float" office:value="25.652" calcext:value-type="float">
            <text:p>25,652</text:p>
          </table:table-cell>
          <table:table-cell office:value-type="float" office:value="30.78" calcext:value-type="float">
            <text:p>30,7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13" calcext:value-type="float">
            <text:p>27,13</text:p>
          </table:table-cell>
          <table:table-cell office:value-type="float" office:value="12.153" calcext:value-type="float">
            <text:p>12,153</text:p>
          </table:table-cell>
          <table:table-cell office:value-type="float" office:value="14.697" calcext:value-type="float">
            <text:p>14,69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13" calcext:value-type="float">
            <text:p>27,13</text:p>
          </table:table-cell>
          <table:table-cell office:value-type="float" office:value="21.929" calcext:value-type="float">
            <text:p>21,929</text:p>
          </table:table-cell>
          <table:table-cell office:value-type="float" office:value="18.922" calcext:value-type="float">
            <text:p>18,922</text:p>
          </table:table-cell>
          <table:table-cell office:value-type="float" office:value="17.081" calcext:value-type="float">
            <text:p>17,081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307" calcext:value-type="float">
            <text:p>14,307</text:p>
          </table:table-cell>
          <table:table-cell table:number-columns-repeated="4" office:value-type="float" office:value="14.062" calcext:value-type="float">
            <text:p>14,06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577" calcext:value-type="float">
            <text:p>13,577</text:p>
          </table:table-cell>
          <table:table-cell table:number-columns-repeated="2" office:value-type="float" office:value="13.336" calcext:value-type="float">
            <text:p>13,336</text:p>
          </table:table-cell>
          <table:table-cell table:number-columns-repeated="2" office:value-type="float" office:value="13.097" calcext:value-type="float">
            <text:p>13,097</text:p>
          </table:table-cell>
          <table:table-cell table:number-columns-repeated="2" office:value-type="float" office:value="12.859" calcext:value-type="float">
            <text:p>12,859</text:p>
          </table:table-cell>
          <table:table-cell table:number-columns-repeated="3"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table:number-columns-repeated="3" office:value-type="float" office:value="12.153" calcext:value-type="float">
            <text:p>12,153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.256" calcext:value-type="float">
            <text:p>50,256</text:p>
          </table:table-cell>
          <table:table-cell office:value-type="float" office:value="15.298" calcext:value-type="float">
            <text:p>15,298</text:p>
          </table:table-cell>
          <table:table-cell office:value-type="float" office:value="25.35" calcext:value-type="float">
            <text:p>25,3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729" calcext:value-type="float">
            <text:p>27,729</text:p>
          </table:table-cell>
          <table:table-cell office:value-type="float" office:value="23.625" calcext:value-type="float">
            <text:p>23,625</text:p>
          </table:table-cell>
          <table:table-cell office:value-type="float" office:value="41.847" calcext:value-type="float">
            <text:p>41,847</text:p>
          </table:table-cell>
          <table:table-cell office:value-type="float" office:value="43.56" calcext:value-type="float">
            <text:p>43,56</text:p>
          </table:table-cell>
          <table:table-cell office:value-type="float" office:value="27.13" calcext:value-type="float">
            <text:p>27,13</text:p>
          </table:table-cell>
          <table:table-cell office:value-type="float" office:value="21.372" calcext:value-type="float">
            <text:p>21,372</text:p>
          </table:table-cell>
          <table:table-cell office:value-type="float" office:value="19.19" calcext:value-type="float">
            <text:p>19,19</text:p>
          </table:table-cell>
          <table:table-cell office:value-type="float" office:value="17.863" calcext:value-type="float">
            <text:p>17,863</text:p>
          </table:table-cell>
          <table:table-cell table:number-columns-repeated="2" office:value-type="float" office:value="17.081" calcext:value-type="float">
            <text:p>17,081</text:p>
          </table:table-cell>
          <table:table-cell office:value-type="float" office:value="16.565" calcext:value-type="float">
            <text:p>16,565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office:value-type="float" office:value="16.309" calcext:value-type="float">
            <text:p>16,309</text:p>
          </table:table-cell>
          <table:table-cell office:value-type="float" office:value="24.777" calcext:value-type="float">
            <text:p>24,777</text:p>
          </table:table-cell>
          <table:table-cell office:value-type="float" office:value="23.34" calcext:value-type="float">
            <text:p>23,34</text:p>
          </table:table-cell>
          <table:table-cell office:value-type="float" office:value="26.24" calcext:value-type="float">
            <text:p>26,24</text:p>
          </table:table-cell>
          <table:table-cell office:value-type="float" office:value="25.359" calcext:value-type="float">
            <text:p>25,359</text:p>
          </table:table-cell>
          <table:table-cell office:value-type="float" office:value="36.51" calcext:value-type="float">
            <text:p>36,51</text:p>
          </table:table-cell>
          <table:table-cell office:value-type="float" office:value="34.567" calcext:value-type="float">
            <text:p>34,567</text:p>
          </table:table-cell>
          <table:table-cell office:value-type="float" office:value="22.209" calcext:value-type="float">
            <text:p>22,209</text:p>
          </table:table-cell>
          <table:table-cell office:value-type="float" office:value="18.655" calcext:value-type="float">
            <text:p>18,655</text:p>
          </table:table-cell>
          <table:table-cell office:value-type="float" office:value="17.601" calcext:value-type="float">
            <text:p>17,601</text:p>
          </table:table-cell>
          <table:table-cell office:value-type="float" office:value="18.126" calcext:value-type="float">
            <text:p>18,126</text:p>
          </table:table-cell>
          <table:table-cell office:value-type="float" office:value="19.458" calcext:value-type="float">
            <text:p>19,458</text:p>
          </table:table-cell>
          <table:table-cell office:value-type="float" office:value="24.777" calcext:value-type="float">
            <text:p>24,777</text:p>
          </table:table-cell>
          <table:table-cell office:value-type="float" office:value="28.331" calcext:value-type="float">
            <text:p>28,331</text:p>
          </table:table-cell>
          <table:table-cell office:value-type="float" office:value="41.168" calcext:value-type="float">
            <text:p>41,168</text:p>
          </table:table-cell>
          <table:table-cell office:value-type="float" office:value="50.256" calcext:value-type="float">
            <text:p>50,256</text:p>
          </table:table-cell>
          <table:table-cell office:value-type="float" office:value="38.485" calcext:value-type="float">
            <text:p>38,485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2.613" calcext:value-type="float">
            <text:p>102,613</text:p>
          </table:table-cell>
          <table:table-cell office:value-type="float" office:value="13.577" calcext:value-type="float">
            <text:p>13,577</text:p>
          </table:table-cell>
          <table:table-cell office:value-type="float" office:value="28.3" calcext:value-type="float">
            <text:p>28,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577" calcext:value-type="float">
            <text:p>13,577</text:p>
          </table:table-cell>
          <table:table-cell office:value-type="float" office:value="17.34" calcext:value-type="float">
            <text:p>17,34</text:p>
          </table:table-cell>
          <table:table-cell office:value-type="float" office:value="18.39" calcext:value-type="float">
            <text:p>18,39</text:p>
          </table:table-cell>
          <table:table-cell office:value-type="float" office:value="17.863" calcext:value-type="float">
            <text:p>17,863</text:p>
          </table:table-cell>
          <table:table-cell office:value-type="float" office:value="21.372" calcext:value-type="float">
            <text:p>21,372</text:p>
          </table:table-cell>
          <table:table-cell office:value-type="float" office:value="24.199" calcext:value-type="float">
            <text:p>24,199</text:p>
          </table:table-cell>
          <table:table-cell office:value-type="float" office:value="22.49" calcext:value-type="float">
            <text:p>22,49</text:p>
          </table:table-cell>
          <table:table-cell office:value-type="float" office:value="19.19" calcext:value-type="float">
            <text:p>19,19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048" calcext:value-type="float">
            <text:p>15,048</text:p>
          </table:table-cell>
          <table:table-cell office:value-type="float" office:value="17.081" calcext:value-type="float">
            <text:p>17,081</text:p>
          </table:table-cell>
          <table:table-cell office:value-type="float" office:value="18.922" calcext:value-type="float">
            <text:p>18,922</text:p>
          </table:table-cell>
          <table:table-cell office:value-type="float" office:value="19.729" calcext:value-type="float">
            <text:p>19,729</text:p>
          </table:table-cell>
          <table:table-cell office:value-type="float" office:value="21.372" calcext:value-type="float">
            <text:p>21,372</text:p>
          </table:table-cell>
          <table:table-cell office:value-type="float" office:value="18.655" calcext:value-type="float">
            <text:p>18,655</text:p>
          </table:table-cell>
          <table:table-cell office:value-type="float" office:value="15.801" calcext:value-type="float">
            <text:p>15,801</text:p>
          </table:table-cell>
          <table:table-cell office:value-type="float" office:value="20.272" calcext:value-type="float">
            <text:p>20,272</text:p>
          </table:table-cell>
          <table:table-cell office:value-type="float" office:value="20.545" calcext:value-type="float">
            <text:p>20,545</text:p>
          </table:table-cell>
          <table:table-cell office:value-type="float" office:value="16.565" calcext:value-type="float">
            <text:p>16,565</text:p>
          </table:table-cell>
          <table:table-cell office:value-type="float" office:value="19.19" calcext:value-type="float">
            <text:p>19,19</text:p>
          </table:table-cell>
          <table:table-cell office:value-type="float" office:value="23.34" calcext:value-type="float">
            <text:p>23,34</text:p>
          </table:table-cell>
          <table:table-cell office:value-type="float" office:value="26.536" calcext:value-type="float">
            <text:p>26,536</text:p>
          </table:table-cell>
          <table:table-cell office:value-type="float" office:value="28.937" calcext:value-type="float">
            <text:p>28,937</text:p>
          </table:table-cell>
          <table:table-cell office:value-type="float" office:value="26.536" calcext:value-type="float">
            <text:p>26,536</text:p>
          </table:table-cell>
          <table:table-cell office:value-type="float" office:value="80.656" calcext:value-type="float">
            <text:p>80,656</text:p>
          </table:table-cell>
          <table:table-cell office:value-type="float" office:value="102.613" calcext:value-type="float">
            <text:p>102,613</text:p>
          </table:table-cell>
          <table:table-cell office:value-type="float" office:value="83.159" calcext:value-type="float">
            <text:p>83,159</text:p>
          </table:table-cell>
          <table:table-cell office:value-type="float" office:value="55.002" calcext:value-type="float">
            <text:p>55,002</text:p>
          </table:table-cell>
          <table:table-cell office:value-type="float" office:value="32.341" calcext:value-type="float">
            <text:p>32,341</text:p>
          </table:table-cell>
          <table:table-cell office:value-type="float" office:value="29.242" calcext:value-type="float">
            <text:p>29,24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251" calcext:value-type="float">
            <text:p>44,251</text:p>
          </table:table-cell>
          <table:table-cell office:value-type="float" office:value="14.553" calcext:value-type="float">
            <text:p>14,553</text:p>
          </table:table-cell>
          <table:table-cell office:value-type="float" office:value="23.709" calcext:value-type="float">
            <text:p>23,70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545" calcext:value-type="float">
            <text:p>20,545</text:p>
          </table:table-cell>
          <table:table-cell office:value-type="float" office:value="34.567" calcext:value-type="float">
            <text:p>34,567</text:p>
          </table:table-cell>
          <table:table-cell office:value-type="float" office:value="23.34" calcext:value-type="float">
            <text:p>23,34</text:p>
          </table:table-cell>
          <table:table-cell office:value-type="float" office:value="18.126" calcext:value-type="float">
            <text:p>18,126</text:p>
          </table:table-cell>
          <table:table-cell office:value-type="float" office:value="21.095" calcext:value-type="float">
            <text:p>21,095</text:p>
          </table:table-cell>
          <table:table-cell office:value-type="float" office:value="19.458" calcext:value-type="float">
            <text:p>19,458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8" calcext:value-type="float">
            <text:p>14,8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8" calcext:value-type="float">
            <text:p>14,8</text:p>
          </table:table-cell>
          <table:table-cell office:value-type="float" office:value="17.601" calcext:value-type="float">
            <text:p>17,601</text:p>
          </table:table-cell>
          <table:table-cell office:value-type="float" office:value="17.863" calcext:value-type="float">
            <text:p>17,863</text:p>
          </table:table-cell>
          <table:table-cell office:value-type="float" office:value="30.162" calcext:value-type="float">
            <text:p>30,162</text:p>
          </table:table-cell>
          <table:table-cell office:value-type="float" office:value="29.854" calcext:value-type="float">
            <text:p>29,854</text:p>
          </table:table-cell>
          <table:table-cell office:value-type="float" office:value="23.911" calcext:value-type="float">
            <text:p>23,911</text:p>
          </table:table-cell>
          <table:table-cell office:value-type="float" office:value="18.126" calcext:value-type="float">
            <text:p>18,126</text:p>
          </table:table-cell>
          <table:table-cell office:value-type="float" office:value="17.081" calcext:value-type="float">
            <text:p>17,081</text:p>
          </table:table-cell>
          <table:table-cell office:value-type="float" office:value="27.429" calcext:value-type="float">
            <text:p>27,429</text:p>
          </table:table-cell>
          <table:table-cell table:number-columns-repeated="2" office:value-type="float" office:value="28.937" calcext:value-type="float">
            <text:p>28,937</text:p>
          </table:table-cell>
          <table:table-cell office:value-type="float" office:value="32.341" calcext:value-type="float">
            <text:p>32,341</text:p>
          </table:table-cell>
          <table:table-cell office:value-type="float" office:value="44.251" calcext:value-type="float">
            <text:p>44,251</text:p>
          </table:table-cell>
          <table:table-cell office:value-type="float" office:value="38.154" calcext:value-type="float">
            <text:p>38,154</text:p>
          </table:table-cell>
          <table:table-cell office:value-type="float" office:value="28.029" calcext:value-type="float">
            <text:p>28,029</text:p>
          </table:table-cell>
          <table:table-cell office:value-type="float" office:value="24.487" calcext:value-type="float">
            <text:p>24,487</text:p>
          </table:table-cell>
          <table:table-cell office:value-type="float" office:value="22.49" calcext:value-type="float">
            <text:p>22,49</text:p>
          </table:table-cell>
          <table:table-cell office:value-type="float" office:value="24.487" calcext:value-type="float">
            <text:p>24,487</text:p>
          </table:table-cell>
          <table:table-cell office:value-type="float" office:value="21.65" calcext:value-type="float">
            <text:p>21,65</text:p>
          </table:table-cell>
          <table:table-cell office:value-type="float" office:value="20.272" calcext:value-type="float">
            <text:p>20,272</text:p>
          </table:table-cell>
          <table:table-cell office:value-type="float" office:value="17.863" calcext:value-type="float">
            <text:p>17,86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7.695" calcext:value-type="float">
            <text:p>77,695</text:p>
          </table:table-cell>
          <table:table-cell office:value-type="float" office:value="8.393" calcext:value-type="float">
            <text:p>8,393</text:p>
          </table:table-cell>
          <table:table-cell office:value-type="float" office:value="22.749" calcext:value-type="float">
            <text:p>22,74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458" calcext:value-type="float">
            <text:p>19,458</text:p>
          </table:table-cell>
          <table:table-cell office:value-type="float" office:value="18.655" calcext:value-type="float">
            <text:p>18,655</text:p>
          </table:table-cell>
          <table:table-cell office:value-type="float" office:value="18.39" calcext:value-type="float">
            <text:p>18,3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92" calcext:value-type="float">
            <text:p>11,92</text:p>
          </table:table-cell>
          <table:table-cell office:value-type="float" office:value="12.387" calcext:value-type="float">
            <text:p>12,387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554" calcext:value-type="float">
            <text:p>10,554</text:p>
          </table:table-cell>
          <table:table-cell office:value-type="float" office:value="17.601" calcext:value-type="float">
            <text:p>17,601</text:p>
          </table:table-cell>
          <table:table-cell office:value-type="float" office:value="19.458" calcext:value-type="float">
            <text:p>19,458</text:p>
          </table:table-cell>
          <table:table-cell office:value-type="float" office:value="14.553" calcext:value-type="float">
            <text:p>14,553</text:p>
          </table:table-cell>
          <table:table-cell office:value-type="float" office:value="12.153" calcext:value-type="float">
            <text:p>12,153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239" calcext:value-type="float">
            <text:p>9,239</text:p>
          </table:table-cell>
          <table:table-cell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office:value-type="float" office:value="14.553" calcext:value-type="float">
            <text:p>14,553</text:p>
          </table:table-cell>
          <table:table-cell office:value-type="float" office:value="27.13" calcext:value-type="float">
            <text:p>27,13</text:p>
          </table:table-cell>
          <table:table-cell office:value-type="float" office:value="29.548" calcext:value-type="float">
            <text:p>29,548</text:p>
          </table:table-cell>
          <table:table-cell office:value-type="float" office:value="26.24" calcext:value-type="float">
            <text:p>26,24</text:p>
          </table:table-cell>
          <table:table-cell office:value-type="float" office:value="18.655" calcext:value-type="float">
            <text:p>18,655</text:p>
          </table:table-cell>
          <table:table-cell office:value-type="float" office:value="15.549" calcext:value-type="float">
            <text:p>15,549</text:p>
          </table:table-cell>
          <table:table-cell office:value-type="float" office:value="77.695" calcext:value-type="float">
            <text:p>77,695</text:p>
          </table:table-cell>
          <table:table-cell office:value-type="float" office:value="68.147" calcext:value-type="float">
            <text:p>68,147</text:p>
          </table:table-cell>
          <table:table-cell office:value-type="float" office:value="51.339" calcext:value-type="float">
            <text:p>51,339</text:p>
          </table:table-cell>
          <table:table-cell office:value-type="float" office:value="46.343" calcext:value-type="float">
            <text:p>46,343</text:p>
          </table:table-cell>
          <table:table-cell office:value-type="float" office:value="40.829" calcext:value-type="float">
            <text:p>40,829</text:p>
          </table:table-cell>
          <table:table-cell office:value-type="float" office:value="27.13" calcext:value-type="float">
            <text:p>27,13</text:p>
          </table:table-cell>
          <table:table-cell office:value-type="float" office:value="24.199" calcext:value-type="float">
            <text:p>24,19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973" calcext:value-type="float">
            <text:p>32,973</text:p>
          </table:table-cell>
          <table:table-cell office:value-type="float" office:value="8.393" calcext:value-type="float">
            <text:p>8,393</text:p>
          </table:table-cell>
          <table:table-cell office:value-type="float" office:value="15.696" calcext:value-type="float">
            <text:p>15,69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office:value-type="float" office:value="9.025" calcext:value-type="float">
            <text:p>9,025</text:p>
          </table:table-cell>
          <table:table-cell office:value-type="float" office:value="8.602" calcext:value-type="float">
            <text:p>8,602</text:p>
          </table:table-cell>
          <table:table-cell office:value-type="float" office:value="10.554" calcext:value-type="float">
            <text:p>10,554</text:p>
          </table:table-cell>
          <table:table-cell office:value-type="float" office:value="12.387" calcext:value-type="float">
            <text:p>12,387</text:p>
          </table:table-cell>
          <table:table-cell office:value-type="float" office:value="11.689" calcext:value-type="float">
            <text:p>11,689</text:p>
          </table:table-cell>
          <table:table-cell office:value-type="float" office:value="10.554" calcext:value-type="float">
            <text:p>10,554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554" calcext:value-type="float">
            <text:p>10,554</text:p>
          </table:table-cell>
          <table:table-cell office:value-type="float" office:value="11.003" calcext:value-type="float">
            <text:p>11,003</text:p>
          </table:table-cell>
          <table:table-cell office:value-type="float" office:value="15.048" calcext:value-type="float">
            <text:p>15,048</text:p>
          </table:table-cell>
          <table:table-cell office:value-type="float" office:value="22.772" calcext:value-type="float">
            <text:p>22,772</text:p>
          </table:table-cell>
          <table:table-cell office:value-type="float" office:value="26.536" calcext:value-type="float">
            <text:p>26,536</text:p>
          </table:table-cell>
          <table:table-cell office:value-type="float" office:value="32.973" calcext:value-type="float">
            <text:p>32,973</text:p>
          </table:table-cell>
          <table:table-cell office:value-type="float" office:value="28.029" calcext:value-type="float">
            <text:p>28,029</text:p>
          </table:table-cell>
          <table:table-cell office:value-type="float" office:value="18.922" calcext:value-type="float">
            <text:p>18,922</text:p>
          </table:table-cell>
          <table:table-cell office:value-type="float" office:value="15.549" calcext:value-type="float">
            <text:p>15,549</text:p>
          </table:table-cell>
          <table:table-cell office:value-type="float" office:value="14.062" calcext:value-type="float">
            <text:p>14,062</text:p>
          </table:table-cell>
          <table:table-cell table:number-columns-repeated="2" office:value-type="float" office:value="15.298" calcext:value-type="float">
            <text:p>15,298</text:p>
          </table:table-cell>
          <table:table-cell table:number-columns-repeated="2" office:value-type="float" office:value="17.081" calcext:value-type="float">
            <text:p>17,081</text:p>
          </table:table-cell>
          <table:table-cell office:value-type="float" office:value="16.309" calcext:value-type="float">
            <text:p>16,309</text:p>
          </table:table-cell>
          <table:table-cell table:number-columns-repeated="2" office:value-type="float" office:value="15.549" calcext:value-type="float">
            <text:p>15,549</text:p>
          </table:table-cell>
          <table:table-cell office:value-type="float" office:value="20.545" calcext:value-type="float">
            <text:p>20,545</text:p>
          </table:table-cell>
          <table:table-cell office:value-type="float" office:value="21.929" calcext:value-type="float">
            <text:p>21,929</text:p>
          </table:table-cell>
          <table:table-cell office:value-type="float" office:value="21.372" calcext:value-type="float">
            <text:p>21,37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929" calcext:value-type="float">
            <text:p>21,929</text:p>
          </table:table-cell>
          <table:table-cell office:value-type="float" office:value="7.979" calcext:value-type="float">
            <text:p>7,979</text:p>
          </table:table-cell>
          <table:table-cell office:value-type="float" office:value="10.381" calcext:value-type="float">
            <text:p>10,38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813" calcext:value-type="float">
            <text:p>8,813</text:p>
          </table:table-cell>
          <table:table-cell table:number-columns-repeated="3"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table:number-columns-repeated="3"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office:value-type="float" office:value="8.185" calcext:value-type="float">
            <text:p>8,185</text:p>
          </table:table-cell>
          <table:table-cell office:value-type="float" office:value="7.979" calcext:value-type="float">
            <text:p>7,979</text:p>
          </table:table-cell>
          <table:table-cell office:value-type="float" office:value="12.153" calcext:value-type="float">
            <text:p>12,153</text:p>
          </table:table-cell>
          <table:table-cell office:value-type="float" office:value="15.048" calcext:value-type="float">
            <text:p>15,048</text:p>
          </table:table-cell>
          <table:table-cell office:value-type="float" office:value="21.929" calcext:value-type="float">
            <text:p>21,929</text:p>
          </table:table-cell>
          <table:table-cell office:value-type="float" office:value="19.19" calcext:value-type="float">
            <text:p>19,19</text:p>
          </table:table-cell>
          <table:table-cell office:value-type="float" office:value="15.048" calcext:value-type="float">
            <text:p>15,048</text:p>
          </table:table-cell>
          <table:table-cell office:value-type="float" office:value="12.153" calcext:value-type="float">
            <text:p>12,153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454" calcext:value-type="float">
            <text:p>9,454</text:p>
          </table:table-cell>
          <table:table-cell office:value-type="float" office:value="10.109" calcext:value-type="float">
            <text:p>10,109</text:p>
          </table:table-cell>
          <table:table-cell office:value-type="float" office:value="11.003" calcext:value-type="float">
            <text:p>11,003</text:p>
          </table:table-cell>
          <table:table-cell office:value-type="float" office:value="9.89" calcext:value-type="float">
            <text:p>9,89</text:p>
          </table:table-cell>
          <table:table-cell table:number-columns-repeated="2" office:value-type="float" office:value="9.454" calcext:value-type="float">
            <text:p>9,454</text:p>
          </table:table-cell>
          <table:table-cell table:number-columns-repeated="3" office:value-type="float" office:value="9.025" calcext:value-type="float">
            <text:p>9,025</text:p>
          </table:table-cell>
          <table:table-cell table:number-columns-repeated="3" office:value-type="float" office:value="8.602" calcext:value-type="float">
            <text:p>8,60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565" calcext:value-type="float">
            <text:p>16,565</text:p>
          </table:table-cell>
          <table:table-cell office:value-type="float" office:value="9.025" calcext:value-type="float">
            <text:p>9,025</text:p>
          </table:table-cell>
          <table:table-cell office:value-type="float" office:value="10.883" calcext:value-type="float">
            <text:p>10,88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778" calcext:value-type="float">
            <text:p>10,778</text:p>
          </table:table-cell>
          <table:table-cell office:value-type="float" office:value="12.859" calcext:value-type="float">
            <text:p>12,85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3.097" calcext:value-type="float">
            <text:p>13,097</text:p>
          </table:table-cell>
          <table:table-cell office:value-type="float" office:value="11.459" calcext:value-type="float">
            <text:p>11,459</text:p>
          </table:table-cell>
          <table:table-cell office:value-type="float" office:value="10.778" calcext:value-type="float">
            <text:p>10,778</text:p>
          </table:table-cell>
          <table:table-cell table:number-columns-repeated="3" office:value-type="float" office:value="10.331" calcext:value-type="float">
            <text:p>10,331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89" calcext:value-type="float">
            <text:p>9,89</text:p>
          </table:table-cell>
          <table:table-cell office:value-type="float" office:value="9.671" calcext:value-type="float">
            <text:p>9,671</text:p>
          </table:table-cell>
          <table:table-cell table:number-columns-repeated="3" office:value-type="float" office:value="9.454" calcext:value-type="float">
            <text:p>9,454</text:p>
          </table:table-cell>
          <table:table-cell office:value-type="float" office:value="9.671" calcext:value-type="float">
            <text:p>9,671</text:p>
          </table:table-cell>
          <table:table-cell office:value-type="float" office:value="9.89" calcext:value-type="float">
            <text:p>9,89</text:p>
          </table:table-cell>
          <table:table-cell table:number-columns-repeated="2" office:value-type="float" office:value="13.097" calcext:value-type="float">
            <text:p>13,097</text:p>
          </table:table-cell>
          <table:table-cell office:value-type="float" office:value="10.778" calcext:value-type="float">
            <text:p>10,778</text:p>
          </table:table-cell>
          <table:table-cell table:number-columns-repeated="3" office:value-type="float" office:value="9.89" calcext:value-type="float">
            <text:p>9,89</text:p>
          </table:table-cell>
          <table:table-cell table:number-columns-repeated="4" office:value-type="float" office:value="9.025" calcext:value-type="float">
            <text:p>9,0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298" calcext:value-type="float">
            <text:p>15,298</text:p>
          </table:table-cell>
          <table:table-cell office:value-type="float" office:value="10.778" calcext:value-type="float">
            <text:p>10,778</text:p>
          </table:table-cell>
          <table:table-cell office:value-type="float" office:value="12.606" calcext:value-type="float">
            <text:p>12,60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577" calcext:value-type="float">
            <text:p>13,577</text:p>
          </table:table-cell>
          <table:table-cell table:number-columns-repeated="2" office:value-type="float" office:value="13.097" calcext:value-type="float">
            <text:p>13,097</text:p>
          </table:table-cell>
          <table:table-cell office:value-type="float" office:value="15.048" calcext:value-type="float">
            <text:p>15,048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307" calcext:value-type="float">
            <text:p>14,307</text:p>
          </table:table-cell>
          <table:table-cell table:number-columns-repeated="2" office:value-type="float" office:value="13.577" calcext:value-type="float">
            <text:p>13,577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097" calcext:value-type="float">
            <text:p>13,097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819" calcext:value-type="float">
            <text:p>13,819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153" calcext:value-type="float">
            <text:p>12,153</text:p>
          </table:table-cell>
          <table:table-cell table:number-columns-repeated="2" office:value-type="float" office:value="11.689" calcext:value-type="float">
            <text:p>11,689</text:p>
          </table:table-cell>
          <table:table-cell table:number-columns-repeated="2" office:value-type="float" office:value="11.23" calcext:value-type="float">
            <text:p>11,23</text:p>
          </table:table-cell>
          <table:table-cell office:value-type="float" office:value="11.689" calcext:value-type="float">
            <text:p>11,689</text:p>
          </table:table-cell>
          <table:table-cell table:number-columns-repeated="3" office:value-type="float" office:value="11.23" calcext:value-type="float">
            <text:p>11,23</text:p>
          </table:table-cell>
          <table:table-cell table:number-columns-repeated="5" office:value-type="float" office:value="10.778" calcext:value-type="float">
            <text:p>10,77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548" calcext:value-type="float">
            <text:p>29,548</text:p>
          </table:table-cell>
          <table:table-cell office:value-type="float" office:value="11.92" calcext:value-type="float">
            <text:p>11,92</text:p>
          </table:table-cell>
          <table:table-cell office:value-type="float" office:value="16.187" calcext:value-type="float">
            <text:p>16,18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3.097" calcext:value-type="float">
            <text:p>13,097</text:p>
          </table:table-cell>
          <table:table-cell table:number-columns-repeated="2" office:value-type="float" office:value="12.622" calcext:value-type="float">
            <text:p>12,622</text:p>
          </table:table-cell>
          <table:table-cell office:value-type="float" office:value="12.859" calcext:value-type="float">
            <text:p>12,85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859" calcext:value-type="float">
            <text:p>12,859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office:value-type="float" office:value="16.055" calcext:value-type="float">
            <text:p>16,055</text:p>
          </table:table-cell>
          <table:table-cell office:value-type="float" office:value="17.601" calcext:value-type="float">
            <text:p>17,601</text:p>
          </table:table-cell>
          <table:table-cell office:value-type="float" office:value="29.548" calcext:value-type="float">
            <text:p>29,548</text:p>
          </table:table-cell>
          <table:table-cell office:value-type="float" office:value="26.24" calcext:value-type="float">
            <text:p>26,24</text:p>
          </table:table-cell>
          <table:table-cell office:value-type="float" office:value="18.655" calcext:value-type="float">
            <text:p>18,655</text:p>
          </table:table-cell>
          <table:table-cell table:number-columns-repeated="2" office:value-type="float" office:value="14.062" calcext:value-type="float">
            <text:p>14,062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097" calcext:value-type="float">
            <text:p>13,097</text:p>
          </table:table-cell>
          <table:table-cell office:value-type="float" office:value="24.777" calcext:value-type="float">
            <text:p>24,777</text:p>
          </table:table-cell>
          <table:table-cell table:number-columns-repeated="3" office:value-type="float" office:value="21.929" calcext:value-type="float">
            <text:p>21,929</text:p>
          </table:table-cell>
          <table:table-cell office:value-type="float" office:value="16.565" calcext:value-type="float">
            <text:p>16,565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8" calcext:value-type="float">
            <text:p>14,8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062" calcext:value-type="float">
            <text:p>14,062</text:p>
          </table:table-cell>
          <table:table-cell office:value-type="float" office:value="14.553" calcext:value-type="float">
            <text:p>14,553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8" calcext:value-type="float">
            <text:p>14,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82" calcext:value-type="float">
            <text:p>20,82</text:p>
          </table:table-cell>
          <table:table-cell office:value-type="float" office:value="13.097" calcext:value-type="float">
            <text:p>13,097</text:p>
          </table:table-cell>
          <table:table-cell office:value-type="float" office:value="15.294" calcext:value-type="float">
            <text:p>15,29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2" calcext:value-type="float">
            <text:p>20,82</text:p>
          </table:table-cell>
          <table:table-cell office:value-type="float" office:value="18.922" calcext:value-type="float">
            <text:p>18,922</text:p>
          </table:table-cell>
          <table:table-cell table:number-columns-repeated="2" office:value-type="float" office:value="16.822" calcext:value-type="float">
            <text:p>16,822</text:p>
          </table:table-cell>
          <table:table-cell office:value-type="float" office:value="16.565" calcext:value-type="float">
            <text:p>16,565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9.19" calcext:value-type="float">
            <text:p>19,19</text:p>
          </table:table-cell>
          <table:table-cell office:value-type="float" office:value="17.081" calcext:value-type="float">
            <text:p>17,081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062" calcext:value-type="float">
            <text:p>14,062</text:p>
          </table:table-cell>
          <table:table-cell office:value-type="float" office:value="18.655" calcext:value-type="float">
            <text:p>18,655</text:p>
          </table:table-cell>
          <table:table-cell office:value-type="float" office:value="19.19" calcext:value-type="float">
            <text:p>19,19</text:p>
          </table:table-cell>
          <table:table-cell office:value-type="float" office:value="15.549" calcext:value-type="float">
            <text:p>15,549</text:p>
          </table:table-cell>
          <table:table-cell table:number-columns-repeated="4" office:value-type="float" office:value="14.062" calcext:value-type="float">
            <text:p>14,062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3.577" calcext:value-type="float">
            <text:p>13,57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6.055" calcext:value-type="float">
            <text:p>16,055</text:p>
          </table:table-cell>
          <table:table-cell office:value-type="float" office:value="16.309" calcext:value-type="float">
            <text:p>16,309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577" calcext:value-type="float">
            <text:p>13,577</text:p>
          </table:table-cell>
          <table:table-cell table:number-columns-repeated="3" office:value-type="float" office:value="13.097" calcext:value-type="float">
            <text:p>13,09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597" calcext:value-type="float">
            <text:p>44,59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8.953" calcext:value-type="float">
            <text:p>18,95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922" calcext:value-type="float">
            <text:p>18,922</text:p>
          </table:table-cell>
          <table:table-cell office:value-type="float" office:value="17.081" calcext:value-type="float">
            <text:p>17,081</text:p>
          </table:table-cell>
          <table:table-cell table:number-columns-repeated="2" office:value-type="float" office:value="16.565" calcext:value-type="float">
            <text:p>16,565</text:p>
          </table:table-cell>
          <table:table-cell table:number-columns-repeated="2" office:value-type="float" office:value="16.055" calcext:value-type="float">
            <text:p>16,055</text:p>
          </table:table-cell>
          <table:table-cell table:number-columns-repeated="2" office:value-type="float" office:value="14.553" calcext:value-type="float">
            <text:p>14,553</text:p>
          </table:table-cell>
          <table:table-cell office:value-type="float" office:value="14.307" calcext:value-type="float">
            <text:p>14,307</text:p>
          </table:table-cell>
          <table:table-cell table:number-columns-repeated="9" office:value-type="float" office:value="14.062" calcext:value-type="float">
            <text:p>14,062</text:p>
          </table:table-cell>
          <table:table-cell office:value-type="float" office:value="18.922" calcext:value-type="float">
            <text:p>18,922</text:p>
          </table:table-cell>
          <table:table-cell office:value-type="float" office:value="17.863" calcext:value-type="float">
            <text:p>17,863</text:p>
          </table:table-cell>
          <table:table-cell office:value-type="float" office:value="15.801" calcext:value-type="float">
            <text:p>15,801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307" calcext:value-type="float">
            <text:p>14,307</text:p>
          </table:table-cell>
          <table:table-cell office:value-type="float" office:value="15.298" calcext:value-type="float">
            <text:p>15,298</text:p>
          </table:table-cell>
          <table:table-cell office:value-type="float" office:value="18.126" calcext:value-type="float">
            <text:p>18,126</text:p>
          </table:table-cell>
          <table:table-cell office:value-type="float" office:value="19.19" calcext:value-type="float">
            <text:p>19,19</text:p>
          </table:table-cell>
          <table:table-cell office:value-type="float" office:value="25.067" calcext:value-type="float">
            <text:p>25,067</text:p>
          </table:table-cell>
          <table:table-cell office:value-type="float" office:value="42.872" calcext:value-type="float">
            <text:p>42,872</text:p>
          </table:table-cell>
          <table:table-cell office:value-type="float" office:value="40.492" calcext:value-type="float">
            <text:p>40,492</text:p>
          </table:table-cell>
          <table:table-cell office:value-type="float" office:value="44.597" calcext:value-type="float">
            <text:p>44,597</text:p>
          </table:table-cell>
          <table:table-cell office:value-type="float" office:value="29.242" calcext:value-type="float">
            <text:p>29,24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6.695" calcext:value-type="float">
            <text:p>46,695</text:p>
          </table:table-cell>
          <table:table-cell office:value-type="float" office:value="13.819" calcext:value-type="float">
            <text:p>13,819</text:p>
          </table:table-cell>
          <table:table-cell office:value-type="float" office:value="22.013" calcext:value-type="float">
            <text:p>22,0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211" calcext:value-type="float">
            <text:p>35,211</text:p>
          </table:table-cell>
          <table:table-cell office:value-type="float" office:value="36.837" calcext:value-type="float">
            <text:p>36,837</text:p>
          </table:table-cell>
          <table:table-cell office:value-type="float" office:value="29.242" calcext:value-type="float">
            <text:p>29,242</text:p>
          </table:table-cell>
          <table:table-cell office:value-type="float" office:value="21.095" calcext:value-type="float">
            <text:p>21,095</text:p>
          </table:table-cell>
          <table:table-cell office:value-type="float" office:value="27.13" calcext:value-type="float">
            <text:p>27,13</text:p>
          </table:table-cell>
          <table:table-cell office:value-type="float" office:value="46.695" calcext:value-type="float">
            <text:p>46,695</text:p>
          </table:table-cell>
          <table:table-cell office:value-type="float" office:value="32.341" calcext:value-type="float">
            <text:p>32,341</text:p>
          </table:table-cell>
          <table:table-cell office:value-type="float" office:value="20.545" calcext:value-type="float">
            <text:p>20,545</text:p>
          </table:table-cell>
          <table:table-cell office:value-type="float" office:value="26.832" calcext:value-type="float">
            <text:p>26,832</text:p>
          </table:table-cell>
          <table:table-cell office:value-type="float" office:value="22.772" calcext:value-type="float">
            <text:p>22,772</text:p>
          </table:table-cell>
          <table:table-cell office:value-type="float" office:value="17.601" calcext:value-type="float">
            <text:p>17,601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8" calcext:value-type="float">
            <text:p>14,8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9.729" calcext:value-type="float">
            <text:p>19,729</text:p>
          </table:table-cell>
          <table:table-cell office:value-type="float" office:value="25.359" calcext:value-type="float">
            <text:p>25,359</text:p>
          </table:table-cell>
          <table:table-cell office:value-type="float" office:value="20.82" calcext:value-type="float">
            <text:p>20,82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298" calcext:value-type="float">
            <text:p>15,298</text:p>
          </table:table-cell>
          <table:table-cell office:value-type="float" office:value="19.729" calcext:value-type="float">
            <text:p>19,729</text:p>
          </table:table-cell>
          <table:table-cell office:value-type="float" office:value="18.126" calcext:value-type="float">
            <text:p>18,126</text:p>
          </table:table-cell>
          <table:table-cell office:value-type="float" office:value="20" calcext:value-type="float">
            <text:p>20</text:p>
          </table:table-cell>
          <table:table-cell office:value-type="float" office:value="23.34" calcext:value-type="float">
            <text:p>23,34</text:p>
          </table:table-cell>
          <table:table-cell office:value-type="float" office:value="20.545" calcext:value-type="float">
            <text:p>20,545</text:p>
          </table:table-cell>
          <table:table-cell office:value-type="float" office:value="18.922" calcext:value-type="float">
            <text:p>18,922</text:p>
          </table:table-cell>
          <table:table-cell office:value-type="float" office:value="16.565" calcext:value-type="float">
            <text:p>16,565</text:p>
          </table:table-cell>
          <table:table-cell office:value-type="float" office:value="13.819" calcext:value-type="float">
            <text:p>13,819</text:p>
          </table:table-cell>
          <table:table-cell table:number-columns-repeated="2"/>
          <table:table-cell table:number-columns-repeated="20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993" calcext:value-type="float">
            <text:p>45,993</text:p>
          </table:table-cell>
          <table:table-cell office:value-type="float" office:value="12.153" calcext:value-type="float">
            <text:p>12,153</text:p>
          </table:table-cell>
          <table:table-cell office:value-type="float" office:value="19.134" calcext:value-type="float">
            <text:p>19,13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4.062" calcext:value-type="float">
            <text:p>14,062</text:p>
          </table:table-cell>
          <table:table-cell office:value-type="float" office:value="14.553" calcext:value-type="float">
            <text:p>14,553</text:p>
          </table:table-cell>
          <table:table-cell office:value-type="float" office:value="28.634" calcext:value-type="float">
            <text:p>28,634</text:p>
          </table:table-cell>
          <table:table-cell office:value-type="float" office:value="23.625" calcext:value-type="float">
            <text:p>23,625</text:p>
          </table:table-cell>
          <table:table-cell office:value-type="float" office:value="29.548" calcext:value-type="float">
            <text:p>29,548</text:p>
          </table:table-cell>
          <table:table-cell table:number-columns-repeated="2" office:value-type="float" office:value="27.429" calcext:value-type="float">
            <text:p>27,429</text:p>
          </table:table-cell>
          <table:table-cell office:value-type="float" office:value="45.993" calcext:value-type="float">
            <text:p>45,993</text:p>
          </table:table-cell>
          <table:table-cell office:value-type="float" office:value="29.242" calcext:value-type="float">
            <text:p>29,242</text:p>
          </table:table-cell>
          <table:table-cell office:value-type="float" office:value="25.945" calcext:value-type="float">
            <text:p>25,945</text:p>
          </table:table-cell>
          <table:table-cell office:value-type="float" office:value="21.929" calcext:value-type="float">
            <text:p>21,929</text:p>
          </table:table-cell>
          <table:table-cell office:value-type="float" office:value="23.34" calcext:value-type="float">
            <text:p>23,34</text:p>
          </table:table-cell>
          <table:table-cell office:value-type="float" office:value="19.19" calcext:value-type="float">
            <text:p>19,19</text:p>
          </table:table-cell>
          <table:table-cell office:value-type="float" office:value="17.863" calcext:value-type="float">
            <text:p>17,863</text:p>
          </table:table-cell>
          <table:table-cell office:value-type="float" office:value="14.553" calcext:value-type="float">
            <text:p>14,553</text:p>
          </table:table-cell>
          <table:table-cell table:number-columns-repeated="2" office:value-type="float" office:value="14.307" calcext:value-type="float">
            <text:p>14,307</text:p>
          </table:table-cell>
          <table:table-cell table:number-columns-repeated="2" office:value-type="float" office:value="14.062" calcext:value-type="float">
            <text:p>14,062</text:p>
          </table:table-cell>
          <table:table-cell table:number-columns-repeated="3" office:value-type="float" office:value="12.153" calcext:value-type="float">
            <text:p>12,153</text:p>
          </table:table-cell>
          <table:table-cell office:value-type="float" office:value="15.549" calcext:value-type="float">
            <text:p>15,549</text:p>
          </table:table-cell>
          <table:table-cell office:value-type="float" office:value="14.553" calcext:value-type="float">
            <text:p>14,553</text:p>
          </table:table-cell>
          <table:table-cell table:number-columns-repeated="3" office:value-type="float" office:value="16.822" calcext:value-type="float">
            <text:p>16,822</text:p>
          </table:table-cell>
          <table:table-cell office:value-type="float" office:value="15.298" calcext:value-type="float">
            <text:p>15,298</text:p>
          </table:table-cell>
          <table:table-cell office:value-type="float" office:value="12.622" calcext:value-type="float">
            <text:p>12,62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.29" calcext:value-type="float">
            <text:p>33,29</text:p>
          </table:table-cell>
          <table:table-cell office:value-type="float" office:value="13.577" calcext:value-type="float">
            <text:p>13,577</text:p>
          </table:table-cell>
          <table:table-cell office:value-type="float" office:value="21.851" calcext:value-type="float">
            <text:p>21,85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9.729" calcext:value-type="float">
            <text:p>19,729</text:p>
          </table:table-cell>
          <table:table-cell table:number-columns-repeated="2" office:value-type="float" office:value="20.82" calcext:value-type="float">
            <text:p>20,82</text:p>
          </table:table-cell>
          <table:table-cell office:value-type="float" office:value="19.458" calcext:value-type="float">
            <text:p>19,458</text:p>
          </table:table-cell>
          <table:table-cell office:value-type="float" office:value="18.126" calcext:value-type="float">
            <text:p>18,126</text:p>
          </table:table-cell>
          <table:table-cell office:value-type="float" office:value="17.863" calcext:value-type="float">
            <text:p>17,863</text:p>
          </table:table-cell>
          <table:table-cell office:value-type="float" office:value="18.922" calcext:value-type="float">
            <text:p>18,922</text:p>
          </table:table-cell>
          <table:table-cell office:value-type="float" office:value="19.729" calcext:value-type="float">
            <text:p>19,729</text:p>
          </table:table-cell>
          <table:table-cell office:value-type="float" office:value="18.655" calcext:value-type="float">
            <text:p>18,655</text:p>
          </table:table-cell>
          <table:table-cell office:value-type="float" office:value="19.19" calcext:value-type="float">
            <text:p>19,19</text:p>
          </table:table-cell>
          <table:table-cell office:value-type="float" office:value="24.199" calcext:value-type="float">
            <text:p>24,199</text:p>
          </table:table-cell>
          <table:table-cell office:value-type="float" office:value="28.029" calcext:value-type="float">
            <text:p>28,029</text:p>
          </table:table-cell>
          <table:table-cell office:value-type="float" office:value="30.78" calcext:value-type="float">
            <text:p>30,78</text:p>
          </table:table-cell>
          <table:table-cell office:value-type="float" office:value="25.359" calcext:value-type="float">
            <text:p>25,359</text:p>
          </table:table-cell>
          <table:table-cell office:value-type="float" office:value="20.545" calcext:value-type="float">
            <text:p>20,545</text:p>
          </table:table-cell>
          <table:table-cell table:number-columns-repeated="2" office:value-type="float" office:value="23.625" calcext:value-type="float">
            <text:p>23,625</text:p>
          </table:table-cell>
          <table:table-cell office:value-type="float" office:value="18.655" calcext:value-type="float">
            <text:p>18,655</text:p>
          </table:table-cell>
          <table:table-cell office:value-type="float" office:value="13.577" calcext:value-type="float">
            <text:p>13,577</text:p>
          </table:table-cell>
          <table:table-cell office:value-type="float" office:value="33.29" calcext:value-type="float">
            <text:p>33,29</text:p>
          </table:table-cell>
          <table:table-cell office:value-type="float" office:value="26.536" calcext:value-type="float">
            <text:p>26,536</text:p>
          </table:table-cell>
          <table:table-cell office:value-type="float" office:value="23.625" calcext:value-type="float">
            <text:p>23,625</text:p>
          </table:table-cell>
          <table:table-cell office:value-type="float" office:value="23.055" calcext:value-type="float">
            <text:p>23,055</text:p>
          </table:table-cell>
          <table:table-cell table:number-columns-repeated="2" office:value-type="float" office:value="28.331" calcext:value-type="float">
            <text:p>28,331</text:p>
          </table:table-cell>
          <table:table-cell office:value-type="float" office:value="21.929" calcext:value-type="float">
            <text:p>21,929</text:p>
          </table:table-cell>
          <table:table-cell office:value-type="float" office:value="19.729" calcext:value-type="float">
            <text:p>19,729</text:p>
          </table:table-cell>
          <table:table-cell office:value-type="float" office:value="17.34" calcext:value-type="float">
            <text:p>17,34</text:p>
          </table:table-cell>
          <table:table-cell office:value-type="float" office:value="14.062" calcext:value-type="float">
            <text:p>14,06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6.124" calcext:value-type="float">
            <text:p>96,124</text:p>
          </table:table-cell>
          <table:table-cell office:value-type="float" office:value="11.689" calcext:value-type="float">
            <text:p>11,689</text:p>
          </table:table-cell>
          <table:table-cell office:value-type="float" office:value="33.738" calcext:value-type="float">
            <text:p>33,73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458" calcext:value-type="float">
            <text:p>19,458</text:p>
          </table:table-cell>
          <table:table-cell office:value-type="float" office:value="18.655" calcext:value-type="float">
            <text:p>18,65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2.622" calcext:value-type="float">
            <text:p>12,622</text:p>
          </table:table-cell>
          <table:table-cell table:number-columns-repeated="2" office:value-type="float" office:value="11.689" calcext:value-type="float">
            <text:p>11,689</text:p>
          </table:table-cell>
          <table:table-cell office:value-type="float" office:value="11.92" calcext:value-type="float">
            <text:p>11,92</text:p>
          </table:table-cell>
          <table:table-cell table:number-columns-repeated="2" office:value-type="float" office:value="13.577" calcext:value-type="float">
            <text:p>13,577</text:p>
          </table:table-cell>
          <table:table-cell office:value-type="float" office:value="26.536" calcext:value-type="float">
            <text:p>26,536</text:p>
          </table:table-cell>
          <table:table-cell office:value-type="float" office:value="39.819" calcext:value-type="float">
            <text:p>39,819</text:p>
          </table:table-cell>
          <table:table-cell office:value-type="float" office:value="80.16" calcext:value-type="float">
            <text:p>80,16</text:p>
          </table:table-cell>
          <table:table-cell office:value-type="float" office:value="55.002" calcext:value-type="float">
            <text:p>55,002</text:p>
          </table:table-cell>
          <table:table-cell office:value-type="float" office:value="40.155" calcext:value-type="float">
            <text:p>40,155</text:p>
          </table:table-cell>
          <table:table-cell office:value-type="float" office:value="26.536" calcext:value-type="float">
            <text:p>26,53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.625" calcext:value-type="float">
            <text:p>23,625</text:p>
          </table:table-cell>
          <table:table-cell office:value-type="float" office:value="32.657" calcext:value-type="float">
            <text:p>32,657</text:p>
          </table:table-cell>
          <table:table-cell office:value-type="float" office:value="30.162" calcext:value-type="float">
            <text:p>30,162</text:p>
          </table:table-cell>
          <table:table-cell office:value-type="float" office:value="25.652" calcext:value-type="float">
            <text:p>25,652</text:p>
          </table:table-cell>
          <table:table-cell office:value-type="float" office:value="22.49" calcext:value-type="float">
            <text:p>22,49</text:p>
          </table:table-cell>
          <table:table-cell table:number-columns-repeated="2" office:value-type="float" office:value="19.729" calcext:value-type="float">
            <text:p>19,729</text:p>
          </table:table-cell>
          <table:table-cell office:value-type="float" office:value="37.494" calcext:value-type="float">
            <text:p>37,494</text:p>
          </table:table-cell>
          <table:table-cell office:value-type="float" office:value="41.168" calcext:value-type="float">
            <text:p>41,168</text:p>
          </table:table-cell>
          <table:table-cell office:value-type="float" office:value="53.528" calcext:value-type="float">
            <text:p>53,528</text:p>
          </table:table-cell>
          <table:table-cell office:value-type="float" office:value="76.717" calcext:value-type="float">
            <text:p>76,717</text:p>
          </table:table-cell>
          <table:table-cell table:number-columns-repeated="2" office:value-type="float" office:value="96.124" calcext:value-type="float">
            <text:p>96,12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729" calcext:value-type="float">
            <text:p>27,729</text:p>
          </table:table-cell>
          <table:table-cell office:value-type="float" office:value="8.813" calcext:value-type="float">
            <text:p>8,813</text:p>
          </table:table-cell>
          <table:table-cell office:value-type="float" office:value="14.953" calcext:value-type="float">
            <text:p>14,95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54" calcext:value-type="float">
            <text:p>10,554</text:p>
          </table:table-cell>
          <table:table-cell office:value-type="float" office:value="9.025" calcext:value-type="float">
            <text:p>9,025</text:p>
          </table:table-cell>
          <table:table-cell office:value-type="float" office:value="8.813" calcext:value-type="float">
            <text:p>8,813</text:p>
          </table:table-cell>
          <table:table-cell office:value-type="float" office:value="10.109" calcext:value-type="float">
            <text:p>10,109</text:p>
          </table:table-cell>
          <table:table-cell office:value-type="float" office:value="22.772" calcext:value-type="float">
            <text:p>22,772</text:p>
          </table:table-cell>
          <table:table-cell office:value-type="float" office:value="23.055" calcext:value-type="float">
            <text:p>23,055</text:p>
          </table:table-cell>
          <table:table-cell office:value-type="float" office:value="21.929" calcext:value-type="float">
            <text:p>21,929</text:p>
          </table:table-cell>
          <table:table-cell office:value-type="float" office:value="15.549" calcext:value-type="float">
            <text:p>15,549</text:p>
          </table:table-cell>
          <table:table-cell office:value-type="float" office:value="12.859" calcext:value-type="float">
            <text:p>12,859</text:p>
          </table:table-cell>
          <table:table-cell office:value-type="float" office:value="12.387" calcext:value-type="float">
            <text:p>12,387</text:p>
          </table:table-cell>
          <table:table-cell office:value-type="float" office:value="13.097" calcext:value-type="float">
            <text:p>13,097</text:p>
          </table:table-cell>
          <table:table-cell office:value-type="float" office:value="20.82" calcext:value-type="float">
            <text:p>20,82</text:p>
          </table:table-cell>
          <table:table-cell office:value-type="float" office:value="19.458" calcext:value-type="float">
            <text:p>19,458</text:p>
          </table:table-cell>
          <table:table-cell office:value-type="float" office:value="15.298" calcext:value-type="float">
            <text:p>15,298</text:p>
          </table:table-cell>
          <table:table-cell office:value-type="float" office:value="24.777" calcext:value-type="float">
            <text:p>24,777</text:p>
          </table:table-cell>
          <table:table-cell office:value-type="float" office:value="20.82" calcext:value-type="float">
            <text:p>20,82</text:p>
          </table:table-cell>
          <table:table-cell office:value-type="float" office:value="18.922" calcext:value-type="float">
            <text:p>18,922</text:p>
          </table:table-cell>
          <table:table-cell office:value-type="float" office:value="27.729" calcext:value-type="float">
            <text:p>27,729</text:p>
          </table:table-cell>
          <table:table-cell office:value-type="float" office:value="21.65" calcext:value-type="float">
            <text:p>21,65</text:p>
          </table:table-cell>
          <table:table-cell office:value-type="float" office:value="17.081" calcext:value-type="float">
            <text:p>17,081</text:p>
          </table:table-cell>
          <table:table-cell office:value-type="float" office:value="14.062" calcext:value-type="float">
            <text:p>14,062</text:p>
          </table:table-cell>
          <table:table-cell office:value-type="float" office:value="11.689" calcext:value-type="float">
            <text:p>11,689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331" calcext:value-type="float">
            <text:p>10,331</text:p>
          </table:table-cell>
          <table:table-cell office:value-type="float" office:value="9.89" calcext:value-type="float">
            <text:p>9,89</text:p>
          </table:table-cell>
          <table:table-cell office:value-type="float" office:value="9.454" calcext:value-type="float">
            <text:p>9,454</text:p>
          </table:table-cell>
          <table:table-cell office:value-type="float" office:value="9.239" calcext:value-type="float">
            <text:p>9,239</text:p>
          </table:table-cell>
          <table:table-cell office:value-type="float" office:value="8.813" calcext:value-type="float">
            <text:p>8,813</text:p>
          </table:table-cell>
          <table:table-cell office:value-type="float" office:value="11.689" calcext:value-type="float">
            <text:p>11,68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2"/>
          <table:table-cell table:number-columns-repeated="3" office:value-type="float" office:value="7.371" calcext:value-type="float">
            <text:p>7,371</text:p>
          </table:table-cell>
          <table:table-cell office:value-type="float" office:value="8.393" calcext:value-type="float">
            <text:p>8,393</text:p>
          </table:table-cell>
          <table:table-cell office:value-type="float" office:value="15.801" calcext:value-type="float">
            <text:p>15,801</text:p>
          </table:table-cell>
          <table:table-cell office:value-type="float" office:value="18.39" calcext:value-type="float">
            <text:p>18,39</text:p>
          </table:table-cell>
          <table:table-cell office:value-type="float" office:value="15.801" calcext:value-type="float">
            <text:p>15,801</text:p>
          </table:table-cell>
          <table:table-cell office:value-type="float" office:value="11.92" calcext:value-type="float">
            <text:p>11,92</text:p>
          </table:table-cell>
          <table:table-cell table:number-columns-repeated="23"/>
          <table:table-cell table:number-columns-repeated="8"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planilha1.A1:planilha1.BZ550" table:display-filter-buttons="true">
          <table:filter>
            <table:filter-and>
              <table:filter-condition table:data-type="number" table:value="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7T23:36:12.420258550</dc:date>
    <dc:creator>Welson Filho</dc:creator>
    <meta:editing-duration>PT31M48S</meta:editing-duration>
    <meta:editing-cycles>4</meta:editing-cycles>
    <meta:generator>LibreOffice/7.4.2.3$Linux_X86_64 LibreOffice_project/382eef1f22670f7f4118c8c2dd222ec7ad009daf</meta:generator>
    <meta:document-statistic meta:table-count="1" meta:cell-count="40545" meta:object-count="0"/>
  </office:meta>
</office:document-meta>
</file>